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ackground-color="#F2DCDB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2">
      <style:table-cell-properties fo:background-color="#FFF2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9999"/>
    </style:style>
    <style:style style:name="ce5" style:family="table-cell" style:parent-style-name="Default" style:data-style-name="N36">
      <style:table-cell-properties fo:background-color="#FF9999"/>
    </style:style>
    <style:style style:name="ce6" style:family="table-cell" style:parent-style-name="Default" style:data-style-name="N2">
      <style:table-cell-properties fo:background-color="#FFFF99"/>
    </style:style>
    <style:style style:name="ce7" style:family="table-cell" style:parent-style-name="Default" style:data-style-name="N36"/>
    <style:style style:name="ce8" style:family="table-cell" style:parent-style-name="Default" style:data-style-name="N2"/>
    <style:style style:name="ce9" style:family="table-cell" style:parent-style-name="Default" style:data-style-name="N0">
      <style:table-cell-properties fo:background-color="#FF9999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style:vertical-align="automatic" fo:background-color="#FF9999"/>
    </style:style>
    <style:style style:name="ce11" style:family="table-cell" style:parent-style-name="Default" style:data-style-name="N36">
      <style:table-cell-properties style:vertical-align="middle" fo:background-color="#FF9999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36">
      <style:table-cell-properties fo:background-color="#F2DCDB"/>
      <style:text-properties style:font-name="Arial1" style:font-name-asian="Arial1" style:font-name-complex="Arial1" fo:font-size="10pt" style:font-size-asian="10pt" style:font-size-complex="10p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19604166666667cm" style:use-optimal-column-width="true"/>
    </style:style>
    <style:style style:name="co5" style:family="table-column">
      <style:table-column-properties fo:break-before="auto" style:column-width="2.301875cm" style:use-optimal-column-width="true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2.301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4" style:family="table-cell" style:parent-style-name="Default" style:data-style-name="N36">
      <style:table-cell-properties fo:background-color="#F2DCDB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  <style:map style:condition="of:is-true-formula([.A3]&lt;AVERAGE([.$3:.$3]))" style:apply-style-name="cf1" style:base-cell-address="Foglio1.A3"/>
    </style:style>
    <style:style style:name="ce15" style:family="table-cell" style:parent-style-name="Default" style:data-style-name="N36">
      <style:table-cell-properties fo:background-color="#FF9999"/>
      <style:map style:condition="of:is-true-formula([.A3]&lt;AVERAGE([.$3:.$3]))" style:apply-style-name="cf1" style:base-cell-address="Foglio1.A3"/>
    </style:style>
    <style:style style:name="ce16" style:family="table-cell" style:parent-style-name="Default" style:data-style-name="N36">
      <style:map style:condition="of:is-true-formula([.A3]&lt;AVERAGE([.$3:.$3]))" style:apply-style-name="cf1" style:base-cell-address="Foglio1.A3"/>
    </style:style>
    <style:style style:name="ce17" style:family="table-cell" style:parent-style-name="Default" style:data-style-name="N36">
      <style:table-cell-properties style:vertical-align="automatic" fo:background-color="#FF9999"/>
      <style:map style:condition="of:is-true-formula([.A3]&lt;AVERAGE([.$3:.$3]))" style:apply-style-name="cf1" style:base-cell-address="Foglio1.A3"/>
    </style:style>
    <style:style style:name="ce18" style:family="table-cell" style:parent-style-name="Default" style:data-style-name="N36">
      <style:table-cell-properties fo:background-color="#F2DCDB"/>
      <style:text-properties style:font-name="Arial1" style:font-name-asian="Arial1" style:font-name-complex="Arial1" fo:font-size="10pt" style:font-size-asian="10pt" style:font-size-complex="10pt"/>
      <style:map style:condition="of:is-true-formula([.A3]&lt;AVERAGE([.$3:.$3]))" style:apply-style-name="cf1" style:base-cell-address="Foglio1.A3"/>
    </style:style>
    <style:style style:name="ce19" style:family="table-cell">
      <style:map style:condition="of:is-true-formula([.A3]&lt;AVERAGE([.$3:.$3]))" style:apply-style-name="cf1" style:base-cell-address="Foglio1.A3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7" table:default-cell-style-name="ce7"/>
        <table:table-column table:style-name="co3" table:default-cell-style-name="ce1"/>
        <table:table-column table:style-name="co2" table:number-columns-repeated="7" table:default-cell-style-name="ce8"/>
        <table:table-column table:style-name="co3" table:number-columns-repeated="16368" table:default-cell-style-name="ce1"/>
        <table:table-row table:style-name="ro1">
          <table:table-cell table:style-name="ce1"/>
          <table:table-cell office:value-type="string" table:style-name="ce2">
            <text:p>instance01</text:p>
          </table:table-cell>
          <table:table-cell office:value-type="string" table:style-name="ce2">
            <text:p>instance02</text:p>
          </table:table-cell>
          <table:table-cell office:value-type="string" table:style-name="ce2">
            <text:p>instance03</text:p>
          </table:table-cell>
          <table:table-cell office:value-type="string" table:style-name="ce2">
            <text:p>instance04</text:p>
          </table:table-cell>
          <table:table-cell office:value-type="string" table:style-name="ce2">
            <text:p>instance05</text:p>
          </table:table-cell>
          <table:table-cell office:value-type="string" table:style-name="ce2">
            <text:p>instance06</text:p>
          </table:table-cell>
          <table:table-cell office:value-type="string" table:style-name="ce2">
            <text:p>instance07</text:p>
          </table:table-cell>
          <table:table-cell table:style-name="ce1"/>
          <table:table-cell office:value-type="string" table:style-name="ce3">
            <text:p>Gap</text:p>
          </table:table-cell>
          <table:table-cell office:value-type="string" table:style-name="ce3">
            <text:p>Gap</text:p>
          </table:table-cell>
          <table:table-cell office:value-type="string" table:style-name="ce3">
            <text:p>Gap</text:p>
          </table:table-cell>
          <table:table-cell office:value-type="string" table:style-name="ce3">
            <text:p>Gap</text:p>
          </table:table-cell>
          <table:table-cell office:value-type="string" table:style-name="ce3">
            <text:p>Gap</text:p>
          </table:table-cell>
          <table:table-cell office:value-type="string" table:style-name="ce3">
            <text:p>Gap</text:p>
          </table:table-cell>
          <table:table-cell office:value-type="string" table:style-name="ce3">
            <text:p>Gap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Apertura</text:p>
          </table:table-cell>
          <table:table-cell office:value-type="float" office:value="157.17035970677" table:formula="of:=[.B6]-[.B9]" table:style-name="ce5">
            <text:p>157,170360</text:p>
          </table:table-cell>
          <table:table-cell office:value-type="float" office:value="36.726443965036616" table:formula="of:=[.C6]-[.C9]" table:style-name="ce5">
            <text:p>36,726444</text:p>
          </table:table-cell>
          <table:table-cell office:value-type="float" office:value="34.408750667603968" table:formula="of:=[.D6]-[.D9]" table:style-name="ce5">
            <text:p>34,408751</text:p>
          </table:table-cell>
          <table:table-cell office:value-type="float" office:value="8.2936666760834523" table:formula="of:=[.E6]-[.E9]" table:style-name="ce5">
            <text:p>8,293667</text:p>
          </table:table-cell>
          <table:table-cell office:value-type="float" office:value="14.189563849139457" table:formula="of:=[.F6]-[.F9]" table:style-name="ce5">
            <text:p>14,189564</text:p>
          </table:table-cell>
          <table:table-cell office:value-type="float" office:value="3.4885510723587019" table:formula="of:=[.G6]-[.G9]" table:style-name="ce5">
            <text:p>3,488551</text:p>
          </table:table-cell>
          <table:table-cell office:value-type="float" office:value="10.57584196336879" table:formula="of:=[.H6]-[.H9]" table:style-name="ce5">
            <text:p>10,575842</text:p>
          </table:table-cell>
          <table:table-cell table:style-name="ce1"/>
          <table:table-cell office:value-type="float" office:value="8.7642050253403936E-2" table:formula="of:=[.J6]-[.J9]" table:style-name="ce5">
            <text:p>0,087642</text:p>
          </table:table-cell>
          <table:table-cell office:value-type="float" office:value="5.8130007445848486" table:formula="of:=[.K6]-[.K9]" table:style-name="ce5">
            <text:p>5,813001</text:p>
          </table:table-cell>
          <table:table-cell office:value-type="float" office:value="5.4620463303958893" table:formula="of:=[.L6]-[.L9]" table:style-name="ce5">
            <text:p>5,462046</text:p>
          </table:table-cell>
          <table:table-cell office:value-type="float" office:value="7.4698663593807186" table:formula="of:=[.M6]-[.M9]" table:style-name="ce5">
            <text:p>7,469866</text:p>
          </table:table-cell>
          <table:table-cell office:value-type="float" office:value="9.9872146524174283" table:formula="of:=[.N6]-[.N9]" table:style-name="ce5">
            <text:p>9,987215</text:p>
          </table:table-cell>
          <table:table-cell office:value-type="float" office:value="14.582417410843181" table:formula="of:=[.O6]-[.O9]" table:style-name="ce5">
            <text:p>14,582417</text:p>
          </table:table-cell>
          <table:table-cell office:value-type="float" office:value="5.229106704055817" table:formula="of:=[.P6]-[.P9]" table:style-name="ce5">
            <text:p>5,229107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Max</text:p>
          </table:table-cell>
          <table:table-cell office:value-type="float" office:value="157.34860883797" table:formula="of:=MAX([.B$11:.B197])" table:style-name="ce5">
            <text:p>157,348609</text:p>
          </table:table-cell>
          <table:table-cell office:value-type="float" office:value="37.816153028693002" table:formula="of:=MAX([.C$11:.C197])" table:style-name="ce5">
            <text:p>37,816153</text:p>
          </table:table-cell>
          <table:table-cell office:value-type="float" office:value="35.631999999999998" table:formula="of:=MAX([.D$11:.D197])" table:style-name="ce5">
            <text:p>35,632000</text:p>
          </table:table-cell>
          <table:table-cell office:value-type="float" office:value="8.5623853211008996" table:formula="of:=MAX([.E$11:.E197])" table:style-name="ce5">
            <text:p>8,562385</text:p>
          </table:table-cell>
          <table:table-cell office:value-type="float" office:value="14.584221349785" table:formula="of:=MAX([.F$11:.F197])" table:style-name="ce5">
            <text:p>14,584221</text:p>
          </table:table-cell>
          <table:table-cell office:value-type="float" office:value="3.6043449637920002" table:formula="of:=MAX([.G$11:.G197])" table:style-name="ce5">
            <text:p>3,604345</text:p>
          </table:table-cell>
          <table:table-cell office:value-type="float" office:value="10.854055968827" table:formula="of:=MAX([.H$11:.H197])" table:style-name="ce5">
            <text:p>10,854056</text:p>
          </table:table-cell>
          <table:table-cell table:style-name="ce1"/>
          <table:table-cell office:value-type="float" office:value="0.20115286280472333" table:formula="of:=MAX([.J$11:.J198])" table:style-name="ce6">
            <text:p>0,20</text:p>
          </table:table-cell>
          <table:table-cell office:value-type="float" office:value="8.9525746732185034" table:formula="of:=MAX([.K$11:.K198])" table:style-name="ce6">
            <text:p>8,95</text:p>
          </table:table-cell>
          <table:table-cell office:value-type="float" office:value="9.2112780015194335" table:formula="of:=MAX([.L$11:.L198])" table:style-name="ce6">
            <text:p>9,21</text:p>
          </table:table-cell>
          <table:table-cell office:value-type="float" office:value="10.951939849454494" table:formula="of:=MAX([.M$11:.M198])" table:style-name="ce6">
            <text:p>10,95</text:p>
          </table:table-cell>
          <table:table-cell office:value-type="float" office:value="13.046313557724478" table:formula="of:=MAX([.N$11:.N198])" table:style-name="ce6">
            <text:p>13,05</text:p>
          </table:table-cell>
          <table:table-cell office:value-type="float" office:value="18.385699554815158" table:formula="of:=MAX([.O$11:.O198])" table:style-name="ce6">
            <text:p>18,39</text:p>
          </table:table-cell>
          <table:table-cell office:value-type="float" office:value="7.9973223570816492" table:formula="of:=MAX([.P$11:.P198])" table:style-name="ce6">
            <text:p>8,00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Min</text:p>
          </table:table-cell>
          <table:table-cell office:value-type="float" office:value="157.09328968903" table:formula="of:=MIN([.B$11:.B196])" table:style-name="ce5">
            <text:p>157,093290</text:p>
          </table:table-cell>
          <table:table-cell office:value-type="float" office:value="35.836344314559" table:formula="of:=MIN([.C$11:.C196])" table:style-name="ce5">
            <text:p>35,836344</text:p>
          </table:table-cell>
          <table:table-cell office:value-type="float" office:value="33.897777777778003" table:formula="of:=MIN([.D$11:.D196])" table:style-name="ce5">
            <text:p>33,897778</text:p>
          </table:table-cell>
          <table:table-cell office:value-type="float" office:value="8.1770642201834995" table:formula="of:=MIN([.E$11:.E196])" table:style-name="ce5">
            <text:p>8,177064</text:p>
          </table:table-cell>
          <table:table-cell office:value-type="float" office:value="13.903720321554999" table:formula="of:=MIN([.F$11:.F196])" table:style-name="ce5">
            <text:p>13,903720</text:p>
          </table:table-cell>
          <table:table-cell office:value-type="float" office:value="3.4390106272923999" table:formula="of:=MIN([.G$11:.G196])" table:style-name="ce5">
            <text:p>3,439011</text:p>
          </table:table-cell>
          <table:table-cell office:value-type="float" office:value="10.40701381509" table:formula="of:=MIN([.H$11:.H196])" table:style-name="ce5">
            <text:p>10,407014</text:p>
          </table:table-cell>
          <table:table-cell table:style-name="ce1"/>
          <table:table-cell office:value-type="float" office:value="3.8563099471747714E-2" table:formula="of:=MIN([.J$11:.J196])" table:style-name="ce6">
            <text:p>0,04</text:p>
          </table:table-cell>
          <table:table-cell office:value-type="float" office:value="3.2485239041805416" table:formula="of:=MIN([.K$11:.K196])" table:style-name="ce6">
            <text:p>3,25</text:p>
          </table:table-cell>
          <table:table-cell office:value-type="float" office:value="3.895925923962769" table:formula="of:=MIN([.L$11:.L196])" table:style-name="ce6">
            <text:p>3,90</text:p>
          </table:table-cell>
          <table:table-cell office:value-type="float" office:value="5.9589242342431774" table:formula="of:=MIN([.M$11:.M196])" table:style-name="ce6">
            <text:p>5,96</text:p>
          </table:table-cell>
          <table:table-cell office:value-type="float" office:value="7.7715628001342099" table:formula="of:=MIN([.N$11:.N196])" table:style-name="ce6">
            <text:p>7,77</text:p>
          </table:table-cell>
          <table:table-cell office:value-type="float" office:value="12.95524789617477" table:formula="of:=MIN([.O$11:.O196])" table:style-name="ce6">
            <text:p>12,96</text:p>
          </table:table-cell>
          <table:table-cell office:value-type="float" office:value="3.5492749430091775" table:formula="of:=MIN([.P$11:.P196])" table:style-name="ce6">
            <text:p>3,55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Chiusura</text:p>
          </table:table-cell>
          <table:table-cell office:value-type="float" office:value="157.27626500768969" table:formula="of:=[.B6]+[.B9]" table:style-name="ce5">
            <text:p>157,276265</text:p>
          </table:table-cell>
          <table:table-cell office:value-type="float" office:value="37.348547368565669" table:formula="of:=[.C6]+[.C9]" table:style-name="ce5">
            <text:p>37,348547</text:p>
          </table:table-cell>
          <table:table-cell office:value-type="float" office:value="35.101029486882027" table:formula="of:=[.D6]+[.D9]" table:style-name="ce5">
            <text:p>35,101029</text:p>
          </table:table-cell>
          <table:table-cell office:value-type="float" office:value="8.4457902242746865" table:formula="of:=[.E6]+[.E9]" table:style-name="ce5">
            <text:p>8,445790</text:p>
          </table:table-cell>
          <table:table-cell office:value-type="float" office:value="14.4299772115615" table:formula="of:=[.F6]+[.F9]" table:style-name="ce5">
            <text:p>14,429977</text:p>
          </table:table-cell>
          <table:table-cell office:value-type="float" office:value="3.5577833390765936" table:formula="of:=[.G6]+[.G9]" table:style-name="ce5">
            <text:p>3,557783</text:p>
          </table:table-cell>
          <table:table-cell office:value-type="float" office:value="10.766087678742162" table:formula="of:=[.H6]+[.H9]" table:style-name="ce5">
            <text:p>10,766088</text:p>
          </table:table-cell>
          <table:table-cell table:style-name="ce1"/>
          <table:table-cell office:value-type="float" office:value="0.1550835950169912" table:formula="of:=[.J6]+[.J9]" table:style-name="ce5">
            <text:p>0,155084</text:p>
          </table:table-cell>
          <table:table-cell office:value-type="float" office:value="7.6053503650244521" table:formula="of:=[.K6]+[.K9]" table:style-name="ce5">
            <text:p>7,605350</text:p>
          </table:table-cell>
          <table:table-cell office:value-type="float" office:value="7.583865329799151" table:formula="of:=[.L6]+[.L9]" table:style-name="ce5">
            <text:p>7,583865</text:p>
          </table:table-cell>
          <table:table-cell office:value-type="float" office:value="9.4410930836679032" table:formula="of:=[.M6]+[.M9]" table:style-name="ce5">
            <text:p>9,441093</text:p>
          </table:table-cell>
          <table:table-cell office:value-type="float" office:value="11.850724791217512" table:formula="of:=[.N6]+[.N9]" table:style-name="ce5">
            <text:p>11,850725</text:p>
          </table:table-cell>
          <table:table-cell office:value-type="float" office:value="16.856370212114548" table:formula="of:=[.O6]+[.O9]" table:style-name="ce5">
            <text:p>16,856370</text:p>
          </table:table-cell>
          <table:table-cell office:value-type="float" office:value="7.1220422029365578" table:formula="of:=[.P6]+[.P9]" table:style-name="ce5">
            <text:p>7,122042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Media</text:p>
          </table:table-cell>
          <table:table-cell office:value-type="float" office:value="157.22331235722984" table:formula="of:=AVERAGE([.B$11:.B197])" table:style-name="ce5">
            <text:p>157,223312</text:p>
          </table:table-cell>
          <table:table-cell office:value-type="float" office:value="37.037495666801142" table:formula="of:=AVERAGE([.C$11:.C197])" table:style-name="ce5">
            <text:p>37,037496</text:p>
          </table:table-cell>
          <table:table-cell office:value-type="float" office:value="34.754890077242997" table:formula="of:=AVERAGE([.D$11:.D197])" table:style-name="ce5">
            <text:p>34,754890</text:p>
          </table:table-cell>
          <table:table-cell office:value-type="float" office:value="8.3697284501790694" table:formula="of:=AVERAGE([.E$11:.E197])" table:style-name="ce5">
            <text:p>8,369728</text:p>
          </table:table-cell>
          <table:table-cell office:value-type="float" office:value="14.309770530350479" table:formula="of:=AVERAGE([.F$11:.F197])" table:style-name="ce5">
            <text:p>14,309771</text:p>
          </table:table-cell>
          <table:table-cell office:value-type="float" office:value="3.5231672057176477" table:formula="of:=AVERAGE([.G$11:.G197])" table:style-name="ce5">
            <text:p>3,523167</text:p>
          </table:table-cell>
          <table:table-cell office:value-type="float" office:value="10.670964821055476" table:formula="of:=AVERAGE([.H$11:.H197])" table:style-name="ce5">
            <text:p>10,670965</text:p>
          </table:table-cell>
          <table:table-cell table:style-name="ce1"/>
          <table:table-cell office:value-type="float" office:value="0.12136282263519757" table:formula="of:=AVERAGE([.J$11:.J197])" table:style-name="ce6">
            <text:p>0,12</text:p>
          </table:table-cell>
          <table:table-cell office:value-type="float" office:value="6.7091755548046503" table:formula="of:=AVERAGE([.K$11:.K197])" table:style-name="ce6">
            <text:p>6,71</text:p>
          </table:table-cell>
          <table:table-cell office:value-type="float" office:value="6.5229558300975201" table:formula="of:=AVERAGE([.L$11:.L197])" table:style-name="ce6">
            <text:p>6,52</text:p>
          </table:table-cell>
          <table:table-cell office:value-type="float" office:value="8.4554797215243109" table:formula="of:=AVERAGE([.M$11:.M197])" table:style-name="ce6">
            <text:p>8,46</text:p>
          </table:table-cell>
          <table:table-cell office:value-type="float" office:value="10.91896972181747" table:formula="of:=AVERAGE([.N$11:.N197])" table:style-name="ce6">
            <text:p>10,92</text:p>
          </table:table-cell>
          <table:table-cell office:value-type="float" office:value="15.719393811478865" table:formula="of:=AVERAGE([.O$11:.O197])" table:style-name="ce6">
            <text:p>15,72</text:p>
          </table:table-cell>
          <table:table-cell office:value-type="float" office:value="6.1755744534961874" table:formula="of:=AVERAGE([.P$11:.P197])" table:style-name="ce6">
            <text:p>6,18</text:p>
          </table:table-cell>
          <table:table-cell table:number-columns-repeated="1636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4">
            <text:p>Dev std</text:p>
          </table:table-cell>
          <table:table-cell office:value-type="float" office:value="5.2952650459839413E-2" table:formula="of:=STDEV([.B$11:.B197])" table:style-name="ce5">
            <text:p>0,052953</text:p>
          </table:table-cell>
          <table:table-cell office:value-type="float" office:value="0.31105170176452918" table:formula="of:=STDEV([.C$11:.C197])" table:style-name="ce5">
            <text:p>0,311052</text:p>
          </table:table-cell>
          <table:table-cell office:value-type="float" office:value="0.34613940963902595" table:formula="of:=STDEV([.D$11:.D197])" table:style-name="ce5">
            <text:p>0,346139</text:p>
          </table:table-cell>
          <table:table-cell office:value-type="float" office:value="7.606177409561625E-2" table:formula="of:=STDEV([.E$11:.E197])" table:style-name="ce5">
            <text:p>0,076062</text:p>
          </table:table-cell>
          <table:table-cell office:value-type="float" office:value="0.12020668121102104" table:formula="of:=STDEV([.F$11:.F197])" table:style-name="ce5">
            <text:p>0,120207</text:p>
          </table:table-cell>
          <table:table-cell office:value-type="float" office:value="3.4616133358945873E-2" table:formula="of:=STDEV([.G$11:.G197])" table:style-name="ce5">
            <text:p>0,034616</text:p>
          </table:table-cell>
          <table:table-cell office:value-type="float" office:value="9.512285768668674E-2" table:formula="of:=STDEV([.H$11:.H197])" table:style-name="ce5">
            <text:p>0,095123</text:p>
          </table:table-cell>
          <table:table-cell table:style-name="ce1"/>
          <table:table-cell office:value-type="float" office:value="3.3720772381793628E-2" table:formula="of:=STDEV([.J$11:.J197])" table:style-name="ce6">
            <text:p>0,03</text:p>
          </table:table-cell>
          <table:table-cell office:value-type="float" office:value="0.89617481021980183" table:formula="of:=STDEV([.K$11:.K197])" table:style-name="ce6">
            <text:p>0,90</text:p>
          </table:table-cell>
          <table:table-cell office:value-type="float" office:value="1.0609094997016304" table:formula="of:=STDEV([.L$11:.L197])" table:style-name="ce6">
            <text:p>1,06</text:p>
          </table:table-cell>
          <table:table-cell office:value-type="float" office:value="0.98561336214359263" table:formula="of:=STDEV([.M$11:.M197])" table:style-name="ce6">
            <text:p>0,99</text:p>
          </table:table-cell>
          <table:table-cell office:value-type="float" office:value="0.93175506940004293" table:formula="of:=STDEV([.N$11:.N197])" table:style-name="ce6">
            <text:p>0,93</text:p>
          </table:table-cell>
          <table:table-cell office:value-type="float" office:value="1.1369764006356833" table:formula="of:=STDEV([.O$11:.O197])" table:style-name="ce6">
            <text:p>1,14</text:p>
          </table:table-cell>
          <table:table-cell office:value-type="float" office:value="0.94646774944037038" table:formula="of:=STDEV([.P$11:.P197])" table:style-name="ce6">
            <text:p>0,95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Benchmark</text:p>
          </table:table-cell>
          <table:table-cell office:value-type="float" office:value="157.03273300000001" table:style-name="ce10">
            <text:p>157,032733</text:p>
          </table:table-cell>
          <table:table-cell office:value-type="float" office:value="34.708820000000003" table:style-name="ce10">
            <text:p>34,708820</text:p>
          </table:table-cell>
          <table:table-cell office:value-type="float" office:value="32.626666999999998" table:style-name="ce11">
            <text:p>32,626667</text:p>
          </table:table-cell>
          <table:table-cell office:value-type="float" office:value="7.7172020000000003" table:style-name="ce11">
            <text:p>7,717202</text:p>
          </table:table-cell>
          <table:table-cell office:value-type="float" office:value="12.901103000000001" table:style-name="ce11">
            <text:p>12,901103</text:p>
          </table:table-cell>
          <table:table-cell office:value-type="float" office:value="3.044578" table:style-name="ce11">
            <text:p>3,044578</text:p>
          </table:table-cell>
          <table:table-cell office:value-type="float" office:value="10.050300999999999" table:style-name="ce11">
            <text:p>10,050301</text:p>
          </table:table-cell>
          <table:table-cell table:style-name="ce1"/>
          <table:table-cell table:number-columns-repeated="2" table:style-name="ce10"/>
          <table:table-cell table:number-columns-repeated="5" table:style-name="ce11"/>
          <table:table-cell table:number-columns-repeated="16368"/>
        </table:table-row>
        <table:table-row table:style-name="ro1">
          <table:table-cell office:value-type="string" table:style-name="ce12">
            <text:p>Results</text:p>
          </table:table-cell>
          <table:table-cell office:value-type="float" office:value="157.27332242226001" table:style-name="ce13">
            <text:p>157,273322</text:p>
          </table:table-cell>
          <table:table-cell office:value-type="float" office:value="37.241232731137003" table:style-name="ce13">
            <text:p>37,241233</text:p>
          </table:table-cell>
          <table:table-cell office:value-type="float" office:value="34.735999999999997" table:style-name="ce13">
            <text:p>34,736000</text:p>
          </table:table-cell>
          <table:table-cell office:value-type="float" office:value="8.2591743119265999" table:style-name="ce13">
            <text:p>8,259174</text:p>
          </table:table-cell>
          <table:table-cell office:value-type="float" office:value="14.40661805945" table:style-name="ce13">
            <text:p>14,406618</text:p>
          </table:table-cell>
          <table:table-cell office:value-type="float" office:value="3.5223361233894002" table:style-name="ce13">
            <text:p>3,522336</text:p>
          </table:table-cell>
          <table:table-cell office:value-type="float" office:value="10.624867162593" table:style-name="ce13">
            <text:p>10,624867</text:p>
          </table:table-cell>
          <table:table-cell table:style-name="ce1"/>
          <table:table-cell office:value-type="float" office:value="0.15320972746491085" table:formula="of:=100*([.B11]-[.B$10])/[.B$10]" table:style-name="ce8">
            <text:p>0,15</text:p>
          </table:table-cell>
          <table:table-cell office:value-type="float" office:value="7.2961648685751932" table:formula="of:=100*([.C11]-[.C$10])/[.C$10]" table:style-name="ce8">
            <text:p>7,30</text:p>
          </table:table-cell>
          <table:table-cell office:value-type="float" office:value="6.4650581685220851" table:formula="of:=100*([.D11]-[.D$10])/[.D$10]" table:style-name="ce8">
            <text:p>6,47</text:p>
          </table:table-cell>
          <table:table-cell office:value-type="float" office:value="7.0229120855797156" table:formula="of:=100*([.E11]-[.E$10])/[.E$10]" table:style-name="ce8">
            <text:p>7,02</text:p>
          </table:table-cell>
          <table:table-cell office:value-type="float" office:value="11.669661574285543" table:formula="of:=100*([.F11]-[.F$10])/[.F$10]" table:style-name="ce8">
            <text:p>11,67</text:p>
          </table:table-cell>
          <table:table-cell office:value-type="float" office:value="15.692096684315532" table:formula="of:=100*([.G11]-[.G$10])/[.G$10]" table:style-name="ce8">
            <text:p>15,69</text:p>
          </table:table-cell>
          <table:table-cell office:value-type="float" office:value="5.7169050219789561" table:formula="of:=100*([.H11]-[.H$10])/[.H$10]" table:style-name="ce8">
            <text:p>5,72</text:p>
          </table:table-cell>
          <table:table-cell table:number-columns-repeated="16368"/>
        </table:table-row>
        <table:table-row table:style-name="ro2">
          <table:table-cell table:style-name="ce1"/>
          <table:table-cell office:value-type="float" office:value="157.29950900163999" table:style-name="ce13">
            <text:p>157,299509</text:p>
          </table:table-cell>
          <table:table-cell office:value-type="float" office:value="37.146652497342998" table:style-name="ce13">
            <text:p>37,146652</text:p>
          </table:table-cell>
          <table:table-cell office:value-type="float" office:value="35.130666666666997" table:style-name="ce13">
            <text:p>35,130667</text:p>
          </table:table-cell>
          <table:table-cell office:value-type="float" office:value="8.2967889908257" table:style-name="ce13">
            <text:p>8,296789</text:p>
          </table:table-cell>
          <table:table-cell office:value-type="float" office:value="14.429239110114001" table:style-name="ce13">
            <text:p>14,429239</text:p>
          </table:table-cell>
          <table:table-cell office:value-type="float" office:value="3.4936518386155999" table:style-name="ce13">
            <text:p>3,493652</text:p>
          </table:table-cell>
          <table:table-cell office:value-type="float" office:value="10.765143464399999" table:style-name="ce13">
            <text:p>10,765143</text:p>
          </table:table-cell>
          <table:table-cell table:style-name="ce1"/>
          <table:table-cell office:value-type="float" office:value="0.16988560062823493" table:formula="of:=100*([.B12]-[.B$10])/[.B$10]" table:style-name="ce8">
            <text:p>0,17</text:p>
          </table:table-cell>
          <table:table-cell office:value-type="float" office:value="7.023668616054926" table:formula="of:=100*([.C12]-[.C$10])/[.C$10]" table:style-name="ce8">
            <text:p>7,02</text:p>
          </table:table-cell>
          <table:table-cell office:value-type="float" office:value="7.6747026187719376" table:formula="of:=100*([.D12]-[.D$10])/[.D$10]" table:style-name="ce8">
            <text:p>7,67</text:p>
          </table:table-cell>
          <table:table-cell office:value-type="float" office:value="7.5103255146839443" table:formula="of:=100*([.E12]-[.E$10])/[.E$10]" table:style-name="ce8">
            <text:p>7,51</text:p>
          </table:table-cell>
          <table:table-cell office:value-type="float" office:value="11.845003563757297" table:formula="of:=100*([.F12]-[.F$10])/[.F$10]" table:style-name="ce8">
            <text:p>11,85</text:p>
          </table:table-cell>
          <table:table-cell office:value-type="float" office:value="14.749953478465651" table:formula="of:=100*([.G12]-[.G$10])/[.G$10]" table:style-name="ce8">
            <text:p>14,75</text:p>
          </table:table-cell>
          <table:table-cell office:value-type="float" office:value="7.112647316732108" table:formula="of:=100*([.H12]-[.H$10])/[.H$10]" table:style-name="ce8">
            <text:p>7,11</text:p>
          </table:table-cell>
          <table:table-cell table:number-columns-repeated="16368"/>
        </table:table-row>
        <table:table-row table:style-name="ro2">
          <table:table-cell table:style-name="ce1"/>
          <table:table-cell office:value-type="float" office:value="157.30278232405999" table:style-name="ce13">
            <text:p>157,302782</text:p>
          </table:table-cell>
          <table:table-cell office:value-type="float" office:value="37.127523910732997" table:style-name="ce13">
            <text:p>37,127524</text:p>
          </table:table-cell>
          <table:table-cell office:value-type="float" office:value="34.562666666666999" table:style-name="ce13">
            <text:p>34,562667</text:p>
          </table:table-cell>
          <table:table-cell office:value-type="float" office:value="8.2798165137614994" table:style-name="ce13">
            <text:p>8,279817</text:p>
          </table:table-cell>
          <table:table-cell office:value-type="float" office:value="14.303795101887999" table:style-name="ce13">
            <text:p>14,303795</text:p>
          </table:table-cell>
          <table:table-cell office:value-type="float" office:value="3.6007711840496999" table:style-name="ce13">
            <text:p>3,600771</text:p>
          </table:table-cell>
          <table:table-cell office:value-type="float" office:value="10.732908253631001" table:style-name="ce13">
            <text:p>10,732908</text:p>
          </table:table-cell>
          <table:table-cell table:style-name="ce1"/>
          <table:table-cell office:value-type="float" office:value="0.17197008477205997" table:formula="of:=100*([.B13]-[.B$10])/[.B$10]" table:style-name="ce8">
            <text:p>0,17</text:p>
          </table:table-cell>
          <table:table-cell office:value-type="float" office:value="6.968557014421676" table:formula="of:=100*([.C13]-[.C$10])/[.C$10]" table:style-name="ce8">
            <text:p>6,97</text:p>
          </table:table-cell>
          <table:table-cell office:value-type="float" office:value="5.9337954032111266" table:formula="of:=100*([.D13]-[.D$10])/[.D$10]" table:style-name="ce8">
            <text:p>5,93</text:p>
          </table:table-cell>
          <table:table-cell office:value-type="float" office:value="7.290395064966539" table:formula="of:=100*([.E13]-[.E$10])/[.E$10]" table:style-name="ce8">
            <text:p>7,29</text:p>
          </table:table-cell>
          <table:table-cell office:value-type="float" office:value="10.872652531244798" table:formula="of:=100*([.F13]-[.F$10])/[.F$10]" table:style-name="ce8">
            <text:p>10,87</text:p>
          </table:table-cell>
          <table:table-cell office:value-type="float" office:value="18.268317778348916" table:formula="of:=100*([.G13]-[.G$10])/[.G$10]" table:style-name="ce8">
            <text:p>18,27</text:p>
          </table:table-cell>
          <table:table-cell office:value-type="float" office:value="6.7919085570770621" table:formula="of:=100*([.H13]-[.H$10])/[.H$10]" table:style-name="ce8">
            <text:p>6,79</text:p>
          </table:table-cell>
          <table:table-cell table:number-columns-repeated="16368"/>
        </table:table-row>
        <table:table-row table:style-name="ro2">
          <table:table-cell table:style-name="ce1"/>
          <table:table-cell office:value-type="float" office:value="157.30932896889999" table:style-name="ce13">
            <text:p>157,309329</text:p>
          </table:table-cell>
          <table:table-cell office:value-type="float" office:value="35.836344314559" table:style-name="ce13">
            <text:p>35,836344</text:p>
          </table:table-cell>
          <table:table-cell office:value-type="float" office:value="34.392000000000003" table:style-name="ce13">
            <text:p>34,392000</text:p>
          </table:table-cell>
          <table:table-cell office:value-type="float" office:value="8.3566513761468002" table:style-name="ce13">
            <text:p>8,356651</text:p>
          </table:table-cell>
          <table:table-cell office:value-type="float" office:value="14.474481211441001" table:style-name="ce13">
            <text:p>14,474481</text:p>
          </table:table-cell>
          <table:table-cell office:value-type="float" office:value="3.5005172575943" table:style-name="ce13">
            <text:p>3,500517</text:p>
          </table:table-cell>
          <table:table-cell office:value-type="float" office:value="10.742826780021" table:style-name="ce13">
            <text:p>10,742827</text:p>
          </table:table-cell>
          <table:table-cell table:style-name="ce1"/>
          <table:table-cell office:value-type="float" office:value="0.17613905305971006" table:formula="of:=100*([.B14]-[.B$10])/[.B$10]" table:style-name="ce8">
            <text:p>0,18</text:p>
          </table:table-cell>
          <table:table-cell office:value-type="float" office:value="3.2485239041805416" table:formula="of:=100*([.C14]-[.C$10])/[.C$10]" table:style-name="ce8">
            <text:p>3,25</text:p>
          </table:table-cell>
          <table:table-cell office:value-type="float" office:value="5.4107059112106226" table:formula="of:=100*([.D14]-[.D$10])/[.D$10]" table:style-name="ce8">
            <text:p>5,41</text:p>
          </table:table-cell>
          <table:table-cell office:value-type="float" office:value="8.2860261549043273" table:formula="of:=100*([.E14]-[.E$10])/[.E$10]" table:style-name="ce8">
            <text:p>8,29</text:p>
          </table:table-cell>
          <table:table-cell office:value-type="float" office:value="12.195687542693051" table:formula="of:=100*([.F14]-[.F$10])/[.F$10]" table:style-name="ce8">
            <text:p>12,20</text:p>
          </table:table-cell>
          <table:table-cell office:value-type="float" office:value="14.975450049047849" table:formula="of:=100*([.G14]-[.G$10])/[.G$10]" table:style-name="ce8">
            <text:p>14,98</text:p>
          </table:table-cell>
          <table:table-cell office:value-type="float" office:value="6.8905974061970934" table:formula="of:=100*([.H14]-[.H$10])/[.H$10]" table:style-name="ce8">
            <text:p>6,89</text:p>
          </table:table-cell>
          <table:table-cell table:number-columns-repeated="16368"/>
        </table:table-row>
        <table:table-row table:style-name="ro2">
          <table:table-cell table:style-name="ce1"/>
          <table:table-cell office:value-type="float" office:value="157.26022913257" table:style-name="ce13">
            <text:p>157,260229</text:p>
          </table:table-cell>
          <table:table-cell office:value-type="float" office:value="37.052072263549" table:style-name="ce13">
            <text:p>37,052072</text:p>
          </table:table-cell>
          <table:table-cell office:value-type="float" office:value="35.374222222222002" table:style-name="ce13">
            <text:p>35,374222</text:p>
          </table:table-cell>
          <table:table-cell office:value-type="float" office:value="8.4050458715596008" table:style-name="ce13">
            <text:p>8,405046</text:p>
          </table:table-cell>
          <table:table-cell office:value-type="float" office:value="14.201719947654" table:style-name="ce13">
            <text:p>14,201720</text:p>
          </table:table-cell>
          <table:table-cell office:value-type="float" office:value="3.5474936518386002" table:style-name="ce13">
            <text:p>3,547494</text:p>
          </table:table-cell>
          <table:table-cell office:value-type="float" office:value="10.526036131774999" table:style-name="ce13">
            <text:p>10,526036</text:p>
          </table:table-cell>
          <table:table-cell table:style-name="ce1"/>
          <table:table-cell office:value-type="float" office:value="0.14487179088323976" table:formula="of:=100*([.B15]-[.B$10])/[.B$10]" table:style-name="ce8">
            <text:p>0,14</text:p>
          </table:table-cell>
          <table:table-cell office:value-type="float" office:value="6.7511723635346783" table:formula="of:=100*([.C15]-[.C$10])/[.C$10]" table:style-name="ce8">
            <text:p>6,75</text:p>
          </table:table-cell>
          <table:table-cell office:value-type="float" office:value="8.4211949146445289" table:formula="of:=100*([.D15]-[.D$10])/[.D$10]" table:style-name="ce8">
            <text:p>8,42</text:p>
          </table:table-cell>
          <table:table-cell office:value-type="float" office:value="8.913125139909523" table:formula="of:=100*([.E15]-[.E$10])/[.E$10]" table:style-name="ce8">
            <text:p>8,91</text:p>
          </table:table-cell>
          <table:table-cell office:value-type="float" office:value="10.08143991761014" table:formula="of:=100*([.F15]-[.F$10])/[.F$10]" table:style-name="ce8">
            <text:p>10,08</text:p>
          </table:table-cell>
          <table:table-cell office:value-type="float" office:value="16.5184026107592" table:formula="of:=100*([.G15]-[.G$10])/[.G$10]" table:style-name="ce8">
            <text:p>16,52</text:p>
          </table:table-cell>
          <table:table-cell office:value-type="float" office:value="4.7335411324994157" table:formula="of:=100*([.H15]-[.H$10])/[.H$10]" table:style-name="ce8">
            <text:p>4,73</text:p>
          </table:table-cell>
          <table:table-cell table:number-columns-repeated="16368"/>
        </table:table-row>
        <table:table-row table:style-name="ro2">
          <table:table-cell table:style-name="ce1"/>
          <table:table-cell office:value-type="float" office:value="157.18330605565001" table:style-name="ce13">
            <text:p>157,183306</text:p>
          </table:table-cell>
          <table:table-cell office:value-type="float" office:value="37.244420828905" table:style-name="ce13">
            <text:p>37,244421</text:p>
          </table:table-cell>
          <table:table-cell office:value-type="float" office:value="34.872" table:style-name="ce13">
            <text:p>34,872000</text:p>
          </table:table-cell>
          <table:table-cell office:value-type="float" office:value="8.2942660550459006" table:style-name="ce13">
            <text:p>8,294266</text:p>
          </table:table-cell>
          <table:table-cell office:value-type="float" office:value="14.445129930827999" table:style-name="ce13">
            <text:p>14,445130</text:p>
          </table:table-cell>
          <table:table-cell office:value-type="float" office:value="3.4873507006489" table:style-name="ce13">
            <text:p>3,487351</text:p>
          </table:table-cell>
          <table:table-cell office:value-type="float" office:value="10.743535246192" table:style-name="ce13">
            <text:p>10,743535</text:p>
          </table:table-cell>
          <table:table-cell table:style-name="ce1"/>
          <table:table-cell office:value-type="float" office:value="9.5886413471514748E-2" table:formula="of:=100*([.B16]-[.B$10])/[.B$10]" table:style-name="ce8">
            <text:p>0,10</text:p>
          </table:table-cell>
          <table:table-cell office:value-type="float" office:value="7.3053501355130956" table:formula="of:=100*([.C16]-[.C$10])/[.C$10]" table:style-name="ce8">
            <text:p>7,31</text:p>
          </table:table-cell>
          <table:table-cell office:value-type="float" office:value="6.881895107459191" table:formula="of:=100*([.D16]-[.D$10])/[.D$10]" table:style-name="ce8">
            <text:p>6,88</text:p>
          </table:table-cell>
          <table:table-cell office:value-type="float" office:value="7.4776331505369473" table:formula="of:=100*([.E16]-[.E$10])/[.E$10]" table:style-name="ce8">
            <text:p>7,48</text:p>
          </table:table-cell>
          <table:table-cell office:value-type="float" office:value="11.968177688589869" table:formula="of:=100*([.F16]-[.F$10])/[.F$10]" table:style-name="ce8">
            <text:p>11,97</text:p>
          </table:table-cell>
          <table:table-cell office:value-type="float" office:value="14.542990872590552" table:formula="of:=100*([.G16]-[.G$10])/[.G$10]" table:style-name="ce8">
            <text:p>14,54</text:p>
          </table:table-cell>
          <table:table-cell office:value-type="float" office:value="6.8976466097085094" table:formula="of:=100*([.H16]-[.H$10])/[.H$10]" table:style-name="ce8">
            <text:p>6,90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6677577741" table:style-name="ce13">
            <text:p>157,266776</text:p>
          </table:table-cell>
          <table:table-cell office:value-type="float" office:value="36.840595111582999" table:style-name="ce13">
            <text:p>36,840595</text:p>
          </table:table-cell>
          <table:table-cell office:value-type="float" office:value="34.172444444443997" table:style-name="ce13">
            <text:p>34,172444</text:p>
          </table:table-cell>
          <table:table-cell office:value-type="float" office:value="8.3672018348623993" table:style-name="ce13">
            <text:p>8,367202</text:p>
          </table:table-cell>
          <table:table-cell office:value-type="float" office:value="14.286595625351" table:style-name="ce13">
            <text:p>14,286596</text:p>
          </table:table-cell>
          <table:table-cell office:value-type="float" office:value="3.5167403366876999" table:style-name="ce13">
            <text:p>3,516740</text:p>
          </table:table-cell>
          <table:table-cell office:value-type="float" office:value="10.722989727241" table:style-name="ce13">
            <text:p>10,722990</text:p>
          </table:table-cell>
          <table:table-cell table:style-name="ce1"/>
          <table:table-cell office:value-type="float" office:value="0.14904075917088982" table:formula="of:=100*([.B17]-[.B$10])/[.B$10]" table:style-name="ce8">
            <text:p>0,15</text:p>
          </table:table-cell>
          <table:table-cell office:value-type="float" office:value="6.1418829899230118" table:formula="of:=100*([.C17]-[.C$10])/[.C$10]" table:style-name="ce8">
            <text:p>6,14</text:p>
          </table:table-cell>
          <table:table-cell office:value-type="float" office:value="4.7377730751473912" table:formula="of:=100*([.D17]-[.D$10])/[.D$10]" table:style-name="ce8">
            <text:p>4,74</text:p>
          </table:table-cell>
          <table:table-cell office:value-type="float" office:value="8.4227396777018271" table:formula="of:=100*([.E17]-[.E$10])/[.E$10]" table:style-name="ce8">
            <text:p>8,42</text:p>
          </table:table-cell>
          <table:table-cell office:value-type="float" office:value="10.739334654959336" table:formula="of:=100*([.F17]-[.F$10])/[.F$10]" table:style-name="ce8">
            <text:p>10,74</text:p>
          </table:table-cell>
          <table:table-cell office:value-type="float" office:value="15.508301534324293" table:formula="of:=100*([.G17]-[.G$10])/[.G$10]" table:style-name="ce8">
            <text:p>15,51</text:p>
          </table:table-cell>
          <table:table-cell office:value-type="float" office:value="6.6932197079570139" table:formula="of:=100*([.H17]-[.H$10])/[.H$10]" table:style-name="ce8">
            <text:p>6,69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9476268412001" table:style-name="ce13">
            <text:p>157,194763</text:p>
          </table:table-cell>
          <table:table-cell office:value-type="float" office:value="37.002125398512" table:style-name="ce13">
            <text:p>37,002125</text:p>
          </table:table-cell>
          <table:table-cell office:value-type="float" office:value="34.992888888888999" table:style-name="ce13">
            <text:p>34,992889</text:p>
          </table:table-cell>
          <table:table-cell office:value-type="float" office:value="8.3892201834862004" table:style-name="ce13">
            <text:p>8,389220</text:p>
          </table:table-cell>
          <table:table-cell office:value-type="float" office:value="14.330529070854" table:style-name="ce13">
            <text:p>14,330529</text:p>
          </table:table-cell>
          <table:table-cell office:value-type="float" office:value="3.5376657575473001" table:style-name="ce13">
            <text:p>3,537666</text:p>
          </table:table-cell>
          <table:table-cell office:value-type="float" office:value="10.602904711300001" table:style-name="ce13">
            <text:p>10,602905</text:p>
          </table:table-cell>
          <table:table-cell table:style-name="ce1"/>
          <table:table-cell office:value-type="float" office:value="0.10318210797490239" table:formula="of:=100*([.B18]-[.B$10])/[.B$10]" table:style-name="ce8">
            <text:p>0,10</text:p>
          </table:table-cell>
          <table:table-cell office:value-type="float" office:value="6.6072698481596221" table:formula="of:=100*([.C18]-[.C$10])/[.C$10]" table:style-name="ce8">
            <text:p>6,61</text:p>
          </table:table-cell>
          <table:table-cell office:value-type="float" office:value="7.2524168309591692" table:formula="of:=100*([.D18]-[.D$10])/[.D$10]" table:style-name="ce8">
            <text:p>7,25</text:p>
          </table:table-cell>
          <table:table-cell office:value-type="float" office:value="8.7080548557132502" table:formula="of:=100*([.E18]-[.E$10])/[.E$10]" table:style-name="ce8">
            <text:p>8,71</text:p>
          </table:table-cell>
          <table:table-cell office:value-type="float" office:value="11.079874882434465" table:formula="of:=100*([.F18]-[.F$10])/[.F$10]" table:style-name="ce8">
            <text:p>11,08</text:p>
          </table:table-cell>
          <table:table-cell office:value-type="float" office:value="16.195602725477883" table:formula="of:=100*([.G18]-[.G$10])/[.G$10]" table:style-name="ce8">
            <text:p>16,20</text:p>
          </table:table-cell>
          <table:table-cell office:value-type="float" office:value="5.498379713204625" table:formula="of:=100*([.H18]-[.H$10])/[.H$10]" table:style-name="ce8">
            <text:p>5,50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5368248773" table:style-name="ce13">
            <text:p>157,253682</text:p>
          </table:table-cell>
          <table:table-cell office:value-type="float" office:value="36.911795961743003" table:style-name="ce13">
            <text:p>36,911796</text:p>
          </table:table-cell>
          <table:table-cell office:value-type="float" office:value="34.826666666667002" table:style-name="ce13">
            <text:p>34,826667</text:p>
          </table:table-cell>
          <table:table-cell office:value-type="float" office:value="8.2286697247706009" table:style-name="ce13">
            <text:p>8,228670</text:p>
          </table:table-cell>
          <table:table-cell office:value-type="float" office:value="14.30491680688" table:style-name="ce13">
            <text:p>14,304917</text:p>
          </table:table-cell>
          <table:table-cell office:value-type="float" office:value="3.5340449543873" table:style-name="ce13">
            <text:p>3,534045</text:p>
          </table:table-cell>
          <table:table-cell office:value-type="float" office:value="10.715905065533001" table:style-name="ce13">
            <text:p>10,715905</text:p>
          </table:table-cell>
          <table:table-cell table:style-name="ce1"/>
          <table:table-cell office:value-type="float" office:value="0.14070282259558967" table:formula="of:=100*([.B19]-[.B$10])/[.B$10]" table:style-name="ce8">
            <text:p>0,14</text:p>
          </table:table-cell>
          <table:table-cell office:value-type="float" office:value="6.3470206182261455" table:formula="of:=100*([.C19]-[.C$10])/[.C$10]" table:style-name="ce8">
            <text:p>6,35</text:p>
          </table:table-cell>
          <table:table-cell office:value-type="float" office:value="6.7429494611478535" table:formula="of:=100*([.D19]-[.D$10])/[.D$10]" table:style-name="ce8">
            <text:p>6,74</text:p>
          </table:table-cell>
          <table:table-cell office:value-type="float" office:value="6.6276316827083255" table:formula="of:=100*([.E19]-[.E$10])/[.E$10]" table:style-name="ce8">
            <text:p>6,63</text:p>
          </table:table-cell>
          <table:table-cell office:value-type="float" office:value="10.881347175353911" table:formula="of:=100*([.F19]-[.F$10])/[.F$10]" table:style-name="ce8">
            <text:p>10,88</text:p>
          </table:table-cell>
          <table:table-cell office:value-type="float" office:value="16.076676451951634" table:formula="of:=100*([.G19]-[.G$10])/[.G$10]" table:style-name="ce8">
            <text:p>16,08</text:p>
          </table:table-cell>
          <table:table-cell office:value-type="float" office:value="6.622727672862748" table:formula="of:=100*([.H19]-[.H$10])/[.H$10]" table:style-name="ce8">
            <text:p>6,62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4075286415999" table:style-name="ce13">
            <text:p>157,140753</text:p>
          </table:table-cell>
          <table:table-cell office:value-type="float" office:value="37.257173219979002" table:style-name="ce13">
            <text:p>37,257173</text:p>
          </table:table-cell>
          <table:table-cell office:value-type="float" office:value="34.939555555555998" table:style-name="ce13">
            <text:p>34,939556</text:p>
          </table:table-cell>
          <table:table-cell office:value-type="float" office:value="8.1837155963303001" table:style-name="ce13">
            <text:p>8,183716</text:p>
          </table:table-cell>
          <table:table-cell office:value-type="float" office:value="14.431108618433001" table:style-name="ce13">
            <text:p>14,431109</text:p>
          </table:table-cell>
          <table:table-cell office:value-type="float" office:value="3.5203611398476" table:style-name="ce13">
            <text:p>3,520361</text:p>
          </table:table-cell>
          <table:table-cell office:value-type="float" office:value="10.827488487425001" table:style-name="ce13">
            <text:p>10,827488</text:p>
          </table:table-cell>
          <table:table-cell table:style-name="ce1"/>
          <table:table-cell office:value-type="float" office:value="6.878811958267643E-2" table:formula="of:=100*([.B20]-[.B$10])/[.B$10]" table:style-name="ce8">
            <text:p>0,07</text:p>
          </table:table-cell>
          <table:table-cell office:value-type="float" office:value="7.3420912032705203" table:formula="of:=100*([.C20]-[.C$10])/[.C$10]" table:style-name="ce8">
            <text:p>7,34</text:p>
          </table:table-cell>
          <table:table-cell office:value-type="float" office:value="7.088951364710347" table:formula="of:=100*([.D20]-[.D$10])/[.D$10]" table:style-name="ce8">
            <text:p>7,09</text:p>
          </table:table-cell>
          <table:table-cell office:value-type="float" office:value="6.0451131942678158" table:formula="of:=100*([.E20]-[.E$10])/[.E$10]" table:style-name="ce8">
            <text:p>6,05</text:p>
          </table:table-cell>
          <table:table-cell office:value-type="float" office:value="11.859494637264735" table:formula="of:=100*([.F20]-[.F$10])/[.F$10]" table:style-name="ce8">
            <text:p>11,86</text:p>
          </table:table-cell>
          <table:table-cell office:value-type="float" office:value="15.627227807847262" table:formula="of:=100*([.G20]-[.G$10])/[.G$10]" table:style-name="ce8">
            <text:p>15,63</text:p>
          </table:table-cell>
          <table:table-cell office:value-type="float" office:value="7.7329772255079865" table:formula="of:=100*([.H20]-[.H$10])/[.H$10]" table:style-name="ce8">
            <text:p>7,73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3731587560999" table:style-name="ce13">
            <text:p>157,237316</text:p>
          </table:table-cell>
          <table:table-cell office:value-type="float" office:value="37.017003188098002" table:style-name="ce13">
            <text:p>37,017003</text:p>
          </table:table-cell>
          <table:table-cell office:value-type="float" office:value="35.433777777777998" table:style-name="ce13">
            <text:p>35,433778</text:p>
          </table:table-cell>
          <table:table-cell office:value-type="float" office:value="8.3231651376146996" table:style-name="ce13">
            <text:p>8,323165</text:p>
          </table:table-cell>
          <table:table-cell office:value-type="float" office:value="14.429239110114001" table:style-name="ce13">
            <text:p>14,429239</text:p>
          </table:table-cell>
          <table:table-cell office:value-type="float" office:value="3.4600771184050001" table:style-name="ce13">
            <text:p>3,460077</text:p>
          </table:table-cell>
          <table:table-cell office:value-type="float" office:value="10.641161884520001" table:style-name="ce13">
            <text:p>10,641162</text:p>
          </table:table-cell>
          <table:table-cell table:style-name="ce1"/>
          <table:table-cell office:value-type="float" office:value="0.13028040186372261" table:formula="of:=100*([.B21]-[.B$10])/[.B$10]" table:style-name="ce8">
            <text:p>0,13</text:p>
          </table:table-cell>
          <table:table-cell office:value-type="float" office:value="6.6501344272089886" table:formula="of:=100*([.C21]-[.C$10])/[.C$10]" table:style-name="ce8">
            <text:p>6,65</text:p>
          </table:table-cell>
          <table:table-cell office:value-type="float" office:value="8.603731351958201" table:formula="of:=100*([.D21]-[.D$10])/[.D$10]" table:style-name="ce8">
            <text:p>8,60</text:p>
          </table:table-cell>
          <table:table-cell office:value-type="float" office:value="7.8521093216777169" table:formula="of:=100*([.E21]-[.E$10])/[.E$10]" table:style-name="ce8">
            <text:p>7,85</text:p>
          </table:table-cell>
          <table:table-cell office:value-type="float" office:value="11.845003563757297" table:formula="of:=100*([.F21]-[.F$10])/[.F$10]" table:style-name="ce8">
            <text:p>11,85</text:p>
          </table:table-cell>
          <table:table-cell office:value-type="float" office:value="13.647182578505136" table:formula="of:=100*([.G21]-[.G$10])/[.G$10]" table:style-name="ce8">
            <text:p>13,65</text:p>
          </table:table-cell>
          <table:table-cell office:value-type="float" office:value="5.8790367026818542" table:formula="of:=100*([.H21]-[.H$10])/[.H$10]" table:style-name="ce8">
            <text:p>5,88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8166939444001" table:style-name="ce13">
            <text:p>157,181669</text:p>
          </table:table-cell>
          <table:table-cell office:value-type="float" office:value="36.205100956429" table:style-name="ce13">
            <text:p>36,205101</text:p>
          </table:table-cell>
          <table:table-cell office:value-type="float" office:value="34.837333333333" table:style-name="ce13">
            <text:p>34,837333</text:p>
          </table:table-cell>
          <table:table-cell office:value-type="float" office:value="8.3633027522936008" table:style-name="ce13">
            <text:p>8,363303</text:p>
          </table:table-cell>
          <table:table-cell office:value-type="float" office:value="14.183585716955999" table:style-name="ce13">
            <text:p>14,183586</text:p>
          </table:table-cell>
          <table:table-cell office:value-type="float" office:value="3.4981660867111999" table:style-name="ce13">
            <text:p>3,498166</text:p>
          </table:table-cell>
          <table:table-cell office:value-type="float" office:value="10.670917463691" table:style-name="ce13">
            <text:p>10,670917</text:p>
          </table:table-cell>
          <table:table-cell table:style-name="ce1"/>
          <table:table-cell office:value-type="float" office:value="9.4844171399602217E-2" table:formula="of:=100*([.B22]-[.B$10])/[.B$10]" table:style-name="ce8">
            <text:p>0,09</text:p>
          </table:table-cell>
          <table:table-cell office:value-type="float" office:value="4.31095311344205" table:formula="of:=100*([.C22]-[.C$10])/[.C$10]" table:style-name="ce8">
            <text:p>4,31</text:p>
          </table:table-cell>
          <table:table-cell office:value-type="float" office:value="6.7756425543957706" table:formula="of:=100*([.D22]-[.D$10])/[.D$10]" table:style-name="ce8">
            <text:p>6,78</text:p>
          </table:table-cell>
          <table:table-cell office:value-type="float" office:value="8.3722151149289648" table:formula="of:=100*([.E22]-[.E$10])/[.E$10]" table:style-name="ce8">
            <text:p>8,37</text:p>
          </table:table-cell>
          <table:table-cell office:value-type="float" office:value="9.9408765045593253" table:formula="of:=100*([.F22]-[.F$10])/[.F$10]" table:style-name="ce8">
            <text:p>9,94</text:p>
          </table:table-cell>
          <table:table-cell office:value-type="float" office:value="14.898225196109276" table:formula="of:=100*([.G22]-[.G$10])/[.G$10]" table:style-name="ce8">
            <text:p>14,90</text:p>
          </table:table-cell>
          <table:table-cell office:value-type="float" office:value="6.1751032500519178" table:formula="of:=100*([.H22]-[.H$10])/[.H$10]" table:style-name="ce8">
            <text:p>6,18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2422258591999" table:style-name="ce13">
            <text:p>157,224223</text:p>
          </table:table-cell>
          <table:table-cell office:value-type="float" office:value="37.003188097768003" table:style-name="ce13">
            <text:p>37,003188</text:p>
          </table:table-cell>
          <table:table-cell office:value-type="float" office:value="35.322666666666997" table:style-name="ce13">
            <text:p>35,322667</text:p>
          </table:table-cell>
          <table:table-cell office:value-type="float" office:value="8.343119266055" table:style-name="ce13">
            <text:p>8,343119</text:p>
          </table:table-cell>
          <table:table-cell office:value-type="float" office:value="14.2400448682" table:style-name="ce13">
            <text:p>14,240045</text:p>
          </table:table-cell>
          <table:table-cell office:value-type="float" office:value="3.4493557791780001" table:style-name="ce13">
            <text:p>3,449356</text:p>
          </table:table-cell>
          <table:table-cell office:value-type="float" office:value="10.606801275239" table:style-name="ce13">
            <text:p>10,606801</text:p>
          </table:table-cell>
          <table:table-cell table:style-name="ce1"/>
          <table:table-cell office:value-type="float" office:value="0.12194246528205152" table:formula="of:=100*([.B23]-[.B$10])/[.B$10]" table:style-name="ce8">
            <text:p>0,12</text:p>
          </table:table-cell>
          <table:table-cell office:value-type="float" office:value="6.6103316038056033" table:formula="of:=100*([.C23]-[.C$10])/[.C$10]" table:style-name="ce8">
            <text:p>6,61</text:p>
          </table:table-cell>
          <table:table-cell office:value-type="float" office:value="8.2631782972713701" table:formula="of:=100*([.D23]-[.D$10])/[.D$10]" table:style-name="ce8">
            <text:p>8,26</text:p>
          </table:table-cell>
          <table:table-cell office:value-type="float" office:value="8.1106762017503193" table:formula="of:=100*([.E23]-[.E$10])/[.E$10]" table:style-name="ce8">
            <text:p>8,11</text:p>
          </table:table-cell>
          <table:table-cell office:value-type="float" office:value="10.378506924562954" table:formula="of:=100*([.F23]-[.F$10])/[.F$10]" table:style-name="ce8">
            <text:p>10,38</text:p>
          </table:table-cell>
          <table:table-cell office:value-type="float" office:value="13.295037249103162" table:formula="of:=100*([.G23]-[.G$10])/[.G$10]" table:style-name="ce8">
            <text:p>13,30</text:p>
          </table:table-cell>
          <table:table-cell office:value-type="float" office:value="5.5371503325024909" table:formula="of:=100*([.H23]-[.H$10])/[.H$10]" table:style-name="ce8">
            <text:p>5,54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8477905074001" table:style-name="ce13">
            <text:p>157,284779</text:p>
          </table:table-cell>
          <table:table-cell office:value-type="float" office:value="37.150903294368" table:style-name="ce13">
            <text:p>37,150903</text:p>
          </table:table-cell>
          <table:table-cell office:value-type="float" office:value="34.704888888889002" table:style-name="ce13">
            <text:p>34,704889</text:p>
          </table:table-cell>
          <table:table-cell office:value-type="float" office:value="8.4389908256880997" table:style-name="ce13">
            <text:p>8,438991</text:p>
          </table:table-cell>
          <table:table-cell office:value-type="float" office:value="14.348289399887999" table:style-name="ce13">
            <text:p>14,348289</text:p>
          </table:table-cell>
          <table:table-cell office:value-type="float" office:value="3.5662089720680998" table:style-name="ce13">
            <text:p>3,566209</text:p>
          </table:table-cell>
          <table:table-cell office:value-type="float" office:value="10.56004250797" table:style-name="ce13">
            <text:p>10,560043</text:p>
          </table:table-cell>
          <table:table-cell table:style-name="ce1"/>
          <table:table-cell office:value-type="float" office:value="0.16050542197466941" table:formula="of:=100*([.B24]-[.B$10])/[.B$10]" table:style-name="ce8">
            <text:p>0,16</text:p>
          </table:table-cell>
          <table:table-cell office:value-type="float" office:value="7.0359156386416961" table:formula="of:=100*([.C24]-[.C$10])/[.C$10]" table:style-name="ce8">
            <text:p>7,04</text:p>
          </table:table-cell>
          <table:table-cell office:value-type="float" office:value="6.3697033132100325" table:formula="of:=100*([.D24]-[.D$10])/[.D$10]" table:style-name="ce8">
            <text:p>6,37</text:p>
          </table:table-cell>
          <table:table-cell office:value-type="float" office:value="9.3529860393455984" table:formula="of:=100*([.E24]-[.E$10])/[.E$10]" table:style-name="ce8">
            <text:p>9,35</text:p>
          </table:table-cell>
          <table:table-cell office:value-type="float" office:value="11.217540080782229" table:formula="of:=100*([.F24]-[.F$10])/[.F$10]" table:style-name="ce8">
            <text:p>11,22</text:p>
          </table:table-cell>
          <table:table-cell office:value-type="float" office:value="17.133112440150978" table:formula="of:=100*([.G24]-[.G$10])/[.G$10]" table:style-name="ce8">
            <text:p>17,13</text:p>
          </table:table-cell>
          <table:table-cell office:value-type="float" office:value="5.0719029009180954" table:formula="of:=100*([.H24]-[.H$10])/[.H$10]" table:style-name="ce8">
            <text:p>5,07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2422258591999" table:style-name="ce13">
            <text:p>157,224223</text:p>
          </table:table-cell>
          <table:table-cell office:value-type="float" office:value="37.221041445270998" table:style-name="ce13">
            <text:p>37,221041</text:p>
          </table:table-cell>
          <table:table-cell office:value-type="float" office:value="35.501333333333001" table:style-name="ce13">
            <text:p>35,501333</text:p>
          </table:table-cell>
          <table:table-cell office:value-type="float" office:value="8.2612385321101005" table:style-name="ce13">
            <text:p>8,261239</text:p>
          </table:table-cell>
          <table:table-cell office:value-type="float" office:value="14.481398392222999" table:style-name="ce13">
            <text:p>14,481398</text:p>
          </table:table-cell>
          <table:table-cell office:value-type="float" office:value="3.5186682968117999" table:style-name="ce13">
            <text:p>3,518668</text:p>
          </table:table-cell>
          <table:table-cell office:value-type="float" office:value="10.713071200850001" table:style-name="ce13">
            <text:p>10,713071</text:p>
          </table:table-cell>
          <table:table-cell table:style-name="ce1"/>
          <table:table-cell office:value-type="float" office:value="0.12194246528205152" table:formula="of:=100*([.B25]-[.B$10])/[.B$10]" table:style-name="ce8">
            <text:p>0,12</text:p>
          </table:table-cell>
          <table:table-cell office:value-type="float" office:value="7.2379915112959621" table:formula="of:=100*([.C25]-[.C$10])/[.C$10]" table:style-name="ce8">
            <text:p>7,24</text:p>
          </table:table-cell>
          <table:table-cell office:value-type="float" office:value="8.8107876092063098" table:formula="of:=100*([.D25]-[.D$10])/[.D$10]" table:style-name="ce8">
            <text:p>8,81</text:p>
          </table:table-cell>
          <table:table-cell office:value-type="float" office:value="7.0496603835185363" table:formula="of:=100*([.E25]-[.E$10])/[.E$10]" table:style-name="ce8">
            <text:p>7,05</text:p>
          </table:table-cell>
          <table:table-cell office:value-type="float" office:value="12.249304514683732" table:formula="of:=100*([.F25]-[.F$10])/[.F$10]" table:style-name="ce8">
            <text:p>12,25</text:p>
          </table:table-cell>
          <table:table-cell office:value-type="float" office:value="15.571625913732541" table:formula="of:=100*([.G25]-[.G$10])/[.G$10]" table:style-name="ce8">
            <text:p>15,57</text:p>
          </table:table-cell>
          <table:table-cell office:value-type="float" office:value="6.5945308588270306" table:formula="of:=100*([.H25]-[.H$10])/[.H$10]" table:style-name="ce8">
            <text:p>6,59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7184942717" table:style-name="ce13">
            <text:p>157,171849</text:p>
          </table:table-cell>
          <table:table-cell office:value-type="float" office:value="36.758767268862997" table:style-name="ce13">
            <text:p>36,758767</text:p>
          </table:table-cell>
          <table:table-cell office:value-type="float" office:value="34.900444444443998" table:style-name="ce13">
            <text:p>34,900444</text:p>
          </table:table-cell>
          <table:table-cell office:value-type="float" office:value="8.4071100917430996" table:style-name="ce13">
            <text:p>8,407110</text:p>
          </table:table-cell>
          <table:table-cell office:value-type="float" office:value="14.388296877921" table:style-name="ce13">
            <text:p>14,388297</text:p>
          </table:table-cell>
          <table:table-cell office:value-type="float" office:value="3.5280259569264998" table:style-name="ce13">
            <text:p>3,528026</text:p>
          </table:table-cell>
          <table:table-cell office:value-type="float" office:value="10.675168260715999" table:style-name="ce13">
            <text:p>10,675168</text:p>
          </table:table-cell>
          <table:table-cell table:style-name="ce1"/>
          <table:table-cell office:value-type="float" office:value="8.8590718961756174E-2" table:formula="of:=100*([.B26]-[.B$10])/[.B$10]" table:style-name="ce8">
            <text:p>0,09</text:p>
          </table:table-cell>
          <table:table-cell office:value-type="float" office:value="5.9061278051601684" table:formula="of:=100*([.C26]-[.C$10])/[.C$10]" table:style-name="ce8">
            <text:p>5,91</text:p>
          </table:table-cell>
          <table:table-cell office:value-type="float" office:value="6.9690766894577401" table:formula="of:=100*([.D26]-[.D$10])/[.D$10]" table:style-name="ce8">
            <text:p>6,97</text:p>
          </table:table-cell>
          <table:table-cell office:value-type="float" office:value="8.9398734378483198" table:formula="of:=100*([.E26]-[.E$10])/[.E$10]" table:style-name="ce8">
            <text:p>8,94</text:p>
          </table:table-cell>
          <table:table-cell office:value-type="float" office:value="11.527649053890968" table:formula="of:=100*([.F26]-[.F$10])/[.F$10]" table:style-name="ce8">
            <text:p>11,53</text:p>
          </table:table-cell>
          <table:table-cell office:value-type="float" office:value="15.878980828426791" table:formula="of:=100*([.G26]-[.G$10])/[.G$10]" table:style-name="ce8">
            <text:p>15,88</text:p>
          </table:table-cell>
          <table:table-cell office:value-type="float" office:value="6.2173984711104673" table:formula="of:=100*([.H26]-[.H$10])/[.H$10]" table:style-name="ce8">
            <text:p>6,22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9148936170001" table:style-name="ce13">
            <text:p>157,191489</text:p>
          </table:table-cell>
          <table:table-cell office:value-type="float" office:value="37.534537725824002" table:style-name="ce13">
            <text:p>37,534538</text:p>
          </table:table-cell>
          <table:table-cell office:value-type="float" office:value="34.782222222222003" table:style-name="ce13">
            <text:p>34,782222</text:p>
          </table:table-cell>
          <table:table-cell office:value-type="float" office:value="8.3197247706421997" table:style-name="ce13">
            <text:p>8,319725</text:p>
          </table:table-cell>
          <table:table-cell office:value-type="float" office:value="14.333707234997" table:style-name="ce13">
            <text:p>14,333707</text:p>
          </table:table-cell>
          <table:table-cell office:value-type="float" office:value="3.5009404683532002" table:style-name="ce13">
            <text:p>3,500940</text:p>
          </table:table-cell>
          <table:table-cell office:value-type="float" office:value="10.68862911796" table:style-name="ce13">
            <text:p>10,688629</text:p>
          </table:table-cell>
          <table:table-cell table:style-name="ce1"/>
          <table:table-cell office:value-type="float" office:value="0.10109762383107734" table:formula="of:=100*([.B27]-[.B$10])/[.B$10]" table:style-name="ce8">
            <text:p>0,10</text:p>
          </table:table-cell>
          <table:table-cell office:value-type="float" office:value="8.141209426952571" table:formula="of:=100*([.C27]-[.C$10])/[.C$10]" table:style-name="ce8">
            <text:p>8,14</text:p>
          </table:table-cell>
          <table:table-cell office:value-type="float" office:value="6.6067282392712867" table:formula="of:=100*([.D27]-[.D$10])/[.D$10]" table:style-name="ce8">
            <text:p>6,61</text:p>
          </table:table-cell>
          <table:table-cell office:value-type="float" office:value="7.8075288251130317" table:formula="of:=100*([.E27]-[.E$10])/[.E$10]" table:style-name="ce8">
            <text:p>7,81</text:p>
          </table:table-cell>
          <table:table-cell office:value-type="float" office:value="11.104509707402531" table:formula="of:=100*([.F27]-[.F$10])/[.F$10]" table:style-name="ce8">
            <text:p>11,10</text:p>
          </table:table-cell>
          <table:table-cell office:value-type="float" office:value="14.98935052257489" table:formula="of:=100*([.G27]-[.G$10])/[.G$10]" table:style-name="ce8">
            <text:p>14,99</text:p>
          </table:table-cell>
          <table:table-cell office:value-type="float" office:value="6.3513333377776497" table:formula="of:=100*([.H27]-[.H$10])/[.H$10]" table:style-name="ce8">
            <text:p>6,35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8314238953001" table:style-name="ce13">
            <text:p>157,283142</text:p>
          </table:table-cell>
          <table:table-cell office:value-type="float" office:value="37.132837407014001" table:style-name="ce13">
            <text:p>37,132837</text:p>
          </table:table-cell>
          <table:table-cell office:value-type="float" office:value="34.268444444444" table:style-name="ce13">
            <text:p>34,268444</text:p>
          </table:table-cell>
          <table:table-cell office:value-type="float" office:value="8.3557339449540997" table:style-name="ce13">
            <text:p>8,355734</text:p>
          </table:table-cell>
          <table:table-cell office:value-type="float" office:value="14.414096092728" table:style-name="ce13">
            <text:p>14,414096</text:p>
          </table:table-cell>
          <table:table-cell office:value-type="float" office:value="3.5891563998870999" table:style-name="ce13">
            <text:p>3,589156</text:p>
          </table:table-cell>
          <table:table-cell office:value-type="float" office:value="10.5883811548" table:style-name="ce13">
            <text:p>10,588381</text:p>
          </table:table-cell>
          <table:table-cell table:style-name="ce1"/>
          <table:table-cell office:value-type="float" office:value="0.15946317990275691" table:formula="of:=100*([.B28]-[.B$10])/[.B$10]" table:style-name="ce8">
            <text:p>0,16</text:p>
          </table:table-cell>
          <table:table-cell office:value-type="float" office:value="6.9838657926544272" table:formula="of:=100*([.C28]-[.C$10])/[.C$10]" table:style-name="ce8">
            <text:p>6,98</text:p>
          </table:table-cell>
          <table:table-cell office:value-type="float" office:value="5.0320109143971186" table:formula="of:=100*([.D28]-[.D$10])/[.D$10]" table:style-name="ce8">
            <text:p>5,03</text:p>
          </table:table-cell>
          <table:table-cell office:value-type="float" office:value="8.274138022486639" table:formula="of:=100*([.E28]-[.E$10])/[.E$10]" table:style-name="ce8">
            <text:p>8,27</text:p>
          </table:table-cell>
          <table:table-cell office:value-type="float" office:value="11.727625868330787" table:formula="of:=100*([.F28]-[.F$10])/[.F$10]" table:style-name="ce8">
            <text:p>11,73</text:p>
          </table:table-cell>
          <table:table-cell office:value-type="float" office:value="17.886827004829566" table:formula="of:=100*([.G28]-[.G$10])/[.G$10]" table:style-name="ce8">
            <text:p>17,89</text:p>
          </table:table-cell>
          <table:table-cell office:value-type="float" office:value="5.3538710412752932" table:formula="of:=100*([.H28]-[.H$10])/[.H$10]" table:style-name="ce8">
            <text:p>5,35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30114566284999" table:style-name="ce13">
            <text:p>157,301146</text:p>
          </table:table-cell>
          <table:table-cell office:value-type="float" office:value="36.838469713070999" table:style-name="ce13">
            <text:p>36,838470</text:p>
          </table:table-cell>
          <table:table-cell office:value-type="float" office:value="34.930666666667001" table:style-name="ce13">
            <text:p>34,930667</text:p>
          </table:table-cell>
          <table:table-cell office:value-type="float" office:value="8.3598623853210992" table:style-name="ce13">
            <text:p>8,359862</text:p>
          </table:table-cell>
          <table:table-cell office:value-type="float" office:value="14.230323424939" table:style-name="ce13">
            <text:p>14,230323</text:p>
          </table:table-cell>
          <table:table-cell office:value-type="float" office:value="3.5306122448980002" table:style-name="ce13">
            <text:p>3,530612</text:p>
          </table:table-cell>
          <table:table-cell office:value-type="float" office:value="10.618136733970999" table:style-name="ce13">
            <text:p>10,618137</text:p>
          </table:table-cell>
          <table:table-cell table:style-name="ce1"/>
          <table:table-cell office:value-type="float" office:value="0.17092784270014746" table:formula="of:=100*([.B29]-[.B$10])/[.B$10]" table:style-name="ce8">
            <text:p>0,17</text:p>
          </table:table-cell>
          <table:table-cell office:value-type="float" office:value="6.1357594786310692" table:formula="of:=100*([.C29]-[.C$10])/[.C$10]" table:style-name="ce8">
            <text:p>6,14</text:p>
          </table:table-cell>
          <table:table-cell office:value-type="float" office:value="7.0617071203350426" table:formula="of:=100*([.D29]-[.D$10])/[.D$10]" table:style-name="ce8">
            <text:p>7,06</text:p>
          </table:table-cell>
          <table:table-cell office:value-type="float" office:value="8.3276346183642573" table:formula="of:=100*([.E29]-[.E$10])/[.E$10]" table:style-name="ce8">
            <text:p>8,33</text:p>
          </table:table-cell>
          <table:table-cell office:value-type="float" office:value="10.303153342307233" table:formula="of:=100*([.F29]-[.F$10])/[.F$10]" table:style-name="ce8">
            <text:p>10,30</text:p>
          </table:table-cell>
          <table:table-cell office:value-type="float" office:value="15.963928166662184" table:formula="of:=100*([.G29]-[.G$10])/[.G$10]" table:style-name="ce8">
            <text:p>15,96</text:p>
          </table:table-cell>
          <table:table-cell office:value-type="float" office:value="5.649937588645356" table:formula="of:=100*([.H29]-[.H$10])/[.H$10]" table:style-name="ce8">
            <text:p>5,65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8003273322" table:style-name="ce13">
            <text:p>157,180033</text:p>
          </table:table-cell>
          <table:table-cell office:value-type="float" office:value="37.241232731137003" table:style-name="ce13">
            <text:p>37,241233</text:p>
          </table:table-cell>
          <table:table-cell office:value-type="float" office:value="34.275555555555997" table:style-name="ce13">
            <text:p>34,275556</text:p>
          </table:table-cell>
          <table:table-cell office:value-type="float" office:value="8.3743119266055004" table:style-name="ce13">
            <text:p>8,374312</text:p>
          </table:table-cell>
          <table:table-cell office:value-type="float" office:value="14.133669844830999" table:style-name="ce13">
            <text:p>14,133670</text:p>
          </table:table-cell>
          <table:table-cell office:value-type="float" office:value="3.5337628138813" table:style-name="ce13">
            <text:p>3,533763</text:p>
          </table:table-cell>
          <table:table-cell office:value-type="float" office:value="10.727948990435999" table:style-name="ce13">
            <text:p>10,727949</text:p>
          </table:table-cell>
          <table:table-cell table:style-name="ce1"/>
          <table:table-cell office:value-type="float" office:value="9.3801929321318769E-2" table:formula="of:=100*([.B30]-[.B$10])/[.B$10]" table:style-name="ce8">
            <text:p>0,09</text:p>
          </table:table-cell>
          <table:table-cell office:value-type="float" office:value="7.2961648685751932" table:formula="of:=100*([.C30]-[.C$10])/[.C$10]" table:style-name="ce8">
            <text:p>7,30</text:p>
          </table:table-cell>
          <table:table-cell office:value-type="float" office:value="5.0538063098998096" table:formula="of:=100*([.D30]-[.D$10])/[.D$10]" table:style-name="ce8">
            <text:p>5,05</text:p>
          </table:table-cell>
          <table:table-cell office:value-type="float" office:value="8.5148727039346639" table:formula="of:=100*([.E30]-[.E$10])/[.E$10]" table:style-name="ce8">
            <text:p>8,51</text:p>
          </table:table-cell>
          <table:table-cell office:value-type="float" office:value="9.5539648418511049" table:formula="of:=100*([.F30]-[.F$10])/[.F$10]" table:style-name="ce8">
            <text:p>9,55</text:p>
          </table:table-cell>
          <table:table-cell office:value-type="float" office:value="16.067409469598086" table:formula="of:=100*([.G30]-[.G$10])/[.G$10]" table:style-name="ce8">
            <text:p>16,07</text:p>
          </table:table-cell>
          <table:table-cell office:value-type="float" office:value="6.7425641325170291" table:formula="of:=100*([.H30]-[.H$10])/[.H$10]" table:style-name="ce8">
            <text:p>6,74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1440261865999" table:style-name="ce13">
            <text:p>157,214403</text:p>
          </table:table-cell>
          <table:table-cell office:value-type="float" office:value="36.883103081827997" table:style-name="ce13">
            <text:p>36,883103</text:p>
          </table:table-cell>
          <table:table-cell office:value-type="float" office:value="34.506666666667002" table:style-name="ce13">
            <text:p>34,506667</text:p>
          </table:table-cell>
          <table:table-cell office:value-type="float" office:value="8.343119266055" table:style-name="ce13">
            <text:p>8,343119</text:p>
          </table:table-cell>
          <table:table-cell office:value-type="float" office:value="14.290147691156999" table:style-name="ce13">
            <text:p>14,290148</text:p>
          </table:table-cell>
          <table:table-cell office:value-type="float" office:value="3.5572745227123002" table:style-name="ce13">
            <text:p>3,557275</text:p>
          </table:table-cell>
          <table:table-cell office:value-type="float" office:value="10.677293659228001" table:style-name="ce13">
            <text:p>10,677294</text:p>
          </table:table-cell>
          <table:table-cell table:style-name="ce1"/>
          <table:table-cell office:value-type="float" office:value="0.11568901285057639" table:formula="of:=100*([.B31]-[.B$10])/[.B$10]" table:style-name="ce8">
            <text:p>0,12</text:p>
          </table:table-cell>
          <table:table-cell office:value-type="float" office:value="6.2643532157762607" table:formula="of:=100*([.C31]-[.C$10])/[.C$10]" table:style-name="ce8">
            <text:p>6,26</text:p>
          </table:table-cell>
          <table:table-cell office:value-type="float" office:value="5.7621566636488" table:formula="of:=100*([.D31]-[.D$10])/[.D$10]" table:style-name="ce8">
            <text:p>5,76</text:p>
          </table:table-cell>
          <table:table-cell office:value-type="float" office:value="8.1106762017503193" table:formula="of:=100*([.E31]-[.E$10])/[.E$10]" table:style-name="ce8">
            <text:p>8,11</text:p>
          </table:table-cell>
          <table:table-cell office:value-type="float" office:value="10.766867694622688" table:formula="of:=100*([.F31]-[.F$10])/[.F$10]" table:style-name="ce8">
            <text:p>10,77</text:p>
          </table:table-cell>
          <table:table-cell office:value-type="float" office:value="16.839657998983771" table:formula="of:=100*([.G31]-[.G$10])/[.G$10]" table:style-name="ce8">
            <text:p>16,84</text:p>
          </table:table-cell>
          <table:table-cell office:value-type="float" office:value="6.2385460816347846" table:formula="of:=100*([.H31]-[.H$10])/[.H$10]" table:style-name="ce8">
            <text:p>6,24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31260229132999" table:style-name="ce13">
            <text:p>157,312602</text:p>
          </table:table-cell>
          <table:table-cell office:value-type="float" office:value="37.091392136026002" table:style-name="ce13">
            <text:p>37,091392</text:p>
          </table:table-cell>
          <table:table-cell office:value-type="float" office:value="34.666666666666998" table:style-name="ce13">
            <text:p>34,666667</text:p>
          </table:table-cell>
          <table:table-cell office:value-type="float" office:value="8.4295871559633007" table:style-name="ce13">
            <text:p>8,429587</text:p>
          </table:table-cell>
          <table:table-cell office:value-type="float" office:value="14.229014769116" table:style-name="ce13">
            <text:p>14,229015</text:p>
          </table:table-cell>
          <table:table-cell office:value-type="float" office:value="3.50362080316" table:style-name="ce13">
            <text:p>3,503621</text:p>
          </table:table-cell>
          <table:table-cell office:value-type="float" office:value="10.693588381154999" table:style-name="ce13">
            <text:p>10,693588</text:p>
          </table:table-cell>
          <table:table-cell table:style-name="ce1"/>
          <table:table-cell office:value-type="float" office:value="0.17822353720990602" table:formula="of:=100*([.B32]-[.B$10])/[.B$10]" table:style-name="ce8">
            <text:p>0,18</text:p>
          </table:table-cell>
          <table:table-cell office:value-type="float" office:value="6.8644573224500256" table:formula="of:=100*([.C32]-[.C$10])/[.C$10]" table:style-name="ce8">
            <text:p>6,86</text:p>
          </table:table-cell>
          <table:table-cell office:value-type="float" office:value="6.2525530623983157" table:formula="of:=100*([.D32]-[.D$10])/[.D$10]" table:style-name="ce8">
            <text:p>6,25</text:p>
          </table:table-cell>
          <table:table-cell office:value-type="float" office:value="9.2311326820692301" table:formula="of:=100*([.E32]-[.E$10])/[.E$10]" table:style-name="ce8">
            <text:p>9,23</text:p>
          </table:table-cell>
          <table:table-cell office:value-type="float" office:value="10.293009590854359" table:formula="of:=100*([.F32]-[.F$10])/[.F$10]" table:style-name="ce8">
            <text:p>10,29</text:p>
          </table:table-cell>
          <table:table-cell office:value-type="float" office:value="15.07738685492702" table:formula="of:=100*([.G32]-[.G$10])/[.G$10]" table:style-name="ce8">
            <text:p>15,08</text:p>
          </table:table-cell>
          <table:table-cell office:value-type="float" office:value="6.4006777623376649" table:formula="of:=100*([.H32]-[.H$10])/[.H$10]" table:style-name="ce8">
            <text:p>6,40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9148936170001" table:style-name="ce13">
            <text:p>157,191489</text:p>
          </table:table-cell>
          <table:table-cell office:value-type="float" office:value="36.942614240170002" table:style-name="ce13">
            <text:p>36,942614</text:p>
          </table:table-cell>
          <table:table-cell office:value-type="float" office:value="34.957333333332997" table:style-name="ce13">
            <text:p>34,957333</text:p>
          </table:table-cell>
          <table:table-cell office:value-type="float" office:value="8.3098623853211002" table:style-name="ce13">
            <text:p>8,309862</text:p>
          </table:table-cell>
          <table:table-cell office:value-type="float" office:value="14.469059637315" table:style-name="ce13">
            <text:p>14,469060</text:p>
          </table:table-cell>
          <table:table-cell office:value-type="float" office:value="3.4818959842000998" table:style-name="ce13">
            <text:p>3,481896</text:p>
          </table:table-cell>
          <table:table-cell office:value-type="float" office:value="10.651434643996" table:style-name="ce13">
            <text:p>10,651435</text:p>
          </table:table-cell>
          <table:table-cell table:style-name="ce1"/>
          <table:table-cell office:value-type="float" office:value="0.10109762383107734" table:formula="of:=100*([.B33]-[.B$10])/[.B$10]" table:style-name="ce8">
            <text:p>0,10</text:p>
          </table:table-cell>
          <table:table-cell office:value-type="float" office:value="6.4358115319679516" table:formula="of:=100*([.C33]-[.C$10])/[.C$10]" table:style-name="ce8">
            <text:p>6,44</text:p>
          </table:table-cell>
          <table:table-cell office:value-type="float" office:value="7.1434398534579078" table:formula="of:=100*([.D33]-[.D$10])/[.D$10]" table:style-name="ce8">
            <text:p>7,14</text:p>
          </table:table-cell>
          <table:table-cell office:value-type="float" office:value="7.6797314016284641" table:formula="of:=100*([.E33]-[.E$10])/[.E$10]" table:style-name="ce8">
            <text:p>7,68</text:p>
          </table:table-cell>
          <table:table-cell office:value-type="float" office:value="12.153663429514511" table:formula="of:=100*([.F33]-[.F$10])/[.F$10]" table:style-name="ce8">
            <text:p>12,15</text:p>
          </table:table-cell>
          <table:table-cell office:value-type="float" office:value="14.363829213772805" table:formula="of:=100*([.G33]-[.G$10])/[.G$10]" table:style-name="ce8">
            <text:p>14,36</text:p>
          </table:table-cell>
          <table:table-cell office:value-type="float" office:value="5.9812501535625699" table:formula="of:=100*([.H33]-[.H$10])/[.H$10]" table:style-name="ce8">
            <text:p>5,98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8003273322" table:style-name="ce13">
            <text:p>157,180033</text:p>
          </table:table-cell>
          <table:table-cell office:value-type="float" office:value="36.851222104145002" table:style-name="ce13">
            <text:p>36,851222</text:p>
          </table:table-cell>
          <table:table-cell office:value-type="float" office:value="34.359111111110998" table:style-name="ce13">
            <text:p>34,359111</text:p>
          </table:table-cell>
          <table:table-cell office:value-type="float" office:value="8.3314220183486007" table:style-name="ce13">
            <text:p>8,331422</text:p>
          </table:table-cell>
          <table:table-cell office:value-type="float" office:value="14.313516545149" table:style-name="ce13">
            <text:p>14,313517</text:p>
          </table:table-cell>
          <table:table-cell office:value-type="float" office:value="3.5039969905013" table:style-name="ce13">
            <text:p>3,503997</text:p>
          </table:table-cell>
          <table:table-cell office:value-type="float" office:value="10.713779667021001" table:style-name="ce13">
            <text:p>10,713780</text:p>
          </table:table-cell>
          <table:table-cell table:style-name="ce1"/>
          <table:table-cell office:value-type="float" office:value="9.3801929321318769E-2" table:formula="of:=100*([.B34]-[.B$10])/[.B$10]" table:style-name="ce8">
            <text:p>0,09</text:p>
          </table:table-cell>
          <table:table-cell office:value-type="float" office:value="6.1725005463884939" table:formula="of:=100*([.C34]-[.C$10])/[.C$10]" table:style-name="ce8">
            <text:p>6,17</text:p>
          </table:table-cell>
          <table:table-cell office:value-type="float" office:value="5.3099022070228648" table:formula="of:=100*([.D34]-[.D$10])/[.D$10]" table:style-name="ce8">
            <text:p>5,31</text:p>
          </table:table-cell>
          <table:table-cell office:value-type="float" office:value="7.9591025134316862" table:formula="of:=100*([.E34]-[.E$10])/[.E$10]" table:style-name="ce8">
            <text:p>7,96</text:p>
          </table:table-cell>
          <table:table-cell office:value-type="float" office:value="10.948006113500519" table:formula="of:=100*([.F34]-[.F$10])/[.F$10]" table:style-name="ce8">
            <text:p>10,95</text:p>
          </table:table-cell>
          <table:table-cell office:value-type="float" office:value="15.089742831397322" table:formula="of:=100*([.G34]-[.G$10])/[.G$10]" table:style-name="ce8">
            <text:p>15,09</text:p>
          </table:table-cell>
          <table:table-cell office:value-type="float" office:value="6.6015800623384484" table:formula="of:=100*([.H34]-[.H$10])/[.H$10]" table:style-name="ce8">
            <text:p>6,60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6022913257" table:style-name="ce13">
            <text:p>157,260229</text:p>
          </table:table-cell>
          <table:table-cell office:value-type="float" office:value="36.939426142401999" table:style-name="ce13">
            <text:p>36,939426</text:p>
          </table:table-cell>
          <table:table-cell office:value-type="float" office:value="33.994666666667001" table:style-name="ce13">
            <text:p>33,994667</text:p>
          </table:table-cell>
          <table:table-cell office:value-type="float" office:value="8.3268348623853008" table:style-name="ce13">
            <text:p>8,326835</text:p>
          </table:table-cell>
          <table:table-cell office:value-type="float" office:value="14.365675827257" table:style-name="ce13">
            <text:p>14,365676</text:p>
          </table:table-cell>
          <table:table-cell office:value-type="float" office:value="3.5088404025204998" table:style-name="ce13">
            <text:p>3,508840</text:p>
          </table:table-cell>
          <table:table-cell office:value-type="float" office:value="10.642224583776001" table:style-name="ce13">
            <text:p>10,642225</text:p>
          </table:table-cell>
          <table:table-cell table:style-name="ce1"/>
          <table:table-cell office:value-type="float" office:value="0.14487179088323976" table:formula="of:=100*([.B35]-[.B$10])/[.B$10]" table:style-name="ce8">
            <text:p>0,14</text:p>
          </table:table-cell>
          <table:table-cell office:value-type="float" office:value="6.4266262650300288" table:formula="of:=100*([.C35]-[.C$10])/[.C$10]" table:style-name="ce8">
            <text:p>6,43</text:p>
          </table:table-cell>
          <table:table-cell office:value-type="float" office:value="4.1928881876503157" table:formula="of:=100*([.D35]-[.D$10])/[.D$10]" table:style-name="ce8">
            <text:p>4,19</text:p>
          </table:table-cell>
          <table:table-cell office:value-type="float" office:value="7.8996618513458694" table:formula="of:=100*([.E35]-[.E$10])/[.E$10]" table:style-name="ce8">
            <text:p>7,90</text:p>
          </table:table-cell>
          <table:table-cell office:value-type="float" office:value="11.352307064419215" table:formula="of:=100*([.F35]-[.F$10])/[.F$10]" table:style-name="ce8">
            <text:p>11,35</text:p>
          </table:table-cell>
          <table:table-cell office:value-type="float" office:value="15.248826028451226" table:formula="of:=100*([.G35]-[.G$10])/[.G$10]" table:style-name="ce8">
            <text:p>15,25</text:p>
          </table:table-cell>
          <table:table-cell office:value-type="float" office:value="5.8896105079440044" table:formula="of:=100*([.H35]-[.H$10])/[.H$10]" table:style-name="ce8">
            <text:p>5,89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5368248773" table:style-name="ce13">
            <text:p>157,253682</text:p>
          </table:table-cell>
          <table:table-cell office:value-type="float" office:value="36.791710945802002" table:style-name="ce13">
            <text:p>36,791711</text:p>
          </table:table-cell>
          <table:table-cell office:value-type="float" office:value="34.756444444444" table:style-name="ce13">
            <text:p>34,756444</text:p>
          </table:table-cell>
          <table:table-cell office:value-type="float" office:value="8.4146788990826007" table:style-name="ce13">
            <text:p>8,414679</text:p>
          </table:table-cell>
          <table:table-cell office:value-type="float" office:value="14.252196672275" table:style-name="ce13">
            <text:p>14,252197</text:p>
          </table:table-cell>
          <table:table-cell office:value-type="float" office:value="3.5036678265775998" table:style-name="ce13">
            <text:p>3,503668</text:p>
          </table:table-cell>
          <table:table-cell office:value-type="float" office:value="10.606447042154" table:style-name="ce13">
            <text:p>10,606447</text:p>
          </table:table-cell>
          <table:table-cell table:style-name="ce1"/>
          <table:table-cell office:value-type="float" office:value="0.14070282259558967" table:formula="of:=100*([.B36]-[.B$10])/[.B$10]" table:style-name="ce8">
            <text:p>0,14</text:p>
          </table:table-cell>
          <table:table-cell office:value-type="float" office:value="6.0010422301939368" table:formula="of:=100*([.C36]-[.C$10])/[.C$10]" table:style-name="ce8">
            <text:p>6,00</text:p>
          </table:table-cell>
          <table:table-cell office:value-type="float" office:value="6.5277199305831717" table:formula="of:=100*([.D36]-[.D$10])/[.D$10]" table:style-name="ce8">
            <text:p>6,53</text:p>
          </table:table-cell>
          <table:table-cell office:value-type="float" office:value="9.0379505302906473" table:formula="of:=100*([.E36]-[.E$10])/[.E$10]" table:style-name="ce8">
            <text:p>9,04</text:p>
          </table:table-cell>
          <table:table-cell office:value-type="float" office:value="10.472698902372912" table:formula="of:=100*([.F36]-[.F$10])/[.F$10]" table:style-name="ce8">
            <text:p>10,47</text:p>
          </table:table-cell>
          <table:table-cell office:value-type="float" office:value="15.07893135198375" table:formula="of:=100*([.G36]-[.G$10])/[.G$10]" table:style-name="ce8">
            <text:p>15,08</text:p>
          </table:table-cell>
          <table:table-cell office:value-type="float" office:value="5.5336257307517585" table:formula="of:=100*([.H36]-[.H$10])/[.H$10]" table:style-name="ce8">
            <text:p>5,53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7512274959" table:style-name="ce13">
            <text:p>157,175123</text:p>
          </table:table-cell>
          <table:table-cell office:value-type="float" office:value="37.051009564292997" table:style-name="ce13">
            <text:p>37,051010</text:p>
          </table:table-cell>
          <table:table-cell office:value-type="float" office:value="34.477333333333" table:style-name="ce13">
            <text:p>34,477333</text:p>
          </table:table-cell>
          <table:table-cell office:value-type="float" office:value="8.5243119266055007" table:style-name="ce13">
            <text:p>8,524312</text:p>
          </table:table-cell>
          <table:table-cell office:value-type="float" office:value="14.341746120770001" table:style-name="ce13">
            <text:p>14,341746</text:p>
          </table:table-cell>
          <table:table-cell office:value-type="float" office:value="3.5306122448980002" table:style-name="ce13">
            <text:p>3,530612</text:p>
          </table:table-cell>
          <table:table-cell office:value-type="float" office:value="10.808359900815001" table:style-name="ce13">
            <text:p>10,808360</text:p>
          </table:table-cell>
          <table:table-cell table:style-name="ce1"/>
          <table:table-cell office:value-type="float" office:value="9.067520310558122E-2" table:formula="of:=100*([.B37]-[.B$10])/[.B$10]" table:style-name="ce8">
            <text:p>0,09</text:p>
          </table:table-cell>
          <table:table-cell office:value-type="float" office:value="6.7481106078886972" table:formula="of:=100*([.C37]-[.C$10])/[.C$10]" table:style-name="ce8">
            <text:p>6,75</text:p>
          </table:table-cell>
          <table:table-cell office:value-type="float" office:value="5.6722506572093394" table:formula="of:=100*([.D37]-[.D$10])/[.D$10]" table:style-name="ce8">
            <text:p>5,67</text:p>
          </table:table-cell>
          <table:table-cell office:value-type="float" office:value="10.458582354142088" table:formula="of:=100*([.E37]-[.E$10])/[.E$10]" table:style-name="ce8">
            <text:p>10,46</text:p>
          </table:table-cell>
          <table:table-cell office:value-type="float" office:value="11.166821323494586" table:formula="of:=100*([.F37]-[.F$10])/[.F$10]" table:style-name="ce8">
            <text:p>11,17</text:p>
          </table:table-cell>
          <table:table-cell office:value-type="float" office:value="15.963928166662184" table:formula="of:=100*([.G37]-[.G$10])/[.G$10]" table:style-name="ce8">
            <text:p>15,96</text:p>
          </table:table-cell>
          <table:table-cell office:value-type="float" office:value="7.542648730769371" table:formula="of:=100*([.H37]-[.H$10])/[.H$10]" table:style-name="ce8">
            <text:p>7,54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9803600655001" table:style-name="ce13">
            <text:p>157,198036</text:p>
          </table:table-cell>
          <table:table-cell office:value-type="float" office:value="36.547290116897003" table:style-name="ce13">
            <text:p>36,547290</text:p>
          </table:table-cell>
          <table:table-cell office:value-type="float" office:value="35.064" table:style-name="ce13">
            <text:p>35,064000</text:p>
          </table:table-cell>
          <table:table-cell office:value-type="float" office:value="8.4369266055046008" table:style-name="ce13">
            <text:p>8,436927</text:p>
          </table:table-cell>
          <table:table-cell office:value-type="float" office:value="14.367545335577001" table:style-name="ce13">
            <text:p>14,367545</text:p>
          </table:table-cell>
          <table:table-cell office:value-type="float" office:value="3.5529013448697002" table:style-name="ce13">
            <text:p>3,552901</text:p>
          </table:table-cell>
          <table:table-cell office:value-type="float" office:value="10.714842366277001" table:style-name="ce13">
            <text:p>10,714842</text:p>
          </table:table-cell>
          <table:table-cell table:style-name="ce1"/>
          <table:table-cell office:value-type="float" office:value="0.10526659212509835" table:formula="of:=100*([.B38]-[.B$10])/[.B$10]" table:style-name="ce8">
            <text:p>0,11</text:p>
          </table:table-cell>
          <table:table-cell office:value-type="float" office:value="5.2968384315485215" table:formula="of:=100*([.C38]-[.C$10])/[.C$10]" table:style-name="ce8">
            <text:p>5,30</text:p>
          </table:table-cell>
          <table:table-cell office:value-type="float" office:value="7.4703707859586226" table:formula="of:=100*([.D38]-[.D$10])/[.D$10]" table:style-name="ce8">
            <text:p>7,47</text:p>
          </table:table-cell>
          <table:table-cell office:value-type="float" office:value="9.3262377414068016" table:formula="of:=100*([.E38]-[.E$10])/[.E$10]" table:style-name="ce8">
            <text:p>9,33</text:p>
          </table:table-cell>
          <table:table-cell office:value-type="float" office:value="11.366798137934405" table:formula="of:=100*([.F38]-[.F$10])/[.F$10]" table:style-name="ce8">
            <text:p>11,37</text:p>
          </table:table-cell>
          <table:table-cell office:value-type="float" office:value="16.696019772516919" table:formula="of:=100*([.G38]-[.G$10])/[.G$10]" table:style-name="ce8">
            <text:p>16,70</text:p>
          </table:table-cell>
          <table:table-cell office:value-type="float" office:value="6.6121538676005969" table:formula="of:=100*([.H38]-[.H$10])/[.H$10]" table:style-name="ce8">
            <text:p>6,61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1440261865999" table:style-name="ce13">
            <text:p>157,214403</text:p>
          </table:table-cell>
          <table:table-cell office:value-type="float" office:value="36.688629117959998" table:style-name="ce13">
            <text:p>36,688629</text:p>
          </table:table-cell>
          <table:table-cell office:value-type="float" office:value="35.136888888888997" table:style-name="ce13">
            <text:p>35,136889</text:p>
          </table:table-cell>
          <table:table-cell office:value-type="float" office:value="8.3587155963303008" table:style-name="ce13">
            <text:p>8,358716</text:p>
          </table:table-cell>
          <table:table-cell office:value-type="float" office:value="14.393531501215" table:style-name="ce13">
            <text:p>14,393532</text:p>
          </table:table-cell>
          <table:table-cell office:value-type="float" office:value="3.5328223455280998" table:style-name="ce13">
            <text:p>3,532822</text:p>
          </table:table-cell>
          <table:table-cell office:value-type="float" office:value="10.724760892667" table:style-name="ce13">
            <text:p>10,724761</text:p>
          </table:table-cell>
          <table:table-cell table:style-name="ce1"/>
          <table:table-cell office:value-type="float" office:value="0.11568901285057639" table:formula="of:=100*([.B39]-[.B$10])/[.B$10]" table:style-name="ce8">
            <text:p>0,12</text:p>
          </table:table-cell>
          <table:table-cell office:value-type="float" office:value="5.7040519325059016" table:formula="of:=100*([.C39]-[.C$10])/[.C$10]" table:style-name="ce8">
            <text:p>5,70</text:p>
          </table:table-cell>
          <table:table-cell office:value-type="float" office:value="7.6937735898337376" table:formula="of:=100*([.D39]-[.D$10])/[.D$10]" table:style-name="ce8">
            <text:p>7,69</text:p>
          </table:table-cell>
          <table:table-cell office:value-type="float" office:value="8.3127744528431471" table:formula="of:=100*([.E39]-[.E$10])/[.E$10]" table:style-name="ce8">
            <text:p>8,31</text:p>
          </table:table-cell>
          <table:table-cell office:value-type="float" office:value="11.568224059717984" table:formula="of:=100*([.F39]-[.F$10])/[.F$10]" table:style-name="ce8">
            <text:p>11,57</text:p>
          </table:table-cell>
          <table:table-cell office:value-type="float" office:value="16.036519528423966" table:formula="of:=100*([.G39]-[.G$10])/[.G$10]" table:style-name="ce8">
            <text:p>16,04</text:p>
          </table:table-cell>
          <table:table-cell office:value-type="float" office:value="6.710842716720629" table:formula="of:=100*([.H39]-[.H$10])/[.H$10]" table:style-name="ce8">
            <text:p>6,71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1292962357001" table:style-name="ce13">
            <text:p>157,112930</text:p>
          </table:table-cell>
          <table:table-cell office:value-type="float" office:value="37.140276301806999" table:style-name="ce13">
            <text:p>37,140276</text:p>
          </table:table-cell>
          <table:table-cell office:value-type="float" office:value="34.907555555556002" table:style-name="ce13">
            <text:p>34,907556</text:p>
          </table:table-cell>
          <table:table-cell office:value-type="float" office:value="8.3059633027522999" table:style-name="ce13">
            <text:p>8,305963</text:p>
          </table:table-cell>
          <table:table-cell office:value-type="float" office:value="14.38137969714" table:style-name="ce13">
            <text:p>14,381380</text:p>
          </table:table-cell>
          <table:table-cell office:value-type="float" office:value="3.5146713063105" table:style-name="ce13">
            <text:p>3,514671</text:p>
          </table:table-cell>
          <table:table-cell office:value-type="float" office:value="10.729720155862999" table:style-name="ce13">
            <text:p>10,729720</text:p>
          </table:table-cell>
          <table:table-cell table:style-name="ce1"/>
          <table:table-cell office:value-type="float" office:value="5.1070004347439822E-2" table:formula="of:=100*([.B40]-[.B$10])/[.B$10]" table:style-name="ce8">
            <text:p>0,05</text:p>
          </table:table-cell>
          <table:table-cell office:value-type="float" office:value="7.0052980821790998" table:formula="of:=100*([.C40]-[.C$10])/[.C$10]" table:style-name="ce8">
            <text:p>7,01</text:p>
          </table:table-cell>
          <table:table-cell office:value-type="float" office:value="6.9908720849604533" table:formula="of:=100*([.D40]-[.D$10])/[.D$10]" table:style-name="ce8">
            <text:p>6,99</text:p>
          </table:table-cell>
          <table:table-cell office:value-type="float" office:value="7.6292068388555787" table:formula="of:=100*([.E40]-[.E$10])/[.E$10]" table:style-name="ce8">
            <text:p>7,63</text:p>
          </table:table-cell>
          <table:table-cell office:value-type="float" office:value="11.474032081908026" table:formula="of:=100*([.F40]-[.F$10])/[.F$10]" table:style-name="ce8">
            <text:p>11,47</text:p>
          </table:table-cell>
          <table:table-cell office:value-type="float" office:value="15.440343663735989" table:formula="of:=100*([.G40]-[.G$10])/[.G$10]" table:style-name="ce8">
            <text:p>15,44</text:p>
          </table:table-cell>
          <table:table-cell office:value-type="float" office:value="6.7601871412905963" table:formula="of:=100*([.H40]-[.H$10])/[.H$10]" table:style-name="ce8">
            <text:p>6,76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7184942717" table:style-name="ce13">
            <text:p>157,171849</text:p>
          </table:table-cell>
          <table:table-cell office:value-type="float" office:value="37.352816153029003" table:style-name="ce13">
            <text:p>37,352816</text:p>
          </table:table-cell>
          <table:table-cell office:value-type="float" office:value="34.440888888888999" table:style-name="ce13">
            <text:p>34,440889</text:p>
          </table:table-cell>
          <table:table-cell office:value-type="float" office:value="8.2316513761468002" table:style-name="ce13">
            <text:p>8,231651</text:p>
          </table:table-cell>
          <table:table-cell office:value-type="float" office:value="14.107496728359999" table:style-name="ce13">
            <text:p>14,107497</text:p>
          </table:table-cell>
          <table:table-cell office:value-type="float" office:value="3.5446722467788998" table:style-name="ce13">
            <text:p>3,544672</text:p>
          </table:table-cell>
          <table:table-cell office:value-type="float" office:value="10.725823591923" table:style-name="ce13">
            <text:p>10,725824</text:p>
          </table:table-cell>
          <table:table-cell table:style-name="ce1"/>
          <table:table-cell office:value-type="float" office:value="8.8590718961756174E-2" table:formula="of:=100*([.B41]-[.B$10])/[.B$10]" table:style-name="ce8">
            <text:p>0,09</text:p>
          </table:table-cell>
          <table:table-cell office:value-type="float" office:value="7.6176492114367491" table:formula="of:=100*([.C41]-[.C$10])/[.C$10]" table:style-name="ce8">
            <text:p>7,62</text:p>
          </table:table-cell>
          <table:table-cell office:value-type="float" office:value="5.5605492552733065" table:formula="of:=100*([.D41]-[.D$10])/[.D$10]" table:style-name="ce8">
            <text:p>5,56</text:p>
          </table:table-cell>
          <table:table-cell office:value-type="float" office:value="6.6662681130648105" table:formula="of:=100*([.E41]-[.E$10])/[.E$10]" table:style-name="ce8">
            <text:p>6,67</text:p>
          </table:table-cell>
          <table:table-cell office:value-type="float" office:value="9.3510898127082491" table:formula="of:=100*([.F41]-[.F$10])/[.F$10]" table:style-name="ce8">
            <text:p>9,35</text:p>
          </table:table-cell>
          <table:table-cell office:value-type="float" office:value="16.42573278723356" table:formula="of:=100*([.G41]-[.G$10])/[.G$10]" table:style-name="ce8">
            <text:p>16,43</text:p>
          </table:table-cell>
          <table:table-cell office:value-type="float" office:value="6.7214165219827775" table:formula="of:=100*([.H41]-[.H$10])/[.H$10]" table:style-name="ce8">
            <text:p>6,72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1276595744999" table:style-name="ce13">
            <text:p>157,212766</text:p>
          </table:table-cell>
          <table:table-cell office:value-type="float" office:value="36.773645058447997" table:style-name="ce13">
            <text:p>36,773645</text:p>
          </table:table-cell>
          <table:table-cell office:value-type="float" office:value="34.728000000000002" table:style-name="ce13">
            <text:p>34,728000</text:p>
          </table:table-cell>
          <table:table-cell office:value-type="float" office:value="8.3509174311927001" table:style-name="ce13">
            <text:p>8,350917</text:p>
          </table:table-cell>
          <table:table-cell office:value-type="float" office:value="14.403813796971001" table:style-name="ce13">
            <text:p>14,403814</text:p>
          </table:table-cell>
          <table:table-cell office:value-type="float" office:value="3.5336217436282999" table:style-name="ce13">
            <text:p>3,533622</text:p>
          </table:table-cell>
          <table:table-cell office:value-type="float" office:value="10.713071200850001" table:style-name="ce13">
            <text:p>10,713071</text:p>
          </table:table-cell>
          <table:table-cell table:style-name="ce1"/>
          <table:table-cell office:value-type="float" office:value="0.11464677077866388" table:formula="of:=100*([.B42]-[.B$10])/[.B$10]" table:style-name="ce8">
            <text:p>0,11</text:p>
          </table:table-cell>
          <table:table-cell office:value-type="float" office:value="5.9489923842066474" table:formula="of:=100*([.C42]-[.C$10])/[.C$10]" table:style-name="ce8">
            <text:p>5,95</text:p>
          </table:table-cell>
          <table:table-cell office:value-type="float" office:value="6.4405383485846226" table:formula="of:=100*([.D42]-[.D$10])/[.D$10]" table:style-name="ce8">
            <text:p>6,44</text:p>
          </table:table-cell>
          <table:table-cell office:value-type="float" office:value="8.211725327297378" table:formula="of:=100*([.E42]-[.E$10])/[.E$10]" table:style-name="ce8">
            <text:p>8,21</text:p>
          </table:table-cell>
          <table:table-cell office:value-type="float" office:value="11.647924964020516" table:formula="of:=100*([.F42]-[.F$10])/[.F$10]" table:style-name="ce8">
            <text:p>11,65</text:p>
          </table:table-cell>
          <table:table-cell office:value-type="float" office:value="16.06277597842131" table:formula="of:=100*([.G42]-[.G$10])/[.G$10]" table:style-name="ce8">
            <text:p>16,06</text:p>
          </table:table-cell>
          <table:table-cell office:value-type="float" office:value="6.5945308588270306" table:formula="of:=100*([.H42]-[.H$10])/[.H$10]" table:style-name="ce8">
            <text:p>6,59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6530278232" table:style-name="ce13">
            <text:p>157,165303</text:p>
          </table:table-cell>
          <table:table-cell office:value-type="float" office:value="36.616365568543998" table:style-name="ce13">
            <text:p>36,616366</text:p>
          </table:table-cell>
          <table:table-cell office:value-type="float" office:value="34.990222222222002" table:style-name="ce13">
            <text:p>34,990222</text:p>
          </table:table-cell>
          <table:table-cell office:value-type="float" office:value="8.5543577981650998" table:style-name="ce13">
            <text:p>8,554358</text:p>
          </table:table-cell>
          <table:table-cell office:value-type="float" office:value="14.302299495232999" table:style-name="ce13">
            <text:p>14,302299</text:p>
          </table:table-cell>
          <table:table-cell office:value-type="float" office:value="3.4628515000469999" table:style-name="ce13">
            <text:p>3,462852</text:p>
          </table:table-cell>
          <table:table-cell office:value-type="float" office:value="10.661353170386" table:style-name="ce13">
            <text:p>10,661353</text:p>
          </table:table-cell>
          <table:table-cell table:style-name="ce1"/>
          <table:table-cell office:value-type="float" office:value="8.4421750667735163E-2" table:formula="of:=100*([.B43]-[.B$10])/[.B$10]" table:style-name="ce8">
            <text:p>0,08</text:p>
          </table:table-cell>
          <table:table-cell office:value-type="float" office:value="5.4958525485568064" table:formula="of:=100*([.C43]-[.C$10])/[.C$10]" table:style-name="ce8">
            <text:p>5,50</text:p>
          </table:table-cell>
          <table:table-cell office:value-type="float" office:value="7.2442435576456656" table:formula="of:=100*([.D43]-[.D$10])/[.D$10]" table:style-name="ce8">
            <text:p>7,24</text:p>
          </table:table-cell>
          <table:table-cell office:value-type="float" office:value="10.847918690803992" table:formula="of:=100*([.E43]-[.E$10])/[.E$10]" table:style-name="ce8">
            <text:p>10,85</text:p>
          </table:table-cell>
          <table:table-cell office:value-type="float" office:value="10.861059672440396" table:formula="of:=100*([.F43]-[.F$10])/[.F$10]" table:style-name="ce8">
            <text:p>10,86</text:p>
          </table:table-cell>
          <table:table-cell office:value-type="float" office:value="13.738307904970736" table:formula="of:=100*([.G43]-[.G$10])/[.G$10]" table:style-name="ce8">
            <text:p>13,74</text:p>
          </table:table-cell>
          <table:table-cell office:value-type="float" office:value="6.079939002682619" table:formula="of:=100*([.H43]-[.H$10])/[.H$10]" table:style-name="ce8">
            <text:p>6,08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9148936170001" table:style-name="ce13">
            <text:p>157,191489</text:p>
          </table:table-cell>
          <table:table-cell office:value-type="float" office:value="37.731137088204001" table:style-name="ce13">
            <text:p>37,731137</text:p>
          </table:table-cell>
          <table:table-cell office:value-type="float" office:value="34.769777777778003" table:style-name="ce13">
            <text:p>34,769778</text:p>
          </table:table-cell>
          <table:table-cell office:value-type="float" office:value="8.2779816513761002" table:style-name="ce13">
            <text:p>8,277982</text:p>
          </table:table-cell>
          <table:table-cell office:value-type="float" office:value="14.28846513367" table:style-name="ce13">
            <text:p>14,288465</text:p>
          </table:table-cell>
          <table:table-cell office:value-type="float" office:value="3.5585441549892001" table:style-name="ce13">
            <text:p>3,558544</text:p>
          </table:table-cell>
          <table:table-cell office:value-type="float" office:value="10.774353524619" table:style-name="ce13">
            <text:p>10,774354</text:p>
          </table:table-cell>
          <table:table-cell table:style-name="ce1"/>
          <table:table-cell office:value-type="float" office:value="0.10109762383107734" table:formula="of:=100*([.B44]-[.B$10])/[.B$10]" table:style-name="ce8">
            <text:p>0,10</text:p>
          </table:table-cell>
          <table:table-cell office:value-type="float" office:value="8.707634221514871" table:formula="of:=100*([.C44]-[.C$10])/[.C$10]" table:style-name="ce8">
            <text:p>8,71</text:p>
          </table:table-cell>
          <table:table-cell office:value-type="float" office:value="6.5685862971476849" table:formula="of:=100*([.D44]-[.D$10])/[.D$10]" table:style-name="ce8">
            <text:p>6,57</text:p>
          </table:table-cell>
          <table:table-cell office:value-type="float" office:value="7.2666188001311856" table:formula="of:=100*([.E44]-[.E$10])/[.E$10]" table:style-name="ce8">
            <text:p>7,27</text:p>
          </table:table-cell>
          <table:table-cell office:value-type="float" office:value="10.753825728466774" table:formula="of:=100*([.F44]-[.F$10])/[.F$10]" table:style-name="ce8">
            <text:p>10,75</text:p>
          </table:table-cell>
          <table:table-cell office:value-type="float" office:value="16.881359419571449" table:formula="of:=100*([.G44]-[.G$10])/[.G$10]" table:style-name="ce8">
            <text:p>16,88</text:p>
          </table:table-cell>
          <table:table-cell office:value-type="float" office:value="7.2042869623407411" table:formula="of:=100*([.H44]-[.H$10])/[.H$10]" table:style-name="ce8">
            <text:p>7,20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5220949264" table:style-name="ce13">
            <text:p>157,152209</text:p>
          </table:table-cell>
          <table:table-cell office:value-type="float" office:value="37.416578108395001" table:style-name="ce13">
            <text:p>37,416578</text:p>
          </table:table-cell>
          <table:table-cell office:value-type="float" office:value="35.448" table:style-name="ce13">
            <text:p>35,448000</text:p>
          </table:table-cell>
          <table:table-cell office:value-type="float" office:value="8.3172018348624004" table:style-name="ce13">
            <text:p>8,317202</text:p>
          </table:table-cell>
          <table:table-cell office:value-type="float" office:value="13.946532062068" table:style-name="ce13">
            <text:p>13,946532</text:p>
          </table:table-cell>
          <table:table-cell office:value-type="float" office:value="3.5907551960877" table:style-name="ce13">
            <text:p>3,590755</text:p>
          </table:table-cell>
          <table:table-cell office:value-type="float" office:value="10.524264966347999" table:style-name="ce13">
            <text:p>10,524265</text:p>
          </table:table-cell>
          <table:table-cell table:style-name="ce1"/>
          <table:table-cell office:value-type="float" office:value="7.6083814092435004E-2" table:formula="of:=100*([.B45]-[.B$10])/[.B$10]" table:style-name="ce8">
            <text:p>0,08</text:p>
          </table:table-cell>
          <table:table-cell office:value-type="float" office:value="7.8013545502123023" table:formula="of:=100*([.C45]-[.C$10])/[.C$10]" table:style-name="ce8">
            <text:p>7,80</text:p>
          </table:table-cell>
          <table:table-cell office:value-type="float" office:value="8.6473221429574867" table:formula="of:=100*([.D45]-[.D$10])/[.D$10]" table:style-name="ce8">
            <text:p>8,65</text:p>
          </table:table-cell>
          <table:table-cell office:value-type="float" office:value="7.7748364609660348" table:formula="of:=100*([.E45]-[.E$10])/[.E$10]" table:style-name="ce8">
            <text:p>7,77</text:p>
          </table:table-cell>
          <table:table-cell office:value-type="float" office:value="8.1034083835157276" table:formula="of:=100*([.F45]-[.F$10])/[.F$10]" table:style-name="ce8">
            <text:p>8,10</text:p>
          </table:table-cell>
          <table:table-cell office:value-type="float" office:value="17.939339904830817" table:formula="of:=100*([.G45]-[.G$10])/[.G$10]" table:style-name="ce8">
            <text:p>17,94</text:p>
          </table:table-cell>
          <table:table-cell office:value-type="float" office:value="4.7159181237258485" table:formula="of:=100*([.H45]-[.H$10])/[.H$10]" table:style-name="ce8">
            <text:p>4,72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09328968903" table:style-name="ce13">
            <text:p>157,093290</text:p>
          </table:table-cell>
          <table:table-cell office:value-type="float" office:value="36.788522848033999" table:style-name="ce13">
            <text:p>36,788523</text:p>
          </table:table-cell>
          <table:table-cell office:value-type="float" office:value="34.757333333333001" table:style-name="ce13">
            <text:p>34,757333</text:p>
          </table:table-cell>
          <table:table-cell office:value-type="float" office:value="8.4" table:style-name="ce13">
            <text:p>8,400000</text:p>
          </table:table-cell>
          <table:table-cell office:value-type="float" office:value="13.903720321554999" table:style-name="ce13">
            <text:p>13,903720</text:p>
          </table:table-cell>
          <table:table-cell office:value-type="float" office:value="3.5063951848019999" table:style-name="ce13">
            <text:p>3,506395</text:p>
          </table:table-cell>
          <table:table-cell office:value-type="float" office:value="10.574211831385" table:style-name="ce13">
            <text:p>10,574212</text:p>
          </table:table-cell>
          <table:table-cell table:style-name="ce1"/>
          <table:table-cell office:value-type="float" office:value="3.8563099471747714E-2" table:formula="of:=100*([.B46]-[.B$10])/[.B$10]" table:style-name="ce8">
            <text:p>0,04</text:p>
          </table:table-cell>
          <table:table-cell office:value-type="float" office:value="5.9918569632560139" table:formula="of:=100*([.C46]-[.C$10])/[.C$10]" table:style-name="ce8">
            <text:p>5,99</text:p>
          </table:table-cell>
          <table:table-cell office:value-type="float" office:value="6.5304443550210127" table:formula="of:=100*([.D46]-[.D$10])/[.D$10]" table:style-name="ce8">
            <text:p>6,53</text:p>
          </table:table-cell>
          <table:table-cell office:value-type="float" office:value="8.8477404116155043" table:formula="of:=100*([.E46]-[.E$10])/[.E$10]" table:style-name="ce8">
            <text:p>8,85</text:p>
          </table:table-cell>
          <table:table-cell office:value-type="float" office:value="7.7715628001342099" table:formula="of:=100*([.F46]-[.F$10])/[.F$10]" table:style-name="ce8">
            <text:p>7,77</text:p>
          </table:table-cell>
          <table:table-cell office:value-type="float" office:value="15.168512181392622" table:formula="of:=100*([.G46]-[.G$10])/[.G$10]" table:style-name="ce8">
            <text:p>15,17</text:p>
          </table:table-cell>
          <table:table-cell office:value-type="float" office:value="5.2128869710966939" table:formula="of:=100*([.H46]-[.H$10])/[.H$10]" table:style-name="ce8">
            <text:p>5,21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8805237316001" table:style-name="ce13">
            <text:p>157,288052</text:p>
          </table:table-cell>
          <table:table-cell office:value-type="float" office:value="37.277364505845" table:style-name="ce13">
            <text:p>37,277365</text:p>
          </table:table-cell>
          <table:table-cell office:value-type="float" office:value="34.709333333332999" table:style-name="ce13">
            <text:p>34,709333</text:p>
          </table:table-cell>
          <table:table-cell office:value-type="float" office:value="8.4105504587155995" table:style-name="ce13">
            <text:p>8,410550</text:p>
          </table:table-cell>
          <table:table-cell office:value-type="float" office:value="14.204524210133" table:style-name="ce13">
            <text:p>14,204524</text:p>
          </table:table-cell>
          <table:table-cell office:value-type="float" office:value="3.5387002727358001" table:style-name="ce13">
            <text:p>3,538700</text:p>
          </table:table-cell>
          <table:table-cell office:value-type="float" office:value="10.733970952887001" table:style-name="ce13">
            <text:p>10,733971</text:p>
          </table:table-cell>
          <table:table-cell table:style-name="ce1"/>
          <table:table-cell office:value-type="float" office:value="0.16258990611849447" table:formula="of:=100*([.B47]-[.B$10])/[.B$10]" table:style-name="ce8">
            <text:p>0,16</text:p>
          </table:table-cell>
          <table:table-cell office:value-type="float" office:value="7.4002645605497301" table:formula="of:=100*([.C47]-[.C$10])/[.C$10]" table:style-name="ce8">
            <text:p>7,40</text:p>
          </table:table-cell>
          <table:table-cell office:value-type="float" office:value="6.3833254353961495" table:formula="of:=100*([.D47]-[.D$10])/[.D$10]" table:style-name="ce8">
            <text:p>6,38</text:p>
          </table:table-cell>
          <table:table-cell office:value-type="float" office:value="8.9844539344130041" table:formula="of:=100*([.E47]-[.E$10])/[.E$10]" table:style-name="ce8">
            <text:p>8,98</text:p>
          </table:table-cell>
          <table:table-cell office:value-type="float" office:value="10.103176527875167" table:formula="of:=100*([.F47]-[.F$10])/[.F$10]" table:style-name="ce8">
            <text:p>10,10</text:p>
          </table:table-cell>
          <table:table-cell office:value-type="float" office:value="16.229581660768755" table:formula="of:=100*([.G47]-[.G$10])/[.G$10]" table:style-name="ce8">
            <text:p>16,23</text:p>
          </table:table-cell>
          <table:table-cell office:value-type="float" office:value="6.8024823623392123" table:formula="of:=100*([.H47]-[.H$10])/[.H$10]" table:style-name="ce8">
            <text:p>6,80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1783960720001" table:style-name="ce13">
            <text:p>157,117840</text:p>
          </table:table-cell>
          <table:table-cell office:value-type="float" office:value="37.079702444208003" table:style-name="ce13">
            <text:p>37,079702</text:p>
          </table:table-cell>
          <table:table-cell office:value-type="float" office:value="34.374222222222002" table:style-name="ce13">
            <text:p>34,374222</text:p>
          </table:table-cell>
          <table:table-cell office:value-type="float" office:value="8.4584862385320996" table:style-name="ce13">
            <text:p>8,458486</text:p>
          </table:table-cell>
          <table:table-cell office:value-type="float" office:value="14.100953449243001" table:style-name="ce13">
            <text:p>14,100953</text:p>
          </table:table-cell>
          <table:table-cell office:value-type="float" office:value="3.5031035455657" table:style-name="ce13">
            <text:p>3,503104</text:p>
          </table:table-cell>
          <table:table-cell office:value-type="float" office:value="10.786397449521999" table:style-name="ce13">
            <text:p>10,786397</text:p>
          </table:table-cell>
          <table:table-cell table:style-name="ce1"/>
          <table:table-cell office:value-type="float" office:value="5.4196730563177378E-2" table:formula="of:=100*([.B48]-[.B$10])/[.B$10]" table:style-name="ce8">
            <text:p>0,05</text:p>
          </table:table-cell>
          <table:table-cell office:value-type="float" office:value="6.830778010338582" table:formula="of:=100*([.C48]-[.C$10])/[.C$10]" table:style-name="ce8">
            <text:p>6,83</text:p>
          </table:table-cell>
          <table:table-cell office:value-type="float" office:value="5.3562174224599914" table:formula="of:=100*([.D48]-[.D$10])/[.D$10]" table:style-name="ce8">
            <text:p>5,36</text:p>
          </table:table-cell>
          <table:table-cell office:value-type="float" office:value="9.6056088532100006" table:formula="of:=100*([.E48]-[.E$10])/[.E$10]" table:style-name="ce8">
            <text:p>9,61</text:p>
          </table:table-cell>
          <table:table-cell office:value-type="float" office:value="9.300371055428359" table:formula="of:=100*([.F48]-[.F$10])/[.F$10]" table:style-name="ce8">
            <text:p>9,30</text:p>
          </table:table-cell>
          <table:table-cell office:value-type="float" office:value="15.060397387279945" table:formula="of:=100*([.G48]-[.G$10])/[.G$10]" table:style-name="ce8">
            <text:p>15,06</text:p>
          </table:table-cell>
          <table:table-cell office:value-type="float" office:value="7.3241234219950231" table:formula="of:=100*([.H48]-[.H$10])/[.H$10]" table:style-name="ce8">
            <text:p>7,32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2749590834999" table:style-name="ce13">
            <text:p>157,227496</text:p>
          </table:table-cell>
          <table:table-cell office:value-type="float" office:value="36.899043570669001" table:style-name="ce13">
            <text:p>36,899044</text:p>
          </table:table-cell>
          <table:table-cell office:value-type="float" office:value="34.687111111111001" table:style-name="ce13">
            <text:p>34,687111</text:p>
          </table:table-cell>
          <table:table-cell office:value-type="float" office:value="8.3387614678898991" table:style-name="ce13">
            <text:p>8,338761</text:p>
          </table:table-cell>
          <table:table-cell office:value-type="float" office:value="14.248270704805" table:style-name="ce13">
            <text:p>14,248271</text:p>
          </table:table-cell>
          <table:table-cell office:value-type="float" office:value="3.5152355873225001" table:style-name="ce13">
            <text:p>3,515236</text:p>
          </table:table-cell>
          <table:table-cell office:value-type="float" office:value="10.695359546582001" table:style-name="ce13">
            <text:p>10,695360</text:p>
          </table:table-cell>
          <table:table-cell table:style-name="ce1"/>
          <table:table-cell office:value-type="float" office:value="0.12402694943224749" table:formula="of:=100*([.B49]-[.B$10])/[.B$10]" table:style-name="ce8">
            <text:p>0,12</text:p>
          </table:table-cell>
          <table:table-cell office:value-type="float" office:value="6.3102795504687217" table:formula="of:=100*([.C49]-[.C$10])/[.C$10]" table:style-name="ce8">
            <text:p>6,31</text:p>
          </table:table-cell>
          <table:table-cell office:value-type="float" office:value="6.3152148244594022" table:formula="of:=100*([.D49]-[.D$10])/[.D$10]" table:style-name="ce8">
            <text:p>6,32</text:p>
          </table:table-cell>
          <table:table-cell office:value-type="float" office:value="8.0542075727692346" table:formula="of:=100*([.E49]-[.E$10])/[.E$10]" table:style-name="ce8">
            <text:p>8,05</text:p>
          </table:table-cell>
          <table:table-cell office:value-type="float" office:value="10.442267648006524" table:formula="of:=100*([.F49]-[.F$10])/[.F$10]" table:style-name="ce8">
            <text:p>10,44</text:p>
          </table:table-cell>
          <table:table-cell office:value-type="float" office:value="15.458877628443089" table:formula="of:=100*([.G49]-[.G$10])/[.G$10]" table:style-name="ce8">
            <text:p>15,46</text:p>
          </table:table-cell>
          <table:table-cell office:value-type="float" office:value="6.418300771111249" table:formula="of:=100*([.H49]-[.H$10])/[.H$10]" table:style-name="ce8">
            <text:p>6,42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0130932897001" table:style-name="ce13">
            <text:p>157,201309</text:p>
          </table:table-cell>
          <table:table-cell office:value-type="float" office:value="37.053134962805998" table:style-name="ce13">
            <text:p>37,053135</text:p>
          </table:table-cell>
          <table:table-cell office:value-type="float" office:value="34.693333333333001" table:style-name="ce13">
            <text:p>34,693333</text:p>
          </table:table-cell>
          <table:table-cell office:value-type="float" office:value="8.3185779816513996" table:style-name="ce13">
            <text:p>8,318578</text:p>
          </table:table-cell>
          <table:table-cell office:value-type="float" office:value="14.143204337259" table:style-name="ce13">
            <text:p>14,143204</text:p>
          </table:table-cell>
          <table:table-cell office:value-type="float" office:value="3.5150945170695" table:style-name="ce13">
            <text:p>3,515095</text:p>
          </table:table-cell>
          <table:table-cell office:value-type="float" office:value="10.76053843429" table:style-name="ce13">
            <text:p>10,760538</text:p>
          </table:table-cell>
          <table:table-cell table:style-name="ce1"/>
          <table:table-cell office:value-type="float" office:value="0.1073510762689234" table:formula="of:=100*([.B50]-[.B$10])/[.B$10]" table:style-name="ce8">
            <text:p>0,11</text:p>
          </table:table-cell>
          <table:table-cell office:value-type="float" office:value="6.7542341191835256" table:formula="of:=100*([.C50]-[.C$10])/[.C$10]" table:style-name="ce8">
            <text:p>6,75</text:p>
          </table:table-cell>
          <table:table-cell office:value-type="float" office:value="6.3342857955212022" table:formula="of:=100*([.D50]-[.D$10])/[.D$10]" table:style-name="ce8">
            <text:p>6,33</text:p>
          </table:table-cell>
          <table:table-cell office:value-type="float" office:value="7.7926686595918992" table:formula="of:=100*([.E50]-[.E$10])/[.E$10]" table:style-name="ce8">
            <text:p>7,79</text:p>
          </table:table-cell>
          <table:table-cell office:value-type="float" office:value="9.627869316747562" table:formula="of:=100*([.F50]-[.F$10])/[.F$10]" table:style-name="ce8">
            <text:p>9,63</text:p>
          </table:table-cell>
          <table:table-cell office:value-type="float" office:value="15.454244137266315" table:formula="of:=100*([.G50]-[.G$10])/[.G$10]" table:style-name="ce8">
            <text:p>15,45</text:p>
          </table:table-cell>
          <table:table-cell office:value-type="float" office:value="7.0668274939228253" table:formula="of:=100*([.H50]-[.H$10])/[.H$10]" table:style-name="ce8">
            <text:p>7,07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1931260228999" table:style-name="ce13">
            <text:p>157,219313</text:p>
          </table:table-cell>
          <table:table-cell office:value-type="float" office:value="37.151965993624003" table:style-name="ce13">
            <text:p>37,151966</text:p>
          </table:table-cell>
          <table:table-cell office:value-type="float" office:value="34.395555555556001" table:style-name="ce13">
            <text:p>34,395556</text:p>
          </table:table-cell>
          <table:table-cell office:value-type="float" office:value="8.4036697247705998" table:style-name="ce13">
            <text:p>8,403670</text:p>
          </table:table-cell>
          <table:table-cell office:value-type="float" office:value="14.239670966536" table:style-name="ce13">
            <text:p>14,239671</text:p>
          </table:table-cell>
          <table:table-cell office:value-type="float" office:value="3.4483212639895" table:style-name="ce13">
            <text:p>3,448321</text:p>
          </table:table-cell>
          <table:table-cell office:value-type="float" office:value="10.66950053135" table:style-name="ce13">
            <text:p>10,669501</text:p>
          </table:table-cell>
          <table:table-cell table:style-name="ce1"/>
          <table:table-cell office:value-type="float" office:value="0.11881573906631396" table:formula="of:=100*([.B51]-[.B$10])/[.B$10]" table:style-name="ce8">
            <text:p>0,12</text:p>
          </table:table-cell>
          <table:table-cell office:value-type="float" office:value="7.0389773942876772" table:formula="of:=100*([.C51]-[.C$10])/[.C$10]" table:style-name="ce8">
            <text:p>7,04</text:p>
          </table:table-cell>
          <table:table-cell office:value-type="float" office:value="5.4216036089619681" table:formula="of:=100*([.D51]-[.D$10])/[.D$10]" table:style-name="ce8">
            <text:p>5,42</text:p>
          </table:table-cell>
          <table:table-cell office:value-type="float" office:value="8.8952929412836355" table:formula="of:=100*([.E51]-[.E$10])/[.E$10]" table:style-name="ce8">
            <text:p>8,90</text:p>
          </table:table-cell>
          <table:table-cell office:value-type="float" office:value="10.375608709859916" table:formula="of:=100*([.F51]-[.F$10])/[.F$10]" table:style-name="ce8">
            <text:p>10,38</text:p>
          </table:table-cell>
          <table:table-cell office:value-type="float" office:value="13.261058313812294" table:formula="of:=100*([.G51]-[.G$10])/[.G$10]" table:style-name="ce8">
            <text:p>13,26</text:p>
          </table:table-cell>
          <table:table-cell office:value-type="float" office:value="6.1610048430390352" table:formula="of:=100*([.H51]-[.H$10])/[.H$10]" table:style-name="ce8">
            <text:p>6,16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9476268412001" table:style-name="ce13">
            <text:p>157,194763</text:p>
          </table:table-cell>
          <table:table-cell office:value-type="float" office:value="37.345377258235999" table:style-name="ce13">
            <text:p>37,345377</text:p>
          </table:table-cell>
          <table:table-cell office:value-type="float" office:value="34.944000000000003" table:style-name="ce13">
            <text:p>34,944000</text:p>
          </table:table-cell>
          <table:table-cell office:value-type="float" office:value="8.3045871559633007" table:style-name="ce13">
            <text:p>8,304587</text:p>
          </table:table-cell>
          <table:table-cell office:value-type="float" office:value="14.292765002804" table:style-name="ce13">
            <text:p>14,292765</text:p>
          </table:table-cell>
          <table:table-cell office:value-type="float" office:value="3.5487162606978" table:style-name="ce13">
            <text:p>3,548716</text:p>
          </table:table-cell>
          <table:table-cell office:value-type="float" office:value="10.605738575983001" table:style-name="ce13">
            <text:p>10,605739</text:p>
          </table:table-cell>
          <table:table-cell table:style-name="ce1"/>
          <table:table-cell office:value-type="float" office:value="0.10318210797490239" table:formula="of:=100*([.B52]-[.B$10])/[.B$10]" table:style-name="ce8">
            <text:p>0,10</text:p>
          </table:table-cell>
          <table:table-cell office:value-type="float" office:value="7.5962169219120552" table:formula="of:=100*([.C52]-[.C$10])/[.C$10]" table:style-name="ce8">
            <text:p>7,60</text:p>
          </table:table-cell>
          <table:table-cell office:value-type="float" office:value="7.1025734868964863" table:formula="of:=100*([.D52]-[.D$10])/[.D$10]" table:style-name="ce8">
            <text:p>7,10</text:p>
          </table:table-cell>
          <table:table-cell office:value-type="float" office:value="7.6113746402297142" table:formula="of:=100*([.E52]-[.E$10])/[.E$10]" table:style-name="ce8">
            <text:p>7,61</text:p>
          </table:table-cell>
          <table:table-cell office:value-type="float" office:value="10.787155197536201" table:formula="of:=100*([.F52]-[.F$10])/[.F$10]" table:style-name="ce8">
            <text:p>10,79</text:p>
          </table:table-cell>
          <table:table-cell office:value-type="float" office:value="16.558559534286854" table:formula="of:=100*([.G52]-[.G$10])/[.G$10]" table:style-name="ce8">
            <text:p>16,56</text:p>
          </table:table-cell>
          <table:table-cell office:value-type="float" office:value="5.5265765272403415" table:formula="of:=100*([.H52]-[.H$10])/[.H$10]" table:style-name="ce8">
            <text:p>5,53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2913256955999" table:style-name="ce13">
            <text:p>157,229133</text:p>
          </table:table-cell>
          <table:table-cell office:value-type="float" office:value="36.742826780020998" table:style-name="ce13">
            <text:p>36,742827</text:p>
          </table:table-cell>
          <table:table-cell office:value-type="float" office:value="34.718222222222003" table:style-name="ce13">
            <text:p>34,718222</text:p>
          </table:table-cell>
          <table:table-cell office:value-type="float" office:value="8.3314220183486007" table:style-name="ce13">
            <text:p>8,331422</text:p>
          </table:table-cell>
          <table:table-cell office:value-type="float" office:value="14.478407178912001" table:style-name="ce13">
            <text:p>14,478407</text:p>
          </table:table-cell>
          <table:table-cell office:value-type="float" office:value="3.4865983259663" table:style-name="ce13">
            <text:p>3,486598</text:p>
          </table:table-cell>
          <table:table-cell office:value-type="float" office:value="10.475026567481001" table:style-name="ce13">
            <text:p>10,475027</text:p>
          </table:table-cell>
          <table:table-cell table:style-name="ce1"/>
          <table:table-cell office:value-type="float" office:value="0.12506919150416002" table:formula="of:=100*([.B53]-[.B$10])/[.B$10]" table:style-name="ce8">
            <text:p>0,13</text:p>
          </table:table-cell>
          <table:table-cell office:value-type="float" office:value="5.8602014704648413" table:formula="of:=100*([.C53]-[.C$10])/[.C$10]" table:style-name="ce8">
            <text:p>5,86</text:p>
          </table:table-cell>
          <table:table-cell office:value-type="float" office:value="6.4105696797714762" table:formula="of:=100*([.D53]-[.D$10])/[.D$10]" table:style-name="ce8">
            <text:p>6,41</text:p>
          </table:table-cell>
          <table:table-cell office:value-type="float" office:value="7.9591025134316862" table:formula="of:=100*([.E53]-[.E$10])/[.E$10]" table:style-name="ce8">
            <text:p>7,96</text:p>
          </table:table-cell>
          <table:table-cell office:value-type="float" office:value="12.226118797067194" table:formula="of:=100*([.F53]-[.F$10])/[.F$10]" table:style-name="ce8">
            <text:p>12,23</text:p>
          </table:table-cell>
          <table:table-cell office:value-type="float" office:value="14.51827891964995" table:formula="of:=100*([.G53]-[.G$10])/[.G$10]" table:style-name="ce8">
            <text:p>14,52</text:p>
          </table:table-cell>
          <table:table-cell office:value-type="float" office:value="4.2259984798564876" table:formula="of:=100*([.H53]-[.H$10])/[.H$10]" table:style-name="ce8">
            <text:p>4,23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0294599018001" table:style-name="ce13">
            <text:p>157,202946</text:p>
          </table:table-cell>
          <table:table-cell office:value-type="float" office:value="36.965993623804003" table:style-name="ce13">
            <text:p>36,965994</text:p>
          </table:table-cell>
          <table:table-cell office:value-type="float" office:value="34.133333333332999" table:style-name="ce13">
            <text:p>34,133333</text:p>
          </table:table-cell>
          <table:table-cell office:value-type="float" office:value="8.4153669724771003" table:style-name="ce13">
            <text:p>8,415367</text:p>
          </table:table-cell>
          <table:table-cell office:value-type="float" office:value="14.401944288652" table:style-name="ce13">
            <text:p>14,401944</text:p>
          </table:table-cell>
          <table:table-cell office:value-type="float" office:value="3.5292015423680998" table:style-name="ce13">
            <text:p>3,529202</text:p>
          </table:table-cell>
          <table:table-cell office:value-type="float" office:value="10.694651080411001" table:style-name="ce13">
            <text:p>10,694651</text:p>
          </table:table-cell>
          <table:table-cell table:style-name="ce1"/>
          <table:table-cell office:value-type="float" office:value="0.10839331834083592" table:formula="of:=100*([.B54]-[.B$10])/[.B$10]" table:style-name="ce8">
            <text:p>0,11</text:p>
          </table:table-cell>
          <table:table-cell office:value-type="float" office:value="6.5031701561850852" table:formula="of:=100*([.C54]-[.C$10])/[.C$10]" table:style-name="ce8">
            <text:p>6,50</text:p>
          </table:table-cell>
          <table:table-cell office:value-type="float" office:value="4.6178983998978547" table:formula="of:=100*([.D54]-[.D$10])/[.D$10]" table:style-name="ce8">
            <text:p>4,62</text:p>
          </table:table-cell>
          <table:table-cell office:value-type="float" office:value="9.0468666296035796" table:formula="of:=100*([.E54]-[.E$10])/[.E$10]" table:style-name="ce8">
            <text:p>9,05</text:p>
          </table:table-cell>
          <table:table-cell office:value-type="float" office:value="11.633433890513077" table:formula="of:=100*([.F54]-[.F$10])/[.F$10]" table:style-name="ce8">
            <text:p>11,63</text:p>
          </table:table-cell>
          <table:table-cell office:value-type="float" office:value="15.917593254897715" table:formula="of:=100*([.G54]-[.G$10])/[.G$10]" table:style-name="ce8">
            <text:p>15,92</text:p>
          </table:table-cell>
          <table:table-cell office:value-type="float" office:value="6.4112515675998329" table:formula="of:=100*([.H54]-[.H$10])/[.H$10]" table:style-name="ce8">
            <text:p>6,41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9803600655001" table:style-name="ce13">
            <text:p>157,198036</text:p>
          </table:table-cell>
          <table:table-cell office:value-type="float" office:value="36.985122210413998" table:style-name="ce13">
            <text:p>36,985122</text:p>
          </table:table-cell>
          <table:table-cell office:value-type="float" office:value="34.347555555555999" table:style-name="ce13">
            <text:p>34,347556</text:p>
          </table:table-cell>
          <table:table-cell office:value-type="float" office:value="8.4332568807339001" table:style-name="ce13">
            <text:p>8,433257</text:p>
          </table:table-cell>
          <table:table-cell office:value-type="float" office:value="14.24976631146" table:style-name="ce13">
            <text:p>14,249766</text:p>
          </table:table-cell>
          <table:table-cell office:value-type="float" office:value="3.4738549797799001" table:style-name="ce13">
            <text:p>3,473855</text:p>
          </table:table-cell>
          <table:table-cell office:value-type="float" office:value="10.620262132483001" table:style-name="ce13">
            <text:p>10,620262</text:p>
          </table:table-cell>
          <table:table-cell table:style-name="ce1"/>
          <table:table-cell office:value-type="float" office:value="0.10526659212509835" table:formula="of:=100*([.B55]-[.B$10])/[.B$10]" table:style-name="ce8">
            <text:p>0,11</text:p>
          </table:table-cell>
          <table:table-cell office:value-type="float" office:value="6.5582817578183148" table:formula="of:=100*([.C55]-[.C$10])/[.C$10]" table:style-name="ce8">
            <text:p>6,56</text:p>
          </table:table-cell>
          <table:table-cell office:value-type="float" office:value="5.2744846893371049" table:formula="of:=100*([.D55]-[.D$10])/[.D$10]" table:style-name="ce8">
            <text:p>5,27</text:p>
          </table:table-cell>
          <table:table-cell office:value-type="float" office:value="9.2786852117373595" table:formula="of:=100*([.E55]-[.E$10])/[.E$10]" table:style-name="ce8">
            <text:p>9,28</text:p>
          </table:table-cell>
          <table:table-cell office:value-type="float" office:value="10.453860506810924" table:formula="of:=100*([.F55]-[.F$10])/[.F$10]" table:style-name="ce8">
            <text:p>10,45</text:p>
          </table:table-cell>
          <table:table-cell office:value-type="float" office:value="14.099720216722977" table:formula="of:=100*([.G55]-[.G$10])/[.G$10]" table:style-name="ce8">
            <text:p>14,10</text:p>
          </table:table-cell>
          <table:table-cell office:value-type="float" office:value="5.6710851991696734" table:formula="of:=100*([.H55]-[.H$10])/[.H$10]" table:style-name="ce8">
            <text:p>5,67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1276595744999" table:style-name="ce13">
            <text:p>157,212766</text:p>
          </table:table-cell>
          <table:table-cell office:value-type="float" office:value="37.369819341125996" table:style-name="ce13">
            <text:p>37,369819</text:p>
          </table:table-cell>
          <table:table-cell office:value-type="float" office:value="34.711111111111002" table:style-name="ce13">
            <text:p>34,711111</text:p>
          </table:table-cell>
          <table:table-cell office:value-type="float" office:value="8.3048165137614998" table:style-name="ce13">
            <text:p>8,304817</text:p>
          </table:table-cell>
          <table:table-cell office:value-type="float" office:value="14.415591699383" table:style-name="ce13">
            <text:p>14,415592</text:p>
          </table:table-cell>
          <table:table-cell office:value-type="float" office:value="3.5453775980438" table:style-name="ce13">
            <text:p>3,545378</text:p>
          </table:table-cell>
          <table:table-cell office:value-type="float" office:value="10.668792065179" table:style-name="ce13">
            <text:p>10,668792</text:p>
          </table:table-cell>
          <table:table-cell table:style-name="ce1"/>
          <table:table-cell office:value-type="float" office:value="0.11464677077866388" table:formula="of:=100*([.B56]-[.B$10])/[.B$10]" table:style-name="ce8">
            <text:p>0,11</text:p>
          </table:table-cell>
          <table:table-cell office:value-type="float" office:value="7.6666373017751503" table:formula="of:=100*([.C56]-[.C$10])/[.C$10]" table:style-name="ce8">
            <text:p>7,67</text:p>
          </table:table-cell>
          <table:table-cell office:value-type="float" office:value="6.3887742842718334" table:formula="of:=100*([.D56]-[.D$10])/[.D$10]" table:style-name="ce8">
            <text:p>6,39</text:p>
          </table:table-cell>
          <table:table-cell office:value-type="float" office:value="7.6143466733344471" table:formula="of:=100*([.E56]-[.E$10])/[.E$10]" table:style-name="ce8">
            <text:p>7,61</text:p>
          </table:table-cell>
          <table:table-cell office:value-type="float" office:value="11.739218727135189" table:formula="of:=100*([.F56]-[.F$10])/[.F$10]" table:style-name="ce8">
            <text:p>11,74</text:p>
          </table:table-cell>
          <table:table-cell office:value-type="float" office:value="16.448900243114153" table:formula="of:=100*([.G56]-[.G$10])/[.G$10]" table:style-name="ce8">
            <text:p>16,45</text:p>
          </table:table-cell>
          <table:table-cell office:value-type="float" office:value="6.1539556395276183" table:formula="of:=100*([.H56]-[.H$10])/[.H$10]" table:style-name="ce8">
            <text:p>6,15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32569558101" table:style-name="ce13">
            <text:p>157,325696</text:p>
          </table:table-cell>
          <table:table-cell office:value-type="float" office:value="36.948990435707003" table:style-name="ce13">
            <text:p>36,948990</text:p>
          </table:table-cell>
          <table:table-cell office:value-type="float" office:value="34.717333333333002" table:style-name="ce13">
            <text:p>34,717333</text:p>
          </table:table-cell>
          <table:table-cell office:value-type="float" office:value="8.3669724770642002" table:style-name="ce13">
            <text:p>8,366972</text:p>
          </table:table-cell>
          <table:table-cell office:value-type="float" office:value="14.300990839409" table:style-name="ce13">
            <text:p>14,300991</text:p>
          </table:table-cell>
          <table:table-cell office:value-type="float" office:value="3.4606884228346" table:style-name="ce13">
            <text:p>3,460688</text:p>
          </table:table-cell>
          <table:table-cell office:value-type="float" office:value="10.706340772228" table:style-name="ce13">
            <text:p>10,706341</text:p>
          </table:table-cell>
          <table:table-cell table:style-name="ce1"/>
          <table:table-cell office:value-type="float" office:value="0.18656147378520618" table:formula="of:=100*([.B57]-[.B$10])/[.B$10]" table:style-name="ce8">
            <text:p>0,19</text:p>
          </table:table-cell>
          <table:table-cell office:value-type="float" office:value="6.4541820658466635" table:formula="of:=100*([.C57]-[.C$10])/[.C$10]" table:style-name="ce8">
            <text:p>6,45</text:p>
          </table:table-cell>
          <table:table-cell office:value-type="float" office:value="6.4078452553336342" table:formula="of:=100*([.D57]-[.D$10])/[.D$10]" table:style-name="ce8">
            <text:p>6,41</text:p>
          </table:table-cell>
          <table:table-cell office:value-type="float" office:value="8.4197676445970959" table:formula="of:=100*([.E57]-[.E$10])/[.E$10]" table:style-name="ce8">
            <text:p>8,42</text:p>
          </table:table-cell>
          <table:table-cell office:value-type="float" office:value="10.850915920979769" table:formula="of:=100*([.F57]-[.F$10])/[.F$10]" table:style-name="ce8">
            <text:p>10,85</text:p>
          </table:table-cell>
          <table:table-cell office:value-type="float" office:value="13.667261040268961" table:formula="of:=100*([.G57]-[.G$10])/[.G$10]" table:style-name="ce8">
            <text:p>13,67</text:p>
          </table:table-cell>
          <table:table-cell office:value-type="float" office:value="6.5275634254934296" table:formula="of:=100*([.H57]-[.H$10])/[.H$10]" table:style-name="ce8">
            <text:p>6,53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8477905074001" table:style-name="ce13">
            <text:p>157,284779</text:p>
          </table:table-cell>
          <table:table-cell office:value-type="float" office:value="36.899043570669001" table:style-name="ce13">
            <text:p>36,899044</text:p>
          </table:table-cell>
          <table:table-cell office:value-type="float" office:value="35.304888888889003" table:style-name="ce13">
            <text:p>35,304889</text:p>
          </table:table-cell>
          <table:table-cell office:value-type="float" office:value="8.4220183486239009" table:style-name="ce13">
            <text:p>8,422018</text:p>
          </table:table-cell>
          <table:table-cell office:value-type="float" office:value="14.267713591325" table:style-name="ce13">
            <text:p>14,267714</text:p>
          </table:table-cell>
          <table:table-cell office:value-type="float" office:value="3.4857989278660999" table:style-name="ce13">
            <text:p>3,485799</text:p>
          </table:table-cell>
          <table:table-cell office:value-type="float" office:value="10.542685086786999" table:style-name="ce13">
            <text:p>10,542685</text:p>
          </table:table-cell>
          <table:table-cell table:style-name="ce1"/>
          <table:table-cell office:value-type="float" office:value="0.16050542197466941" table:formula="of:=100*([.B58]-[.B$10])/[.B$10]" table:style-name="ce8">
            <text:p>0,16</text:p>
          </table:table-cell>
          <table:table-cell office:value-type="float" office:value="6.3102795504687217" table:formula="of:=100*([.C58]-[.C$10])/[.C$10]" table:style-name="ce8">
            <text:p>6,31</text:p>
          </table:table-cell>
          <table:table-cell office:value-type="float" office:value="8.2086898085207594" table:formula="of:=100*([.D58]-[.D$10])/[.D$10]" table:style-name="ce8">
            <text:p>8,21</text:p>
          </table:table-cell>
          <table:table-cell office:value-type="float" office:value="9.1330555896282171" table:formula="of:=100*([.E58]-[.E$10])/[.E$10]" table:style-name="ce8">
            <text:p>9,13</text:p>
          </table:table-cell>
          <table:table-cell office:value-type="float" office:value="10.59297481250246" table:formula="of:=100*([.F58]-[.F$10])/[.F$10]" table:style-name="ce8">
            <text:p>10,59</text:p>
          </table:table-cell>
          <table:table-cell office:value-type="float" office:value="14.492022469652605" table:formula="of:=100*([.G58]-[.G$10])/[.G$10]" table:style-name="ce8">
            <text:p>14,49</text:p>
          </table:table-cell>
          <table:table-cell office:value-type="float" office:value="4.8991974149530471" table:formula="of:=100*([.H58]-[.H$10])/[.H$10]" table:style-name="ce8">
            <text:p>4,90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7168576105001" table:style-name="ce13">
            <text:p>157,271686</text:p>
          </table:table-cell>
          <table:table-cell office:value-type="float" office:value="37.064824654623003" table:style-name="ce13">
            <text:p>37,064825</text:p>
          </table:table-cell>
          <table:table-cell office:value-type="float" office:value="34.077333333333002" table:style-name="ce13">
            <text:p>34,077333</text:p>
          </table:table-cell>
          <table:table-cell office:value-type="float" office:value="8.3387614678898991" table:style-name="ce13">
            <text:p>8,338761</text:p>
          </table:table-cell>
          <table:table-cell office:value-type="float" office:value="14.331463825014" table:style-name="ce13">
            <text:p>14,331464</text:p>
          </table:table-cell>
          <table:table-cell office:value-type="float" office:value="3.5152355873225001" table:style-name="ce13">
            <text:p>3,515236</text:p>
          </table:table-cell>
          <table:table-cell office:value-type="float" office:value="10.648246546227" table:style-name="ce13">
            <text:p>10,648247</text:p>
          </table:table-cell>
          <table:table-cell table:style-name="ce1"/>
          <table:table-cell office:value-type="float" office:value="0.15216748539299832" table:formula="of:=100*([.B59]-[.B$10])/[.B$10]" table:style-name="ce8">
            <text:p>0,15</text:p>
          </table:table-cell>
          <table:table-cell office:value-type="float" office:value="6.787913431292103" table:formula="of:=100*([.C59]-[.C$10])/[.C$10]" table:style-name="ce8">
            <text:p>6,79</text:p>
          </table:table-cell>
          <table:table-cell office:value-type="float" office:value="4.4462596603355289" table:formula="of:=100*([.D59]-[.D$10])/[.D$10]" table:style-name="ce8">
            <text:p>4,45</text:p>
          </table:table-cell>
          <table:table-cell office:value-type="float" office:value="8.0542075727692346" table:formula="of:=100*([.E59]-[.E$10])/[.E$10]" table:style-name="ce8">
            <text:p>8,05</text:p>
          </table:table-cell>
          <table:table-cell office:value-type="float" office:value="11.087120419192054" table:formula="of:=100*([.F59]-[.F$10])/[.F$10]" table:style-name="ce8">
            <text:p>11,09</text:p>
          </table:table-cell>
          <table:table-cell office:value-type="float" office:value="15.458877628443089" table:formula="of:=100*([.G59]-[.G$10])/[.G$10]" table:style-name="ce8">
            <text:p>15,46</text:p>
          </table:table-cell>
          <table:table-cell office:value-type="float" office:value="5.9495287377661699" table:formula="of:=100*([.H59]-[.H$10])/[.H$10]" table:style-name="ce8">
            <text:p>5,95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6677577741" table:style-name="ce13">
            <text:p>157,266776</text:p>
          </table:table-cell>
          <table:table-cell office:value-type="float" office:value="37.448459086078998" table:style-name="ce13">
            <text:p>37,448459</text:p>
          </table:table-cell>
          <table:table-cell office:value-type="float" office:value="35.087111111111" table:style-name="ce13">
            <text:p>35,087111</text:p>
          </table:table-cell>
          <table:table-cell office:value-type="float" office:value="8.3905963302751996" table:style-name="ce13">
            <text:p>8,390596</text:p>
          </table:table-cell>
          <table:table-cell office:value-type="float" office:value="14.105440269209" table:style-name="ce13">
            <text:p>14,105440</text:p>
          </table:table-cell>
          <table:table-cell office:value-type="float" office:value="3.5674786043450002" table:style-name="ce13">
            <text:p>3,567479</text:p>
          </table:table-cell>
          <table:table-cell office:value-type="float" office:value="10.755224938009" table:style-name="ce13">
            <text:p>10,755225</text:p>
          </table:table-cell>
          <table:table-cell table:style-name="ce1"/>
          <table:table-cell office:value-type="float" office:value="0.14904075917088982" table:formula="of:=100*([.B60]-[.B$10])/[.B$10]" table:style-name="ce8">
            <text:p>0,15</text:p>
          </table:table-cell>
          <table:table-cell office:value-type="float" office:value="7.8932072196029557" table:formula="of:=100*([.C60]-[.C$10])/[.C$10]" table:style-name="ce8">
            <text:p>7,89</text:p>
          </table:table-cell>
          <table:table-cell office:value-type="float" office:value="7.5412058213332127" table:formula="of:=100*([.D60]-[.D$10])/[.D$10]" table:style-name="ce8">
            <text:p>7,54</text:p>
          </table:table-cell>
          <table:table-cell office:value-type="float" office:value="8.7258870543391147" table:formula="of:=100*([.E60]-[.E$10])/[.E$10]" table:style-name="ce8">
            <text:p>8,73</text:p>
          </table:table-cell>
          <table:table-cell office:value-type="float" office:value="9.3351496318492977" table:formula="of:=100*([.F60]-[.F$10])/[.F$10]" table:style-name="ce8">
            <text:p>9,34</text:p>
          </table:table-cell>
          <table:table-cell office:value-type="float" office:value="17.17481386073867" table:formula="of:=100*([.G60]-[.G$10])/[.G$10]" table:style-name="ce8">
            <text:p>17,17</text:p>
          </table:table-cell>
          <table:table-cell office:value-type="float" office:value="7.0139584676021265" table:formula="of:=100*([.H60]-[.H$10])/[.H$10]" table:style-name="ce8">
            <text:p>7,01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4222585925" table:style-name="ce13">
            <text:p>157,242226</text:p>
          </table:table-cell>
          <table:table-cell office:value-type="float" office:value="36.524973432518998" table:style-name="ce13">
            <text:p>36,524973</text:p>
          </table:table-cell>
          <table:table-cell office:value-type="float" office:value="34.708444444443998" table:style-name="ce13">
            <text:p>34,708444</text:p>
          </table:table-cell>
          <table:table-cell office:value-type="float" office:value="8.4674311926605998" table:style-name="ce13">
            <text:p>8,467431</text:p>
          </table:table-cell>
          <table:table-cell office:value-type="float" office:value="14.565713217423999" table:style-name="ce13">
            <text:p>14,565713</text:p>
          </table:table-cell>
          <table:table-cell office:value-type="float" office:value="3.5290134486975" table:style-name="ce13">
            <text:p>3,529013</text:p>
          </table:table-cell>
          <table:table-cell office:value-type="float" office:value="10.854055968827" table:style-name="ce13">
            <text:p>10,854056</text:p>
          </table:table-cell>
          <table:table-cell table:style-name="ce1"/>
          <table:table-cell office:value-type="float" office:value="0.13340712808583111" table:formula="of:=100*([.B61]-[.B$10])/[.B$10]" table:style-name="ce8">
            <text:p>0,13</text:p>
          </table:table-cell>
          <table:table-cell office:value-type="float" office:value="5.2325415629773486" table:formula="of:=100*([.C61]-[.C$10])/[.C$10]" table:style-name="ce8">
            <text:p>5,23</text:p>
          </table:table-cell>
          <table:table-cell office:value-type="float" office:value="6.3806010109583076" table:formula="of:=100*([.D61]-[.D$10])/[.D$10]" table:style-name="ce8">
            <text:p>6,38</text:p>
          </table:table-cell>
          <table:table-cell office:value-type="float" office:value="9.7215181442781908" table:formula="of:=100*([.E61]-[.E$10])/[.E$10]" table:style-name="ce8">
            <text:p>9,72</text:p>
          </table:table-cell>
          <table:table-cell office:value-type="float" office:value="12.902851929978377" table:formula="of:=100*([.F61]-[.F$10])/[.F$10]" table:style-name="ce8">
            <text:p>12,90</text:p>
          </table:table-cell>
          <table:table-cell office:value-type="float" office:value="15.911415266664214" table:formula="of:=100*([.G61]-[.G$10])/[.G$10]" table:style-name="ce8">
            <text:p>15,91</text:p>
          </table:table-cell>
          <table:table-cell office:value-type="float" office:value="7.9973223570816492" table:formula="of:=100*([.H61]-[.H$10])/[.H$10]" table:style-name="ce8">
            <text:p>8,00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0621931260001" table:style-name="ce13">
            <text:p>157,206219</text:p>
          </table:table-cell>
          <table:table-cell office:value-type="float" office:value="37.066950053135002" table:style-name="ce13">
            <text:p>37,066950</text:p>
          </table:table-cell>
          <table:table-cell office:value-type="float" office:value="34.822222222222003" table:style-name="ce13">
            <text:p>34,822222</text:p>
          </table:table-cell>
          <table:table-cell office:value-type="float" office:value="8.3272935779817008" table:style-name="ce13">
            <text:p>8,327294</text:p>
          </table:table-cell>
          <table:table-cell office:value-type="float" office:value="14.4355954384" table:style-name="ce13">
            <text:p>14,435595</text:p>
          </table:table-cell>
          <table:table-cell office:value-type="float" office:value="3.5776826859775999" table:style-name="ce13">
            <text:p>3,577683</text:p>
          </table:table-cell>
          <table:table-cell office:value-type="float" office:value="10.716967764789" table:style-name="ce13">
            <text:p>10,716968</text:p>
          </table:table-cell>
          <table:table-cell table:style-name="ce1"/>
          <table:table-cell office:value-type="float" office:value="0.11047780248466096" table:formula="of:=100*([.B62]-[.B$10])/[.B$10]" table:style-name="ce8">
            <text:p>0,11</text:p>
          </table:table-cell>
          <table:table-cell office:value-type="float" office:value="6.7940369425840448" table:formula="of:=100*([.C62]-[.C$10])/[.C$10]" table:style-name="ce8">
            <text:p>6,79</text:p>
          </table:table-cell>
          <table:table-cell office:value-type="float" office:value="6.7293273389586652" table:formula="of:=100*([.D62]-[.D$10])/[.D$10]" table:style-name="ce8">
            <text:p>6,73</text:p>
          </table:table-cell>
          <table:table-cell office:value-type="float" office:value="7.9056059175553575" table:formula="of:=100*([.E62]-[.E$10])/[.E$10]" table:style-name="ce8">
            <text:p>7,91</text:p>
          </table:table-cell>
          <table:table-cell office:value-type="float" office:value="11.894273213693427" table:formula="of:=100*([.F62]-[.F$10])/[.F$10]" table:style-name="ce8">
            <text:p>11,89</text:p>
          </table:table-cell>
          <table:table-cell office:value-type="float" office:value="17.509969722490272" table:formula="of:=100*([.G62]-[.G$10])/[.G$10]" table:style-name="ce8">
            <text:p>17,51</text:p>
          </table:table-cell>
          <table:table-cell office:value-type="float" office:value="6.6333014781248956" table:formula="of:=100*([.H62]-[.H$10])/[.H$10]" table:style-name="ce8">
            <text:p>6,63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7348608838" table:style-name="ce13">
            <text:p>157,173486</text:p>
          </table:table-cell>
          <table:table-cell office:value-type="float" office:value="37.134962805526001" table:style-name="ce13">
            <text:p>37,134963</text:p>
          </table:table-cell>
          <table:table-cell office:value-type="float" office:value="35.107555555555997" table:style-name="ce13">
            <text:p>35,107556</text:p>
          </table:table-cell>
          <table:table-cell office:value-type="float" office:value="8.3208715596329998" table:style-name="ce13">
            <text:p>8,320872</text:p>
          </table:table-cell>
          <table:table-cell office:value-type="float" office:value="14.194054963545" table:style-name="ce13">
            <text:p>14,194055</text:p>
          </table:table-cell>
          <table:table-cell office:value-type="float" office:value="3.4550926361327998" table:style-name="ce13">
            <text:p>3,455093</text:p>
          </table:table-cell>
          <table:table-cell office:value-type="float" office:value="10.794899043571" table:style-name="ce13">
            <text:p>10,794899</text:p>
          </table:table-cell>
          <table:table-cell table:style-name="ce1"/>
          <table:table-cell office:value-type="float" office:value="8.963296103366869E-2" table:formula="of:=100*([.B63]-[.B$10])/[.B$10]" table:style-name="ce8">
            <text:p>0,09</text:p>
          </table:table-cell>
          <table:table-cell office:value-type="float" office:value="6.989989303946369" table:formula="of:=100*([.C63]-[.C$10])/[.C$10]" table:style-name="ce8">
            <text:p>6,99</text:p>
          </table:table-cell>
          <table:table-cell office:value-type="float" office:value="7.6038675833973475" table:formula="of:=100*([.D63]-[.D$10])/[.D$10]" table:style-name="ce8">
            <text:p>7,60</text:p>
          </table:table-cell>
          <table:table-cell office:value-type="float" office:value="7.8223889906341633" table:formula="of:=100*([.E63]-[.E$10])/[.E$10]" table:style-name="ce8">
            <text:p>7,82</text:p>
          </table:table-cell>
          <table:table-cell office:value-type="float" office:value="10.022026516221123" table:formula="of:=100*([.F63]-[.F$10])/[.F$10]" table:style-name="ce8">
            <text:p>10,02</text:p>
          </table:table-cell>
          <table:table-cell office:value-type="float" office:value="13.483465890274442" table:formula="of:=100*([.G63]-[.G$10])/[.G$10]" table:style-name="ce8">
            <text:p>13,48</text:p>
          </table:table-cell>
          <table:table-cell office:value-type="float" office:value="7.4087138641021895" table:formula="of:=100*([.H63]-[.H$10])/[.H$10]" table:style-name="ce8">
            <text:p>7,41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7495908347001" table:style-name="ce13">
            <text:p>157,274959</text:p>
          </table:table-cell>
          <table:table-cell office:value-type="float" office:value="37.022316684377998" table:style-name="ce13">
            <text:p>37,022317</text:p>
          </table:table-cell>
          <table:table-cell office:value-type="float" office:value="34.815111111111001" table:style-name="ce13">
            <text:p>34,815111</text:p>
          </table:table-cell>
          <table:table-cell office:value-type="float" office:value="8.3165137614679008" table:style-name="ce13">
            <text:p>8,316514</text:p>
          </table:table-cell>
          <table:table-cell office:value-type="float" office:value="14.209011030098999" table:style-name="ce13">
            <text:p>14,209011</text:p>
          </table:table-cell>
          <table:table-cell office:value-type="float" office:value="3.5572274992946" table:style-name="ce13">
            <text:p>3,557227</text:p>
          </table:table-cell>
          <table:table-cell office:value-type="float" office:value="10.595820049593" table:style-name="ce13">
            <text:p>10,595820</text:p>
          </table:table-cell>
          <table:table-cell table:style-name="ce1"/>
          <table:table-cell office:value-type="float" office:value="0.15425196953682338" table:formula="of:=100*([.B64]-[.B$10])/[.B$10]" table:style-name="ce8">
            <text:p>0,15</text:p>
          </table:table-cell>
          <table:table-cell office:value-type="float" office:value="6.6654432054388328" table:formula="of:=100*([.C64]-[.C$10])/[.C$10]" table:style-name="ce8">
            <text:p>6,67</text:p>
          </table:table-cell>
          <table:table-cell office:value-type="float" office:value="6.7075319434590233" table:formula="of:=100*([.D64]-[.D$10])/[.D$10]" table:style-name="ce8">
            <text:p>6,71</text:p>
          </table:table-cell>
          <table:table-cell office:value-type="float" office:value="7.7659203616531016" table:formula="of:=100*([.E64]-[.E$10])/[.E$10]" table:style-name="ce8">
            <text:p>7,77</text:p>
          </table:table-cell>
          <table:table-cell office:value-type="float" office:value="10.137955104296108" table:formula="of:=100*([.F64]-[.F$10])/[.F$10]" table:style-name="ce8">
            <text:p>10,14</text:p>
          </table:table-cell>
          <table:table-cell office:value-type="float" office:value="16.838113501923747" table:formula="of:=100*([.G64]-[.G$10])/[.G$10]" table:style-name="ce8">
            <text:p>16,84</text:p>
          </table:table-cell>
          <table:table-cell office:value-type="float" office:value="5.4278876781202925" table:formula="of:=100*([.H64]-[.H$10])/[.H$10]" table:style-name="ce8">
            <text:p>5,43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651391162" table:style-name="ce13">
            <text:p>157,265139</text:p>
          </table:table-cell>
          <table:table-cell office:value-type="float" office:value="37.008501594049001" table:style-name="ce13">
            <text:p>37,008502</text:p>
          </table:table-cell>
          <table:table-cell office:value-type="float" office:value="34.846222222222003" table:style-name="ce13">
            <text:p>34,846222</text:p>
          </table:table-cell>
          <table:table-cell office:value-type="float" office:value="8.3731651376147003" table:style-name="ce13">
            <text:p>8,373165</text:p>
          </table:table-cell>
          <table:table-cell office:value-type="float" office:value="14.269022247149" table:style-name="ce13">
            <text:p>14,269022</text:p>
          </table:table-cell>
          <table:table-cell office:value-type="float" office:value="3.4853757171070998" table:style-name="ce13">
            <text:p>3,485376</text:p>
          </table:table-cell>
          <table:table-cell office:value-type="float" office:value="10.662061636557" table:style-name="ce13">
            <text:p>10,662062</text:p>
          </table:table-cell>
          <table:table-cell table:style-name="ce1"/>
          <table:table-cell office:value-type="float" office:value="0.14799851709897732" table:formula="of:=100*([.B65]-[.B$10])/[.B$10]" table:style-name="ce8">
            <text:p>0,15</text:p>
          </table:table-cell>
          <table:table-cell office:value-type="float" office:value="6.6256403820383349" table:formula="of:=100*([.C65]-[.C$10])/[.C$10]" table:style-name="ce8">
            <text:p>6,63</text:p>
          </table:table-cell>
          <table:table-cell office:value-type="float" office:value="6.8028867987710973" table:formula="of:=100*([.D65]-[.D$10])/[.D$10]" table:style-name="ce8">
            <text:p>6,80</text:p>
          </table:table-cell>
          <table:table-cell office:value-type="float" office:value="8.5000125384135323" table:formula="of:=100*([.E65]-[.E$10])/[.E$10]" table:style-name="ce8">
            <text:p>8,50</text:p>
          </table:table-cell>
          <table:table-cell office:value-type="float" office:value="10.603118563963086" table:formula="of:=100*([.F65]-[.F$10])/[.F$10]" table:style-name="ce8">
            <text:p>10,60</text:p>
          </table:table-cell>
          <table:table-cell office:value-type="float" office:value="14.47812199612228" table:formula="of:=100*([.G65]-[.G$10])/[.G$10]" table:style-name="ce8">
            <text:p>14,48</text:p>
          </table:table-cell>
          <table:table-cell office:value-type="float" office:value="6.0869882061940359" table:formula="of:=100*([.H65]-[.H$10])/[.H$10]" table:style-name="ce8">
            <text:p>6,09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4058919804" table:style-name="ce13">
            <text:p>157,240589</text:p>
          </table:table-cell>
          <table:table-cell office:value-type="float" office:value="37.013815090328997" table:style-name="ce13">
            <text:p>37,013815</text:p>
          </table:table-cell>
          <table:table-cell office:value-type="float" office:value="34.600888888889003" table:style-name="ce13">
            <text:p>34,600889</text:p>
          </table:table-cell>
          <table:table-cell office:value-type="float" office:value="8.3337155963303005" table:style-name="ce13">
            <text:p>8,333716</text:p>
          </table:table-cell>
          <table:table-cell office:value-type="float" office:value="14.325481398392" table:style-name="ce13">
            <text:p>14,325481</text:p>
          </table:table-cell>
          <table:table-cell office:value-type="float" office:value="3.5517257594282001" table:style-name="ce13">
            <text:p>3,551726</text:p>
          </table:table-cell>
          <table:table-cell office:value-type="float" office:value="10.661353170386" table:style-name="ce13">
            <text:p>10,661353</text:p>
          </table:table-cell>
          <table:table-cell table:style-name="ce1"/>
          <table:table-cell office:value-type="float" office:value="0.13236488601391858" table:formula="of:=100*([.B66]-[.B$10])/[.B$10]" table:style-name="ce8">
            <text:p>0,13</text:p>
          </table:table-cell>
          <table:table-cell office:value-type="float" office:value="6.6409491602681792" table:formula="of:=100*([.C66]-[.C$10])/[.C$10]" table:style-name="ce8">
            <text:p>6,64</text:p>
          </table:table-cell>
          <table:table-cell office:value-type="float" office:value="6.0509456540228435" table:formula="of:=100*([.D66]-[.D$10])/[.D$10]" table:style-name="ce8">
            <text:p>6,05</text:p>
          </table:table-cell>
          <table:table-cell office:value-type="float" office:value="7.9888228444752398" table:formula="of:=100*([.E66]-[.E$10])/[.E$10]" table:style-name="ce8">
            <text:p>7,99</text:p>
          </table:table-cell>
          <table:table-cell office:value-type="float" office:value="11.040748983958963" table:formula="of:=100*([.F66]-[.F$10])/[.F$10]" table:style-name="ce8">
            <text:p>11,04</text:p>
          </table:table-cell>
          <table:table-cell office:value-type="float" office:value="16.657407346049276" table:formula="of:=100*([.G66]-[.G$10])/[.G$10]" table:style-name="ce8">
            <text:p>16,66</text:p>
          </table:table-cell>
          <table:table-cell office:value-type="float" office:value="6.079939002682619" table:formula="of:=100*([.H66]-[.H$10])/[.H$10]" table:style-name="ce8">
            <text:p>6,08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8641571195001" table:style-name="ce13">
            <text:p>157,286416</text:p>
          </table:table-cell>
          <table:table-cell office:value-type="float" office:value="37.540913921360001" table:style-name="ce13">
            <text:p>37,540914</text:p>
          </table:table-cell>
          <table:table-cell office:value-type="float" office:value="34.805333333333003" table:style-name="ce13">
            <text:p>34,805333</text:p>
          </table:table-cell>
          <table:table-cell office:value-type="float" office:value="8.3798165137615008" table:style-name="ce13">
            <text:p>8,379817</text:p>
          </table:table-cell>
          <table:table-cell office:value-type="float" office:value="14.279491493737" table:style-name="ce13">
            <text:p>14,279491</text:p>
          </table:table-cell>
          <table:table-cell office:value-type="float" office:value="3.5324931816044001" table:style-name="ce13">
            <text:p>3,532493</text:p>
          </table:table-cell>
          <table:table-cell office:value-type="float" office:value="10.718030464045" table:style-name="ce13">
            <text:p>10,718030</text:p>
          </table:table-cell>
          <table:table-cell table:style-name="ce1"/>
          <table:table-cell office:value-type="float" office:value="0.16154766404658194" table:formula="of:=100*([.B67]-[.B$10])/[.B$10]" table:style-name="ce8">
            <text:p>0,16</text:p>
          </table:table-cell>
          <table:table-cell office:value-type="float" office:value="8.1595799608283954" table:formula="of:=100*([.C67]-[.C$10])/[.C$10]" table:style-name="ce8">
            <text:p>8,16</text:p>
          </table:table-cell>
          <table:table-cell office:value-type="float" office:value="6.6775632746458768" table:formula="of:=100*([.D67]-[.D$10])/[.D$10]" table:style-name="ce8">
            <text:p>6,68</text:p>
          </table:table-cell>
          <table:table-cell office:value-type="float" office:value="8.5862014984381698" table:formula="of:=100*([.E67]-[.E$10])/[.E$10]" table:style-name="ce8">
            <text:p>8,59</text:p>
          </table:table-cell>
          <table:table-cell office:value-type="float" office:value="10.68426857561713" table:formula="of:=100*([.F67]-[.F$10])/[.F$10]" table:style-name="ce8">
            <text:p>10,68</text:p>
          </table:table-cell>
          <table:table-cell office:value-type="float" office:value="16.025708049010408" table:formula="of:=100*([.G67]-[.G$10])/[.G$10]" table:style-name="ce8">
            <text:p>16,03</text:p>
          </table:table-cell>
          <table:table-cell office:value-type="float" office:value="6.6438752833870467" table:formula="of:=100*([.H67]-[.H$10])/[.H$10]" table:style-name="ce8">
            <text:p>6,64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3076923076999" table:style-name="ce13">
            <text:p>157,230769</text:p>
          </table:table-cell>
          <table:table-cell office:value-type="float" office:value="37.008501594049001" table:style-name="ce13">
            <text:p>37,008502</text:p>
          </table:table-cell>
          <table:table-cell office:value-type="float" office:value="34.548444444444002" table:style-name="ce13">
            <text:p>34,548444</text:p>
          </table:table-cell>
          <table:table-cell office:value-type="float" office:value="8.4018348623853001" table:style-name="ce13">
            <text:p>8,401835</text:p>
          </table:table-cell>
          <table:table-cell office:value-type="float" office:value="14.211441390914" table:style-name="ce13">
            <text:p>14,211441</text:p>
          </table:table-cell>
          <table:table-cell office:value-type="float" office:value="3.4818019373647999" table:style-name="ce13">
            <text:p>3,481802</text:p>
          </table:table-cell>
          <table:table-cell office:value-type="float" office:value="10.64576691463" table:style-name="ce13">
            <text:p>10,645767</text:p>
          </table:table-cell>
          <table:table-cell table:style-name="ce1"/>
          <table:table-cell office:value-type="float" office:value="0.12611143357607252" table:formula="of:=100*([.B68]-[.B$10])/[.B$10]" table:style-name="ce8">
            <text:p>0,13</text:p>
          </table:table-cell>
          <table:table-cell office:value-type="float" office:value="6.6256403820383349" table:formula="of:=100*([.C68]-[.C$10])/[.C$10]" table:style-name="ce8">
            <text:p>6,63</text:p>
          </table:table-cell>
          <table:table-cell office:value-type="float" office:value="5.8902046122087928" table:formula="of:=100*([.D68]-[.D$10])/[.D$10]" table:style-name="ce8">
            <text:p>5,89</text:p>
          </table:table-cell>
          <table:table-cell office:value-type="float" office:value="8.8715166764495699" table:formula="of:=100*([.E68]-[.E$10])/[.E$10]" table:style-name="ce8">
            <text:p>8,87</text:p>
          </table:table-cell>
          <table:table-cell office:value-type="float" office:value="10.156793499858109" table:formula="of:=100*([.F68]-[.F$10])/[.F$10]" table:style-name="ce8">
            <text:p>10,16</text:p>
          </table:table-cell>
          <table:table-cell office:value-type="float" office:value="14.360740219656055" table:formula="of:=100*([.G68]-[.G$10])/[.G$10]" table:style-name="ce8">
            <text:p>14,36</text:p>
          </table:table-cell>
          <table:table-cell office:value-type="float" office:value="5.9248565254911369" table:formula="of:=100*([.H68]-[.H$10])/[.H$10]" table:style-name="ce8">
            <text:p>5,92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2749590834999" table:style-name="ce13">
            <text:p>157,227496</text:p>
          </table:table-cell>
          <table:table-cell office:value-type="float" office:value="37.55472901169" table:style-name="ce13">
            <text:p>37,554729</text:p>
          </table:table-cell>
          <table:table-cell office:value-type="float" office:value="34.887111111110997" table:style-name="ce13">
            <text:p>34,887111</text:p>
          </table:table-cell>
          <table:table-cell office:value-type="float" office:value="8.3169724770641995" table:style-name="ce13">
            <text:p>8,316972</text:p>
          </table:table-cell>
          <table:table-cell office:value-type="float" office:value="14.233688539914001" table:style-name="ce13">
            <text:p>14,233689</text:p>
          </table:table-cell>
          <table:table-cell office:value-type="float" office:value="3.5363961252704001" table:style-name="ce13">
            <text:p>3,536396</text:p>
          </table:table-cell>
          <table:table-cell office:value-type="float" office:value="10.582359192348999" table:style-name="ce13">
            <text:p>10,582359</text:p>
          </table:table-cell>
          <table:table-cell table:style-name="ce1"/>
          <table:table-cell office:value-type="float" office:value="0.12402694943224749" table:formula="of:=100*([.B69]-[.B$10])/[.B$10]" table:style-name="ce8">
            <text:p>0,12</text:p>
          </table:table-cell>
          <table:table-cell office:value-type="float" office:value="8.1993827842317799" table:formula="of:=100*([.C69]-[.C$10])/[.C$10]" table:style-name="ce8">
            <text:p>8,20</text:p>
          </table:table-cell>
          <table:table-cell office:value-type="float" office:value="6.9282103228962963" table:formula="of:=100*([.D69]-[.D$10])/[.D$10]" table:style-name="ce8">
            <text:p>6,93</text:p>
          </table:table-cell>
          <table:table-cell office:value-type="float" office:value="7.7718644278612787" table:formula="of:=100*([.E69]-[.E$10])/[.E$10]" table:style-name="ce8">
            <text:p>7,77</text:p>
          </table:table-cell>
          <table:table-cell office:value-type="float" office:value="10.329237274626825" table:formula="of:=100*([.F69]-[.F$10])/[.F$10]" table:style-name="ce8">
            <text:p>10,33</text:p>
          </table:table-cell>
          <table:table-cell office:value-type="float" office:value="16.153901304890208" table:formula="of:=100*([.G69]-[.G$10])/[.G$10]" table:style-name="ce8">
            <text:p>16,15</text:p>
          </table:table-cell>
          <table:table-cell office:value-type="float" office:value="5.29395281145311" table:formula="of:=100*([.H69]-[.H$10])/[.H$10]" table:style-name="ce8">
            <text:p>5,29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1931260228999" table:style-name="ce13">
            <text:p>157,219313</text:p>
          </table:table-cell>
          <table:table-cell office:value-type="float" office:value="36.912858660998999" table:style-name="ce13">
            <text:p>36,912859</text:p>
          </table:table-cell>
          <table:table-cell office:value-type="float" office:value="34.938666666666997" table:style-name="ce13">
            <text:p>34,938667</text:p>
          </table:table-cell>
          <table:table-cell office:value-type="float" office:value="8.2912844036696995" table:style-name="ce13">
            <text:p>8,291284</text:p>
          </table:table-cell>
          <table:table-cell office:value-type="float" office:value="14.284352215367001" table:style-name="ce13">
            <text:p>14,284352</text:p>
          </table:table-cell>
          <table:table-cell office:value-type="float" office:value="3.4689645443431001" table:style-name="ce13">
            <text:p>3,468965</text:p>
          </table:table-cell>
          <table:table-cell office:value-type="float" office:value="10.40701381509" table:style-name="ce13">
            <text:p>10,407014</text:p>
          </table:table-cell>
          <table:table-cell table:style-name="ce1"/>
          <table:table-cell office:value-type="float" office:value="0.11881573906631396" table:formula="of:=100*([.B70]-[.B$10])/[.B$10]" table:style-name="ce8">
            <text:p>0,12</text:p>
          </table:table-cell>
          <table:table-cell office:value-type="float" office:value="6.3500823738721062" table:formula="of:=100*([.C70]-[.C$10])/[.C$10]" table:style-name="ce8">
            <text:p>6,35</text:p>
          </table:table-cell>
          <table:table-cell office:value-type="float" office:value="7.0862269402725051" table:formula="of:=100*([.D70]-[.D$10])/[.D$10]" table:style-name="ce8">
            <text:p>7,09</text:p>
          </table:table-cell>
          <table:table-cell office:value-type="float" office:value="7.4389967201804383" table:formula="of:=100*([.E70]-[.E$10])/[.E$10]" table:style-name="ce8">
            <text:p>7,44</text:p>
          </table:table-cell>
          <table:table-cell office:value-type="float" office:value="10.721945366741123" table:formula="of:=100*([.F70]-[.F$10])/[.F$10]" table:style-name="ce8">
            <text:p>10,72</text:p>
          </table:table-cell>
          <table:table-cell office:value-type="float" office:value="13.939092522612333" table:formula="of:=100*([.G70]-[.G$10])/[.G$10]" table:style-name="ce8">
            <text:p>13,94</text:p>
          </table:table-cell>
          <table:table-cell office:value-type="float" office:value="3.5492749430091775" table:formula="of:=100*([.H70]-[.H$10])/[.H$10]" table:style-name="ce8">
            <text:p>3,55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8494271686001" table:style-name="ce13">
            <text:p>157,184943</text:p>
          </table:table-cell>
          <table:table-cell office:value-type="float" office:value="37.004250797024" table:style-name="ce13">
            <text:p>37,004251</text:p>
          </table:table-cell>
          <table:table-cell office:value-type="float" office:value="35.174222222221999" table:style-name="ce13">
            <text:p>35,174222</text:p>
          </table:table-cell>
          <table:table-cell office:value-type="float" office:value="8.3864678899082996" table:style-name="ce13">
            <text:p>8,386468</text:p>
          </table:table-cell>
          <table:table-cell office:value-type="float" office:value="14.424752290148" table:style-name="ce13">
            <text:p>14,424752</text:p>
          </table:table-cell>
          <table:table-cell office:value-type="float" office:value="3.5521019467695001" table:style-name="ce13">
            <text:p>3,552102</text:p>
          </table:table-cell>
          <table:table-cell office:value-type="float" office:value="10.545873184554999" table:style-name="ce13">
            <text:p>10,545873</text:p>
          </table:table-cell>
          <table:table-cell table:style-name="ce1"/>
          <table:table-cell office:value-type="float" office:value="9.6928655543427264E-2" table:formula="of:=100*([.B71]-[.B$10])/[.B$10]" table:style-name="ce8">
            <text:p>0,10</text:p>
          </table:table-cell>
          <table:table-cell office:value-type="float" office:value="6.6133933594515648" table:formula="of:=100*([.C71]-[.C$10])/[.C$10]" table:style-name="ce8">
            <text:p>6,61</text:p>
          </table:table-cell>
          <table:table-cell office:value-type="float" office:value="7.8081994162076125" table:formula="of:=100*([.D71]-[.D$10])/[.D$10]" table:style-name="ce8">
            <text:p>7,81</text:p>
          </table:table-cell>
          <table:table-cell office:value-type="float" office:value="8.672390458462786" table:formula="of:=100*([.E71]-[.E$10])/[.E$10]" table:style-name="ce8">
            <text:p>8,67</text:p>
          </table:table-cell>
          <table:table-cell office:value-type="float" office:value="11.810224987336344" table:formula="of:=100*([.F71]-[.F$10])/[.F$10]" table:style-name="ce8">
            <text:p>11,81</text:p>
          </table:table-cell>
          <table:table-cell office:value-type="float" office:value="16.669763322519575" table:formula="of:=100*([.G71]-[.G$10])/[.G$10]" table:style-name="ce8">
            <text:p>16,67</text:p>
          </table:table-cell>
          <table:table-cell office:value-type="float" office:value="4.930918830739496" table:formula="of:=100*([.H71]-[.H$10])/[.H$10]" table:style-name="ce8">
            <text:p>4,93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9312602291001" table:style-name="ce13">
            <text:p>157,193126</text:p>
          </table:table-cell>
          <table:table-cell office:value-type="float" office:value="36.700318809777002" table:style-name="ce13">
            <text:p>36,700319</text:p>
          </table:table-cell>
          <table:table-cell office:value-type="float" office:value="34.607111111111003" table:style-name="ce13">
            <text:p>34,607111</text:p>
          </table:table-cell>
          <table:table-cell office:value-type="float" office:value="8.4247706422017998" table:style-name="ce13">
            <text:p>8,424771</text:p>
          </table:table-cell>
          <table:table-cell office:value-type="float" office:value="14.050663675453" table:style-name="ce13">
            <text:p>14,050664</text:p>
          </table:table-cell>
          <table:table-cell office:value-type="float" office:value="3.4838709677419" table:style-name="ce13">
            <text:p>3,483871</text:p>
          </table:table-cell>
          <table:table-cell office:value-type="float" office:value="10.666666666667" table:style-name="ce13">
            <text:p>10,666667</text:p>
          </table:table-cell>
          <table:table-cell table:style-name="ce1"/>
          <table:table-cell office:value-type="float" office:value="0.10213986590298987" table:formula="of:=100*([.B72]-[.B$10])/[.B$10]" table:style-name="ce8">
            <text:p>0,10</text:p>
          </table:table-cell>
          <table:table-cell office:value-type="float" office:value="5.7377312446144781" table:formula="of:=100*([.C72]-[.C$10])/[.C$10]" table:style-name="ce8">
            <text:p>5,74</text:p>
          </table:table-cell>
          <table:table-cell office:value-type="float" office:value="6.0700166250846443" table:formula="of:=100*([.D72]-[.D$10])/[.D$10]" table:style-name="ce8">
            <text:p>6,07</text:p>
          </table:table-cell>
          <table:table-cell office:value-type="float" office:value="9.1687199868786564" table:formula="of:=100*([.E72]-[.E$10])/[.E$10]" table:style-name="ce8">
            <text:p>9,17</text:p>
          </table:table-cell>
          <table:table-cell office:value-type="float" office:value="8.910561178009349" table:formula="of:=100*([.F72]-[.F$10])/[.F$10]" table:style-name="ce8">
            <text:p>8,91</text:p>
          </table:table-cell>
          <table:table-cell office:value-type="float" office:value="14.428698090241076" table:formula="of:=100*([.G72]-[.G$10])/[.G$10]" table:style-name="ce8">
            <text:p>14,43</text:p>
          </table:table-cell>
          <table:table-cell office:value-type="float" office:value="6.1328080290033187" table:formula="of:=100*([.H72]-[.H$10])/[.H$10]" table:style-name="ce8">
            <text:p>6,13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34860883797" table:style-name="ce13">
            <text:p>157,348609</text:p>
          </table:table-cell>
          <table:table-cell office:value-type="float" office:value="37.396386822529003" table:style-name="ce13">
            <text:p>37,396387</text:p>
          </table:table-cell>
          <table:table-cell office:value-type="float" office:value="34.520888888888997" table:style-name="ce13">
            <text:p>34,520889</text:p>
          </table:table-cell>
          <table:table-cell office:value-type="float" office:value="8.4279816513761006" table:style-name="ce13">
            <text:p>8,427982</text:p>
          </table:table-cell>
          <table:table-cell office:value-type="float" office:value="14.209571882595" table:style-name="ce13">
            <text:p>14,209572</text:p>
          </table:table-cell>
          <table:table-cell office:value-type="float" office:value="3.4806263519232998" table:style-name="ce13">
            <text:p>3,480626</text:p>
          </table:table-cell>
          <table:table-cell office:value-type="float" office:value="10.682961388594" table:style-name="ce13">
            <text:p>10,682961</text:p>
          </table:table-cell>
          <table:table-cell table:style-name="ce1"/>
          <table:table-cell office:value-type="float" office:value="0.20115286280472333" table:formula="of:=100*([.B73]-[.B$10])/[.B$10]" table:style-name="ce8">
            <text:p>0,20</text:p>
          </table:table-cell>
          <table:table-cell office:value-type="float" office:value="7.7431811929330916" table:formula="of:=100*([.C73]-[.C$10])/[.C$10]" table:style-name="ce8">
            <text:p>7,74</text:p>
          </table:table-cell>
          <table:table-cell office:value-type="float" office:value="5.8057474546480634" table:formula="of:=100*([.D73]-[.D$10])/[.D$10]" table:style-name="ce8">
            <text:p>5,81</text:p>
          </table:table-cell>
          <table:table-cell office:value-type="float" office:value="9.2103284503386096" table:formula="of:=100*([.E73]-[.E$10])/[.E$10]" table:style-name="ce8">
            <text:p>9,21</text:p>
          </table:table-cell>
          <table:table-cell office:value-type="float" office:value="10.142302426350671" table:formula="of:=100*([.F73]-[.F$10])/[.F$10]" table:style-name="ce8">
            <text:p>10,14</text:p>
          </table:table-cell>
          <table:table-cell office:value-type="float" office:value="14.322127793188411" table:formula="of:=100*([.G73]-[.G$10])/[.G$10]" table:style-name="ce8">
            <text:p>14,32</text:p>
          </table:table-cell>
          <table:table-cell office:value-type="float" office:value="6.2949397097062167" table:formula="of:=100*([.H73]-[.H$10])/[.H$10]" table:style-name="ce8">
            <text:p>6,29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6693944354" table:style-name="ce13">
            <text:p>157,166939</text:p>
          </table:table-cell>
          <table:table-cell office:value-type="float" office:value="37.141339001063002" table:style-name="ce13">
            <text:p>37,141339</text:p>
          </table:table-cell>
          <table:table-cell office:value-type="float" office:value="34.472888888889003" table:style-name="ce13">
            <text:p>34,472889</text:p>
          </table:table-cell>
          <table:table-cell office:value-type="float" office:value="8.2598623853210995" table:style-name="ce13">
            <text:p>8,259862</text:p>
          </table:table-cell>
          <table:table-cell office:value-type="float" office:value="14.549261544214" table:style-name="ce13">
            <text:p>14,549262</text:p>
          </table:table-cell>
          <table:table-cell office:value-type="float" office:value="3.5457537853851" table:style-name="ce13">
            <text:p>3,545754</text:p>
          </table:table-cell>
          <table:table-cell office:value-type="float" office:value="10.609989373007" table:style-name="ce13">
            <text:p>10,609989</text:p>
          </table:table-cell>
          <table:table-cell table:style-name="ce1"/>
          <table:table-cell office:value-type="float" office:value="8.5463992746018611E-2" table:formula="of:=100*([.B74]-[.B$10])/[.B$10]" table:style-name="ce8">
            <text:p>0,09</text:p>
          </table:table-cell>
          <table:table-cell office:value-type="float" office:value="7.0083598378250809" table:formula="of:=100*([.C74]-[.C$10])/[.C$10]" table:style-name="ce8">
            <text:p>7,01</text:p>
          </table:table-cell>
          <table:table-cell office:value-type="float" office:value="5.6586285350232224" table:formula="of:=100*([.D74]-[.D$10])/[.D$10]" table:style-name="ce8">
            <text:p>5,66</text:p>
          </table:table-cell>
          <table:table-cell office:value-type="float" office:value="7.0318281848926478" table:formula="of:=100*([.E74]-[.E$10])/[.E$10]" table:style-name="ce8">
            <text:p>7,03</text:p>
          </table:table-cell>
          <table:table-cell office:value-type="float" office:value="12.775330483091242" table:formula="of:=100*([.F74]-[.F$10])/[.F$10]" table:style-name="ce8">
            <text:p>12,78</text:p>
          </table:table-cell>
          <table:table-cell office:value-type="float" office:value="16.461256219584456" table:formula="of:=100*([.G74]-[.G$10])/[.G$10]" table:style-name="ce8">
            <text:p>16,46</text:p>
          </table:table-cell>
          <table:table-cell office:value-type="float" office:value="5.5688717482889398" table:formula="of:=100*([.H74]-[.H$10])/[.H$10]" table:style-name="ce8">
            <text:p>5,57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9787234042999" table:style-name="ce13">
            <text:p>157,297872</text:p>
          </table:table-cell>
          <table:table-cell office:value-type="float" office:value="36.714133900105999" table:style-name="ce13">
            <text:p>36,714134</text:p>
          </table:table-cell>
          <table:table-cell office:value-type="float" office:value="34.799999999999997" table:style-name="ce13">
            <text:p>34,800000</text:p>
          </table:table-cell>
          <table:table-cell office:value-type="float" office:value="8.2974770642201996" table:style-name="ce13">
            <text:p>8,297477</text:p>
          </table:table-cell>
          <table:table-cell office:value-type="float" office:value="14.343241727425999" table:style-name="ce13">
            <text:p>14,343242</text:p>
          </table:table-cell>
          <table:table-cell office:value-type="float" office:value="3.5495156587981" table:style-name="ce13">
            <text:p>3,549516</text:p>
          </table:table-cell>
          <table:table-cell office:value-type="float" office:value="10.623450230252001" table:style-name="ce13">
            <text:p>10,623450</text:p>
          </table:table-cell>
          <table:table-cell table:style-name="ce1"/>
          <table:table-cell office:value-type="float" office:value="0.1688433585563224" table:formula="of:=100*([.B75]-[.B$10])/[.B$10]" table:style-name="ce8">
            <text:p>0,17</text:p>
          </table:table-cell>
          <table:table-cell office:value-type="float" office:value="5.7775340680149769" table:formula="of:=100*([.C75]-[.C$10])/[.C$10]" table:style-name="ce8">
            <text:p>5,78</text:p>
          </table:table-cell>
          <table:table-cell office:value-type="float" office:value="6.6612167280218957" table:formula="of:=100*([.D75]-[.D$10])/[.D$10]" table:style-name="ce8">
            <text:p>6,66</text:p>
          </table:table-cell>
          <table:table-cell office:value-type="float" office:value="7.5192416139968765" table:formula="of:=100*([.E75]-[.E$10])/[.E$10]" table:style-name="ce8">
            <text:p>7,52</text:p>
          </table:table-cell>
          <table:table-cell office:value-type="float" office:value="11.178414182306724" table:formula="of:=100*([.F75]-[.F$10])/[.F$10]" table:style-name="ce8">
            <text:p>11,18</text:p>
          </table:table-cell>
          <table:table-cell office:value-type="float" office:value="16.584815984287481" table:formula="of:=100*([.G75]-[.G$10])/[.G$10]" table:style-name="ce8">
            <text:p>16,58</text:p>
          </table:table-cell>
          <table:table-cell office:value-type="float" office:value="5.7028066149660734" table:formula="of:=100*([.H75]-[.H$10])/[.H$10]" table:style-name="ce8">
            <text:p>5,70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32078559738" table:style-name="ce13">
            <text:p>157,320786</text:p>
          </table:table-cell>
          <table:table-cell office:value-type="float" office:value="37.180658873539002" table:style-name="ce13">
            <text:p>37,180659</text:p>
          </table:table-cell>
          <table:table-cell office:value-type="float" office:value="34.576000000000001" table:style-name="ce13">
            <text:p>34,576000</text:p>
          </table:table-cell>
          <table:table-cell office:value-type="float" office:value="8.3947247706422008" table:style-name="ce13">
            <text:p>8,394725</text:p>
          </table:table-cell>
          <table:table-cell office:value-type="float" office:value="14.034959805571001" table:style-name="ce13">
            <text:p>14,034960</text:p>
          </table:table-cell>
          <table:table-cell office:value-type="float" office:value="3.5227123107307001" table:style-name="ce13">
            <text:p>3,522712</text:p>
          </table:table-cell>
          <table:table-cell office:value-type="float" office:value="10.803754870704999" table:style-name="ce13">
            <text:p>10,803755</text:p>
          </table:table-cell>
          <table:table-cell table:style-name="ce1"/>
          <table:table-cell office:value-type="float" office:value="0.18343474756946862" table:formula="of:=100*([.B76]-[.B$10])/[.B$10]" table:style-name="ce8">
            <text:p>0,18</text:p>
          </table:table-cell>
          <table:table-cell office:value-type="float" office:value="7.1216447967375416" table:formula="of:=100*([.C76]-[.C$10])/[.C$10]" table:style-name="ce8">
            <text:p>7,12</text:p>
          </table:table-cell>
          <table:table-cell office:value-type="float" office:value="5.9746617697725695" table:formula="of:=100*([.D76]-[.D$10])/[.D$10]" table:style-name="ce8">
            <text:p>5,97</text:p>
          </table:table-cell>
          <table:table-cell office:value-type="float" office:value="8.7793836502167544" table:formula="of:=100*([.E76]-[.E$10])/[.E$10]" table:style-name="ce8">
            <text:p>8,78</text:p>
          </table:table-cell>
          <table:table-cell office:value-type="float" office:value="8.7888361605282874" table:formula="of:=100*([.F76]-[.F$10])/[.F$10]" table:style-name="ce8">
            <text:p>8,79</text:p>
          </table:table-cell>
          <table:table-cell office:value-type="float" office:value="15.704452660785835" table:formula="of:=100*([.G76]-[.G$10])/[.G$10]" table:style-name="ce8">
            <text:p>15,70</text:p>
          </table:table-cell>
          <table:table-cell office:value-type="float" office:value="7.4968289079600714" table:formula="of:=100*([.H76]-[.H$10])/[.H$10]" table:style-name="ce8">
            <text:p>7,50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1603927986999" table:style-name="ce13">
            <text:p>157,216039</text:p>
          </table:table-cell>
          <table:table-cell office:value-type="float" office:value="37.062699256111003" table:style-name="ce13">
            <text:p>37,062699</text:p>
          </table:table-cell>
          <table:table-cell office:value-type="float" office:value="35.264000000000003" table:style-name="ce13">
            <text:p>35,264000</text:p>
          </table:table-cell>
          <table:table-cell office:value-type="float" office:value="8.3768348623852997" table:style-name="ce13">
            <text:p>8,376835</text:p>
          </table:table-cell>
          <table:table-cell office:value-type="float" office:value="14.316133856796" table:style-name="ce13">
            <text:p>14,316134</text:p>
          </table:table-cell>
          <table:table-cell office:value-type="float" office:value="3.4855167873600998" table:style-name="ce13">
            <text:p>3,485517</text:p>
          </table:table-cell>
          <table:table-cell office:value-type="float" office:value="10.650726177825" table:style-name="ce13">
            <text:p>10,650726</text:p>
          </table:table-cell>
          <table:table-cell table:style-name="ce1"/>
          <table:table-cell office:value-type="float" office:value="0.11673125492248891" table:formula="of:=100*([.B77]-[.B$10])/[.B$10]" table:style-name="ce8">
            <text:p>0,12</text:p>
          </table:table-cell>
          <table:table-cell office:value-type="float" office:value="6.7817899200001612" table:formula="of:=100*([.C77]-[.C$10])/[.C$10]" table:style-name="ce8">
            <text:p>6,78</text:p>
          </table:table-cell>
          <table:table-cell office:value-type="float" office:value="8.0833662843955398" table:formula="of:=100*([.D77]-[.D$10])/[.D$10]" table:style-name="ce8">
            <text:p>8,08</text:p>
          </table:table-cell>
          <table:table-cell office:value-type="float" office:value="8.5475650680816635" table:formula="of:=100*([.E77]-[.E$10])/[.E$10]" table:style-name="ce8">
            <text:p>8,55</text:p>
          </table:table-cell>
          <table:table-cell office:value-type="float" office:value="10.968293616414032" table:formula="of:=100*([.F77]-[.F$10])/[.F$10]" table:style-name="ce8">
            <text:p>10,97</text:p>
          </table:table-cell>
          <table:table-cell office:value-type="float" office:value="14.482755487299055" table:formula="of:=100*([.G77]-[.G$10])/[.G$10]" table:style-name="ce8">
            <text:p>14,48</text:p>
          </table:table-cell>
          <table:table-cell office:value-type="float" office:value="5.974200950051153" table:formula="of:=100*([.H77]-[.H$10])/[.H$10]" table:style-name="ce8">
            <text:p>5,97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8494271686001" table:style-name="ce13">
            <text:p>157,184943</text:p>
          </table:table-cell>
          <table:table-cell office:value-type="float" office:value="36.671625929862003" table:style-name="ce13">
            <text:p>36,671626</text:p>
          </table:table-cell>
          <table:table-cell office:value-type="float" office:value="35.086222222221998" table:style-name="ce13">
            <text:p>35,086222</text:p>
          </table:table-cell>
          <table:table-cell office:value-type="float" office:value="8.4415137614679008" table:style-name="ce13">
            <text:p>8,441514</text:p>
          </table:table-cell>
          <table:table-cell office:value-type="float" office:value="14.462516358198" table:style-name="ce13">
            <text:p>14,462516</text:p>
          </table:table-cell>
          <table:table-cell office:value-type="float" office:value="3.5370544531177002" table:style-name="ce13">
            <text:p>3,537054</text:p>
          </table:table-cell>
          <table:table-cell office:value-type="float" office:value="10.595465816507" table:style-name="ce13">
            <text:p>10,595466</text:p>
          </table:table-cell>
          <table:table-cell table:style-name="ce1"/>
          <table:table-cell office:value-type="float" office:value="9.6928655543427264E-2" table:formula="of:=100*([.B78]-[.B$10])/[.B$10]" table:style-name="ce8">
            <text:p>0,10</text:p>
          </table:table-cell>
          <table:table-cell office:value-type="float" office:value="5.6550638421646138" table:formula="of:=100*([.C78]-[.C$10])/[.C$10]" table:style-name="ce8">
            <text:p>5,66</text:p>
          </table:table-cell>
          <table:table-cell office:value-type="float" office:value="7.5384813968953708" table:formula="of:=100*([.D78]-[.D$10])/[.D$10]" table:style-name="ce8">
            <text:p>7,54</text:p>
          </table:table-cell>
          <table:table-cell office:value-type="float" office:value="9.3856784034926193" table:formula="of:=100*([.E78]-[.E$10])/[.E$10]" table:style-name="ce8">
            <text:p>9,39</text:p>
          </table:table-cell>
          <table:table-cell office:value-type="float" office:value="12.102944672234607" table:formula="of:=100*([.F78]-[.F$10])/[.F$10]" table:style-name="ce8">
            <text:p>12,10</text:p>
          </table:table-cell>
          <table:table-cell office:value-type="float" office:value="16.175524263714056" table:formula="of:=100*([.G78]-[.G$10])/[.G$10]" table:style-name="ce8">
            <text:p>16,18</text:p>
          </table:table-cell>
          <table:table-cell office:value-type="float" office:value="5.424363076359608" table:formula="of:=100*([.H78]-[.H$10])/[.H$10]" table:style-name="ce8">
            <text:p>5,42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4549918167" table:style-name="ce13">
            <text:p>157,245499</text:p>
          </table:table-cell>
          <table:table-cell office:value-type="float" office:value="37.193411264612003" table:style-name="ce13">
            <text:p>37,193411</text:p>
          </table:table-cell>
          <table:table-cell office:value-type="float" office:value="34.885333333333001" table:style-name="ce13">
            <text:p>34,885333</text:p>
          </table:table-cell>
          <table:table-cell office:value-type="float" office:value="8.4155963302751999" table:style-name="ce13">
            <text:p>8,415596</text:p>
          </table:table-cell>
          <table:table-cell office:value-type="float" office:value="14.299121331089999" table:style-name="ce13">
            <text:p>14,299121</text:p>
          </table:table-cell>
          <table:table-cell office:value-type="float" office:value="3.5090284961911" table:style-name="ce13">
            <text:p>3,509028</text:p>
          </table:table-cell>
          <table:table-cell office:value-type="float" office:value="10.761601133546" table:style-name="ce13">
            <text:p>10,761601</text:p>
          </table:table-cell>
          <table:table-cell table:style-name="ce1"/>
          <table:table-cell office:value-type="float" office:value="0.13549161222965614" table:formula="of:=100*([.B79]-[.B$10])/[.B$10]" table:style-name="ce8">
            <text:p>0,14</text:p>
          </table:table-cell>
          <table:table-cell office:value-type="float" office:value="7.1583858644920788" table:formula="of:=100*([.C79]-[.C$10])/[.C$10]" table:style-name="ce8">
            <text:p>7,16</text:p>
          </table:table-cell>
          <table:table-cell office:value-type="float" office:value="6.9227614740206347" table:formula="of:=100*([.D79]-[.D$10])/[.D$10]" table:style-name="ce8">
            <text:p>6,92</text:p>
          </table:table-cell>
          <table:table-cell office:value-type="float" office:value="9.0498386627070229" table:formula="of:=100*([.E79]-[.E$10])/[.E$10]" table:style-name="ce8">
            <text:p>9,05</text:p>
          </table:table-cell>
          <table:table-cell office:value-type="float" office:value="10.836424847472331" table:formula="of:=100*([.F79]-[.F$10])/[.F$10]" table:style-name="ce8">
            <text:p>10,84</text:p>
          </table:table-cell>
          <table:table-cell office:value-type="float" office:value="15.255004016684744" table:formula="of:=100*([.G79]-[.G$10])/[.G$10]" table:style-name="ce8">
            <text:p>15,26</text:p>
          </table:table-cell>
          <table:table-cell office:value-type="float" office:value="7.0774012991849755" table:formula="of:=100*([.H79]-[.H$10])/[.H$10]" table:style-name="ce8">
            <text:p>7,08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0458265139001" table:style-name="ce13">
            <text:p>157,204583</text:p>
          </table:table-cell>
          <table:table-cell office:value-type="float" office:value="37.130712008502002" table:style-name="ce13">
            <text:p>37,130712</text:p>
          </table:table-cell>
          <table:table-cell office:value-type="float" office:value="34.291555555556002" table:style-name="ce13">
            <text:p>34,291556</text:p>
          </table:table-cell>
          <table:table-cell office:value-type="float" office:value="8.4029816513761002" table:style-name="ce13">
            <text:p>8,402982</text:p>
          </table:table-cell>
          <table:table-cell office:value-type="float" office:value="14.36492802393" table:style-name="ce13">
            <text:p>14,364928</text:p>
          </table:table-cell>
          <table:table-cell office:value-type="float" office:value="3.5189504373178" table:style-name="ce13">
            <text:p>3,518950</text:p>
          </table:table-cell>
          <table:table-cell office:value-type="float" office:value="10.784980517179999" table:style-name="ce13">
            <text:p>10,784981</text:p>
          </table:table-cell>
          <table:table-cell table:style-name="ce1"/>
          <table:table-cell office:value-type="float" office:value="0.10943556041274843" table:formula="of:=100*([.B80]-[.B$10])/[.B$10]" table:style-name="ce8">
            <text:p>0,11</text:p>
          </table:table-cell>
          <table:table-cell office:value-type="float" office:value="6.9777422813624854" table:formula="of:=100*([.C80]-[.C$10])/[.C$10]" table:style-name="ce8">
            <text:p>6,98</text:p>
          </table:table-cell>
          <table:table-cell office:value-type="float" office:value="5.1028459497747791" table:formula="of:=100*([.D80]-[.D$10])/[.D$10]" table:style-name="ce8">
            <text:p>5,10</text:p>
          </table:table-cell>
          <table:table-cell office:value-type="float" office:value="8.8863768419707032" table:formula="of:=100*([.E80]-[.E$10])/[.E$10]" table:style-name="ce8">
            <text:p>8,89</text:p>
          </table:table-cell>
          <table:table-cell office:value-type="float" office:value="11.346510635020891" table:formula="of:=100*([.F80]-[.F$10])/[.F$10]" table:style-name="ce8">
            <text:p>11,35</text:p>
          </table:table-cell>
          <table:table-cell office:value-type="float" office:value="15.580892896086091" table:formula="of:=100*([.G80]-[.G$10])/[.G$10]" table:style-name="ce8">
            <text:p>15,58</text:p>
          </table:table-cell>
          <table:table-cell office:value-type="float" office:value="7.3100250149721884" table:formula="of:=100*([.H80]-[.H$10])/[.H$10]" table:style-name="ce8">
            <text:p>7,31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30441898526999" table:style-name="ce13">
            <text:p>157,304419</text:p>
          </table:table-cell>
          <table:table-cell office:value-type="float" office:value="37.200850159405" table:style-name="ce13">
            <text:p>37,200850</text:p>
          </table:table-cell>
          <table:table-cell office:value-type="float" office:value="34.423999999999999" table:style-name="ce13">
            <text:p>34,424000</text:p>
          </table:table-cell>
          <table:table-cell office:value-type="float" office:value="8.4327981651375996" table:style-name="ce13">
            <text:p>8,432798</text:p>
          </table:table-cell>
          <table:table-cell office:value-type="float" office:value="14.410357076088999" table:style-name="ce13">
            <text:p>14,410357</text:p>
          </table:table-cell>
          <table:table-cell office:value-type="float" office:value="3.5484811436095001" table:style-name="ce13">
            <text:p>3,548481</text:p>
          </table:table-cell>
          <table:table-cell office:value-type="float" office:value="10.754162238753" table:style-name="ce13">
            <text:p>10,754162</text:p>
          </table:table-cell>
          <table:table-cell table:style-name="ce1"/>
          <table:table-cell office:value-type="float" office:value="0.1730123268439725" table:formula="of:=100*([.B81]-[.B$10])/[.B$10]" table:style-name="ce8">
            <text:p>0,17</text:p>
          </table:table-cell>
          <table:table-cell office:value-type="float" office:value="7.1798181540167523" table:formula="of:=100*([.C81]-[.C$10])/[.C$10]" table:style-name="ce8">
            <text:p>7,18</text:p>
          </table:table-cell>
          <table:table-cell office:value-type="float" office:value="5.5087851909605172" table:formula="of:=100*([.D81]-[.D$10])/[.D$10]" table:style-name="ce8">
            <text:p>5,51</text:p>
          </table:table-cell>
          <table:table-cell office:value-type="float" office:value="9.2727411455291584" table:formula="of:=100*([.E81]-[.E$10])/[.E$10]" table:style-name="ce8">
            <text:p>9,27</text:p>
          </table:table-cell>
          <table:table-cell office:value-type="float" office:value="11.698643721308159" table:formula="of:=100*([.F81]-[.F$10])/[.F$10]" table:style-name="ce8">
            <text:p>11,70</text:p>
          </table:table-cell>
          <table:table-cell office:value-type="float" office:value="16.550837048993326" table:formula="of:=100*([.G81]-[.G$10])/[.G$10]" table:style-name="ce8">
            <text:p>16,55</text:p>
          </table:table-cell>
          <table:table-cell office:value-type="float" office:value="7.0033846623399754" table:formula="of:=100*([.H81]-[.H$10])/[.H$10]" table:style-name="ce8">
            <text:p>7,00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6841243863001" table:style-name="ce13">
            <text:p>157,268412</text:p>
          </table:table-cell>
          <table:table-cell office:value-type="float" office:value="37.401700318810001" table:style-name="ce13">
            <text:p>37,401700</text:p>
          </table:table-cell>
          <table:table-cell office:value-type="float" office:value="35.631999999999998" table:style-name="ce13">
            <text:p>35,632000</text:p>
          </table:table-cell>
          <table:table-cell office:value-type="float" office:value="8.4353211009174007" table:style-name="ce13">
            <text:p>8,435321</text:p>
          </table:table-cell>
          <table:table-cell office:value-type="float" office:value="14.259861656384" table:style-name="ce13">
            <text:p>14,259862</text:p>
          </table:table-cell>
          <table:table-cell office:value-type="float" office:value="3.5167403366876999" table:style-name="ce13">
            <text:p>3,516740</text:p>
          </table:table-cell>
          <table:table-cell office:value-type="float" office:value="10.476797732908" table:style-name="ce13">
            <text:p>10,476798</text:p>
          </table:table-cell>
          <table:table-cell table:style-name="ce1"/>
          <table:table-cell office:value-type="float" office:value="0.15008300124917329" table:formula="of:=100*([.B82]-[.B$10])/[.B$10]" table:style-name="ce8">
            <text:p>0,15</text:p>
          </table:table-cell>
          <table:table-cell office:value-type="float" office:value="7.7584899711658233" table:formula="of:=100*([.C82]-[.C$10])/[.C$10]" table:style-name="ce8">
            <text:p>7,76</text:p>
          </table:table-cell>
          <table:table-cell office:value-type="float" office:value="9.2112780015194335" table:formula="of:=100*([.D82]-[.D$10])/[.D$10]" table:style-name="ce8">
            <text:p>9,21</text:p>
          </table:table-cell>
          <table:table-cell office:value-type="float" office:value="9.3054335096761793" table:formula="of:=100*([.E82]-[.E$10])/[.E$10]" table:style-name="ce8">
            <text:p>9,31</text:p>
          </table:table-cell>
          <table:table-cell office:value-type="float" office:value="10.532112303761929" table:formula="of:=100*([.F82]-[.F$10])/[.F$10]" table:style-name="ce8">
            <text:p>10,53</text:p>
          </table:table-cell>
          <table:table-cell office:value-type="float" office:value="15.508301534324293" table:formula="of:=100*([.G82]-[.G$10])/[.G$10]" table:style-name="ce8">
            <text:p>15,51</text:p>
          </table:table-cell>
          <table:table-cell office:value-type="float" office:value="4.2436214886300538" table:formula="of:=100*([.H82]-[.H$10])/[.H$10]" table:style-name="ce8">
            <text:p>4,24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5204582651" table:style-name="ce13">
            <text:p>157,252046</text:p>
          </table:table-cell>
          <table:table-cell office:value-type="float" office:value="37.064824654623003" table:style-name="ce13">
            <text:p>37,064825</text:p>
          </table:table-cell>
          <table:table-cell office:value-type="float" office:value="34.944888888888997" table:style-name="ce13">
            <text:p>34,944889</text:p>
          </table:table-cell>
          <table:table-cell office:value-type="float" office:value="8.4126146788991001" table:style-name="ce13">
            <text:p>8,412615</text:p>
          </table:table-cell>
          <table:table-cell office:value-type="float" office:value="14.348850252384" table:style-name="ce13">
            <text:p>14,348850</text:p>
          </table:table-cell>
          <table:table-cell office:value-type="float" office:value="3.4870215367253001" table:style-name="ce13">
            <text:p>3,487022</text:p>
          </table:table-cell>
          <table:table-cell office:value-type="float" office:value="10.750974140985001" table:style-name="ce13">
            <text:p>10,750974</text:p>
          </table:table-cell>
          <table:table-cell table:style-name="ce1"/>
          <table:table-cell office:value-type="float" office:value="0.13966058051730623" table:formula="of:=100*([.B83]-[.B$10])/[.B$10]" table:style-name="ce8">
            <text:p>0,14</text:p>
          </table:table-cell>
          <table:table-cell office:value-type="float" office:value="6.787913431292103" table:formula="of:=100*([.C83]-[.C$10])/[.C$10]" table:style-name="ce8">
            <text:p>6,79</text:p>
          </table:table-cell>
          <table:table-cell office:value-type="float" office:value="7.105297911334306" table:formula="of:=100*([.D83]-[.D$10])/[.D$10]" table:style-name="ce8">
            <text:p>7,11</text:p>
          </table:table-cell>
          <table:table-cell office:value-type="float" office:value="9.0112022323518257" table:formula="of:=100*([.E83]-[.E$10])/[.E$10]" table:style-name="ce8">
            <text:p>9,01</text:p>
          </table:table-cell>
          <table:table-cell office:value-type="float" office:value="11.221887402836792" table:formula="of:=100*([.F83]-[.F$10])/[.F$10]" table:style-name="ce8">
            <text:p>11,22</text:p>
          </table:table-cell>
          <table:table-cell office:value-type="float" office:value="14.532179393180273" table:formula="of:=100*([.G83]-[.G$10])/[.G$10]" table:style-name="ce8">
            <text:p>14,53</text:p>
          </table:table-cell>
          <table:table-cell office:value-type="float" office:value="6.9716632465535282" table:formula="of:=100*([.H83]-[.H$10])/[.H$10]" table:style-name="ce8">
            <text:p>6,97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4877250409" table:style-name="ce13">
            <text:p>157,248773</text:p>
          </table:table-cell>
          <table:table-cell office:value-type="float" office:value="37.422954303932002" table:style-name="ce13">
            <text:p>37,422954</text:p>
          </table:table-cell>
          <table:table-cell office:value-type="float" office:value="35.268444444444" table:style-name="ce13">
            <text:p>35,268444</text:p>
          </table:table-cell>
          <table:table-cell office:value-type="float" office:value="8.2366972477064007" table:style-name="ce13">
            <text:p>8,236697</text:p>
          </table:table-cell>
          <table:table-cell office:value-type="float" office:value="14.289212936998" table:style-name="ce13">
            <text:p>14,289213</text:p>
          </table:table-cell>
          <table:table-cell office:value-type="float" office:value="3.5359258910937998" table:style-name="ce13">
            <text:p>3,535926</text:p>
          </table:table-cell>
          <table:table-cell office:value-type="float" office:value="10.7941905774" table:style-name="ce13">
            <text:p>10,794191</text:p>
          </table:table-cell>
          <table:table-cell table:style-name="ce1"/>
          <table:table-cell office:value-type="float" office:value="0.13757609637348117" table:formula="of:=100*([.B84]-[.B$10])/[.B$10]" table:style-name="ce8">
            <text:p>0,14</text:p>
          </table:table-cell>
          <table:table-cell office:value-type="float" office:value="7.8197250840910151" table:formula="of:=100*([.C84]-[.C$10])/[.C$10]" table:style-name="ce8">
            <text:p>7,82</text:p>
          </table:table-cell>
          <table:table-cell office:value-type="float" office:value="8.0969884065816551" table:formula="of:=100*([.D84]-[.D$10])/[.D$10]" table:style-name="ce8">
            <text:p>8,10</text:p>
          </table:table-cell>
          <table:table-cell office:value-type="float" office:value="6.7316528413588284" table:formula="of:=100*([.E84]-[.E$10])/[.E$10]" table:style-name="ce8">
            <text:p>6,73</text:p>
          </table:table-cell>
          <table:table-cell office:value-type="float" office:value="10.759622157872851" table:formula="of:=100*([.F84]-[.F$10])/[.F$10]" table:style-name="ce8">
            <text:p>10,76</text:p>
          </table:table-cell>
          <table:table-cell office:value-type="float" office:value="16.13845633430314" table:formula="of:=100*([.G84]-[.G$10])/[.G$10]" table:style-name="ce8">
            <text:p>16,14</text:p>
          </table:table-cell>
          <table:table-cell office:value-type="float" office:value="7.4016646605907725" table:formula="of:=100*([.H84]-[.H$10])/[.H$10]" table:style-name="ce8">
            <text:p>7,40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6350245499" table:style-name="ce13">
            <text:p>157,263502</text:p>
          </table:table-cell>
          <table:table-cell office:value-type="float" office:value="37.218916046758999" table:style-name="ce13">
            <text:p>37,218916</text:p>
          </table:table-cell>
          <table:table-cell office:value-type="float" office:value="35.021333333332997" table:style-name="ce13">
            <text:p>35,021333</text:p>
          </table:table-cell>
          <table:table-cell office:value-type="float" office:value="8.4465596330274995" table:style-name="ce13">
            <text:p>8,446560</text:p>
          </table:table-cell>
          <table:table-cell office:value-type="float" office:value="14.392596747056" table:style-name="ce13">
            <text:p>14,392597</text:p>
          </table:table-cell>
          <table:table-cell office:value-type="float" office:value="3.5227593341483998" table:style-name="ce13">
            <text:p>3,522759</text:p>
          </table:table-cell>
          <table:table-cell office:value-type="float" office:value="10.685086787106" table:style-name="ce13">
            <text:p>10,685087</text:p>
          </table:table-cell>
          <table:table-cell table:style-name="ce1"/>
          <table:table-cell office:value-type="float" office:value="0.14695627502706479" table:formula="of:=100*([.B85]-[.B$10])/[.B$10]" table:style-name="ce8">
            <text:p>0,15</text:p>
          </table:table-cell>
          <table:table-cell office:value-type="float" office:value="7.2318680000040203" table:formula="of:=100*([.C85]-[.C$10])/[.C$10]" table:style-name="ce8">
            <text:p>7,23</text:p>
          </table:table-cell>
          <table:table-cell office:value-type="float" office:value="7.3395984129577183" table:formula="of:=100*([.D85]-[.D$10])/[.D$10]" table:style-name="ce8">
            <text:p>7,34</text:p>
          </table:table-cell>
          <table:table-cell office:value-type="float" office:value="9.4510631317866114" table:formula="of:=100*([.E85]-[.E$10])/[.E$10]" table:style-name="ce8">
            <text:p>9,45</text:p>
          </table:table-cell>
          <table:table-cell office:value-type="float" office:value="11.560978522968147" table:formula="of:=100*([.F85]-[.F$10])/[.F$10]" table:style-name="ce8">
            <text:p>11,56</text:p>
          </table:table-cell>
          <table:table-cell office:value-type="float" office:value="15.705997157845841" table:formula="of:=100*([.G85]-[.G$10])/[.G$10]" table:style-name="ce8">
            <text:p>15,71</text:p>
          </table:table-cell>
          <table:table-cell office:value-type="float" office:value="6.3160873202305163" table:formula="of:=100*([.H85]-[.H$10])/[.H$10]" table:style-name="ce8">
            <text:p>6,32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2094926349999" table:style-name="ce13">
            <text:p>157,220949</text:p>
          </table:table-cell>
          <table:table-cell office:value-type="float" office:value="37.090329436768997" table:style-name="ce13">
            <text:p>37,090329</text:p>
          </table:table-cell>
          <table:table-cell office:value-type="float" office:value="35.229333333333003" table:style-name="ce13">
            <text:p>35,229333</text:p>
          </table:table-cell>
          <table:table-cell office:value-type="float" office:value="8.4233944954128006" table:style-name="ce13">
            <text:p>8,423394</text:p>
          </table:table-cell>
          <table:table-cell office:value-type="float" office:value="14.338941858290999" table:style-name="ce13">
            <text:p>14,338942</text:p>
          </table:table-cell>
          <table:table-cell office:value-type="float" office:value="3.5522430170225001" table:style-name="ce13">
            <text:p>3,552243</text:p>
          </table:table-cell>
          <table:table-cell office:value-type="float" office:value="10.66489550124" table:style-name="ce13">
            <text:p>10,664896</text:p>
          </table:table-cell>
          <table:table-cell table:style-name="ce1"/>
          <table:table-cell office:value-type="float" office:value="0.11985798113822647" table:formula="of:=100*([.B86]-[.B$10])/[.B$10]" table:style-name="ce8">
            <text:p>0,12</text:p>
          </table:table-cell>
          <table:table-cell office:value-type="float" office:value="6.8613955668011579" table:formula="of:=100*([.C86]-[.C$10])/[.C$10]" table:style-name="ce8">
            <text:p>6,86</text:p>
          </table:table-cell>
          <table:table-cell office:value-type="float" office:value="7.9771137313321185" table:formula="of:=100*([.D86]-[.D$10])/[.D$10]" table:style-name="ce8">
            <text:p>7,98</text:p>
          </table:table-cell>
          <table:table-cell office:value-type="float" office:value="9.1508877882527919" table:formula="of:=100*([.E86]-[.E$10])/[.E$10]" table:style-name="ce8">
            <text:p>9,15</text:p>
          </table:table-cell>
          <table:table-cell office:value-type="float" office:value="11.145084713229547" table:formula="of:=100*([.F86]-[.F$10])/[.F$10]" table:style-name="ce8">
            <text:p>11,15</text:p>
          </table:table-cell>
          <table:table-cell office:value-type="float" office:value="16.674396813696351" table:formula="of:=100*([.G86]-[.G$10])/[.G$10]" table:style-name="ce8">
            <text:p>16,67</text:p>
          </table:table-cell>
          <table:table-cell office:value-type="float" office:value="6.1151850202297524" table:formula="of:=100*([.H86]-[.H$10])/[.H$10]" table:style-name="ce8">
            <text:p>6,12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620294599" table:style-name="ce13">
            <text:p>157,162029</text:p>
          </table:table-cell>
          <table:table-cell office:value-type="float" office:value="36.436769394260999" table:style-name="ce13">
            <text:p>36,436769</text:p>
          </table:table-cell>
          <table:table-cell office:value-type="float" office:value="34.904888888888998" table:style-name="ce13">
            <text:p>34,904889</text:p>
          </table:table-cell>
          <table:table-cell office:value-type="float" office:value="8.4538990825687996" table:style-name="ce13">
            <text:p>8,453899</text:p>
          </table:table-cell>
          <table:table-cell office:value-type="float" office:value="14.280239297065" table:style-name="ce13">
            <text:p>14,280239</text:p>
          </table:table-cell>
          <table:table-cell office:value-type="float" office:value="3.5837957302737" table:style-name="ce13">
            <text:p>3,583796</text:p>
          </table:table-cell>
          <table:table-cell office:value-type="float" office:value="10.429684732554" table:style-name="ce13">
            <text:p>10,429685</text:p>
          </table:table-cell>
          <table:table-cell table:style-name="ce1"/>
          <table:table-cell office:value-type="float" office:value="8.2337266523910116E-2" table:formula="of:=100*([.B87]-[.B$10])/[.B$10]" table:style-name="ce8">
            <text:p>0,08</text:p>
          </table:table-cell>
          <table:table-cell office:value-type="float" office:value="4.9784158443329272" table:formula="of:=100*([.C87]-[.C$10])/[.C$10]" table:style-name="ce8">
            <text:p>4,98</text:p>
          </table:table-cell>
          <table:table-cell office:value-type="float" office:value="6.9826988116469275" table:formula="of:=100*([.D87]-[.D$10])/[.D$10]" table:style-name="ce8">
            <text:p>6,98</text:p>
          </table:table-cell>
          <table:table-cell office:value-type="float" office:value="9.5461681911241829" table:formula="of:=100*([.E87]-[.E$10])/[.E$10]" table:style-name="ce8">
            <text:p>9,55</text:p>
          </table:table-cell>
          <table:table-cell office:value-type="float" office:value="10.690065005023207" table:formula="of:=100*([.F87]-[.F$10])/[.F$10]" table:style-name="ce8">
            <text:p>10,69</text:p>
          </table:table-cell>
          <table:table-cell office:value-type="float" office:value="17.710754340131867" table:formula="of:=100*([.G87]-[.G$10])/[.G$10]" table:style-name="ce8">
            <text:p>17,71</text:p>
          </table:table-cell>
          <table:table-cell office:value-type="float" office:value="3.774849455294925" table:formula="of:=100*([.H87]-[.H$10])/[.H$10]" table:style-name="ce8">
            <text:p>3,77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7004909984001" table:style-name="ce13">
            <text:p>157,270049</text:p>
          </table:table-cell>
          <table:table-cell office:value-type="float" office:value="37.131774707757998" table:style-name="ce13">
            <text:p>37,131775</text:p>
          </table:table-cell>
          <table:table-cell office:value-type="float" office:value="34.959111111111" table:style-name="ce13">
            <text:p>34,959111</text:p>
          </table:table-cell>
          <table:table-cell office:value-type="float" office:value="8.3557339449540997" table:style-name="ce13">
            <text:p>8,355734</text:p>
          </table:table-cell>
          <table:table-cell office:value-type="float" office:value="14.371097401383" table:style-name="ce13">
            <text:p>14,371097</text:p>
          </table:table-cell>
          <table:table-cell office:value-type="float" office:value="3.5077118404965999" table:style-name="ce13">
            <text:p>3,507712</text:p>
          </table:table-cell>
          <table:table-cell office:value-type="float" office:value="10.713071200850001" table:style-name="ce13">
            <text:p>10,713071</text:p>
          </table:table-cell>
          <table:table-cell table:style-name="ce1"/>
          <table:table-cell office:value-type="float" office:value="0.15112524332108582" table:formula="of:=100*([.B88]-[.B$10])/[.B$10]" table:style-name="ce8">
            <text:p>0,15</text:p>
          </table:table-cell>
          <table:table-cell office:value-type="float" office:value="6.9808040370084461" table:formula="of:=100*([.C88]-[.C$10])/[.C$10]" table:style-name="ce8">
            <text:p>6,98</text:p>
          </table:table-cell>
          <table:table-cell office:value-type="float" office:value="7.1488887023335916" table:formula="of:=100*([.D88]-[.D$10])/[.D$10]" table:style-name="ce8">
            <text:p>7,15</text:p>
          </table:table-cell>
          <table:table-cell office:value-type="float" office:value="8.274138022486639" table:formula="of:=100*([.E88]-[.E$10])/[.E$10]" table:style-name="ce8">
            <text:p>8,27</text:p>
          </table:table-cell>
          <table:table-cell office:value-type="float" office:value="11.394331177597756" table:formula="of:=100*([.F88]-[.F$10])/[.F$10]" table:style-name="ce8">
            <text:p>11,39</text:p>
          </table:table-cell>
          <table:table-cell office:value-type="float" office:value="15.211758099040322" table:formula="of:=100*([.G88]-[.G$10])/[.G$10]" table:style-name="ce8">
            <text:p>15,21</text:p>
          </table:table-cell>
          <table:table-cell office:value-type="float" office:value="6.5945308588270306" table:formula="of:=100*([.H88]-[.H$10])/[.H$10]" table:style-name="ce8">
            <text:p>6,59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1292962357001" table:style-name="ce13">
            <text:p>157,112930</text:p>
          </table:table-cell>
          <table:table-cell office:value-type="float" office:value="36.567481402763001" table:style-name="ce13">
            <text:p>36,567481</text:p>
          </table:table-cell>
          <table:table-cell office:value-type="float" office:value="34.205333333333002" table:style-name="ce13">
            <text:p>34,205333</text:p>
          </table:table-cell>
          <table:table-cell office:value-type="float" office:value="8.5623853211008996" table:style-name="ce13">
            <text:p>8,562385</text:p>
          </table:table-cell>
          <table:table-cell office:value-type="float" office:value="14.124509254066" table:style-name="ce13">
            <text:p>14,124509</text:p>
          </table:table-cell>
          <table:table-cell office:value-type="float" office:value="3.5911313834289" table:style-name="ce13">
            <text:p>3,591131</text:p>
          </table:table-cell>
          <table:table-cell office:value-type="float" office:value="10.840595111582999" table:style-name="ce13">
            <text:p>10,840595</text:p>
          </table:table-cell>
          <table:table-cell table:style-name="ce1"/>
          <table:table-cell office:value-type="float" office:value="5.1070004347439822E-2" table:formula="of:=100*([.B89]-[.B$10])/[.B$10]" table:style-name="ce8">
            <text:p>0,05</text:p>
          </table:table-cell>
          <table:table-cell office:value-type="float" office:value="5.3550117888277322" table:formula="of:=100*([.C89]-[.C$10])/[.C$10]" table:style-name="ce8">
            <text:p>5,36</text:p>
          </table:table-cell>
          <table:table-cell office:value-type="float" office:value="4.83857677933515" table:formula="of:=100*([.D89]-[.D$10])/[.D$10]" table:style-name="ce8">
            <text:p>4,84</text:p>
          </table:table-cell>
          <table:table-cell office:value-type="float" office:value="10.951939849454494" table:formula="of:=100*([.E89]-[.E$10])/[.E$10]" table:style-name="ce8">
            <text:p>10,95</text:p>
          </table:table-cell>
          <table:table-cell office:value-type="float" office:value="9.4829585816499495" table:formula="of:=100*([.F89]-[.F$10])/[.F$10]" table:style-name="ce8">
            <text:p>9,48</text:p>
          </table:table-cell>
          <table:table-cell office:value-type="float" office:value="17.951695881297837" table:formula="of:=100*([.G89]-[.G$10])/[.G$10]" table:style-name="ce8">
            <text:p>17,95</text:p>
          </table:table-cell>
          <table:table-cell office:value-type="float" office:value="7.8633874904144676" table:formula="of:=100*([.H89]-[.H$10])/[.H$10]" table:style-name="ce8">
            <text:p>7,86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7986906710001" table:style-name="ce13">
            <text:p>157,279869</text:p>
          </table:table-cell>
          <table:table-cell office:value-type="float" office:value="37.362380446334001" table:style-name="ce13">
            <text:p>37,362380</text:p>
          </table:table-cell>
          <table:table-cell office:value-type="float" office:value="35.072888888888997" table:style-name="ce13">
            <text:p>35,072889</text:p>
          </table:table-cell>
          <table:table-cell office:value-type="float" office:value="8.3392201834861996" table:style-name="ce13">
            <text:p>8,339220</text:p>
          </table:table-cell>
          <table:table-cell office:value-type="float" office:value="14.195176668536" table:style-name="ce13">
            <text:p>14,195177</text:p>
          </table:table-cell>
          <table:table-cell office:value-type="float" office:value="3.4685883570018001" table:style-name="ce13">
            <text:p>3,468588</text:p>
          </table:table-cell>
          <table:table-cell office:value-type="float" office:value="10.726532058094" table:style-name="ce13">
            <text:p>10,726532</text:p>
          </table:table-cell>
          <table:table-cell table:style-name="ce1"/>
          <table:table-cell office:value-type="float" office:value="0.15737869575256092" table:formula="of:=100*([.B90]-[.B$10])/[.B$10]" table:style-name="ce8">
            <text:p>0,16</text:p>
          </table:table-cell>
          <table:table-cell office:value-type="float" office:value="7.6452050122533626" table:formula="of:=100*([.C90]-[.C$10])/[.C$10]" table:style-name="ce8">
            <text:p>7,65</text:p>
          </table:table-cell>
          <table:table-cell office:value-type="float" office:value="7.4976150303339271" table:formula="of:=100*([.D90]-[.D$10])/[.D$10]" table:style-name="ce8">
            <text:p>7,50</text:p>
          </table:table-cell>
          <table:table-cell office:value-type="float" office:value="8.0601516389774339" table:formula="of:=100*([.E90]-[.E$10])/[.E$10]" table:style-name="ce8">
            <text:p>8,06</text:p>
          </table:table-cell>
          <table:table-cell office:value-type="float" office:value="10.030721160322486" table:formula="of:=100*([.F90]-[.F$10])/[.F$10]" table:style-name="ce8">
            <text:p>10,03</text:p>
          </table:table-cell>
          <table:table-cell office:value-type="float" office:value="13.926736546142029" table:formula="of:=100*([.G90]-[.G$10])/[.G$10]" table:style-name="ce8">
            <text:p>13,93</text:p>
          </table:table-cell>
          <table:table-cell office:value-type="float" office:value="6.7284657254941953" table:formula="of:=100*([.H90]-[.H$10])/[.H$10]" table:style-name="ce8">
            <text:p>6,73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7495908347001" table:style-name="ce13">
            <text:p>157,274959</text:p>
          </table:table-cell>
          <table:table-cell office:value-type="float" office:value="36.878852284803003" table:style-name="ce13">
            <text:p>36,878852</text:p>
          </table:table-cell>
          <table:table-cell office:value-type="float" office:value="34.123555555556003" table:style-name="ce13">
            <text:p>34,123556</text:p>
          </table:table-cell>
          <table:table-cell office:value-type="float" office:value="8.4376146788991004" table:style-name="ce13">
            <text:p>8,437615</text:p>
          </table:table-cell>
          <table:table-cell office:value-type="float" office:value="14.573378201533" table:style-name="ce13">
            <text:p>14,573378</text:p>
          </table:table-cell>
          <table:table-cell office:value-type="float" office:value="3.4719270196558001" table:style-name="ce13">
            <text:p>3,471927</text:p>
          </table:table-cell>
          <table:table-cell office:value-type="float" office:value="10.712362734678999" table:style-name="ce13">
            <text:p>10,712363</text:p>
          </table:table-cell>
          <table:table-cell table:style-name="ce1"/>
          <table:table-cell office:value-type="float" office:value="0.15425196953682338" table:formula="of:=100*([.B91]-[.B$10])/[.B$10]" table:style-name="ce8">
            <text:p>0,15</text:p>
          </table:table-cell>
          <table:table-cell office:value-type="float" office:value="6.252106193189511" table:formula="of:=100*([.C91]-[.C$10])/[.C$10]" table:style-name="ce8">
            <text:p>6,25</text:p>
          </table:table-cell>
          <table:table-cell office:value-type="float" office:value="4.5879297310877787" table:formula="of:=100*([.D91]-[.D$10])/[.D$10]" table:style-name="ce8">
            <text:p>4,59</text:p>
          </table:table-cell>
          <table:table-cell office:value-type="float" office:value="9.3351538407197339" table:formula="of:=100*([.E91]-[.E$10])/[.E$10]" table:style-name="ce8">
            <text:p>9,34</text:p>
          </table:table-cell>
          <table:table-cell office:value-type="float" office:value="12.962265331367394" table:formula="of:=100*([.F91]-[.F$10])/[.F$10]" table:style-name="ce8">
            <text:p>12,96</text:p>
          </table:table-cell>
          <table:table-cell office:value-type="float" office:value="14.03639583731473" table:formula="of:=100*([.G91]-[.G$10])/[.G$10]" table:style-name="ce8">
            <text:p>14,04</text:p>
          </table:table-cell>
          <table:table-cell office:value-type="float" office:value="6.5874816553155959" table:formula="of:=100*([.H91]-[.H$10])/[.H$10]" table:style-name="ce8">
            <text:p>6,59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8166939444001" table:style-name="ce13">
            <text:p>157,181669</text:p>
          </table:table-cell>
          <table:table-cell office:value-type="float" office:value="36.710945802338003" table:style-name="ce13">
            <text:p>36,710946</text:p>
          </table:table-cell>
          <table:table-cell office:value-type="float" office:value="34.865777777778" table:style-name="ce13">
            <text:p>34,865778</text:p>
          </table:table-cell>
          <table:table-cell office:value-type="float" office:value="8.3724770642202007" table:style-name="ce13">
            <text:p>8,372477</text:p>
          </table:table-cell>
          <table:table-cell office:value-type="float" office:value="14.254813983922" table:style-name="ce13">
            <text:p>14,254814</text:p>
          </table:table-cell>
          <table:table-cell office:value-type="float" office:value="3.4988244145584999" table:style-name="ce13">
            <text:p>3,498824</text:p>
          </table:table-cell>
          <table:table-cell office:value-type="float" office:value="10.688274884874" table:style-name="ce13">
            <text:p>10,688275</text:p>
          </table:table-cell>
          <table:table-cell table:style-name="ce1"/>
          <table:table-cell office:value-type="float" office:value="9.4844171399602217E-2" table:formula="of:=100*([.B92]-[.B$10])/[.B$10]" table:style-name="ce8">
            <text:p>0,09</text:p>
          </table:table-cell>
          <table:table-cell office:value-type="float" office:value="5.7683488010770745" table:formula="of:=100*([.C92]-[.C$10])/[.C$10]" table:style-name="ce8">
            <text:p>5,77</text:p>
          </table:table-cell>
          <table:table-cell office:value-type="float" office:value="6.8628241363973901" table:formula="of:=100*([.D92]-[.D$10])/[.D$10]" table:style-name="ce8">
            <text:p>6,86</text:p>
          </table:table-cell>
          <table:table-cell office:value-type="float" office:value="8.4910964391005983" table:formula="of:=100*([.E92]-[.E$10])/[.E$10]" table:style-name="ce8">
            <text:p>8,49</text:p>
          </table:table-cell>
          <table:table-cell office:value-type="float" office:value="10.492986405286427" table:formula="of:=100*([.F92]-[.F$10])/[.F$10]" table:style-name="ce8">
            <text:p>10,49</text:p>
          </table:table-cell>
          <table:table-cell office:value-type="float" office:value="14.919848154933128" table:formula="of:=100*([.G92]-[.G$10])/[.G$10]" table:style-name="ce8">
            <text:p>14,92</text:p>
          </table:table-cell>
          <table:table-cell office:value-type="float" office:value="6.3478087360169662" table:formula="of:=100*([.H92]-[.H$10])/[.H$10]" table:style-name="ce8">
            <text:p>6,35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8657937807001" table:style-name="ce13">
            <text:p>157,186579</text:p>
          </table:table-cell>
          <table:table-cell office:value-type="float" office:value="36.811902231668" table:style-name="ce13">
            <text:p>36,811902</text:p>
          </table:table-cell>
          <table:table-cell office:value-type="float" office:value="35.053333333333001" table:style-name="ce13">
            <text:p>35,053333</text:p>
          </table:table-cell>
          <table:table-cell office:value-type="float" office:value="8.2114678899083007" table:style-name="ce13">
            <text:p>8,211468</text:p>
          </table:table-cell>
          <table:table-cell office:value-type="float" office:value="14.322116283416999" table:style-name="ce13">
            <text:p>14,322116</text:p>
          </table:table-cell>
          <table:table-cell office:value-type="float" office:value="3.5423680993134998" table:style-name="ce13">
            <text:p>3,542368</text:p>
          </table:table-cell>
          <table:table-cell office:value-type="float" office:value="10.705632306057" table:style-name="ce13">
            <text:p>10,705632</text:p>
          </table:table-cell>
          <table:table-cell table:style-name="ce1"/>
          <table:table-cell office:value-type="float" office:value="9.797089761533978E-2" table:formula="of:=100*([.B93]-[.B$10])/[.B$10]" table:style-name="ce8">
            <text:p>0,10</text:p>
          </table:table-cell>
          <table:table-cell office:value-type="float" office:value="6.0592155874731475" table:formula="of:=100*([.C93]-[.C$10])/[.C$10]" table:style-name="ce8">
            <text:p>6,06</text:p>
          </table:table-cell>
          <table:table-cell office:value-type="float" office:value="7.4376776927076342" table:formula="of:=100*([.D93]-[.D$10])/[.D$10]" table:style-name="ce8">
            <text:p>7,44</text:p>
          </table:table-cell>
          <table:table-cell office:value-type="float" office:value="6.404729199887476" table:formula="of:=100*([.E93]-[.E$10])/[.E$10]" table:style-name="ce8">
            <text:p>6,40</text:p>
          </table:table-cell>
          <table:table-cell office:value-type="float" office:value="11.014665051639371" table:formula="of:=100*([.F93]-[.F$10])/[.F$10]" table:style-name="ce8">
            <text:p>11,01</text:p>
          </table:table-cell>
          <table:table-cell office:value-type="float" office:value="16.350052431355014" table:formula="of:=100*([.G93]-[.G$10])/[.G$10]" table:style-name="ce8">
            <text:p>16,35</text:p>
          </table:table-cell>
          <table:table-cell office:value-type="float" office:value="6.5205142219820136" table:formula="of:=100*([.H93]-[.H$10])/[.H$10]" table:style-name="ce8">
            <text:p>6,52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31096563010999" table:style-name="ce13">
            <text:p>157,310966</text:p>
          </table:table-cell>
          <table:table-cell office:value-type="float" office:value="36.733262486716001" table:style-name="ce13">
            <text:p>36,733262</text:p>
          </table:table-cell>
          <table:table-cell office:value-type="float" office:value="34.820444444444" table:style-name="ce13">
            <text:p>34,820444</text:p>
          </table:table-cell>
          <table:table-cell office:value-type="float" office:value="8.3759174311927005" table:style-name="ce13">
            <text:p>8,375917</text:p>
          </table:table-cell>
          <table:table-cell office:value-type="float" office:value="14.466068424004" table:style-name="ce13">
            <text:p>14,466068</text:p>
          </table:table-cell>
          <table:table-cell office:value-type="float" office:value="3.5596256935953998" table:style-name="ce13">
            <text:p>3,559626</text:p>
          </table:table-cell>
          <table:table-cell office:value-type="float" office:value="10.616365568543999" table:style-name="ce13">
            <text:p>10,616366</text:p>
          </table:table-cell>
          <table:table-cell table:style-name="ce1"/>
          <table:table-cell office:value-type="float" office:value="0.17718129513162259" table:formula="of:=100*([.B94]-[.B$10])/[.B$10]" table:style-name="ce8">
            <text:p>0,18</text:p>
          </table:table-cell>
          <table:table-cell office:value-type="float" office:value="5.8326456696482269" table:formula="of:=100*([.C94]-[.C$10])/[.C$10]" table:style-name="ce8">
            <text:p>5,83</text:p>
          </table:table-cell>
          <table:table-cell office:value-type="float" office:value="6.7238784900829822" table:formula="of:=100*([.D94]-[.D$10])/[.D$10]" table:style-name="ce8">
            <text:p>6,72</text:p>
          </table:table-cell>
          <table:table-cell office:value-type="float" office:value="8.5356769356652862" table:formula="of:=100*([.E94]-[.E$10])/[.E$10]" table:style-name="ce8">
            <text:p>8,54</text:p>
          </table:table-cell>
          <table:table-cell office:value-type="float" office:value="12.130477711897958" table:formula="of:=100*([.F94]-[.F$10])/[.F$10]" table:style-name="ce8">
            <text:p>12,13</text:p>
          </table:table-cell>
          <table:table-cell office:value-type="float" office:value="16.916882851922328" table:formula="of:=100*([.G94]-[.G$10])/[.G$10]" table:style-name="ce8">
            <text:p>16,92</text:p>
          </table:table-cell>
          <table:table-cell office:value-type="float" office:value="5.6323145798717897" table:formula="of:=100*([.H94]-[.H$10])/[.H$10]" table:style-name="ce8">
            <text:p>5,63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0310965630001" table:style-name="ce13">
            <text:p>157,103110</text:p>
          </table:table-cell>
          <table:table-cell office:value-type="float" office:value="37.602550478215001" table:style-name="ce13">
            <text:p>37,602550</text:p>
          </table:table-cell>
          <table:table-cell office:value-type="float" office:value="34.758222222222003" table:style-name="ce13">
            <text:p>34,758222</text:p>
          </table:table-cell>
          <table:table-cell office:value-type="float" office:value="8.5461009174312004" table:style-name="ce13">
            <text:p>8,546101</text:p>
          </table:table-cell>
          <table:table-cell office:value-type="float" office:value="14.359693400636001" table:style-name="ce13">
            <text:p>14,359693</text:p>
          </table:table-cell>
          <table:table-cell office:value-type="float" office:value="3.5394056240007998" table:style-name="ce13">
            <text:p>3,539406</text:p>
          </table:table-cell>
          <table:table-cell office:value-type="float" office:value="10.70315267446" table:style-name="ce13">
            <text:p>10,703153</text:p>
          </table:table-cell>
          <table:table-cell table:style-name="ce1"/>
          <table:table-cell office:value-type="float" office:value="4.4816551909593765E-2" table:formula="of:=100*([.B95]-[.B$10])/[.B$10]" table:style-name="ce8">
            <text:p>0,04</text:p>
          </table:table-cell>
          <table:table-cell office:value-type="float" office:value="8.3371617883148943" table:formula="of:=100*([.C95]-[.C$10])/[.C$10]" table:style-name="ce8">
            <text:p>8,34</text:p>
          </table:table-cell>
          <table:table-cell office:value-type="float" office:value="6.5331687794588547" table:formula="of:=100*([.D95]-[.D$10])/[.D$10]" table:style-name="ce8">
            <text:p>6,53</text:p>
          </table:table-cell>
          <table:table-cell office:value-type="float" office:value="10.740925499050045" table:formula="of:=100*([.E95]-[.E$10])/[.E$10]" table:style-name="ce8">
            <text:p>10,74</text:p>
          </table:table-cell>
          <table:table-cell office:value-type="float" office:value="11.305935629193874" table:formula="of:=100*([.F95]-[.F$10])/[.F$10]" table:style-name="ce8">
            <text:p>11,31</text:p>
          </table:table-cell>
          <table:table-cell office:value-type="float" office:value="16.252749116652616" table:formula="of:=100*([.G95]-[.G$10])/[.G$10]" table:style-name="ce8">
            <text:p>16,25</text:p>
          </table:table-cell>
          <table:table-cell office:value-type="float" office:value="6.4958420097069824" table:formula="of:=100*([.H95]-[.H$10])/[.H$10]" table:style-name="ce8">
            <text:p>6,50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3895253681999" table:style-name="ce13">
            <text:p>157,238953</text:p>
          </table:table-cell>
          <table:table-cell office:value-type="float" office:value="36.860786397449999" table:style-name="ce13">
            <text:p>36,860786</text:p>
          </table:table-cell>
          <table:table-cell office:value-type="float" office:value="34.678222222221997" table:style-name="ce13">
            <text:p>34,678222</text:p>
          </table:table-cell>
          <table:table-cell office:value-type="float" office:value="8.3534403669724995" table:style-name="ce13">
            <text:p>8,353440</text:p>
          </table:table-cell>
          <table:table-cell office:value-type="float" office:value="14.264161525519" table:style-name="ce13">
            <text:p>14,264162</text:p>
          </table:table-cell>
          <table:table-cell office:value-type="float" office:value="3.5423210758958001" table:style-name="ce13">
            <text:p>3,542321</text:p>
          </table:table-cell>
          <table:table-cell office:value-type="float" office:value="10.671271696776" table:style-name="ce13">
            <text:p>10,671272</text:p>
          </table:table-cell>
          <table:table-cell table:style-name="ce1"/>
          <table:table-cell office:value-type="float" office:value="0.13132264393563514" table:formula="of:=100*([.B96]-[.B$10])/[.B$10]" table:style-name="ce8">
            <text:p>0,13</text:p>
          </table:table-cell>
          <table:table-cell office:value-type="float" office:value="6.2000563472051082" table:formula="of:=100*([.C96]-[.C$10])/[.C$10]" table:style-name="ce8">
            <text:p>6,20</text:p>
          </table:table-cell>
          <table:table-cell office:value-type="float" office:value="6.2879705800840755" table:formula="of:=100*([.D96]-[.D$10])/[.D$10]" table:style-name="ce8">
            <text:p>6,29</text:p>
          </table:table-cell>
          <table:table-cell office:value-type="float" office:value="8.2444176914443741" table:formula="of:=100*([.E96]-[.E$10])/[.E$10]" table:style-name="ce8">
            <text:p>8,24</text:p>
          </table:table-cell>
          <table:table-cell office:value-type="float" office:value="10.56544177283911" table:formula="of:=100*([.F96]-[.F$10])/[.F$10]" table:style-name="ce8">
            <text:p>10,57</text:p>
          </table:table-cell>
          <table:table-cell office:value-type="float" office:value="16.348507934295004" table:formula="of:=100*([.G96]-[.G$10])/[.G$10]" table:style-name="ce8">
            <text:p>16,35</text:p>
          </table:table-cell>
          <table:table-cell office:value-type="float" office:value="6.1786278518026503" table:formula="of:=100*([.H96]-[.H$10])/[.H$10]" table:style-name="ce8">
            <text:p>6,18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30278232405999" table:style-name="ce13">
            <text:p>157,302782</text:p>
          </table:table-cell>
          <table:table-cell office:value-type="float" office:value="37.175345377257997" table:style-name="ce13">
            <text:p>37,175345</text:p>
          </table:table-cell>
          <table:table-cell office:value-type="float" office:value="34.077333333333002" table:style-name="ce13">
            <text:p>34,077333</text:p>
          </table:table-cell>
          <table:table-cell office:value-type="float" office:value="8.3685779816514003" table:style-name="ce13">
            <text:p>8,368578</text:p>
          </table:table-cell>
          <table:table-cell office:value-type="float" office:value="14.417835109366001" table:style-name="ce13">
            <text:p>14,417835</text:p>
          </table:table-cell>
          <table:table-cell office:value-type="float" office:value="3.5280729803441999" table:style-name="ce13">
            <text:p>3,528073</text:p>
          </table:table-cell>
          <table:table-cell office:value-type="float" office:value="10.727948990435999" table:style-name="ce13">
            <text:p>10,727949</text:p>
          </table:table-cell>
          <table:table-cell table:style-name="ce1"/>
          <table:table-cell office:value-type="float" office:value="0.17197008477205997" table:formula="of:=100*([.B97]-[.B$10])/[.B$10]" table:style-name="ce8">
            <text:p>0,17</text:p>
          </table:table-cell>
          <table:table-cell office:value-type="float" office:value="7.1063360185047904" table:formula="of:=100*([.C97]-[.C$10])/[.C$10]" table:style-name="ce8">
            <text:p>7,11</text:p>
          </table:table-cell>
          <table:table-cell office:value-type="float" office:value="4.4462596603355289" table:formula="of:=100*([.D97]-[.D$10])/[.D$10]" table:style-name="ce8">
            <text:p>4,45</text:p>
          </table:table-cell>
          <table:table-cell office:value-type="float" office:value="8.4405718763277147" table:formula="of:=100*([.E97]-[.E$10])/[.E$10]" table:style-name="ce8">
            <text:p>8,44</text:p>
          </table:table-cell>
          <table:table-cell office:value-type="float" office:value="11.756608015345664" table:formula="of:=100*([.F97]-[.F$10])/[.F$10]" table:style-name="ce8">
            <text:p>11,76</text:p>
          </table:table-cell>
          <table:table-cell office:value-type="float" office:value="15.880525325486815" table:formula="of:=100*([.G97]-[.G$10])/[.G$10]" table:style-name="ce8">
            <text:p>15,88</text:p>
          </table:table-cell>
          <table:table-cell office:value-type="float" office:value="6.7425641325170291" table:formula="of:=100*([.H97]-[.H$10])/[.H$10]" table:style-name="ce8">
            <text:p>6,74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3404255318999" table:style-name="ce13">
            <text:p>157,234043</text:p>
          </table:table-cell>
          <table:table-cell office:value-type="float" office:value="36.630180658874004" table:style-name="ce13">
            <text:p>36,630181</text:p>
          </table:table-cell>
          <table:table-cell office:value-type="float" office:value="34.262222222222" table:style-name="ce13">
            <text:p>34,262222</text:p>
          </table:table-cell>
          <table:table-cell office:value-type="float" office:value="8.5032110091743007" table:style-name="ce13">
            <text:p>8,503211</text:p>
          </table:table-cell>
          <table:table-cell office:value-type="float" office:value="14.314264348476" table:style-name="ce13">
            <text:p>14,314264</text:p>
          </table:table-cell>
          <table:table-cell office:value-type="float" office:value="3.5287313081914999" table:style-name="ce13">
            <text:p>3,528731</text:p>
          </table:table-cell>
          <table:table-cell office:value-type="float" office:value="10.680127523911001" table:style-name="ce13">
            <text:p>10,680128</text:p>
          </table:table-cell>
          <table:table-cell table:style-name="ce1"/>
          <table:table-cell office:value-type="float" office:value="0.12819591771989758" table:formula="of:=100*([.B98]-[.B$10])/[.B$10]" table:style-name="ce8">
            <text:p>0,13</text:p>
          </table:table-cell>
          <table:table-cell office:value-type="float" office:value="5.5356553719602122" table:formula="of:=100*([.C98]-[.C$10])/[.C$10]" table:style-name="ce8">
            <text:p>5,54</text:p>
          </table:table-cell>
          <table:table-cell office:value-type="float" office:value="5.0129399433353177" table:formula="of:=100*([.D98]-[.D$10])/[.D$10]" table:style-name="ce8">
            <text:p>5,01</text:p>
          </table:table-cell>
          <table:table-cell office:value-type="float" office:value="10.185155308547065" table:formula="of:=100*([.E98]-[.E$10])/[.E$10]" table:style-name="ce8">
            <text:p>10,19</text:p>
          </table:table-cell>
          <table:table-cell office:value-type="float" office:value="10.95380254289884" table:formula="of:=100*([.F98]-[.F$10])/[.F$10]" table:style-name="ce8">
            <text:p>10,95</text:p>
          </table:table-cell>
          <table:table-cell office:value-type="float" office:value="15.902148284310664" table:formula="of:=100*([.G98]-[.G$10])/[.G$10]" table:style-name="ce8">
            <text:p>15,90</text:p>
          </table:table-cell>
          <table:table-cell office:value-type="float" office:value="6.2667428956705011" table:formula="of:=100*([.H98]-[.H$10])/[.H$10]" table:style-name="ce8">
            <text:p>6,27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8805237316001" table:style-name="ce13">
            <text:p>157,288052</text:p>
          </table:table-cell>
          <table:table-cell office:value-type="float" office:value="36.750265674814003" table:style-name="ce13">
            <text:p>36,750266</text:p>
          </table:table-cell>
          <table:table-cell office:value-type="float" office:value="34.375999999999998" table:style-name="ce13">
            <text:p>34,376000</text:p>
          </table:table-cell>
          <table:table-cell office:value-type="float" office:value="8.3938073394495003" table:style-name="ce13">
            <text:p>8,393807</text:p>
          </table:table-cell>
          <table:table-cell office:value-type="float" office:value="14.403065993644001" table:style-name="ce13">
            <text:p>14,403066</text:p>
          </table:table-cell>
          <table:table-cell office:value-type="float" office:value="3.5317408069218001" table:style-name="ce13">
            <text:p>3,531741</text:p>
          </table:table-cell>
          <table:table-cell office:value-type="float" office:value="10.578816861495" table:style-name="ce13">
            <text:p>10,578817</text:p>
          </table:table-cell>
          <table:table-cell table:style-name="ce1"/>
          <table:table-cell office:value-type="float" office:value="0.16258990611849447" table:formula="of:=100*([.B99]-[.B$10])/[.B$10]" table:style-name="ce8">
            <text:p>0,16</text:p>
          </table:table-cell>
          <table:table-cell office:value-type="float" office:value="5.8816337599895343" table:formula="of:=100*([.C99]-[.C$10])/[.C$10]" table:style-name="ce8">
            <text:p>5,88</text:p>
          </table:table-cell>
          <table:table-cell office:value-type="float" office:value="5.361666271335654" table:formula="of:=100*([.D99]-[.D$10])/[.D$10]" table:style-name="ce8">
            <text:p>5,36</text:p>
          </table:table-cell>
          <table:table-cell office:value-type="float" office:value="8.7674955177990679" table:formula="of:=100*([.E99]-[.E$10])/[.E$10]" table:style-name="ce8">
            <text:p>8,77</text:p>
          </table:table-cell>
          <table:table-cell office:value-type="float" office:value="11.642128534622191" table:formula="of:=100*([.F99]-[.F$10])/[.F$10]" table:style-name="ce8">
            <text:p>11,64</text:p>
          </table:table-cell>
          <table:table-cell office:value-type="float" office:value="16.000996096069805" table:formula="of:=100*([.G99]-[.G$10])/[.G$10]" table:style-name="ce8">
            <text:p>16,00</text:p>
          </table:table-cell>
          <table:table-cell office:value-type="float" office:value="5.2587067939059766" table:formula="of:=100*([.H99]-[.H$10])/[.H$10]" table:style-name="ce8">
            <text:p>5,26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5711947627" table:style-name="ce13">
            <text:p>157,157119</text:p>
          </table:table-cell>
          <table:table-cell office:value-type="float" office:value="36.760892667375003" table:style-name="ce13">
            <text:p>36,760893</text:p>
          </table:table-cell>
          <table:table-cell office:value-type="float" office:value="34.409777777777997" table:style-name="ce13">
            <text:p>34,409778</text:p>
          </table:table-cell>
          <table:table-cell office:value-type="float" office:value="8.2245412844036991" table:style-name="ce13">
            <text:p>8,224541</text:p>
          </table:table-cell>
          <table:table-cell office:value-type="float" office:value="14.458029538230999" table:style-name="ce13">
            <text:p>14,458030</text:p>
          </table:table-cell>
          <table:table-cell office:value-type="float" office:value="3.5268503714850001" table:style-name="ce13">
            <text:p>3,526850</text:p>
          </table:table-cell>
          <table:table-cell office:value-type="float" office:value="10.42543393553" table:style-name="ce13">
            <text:p>10,425434</text:p>
          </table:table-cell>
          <table:table-cell table:style-name="ce1"/>
          <table:table-cell office:value-type="float" office:value="7.9210540308172553E-2" table:formula="of:=100*([.B100]-[.B$10])/[.B$10]" table:style-name="ce8">
            <text:p>0,08</text:p>
          </table:table-cell>
          <table:table-cell office:value-type="float" office:value="5.9122513164521306" table:formula="of:=100*([.C100]-[.C$10])/[.C$10]" table:style-name="ce8">
            <text:p>5,91</text:p>
          </table:table-cell>
          <table:table-cell office:value-type="float" office:value="5.4651943999612316" table:formula="of:=100*([.D100]-[.D$10])/[.D$10]" table:style-name="ce8">
            <text:p>5,47</text:p>
          </table:table-cell>
          <table:table-cell office:value-type="float" office:value="6.5741350868319737" table:formula="of:=100*([.E100]-[.E$10])/[.E$10]" table:style-name="ce8">
            <text:p>6,57</text:p>
          </table:table-cell>
          <table:table-cell office:value-type="float" office:value="12.068166095805902" table:formula="of:=100*([.F100]-[.F$10])/[.F$10]" table:style-name="ce8">
            <text:p>12,07</text:p>
          </table:table-cell>
          <table:table-cell office:value-type="float" office:value="15.840368401959157" table:formula="of:=100*([.G100]-[.G$10])/[.G$10]" table:style-name="ce8">
            <text:p>15,84</text:p>
          </table:table-cell>
          <table:table-cell office:value-type="float" office:value="3.7325542342463263" table:formula="of:=100*([.H100]-[.H$10])/[.H$10]" table:style-name="ce8">
            <text:p>3,73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30441898526999" table:style-name="ce13">
            <text:p>157,304419</text:p>
          </table:table-cell>
          <table:table-cell office:value-type="float" office:value="36.980871413389998" table:style-name="ce13">
            <text:p>36,980871</text:p>
          </table:table-cell>
          <table:table-cell office:value-type="float" office:value="35.069333333332999" table:style-name="ce13">
            <text:p>35,069333</text:p>
          </table:table-cell>
          <table:table-cell office:value-type="float" office:value="8.5100917431193004" table:style-name="ce13">
            <text:p>8,510092</text:p>
          </table:table-cell>
          <table:table-cell office:value-type="float" office:value="14.184146569452" table:style-name="ce13">
            <text:p>14,184147</text:p>
          </table:table-cell>
          <table:table-cell office:value-type="float" office:value="3.5084171917615001" table:style-name="ce13">
            <text:p>3,508417</text:p>
          </table:table-cell>
          <table:table-cell office:value-type="float" office:value="10.752745306412001" table:style-name="ce13">
            <text:p>10,752745</text:p>
          </table:table-cell>
          <table:table-cell table:style-name="ce1"/>
          <table:table-cell office:value-type="float" office:value="0.1730123268439725" table:formula="of:=100*([.B101]-[.B$10])/[.B$10]" table:style-name="ce8">
            <text:p>0,17</text:p>
          </table:table-cell>
          <table:table-cell office:value-type="float" office:value="6.5460347352344312" table:formula="of:=100*([.C101]-[.C$10])/[.C$10]" table:style-name="ce8">
            <text:p>6,55</text:p>
          </table:table-cell>
          <table:table-cell office:value-type="float" office:value="7.4867173325825815" table:formula="of:=100*([.D101]-[.D$10])/[.D$10]" table:style-name="ce8">
            <text:p>7,49</text:p>
          </table:table-cell>
          <table:table-cell office:value-type="float" office:value="10.274316301676437" table:formula="of:=100*([.E101]-[.E$10])/[.E$10]" table:style-name="ce8">
            <text:p>10,27</text:p>
          </table:table-cell>
          <table:table-cell office:value-type="float" office:value="9.9452238266138906" table:formula="of:=100*([.F101]-[.F$10])/[.F$10]" table:style-name="ce8">
            <text:p>9,95</text:p>
          </table:table-cell>
          <table:table-cell office:value-type="float" office:value="15.234925554920917" table:formula="of:=100*([.G101]-[.G$10])/[.G$10]" table:style-name="ce8">
            <text:p>15,23</text:p>
          </table:table-cell>
          <table:table-cell office:value-type="float" office:value="6.9892862553270936" table:formula="of:=100*([.H101]-[.H$10])/[.H$10]" table:style-name="ce8">
            <text:p>6,99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3076923076999" table:style-name="ce13">
            <text:p>157,230769</text:p>
          </table:table-cell>
          <table:table-cell office:value-type="float" office:value="37.147715196599002" table:style-name="ce13">
            <text:p>37,147715</text:p>
          </table:table-cell>
          <table:table-cell office:value-type="float" office:value="34.714666666667" table:style-name="ce13">
            <text:p>34,714667</text:p>
          </table:table-cell>
          <table:table-cell office:value-type="float" office:value="8.2261467889907998" table:style-name="ce13">
            <text:p>8,226147</text:p>
          </table:table-cell>
          <table:table-cell office:value-type="float" office:value="14.230697326603" table:style-name="ce13">
            <text:p>14,230697</text:p>
          </table:table-cell>
          <table:table-cell office:value-type="float" office:value="3.5472585347502998" table:style-name="ce13">
            <text:p>3,547259</text:p>
          </table:table-cell>
          <table:table-cell office:value-type="float" office:value="10.828196953595" table:style-name="ce13">
            <text:p>10,828197</text:p>
          </table:table-cell>
          <table:table-cell table:style-name="ce1"/>
          <table:table-cell office:value-type="float" office:value="0.12611143357607252" table:formula="of:=100*([.B102]-[.B$10])/[.B$10]" table:style-name="ce8">
            <text:p>0,13</text:p>
          </table:table-cell>
          <table:table-cell office:value-type="float" office:value="7.0267303717009071" table:formula="of:=100*([.C102]-[.C$10])/[.C$10]" table:style-name="ce8">
            <text:p>7,03</text:p>
          </table:table-cell>
          <table:table-cell office:value-type="float" office:value="6.3996719820231789" table:formula="of:=100*([.D102]-[.D$10])/[.D$10]" table:style-name="ce8">
            <text:p>6,40</text:p>
          </table:table-cell>
          <table:table-cell office:value-type="float" office:value="6.5949393185613054" table:formula="of:=100*([.E102]-[.E$10])/[.E$10]" table:style-name="ce8">
            <text:p>6,59</text:p>
          </table:table-cell>
          <table:table-cell office:value-type="float" office:value="10.306051557010273" table:formula="of:=100*([.F102]-[.F$10])/[.F$10]" table:style-name="ce8">
            <text:p>10,31</text:p>
          </table:table-cell>
          <table:table-cell office:value-type="float" office:value="16.510680125465658" table:formula="of:=100*([.G102]-[.G$10])/[.G$10]" table:style-name="ce8">
            <text:p>16,51</text:p>
          </table:table-cell>
          <table:table-cell office:value-type="float" office:value="7.7400264290094514" table:formula="of:=100*([.H102]-[.H$10])/[.H$10]" table:style-name="ce8">
            <text:p>7,74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4075286415999" table:style-name="ce13">
            <text:p>157,140753</text:p>
          </table:table-cell>
          <table:table-cell office:value-type="float" office:value="37.075451647184003" table:style-name="ce13">
            <text:p>37,075452</text:p>
          </table:table-cell>
          <table:table-cell office:value-type="float" office:value="35.170666666667003" table:style-name="ce13">
            <text:p>35,170667</text:p>
          </table:table-cell>
          <table:table-cell office:value-type="float" office:value="8.4004587155963009" table:style-name="ce13">
            <text:p>8,400459</text:p>
          </table:table-cell>
          <table:table-cell office:value-type="float" office:value="14.262665918863" table:style-name="ce13">
            <text:p>14,262666</text:p>
          </table:table-cell>
          <table:table-cell office:value-type="float" office:value="3.5492335182921" table:style-name="ce13">
            <text:p>3,549234</text:p>
          </table:table-cell>
          <table:table-cell office:value-type="float" office:value="10.702444208289" table:style-name="ce13">
            <text:p>10,702444</text:p>
          </table:table-cell>
          <table:table-cell table:style-name="ce1"/>
          <table:table-cell office:value-type="float" office:value="6.878811958267643E-2" table:formula="of:=100*([.B103]-[.B$10])/[.B$10]" table:style-name="ce8">
            <text:p>0,07</text:p>
          </table:table-cell>
          <table:table-cell office:value-type="float" office:value="6.8185309877546985" table:formula="of:=100*([.C103]-[.C$10])/[.C$10]" table:style-name="ce8">
            <text:p>6,82</text:p>
          </table:table-cell>
          <table:table-cell office:value-type="float" office:value="7.7973017184593374" table:formula="of:=100*([.D103]-[.D$10])/[.D$10]" table:style-name="ce8">
            <text:p>7,80</text:p>
          </table:table-cell>
          <table:table-cell office:value-type="float" office:value="8.8536844778237054" table:formula="of:=100*([.E103]-[.E$10])/[.E$10]" table:style-name="ce8">
            <text:p>8,85</text:p>
          </table:table-cell>
          <table:table-cell office:value-type="float" office:value="10.553848914026958" table:formula="of:=100*([.F103]-[.F$10])/[.F$10]" table:style-name="ce8">
            <text:p>10,55</text:p>
          </table:table-cell>
          <table:table-cell office:value-type="float" office:value="16.575549001933929" table:formula="of:=100*([.G103]-[.G$10])/[.G$10]" table:style-name="ce8">
            <text:p>16,58</text:p>
          </table:table-cell>
          <table:table-cell office:value-type="float" office:value="6.4887928061955646" table:formula="of:=100*([.H103]-[.H$10])/[.H$10]" table:style-name="ce8">
            <text:p>6,49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7495908347001" table:style-name="ce13">
            <text:p>157,274959</text:p>
          </table:table-cell>
          <table:table-cell office:value-type="float" office:value="36.859723698193001" table:style-name="ce13">
            <text:p>36,859724</text:p>
          </table:table-cell>
          <table:table-cell office:value-type="float" office:value="34.384" table:style-name="ce13">
            <text:p>34,384000</text:p>
          </table:table-cell>
          <table:table-cell office:value-type="float" office:value="8.2185779816514" table:style-name="ce13">
            <text:p>8,218578</text:p>
          </table:table-cell>
          <table:table-cell office:value-type="float" office:value="14.259113853057" table:style-name="ce13">
            <text:p>14,259114</text:p>
          </table:table-cell>
          <table:table-cell office:value-type="float" office:value="3.5592024828365001" table:style-name="ce13">
            <text:p>3,559202</text:p>
          </table:table-cell>
          <table:table-cell office:value-type="float" office:value="10.681898689338" table:style-name="ce13">
            <text:p>10,681899</text:p>
          </table:table-cell>
          <table:table-cell table:style-name="ce1"/>
          <table:table-cell office:value-type="float" office:value="0.15425196953682338" table:formula="of:=100*([.B104]-[.B$10])/[.B$10]" table:style-name="ce8">
            <text:p>0,15</text:p>
          </table:table-cell>
          <table:table-cell office:value-type="float" office:value="6.196994591556261" table:formula="of:=100*([.C104]-[.C$10])/[.C$10]" table:style-name="ce8">
            <text:p>6,20</text:p>
          </table:table-cell>
          <table:table-cell office:value-type="float" office:value="5.3861860912731379" table:formula="of:=100*([.D104]-[.D$10])/[.D$10]" table:style-name="ce8">
            <text:p>5,39</text:p>
          </table:table-cell>
          <table:table-cell office:value-type="float" office:value="6.4968622261202906" table:formula="of:=100*([.E104]-[.E$10])/[.E$10]" table:style-name="ce8">
            <text:p>6,50</text:p>
          </table:table-cell>
          <table:table-cell office:value-type="float" office:value="10.526315874363604" table:formula="of:=100*([.F104]-[.F$10])/[.F$10]" table:style-name="ce8">
            <text:p>10,53</text:p>
          </table:table-cell>
          <table:table-cell office:value-type="float" office:value="16.902982378395301" table:formula="of:=100*([.G104]-[.G$10])/[.G$10]" table:style-name="ce8">
            <text:p>16,90</text:p>
          </table:table-cell>
          <table:table-cell office:value-type="float" office:value="6.2843659044440674" table:formula="of:=100*([.H104]-[.H$10])/[.H$10]" table:style-name="ce8">
            <text:p>6,28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3731587560999" table:style-name="ce13">
            <text:p>157,237316</text:p>
          </table:table-cell>
          <table:table-cell office:value-type="float" office:value="36.985122210413998" table:style-name="ce13">
            <text:p>36,985122</text:p>
          </table:table-cell>
          <table:table-cell office:value-type="float" office:value="34.546666666667001" table:style-name="ce13">
            <text:p>34,546667</text:p>
          </table:table-cell>
          <table:table-cell office:value-type="float" office:value="8.3467889908257007" table:style-name="ce13">
            <text:p>8,346789</text:p>
          </table:table-cell>
          <table:table-cell office:value-type="float" office:value="14.170873060385" table:style-name="ce13">
            <text:p>14,170873</text:p>
          </table:table-cell>
          <table:table-cell office:value-type="float" office:value="3.4782751810402002" table:style-name="ce13">
            <text:p>3,478275</text:p>
          </table:table-cell>
          <table:table-cell office:value-type="float" office:value="10.8377612469" table:style-name="ce13">
            <text:p>10,837761</text:p>
          </table:table-cell>
          <table:table-cell table:style-name="ce1"/>
          <table:table-cell office:value-type="float" office:value="0.13028040186372261" table:formula="of:=100*([.B105]-[.B$10])/[.B$10]" table:style-name="ce8">
            <text:p>0,13</text:p>
          </table:table-cell>
          <table:table-cell office:value-type="float" office:value="6.5582817578183148" table:formula="of:=100*([.C105]-[.C$10])/[.C$10]" table:style-name="ce8">
            <text:p>6,56</text:p>
          </table:table-cell>
          <table:table-cell office:value-type="float" office:value="5.8847557633361793" table:formula="of:=100*([.D105]-[.D$10])/[.D$10]" table:style-name="ce8">
            <text:p>5,88</text:p>
          </table:table-cell>
          <table:table-cell office:value-type="float" office:value="8.1582287314197597" table:formula="of:=100*([.E105]-[.E$10])/[.E$10]" table:style-name="ce8">
            <text:p>8,16</text:p>
          </table:table-cell>
          <table:table-cell office:value-type="float" office:value="9.8423372046948181" table:formula="of:=100*([.F105]-[.F$10])/[.F$10]" table:style-name="ce8">
            <text:p>9,84</text:p>
          </table:table-cell>
          <table:table-cell office:value-type="float" office:value="14.244902940249853" table:formula="of:=100*([.G105]-[.G$10])/[.G$10]" table:style-name="ce8">
            <text:p>14,24</text:p>
          </table:table-cell>
          <table:table-cell office:value-type="float" office:value="7.8351906763787502" table:formula="of:=100*([.H105]-[.H$10])/[.H$10]" table:style-name="ce8">
            <text:p>7,84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7332242226001" table:style-name="ce13">
            <text:p>157,273322</text:p>
          </table:table-cell>
          <table:table-cell office:value-type="float" office:value="37.105207226354999" table:style-name="ce13">
            <text:p>37,105207</text:p>
          </table:table-cell>
          <table:table-cell office:value-type="float" office:value="34.550222222221997" table:style-name="ce13">
            <text:p>34,550222</text:p>
          </table:table-cell>
          <table:table-cell office:value-type="float" office:value="8.3788990825688003" table:style-name="ce13">
            <text:p>8,378899</text:p>
          </table:table-cell>
          <table:table-cell office:value-type="float" office:value="14.09871003926" table:style-name="ce13">
            <text:p>14,098710</text:p>
          </table:table-cell>
          <table:table-cell office:value-type="float" office:value="3.5373836170413" table:style-name="ce13">
            <text:p>3,537384</text:p>
          </table:table-cell>
          <table:table-cell office:value-type="float" office:value="10.549769748495001" table:style-name="ce13">
            <text:p>10,549770</text:p>
          </table:table-cell>
          <table:table-cell table:style-name="ce1"/>
          <table:table-cell office:value-type="float" office:value="0.15320972746491085" table:formula="of:=100*([.B106]-[.B$10])/[.B$10]" table:style-name="ce8">
            <text:p>0,15</text:p>
          </table:table-cell>
          <table:table-cell office:value-type="float" office:value="6.9042601458505235" table:formula="of:=100*([.C106]-[.C$10])/[.C$10]" table:style-name="ce8">
            <text:p>6,90</text:p>
          </table:table-cell>
          <table:table-cell office:value-type="float" office:value="5.8956534610844544" table:formula="of:=100*([.D106]-[.D$10])/[.D$10]" table:style-name="ce8">
            <text:p>5,90</text:p>
          </table:table-cell>
          <table:table-cell office:value-type="float" office:value="8.5743133660204816" table:formula="of:=100*([.E106]-[.E$10])/[.E$10]" table:style-name="ce8">
            <text:p>8,57</text:p>
          </table:table-cell>
          <table:table-cell office:value-type="float" office:value="9.2829817672178834" table:formula="of:=100*([.F106]-[.F$10])/[.F$10]" table:style-name="ce8">
            <text:p>9,28</text:p>
          </table:table-cell>
          <table:table-cell office:value-type="float" office:value="16.186335743124335" table:formula="of:=100*([.G106]-[.G$10])/[.G$10]" table:style-name="ce8">
            <text:p>16,19</text:p>
          </table:table-cell>
          <table:table-cell office:value-type="float" office:value="4.9696894500473308" table:formula="of:=100*([.H106]-[.H$10])/[.H$10]" table:style-name="ce8">
            <text:p>4,97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31587561374999" table:style-name="ce13">
            <text:p>157,315876</text:p>
          </table:table-cell>
          <table:table-cell office:value-type="float" office:value="37.233793836343999" table:style-name="ce13">
            <text:p>37,233794</text:p>
          </table:table-cell>
          <table:table-cell office:value-type="float" office:value="34.518222222222001" table:style-name="ce13">
            <text:p>34,518222</text:p>
          </table:table-cell>
          <table:table-cell office:value-type="float" office:value="8.5153669724770999" table:style-name="ce13">
            <text:p>8,515367</text:p>
          </table:table-cell>
          <table:table-cell office:value-type="float" office:value="14.258553000560999" table:style-name="ce13">
            <text:p>14,258553</text:p>
          </table:table-cell>
          <table:table-cell office:value-type="float" office:value="3.4964262202577001" table:style-name="ce13">
            <text:p>3,496426</text:p>
          </table:table-cell>
          <table:table-cell office:value-type="float" office:value="10.433581296492999" table:style-name="ce13">
            <text:p>10,433581</text:p>
          </table:table-cell>
          <table:table-cell table:style-name="ce1"/>
          <table:table-cell office:value-type="float" office:value="0.18030802135373106" table:formula="of:=100*([.B107]-[.B$10])/[.B$10]" table:style-name="ce8">
            <text:p>0,18</text:p>
          </table:table-cell>
          <table:table-cell office:value-type="float" office:value="7.2747325790505002" table:formula="of:=100*([.C107]-[.C$10])/[.C$10]" table:style-name="ce8">
            <text:p>7,27</text:p>
          </table:table-cell>
          <table:table-cell office:value-type="float" office:value="5.7975741813345598" table:formula="of:=100*([.D107]-[.D$10])/[.D$10]" table:style-name="ce8">
            <text:p>5,80</text:p>
          </table:table-cell>
          <table:table-cell office:value-type="float" office:value="10.342673063075187" table:formula="of:=100*([.E107]-[.E$10])/[.E$10]" table:style-name="ce8">
            <text:p>10,34</text:p>
          </table:table-cell>
          <table:table-cell office:value-type="float" office:value="10.521968552309042" table:formula="of:=100*([.F107]-[.F$10])/[.F$10]" table:style-name="ce8">
            <text:p>10,52</text:p>
          </table:table-cell>
          <table:table-cell office:value-type="float" office:value="14.841078804934545" table:formula="of:=100*([.G107]-[.G$10])/[.G$10]" table:style-name="ce8">
            <text:p>14,84</text:p>
          </table:table-cell>
          <table:table-cell office:value-type="float" office:value="3.8136200745927908" table:formula="of:=100*([.H107]-[.H$10])/[.H$10]" table:style-name="ce8">
            <text:p>3,81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8494271686001" table:style-name="ce13">
            <text:p>157,184943</text:p>
          </table:table-cell>
          <table:table-cell office:value-type="float" office:value="37.655685441019997" table:style-name="ce13">
            <text:p>37,655685</text:p>
          </table:table-cell>
          <table:table-cell office:value-type="float" office:value="35.196444444443998" table:style-name="ce13">
            <text:p>35,196444</text:p>
          </table:table-cell>
          <table:table-cell office:value-type="float" office:value="8.4165137614679004" table:style-name="ce13">
            <text:p>8,416514</text:p>
          </table:table-cell>
          <table:table-cell office:value-type="float" office:value="14.31650775846" table:style-name="ce13">
            <text:p>14,316508</text:p>
          </table:table-cell>
          <table:table-cell office:value-type="float" office:value="3.5105332455562999" table:style-name="ce13">
            <text:p>3,510533</text:p>
          </table:table-cell>
          <table:table-cell office:value-type="float" office:value="10.621324831739001" table:style-name="ce13">
            <text:p>10,621325</text:p>
          </table:table-cell>
          <table:table-cell table:style-name="ce1"/>
          <table:table-cell office:value-type="float" office:value="9.6928655543427264E-2" table:formula="of:=100*([.B108]-[.B$10])/[.B$10]" table:style-name="ce8">
            <text:p>0,10</text:p>
          </table:table-cell>
          <table:table-cell office:value-type="float" office:value="8.4902495706278529" table:formula="of:=100*([.C108]-[.C$10])/[.C$10]" table:style-name="ce8">
            <text:p>8,49</text:p>
          </table:table-cell>
          <table:table-cell office:value-type="float" office:value="7.8763100271443607" table:formula="of:=100*([.D108]-[.D$10])/[.D$10]" table:style-name="ce8">
            <text:p>7,88</text:p>
          </table:table-cell>
          <table:table-cell office:value-type="float" office:value="9.0617267951247111" table:formula="of:=100*([.E108]-[.E$10])/[.E$10]" table:style-name="ce8">
            <text:p>9,06</text:p>
          </table:table-cell>
          <table:table-cell office:value-type="float" office:value="10.97119183111707" table:formula="of:=100*([.F108]-[.F$10])/[.F$10]" table:style-name="ce8">
            <text:p>10,97</text:p>
          </table:table-cell>
          <table:table-cell office:value-type="float" office:value="15.304427922565948" table:formula="of:=100*([.G108]-[.G$10])/[.G$10]" table:style-name="ce8">
            <text:p>15,30</text:p>
          </table:table-cell>
          <table:table-cell office:value-type="float" office:value="5.6816590044318227" table:formula="of:=100*([.H108]-[.H$10])/[.H$10]" table:style-name="ce8">
            <text:p>5,68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7823240589001" table:style-name="ce13">
            <text:p>157,278232</text:p>
          </table:table-cell>
          <table:table-cell office:value-type="float" office:value="36.895855472900998" table:style-name="ce13">
            <text:p>36,895855</text:p>
          </table:table-cell>
          <table:table-cell office:value-type="float" office:value="34.605333333333" table:style-name="ce13">
            <text:p>34,605333</text:p>
          </table:table-cell>
          <table:table-cell office:value-type="float" office:value="8.4405963302752003" table:style-name="ce13">
            <text:p>8,440596</text:p>
          </table:table-cell>
          <table:table-cell office:value-type="float" office:value="14.513740886147" table:style-name="ce13">
            <text:p>14,513741</text:p>
          </table:table-cell>
          <table:table-cell office:value-type="float" office:value="3.5046082949308999" table:style-name="ce13">
            <text:p>3,504608</text:p>
          </table:table-cell>
          <table:table-cell office:value-type="float" office:value="10.786397449521999" table:style-name="ce13">
            <text:p>10,786397</text:p>
          </table:table-cell>
          <table:table-cell table:style-name="ce1"/>
          <table:table-cell office:value-type="float" office:value="0.15633645368064841" table:formula="of:=100*([.B109]-[.B$10])/[.B$10]" table:style-name="ce8">
            <text:p>0,16</text:p>
          </table:table-cell>
          <table:table-cell office:value-type="float" office:value="6.3010942835307988" table:formula="of:=100*([.C109]-[.C$10])/[.C$10]" table:style-name="ce8">
            <text:p>6,30</text:p>
          </table:table-cell>
          <table:table-cell office:value-type="float" office:value="6.0645677762089605" table:formula="of:=100*([.D109]-[.D$10])/[.D$10]" table:style-name="ce8">
            <text:p>6,06</text:p>
          </table:table-cell>
          <table:table-cell office:value-type="float" office:value="9.3737902710749292" table:formula="of:=100*([.E109]-[.E$10])/[.E$10]" table:style-name="ce8">
            <text:p>9,37</text:p>
          </table:table-cell>
          <table:table-cell office:value-type="float" office:value="12.500000086403455" table:formula="of:=100*([.F109]-[.F$10])/[.F$10]" table:style-name="ce8">
            <text:p>12,50</text:p>
          </table:table-cell>
          <table:table-cell office:value-type="float" office:value="15.109821293161149" table:formula="of:=100*([.G109]-[.G$10])/[.G$10]" table:style-name="ce8">
            <text:p>15,11</text:p>
          </table:table-cell>
          <table:table-cell office:value-type="float" office:value="7.3241234219950231" table:formula="of:=100*([.H109]-[.H$10])/[.H$10]" table:style-name="ce8">
            <text:p>7,32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0949263502001" table:style-name="ce13">
            <text:p>157,209493</text:p>
          </table:table-cell>
          <table:table-cell office:value-type="float" office:value="36.810839532411997" table:style-name="ce13">
            <text:p>36,810840</text:p>
          </table:table-cell>
          <table:table-cell office:value-type="float" office:value="35.087111111111" table:style-name="ce13">
            <text:p>35,087111</text:p>
          </table:table-cell>
          <table:table-cell office:value-type="float" office:value="8.4947247706422004" table:style-name="ce13">
            <text:p>8,494725</text:p>
          </table:table-cell>
          <table:table-cell office:value-type="float" office:value="14.252944475603" table:style-name="ce13">
            <text:p>14,252944</text:p>
          </table:table-cell>
          <table:table-cell office:value-type="float" office:value="3.5149534468165" table:style-name="ce13">
            <text:p>3,514953</text:p>
          </table:table-cell>
          <table:table-cell office:value-type="float" office:value="10.565710237336001" table:style-name="ce13">
            <text:p>10,565710</text:p>
          </table:table-cell>
          <table:table-cell table:style-name="ce1"/>
          <table:table-cell office:value-type="float" office:value="0.112562286628486" table:formula="of:=100*([.B110]-[.B$10])/[.B$10]" table:style-name="ce8">
            <text:p>0,11</text:p>
          </table:table-cell>
          <table:table-cell office:value-type="float" office:value="6.0561538318271655" table:formula="of:=100*([.C110]-[.C$10])/[.C$10]" table:style-name="ce8">
            <text:p>6,06</text:p>
          </table:table-cell>
          <table:table-cell office:value-type="float" office:value="7.5412058213332127" table:formula="of:=100*([.D110]-[.D$10])/[.D$10]" table:style-name="ce8">
            <text:p>7,54</text:p>
          </table:table-cell>
          <table:table-cell office:value-type="float" office:value="10.075190083688364" table:formula="of:=100*([.E110]-[.E$10])/[.E$10]" table:style-name="ce8">
            <text:p>10,08</text:p>
          </table:table-cell>
          <table:table-cell office:value-type="float" office:value="10.478495331778987" table:formula="of:=100*([.F110]-[.F$10])/[.F$10]" table:style-name="ce8">
            <text:p>10,48</text:p>
          </table:table-cell>
          <table:table-cell office:value-type="float" office:value="15.449610646089541" table:formula="of:=100*([.G110]-[.G$10])/[.G$10]" table:style-name="ce8">
            <text:p>15,45</text:p>
          </table:table-cell>
          <table:table-cell office:value-type="float" office:value="5.1282965289895452" table:formula="of:=100*([.H110]-[.H$10])/[.H$10]" table:style-name="ce8">
            <text:p>5,13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9148936170001" table:style-name="ce13">
            <text:p>157,191489</text:p>
          </table:table-cell>
          <table:table-cell office:value-type="float" office:value="37.470775770457003" table:style-name="ce13">
            <text:p>37,470776</text:p>
          </table:table-cell>
          <table:table-cell office:value-type="float" office:value="34.751111111111001" table:style-name="ce13">
            <text:p>34,751111</text:p>
          </table:table-cell>
          <table:table-cell office:value-type="float" office:value="8.3084862385320992" table:style-name="ce13">
            <text:p>8,308486</text:p>
          </table:table-cell>
          <table:table-cell office:value-type="float" office:value="14.352028416526" table:style-name="ce13">
            <text:p>14,352028</text:p>
          </table:table-cell>
          <table:table-cell office:value-type="float" office:value="3.5446722467788998" table:style-name="ce13">
            <text:p>3,544672</text:p>
          </table:table-cell>
          <table:table-cell office:value-type="float" office:value="10.619199433226999" table:style-name="ce13">
            <text:p>10,619199</text:p>
          </table:table-cell>
          <table:table-cell table:style-name="ce1"/>
          <table:table-cell office:value-type="float" office:value="0.10109762383107734" table:formula="of:=100*([.B111]-[.B$10])/[.B$10]" table:style-name="ce8">
            <text:p>0,10</text:p>
          </table:table-cell>
          <table:table-cell office:value-type="float" office:value="7.9575040881741295" table:formula="of:=100*([.C111]-[.C$10])/[.C$10]" table:style-name="ce8">
            <text:p>7,96</text:p>
          </table:table-cell>
          <table:table-cell office:value-type="float" office:value="6.5113733839592127" table:formula="of:=100*([.D111]-[.D$10])/[.D$10]" table:style-name="ce8">
            <text:p>6,51</text:p>
          </table:table-cell>
          <table:table-cell office:value-type="float" office:value="7.6618992030025757" table:formula="of:=100*([.E111]-[.E$10])/[.E$10]" table:style-name="ce8">
            <text:p>7,66</text:p>
          </table:table-cell>
          <table:table-cell office:value-type="float" office:value="11.246522227797104" table:formula="of:=100*([.F111]-[.F$10])/[.F$10]" table:style-name="ce8">
            <text:p>11,25</text:p>
          </table:table-cell>
          <table:table-cell office:value-type="float" office:value="16.42573278723356" table:formula="of:=100*([.G111]-[.G$10])/[.G$10]" table:style-name="ce8">
            <text:p>16,43</text:p>
          </table:table-cell>
          <table:table-cell office:value-type="float" office:value="5.6605113939075062" table:formula="of:=100*([.H111]-[.H$10])/[.H$10]" table:style-name="ce8">
            <text:p>5,66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6693944354" table:style-name="ce13">
            <text:p>157,166939</text:p>
          </table:table-cell>
          <table:table-cell office:value-type="float" office:value="37.015940488841999" table:style-name="ce13">
            <text:p>37,015940</text:p>
          </table:table-cell>
          <table:table-cell office:value-type="float" office:value="35.106666666667003" table:style-name="ce13">
            <text:p>35,106667</text:p>
          </table:table-cell>
          <table:table-cell office:value-type="float" office:value="8.3688073394494999" table:style-name="ce13">
            <text:p>8,368807</text:p>
          </table:table-cell>
          <table:table-cell office:value-type="float" office:value="14.231445129931" table:style-name="ce13">
            <text:p>14,231445</text:p>
          </table:table-cell>
          <table:table-cell office:value-type="float" office:value="3.5483400733565" table:style-name="ce13">
            <text:p>3,548340</text:p>
          </table:table-cell>
          <table:table-cell office:value-type="float" office:value="10.48281969536" table:style-name="ce13">
            <text:p>10,482820</text:p>
          </table:table-cell>
          <table:table-cell table:style-name="ce1"/>
          <table:table-cell office:value-type="float" office:value="8.5463992746018611E-2" table:formula="of:=100*([.B112]-[.B$10])/[.B$10]" table:style-name="ce8">
            <text:p>0,09</text:p>
          </table:table-cell>
          <table:table-cell office:value-type="float" office:value="6.6470726715630075" table:formula="of:=100*([.C112]-[.C$10])/[.C$10]" table:style-name="ce8">
            <text:p>6,65</text:p>
          </table:table-cell>
          <table:table-cell office:value-type="float" office:value="7.6011431589595269" table:formula="of:=100*([.D112]-[.D$10])/[.D$10]" table:style-name="ce8">
            <text:p>7,60</text:p>
          </table:table-cell>
          <table:table-cell office:value-type="float" office:value="8.4435439094311597" table:formula="of:=100*([.E112]-[.E$10])/[.E$10]" table:style-name="ce8">
            <text:p>8,44</text:p>
          </table:table-cell>
          <table:table-cell office:value-type="float" office:value="10.311847986416348" table:formula="of:=100*([.F112]-[.F$10])/[.F$10]" table:style-name="ce8">
            <text:p>10,31</text:p>
          </table:table-cell>
          <table:table-cell office:value-type="float" office:value="16.546203557816551" table:formula="of:=100*([.G112]-[.G$10])/[.G$10]" table:style-name="ce8">
            <text:p>16,55</text:p>
          </table:table-cell>
          <table:table-cell office:value-type="float" office:value="4.3035397184621704" table:formula="of:=100*([.H112]-[.H$10])/[.H$10]" table:style-name="ce8">
            <text:p>4,30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8166939444001" table:style-name="ce13">
            <text:p>157,181669</text:p>
          </table:table-cell>
          <table:table-cell office:value-type="float" office:value="36.988310308183003" table:style-name="ce13">
            <text:p>36,988310</text:p>
          </table:table-cell>
          <table:table-cell office:value-type="float" office:value="34.534222222221999" table:style-name="ce13">
            <text:p>34,534222</text:p>
          </table:table-cell>
          <table:table-cell office:value-type="float" office:value="8.3800458715596005" table:style-name="ce13">
            <text:p>8,380046</text:p>
          </table:table-cell>
          <table:table-cell office:value-type="float" office:value="14.230884277435001" table:style-name="ce13">
            <text:p>14,230884</text:p>
          </table:table-cell>
          <table:table-cell office:value-type="float" office:value="3.533104486034" table:style-name="ce13">
            <text:p>3,533104</text:p>
          </table:table-cell>
          <table:table-cell office:value-type="float" office:value="10.66489550124" table:style-name="ce13">
            <text:p>10,664896</text:p>
          </table:table-cell>
          <table:table-cell table:style-name="ce1"/>
          <table:table-cell office:value-type="float" office:value="9.4844171399602217E-2" table:formula="of:=100*([.B113]-[.B$10])/[.B$10]" table:style-name="ce8">
            <text:p>0,09</text:p>
          </table:table-cell>
          <table:table-cell office:value-type="float" office:value="6.5674670247591243" table:formula="of:=100*([.C113]-[.C$10])/[.C$10]" table:style-name="ce8">
            <text:p>6,57</text:p>
          </table:table-cell>
          <table:table-cell office:value-type="float" office:value="5.8466138212095071" table:formula="of:=100*([.D113]-[.D$10])/[.D$10]" table:style-name="ce8">
            <text:p>5,85</text:p>
          </table:table-cell>
          <table:table-cell office:value-type="float" office:value="8.5891735315416149" table:formula="of:=100*([.E113]-[.E$10])/[.E$10]" table:style-name="ce8">
            <text:p>8,59</text:p>
          </table:table-cell>
          <table:table-cell office:value-type="float" office:value="10.307500664361799" table:formula="of:=100*([.F113]-[.F$10])/[.F$10]" table:style-name="ce8">
            <text:p>10,31</text:p>
          </table:table-cell>
          <table:table-cell office:value-type="float" office:value="16.045786510774235" table:formula="of:=100*([.G113]-[.G$10])/[.G$10]" table:style-name="ce8">
            <text:p>16,05</text:p>
          </table:table-cell>
          <table:table-cell office:value-type="float" office:value="6.1151850202297524" table:formula="of:=100*([.H113]-[.H$10])/[.H$10]" table:style-name="ce8">
            <text:p>6,12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9639934534001" table:style-name="ce13">
            <text:p>157,196399</text:p>
          </table:table-cell>
          <table:table-cell office:value-type="float" office:value="36.510095642933003" table:style-name="ce13">
            <text:p>36,510096</text:p>
          </table:table-cell>
          <table:table-cell office:value-type="float" office:value="34.982222222221999" table:style-name="ce13">
            <text:p>34,982222</text:p>
          </table:table-cell>
          <table:table-cell office:value-type="float" office:value="8.3809633027522992" table:style-name="ce13">
            <text:p>8,380963</text:p>
          </table:table-cell>
          <table:table-cell office:value-type="float" office:value="14.452981865769001" table:style-name="ce13">
            <text:p>14,452982</text:p>
          </table:table-cell>
          <table:table-cell office:value-type="float" office:value="3.4518009968965" table:style-name="ce13">
            <text:p>3,451801</text:p>
          </table:table-cell>
          <table:table-cell office:value-type="float" office:value="10.55543747786" table:style-name="ce13">
            <text:p>10,555437</text:p>
          </table:table-cell>
          <table:table-cell table:style-name="ce1"/>
          <table:table-cell office:value-type="float" office:value="0.10422435005318584" table:formula="of:=100*([.B114]-[.B$10])/[.B$10]" table:style-name="ce8">
            <text:p>0,10</text:p>
          </table:table-cell>
          <table:table-cell office:value-type="float" office:value="5.1896769839280035" table:formula="of:=100*([.C114]-[.C$10])/[.C$10]" table:style-name="ce8">
            <text:p>5,19</text:p>
          </table:table-cell>
          <table:table-cell office:value-type="float" office:value="7.2197237377081809" table:formula="of:=100*([.D114]-[.D$10])/[.D$10]" table:style-name="ce8">
            <text:p>7,22</text:p>
          </table:table-cell>
          <table:table-cell office:value-type="float" office:value="8.6010616639592801" table:formula="of:=100*([.E114]-[.E$10])/[.E$10]" table:style-name="ce8">
            <text:p>8,60</text:p>
          </table:table-cell>
          <table:table-cell office:value-type="float" office:value="12.029040197330412" table:formula="of:=100*([.F114]-[.F$10])/[.F$10]" table:style-name="ce8">
            <text:p>12,03</text:p>
          </table:table-cell>
          <table:table-cell office:value-type="float" office:value="13.375351096161767" table:formula="of:=100*([.G114]-[.G$10])/[.G$10]" table:style-name="ce8">
            <text:p>13,38</text:p>
          </table:table-cell>
          <table:table-cell office:value-type="float" office:value="5.0260830781088126" table:formula="of:=100*([.H114]-[.H$10])/[.H$10]" table:style-name="ce8">
            <text:p>5,03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7021276596" table:style-name="ce13">
            <text:p>157,170213</text:p>
          </table:table-cell>
          <table:table-cell office:value-type="float" office:value="37.44527098831" table:style-name="ce13">
            <text:p>37,445271</text:p>
          </table:table-cell>
          <table:table-cell office:value-type="float" office:value="33.897777777778003" table:style-name="ce13">
            <text:p>33,897778</text:p>
          </table:table-cell>
          <table:table-cell office:value-type="float" office:value="8.4309633027522999" table:style-name="ce13">
            <text:p>8,430963</text:p>
          </table:table-cell>
          <table:table-cell office:value-type="float" office:value="14.489437277996" table:style-name="ce13">
            <text:p>14,489437</text:p>
          </table:table-cell>
          <table:table-cell office:value-type="float" office:value="3.4757359164863999" table:style-name="ce13">
            <text:p>3,475736</text:p>
          </table:table-cell>
          <table:table-cell office:value-type="float" office:value="10.686503719447" table:style-name="ce13">
            <text:p>10,686504</text:p>
          </table:table-cell>
          <table:table-cell table:style-name="ce1"/>
          <table:table-cell office:value-type="float" office:value="8.7548476889843657E-2" table:formula="of:=100*([.B115]-[.B$10])/[.B$10]" table:style-name="ce8">
            <text:p>0,09</text:p>
          </table:table-cell>
          <table:table-cell office:value-type="float" office:value="7.8840219526621667" table:formula="of:=100*([.C115]-[.C$10])/[.C$10]" table:style-name="ce8">
            <text:p>7,88</text:p>
          </table:table-cell>
          <table:table-cell office:value-type="float" office:value="3.895925923962769" table:formula="of:=100*([.D115]-[.D$10])/[.D$10]" table:style-name="ce8">
            <text:p>3,90</text:p>
          </table:table-cell>
          <table:table-cell office:value-type="float" office:value="9.2489648806950946" table:formula="of:=100*([.E115]-[.E$10])/[.E$10]" table:style-name="ce8">
            <text:p>9,25</text:p>
          </table:table-cell>
          <table:table-cell office:value-type="float" office:value="12.311616130775787" table:formula="of:=100*([.F115]-[.F$10])/[.F$10]" table:style-name="ce8">
            <text:p>12,31</text:p>
          </table:table-cell>
          <table:table-cell office:value-type="float" office:value="14.161500099074482" table:formula="of:=100*([.G115]-[.G$10])/[.G$10]" table:style-name="ce8">
            <text:p>14,16</text:p>
          </table:table-cell>
          <table:table-cell office:value-type="float" office:value="6.330185727243399" table:formula="of:=100*([.H115]-[.H$10])/[.H$10]" table:style-name="ce8">
            <text:p>6,33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5204582651" table:style-name="ce13">
            <text:p>157,252046</text:p>
          </table:table-cell>
          <table:table-cell office:value-type="float" office:value="37.473963868224999" table:style-name="ce13">
            <text:p>37,473964</text:p>
          </table:table-cell>
          <table:table-cell office:value-type="float" office:value="34.845333333333002" table:style-name="ce13">
            <text:p>34,845333</text:p>
          </table:table-cell>
          <table:table-cell office:value-type="float" office:value="8.3697247706422004" table:style-name="ce13">
            <text:p>8,369725</text:p>
          </table:table-cell>
          <table:table-cell office:value-type="float" office:value="14.323798840905001" table:style-name="ce13">
            <text:p>14,323799</text:p>
          </table:table-cell>
          <table:table-cell office:value-type="float" office:value="3.510439198721" table:style-name="ce13">
            <text:p>3,510439</text:p>
          </table:table-cell>
          <table:table-cell office:value-type="float" office:value="10.596882748849" table:style-name="ce13">
            <text:p>10,596883</text:p>
          </table:table-cell>
          <table:table-cell table:style-name="ce1"/>
          <table:table-cell office:value-type="float" office:value="0.13966058051730623" table:formula="of:=100*([.B116]-[.B$10])/[.B$10]" table:style-name="ce8">
            <text:p>0,14</text:p>
          </table:table-cell>
          <table:table-cell office:value-type="float" office:value="7.966689355112031" table:formula="of:=100*([.C116]-[.C$10])/[.C$10]" table:style-name="ce8">
            <text:p>7,97</text:p>
          </table:table-cell>
          <table:table-cell office:value-type="float" office:value="6.8001623743332553" table:formula="of:=100*([.D116]-[.D$10])/[.D$10]" table:style-name="ce8">
            <text:p>6,80</text:p>
          </table:table-cell>
          <table:table-cell office:value-type="float" office:value="8.455432041848848" table:formula="of:=100*([.E116]-[.E$10])/[.E$10]" table:style-name="ce8">
            <text:p>8,46</text:p>
          </table:table-cell>
          <table:table-cell office:value-type="float" office:value="11.027707017803049" table:formula="of:=100*([.F116]-[.F$10])/[.F$10]" table:style-name="ce8">
            <text:p>11,03</text:p>
          </table:table-cell>
          <table:table-cell office:value-type="float" office:value="15.301338928449198" table:formula="of:=100*([.G116]-[.G$10])/[.G$10]" table:style-name="ce8">
            <text:p>15,30</text:p>
          </table:table-cell>
          <table:table-cell office:value-type="float" office:value="5.4384614833824418" table:formula="of:=100*([.H116]-[.H$10])/[.H$10]" table:style-name="ce8">
            <text:p>5,44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3567921439999" table:style-name="ce13">
            <text:p>157,235679</text:p>
          </table:table-cell>
          <table:table-cell office:value-type="float" office:value="37.409139213602998" table:style-name="ce13">
            <text:p>37,409139</text:p>
          </table:table-cell>
          <table:table-cell office:value-type="float" office:value="34.460444444444001" table:style-name="ce13">
            <text:p>34,460444</text:p>
          </table:table-cell>
          <table:table-cell office:value-type="float" office:value="8.4912844036697006" table:style-name="ce13">
            <text:p>8,491284</text:p>
          </table:table-cell>
          <table:table-cell office:value-type="float" office:value="14.191624602729" table:style-name="ce13">
            <text:p>14,191625</text:p>
          </table:table-cell>
          <table:table-cell office:value-type="float" office:value="3.4724913006676998" table:style-name="ce13">
            <text:p>3,472491</text:p>
          </table:table-cell>
          <table:table-cell office:value-type="float" office:value="10.765851930569999" table:style-name="ce13">
            <text:p>10,765852</text:p>
          </table:table-cell>
          <table:table-cell table:style-name="ce1"/>
          <table:table-cell office:value-type="float" office:value="0.12923815979181008" table:formula="of:=100*([.B117]-[.B$10])/[.B$10]" table:style-name="ce8">
            <text:p>0,13</text:p>
          </table:table-cell>
          <table:table-cell office:value-type="float" office:value="7.7799222606904959" table:formula="of:=100*([.C117]-[.C$10])/[.C$10]" table:style-name="ce8">
            <text:p>7,78</text:p>
          </table:table-cell>
          <table:table-cell office:value-type="float" office:value="5.6204865928965502" table:formula="of:=100*([.D117]-[.D$10])/[.D$10]" table:style-name="ce8">
            <text:p>5,62</text:p>
          </table:table-cell>
          <table:table-cell office:value-type="float" office:value="10.03060958712368" table:formula="of:=100*([.E117]-[.E$10])/[.E$10]" table:style-name="ce8">
            <text:p>10,03</text:p>
          </table:table-cell>
          <table:table-cell office:value-type="float" office:value="10.003188120651382" table:formula="of:=100*([.F117]-[.F$10])/[.F$10]" table:style-name="ce8">
            <text:p>10,00</text:p>
          </table:table-cell>
          <table:table-cell office:value-type="float" office:value="14.054929802018535" table:formula="of:=100*([.G117]-[.G$10])/[.G$10]" table:style-name="ce8">
            <text:p>14,05</text:p>
          </table:table-cell>
          <table:table-cell office:value-type="float" office:value="7.1196965202335747" table:formula="of:=100*([.H117]-[.H$10])/[.H$10]" table:style-name="ce8">
            <text:p>7,12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2749590834999" table:style-name="ce13">
            <text:p>157,227496</text:p>
          </table:table-cell>
          <table:table-cell office:value-type="float" office:value="36.976620616365999" table:style-name="ce13">
            <text:p>36,976621</text:p>
          </table:table-cell>
          <table:table-cell office:value-type="float" office:value="34.730666666666998" table:style-name="ce13">
            <text:p>34,730667</text:p>
          </table:table-cell>
          <table:table-cell office:value-type="float" office:value="8.3839449541284008" table:style-name="ce13">
            <text:p>8,383945</text:p>
          </table:table-cell>
          <table:table-cell office:value-type="float" office:value="14.183211815292999" table:style-name="ce13">
            <text:p>14,183212</text:p>
          </table:table-cell>
          <table:table-cell office:value-type="float" office:value="3.5700648923163998" table:style-name="ce13">
            <text:p>3,570065</text:p>
          </table:table-cell>
          <table:table-cell office:value-type="float" office:value="10.464753808006" table:style-name="ce13">
            <text:p>10,464754</text:p>
          </table:table-cell>
          <table:table-cell table:style-name="ce1"/>
          <table:table-cell office:value-type="float" office:value="0.12402694943224749" table:formula="of:=100*([.B118]-[.B$10])/[.B$10]" table:style-name="ce8">
            <text:p>0,12</text:p>
          </table:table-cell>
          <table:table-cell office:value-type="float" office:value="6.5337877126505468" table:formula="of:=100*([.C118]-[.C$10])/[.C$10]" table:style-name="ce8">
            <text:p>6,53</text:p>
          </table:table-cell>
          <table:table-cell office:value-type="float" office:value="6.4487116218981262" table:formula="of:=100*([.D118]-[.D$10])/[.D$10]" table:style-name="ce8">
            <text:p>6,45</text:p>
          </table:table-cell>
          <table:table-cell office:value-type="float" office:value="8.6396980943145003" table:formula="of:=100*([.E118]-[.E$10])/[.E$10]" table:style-name="ce8">
            <text:p>8,64</text:p>
          </table:table-cell>
          <table:table-cell office:value-type="float" office:value="9.9379782898640414" table:formula="of:=100*([.F118]-[.F$10])/[.F$10]" table:style-name="ce8">
            <text:p>9,94</text:p>
          </table:table-cell>
          <table:table-cell office:value-type="float" office:value="17.259761198970754" table:formula="of:=100*([.G118]-[.G$10])/[.G$10]" table:style-name="ce8">
            <text:p>17,26</text:p>
          </table:table-cell>
          <table:table-cell office:value-type="float" office:value="4.1237850289857052" table:formula="of:=100*([.H118]-[.H$10])/[.H$10]" table:style-name="ce8">
            <text:p>4,12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8805237316001" table:style-name="ce13">
            <text:p>157,288052</text:p>
          </table:table-cell>
          <table:table-cell office:value-type="float" office:value="37.515409139214" table:style-name="ce13">
            <text:p>37,515409</text:p>
          </table:table-cell>
          <table:table-cell office:value-type="float" office:value="34.924444444443999" table:style-name="ce13">
            <text:p>34,924444</text:p>
          </table:table-cell>
          <table:table-cell office:value-type="float" office:value="8.3915137614679001" table:style-name="ce13">
            <text:p>8,391514</text:p>
          </table:table-cell>
          <table:table-cell office:value-type="float" office:value="14.351280613199" table:style-name="ce13">
            <text:p>14,351281</text:p>
          </table:table-cell>
          <table:table-cell office:value-type="float" office:value="3.4829304993886998" table:style-name="ce13">
            <text:p>3,482930</text:p>
          </table:table-cell>
          <table:table-cell office:value-type="float" office:value="10.764789231313999" table:style-name="ce13">
            <text:p>10,764789</text:p>
          </table:table-cell>
          <table:table-cell table:style-name="ce1"/>
          <table:table-cell office:value-type="float" office:value="0.16258990611849447" table:formula="of:=100*([.B119]-[.B$10])/[.B$10]" table:style-name="ce8">
            <text:p>0,16</text:p>
          </table:table-cell>
          <table:table-cell office:value-type="float" office:value="8.0860978253193192" table:formula="of:=100*([.C119]-[.C$10])/[.C$10]" table:style-name="ce8">
            <text:p>8,09</text:p>
          </table:table-cell>
          <table:table-cell office:value-type="float" office:value="7.0426361492701712" table:formula="of:=100*([.D119]-[.D$10])/[.D$10]" table:style-name="ce8">
            <text:p>7,04</text:p>
          </table:table-cell>
          <table:table-cell office:value-type="float" office:value="8.7377751867568012" table:formula="of:=100*([.E119]-[.E$10])/[.E$10]" table:style-name="ce8">
            <text:p>8,74</text:p>
          </table:table-cell>
          <table:table-cell office:value-type="float" office:value="11.240725798398783" table:formula="of:=100*([.F119]-[.F$10])/[.F$10]" table:style-name="ce8">
            <text:p>11,24</text:p>
          </table:table-cell>
          <table:table-cell office:value-type="float" office:value="14.397808149066957" table:formula="of:=100*([.G119]-[.G$10])/[.G$10]" table:style-name="ce8">
            <text:p>14,40</text:p>
          </table:table-cell>
          <table:table-cell office:value-type="float" office:value="7.1091227149714245" table:formula="of:=100*([.H119]-[.H$10])/[.H$10]" table:style-name="ce8">
            <text:p>7,11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6350245499" table:style-name="ce13">
            <text:p>157,263502</text:p>
          </table:table-cell>
          <table:table-cell office:value-type="float" office:value="36.909670563231003" table:style-name="ce13">
            <text:p>36,909671</text:p>
          </table:table-cell>
          <table:table-cell office:value-type="float" office:value="35.257777777778003" table:style-name="ce13">
            <text:p>35,257778</text:p>
          </table:table-cell>
          <table:table-cell office:value-type="float" office:value="8.3919724770642006" table:style-name="ce13">
            <text:p>8,391972</text:p>
          </table:table-cell>
          <table:table-cell office:value-type="float" office:value="14.213310899233999" table:style-name="ce13">
            <text:p>14,213311</text:p>
          </table:table-cell>
          <table:table-cell office:value-type="float" office:value="3.5292015423680998" table:style-name="ce13">
            <text:p>3,529202</text:p>
          </table:table-cell>
          <table:table-cell office:value-type="float" office:value="10.808714133900001" table:style-name="ce13">
            <text:p>10,808714</text:p>
          </table:table-cell>
          <table:table-cell table:style-name="ce1"/>
          <table:table-cell office:value-type="float" office:value="0.14695627502706479" table:formula="of:=100*([.B120]-[.B$10])/[.B$10]" table:style-name="ce8">
            <text:p>0,15</text:p>
          </table:table-cell>
          <table:table-cell office:value-type="float" office:value="6.3408971069342037" table:formula="of:=100*([.C120]-[.C$10])/[.C$10]" table:style-name="ce8">
            <text:p>6,34</text:p>
          </table:table-cell>
          <table:table-cell office:value-type="float" office:value="8.0642953133337389" table:formula="of:=100*([.D120]-[.D$10])/[.D$10]" table:style-name="ce8">
            <text:p>8,06</text:p>
          </table:table-cell>
          <table:table-cell office:value-type="float" office:value="8.7437192529650023" table:formula="of:=100*([.E120]-[.E$10])/[.E$10]" table:style-name="ce8">
            <text:p>8,74</text:p>
          </table:table-cell>
          <table:table-cell office:value-type="float" office:value="10.171284573373285" table:formula="of:=100*([.F120]-[.F$10])/[.F$10]" table:style-name="ce8">
            <text:p>10,17</text:p>
          </table:table-cell>
          <table:table-cell office:value-type="float" office:value="15.917593254897715" table:formula="of:=100*([.G120]-[.G$10])/[.G$10]" table:style-name="ce8">
            <text:p>15,92</text:p>
          </table:table-cell>
          <table:table-cell office:value-type="float" office:value="7.5461733325201035" table:formula="of:=100*([.H120]-[.H$10])/[.H$10]" table:style-name="ce8">
            <text:p>7,55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2749590834999" table:style-name="ce13">
            <text:p>157,227496</text:p>
          </table:table-cell>
          <table:table-cell office:value-type="float" office:value="37.241232731137003" table:style-name="ce13">
            <text:p>37,241233</text:p>
          </table:table-cell>
          <table:table-cell office:value-type="float" office:value="34.606222222222002" table:style-name="ce13">
            <text:p>34,606222</text:p>
          </table:table-cell>
          <table:table-cell office:value-type="float" office:value="8.3727064220183003" table:style-name="ce13">
            <text:p>8,372706</text:p>
          </table:table-cell>
          <table:table-cell office:value-type="float" office:value="14.377079828005" table:style-name="ce13">
            <text:p>14,377080</text:p>
          </table:table-cell>
          <table:table-cell office:value-type="float" office:value="3.5434496379197" table:style-name="ce13">
            <text:p>3,543450</text:p>
          </table:table-cell>
          <table:table-cell office:value-type="float" office:value="10.610343606093" table:style-name="ce13">
            <text:p>10,610344</text:p>
          </table:table-cell>
          <table:table-cell table:style-name="ce1"/>
          <table:table-cell office:value-type="float" office:value="0.12402694943224749" table:formula="of:=100*([.B121]-[.B$10])/[.B$10]" table:style-name="ce8">
            <text:p>0,12</text:p>
          </table:table-cell>
          <table:table-cell office:value-type="float" office:value="7.2961648685751932" table:formula="of:=100*([.C121]-[.C$10])/[.C$10]" table:style-name="ce8">
            <text:p>7,30</text:p>
          </table:table-cell>
          <table:table-cell office:value-type="float" office:value="6.0672922006468024" table:formula="of:=100*([.D121]-[.D$10])/[.D$10]" table:style-name="ce8">
            <text:p>6,07</text:p>
          </table:table-cell>
          <table:table-cell office:value-type="float" office:value="8.4940684722040434" table:formula="of:=100*([.E121]-[.E$10])/[.E$10]" table:style-name="ce8">
            <text:p>8,49</text:p>
          </table:table-cell>
          <table:table-cell office:value-type="float" office:value="11.440702612830849" table:formula="of:=100*([.F121]-[.F$10])/[.F$10]" table:style-name="ce8">
            <text:p>11,44</text:p>
          </table:table-cell>
          <table:table-cell office:value-type="float" office:value="16.385575863705906" table:formula="of:=100*([.G121]-[.G$10])/[.G$10]" table:style-name="ce8">
            <text:p>16,39</text:p>
          </table:table-cell>
          <table:table-cell office:value-type="float" office:value="5.5723963500496243" table:formula="of:=100*([.H121]-[.H$10])/[.H$10]" table:style-name="ce8">
            <text:p>5,57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0294599018001" table:style-name="ce13">
            <text:p>157,202946</text:p>
          </table:table-cell>
          <table:table-cell office:value-type="float" office:value="36.702444208289002" table:style-name="ce13">
            <text:p>36,702444</text:p>
          </table:table-cell>
          <table:table-cell office:value-type="float" office:value="34.650666666667" table:style-name="ce13">
            <text:p>34,650667</text:p>
          </table:table-cell>
          <table:table-cell office:value-type="float" office:value="8.3327981651376" table:style-name="ce13">
            <text:p>8,332798</text:p>
          </table:table-cell>
          <table:table-cell office:value-type="float" office:value="14.235931949896999" table:style-name="ce13">
            <text:p>14,235932</text:p>
          </table:table-cell>
          <table:table-cell office:value-type="float" office:value="3.5142951189692" table:style-name="ce13">
            <text:p>3,514295</text:p>
          </table:table-cell>
          <table:table-cell office:value-type="float" office:value="10.660290471130001" table:style-name="ce13">
            <text:p>10,660290</text:p>
          </table:table-cell>
          <table:table-cell table:style-name="ce1"/>
          <table:table-cell office:value-type="float" office:value="0.10839331834083592" table:formula="of:=100*([.B122]-[.B$10])/[.B$10]" table:style-name="ce8">
            <text:p>0,11</text:p>
          </table:table-cell>
          <table:table-cell office:value-type="float" office:value="5.7438547559064208" table:formula="of:=100*([.C122]-[.C$10])/[.C$10]" table:style-name="ce8">
            <text:p>5,74</text:p>
          </table:table-cell>
          <table:table-cell office:value-type="float" office:value="6.2035134225233683" table:formula="of:=100*([.D122]-[.D$10])/[.D$10]" table:style-name="ce8">
            <text:p>6,20</text:p>
          </table:table-cell>
          <table:table-cell office:value-type="float" office:value="7.9769347120575516" table:formula="of:=100*([.E122]-[.E$10])/[.E$10]" table:style-name="ce8">
            <text:p>7,98</text:p>
          </table:table-cell>
          <table:table-cell office:value-type="float" office:value="10.346626562837288" table:formula="of:=100*([.F122]-[.F$10])/[.F$10]" table:style-name="ce8">
            <text:p>10,35</text:p>
          </table:table-cell>
          <table:table-cell office:value-type="float" office:value="15.42798768726569" table:formula="of:=100*([.G122]-[.G$10])/[.G$10]" table:style-name="ce8">
            <text:p>15,43</text:p>
          </table:table-cell>
          <table:table-cell office:value-type="float" office:value="6.0693651974204696" table:formula="of:=100*([.H122]-[.H$10])/[.H$10]" table:style-name="ce8">
            <text:p>6,07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8003273322" table:style-name="ce13">
            <text:p>157,180033</text:p>
          </table:table-cell>
          <table:table-cell office:value-type="float" office:value="36.723698193411003" table:style-name="ce13">
            <text:p>36,723698</text:p>
          </table:table-cell>
          <table:table-cell office:value-type="float" office:value="34.778666666667" table:style-name="ce13">
            <text:p>34,778667</text:p>
          </table:table-cell>
          <table:table-cell office:value-type="float" office:value="8.1770642201834995" table:style-name="ce13">
            <text:p>8,177064</text:p>
          </table:table-cell>
          <table:table-cell office:value-type="float" office:value="14.332024677510001" table:style-name="ce13">
            <text:p>14,332025</text:p>
          </table:table-cell>
          <table:table-cell office:value-type="float" office:value="3.4917709019092" table:style-name="ce13">
            <text:p>3,491771</text:p>
          </table:table-cell>
          <table:table-cell office:value-type="float" office:value="10.619199433226999" table:style-name="ce13">
            <text:p>10,619199</text:p>
          </table:table-cell>
          <table:table-cell table:style-name="ce1"/>
          <table:table-cell office:value-type="float" office:value="9.3801929321318769E-2" table:formula="of:=100*([.B123]-[.B$10])/[.B$10]" table:style-name="ce8">
            <text:p>0,09</text:p>
          </table:table-cell>
          <table:table-cell office:value-type="float" office:value="5.8050898688316117" table:formula="of:=100*([.C123]-[.C$10])/[.C$10]" table:style-name="ce8">
            <text:p>5,81</text:p>
          </table:table-cell>
          <table:table-cell office:value-type="float" office:value="6.5958305415229903" table:formula="of:=100*([.D123]-[.D$10])/[.D$10]" table:style-name="ce8">
            <text:p>6,60</text:p>
          </table:table-cell>
          <table:table-cell office:value-type="float" office:value="5.9589242342431774" table:formula="of:=100*([.E123]-[.E$10])/[.E$10]" table:style-name="ce8">
            <text:p>5,96</text:p>
          </table:table-cell>
          <table:table-cell office:value-type="float" office:value="11.091467741246618" table:formula="of:=100*([.F123]-[.F$10])/[.F$10]" table:style-name="ce8">
            <text:p>11,09</text:p>
          </table:table-cell>
          <table:table-cell office:value-type="float" office:value="14.688173596117428" table:formula="of:=100*([.G123]-[.G$10])/[.G$10]" table:style-name="ce8">
            <text:p>14,69</text:p>
          </table:table-cell>
          <table:table-cell office:value-type="float" office:value="5.6605113939075062" table:formula="of:=100*([.H123]-[.H$10])/[.H$10]" table:style-name="ce8">
            <text:p>5,66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3911620294999" table:style-name="ce13">
            <text:p>157,139116</text:p>
          </table:table-cell>
          <table:table-cell office:value-type="float" office:value="37.116896918172003" table:style-name="ce13">
            <text:p>37,116897</text:p>
          </table:table-cell>
          <table:table-cell office:value-type="float" office:value="35.070222222222" table:style-name="ce13">
            <text:p>35,070222</text:p>
          </table:table-cell>
          <table:table-cell office:value-type="float" office:value="8.3029816513761006" table:style-name="ce13">
            <text:p>8,302982</text:p>
          </table:table-cell>
          <table:table-cell office:value-type="float" office:value="14.369040942231999" table:style-name="ce13">
            <text:p>14,369041</text:p>
          </table:table-cell>
          <table:table-cell office:value-type="float" office:value="3.5909903131759999" table:style-name="ce13">
            <text:p>3,590990</text:p>
          </table:table-cell>
          <table:table-cell office:value-type="float" office:value="10.624512929508001" table:style-name="ce13">
            <text:p>10,624513</text:p>
          </table:table-cell>
          <table:table-cell table:style-name="ce1"/>
          <table:table-cell office:value-type="float" office:value="6.7745877510763899E-2" table:formula="of:=100*([.B124]-[.B$10])/[.B$10]" table:style-name="ce8">
            <text:p>0,07</text:p>
          </table:table-cell>
          <table:table-cell office:value-type="float" office:value="6.9379394579591009" table:formula="of:=100*([.C124]-[.C$10])/[.C$10]" table:style-name="ce8">
            <text:p>6,94</text:p>
          </table:table-cell>
          <table:table-cell office:value-type="float" office:value="7.4894417570204235" table:formula="of:=100*([.D124]-[.D$10])/[.D$10]" table:style-name="ce8">
            <text:p>7,49</text:p>
          </table:table-cell>
          <table:table-cell office:value-type="float" office:value="7.5905704084990928" table:formula="of:=100*([.E124]-[.E$10])/[.E$10]" table:style-name="ce8">
            <text:p>7,59</text:p>
          </table:table-cell>
          <table:table-cell office:value-type="float" office:value="11.378390996738792" table:formula="of:=100*([.F124]-[.F$10])/[.F$10]" table:style-name="ce8">
            <text:p>11,38</text:p>
          </table:table-cell>
          <table:table-cell office:value-type="float" office:value="17.947062390124341" table:formula="of:=100*([.G124]-[.G$10])/[.G$10]" table:style-name="ce8">
            <text:p>17,95</text:p>
          </table:table-cell>
          <table:table-cell office:value-type="float" office:value="5.7133804202282228" table:formula="of:=100*([.H124]-[.H$10])/[.H$10]" table:style-name="ce8">
            <text:p>5,71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30932896889999" table:style-name="ce13">
            <text:p>157,309329</text:p>
          </table:table-cell>
          <table:table-cell office:value-type="float" office:value="37.073326248671997" table:style-name="ce13">
            <text:p>37,073326</text:p>
          </table:table-cell>
          <table:table-cell office:value-type="float" office:value="33.987555555556" table:style-name="ce13">
            <text:p>33,987556</text:p>
          </table:table-cell>
          <table:table-cell office:value-type="float" office:value="8.4185779816513993" table:style-name="ce13">
            <text:p>8,418578</text:p>
          </table:table-cell>
          <table:table-cell office:value-type="float" office:value="14.427556552626999" table:style-name="ce13">
            <text:p>14,427557</text:p>
          </table:table-cell>
          <table:table-cell office:value-type="float" office:value="3.5569453587886999" table:style-name="ce13">
            <text:p>3,556945</text:p>
          </table:table-cell>
          <table:table-cell office:value-type="float" office:value="10.628055260361" table:style-name="ce13">
            <text:p>10,628055</text:p>
          </table:table-cell>
          <table:table-cell table:style-name="ce1"/>
          <table:table-cell office:value-type="float" office:value="0.17613905305971006" table:formula="of:=100*([.B125]-[.B$10])/[.B$10]" table:style-name="ce8">
            <text:p>0,18</text:p>
          </table:table-cell>
          <table:table-cell office:value-type="float" office:value="6.8124074764627363" table:formula="of:=100*([.C125]-[.C$10])/[.C$10]" table:style-name="ce8">
            <text:p>6,81</text:p>
          </table:table-cell>
          <table:table-cell office:value-type="float" office:value="4.1710927921506729" table:formula="of:=100*([.D125]-[.D$10])/[.D$10]" table:style-name="ce8">
            <text:p>4,17</text:p>
          </table:table-cell>
          <table:table-cell office:value-type="float" office:value="9.0884750930635079" table:formula="of:=100*([.E125]-[.E$10])/[.E$10]" table:style-name="ce8">
            <text:p>9,09</text:p>
          </table:table-cell>
          <table:table-cell office:value-type="float" office:value="11.831961597601371" table:formula="of:=100*([.F125]-[.F$10])/[.F$10]" table:style-name="ce8">
            <text:p>11,83</text:p>
          </table:table-cell>
          <table:table-cell office:value-type="float" office:value="16.828846519573482" table:formula="of:=100*([.G125]-[.G$10])/[.G$10]" table:style-name="ce8">
            <text:p>16,83</text:p>
          </table:table-cell>
          <table:table-cell office:value-type="float" office:value="5.7486264377654051" table:formula="of:=100*([.H125]-[.H$10])/[.H$10]" table:style-name="ce8">
            <text:p>5,75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0949263502001" table:style-name="ce13">
            <text:p>157,209493</text:p>
          </table:table-cell>
          <table:table-cell office:value-type="float" office:value="37.091392136026002" table:style-name="ce13">
            <text:p>37,091392</text:p>
          </table:table-cell>
          <table:table-cell office:value-type="float" office:value="33.918222222221999" table:style-name="ce13">
            <text:p>33,918222</text:p>
          </table:table-cell>
          <table:table-cell office:value-type="float" office:value="8.3495412844036991" table:style-name="ce13">
            <text:p>8,349541</text:p>
          </table:table-cell>
          <table:table-cell office:value-type="float" office:value="14.354271826510001" table:style-name="ce13">
            <text:p>14,354272</text:p>
          </table:table-cell>
          <table:table-cell office:value-type="float" office:value="3.5073356531552999" table:style-name="ce13">
            <text:p>3,507336</text:p>
          </table:table-cell>
          <table:table-cell office:value-type="float" office:value="10.569961034361" table:style-name="ce13">
            <text:p>10,569961</text:p>
          </table:table-cell>
          <table:table-cell table:style-name="ce1"/>
          <table:table-cell office:value-type="float" office:value="0.112562286628486" table:formula="of:=100*([.B126]-[.B$10])/[.B$10]" table:style-name="ce8">
            <text:p>0,11</text:p>
          </table:table-cell>
          <table:table-cell office:value-type="float" office:value="6.8644573224500256" table:formula="of:=100*([.C126]-[.C$10])/[.C$10]" table:style-name="ce8">
            <text:p>6,86</text:p>
          </table:table-cell>
          <table:table-cell office:value-type="float" office:value="3.9585876860238329" table:formula="of:=100*([.D126]-[.D$10])/[.D$10]" table:style-name="ce8">
            <text:p>3,96</text:p>
          </table:table-cell>
          <table:table-cell office:value-type="float" office:value="8.1938931286714904" table:formula="of:=100*([.E126]-[.E$10])/[.E$10]" table:style-name="ce8">
            <text:p>8,19</text:p>
          </table:table-cell>
          <table:table-cell office:value-type="float" office:value="11.263911516015334" table:formula="of:=100*([.F126]-[.F$10])/[.F$10]" table:style-name="ce8">
            <text:p>11,26</text:p>
          </table:table-cell>
          <table:table-cell office:value-type="float" office:value="15.199402122570023" table:formula="of:=100*([.G126]-[.G$10])/[.G$10]" table:style-name="ce8">
            <text:p>15,20</text:p>
          </table:table-cell>
          <table:table-cell office:value-type="float" office:value="5.1705917500480947" table:formula="of:=100*([.H126]-[.H$10])/[.H$10]" table:style-name="ce8">
            <text:p>5,17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7168576105001" table:style-name="ce13">
            <text:p>157,271686</text:p>
          </table:table-cell>
          <table:table-cell office:value-type="float" office:value="37.038257173220003" table:style-name="ce13">
            <text:p>37,038257</text:p>
          </table:table-cell>
          <table:table-cell office:value-type="float" office:value="34.919111111111" table:style-name="ce13">
            <text:p>34,919111</text:p>
          </table:table-cell>
          <table:table-cell office:value-type="float" office:value="8.3974770642201992" table:style-name="ce13">
            <text:p>8,397477</text:p>
          </table:table-cell>
          <table:table-cell office:value-type="float" office:value="14.48794167134" table:style-name="ce13">
            <text:p>14,487942</text:p>
          </table:table-cell>
          <table:table-cell office:value-type="float" office:value="3.5575096398006001" table:style-name="ce13">
            <text:p>3,557510</text:p>
          </table:table-cell>
          <table:table-cell office:value-type="float" office:value="10.599716613531999" table:style-name="ce13">
            <text:p>10,599717</text:p>
          </table:table-cell>
          <table:table-cell table:style-name="ce1"/>
          <table:table-cell office:value-type="float" office:value="0.15216748539299832" table:formula="of:=100*([.B127]-[.B$10])/[.B$10]" table:style-name="ce8">
            <text:p>0,15</text:p>
          </table:table-cell>
          <table:table-cell office:value-type="float" office:value="6.7113695401341804" table:formula="of:=100*([.C127]-[.C$10])/[.C$10]" table:style-name="ce8">
            <text:p>6,71</text:p>
          </table:table-cell>
          <table:table-cell office:value-type="float" office:value="7.0262896026462123" table:formula="of:=100*([.D127]-[.D$10])/[.D$10]" table:style-name="ce8">
            <text:p>7,03</text:p>
          </table:table-cell>
          <table:table-cell office:value-type="float" office:value="8.8150480474684834" table:formula="of:=100*([.E127]-[.E$10])/[.E$10]" table:style-name="ce8">
            <text:p>8,82</text:p>
          </table:table-cell>
          <table:table-cell office:value-type="float" office:value="12.300023271963635" table:formula="of:=100*([.F127]-[.F$10])/[.F$10]" table:style-name="ce8">
            <text:p>12,30</text:p>
          </table:table-cell>
          <table:table-cell office:value-type="float" office:value="16.847380484277299" table:formula="of:=100*([.G127]-[.G$10])/[.G$10]" table:style-name="ce8">
            <text:p>16,85</text:p>
          </table:table-cell>
          <table:table-cell office:value-type="float" office:value="5.4666582974181583" table:formula="of:=100*([.H127]-[.H$10])/[.H$10]" table:style-name="ce8">
            <text:p>5,47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3256955809999" table:style-name="ce13">
            <text:p>157,132570</text:p>
          </table:table-cell>
          <table:table-cell office:value-type="float" office:value="37.020191285865998" table:style-name="ce13">
            <text:p>37,020191</text:p>
          </table:table-cell>
          <table:table-cell office:value-type="float" office:value="34.752888888888997" table:style-name="ce13">
            <text:p>34,752889</text:p>
          </table:table-cell>
          <table:table-cell office:value-type="float" office:value="8.3353211009173993" table:style-name="ce13">
            <text:p>8,335321</text:p>
          </table:table-cell>
          <table:table-cell office:value-type="float" office:value="14.289773789492999" table:style-name="ce13">
            <text:p>14,289774</text:p>
          </table:table-cell>
          <table:table-cell office:value-type="float" office:value="3.4986833443054999" table:style-name="ce13">
            <text:p>3,498683</text:p>
          </table:table-cell>
          <table:table-cell office:value-type="float" office:value="10.597236981934" table:style-name="ce13">
            <text:p>10,597237</text:p>
          </table:table-cell>
          <table:table-cell table:style-name="ce1"/>
          <table:table-cell office:value-type="float" office:value="6.3576909216742888E-2" table:formula="of:=100*([.B128]-[.B$10])/[.B$10]" table:style-name="ce8">
            <text:p>0,06</text:p>
          </table:table-cell>
          <table:table-cell office:value-type="float" office:value="6.6593196941468911" table:formula="of:=100*([.C128]-[.C$10])/[.C$10]" table:style-name="ce8">
            <text:p>6,66</text:p>
          </table:table-cell>
          <table:table-cell office:value-type="float" office:value="6.5168222328348744" table:formula="of:=100*([.D128]-[.D$10])/[.D$10]" table:style-name="ce8">
            <text:p>6,52</text:p>
          </table:table-cell>
          <table:table-cell office:value-type="float" office:value="8.0096270762045485" table:formula="of:=100*([.E128]-[.E$10])/[.E$10]" table:style-name="ce8">
            <text:p>8,01</text:p>
          </table:table-cell>
          <table:table-cell office:value-type="float" office:value="10.76396947991965" table:formula="of:=100*([.F128]-[.F$10])/[.F$10]" table:style-name="ce8">
            <text:p>10,76</text:p>
          </table:table-cell>
          <table:table-cell office:value-type="float" office:value="14.915214663756352" table:formula="of:=100*([.G128]-[.G$10])/[.G$10]" table:style-name="ce8">
            <text:p>14,92</text:p>
          </table:table-cell>
          <table:table-cell office:value-type="float" office:value="5.4419860851331752" table:formula="of:=100*([.H128]-[.H$10])/[.H$10]" table:style-name="ce8">
            <text:p>5,44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3404255318999" table:style-name="ce13">
            <text:p>157,234043</text:p>
          </table:table-cell>
          <table:table-cell office:value-type="float" office:value="37.001062699256003" table:style-name="ce13">
            <text:p>37,001063</text:p>
          </table:table-cell>
          <table:table-cell office:value-type="float" office:value="35.195555555555998" table:style-name="ce13">
            <text:p>35,195556</text:p>
          </table:table-cell>
          <table:table-cell office:value-type="float" office:value="8.3837155963302994" table:style-name="ce13">
            <text:p>8,383716</text:p>
          </table:table-cell>
          <table:table-cell office:value-type="float" office:value="14.230884277435001" table:style-name="ce13">
            <text:p>14,230884</text:p>
          </table:table-cell>
          <table:table-cell office:value-type="float" office:value="3.5168814069407" table:style-name="ce13">
            <text:p>3,516881</text:p>
          </table:table-cell>
          <table:table-cell office:value-type="float" office:value="10.559688274885" table:style-name="ce13">
            <text:p>10,559688</text:p>
          </table:table-cell>
          <table:table-cell table:style-name="ce1"/>
          <table:table-cell office:value-type="float" office:value="0.12819591771989758" table:formula="of:=100*([.B129]-[.B$10])/[.B$10]" table:style-name="ce8">
            <text:p>0,13</text:p>
          </table:table-cell>
          <table:table-cell office:value-type="float" office:value="6.6042080925136615" table:formula="of:=100*([.C129]-[.C$10])/[.C$10]" table:style-name="ce8">
            <text:p>6,60</text:p>
          </table:table-cell>
          <table:table-cell office:value-type="float" office:value="7.8735856027095892" table:formula="of:=100*([.D129]-[.D$10])/[.D$10]" table:style-name="ce8">
            <text:p>7,87</text:p>
          </table:table-cell>
          <table:table-cell office:value-type="float" office:value="8.6367260612110321" table:formula="of:=100*([.E129]-[.E$10])/[.E$10]" table:style-name="ce8">
            <text:p>8,64</text:p>
          </table:table-cell>
          <table:table-cell office:value-type="float" office:value="10.307500664361799" table:formula="of:=100*([.F129]-[.F$10])/[.F$10]" table:style-name="ce8">
            <text:p>10,31</text:p>
          </table:table-cell>
          <table:table-cell office:value-type="float" office:value="15.512935025501069" table:formula="of:=100*([.G129]-[.G$10])/[.G$10]" table:style-name="ce8">
            <text:p>15,51</text:p>
          </table:table-cell>
          <table:table-cell office:value-type="float" office:value="5.068378299167362" table:formula="of:=100*([.H129]-[.H$10])/[.H$10]" table:style-name="ce8">
            <text:p>5,07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3076923076999" table:style-name="ce13">
            <text:p>157,230769</text:p>
          </table:table-cell>
          <table:table-cell office:value-type="float" office:value="37.331562167906" table:style-name="ce13">
            <text:p>37,331562</text:p>
          </table:table-cell>
          <table:table-cell office:value-type="float" office:value="35.231999999999999" table:style-name="ce13">
            <text:p>35,232000</text:p>
          </table:table-cell>
          <table:table-cell office:value-type="float" office:value="8.4204128440367008" table:style-name="ce13">
            <text:p>8,420413</text:p>
          </table:table-cell>
          <table:table-cell office:value-type="float" office:value="14.265844083006" table:style-name="ce13">
            <text:p>14,265844</text:p>
          </table:table-cell>
          <table:table-cell office:value-type="float" office:value="3.5645161290323002" table:style-name="ce13">
            <text:p>3,564516</text:p>
          </table:table-cell>
          <table:table-cell office:value-type="float" office:value="10.740701381509" table:style-name="ce13">
            <text:p>10,740701</text:p>
          </table:table-cell>
          <table:table-cell table:style-name="ce1"/>
          <table:table-cell office:value-type="float" office:value="0.12611143357607252" table:formula="of:=100*([.B130]-[.B$10])/[.B$10]" table:style-name="ce8">
            <text:p>0,13</text:p>
          </table:table-cell>
          <table:table-cell office:value-type="float" office:value="7.5564140985086699" table:formula="of:=100*([.C130]-[.C$10])/[.C$10]" table:style-name="ce8">
            <text:p>7,56</text:p>
          </table:table-cell>
          <table:table-cell office:value-type="float" office:value="7.985287004645623" table:formula="of:=100*([.D130]-[.D$10])/[.D$10]" table:style-name="ce8">
            <text:p>7,99</text:p>
          </table:table-cell>
          <table:table-cell office:value-type="float" office:value="9.1122513578975948" table:formula="of:=100*([.E130]-[.E$10])/[.E$10]" table:style-name="ce8">
            <text:p>9,11</text:p>
          </table:table-cell>
          <table:table-cell office:value-type="float" office:value="10.57848373899502" table:formula="of:=100*([.F130]-[.F$10])/[.F$10]" table:style-name="ce8">
            <text:p>10,58</text:p>
          </table:table-cell>
          <table:table-cell office:value-type="float" office:value="17.077510546036272" table:formula="of:=100*([.G130]-[.G$10])/[.G$10]" table:style-name="ce8">
            <text:p>17,08</text:p>
          </table:table-cell>
          <table:table-cell office:value-type="float" office:value="6.8694497956727938" table:formula="of:=100*([.H130]-[.H$10])/[.H$10]" table:style-name="ce8">
            <text:p>6,87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5548281506" table:style-name="ce13">
            <text:p>157,155483</text:p>
          </table:table-cell>
          <table:table-cell office:value-type="float" office:value="36.853347502657002" table:style-name="ce13">
            <text:p>36,853348</text:p>
          </table:table-cell>
          <table:table-cell office:value-type="float" office:value="35.351999999999997" table:style-name="ce13">
            <text:p>35,352000</text:p>
          </table:table-cell>
          <table:table-cell office:value-type="float" office:value="8.3497706422018005" table:style-name="ce13">
            <text:p>8,349771</text:p>
          </table:table-cell>
          <table:table-cell office:value-type="float" office:value="14.372032155543" table:style-name="ce13">
            <text:p>14,372032</text:p>
          </table:table-cell>
          <table:table-cell office:value-type="float" office:value="3.5441549891845998" table:style-name="ce13">
            <text:p>3,544155</text:p>
          </table:table-cell>
          <table:table-cell office:value-type="float" office:value="10.812256464754" table:style-name="ce13">
            <text:p>10,812256</text:p>
          </table:table-cell>
          <table:table-cell table:style-name="ce1"/>
          <table:table-cell office:value-type="float" office:value="7.8168298236260036E-2" table:formula="of:=100*([.B131]-[.B$10])/[.B$10]" table:style-name="ce8">
            <text:p>0,08</text:p>
          </table:table-cell>
          <table:table-cell office:value-type="float" office:value="6.1786240576804357" table:formula="of:=100*([.C131]-[.C$10])/[.C$10]" table:style-name="ce8">
            <text:p>6,18</text:p>
          </table:table-cell>
          <table:table-cell office:value-type="float" office:value="8.3530843037077602" table:formula="of:=100*([.D131]-[.D$10])/[.D$10]" table:style-name="ce8">
            <text:p>8,35</text:p>
          </table:table-cell>
          <table:table-cell office:value-type="float" office:value="8.1968651617749568" table:formula="of:=100*([.E131]-[.E$10])/[.E$10]" table:style-name="ce8">
            <text:p>8,20</text:p>
          </table:table-cell>
          <table:table-cell office:value-type="float" office:value="11.401576714355343" table:formula="of:=100*([.F131]-[.F$10])/[.F$10]" table:style-name="ce8">
            <text:p>11,40</text:p>
          </table:table-cell>
          <table:table-cell office:value-type="float" office:value="16.408743319586485" table:formula="of:=100*([.G131]-[.G$10])/[.G$10]" table:style-name="ce8">
            <text:p>16,41</text:p>
          </table:table-cell>
          <table:table-cell office:value-type="float" office:value="7.5814193500672378" table:formula="of:=100*([.H131]-[.H$10])/[.H$10]" table:style-name="ce8">
            <text:p>7,58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0458265139001" table:style-name="ce13">
            <text:p>157,204583</text:p>
          </table:table-cell>
          <table:table-cell office:value-type="float" office:value="37.245483528161998" table:style-name="ce13">
            <text:p>37,245484</text:p>
          </table:table-cell>
          <table:table-cell office:value-type="float" office:value="34.744888888889001" table:style-name="ce13">
            <text:p>34,744889</text:p>
          </table:table-cell>
          <table:table-cell office:value-type="float" office:value="8.4841743119265995" table:style-name="ce13">
            <text:p>8,484174</text:p>
          </table:table-cell>
          <table:table-cell office:value-type="float" office:value="14.305290708544" table:style-name="ce13">
            <text:p>14,305291</text:p>
          </table:table-cell>
          <table:table-cell office:value-type="float" office:value="3.5150945170695" table:style-name="ce13">
            <text:p>3,515095</text:p>
          </table:table-cell>
          <table:table-cell office:value-type="float" office:value="10.763018065887" table:style-name="ce13">
            <text:p>10,763018</text:p>
          </table:table-cell>
          <table:table-cell table:style-name="ce1"/>
          <table:table-cell office:value-type="float" office:value="0.10943556041274843" table:formula="of:=100*([.B132]-[.B$10])/[.B$10]" table:style-name="ce8">
            <text:p>0,11</text:p>
          </table:table-cell>
          <table:table-cell office:value-type="float" office:value="7.3084118911619429" table:formula="of:=100*([.C132]-[.C$10])/[.C$10]" table:style-name="ce8">
            <text:p>7,31</text:p>
          </table:table-cell>
          <table:table-cell office:value-type="float" office:value="6.4923024128974118" table:formula="of:=100*([.D132]-[.D$10])/[.D$10]" table:style-name="ce8">
            <text:p>6,49</text:p>
          </table:table-cell>
          <table:table-cell office:value-type="float" office:value="9.938476560890841" table:formula="of:=100*([.E132]-[.E$10])/[.E$10]" table:style-name="ce8">
            <text:p>9,94</text:p>
          </table:table-cell>
          <table:table-cell office:value-type="float" office:value="10.88424539005695" table:formula="of:=100*([.F132]-[.F$10])/[.F$10]" table:style-name="ce8">
            <text:p>10,88</text:p>
          </table:table-cell>
          <table:table-cell office:value-type="float" office:value="15.454244137266315" table:formula="of:=100*([.G132]-[.G$10])/[.G$10]" table:style-name="ce8">
            <text:p>15,45</text:p>
          </table:table-cell>
          <table:table-cell office:value-type="float" office:value="7.0914997061978573" table:formula="of:=100*([.H132]-[.H$10])/[.H$10]" table:style-name="ce8">
            <text:p>7,09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5548281506" table:style-name="ce13">
            <text:p>157,155483</text:p>
          </table:table-cell>
          <table:table-cell office:value-type="float" office:value="37.425079702444002" table:style-name="ce13">
            <text:p>37,425080</text:p>
          </table:table-cell>
          <table:table-cell office:value-type="float" office:value="34.718222222222003" table:style-name="ce13">
            <text:p>34,718222</text:p>
          </table:table-cell>
          <table:table-cell office:value-type="float" office:value="8.3318807339450007" table:style-name="ce13">
            <text:p>8,331881</text:p>
          </table:table-cell>
          <table:table-cell office:value-type="float" office:value="14.356141334828999" table:style-name="ce13">
            <text:p>14,356141</text:p>
          </table:table-cell>
          <table:table-cell office:value-type="float" office:value="3.5890623530518" table:style-name="ce13">
            <text:p>3,589062</text:p>
          </table:table-cell>
          <table:table-cell office:value-type="float" office:value="10.634077222813" table:style-name="ce13">
            <text:p>10,634077</text:p>
          </table:table-cell>
          <table:table-cell table:style-name="ce1"/>
          <table:table-cell office:value-type="float" office:value="7.8168298236260036E-2" table:formula="of:=100*([.B133]-[.B$10])/[.B$10]" table:style-name="ce8">
            <text:p>0,08</text:p>
          </table:table-cell>
          <table:table-cell office:value-type="float" office:value="7.8258485953829577" table:formula="of:=100*([.C133]-[.C$10])/[.C$10]" table:style-name="ce8">
            <text:p>7,83</text:p>
          </table:table-cell>
          <table:table-cell office:value-type="float" office:value="6.4105696797714762" table:formula="of:=100*([.D133]-[.D$10])/[.D$10]" table:style-name="ce8">
            <text:p>6,41</text:p>
          </table:table-cell>
          <table:table-cell office:value-type="float" office:value="7.9650465796411751" table:formula="of:=100*([.E133]-[.E$10])/[.E$10]" table:style-name="ce8">
            <text:p>7,97</text:p>
          </table:table-cell>
          <table:table-cell office:value-type="float" office:value="11.278402589522758" table:formula="of:=100*([.F133]-[.F$10])/[.F$10]" table:style-name="ce8">
            <text:p>11,28</text:p>
          </table:table-cell>
          <table:table-cell office:value-type="float" office:value="17.883738010712815" table:formula="of:=100*([.G133]-[.G$10])/[.G$10]" table:style-name="ce8">
            <text:p>17,88</text:p>
          </table:table-cell>
          <table:table-cell office:value-type="float" office:value="5.8085446675975216" table:formula="of:=100*([.H133]-[.H$10])/[.H$10]" table:style-name="ce8">
            <text:p>5,81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8641571195001" table:style-name="ce13">
            <text:p>157,286416</text:p>
          </table:table-cell>
          <table:table-cell office:value-type="float" office:value="36.981934112646002" table:style-name="ce13">
            <text:p>36,981934</text:p>
          </table:table-cell>
          <table:table-cell office:value-type="float" office:value="34.761777777778001" table:style-name="ce13">
            <text:p>34,761778</text:p>
          </table:table-cell>
          <table:table-cell office:value-type="float" office:value="8.3224770642201999" table:style-name="ce13">
            <text:p>8,322477</text:p>
          </table:table-cell>
          <table:table-cell office:value-type="float" office:value="14.368293138904001" table:style-name="ce13">
            <text:p>14,368293</text:p>
          </table:table-cell>
          <table:table-cell office:value-type="float" office:value="3.4575378538511998" table:style-name="ce13">
            <text:p>3,457538</text:p>
          </table:table-cell>
          <table:table-cell office:value-type="float" office:value="10.609635139922" table:style-name="ce13">
            <text:p>10,609635</text:p>
          </table:table-cell>
          <table:table-cell table:style-name="ce1"/>
          <table:table-cell office:value-type="float" office:value="0.16154766404658194" table:formula="of:=100*([.B134]-[.B$10])/[.B$10]" table:style-name="ce8">
            <text:p>0,16</text:p>
          </table:table-cell>
          <table:table-cell office:value-type="float" office:value="6.5490964908804123" table:formula="of:=100*([.C134]-[.C$10])/[.C$10]" table:style-name="ce8">
            <text:p>6,55</text:p>
          </table:table-cell>
          <table:table-cell office:value-type="float" office:value="6.5440664772102011" table:formula="of:=100*([.D134]-[.D$10])/[.D$10]" table:style-name="ce8">
            <text:p>6,54</text:p>
          </table:table-cell>
          <table:table-cell office:value-type="float" office:value="7.8431932223647847" table:formula="of:=100*([.E134]-[.E$10])/[.E$10]" table:style-name="ce8">
            <text:p>7,84</text:p>
          </table:table-cell>
          <table:table-cell office:value-type="float" office:value="11.37259456733273" table:formula="of:=100*([.F134]-[.F$10])/[.F$10]" table:style-name="ce8">
            <text:p>11,37</text:p>
          </table:table-cell>
          <table:table-cell office:value-type="float" office:value="13.563779737329765" table:formula="of:=100*([.G134]-[.G$10])/[.G$10]" table:style-name="ce8">
            <text:p>13,56</text:p>
          </table:table-cell>
          <table:table-cell office:value-type="float" office:value="5.5653471465382074" table:formula="of:=100*([.H134]-[.H$10])/[.H$10]" table:style-name="ce8">
            <text:p>5,57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5057283141999" table:style-name="ce13">
            <text:p>157,150573</text:p>
          </table:table-cell>
          <table:table-cell office:value-type="float" office:value="36.739638682253002" table:style-name="ce13">
            <text:p>36,739639</text:p>
          </table:table-cell>
          <table:table-cell office:value-type="float" office:value="35.119999999999997" table:style-name="ce13">
            <text:p>35,120000</text:p>
          </table:table-cell>
          <table:table-cell office:value-type="float" office:value="8.3848623853210995" table:style-name="ce13">
            <text:p>8,384862</text:p>
          </table:table-cell>
          <table:table-cell office:value-type="float" office:value="14.027481772293999" table:style-name="ce13">
            <text:p>14,027482</text:p>
          </table:table-cell>
          <table:table-cell office:value-type="float" office:value="3.5473996050032999" table:style-name="ce13">
            <text:p>3,547400</text:p>
          </table:table-cell>
          <table:table-cell office:value-type="float" office:value="10.821112291887999" table:style-name="ce13">
            <text:p>10,821112</text:p>
          </table:table-cell>
          <table:table-cell table:style-name="ce1"/>
          <table:table-cell office:value-type="float" office:value="7.5041572014151556E-2" table:formula="of:=100*([.B135]-[.B$10])/[.B$10]" table:style-name="ce8">
            <text:p>0,08</text:p>
          </table:table-cell>
          <table:table-cell office:value-type="float" office:value="5.8510162035269389" table:formula="of:=100*([.C135]-[.C$10])/[.C$10]" table:style-name="ce8">
            <text:p>5,85</text:p>
          </table:table-cell>
          <table:table-cell office:value-type="float" office:value="7.6420095255209484" table:formula="of:=100*([.D135]-[.D$10])/[.D$10]" table:style-name="ce8">
            <text:p>7,64</text:p>
          </table:table-cell>
          <table:table-cell office:value-type="float" office:value="8.6515862267321637" table:formula="of:=100*([.E135]-[.E$10])/[.E$10]" table:style-name="ce8">
            <text:p>8,65</text:p>
          </table:table-cell>
          <table:table-cell office:value-type="float" office:value="8.7308718664907818" table:formula="of:=100*([.F135]-[.F$10])/[.F$10]" table:style-name="ce8">
            <text:p>8,73</text:p>
          </table:table-cell>
          <table:table-cell office:value-type="float" office:value="16.515313616642434" table:formula="of:=100*([.G135]-[.G$10])/[.G$10]" table:style-name="ce8">
            <text:p>16,52</text:p>
          </table:table-cell>
          <table:table-cell office:value-type="float" office:value="7.6695343939251197" table:formula="of:=100*([.H135]-[.H$10])/[.H$10]" table:style-name="ce8">
            <text:p>7,67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5220949264" table:style-name="ce13">
            <text:p>157,152209</text:p>
          </table:table-cell>
          <table:table-cell office:value-type="float" office:value="36.463336875663998" table:style-name="ce13">
            <text:p>36,463337</text:p>
          </table:table-cell>
          <table:table-cell office:value-type="float" office:value="35.419555555556002" table:style-name="ce13">
            <text:p>35,419556</text:p>
          </table:table-cell>
          <table:table-cell office:value-type="float" office:value="8.3993119266055007" table:style-name="ce13">
            <text:p>8,399312</text:p>
          </table:table-cell>
          <table:table-cell office:value-type="float" office:value="14.099831744251" table:style-name="ce13">
            <text:p>14,099832</text:p>
          </table:table-cell>
          <table:table-cell office:value-type="float" office:value="3.4998119063294002" table:style-name="ce13">
            <text:p>3,499812</text:p>
          </table:table-cell>
          <table:table-cell office:value-type="float" office:value="10.42543393553" table:style-name="ce13">
            <text:p>10,425434</text:p>
          </table:table-cell>
          <table:table-cell table:style-name="ce1"/>
          <table:table-cell office:value-type="float" office:value="7.6083814092435004E-2" table:formula="of:=100*([.B136]-[.B$10])/[.B$10]" table:style-name="ce8">
            <text:p>0,08</text:p>
          </table:table-cell>
          <table:table-cell office:value-type="float" office:value="5.0549597354908498" table:formula="of:=100*([.C136]-[.C$10])/[.C$10]" table:style-name="ce8">
            <text:p>5,05</text:p>
          </table:table-cell>
          <table:table-cell office:value-type="float" office:value="8.5601405609589367" table:formula="of:=100*([.D136]-[.D$10])/[.D$10]" table:style-name="ce8">
            <text:p>8,56</text:p>
          </table:table-cell>
          <table:table-cell office:value-type="float" office:value="8.838824312302572" table:formula="of:=100*([.E136]-[.E$10])/[.E$10]" table:style-name="ce8">
            <text:p>8,84</text:p>
          </table:table-cell>
          <table:table-cell office:value-type="float" office:value="9.2916764113192443" table:formula="of:=100*([.F136]-[.F$10])/[.F$10]" table:style-name="ce8">
            <text:p>9,29</text:p>
          </table:table-cell>
          <table:table-cell office:value-type="float" office:value="14.95228259316727" table:formula="of:=100*([.G136]-[.G$10])/[.G$10]" table:style-name="ce8">
            <text:p>14,95</text:p>
          </table:table-cell>
          <table:table-cell office:value-type="float" office:value="3.7325542342463263" table:formula="of:=100*([.H136]-[.H$10])/[.H$10]" table:style-name="ce8">
            <text:p>3,73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7839607201" table:style-name="ce13">
            <text:p>157,178396</text:p>
          </table:table-cell>
          <table:table-cell office:value-type="float" office:value="36.792773645057999" table:style-name="ce13">
            <text:p>36,792774</text:p>
          </table:table-cell>
          <table:table-cell office:value-type="float" office:value="34.669333333333" table:style-name="ce13">
            <text:p>34,669333</text:p>
          </table:table-cell>
          <table:table-cell office:value-type="float" office:value="8.5052752293577996" table:style-name="ce13">
            <text:p>8,505275</text:p>
          </table:table-cell>
          <table:table-cell office:value-type="float" office:value="14.40082258366" table:style-name="ce13">
            <text:p>14,400823</text:p>
          </table:table-cell>
          <table:table-cell office:value-type="float" office:value="3.5812564657199002" table:style-name="ce13">
            <text:p>3,581256</text:p>
          </table:table-cell>
          <table:table-cell office:value-type="float" office:value="10.608926673751" table:style-name="ce13">
            <text:p>10,608927</text:p>
          </table:table-cell>
          <table:table-cell table:style-name="ce1"/>
          <table:table-cell office:value-type="float" office:value="9.2759687249406253E-2" table:formula="of:=100*([.B137]-[.B$10])/[.B$10]" table:style-name="ce8">
            <text:p>0,09</text:p>
          </table:table-cell>
          <table:table-cell office:value-type="float" office:value="6.0041039858398975" table:formula="of:=100*([.C137]-[.C$10])/[.C$10]" table:style-name="ce8">
            <text:p>6,00</text:p>
          </table:table-cell>
          <table:table-cell office:value-type="float" office:value="6.260726335708771" table:formula="of:=100*([.D137]-[.D$10])/[.D$10]" table:style-name="ce8">
            <text:p>6,26</text:p>
          </table:table-cell>
          <table:table-cell office:value-type="float" office:value="10.211903606485864" table:formula="of:=100*([.E137]-[.E$10])/[.E$10]" table:style-name="ce8">
            <text:p>10,21</text:p>
          </table:table-cell>
          <table:table-cell office:value-type="float" office:value="11.624739246403962" table:formula="of:=100*([.F137]-[.F$10])/[.F$10]" table:style-name="ce8">
            <text:p>11,62</text:p>
          </table:table-cell>
          <table:table-cell office:value-type="float" office:value="17.627351498956511" table:formula="of:=100*([.G137]-[.G$10])/[.G$10]" table:style-name="ce8">
            <text:p>17,63</text:p>
          </table:table-cell>
          <table:table-cell office:value-type="float" office:value="5.5582979430267905" table:formula="of:=100*([.H137]-[.H$10])/[.H$10]" table:style-name="ce8">
            <text:p>5,56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9967266776001" table:style-name="ce13">
            <text:p>157,199673</text:p>
          </table:table-cell>
          <table:table-cell office:value-type="float" office:value="37.780021253984998" table:style-name="ce13">
            <text:p>37,780021</text:p>
          </table:table-cell>
          <table:table-cell office:value-type="float" office:value="35.053333333333001" table:style-name="ce13">
            <text:p>35,053333</text:p>
          </table:table-cell>
          <table:table-cell office:value-type="float" office:value="8.3073394495413009" table:style-name="ce13">
            <text:p>8,307339</text:p>
          </table:table-cell>
          <table:table-cell office:value-type="float" office:value="14.430921667601" table:style-name="ce13">
            <text:p>14,430922</text:p>
          </table:table-cell>
          <table:table-cell office:value-type="float" office:value="3.4853757171070998" table:style-name="ce13">
            <text:p>3,485376</text:p>
          </table:table-cell>
          <table:table-cell office:value-type="float" office:value="10.818986893376" table:style-name="ce13">
            <text:p>10,818987</text:p>
          </table:table-cell>
          <table:table-cell table:style-name="ce1"/>
          <table:table-cell office:value-type="float" office:value="0.10630883419701088" table:formula="of:=100*([.B138]-[.B$10])/[.B$10]" table:style-name="ce8">
            <text:p>0,11</text:p>
          </table:table-cell>
          <table:table-cell office:value-type="float" office:value="8.848474981243946" table:formula="of:=100*([.C138]-[.C$10])/[.C$10]" table:style-name="ce8">
            <text:p>8,85</text:p>
          </table:table-cell>
          <table:table-cell office:value-type="float" office:value="7.4376776927076342" table:formula="of:=100*([.D138]-[.D$10])/[.D$10]" table:style-name="ce8">
            <text:p>7,44</text:p>
          </table:table-cell>
          <table:table-cell office:value-type="float" office:value="7.6470390374814672" table:formula="of:=100*([.E138]-[.E$10])/[.E$10]" table:style-name="ce8">
            <text:p>7,65</text:p>
          </table:table-cell>
          <table:table-cell office:value-type="float" office:value="11.858045529913209" table:formula="of:=100*([.F138]-[.F$10])/[.F$10]" table:style-name="ce8">
            <text:p>11,86</text:p>
          </table:table-cell>
          <table:table-cell office:value-type="float" office:value="14.47812199612228" table:formula="of:=100*([.G138]-[.G$10])/[.G$10]" table:style-name="ce8">
            <text:p>14,48</text:p>
          </table:table-cell>
          <table:table-cell office:value-type="float" office:value="7.6483867834008201" table:formula="of:=100*([.H138]-[.H$10])/[.H$10]" table:style-name="ce8">
            <text:p>7,65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7021276596" table:style-name="ce13">
            <text:p>157,170213</text:p>
          </table:table-cell>
          <table:table-cell office:value-type="float" office:value="37.105207226354999" table:style-name="ce13">
            <text:p>37,105207</text:p>
          </table:table-cell>
          <table:table-cell office:value-type="float" office:value="34.088888888889002" table:style-name="ce13">
            <text:p>34,088889</text:p>
          </table:table-cell>
          <table:table-cell office:value-type="float" office:value="8.3988532110092002" table:style-name="ce13">
            <text:p>8,398853</text:p>
          </table:table-cell>
          <table:table-cell office:value-type="float" office:value="14.437651897551" table:style-name="ce13">
            <text:p>14,437652</text:p>
          </table:table-cell>
          <table:table-cell office:value-type="float" office:value="3.5536537195523001" table:style-name="ce13">
            <text:p>3,553654</text:p>
          </table:table-cell>
          <table:table-cell office:value-type="float" office:value="10.741055614594" table:style-name="ce13">
            <text:p>10,741056</text:p>
          </table:table-cell>
          <table:table-cell table:style-name="ce1"/>
          <table:table-cell office:value-type="float" office:value="8.7548476889843657E-2" table:formula="of:=100*([.B139]-[.B$10])/[.B$10]" table:style-name="ce8">
            <text:p>0,09</text:p>
          </table:table-cell>
          <table:table-cell office:value-type="float" office:value="6.9042601458505235" table:formula="of:=100*([.C139]-[.C$10])/[.C$10]" table:style-name="ce8">
            <text:p>6,90</text:p>
          </table:table-cell>
          <table:table-cell office:value-type="float" office:value="4.4816771780243592" table:formula="of:=100*([.D139]-[.D$10])/[.D$10]" table:style-name="ce8">
            <text:p>4,48</text:p>
          </table:table-cell>
          <table:table-cell office:value-type="float" office:value="8.8328802460943727" table:formula="of:=100*([.E139]-[.E$10])/[.E$10]" table:style-name="ce8">
            <text:p>8,83</text:p>
          </table:table-cell>
          <table:table-cell office:value-type="float" office:value="11.910213394552377" table:formula="of:=100*([.F139]-[.F$10])/[.F$10]" table:style-name="ce8">
            <text:p>11,91</text:p>
          </table:table-cell>
          <table:table-cell office:value-type="float" office:value="16.720731725457522" table:formula="of:=100*([.G139]-[.G$10])/[.G$10]" table:style-name="ce8">
            <text:p>16,72</text:p>
          </table:table-cell>
          <table:table-cell office:value-type="float" office:value="6.8729743974235262" table:formula="of:=100*([.H139]-[.H$10])/[.H$10]" table:style-name="ce8">
            <text:p>6,87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5384615385" table:style-name="ce13">
            <text:p>157,153846</text:p>
          </table:table-cell>
          <table:table-cell office:value-type="float" office:value="37.154091392136003" table:style-name="ce13">
            <text:p>37,154091</text:p>
          </table:table-cell>
          <table:table-cell office:value-type="float" office:value="34.402666666667002" table:style-name="ce13">
            <text:p>34,402667</text:p>
          </table:table-cell>
          <table:table-cell office:value-type="float" office:value="8.3587155963303008" table:style-name="ce13">
            <text:p>8,358716</text:p>
          </table:table-cell>
          <table:table-cell office:value-type="float" office:value="14.320620676761999" table:style-name="ce13">
            <text:p>14,320621</text:p>
          </table:table-cell>
          <table:table-cell office:value-type="float" office:value="3.5130725101100002" table:style-name="ce13">
            <text:p>3,513073</text:p>
          </table:table-cell>
          <table:table-cell office:value-type="float" office:value="10.774707757705" table:style-name="ce13">
            <text:p>10,774708</text:p>
          </table:table-cell>
          <table:table-cell table:style-name="ce1"/>
          <table:table-cell office:value-type="float" office:value="7.712605616434752E-2" table:formula="of:=100*([.B140]-[.B$10])/[.B$10]" table:style-name="ce8">
            <text:p>0,08</text:p>
          </table:table-cell>
          <table:table-cell office:value-type="float" office:value="7.045100905579619" table:formula="of:=100*([.C140]-[.C$10])/[.C$10]" table:style-name="ce8">
            <text:p>7,05</text:p>
          </table:table-cell>
          <table:table-cell office:value-type="float" office:value="5.443399004461611" table:formula="of:=100*([.D140]-[.D$10])/[.D$10]" table:style-name="ce8">
            <text:p>5,44</text:p>
          </table:table-cell>
          <table:table-cell office:value-type="float" office:value="8.3127744528431471" table:formula="of:=100*([.E140]-[.E$10])/[.E$10]" table:style-name="ce8">
            <text:p>8,31</text:p>
          </table:table-cell>
          <table:table-cell office:value-type="float" office:value="11.003072192834971" table:formula="of:=100*([.F140]-[.F$10])/[.F$10]" table:style-name="ce8">
            <text:p>11,00</text:p>
          </table:table-cell>
          <table:table-cell office:value-type="float" office:value="15.387830763738036" table:formula="of:=100*([.G140]-[.G$10])/[.G$10]" table:style-name="ce8">
            <text:p>15,39</text:p>
          </table:table-cell>
          <table:table-cell office:value-type="float" office:value="7.2078115641014247" table:formula="of:=100*([.H140]-[.H$10])/[.H$10]" table:style-name="ce8">
            <text:p>7,21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7004909984001" table:style-name="ce13">
            <text:p>157,270049</text:p>
          </table:table-cell>
          <table:table-cell office:value-type="float" office:value="36.751328374069999" table:style-name="ce13">
            <text:p>36,751328</text:p>
          </table:table-cell>
          <table:table-cell office:value-type="float" office:value="35.144888888889" table:style-name="ce13">
            <text:p>35,144889</text:p>
          </table:table-cell>
          <table:table-cell office:value-type="float" office:value="8.3454128440366997" table:style-name="ce13">
            <text:p>8,345413</text:p>
          </table:table-cell>
          <table:table-cell office:value-type="float" office:value="14.214058702560999" table:style-name="ce13">
            <text:p>14,214059</text:p>
          </table:table-cell>
          <table:table-cell office:value-type="float" office:value="3.4929464873507001" table:style-name="ce13">
            <text:p>3,492946</text:p>
          </table:table-cell>
          <table:table-cell office:value-type="float" office:value="10.693588381154999" table:style-name="ce13">
            <text:p>10,693588</text:p>
          </table:table-cell>
          <table:table-cell table:style-name="ce1"/>
          <table:table-cell office:value-type="float" office:value="0.15112524332108582" table:formula="of:=100*([.B141]-[.B$10])/[.B$10]" table:style-name="ce8">
            <text:p>0,15</text:p>
          </table:table-cell>
          <table:table-cell office:value-type="float" office:value="5.884695515635495" table:formula="of:=100*([.C141]-[.C$10])/[.C$10]" table:style-name="ce8">
            <text:p>5,88</text:p>
          </table:table-cell>
          <table:table-cell office:value-type="float" office:value="7.7182934097712224" table:formula="of:=100*([.D141]-[.D$10])/[.D$10]" table:style-name="ce8">
            <text:p>7,72</text:p>
          </table:table-cell>
          <table:table-cell office:value-type="float" office:value="8.1403965327938721" table:formula="of:=100*([.E141]-[.E$10])/[.E$10]" table:style-name="ce8">
            <text:p>8,14</text:p>
          </table:table-cell>
          <table:table-cell office:value-type="float" office:value="10.17708100277161" table:formula="of:=100*([.F141]-[.F$10])/[.F$10]" table:style-name="ce8">
            <text:p>10,18</text:p>
          </table:table-cell>
          <table:table-cell office:value-type="float" office:value="14.726786022585072" table:formula="of:=100*([.G141]-[.G$10])/[.G$10]" table:style-name="ce8">
            <text:p>14,73</text:p>
          </table:table-cell>
          <table:table-cell office:value-type="float" office:value="6.4006777623376649" table:formula="of:=100*([.H141]-[.H$10])/[.H$10]" table:style-name="ce8">
            <text:p>6,40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7823240589001" table:style-name="ce13">
            <text:p>157,278232</text:p>
          </table:table-cell>
          <table:table-cell office:value-type="float" office:value="36.556854410202" table:style-name="ce13">
            <text:p>36,556854</text:p>
          </table:table-cell>
          <table:table-cell office:value-type="float" office:value="35.231111111110998" table:style-name="ce13">
            <text:p>35,231111</text:p>
          </table:table-cell>
          <table:table-cell office:value-type="float" office:value="8.2561926605505001" table:style-name="ce13">
            <text:p>8,256193</text:p>
          </table:table-cell>
          <table:table-cell office:value-type="float" office:value="14.153486633016" table:style-name="ce13">
            <text:p>14,153487</text:p>
          </table:table-cell>
          <table:table-cell office:value-type="float" office:value="3.5859117840685002" table:style-name="ce13">
            <text:p>3,585912</text:p>
          </table:table-cell>
          <table:table-cell office:value-type="float" office:value="10.749911441728999" table:style-name="ce13">
            <text:p>10,749911</text:p>
          </table:table-cell>
          <table:table-cell table:style-name="ce1"/>
          <table:table-cell office:value-type="float" office:value="0.15633645368064841" table:formula="of:=100*([.B142]-[.B$10])/[.B$10]" table:style-name="ce8">
            <text:p>0,16</text:p>
          </table:table-cell>
          <table:table-cell office:value-type="float" office:value="5.3243942323651359" table:formula="of:=100*([.C142]-[.C$10])/[.C$10]" table:style-name="ce8">
            <text:p>5,32</text:p>
          </table:table-cell>
          <table:table-cell office:value-type="float" office:value="7.982562580207782" table:formula="of:=100*([.D142]-[.D$10])/[.D$10]" table:style-name="ce8">
            <text:p>7,98</text:p>
          </table:table-cell>
          <table:table-cell office:value-type="float" office:value="6.9842756552245193" table:formula="of:=100*([.E142]-[.E$10])/[.E$10]" table:style-name="ce8">
            <text:p>6,98</text:p>
          </table:table-cell>
          <table:table-cell office:value-type="float" office:value="9.7075702210578321" table:formula="of:=100*([.F142]-[.F$10])/[.F$10]" table:style-name="ce8">
            <text:p>9,71</text:p>
          </table:table-cell>
          <table:table-cell office:value-type="float" office:value="17.780256707776914" table:formula="of:=100*([.G142]-[.G$10])/[.G$10]" table:style-name="ce8">
            <text:p>17,78</text:p>
          </table:table-cell>
          <table:table-cell office:value-type="float" office:value="6.9610894412913593" table:formula="of:=100*([.H142]-[.H$10])/[.H$10]" table:style-name="ce8">
            <text:p>6,96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7168576105001" table:style-name="ce13">
            <text:p>157,271686</text:p>
          </table:table-cell>
          <table:table-cell office:value-type="float" office:value="36.929861849097001" table:style-name="ce13">
            <text:p>36,929862</text:p>
          </table:table-cell>
          <table:table-cell office:value-type="float" office:value="34.386666666666997" table:style-name="ce13">
            <text:p>34,386667</text:p>
          </table:table-cell>
          <table:table-cell office:value-type="float" office:value="8.2559633027522992" table:style-name="ce13">
            <text:p>8,255963</text:p>
          </table:table-cell>
          <table:table-cell office:value-type="float" office:value="14.496354458777001" table:style-name="ce13">
            <text:p>14,496354</text:p>
          </table:table-cell>
          <table:table-cell office:value-type="float" office:value="3.5097808708736999" table:style-name="ce13">
            <text:p>3,509781</text:p>
          </table:table-cell>
          <table:table-cell office:value-type="float" office:value="10.664541268154" table:style-name="ce13">
            <text:p>10,664541</text:p>
          </table:table-cell>
          <table:table-cell table:style-name="ce1"/>
          <table:table-cell office:value-type="float" office:value="0.15216748539299832" table:formula="of:=100*([.B143]-[.B$10])/[.B$10]" table:style-name="ce8">
            <text:p>0,15</text:p>
          </table:table-cell>
          <table:table-cell office:value-type="float" office:value="6.3990704642134144" table:formula="of:=100*([.C143]-[.C$10])/[.C$10]" table:style-name="ce8">
            <text:p>6,40</text:p>
          </table:table-cell>
          <table:table-cell office:value-type="float" office:value="5.3943593645866423" table:formula="of:=100*([.D143]-[.D$10])/[.D$10]" table:style-name="ce8">
            <text:p>5,39</text:p>
          </table:table-cell>
          <table:table-cell office:value-type="float" office:value="6.9813036221197633" table:formula="of:=100*([.E143]-[.E$10])/[.E$10]" table:style-name="ce8">
            <text:p>6,98</text:p>
          </table:table-cell>
          <table:table-cell office:value-type="float" office:value="12.365233102758729" table:formula="of:=100*([.F143]-[.F$10])/[.F$10]" table:style-name="ce8">
            <text:p>12,37</text:p>
          </table:table-cell>
          <table:table-cell office:value-type="float" office:value="15.279715969625345" table:formula="of:=100*([.G143]-[.G$10])/[.G$10]" table:style-name="ce8">
            <text:p>15,28</text:p>
          </table:table-cell>
          <table:table-cell office:value-type="float" office:value="6.1116604184690679" table:formula="of:=100*([.H143]-[.H$10])/[.H$10]" table:style-name="ce8">
            <text:p>6,11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6186579378" table:style-name="ce13">
            <text:p>157,261866</text:p>
          </table:table-cell>
          <table:table-cell office:value-type="float" office:value="37.072263549416" table:style-name="ce13">
            <text:p>37,072264</text:p>
          </table:table-cell>
          <table:table-cell office:value-type="float" office:value="34.616888888889001" table:style-name="ce13">
            <text:p>34,616889</text:p>
          </table:table-cell>
          <table:table-cell office:value-type="float" office:value="8.3286697247706005" table:style-name="ce13">
            <text:p>8,328670</text:p>
          </table:table-cell>
          <table:table-cell office:value-type="float" office:value="14.168255748738" table:style-name="ce13">
            <text:p>14,168256</text:p>
          </table:table-cell>
          <table:table-cell office:value-type="float" office:value="3.4582432051161001" table:style-name="ce13">
            <text:p>3,458243</text:p>
          </table:table-cell>
          <table:table-cell office:value-type="float" office:value="10.730782855118999" table:style-name="ce13">
            <text:p>10,730783</text:p>
          </table:table-cell>
          <table:table-cell table:style-name="ce1"/>
          <table:table-cell office:value-type="float" office:value="0.14591403295515226" table:formula="of:=100*([.B144]-[.B$10])/[.B$10]" table:style-name="ce8">
            <text:p>0,15</text:p>
          </table:table-cell>
          <table:table-cell office:value-type="float" office:value="6.8093457208167756" table:formula="of:=100*([.C144]-[.C$10])/[.C$10]" table:style-name="ce8">
            <text:p>6,81</text:p>
          </table:table-cell>
          <table:table-cell office:value-type="float" office:value="6.0999852938977908" table:formula="of:=100*([.D144]-[.D$10])/[.D$10]" table:style-name="ce8">
            <text:p>6,10</text:p>
          </table:table-cell>
          <table:table-cell office:value-type="float" office:value="7.9234381161799332" table:formula="of:=100*([.E144]-[.E$10])/[.E$10]" table:style-name="ce8">
            <text:p>7,92</text:p>
          </table:table-cell>
          <table:table-cell office:value-type="float" office:value="9.8220497017813049" table:formula="of:=100*([.F144]-[.F$10])/[.F$10]" table:style-name="ce8">
            <text:p>9,82</text:p>
          </table:table-cell>
          <table:table-cell office:value-type="float" office:value="13.586947193210358" table:formula="of:=100*([.G144]-[.G$10])/[.G$10]" table:style-name="ce8">
            <text:p>13,59</text:p>
          </table:table-cell>
          <table:table-cell office:value-type="float" office:value="6.7707609465527439" table:formula="of:=100*([.H144]-[.H$10])/[.H$10]" table:style-name="ce8">
            <text:p>6,77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7021276596" table:style-name="ce13">
            <text:p>157,170213</text:p>
          </table:table-cell>
          <table:table-cell office:value-type="float" office:value="37.256110520722999" table:style-name="ce13">
            <text:p>37,256111</text:p>
          </table:table-cell>
          <table:table-cell office:value-type="float" office:value="34.698666666667002" table:style-name="ce13">
            <text:p>34,698667</text:p>
          </table:table-cell>
          <table:table-cell office:value-type="float" office:value="8.2869266055046005" table:style-name="ce13">
            <text:p>8,286927</text:p>
          </table:table-cell>
          <table:table-cell office:value-type="float" office:value="14.241727425686999" table:style-name="ce13">
            <text:p>14,241727</text:p>
          </table:table-cell>
          <table:table-cell office:value-type="float" office:value="3.5220539828835" table:style-name="ce13">
            <text:p>3,522054</text:p>
          </table:table-cell>
          <table:table-cell office:value-type="float" office:value="10.685795253277" table:style-name="ce13">
            <text:p>10,685795</text:p>
          </table:table-cell>
          <table:table-cell table:style-name="ce1"/>
          <table:table-cell office:value-type="float" office:value="8.7548476889843657E-2" table:formula="of:=100*([.B145]-[.B$10])/[.B$10]" table:style-name="ce8">
            <text:p>0,09</text:p>
          </table:table-cell>
          <table:table-cell office:value-type="float" office:value="7.3390294476245392" table:formula="of:=100*([.C145]-[.C$10])/[.C$10]" table:style-name="ce8">
            <text:p>7,34</text:p>
          </table:table-cell>
          <table:table-cell office:value-type="float" office:value="6.3506323421482325" table:formula="of:=100*([.D145]-[.D$10])/[.D$10]" table:style-name="ce8">
            <text:p>6,35</text:p>
          </table:table-cell>
          <table:table-cell office:value-type="float" office:value="7.3825280911993767" table:formula="of:=100*([.E145]-[.E$10])/[.E$10]" table:style-name="ce8">
            <text:p>7,38</text:p>
          </table:table-cell>
          <table:table-cell office:value-type="float" office:value="10.391548890718866" table:formula="of:=100*([.F145]-[.F$10])/[.F$10]" table:style-name="ce8">
            <text:p>10,39</text:p>
          </table:table-cell>
          <table:table-cell office:value-type="float" office:value="15.682829701965266" table:formula="of:=100*([.G145]-[.G$10])/[.G$10]" table:style-name="ce8">
            <text:p>15,68</text:p>
          </table:table-cell>
          <table:table-cell office:value-type="float" office:value="6.3231365237419332" table:formula="of:=100*([.H145]-[.H$10])/[.H$10]" table:style-name="ce8">
            <text:p>6,32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0785597381001" table:style-name="ce13">
            <text:p>157,207856</text:p>
          </table:table-cell>
          <table:table-cell office:value-type="float" office:value="36.967056323061001" table:style-name="ce13">
            <text:p>36,967056</text:p>
          </table:table-cell>
          <table:table-cell office:value-type="float" office:value="34.113777777777997" table:style-name="ce13">
            <text:p>34,113778</text:p>
          </table:table-cell>
          <table:table-cell office:value-type="float" office:value="8.4176605504587005" table:style-name="ce13">
            <text:p>8,417661</text:p>
          </table:table-cell>
          <table:table-cell office:value-type="float" office:value="14.418582912693999" table:style-name="ce13">
            <text:p>14,418583</text:p>
          </table:table-cell>
          <table:table-cell office:value-type="float" office:value="3.5217248189597998" table:style-name="ce13">
            <text:p>3,521725</text:p>
          </table:table-cell>
          <table:table-cell office:value-type="float" office:value="10.79950407368" table:style-name="ce13">
            <text:p>10,799504</text:p>
          </table:table-cell>
          <table:table-cell table:style-name="ce1"/>
          <table:table-cell office:value-type="float" office:value="0.11152004455657348" table:formula="of:=100*([.B146]-[.B$10])/[.B$10]" table:style-name="ce8">
            <text:p>0,11</text:p>
          </table:table-cell>
          <table:table-cell office:value-type="float" office:value="6.5062319118339325" table:formula="of:=100*([.C146]-[.C$10])/[.C$10]" table:style-name="ce8">
            <text:p>6,51</text:p>
          </table:table-cell>
          <table:table-cell office:value-type="float" office:value="4.557961062274611" table:formula="of:=100*([.D146]-[.D$10])/[.D$10]" table:style-name="ce8">
            <text:p>4,56</text:p>
          </table:table-cell>
          <table:table-cell office:value-type="float" office:value="9.0765869606458409" table:formula="of:=100*([.E146]-[.E$10])/[.E$10]" table:style-name="ce8">
            <text:p>9,08</text:p>
          </table:table-cell>
          <table:table-cell office:value-type="float" office:value="11.762404444751727" table:formula="of:=100*([.F146]-[.F$10])/[.F$10]" table:style-name="ce8">
            <text:p>11,76</text:p>
          </table:table-cell>
          <table:table-cell office:value-type="float" office:value="15.67201822255169" table:formula="of:=100*([.G146]-[.G$10])/[.G$10]" table:style-name="ce8">
            <text:p>15,67</text:p>
          </table:table-cell>
          <table:table-cell office:value-type="float" office:value="7.4545336869015211" table:formula="of:=100*([.H146]-[.H$10])/[.H$10]" table:style-name="ce8">
            <text:p>7,45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7659574468001" table:style-name="ce13">
            <text:p>157,276596</text:p>
          </table:table-cell>
          <table:table-cell office:value-type="float" office:value="37.282678002125003" table:style-name="ce13">
            <text:p>37,282678</text:p>
          </table:table-cell>
          <table:table-cell office:value-type="float" office:value="34.679111111110998" table:style-name="ce13">
            <text:p>34,679111</text:p>
          </table:table-cell>
          <table:table-cell office:value-type="float" office:value="8.3871559633027992" table:style-name="ce13">
            <text:p>8,387156</text:p>
          </table:table-cell>
          <table:table-cell office:value-type="float" office:value="14.174985978687999" table:style-name="ce13">
            <text:p>14,174986</text:p>
          </table:table-cell>
          <table:table-cell office:value-type="float" office:value="3.4781811342047999" table:style-name="ce13">
            <text:p>3,478181</text:p>
          </table:table-cell>
          <table:table-cell office:value-type="float" office:value="10.754162238753" table:style-name="ce13">
            <text:p>10,754162</text:p>
          </table:table-cell>
          <table:table-cell table:style-name="ce1"/>
          <table:table-cell office:value-type="float" office:value="0.15529421160873588" table:formula="of:=100*([.B147]-[.B$10])/[.B$10]" table:style-name="ce8">
            <text:p>0,16</text:p>
          </table:table-cell>
          <table:table-cell office:value-type="float" office:value="7.4155733387795966" table:formula="of:=100*([.C147]-[.C$10])/[.C$10]" table:style-name="ce8">
            <text:p>7,42</text:p>
          </table:table-cell>
          <table:table-cell office:value-type="float" office:value="6.2906950045219174" table:formula="of:=100*([.D147]-[.D$10])/[.D$10]" table:style-name="ce8">
            <text:p>6,29</text:p>
          </table:table-cell>
          <table:table-cell office:value-type="float" office:value="8.6813065577757182" table:formula="of:=100*([.E147]-[.E$10])/[.E$10]" table:style-name="ce8">
            <text:p>8,68</text:p>
          </table:table-cell>
          <table:table-cell office:value-type="float" office:value="9.874217566420473" table:formula="of:=100*([.F147]-[.F$10])/[.F$10]" table:style-name="ce8">
            <text:p>9,87</text:p>
          </table:table-cell>
          <table:table-cell office:value-type="float" office:value="14.241813946129804" table:formula="of:=100*([.G147]-[.G$10])/[.G$10]" table:style-name="ce8">
            <text:p>14,24</text:p>
          </table:table-cell>
          <table:table-cell office:value-type="float" office:value="7.0033846623399754" table:formula="of:=100*([.H147]-[.H$10])/[.H$10]" table:style-name="ce8">
            <text:p>7,00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30932896889999" table:style-name="ce13">
            <text:p>157,309329</text:p>
          </table:table-cell>
          <table:table-cell office:value-type="float" office:value="37.209351753454001" table:style-name="ce13">
            <text:p>37,209352</text:p>
          </table:table-cell>
          <table:table-cell office:value-type="float" office:value="34.488888888889001" table:style-name="ce13">
            <text:p>34,488889</text:p>
          </table:table-cell>
          <table:table-cell office:value-type="float" office:value="8.1866972477063999" table:style-name="ce13">
            <text:p>8,186697</text:p>
          </table:table-cell>
          <table:table-cell office:value-type="float" office:value="14.24976631146" table:style-name="ce13">
            <text:p>14,249766</text:p>
          </table:table-cell>
          <table:table-cell office:value-type="float" office:value="3.5353145866642" table:style-name="ce13">
            <text:p>3,535315</text:p>
          </table:table-cell>
          <table:table-cell office:value-type="float" office:value="10.718030464045" table:style-name="ce13">
            <text:p>10,718030</text:p>
          </table:table-cell>
          <table:table-cell table:style-name="ce1"/>
          <table:table-cell office:value-type="float" office:value="0.17613905305971006" table:formula="of:=100*([.B148]-[.B$10])/[.B$10]" table:style-name="ce8">
            <text:p>0,18</text:p>
          </table:table-cell>
          <table:table-cell office:value-type="float" office:value="7.204312199187406" table:formula="of:=100*([.C148]-[.C$10])/[.C$10]" table:style-name="ce8">
            <text:p>7,20</text:p>
          </table:table-cell>
          <table:table-cell office:value-type="float" office:value="5.7076681748981697" table:formula="of:=100*([.D148]-[.D$10])/[.D$10]" table:style-name="ce8">
            <text:p>5,71</text:p>
          </table:table-cell>
          <table:table-cell office:value-type="float" office:value="6.0837496246230121" table:formula="of:=100*([.E148]-[.E$10])/[.E$10]" table:style-name="ce8">
            <text:p>6,08</text:p>
          </table:table-cell>
          <table:table-cell office:value-type="float" office:value="10.453860506810924" table:formula="of:=100*([.F148]-[.F$10])/[.F$10]" table:style-name="ce8">
            <text:p>10,45</text:p>
          </table:table-cell>
          <table:table-cell office:value-type="float" office:value="16.118377872539313" table:formula="of:=100*([.G148]-[.G$10])/[.G$10]" table:style-name="ce8">
            <text:p>16,12</text:p>
          </table:table-cell>
          <table:table-cell office:value-type="float" office:value="6.6438752833870467" table:formula="of:=100*([.H148]-[.H$10])/[.H$10]" table:style-name="ce8">
            <text:p>6,64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7495908347001" table:style-name="ce13">
            <text:p>157,274959</text:p>
          </table:table-cell>
          <table:table-cell office:value-type="float" office:value="37.52178533475" table:style-name="ce13">
            <text:p>37,521785</text:p>
          </table:table-cell>
          <table:table-cell office:value-type="float" office:value="34.401777777778001" table:style-name="ce13">
            <text:p>34,401778</text:p>
          </table:table-cell>
          <table:table-cell office:value-type="float" office:value="8.4506880733945007" table:style-name="ce13">
            <text:p>8,450688</text:p>
          </table:table-cell>
          <table:table-cell office:value-type="float" office:value="14.328846513367001" table:style-name="ce13">
            <text:p>14,328847</text:p>
          </table:table-cell>
          <table:table-cell office:value-type="float" office:value="3.4919119721621001" table:style-name="ce13">
            <text:p>3,491912</text:p>
          </table:table-cell>
          <table:table-cell office:value-type="float" office:value="10.632660290471" table:style-name="ce13">
            <text:p>10,632660</text:p>
          </table:table-cell>
          <table:table-cell table:style-name="ce1"/>
          <table:table-cell office:value-type="float" office:value="0.15425196953682338" table:formula="of:=100*([.B149]-[.B$10])/[.B$10]" table:style-name="ce8">
            <text:p>0,15</text:p>
          </table:table-cell>
          <table:table-cell office:value-type="float" office:value="8.1044683591951472" table:formula="of:=100*([.C149]-[.C$10])/[.C$10]" table:style-name="ce8">
            <text:p>8,10</text:p>
          </table:table-cell>
          <table:table-cell office:value-type="float" office:value="5.440674580023769" table:formula="of:=100*([.D149]-[.D$10])/[.D$10]" table:style-name="ce8">
            <text:p>5,44</text:p>
          </table:table-cell>
          <table:table-cell office:value-type="float" office:value="9.5045597276642546" table:formula="of:=100*([.E149]-[.E$10])/[.E$10]" table:style-name="ce8">
            <text:p>9,50</text:p>
          </table:table-cell>
          <table:table-cell office:value-type="float" office:value="11.066832916278553" table:formula="of:=100*([.F149]-[.F$10])/[.F$10]" table:style-name="ce8">
            <text:p>11,07</text:p>
          </table:table-cell>
          <table:table-cell office:value-type="float" office:value="14.69280708729092" table:formula="of:=100*([.G149]-[.G$10])/[.G$10]" table:style-name="ce8">
            <text:p>14,69</text:p>
          </table:table-cell>
          <table:table-cell office:value-type="float" office:value="5.7944462605746878" table:formula="of:=100*([.H149]-[.H$10])/[.H$10]" table:style-name="ce8">
            <text:p>5,79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1440261865999" table:style-name="ce13">
            <text:p>157,214403</text:p>
          </table:table-cell>
          <table:table-cell office:value-type="float" office:value="36.662061636556999" table:style-name="ce13">
            <text:p>36,662062</text:p>
          </table:table-cell>
          <table:table-cell office:value-type="float" office:value="34.654222222222003" table:style-name="ce13">
            <text:p>34,654222</text:p>
          </table:table-cell>
          <table:table-cell office:value-type="float" office:value="8.3511467889907998" table:style-name="ce13">
            <text:p>8,351147</text:p>
          </table:table-cell>
          <table:table-cell office:value-type="float" office:value="14.491493737147" table:style-name="ce13">
            <text:p>14,491494</text:p>
          </table:table-cell>
          <table:table-cell office:value-type="float" office:value="3.4911595974795002" table:style-name="ce13">
            <text:p>3,491160</text:p>
          </table:table-cell>
          <table:table-cell office:value-type="float" office:value="10.803400637619999" table:style-name="ce13">
            <text:p>10,803401</text:p>
          </table:table-cell>
          <table:table-cell table:style-name="ce1"/>
          <table:table-cell office:value-type="float" office:value="0.11568901285057639" table:formula="of:=100*([.B150]-[.B$10])/[.B$10]" table:style-name="ce8">
            <text:p>0,12</text:p>
          </table:table-cell>
          <table:table-cell office:value-type="float" office:value="5.627508041347979" table:formula="of:=100*([.C150]-[.C$10])/[.C$10]" table:style-name="ce8">
            <text:p>5,63</text:p>
          </table:table-cell>
          <table:table-cell office:value-type="float" office:value="6.2144111202716656" table:formula="of:=100*([.D150]-[.D$10])/[.D$10]" table:style-name="ce8">
            <text:p>6,21</text:p>
          </table:table-cell>
          <table:table-cell office:value-type="float" office:value="8.2146973604008213" table:formula="of:=100*([.E150]-[.E$10])/[.E$10]" table:style-name="ce8">
            <text:p>8,21</text:p>
          </table:table-cell>
          <table:table-cell office:value-type="float" office:value="12.327556311634739" table:formula="of:=100*([.F150]-[.F$10])/[.F$10]" table:style-name="ce8">
            <text:p>12,33</text:p>
          </table:table-cell>
          <table:table-cell office:value-type="float" office:value="14.668095134350319" table:formula="of:=100*([.G150]-[.G$10])/[.G$10]" table:style-name="ce8">
            <text:p>14,67</text:p>
          </table:table-cell>
          <table:table-cell office:value-type="float" office:value="7.4933043062093381" table:formula="of:=100*([.H150]-[.H$10])/[.H$10]" table:style-name="ce8">
            <text:p>7,49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8330605565001" table:style-name="ce13">
            <text:p>157,183306</text:p>
          </table:table-cell>
          <table:table-cell office:value-type="float" office:value="36.499468650372002" table:style-name="ce13">
            <text:p>36,499469</text:p>
          </table:table-cell>
          <table:table-cell office:value-type="float" office:value="35.018666666667002" table:style-name="ce13">
            <text:p>35,018667</text:p>
          </table:table-cell>
          <table:table-cell office:value-type="float" office:value="8.4442660550458992" table:style-name="ce13">
            <text:p>8,444266</text:p>
          </table:table-cell>
          <table:table-cell office:value-type="float" office:value="14.184894372780001" table:style-name="ce13">
            <text:p>14,184894</text:p>
          </table:table-cell>
          <table:table-cell office:value-type="float" office:value="3.4638389918178998" table:style-name="ce13">
            <text:p>3,463839</text:p>
          </table:table-cell>
          <table:table-cell office:value-type="float" office:value="10.733262486716001" table:style-name="ce13">
            <text:p>10,733262</text:p>
          </table:table-cell>
          <table:table-cell table:style-name="ce1"/>
          <table:table-cell office:value-type="float" office:value="9.5886413471514748E-2" table:formula="of:=100*([.B151]-[.B$10])/[.B$10]" table:style-name="ce8">
            <text:p>0,10</text:p>
          </table:table-cell>
          <table:table-cell office:value-type="float" office:value="5.1590594274654071" table:formula="of:=100*([.C151]-[.C$10])/[.C$10]" table:style-name="ce8">
            <text:p>5,16</text:p>
          </table:table-cell>
          <table:table-cell office:value-type="float" office:value="7.3314251396472851" table:formula="of:=100*([.D151]-[.D$10])/[.D$10]" table:style-name="ce8">
            <text:p>7,33</text:p>
          </table:table-cell>
          <table:table-cell office:value-type="float" office:value="9.4213428007443483" table:formula="of:=100*([.E151]-[.E$10])/[.E$10]" table:style-name="ce8">
            <text:p>9,42</text:p>
          </table:table-cell>
          <table:table-cell office:value-type="float" office:value="9.9510202560199676" table:formula="of:=100*([.F151]-[.F$10])/[.F$10]" table:style-name="ce8">
            <text:p>9,95</text:p>
          </table:table-cell>
          <table:table-cell office:value-type="float" office:value="13.770742343204864" table:formula="of:=100*([.G151]-[.G$10])/[.G$10]" table:style-name="ce8">
            <text:p>13,77</text:p>
          </table:table-cell>
          <table:table-cell office:value-type="float" office:value="6.7954331588277954" table:formula="of:=100*([.H151]-[.H$10])/[.H$10]" table:style-name="ce8">
            <text:p>6,80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6186579378" table:style-name="ce13">
            <text:p>157,261866</text:p>
          </table:table-cell>
          <table:table-cell office:value-type="float" office:value="37.433581296493003" table:style-name="ce13">
            <text:p>37,433581</text:p>
          </table:table-cell>
          <table:table-cell office:value-type="float" office:value="34.506666666667002" table:style-name="ce13">
            <text:p>34,506667</text:p>
          </table:table-cell>
          <table:table-cell office:value-type="float" office:value="8.3089449541283997" table:style-name="ce13">
            <text:p>8,308945</text:p>
          </table:table-cell>
          <table:table-cell office:value-type="float" office:value="14.443821275005" table:style-name="ce13">
            <text:p>14,443821</text:p>
          </table:table-cell>
          <table:table-cell office:value-type="float" office:value="3.5231355214897002" table:style-name="ce13">
            <text:p>3,523136</text:p>
          </table:table-cell>
          <table:table-cell office:value-type="float" office:value="10.62663832802" table:style-name="ce13">
            <text:p>10,626638</text:p>
          </table:table-cell>
          <table:table-cell table:style-name="ce1"/>
          <table:table-cell office:value-type="float" office:value="0.14591403295515226" table:formula="of:=100*([.B152]-[.B$10])/[.B$10]" table:style-name="ce8">
            <text:p>0,15</text:p>
          </table:table-cell>
          <table:table-cell office:value-type="float" office:value="7.8503426405536105" table:formula="of:=100*([.C152]-[.C$10])/[.C$10]" table:style-name="ce8">
            <text:p>7,85</text:p>
          </table:table-cell>
          <table:table-cell office:value-type="float" office:value="5.7621566636488" table:formula="of:=100*([.D152]-[.D$10])/[.D$10]" table:style-name="ce8">
            <text:p>5,76</text:p>
          </table:table-cell>
          <table:table-cell office:value-type="float" office:value="7.6678432692107759" table:formula="of:=100*([.E152]-[.E$10])/[.E$10]" table:style-name="ce8">
            <text:p>7,67</text:p>
          </table:table-cell>
          <table:table-cell office:value-type="float" office:value="11.958033937136996" table:formula="of:=100*([.F152]-[.F$10])/[.F$10]" table:style-name="ce8">
            <text:p>11,96</text:p>
          </table:table-cell>
          <table:table-cell office:value-type="float" office:value="15.718353134316159" table:formula="of:=100*([.G152]-[.G$10])/[.G$10]" table:style-name="ce8">
            <text:p>15,72</text:p>
          </table:table-cell>
          <table:table-cell office:value-type="float" office:value="5.7345280307525224" table:formula="of:=100*([.H152]-[.H$10])/[.H$10]" table:style-name="ce8">
            <text:p>5,73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9950900163999" table:style-name="ce13">
            <text:p>157,299509</text:p>
          </table:table-cell>
          <table:table-cell office:value-type="float" office:value="36.756641870350997" table:style-name="ce13">
            <text:p>36,756642</text:p>
          </table:table-cell>
          <table:table-cell office:value-type="float" office:value="34.521777777777999" table:style-name="ce13">
            <text:p>34,521778</text:p>
          </table:table-cell>
          <table:table-cell office:value-type="float" office:value="8.2825688073394002" table:style-name="ce13">
            <text:p>8,282569</text:p>
          </table:table-cell>
          <table:table-cell office:value-type="float" office:value="14.095905776781001" table:style-name="ce13">
            <text:p>14,095906</text:p>
          </table:table-cell>
          <table:table-cell office:value-type="float" office:value="3.4986833443054999" table:style-name="ce13">
            <text:p>3,498683</text:p>
          </table:table-cell>
          <table:table-cell office:value-type="float" office:value="10.660998937301001" table:style-name="ce13">
            <text:p>10,660999</text:p>
          </table:table-cell>
          <table:table-cell table:style-name="ce1"/>
          <table:table-cell office:value-type="float" office:value="0.16988560062823493" table:formula="of:=100*([.B153]-[.B$10])/[.B$10]" table:style-name="ce8">
            <text:p>0,17</text:p>
          </table:table-cell>
          <table:table-cell office:value-type="float" office:value="5.9000042938682258" table:formula="of:=100*([.C153]-[.C$10])/[.C$10]" table:style-name="ce8">
            <text:p>5,90</text:p>
          </table:table-cell>
          <table:table-cell office:value-type="float" office:value="5.8084718790859053" table:formula="of:=100*([.D153]-[.D$10])/[.D$10]" table:style-name="ce8">
            <text:p>5,81</text:p>
          </table:table-cell>
          <table:table-cell office:value-type="float" office:value="7.3260594622170032" table:formula="of:=100*([.E153]-[.E$10])/[.E$10]" table:style-name="ce8">
            <text:p>7,33</text:p>
          </table:table-cell>
          <table:table-cell office:value-type="float" office:value="9.2612451569528549" table:formula="of:=100*([.F153]-[.F$10])/[.F$10]" table:style-name="ce8">
            <text:p>9,26</text:p>
          </table:table-cell>
          <table:table-cell office:value-type="float" office:value="14.915214663756352" table:formula="of:=100*([.G153]-[.G$10])/[.G$10]" table:style-name="ce8">
            <text:p>14,92</text:p>
          </table:table-cell>
          <table:table-cell office:value-type="float" office:value="6.0764144009318857" table:formula="of:=100*([.H153]-[.H$10])/[.H$10]" table:style-name="ce8">
            <text:p>6,08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0458265139001" table:style-name="ce13">
            <text:p>157,204583</text:p>
          </table:table-cell>
          <table:table-cell office:value-type="float" office:value="36.986184909671003" table:style-name="ce13">
            <text:p>36,986185</text:p>
          </table:table-cell>
          <table:table-cell office:value-type="float" office:value="34.636444444444002" table:style-name="ce13">
            <text:p>34,636444</text:p>
          </table:table-cell>
          <table:table-cell office:value-type="float" office:value="8.3096330275228993" table:style-name="ce13">
            <text:p>8,309633</text:p>
          </table:table-cell>
          <table:table-cell office:value-type="float" office:value="14.229762572443001" table:style-name="ce13">
            <text:p>14,229763</text:p>
          </table:table-cell>
          <table:table-cell office:value-type="float" office:value="3.5520549233518" table:style-name="ce13">
            <text:p>3,552055</text:p>
          </table:table-cell>
          <table:table-cell office:value-type="float" office:value="10.728657456605999" table:style-name="ce13">
            <text:p>10,728657</text:p>
          </table:table-cell>
          <table:table-cell table:style-name="ce1"/>
          <table:table-cell office:value-type="float" office:value="0.10943556041274843" table:formula="of:=100*([.B154]-[.B$10])/[.B$10]" table:style-name="ce8">
            <text:p>0,11</text:p>
          </table:table-cell>
          <table:table-cell office:value-type="float" office:value="6.5613435134671825" table:formula="of:=100*([.C154]-[.C$10])/[.C$10]" table:style-name="ce8">
            <text:p>6,56</text:p>
          </table:table-cell>
          <table:table-cell office:value-type="float" office:value="6.1599226315210345" table:formula="of:=100*([.D154]-[.D$10])/[.D$10]" table:style-name="ce8">
            <text:p>6,16</text:p>
          </table:table-cell>
          <table:table-cell office:value-type="float" office:value="7.6767593685237081" table:formula="of:=100*([.E154]-[.E$10])/[.E$10]" table:style-name="ce8">
            <text:p>7,68</text:p>
          </table:table-cell>
          <table:table-cell office:value-type="float" office:value="10.298806020252684" table:formula="of:=100*([.F154]-[.F$10])/[.F$10]" table:style-name="ce8">
            <text:p>10,30</text:p>
          </table:table-cell>
          <table:table-cell office:value-type="float" office:value="16.668218825459551" table:formula="of:=100*([.G154]-[.G$10])/[.G$10]" table:style-name="ce8">
            <text:p>16,67</text:p>
          </table:table-cell>
          <table:table-cell office:value-type="float" office:value="6.7496133360184949" table:formula="of:=100*([.H154]-[.H$10])/[.H$10]" table:style-name="ce8">
            <text:p>6,75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3093289688999" table:style-name="ce13">
            <text:p>157,130933</text:p>
          </table:table-cell>
          <table:table-cell office:value-type="float" office:value="36.364505844846001" table:style-name="ce13">
            <text:p>36,364506</text:p>
          </table:table-cell>
          <table:table-cell office:value-type="float" office:value="34.426666666667003" table:style-name="ce13">
            <text:p>34,426667</text:p>
          </table:table-cell>
          <table:table-cell office:value-type="float" office:value="8.3068807339450004" table:style-name="ce13">
            <text:p>8,306881</text:p>
          </table:table-cell>
          <table:table-cell office:value-type="float" office:value="14.405122452795" table:style-name="ce13">
            <text:p>14,405122</text:p>
          </table:table-cell>
          <table:table-cell office:value-type="float" office:value="3.5544531176526002" table:style-name="ce13">
            <text:p>3,554453</text:p>
          </table:table-cell>
          <table:table-cell office:value-type="float" office:value="10.668083599008" table:style-name="ce13">
            <text:p>10,668084</text:p>
          </table:table-cell>
          <table:table-cell table:style-name="ce1"/>
          <table:table-cell office:value-type="float" office:value="6.2534667144830372E-2" table:formula="of:=100*([.B155]-[.B$10])/[.B$10]" table:style-name="ce8">
            <text:p>0,06</text:p>
          </table:table-cell>
          <table:table-cell office:value-type="float" office:value="4.7702164603867185" table:formula="of:=100*([.C155]-[.C$10])/[.C$10]" table:style-name="ce8">
            <text:p>4,77</text:p>
          </table:table-cell>
          <table:table-cell office:value-type="float" office:value="5.516958464274043" table:formula="of:=100*([.D155]-[.D$10])/[.D$10]" table:style-name="ce8">
            <text:p>5,52</text:p>
          </table:table-cell>
          <table:table-cell office:value-type="float" office:value="7.641094971273267" table:formula="of:=100*([.E155]-[.E$10])/[.E$10]" table:style-name="ce8">
            <text:p>7,64</text:p>
          </table:table-cell>
          <table:table-cell office:value-type="float" office:value="11.658068715481143" table:formula="of:=100*([.F155]-[.F$10])/[.F$10]" table:style-name="ce8">
            <text:p>11,66</text:p>
          </table:table-cell>
          <table:table-cell office:value-type="float" office:value="16.746988175458149" table:formula="of:=100*([.G155]-[.G$10])/[.G$10]" table:style-name="ce8">
            <text:p>16,75</text:p>
          </table:table-cell>
          <table:table-cell office:value-type="float" office:value="6.1469064360162013" table:formula="of:=100*([.H155]-[.H$10])/[.H$10]" table:style-name="ce8">
            <text:p>6,15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1931260228999" table:style-name="ce13">
            <text:p>157,219313</text:p>
          </table:table-cell>
          <table:table-cell office:value-type="float" office:value="36.485653560042998" table:style-name="ce13">
            <text:p>36,485654</text:p>
          </table:table-cell>
          <table:table-cell office:value-type="float" office:value="34.234666666667003" table:style-name="ce13">
            <text:p>34,234667</text:p>
          </table:table-cell>
          <table:table-cell office:value-type="float" office:value="8.4745412844036991" table:style-name="ce13">
            <text:p>8,474541</text:p>
          </table:table-cell>
          <table:table-cell office:value-type="float" office:value="14.23424939241" table:style-name="ce13">
            <text:p>14,234249</text:p>
          </table:table-cell>
          <table:table-cell office:value-type="float" office:value="3.5621179347315" table:style-name="ce13">
            <text:p>3,562118</text:p>
          </table:table-cell>
          <table:table-cell office:value-type="float" office:value="10.584130357775001" table:style-name="ce13">
            <text:p>10,584130</text:p>
          </table:table-cell>
          <table:table-cell table:style-name="ce1"/>
          <table:table-cell office:value-type="float" office:value="0.11881573906631396" table:formula="of:=100*([.B156]-[.B$10])/[.B$10]" table:style-name="ce8">
            <text:p>0,12</text:p>
          </table:table-cell>
          <table:table-cell office:value-type="float" office:value="5.1192566040648888" table:formula="of:=100*([.C156]-[.C$10])/[.C$10]" table:style-name="ce8">
            <text:p>5,12</text:p>
          </table:table-cell>
          <table:table-cell office:value-type="float" office:value="4.9284827857746105" table:formula="of:=100*([.D156]-[.D$10])/[.D$10]" table:style-name="ce8">
            <text:p>4,93</text:p>
          </table:table-cell>
          <table:table-cell office:value-type="float" office:value="9.8136511705110063" table:formula="of:=100*([.E156]-[.E$10])/[.E$10]" table:style-name="ce8">
            <text:p>9,81</text:p>
          </table:table-cell>
          <table:table-cell office:value-type="float" office:value="10.333584596681376" table:formula="of:=100*([.F156]-[.F$10])/[.F$10]" table:style-name="ce8">
            <text:p>10,33</text:p>
          </table:table-cell>
          <table:table-cell office:value-type="float" office:value="16.998741196037678" table:formula="of:=100*([.G156]-[.G$10])/[.G$10]" table:style-name="ce8">
            <text:p>17,00</text:p>
          </table:table-cell>
          <table:table-cell office:value-type="float" office:value="5.3115758202167429" table:formula="of:=100*([.H156]-[.H$10])/[.H$10]" table:style-name="ce8">
            <text:p>5,31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767594108" table:style-name="ce13">
            <text:p>157,176759</text:p>
          </table:table-cell>
          <table:table-cell office:value-type="float" office:value="36.906482465461998" table:style-name="ce13">
            <text:p>36,906482</text:p>
          </table:table-cell>
          <table:table-cell office:value-type="float" office:value="35.218666666666998" table:style-name="ce13">
            <text:p>35,218667</text:p>
          </table:table-cell>
          <table:table-cell office:value-type="float" office:value="8.3522935779816994" table:style-name="ce13">
            <text:p>8,352294</text:p>
          </table:table-cell>
          <table:table-cell office:value-type="float" office:value="14.257244344737" table:style-name="ce13">
            <text:p>14,257244</text:p>
          </table:table-cell>
          <table:table-cell office:value-type="float" office:value="3.5504091037337" table:style-name="ce13">
            <text:p>3,550409</text:p>
          </table:table-cell>
          <table:table-cell office:value-type="float" office:value="10.609635139922" table:style-name="ce13">
            <text:p>10,609635</text:p>
          </table:table-cell>
          <table:table-cell table:style-name="ce1"/>
          <table:table-cell office:value-type="float" office:value="9.1717445177493737E-2" table:formula="of:=100*([.B157]-[.B$10])/[.B$10]" table:style-name="ce8">
            <text:p>0,09</text:p>
          </table:table-cell>
          <table:table-cell office:value-type="float" office:value="6.3317118399933943" table:formula="of:=100*([.C157]-[.C$10])/[.C$10]" table:style-name="ce8">
            <text:p>6,33</text:p>
          </table:table-cell>
          <table:table-cell office:value-type="float" office:value="7.9444206380841784" table:formula="of:=100*([.D157]-[.D$10])/[.D$10]" table:style-name="ce8">
            <text:p>7,94</text:p>
          </table:table-cell>
          <table:table-cell office:value-type="float" office:value="8.2295575259232425" table:formula="of:=100*([.E157]-[.E$10])/[.E$10]" table:style-name="ce8">
            <text:p>8,23</text:p>
          </table:table-cell>
          <table:table-cell office:value-type="float" office:value="10.511824800848414" table:formula="of:=100*([.F157]-[.F$10])/[.F$10]" table:style-name="ce8">
            <text:p>10,51</text:p>
          </table:table-cell>
          <table:table-cell office:value-type="float" office:value="16.614161428404856" table:formula="of:=100*([.G157]-[.G$10])/[.G$10]" table:style-name="ce8">
            <text:p>16,61</text:p>
          </table:table-cell>
          <table:table-cell office:value-type="float" office:value="5.5653471465382074" table:formula="of:=100*([.H157]-[.H$10])/[.H$10]" table:style-name="ce8">
            <text:p>5,57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5695581015" table:style-name="ce13">
            <text:p>157,256956</text:p>
          </table:table-cell>
          <table:table-cell office:value-type="float" office:value="37.363443145589997" table:style-name="ce13">
            <text:p>37,363443</text:p>
          </table:table-cell>
          <table:table-cell office:value-type="float" office:value="35.100444444444001" table:style-name="ce13">
            <text:p>35,100444</text:p>
          </table:table-cell>
          <table:table-cell office:value-type="float" office:value="8.4589449541284001" table:style-name="ce13">
            <text:p>8,458945</text:p>
          </table:table-cell>
          <table:table-cell office:value-type="float" office:value="14.220228080015" table:style-name="ce13">
            <text:p>14,220228</text:p>
          </table:table-cell>
          <table:table-cell office:value-type="float" office:value="3.5479638860152001" table:style-name="ce13">
            <text:p>3,547964</text:p>
          </table:table-cell>
          <table:table-cell office:value-type="float" office:value="10.735033652143001" table:style-name="ce13">
            <text:p>10,735034</text:p>
          </table:table-cell>
          <table:table-cell table:style-name="ce1"/>
          <table:table-cell office:value-type="float" office:value="0.1427873067394147" table:formula="of:=100*([.B158]-[.B$10])/[.B$10]" table:style-name="ce8">
            <text:p>0,14</text:p>
          </table:table-cell>
          <table:table-cell office:value-type="float" office:value="7.6482667678993232" table:formula="of:=100*([.C158]-[.C$10])/[.C$10]" table:style-name="ce8">
            <text:p>7,65</text:p>
          </table:table-cell>
          <table:table-cell office:value-type="float" office:value="7.5820721878946555" table:formula="of:=100*([.D158]-[.D$10])/[.D$10]" table:style-name="ce8">
            <text:p>7,58</text:p>
          </table:table-cell>
          <table:table-cell office:value-type="float" office:value="9.6115529194181981" table:formula="of:=100*([.E158]-[.E$10])/[.E$10]" table:style-name="ce8">
            <text:p>9,61</text:p>
          </table:table-cell>
          <table:table-cell office:value-type="float" office:value="10.224901545356227" table:formula="of:=100*([.F158]-[.F$10])/[.F$10]" table:style-name="ce8">
            <text:p>10,22</text:p>
          </table:table-cell>
          <table:table-cell office:value-type="float" office:value="16.533847581346251" table:formula="of:=100*([.G158]-[.G$10])/[.G$10]" table:style-name="ce8">
            <text:p>16,53</text:p>
          </table:table-cell>
          <table:table-cell office:value-type="float" office:value="6.8130561676013617" table:formula="of:=100*([.H158]-[.H$10])/[.H$10]" table:style-name="ce8">
            <text:p>6,81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3731587560999" table:style-name="ce13">
            <text:p>157,237316</text:p>
          </table:table-cell>
          <table:table-cell office:value-type="float" office:value="37.454835281614997" table:style-name="ce13">
            <text:p>37,454835</text:p>
          </table:table-cell>
          <table:table-cell office:value-type="float" office:value="34.96" table:style-name="ce13">
            <text:p>34,960000</text:p>
          </table:table-cell>
          <table:table-cell office:value-type="float" office:value="8.3378440366972004" table:style-name="ce13">
            <text:p>8,337844</text:p>
          </table:table-cell>
          <table:table-cell office:value-type="float" office:value="14.086932136848" table:style-name="ce13">
            <text:p>14,086932</text:p>
          </table:table-cell>
          <table:table-cell office:value-type="float" office:value="3.5608483024546" table:style-name="ce13">
            <text:p>3,560848</text:p>
          </table:table-cell>
          <table:table-cell office:value-type="float" office:value="10.624867162593" table:style-name="ce13">
            <text:p>10,624867</text:p>
          </table:table-cell>
          <table:table-cell table:style-name="ce1"/>
          <table:table-cell office:value-type="float" office:value="0.13028040186372261" table:formula="of:=100*([.B159]-[.B$10])/[.B$10]" table:style-name="ce8">
            <text:p>0,13</text:p>
          </table:table-cell>
          <table:table-cell office:value-type="float" office:value="7.9115777534787828" table:formula="of:=100*([.C159]-[.C$10])/[.C$10]" table:style-name="ce8">
            <text:p>7,91</text:p>
          </table:table-cell>
          <table:table-cell office:value-type="float" office:value="7.1516131267714336" table:formula="of:=100*([.D159]-[.D$10])/[.D$10]" table:style-name="ce8">
            <text:p>7,15</text:p>
          </table:table-cell>
          <table:table-cell office:value-type="float" office:value="8.0423194403515694" table:formula="of:=100*([.E159]-[.E$10])/[.E$10]" table:style-name="ce8">
            <text:p>8,04</text:p>
          </table:table-cell>
          <table:table-cell office:value-type="float" office:value="9.1916880041032112" table:formula="of:=100*([.F159]-[.F$10])/[.F$10]" table:style-name="ce8">
            <text:p>9,19</text:p>
          </table:table-cell>
          <table:table-cell office:value-type="float" office:value="16.957039775449999" table:formula="of:=100*([.G159]-[.G$10])/[.G$10]" table:style-name="ce8">
            <text:p>16,96</text:p>
          </table:table-cell>
          <table:table-cell office:value-type="float" office:value="5.7169050219789561" table:formula="of:=100*([.H159]-[.H$10])/[.H$10]" table:style-name="ce8">
            <text:p>5,72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7348608838" table:style-name="ce13">
            <text:p>157,173486</text:p>
          </table:table-cell>
          <table:table-cell office:value-type="float" office:value="37.094580233793998" table:style-name="ce13">
            <text:p>37,094580</text:p>
          </table:table-cell>
          <table:table-cell office:value-type="float" office:value="35.362666666667003" table:style-name="ce13">
            <text:p>35,362667</text:p>
          </table:table-cell>
          <table:table-cell office:value-type="float" office:value="8.2385321100917004" table:style-name="ce13">
            <text:p>8,238532</text:p>
          </table:table-cell>
          <table:table-cell office:value-type="float" office:value="14.190315946906001" table:style-name="ce13">
            <text:p>14,190316</text:p>
          </table:table-cell>
          <table:table-cell office:value-type="float" office:value="3.5398758581774001" table:style-name="ce13">
            <text:p>3,539876</text:p>
          </table:table-cell>
          <table:table-cell office:value-type="float" office:value="10.584484590861001" table:style-name="ce13">
            <text:p>10,584485</text:p>
          </table:table-cell>
          <table:table-cell table:style-name="ce1"/>
          <table:table-cell office:value-type="float" office:value="8.963296103366869E-2" table:formula="of:=100*([.B160]-[.B$10])/[.B$10]" table:style-name="ce8">
            <text:p>0,09</text:p>
          </table:table-cell>
          <table:table-cell office:value-type="float" office:value="6.873642589387928" table:formula="of:=100*([.C160]-[.C$10])/[.C$10]" table:style-name="ce8">
            <text:p>6,87</text:p>
          </table:table-cell>
          <table:table-cell office:value-type="float" office:value="8.385777396958769" table:formula="of:=100*([.D160]-[.D$10])/[.D$10]" table:style-name="ce8">
            <text:p>8,39</text:p>
          </table:table-cell>
          <table:table-cell office:value-type="float" office:value="6.7554291061928922" table:formula="of:=100*([.E160]-[.E$10])/[.E$10]" table:style-name="ce8">
            <text:p>6,76</text:p>
          </table:table-cell>
          <table:table-cell office:value-type="float" office:value="9.9930443691985076" table:formula="of:=100*([.F160]-[.F$10])/[.F$10]" table:style-name="ce8">
            <text:p>9,99</text:p>
          </table:table-cell>
          <table:table-cell office:value-type="float" office:value="16.268194087239682" table:formula="of:=100*([.G160]-[.G$10])/[.G$10]" table:style-name="ce8">
            <text:p>16,27</text:p>
          </table:table-cell>
          <table:table-cell office:value-type="float" office:value="5.3151004219774274" table:formula="of:=100*([.H160]-[.H$10])/[.H$10]" table:style-name="ce8">
            <text:p>5,32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2258592470999" table:style-name="ce13">
            <text:p>157,222586</text:p>
          </table:table-cell>
          <table:table-cell office:value-type="float" office:value="37.331562167906" table:style-name="ce13">
            <text:p>37,331562</text:p>
          </table:table-cell>
          <table:table-cell office:value-type="float" office:value="34.443555555556003" table:style-name="ce13">
            <text:p>34,443556</text:p>
          </table:table-cell>
          <table:table-cell office:value-type="float" office:value="8.4169724770641992" table:style-name="ce13">
            <text:p>8,416972</text:p>
          </table:table-cell>
          <table:table-cell office:value-type="float" office:value="14.285660871191" table:style-name="ce13">
            <text:p>14,285661</text:p>
          </table:table-cell>
          <table:table-cell office:value-type="float" office:value="3.5398288347597" table:style-name="ce13">
            <text:p>3,539829</text:p>
          </table:table-cell>
          <table:table-cell office:value-type="float" office:value="10.776478923131" table:style-name="ce13">
            <text:p>10,776479</text:p>
          </table:table-cell>
          <table:table-cell table:style-name="ce1"/>
          <table:table-cell office:value-type="float" office:value="0.12090022321013899" table:formula="of:=100*([.B161]-[.B$10])/[.B$10]" table:style-name="ce8">
            <text:p>0,12</text:p>
          </table:table-cell>
          <table:table-cell office:value-type="float" office:value="7.5564140985086699" table:formula="of:=100*([.C161]-[.C$10])/[.C$10]" table:style-name="ce8">
            <text:p>7,56</text:p>
          </table:table-cell>
          <table:table-cell office:value-type="float" office:value="5.5687225285868314" table:formula="of:=100*([.D161]-[.D$10])/[.D$10]" table:style-name="ce8">
            <text:p>5,57</text:p>
          </table:table-cell>
          <table:table-cell office:value-type="float" office:value="9.0676708613328874" table:formula="of:=100*([.E161]-[.E$10])/[.E$10]" table:style-name="ce8">
            <text:p>9,07</text:p>
          </table:table-cell>
          <table:table-cell office:value-type="float" office:value="10.732089118201749" table:formula="of:=100*([.F161]-[.F$10])/[.F$10]" table:style-name="ce8">
            <text:p>10,73</text:p>
          </table:table-cell>
          <table:table-cell office:value-type="float" office:value="16.266649590179657" table:formula="of:=100*([.G161]-[.G$10])/[.G$10]" table:style-name="ce8">
            <text:p>16,27</text:p>
          </table:table-cell>
          <table:table-cell office:value-type="float" office:value="7.2254345728650406" table:formula="of:=100*([.H161]-[.H$10])/[.H$10]" table:style-name="ce8">
            <text:p>7,23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9639934534001" table:style-name="ce13">
            <text:p>157,196399</text:p>
          </table:table-cell>
          <table:table-cell office:value-type="float" office:value="36.522848034006003" table:style-name="ce13">
            <text:p>36,522848</text:p>
          </table:table-cell>
          <table:table-cell office:value-type="float" office:value="34.860444444443999" table:style-name="ce13">
            <text:p>34,860444</text:p>
          </table:table-cell>
          <table:table-cell office:value-type="float" office:value="8.3438073394494996" table:style-name="ce13">
            <text:p>8,343807</text:p>
          </table:table-cell>
          <table:table-cell office:value-type="float" office:value="14.352215367357999" table:style-name="ce13">
            <text:p>14,352215</text:p>
          </table:table-cell>
          <table:table-cell office:value-type="float" office:value="3.4775228063575998" table:style-name="ce13">
            <text:p>3,477523</text:p>
          </table:table-cell>
          <table:table-cell office:value-type="float" office:value="10.455897980871001" table:style-name="ce13">
            <text:p>10,455898</text:p>
          </table:table-cell>
          <table:table-cell table:style-name="ce1"/>
          <table:table-cell office:value-type="float" office:value="0.10422435005318584" table:formula="of:=100*([.B162]-[.B$10])/[.B$10]" table:style-name="ce8">
            <text:p>0,10</text:p>
          </table:table-cell>
          <table:table-cell office:value-type="float" office:value="5.2264180516825407" table:formula="of:=100*([.C162]-[.C$10])/[.C$10]" table:style-name="ce8">
            <text:p>5,23</text:p>
          </table:table-cell>
          <table:table-cell office:value-type="float" office:value="6.8464775897703607" table:formula="of:=100*([.D162]-[.D$10])/[.D$10]" table:style-name="ce8">
            <text:p>6,85</text:p>
          </table:table-cell>
          <table:table-cell office:value-type="float" office:value="8.1195923010632516" table:formula="of:=100*([.E162]-[.E$10])/[.E$10]" table:style-name="ce8">
            <text:p>8,12</text:p>
          </table:table-cell>
          <table:table-cell office:value-type="float" office:value="11.247971335148618" table:formula="of:=100*([.F162]-[.F$10])/[.F$10]" table:style-name="ce8">
            <text:p>11,25</text:p>
          </table:table-cell>
          <table:table-cell office:value-type="float" office:value="14.220190987309238" table:formula="of:=100*([.G162]-[.G$10])/[.G$10]" table:style-name="ce8">
            <text:p>14,22</text:p>
          </table:table-cell>
          <table:table-cell office:value-type="float" office:value="4.035669985117873" table:formula="of:=100*([.H162]-[.H$10])/[.H$10]" table:style-name="ce8">
            <text:p>4,04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767594108" table:style-name="ce13">
            <text:p>157,176759</text:p>
          </table:table-cell>
          <table:table-cell office:value-type="float" office:value="36.878852284803003" table:style-name="ce13">
            <text:p>36,878852</text:p>
          </table:table-cell>
          <table:table-cell office:value-type="float" office:value="34.782222222222003" table:style-name="ce13">
            <text:p>34,782222</text:p>
          </table:table-cell>
          <table:table-cell office:value-type="float" office:value="8.4568807339450007" table:style-name="ce13">
            <text:p>8,456881</text:p>
          </table:table-cell>
          <table:table-cell office:value-type="float" office:value="14.375023368854" table:style-name="ce13">
            <text:p>14,375023</text:p>
          </table:table-cell>
          <table:table-cell office:value-type="float" office:value="3.5437788018432999" table:style-name="ce13">
            <text:p>3,543779</text:p>
          </table:table-cell>
          <table:table-cell office:value-type="float" office:value="10.695005313496001" table:style-name="ce13">
            <text:p>10,695005</text:p>
          </table:table-cell>
          <table:table-cell table:style-name="ce1"/>
          <table:table-cell office:value-type="float" office:value="9.1717445177493737E-2" table:formula="of:=100*([.B163]-[.B$10])/[.B$10]" table:style-name="ce8">
            <text:p>0,09</text:p>
          </table:table-cell>
          <table:table-cell office:value-type="float" office:value="6.252106193189511" table:formula="of:=100*([.C163]-[.C$10])/[.C$10]" table:style-name="ce8">
            <text:p>6,25</text:p>
          </table:table-cell>
          <table:table-cell office:value-type="float" office:value="6.6067282392712867" table:formula="of:=100*([.D163]-[.D$10])/[.D$10]" table:style-name="ce8">
            <text:p>6,61</text:p>
          </table:table-cell>
          <table:table-cell office:value-type="float" office:value="9.584804621480691" table:formula="of:=100*([.E163]-[.E$10])/[.E$10]" table:style-name="ce8">
            <text:p>9,58</text:p>
          </table:table-cell>
          <table:table-cell office:value-type="float" office:value="11.424762431971896" table:formula="of:=100*([.F163]-[.F$10])/[.F$10]" table:style-name="ce8">
            <text:p>11,42</text:p>
          </table:table-cell>
          <table:table-cell office:value-type="float" office:value="16.396387343116182" table:formula="of:=100*([.G163]-[.G$10])/[.G$10]" table:style-name="ce8">
            <text:p>16,40</text:p>
          </table:table-cell>
          <table:table-cell office:value-type="float" office:value="6.4147761693505654" table:formula="of:=100*([.H163]-[.H$10])/[.H$10]" table:style-name="ce8">
            <text:p>6,41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7021276596" table:style-name="ce13">
            <text:p>157,170213</text:p>
          </table:table-cell>
          <table:table-cell office:value-type="float" office:value="37.119022316684003" table:style-name="ce13">
            <text:p>37,119022</text:p>
          </table:table-cell>
          <table:table-cell office:value-type="float" office:value="34.405333333332997" table:style-name="ce13">
            <text:p>34,405333</text:p>
          </table:table-cell>
          <table:table-cell office:value-type="float" office:value="8.4724770642202003" table:style-name="ce13">
            <text:p>8,472477</text:p>
          </table:table-cell>
          <table:table-cell office:value-type="float" office:value="14.340624415779001" table:style-name="ce13">
            <text:p>14,340624</text:p>
          </table:table-cell>
          <table:table-cell office:value-type="float" office:value="3.4812846797704999" table:style-name="ce13">
            <text:p>3,481285</text:p>
          </table:table-cell>
          <table:table-cell office:value-type="float" office:value="10.573149132129" table:style-name="ce13">
            <text:p>10,573149</text:p>
          </table:table-cell>
          <table:table-cell table:style-name="ce1"/>
          <table:table-cell office:value-type="float" office:value="8.7548476889843657E-2" table:formula="of:=100*([.B164]-[.B$10])/[.B$10]" table:style-name="ce8">
            <text:p>0,09</text:p>
          </table:table-cell>
          <table:table-cell office:value-type="float" office:value="6.9440629692510427" table:formula="of:=100*([.C164]-[.C$10])/[.C$10]" table:style-name="ce8">
            <text:p>6,94</text:p>
          </table:table-cell>
          <table:table-cell office:value-type="float" office:value="5.4515722777720441" table:formula="of:=100*([.D164]-[.D$10])/[.D$10]" table:style-name="ce8">
            <text:p>5,45</text:p>
          </table:table-cell>
          <table:table-cell office:value-type="float" office:value="9.7869028725722078" table:formula="of:=100*([.E164]-[.E$10])/[.E$10]" table:style-name="ce8">
            <text:p>9,79</text:p>
          </table:table-cell>
          <table:table-cell office:value-type="float" office:value="11.158126679393224" table:formula="of:=100*([.F164]-[.F$10])/[.F$10]" table:style-name="ce8">
            <text:p>11,16</text:p>
          </table:table-cell>
          <table:table-cell office:value-type="float" office:value="14.34375075200898" table:formula="of:=100*([.G164]-[.G$10])/[.G$10]" table:style-name="ce8">
            <text:p>14,34</text:p>
          </table:table-cell>
          <table:table-cell office:value-type="float" office:value="5.2023131658345445" table:formula="of:=100*([.H164]-[.H$10])/[.H$10]" table:style-name="ce8">
            <text:p>5,20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30114566284999" table:style-name="ce13">
            <text:p>157,301146</text:p>
          </table:table-cell>
          <table:table-cell office:value-type="float" office:value="37.517534537726" table:style-name="ce13">
            <text:p>37,517535</text:p>
          </table:table-cell>
          <table:table-cell office:value-type="float" office:value="35.027555555555999" table:style-name="ce13">
            <text:p>35,027556</text:p>
          </table:table-cell>
          <table:table-cell office:value-type="float" office:value="8.3600917431193" table:style-name="ce13">
            <text:p>8,360092</text:p>
          </table:table-cell>
          <table:table-cell office:value-type="float" office:value="14.339315759954999" table:style-name="ce13">
            <text:p>14,339316</text:p>
          </table:table-cell>
          <table:table-cell office:value-type="float" office:value="3.4739960500329001" table:style-name="ce13">
            <text:p>3,473996</text:p>
          </table:table-cell>
          <table:table-cell office:value-type="float" office:value="10.744952178533" table:style-name="ce13">
            <text:p>10,744952</text:p>
          </table:table-cell>
          <table:table-cell table:style-name="ce1"/>
          <table:table-cell office:value-type="float" office:value="0.17092784270014746" table:formula="of:=100*([.B165]-[.B$10])/[.B$10]" table:style-name="ce8">
            <text:p>0,17</text:p>
          </table:table-cell>
          <table:table-cell office:value-type="float" office:value="8.0922213366112619" table:formula="of:=100*([.C165]-[.C$10])/[.C$10]" table:style-name="ce8">
            <text:p>8,09</text:p>
          </table:table-cell>
          <table:table-cell office:value-type="float" office:value="7.3586693840225896" table:formula="of:=100*([.D165]-[.D$10])/[.D$10]" table:style-name="ce8">
            <text:p>7,36</text:p>
          </table:table-cell>
          <table:table-cell office:value-type="float" office:value="8.3306066514690116" table:formula="of:=100*([.E165]-[.E$10])/[.E$10]" table:style-name="ce8">
            <text:p>8,33</text:p>
          </table:table-cell>
          <table:table-cell office:value-type="float" office:value="11.147982927932585" table:formula="of:=100*([.F165]-[.F$10])/[.F$10]" table:style-name="ce8">
            <text:p>11,15</text:p>
          </table:table-cell>
          <table:table-cell office:value-type="float" office:value="14.104353707899753" table:formula="of:=100*([.G165]-[.G$10])/[.G$10]" table:style-name="ce8">
            <text:p>14,10</text:p>
          </table:table-cell>
          <table:table-cell office:value-type="float" office:value="6.911745016721393" table:formula="of:=100*([.H165]-[.H$10])/[.H$10]" table:style-name="ce8">
            <text:p>6,91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2585924713999" table:style-name="ce13">
            <text:p>157,225859</text:p>
          </table:table-cell>
          <table:table-cell office:value-type="float" office:value="36.974495217852997" table:style-name="ce13">
            <text:p>36,974495</text:p>
          </table:table-cell>
          <table:table-cell office:value-type="float" office:value="35.268444444444" table:style-name="ce13">
            <text:p>35,268444</text:p>
          </table:table-cell>
          <table:table-cell office:value-type="float" office:value="8.2605504587155991" table:style-name="ce13">
            <text:p>8,260550</text:p>
          </table:table-cell>
          <table:table-cell office:value-type="float" office:value="14.35240231819" table:style-name="ce13">
            <text:p>14,352402</text:p>
          </table:table-cell>
          <table:table-cell office:value-type="float" office:value="3.5409573967835999" table:style-name="ce13">
            <text:p>3,540957</text:p>
          </table:table-cell>
          <table:table-cell office:value-type="float" office:value="10.783563584838999" table:style-name="ce13">
            <text:p>10,783564</text:p>
          </table:table-cell>
          <table:table-cell table:style-name="ce1"/>
          <table:table-cell office:value-type="float" office:value="0.12298470736033497" table:formula="of:=100*([.B166]-[.B$10])/[.B$10]" table:style-name="ce8">
            <text:p>0,12</text:p>
          </table:table-cell>
          <table:table-cell office:value-type="float" office:value="6.5276642013557185" table:formula="of:=100*([.C166]-[.C$10])/[.C$10]" table:style-name="ce8">
            <text:p>6,53</text:p>
          </table:table-cell>
          <table:table-cell office:value-type="float" office:value="8.0969884065816551" table:formula="of:=100*([.D166]-[.D$10])/[.D$10]" table:style-name="ce8">
            <text:p>8,10</text:p>
          </table:table-cell>
          <table:table-cell office:value-type="float" office:value="7.040744284205581" table:formula="of:=100*([.E166]-[.E$10])/[.E$10]" table:style-name="ce8">
            <text:p>7,04</text:p>
          </table:table-cell>
          <table:table-cell office:value-type="float" office:value="11.249420442500142" table:formula="of:=100*([.F166]-[.F$10])/[.F$10]" table:style-name="ce8">
            <text:p>11,25</text:p>
          </table:table-cell>
          <table:table-cell office:value-type="float" office:value="16.30371751959056" table:formula="of:=100*([.G166]-[.G$10])/[.G$10]" table:style-name="ce8">
            <text:p>16,30</text:p>
          </table:table-cell>
          <table:table-cell office:value-type="float" office:value="7.2959266079593066" table:formula="of:=100*([.H166]-[.H$10])/[.H$10]" table:style-name="ce8">
            <text:p>7,30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3911620294999" table:style-name="ce13">
            <text:p>157,139116</text:p>
          </table:table-cell>
          <table:table-cell office:value-type="float" office:value="36.890541976621002" table:style-name="ce13">
            <text:p>36,890542</text:p>
          </table:table-cell>
          <table:table-cell office:value-type="float" office:value="34.757333333333001" table:style-name="ce13">
            <text:p>34,757333</text:p>
          </table:table-cell>
          <table:table-cell office:value-type="float" office:value="8.4229357798165001" table:style-name="ce13">
            <text:p>8,422936</text:p>
          </table:table-cell>
          <table:table-cell office:value-type="float" office:value="14.408113666106001" table:style-name="ce13">
            <text:p>14,408114</text:p>
          </table:table-cell>
          <table:table-cell office:value-type="float" office:value="3.5581209442302" table:style-name="ce13">
            <text:p>3,558121</text:p>
          </table:table-cell>
          <table:table-cell office:value-type="float" office:value="10.693588381154999" table:style-name="ce13">
            <text:p>10,693588</text:p>
          </table:table-cell>
          <table:table-cell table:style-name="ce1"/>
          <table:table-cell office:value-type="float" office:value="6.7745877510763899E-2" table:formula="of:=100*([.B167]-[.B$10])/[.B$10]" table:style-name="ce8">
            <text:p>0,07</text:p>
          </table:table-cell>
          <table:table-cell office:value-type="float" office:value="6.2857855053009537" table:formula="of:=100*([.C167]-[.C$10])/[.C$10]" table:style-name="ce8">
            <text:p>6,29</text:p>
          </table:table-cell>
          <table:table-cell office:value-type="float" office:value="6.5304443550210127" table:formula="of:=100*([.D167]-[.D$10])/[.D$10]" table:style-name="ce8">
            <text:p>6,53</text:p>
          </table:table-cell>
          <table:table-cell office:value-type="float" office:value="9.1449437220445908" table:formula="of:=100*([.E167]-[.E$10])/[.E$10]" table:style-name="ce8">
            <text:p>9,14</text:p>
          </table:table-cell>
          <table:table-cell office:value-type="float" office:value="11.681254433097696" table:formula="of:=100*([.F167]-[.F$10])/[.F$10]" table:style-name="ce8">
            <text:p>11,68</text:p>
          </table:table-cell>
          <table:table-cell office:value-type="float" office:value="16.867458946041126" table:formula="of:=100*([.G167]-[.G$10])/[.G$10]" table:style-name="ce8">
            <text:p>16,87</text:p>
          </table:table-cell>
          <table:table-cell office:value-type="float" office:value="6.4006777623376649" table:formula="of:=100*([.H167]-[.H$10])/[.H$10]" table:style-name="ce8">
            <text:p>6,40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0621931260001" table:style-name="ce13">
            <text:p>157,206219</text:p>
          </table:table-cell>
          <table:table-cell office:value-type="float" office:value="36.899043570669001" table:style-name="ce13">
            <text:p>36,899044</text:p>
          </table:table-cell>
          <table:table-cell office:value-type="float" office:value="34.44" table:style-name="ce13">
            <text:p>34,440000</text:p>
          </table:table-cell>
          <table:table-cell office:value-type="float" office:value="8.4018348623853001" table:style-name="ce13">
            <text:p>8,401835</text:p>
          </table:table-cell>
          <table:table-cell office:value-type="float" office:value="14.345672088241001" table:style-name="ce13">
            <text:p>14,345672</text:p>
          </table:table-cell>
          <table:table-cell office:value-type="float" office:value="3.5378538512178999" table:style-name="ce13">
            <text:p>3,537854</text:p>
          </table:table-cell>
          <table:table-cell office:value-type="float" office:value="10.826071555083001" table:style-name="ce13">
            <text:p>10,826072</text:p>
          </table:table-cell>
          <table:table-cell table:style-name="ce1"/>
          <table:table-cell office:value-type="float" office:value="0.11047780248466096" table:formula="of:=100*([.B168]-[.B$10])/[.B$10]" table:style-name="ce8">
            <text:p>0,11</text:p>
          </table:table-cell>
          <table:table-cell office:value-type="float" office:value="6.3102795504687217" table:formula="of:=100*([.C168]-[.C$10])/[.C$10]" table:style-name="ce8">
            <text:p>6,31</text:p>
          </table:table-cell>
          <table:table-cell office:value-type="float" office:value="5.5578248308354645" table:formula="of:=100*([.D168]-[.D$10])/[.D$10]" table:style-name="ce8">
            <text:p>5,56</text:p>
          </table:table-cell>
          <table:table-cell office:value-type="float" office:value="8.8715166764495699" table:formula="of:=100*([.E168]-[.E$10])/[.E$10]" table:style-name="ce8">
            <text:p>8,87</text:p>
          </table:table-cell>
          <table:table-cell office:value-type="float" office:value="11.197252577868726" table:formula="of:=100*([.F168]-[.F$10])/[.F$10]" table:style-name="ce8">
            <text:p>11,20</text:p>
          </table:table-cell>
          <table:table-cell office:value-type="float" office:value="16.201780713711386" table:formula="of:=100*([.G168]-[.G$10])/[.G$10]" table:style-name="ce8">
            <text:p>16,20</text:p>
          </table:table-cell>
          <table:table-cell office:value-type="float" office:value="7.7188788184851518" table:formula="of:=100*([.H168]-[.H$10])/[.H$10]" table:style-name="ce8">
            <text:p>7,72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2585924713999" table:style-name="ce13">
            <text:p>157,225859</text:p>
          </table:table-cell>
          <table:table-cell office:value-type="float" office:value="36.433581296493003" table:style-name="ce13">
            <text:p>36,433581</text:p>
          </table:table-cell>
          <table:table-cell office:value-type="float" office:value="34.649777777777999" table:style-name="ce13">
            <text:p>34,649778</text:p>
          </table:table-cell>
          <table:table-cell office:value-type="float" office:value="8.4364678899083003" table:style-name="ce13">
            <text:p>8,436468</text:p>
          </table:table-cell>
          <table:table-cell office:value-type="float" office:value="14.323611890073" table:style-name="ce13">
            <text:p>14,323612</text:p>
          </table:table-cell>
          <table:table-cell office:value-type="float" office:value="3.5535596727169998" table:style-name="ce13">
            <text:p>3,553560</text:p>
          </table:table-cell>
          <table:table-cell office:value-type="float" office:value="10.776833156217" table:style-name="ce13">
            <text:p>10,776833</text:p>
          </table:table-cell>
          <table:table-cell table:style-name="ce1"/>
          <table:table-cell office:value-type="float" office:value="0.12298470736033497" table:formula="of:=100*([.B169]-[.B$10])/[.B$10]" table:style-name="ce8">
            <text:p>0,12</text:p>
          </table:table-cell>
          <table:table-cell office:value-type="float" office:value="4.9692305773950247" table:formula="of:=100*([.C169]-[.C$10])/[.C$10]" table:style-name="ce8">
            <text:p>4,97</text:p>
          </table:table-cell>
          <table:table-cell office:value-type="float" office:value="6.2007889980855273" table:formula="of:=100*([.D169]-[.D$10])/[.D$10]" table:style-name="ce8">
            <text:p>6,20</text:p>
          </table:table-cell>
          <table:table-cell office:value-type="float" office:value="9.3202936751986005" table:formula="of:=100*([.E169]-[.E$10])/[.E$10]" table:style-name="ce8">
            <text:p>9,32</text:p>
          </table:table-cell>
          <table:table-cell office:value-type="float" office:value="11.026257910451523" table:formula="of:=100*([.F169]-[.F$10])/[.F$10]" table:style-name="ce8">
            <text:p>11,03</text:p>
          </table:table-cell>
          <table:table-cell office:value-type="float" office:value="16.717642731340757" table:formula="of:=100*([.G169]-[.G$10])/[.G$10]" table:style-name="ce8">
            <text:p>16,72</text:p>
          </table:table-cell>
          <table:table-cell office:value-type="float" office:value="7.2289591746257242" table:formula="of:=100*([.H169]-[.H$10])/[.H$10]" table:style-name="ce8">
            <text:p>7,23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30605564647999" table:style-name="ce13">
            <text:p>157,306056</text:p>
          </table:table-cell>
          <table:table-cell office:value-type="float" office:value="36.935175345376997" table:style-name="ce13">
            <text:p>36,935175</text:p>
          </table:table-cell>
          <table:table-cell office:value-type="float" office:value="34.247999999999998" table:style-name="ce13">
            <text:p>34,248000</text:p>
          </table:table-cell>
          <table:table-cell office:value-type="float" office:value="8.4038990825688007" table:style-name="ce13">
            <text:p>8,403899</text:p>
          </table:table-cell>
          <table:table-cell office:value-type="float" office:value="14.584221349785" table:style-name="ce13">
            <text:p>14,584221</text:p>
          </table:table-cell>
          <table:table-cell office:value-type="float" office:value="3.5083231449261998" table:style-name="ce13">
            <text:p>3,508323</text:p>
          </table:table-cell>
          <table:table-cell office:value-type="float" office:value="10.602550478215001" table:style-name="ce13">
            <text:p>10,602550</text:p>
          </table:table-cell>
          <table:table-cell table:style-name="ce1"/>
          <table:table-cell office:value-type="float" office:value="0.17405456891588503" table:formula="of:=100*([.B170]-[.B$10])/[.B$10]" table:style-name="ce8">
            <text:p>0,17</text:p>
          </table:table-cell>
          <table:table-cell office:value-type="float" office:value="6.4143792424432586" table:formula="of:=100*([.C170]-[.C$10])/[.C$10]" table:style-name="ce8">
            <text:p>6,41</text:p>
          </table:table-cell>
          <table:table-cell office:value-type="float" office:value="4.969349152336032" table:formula="of:=100*([.D170]-[.D$10])/[.D$10]" table:style-name="ce8">
            <text:p>4,97</text:p>
          </table:table-cell>
          <table:table-cell office:value-type="float" office:value="8.8982649743883897" table:formula="of:=100*([.E170]-[.E$10])/[.E$10]" table:style-name="ce8">
            <text:p>8,90</text:p>
          </table:table-cell>
          <table:table-cell office:value-type="float" office:value="13.046313557724478" table:formula="of:=100*([.F170]-[.F$10])/[.F$10]" table:style-name="ce8">
            <text:p>13,05</text:p>
          </table:table-cell>
          <table:table-cell office:value-type="float" office:value="15.231836560804151" table:formula="of:=100*([.G170]-[.G$10])/[.G$10]" table:style-name="ce8">
            <text:p>15,23</text:p>
          </table:table-cell>
          <table:table-cell office:value-type="float" office:value="5.4948551114538917" table:formula="of:=100*([.H170]-[.H$10])/[.H$10]" table:style-name="ce8">
            <text:p>5,49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6186579378" table:style-name="ce13">
            <text:p>157,261866</text:p>
          </table:table-cell>
          <table:table-cell office:value-type="float" office:value="37.426142401699998" table:style-name="ce13">
            <text:p>37,426142</text:p>
          </table:table-cell>
          <table:table-cell office:value-type="float" office:value="34.904000000000003" table:style-name="ce13">
            <text:p>34,904000</text:p>
          </table:table-cell>
          <table:table-cell office:value-type="float" office:value="8.3626146788990994" table:style-name="ce13">
            <text:p>8,362615</text:p>
          </table:table-cell>
          <table:table-cell office:value-type="float" office:value="14.405309403626999" table:style-name="ce13">
            <text:p>14,405309</text:p>
          </table:table-cell>
          <table:table-cell office:value-type="float" office:value="3.5093106366971001" table:style-name="ce13">
            <text:p>3,509311</text:p>
          </table:table-cell>
          <table:table-cell office:value-type="float" office:value="10.726532058094" table:style-name="ce13">
            <text:p>10,726532</text:p>
          </table:table-cell>
          <table:table-cell table:style-name="ce1"/>
          <table:table-cell office:value-type="float" office:value="0.14591403295515226" table:formula="of:=100*([.B171]-[.B$10])/[.B$10]" table:style-name="ce8">
            <text:p>0,15</text:p>
          </table:table-cell>
          <table:table-cell office:value-type="float" office:value="7.8289103510289166" table:formula="of:=100*([.C171]-[.C$10])/[.C$10]" table:style-name="ce8">
            <text:p>7,83</text:p>
          </table:table-cell>
          <table:table-cell office:value-type="float" office:value="6.9799743872091069" table:formula="of:=100*([.D171]-[.D$10])/[.D$10]" table:style-name="ce8">
            <text:p>6,98</text:p>
          </table:table-cell>
          <table:table-cell office:value-type="float" office:value="8.3632990156160094" table:formula="of:=100*([.E171]-[.E$10])/[.E$10]" table:style-name="ce8">
            <text:p>8,36</text:p>
          </table:table-cell>
          <table:table-cell office:value-type="float" office:value="11.659517822832655" table:formula="of:=100*([.F171]-[.F$10])/[.F$10]" table:style-name="ce8">
            <text:p>11,66</text:p>
          </table:table-cell>
          <table:table-cell office:value-type="float" office:value="15.264270999038294" table:formula="of:=100*([.G171]-[.G$10])/[.G$10]" table:style-name="ce8">
            <text:p>15,26</text:p>
          </table:table-cell>
          <table:table-cell office:value-type="float" office:value="6.7284657254941953" table:formula="of:=100*([.H171]-[.H$10])/[.H$10]" table:style-name="ce8">
            <text:p>6,73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32896890344" table:style-name="ce13">
            <text:p>157,328969</text:p>
          </table:table-cell>
          <table:table-cell office:value-type="float" office:value="37.218916046758999" table:style-name="ce13">
            <text:p>37,218916</text:p>
          </table:table-cell>
          <table:table-cell office:value-type="float" office:value="34.323555555555998" table:style-name="ce13">
            <text:p>34,323556</text:p>
          </table:table-cell>
          <table:table-cell office:value-type="float" office:value="8.4697247706422001" table:style-name="ce13">
            <text:p>8,469725</text:p>
          </table:table-cell>
          <table:table-cell office:value-type="float" office:value="14.565152364928" table:style-name="ce13">
            <text:p>14,565152</text:p>
          </table:table-cell>
          <table:table-cell office:value-type="float" office:value="3.5258158562964002" table:style-name="ce13">
            <text:p>3,525816</text:p>
          </table:table-cell>
          <table:table-cell office:value-type="float" office:value="10.694296847325999" table:style-name="ce13">
            <text:p>10,694297</text:p>
          </table:table-cell>
          <table:table-cell table:style-name="ce1"/>
          <table:table-cell office:value-type="float" office:value="0.18864595793540215" table:formula="of:=100*([.B172]-[.B$10])/[.B$10]" table:style-name="ce8">
            <text:p>0,19</text:p>
          </table:table-cell>
          <table:table-cell office:value-type="float" office:value="7.2318680000040203" table:formula="of:=100*([.C172]-[.C$10])/[.C$10]" table:style-name="ce8">
            <text:p>7,23</text:p>
          </table:table-cell>
          <table:table-cell office:value-type="float" office:value="5.2009252295246728" table:formula="of:=100*([.D172]-[.D$10])/[.D$10]" table:style-name="ce8">
            <text:p>5,20</text:p>
          </table:table-cell>
          <table:table-cell office:value-type="float" office:value="9.7512384753204557" table:formula="of:=100*([.E172]-[.E$10])/[.E$10]" table:style-name="ce8">
            <text:p>9,75</text:p>
          </table:table-cell>
          <table:table-cell office:value-type="float" office:value="12.898504607923828" table:formula="of:=100*([.F172]-[.F$10])/[.F$10]" table:style-name="ce8">
            <text:p>12,90</text:p>
          </table:table-cell>
          <table:table-cell office:value-type="float" office:value="15.806389466665006" table:formula="of:=100*([.G172]-[.G$10])/[.G$10]" table:style-name="ce8">
            <text:p>15,81</text:p>
          </table:table-cell>
          <table:table-cell office:value-type="float" office:value="6.4077269658490819" table:formula="of:=100*([.H172]-[.H$10])/[.H$10]" table:style-name="ce8">
            <text:p>6,41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1456628478001" table:style-name="ce13">
            <text:p>157,114566</text:p>
          </table:table-cell>
          <table:table-cell office:value-type="float" office:value="36.392136025505003" table:style-name="ce13">
            <text:p>36,392136</text:p>
          </table:table-cell>
          <table:table-cell office:value-type="float" office:value="34.420444444444001" table:style-name="ce13">
            <text:p>34,420444</text:p>
          </table:table-cell>
          <table:table-cell office:value-type="float" office:value="8.4915137614678997" table:style-name="ce13">
            <text:p>8,491514</text:p>
          </table:table-cell>
          <table:table-cell office:value-type="float" office:value="14.452981865769001" table:style-name="ce13">
            <text:p>14,452982</text:p>
          </table:table-cell>
          <table:table-cell office:value-type="float" office:value="3.4861280917897002" table:style-name="ce13">
            <text:p>3,486128</text:p>
          </table:table-cell>
          <table:table-cell office:value-type="float" office:value="10.645412681544" table:style-name="ce13">
            <text:p>10,645413</text:p>
          </table:table-cell>
          <table:table-cell table:style-name="ce1"/>
          <table:table-cell office:value-type="float" office:value="5.2112246419352339E-2" table:formula="of:=100*([.B173]-[.B$10])/[.B$10]" table:style-name="ce8">
            <text:p>0,05</text:p>
          </table:table-cell>
          <table:table-cell office:value-type="float" office:value="4.8498221071906222" table:formula="of:=100*([.C173]-[.C$10])/[.C$10]" table:style-name="ce8">
            <text:p>4,85</text:p>
          </table:table-cell>
          <table:table-cell office:value-type="float" office:value="5.4978874932091708" table:formula="of:=100*([.D173]-[.D$10])/[.D$10]" table:style-name="ce8">
            <text:p>5,50</text:p>
          </table:table-cell>
          <table:table-cell office:value-type="float" office:value="10.033581620228411" table:formula="of:=100*([.E173]-[.E$10])/[.E$10]" table:style-name="ce8">
            <text:p>10,03</text:p>
          </table:table-cell>
          <table:table-cell office:value-type="float" office:value="12.029040197330412" table:formula="of:=100*([.F173]-[.F$10])/[.F$10]" table:style-name="ce8">
            <text:p>12,03</text:p>
          </table:table-cell>
          <table:table-cell office:value-type="float" office:value="14.502833949062898" table:formula="of:=100*([.G173]-[.G$10])/[.G$10]" table:style-name="ce8">
            <text:p>14,50</text:p>
          </table:table-cell>
          <table:table-cell office:value-type="float" office:value="5.9213319237304534" table:formula="of:=100*([.H173]-[.H$10])/[.H$10]" table:style-name="ce8">
            <text:p>5,92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3895253681999" table:style-name="ce13">
            <text:p>157,238953</text:p>
          </table:table-cell>
          <table:table-cell office:value-type="float" office:value="37.236981934112997" table:style-name="ce13">
            <text:p>37,236982</text:p>
          </table:table-cell>
          <table:table-cell office:value-type="float" office:value="34.911111111110998" table:style-name="ce13">
            <text:p>34,911111</text:p>
          </table:table-cell>
          <table:table-cell office:value-type="float" office:value="8.4298165137614998" table:style-name="ce13">
            <text:p>8,429817</text:p>
          </table:table-cell>
          <table:table-cell office:value-type="float" office:value="14.308468872685999" table:style-name="ce13">
            <text:p>14,308469</text:p>
          </table:table-cell>
          <table:table-cell office:value-type="float" office:value="3.5520078999342002" table:style-name="ce13">
            <text:p>3,552008</text:p>
          </table:table-cell>
          <table:table-cell office:value-type="float" office:value="10.644349982288" table:style-name="ce13">
            <text:p>10,644350</text:p>
          </table:table-cell>
          <table:table-cell table:style-name="ce1"/>
          <table:table-cell office:value-type="float" office:value="0.13132264393563514" table:formula="of:=100*([.B174]-[.B$10])/[.B$10]" table:style-name="ce8">
            <text:p>0,13</text:p>
          </table:table-cell>
          <table:table-cell office:value-type="float" office:value="7.2839178459912892" table:formula="of:=100*([.C174]-[.C$10])/[.C$10]" table:style-name="ce8">
            <text:p>7,28</text:p>
          </table:table-cell>
          <table:table-cell office:value-type="float" office:value="7.0017697827087284" table:formula="of:=100*([.D174]-[.D$10])/[.D$10]" table:style-name="ce8">
            <text:p>7,00</text:p>
          </table:table-cell>
          <table:table-cell office:value-type="float" office:value="9.2341047151739648" table:formula="of:=100*([.E174]-[.E$10])/[.E$10]" table:style-name="ce8">
            <text:p>9,23</text:p>
          </table:table-cell>
          <table:table-cell office:value-type="float" office:value="10.908880215017263" table:formula="of:=100*([.F174]-[.F$10])/[.F$10]" table:style-name="ce8">
            <text:p>10,91</text:p>
          </table:table-cell>
          <table:table-cell office:value-type="float" office:value="16.666674328402827" table:formula="of:=100*([.G174]-[.G$10])/[.G$10]" table:style-name="ce8">
            <text:p>16,67</text:p>
          </table:table-cell>
          <table:table-cell office:value-type="float" office:value="5.910758118468304" table:formula="of:=100*([.H174]-[.H$10])/[.H$10]" table:style-name="ce8">
            <text:p>5,91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1276595744999" table:style-name="ce13">
            <text:p>157,212766</text:p>
          </table:table-cell>
          <table:table-cell office:value-type="float" office:value="36.780021253984998" table:style-name="ce13">
            <text:p>36,780021</text:p>
          </table:table-cell>
          <table:table-cell office:value-type="float" office:value="34.590222222222003" table:style-name="ce13">
            <text:p>34,590222</text:p>
          </table:table-cell>
          <table:table-cell office:value-type="float" office:value="8.3243119266054997" table:style-name="ce13">
            <text:p>8,324312</text:p>
          </table:table-cell>
          <table:table-cell office:value-type="float" office:value="14.508880164517" table:style-name="ce13">
            <text:p>14,508880</text:p>
          </table:table-cell>
          <table:table-cell office:value-type="float" office:value="3.4390106272923999" table:style-name="ce13">
            <text:p>3,439011</text:p>
          </table:table-cell>
          <table:table-cell office:value-type="float" office:value="10.545164718384999" table:style-name="ce13">
            <text:p>10,545165</text:p>
          </table:table-cell>
          <table:table-cell table:style-name="ce1"/>
          <table:table-cell office:value-type="float" office:value="0.11464677077866388" table:formula="of:=100*([.B175]-[.B$10])/[.B$10]" table:style-name="ce8">
            <text:p>0,11</text:p>
          </table:table-cell>
          <table:table-cell office:value-type="float" office:value="5.9673629180853593" table:formula="of:=100*([.C175]-[.C$10])/[.C$10]" table:style-name="ce8">
            <text:p>5,97</text:p>
          </table:table-cell>
          <table:table-cell office:value-type="float" office:value="6.0182525607718551" table:formula="of:=100*([.D175]-[.D$10])/[.D$10]" table:style-name="ce8">
            <text:p>6,02</text:p>
          </table:table-cell>
          <table:table-cell office:value-type="float" office:value="7.8669694871988485" table:formula="of:=100*([.E175]-[.E$10])/[.E$10]" table:style-name="ce8">
            <text:p>7,87</text:p>
          </table:table-cell>
          <table:table-cell office:value-type="float" office:value="12.462323295279479" table:formula="of:=100*([.F175]-[.F$10])/[.F$10]" table:style-name="ce8">
            <text:p>12,46</text:p>
          </table:table-cell>
          <table:table-cell office:value-type="float" office:value="12.95524789617477" table:formula="of:=100*([.G175]-[.G$10])/[.G$10]" table:style-name="ce8">
            <text:p>12,96</text:p>
          </table:table-cell>
          <table:table-cell office:value-type="float" office:value="4.9238696272380302" table:formula="of:=100*([.H175]-[.H$10])/[.H$10]" table:style-name="ce8">
            <text:p>4,92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504091653" table:style-name="ce13">
            <text:p>157,250409</text:p>
          </table:table-cell>
          <table:table-cell office:value-type="float" office:value="37.267800212540003" table:style-name="ce13">
            <text:p>37,267800</text:p>
          </table:table-cell>
          <table:table-cell office:value-type="float" office:value="35.023111111111" table:style-name="ce13">
            <text:p>35,023111</text:p>
          </table:table-cell>
          <table:table-cell office:value-type="float" office:value="8.2284403669724995" table:style-name="ce13">
            <text:p>8,228440</text:p>
          </table:table-cell>
          <table:table-cell office:value-type="float" office:value="14.362310712283" table:style-name="ce13">
            <text:p>14,362311</text:p>
          </table:table-cell>
          <table:table-cell office:value-type="float" office:value="3.5562870309413999" table:style-name="ce13">
            <text:p>3,556287</text:p>
          </table:table-cell>
          <table:table-cell office:value-type="float" office:value="10.666666666667" table:style-name="ce13">
            <text:p>10,666667</text:p>
          </table:table-cell>
          <table:table-cell table:style-name="ce1"/>
          <table:table-cell office:value-type="float" office:value="0.1386183384453937" table:formula="of:=100*([.B176]-[.B$10])/[.B$10]" table:style-name="ce8">
            <text:p>0,14</text:p>
          </table:table-cell>
          <table:table-cell office:value-type="float" office:value="7.3727087597331158" table:formula="of:=100*([.C176]-[.C$10])/[.C$10]" table:style-name="ce8">
            <text:p>7,37</text:p>
          </table:table-cell>
          <table:table-cell office:value-type="float" office:value="7.3450472618334022" table:formula="of:=100*([.D176]-[.D$10])/[.D$10]" table:style-name="ce8">
            <text:p>7,35</text:p>
          </table:table-cell>
          <table:table-cell office:value-type="float" office:value="6.6246596496048582" table:formula="of:=100*([.E176]-[.E$10])/[.E$10]" table:style-name="ce8">
            <text:p>6,62</text:p>
          </table:table-cell>
          <table:table-cell office:value-type="float" office:value="11.326223132107376" table:formula="of:=100*([.F176]-[.F$10])/[.F$10]" table:style-name="ce8">
            <text:p>11,33</text:p>
          </table:table-cell>
          <table:table-cell office:value-type="float" office:value="16.80722356074963" table:formula="of:=100*([.G176]-[.G$10])/[.G$10]" table:style-name="ce8">
            <text:p>16,81</text:p>
          </table:table-cell>
          <table:table-cell office:value-type="float" office:value="6.1328080290033187" table:formula="of:=100*([.H176]-[.H$10])/[.H$10]" table:style-name="ce8">
            <text:p>6,13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6186579378" table:style-name="ce13">
            <text:p>157,261866</text:p>
          </table:table-cell>
          <table:table-cell office:value-type="float" office:value="37.018065887353998" table:style-name="ce13">
            <text:p>37,018066</text:p>
          </table:table-cell>
          <table:table-cell office:value-type="float" office:value="34.950222222222003" table:style-name="ce13">
            <text:p>34,950222</text:p>
          </table:table-cell>
          <table:table-cell office:value-type="float" office:value="8.3259174311926998" table:style-name="ce13">
            <text:p>8,325917</text:p>
          </table:table-cell>
          <table:table-cell office:value-type="float" office:value="14.306038511871" table:style-name="ce13">
            <text:p>14,306039</text:p>
          </table:table-cell>
          <table:table-cell office:value-type="float" office:value="3.4703752468729001" table:style-name="ce13">
            <text:p>3,470375</text:p>
          </table:table-cell>
          <table:table-cell office:value-type="float" office:value="10.773290825363" table:style-name="ce13">
            <text:p>10,773291</text:p>
          </table:table-cell>
          <table:table-cell table:style-name="ce1"/>
          <table:table-cell office:value-type="float" office:value="0.14591403295515226" table:formula="of:=100*([.B177]-[.B$10])/[.B$10]" table:style-name="ce8">
            <text:p>0,15</text:p>
          </table:table-cell>
          <table:table-cell office:value-type="float" office:value="6.6531961828549493" table:formula="of:=100*([.C177]-[.C$10])/[.C$10]" table:style-name="ce8">
            <text:p>6,65</text:p>
          </table:table-cell>
          <table:table-cell office:value-type="float" office:value="7.1216444579582872" table:formula="of:=100*([.D177]-[.D$10])/[.D$10]" table:style-name="ce8">
            <text:p>7,12</text:p>
          </table:table-cell>
          <table:table-cell office:value-type="float" office:value="7.8877737189294699" table:formula="of:=100*([.E177]-[.E$10])/[.E$10]" table:style-name="ce8">
            <text:p>7,89</text:p>
          </table:table-cell>
          <table:table-cell office:value-type="float" office:value="10.890041819455275" table:formula="of:=100*([.F177]-[.F$10])/[.F$10]" table:style-name="ce8">
            <text:p>10,89</text:p>
          </table:table-cell>
          <table:table-cell office:value-type="float" office:value="13.985427434373502" table:formula="of:=100*([.G177]-[.G$10])/[.G$10]" table:style-name="ce8">
            <text:p>13,99</text:p>
          </table:table-cell>
          <table:table-cell office:value-type="float" office:value="7.1937131570785908" table:formula="of:=100*([.H177]-[.H$10])/[.H$10]" table:style-name="ce8">
            <text:p>7,19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5220949264" table:style-name="ce13">
            <text:p>157,152209</text:p>
          </table:table-cell>
          <table:table-cell office:value-type="float" office:value="37.386822529223998" table:style-name="ce13">
            <text:p>37,386823</text:p>
          </table:table-cell>
          <table:table-cell office:value-type="float" office:value="34.908444444444001" table:style-name="ce13">
            <text:p>34,908444</text:p>
          </table:table-cell>
          <table:table-cell office:value-type="float" office:value="8.3451834862385006" table:style-name="ce13">
            <text:p>8,345183</text:p>
          </table:table-cell>
          <table:table-cell office:value-type="float" office:value="14.180781454477" table:style-name="ce13">
            <text:p>14,180781</text:p>
          </table:table-cell>
          <table:table-cell office:value-type="float" office:value="3.5447192701965999" table:style-name="ce13">
            <text:p>3,544719</text:p>
          </table:table-cell>
          <table:table-cell office:value-type="float" office:value="10.810131066242" table:style-name="ce13">
            <text:p>10,810131</text:p>
          </table:table-cell>
          <table:table-cell table:style-name="ce1"/>
          <table:table-cell office:value-type="float" office:value="7.6083814092435004E-2" table:formula="of:=100*([.B178]-[.B$10])/[.B$10]" table:style-name="ce8">
            <text:p>0,08</text:p>
          </table:table-cell>
          <table:table-cell office:value-type="float" office:value="7.7156253921164559" table:formula="of:=100*([.C178]-[.C$10])/[.C$10]" table:style-name="ce8">
            <text:p>7,72</text:p>
          </table:table-cell>
          <table:table-cell office:value-type="float" office:value="6.9935965093952239" table:formula="of:=100*([.D178]-[.D$10])/[.D$10]" table:style-name="ce8">
            <text:p>6,99</text:p>
          </table:table-cell>
          <table:table-cell office:value-type="float" office:value="8.1374244996891392" table:formula="of:=100*([.E178]-[.E$10])/[.E$10]" table:style-name="ce8">
            <text:p>8,14</text:p>
          </table:table-cell>
          <table:table-cell office:value-type="float" office:value="9.9191398942943003" table:formula="of:=100*([.F178]-[.F$10])/[.F$10]" table:style-name="ce8">
            <text:p>9,92</text:p>
          </table:table-cell>
          <table:table-cell office:value-type="float" office:value="16.427277284293584" table:formula="of:=100*([.G178]-[.G$10])/[.G$10]" table:style-name="ce8">
            <text:p>16,43</text:p>
          </table:table-cell>
          <table:table-cell office:value-type="float" office:value="7.5602717395429382" table:formula="of:=100*([.H178]-[.H$10])/[.H$10]" table:style-name="ce8">
            <text:p>7,56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2422258591999" table:style-name="ce13">
            <text:p>157,224223</text:p>
          </table:table-cell>
          <table:table-cell office:value-type="float" office:value="37.124335812965001" table:style-name="ce13">
            <text:p>37,124336</text:p>
          </table:table-cell>
          <table:table-cell office:value-type="float" office:value="34.894222222221998" table:style-name="ce13">
            <text:p>34,894222</text:p>
          </table:table-cell>
          <table:table-cell office:value-type="float" office:value="8.4263761467889999" table:style-name="ce13">
            <text:p>8,426376</text:p>
          </table:table-cell>
          <table:table-cell office:value-type="float" office:value="14.100205645915" table:style-name="ce13">
            <text:p>14,100206</text:p>
          </table:table-cell>
          <table:table-cell office:value-type="float" office:value="3.5332925797047001" table:style-name="ce13">
            <text:p>3,533293</text:p>
          </table:table-cell>
          <table:table-cell office:value-type="float" office:value="10.827842720510001" table:style-name="ce13">
            <text:p>10,827843</text:p>
          </table:table-cell>
          <table:table-cell table:style-name="ce1"/>
          <table:table-cell office:value-type="float" office:value="0.12194246528205152" table:formula="of:=100*([.B179]-[.B$10])/[.B$10]" table:style-name="ce8">
            <text:p>0,12</text:p>
          </table:table-cell>
          <table:table-cell office:value-type="float" office:value="6.9593717474837735" table:formula="of:=100*([.C179]-[.C$10])/[.C$10]" table:style-name="ce8">
            <text:p>6,96</text:p>
          </table:table-cell>
          <table:table-cell office:value-type="float" office:value="6.9500057183959392" table:formula="of:=100*([.D179]-[.D$10])/[.D$10]" table:style-name="ce8">
            <text:p>6,95</text:p>
          </table:table-cell>
          <table:table-cell office:value-type="float" office:value="9.1895242186092787" table:formula="of:=100*([.E179]-[.E$10])/[.E$10]" table:style-name="ce8">
            <text:p>9,19</text:p>
          </table:table-cell>
          <table:table-cell office:value-type="float" office:value="9.2945746260222819" table:formula="of:=100*([.F179]-[.F$10])/[.F$10]" table:style-name="ce8">
            <text:p>9,29</text:p>
          </table:table-cell>
          <table:table-cell office:value-type="float" office:value="16.051964499011032" table:formula="of:=100*([.G179]-[.G$10])/[.G$10]" table:style-name="ce8">
            <text:p>16,05</text:p>
          </table:table-cell>
          <table:table-cell office:value-type="float" office:value="7.7365018272587189" table:formula="of:=100*([.H179]-[.H$10])/[.H$10]" table:style-name="ce8">
            <text:p>7,74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5220949264" table:style-name="ce13">
            <text:p>157,152209</text:p>
          </table:table-cell>
          <table:table-cell office:value-type="float" office:value="37.206163655685003" table:style-name="ce13">
            <text:p>37,206164</text:p>
          </table:table-cell>
          <table:table-cell office:value-type="float" office:value="34.669333333333" table:style-name="ce13">
            <text:p>34,669333</text:p>
          </table:table-cell>
          <table:table-cell office:value-type="float" office:value="8.5444954128440003" table:style-name="ce13">
            <text:p>8,544495</text:p>
          </table:table-cell>
          <table:table-cell office:value-type="float" office:value="14.403813796971001" table:style-name="ce13">
            <text:p>14,403814</text:p>
          </table:table-cell>
          <table:table-cell office:value-type="float" office:value="3.5595316467600999" table:style-name="ce13">
            <text:p>3,559532</text:p>
          </table:table-cell>
          <table:table-cell office:value-type="float" office:value="10.718384697131" table:style-name="ce13">
            <text:p>10,718385</text:p>
          </table:table-cell>
          <table:table-cell table:style-name="ce1"/>
          <table:table-cell office:value-type="float" office:value="7.6083814092435004E-2" table:formula="of:=100*([.B180]-[.B$10])/[.B$10]" table:style-name="ce8">
            <text:p>0,08</text:p>
          </table:table-cell>
          <table:table-cell office:value-type="float" office:value="7.1951269322466169" table:formula="of:=100*([.C180]-[.C$10])/[.C$10]" table:style-name="ce8">
            <text:p>7,20</text:p>
          </table:table-cell>
          <table:table-cell office:value-type="float" office:value="6.260726335708771" table:formula="of:=100*([.D180]-[.D$10])/[.D$10]" table:style-name="ce8">
            <text:p>6,26</text:p>
          </table:table-cell>
          <table:table-cell office:value-type="float" office:value="10.720121267319424" table:formula="of:=100*([.E180]-[.E$10])/[.E$10]" table:style-name="ce8">
            <text:p>10,72</text:p>
          </table:table-cell>
          <table:table-cell office:value-type="float" office:value="11.647924964020516" table:formula="of:=100*([.F180]-[.F$10])/[.F$10]" table:style-name="ce8">
            <text:p>11,65</text:p>
          </table:table-cell>
          <table:table-cell office:value-type="float" office:value="16.91379385780558" table:formula="of:=100*([.G180]-[.G$10])/[.G$10]" table:style-name="ce8">
            <text:p>16,91</text:p>
          </table:table-cell>
          <table:table-cell office:value-type="float" office:value="6.6473998851477312" table:formula="of:=100*([.H180]-[.H$10])/[.H$10]" table:style-name="ce8">
            <text:p>6,65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3895253681999" table:style-name="ce13">
            <text:p>157,238953</text:p>
          </table:table-cell>
          <table:table-cell office:value-type="float" office:value="36.584484590861003" table:style-name="ce13">
            <text:p>36,584485</text:p>
          </table:table-cell>
          <table:table-cell office:value-type="float" office:value="34.887999999999998" table:style-name="ce13">
            <text:p>34,888000</text:p>
          </table:table-cell>
          <table:table-cell office:value-type="float" office:value="8.3220183486238994" table:style-name="ce13">
            <text:p>8,322018</text:p>
          </table:table-cell>
          <table:table-cell office:value-type="float" office:value="14.437091045055" table:style-name="ce13">
            <text:p>14,437091</text:p>
          </table:table-cell>
          <table:table-cell office:value-type="float" office:value="3.5355967271701001" table:style-name="ce13">
            <text:p>3,535597</text:p>
          </table:table-cell>
          <table:table-cell office:value-type="float" office:value="10.637619553665999" table:style-name="ce13">
            <text:p>10,637620</text:p>
          </table:table-cell>
          <table:table-cell table:style-name="ce1"/>
          <table:table-cell office:value-type="float" office:value="0.13132264393563514" table:formula="of:=100*([.B181]-[.B$10])/[.B$10]" table:style-name="ce8">
            <text:p>0,13</text:p>
          </table:table-cell>
          <table:table-cell office:value-type="float" office:value="5.4039998791690396" table:formula="of:=100*([.C181]-[.C$10])/[.C$10]" table:style-name="ce8">
            <text:p>5,40</text:p>
          </table:table-cell>
          <table:table-cell office:value-type="float" office:value="6.9309347473341383" table:formula="of:=100*([.D181]-[.D$10])/[.D$10]" table:style-name="ce8">
            <text:p>6,93</text:p>
          </table:table-cell>
          <table:table-cell office:value-type="float" office:value="7.8372491561565845" table:formula="of:=100*([.E181]-[.E$10])/[.E$10]" table:style-name="ce8">
            <text:p>7,84</text:p>
          </table:table-cell>
          <table:table-cell office:value-type="float" office:value="11.905866072497826" table:formula="of:=100*([.F181]-[.F$10])/[.F$10]" table:style-name="ce8">
            <text:p>11,91</text:p>
          </table:table-cell>
          <table:table-cell office:value-type="float" office:value="16.127644854889581" table:formula="of:=100*([.G181]-[.G$10])/[.G$10]" table:style-name="ce8">
            <text:p>16,13</text:p>
          </table:table-cell>
          <table:table-cell office:value-type="float" office:value="5.8437906851347039" table:formula="of:=100*([.H181]-[.H$10])/[.H$10]" table:style-name="ce8">
            <text:p>5,84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1440261865999" table:style-name="ce13">
            <text:p>157,214403</text:p>
          </table:table-cell>
          <table:table-cell office:value-type="float" office:value="37.183846971306998" table:style-name="ce13">
            <text:p>37,183847</text:p>
          </table:table-cell>
          <table:table-cell office:value-type="float" office:value="34.527111111110997" table:style-name="ce13">
            <text:p>34,527111</text:p>
          </table:table-cell>
          <table:table-cell office:value-type="float" office:value="8.3559633027523006" table:style-name="ce13">
            <text:p>8,355963</text:p>
          </table:table-cell>
          <table:table-cell office:value-type="float" office:value="14.481024490558999" table:style-name="ce13">
            <text:p>14,481024</text:p>
          </table:table-cell>
          <table:table-cell office:value-type="float" office:value="3.5218188657952001" table:style-name="ce13">
            <text:p>3,521819</text:p>
          </table:table-cell>
          <table:table-cell office:value-type="float" office:value="10.624512929508001" table:style-name="ce13">
            <text:p>10,624513</text:p>
          </table:table-cell>
          <table:table-cell table:style-name="ce1"/>
          <table:table-cell office:value-type="float" office:value="0.11568901285057639" table:formula="of:=100*([.B182]-[.B$10])/[.B$10]" table:style-name="ce8">
            <text:p>0,12</text:p>
          </table:table-cell>
          <table:table-cell office:value-type="float" office:value="7.130830063675444" table:formula="of:=100*([.C182]-[.C$10])/[.C$10]" table:style-name="ce8">
            <text:p>7,13</text:p>
          </table:table-cell>
          <table:table-cell office:value-type="float" office:value="5.8248184257098643" table:formula="of:=100*([.D182]-[.D$10])/[.D$10]" table:style-name="ce8">
            <text:p>5,82</text:p>
          </table:table-cell>
          <table:table-cell office:value-type="float" office:value="8.277110055591395" table:formula="of:=100*([.E182]-[.E$10])/[.E$10]" table:style-name="ce8">
            <text:p>8,28</text:p>
          </table:table-cell>
          <table:table-cell office:value-type="float" office:value="12.246406299980695" table:formula="of:=100*([.F182]-[.F$10])/[.F$10]" table:style-name="ce8">
            <text:p>12,25</text:p>
          </table:table-cell>
          <table:table-cell office:value-type="float" office:value="15.675107216671737" table:formula="of:=100*([.G182]-[.G$10])/[.G$10]" table:style-name="ce8">
            <text:p>15,68</text:p>
          </table:table-cell>
          <table:table-cell office:value-type="float" office:value="5.7133804202282228" table:formula="of:=100*([.H182]-[.H$10])/[.H$10]" table:style-name="ce8">
            <text:p>5,71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0949263502001" table:style-name="ce13">
            <text:p>157,209493</text:p>
          </table:table-cell>
          <table:table-cell office:value-type="float" office:value="37.501594048884002" table:style-name="ce13">
            <text:p>37,501594</text:p>
          </table:table-cell>
          <table:table-cell office:value-type="float" office:value="34.641777777778003" table:style-name="ce13">
            <text:p>34,641778</text:p>
          </table:table-cell>
          <table:table-cell office:value-type="float" office:value="8.4185779816513993" table:style-name="ce13">
            <text:p>8,418578</text:p>
          </table:table-cell>
          <table:table-cell office:value-type="float" office:value="14.339502710787" table:style-name="ce13">
            <text:p>14,339503</text:p>
          </table:table-cell>
          <table:table-cell office:value-type="float" office:value="3.5886391422928998" table:style-name="ce13">
            <text:p>3,588639</text:p>
          </table:table-cell>
          <table:table-cell office:value-type="float" office:value="10.629117959617" table:style-name="ce13">
            <text:p>10,629118</text:p>
          </table:table-cell>
          <table:table-cell table:style-name="ce1"/>
          <table:table-cell office:value-type="float" office:value="0.112562286628486" table:formula="of:=100*([.B183]-[.B$10])/[.B$10]" table:style-name="ce8">
            <text:p>0,11</text:p>
          </table:table-cell>
          <table:table-cell office:value-type="float" office:value="8.0462950019159347" table:formula="of:=100*([.C183]-[.C$10])/[.C$10]" table:style-name="ce8">
            <text:p>8,05</text:p>
          </table:table-cell>
          <table:table-cell office:value-type="float" office:value="6.1762691781480639" table:formula="of:=100*([.D183]-[.D$10])/[.D$10]" table:style-name="ce8">
            <text:p>6,18</text:p>
          </table:table-cell>
          <table:table-cell office:value-type="float" office:value="9.0884750930635079" table:formula="of:=100*([.E183]-[.E$10])/[.E$10]" table:style-name="ce8">
            <text:p>9,09</text:p>
          </table:table-cell>
          <table:table-cell office:value-type="float" office:value="11.149432035284109" table:formula="of:=100*([.F183]-[.F$10])/[.F$10]" table:style-name="ce8">
            <text:p>11,15</text:p>
          </table:table-cell>
          <table:table-cell office:value-type="float" office:value="17.869837537185774" table:formula="of:=100*([.G183]-[.G$10])/[.G$10]" table:style-name="ce8">
            <text:p>17,87</text:p>
          </table:table-cell>
          <table:table-cell office:value-type="float" office:value="5.7592002430275553" table:formula="of:=100*([.H183]-[.H$10])/[.H$10]" table:style-name="ce8">
            <text:p>5,76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2749590834999" table:style-name="ce13">
            <text:p>157,227496</text:p>
          </table:table-cell>
          <table:table-cell office:value-type="float" office:value="37.176408076514001" table:style-name="ce13">
            <text:p>37,176408</text:p>
          </table:table-cell>
          <table:table-cell office:value-type="float" office:value="35.063111111110999" table:style-name="ce13">
            <text:p>35,063111</text:p>
          </table:table-cell>
          <table:table-cell office:value-type="float" office:value="8.3490825688072992" table:style-name="ce13">
            <text:p>8,349083</text:p>
          </table:table-cell>
          <table:table-cell office:value-type="float" office:value="14.114040007478" table:style-name="ce13">
            <text:p>14,114040</text:p>
          </table:table-cell>
          <table:table-cell office:value-type="float" office:value="3.5266622778143999" table:style-name="ce13">
            <text:p>3,526662</text:p>
          </table:table-cell>
          <table:table-cell office:value-type="float" office:value="10.50194828197" table:style-name="ce13">
            <text:p>10,501948</text:p>
          </table:table-cell>
          <table:table-cell table:style-name="ce1"/>
          <table:table-cell office:value-type="float" office:value="0.12402694943224749" table:formula="of:=100*([.B184]-[.B$10])/[.B$10]" table:style-name="ce8">
            <text:p>0,12</text:p>
          </table:table-cell>
          <table:table-cell office:value-type="float" office:value="7.1093977741507715" table:formula="of:=100*([.C184]-[.C$10])/[.C$10]" table:style-name="ce8">
            <text:p>7,11</text:p>
          </table:table-cell>
          <table:table-cell office:value-type="float" office:value="7.4676463615207807" table:formula="of:=100*([.D184]-[.D$10])/[.D$10]" table:style-name="ce8">
            <text:p>7,47</text:p>
          </table:table-cell>
          <table:table-cell office:value-type="float" office:value="8.1879490624620015" table:formula="of:=100*([.E184]-[.E$10])/[.E$10]" table:style-name="ce8">
            <text:p>8,19</text:p>
          </table:table-cell>
          <table:table-cell office:value-type="float" office:value="9.4018085699959038" table:formula="of:=100*([.F184]-[.F$10])/[.F$10]" table:style-name="ce8">
            <text:p>9,40</text:p>
          </table:table-cell>
          <table:table-cell office:value-type="float" office:value="15.834190413725642" table:formula="of:=100*([.G184]-[.G$10])/[.G$10]" table:style-name="ce8">
            <text:p>15,83</text:p>
          </table:table-cell>
          <table:table-cell office:value-type="float" office:value="4.493868213200785" table:formula="of:=100*([.H184]-[.H$10])/[.H$10]" table:style-name="ce8">
            <text:p>4,49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0458265139001" table:style-name="ce13">
            <text:p>157,204583</text:p>
          </table:table-cell>
          <table:table-cell office:value-type="float" office:value="37.087141339001001" table:style-name="ce13">
            <text:p>37,087141</text:p>
          </table:table-cell>
          <table:table-cell office:value-type="float" office:value="34.897777777778003" table:style-name="ce13">
            <text:p>34,897778</text:p>
          </table:table-cell>
          <table:table-cell office:value-type="float" office:value="8.5032110091743007" table:style-name="ce13">
            <text:p>8,503211</text:p>
          </table:table-cell>
          <table:table-cell office:value-type="float" office:value="14.337446251636001" table:style-name="ce13">
            <text:p>14,337446</text:p>
          </table:table-cell>
          <table:table-cell office:value-type="float" office:value="3.5166462898523001" table:style-name="ce13">
            <text:p>3,516646</text:p>
          </table:table-cell>
          <table:table-cell office:value-type="float" office:value="10.61282323769" table:style-name="ce13">
            <text:p>10,612823</text:p>
          </table:table-cell>
          <table:table-cell table:style-name="ce1"/>
          <table:table-cell office:value-type="float" office:value="0.10943556041274843" table:formula="of:=100*([.B185]-[.B$10])/[.B$10]" table:style-name="ce8">
            <text:p>0,11</text:p>
          </table:table-cell>
          <table:table-cell office:value-type="float" office:value="6.8522102998632546" table:formula="of:=100*([.C185]-[.C$10])/[.C$10]" table:style-name="ce8">
            <text:p>6,85</text:p>
          </table:table-cell>
          <table:table-cell office:value-type="float" office:value="6.960903416147306" table:formula="of:=100*([.D185]-[.D$10])/[.D$10]" table:style-name="ce8">
            <text:p>6,96</text:p>
          </table:table-cell>
          <table:table-cell office:value-type="float" office:value="10.185155308547065" table:formula="of:=100*([.E185]-[.E$10])/[.E$10]" table:style-name="ce8">
            <text:p>10,19</text:p>
          </table:table-cell>
          <table:table-cell office:value-type="float" office:value="11.133491854425161" table:formula="of:=100*([.F185]-[.F$10])/[.F$10]" table:style-name="ce8">
            <text:p>11,13</text:p>
          </table:table-cell>
          <table:table-cell office:value-type="float" office:value="15.505212540204262" table:formula="of:=100*([.G185]-[.G$10])/[.G$10]" table:style-name="ce8">
            <text:p>15,51</text:p>
          </table:table-cell>
          <table:table-cell office:value-type="float" office:value="5.5970685623246563" table:formula="of:=100*([.H185]-[.H$10])/[.H$10]" table:style-name="ce8">
            <text:p>5,60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1620294599001" table:style-name="ce13">
            <text:p>157,116203</text:p>
          </table:table-cell>
          <table:table-cell office:value-type="float" office:value="36.764080765142999" table:style-name="ce13">
            <text:p>36,764081</text:p>
          </table:table-cell>
          <table:table-cell office:value-type="float" office:value="34.825777777778001" table:style-name="ce13">
            <text:p>34,825778</text:p>
          </table:table-cell>
          <table:table-cell office:value-type="float" office:value="8.4412844036696999" table:style-name="ce13">
            <text:p>8,441284</text:p>
          </table:table-cell>
          <table:table-cell office:value-type="float" office:value="14.426247896803" table:style-name="ce13">
            <text:p>14,426248</text:p>
          </table:table-cell>
          <table:table-cell office:value-type="float" office:value="3.6043449637920002" table:style-name="ce13">
            <text:p>3,604345</text:p>
          </table:table-cell>
          <table:table-cell office:value-type="float" office:value="10.722989727241" table:style-name="ce13">
            <text:p>10,722990</text:p>
          </table:table-cell>
          <table:table-cell table:style-name="ce1"/>
          <table:table-cell office:value-type="float" office:value="5.3154488491264862E-2" table:formula="of:=100*([.B186]-[.B$10])/[.B$10]" table:style-name="ce8">
            <text:p>0,05</text:p>
          </table:table-cell>
          <table:table-cell office:value-type="float" office:value="5.9214365833900331" table:formula="of:=100*([.C186]-[.C$10])/[.C$10]" table:style-name="ce8">
            <text:p>5,92</text:p>
          </table:table-cell>
          <table:table-cell office:value-type="float" office:value="6.7402250367100116" table:formula="of:=100*([.D186]-[.D$10])/[.D$10]" table:style-name="ce8">
            <text:p>6,74</text:p>
          </table:table-cell>
          <table:table-cell office:value-type="float" office:value="9.3827063703878615" table:formula="of:=100*([.E186]-[.E$10])/[.E$10]" table:style-name="ce8">
            <text:p>9,38</text:p>
          </table:table-cell>
          <table:table-cell office:value-type="float" office:value="11.821817846140744" table:formula="of:=100*([.F186]-[.F$10])/[.F$10]" table:style-name="ce8">
            <text:p>11,82</text:p>
          </table:table-cell>
          <table:table-cell office:value-type="float" office:value="18.385699554815158" table:formula="of:=100*([.G186]-[.G$10])/[.G$10]" table:style-name="ce8">
            <text:p>18,39</text:p>
          </table:table-cell>
          <table:table-cell office:value-type="float" office:value="6.6932197079570139" table:formula="of:=100*([.H186]-[.H$10])/[.H$10]" table:style-name="ce8">
            <text:p>6,69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5057283141999" table:style-name="ce13">
            <text:p>157,150573</text:p>
          </table:table-cell>
          <table:table-cell office:value-type="float" office:value="37.239107332624997" table:style-name="ce13">
            <text:p>37,239107</text:p>
          </table:table-cell>
          <table:table-cell office:value-type="float" office:value="34.971555555556002" table:style-name="ce13">
            <text:p>34,971556</text:p>
          </table:table-cell>
          <table:table-cell office:value-type="float" office:value="8.4135321100916993" table:style-name="ce13">
            <text:p>8,413532</text:p>
          </table:table-cell>
          <table:table-cell office:value-type="float" office:value="14.20527201346" table:style-name="ce13">
            <text:p>14,205272</text:p>
          </table:table-cell>
          <table:table-cell office:value-type="float" office:value="3.5158939151698001" table:style-name="ce13">
            <text:p>3,515894</text:p>
          </table:table-cell>
          <table:table-cell office:value-type="float" office:value="10.605738575983001" table:style-name="ce13">
            <text:p>10,605739</text:p>
          </table:table-cell>
          <table:table-cell table:style-name="ce1"/>
          <table:table-cell office:value-type="float" office:value="7.5041572014151556E-2" table:formula="of:=100*([.B187]-[.B$10])/[.B$10]" table:style-name="ce8">
            <text:p>0,08</text:p>
          </table:table-cell>
          <table:table-cell office:value-type="float" office:value="7.290041357283231" table:formula="of:=100*([.C187]-[.C$10])/[.C$10]" table:style-name="ce8">
            <text:p>7,29</text:p>
          </table:table-cell>
          <table:table-cell office:value-type="float" office:value="7.1870306444602639" table:formula="of:=100*([.D187]-[.D$10])/[.D$10]" table:style-name="ce8">
            <text:p>7,19</text:p>
          </table:table-cell>
          <table:table-cell office:value-type="float" office:value="9.023090364768203" table:formula="of:=100*([.E187]-[.E$10])/[.E$10]" table:style-name="ce8">
            <text:p>9,02</text:p>
          </table:table-cell>
          <table:table-cell office:value-type="float" office:value="10.10897295727349" table:formula="of:=100*([.F187]-[.F$10])/[.F$10]" table:style-name="ce8">
            <text:p>10,11</text:p>
          </table:table-cell>
          <table:table-cell office:value-type="float" office:value="15.480500587266942" table:formula="of:=100*([.G187]-[.G$10])/[.G$10]" table:style-name="ce8">
            <text:p>15,48</text:p>
          </table:table-cell>
          <table:table-cell office:value-type="float" office:value="5.5265765272403415" table:formula="of:=100*([.H187]-[.H$10])/[.H$10]" table:style-name="ce8">
            <text:p>5,53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4386252046" table:style-name="ce13">
            <text:p>157,243863</text:p>
          </table:table-cell>
          <table:table-cell office:value-type="float" office:value="37.816153028693002" table:style-name="ce13">
            <text:p>37,816153</text:p>
          </table:table-cell>
          <table:table-cell office:value-type="float" office:value="34.207999999999998" table:style-name="ce13">
            <text:p>34,208000</text:p>
          </table:table-cell>
          <table:table-cell office:value-type="float" office:value="8.2318807339449993" table:style-name="ce13">
            <text:p>8,231881</text:p>
          </table:table-cell>
          <table:table-cell office:value-type="float" office:value="14.318190315947" table:style-name="ce13">
            <text:p>14,318190</text:p>
          </table:table-cell>
          <table:table-cell office:value-type="float" office:value="3.5329634157810998" table:style-name="ce13">
            <text:p>3,532963</text:p>
          </table:table-cell>
          <table:table-cell office:value-type="float" office:value="10.529932695714001" table:style-name="ce13">
            <text:p>10,529933</text:p>
          </table:table-cell>
          <table:table-cell table:style-name="ce1"/>
          <table:table-cell office:value-type="float" office:value="0.13444937015774361" table:formula="of:=100*([.B188]-[.B$10])/[.B$10]" table:style-name="ce8">
            <text:p>0,13</text:p>
          </table:table-cell>
          <table:table-cell office:value-type="float" office:value="8.9525746732185034" table:formula="of:=100*([.C188]-[.C$10])/[.C$10]" table:style-name="ce8">
            <text:p>8,95</text:p>
          </table:table-cell>
          <table:table-cell office:value-type="float" office:value="4.8467500526486536" table:formula="of:=100*([.D188]-[.D$10])/[.D$10]" table:style-name="ce8">
            <text:p>4,85</text:p>
          </table:table-cell>
          <table:table-cell office:value-type="float" office:value="6.6692401461695434" table:formula="of:=100*([.E188]-[.E$10])/[.E$10]" table:style-name="ce8">
            <text:p>6,67</text:p>
          </table:table-cell>
          <table:table-cell office:value-type="float" office:value="10.984233797272983" table:formula="of:=100*([.F188]-[.F$10])/[.F$10]" table:style-name="ce8">
            <text:p>10,98</text:p>
          </table:table-cell>
          <table:table-cell office:value-type="float" office:value="16.041153019600742" table:formula="of:=100*([.G188]-[.G$10])/[.G$10]" table:style-name="ce8">
            <text:p>16,04</text:p>
          </table:table-cell>
          <table:table-cell office:value-type="float" office:value="4.7723117517972993" table:formula="of:=100*([.H188]-[.H$10])/[.H$10]" table:style-name="ce8">
            <text:p>4,77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4386252046" table:style-name="ce13">
            <text:p>157,243863</text:p>
          </table:table-cell>
          <table:table-cell office:value-type="float" office:value="37.284803400637998" table:style-name="ce13">
            <text:p>37,284803</text:p>
          </table:table-cell>
          <table:table-cell office:value-type="float" office:value="35.248888888888999" table:style-name="ce13">
            <text:p>35,248889</text:p>
          </table:table-cell>
          <table:table-cell office:value-type="float" office:value="8.3204128440366993" table:style-name="ce13">
            <text:p>8,320413</text:p>
          </table:table-cell>
          <table:table-cell office:value-type="float" office:value="14.219106375022999" table:style-name="ce13">
            <text:p>14,219106</text:p>
          </table:table-cell>
          <table:table-cell office:value-type="float" office:value="3.5401109752657001" table:style-name="ce13">
            <text:p>3,540111</text:p>
          </table:table-cell>
          <table:table-cell office:value-type="float" office:value="10.486362026213" table:style-name="ce13">
            <text:p>10,486362</text:p>
          </table:table-cell>
          <table:table-cell table:style-name="ce1"/>
          <table:table-cell office:value-type="float" office:value="0.13444937015774361" table:formula="of:=100*([.B189]-[.B$10])/[.B$10]" table:style-name="ce8">
            <text:p>0,13</text:p>
          </table:table-cell>
          <table:table-cell office:value-type="float" office:value="7.4216968500744036" table:formula="of:=100*([.C189]-[.C$10])/[.C$10]" table:style-name="ce8">
            <text:p>7,42</text:p>
          </table:table-cell>
          <table:table-cell office:value-type="float" office:value="8.0370510689584123" table:formula="of:=100*([.D189]-[.D$10])/[.D$10]" table:style-name="ce8">
            <text:p>8,04</text:p>
          </table:table-cell>
          <table:table-cell office:value-type="float" office:value="7.8164449244259639" table:formula="of:=100*([.E189]-[.E$10])/[.E$10]" table:style-name="ce8">
            <text:p>7,82</text:p>
          </table:table-cell>
          <table:table-cell office:value-type="float" office:value="10.216206901247112" table:formula="of:=100*([.F189]-[.F$10])/[.F$10]" table:style-name="ce8">
            <text:p>10,22</text:p>
          </table:table-cell>
          <table:table-cell office:value-type="float" office:value="16.275916572533205" table:formula="of:=100*([.G189]-[.G$10])/[.G$10]" table:style-name="ce8">
            <text:p>16,28</text:p>
          </table:table-cell>
          <table:table-cell office:value-type="float" office:value="4.3387857359993527" table:formula="of:=100*([.H189]-[.H$10])/[.H$10]" table:style-name="ce8">
            <text:p>4,34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2422258591999" table:style-name="ce13">
            <text:p>157,224223</text:p>
          </table:table-cell>
          <table:table-cell office:value-type="float" office:value="36.723698193411003" table:style-name="ce13">
            <text:p>36,723698</text:p>
          </table:table-cell>
          <table:table-cell office:value-type="float" office:value="34.777777777777999" table:style-name="ce13">
            <text:p>34,777778</text:p>
          </table:table-cell>
          <table:table-cell office:value-type="float" office:value="8.3518348623852994" table:style-name="ce13">
            <text:p>8,351835</text:p>
          </table:table-cell>
          <table:table-cell office:value-type="float" office:value="14.289960740325" table:style-name="ce13">
            <text:p>14,289961</text:p>
          </table:table-cell>
          <table:table-cell office:value-type="float" office:value="3.5447662936142001" table:style-name="ce13">
            <text:p>3,544766</text:p>
          </table:table-cell>
          <table:table-cell office:value-type="float" office:value="10.712362734678999" table:style-name="ce13">
            <text:p>10,712363</text:p>
          </table:table-cell>
          <table:table-cell table:style-name="ce1"/>
          <table:table-cell office:value-type="float" office:value="0.12194246528205152" table:formula="of:=100*([.B190]-[.B$10])/[.B$10]" table:style-name="ce8">
            <text:p>0,12</text:p>
          </table:table-cell>
          <table:table-cell office:value-type="float" office:value="5.8050898688316117" table:formula="of:=100*([.C190]-[.C$10])/[.C$10]" table:style-name="ce8">
            <text:p>5,81</text:p>
          </table:table-cell>
          <table:table-cell office:value-type="float" office:value="6.5931061170851484" table:formula="of:=100*([.D190]-[.D$10])/[.D$10]" table:style-name="ce8">
            <text:p>6,59</text:p>
          </table:table-cell>
          <table:table-cell office:value-type="float" office:value="8.2236134597137536" table:formula="of:=100*([.E190]-[.E$10])/[.E$10]" table:style-name="ce8">
            <text:p>8,22</text:p>
          </table:table-cell>
          <table:table-cell office:value-type="float" office:value="10.765418587271176" table:formula="of:=100*([.F190]-[.F$10])/[.F$10]" table:style-name="ce8">
            <text:p>10,77</text:p>
          </table:table-cell>
          <table:table-cell office:value-type="float" office:value="16.428821781350326" table:formula="of:=100*([.G190]-[.G$10])/[.G$10]" table:style-name="ce8">
            <text:p>16,43</text:p>
          </table:table-cell>
          <table:table-cell office:value-type="float" office:value="6.5874816553155959" table:formula="of:=100*([.H190]-[.H$10])/[.H$10]" table:style-name="ce8">
            <text:p>6,59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3895253681999" table:style-name="ce13">
            <text:p>157,238953</text:p>
          </table:table-cell>
          <table:table-cell office:value-type="float" office:value="37.382571732199999" table:style-name="ce13">
            <text:p>37,382572</text:p>
          </table:table-cell>
          <table:table-cell office:value-type="float" office:value="35.005333333332999" table:style-name="ce13">
            <text:p>35,005333</text:p>
          </table:table-cell>
          <table:table-cell office:value-type="float" office:value="8.3694954128439996" table:style-name="ce13">
            <text:p>8,369495</text:p>
          </table:table-cell>
          <table:table-cell office:value-type="float" office:value="14.388109927088999" table:style-name="ce13">
            <text:p>14,388110</text:p>
          </table:table-cell>
          <table:table-cell office:value-type="float" office:value="3.4642151791592002" table:style-name="ce13">
            <text:p>3,464215</text:p>
          </table:table-cell>
          <table:table-cell office:value-type="float" office:value="10.639036486007999" table:style-name="ce13">
            <text:p>10,639036</text:p>
          </table:table-cell>
          <table:table-cell table:style-name="ce1"/>
          <table:table-cell office:value-type="float" office:value="0.13132264393563514" table:formula="of:=100*([.B191]-[.B$10])/[.B$10]" table:style-name="ce8">
            <text:p>0,13</text:p>
          </table:table-cell>
          <table:table-cell office:value-type="float" office:value="7.7033783695325742" table:formula="of:=100*([.C191]-[.C$10])/[.C$10]" table:style-name="ce8">
            <text:p>7,70</text:p>
          </table:table-cell>
          <table:table-cell office:value-type="float" office:value="7.290558773082771" table:formula="of:=100*([.D191]-[.D$10])/[.D$10]" table:style-name="ce8">
            <text:p>7,29</text:p>
          </table:table-cell>
          <table:table-cell office:value-type="float" office:value="8.452460008744092" table:formula="of:=100*([.E191]-[.E$10])/[.E$10]" table:style-name="ce8">
            <text:p>8,45</text:p>
          </table:table-cell>
          <table:table-cell office:value-type="float" office:value="11.526199946539442" table:formula="of:=100*([.F191]-[.F$10])/[.F$10]" table:style-name="ce8">
            <text:p>11,53</text:p>
          </table:table-cell>
          <table:table-cell office:value-type="float" office:value="13.783098319675178" table:formula="of:=100*([.G191]-[.G$10])/[.G$10]" table:style-name="ce8">
            <text:p>13,78</text:p>
          </table:table-cell>
          <table:table-cell office:value-type="float" office:value="5.8578890921575377" table:formula="of:=100*([.H191]-[.H$10])/[.H$10]" table:style-name="ce8">
            <text:p>5,86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18330605565001" table:style-name="ce13">
            <text:p>157,183306</text:p>
          </table:table-cell>
          <table:table-cell office:value-type="float" office:value="37.455897980871001" table:style-name="ce13">
            <text:p>37,455898</text:p>
          </table:table-cell>
          <table:table-cell office:value-type="float" office:value="34.891555555556003" table:style-name="ce13">
            <text:p>34,891556</text:p>
          </table:table-cell>
          <table:table-cell office:value-type="float" office:value="8.3112385321100994" table:style-name="ce13">
            <text:p>8,311239</text:p>
          </table:table-cell>
          <table:table-cell office:value-type="float" office:value="14.259674705551999" table:style-name="ce13">
            <text:p>14,259675</text:p>
          </table:table-cell>
          <table:table-cell office:value-type="float" office:value="3.5370544531177002" table:style-name="ce13">
            <text:p>3,537054</text:p>
          </table:table-cell>
          <table:table-cell office:value-type="float" office:value="10.720155862558" table:style-name="ce13">
            <text:p>10,720156</text:p>
          </table:table-cell>
          <table:table-cell table:style-name="ce1"/>
          <table:table-cell office:value-type="float" office:value="9.5886413471514748E-2" table:formula="of:=100*([.B192]-[.B$10])/[.B$10]" table:style-name="ce8">
            <text:p>0,10</text:p>
          </table:table-cell>
          <table:table-cell office:value-type="float" office:value="7.914639509124763" table:formula="of:=100*([.C192]-[.C$10])/[.C$10]" table:style-name="ce8">
            <text:p>7,91</text:p>
          </table:table-cell>
          <table:table-cell office:value-type="float" office:value="6.941832445085506" table:formula="of:=100*([.D192]-[.D$10])/[.D$10]" table:style-name="ce8">
            <text:p>6,94</text:p>
          </table:table-cell>
          <table:table-cell office:value-type="float" office:value="7.6975636002543286" table:formula="of:=100*([.E192]-[.E$10])/[.E$10]" table:style-name="ce8">
            <text:p>7,70</text:p>
          </table:table-cell>
          <table:table-cell office:value-type="float" office:value="10.530663196410403" table:formula="of:=100*([.F192]-[.F$10])/[.F$10]" table:style-name="ce8">
            <text:p>10,53</text:p>
          </table:table-cell>
          <table:table-cell office:value-type="float" office:value="16.175524263714056" table:formula="of:=100*([.G192]-[.G$10])/[.G$10]" table:style-name="ce8">
            <text:p>16,18</text:p>
          </table:table-cell>
          <table:table-cell office:value-type="float" office:value="6.6650228939212965" table:formula="of:=100*([.H192]-[.H$10])/[.H$10]" table:style-name="ce8">
            <text:p>6,67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3895253681999" table:style-name="ce13">
            <text:p>157,238953</text:p>
          </table:table-cell>
          <table:table-cell office:value-type="float" office:value="36.993623804462999" table:style-name="ce13">
            <text:p>36,993624</text:p>
          </table:table-cell>
          <table:table-cell office:value-type="float" office:value="34.500444444444" table:style-name="ce13">
            <text:p>34,500444</text:p>
          </table:table-cell>
          <table:table-cell office:value-type="float" office:value="8.4747706422018005" table:style-name="ce13">
            <text:p>8,474771</text:p>
          </table:table-cell>
          <table:table-cell office:value-type="float" office:value="14.38717517293" table:style-name="ce13">
            <text:p>14,387175</text:p>
          </table:table-cell>
          <table:table-cell office:value-type="float" office:value="3.543684755008" table:style-name="ce13">
            <text:p>3,543685</text:p>
          </table:table-cell>
          <table:table-cell office:value-type="float" office:value="10.701735742118" table:style-name="ce13">
            <text:p>10,701736</text:p>
          </table:table-cell>
          <table:table-cell table:style-name="ce1"/>
          <table:table-cell office:value-type="float" office:value="0.13132264393563514" table:formula="of:=100*([.B193]-[.B$10])/[.B$10]" table:style-name="ce8">
            <text:p>0,13</text:p>
          </table:table-cell>
          <table:table-cell office:value-type="float" office:value="6.5827758029889685" table:formula="of:=100*([.C193]-[.C$10])/[.C$10]" table:style-name="ce8">
            <text:p>6,58</text:p>
          </table:table-cell>
          <table:table-cell office:value-type="float" office:value="5.7430856925839286" table:formula="of:=100*([.D193]-[.D$10])/[.D$10]" table:style-name="ce8">
            <text:p>5,74</text:p>
          </table:table-cell>
          <table:table-cell office:value-type="float" office:value="9.8166232036144727" table:formula="of:=100*([.E193]-[.E$10])/[.E$10]" table:style-name="ce8">
            <text:p>9,82</text:p>
          </table:table-cell>
          <table:table-cell office:value-type="float" office:value="11.518954409789607" table:formula="of:=100*([.F193]-[.F$10])/[.F$10]" table:style-name="ce8">
            <text:p>11,52</text:p>
          </table:table-cell>
          <table:table-cell office:value-type="float" office:value="16.393298348999434" table:formula="of:=100*([.G193]-[.G$10])/[.G$10]" table:style-name="ce8">
            <text:p>16,39</text:p>
          </table:table-cell>
          <table:table-cell office:value-type="float" office:value="6.4817436026841468" table:formula="of:=100*([.H193]-[.H$10])/[.H$10]" table:style-name="ce8">
            <text:p>6,48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0621931260001" table:style-name="ce13">
            <text:p>157,206219</text:p>
          </table:table-cell>
          <table:table-cell office:value-type="float" office:value="37.182784272051002" table:style-name="ce13">
            <text:p>37,182784</text:p>
          </table:table-cell>
          <table:table-cell office:value-type="float" office:value="34.301333333332998" table:style-name="ce13">
            <text:p>34,301333</text:p>
          </table:table-cell>
          <table:table-cell office:value-type="float" office:value="8.2564220183485997" table:style-name="ce13">
            <text:p>8,256422</text:p>
          </table:table-cell>
          <table:table-cell office:value-type="float" office:value="14.411665731913001" table:style-name="ce13">
            <text:p>14,411666</text:p>
          </table:table-cell>
          <table:table-cell office:value-type="float" office:value="3.5865230884981001" table:style-name="ce13">
            <text:p>3,586523</text:p>
          </table:table-cell>
          <table:table-cell office:value-type="float" office:value="10.781792419412" table:style-name="ce13">
            <text:p>10,781792</text:p>
          </table:table-cell>
          <table:table-cell table:style-name="ce1"/>
          <table:table-cell office:value-type="float" office:value="0.11047780248466096" table:formula="of:=100*([.B194]-[.B$10])/[.B$10]" table:style-name="ce8">
            <text:p>0,11</text:p>
          </table:table-cell>
          <table:table-cell office:value-type="float" office:value="7.1277683080294834" table:formula="of:=100*([.C194]-[.C$10])/[.C$10]" table:style-name="ce8">
            <text:p>7,13</text:p>
          </table:table-cell>
          <table:table-cell office:value-type="float" office:value="5.1328146185848551" table:formula="of:=100*([.D194]-[.D$10])/[.D$10]" table:style-name="ce8">
            <text:p>5,13</text:p>
          </table:table-cell>
          <table:table-cell office:value-type="float" office:value="6.9872476883279626" table:formula="of:=100*([.E194]-[.E$10])/[.E$10]" table:style-name="ce8">
            <text:p>6,99</text:p>
          </table:table-cell>
          <table:table-cell office:value-type="float" office:value="11.708787472768797" table:formula="of:=100*([.F194]-[.F$10])/[.F$10]" table:style-name="ce8">
            <text:p>11,71</text:p>
          </table:table-cell>
          <table:table-cell office:value-type="float" office:value="17.800335169540741" table:formula="of:=100*([.G194]-[.G$10])/[.G$10]" table:style-name="ce8">
            <text:p>17,80</text:p>
          </table:table-cell>
          <table:table-cell office:value-type="float" office:value="7.2783035991857403" table:formula="of:=100*([.H194]-[.H$10])/[.H$10]" table:style-name="ce8">
            <text:p>7,28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1440261865999" table:style-name="ce13">
            <text:p>157,214403</text:p>
          </table:table-cell>
          <table:table-cell office:value-type="float" office:value="37.293304994686999" table:style-name="ce13">
            <text:p>37,293305</text:p>
          </table:table-cell>
          <table:table-cell office:value-type="float" office:value="34.971555555556002" table:style-name="ce13">
            <text:p>34,971556</text:p>
          </table:table-cell>
          <table:table-cell office:value-type="float" office:value="8.3603211009173997" table:style-name="ce13">
            <text:p>8,360321</text:p>
          </table:table-cell>
          <table:table-cell office:value-type="float" office:value="14.344176481585" table:style-name="ce13">
            <text:p>14,344176</text:p>
          </table:table-cell>
          <table:table-cell office:value-type="float" office:value="3.5052666227781" table:style-name="ce13">
            <text:p>3,505267</text:p>
          </table:table-cell>
          <table:table-cell office:value-type="float" office:value="10.480694296847" table:style-name="ce13">
            <text:p>10,480694</text:p>
          </table:table-cell>
          <table:table-cell table:style-name="ce1"/>
          <table:table-cell office:value-type="float" office:value="0.11568901285057639" table:formula="of:=100*([.B195]-[.B$10])/[.B$10]" table:style-name="ce8">
            <text:p>0,12</text:p>
          </table:table-cell>
          <table:table-cell office:value-type="float" office:value="7.4461908952450564" table:formula="of:=100*([.C195]-[.C$10])/[.C$10]" table:style-name="ce8">
            <text:p>7,45</text:p>
          </table:table-cell>
          <table:table-cell office:value-type="float" office:value="7.1870306444602639" table:formula="of:=100*([.D195]-[.D$10])/[.D$10]" table:style-name="ce8">
            <text:p>7,19</text:p>
          </table:table-cell>
          <table:table-cell office:value-type="float" office:value="8.3335786845724567" table:formula="of:=100*([.E195]-[.E$10])/[.E$10]" table:style-name="ce8">
            <text:p>8,33</text:p>
          </table:table-cell>
          <table:table-cell office:value-type="float" office:value="11.185659719056575" table:formula="of:=100*([.F195]-[.F$10])/[.F$10]" table:style-name="ce8">
            <text:p>11,19</text:p>
          </table:table-cell>
          <table:table-cell office:value-type="float" office:value="15.131444251981719" table:formula="of:=100*([.G195]-[.G$10])/[.G$10]" table:style-name="ce8">
            <text:p>15,13</text:p>
          </table:table-cell>
          <table:table-cell office:value-type="float" office:value="4.2823921079279197" table:formula="of:=100*([.H195]-[.H$10])/[.H$10]" table:style-name="ce8">
            <text:p>4,28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3240589197999" table:style-name="ce13">
            <text:p>157,232406</text:p>
          </table:table-cell>
          <table:table-cell office:value-type="float" office:value="36.665249734325002" table:style-name="ce13">
            <text:p>36,665250</text:p>
          </table:table-cell>
          <table:table-cell office:value-type="float" office:value="34.284444444443999" table:style-name="ce13">
            <text:p>34,284444</text:p>
          </table:table-cell>
          <table:table-cell office:value-type="float" office:value="8.4183486238532002" table:style-name="ce13">
            <text:p>8,418349</text:p>
          </table:table-cell>
          <table:table-cell office:value-type="float" office:value="14.29426060946" table:style-name="ce13">
            <text:p>14,294261</text:p>
          </table:table-cell>
          <table:table-cell office:value-type="float" office:value="3.5347503056521998" table:style-name="ce13">
            <text:p>3,534750</text:p>
          </table:table-cell>
          <table:table-cell office:value-type="float" office:value="10.729011689691999" table:style-name="ce13">
            <text:p>10,729012</text:p>
          </table:table-cell>
          <table:table-cell table:style-name="ce1"/>
          <table:table-cell office:value-type="float" office:value="0.12715367564798505" table:formula="of:=100*([.B196]-[.B$10])/[.B$10]" table:style-name="ce8">
            <text:p>0,13</text:p>
          </table:table-cell>
          <table:table-cell office:value-type="float" office:value="5.6366933082859019" table:formula="of:=100*([.C196]-[.C$10])/[.C$10]" table:style-name="ce8">
            <text:p>5,64</text:p>
          </table:table-cell>
          <table:table-cell office:value-type="float" office:value="5.0810505542720659" table:formula="of:=100*([.D196]-[.D$10])/[.D$10]" table:style-name="ce8">
            <text:p>5,08</text:p>
          </table:table-cell>
          <table:table-cell office:value-type="float" office:value="9.0855030599587749" table:formula="of:=100*([.E196]-[.E$10])/[.E$10]" table:style-name="ce8">
            <text:p>9,09</text:p>
          </table:table-cell>
          <table:table-cell office:value-type="float" office:value="10.798748056348353" table:formula="of:=100*([.F196]-[.F$10])/[.F$10]" table:style-name="ce8">
            <text:p>10,80</text:p>
          </table:table-cell>
          <table:table-cell office:value-type="float" office:value="16.099843907832213" table:formula="of:=100*([.G196]-[.G$10])/[.G$10]" table:style-name="ce8">
            <text:p>16,10</text:p>
          </table:table-cell>
          <table:table-cell office:value-type="float" office:value="6.7531379377791785" table:formula="of:=100*([.H196]-[.H$10])/[.H$10]" table:style-name="ce8">
            <text:p>6,75</text:p>
          </table:table-cell>
          <table:table-cell table:number-columns-repeated="16368"/>
        </table:table-row>
        <table:table-row table:style-name="ro2">
          <table:table-cell/>
          <table:table-cell office:value-type="float" office:value="157.26022913257" table:style-name="ce13">
            <text:p>157,260229</text:p>
          </table:table-cell>
          <table:table-cell office:value-type="float" office:value="36.818278427205001" table:style-name="ce13">
            <text:p>36,818278</text:p>
          </table:table-cell>
          <table:table-cell office:value-type="float" office:value="34.841777777777999" table:style-name="ce13">
            <text:p>34,841778</text:p>
          </table:table-cell>
          <table:table-cell office:value-type="float" office:value="8.3550458715596001" table:style-name="ce13">
            <text:p>8,355046</text:p>
          </table:table-cell>
          <table:table-cell office:value-type="float" office:value="14.189007291082" table:style-name="ce13">
            <text:p>14,189007</text:p>
          </table:table-cell>
          <table:table-cell office:value-type="float" office:value="3.5455186682968001" table:style-name="ce13">
            <text:p>3,545519</text:p>
          </table:table-cell>
          <table:table-cell office:value-type="float" office:value="10.695359546582001" table:style-name="ce13">
            <text:p>10,695360</text:p>
          </table:table-cell>
          <table:table-cell table:style-name="ce1"/>
          <table:table-cell office:value-type="float" office:value="0.14487179088323976" table:formula="of:=100*([.B197]-[.B$10])/[.B$10]" table:style-name="ce8">
            <text:p>0,14</text:p>
          </table:table-cell>
          <table:table-cell office:value-type="float" office:value="6.0775861213518594" table:formula="of:=100*([.C197]-[.C$10])/[.C$10]" table:style-name="ce8">
            <text:p>6,08</text:p>
          </table:table-cell>
          <table:table-cell office:value-type="float" office:value="6.7892646765849589" table:formula="of:=100*([.D197]-[.D$10])/[.D$10]" table:style-name="ce8">
            <text:p>6,79</text:p>
          </table:table-cell>
          <table:table-cell office:value-type="float" office:value="8.2652219231737067" table:formula="of:=100*([.E197]-[.E$10])/[.E$10]" table:style-name="ce8">
            <text:p>8,27</text:p>
          </table:table-cell>
          <table:table-cell office:value-type="float" office:value="9.9829006177378687" table:formula="of:=100*([.F197]-[.F$10])/[.F$10]" table:style-name="ce8">
            <text:p>9,98</text:p>
          </table:table-cell>
          <table:table-cell office:value-type="float" office:value="16.453533734290929" table:formula="of:=100*([.G197]-[.G$10])/[.G$10]" table:style-name="ce8">
            <text:p>16,45</text:p>
          </table:table-cell>
          <table:table-cell office:value-type="float" office:value="6.418300771111249" table:formula="of:=100*([.H197]-[.H$10])/[.H$10]" table:style-name="ce8">
            <text:p>6,42</text:p>
          </table:table-cell>
          <table:table-cell table:number-columns-repeated="16368"/>
        </table:table-row>
        <table:table-row table:number-rows-repeated="5" table:style-name="ro2">
          <table:table-cell/>
          <table:table-cell table:number-columns-repeated="16383" table:style-name="ce1"/>
        </table:table-row>
        <table:table-row table:number-rows-repeated="1048374" table:style-name="ro2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4" table:number-columns-repeated="5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3" table:number-columns-repeated="16374" table:default-cell-style-name="ce1"/>
        <table:table-row table:style-name="ro1">
          <table:table-cell table:style-name="ce1"/>
          <table:table-cell office:value-type="string" table:style-name="ce4">
            <text:p>Apertura</text:p>
          </table:table-cell>
          <table:table-cell office:value-type="string" table:style-name="ce4">
            <text:p>Max</text:p>
          </table:table-cell>
          <table:table-cell office:value-type="string" table:style-name="ce4">
            <text:p>Min</text:p>
          </table:table-cell>
          <table:table-cell office:value-type="string" table:style-name="ce4">
            <text:p>Chiusura</text:p>
          </table:table-cell>
          <table:table-cell office:value-type="string" table:style-name="ce4">
            <text:p>Media</text:p>
          </table:table-cell>
          <table:table-cell table:number-columns-repeated="2" table:style-name="ce1"/>
          <table:table-cell office:value-type="string" table:style-name="ce4">
            <text:p>Dev std</text:p>
          </table:table-cell>
          <table:table-cell office:value-type="string" table:style-name="ce9">
            <text:p>Benchmark</text:p>
          </table:table-cell>
          <table:table-cell office:value-type="string" table:style-name="ce12">
            <text:p>Results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instance01</text:p>
          </table:table-cell>
          <table:table-cell office:value-type="float" office:value="157.17035970677" table:formula="of:=[.F2]-[.I2]" table:style-name="ce5">
            <text:p>157,170360</text:p>
          </table:table-cell>
          <table:table-cell office:value-type="float" office:value="157.34860883797" table:formula="of:=MAX([.$K2:.GO2])" table:style-name="ce5">
            <text:p>157,348609</text:p>
          </table:table-cell>
          <table:table-cell office:value-type="float" office:value="157.09328968903" table:formula="of:=MIN([.$K2:.GN2])" table:style-name="ce5">
            <text:p>157,093290</text:p>
          </table:table-cell>
          <table:table-cell office:value-type="float" office:value="157.27626500768969" table:formula="of:=[.F2]+[.I2]" table:style-name="ce5">
            <text:p>157,276265</text:p>
          </table:table-cell>
          <table:table-cell office:value-type="float" office:value="157.22331235722984" table:formula="of:=AVERAGE([.$K2:.GO2])" table:style-name="ce5">
            <text:p>157,223312</text:p>
          </table:table-cell>
          <table:table-cell table:number-columns-repeated="2" table:style-name="ce7"/>
          <table:table-cell office:value-type="float" office:value="5.2952650459839413E-2" table:formula="of:=STDEV([.$K2:.GO2])" table:style-name="ce5">
            <text:p>0,052953</text:p>
          </table:table-cell>
          <table:table-cell office:value-type="float" office:value="157.03273300000001" table:style-name="ce10">
            <text:p>157,032733</text:p>
          </table:table-cell>
          <table:table-cell office:value-type="float" office:value="157.27332242226001" table:style-name="ce13">
            <text:p>157,273322</text:p>
          </table:table-cell>
          <table:table-cell office:value-type="float" office:value="157.29950900163999" table:style-name="ce13">
            <text:p>157,299509</text:p>
          </table:table-cell>
          <table:table-cell office:value-type="float" office:value="157.30278232405999" table:style-name="ce13">
            <text:p>157,302782</text:p>
          </table:table-cell>
          <table:table-cell office:value-type="float" office:value="157.30932896889999" table:style-name="ce13">
            <text:p>157,309329</text:p>
          </table:table-cell>
          <table:table-cell office:value-type="float" office:value="157.26022913257" table:style-name="ce13">
            <text:p>157,260229</text:p>
          </table:table-cell>
          <table:table-cell office:value-type="float" office:value="157.18330605565001" table:style-name="ce13">
            <text:p>157,183306</text:p>
          </table:table-cell>
          <table:table-cell office:value-type="float" office:value="157.26677577741" table:style-name="ce13">
            <text:p>157,266776</text:p>
          </table:table-cell>
          <table:table-cell office:value-type="float" office:value="157.19476268412001" table:style-name="ce13">
            <text:p>157,194763</text:p>
          </table:table-cell>
          <table:table-cell office:value-type="float" office:value="157.25368248773" table:style-name="ce13">
            <text:p>157,253682</text:p>
          </table:table-cell>
          <table:table-cell office:value-type="float" office:value="157.14075286415999" table:style-name="ce13">
            <text:p>157,140753</text:p>
          </table:table-cell>
          <table:table-cell office:value-type="float" office:value="157.23731587560999" table:style-name="ce13">
            <text:p>157,237316</text:p>
          </table:table-cell>
          <table:table-cell office:value-type="float" office:value="157.18166939444001" table:style-name="ce13">
            <text:p>157,181669</text:p>
          </table:table-cell>
          <table:table-cell office:value-type="float" office:value="157.22422258591999" table:style-name="ce13">
            <text:p>157,224223</text:p>
          </table:table-cell>
          <table:table-cell office:value-type="float" office:value="157.28477905074001" table:style-name="ce13">
            <text:p>157,284779</text:p>
          </table:table-cell>
          <table:table-cell office:value-type="float" office:value="157.22422258591999" table:style-name="ce13">
            <text:p>157,224223</text:p>
          </table:table-cell>
          <table:table-cell office:value-type="float" office:value="157.17184942717" table:style-name="ce13">
            <text:p>157,171849</text:p>
          </table:table-cell>
          <table:table-cell office:value-type="float" office:value="157.19148936170001" table:style-name="ce13">
            <text:p>157,191489</text:p>
          </table:table-cell>
          <table:table-cell office:value-type="float" office:value="157.28314238953001" table:style-name="ce13">
            <text:p>157,283142</text:p>
          </table:table-cell>
          <table:table-cell office:value-type="float" office:value="157.30114566284999" table:style-name="ce13">
            <text:p>157,301146</text:p>
          </table:table-cell>
          <table:table-cell office:value-type="float" office:value="157.18003273322" table:style-name="ce13">
            <text:p>157,180033</text:p>
          </table:table-cell>
          <table:table-cell office:value-type="float" office:value="157.21440261865999" table:style-name="ce13">
            <text:p>157,214403</text:p>
          </table:table-cell>
          <table:table-cell office:value-type="float" office:value="157.31260229132999" table:style-name="ce13">
            <text:p>157,312602</text:p>
          </table:table-cell>
          <table:table-cell office:value-type="float" office:value="157.19148936170001" table:style-name="ce13">
            <text:p>157,191489</text:p>
          </table:table-cell>
          <table:table-cell office:value-type="float" office:value="157.18003273322" table:style-name="ce13">
            <text:p>157,180033</text:p>
          </table:table-cell>
          <table:table-cell office:value-type="float" office:value="157.26022913257" table:style-name="ce13">
            <text:p>157,260229</text:p>
          </table:table-cell>
          <table:table-cell office:value-type="float" office:value="157.25368248773" table:style-name="ce13">
            <text:p>157,253682</text:p>
          </table:table-cell>
          <table:table-cell office:value-type="float" office:value="157.17512274959" table:style-name="ce13">
            <text:p>157,175123</text:p>
          </table:table-cell>
          <table:table-cell office:value-type="float" office:value="157.19803600655001" table:style-name="ce13">
            <text:p>157,198036</text:p>
          </table:table-cell>
          <table:table-cell office:value-type="float" office:value="157.21440261865999" table:style-name="ce13">
            <text:p>157,214403</text:p>
          </table:table-cell>
          <table:table-cell office:value-type="float" office:value="157.11292962357001" table:style-name="ce13">
            <text:p>157,112930</text:p>
          </table:table-cell>
          <table:table-cell office:value-type="float" office:value="157.17184942717" table:style-name="ce13">
            <text:p>157,171849</text:p>
          </table:table-cell>
          <table:table-cell office:value-type="float" office:value="157.21276595744999" table:style-name="ce13">
            <text:p>157,212766</text:p>
          </table:table-cell>
          <table:table-cell office:value-type="float" office:value="157.16530278232" table:style-name="ce13">
            <text:p>157,165303</text:p>
          </table:table-cell>
          <table:table-cell office:value-type="float" office:value="157.19148936170001" table:style-name="ce13">
            <text:p>157,191489</text:p>
          </table:table-cell>
          <table:table-cell office:value-type="float" office:value="157.15220949264" table:style-name="ce13">
            <text:p>157,152209</text:p>
          </table:table-cell>
          <table:table-cell office:value-type="float" office:value="157.09328968903" table:style-name="ce13">
            <text:p>157,093290</text:p>
          </table:table-cell>
          <table:table-cell office:value-type="float" office:value="157.28805237316001" table:style-name="ce13">
            <text:p>157,288052</text:p>
          </table:table-cell>
          <table:table-cell office:value-type="float" office:value="157.11783960720001" table:style-name="ce13">
            <text:p>157,117840</text:p>
          </table:table-cell>
          <table:table-cell office:value-type="float" office:value="157.22749590834999" table:style-name="ce13">
            <text:p>157,227496</text:p>
          </table:table-cell>
          <table:table-cell office:value-type="float" office:value="157.20130932897001" table:style-name="ce13">
            <text:p>157,201309</text:p>
          </table:table-cell>
          <table:table-cell office:value-type="float" office:value="157.21931260228999" table:style-name="ce13">
            <text:p>157,219313</text:p>
          </table:table-cell>
          <table:table-cell office:value-type="float" office:value="157.19476268412001" table:style-name="ce13">
            <text:p>157,194763</text:p>
          </table:table-cell>
          <table:table-cell office:value-type="float" office:value="157.22913256955999" table:style-name="ce13">
            <text:p>157,229133</text:p>
          </table:table-cell>
          <table:table-cell office:value-type="float" office:value="157.20294599018001" table:style-name="ce13">
            <text:p>157,202946</text:p>
          </table:table-cell>
          <table:table-cell office:value-type="float" office:value="157.19803600655001" table:style-name="ce13">
            <text:p>157,198036</text:p>
          </table:table-cell>
          <table:table-cell office:value-type="float" office:value="157.21276595744999" table:style-name="ce13">
            <text:p>157,212766</text:p>
          </table:table-cell>
          <table:table-cell office:value-type="float" office:value="157.32569558101" table:style-name="ce13">
            <text:p>157,325696</text:p>
          </table:table-cell>
          <table:table-cell office:value-type="float" office:value="157.28477905074001" table:style-name="ce13">
            <text:p>157,284779</text:p>
          </table:table-cell>
          <table:table-cell office:value-type="float" office:value="157.27168576105001" table:style-name="ce13">
            <text:p>157,271686</text:p>
          </table:table-cell>
          <table:table-cell office:value-type="float" office:value="157.26677577741" table:style-name="ce13">
            <text:p>157,266776</text:p>
          </table:table-cell>
          <table:table-cell office:value-type="float" office:value="157.24222585925" table:style-name="ce13">
            <text:p>157,242226</text:p>
          </table:table-cell>
          <table:table-cell office:value-type="float" office:value="157.20621931260001" table:style-name="ce13">
            <text:p>157,206219</text:p>
          </table:table-cell>
          <table:table-cell office:value-type="float" office:value="157.17348608838" table:style-name="ce13">
            <text:p>157,173486</text:p>
          </table:table-cell>
          <table:table-cell office:value-type="float" office:value="157.27495908347001" table:style-name="ce13">
            <text:p>157,274959</text:p>
          </table:table-cell>
          <table:table-cell office:value-type="float" office:value="157.2651391162" table:style-name="ce13">
            <text:p>157,265139</text:p>
          </table:table-cell>
          <table:table-cell office:value-type="float" office:value="157.24058919804" table:style-name="ce13">
            <text:p>157,240589</text:p>
          </table:table-cell>
          <table:table-cell office:value-type="float" office:value="157.28641571195001" table:style-name="ce13">
            <text:p>157,286416</text:p>
          </table:table-cell>
          <table:table-cell office:value-type="float" office:value="157.23076923076999" table:style-name="ce13">
            <text:p>157,230769</text:p>
          </table:table-cell>
          <table:table-cell office:value-type="float" office:value="157.22749590834999" table:style-name="ce13">
            <text:p>157,227496</text:p>
          </table:table-cell>
          <table:table-cell office:value-type="float" office:value="157.21931260228999" table:style-name="ce13">
            <text:p>157,219313</text:p>
          </table:table-cell>
          <table:table-cell office:value-type="float" office:value="157.18494271686001" table:style-name="ce13">
            <text:p>157,184943</text:p>
          </table:table-cell>
          <table:table-cell office:value-type="float" office:value="157.19312602291001" table:style-name="ce13">
            <text:p>157,193126</text:p>
          </table:table-cell>
          <table:table-cell office:value-type="float" office:value="157.34860883797" table:style-name="ce13">
            <text:p>157,348609</text:p>
          </table:table-cell>
          <table:table-cell office:value-type="float" office:value="157.16693944354" table:style-name="ce13">
            <text:p>157,166939</text:p>
          </table:table-cell>
          <table:table-cell office:value-type="float" office:value="157.29787234042999" table:style-name="ce13">
            <text:p>157,297872</text:p>
          </table:table-cell>
          <table:table-cell office:value-type="float" office:value="157.32078559738" table:style-name="ce13">
            <text:p>157,320786</text:p>
          </table:table-cell>
          <table:table-cell office:value-type="float" office:value="157.21603927986999" table:style-name="ce13">
            <text:p>157,216039</text:p>
          </table:table-cell>
          <table:table-cell office:value-type="float" office:value="157.18494271686001" table:style-name="ce13">
            <text:p>157,184943</text:p>
          </table:table-cell>
          <table:table-cell office:value-type="float" office:value="157.24549918167" table:style-name="ce13">
            <text:p>157,245499</text:p>
          </table:table-cell>
          <table:table-cell office:value-type="float" office:value="157.20458265139001" table:style-name="ce13">
            <text:p>157,204583</text:p>
          </table:table-cell>
          <table:table-cell office:value-type="float" office:value="157.30441898526999" table:style-name="ce13">
            <text:p>157,304419</text:p>
          </table:table-cell>
          <table:table-cell office:value-type="float" office:value="157.26841243863001" table:style-name="ce13">
            <text:p>157,268412</text:p>
          </table:table-cell>
          <table:table-cell office:value-type="float" office:value="157.25204582651" table:style-name="ce13">
            <text:p>157,252046</text:p>
          </table:table-cell>
          <table:table-cell office:value-type="float" office:value="157.24877250409" table:style-name="ce13">
            <text:p>157,248773</text:p>
          </table:table-cell>
          <table:table-cell office:value-type="float" office:value="157.26350245499" table:style-name="ce13">
            <text:p>157,263502</text:p>
          </table:table-cell>
          <table:table-cell office:value-type="float" office:value="157.22094926349999" table:style-name="ce13">
            <text:p>157,220949</text:p>
          </table:table-cell>
          <table:table-cell office:value-type="float" office:value="157.1620294599" table:style-name="ce13">
            <text:p>157,162029</text:p>
          </table:table-cell>
          <table:table-cell office:value-type="float" office:value="157.27004909984001" table:style-name="ce13">
            <text:p>157,270049</text:p>
          </table:table-cell>
          <table:table-cell office:value-type="float" office:value="157.11292962357001" table:style-name="ce13">
            <text:p>157,112930</text:p>
          </table:table-cell>
          <table:table-cell office:value-type="float" office:value="157.27986906710001" table:style-name="ce13">
            <text:p>157,279869</text:p>
          </table:table-cell>
          <table:table-cell office:value-type="float" office:value="157.27495908347001" table:style-name="ce13">
            <text:p>157,274959</text:p>
          </table:table-cell>
          <table:table-cell office:value-type="float" office:value="157.18166939444001" table:style-name="ce13">
            <text:p>157,181669</text:p>
          </table:table-cell>
          <table:table-cell office:value-type="float" office:value="157.18657937807001" table:style-name="ce13">
            <text:p>157,186579</text:p>
          </table:table-cell>
          <table:table-cell office:value-type="float" office:value="157.31096563010999" table:style-name="ce13">
            <text:p>157,310966</text:p>
          </table:table-cell>
          <table:table-cell office:value-type="float" office:value="157.10310965630001" table:style-name="ce13">
            <text:p>157,103110</text:p>
          </table:table-cell>
          <table:table-cell office:value-type="float" office:value="157.23895253681999" table:style-name="ce13">
            <text:p>157,238953</text:p>
          </table:table-cell>
          <table:table-cell office:value-type="float" office:value="157.30278232405999" table:style-name="ce13">
            <text:p>157,302782</text:p>
          </table:table-cell>
          <table:table-cell office:value-type="float" office:value="157.23404255318999" table:style-name="ce13">
            <text:p>157,234043</text:p>
          </table:table-cell>
          <table:table-cell office:value-type="float" office:value="157.28805237316001" table:style-name="ce13">
            <text:p>157,288052</text:p>
          </table:table-cell>
          <table:table-cell office:value-type="float" office:value="157.15711947627" table:style-name="ce13">
            <text:p>157,157119</text:p>
          </table:table-cell>
          <table:table-cell office:value-type="float" office:value="157.30441898526999" table:style-name="ce13">
            <text:p>157,304419</text:p>
          </table:table-cell>
          <table:table-cell office:value-type="float" office:value="157.23076923076999" table:style-name="ce13">
            <text:p>157,230769</text:p>
          </table:table-cell>
          <table:table-cell office:value-type="float" office:value="157.14075286415999" table:style-name="ce13">
            <text:p>157,140753</text:p>
          </table:table-cell>
          <table:table-cell office:value-type="float" office:value="157.27495908347001" table:style-name="ce13">
            <text:p>157,274959</text:p>
          </table:table-cell>
          <table:table-cell office:value-type="float" office:value="157.23731587560999" table:style-name="ce13">
            <text:p>157,237316</text:p>
          </table:table-cell>
          <table:table-cell office:value-type="float" office:value="157.27332242226001" table:style-name="ce13">
            <text:p>157,273322</text:p>
          </table:table-cell>
          <table:table-cell office:value-type="float" office:value="157.31587561374999" table:style-name="ce13">
            <text:p>157,315876</text:p>
          </table:table-cell>
          <table:table-cell office:value-type="float" office:value="157.18494271686001" table:style-name="ce13">
            <text:p>157,184943</text:p>
          </table:table-cell>
          <table:table-cell office:value-type="float" office:value="157.27823240589001" table:style-name="ce13">
            <text:p>157,278232</text:p>
          </table:table-cell>
          <table:table-cell office:value-type="float" office:value="157.20949263502001" table:style-name="ce13">
            <text:p>157,209493</text:p>
          </table:table-cell>
          <table:table-cell office:value-type="float" office:value="157.19148936170001" table:style-name="ce13">
            <text:p>157,191489</text:p>
          </table:table-cell>
          <table:table-cell office:value-type="float" office:value="157.16693944354" table:style-name="ce13">
            <text:p>157,166939</text:p>
          </table:table-cell>
          <table:table-cell office:value-type="float" office:value="157.18166939444001" table:style-name="ce13">
            <text:p>157,181669</text:p>
          </table:table-cell>
          <table:table-cell office:value-type="float" office:value="157.19639934534001" table:style-name="ce13">
            <text:p>157,196399</text:p>
          </table:table-cell>
          <table:table-cell office:value-type="float" office:value="157.17021276596" table:style-name="ce13">
            <text:p>157,170213</text:p>
          </table:table-cell>
          <table:table-cell office:value-type="float" office:value="157.25204582651" table:style-name="ce13">
            <text:p>157,252046</text:p>
          </table:table-cell>
          <table:table-cell office:value-type="float" office:value="157.23567921439999" table:style-name="ce13">
            <text:p>157,235679</text:p>
          </table:table-cell>
          <table:table-cell office:value-type="float" office:value="157.22749590834999" table:style-name="ce13">
            <text:p>157,227496</text:p>
          </table:table-cell>
          <table:table-cell office:value-type="float" office:value="157.28805237316001" table:style-name="ce13">
            <text:p>157,288052</text:p>
          </table:table-cell>
          <table:table-cell office:value-type="float" office:value="157.26350245499" table:style-name="ce13">
            <text:p>157,263502</text:p>
          </table:table-cell>
          <table:table-cell office:value-type="float" office:value="157.22749590834999" table:style-name="ce13">
            <text:p>157,227496</text:p>
          </table:table-cell>
          <table:table-cell office:value-type="float" office:value="157.20294599018001" table:style-name="ce13">
            <text:p>157,202946</text:p>
          </table:table-cell>
          <table:table-cell office:value-type="float" office:value="157.18003273322" table:style-name="ce13">
            <text:p>157,180033</text:p>
          </table:table-cell>
          <table:table-cell office:value-type="float" office:value="157.13911620294999" table:style-name="ce13">
            <text:p>157,139116</text:p>
          </table:table-cell>
          <table:table-cell office:value-type="float" office:value="157.30932896889999" table:style-name="ce13">
            <text:p>157,309329</text:p>
          </table:table-cell>
          <table:table-cell office:value-type="float" office:value="157.20949263502001" table:style-name="ce13">
            <text:p>157,209493</text:p>
          </table:table-cell>
          <table:table-cell office:value-type="float" office:value="157.27168576105001" table:style-name="ce13">
            <text:p>157,271686</text:p>
          </table:table-cell>
          <table:table-cell office:value-type="float" office:value="157.13256955809999" table:style-name="ce13">
            <text:p>157,132570</text:p>
          </table:table-cell>
          <table:table-cell office:value-type="float" office:value="157.23404255318999" table:style-name="ce13">
            <text:p>157,234043</text:p>
          </table:table-cell>
          <table:table-cell office:value-type="float" office:value="157.23076923076999" table:style-name="ce13">
            <text:p>157,230769</text:p>
          </table:table-cell>
          <table:table-cell office:value-type="float" office:value="157.15548281506" table:style-name="ce13">
            <text:p>157,155483</text:p>
          </table:table-cell>
          <table:table-cell office:value-type="float" office:value="157.20458265139001" table:style-name="ce13">
            <text:p>157,204583</text:p>
          </table:table-cell>
          <table:table-cell office:value-type="float" office:value="157.15548281506" table:style-name="ce13">
            <text:p>157,155483</text:p>
          </table:table-cell>
          <table:table-cell office:value-type="float" office:value="157.28641571195001" table:style-name="ce13">
            <text:p>157,286416</text:p>
          </table:table-cell>
          <table:table-cell office:value-type="float" office:value="157.15057283141999" table:style-name="ce13">
            <text:p>157,150573</text:p>
          </table:table-cell>
          <table:table-cell office:value-type="float" office:value="157.15220949264" table:style-name="ce13">
            <text:p>157,152209</text:p>
          </table:table-cell>
          <table:table-cell office:value-type="float" office:value="157.17839607201" table:style-name="ce13">
            <text:p>157,178396</text:p>
          </table:table-cell>
          <table:table-cell office:value-type="float" office:value="157.19967266776001" table:style-name="ce13">
            <text:p>157,199673</text:p>
          </table:table-cell>
          <table:table-cell office:value-type="float" office:value="157.17021276596" table:style-name="ce13">
            <text:p>157,170213</text:p>
          </table:table-cell>
          <table:table-cell office:value-type="float" office:value="157.15384615385" table:style-name="ce13">
            <text:p>157,153846</text:p>
          </table:table-cell>
          <table:table-cell office:value-type="float" office:value="157.27004909984001" table:style-name="ce13">
            <text:p>157,270049</text:p>
          </table:table-cell>
          <table:table-cell office:value-type="float" office:value="157.27823240589001" table:style-name="ce13">
            <text:p>157,278232</text:p>
          </table:table-cell>
          <table:table-cell office:value-type="float" office:value="157.27168576105001" table:style-name="ce13">
            <text:p>157,271686</text:p>
          </table:table-cell>
          <table:table-cell office:value-type="float" office:value="157.26186579378" table:style-name="ce13">
            <text:p>157,261866</text:p>
          </table:table-cell>
          <table:table-cell office:value-type="float" office:value="157.17021276596" table:style-name="ce13">
            <text:p>157,170213</text:p>
          </table:table-cell>
          <table:table-cell office:value-type="float" office:value="157.20785597381001" table:style-name="ce13">
            <text:p>157,207856</text:p>
          </table:table-cell>
          <table:table-cell office:value-type="float" office:value="157.27659574468001" table:style-name="ce13">
            <text:p>157,276596</text:p>
          </table:table-cell>
          <table:table-cell office:value-type="float" office:value="157.30932896889999" table:style-name="ce13">
            <text:p>157,309329</text:p>
          </table:table-cell>
          <table:table-cell office:value-type="float" office:value="157.27495908347001" table:style-name="ce13">
            <text:p>157,274959</text:p>
          </table:table-cell>
          <table:table-cell office:value-type="float" office:value="157.21440261865999" table:style-name="ce13">
            <text:p>157,214403</text:p>
          </table:table-cell>
          <table:table-cell office:value-type="float" office:value="157.18330605565001" table:style-name="ce13">
            <text:p>157,183306</text:p>
          </table:table-cell>
          <table:table-cell office:value-type="float" office:value="157.26186579378" table:style-name="ce13">
            <text:p>157,261866</text:p>
          </table:table-cell>
          <table:table-cell office:value-type="float" office:value="157.29950900163999" table:style-name="ce13">
            <text:p>157,299509</text:p>
          </table:table-cell>
          <table:table-cell office:value-type="float" office:value="157.20458265139001" table:style-name="ce13">
            <text:p>157,204583</text:p>
          </table:table-cell>
          <table:table-cell office:value-type="float" office:value="157.13093289688999" table:style-name="ce13">
            <text:p>157,130933</text:p>
          </table:table-cell>
          <table:table-cell office:value-type="float" office:value="157.21931260228999" table:style-name="ce13">
            <text:p>157,219313</text:p>
          </table:table-cell>
          <table:table-cell office:value-type="float" office:value="157.1767594108" table:style-name="ce13">
            <text:p>157,176759</text:p>
          </table:table-cell>
          <table:table-cell office:value-type="float" office:value="157.25695581015" table:style-name="ce13">
            <text:p>157,256956</text:p>
          </table:table-cell>
          <table:table-cell office:value-type="float" office:value="157.23731587560999" table:style-name="ce13">
            <text:p>157,237316</text:p>
          </table:table-cell>
          <table:table-cell office:value-type="float" office:value="157.17348608838" table:style-name="ce13">
            <text:p>157,173486</text:p>
          </table:table-cell>
          <table:table-cell office:value-type="float" office:value="157.22258592470999" table:style-name="ce13">
            <text:p>157,222586</text:p>
          </table:table-cell>
          <table:table-cell office:value-type="float" office:value="157.19639934534001" table:style-name="ce13">
            <text:p>157,196399</text:p>
          </table:table-cell>
          <table:table-cell office:value-type="float" office:value="157.1767594108" table:style-name="ce13">
            <text:p>157,176759</text:p>
          </table:table-cell>
          <table:table-cell office:value-type="float" office:value="157.17021276596" table:style-name="ce13">
            <text:p>157,170213</text:p>
          </table:table-cell>
          <table:table-cell office:value-type="float" office:value="157.30114566284999" table:style-name="ce13">
            <text:p>157,301146</text:p>
          </table:table-cell>
          <table:table-cell office:value-type="float" office:value="157.22585924713999" table:style-name="ce13">
            <text:p>157,225859</text:p>
          </table:table-cell>
          <table:table-cell office:value-type="float" office:value="157.13911620294999" table:style-name="ce13">
            <text:p>157,139116</text:p>
          </table:table-cell>
          <table:table-cell office:value-type="float" office:value="157.20621931260001" table:style-name="ce13">
            <text:p>157,206219</text:p>
          </table:table-cell>
          <table:table-cell office:value-type="float" office:value="157.22585924713999" table:style-name="ce13">
            <text:p>157,225859</text:p>
          </table:table-cell>
          <table:table-cell office:value-type="float" office:value="157.30605564647999" table:style-name="ce13">
            <text:p>157,306056</text:p>
          </table:table-cell>
          <table:table-cell office:value-type="float" office:value="157.26186579378" table:style-name="ce13">
            <text:p>157,261866</text:p>
          </table:table-cell>
          <table:table-cell office:value-type="float" office:value="157.32896890344" table:style-name="ce13">
            <text:p>157,328969</text:p>
          </table:table-cell>
          <table:table-cell office:value-type="float" office:value="157.11456628478001" table:style-name="ce13">
            <text:p>157,114566</text:p>
          </table:table-cell>
          <table:table-cell office:value-type="float" office:value="157.23895253681999" table:style-name="ce13">
            <text:p>157,238953</text:p>
          </table:table-cell>
          <table:table-cell office:value-type="float" office:value="157.21276595744999" table:style-name="ce13">
            <text:p>157,212766</text:p>
          </table:table-cell>
          <table:table-cell office:value-type="float" office:value="157.2504091653" table:style-name="ce13">
            <text:p>157,250409</text:p>
          </table:table-cell>
          <table:table-cell office:value-type="float" office:value="157.26186579378" table:style-name="ce13">
            <text:p>157,261866</text:p>
          </table:table-cell>
          <table:table-cell office:value-type="float" office:value="157.15220949264" table:style-name="ce13">
            <text:p>157,152209</text:p>
          </table:table-cell>
          <table:table-cell office:value-type="float" office:value="157.22422258591999" table:style-name="ce13">
            <text:p>157,224223</text:p>
          </table:table-cell>
          <table:table-cell office:value-type="float" office:value="157.15220949264" table:style-name="ce13">
            <text:p>157,152209</text:p>
          </table:table-cell>
          <table:table-cell office:value-type="float" office:value="157.23895253681999" table:style-name="ce13">
            <text:p>157,238953</text:p>
          </table:table-cell>
          <table:table-cell office:value-type="float" office:value="157.21440261865999" table:style-name="ce13">
            <text:p>157,214403</text:p>
          </table:table-cell>
          <table:table-cell office:value-type="float" office:value="157.20949263502001" table:style-name="ce13">
            <text:p>157,209493</text:p>
          </table:table-cell>
          <table:table-cell office:value-type="float" office:value="157.22749590834999" table:style-name="ce13">
            <text:p>157,227496</text:p>
          </table:table-cell>
          <table:table-cell office:value-type="float" office:value="157.20458265139001" table:style-name="ce13">
            <text:p>157,204583</text:p>
          </table:table-cell>
          <table:table-cell office:value-type="float" office:value="157.11620294599001" table:style-name="ce13">
            <text:p>157,116203</text:p>
          </table:table-cell>
          <table:table-cell office:value-type="float" office:value="157.15057283141999" table:style-name="ce13">
            <text:p>157,150573</text:p>
          </table:table-cell>
          <table:table-cell office:value-type="float" office:value="157.24386252046" table:style-name="ce13">
            <text:p>157,243863</text:p>
          </table:table-cell>
          <table:table-cell office:value-type="float" office:value="157.24386252046" table:style-name="ce13">
            <text:p>157,243863</text:p>
          </table:table-cell>
          <table:table-cell office:value-type="float" office:value="157.22422258591999" table:style-name="ce13">
            <text:p>157,224223</text:p>
          </table:table-cell>
          <table:table-cell office:value-type="float" office:value="157.23895253681999" table:style-name="ce13">
            <text:p>157,238953</text:p>
          </table:table-cell>
          <table:table-cell office:value-type="float" office:value="157.18330605565001" table:style-name="ce13">
            <text:p>157,183306</text:p>
          </table:table-cell>
          <table:table-cell office:value-type="float" office:value="157.23895253681999" table:style-name="ce13">
            <text:p>157,238953</text:p>
          </table:table-cell>
          <table:table-cell office:value-type="float" office:value="157.20621931260001" table:style-name="ce13">
            <text:p>157,206219</text:p>
          </table:table-cell>
          <table:table-cell office:value-type="float" office:value="157.21440261865999" table:style-name="ce13">
            <text:p>157,214403</text:p>
          </table:table-cell>
          <table:table-cell office:value-type="float" office:value="157.23240589197999" table:style-name="ce13">
            <text:p>157,232406</text:p>
          </table:table-cell>
          <table:table-cell office:value-type="float" office:value="157.26022913257" table:style-name="ce13">
            <text:p>157,260229</text:p>
          </table:table-cell>
          <table:table-cell table:number-columns-repeated="16187"/>
        </table:table-row>
        <table:table-row table:style-name="ro2">
          <table:table-cell office:value-type="string" table:style-name="ce2">
            <text:p>instance02</text:p>
          </table:table-cell>
          <table:table-cell office:value-type="float" office:value="36.726443965036616" table:formula="of:=[.F3]-[.I3]" table:style-name="ce5">
            <text:p>36,726444</text:p>
          </table:table-cell>
          <table:table-cell office:value-type="float" office:value="37.816153028693002" table:formula="of:=MAX([.$K3:.GO3])" table:style-name="ce5">
            <text:p>37,816153</text:p>
          </table:table-cell>
          <table:table-cell office:value-type="float" office:value="35.836344314559" table:formula="of:=MIN([.$K3:.GN3])" table:style-name="ce5">
            <text:p>35,836344</text:p>
          </table:table-cell>
          <table:table-cell office:value-type="float" office:value="37.348547368565669" table:formula="of:=[.F3]+[.I3]" table:style-name="ce5">
            <text:p>37,348547</text:p>
          </table:table-cell>
          <table:table-cell office:value-type="float" office:value="37.037495666801142" table:formula="of:=AVERAGE([.$K3:.GO3])" table:style-name="ce5">
            <text:p>37,037496</text:p>
          </table:table-cell>
          <table:table-cell table:number-columns-repeated="2" table:style-name="ce7"/>
          <table:table-cell office:value-type="float" office:value="0.31105170176452918" table:formula="of:=STDEV([.$K3:.GO3])" table:style-name="ce5">
            <text:p>0,311052</text:p>
          </table:table-cell>
          <table:table-cell office:value-type="float" office:value="34.708820000000003" table:style-name="ce10">
            <text:p>34,708820</text:p>
          </table:table-cell>
          <table:table-cell office:value-type="float" office:value="37.241232731137003" table:style-name="ce13">
            <text:p>37,241233</text:p>
          </table:table-cell>
          <table:table-cell office:value-type="float" office:value="37.146652497342998" table:style-name="ce13">
            <text:p>37,146652</text:p>
          </table:table-cell>
          <table:table-cell office:value-type="float" office:value="37.127523910732997" table:style-name="ce13">
            <text:p>37,127524</text:p>
          </table:table-cell>
          <table:table-cell office:value-type="float" office:value="35.836344314559" table:style-name="ce13">
            <text:p>35,836344</text:p>
          </table:table-cell>
          <table:table-cell office:value-type="float" office:value="37.052072263549" table:style-name="ce13">
            <text:p>37,052072</text:p>
          </table:table-cell>
          <table:table-cell office:value-type="float" office:value="37.244420828905" table:style-name="ce13">
            <text:p>37,244421</text:p>
          </table:table-cell>
          <table:table-cell office:value-type="float" office:value="36.840595111582999" table:style-name="ce13">
            <text:p>36,840595</text:p>
          </table:table-cell>
          <table:table-cell office:value-type="float" office:value="37.002125398512" table:style-name="ce13">
            <text:p>37,002125</text:p>
          </table:table-cell>
          <table:table-cell office:value-type="float" office:value="36.911795961743003" table:style-name="ce13">
            <text:p>36,911796</text:p>
          </table:table-cell>
          <table:table-cell office:value-type="float" office:value="37.257173219979002" table:style-name="ce13">
            <text:p>37,257173</text:p>
          </table:table-cell>
          <table:table-cell office:value-type="float" office:value="37.017003188098002" table:style-name="ce13">
            <text:p>37,017003</text:p>
          </table:table-cell>
          <table:table-cell office:value-type="float" office:value="36.205100956429" table:style-name="ce13">
            <text:p>36,205101</text:p>
          </table:table-cell>
          <table:table-cell office:value-type="float" office:value="37.003188097768003" table:style-name="ce13">
            <text:p>37,003188</text:p>
          </table:table-cell>
          <table:table-cell office:value-type="float" office:value="37.150903294368" table:style-name="ce13">
            <text:p>37,150903</text:p>
          </table:table-cell>
          <table:table-cell office:value-type="float" office:value="37.221041445270998" table:style-name="ce13">
            <text:p>37,221041</text:p>
          </table:table-cell>
          <table:table-cell office:value-type="float" office:value="36.758767268862997" table:style-name="ce13">
            <text:p>36,758767</text:p>
          </table:table-cell>
          <table:table-cell office:value-type="float" office:value="37.534537725824002" table:style-name="ce13">
            <text:p>37,534538</text:p>
          </table:table-cell>
          <table:table-cell office:value-type="float" office:value="37.132837407014001" table:style-name="ce13">
            <text:p>37,132837</text:p>
          </table:table-cell>
          <table:table-cell office:value-type="float" office:value="36.838469713070999" table:style-name="ce13">
            <text:p>36,838470</text:p>
          </table:table-cell>
          <table:table-cell office:value-type="float" office:value="37.241232731137003" table:style-name="ce13">
            <text:p>37,241233</text:p>
          </table:table-cell>
          <table:table-cell office:value-type="float" office:value="36.883103081827997" table:style-name="ce13">
            <text:p>36,883103</text:p>
          </table:table-cell>
          <table:table-cell office:value-type="float" office:value="37.091392136026002" table:style-name="ce13">
            <text:p>37,091392</text:p>
          </table:table-cell>
          <table:table-cell office:value-type="float" office:value="36.942614240170002" table:style-name="ce13">
            <text:p>36,942614</text:p>
          </table:table-cell>
          <table:table-cell office:value-type="float" office:value="36.851222104145002" table:style-name="ce13">
            <text:p>36,851222</text:p>
          </table:table-cell>
          <table:table-cell office:value-type="float" office:value="36.939426142401999" table:style-name="ce13">
            <text:p>36,939426</text:p>
          </table:table-cell>
          <table:table-cell office:value-type="float" office:value="36.791710945802002" table:style-name="ce13">
            <text:p>36,791711</text:p>
          </table:table-cell>
          <table:table-cell office:value-type="float" office:value="37.051009564292997" table:style-name="ce13">
            <text:p>37,051010</text:p>
          </table:table-cell>
          <table:table-cell office:value-type="float" office:value="36.547290116897003" table:style-name="ce13">
            <text:p>36,547290</text:p>
          </table:table-cell>
          <table:table-cell office:value-type="float" office:value="36.688629117959998" table:style-name="ce13">
            <text:p>36,688629</text:p>
          </table:table-cell>
          <table:table-cell office:value-type="float" office:value="37.140276301806999" table:style-name="ce13">
            <text:p>37,140276</text:p>
          </table:table-cell>
          <table:table-cell office:value-type="float" office:value="37.352816153029003" table:style-name="ce13">
            <text:p>37,352816</text:p>
          </table:table-cell>
          <table:table-cell office:value-type="float" office:value="36.773645058447997" table:style-name="ce13">
            <text:p>36,773645</text:p>
          </table:table-cell>
          <table:table-cell office:value-type="float" office:value="36.616365568543998" table:style-name="ce13">
            <text:p>36,616366</text:p>
          </table:table-cell>
          <table:table-cell office:value-type="float" office:value="37.731137088204001" table:style-name="ce13">
            <text:p>37,731137</text:p>
          </table:table-cell>
          <table:table-cell office:value-type="float" office:value="37.416578108395001" table:style-name="ce13">
            <text:p>37,416578</text:p>
          </table:table-cell>
          <table:table-cell office:value-type="float" office:value="36.788522848033999" table:style-name="ce13">
            <text:p>36,788523</text:p>
          </table:table-cell>
          <table:table-cell office:value-type="float" office:value="37.277364505845" table:style-name="ce13">
            <text:p>37,277365</text:p>
          </table:table-cell>
          <table:table-cell office:value-type="float" office:value="37.079702444208003" table:style-name="ce13">
            <text:p>37,079702</text:p>
          </table:table-cell>
          <table:table-cell office:value-type="float" office:value="36.899043570669001" table:style-name="ce13">
            <text:p>36,899044</text:p>
          </table:table-cell>
          <table:table-cell office:value-type="float" office:value="37.053134962805998" table:style-name="ce13">
            <text:p>37,053135</text:p>
          </table:table-cell>
          <table:table-cell office:value-type="float" office:value="37.151965993624003" table:style-name="ce13">
            <text:p>37,151966</text:p>
          </table:table-cell>
          <table:table-cell office:value-type="float" office:value="37.345377258235999" table:style-name="ce13">
            <text:p>37,345377</text:p>
          </table:table-cell>
          <table:table-cell office:value-type="float" office:value="36.742826780020998" table:style-name="ce13">
            <text:p>36,742827</text:p>
          </table:table-cell>
          <table:table-cell office:value-type="float" office:value="36.965993623804003" table:style-name="ce13">
            <text:p>36,965994</text:p>
          </table:table-cell>
          <table:table-cell office:value-type="float" office:value="36.985122210413998" table:style-name="ce13">
            <text:p>36,985122</text:p>
          </table:table-cell>
          <table:table-cell office:value-type="float" office:value="37.369819341125996" table:style-name="ce13">
            <text:p>37,369819</text:p>
          </table:table-cell>
          <table:table-cell office:value-type="float" office:value="36.948990435707003" table:style-name="ce13">
            <text:p>36,948990</text:p>
          </table:table-cell>
          <table:table-cell office:value-type="float" office:value="36.899043570669001" table:style-name="ce13">
            <text:p>36,899044</text:p>
          </table:table-cell>
          <table:table-cell office:value-type="float" office:value="37.064824654623003" table:style-name="ce13">
            <text:p>37,064825</text:p>
          </table:table-cell>
          <table:table-cell office:value-type="float" office:value="37.448459086078998" table:style-name="ce13">
            <text:p>37,448459</text:p>
          </table:table-cell>
          <table:table-cell office:value-type="float" office:value="36.524973432518998" table:style-name="ce13">
            <text:p>36,524973</text:p>
          </table:table-cell>
          <table:table-cell office:value-type="float" office:value="37.066950053135002" table:style-name="ce13">
            <text:p>37,066950</text:p>
          </table:table-cell>
          <table:table-cell office:value-type="float" office:value="37.134962805526001" table:style-name="ce13">
            <text:p>37,134963</text:p>
          </table:table-cell>
          <table:table-cell office:value-type="float" office:value="37.022316684377998" table:style-name="ce13">
            <text:p>37,022317</text:p>
          </table:table-cell>
          <table:table-cell office:value-type="float" office:value="37.008501594049001" table:style-name="ce13">
            <text:p>37,008502</text:p>
          </table:table-cell>
          <table:table-cell office:value-type="float" office:value="37.013815090328997" table:style-name="ce13">
            <text:p>37,013815</text:p>
          </table:table-cell>
          <table:table-cell office:value-type="float" office:value="37.540913921360001" table:style-name="ce13">
            <text:p>37,540914</text:p>
          </table:table-cell>
          <table:table-cell office:value-type="float" office:value="37.008501594049001" table:style-name="ce13">
            <text:p>37,008502</text:p>
          </table:table-cell>
          <table:table-cell office:value-type="float" office:value="37.55472901169" table:style-name="ce13">
            <text:p>37,554729</text:p>
          </table:table-cell>
          <table:table-cell office:value-type="float" office:value="36.912858660998999" table:style-name="ce13">
            <text:p>36,912859</text:p>
          </table:table-cell>
          <table:table-cell office:value-type="float" office:value="37.004250797024" table:style-name="ce13">
            <text:p>37,004251</text:p>
          </table:table-cell>
          <table:table-cell office:value-type="float" office:value="36.700318809777002" table:style-name="ce13">
            <text:p>36,700319</text:p>
          </table:table-cell>
          <table:table-cell office:value-type="float" office:value="37.396386822529003" table:style-name="ce13">
            <text:p>37,396387</text:p>
          </table:table-cell>
          <table:table-cell office:value-type="float" office:value="37.141339001063002" table:style-name="ce13">
            <text:p>37,141339</text:p>
          </table:table-cell>
          <table:table-cell office:value-type="float" office:value="36.714133900105999" table:style-name="ce13">
            <text:p>36,714134</text:p>
          </table:table-cell>
          <table:table-cell office:value-type="float" office:value="37.180658873539002" table:style-name="ce13">
            <text:p>37,180659</text:p>
          </table:table-cell>
          <table:table-cell office:value-type="float" office:value="37.062699256111003" table:style-name="ce13">
            <text:p>37,062699</text:p>
          </table:table-cell>
          <table:table-cell office:value-type="float" office:value="36.671625929862003" table:style-name="ce13">
            <text:p>36,671626</text:p>
          </table:table-cell>
          <table:table-cell office:value-type="float" office:value="37.193411264612003" table:style-name="ce13">
            <text:p>37,193411</text:p>
          </table:table-cell>
          <table:table-cell office:value-type="float" office:value="37.130712008502002" table:style-name="ce13">
            <text:p>37,130712</text:p>
          </table:table-cell>
          <table:table-cell office:value-type="float" office:value="37.200850159405" table:style-name="ce13">
            <text:p>37,200850</text:p>
          </table:table-cell>
          <table:table-cell office:value-type="float" office:value="37.401700318810001" table:style-name="ce13">
            <text:p>37,401700</text:p>
          </table:table-cell>
          <table:table-cell office:value-type="float" office:value="37.064824654623003" table:style-name="ce13">
            <text:p>37,064825</text:p>
          </table:table-cell>
          <table:table-cell office:value-type="float" office:value="37.422954303932002" table:style-name="ce13">
            <text:p>37,422954</text:p>
          </table:table-cell>
          <table:table-cell office:value-type="float" office:value="37.218916046758999" table:style-name="ce13">
            <text:p>37,218916</text:p>
          </table:table-cell>
          <table:table-cell office:value-type="float" office:value="37.090329436768997" table:style-name="ce13">
            <text:p>37,090329</text:p>
          </table:table-cell>
          <table:table-cell office:value-type="float" office:value="36.436769394260999" table:style-name="ce13">
            <text:p>36,436769</text:p>
          </table:table-cell>
          <table:table-cell office:value-type="float" office:value="37.131774707757998" table:style-name="ce13">
            <text:p>37,131775</text:p>
          </table:table-cell>
          <table:table-cell office:value-type="float" office:value="36.567481402763001" table:style-name="ce13">
            <text:p>36,567481</text:p>
          </table:table-cell>
          <table:table-cell office:value-type="float" office:value="37.362380446334001" table:style-name="ce13">
            <text:p>37,362380</text:p>
          </table:table-cell>
          <table:table-cell office:value-type="float" office:value="36.878852284803003" table:style-name="ce13">
            <text:p>36,878852</text:p>
          </table:table-cell>
          <table:table-cell office:value-type="float" office:value="36.710945802338003" table:style-name="ce13">
            <text:p>36,710946</text:p>
          </table:table-cell>
          <table:table-cell office:value-type="float" office:value="36.811902231668" table:style-name="ce13">
            <text:p>36,811902</text:p>
          </table:table-cell>
          <table:table-cell office:value-type="float" office:value="36.733262486716001" table:style-name="ce13">
            <text:p>36,733262</text:p>
          </table:table-cell>
          <table:table-cell office:value-type="float" office:value="37.602550478215001" table:style-name="ce13">
            <text:p>37,602550</text:p>
          </table:table-cell>
          <table:table-cell office:value-type="float" office:value="36.860786397449999" table:style-name="ce13">
            <text:p>36,860786</text:p>
          </table:table-cell>
          <table:table-cell office:value-type="float" office:value="37.175345377257997" table:style-name="ce13">
            <text:p>37,175345</text:p>
          </table:table-cell>
          <table:table-cell office:value-type="float" office:value="36.630180658874004" table:style-name="ce13">
            <text:p>36,630181</text:p>
          </table:table-cell>
          <table:table-cell office:value-type="float" office:value="36.750265674814003" table:style-name="ce13">
            <text:p>36,750266</text:p>
          </table:table-cell>
          <table:table-cell office:value-type="float" office:value="36.760892667375003" table:style-name="ce13">
            <text:p>36,760893</text:p>
          </table:table-cell>
          <table:table-cell office:value-type="float" office:value="36.980871413389998" table:style-name="ce13">
            <text:p>36,980871</text:p>
          </table:table-cell>
          <table:table-cell office:value-type="float" office:value="37.147715196599002" table:style-name="ce13">
            <text:p>37,147715</text:p>
          </table:table-cell>
          <table:table-cell office:value-type="float" office:value="37.075451647184003" table:style-name="ce13">
            <text:p>37,075452</text:p>
          </table:table-cell>
          <table:table-cell office:value-type="float" office:value="36.859723698193001" table:style-name="ce13">
            <text:p>36,859724</text:p>
          </table:table-cell>
          <table:table-cell office:value-type="float" office:value="36.985122210413998" table:style-name="ce13">
            <text:p>36,985122</text:p>
          </table:table-cell>
          <table:table-cell office:value-type="float" office:value="37.105207226354999" table:style-name="ce13">
            <text:p>37,105207</text:p>
          </table:table-cell>
          <table:table-cell office:value-type="float" office:value="37.233793836343999" table:style-name="ce13">
            <text:p>37,233794</text:p>
          </table:table-cell>
          <table:table-cell office:value-type="float" office:value="37.655685441019997" table:style-name="ce13">
            <text:p>37,655685</text:p>
          </table:table-cell>
          <table:table-cell office:value-type="float" office:value="36.895855472900998" table:style-name="ce13">
            <text:p>36,895855</text:p>
          </table:table-cell>
          <table:table-cell office:value-type="float" office:value="36.810839532411997" table:style-name="ce13">
            <text:p>36,810840</text:p>
          </table:table-cell>
          <table:table-cell office:value-type="float" office:value="37.470775770457003" table:style-name="ce13">
            <text:p>37,470776</text:p>
          </table:table-cell>
          <table:table-cell office:value-type="float" office:value="37.015940488841999" table:style-name="ce13">
            <text:p>37,015940</text:p>
          </table:table-cell>
          <table:table-cell office:value-type="float" office:value="36.988310308183003" table:style-name="ce13">
            <text:p>36,988310</text:p>
          </table:table-cell>
          <table:table-cell office:value-type="float" office:value="36.510095642933003" table:style-name="ce13">
            <text:p>36,510096</text:p>
          </table:table-cell>
          <table:table-cell office:value-type="float" office:value="37.44527098831" table:style-name="ce13">
            <text:p>37,445271</text:p>
          </table:table-cell>
          <table:table-cell office:value-type="float" office:value="37.473963868224999" table:style-name="ce13">
            <text:p>37,473964</text:p>
          </table:table-cell>
          <table:table-cell office:value-type="float" office:value="37.409139213602998" table:style-name="ce13">
            <text:p>37,409139</text:p>
          </table:table-cell>
          <table:table-cell office:value-type="float" office:value="36.976620616365999" table:style-name="ce13">
            <text:p>36,976621</text:p>
          </table:table-cell>
          <table:table-cell office:value-type="float" office:value="37.515409139214" table:style-name="ce13">
            <text:p>37,515409</text:p>
          </table:table-cell>
          <table:table-cell office:value-type="float" office:value="36.909670563231003" table:style-name="ce13">
            <text:p>36,909671</text:p>
          </table:table-cell>
          <table:table-cell office:value-type="float" office:value="37.241232731137003" table:style-name="ce13">
            <text:p>37,241233</text:p>
          </table:table-cell>
          <table:table-cell office:value-type="float" office:value="36.702444208289002" table:style-name="ce13">
            <text:p>36,702444</text:p>
          </table:table-cell>
          <table:table-cell office:value-type="float" office:value="36.723698193411003" table:style-name="ce13">
            <text:p>36,723698</text:p>
          </table:table-cell>
          <table:table-cell office:value-type="float" office:value="37.116896918172003" table:style-name="ce13">
            <text:p>37,116897</text:p>
          </table:table-cell>
          <table:table-cell office:value-type="float" office:value="37.073326248671997" table:style-name="ce13">
            <text:p>37,073326</text:p>
          </table:table-cell>
          <table:table-cell office:value-type="float" office:value="37.091392136026002" table:style-name="ce13">
            <text:p>37,091392</text:p>
          </table:table-cell>
          <table:table-cell office:value-type="float" office:value="37.038257173220003" table:style-name="ce13">
            <text:p>37,038257</text:p>
          </table:table-cell>
          <table:table-cell office:value-type="float" office:value="37.020191285865998" table:style-name="ce13">
            <text:p>37,020191</text:p>
          </table:table-cell>
          <table:table-cell office:value-type="float" office:value="37.001062699256003" table:style-name="ce13">
            <text:p>37,001063</text:p>
          </table:table-cell>
          <table:table-cell office:value-type="float" office:value="37.331562167906" table:style-name="ce13">
            <text:p>37,331562</text:p>
          </table:table-cell>
          <table:table-cell office:value-type="float" office:value="36.853347502657002" table:style-name="ce13">
            <text:p>36,853348</text:p>
          </table:table-cell>
          <table:table-cell office:value-type="float" office:value="37.245483528161998" table:style-name="ce13">
            <text:p>37,245484</text:p>
          </table:table-cell>
          <table:table-cell office:value-type="float" office:value="37.425079702444002" table:style-name="ce13">
            <text:p>37,425080</text:p>
          </table:table-cell>
          <table:table-cell office:value-type="float" office:value="36.981934112646002" table:style-name="ce13">
            <text:p>36,981934</text:p>
          </table:table-cell>
          <table:table-cell office:value-type="float" office:value="36.739638682253002" table:style-name="ce13">
            <text:p>36,739639</text:p>
          </table:table-cell>
          <table:table-cell office:value-type="float" office:value="36.463336875663998" table:style-name="ce13">
            <text:p>36,463337</text:p>
          </table:table-cell>
          <table:table-cell office:value-type="float" office:value="36.792773645057999" table:style-name="ce13">
            <text:p>36,792774</text:p>
          </table:table-cell>
          <table:table-cell office:value-type="float" office:value="37.780021253984998" table:style-name="ce13">
            <text:p>37,780021</text:p>
          </table:table-cell>
          <table:table-cell office:value-type="float" office:value="37.105207226354999" table:style-name="ce13">
            <text:p>37,105207</text:p>
          </table:table-cell>
          <table:table-cell office:value-type="float" office:value="37.154091392136003" table:style-name="ce13">
            <text:p>37,154091</text:p>
          </table:table-cell>
          <table:table-cell office:value-type="float" office:value="36.751328374069999" table:style-name="ce13">
            <text:p>36,751328</text:p>
          </table:table-cell>
          <table:table-cell office:value-type="float" office:value="36.556854410202" table:style-name="ce13">
            <text:p>36,556854</text:p>
          </table:table-cell>
          <table:table-cell office:value-type="float" office:value="36.929861849097001" table:style-name="ce13">
            <text:p>36,929862</text:p>
          </table:table-cell>
          <table:table-cell office:value-type="float" office:value="37.072263549416" table:style-name="ce13">
            <text:p>37,072264</text:p>
          </table:table-cell>
          <table:table-cell office:value-type="float" office:value="37.256110520722999" table:style-name="ce13">
            <text:p>37,256111</text:p>
          </table:table-cell>
          <table:table-cell office:value-type="float" office:value="36.967056323061001" table:style-name="ce13">
            <text:p>36,967056</text:p>
          </table:table-cell>
          <table:table-cell office:value-type="float" office:value="37.282678002125003" table:style-name="ce13">
            <text:p>37,282678</text:p>
          </table:table-cell>
          <table:table-cell office:value-type="float" office:value="37.209351753454001" table:style-name="ce13">
            <text:p>37,209352</text:p>
          </table:table-cell>
          <table:table-cell office:value-type="float" office:value="37.52178533475" table:style-name="ce13">
            <text:p>37,521785</text:p>
          </table:table-cell>
          <table:table-cell office:value-type="float" office:value="36.662061636556999" table:style-name="ce13">
            <text:p>36,662062</text:p>
          </table:table-cell>
          <table:table-cell office:value-type="float" office:value="36.499468650372002" table:style-name="ce13">
            <text:p>36,499469</text:p>
          </table:table-cell>
          <table:table-cell office:value-type="float" office:value="37.433581296493003" table:style-name="ce13">
            <text:p>37,433581</text:p>
          </table:table-cell>
          <table:table-cell office:value-type="float" office:value="36.756641870350997" table:style-name="ce13">
            <text:p>36,756642</text:p>
          </table:table-cell>
          <table:table-cell office:value-type="float" office:value="36.986184909671003" table:style-name="ce13">
            <text:p>36,986185</text:p>
          </table:table-cell>
          <table:table-cell office:value-type="float" office:value="36.364505844846001" table:style-name="ce13">
            <text:p>36,364506</text:p>
          </table:table-cell>
          <table:table-cell office:value-type="float" office:value="36.485653560042998" table:style-name="ce13">
            <text:p>36,485654</text:p>
          </table:table-cell>
          <table:table-cell office:value-type="float" office:value="36.906482465461998" table:style-name="ce13">
            <text:p>36,906482</text:p>
          </table:table-cell>
          <table:table-cell office:value-type="float" office:value="37.363443145589997" table:style-name="ce13">
            <text:p>37,363443</text:p>
          </table:table-cell>
          <table:table-cell office:value-type="float" office:value="37.454835281614997" table:style-name="ce13">
            <text:p>37,454835</text:p>
          </table:table-cell>
          <table:table-cell office:value-type="float" office:value="37.094580233793998" table:style-name="ce13">
            <text:p>37,094580</text:p>
          </table:table-cell>
          <table:table-cell office:value-type="float" office:value="37.331562167906" table:style-name="ce13">
            <text:p>37,331562</text:p>
          </table:table-cell>
          <table:table-cell office:value-type="float" office:value="36.522848034006003" table:style-name="ce13">
            <text:p>36,522848</text:p>
          </table:table-cell>
          <table:table-cell office:value-type="float" office:value="36.878852284803003" table:style-name="ce13">
            <text:p>36,878852</text:p>
          </table:table-cell>
          <table:table-cell office:value-type="float" office:value="37.119022316684003" table:style-name="ce13">
            <text:p>37,119022</text:p>
          </table:table-cell>
          <table:table-cell office:value-type="float" office:value="37.517534537726" table:style-name="ce13">
            <text:p>37,517535</text:p>
          </table:table-cell>
          <table:table-cell office:value-type="float" office:value="36.974495217852997" table:style-name="ce13">
            <text:p>36,974495</text:p>
          </table:table-cell>
          <table:table-cell office:value-type="float" office:value="36.890541976621002" table:style-name="ce13">
            <text:p>36,890542</text:p>
          </table:table-cell>
          <table:table-cell office:value-type="float" office:value="36.899043570669001" table:style-name="ce13">
            <text:p>36,899044</text:p>
          </table:table-cell>
          <table:table-cell office:value-type="float" office:value="36.433581296493003" table:style-name="ce13">
            <text:p>36,433581</text:p>
          </table:table-cell>
          <table:table-cell office:value-type="float" office:value="36.935175345376997" table:style-name="ce13">
            <text:p>36,935175</text:p>
          </table:table-cell>
          <table:table-cell office:value-type="float" office:value="37.426142401699998" table:style-name="ce13">
            <text:p>37,426142</text:p>
          </table:table-cell>
          <table:table-cell office:value-type="float" office:value="37.218916046758999" table:style-name="ce13">
            <text:p>37,218916</text:p>
          </table:table-cell>
          <table:table-cell office:value-type="float" office:value="36.392136025505003" table:style-name="ce13">
            <text:p>36,392136</text:p>
          </table:table-cell>
          <table:table-cell office:value-type="float" office:value="37.236981934112997" table:style-name="ce13">
            <text:p>37,236982</text:p>
          </table:table-cell>
          <table:table-cell office:value-type="float" office:value="36.780021253984998" table:style-name="ce13">
            <text:p>36,780021</text:p>
          </table:table-cell>
          <table:table-cell office:value-type="float" office:value="37.267800212540003" table:style-name="ce13">
            <text:p>37,267800</text:p>
          </table:table-cell>
          <table:table-cell office:value-type="float" office:value="37.018065887353998" table:style-name="ce13">
            <text:p>37,018066</text:p>
          </table:table-cell>
          <table:table-cell office:value-type="float" office:value="37.386822529223998" table:style-name="ce13">
            <text:p>37,386823</text:p>
          </table:table-cell>
          <table:table-cell office:value-type="float" office:value="37.124335812965001" table:style-name="ce13">
            <text:p>37,124336</text:p>
          </table:table-cell>
          <table:table-cell office:value-type="float" office:value="37.206163655685003" table:style-name="ce13">
            <text:p>37,206164</text:p>
          </table:table-cell>
          <table:table-cell office:value-type="float" office:value="36.584484590861003" table:style-name="ce13">
            <text:p>36,584485</text:p>
          </table:table-cell>
          <table:table-cell office:value-type="float" office:value="37.183846971306998" table:style-name="ce13">
            <text:p>37,183847</text:p>
          </table:table-cell>
          <table:table-cell office:value-type="float" office:value="37.501594048884002" table:style-name="ce13">
            <text:p>37,501594</text:p>
          </table:table-cell>
          <table:table-cell office:value-type="float" office:value="37.176408076514001" table:style-name="ce13">
            <text:p>37,176408</text:p>
          </table:table-cell>
          <table:table-cell office:value-type="float" office:value="37.087141339001001" table:style-name="ce13">
            <text:p>37,087141</text:p>
          </table:table-cell>
          <table:table-cell office:value-type="float" office:value="36.764080765142999" table:style-name="ce13">
            <text:p>36,764081</text:p>
          </table:table-cell>
          <table:table-cell office:value-type="float" office:value="37.239107332624997" table:style-name="ce13">
            <text:p>37,239107</text:p>
          </table:table-cell>
          <table:table-cell office:value-type="float" office:value="37.816153028693002" table:style-name="ce13">
            <text:p>37,816153</text:p>
          </table:table-cell>
          <table:table-cell office:value-type="float" office:value="37.284803400637998" table:style-name="ce13">
            <text:p>37,284803</text:p>
          </table:table-cell>
          <table:table-cell office:value-type="float" office:value="36.723698193411003" table:style-name="ce13">
            <text:p>36,723698</text:p>
          </table:table-cell>
          <table:table-cell office:value-type="float" office:value="37.382571732199999" table:style-name="ce13">
            <text:p>37,382572</text:p>
          </table:table-cell>
          <table:table-cell office:value-type="float" office:value="37.455897980871001" table:style-name="ce13">
            <text:p>37,455898</text:p>
          </table:table-cell>
          <table:table-cell office:value-type="float" office:value="36.993623804462999" table:style-name="ce13">
            <text:p>36,993624</text:p>
          </table:table-cell>
          <table:table-cell office:value-type="float" office:value="37.182784272051002" table:style-name="ce13">
            <text:p>37,182784</text:p>
          </table:table-cell>
          <table:table-cell office:value-type="float" office:value="37.293304994686999" table:style-name="ce13">
            <text:p>37,293305</text:p>
          </table:table-cell>
          <table:table-cell office:value-type="float" office:value="36.665249734325002" table:style-name="ce13">
            <text:p>36,665250</text:p>
          </table:table-cell>
          <table:table-cell office:value-type="float" office:value="36.818278427205001" table:style-name="ce13">
            <text:p>36,818278</text:p>
          </table:table-cell>
          <table:table-cell table:number-columns-repeated="16187"/>
        </table:table-row>
        <table:table-row table:style-name="ro2">
          <table:table-cell office:value-type="string" table:style-name="ce2">
            <text:p>instance03</text:p>
          </table:table-cell>
          <table:table-cell office:value-type="float" office:value="34.408750667603968" table:formula="of:=[.F4]-[.I4]" table:style-name="ce5">
            <text:p>34,408751</text:p>
          </table:table-cell>
          <table:table-cell office:value-type="float" office:value="35.631999999999998" table:formula="of:=MAX([.$K4:.GO4])" table:style-name="ce5">
            <text:p>35,632000</text:p>
          </table:table-cell>
          <table:table-cell office:value-type="float" office:value="33.897777777778003" table:formula="of:=MIN([.$K4:.GN4])" table:style-name="ce5">
            <text:p>33,897778</text:p>
          </table:table-cell>
          <table:table-cell office:value-type="float" office:value="35.101029486882027" table:formula="of:=[.F4]+[.I4]" table:style-name="ce5">
            <text:p>35,101029</text:p>
          </table:table-cell>
          <table:table-cell office:value-type="float" office:value="34.754890077242997" table:formula="of:=AVERAGE([.$K4:.GO4])" table:style-name="ce5">
            <text:p>34,754890</text:p>
          </table:table-cell>
          <table:table-cell table:number-columns-repeated="2" table:style-name="ce7"/>
          <table:table-cell office:value-type="float" office:value="0.34613940963902595" table:formula="of:=STDEV([.$K4:.GO4])" table:style-name="ce5">
            <text:p>0,346139</text:p>
          </table:table-cell>
          <table:table-cell office:value-type="float" office:value="32.626666999999998" table:style-name="ce11">
            <text:p>32,626667</text:p>
          </table:table-cell>
          <table:table-cell office:value-type="float" office:value="34.735999999999997" table:style-name="ce13">
            <text:p>34,736000</text:p>
          </table:table-cell>
          <table:table-cell office:value-type="float" office:value="35.130666666666997" table:style-name="ce13">
            <text:p>35,130667</text:p>
          </table:table-cell>
          <table:table-cell office:value-type="float" office:value="34.562666666666999" table:style-name="ce13">
            <text:p>34,562667</text:p>
          </table:table-cell>
          <table:table-cell office:value-type="float" office:value="34.392000000000003" table:style-name="ce13">
            <text:p>34,392000</text:p>
          </table:table-cell>
          <table:table-cell office:value-type="float" office:value="35.374222222222002" table:style-name="ce13">
            <text:p>35,374222</text:p>
          </table:table-cell>
          <table:table-cell office:value-type="float" office:value="34.872" table:style-name="ce13">
            <text:p>34,872000</text:p>
          </table:table-cell>
          <table:table-cell office:value-type="float" office:value="34.172444444443997" table:style-name="ce13">
            <text:p>34,172444</text:p>
          </table:table-cell>
          <table:table-cell office:value-type="float" office:value="34.992888888888999" table:style-name="ce13">
            <text:p>34,992889</text:p>
          </table:table-cell>
          <table:table-cell office:value-type="float" office:value="34.826666666667002" table:style-name="ce13">
            <text:p>34,826667</text:p>
          </table:table-cell>
          <table:table-cell office:value-type="float" office:value="34.939555555555998" table:style-name="ce13">
            <text:p>34,939556</text:p>
          </table:table-cell>
          <table:table-cell office:value-type="float" office:value="35.433777777777998" table:style-name="ce13">
            <text:p>35,433778</text:p>
          </table:table-cell>
          <table:table-cell office:value-type="float" office:value="34.837333333333" table:style-name="ce13">
            <text:p>34,837333</text:p>
          </table:table-cell>
          <table:table-cell office:value-type="float" office:value="35.322666666666997" table:style-name="ce13">
            <text:p>35,322667</text:p>
          </table:table-cell>
          <table:table-cell office:value-type="float" office:value="34.704888888889002" table:style-name="ce13">
            <text:p>34,704889</text:p>
          </table:table-cell>
          <table:table-cell office:value-type="float" office:value="35.501333333333001" table:style-name="ce13">
            <text:p>35,501333</text:p>
          </table:table-cell>
          <table:table-cell office:value-type="float" office:value="34.900444444443998" table:style-name="ce13">
            <text:p>34,900444</text:p>
          </table:table-cell>
          <table:table-cell office:value-type="float" office:value="34.782222222222003" table:style-name="ce13">
            <text:p>34,782222</text:p>
          </table:table-cell>
          <table:table-cell office:value-type="float" office:value="34.268444444444" table:style-name="ce13">
            <text:p>34,268444</text:p>
          </table:table-cell>
          <table:table-cell office:value-type="float" office:value="34.930666666667001" table:style-name="ce13">
            <text:p>34,930667</text:p>
          </table:table-cell>
          <table:table-cell office:value-type="float" office:value="34.275555555555997" table:style-name="ce13">
            <text:p>34,275556</text:p>
          </table:table-cell>
          <table:table-cell office:value-type="float" office:value="34.506666666667002" table:style-name="ce13">
            <text:p>34,506667</text:p>
          </table:table-cell>
          <table:table-cell office:value-type="float" office:value="34.666666666666998" table:style-name="ce13">
            <text:p>34,666667</text:p>
          </table:table-cell>
          <table:table-cell office:value-type="float" office:value="34.957333333332997" table:style-name="ce13">
            <text:p>34,957333</text:p>
          </table:table-cell>
          <table:table-cell office:value-type="float" office:value="34.359111111110998" table:style-name="ce13">
            <text:p>34,359111</text:p>
          </table:table-cell>
          <table:table-cell office:value-type="float" office:value="33.994666666667001" table:style-name="ce13">
            <text:p>33,994667</text:p>
          </table:table-cell>
          <table:table-cell office:value-type="float" office:value="34.756444444444" table:style-name="ce13">
            <text:p>34,756444</text:p>
          </table:table-cell>
          <table:table-cell office:value-type="float" office:value="34.477333333333" table:style-name="ce13">
            <text:p>34,477333</text:p>
          </table:table-cell>
          <table:table-cell office:value-type="float" office:value="35.064" table:style-name="ce13">
            <text:p>35,064000</text:p>
          </table:table-cell>
          <table:table-cell office:value-type="float" office:value="35.136888888888997" table:style-name="ce13">
            <text:p>35,136889</text:p>
          </table:table-cell>
          <table:table-cell office:value-type="float" office:value="34.907555555556002" table:style-name="ce13">
            <text:p>34,907556</text:p>
          </table:table-cell>
          <table:table-cell office:value-type="float" office:value="34.440888888888999" table:style-name="ce13">
            <text:p>34,440889</text:p>
          </table:table-cell>
          <table:table-cell office:value-type="float" office:value="34.728000000000002" table:style-name="ce13">
            <text:p>34,728000</text:p>
          </table:table-cell>
          <table:table-cell office:value-type="float" office:value="34.990222222222002" table:style-name="ce13">
            <text:p>34,990222</text:p>
          </table:table-cell>
          <table:table-cell office:value-type="float" office:value="34.769777777778003" table:style-name="ce13">
            <text:p>34,769778</text:p>
          </table:table-cell>
          <table:table-cell office:value-type="float" office:value="35.448" table:style-name="ce13">
            <text:p>35,448000</text:p>
          </table:table-cell>
          <table:table-cell office:value-type="float" office:value="34.757333333333001" table:style-name="ce13">
            <text:p>34,757333</text:p>
          </table:table-cell>
          <table:table-cell office:value-type="float" office:value="34.709333333332999" table:style-name="ce13">
            <text:p>34,709333</text:p>
          </table:table-cell>
          <table:table-cell office:value-type="float" office:value="34.374222222222002" table:style-name="ce13">
            <text:p>34,374222</text:p>
          </table:table-cell>
          <table:table-cell office:value-type="float" office:value="34.687111111111001" table:style-name="ce13">
            <text:p>34,687111</text:p>
          </table:table-cell>
          <table:table-cell office:value-type="float" office:value="34.693333333333001" table:style-name="ce13">
            <text:p>34,693333</text:p>
          </table:table-cell>
          <table:table-cell office:value-type="float" office:value="34.395555555556001" table:style-name="ce13">
            <text:p>34,395556</text:p>
          </table:table-cell>
          <table:table-cell office:value-type="float" office:value="34.944000000000003" table:style-name="ce13">
            <text:p>34,944000</text:p>
          </table:table-cell>
          <table:table-cell office:value-type="float" office:value="34.718222222222003" table:style-name="ce13">
            <text:p>34,718222</text:p>
          </table:table-cell>
          <table:table-cell office:value-type="float" office:value="34.133333333332999" table:style-name="ce13">
            <text:p>34,133333</text:p>
          </table:table-cell>
          <table:table-cell office:value-type="float" office:value="34.347555555555999" table:style-name="ce13">
            <text:p>34,347556</text:p>
          </table:table-cell>
          <table:table-cell office:value-type="float" office:value="34.711111111111002" table:style-name="ce13">
            <text:p>34,711111</text:p>
          </table:table-cell>
          <table:table-cell office:value-type="float" office:value="34.717333333333002" table:style-name="ce13">
            <text:p>34,717333</text:p>
          </table:table-cell>
          <table:table-cell office:value-type="float" office:value="35.304888888889003" table:style-name="ce13">
            <text:p>35,304889</text:p>
          </table:table-cell>
          <table:table-cell office:value-type="float" office:value="34.077333333333002" table:style-name="ce13">
            <text:p>34,077333</text:p>
          </table:table-cell>
          <table:table-cell office:value-type="float" office:value="35.087111111111" table:style-name="ce13">
            <text:p>35,087111</text:p>
          </table:table-cell>
          <table:table-cell office:value-type="float" office:value="34.708444444443998" table:style-name="ce13">
            <text:p>34,708444</text:p>
          </table:table-cell>
          <table:table-cell office:value-type="float" office:value="34.822222222222003" table:style-name="ce13">
            <text:p>34,822222</text:p>
          </table:table-cell>
          <table:table-cell office:value-type="float" office:value="35.107555555555997" table:style-name="ce13">
            <text:p>35,107556</text:p>
          </table:table-cell>
          <table:table-cell office:value-type="float" office:value="34.815111111111001" table:style-name="ce13">
            <text:p>34,815111</text:p>
          </table:table-cell>
          <table:table-cell office:value-type="float" office:value="34.846222222222003" table:style-name="ce13">
            <text:p>34,846222</text:p>
          </table:table-cell>
          <table:table-cell office:value-type="float" office:value="34.600888888889003" table:style-name="ce13">
            <text:p>34,600889</text:p>
          </table:table-cell>
          <table:table-cell office:value-type="float" office:value="34.805333333333003" table:style-name="ce13">
            <text:p>34,805333</text:p>
          </table:table-cell>
          <table:table-cell office:value-type="float" office:value="34.548444444444002" table:style-name="ce13">
            <text:p>34,548444</text:p>
          </table:table-cell>
          <table:table-cell office:value-type="float" office:value="34.887111111110997" table:style-name="ce13">
            <text:p>34,887111</text:p>
          </table:table-cell>
          <table:table-cell office:value-type="float" office:value="34.938666666666997" table:style-name="ce13">
            <text:p>34,938667</text:p>
          </table:table-cell>
          <table:table-cell office:value-type="float" office:value="35.174222222221999" table:style-name="ce13">
            <text:p>35,174222</text:p>
          </table:table-cell>
          <table:table-cell office:value-type="float" office:value="34.607111111111003" table:style-name="ce13">
            <text:p>34,607111</text:p>
          </table:table-cell>
          <table:table-cell office:value-type="float" office:value="34.520888888888997" table:style-name="ce13">
            <text:p>34,520889</text:p>
          </table:table-cell>
          <table:table-cell office:value-type="float" office:value="34.472888888889003" table:style-name="ce13">
            <text:p>34,472889</text:p>
          </table:table-cell>
          <table:table-cell office:value-type="float" office:value="34.799999999999997" table:style-name="ce13">
            <text:p>34,800000</text:p>
          </table:table-cell>
          <table:table-cell office:value-type="float" office:value="34.576000000000001" table:style-name="ce13">
            <text:p>34,576000</text:p>
          </table:table-cell>
          <table:table-cell office:value-type="float" office:value="35.264000000000003" table:style-name="ce13">
            <text:p>35,264000</text:p>
          </table:table-cell>
          <table:table-cell office:value-type="float" office:value="35.086222222221998" table:style-name="ce13">
            <text:p>35,086222</text:p>
          </table:table-cell>
          <table:table-cell office:value-type="float" office:value="34.885333333333001" table:style-name="ce13">
            <text:p>34,885333</text:p>
          </table:table-cell>
          <table:table-cell office:value-type="float" office:value="34.291555555556002" table:style-name="ce13">
            <text:p>34,291556</text:p>
          </table:table-cell>
          <table:table-cell office:value-type="float" office:value="34.423999999999999" table:style-name="ce13">
            <text:p>34,424000</text:p>
          </table:table-cell>
          <table:table-cell office:value-type="float" office:value="35.631999999999998" table:style-name="ce13">
            <text:p>35,632000</text:p>
          </table:table-cell>
          <table:table-cell office:value-type="float" office:value="34.944888888888997" table:style-name="ce13">
            <text:p>34,944889</text:p>
          </table:table-cell>
          <table:table-cell office:value-type="float" office:value="35.268444444444" table:style-name="ce13">
            <text:p>35,268444</text:p>
          </table:table-cell>
          <table:table-cell office:value-type="float" office:value="35.021333333332997" table:style-name="ce13">
            <text:p>35,021333</text:p>
          </table:table-cell>
          <table:table-cell office:value-type="float" office:value="35.229333333333003" table:style-name="ce13">
            <text:p>35,229333</text:p>
          </table:table-cell>
          <table:table-cell office:value-type="float" office:value="34.904888888888998" table:style-name="ce13">
            <text:p>34,904889</text:p>
          </table:table-cell>
          <table:table-cell office:value-type="float" office:value="34.959111111111" table:style-name="ce13">
            <text:p>34,959111</text:p>
          </table:table-cell>
          <table:table-cell office:value-type="float" office:value="34.205333333333002" table:style-name="ce13">
            <text:p>34,205333</text:p>
          </table:table-cell>
          <table:table-cell office:value-type="float" office:value="35.072888888888997" table:style-name="ce13">
            <text:p>35,072889</text:p>
          </table:table-cell>
          <table:table-cell office:value-type="float" office:value="34.123555555556003" table:style-name="ce13">
            <text:p>34,123556</text:p>
          </table:table-cell>
          <table:table-cell office:value-type="float" office:value="34.865777777778" table:style-name="ce13">
            <text:p>34,865778</text:p>
          </table:table-cell>
          <table:table-cell office:value-type="float" office:value="35.053333333333001" table:style-name="ce13">
            <text:p>35,053333</text:p>
          </table:table-cell>
          <table:table-cell office:value-type="float" office:value="34.820444444444" table:style-name="ce13">
            <text:p>34,820444</text:p>
          </table:table-cell>
          <table:table-cell office:value-type="float" office:value="34.758222222222003" table:style-name="ce13">
            <text:p>34,758222</text:p>
          </table:table-cell>
          <table:table-cell office:value-type="float" office:value="34.678222222221997" table:style-name="ce13">
            <text:p>34,678222</text:p>
          </table:table-cell>
          <table:table-cell office:value-type="float" office:value="34.077333333333002" table:style-name="ce13">
            <text:p>34,077333</text:p>
          </table:table-cell>
          <table:table-cell office:value-type="float" office:value="34.262222222222" table:style-name="ce13">
            <text:p>34,262222</text:p>
          </table:table-cell>
          <table:table-cell office:value-type="float" office:value="34.375999999999998" table:style-name="ce13">
            <text:p>34,376000</text:p>
          </table:table-cell>
          <table:table-cell office:value-type="float" office:value="34.409777777777997" table:style-name="ce13">
            <text:p>34,409778</text:p>
          </table:table-cell>
          <table:table-cell office:value-type="float" office:value="35.069333333332999" table:style-name="ce13">
            <text:p>35,069333</text:p>
          </table:table-cell>
          <table:table-cell office:value-type="float" office:value="34.714666666667" table:style-name="ce13">
            <text:p>34,714667</text:p>
          </table:table-cell>
          <table:table-cell office:value-type="float" office:value="35.170666666667003" table:style-name="ce13">
            <text:p>35,170667</text:p>
          </table:table-cell>
          <table:table-cell office:value-type="float" office:value="34.384" table:style-name="ce13">
            <text:p>34,384000</text:p>
          </table:table-cell>
          <table:table-cell office:value-type="float" office:value="34.546666666667001" table:style-name="ce13">
            <text:p>34,546667</text:p>
          </table:table-cell>
          <table:table-cell office:value-type="float" office:value="34.550222222221997" table:style-name="ce13">
            <text:p>34,550222</text:p>
          </table:table-cell>
          <table:table-cell office:value-type="float" office:value="34.518222222222001" table:style-name="ce13">
            <text:p>34,518222</text:p>
          </table:table-cell>
          <table:table-cell office:value-type="float" office:value="35.196444444443998" table:style-name="ce13">
            <text:p>35,196444</text:p>
          </table:table-cell>
          <table:table-cell office:value-type="float" office:value="34.605333333333" table:style-name="ce13">
            <text:p>34,605333</text:p>
          </table:table-cell>
          <table:table-cell office:value-type="float" office:value="35.087111111111" table:style-name="ce13">
            <text:p>35,087111</text:p>
          </table:table-cell>
          <table:table-cell office:value-type="float" office:value="34.751111111111001" table:style-name="ce13">
            <text:p>34,751111</text:p>
          </table:table-cell>
          <table:table-cell office:value-type="float" office:value="35.106666666667003" table:style-name="ce13">
            <text:p>35,106667</text:p>
          </table:table-cell>
          <table:table-cell office:value-type="float" office:value="34.534222222221999" table:style-name="ce13">
            <text:p>34,534222</text:p>
          </table:table-cell>
          <table:table-cell office:value-type="float" office:value="34.982222222221999" table:style-name="ce13">
            <text:p>34,982222</text:p>
          </table:table-cell>
          <table:table-cell office:value-type="float" office:value="33.897777777778003" table:style-name="ce13">
            <text:p>33,897778</text:p>
          </table:table-cell>
          <table:table-cell office:value-type="float" office:value="34.845333333333002" table:style-name="ce13">
            <text:p>34,845333</text:p>
          </table:table-cell>
          <table:table-cell office:value-type="float" office:value="34.460444444444001" table:style-name="ce13">
            <text:p>34,460444</text:p>
          </table:table-cell>
          <table:table-cell office:value-type="float" office:value="34.730666666666998" table:style-name="ce13">
            <text:p>34,730667</text:p>
          </table:table-cell>
          <table:table-cell office:value-type="float" office:value="34.924444444443999" table:style-name="ce13">
            <text:p>34,924444</text:p>
          </table:table-cell>
          <table:table-cell office:value-type="float" office:value="35.257777777778003" table:style-name="ce13">
            <text:p>35,257778</text:p>
          </table:table-cell>
          <table:table-cell office:value-type="float" office:value="34.606222222222002" table:style-name="ce13">
            <text:p>34,606222</text:p>
          </table:table-cell>
          <table:table-cell office:value-type="float" office:value="34.650666666667" table:style-name="ce13">
            <text:p>34,650667</text:p>
          </table:table-cell>
          <table:table-cell office:value-type="float" office:value="34.778666666667" table:style-name="ce13">
            <text:p>34,778667</text:p>
          </table:table-cell>
          <table:table-cell office:value-type="float" office:value="35.070222222222" table:style-name="ce13">
            <text:p>35,070222</text:p>
          </table:table-cell>
          <table:table-cell office:value-type="float" office:value="33.987555555556" table:style-name="ce13">
            <text:p>33,987556</text:p>
          </table:table-cell>
          <table:table-cell office:value-type="float" office:value="33.918222222221999" table:style-name="ce13">
            <text:p>33,918222</text:p>
          </table:table-cell>
          <table:table-cell office:value-type="float" office:value="34.919111111111" table:style-name="ce13">
            <text:p>34,919111</text:p>
          </table:table-cell>
          <table:table-cell office:value-type="float" office:value="34.752888888888997" table:style-name="ce13">
            <text:p>34,752889</text:p>
          </table:table-cell>
          <table:table-cell office:value-type="float" office:value="35.195555555555998" table:style-name="ce13">
            <text:p>35,195556</text:p>
          </table:table-cell>
          <table:table-cell office:value-type="float" office:value="35.231999999999999" table:style-name="ce13">
            <text:p>35,232000</text:p>
          </table:table-cell>
          <table:table-cell office:value-type="float" office:value="35.351999999999997" table:style-name="ce13">
            <text:p>35,352000</text:p>
          </table:table-cell>
          <table:table-cell office:value-type="float" office:value="34.744888888889001" table:style-name="ce13">
            <text:p>34,744889</text:p>
          </table:table-cell>
          <table:table-cell office:value-type="float" office:value="34.718222222222003" table:style-name="ce13">
            <text:p>34,718222</text:p>
          </table:table-cell>
          <table:table-cell office:value-type="float" office:value="34.761777777778001" table:style-name="ce13">
            <text:p>34,761778</text:p>
          </table:table-cell>
          <table:table-cell office:value-type="float" office:value="35.119999999999997" table:style-name="ce13">
            <text:p>35,120000</text:p>
          </table:table-cell>
          <table:table-cell office:value-type="float" office:value="35.419555555556002" table:style-name="ce13">
            <text:p>35,419556</text:p>
          </table:table-cell>
          <table:table-cell office:value-type="float" office:value="34.669333333333" table:style-name="ce13">
            <text:p>34,669333</text:p>
          </table:table-cell>
          <table:table-cell office:value-type="float" office:value="35.053333333333001" table:style-name="ce13">
            <text:p>35,053333</text:p>
          </table:table-cell>
          <table:table-cell office:value-type="float" office:value="34.088888888889002" table:style-name="ce13">
            <text:p>34,088889</text:p>
          </table:table-cell>
          <table:table-cell office:value-type="float" office:value="34.402666666667002" table:style-name="ce13">
            <text:p>34,402667</text:p>
          </table:table-cell>
          <table:table-cell office:value-type="float" office:value="35.144888888889" table:style-name="ce13">
            <text:p>35,144889</text:p>
          </table:table-cell>
          <table:table-cell office:value-type="float" office:value="35.231111111110998" table:style-name="ce13">
            <text:p>35,231111</text:p>
          </table:table-cell>
          <table:table-cell office:value-type="float" office:value="34.386666666666997" table:style-name="ce13">
            <text:p>34,386667</text:p>
          </table:table-cell>
          <table:table-cell office:value-type="float" office:value="34.616888888889001" table:style-name="ce13">
            <text:p>34,616889</text:p>
          </table:table-cell>
          <table:table-cell office:value-type="float" office:value="34.698666666667002" table:style-name="ce13">
            <text:p>34,698667</text:p>
          </table:table-cell>
          <table:table-cell office:value-type="float" office:value="34.113777777777997" table:style-name="ce13">
            <text:p>34,113778</text:p>
          </table:table-cell>
          <table:table-cell office:value-type="float" office:value="34.679111111110998" table:style-name="ce13">
            <text:p>34,679111</text:p>
          </table:table-cell>
          <table:table-cell office:value-type="float" office:value="34.488888888889001" table:style-name="ce13">
            <text:p>34,488889</text:p>
          </table:table-cell>
          <table:table-cell office:value-type="float" office:value="34.401777777778001" table:style-name="ce13">
            <text:p>34,401778</text:p>
          </table:table-cell>
          <table:table-cell office:value-type="float" office:value="34.654222222222003" table:style-name="ce13">
            <text:p>34,654222</text:p>
          </table:table-cell>
          <table:table-cell office:value-type="float" office:value="35.018666666667002" table:style-name="ce13">
            <text:p>35,018667</text:p>
          </table:table-cell>
          <table:table-cell office:value-type="float" office:value="34.506666666667002" table:style-name="ce13">
            <text:p>34,506667</text:p>
          </table:table-cell>
          <table:table-cell office:value-type="float" office:value="34.521777777777999" table:style-name="ce13">
            <text:p>34,521778</text:p>
          </table:table-cell>
          <table:table-cell office:value-type="float" office:value="34.636444444444002" table:style-name="ce13">
            <text:p>34,636444</text:p>
          </table:table-cell>
          <table:table-cell office:value-type="float" office:value="34.426666666667003" table:style-name="ce13">
            <text:p>34,426667</text:p>
          </table:table-cell>
          <table:table-cell office:value-type="float" office:value="34.234666666667003" table:style-name="ce13">
            <text:p>34,234667</text:p>
          </table:table-cell>
          <table:table-cell office:value-type="float" office:value="35.218666666666998" table:style-name="ce13">
            <text:p>35,218667</text:p>
          </table:table-cell>
          <table:table-cell office:value-type="float" office:value="35.100444444444001" table:style-name="ce13">
            <text:p>35,100444</text:p>
          </table:table-cell>
          <table:table-cell office:value-type="float" office:value="34.96" table:style-name="ce13">
            <text:p>34,960000</text:p>
          </table:table-cell>
          <table:table-cell office:value-type="float" office:value="35.362666666667003" table:style-name="ce13">
            <text:p>35,362667</text:p>
          </table:table-cell>
          <table:table-cell office:value-type="float" office:value="34.443555555556003" table:style-name="ce13">
            <text:p>34,443556</text:p>
          </table:table-cell>
          <table:table-cell office:value-type="float" office:value="34.860444444443999" table:style-name="ce13">
            <text:p>34,860444</text:p>
          </table:table-cell>
          <table:table-cell office:value-type="float" office:value="34.782222222222003" table:style-name="ce13">
            <text:p>34,782222</text:p>
          </table:table-cell>
          <table:table-cell office:value-type="float" office:value="34.405333333332997" table:style-name="ce13">
            <text:p>34,405333</text:p>
          </table:table-cell>
          <table:table-cell office:value-type="float" office:value="35.027555555555999" table:style-name="ce13">
            <text:p>35,027556</text:p>
          </table:table-cell>
          <table:table-cell office:value-type="float" office:value="35.268444444444" table:style-name="ce13">
            <text:p>35,268444</text:p>
          </table:table-cell>
          <table:table-cell office:value-type="float" office:value="34.757333333333001" table:style-name="ce13">
            <text:p>34,757333</text:p>
          </table:table-cell>
          <table:table-cell office:value-type="float" office:value="34.44" table:style-name="ce13">
            <text:p>34,440000</text:p>
          </table:table-cell>
          <table:table-cell office:value-type="float" office:value="34.649777777777999" table:style-name="ce13">
            <text:p>34,649778</text:p>
          </table:table-cell>
          <table:table-cell office:value-type="float" office:value="34.247999999999998" table:style-name="ce13">
            <text:p>34,248000</text:p>
          </table:table-cell>
          <table:table-cell office:value-type="float" office:value="34.904000000000003" table:style-name="ce13">
            <text:p>34,904000</text:p>
          </table:table-cell>
          <table:table-cell office:value-type="float" office:value="34.323555555555998" table:style-name="ce13">
            <text:p>34,323556</text:p>
          </table:table-cell>
          <table:table-cell office:value-type="float" office:value="34.420444444444001" table:style-name="ce13">
            <text:p>34,420444</text:p>
          </table:table-cell>
          <table:table-cell office:value-type="float" office:value="34.911111111110998" table:style-name="ce13">
            <text:p>34,911111</text:p>
          </table:table-cell>
          <table:table-cell office:value-type="float" office:value="34.590222222222003" table:style-name="ce13">
            <text:p>34,590222</text:p>
          </table:table-cell>
          <table:table-cell office:value-type="float" office:value="35.023111111111" table:style-name="ce13">
            <text:p>35,023111</text:p>
          </table:table-cell>
          <table:table-cell office:value-type="float" office:value="34.950222222222003" table:style-name="ce13">
            <text:p>34,950222</text:p>
          </table:table-cell>
          <table:table-cell office:value-type="float" office:value="34.908444444444001" table:style-name="ce13">
            <text:p>34,908444</text:p>
          </table:table-cell>
          <table:table-cell office:value-type="float" office:value="34.894222222221998" table:style-name="ce13">
            <text:p>34,894222</text:p>
          </table:table-cell>
          <table:table-cell office:value-type="float" office:value="34.669333333333" table:style-name="ce13">
            <text:p>34,669333</text:p>
          </table:table-cell>
          <table:table-cell office:value-type="float" office:value="34.887999999999998" table:style-name="ce13">
            <text:p>34,888000</text:p>
          </table:table-cell>
          <table:table-cell office:value-type="float" office:value="34.527111111110997" table:style-name="ce13">
            <text:p>34,527111</text:p>
          </table:table-cell>
          <table:table-cell office:value-type="float" office:value="34.641777777778003" table:style-name="ce13">
            <text:p>34,641778</text:p>
          </table:table-cell>
          <table:table-cell office:value-type="float" office:value="35.063111111110999" table:style-name="ce13">
            <text:p>35,063111</text:p>
          </table:table-cell>
          <table:table-cell office:value-type="float" office:value="34.897777777778003" table:style-name="ce13">
            <text:p>34,897778</text:p>
          </table:table-cell>
          <table:table-cell office:value-type="float" office:value="34.825777777778001" table:style-name="ce13">
            <text:p>34,825778</text:p>
          </table:table-cell>
          <table:table-cell office:value-type="float" office:value="34.971555555556002" table:style-name="ce13">
            <text:p>34,971556</text:p>
          </table:table-cell>
          <table:table-cell office:value-type="float" office:value="34.207999999999998" table:style-name="ce13">
            <text:p>34,208000</text:p>
          </table:table-cell>
          <table:table-cell office:value-type="float" office:value="35.248888888888999" table:style-name="ce13">
            <text:p>35,248889</text:p>
          </table:table-cell>
          <table:table-cell office:value-type="float" office:value="34.777777777777999" table:style-name="ce13">
            <text:p>34,777778</text:p>
          </table:table-cell>
          <table:table-cell office:value-type="float" office:value="35.005333333332999" table:style-name="ce13">
            <text:p>35,005333</text:p>
          </table:table-cell>
          <table:table-cell office:value-type="float" office:value="34.891555555556003" table:style-name="ce13">
            <text:p>34,891556</text:p>
          </table:table-cell>
          <table:table-cell office:value-type="float" office:value="34.500444444444" table:style-name="ce13">
            <text:p>34,500444</text:p>
          </table:table-cell>
          <table:table-cell office:value-type="float" office:value="34.301333333332998" table:style-name="ce13">
            <text:p>34,301333</text:p>
          </table:table-cell>
          <table:table-cell office:value-type="float" office:value="34.971555555556002" table:style-name="ce13">
            <text:p>34,971556</text:p>
          </table:table-cell>
          <table:table-cell office:value-type="float" office:value="34.284444444443999" table:style-name="ce13">
            <text:p>34,284444</text:p>
          </table:table-cell>
          <table:table-cell office:value-type="float" office:value="34.841777777777999" table:style-name="ce13">
            <text:p>34,841778</text:p>
          </table:table-cell>
          <table:table-cell table:number-columns-repeated="16187"/>
        </table:table-row>
        <table:table-row table:style-name="ro2">
          <table:table-cell office:value-type="string" table:style-name="ce2">
            <text:p>instance04</text:p>
          </table:table-cell>
          <table:table-cell office:value-type="float" office:value="8.2936666760834523" table:formula="of:=[.F5]-[.I5]" table:style-name="ce5">
            <text:p>8,293667</text:p>
          </table:table-cell>
          <table:table-cell office:value-type="float" office:value="8.5623853211008996" table:formula="of:=MAX([.$K5:.GO5])" table:style-name="ce5">
            <text:p>8,562385</text:p>
          </table:table-cell>
          <table:table-cell office:value-type="float" office:value="8.1770642201834995" table:formula="of:=MIN([.$K5:.GN5])" table:style-name="ce5">
            <text:p>8,177064</text:p>
          </table:table-cell>
          <table:table-cell office:value-type="float" office:value="8.4457902242746865" table:formula="of:=[.F5]+[.I5]" table:style-name="ce5">
            <text:p>8,445790</text:p>
          </table:table-cell>
          <table:table-cell office:value-type="float" office:value="8.3697284501790694" table:formula="of:=AVERAGE([.$K5:.GO5])" table:style-name="ce5">
            <text:p>8,369728</text:p>
          </table:table-cell>
          <table:table-cell table:number-columns-repeated="2" table:style-name="ce7"/>
          <table:table-cell office:value-type="float" office:value="7.606177409561625E-2" table:formula="of:=STDEV([.$K5:.GO5])" table:style-name="ce5">
            <text:p>0,076062</text:p>
          </table:table-cell>
          <table:table-cell office:value-type="float" office:value="7.7172020000000003" table:style-name="ce11">
            <text:p>7,717202</text:p>
          </table:table-cell>
          <table:table-cell office:value-type="float" office:value="8.2591743119265999" table:style-name="ce13">
            <text:p>8,259174</text:p>
          </table:table-cell>
          <table:table-cell office:value-type="float" office:value="8.2967889908257" table:style-name="ce13">
            <text:p>8,296789</text:p>
          </table:table-cell>
          <table:table-cell office:value-type="float" office:value="8.2798165137614994" table:style-name="ce13">
            <text:p>8,279817</text:p>
          </table:table-cell>
          <table:table-cell office:value-type="float" office:value="8.3566513761468002" table:style-name="ce13">
            <text:p>8,356651</text:p>
          </table:table-cell>
          <table:table-cell office:value-type="float" office:value="8.4050458715596008" table:style-name="ce13">
            <text:p>8,405046</text:p>
          </table:table-cell>
          <table:table-cell office:value-type="float" office:value="8.2942660550459006" table:style-name="ce13">
            <text:p>8,294266</text:p>
          </table:table-cell>
          <table:table-cell office:value-type="float" office:value="8.3672018348623993" table:style-name="ce13">
            <text:p>8,367202</text:p>
          </table:table-cell>
          <table:table-cell office:value-type="float" office:value="8.3892201834862004" table:style-name="ce13">
            <text:p>8,389220</text:p>
          </table:table-cell>
          <table:table-cell office:value-type="float" office:value="8.2286697247706009" table:style-name="ce13">
            <text:p>8,228670</text:p>
          </table:table-cell>
          <table:table-cell office:value-type="float" office:value="8.1837155963303001" table:style-name="ce13">
            <text:p>8,183716</text:p>
          </table:table-cell>
          <table:table-cell office:value-type="float" office:value="8.3231651376146996" table:style-name="ce13">
            <text:p>8,323165</text:p>
          </table:table-cell>
          <table:table-cell office:value-type="float" office:value="8.3633027522936008" table:style-name="ce13">
            <text:p>8,363303</text:p>
          </table:table-cell>
          <table:table-cell office:value-type="float" office:value="8.343119266055" table:style-name="ce13">
            <text:p>8,343119</text:p>
          </table:table-cell>
          <table:table-cell office:value-type="float" office:value="8.4389908256880997" table:style-name="ce13">
            <text:p>8,438991</text:p>
          </table:table-cell>
          <table:table-cell office:value-type="float" office:value="8.2612385321101005" table:style-name="ce13">
            <text:p>8,261239</text:p>
          </table:table-cell>
          <table:table-cell office:value-type="float" office:value="8.4071100917430996" table:style-name="ce13">
            <text:p>8,407110</text:p>
          </table:table-cell>
          <table:table-cell office:value-type="float" office:value="8.3197247706421997" table:style-name="ce13">
            <text:p>8,319725</text:p>
          </table:table-cell>
          <table:table-cell office:value-type="float" office:value="8.3557339449540997" table:style-name="ce13">
            <text:p>8,355734</text:p>
          </table:table-cell>
          <table:table-cell office:value-type="float" office:value="8.3598623853210992" table:style-name="ce13">
            <text:p>8,359862</text:p>
          </table:table-cell>
          <table:table-cell office:value-type="float" office:value="8.3743119266055004" table:style-name="ce13">
            <text:p>8,374312</text:p>
          </table:table-cell>
          <table:table-cell office:value-type="float" office:value="8.343119266055" table:style-name="ce13">
            <text:p>8,343119</text:p>
          </table:table-cell>
          <table:table-cell office:value-type="float" office:value="8.4295871559633007" table:style-name="ce13">
            <text:p>8,429587</text:p>
          </table:table-cell>
          <table:table-cell office:value-type="float" office:value="8.3098623853211002" table:style-name="ce13">
            <text:p>8,309862</text:p>
          </table:table-cell>
          <table:table-cell office:value-type="float" office:value="8.3314220183486007" table:style-name="ce13">
            <text:p>8,331422</text:p>
          </table:table-cell>
          <table:table-cell office:value-type="float" office:value="8.3268348623853008" table:style-name="ce13">
            <text:p>8,326835</text:p>
          </table:table-cell>
          <table:table-cell office:value-type="float" office:value="8.4146788990826007" table:style-name="ce13">
            <text:p>8,414679</text:p>
          </table:table-cell>
          <table:table-cell office:value-type="float" office:value="8.5243119266055007" table:style-name="ce13">
            <text:p>8,524312</text:p>
          </table:table-cell>
          <table:table-cell office:value-type="float" office:value="8.4369266055046008" table:style-name="ce13">
            <text:p>8,436927</text:p>
          </table:table-cell>
          <table:table-cell office:value-type="float" office:value="8.3587155963303008" table:style-name="ce13">
            <text:p>8,358716</text:p>
          </table:table-cell>
          <table:table-cell office:value-type="float" office:value="8.3059633027522999" table:style-name="ce13">
            <text:p>8,305963</text:p>
          </table:table-cell>
          <table:table-cell office:value-type="float" office:value="8.2316513761468002" table:style-name="ce13">
            <text:p>8,231651</text:p>
          </table:table-cell>
          <table:table-cell office:value-type="float" office:value="8.3509174311927001" table:style-name="ce13">
            <text:p>8,350917</text:p>
          </table:table-cell>
          <table:table-cell office:value-type="float" office:value="8.5543577981650998" table:style-name="ce13">
            <text:p>8,554358</text:p>
          </table:table-cell>
          <table:table-cell office:value-type="float" office:value="8.2779816513761002" table:style-name="ce13">
            <text:p>8,277982</text:p>
          </table:table-cell>
          <table:table-cell office:value-type="float" office:value="8.3172018348624004" table:style-name="ce13">
            <text:p>8,317202</text:p>
          </table:table-cell>
          <table:table-cell office:value-type="float" office:value="8.4" table:style-name="ce13">
            <text:p>8,400000</text:p>
          </table:table-cell>
          <table:table-cell office:value-type="float" office:value="8.4105504587155995" table:style-name="ce13">
            <text:p>8,410550</text:p>
          </table:table-cell>
          <table:table-cell office:value-type="float" office:value="8.4584862385320996" table:style-name="ce13">
            <text:p>8,458486</text:p>
          </table:table-cell>
          <table:table-cell office:value-type="float" office:value="8.3387614678898991" table:style-name="ce13">
            <text:p>8,338761</text:p>
          </table:table-cell>
          <table:table-cell office:value-type="float" office:value="8.3185779816513996" table:style-name="ce13">
            <text:p>8,318578</text:p>
          </table:table-cell>
          <table:table-cell office:value-type="float" office:value="8.4036697247705998" table:style-name="ce13">
            <text:p>8,403670</text:p>
          </table:table-cell>
          <table:table-cell office:value-type="float" office:value="8.3045871559633007" table:style-name="ce13">
            <text:p>8,304587</text:p>
          </table:table-cell>
          <table:table-cell office:value-type="float" office:value="8.3314220183486007" table:style-name="ce13">
            <text:p>8,331422</text:p>
          </table:table-cell>
          <table:table-cell office:value-type="float" office:value="8.4153669724771003" table:style-name="ce13">
            <text:p>8,415367</text:p>
          </table:table-cell>
          <table:table-cell office:value-type="float" office:value="8.4332568807339001" table:style-name="ce13">
            <text:p>8,433257</text:p>
          </table:table-cell>
          <table:table-cell office:value-type="float" office:value="8.3048165137614998" table:style-name="ce13">
            <text:p>8,304817</text:p>
          </table:table-cell>
          <table:table-cell office:value-type="float" office:value="8.3669724770642002" table:style-name="ce13">
            <text:p>8,366972</text:p>
          </table:table-cell>
          <table:table-cell office:value-type="float" office:value="8.4220183486239009" table:style-name="ce13">
            <text:p>8,422018</text:p>
          </table:table-cell>
          <table:table-cell office:value-type="float" office:value="8.3387614678898991" table:style-name="ce13">
            <text:p>8,338761</text:p>
          </table:table-cell>
          <table:table-cell office:value-type="float" office:value="8.3905963302751996" table:style-name="ce13">
            <text:p>8,390596</text:p>
          </table:table-cell>
          <table:table-cell office:value-type="float" office:value="8.4674311926605998" table:style-name="ce13">
            <text:p>8,467431</text:p>
          </table:table-cell>
          <table:table-cell office:value-type="float" office:value="8.3272935779817008" table:style-name="ce13">
            <text:p>8,327294</text:p>
          </table:table-cell>
          <table:table-cell office:value-type="float" office:value="8.3208715596329998" table:style-name="ce13">
            <text:p>8,320872</text:p>
          </table:table-cell>
          <table:table-cell office:value-type="float" office:value="8.3165137614679008" table:style-name="ce13">
            <text:p>8,316514</text:p>
          </table:table-cell>
          <table:table-cell office:value-type="float" office:value="8.3731651376147003" table:style-name="ce13">
            <text:p>8,373165</text:p>
          </table:table-cell>
          <table:table-cell office:value-type="float" office:value="8.3337155963303005" table:style-name="ce13">
            <text:p>8,333716</text:p>
          </table:table-cell>
          <table:table-cell office:value-type="float" office:value="8.3798165137615008" table:style-name="ce13">
            <text:p>8,379817</text:p>
          </table:table-cell>
          <table:table-cell office:value-type="float" office:value="8.4018348623853001" table:style-name="ce13">
            <text:p>8,401835</text:p>
          </table:table-cell>
          <table:table-cell office:value-type="float" office:value="8.3169724770641995" table:style-name="ce13">
            <text:p>8,316972</text:p>
          </table:table-cell>
          <table:table-cell office:value-type="float" office:value="8.2912844036696995" table:style-name="ce13">
            <text:p>8,291284</text:p>
          </table:table-cell>
          <table:table-cell office:value-type="float" office:value="8.3864678899082996" table:style-name="ce13">
            <text:p>8,386468</text:p>
          </table:table-cell>
          <table:table-cell office:value-type="float" office:value="8.4247706422017998" table:style-name="ce13">
            <text:p>8,424771</text:p>
          </table:table-cell>
          <table:table-cell office:value-type="float" office:value="8.4279816513761006" table:style-name="ce13">
            <text:p>8,427982</text:p>
          </table:table-cell>
          <table:table-cell office:value-type="float" office:value="8.2598623853210995" table:style-name="ce13">
            <text:p>8,259862</text:p>
          </table:table-cell>
          <table:table-cell office:value-type="float" office:value="8.2974770642201996" table:style-name="ce13">
            <text:p>8,297477</text:p>
          </table:table-cell>
          <table:table-cell office:value-type="float" office:value="8.3947247706422008" table:style-name="ce13">
            <text:p>8,394725</text:p>
          </table:table-cell>
          <table:table-cell office:value-type="float" office:value="8.3768348623852997" table:style-name="ce13">
            <text:p>8,376835</text:p>
          </table:table-cell>
          <table:table-cell office:value-type="float" office:value="8.4415137614679008" table:style-name="ce13">
            <text:p>8,441514</text:p>
          </table:table-cell>
          <table:table-cell office:value-type="float" office:value="8.4155963302751999" table:style-name="ce13">
            <text:p>8,415596</text:p>
          </table:table-cell>
          <table:table-cell office:value-type="float" office:value="8.4029816513761002" table:style-name="ce13">
            <text:p>8,402982</text:p>
          </table:table-cell>
          <table:table-cell office:value-type="float" office:value="8.4327981651375996" table:style-name="ce13">
            <text:p>8,432798</text:p>
          </table:table-cell>
          <table:table-cell office:value-type="float" office:value="8.4353211009174007" table:style-name="ce13">
            <text:p>8,435321</text:p>
          </table:table-cell>
          <table:table-cell office:value-type="float" office:value="8.4126146788991001" table:style-name="ce13">
            <text:p>8,412615</text:p>
          </table:table-cell>
          <table:table-cell office:value-type="float" office:value="8.2366972477064007" table:style-name="ce13">
            <text:p>8,236697</text:p>
          </table:table-cell>
          <table:table-cell office:value-type="float" office:value="8.4465596330274995" table:style-name="ce13">
            <text:p>8,446560</text:p>
          </table:table-cell>
          <table:table-cell office:value-type="float" office:value="8.4233944954128006" table:style-name="ce13">
            <text:p>8,423394</text:p>
          </table:table-cell>
          <table:table-cell office:value-type="float" office:value="8.4538990825687996" table:style-name="ce13">
            <text:p>8,453899</text:p>
          </table:table-cell>
          <table:table-cell office:value-type="float" office:value="8.3557339449540997" table:style-name="ce13">
            <text:p>8,355734</text:p>
          </table:table-cell>
          <table:table-cell office:value-type="float" office:value="8.5623853211008996" table:style-name="ce13">
            <text:p>8,562385</text:p>
          </table:table-cell>
          <table:table-cell office:value-type="float" office:value="8.3392201834861996" table:style-name="ce13">
            <text:p>8,339220</text:p>
          </table:table-cell>
          <table:table-cell office:value-type="float" office:value="8.4376146788991004" table:style-name="ce13">
            <text:p>8,437615</text:p>
          </table:table-cell>
          <table:table-cell office:value-type="float" office:value="8.3724770642202007" table:style-name="ce13">
            <text:p>8,372477</text:p>
          </table:table-cell>
          <table:table-cell office:value-type="float" office:value="8.2114678899083007" table:style-name="ce13">
            <text:p>8,211468</text:p>
          </table:table-cell>
          <table:table-cell office:value-type="float" office:value="8.3759174311927005" table:style-name="ce13">
            <text:p>8,375917</text:p>
          </table:table-cell>
          <table:table-cell office:value-type="float" office:value="8.5461009174312004" table:style-name="ce13">
            <text:p>8,546101</text:p>
          </table:table-cell>
          <table:table-cell office:value-type="float" office:value="8.3534403669724995" table:style-name="ce13">
            <text:p>8,353440</text:p>
          </table:table-cell>
          <table:table-cell office:value-type="float" office:value="8.3685779816514003" table:style-name="ce13">
            <text:p>8,368578</text:p>
          </table:table-cell>
          <table:table-cell office:value-type="float" office:value="8.5032110091743007" table:style-name="ce13">
            <text:p>8,503211</text:p>
          </table:table-cell>
          <table:table-cell office:value-type="float" office:value="8.3938073394495003" table:style-name="ce13">
            <text:p>8,393807</text:p>
          </table:table-cell>
          <table:table-cell office:value-type="float" office:value="8.2245412844036991" table:style-name="ce13">
            <text:p>8,224541</text:p>
          </table:table-cell>
          <table:table-cell office:value-type="float" office:value="8.5100917431193004" table:style-name="ce13">
            <text:p>8,510092</text:p>
          </table:table-cell>
          <table:table-cell office:value-type="float" office:value="8.2261467889907998" table:style-name="ce13">
            <text:p>8,226147</text:p>
          </table:table-cell>
          <table:table-cell office:value-type="float" office:value="8.4004587155963009" table:style-name="ce13">
            <text:p>8,400459</text:p>
          </table:table-cell>
          <table:table-cell office:value-type="float" office:value="8.2185779816514" table:style-name="ce13">
            <text:p>8,218578</text:p>
          </table:table-cell>
          <table:table-cell office:value-type="float" office:value="8.3467889908257007" table:style-name="ce13">
            <text:p>8,346789</text:p>
          </table:table-cell>
          <table:table-cell office:value-type="float" office:value="8.3788990825688003" table:style-name="ce13">
            <text:p>8,378899</text:p>
          </table:table-cell>
          <table:table-cell office:value-type="float" office:value="8.5153669724770999" table:style-name="ce13">
            <text:p>8,515367</text:p>
          </table:table-cell>
          <table:table-cell office:value-type="float" office:value="8.4165137614679004" table:style-name="ce13">
            <text:p>8,416514</text:p>
          </table:table-cell>
          <table:table-cell office:value-type="float" office:value="8.4405963302752003" table:style-name="ce13">
            <text:p>8,440596</text:p>
          </table:table-cell>
          <table:table-cell office:value-type="float" office:value="8.4947247706422004" table:style-name="ce13">
            <text:p>8,494725</text:p>
          </table:table-cell>
          <table:table-cell office:value-type="float" office:value="8.3084862385320992" table:style-name="ce13">
            <text:p>8,308486</text:p>
          </table:table-cell>
          <table:table-cell office:value-type="float" office:value="8.3688073394494999" table:style-name="ce13">
            <text:p>8,368807</text:p>
          </table:table-cell>
          <table:table-cell office:value-type="float" office:value="8.3800458715596005" table:style-name="ce13">
            <text:p>8,380046</text:p>
          </table:table-cell>
          <table:table-cell office:value-type="float" office:value="8.3809633027522992" table:style-name="ce13">
            <text:p>8,380963</text:p>
          </table:table-cell>
          <table:table-cell office:value-type="float" office:value="8.4309633027522999" table:style-name="ce13">
            <text:p>8,430963</text:p>
          </table:table-cell>
          <table:table-cell office:value-type="float" office:value="8.3697247706422004" table:style-name="ce13">
            <text:p>8,369725</text:p>
          </table:table-cell>
          <table:table-cell office:value-type="float" office:value="8.4912844036697006" table:style-name="ce13">
            <text:p>8,491284</text:p>
          </table:table-cell>
          <table:table-cell office:value-type="float" office:value="8.3839449541284008" table:style-name="ce13">
            <text:p>8,383945</text:p>
          </table:table-cell>
          <table:table-cell office:value-type="float" office:value="8.3915137614679001" table:style-name="ce13">
            <text:p>8,391514</text:p>
          </table:table-cell>
          <table:table-cell office:value-type="float" office:value="8.3919724770642006" table:style-name="ce13">
            <text:p>8,391972</text:p>
          </table:table-cell>
          <table:table-cell office:value-type="float" office:value="8.3727064220183003" table:style-name="ce13">
            <text:p>8,372706</text:p>
          </table:table-cell>
          <table:table-cell office:value-type="float" office:value="8.3327981651376" table:style-name="ce13">
            <text:p>8,332798</text:p>
          </table:table-cell>
          <table:table-cell office:value-type="float" office:value="8.1770642201834995" table:style-name="ce13">
            <text:p>8,177064</text:p>
          </table:table-cell>
          <table:table-cell office:value-type="float" office:value="8.3029816513761006" table:style-name="ce13">
            <text:p>8,302982</text:p>
          </table:table-cell>
          <table:table-cell office:value-type="float" office:value="8.4185779816513993" table:style-name="ce13">
            <text:p>8,418578</text:p>
          </table:table-cell>
          <table:table-cell office:value-type="float" office:value="8.3495412844036991" table:style-name="ce13">
            <text:p>8,349541</text:p>
          </table:table-cell>
          <table:table-cell office:value-type="float" office:value="8.3974770642201992" table:style-name="ce13">
            <text:p>8,397477</text:p>
          </table:table-cell>
          <table:table-cell office:value-type="float" office:value="8.3353211009173993" table:style-name="ce13">
            <text:p>8,335321</text:p>
          </table:table-cell>
          <table:table-cell office:value-type="float" office:value="8.3837155963302994" table:style-name="ce13">
            <text:p>8,383716</text:p>
          </table:table-cell>
          <table:table-cell office:value-type="float" office:value="8.4204128440367008" table:style-name="ce13">
            <text:p>8,420413</text:p>
          </table:table-cell>
          <table:table-cell office:value-type="float" office:value="8.3497706422018005" table:style-name="ce13">
            <text:p>8,349771</text:p>
          </table:table-cell>
          <table:table-cell office:value-type="float" office:value="8.4841743119265995" table:style-name="ce13">
            <text:p>8,484174</text:p>
          </table:table-cell>
          <table:table-cell office:value-type="float" office:value="8.3318807339450007" table:style-name="ce13">
            <text:p>8,331881</text:p>
          </table:table-cell>
          <table:table-cell office:value-type="float" office:value="8.3224770642201999" table:style-name="ce13">
            <text:p>8,322477</text:p>
          </table:table-cell>
          <table:table-cell office:value-type="float" office:value="8.3848623853210995" table:style-name="ce13">
            <text:p>8,384862</text:p>
          </table:table-cell>
          <table:table-cell office:value-type="float" office:value="8.3993119266055007" table:style-name="ce13">
            <text:p>8,399312</text:p>
          </table:table-cell>
          <table:table-cell office:value-type="float" office:value="8.5052752293577996" table:style-name="ce13">
            <text:p>8,505275</text:p>
          </table:table-cell>
          <table:table-cell office:value-type="float" office:value="8.3073394495413009" table:style-name="ce13">
            <text:p>8,307339</text:p>
          </table:table-cell>
          <table:table-cell office:value-type="float" office:value="8.3988532110092002" table:style-name="ce13">
            <text:p>8,398853</text:p>
          </table:table-cell>
          <table:table-cell office:value-type="float" office:value="8.3587155963303008" table:style-name="ce13">
            <text:p>8,358716</text:p>
          </table:table-cell>
          <table:table-cell office:value-type="float" office:value="8.3454128440366997" table:style-name="ce13">
            <text:p>8,345413</text:p>
          </table:table-cell>
          <table:table-cell office:value-type="float" office:value="8.2561926605505001" table:style-name="ce13">
            <text:p>8,256193</text:p>
          </table:table-cell>
          <table:table-cell office:value-type="float" office:value="8.2559633027522992" table:style-name="ce13">
            <text:p>8,255963</text:p>
          </table:table-cell>
          <table:table-cell office:value-type="float" office:value="8.3286697247706005" table:style-name="ce13">
            <text:p>8,328670</text:p>
          </table:table-cell>
          <table:table-cell office:value-type="float" office:value="8.2869266055046005" table:style-name="ce13">
            <text:p>8,286927</text:p>
          </table:table-cell>
          <table:table-cell office:value-type="float" office:value="8.4176605504587005" table:style-name="ce13">
            <text:p>8,417661</text:p>
          </table:table-cell>
          <table:table-cell office:value-type="float" office:value="8.3871559633027992" table:style-name="ce13">
            <text:p>8,387156</text:p>
          </table:table-cell>
          <table:table-cell office:value-type="float" office:value="8.1866972477063999" table:style-name="ce13">
            <text:p>8,186697</text:p>
          </table:table-cell>
          <table:table-cell office:value-type="float" office:value="8.4506880733945007" table:style-name="ce13">
            <text:p>8,450688</text:p>
          </table:table-cell>
          <table:table-cell office:value-type="float" office:value="8.3511467889907998" table:style-name="ce13">
            <text:p>8,351147</text:p>
          </table:table-cell>
          <table:table-cell office:value-type="float" office:value="8.4442660550458992" table:style-name="ce13">
            <text:p>8,444266</text:p>
          </table:table-cell>
          <table:table-cell office:value-type="float" office:value="8.3089449541283997" table:style-name="ce13">
            <text:p>8,308945</text:p>
          </table:table-cell>
          <table:table-cell office:value-type="float" office:value="8.2825688073394002" table:style-name="ce13">
            <text:p>8,282569</text:p>
          </table:table-cell>
          <table:table-cell office:value-type="float" office:value="8.3096330275228993" table:style-name="ce13">
            <text:p>8,309633</text:p>
          </table:table-cell>
          <table:table-cell office:value-type="float" office:value="8.3068807339450004" table:style-name="ce13">
            <text:p>8,306881</text:p>
          </table:table-cell>
          <table:table-cell office:value-type="float" office:value="8.4745412844036991" table:style-name="ce13">
            <text:p>8,474541</text:p>
          </table:table-cell>
          <table:table-cell office:value-type="float" office:value="8.3522935779816994" table:style-name="ce13">
            <text:p>8,352294</text:p>
          </table:table-cell>
          <table:table-cell office:value-type="float" office:value="8.4589449541284001" table:style-name="ce13">
            <text:p>8,458945</text:p>
          </table:table-cell>
          <table:table-cell office:value-type="float" office:value="8.3378440366972004" table:style-name="ce13">
            <text:p>8,337844</text:p>
          </table:table-cell>
          <table:table-cell office:value-type="float" office:value="8.2385321100917004" table:style-name="ce13">
            <text:p>8,238532</text:p>
          </table:table-cell>
          <table:table-cell office:value-type="float" office:value="8.4169724770641992" table:style-name="ce13">
            <text:p>8,416972</text:p>
          </table:table-cell>
          <table:table-cell office:value-type="float" office:value="8.3438073394494996" table:style-name="ce13">
            <text:p>8,343807</text:p>
          </table:table-cell>
          <table:table-cell office:value-type="float" office:value="8.4568807339450007" table:style-name="ce13">
            <text:p>8,456881</text:p>
          </table:table-cell>
          <table:table-cell office:value-type="float" office:value="8.4724770642202003" table:style-name="ce13">
            <text:p>8,472477</text:p>
          </table:table-cell>
          <table:table-cell office:value-type="float" office:value="8.3600917431193" table:style-name="ce13">
            <text:p>8,360092</text:p>
          </table:table-cell>
          <table:table-cell office:value-type="float" office:value="8.2605504587155991" table:style-name="ce13">
            <text:p>8,260550</text:p>
          </table:table-cell>
          <table:table-cell office:value-type="float" office:value="8.4229357798165001" table:style-name="ce13">
            <text:p>8,422936</text:p>
          </table:table-cell>
          <table:table-cell office:value-type="float" office:value="8.4018348623853001" table:style-name="ce13">
            <text:p>8,401835</text:p>
          </table:table-cell>
          <table:table-cell office:value-type="float" office:value="8.4364678899083003" table:style-name="ce13">
            <text:p>8,436468</text:p>
          </table:table-cell>
          <table:table-cell office:value-type="float" office:value="8.4038990825688007" table:style-name="ce13">
            <text:p>8,403899</text:p>
          </table:table-cell>
          <table:table-cell office:value-type="float" office:value="8.3626146788990994" table:style-name="ce13">
            <text:p>8,362615</text:p>
          </table:table-cell>
          <table:table-cell office:value-type="float" office:value="8.4697247706422001" table:style-name="ce13">
            <text:p>8,469725</text:p>
          </table:table-cell>
          <table:table-cell office:value-type="float" office:value="8.4915137614678997" table:style-name="ce13">
            <text:p>8,491514</text:p>
          </table:table-cell>
          <table:table-cell office:value-type="float" office:value="8.4298165137614998" table:style-name="ce13">
            <text:p>8,429817</text:p>
          </table:table-cell>
          <table:table-cell office:value-type="float" office:value="8.3243119266054997" table:style-name="ce13">
            <text:p>8,324312</text:p>
          </table:table-cell>
          <table:table-cell office:value-type="float" office:value="8.2284403669724995" table:style-name="ce13">
            <text:p>8,228440</text:p>
          </table:table-cell>
          <table:table-cell office:value-type="float" office:value="8.3259174311926998" table:style-name="ce13">
            <text:p>8,325917</text:p>
          </table:table-cell>
          <table:table-cell office:value-type="float" office:value="8.3451834862385006" table:style-name="ce13">
            <text:p>8,345183</text:p>
          </table:table-cell>
          <table:table-cell office:value-type="float" office:value="8.4263761467889999" table:style-name="ce13">
            <text:p>8,426376</text:p>
          </table:table-cell>
          <table:table-cell office:value-type="float" office:value="8.5444954128440003" table:style-name="ce13">
            <text:p>8,544495</text:p>
          </table:table-cell>
          <table:table-cell office:value-type="float" office:value="8.3220183486238994" table:style-name="ce13">
            <text:p>8,322018</text:p>
          </table:table-cell>
          <table:table-cell office:value-type="float" office:value="8.3559633027523006" table:style-name="ce13">
            <text:p>8,355963</text:p>
          </table:table-cell>
          <table:table-cell office:value-type="float" office:value="8.4185779816513993" table:style-name="ce13">
            <text:p>8,418578</text:p>
          </table:table-cell>
          <table:table-cell office:value-type="float" office:value="8.3490825688072992" table:style-name="ce13">
            <text:p>8,349083</text:p>
          </table:table-cell>
          <table:table-cell office:value-type="float" office:value="8.5032110091743007" table:style-name="ce13">
            <text:p>8,503211</text:p>
          </table:table-cell>
          <table:table-cell office:value-type="float" office:value="8.4412844036696999" table:style-name="ce13">
            <text:p>8,441284</text:p>
          </table:table-cell>
          <table:table-cell office:value-type="float" office:value="8.4135321100916993" table:style-name="ce13">
            <text:p>8,413532</text:p>
          </table:table-cell>
          <table:table-cell office:value-type="float" office:value="8.2318807339449993" table:style-name="ce13">
            <text:p>8,231881</text:p>
          </table:table-cell>
          <table:table-cell office:value-type="float" office:value="8.3204128440366993" table:style-name="ce13">
            <text:p>8,320413</text:p>
          </table:table-cell>
          <table:table-cell office:value-type="float" office:value="8.3518348623852994" table:style-name="ce13">
            <text:p>8,351835</text:p>
          </table:table-cell>
          <table:table-cell office:value-type="float" office:value="8.3694954128439996" table:style-name="ce13">
            <text:p>8,369495</text:p>
          </table:table-cell>
          <table:table-cell office:value-type="float" office:value="8.3112385321100994" table:style-name="ce13">
            <text:p>8,311239</text:p>
          </table:table-cell>
          <table:table-cell office:value-type="float" office:value="8.4747706422018005" table:style-name="ce13">
            <text:p>8,474771</text:p>
          </table:table-cell>
          <table:table-cell office:value-type="float" office:value="8.2564220183485997" table:style-name="ce13">
            <text:p>8,256422</text:p>
          </table:table-cell>
          <table:table-cell office:value-type="float" office:value="8.3603211009173997" table:style-name="ce13">
            <text:p>8,360321</text:p>
          </table:table-cell>
          <table:table-cell office:value-type="float" office:value="8.4183486238532002" table:style-name="ce13">
            <text:p>8,418349</text:p>
          </table:table-cell>
          <table:table-cell office:value-type="float" office:value="8.3550458715596001" table:style-name="ce13">
            <text:p>8,355046</text:p>
          </table:table-cell>
          <table:table-cell table:number-columns-repeated="16187"/>
        </table:table-row>
        <table:table-row table:style-name="ro2">
          <table:table-cell office:value-type="string" table:style-name="ce2">
            <text:p>instance05</text:p>
          </table:table-cell>
          <table:table-cell office:value-type="float" office:value="14.189563849139457" table:formula="of:=[.F6]-[.I6]" table:style-name="ce5">
            <text:p>14,189564</text:p>
          </table:table-cell>
          <table:table-cell office:value-type="float" office:value="14.584221349785" table:formula="of:=MAX([.$K6:.GO6])" table:style-name="ce5">
            <text:p>14,584221</text:p>
          </table:table-cell>
          <table:table-cell office:value-type="float" office:value="13.903720321554999" table:formula="of:=MIN([.$K6:.GN6])" table:style-name="ce5">
            <text:p>13,903720</text:p>
          </table:table-cell>
          <table:table-cell office:value-type="float" office:value="14.4299772115615" table:formula="of:=[.F6]+[.I6]" table:style-name="ce5">
            <text:p>14,429977</text:p>
          </table:table-cell>
          <table:table-cell office:value-type="float" office:value="14.309770530350479" table:formula="of:=AVERAGE([.$K6:.GO6])" table:style-name="ce5">
            <text:p>14,309771</text:p>
          </table:table-cell>
          <table:table-cell table:number-columns-repeated="2" table:style-name="ce7"/>
          <table:table-cell office:value-type="float" office:value="0.12020668121102104" table:formula="of:=STDEV([.$K6:.GO6])" table:style-name="ce5">
            <text:p>0,120207</text:p>
          </table:table-cell>
          <table:table-cell office:value-type="float" office:value="12.901103000000001" table:style-name="ce11">
            <text:p>12,901103</text:p>
          </table:table-cell>
          <table:table-cell office:value-type="float" office:value="14.40661805945" table:style-name="ce13">
            <text:p>14,406618</text:p>
          </table:table-cell>
          <table:table-cell office:value-type="float" office:value="14.429239110114001" table:style-name="ce13">
            <text:p>14,429239</text:p>
          </table:table-cell>
          <table:table-cell office:value-type="float" office:value="14.303795101887999" table:style-name="ce13">
            <text:p>14,303795</text:p>
          </table:table-cell>
          <table:table-cell office:value-type="float" office:value="14.474481211441001" table:style-name="ce13">
            <text:p>14,474481</text:p>
          </table:table-cell>
          <table:table-cell office:value-type="float" office:value="14.201719947654" table:style-name="ce13">
            <text:p>14,201720</text:p>
          </table:table-cell>
          <table:table-cell office:value-type="float" office:value="14.445129930827999" table:style-name="ce13">
            <text:p>14,445130</text:p>
          </table:table-cell>
          <table:table-cell office:value-type="float" office:value="14.286595625351" table:style-name="ce13">
            <text:p>14,286596</text:p>
          </table:table-cell>
          <table:table-cell office:value-type="float" office:value="14.330529070854" table:style-name="ce13">
            <text:p>14,330529</text:p>
          </table:table-cell>
          <table:table-cell office:value-type="float" office:value="14.30491680688" table:style-name="ce13">
            <text:p>14,304917</text:p>
          </table:table-cell>
          <table:table-cell office:value-type="float" office:value="14.431108618433001" table:style-name="ce13">
            <text:p>14,431109</text:p>
          </table:table-cell>
          <table:table-cell office:value-type="float" office:value="14.429239110114001" table:style-name="ce13">
            <text:p>14,429239</text:p>
          </table:table-cell>
          <table:table-cell office:value-type="float" office:value="14.183585716955999" table:style-name="ce13">
            <text:p>14,183586</text:p>
          </table:table-cell>
          <table:table-cell office:value-type="float" office:value="14.2400448682" table:style-name="ce13">
            <text:p>14,240045</text:p>
          </table:table-cell>
          <table:table-cell office:value-type="float" office:value="14.348289399887999" table:style-name="ce13">
            <text:p>14,348289</text:p>
          </table:table-cell>
          <table:table-cell office:value-type="float" office:value="14.481398392222999" table:style-name="ce13">
            <text:p>14,481398</text:p>
          </table:table-cell>
          <table:table-cell office:value-type="float" office:value="14.388296877921" table:style-name="ce13">
            <text:p>14,388297</text:p>
          </table:table-cell>
          <table:table-cell office:value-type="float" office:value="14.333707234997" table:style-name="ce13">
            <text:p>14,333707</text:p>
          </table:table-cell>
          <table:table-cell office:value-type="float" office:value="14.414096092728" table:style-name="ce13">
            <text:p>14,414096</text:p>
          </table:table-cell>
          <table:table-cell office:value-type="float" office:value="14.230323424939" table:style-name="ce13">
            <text:p>14,230323</text:p>
          </table:table-cell>
          <table:table-cell office:value-type="float" office:value="14.133669844830999" table:style-name="ce13">
            <text:p>14,133670</text:p>
          </table:table-cell>
          <table:table-cell office:value-type="float" office:value="14.290147691156999" table:style-name="ce13">
            <text:p>14,290148</text:p>
          </table:table-cell>
          <table:table-cell office:value-type="float" office:value="14.229014769116" table:style-name="ce13">
            <text:p>14,229015</text:p>
          </table:table-cell>
          <table:table-cell office:value-type="float" office:value="14.469059637315" table:style-name="ce13">
            <text:p>14,469060</text:p>
          </table:table-cell>
          <table:table-cell office:value-type="float" office:value="14.313516545149" table:style-name="ce13">
            <text:p>14,313517</text:p>
          </table:table-cell>
          <table:table-cell office:value-type="float" office:value="14.365675827257" table:style-name="ce13">
            <text:p>14,365676</text:p>
          </table:table-cell>
          <table:table-cell office:value-type="float" office:value="14.252196672275" table:style-name="ce13">
            <text:p>14,252197</text:p>
          </table:table-cell>
          <table:table-cell office:value-type="float" office:value="14.341746120770001" table:style-name="ce13">
            <text:p>14,341746</text:p>
          </table:table-cell>
          <table:table-cell office:value-type="float" office:value="14.367545335577001" table:style-name="ce13">
            <text:p>14,367545</text:p>
          </table:table-cell>
          <table:table-cell office:value-type="float" office:value="14.393531501215" table:style-name="ce13">
            <text:p>14,393532</text:p>
          </table:table-cell>
          <table:table-cell office:value-type="float" office:value="14.38137969714" table:style-name="ce13">
            <text:p>14,381380</text:p>
          </table:table-cell>
          <table:table-cell office:value-type="float" office:value="14.107496728359999" table:style-name="ce13">
            <text:p>14,107497</text:p>
          </table:table-cell>
          <table:table-cell office:value-type="float" office:value="14.403813796971001" table:style-name="ce13">
            <text:p>14,403814</text:p>
          </table:table-cell>
          <table:table-cell office:value-type="float" office:value="14.302299495232999" table:style-name="ce13">
            <text:p>14,302299</text:p>
          </table:table-cell>
          <table:table-cell office:value-type="float" office:value="14.28846513367" table:style-name="ce13">
            <text:p>14,288465</text:p>
          </table:table-cell>
          <table:table-cell office:value-type="float" office:value="13.946532062068" table:style-name="ce13">
            <text:p>13,946532</text:p>
          </table:table-cell>
          <table:table-cell office:value-type="float" office:value="13.903720321554999" table:style-name="ce13">
            <text:p>13,903720</text:p>
          </table:table-cell>
          <table:table-cell office:value-type="float" office:value="14.204524210133" table:style-name="ce13">
            <text:p>14,204524</text:p>
          </table:table-cell>
          <table:table-cell office:value-type="float" office:value="14.100953449243001" table:style-name="ce13">
            <text:p>14,100953</text:p>
          </table:table-cell>
          <table:table-cell office:value-type="float" office:value="14.248270704805" table:style-name="ce13">
            <text:p>14,248271</text:p>
          </table:table-cell>
          <table:table-cell office:value-type="float" office:value="14.143204337259" table:style-name="ce13">
            <text:p>14,143204</text:p>
          </table:table-cell>
          <table:table-cell office:value-type="float" office:value="14.239670966536" table:style-name="ce13">
            <text:p>14,239671</text:p>
          </table:table-cell>
          <table:table-cell office:value-type="float" office:value="14.292765002804" table:style-name="ce13">
            <text:p>14,292765</text:p>
          </table:table-cell>
          <table:table-cell office:value-type="float" office:value="14.478407178912001" table:style-name="ce13">
            <text:p>14,478407</text:p>
          </table:table-cell>
          <table:table-cell office:value-type="float" office:value="14.401944288652" table:style-name="ce13">
            <text:p>14,401944</text:p>
          </table:table-cell>
          <table:table-cell office:value-type="float" office:value="14.24976631146" table:style-name="ce13">
            <text:p>14,249766</text:p>
          </table:table-cell>
          <table:table-cell office:value-type="float" office:value="14.415591699383" table:style-name="ce13">
            <text:p>14,415592</text:p>
          </table:table-cell>
          <table:table-cell office:value-type="float" office:value="14.300990839409" table:style-name="ce13">
            <text:p>14,300991</text:p>
          </table:table-cell>
          <table:table-cell office:value-type="float" office:value="14.267713591325" table:style-name="ce13">
            <text:p>14,267714</text:p>
          </table:table-cell>
          <table:table-cell office:value-type="float" office:value="14.331463825014" table:style-name="ce13">
            <text:p>14,331464</text:p>
          </table:table-cell>
          <table:table-cell office:value-type="float" office:value="14.105440269209" table:style-name="ce13">
            <text:p>14,105440</text:p>
          </table:table-cell>
          <table:table-cell office:value-type="float" office:value="14.565713217423999" table:style-name="ce13">
            <text:p>14,565713</text:p>
          </table:table-cell>
          <table:table-cell office:value-type="float" office:value="14.4355954384" table:style-name="ce13">
            <text:p>14,435595</text:p>
          </table:table-cell>
          <table:table-cell office:value-type="float" office:value="14.194054963545" table:style-name="ce13">
            <text:p>14,194055</text:p>
          </table:table-cell>
          <table:table-cell office:value-type="float" office:value="14.209011030098999" table:style-name="ce13">
            <text:p>14,209011</text:p>
          </table:table-cell>
          <table:table-cell office:value-type="float" office:value="14.269022247149" table:style-name="ce13">
            <text:p>14,269022</text:p>
          </table:table-cell>
          <table:table-cell office:value-type="float" office:value="14.325481398392" table:style-name="ce13">
            <text:p>14,325481</text:p>
          </table:table-cell>
          <table:table-cell office:value-type="float" office:value="14.279491493737" table:style-name="ce13">
            <text:p>14,279491</text:p>
          </table:table-cell>
          <table:table-cell office:value-type="float" office:value="14.211441390914" table:style-name="ce13">
            <text:p>14,211441</text:p>
          </table:table-cell>
          <table:table-cell office:value-type="float" office:value="14.233688539914001" table:style-name="ce13">
            <text:p>14,233689</text:p>
          </table:table-cell>
          <table:table-cell office:value-type="float" office:value="14.284352215367001" table:style-name="ce13">
            <text:p>14,284352</text:p>
          </table:table-cell>
          <table:table-cell office:value-type="float" office:value="14.424752290148" table:style-name="ce13">
            <text:p>14,424752</text:p>
          </table:table-cell>
          <table:table-cell office:value-type="float" office:value="14.050663675453" table:style-name="ce13">
            <text:p>14,050664</text:p>
          </table:table-cell>
          <table:table-cell office:value-type="float" office:value="14.209571882595" table:style-name="ce13">
            <text:p>14,209572</text:p>
          </table:table-cell>
          <table:table-cell office:value-type="float" office:value="14.549261544214" table:style-name="ce13">
            <text:p>14,549262</text:p>
          </table:table-cell>
          <table:table-cell office:value-type="float" office:value="14.343241727425999" table:style-name="ce13">
            <text:p>14,343242</text:p>
          </table:table-cell>
          <table:table-cell office:value-type="float" office:value="14.034959805571001" table:style-name="ce13">
            <text:p>14,034960</text:p>
          </table:table-cell>
          <table:table-cell office:value-type="float" office:value="14.316133856796" table:style-name="ce13">
            <text:p>14,316134</text:p>
          </table:table-cell>
          <table:table-cell office:value-type="float" office:value="14.462516358198" table:style-name="ce13">
            <text:p>14,462516</text:p>
          </table:table-cell>
          <table:table-cell office:value-type="float" office:value="14.299121331089999" table:style-name="ce13">
            <text:p>14,299121</text:p>
          </table:table-cell>
          <table:table-cell office:value-type="float" office:value="14.36492802393" table:style-name="ce13">
            <text:p>14,364928</text:p>
          </table:table-cell>
          <table:table-cell office:value-type="float" office:value="14.410357076088999" table:style-name="ce13">
            <text:p>14,410357</text:p>
          </table:table-cell>
          <table:table-cell office:value-type="float" office:value="14.259861656384" table:style-name="ce13">
            <text:p>14,259862</text:p>
          </table:table-cell>
          <table:table-cell office:value-type="float" office:value="14.348850252384" table:style-name="ce13">
            <text:p>14,348850</text:p>
          </table:table-cell>
          <table:table-cell office:value-type="float" office:value="14.289212936998" table:style-name="ce13">
            <text:p>14,289213</text:p>
          </table:table-cell>
          <table:table-cell office:value-type="float" office:value="14.392596747056" table:style-name="ce13">
            <text:p>14,392597</text:p>
          </table:table-cell>
          <table:table-cell office:value-type="float" office:value="14.338941858290999" table:style-name="ce13">
            <text:p>14,338942</text:p>
          </table:table-cell>
          <table:table-cell office:value-type="float" office:value="14.280239297065" table:style-name="ce13">
            <text:p>14,280239</text:p>
          </table:table-cell>
          <table:table-cell office:value-type="float" office:value="14.371097401383" table:style-name="ce13">
            <text:p>14,371097</text:p>
          </table:table-cell>
          <table:table-cell office:value-type="float" office:value="14.124509254066" table:style-name="ce13">
            <text:p>14,124509</text:p>
          </table:table-cell>
          <table:table-cell office:value-type="float" office:value="14.195176668536" table:style-name="ce13">
            <text:p>14,195177</text:p>
          </table:table-cell>
          <table:table-cell office:value-type="float" office:value="14.573378201533" table:style-name="ce13">
            <text:p>14,573378</text:p>
          </table:table-cell>
          <table:table-cell office:value-type="float" office:value="14.254813983922" table:style-name="ce13">
            <text:p>14,254814</text:p>
          </table:table-cell>
          <table:table-cell office:value-type="float" office:value="14.322116283416999" table:style-name="ce13">
            <text:p>14,322116</text:p>
          </table:table-cell>
          <table:table-cell office:value-type="float" office:value="14.466068424004" table:style-name="ce13">
            <text:p>14,466068</text:p>
          </table:table-cell>
          <table:table-cell office:value-type="float" office:value="14.359693400636001" table:style-name="ce13">
            <text:p>14,359693</text:p>
          </table:table-cell>
          <table:table-cell office:value-type="float" office:value="14.264161525519" table:style-name="ce13">
            <text:p>14,264162</text:p>
          </table:table-cell>
          <table:table-cell office:value-type="float" office:value="14.417835109366001" table:style-name="ce13">
            <text:p>14,417835</text:p>
          </table:table-cell>
          <table:table-cell office:value-type="float" office:value="14.314264348476" table:style-name="ce13">
            <text:p>14,314264</text:p>
          </table:table-cell>
          <table:table-cell office:value-type="float" office:value="14.403065993644001" table:style-name="ce13">
            <text:p>14,403066</text:p>
          </table:table-cell>
          <table:table-cell office:value-type="float" office:value="14.458029538230999" table:style-name="ce13">
            <text:p>14,458030</text:p>
          </table:table-cell>
          <table:table-cell office:value-type="float" office:value="14.184146569452" table:style-name="ce13">
            <text:p>14,184147</text:p>
          </table:table-cell>
          <table:table-cell office:value-type="float" office:value="14.230697326603" table:style-name="ce13">
            <text:p>14,230697</text:p>
          </table:table-cell>
          <table:table-cell office:value-type="float" office:value="14.262665918863" table:style-name="ce13">
            <text:p>14,262666</text:p>
          </table:table-cell>
          <table:table-cell office:value-type="float" office:value="14.259113853057" table:style-name="ce13">
            <text:p>14,259114</text:p>
          </table:table-cell>
          <table:table-cell office:value-type="float" office:value="14.170873060385" table:style-name="ce13">
            <text:p>14,170873</text:p>
          </table:table-cell>
          <table:table-cell office:value-type="float" office:value="14.09871003926" table:style-name="ce13">
            <text:p>14,098710</text:p>
          </table:table-cell>
          <table:table-cell office:value-type="float" office:value="14.258553000560999" table:style-name="ce13">
            <text:p>14,258553</text:p>
          </table:table-cell>
          <table:table-cell office:value-type="float" office:value="14.31650775846" table:style-name="ce13">
            <text:p>14,316508</text:p>
          </table:table-cell>
          <table:table-cell office:value-type="float" office:value="14.513740886147" table:style-name="ce13">
            <text:p>14,513741</text:p>
          </table:table-cell>
          <table:table-cell office:value-type="float" office:value="14.252944475603" table:style-name="ce13">
            <text:p>14,252944</text:p>
          </table:table-cell>
          <table:table-cell office:value-type="float" office:value="14.352028416526" table:style-name="ce13">
            <text:p>14,352028</text:p>
          </table:table-cell>
          <table:table-cell office:value-type="float" office:value="14.231445129931" table:style-name="ce13">
            <text:p>14,231445</text:p>
          </table:table-cell>
          <table:table-cell office:value-type="float" office:value="14.230884277435001" table:style-name="ce13">
            <text:p>14,230884</text:p>
          </table:table-cell>
          <table:table-cell office:value-type="float" office:value="14.452981865769001" table:style-name="ce13">
            <text:p>14,452982</text:p>
          </table:table-cell>
          <table:table-cell office:value-type="float" office:value="14.489437277996" table:style-name="ce13">
            <text:p>14,489437</text:p>
          </table:table-cell>
          <table:table-cell office:value-type="float" office:value="14.323798840905001" table:style-name="ce13">
            <text:p>14,323799</text:p>
          </table:table-cell>
          <table:table-cell office:value-type="float" office:value="14.191624602729" table:style-name="ce13">
            <text:p>14,191625</text:p>
          </table:table-cell>
          <table:table-cell office:value-type="float" office:value="14.183211815292999" table:style-name="ce13">
            <text:p>14,183212</text:p>
          </table:table-cell>
          <table:table-cell office:value-type="float" office:value="14.351280613199" table:style-name="ce13">
            <text:p>14,351281</text:p>
          </table:table-cell>
          <table:table-cell office:value-type="float" office:value="14.213310899233999" table:style-name="ce13">
            <text:p>14,213311</text:p>
          </table:table-cell>
          <table:table-cell office:value-type="float" office:value="14.377079828005" table:style-name="ce13">
            <text:p>14,377080</text:p>
          </table:table-cell>
          <table:table-cell office:value-type="float" office:value="14.235931949896999" table:style-name="ce13">
            <text:p>14,235932</text:p>
          </table:table-cell>
          <table:table-cell office:value-type="float" office:value="14.332024677510001" table:style-name="ce13">
            <text:p>14,332025</text:p>
          </table:table-cell>
          <table:table-cell office:value-type="float" office:value="14.369040942231999" table:style-name="ce13">
            <text:p>14,369041</text:p>
          </table:table-cell>
          <table:table-cell office:value-type="float" office:value="14.427556552626999" table:style-name="ce13">
            <text:p>14,427557</text:p>
          </table:table-cell>
          <table:table-cell office:value-type="float" office:value="14.354271826510001" table:style-name="ce13">
            <text:p>14,354272</text:p>
          </table:table-cell>
          <table:table-cell office:value-type="float" office:value="14.48794167134" table:style-name="ce13">
            <text:p>14,487942</text:p>
          </table:table-cell>
          <table:table-cell office:value-type="float" office:value="14.289773789492999" table:style-name="ce13">
            <text:p>14,289774</text:p>
          </table:table-cell>
          <table:table-cell office:value-type="float" office:value="14.230884277435001" table:style-name="ce13">
            <text:p>14,230884</text:p>
          </table:table-cell>
          <table:table-cell office:value-type="float" office:value="14.265844083006" table:style-name="ce13">
            <text:p>14,265844</text:p>
          </table:table-cell>
          <table:table-cell office:value-type="float" office:value="14.372032155543" table:style-name="ce13">
            <text:p>14,372032</text:p>
          </table:table-cell>
          <table:table-cell office:value-type="float" office:value="14.305290708544" table:style-name="ce13">
            <text:p>14,305291</text:p>
          </table:table-cell>
          <table:table-cell office:value-type="float" office:value="14.356141334828999" table:style-name="ce13">
            <text:p>14,356141</text:p>
          </table:table-cell>
          <table:table-cell office:value-type="float" office:value="14.368293138904001" table:style-name="ce13">
            <text:p>14,368293</text:p>
          </table:table-cell>
          <table:table-cell office:value-type="float" office:value="14.027481772293999" table:style-name="ce13">
            <text:p>14,027482</text:p>
          </table:table-cell>
          <table:table-cell office:value-type="float" office:value="14.099831744251" table:style-name="ce13">
            <text:p>14,099832</text:p>
          </table:table-cell>
          <table:table-cell office:value-type="float" office:value="14.40082258366" table:style-name="ce13">
            <text:p>14,400823</text:p>
          </table:table-cell>
          <table:table-cell office:value-type="float" office:value="14.430921667601" table:style-name="ce13">
            <text:p>14,430922</text:p>
          </table:table-cell>
          <table:table-cell office:value-type="float" office:value="14.437651897551" table:style-name="ce13">
            <text:p>14,437652</text:p>
          </table:table-cell>
          <table:table-cell office:value-type="float" office:value="14.320620676761999" table:style-name="ce13">
            <text:p>14,320621</text:p>
          </table:table-cell>
          <table:table-cell office:value-type="float" office:value="14.214058702560999" table:style-name="ce13">
            <text:p>14,214059</text:p>
          </table:table-cell>
          <table:table-cell office:value-type="float" office:value="14.153486633016" table:style-name="ce13">
            <text:p>14,153487</text:p>
          </table:table-cell>
          <table:table-cell office:value-type="float" office:value="14.496354458777001" table:style-name="ce13">
            <text:p>14,496354</text:p>
          </table:table-cell>
          <table:table-cell office:value-type="float" office:value="14.168255748738" table:style-name="ce13">
            <text:p>14,168256</text:p>
          </table:table-cell>
          <table:table-cell office:value-type="float" office:value="14.241727425686999" table:style-name="ce13">
            <text:p>14,241727</text:p>
          </table:table-cell>
          <table:table-cell office:value-type="float" office:value="14.418582912693999" table:style-name="ce13">
            <text:p>14,418583</text:p>
          </table:table-cell>
          <table:table-cell office:value-type="float" office:value="14.174985978687999" table:style-name="ce13">
            <text:p>14,174986</text:p>
          </table:table-cell>
          <table:table-cell office:value-type="float" office:value="14.24976631146" table:style-name="ce13">
            <text:p>14,249766</text:p>
          </table:table-cell>
          <table:table-cell office:value-type="float" office:value="14.328846513367001" table:style-name="ce13">
            <text:p>14,328847</text:p>
          </table:table-cell>
          <table:table-cell office:value-type="float" office:value="14.491493737147" table:style-name="ce13">
            <text:p>14,491494</text:p>
          </table:table-cell>
          <table:table-cell office:value-type="float" office:value="14.184894372780001" table:style-name="ce13">
            <text:p>14,184894</text:p>
          </table:table-cell>
          <table:table-cell office:value-type="float" office:value="14.443821275005" table:style-name="ce13">
            <text:p>14,443821</text:p>
          </table:table-cell>
          <table:table-cell office:value-type="float" office:value="14.095905776781001" table:style-name="ce13">
            <text:p>14,095906</text:p>
          </table:table-cell>
          <table:table-cell office:value-type="float" office:value="14.229762572443001" table:style-name="ce13">
            <text:p>14,229763</text:p>
          </table:table-cell>
          <table:table-cell office:value-type="float" office:value="14.405122452795" table:style-name="ce13">
            <text:p>14,405122</text:p>
          </table:table-cell>
          <table:table-cell office:value-type="float" office:value="14.23424939241" table:style-name="ce13">
            <text:p>14,234249</text:p>
          </table:table-cell>
          <table:table-cell office:value-type="float" office:value="14.257244344737" table:style-name="ce13">
            <text:p>14,257244</text:p>
          </table:table-cell>
          <table:table-cell office:value-type="float" office:value="14.220228080015" table:style-name="ce13">
            <text:p>14,220228</text:p>
          </table:table-cell>
          <table:table-cell office:value-type="float" office:value="14.086932136848" table:style-name="ce13">
            <text:p>14,086932</text:p>
          </table:table-cell>
          <table:table-cell office:value-type="float" office:value="14.190315946906001" table:style-name="ce13">
            <text:p>14,190316</text:p>
          </table:table-cell>
          <table:table-cell office:value-type="float" office:value="14.285660871191" table:style-name="ce13">
            <text:p>14,285661</text:p>
          </table:table-cell>
          <table:table-cell office:value-type="float" office:value="14.352215367357999" table:style-name="ce13">
            <text:p>14,352215</text:p>
          </table:table-cell>
          <table:table-cell office:value-type="float" office:value="14.375023368854" table:style-name="ce13">
            <text:p>14,375023</text:p>
          </table:table-cell>
          <table:table-cell office:value-type="float" office:value="14.340624415779001" table:style-name="ce13">
            <text:p>14,340624</text:p>
          </table:table-cell>
          <table:table-cell office:value-type="float" office:value="14.339315759954999" table:style-name="ce13">
            <text:p>14,339316</text:p>
          </table:table-cell>
          <table:table-cell office:value-type="float" office:value="14.35240231819" table:style-name="ce13">
            <text:p>14,352402</text:p>
          </table:table-cell>
          <table:table-cell office:value-type="float" office:value="14.408113666106001" table:style-name="ce13">
            <text:p>14,408114</text:p>
          </table:table-cell>
          <table:table-cell office:value-type="float" office:value="14.345672088241001" table:style-name="ce13">
            <text:p>14,345672</text:p>
          </table:table-cell>
          <table:table-cell office:value-type="float" office:value="14.323611890073" table:style-name="ce13">
            <text:p>14,323612</text:p>
          </table:table-cell>
          <table:table-cell office:value-type="float" office:value="14.584221349785" table:style-name="ce13">
            <text:p>14,584221</text:p>
          </table:table-cell>
          <table:table-cell office:value-type="float" office:value="14.405309403626999" table:style-name="ce13">
            <text:p>14,405309</text:p>
          </table:table-cell>
          <table:table-cell office:value-type="float" office:value="14.565152364928" table:style-name="ce13">
            <text:p>14,565152</text:p>
          </table:table-cell>
          <table:table-cell office:value-type="float" office:value="14.452981865769001" table:style-name="ce13">
            <text:p>14,452982</text:p>
          </table:table-cell>
          <table:table-cell office:value-type="float" office:value="14.308468872685999" table:style-name="ce13">
            <text:p>14,308469</text:p>
          </table:table-cell>
          <table:table-cell office:value-type="float" office:value="14.508880164517" table:style-name="ce13">
            <text:p>14,508880</text:p>
          </table:table-cell>
          <table:table-cell office:value-type="float" office:value="14.362310712283" table:style-name="ce13">
            <text:p>14,362311</text:p>
          </table:table-cell>
          <table:table-cell office:value-type="float" office:value="14.306038511871" table:style-name="ce13">
            <text:p>14,306039</text:p>
          </table:table-cell>
          <table:table-cell office:value-type="float" office:value="14.180781454477" table:style-name="ce13">
            <text:p>14,180781</text:p>
          </table:table-cell>
          <table:table-cell office:value-type="float" office:value="14.100205645915" table:style-name="ce13">
            <text:p>14,100206</text:p>
          </table:table-cell>
          <table:table-cell office:value-type="float" office:value="14.403813796971001" table:style-name="ce13">
            <text:p>14,403814</text:p>
          </table:table-cell>
          <table:table-cell office:value-type="float" office:value="14.437091045055" table:style-name="ce13">
            <text:p>14,437091</text:p>
          </table:table-cell>
          <table:table-cell office:value-type="float" office:value="14.481024490558999" table:style-name="ce13">
            <text:p>14,481024</text:p>
          </table:table-cell>
          <table:table-cell office:value-type="float" office:value="14.339502710787" table:style-name="ce13">
            <text:p>14,339503</text:p>
          </table:table-cell>
          <table:table-cell office:value-type="float" office:value="14.114040007478" table:style-name="ce13">
            <text:p>14,114040</text:p>
          </table:table-cell>
          <table:table-cell office:value-type="float" office:value="14.337446251636001" table:style-name="ce13">
            <text:p>14,337446</text:p>
          </table:table-cell>
          <table:table-cell office:value-type="float" office:value="14.426247896803" table:style-name="ce13">
            <text:p>14,426248</text:p>
          </table:table-cell>
          <table:table-cell office:value-type="float" office:value="14.20527201346" table:style-name="ce13">
            <text:p>14,205272</text:p>
          </table:table-cell>
          <table:table-cell office:value-type="float" office:value="14.318190315947" table:style-name="ce13">
            <text:p>14,318190</text:p>
          </table:table-cell>
          <table:table-cell office:value-type="float" office:value="14.219106375022999" table:style-name="ce13">
            <text:p>14,219106</text:p>
          </table:table-cell>
          <table:table-cell office:value-type="float" office:value="14.289960740325" table:style-name="ce13">
            <text:p>14,289961</text:p>
          </table:table-cell>
          <table:table-cell office:value-type="float" office:value="14.388109927088999" table:style-name="ce13">
            <text:p>14,388110</text:p>
          </table:table-cell>
          <table:table-cell office:value-type="float" office:value="14.259674705551999" table:style-name="ce13">
            <text:p>14,259675</text:p>
          </table:table-cell>
          <table:table-cell office:value-type="float" office:value="14.38717517293" table:style-name="ce13">
            <text:p>14,387175</text:p>
          </table:table-cell>
          <table:table-cell office:value-type="float" office:value="14.411665731913001" table:style-name="ce13">
            <text:p>14,411666</text:p>
          </table:table-cell>
          <table:table-cell office:value-type="float" office:value="14.344176481585" table:style-name="ce13">
            <text:p>14,344176</text:p>
          </table:table-cell>
          <table:table-cell office:value-type="float" office:value="14.29426060946" table:style-name="ce13">
            <text:p>14,294261</text:p>
          </table:table-cell>
          <table:table-cell office:value-type="float" office:value="14.189007291082" table:style-name="ce13">
            <text:p>14,189007</text:p>
          </table:table-cell>
          <table:table-cell table:number-columns-repeated="16187"/>
        </table:table-row>
        <table:table-row table:style-name="ro2">
          <table:table-cell office:value-type="string" table:style-name="ce2">
            <text:p>instance06</text:p>
          </table:table-cell>
          <table:table-cell office:value-type="float" office:value="3.4885510723587019" table:formula="of:=[.F7]-[.I7]" table:style-name="ce5">
            <text:p>3,488551</text:p>
          </table:table-cell>
          <table:table-cell office:value-type="float" office:value="3.6043449637920002" table:formula="of:=MAX([.$K7:.GO7])" table:style-name="ce5">
            <text:p>3,604345</text:p>
          </table:table-cell>
          <table:table-cell office:value-type="float" office:value="3.4390106272923999" table:formula="of:=MIN([.$K7:.GN7])" table:style-name="ce5">
            <text:p>3,439011</text:p>
          </table:table-cell>
          <table:table-cell office:value-type="float" office:value="3.5577833390765936" table:formula="of:=[.F7]+[.I7]" table:style-name="ce5">
            <text:p>3,557783</text:p>
          </table:table-cell>
          <table:table-cell office:value-type="float" office:value="3.5231672057176477" table:formula="of:=AVERAGE([.$K7:.GO7])" table:style-name="ce5">
            <text:p>3,523167</text:p>
          </table:table-cell>
          <table:table-cell table:number-columns-repeated="2" table:style-name="ce7"/>
          <table:table-cell office:value-type="float" office:value="3.4616133358945873E-2" table:formula="of:=STDEV([.$K7:.GO7])" table:style-name="ce5">
            <text:p>0,034616</text:p>
          </table:table-cell>
          <table:table-cell office:value-type="float" office:value="3.044578" table:style-name="ce11">
            <text:p>3,044578</text:p>
          </table:table-cell>
          <table:table-cell office:value-type="float" office:value="3.5223361233894002" table:style-name="ce13">
            <text:p>3,522336</text:p>
          </table:table-cell>
          <table:table-cell office:value-type="float" office:value="3.4936518386155999" table:style-name="ce13">
            <text:p>3,493652</text:p>
          </table:table-cell>
          <table:table-cell office:value-type="float" office:value="3.6007711840496999" table:style-name="ce13">
            <text:p>3,600771</text:p>
          </table:table-cell>
          <table:table-cell office:value-type="float" office:value="3.5005172575943" table:style-name="ce13">
            <text:p>3,500517</text:p>
          </table:table-cell>
          <table:table-cell office:value-type="float" office:value="3.5474936518386002" table:style-name="ce13">
            <text:p>3,547494</text:p>
          </table:table-cell>
          <table:table-cell office:value-type="float" office:value="3.4873507006489" table:style-name="ce13">
            <text:p>3,487351</text:p>
          </table:table-cell>
          <table:table-cell office:value-type="float" office:value="3.5167403366876999" table:style-name="ce13">
            <text:p>3,516740</text:p>
          </table:table-cell>
          <table:table-cell office:value-type="float" office:value="3.5376657575473001" table:style-name="ce13">
            <text:p>3,537666</text:p>
          </table:table-cell>
          <table:table-cell office:value-type="float" office:value="3.5340449543873" table:style-name="ce13">
            <text:p>3,534045</text:p>
          </table:table-cell>
          <table:table-cell office:value-type="float" office:value="3.5203611398476" table:style-name="ce13">
            <text:p>3,520361</text:p>
          </table:table-cell>
          <table:table-cell office:value-type="float" office:value="3.4600771184050001" table:style-name="ce13">
            <text:p>3,460077</text:p>
          </table:table-cell>
          <table:table-cell office:value-type="float" office:value="3.4981660867111999" table:style-name="ce13">
            <text:p>3,498166</text:p>
          </table:table-cell>
          <table:table-cell office:value-type="float" office:value="3.4493557791780001" table:style-name="ce13">
            <text:p>3,449356</text:p>
          </table:table-cell>
          <table:table-cell office:value-type="float" office:value="3.5662089720680998" table:style-name="ce13">
            <text:p>3,566209</text:p>
          </table:table-cell>
          <table:table-cell office:value-type="float" office:value="3.5186682968117999" table:style-name="ce13">
            <text:p>3,518668</text:p>
          </table:table-cell>
          <table:table-cell office:value-type="float" office:value="3.5280259569264998" table:style-name="ce13">
            <text:p>3,528026</text:p>
          </table:table-cell>
          <table:table-cell office:value-type="float" office:value="3.5009404683532002" table:style-name="ce13">
            <text:p>3,500940</text:p>
          </table:table-cell>
          <table:table-cell office:value-type="float" office:value="3.5891563998870999" table:style-name="ce13">
            <text:p>3,589156</text:p>
          </table:table-cell>
          <table:table-cell office:value-type="float" office:value="3.5306122448980002" table:style-name="ce13">
            <text:p>3,530612</text:p>
          </table:table-cell>
          <table:table-cell office:value-type="float" office:value="3.5337628138813" table:style-name="ce13">
            <text:p>3,533763</text:p>
          </table:table-cell>
          <table:table-cell office:value-type="float" office:value="3.5572745227123002" table:style-name="ce13">
            <text:p>3,557275</text:p>
          </table:table-cell>
          <table:table-cell office:value-type="float" office:value="3.50362080316" table:style-name="ce13">
            <text:p>3,503621</text:p>
          </table:table-cell>
          <table:table-cell office:value-type="float" office:value="3.4818959842000998" table:style-name="ce13">
            <text:p>3,481896</text:p>
          </table:table-cell>
          <table:table-cell office:value-type="float" office:value="3.5039969905013" table:style-name="ce13">
            <text:p>3,503997</text:p>
          </table:table-cell>
          <table:table-cell office:value-type="float" office:value="3.5088404025204998" table:style-name="ce13">
            <text:p>3,508840</text:p>
          </table:table-cell>
          <table:table-cell office:value-type="float" office:value="3.5036678265775998" table:style-name="ce13">
            <text:p>3,503668</text:p>
          </table:table-cell>
          <table:table-cell office:value-type="float" office:value="3.5306122448980002" table:style-name="ce13">
            <text:p>3,530612</text:p>
          </table:table-cell>
          <table:table-cell office:value-type="float" office:value="3.5529013448697002" table:style-name="ce13">
            <text:p>3,552901</text:p>
          </table:table-cell>
          <table:table-cell office:value-type="float" office:value="3.5328223455280998" table:style-name="ce13">
            <text:p>3,532822</text:p>
          </table:table-cell>
          <table:table-cell office:value-type="float" office:value="3.5146713063105" table:style-name="ce13">
            <text:p>3,514671</text:p>
          </table:table-cell>
          <table:table-cell office:value-type="float" office:value="3.5446722467788998" table:style-name="ce13">
            <text:p>3,544672</text:p>
          </table:table-cell>
          <table:table-cell office:value-type="float" office:value="3.5336217436282999" table:style-name="ce13">
            <text:p>3,533622</text:p>
          </table:table-cell>
          <table:table-cell office:value-type="float" office:value="3.4628515000469999" table:style-name="ce13">
            <text:p>3,462852</text:p>
          </table:table-cell>
          <table:table-cell office:value-type="float" office:value="3.5585441549892001" table:style-name="ce13">
            <text:p>3,558544</text:p>
          </table:table-cell>
          <table:table-cell office:value-type="float" office:value="3.5907551960877" table:style-name="ce13">
            <text:p>3,590755</text:p>
          </table:table-cell>
          <table:table-cell office:value-type="float" office:value="3.5063951848019999" table:style-name="ce13">
            <text:p>3,506395</text:p>
          </table:table-cell>
          <table:table-cell office:value-type="float" office:value="3.5387002727358001" table:style-name="ce13">
            <text:p>3,538700</text:p>
          </table:table-cell>
          <table:table-cell office:value-type="float" office:value="3.5031035455657" table:style-name="ce13">
            <text:p>3,503104</text:p>
          </table:table-cell>
          <table:table-cell office:value-type="float" office:value="3.5152355873225001" table:style-name="ce13">
            <text:p>3,515236</text:p>
          </table:table-cell>
          <table:table-cell office:value-type="float" office:value="3.5150945170695" table:style-name="ce13">
            <text:p>3,515095</text:p>
          </table:table-cell>
          <table:table-cell office:value-type="float" office:value="3.4483212639895" table:style-name="ce13">
            <text:p>3,448321</text:p>
          </table:table-cell>
          <table:table-cell office:value-type="float" office:value="3.5487162606978" table:style-name="ce13">
            <text:p>3,548716</text:p>
          </table:table-cell>
          <table:table-cell office:value-type="float" office:value="3.4865983259663" table:style-name="ce13">
            <text:p>3,486598</text:p>
          </table:table-cell>
          <table:table-cell office:value-type="float" office:value="3.5292015423680998" table:style-name="ce13">
            <text:p>3,529202</text:p>
          </table:table-cell>
          <table:table-cell office:value-type="float" office:value="3.4738549797799001" table:style-name="ce13">
            <text:p>3,473855</text:p>
          </table:table-cell>
          <table:table-cell office:value-type="float" office:value="3.5453775980438" table:style-name="ce13">
            <text:p>3,545378</text:p>
          </table:table-cell>
          <table:table-cell office:value-type="float" office:value="3.4606884228346" table:style-name="ce13">
            <text:p>3,460688</text:p>
          </table:table-cell>
          <table:table-cell office:value-type="float" office:value="3.4857989278660999" table:style-name="ce13">
            <text:p>3,485799</text:p>
          </table:table-cell>
          <table:table-cell office:value-type="float" office:value="3.5152355873225001" table:style-name="ce13">
            <text:p>3,515236</text:p>
          </table:table-cell>
          <table:table-cell office:value-type="float" office:value="3.5674786043450002" table:style-name="ce13">
            <text:p>3,567479</text:p>
          </table:table-cell>
          <table:table-cell office:value-type="float" office:value="3.5290134486975" table:style-name="ce13">
            <text:p>3,529013</text:p>
          </table:table-cell>
          <table:table-cell office:value-type="float" office:value="3.5776826859775999" table:style-name="ce13">
            <text:p>3,577683</text:p>
          </table:table-cell>
          <table:table-cell office:value-type="float" office:value="3.4550926361327998" table:style-name="ce13">
            <text:p>3,455093</text:p>
          </table:table-cell>
          <table:table-cell office:value-type="float" office:value="3.5572274992946" table:style-name="ce13">
            <text:p>3,557227</text:p>
          </table:table-cell>
          <table:table-cell office:value-type="float" office:value="3.4853757171070998" table:style-name="ce13">
            <text:p>3,485376</text:p>
          </table:table-cell>
          <table:table-cell office:value-type="float" office:value="3.5517257594282001" table:style-name="ce13">
            <text:p>3,551726</text:p>
          </table:table-cell>
          <table:table-cell office:value-type="float" office:value="3.5324931816044001" table:style-name="ce13">
            <text:p>3,532493</text:p>
          </table:table-cell>
          <table:table-cell office:value-type="float" office:value="3.4818019373647999" table:style-name="ce13">
            <text:p>3,481802</text:p>
          </table:table-cell>
          <table:table-cell office:value-type="float" office:value="3.5363961252704001" table:style-name="ce13">
            <text:p>3,536396</text:p>
          </table:table-cell>
          <table:table-cell office:value-type="float" office:value="3.4689645443431001" table:style-name="ce13">
            <text:p>3,468965</text:p>
          </table:table-cell>
          <table:table-cell office:value-type="float" office:value="3.5521019467695001" table:style-name="ce13">
            <text:p>3,552102</text:p>
          </table:table-cell>
          <table:table-cell office:value-type="float" office:value="3.4838709677419" table:style-name="ce13">
            <text:p>3,483871</text:p>
          </table:table-cell>
          <table:table-cell office:value-type="float" office:value="3.4806263519232998" table:style-name="ce13">
            <text:p>3,480626</text:p>
          </table:table-cell>
          <table:table-cell office:value-type="float" office:value="3.5457537853851" table:style-name="ce13">
            <text:p>3,545754</text:p>
          </table:table-cell>
          <table:table-cell office:value-type="float" office:value="3.5495156587981" table:style-name="ce13">
            <text:p>3,549516</text:p>
          </table:table-cell>
          <table:table-cell office:value-type="float" office:value="3.5227123107307001" table:style-name="ce13">
            <text:p>3,522712</text:p>
          </table:table-cell>
          <table:table-cell office:value-type="float" office:value="3.4855167873600998" table:style-name="ce13">
            <text:p>3,485517</text:p>
          </table:table-cell>
          <table:table-cell office:value-type="float" office:value="3.5370544531177002" table:style-name="ce13">
            <text:p>3,537054</text:p>
          </table:table-cell>
          <table:table-cell office:value-type="float" office:value="3.5090284961911" table:style-name="ce13">
            <text:p>3,509028</text:p>
          </table:table-cell>
          <table:table-cell office:value-type="float" office:value="3.5189504373178" table:style-name="ce13">
            <text:p>3,518950</text:p>
          </table:table-cell>
          <table:table-cell office:value-type="float" office:value="3.5484811436095001" table:style-name="ce13">
            <text:p>3,548481</text:p>
          </table:table-cell>
          <table:table-cell office:value-type="float" office:value="3.5167403366876999" table:style-name="ce13">
            <text:p>3,516740</text:p>
          </table:table-cell>
          <table:table-cell office:value-type="float" office:value="3.4870215367253001" table:style-name="ce13">
            <text:p>3,487022</text:p>
          </table:table-cell>
          <table:table-cell office:value-type="float" office:value="3.5359258910937998" table:style-name="ce13">
            <text:p>3,535926</text:p>
          </table:table-cell>
          <table:table-cell office:value-type="float" office:value="3.5227593341483998" table:style-name="ce13">
            <text:p>3,522759</text:p>
          </table:table-cell>
          <table:table-cell office:value-type="float" office:value="3.5522430170225001" table:style-name="ce13">
            <text:p>3,552243</text:p>
          </table:table-cell>
          <table:table-cell office:value-type="float" office:value="3.5837957302737" table:style-name="ce13">
            <text:p>3,583796</text:p>
          </table:table-cell>
          <table:table-cell office:value-type="float" office:value="3.5077118404965999" table:style-name="ce13">
            <text:p>3,507712</text:p>
          </table:table-cell>
          <table:table-cell office:value-type="float" office:value="3.5911313834289" table:style-name="ce13">
            <text:p>3,591131</text:p>
          </table:table-cell>
          <table:table-cell office:value-type="float" office:value="3.4685883570018001" table:style-name="ce13">
            <text:p>3,468588</text:p>
          </table:table-cell>
          <table:table-cell office:value-type="float" office:value="3.4719270196558001" table:style-name="ce13">
            <text:p>3,471927</text:p>
          </table:table-cell>
          <table:table-cell office:value-type="float" office:value="3.4988244145584999" table:style-name="ce13">
            <text:p>3,498824</text:p>
          </table:table-cell>
          <table:table-cell office:value-type="float" office:value="3.5423680993134998" table:style-name="ce13">
            <text:p>3,542368</text:p>
          </table:table-cell>
          <table:table-cell office:value-type="float" office:value="3.5596256935953998" table:style-name="ce13">
            <text:p>3,559626</text:p>
          </table:table-cell>
          <table:table-cell office:value-type="float" office:value="3.5394056240007998" table:style-name="ce13">
            <text:p>3,539406</text:p>
          </table:table-cell>
          <table:table-cell office:value-type="float" office:value="3.5423210758958001" table:style-name="ce13">
            <text:p>3,542321</text:p>
          </table:table-cell>
          <table:table-cell office:value-type="float" office:value="3.5280729803441999" table:style-name="ce13">
            <text:p>3,528073</text:p>
          </table:table-cell>
          <table:table-cell office:value-type="float" office:value="3.5287313081914999" table:style-name="ce13">
            <text:p>3,528731</text:p>
          </table:table-cell>
          <table:table-cell office:value-type="float" office:value="3.5317408069218001" table:style-name="ce13">
            <text:p>3,531741</text:p>
          </table:table-cell>
          <table:table-cell office:value-type="float" office:value="3.5268503714850001" table:style-name="ce13">
            <text:p>3,526850</text:p>
          </table:table-cell>
          <table:table-cell office:value-type="float" office:value="3.5084171917615001" table:style-name="ce13">
            <text:p>3,508417</text:p>
          </table:table-cell>
          <table:table-cell office:value-type="float" office:value="3.5472585347502998" table:style-name="ce13">
            <text:p>3,547259</text:p>
          </table:table-cell>
          <table:table-cell office:value-type="float" office:value="3.5492335182921" table:style-name="ce13">
            <text:p>3,549234</text:p>
          </table:table-cell>
          <table:table-cell office:value-type="float" office:value="3.5592024828365001" table:style-name="ce13">
            <text:p>3,559202</text:p>
          </table:table-cell>
          <table:table-cell office:value-type="float" office:value="3.4782751810402002" table:style-name="ce13">
            <text:p>3,478275</text:p>
          </table:table-cell>
          <table:table-cell office:value-type="float" office:value="3.5373836170413" table:style-name="ce13">
            <text:p>3,537384</text:p>
          </table:table-cell>
          <table:table-cell office:value-type="float" office:value="3.4964262202577001" table:style-name="ce13">
            <text:p>3,496426</text:p>
          </table:table-cell>
          <table:table-cell office:value-type="float" office:value="3.5105332455562999" table:style-name="ce13">
            <text:p>3,510533</text:p>
          </table:table-cell>
          <table:table-cell office:value-type="float" office:value="3.5046082949308999" table:style-name="ce13">
            <text:p>3,504608</text:p>
          </table:table-cell>
          <table:table-cell office:value-type="float" office:value="3.5149534468165" table:style-name="ce13">
            <text:p>3,514953</text:p>
          </table:table-cell>
          <table:table-cell office:value-type="float" office:value="3.5446722467788998" table:style-name="ce13">
            <text:p>3,544672</text:p>
          </table:table-cell>
          <table:table-cell office:value-type="float" office:value="3.5483400733565" table:style-name="ce13">
            <text:p>3,548340</text:p>
          </table:table-cell>
          <table:table-cell office:value-type="float" office:value="3.533104486034" table:style-name="ce13">
            <text:p>3,533104</text:p>
          </table:table-cell>
          <table:table-cell office:value-type="float" office:value="3.4518009968965" table:style-name="ce13">
            <text:p>3,451801</text:p>
          </table:table-cell>
          <table:table-cell office:value-type="float" office:value="3.4757359164863999" table:style-name="ce13">
            <text:p>3,475736</text:p>
          </table:table-cell>
          <table:table-cell office:value-type="float" office:value="3.510439198721" table:style-name="ce13">
            <text:p>3,510439</text:p>
          </table:table-cell>
          <table:table-cell office:value-type="float" office:value="3.4724913006676998" table:style-name="ce13">
            <text:p>3,472491</text:p>
          </table:table-cell>
          <table:table-cell office:value-type="float" office:value="3.5700648923163998" table:style-name="ce13">
            <text:p>3,570065</text:p>
          </table:table-cell>
          <table:table-cell office:value-type="float" office:value="3.4829304993886998" table:style-name="ce13">
            <text:p>3,482930</text:p>
          </table:table-cell>
          <table:table-cell office:value-type="float" office:value="3.5292015423680998" table:style-name="ce13">
            <text:p>3,529202</text:p>
          </table:table-cell>
          <table:table-cell office:value-type="float" office:value="3.5434496379197" table:style-name="ce13">
            <text:p>3,543450</text:p>
          </table:table-cell>
          <table:table-cell office:value-type="float" office:value="3.5142951189692" table:style-name="ce13">
            <text:p>3,514295</text:p>
          </table:table-cell>
          <table:table-cell office:value-type="float" office:value="3.4917709019092" table:style-name="ce13">
            <text:p>3,491771</text:p>
          </table:table-cell>
          <table:table-cell office:value-type="float" office:value="3.5909903131759999" table:style-name="ce13">
            <text:p>3,590990</text:p>
          </table:table-cell>
          <table:table-cell office:value-type="float" office:value="3.5569453587886999" table:style-name="ce13">
            <text:p>3,556945</text:p>
          </table:table-cell>
          <table:table-cell office:value-type="float" office:value="3.5073356531552999" table:style-name="ce13">
            <text:p>3,507336</text:p>
          </table:table-cell>
          <table:table-cell office:value-type="float" office:value="3.5575096398006001" table:style-name="ce13">
            <text:p>3,557510</text:p>
          </table:table-cell>
          <table:table-cell office:value-type="float" office:value="3.4986833443054999" table:style-name="ce13">
            <text:p>3,498683</text:p>
          </table:table-cell>
          <table:table-cell office:value-type="float" office:value="3.5168814069407" table:style-name="ce13">
            <text:p>3,516881</text:p>
          </table:table-cell>
          <table:table-cell office:value-type="float" office:value="3.5645161290323002" table:style-name="ce13">
            <text:p>3,564516</text:p>
          </table:table-cell>
          <table:table-cell office:value-type="float" office:value="3.5441549891845998" table:style-name="ce13">
            <text:p>3,544155</text:p>
          </table:table-cell>
          <table:table-cell office:value-type="float" office:value="3.5150945170695" table:style-name="ce13">
            <text:p>3,515095</text:p>
          </table:table-cell>
          <table:table-cell office:value-type="float" office:value="3.5890623530518" table:style-name="ce13">
            <text:p>3,589062</text:p>
          </table:table-cell>
          <table:table-cell office:value-type="float" office:value="3.4575378538511998" table:style-name="ce13">
            <text:p>3,457538</text:p>
          </table:table-cell>
          <table:table-cell office:value-type="float" office:value="3.5473996050032999" table:style-name="ce13">
            <text:p>3,547400</text:p>
          </table:table-cell>
          <table:table-cell office:value-type="float" office:value="3.4998119063294002" table:style-name="ce13">
            <text:p>3,499812</text:p>
          </table:table-cell>
          <table:table-cell office:value-type="float" office:value="3.5812564657199002" table:style-name="ce13">
            <text:p>3,581256</text:p>
          </table:table-cell>
          <table:table-cell office:value-type="float" office:value="3.4853757171070998" table:style-name="ce13">
            <text:p>3,485376</text:p>
          </table:table-cell>
          <table:table-cell office:value-type="float" office:value="3.5536537195523001" table:style-name="ce13">
            <text:p>3,553654</text:p>
          </table:table-cell>
          <table:table-cell office:value-type="float" office:value="3.5130725101100002" table:style-name="ce13">
            <text:p>3,513073</text:p>
          </table:table-cell>
          <table:table-cell office:value-type="float" office:value="3.4929464873507001" table:style-name="ce13">
            <text:p>3,492946</text:p>
          </table:table-cell>
          <table:table-cell office:value-type="float" office:value="3.5859117840685002" table:style-name="ce13">
            <text:p>3,585912</text:p>
          </table:table-cell>
          <table:table-cell office:value-type="float" office:value="3.5097808708736999" table:style-name="ce13">
            <text:p>3,509781</text:p>
          </table:table-cell>
          <table:table-cell office:value-type="float" office:value="3.4582432051161001" table:style-name="ce13">
            <text:p>3,458243</text:p>
          </table:table-cell>
          <table:table-cell office:value-type="float" office:value="3.5220539828835" table:style-name="ce13">
            <text:p>3,522054</text:p>
          </table:table-cell>
          <table:table-cell office:value-type="float" office:value="3.5217248189597998" table:style-name="ce13">
            <text:p>3,521725</text:p>
          </table:table-cell>
          <table:table-cell office:value-type="float" office:value="3.4781811342047999" table:style-name="ce13">
            <text:p>3,478181</text:p>
          </table:table-cell>
          <table:table-cell office:value-type="float" office:value="3.5353145866642" table:style-name="ce13">
            <text:p>3,535315</text:p>
          </table:table-cell>
          <table:table-cell office:value-type="float" office:value="3.4919119721621001" table:style-name="ce13">
            <text:p>3,491912</text:p>
          </table:table-cell>
          <table:table-cell office:value-type="float" office:value="3.4911595974795002" table:style-name="ce13">
            <text:p>3,491160</text:p>
          </table:table-cell>
          <table:table-cell office:value-type="float" office:value="3.4638389918178998" table:style-name="ce13">
            <text:p>3,463839</text:p>
          </table:table-cell>
          <table:table-cell office:value-type="float" office:value="3.5231355214897002" table:style-name="ce13">
            <text:p>3,523136</text:p>
          </table:table-cell>
          <table:table-cell office:value-type="float" office:value="3.4986833443054999" table:style-name="ce13">
            <text:p>3,498683</text:p>
          </table:table-cell>
          <table:table-cell office:value-type="float" office:value="3.5520549233518" table:style-name="ce13">
            <text:p>3,552055</text:p>
          </table:table-cell>
          <table:table-cell office:value-type="float" office:value="3.5544531176526002" table:style-name="ce13">
            <text:p>3,554453</text:p>
          </table:table-cell>
          <table:table-cell office:value-type="float" office:value="3.5621179347315" table:style-name="ce13">
            <text:p>3,562118</text:p>
          </table:table-cell>
          <table:table-cell office:value-type="float" office:value="3.5504091037337" table:style-name="ce13">
            <text:p>3,550409</text:p>
          </table:table-cell>
          <table:table-cell office:value-type="float" office:value="3.5479638860152001" table:style-name="ce13">
            <text:p>3,547964</text:p>
          </table:table-cell>
          <table:table-cell office:value-type="float" office:value="3.5608483024546" table:style-name="ce13">
            <text:p>3,560848</text:p>
          </table:table-cell>
          <table:table-cell office:value-type="float" office:value="3.5398758581774001" table:style-name="ce13">
            <text:p>3,539876</text:p>
          </table:table-cell>
          <table:table-cell office:value-type="float" office:value="3.5398288347597" table:style-name="ce13">
            <text:p>3,539829</text:p>
          </table:table-cell>
          <table:table-cell office:value-type="float" office:value="3.4775228063575998" table:style-name="ce13">
            <text:p>3,477523</text:p>
          </table:table-cell>
          <table:table-cell office:value-type="float" office:value="3.5437788018432999" table:style-name="ce13">
            <text:p>3,543779</text:p>
          </table:table-cell>
          <table:table-cell office:value-type="float" office:value="3.4812846797704999" table:style-name="ce13">
            <text:p>3,481285</text:p>
          </table:table-cell>
          <table:table-cell office:value-type="float" office:value="3.4739960500329001" table:style-name="ce13">
            <text:p>3,473996</text:p>
          </table:table-cell>
          <table:table-cell office:value-type="float" office:value="3.5409573967835999" table:style-name="ce13">
            <text:p>3,540957</text:p>
          </table:table-cell>
          <table:table-cell office:value-type="float" office:value="3.5581209442302" table:style-name="ce13">
            <text:p>3,558121</text:p>
          </table:table-cell>
          <table:table-cell office:value-type="float" office:value="3.5378538512178999" table:style-name="ce13">
            <text:p>3,537854</text:p>
          </table:table-cell>
          <table:table-cell office:value-type="float" office:value="3.5535596727169998" table:style-name="ce13">
            <text:p>3,553560</text:p>
          </table:table-cell>
          <table:table-cell office:value-type="float" office:value="3.5083231449261998" table:style-name="ce13">
            <text:p>3,508323</text:p>
          </table:table-cell>
          <table:table-cell office:value-type="float" office:value="3.5093106366971001" table:style-name="ce13">
            <text:p>3,509311</text:p>
          </table:table-cell>
          <table:table-cell office:value-type="float" office:value="3.5258158562964002" table:style-name="ce13">
            <text:p>3,525816</text:p>
          </table:table-cell>
          <table:table-cell office:value-type="float" office:value="3.4861280917897002" table:style-name="ce13">
            <text:p>3,486128</text:p>
          </table:table-cell>
          <table:table-cell office:value-type="float" office:value="3.5520078999342002" table:style-name="ce13">
            <text:p>3,552008</text:p>
          </table:table-cell>
          <table:table-cell office:value-type="float" office:value="3.4390106272923999" table:style-name="ce13">
            <text:p>3,439011</text:p>
          </table:table-cell>
          <table:table-cell office:value-type="float" office:value="3.5562870309413999" table:style-name="ce13">
            <text:p>3,556287</text:p>
          </table:table-cell>
          <table:table-cell office:value-type="float" office:value="3.4703752468729001" table:style-name="ce13">
            <text:p>3,470375</text:p>
          </table:table-cell>
          <table:table-cell office:value-type="float" office:value="3.5447192701965999" table:style-name="ce13">
            <text:p>3,544719</text:p>
          </table:table-cell>
          <table:table-cell office:value-type="float" office:value="3.5332925797047001" table:style-name="ce13">
            <text:p>3,533293</text:p>
          </table:table-cell>
          <table:table-cell office:value-type="float" office:value="3.5595316467600999" table:style-name="ce13">
            <text:p>3,559532</text:p>
          </table:table-cell>
          <table:table-cell office:value-type="float" office:value="3.5355967271701001" table:style-name="ce13">
            <text:p>3,535597</text:p>
          </table:table-cell>
          <table:table-cell office:value-type="float" office:value="3.5218188657952001" table:style-name="ce13">
            <text:p>3,521819</text:p>
          </table:table-cell>
          <table:table-cell office:value-type="float" office:value="3.5886391422928998" table:style-name="ce13">
            <text:p>3,588639</text:p>
          </table:table-cell>
          <table:table-cell office:value-type="float" office:value="3.5266622778143999" table:style-name="ce13">
            <text:p>3,526662</text:p>
          </table:table-cell>
          <table:table-cell office:value-type="float" office:value="3.5166462898523001" table:style-name="ce13">
            <text:p>3,516646</text:p>
          </table:table-cell>
          <table:table-cell office:value-type="float" office:value="3.6043449637920002" table:style-name="ce13">
            <text:p>3,604345</text:p>
          </table:table-cell>
          <table:table-cell office:value-type="float" office:value="3.5158939151698001" table:style-name="ce13">
            <text:p>3,515894</text:p>
          </table:table-cell>
          <table:table-cell office:value-type="float" office:value="3.5329634157810998" table:style-name="ce13">
            <text:p>3,532963</text:p>
          </table:table-cell>
          <table:table-cell office:value-type="float" office:value="3.5401109752657001" table:style-name="ce13">
            <text:p>3,540111</text:p>
          </table:table-cell>
          <table:table-cell office:value-type="float" office:value="3.5447662936142001" table:style-name="ce13">
            <text:p>3,544766</text:p>
          </table:table-cell>
          <table:table-cell office:value-type="float" office:value="3.4642151791592002" table:style-name="ce13">
            <text:p>3,464215</text:p>
          </table:table-cell>
          <table:table-cell office:value-type="float" office:value="3.5370544531177002" table:style-name="ce13">
            <text:p>3,537054</text:p>
          </table:table-cell>
          <table:table-cell office:value-type="float" office:value="3.543684755008" table:style-name="ce13">
            <text:p>3,543685</text:p>
          </table:table-cell>
          <table:table-cell office:value-type="float" office:value="3.5865230884981001" table:style-name="ce13">
            <text:p>3,586523</text:p>
          </table:table-cell>
          <table:table-cell office:value-type="float" office:value="3.5052666227781" table:style-name="ce13">
            <text:p>3,505267</text:p>
          </table:table-cell>
          <table:table-cell office:value-type="float" office:value="3.5347503056521998" table:style-name="ce13">
            <text:p>3,534750</text:p>
          </table:table-cell>
          <table:table-cell office:value-type="float" office:value="3.5455186682968001" table:style-name="ce13">
            <text:p>3,545519</text:p>
          </table:table-cell>
          <table:table-cell table:number-columns-repeated="16187"/>
        </table:table-row>
        <table:table-row table:style-name="ro2">
          <table:table-cell office:value-type="string" table:style-name="ce2">
            <text:p>instance07</text:p>
          </table:table-cell>
          <table:table-cell office:value-type="float" office:value="10.57584196336879" table:formula="of:=[.F8]-[.I8]" table:style-name="ce5">
            <text:p>10,575842</text:p>
          </table:table-cell>
          <table:table-cell office:value-type="float" office:value="10.854055968827" table:formula="of:=MAX([.$K8:.GO8])" table:style-name="ce5">
            <text:p>10,854056</text:p>
          </table:table-cell>
          <table:table-cell office:value-type="float" office:value="10.40701381509" table:formula="of:=MIN([.$K8:.GN8])" table:style-name="ce5">
            <text:p>10,407014</text:p>
          </table:table-cell>
          <table:table-cell office:value-type="float" office:value="10.766087678742162" table:formula="of:=[.F8]+[.I8]" table:style-name="ce5">
            <text:p>10,766088</text:p>
          </table:table-cell>
          <table:table-cell office:value-type="float" office:value="10.670964821055476" table:formula="of:=AVERAGE([.$K8:.GO8])" table:style-name="ce5">
            <text:p>10,670965</text:p>
          </table:table-cell>
          <table:table-cell table:number-columns-repeated="2" table:style-name="ce7"/>
          <table:table-cell office:value-type="float" office:value="9.512285768668674E-2" table:formula="of:=STDEV([.$K8:.GO8])" table:style-name="ce5">
            <text:p>0,095123</text:p>
          </table:table-cell>
          <table:table-cell office:value-type="float" office:value="10.050300999999999" table:style-name="ce11">
            <text:p>10,050301</text:p>
          </table:table-cell>
          <table:table-cell office:value-type="float" office:value="10.624867162593" table:style-name="ce13">
            <text:p>10,624867</text:p>
          </table:table-cell>
          <table:table-cell office:value-type="float" office:value="10.765143464399999" table:style-name="ce13">
            <text:p>10,765143</text:p>
          </table:table-cell>
          <table:table-cell office:value-type="float" office:value="10.732908253631001" table:style-name="ce13">
            <text:p>10,732908</text:p>
          </table:table-cell>
          <table:table-cell office:value-type="float" office:value="10.742826780021" table:style-name="ce13">
            <text:p>10,742827</text:p>
          </table:table-cell>
          <table:table-cell office:value-type="float" office:value="10.526036131774999" table:style-name="ce13">
            <text:p>10,526036</text:p>
          </table:table-cell>
          <table:table-cell office:value-type="float" office:value="10.743535246192" table:style-name="ce13">
            <text:p>10,743535</text:p>
          </table:table-cell>
          <table:table-cell office:value-type="float" office:value="10.722989727241" table:style-name="ce13">
            <text:p>10,722990</text:p>
          </table:table-cell>
          <table:table-cell office:value-type="float" office:value="10.602904711300001" table:style-name="ce13">
            <text:p>10,602905</text:p>
          </table:table-cell>
          <table:table-cell office:value-type="float" office:value="10.715905065533001" table:style-name="ce13">
            <text:p>10,715905</text:p>
          </table:table-cell>
          <table:table-cell office:value-type="float" office:value="10.827488487425001" table:style-name="ce13">
            <text:p>10,827488</text:p>
          </table:table-cell>
          <table:table-cell office:value-type="float" office:value="10.641161884520001" table:style-name="ce13">
            <text:p>10,641162</text:p>
          </table:table-cell>
          <table:table-cell office:value-type="float" office:value="10.670917463691" table:style-name="ce13">
            <text:p>10,670917</text:p>
          </table:table-cell>
          <table:table-cell office:value-type="float" office:value="10.606801275239" table:style-name="ce13">
            <text:p>10,606801</text:p>
          </table:table-cell>
          <table:table-cell office:value-type="float" office:value="10.56004250797" table:style-name="ce13">
            <text:p>10,560043</text:p>
          </table:table-cell>
          <table:table-cell office:value-type="float" office:value="10.713071200850001" table:style-name="ce13">
            <text:p>10,713071</text:p>
          </table:table-cell>
          <table:table-cell office:value-type="float" office:value="10.675168260715999" table:style-name="ce13">
            <text:p>10,675168</text:p>
          </table:table-cell>
          <table:table-cell office:value-type="float" office:value="10.68862911796" table:style-name="ce13">
            <text:p>10,688629</text:p>
          </table:table-cell>
          <table:table-cell office:value-type="float" office:value="10.5883811548" table:style-name="ce13">
            <text:p>10,588381</text:p>
          </table:table-cell>
          <table:table-cell office:value-type="float" office:value="10.618136733970999" table:style-name="ce13">
            <text:p>10,618137</text:p>
          </table:table-cell>
          <table:table-cell office:value-type="float" office:value="10.727948990435999" table:style-name="ce13">
            <text:p>10,727949</text:p>
          </table:table-cell>
          <table:table-cell office:value-type="float" office:value="10.677293659228001" table:style-name="ce13">
            <text:p>10,677294</text:p>
          </table:table-cell>
          <table:table-cell office:value-type="float" office:value="10.693588381154999" table:style-name="ce13">
            <text:p>10,693588</text:p>
          </table:table-cell>
          <table:table-cell office:value-type="float" office:value="10.651434643996" table:style-name="ce13">
            <text:p>10,651435</text:p>
          </table:table-cell>
          <table:table-cell office:value-type="float" office:value="10.713779667021001" table:style-name="ce13">
            <text:p>10,713780</text:p>
          </table:table-cell>
          <table:table-cell office:value-type="float" office:value="10.642224583776001" table:style-name="ce13">
            <text:p>10,642225</text:p>
          </table:table-cell>
          <table:table-cell office:value-type="float" office:value="10.606447042154" table:style-name="ce13">
            <text:p>10,606447</text:p>
          </table:table-cell>
          <table:table-cell office:value-type="float" office:value="10.808359900815001" table:style-name="ce13">
            <text:p>10,808360</text:p>
          </table:table-cell>
          <table:table-cell office:value-type="float" office:value="10.714842366277001" table:style-name="ce13">
            <text:p>10,714842</text:p>
          </table:table-cell>
          <table:table-cell office:value-type="float" office:value="10.724760892667" table:style-name="ce13">
            <text:p>10,724761</text:p>
          </table:table-cell>
          <table:table-cell office:value-type="float" office:value="10.729720155862999" table:style-name="ce13">
            <text:p>10,729720</text:p>
          </table:table-cell>
          <table:table-cell office:value-type="float" office:value="10.725823591923" table:style-name="ce13">
            <text:p>10,725824</text:p>
          </table:table-cell>
          <table:table-cell office:value-type="float" office:value="10.713071200850001" table:style-name="ce13">
            <text:p>10,713071</text:p>
          </table:table-cell>
          <table:table-cell office:value-type="float" office:value="10.661353170386" table:style-name="ce13">
            <text:p>10,661353</text:p>
          </table:table-cell>
          <table:table-cell office:value-type="float" office:value="10.774353524619" table:style-name="ce13">
            <text:p>10,774354</text:p>
          </table:table-cell>
          <table:table-cell office:value-type="float" office:value="10.524264966347999" table:style-name="ce13">
            <text:p>10,524265</text:p>
          </table:table-cell>
          <table:table-cell office:value-type="float" office:value="10.574211831385" table:style-name="ce13">
            <text:p>10,574212</text:p>
          </table:table-cell>
          <table:table-cell office:value-type="float" office:value="10.733970952887001" table:style-name="ce13">
            <text:p>10,733971</text:p>
          </table:table-cell>
          <table:table-cell office:value-type="float" office:value="10.786397449521999" table:style-name="ce13">
            <text:p>10,786397</text:p>
          </table:table-cell>
          <table:table-cell office:value-type="float" office:value="10.695359546582001" table:style-name="ce13">
            <text:p>10,695360</text:p>
          </table:table-cell>
          <table:table-cell office:value-type="float" office:value="10.76053843429" table:style-name="ce13">
            <text:p>10,760538</text:p>
          </table:table-cell>
          <table:table-cell office:value-type="float" office:value="10.66950053135" table:style-name="ce13">
            <text:p>10,669501</text:p>
          </table:table-cell>
          <table:table-cell office:value-type="float" office:value="10.605738575983001" table:style-name="ce13">
            <text:p>10,605739</text:p>
          </table:table-cell>
          <table:table-cell office:value-type="float" office:value="10.475026567481001" table:style-name="ce13">
            <text:p>10,475027</text:p>
          </table:table-cell>
          <table:table-cell office:value-type="float" office:value="10.694651080411001" table:style-name="ce13">
            <text:p>10,694651</text:p>
          </table:table-cell>
          <table:table-cell office:value-type="float" office:value="10.620262132483001" table:style-name="ce13">
            <text:p>10,620262</text:p>
          </table:table-cell>
          <table:table-cell office:value-type="float" office:value="10.668792065179" table:style-name="ce13">
            <text:p>10,668792</text:p>
          </table:table-cell>
          <table:table-cell office:value-type="float" office:value="10.706340772228" table:style-name="ce13">
            <text:p>10,706341</text:p>
          </table:table-cell>
          <table:table-cell office:value-type="float" office:value="10.542685086786999" table:style-name="ce13">
            <text:p>10,542685</text:p>
          </table:table-cell>
          <table:table-cell office:value-type="float" office:value="10.648246546227" table:style-name="ce13">
            <text:p>10,648247</text:p>
          </table:table-cell>
          <table:table-cell office:value-type="float" office:value="10.755224938009" table:style-name="ce13">
            <text:p>10,755225</text:p>
          </table:table-cell>
          <table:table-cell office:value-type="float" office:value="10.854055968827" table:style-name="ce13">
            <text:p>10,854056</text:p>
          </table:table-cell>
          <table:table-cell office:value-type="float" office:value="10.716967764789" table:style-name="ce13">
            <text:p>10,716968</text:p>
          </table:table-cell>
          <table:table-cell office:value-type="float" office:value="10.794899043571" table:style-name="ce13">
            <text:p>10,794899</text:p>
          </table:table-cell>
          <table:table-cell office:value-type="float" office:value="10.595820049593" table:style-name="ce13">
            <text:p>10,595820</text:p>
          </table:table-cell>
          <table:table-cell office:value-type="float" office:value="10.662061636557" table:style-name="ce13">
            <text:p>10,662062</text:p>
          </table:table-cell>
          <table:table-cell office:value-type="float" office:value="10.661353170386" table:style-name="ce13">
            <text:p>10,661353</text:p>
          </table:table-cell>
          <table:table-cell office:value-type="float" office:value="10.718030464045" table:style-name="ce13">
            <text:p>10,718030</text:p>
          </table:table-cell>
          <table:table-cell office:value-type="float" office:value="10.64576691463" table:style-name="ce13">
            <text:p>10,645767</text:p>
          </table:table-cell>
          <table:table-cell office:value-type="float" office:value="10.582359192348999" table:style-name="ce13">
            <text:p>10,582359</text:p>
          </table:table-cell>
          <table:table-cell office:value-type="float" office:value="10.40701381509" table:style-name="ce13">
            <text:p>10,407014</text:p>
          </table:table-cell>
          <table:table-cell office:value-type="float" office:value="10.545873184554999" table:style-name="ce13">
            <text:p>10,545873</text:p>
          </table:table-cell>
          <table:table-cell office:value-type="float" office:value="10.666666666667" table:style-name="ce13">
            <text:p>10,666667</text:p>
          </table:table-cell>
          <table:table-cell office:value-type="float" office:value="10.682961388594" table:style-name="ce13">
            <text:p>10,682961</text:p>
          </table:table-cell>
          <table:table-cell office:value-type="float" office:value="10.609989373007" table:style-name="ce13">
            <text:p>10,609989</text:p>
          </table:table-cell>
          <table:table-cell office:value-type="float" office:value="10.623450230252001" table:style-name="ce13">
            <text:p>10,623450</text:p>
          </table:table-cell>
          <table:table-cell office:value-type="float" office:value="10.803754870704999" table:style-name="ce13">
            <text:p>10,803755</text:p>
          </table:table-cell>
          <table:table-cell office:value-type="float" office:value="10.650726177825" table:style-name="ce13">
            <text:p>10,650726</text:p>
          </table:table-cell>
          <table:table-cell office:value-type="float" office:value="10.595465816507" table:style-name="ce13">
            <text:p>10,595466</text:p>
          </table:table-cell>
          <table:table-cell office:value-type="float" office:value="10.761601133546" table:style-name="ce13">
            <text:p>10,761601</text:p>
          </table:table-cell>
          <table:table-cell office:value-type="float" office:value="10.784980517179999" table:style-name="ce13">
            <text:p>10,784981</text:p>
          </table:table-cell>
          <table:table-cell office:value-type="float" office:value="10.754162238753" table:style-name="ce13">
            <text:p>10,754162</text:p>
          </table:table-cell>
          <table:table-cell office:value-type="float" office:value="10.476797732908" table:style-name="ce13">
            <text:p>10,476798</text:p>
          </table:table-cell>
          <table:table-cell office:value-type="float" office:value="10.750974140985001" table:style-name="ce13">
            <text:p>10,750974</text:p>
          </table:table-cell>
          <table:table-cell office:value-type="float" office:value="10.7941905774" table:style-name="ce13">
            <text:p>10,794191</text:p>
          </table:table-cell>
          <table:table-cell office:value-type="float" office:value="10.685086787106" table:style-name="ce13">
            <text:p>10,685087</text:p>
          </table:table-cell>
          <table:table-cell office:value-type="float" office:value="10.66489550124" table:style-name="ce13">
            <text:p>10,664896</text:p>
          </table:table-cell>
          <table:table-cell office:value-type="float" office:value="10.429684732554" table:style-name="ce13">
            <text:p>10,429685</text:p>
          </table:table-cell>
          <table:table-cell office:value-type="float" office:value="10.713071200850001" table:style-name="ce13">
            <text:p>10,713071</text:p>
          </table:table-cell>
          <table:table-cell office:value-type="float" office:value="10.840595111582999" table:style-name="ce13">
            <text:p>10,840595</text:p>
          </table:table-cell>
          <table:table-cell office:value-type="float" office:value="10.726532058094" table:style-name="ce13">
            <text:p>10,726532</text:p>
          </table:table-cell>
          <table:table-cell office:value-type="float" office:value="10.712362734678999" table:style-name="ce13">
            <text:p>10,712363</text:p>
          </table:table-cell>
          <table:table-cell office:value-type="float" office:value="10.688274884874" table:style-name="ce13">
            <text:p>10,688275</text:p>
          </table:table-cell>
          <table:table-cell office:value-type="float" office:value="10.705632306057" table:style-name="ce13">
            <text:p>10,705632</text:p>
          </table:table-cell>
          <table:table-cell office:value-type="float" office:value="10.616365568543999" table:style-name="ce13">
            <text:p>10,616366</text:p>
          </table:table-cell>
          <table:table-cell office:value-type="float" office:value="10.70315267446" table:style-name="ce13">
            <text:p>10,703153</text:p>
          </table:table-cell>
          <table:table-cell office:value-type="float" office:value="10.671271696776" table:style-name="ce13">
            <text:p>10,671272</text:p>
          </table:table-cell>
          <table:table-cell office:value-type="float" office:value="10.727948990435999" table:style-name="ce13">
            <text:p>10,727949</text:p>
          </table:table-cell>
          <table:table-cell office:value-type="float" office:value="10.680127523911001" table:style-name="ce13">
            <text:p>10,680128</text:p>
          </table:table-cell>
          <table:table-cell office:value-type="float" office:value="10.578816861495" table:style-name="ce13">
            <text:p>10,578817</text:p>
          </table:table-cell>
          <table:table-cell office:value-type="float" office:value="10.42543393553" table:style-name="ce13">
            <text:p>10,425434</text:p>
          </table:table-cell>
          <table:table-cell office:value-type="float" office:value="10.752745306412001" table:style-name="ce13">
            <text:p>10,752745</text:p>
          </table:table-cell>
          <table:table-cell office:value-type="float" office:value="10.828196953595" table:style-name="ce13">
            <text:p>10,828197</text:p>
          </table:table-cell>
          <table:table-cell office:value-type="float" office:value="10.702444208289" table:style-name="ce13">
            <text:p>10,702444</text:p>
          </table:table-cell>
          <table:table-cell office:value-type="float" office:value="10.681898689338" table:style-name="ce13">
            <text:p>10,681899</text:p>
          </table:table-cell>
          <table:table-cell office:value-type="float" office:value="10.8377612469" table:style-name="ce13">
            <text:p>10,837761</text:p>
          </table:table-cell>
          <table:table-cell office:value-type="float" office:value="10.549769748495001" table:style-name="ce13">
            <text:p>10,549770</text:p>
          </table:table-cell>
          <table:table-cell office:value-type="float" office:value="10.433581296492999" table:style-name="ce13">
            <text:p>10,433581</text:p>
          </table:table-cell>
          <table:table-cell office:value-type="float" office:value="10.621324831739001" table:style-name="ce13">
            <text:p>10,621325</text:p>
          </table:table-cell>
          <table:table-cell office:value-type="float" office:value="10.786397449521999" table:style-name="ce13">
            <text:p>10,786397</text:p>
          </table:table-cell>
          <table:table-cell office:value-type="float" office:value="10.565710237336001" table:style-name="ce13">
            <text:p>10,565710</text:p>
          </table:table-cell>
          <table:table-cell office:value-type="float" office:value="10.619199433226999" table:style-name="ce13">
            <text:p>10,619199</text:p>
          </table:table-cell>
          <table:table-cell office:value-type="float" office:value="10.48281969536" table:style-name="ce13">
            <text:p>10,482820</text:p>
          </table:table-cell>
          <table:table-cell office:value-type="float" office:value="10.66489550124" table:style-name="ce13">
            <text:p>10,664896</text:p>
          </table:table-cell>
          <table:table-cell office:value-type="float" office:value="10.55543747786" table:style-name="ce13">
            <text:p>10,555437</text:p>
          </table:table-cell>
          <table:table-cell office:value-type="float" office:value="10.686503719447" table:style-name="ce13">
            <text:p>10,686504</text:p>
          </table:table-cell>
          <table:table-cell office:value-type="float" office:value="10.596882748849" table:style-name="ce13">
            <text:p>10,596883</text:p>
          </table:table-cell>
          <table:table-cell office:value-type="float" office:value="10.765851930569999" table:style-name="ce13">
            <text:p>10,765852</text:p>
          </table:table-cell>
          <table:table-cell office:value-type="float" office:value="10.464753808006" table:style-name="ce13">
            <text:p>10,464754</text:p>
          </table:table-cell>
          <table:table-cell office:value-type="float" office:value="10.764789231313999" table:style-name="ce13">
            <text:p>10,764789</text:p>
          </table:table-cell>
          <table:table-cell office:value-type="float" office:value="10.808714133900001" table:style-name="ce13">
            <text:p>10,808714</text:p>
          </table:table-cell>
          <table:table-cell office:value-type="float" office:value="10.610343606093" table:style-name="ce13">
            <text:p>10,610344</text:p>
          </table:table-cell>
          <table:table-cell office:value-type="float" office:value="10.660290471130001" table:style-name="ce13">
            <text:p>10,660290</text:p>
          </table:table-cell>
          <table:table-cell office:value-type="float" office:value="10.619199433226999" table:style-name="ce13">
            <text:p>10,619199</text:p>
          </table:table-cell>
          <table:table-cell office:value-type="float" office:value="10.624512929508001" table:style-name="ce13">
            <text:p>10,624513</text:p>
          </table:table-cell>
          <table:table-cell office:value-type="float" office:value="10.628055260361" table:style-name="ce13">
            <text:p>10,628055</text:p>
          </table:table-cell>
          <table:table-cell office:value-type="float" office:value="10.569961034361" table:style-name="ce13">
            <text:p>10,569961</text:p>
          </table:table-cell>
          <table:table-cell office:value-type="float" office:value="10.599716613531999" table:style-name="ce13">
            <text:p>10,599717</text:p>
          </table:table-cell>
          <table:table-cell office:value-type="float" office:value="10.597236981934" table:style-name="ce13">
            <text:p>10,597237</text:p>
          </table:table-cell>
          <table:table-cell office:value-type="float" office:value="10.559688274885" table:style-name="ce13">
            <text:p>10,559688</text:p>
          </table:table-cell>
          <table:table-cell office:value-type="float" office:value="10.740701381509" table:style-name="ce13">
            <text:p>10,740701</text:p>
          </table:table-cell>
          <table:table-cell office:value-type="float" office:value="10.812256464754" table:style-name="ce13">
            <text:p>10,812256</text:p>
          </table:table-cell>
          <table:table-cell office:value-type="float" office:value="10.763018065887" table:style-name="ce13">
            <text:p>10,763018</text:p>
          </table:table-cell>
          <table:table-cell office:value-type="float" office:value="10.634077222813" table:style-name="ce13">
            <text:p>10,634077</text:p>
          </table:table-cell>
          <table:table-cell office:value-type="float" office:value="10.609635139922" table:style-name="ce13">
            <text:p>10,609635</text:p>
          </table:table-cell>
          <table:table-cell office:value-type="float" office:value="10.821112291887999" table:style-name="ce13">
            <text:p>10,821112</text:p>
          </table:table-cell>
          <table:table-cell office:value-type="float" office:value="10.42543393553" table:style-name="ce13">
            <text:p>10,425434</text:p>
          </table:table-cell>
          <table:table-cell office:value-type="float" office:value="10.608926673751" table:style-name="ce13">
            <text:p>10,608927</text:p>
          </table:table-cell>
          <table:table-cell office:value-type="float" office:value="10.818986893376" table:style-name="ce13">
            <text:p>10,818987</text:p>
          </table:table-cell>
          <table:table-cell office:value-type="float" office:value="10.741055614594" table:style-name="ce13">
            <text:p>10,741056</text:p>
          </table:table-cell>
          <table:table-cell office:value-type="float" office:value="10.774707757705" table:style-name="ce13">
            <text:p>10,774708</text:p>
          </table:table-cell>
          <table:table-cell office:value-type="float" office:value="10.693588381154999" table:style-name="ce13">
            <text:p>10,693588</text:p>
          </table:table-cell>
          <table:table-cell office:value-type="float" office:value="10.749911441728999" table:style-name="ce13">
            <text:p>10,749911</text:p>
          </table:table-cell>
          <table:table-cell office:value-type="float" office:value="10.664541268154" table:style-name="ce13">
            <text:p>10,664541</text:p>
          </table:table-cell>
          <table:table-cell office:value-type="float" office:value="10.730782855118999" table:style-name="ce13">
            <text:p>10,730783</text:p>
          </table:table-cell>
          <table:table-cell office:value-type="float" office:value="10.685795253277" table:style-name="ce13">
            <text:p>10,685795</text:p>
          </table:table-cell>
          <table:table-cell office:value-type="float" office:value="10.79950407368" table:style-name="ce13">
            <text:p>10,799504</text:p>
          </table:table-cell>
          <table:table-cell office:value-type="float" office:value="10.754162238753" table:style-name="ce13">
            <text:p>10,754162</text:p>
          </table:table-cell>
          <table:table-cell office:value-type="float" office:value="10.718030464045" table:style-name="ce13">
            <text:p>10,718030</text:p>
          </table:table-cell>
          <table:table-cell office:value-type="float" office:value="10.632660290471" table:style-name="ce13">
            <text:p>10,632660</text:p>
          </table:table-cell>
          <table:table-cell office:value-type="float" office:value="10.803400637619999" table:style-name="ce13">
            <text:p>10,803401</text:p>
          </table:table-cell>
          <table:table-cell office:value-type="float" office:value="10.733262486716001" table:style-name="ce13">
            <text:p>10,733262</text:p>
          </table:table-cell>
          <table:table-cell office:value-type="float" office:value="10.62663832802" table:style-name="ce13">
            <text:p>10,626638</text:p>
          </table:table-cell>
          <table:table-cell office:value-type="float" office:value="10.660998937301001" table:style-name="ce13">
            <text:p>10,660999</text:p>
          </table:table-cell>
          <table:table-cell office:value-type="float" office:value="10.728657456605999" table:style-name="ce13">
            <text:p>10,728657</text:p>
          </table:table-cell>
          <table:table-cell office:value-type="float" office:value="10.668083599008" table:style-name="ce13">
            <text:p>10,668084</text:p>
          </table:table-cell>
          <table:table-cell office:value-type="float" office:value="10.584130357775001" table:style-name="ce13">
            <text:p>10,584130</text:p>
          </table:table-cell>
          <table:table-cell office:value-type="float" office:value="10.609635139922" table:style-name="ce13">
            <text:p>10,609635</text:p>
          </table:table-cell>
          <table:table-cell office:value-type="float" office:value="10.735033652143001" table:style-name="ce13">
            <text:p>10,735034</text:p>
          </table:table-cell>
          <table:table-cell office:value-type="float" office:value="10.624867162593" table:style-name="ce13">
            <text:p>10,624867</text:p>
          </table:table-cell>
          <table:table-cell office:value-type="float" office:value="10.584484590861001" table:style-name="ce13">
            <text:p>10,584485</text:p>
          </table:table-cell>
          <table:table-cell office:value-type="float" office:value="10.776478923131" table:style-name="ce13">
            <text:p>10,776479</text:p>
          </table:table-cell>
          <table:table-cell office:value-type="float" office:value="10.455897980871001" table:style-name="ce13">
            <text:p>10,455898</text:p>
          </table:table-cell>
          <table:table-cell office:value-type="float" office:value="10.695005313496001" table:style-name="ce13">
            <text:p>10,695005</text:p>
          </table:table-cell>
          <table:table-cell office:value-type="float" office:value="10.573149132129" table:style-name="ce13">
            <text:p>10,573149</text:p>
          </table:table-cell>
          <table:table-cell office:value-type="float" office:value="10.744952178533" table:style-name="ce13">
            <text:p>10,744952</text:p>
          </table:table-cell>
          <table:table-cell office:value-type="float" office:value="10.783563584838999" table:style-name="ce13">
            <text:p>10,783564</text:p>
          </table:table-cell>
          <table:table-cell office:value-type="float" office:value="10.693588381154999" table:style-name="ce13">
            <text:p>10,693588</text:p>
          </table:table-cell>
          <table:table-cell office:value-type="float" office:value="10.826071555083001" table:style-name="ce13">
            <text:p>10,826072</text:p>
          </table:table-cell>
          <table:table-cell office:value-type="float" office:value="10.776833156217" table:style-name="ce13">
            <text:p>10,776833</text:p>
          </table:table-cell>
          <table:table-cell office:value-type="float" office:value="10.602550478215001" table:style-name="ce13">
            <text:p>10,602550</text:p>
          </table:table-cell>
          <table:table-cell office:value-type="float" office:value="10.726532058094" table:style-name="ce13">
            <text:p>10,726532</text:p>
          </table:table-cell>
          <table:table-cell office:value-type="float" office:value="10.694296847325999" table:style-name="ce13">
            <text:p>10,694297</text:p>
          </table:table-cell>
          <table:table-cell office:value-type="float" office:value="10.645412681544" table:style-name="ce13">
            <text:p>10,645413</text:p>
          </table:table-cell>
          <table:table-cell office:value-type="float" office:value="10.644349982288" table:style-name="ce13">
            <text:p>10,644350</text:p>
          </table:table-cell>
          <table:table-cell office:value-type="float" office:value="10.545164718384999" table:style-name="ce13">
            <text:p>10,545165</text:p>
          </table:table-cell>
          <table:table-cell office:value-type="float" office:value="10.666666666667" table:style-name="ce13">
            <text:p>10,666667</text:p>
          </table:table-cell>
          <table:table-cell office:value-type="float" office:value="10.773290825363" table:style-name="ce13">
            <text:p>10,773291</text:p>
          </table:table-cell>
          <table:table-cell office:value-type="float" office:value="10.810131066242" table:style-name="ce13">
            <text:p>10,810131</text:p>
          </table:table-cell>
          <table:table-cell office:value-type="float" office:value="10.827842720510001" table:style-name="ce13">
            <text:p>10,827843</text:p>
          </table:table-cell>
          <table:table-cell office:value-type="float" office:value="10.718384697131" table:style-name="ce13">
            <text:p>10,718385</text:p>
          </table:table-cell>
          <table:table-cell office:value-type="float" office:value="10.637619553665999" table:style-name="ce13">
            <text:p>10,637620</text:p>
          </table:table-cell>
          <table:table-cell office:value-type="float" office:value="10.624512929508001" table:style-name="ce13">
            <text:p>10,624513</text:p>
          </table:table-cell>
          <table:table-cell office:value-type="float" office:value="10.629117959617" table:style-name="ce13">
            <text:p>10,629118</text:p>
          </table:table-cell>
          <table:table-cell office:value-type="float" office:value="10.50194828197" table:style-name="ce13">
            <text:p>10,501948</text:p>
          </table:table-cell>
          <table:table-cell office:value-type="float" office:value="10.61282323769" table:style-name="ce13">
            <text:p>10,612823</text:p>
          </table:table-cell>
          <table:table-cell office:value-type="float" office:value="10.722989727241" table:style-name="ce13">
            <text:p>10,722990</text:p>
          </table:table-cell>
          <table:table-cell office:value-type="float" office:value="10.605738575983001" table:style-name="ce13">
            <text:p>10,605739</text:p>
          </table:table-cell>
          <table:table-cell office:value-type="float" office:value="10.529932695714001" table:style-name="ce13">
            <text:p>10,529933</text:p>
          </table:table-cell>
          <table:table-cell office:value-type="float" office:value="10.486362026213" table:style-name="ce13">
            <text:p>10,486362</text:p>
          </table:table-cell>
          <table:table-cell office:value-type="float" office:value="10.712362734678999" table:style-name="ce13">
            <text:p>10,712363</text:p>
          </table:table-cell>
          <table:table-cell office:value-type="float" office:value="10.639036486007999" table:style-name="ce13">
            <text:p>10,639036</text:p>
          </table:table-cell>
          <table:table-cell office:value-type="float" office:value="10.720155862558" table:style-name="ce13">
            <text:p>10,720156</text:p>
          </table:table-cell>
          <table:table-cell office:value-type="float" office:value="10.701735742118" table:style-name="ce13">
            <text:p>10,701736</text:p>
          </table:table-cell>
          <table:table-cell office:value-type="float" office:value="10.781792419412" table:style-name="ce13">
            <text:p>10,781792</text:p>
          </table:table-cell>
          <table:table-cell office:value-type="float" office:value="10.480694296847" table:style-name="ce13">
            <text:p>10,480694</text:p>
          </table:table-cell>
          <table:table-cell office:value-type="float" office:value="10.729011689691999" table:style-name="ce13">
            <text:p>10,729012</text:p>
          </table:table-cell>
          <table:table-cell office:value-type="float" office:value="10.695359546582001" table:style-name="ce13">
            <text:p>10,695360</text:p>
          </table:table-cell>
          <table:table-cell table:number-columns-repeated="16187"/>
        </table:table-row>
        <table:table-row table:number-rows-repeated="1048568" table:style-name="ro2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4" table:number-columns-repeated="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4" table:default-cell-style-name="ce1"/>
        <table:table-row table:style-name="ro1">
          <table:table-cell table:style-name="ce1"/>
          <table:table-cell office:value-type="string" table:style-name="ce4">
            <text:p>Apertura</text:p>
          </table:table-cell>
          <table:table-cell office:value-type="string" table:style-name="ce4">
            <text:p>Max</text:p>
          </table:table-cell>
          <table:table-cell office:value-type="string" table:style-name="ce4">
            <text:p>Min</text:p>
          </table:table-cell>
          <table:table-cell office:value-type="string" table:style-name="ce4">
            <text:p>Chiusura</text:p>
          </table:table-cell>
          <table:table-cell office:value-type="string" table:style-name="ce4">
            <text:p>Media</text:p>
          </table:table-cell>
          <table:table-cell table:number-columns-repeated="2" table:style-name="ce1"/>
          <table:table-cell office:value-type="string" table:style-name="ce4">
            <text:p>Dev std</text:p>
          </table:table-cell>
          <table:table-cell office:value-type="string" table:style-name="ce9">
            <text:p>Benchmark</text:p>
          </table:table-cell>
          <table:table-cell office:value-type="string" table:style-name="ce12">
            <text:p>Results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instance01</text:p>
          </table:table-cell>
          <table:table-cell office:value-type="float" office:value="157.17035970677" table:formula="of:=[.F2]-[.I2]" table:style-name="ce5">
            <text:p>157,170360</text:p>
          </table:table-cell>
          <table:table-cell office:value-type="float" office:value="157.34860883797" table:formula="of:=MAX([.$K2:.GO2])" table:style-name="ce5">
            <text:p>157,348609</text:p>
          </table:table-cell>
          <table:table-cell office:value-type="float" office:value="157.09328968903" table:formula="of:=MIN([.$K2:.GN2])" table:style-name="ce5">
            <text:p>157,093290</text:p>
          </table:table-cell>
          <table:table-cell office:value-type="float" office:value="157.27626500768969" table:formula="of:=[.F2]+[.I2]" table:style-name="ce5">
            <text:p>157,276265</text:p>
          </table:table-cell>
          <table:table-cell office:value-type="float" office:value="157.22331235722984" table:formula="of:=AVERAGE([.$K2:.GO2])" table:style-name="ce5">
            <text:p>157,223312</text:p>
          </table:table-cell>
          <table:table-cell table:number-columns-repeated="2" table:style-name="ce7"/>
          <table:table-cell office:value-type="float" office:value="5.2952650459839413E-2" table:formula="of:=STDEV([.$K2:.GO2])" table:style-name="ce5">
            <text:p>0,052953</text:p>
          </table:table-cell>
          <table:table-cell office:value-type="float" office:value="157.03273300000001" table:style-name="ce10">
            <text:p>157,032733</text:p>
          </table:table-cell>
          <table:table-cell office:value-type="float" office:value="157.27332242226001" table:style-name="ce13">
            <text:p>157,273322</text:p>
          </table:table-cell>
          <table:table-cell office:value-type="float" office:value="157.29950900163999" table:style-name="ce13">
            <text:p>157,299509</text:p>
          </table:table-cell>
          <table:table-cell office:value-type="float" office:value="157.30278232405999" table:style-name="ce13">
            <text:p>157,302782</text:p>
          </table:table-cell>
          <table:table-cell office:value-type="float" office:value="157.30932896889999" table:style-name="ce13">
            <text:p>157,309329</text:p>
          </table:table-cell>
          <table:table-cell office:value-type="float" office:value="157.26022913257" table:style-name="ce13">
            <text:p>157,260229</text:p>
          </table:table-cell>
          <table:table-cell office:value-type="float" office:value="157.18330605565001" table:style-name="ce13">
            <text:p>157,183306</text:p>
          </table:table-cell>
          <table:table-cell office:value-type="float" office:value="157.26677577741" table:style-name="ce13">
            <text:p>157,266776</text:p>
          </table:table-cell>
          <table:table-cell office:value-type="float" office:value="157.19476268412001" table:style-name="ce13">
            <text:p>157,194763</text:p>
          </table:table-cell>
          <table:table-cell office:value-type="float" office:value="157.25368248773" table:style-name="ce13">
            <text:p>157,253682</text:p>
          </table:table-cell>
          <table:table-cell office:value-type="float" office:value="157.14075286415999" table:style-name="ce13">
            <text:p>157,140753</text:p>
          </table:table-cell>
          <table:table-cell office:value-type="float" office:value="157.23731587560999" table:style-name="ce13">
            <text:p>157,237316</text:p>
          </table:table-cell>
          <table:table-cell office:value-type="float" office:value="157.18166939444001" table:style-name="ce13">
            <text:p>157,181669</text:p>
          </table:table-cell>
          <table:table-cell office:value-type="float" office:value="157.22422258591999" table:style-name="ce13">
            <text:p>157,224223</text:p>
          </table:table-cell>
          <table:table-cell office:value-type="float" office:value="157.28477905074001" table:style-name="ce13">
            <text:p>157,284779</text:p>
          </table:table-cell>
          <table:table-cell office:value-type="float" office:value="157.22422258591999" table:style-name="ce13">
            <text:p>157,224223</text:p>
          </table:table-cell>
          <table:table-cell office:value-type="float" office:value="157.17184942717" table:style-name="ce13">
            <text:p>157,171849</text:p>
          </table:table-cell>
          <table:table-cell office:value-type="float" office:value="157.19148936170001" table:style-name="ce13">
            <text:p>157,191489</text:p>
          </table:table-cell>
          <table:table-cell office:value-type="float" office:value="157.28314238953001" table:style-name="ce13">
            <text:p>157,283142</text:p>
          </table:table-cell>
          <table:table-cell office:value-type="float" office:value="157.30114566284999" table:style-name="ce13">
            <text:p>157,301146</text:p>
          </table:table-cell>
          <table:table-cell office:value-type="float" office:value="157.18003273322" table:style-name="ce13">
            <text:p>157,180033</text:p>
          </table:table-cell>
          <table:table-cell office:value-type="float" office:value="157.21440261865999" table:style-name="ce13">
            <text:p>157,214403</text:p>
          </table:table-cell>
          <table:table-cell office:value-type="float" office:value="157.31260229132999" table:style-name="ce13">
            <text:p>157,312602</text:p>
          </table:table-cell>
          <table:table-cell office:value-type="float" office:value="157.19148936170001" table:style-name="ce13">
            <text:p>157,191489</text:p>
          </table:table-cell>
          <table:table-cell office:value-type="float" office:value="157.18003273322" table:style-name="ce13">
            <text:p>157,180033</text:p>
          </table:table-cell>
          <table:table-cell office:value-type="float" office:value="157.26022913257" table:style-name="ce13">
            <text:p>157,260229</text:p>
          </table:table-cell>
          <table:table-cell office:value-type="float" office:value="157.25368248773" table:style-name="ce13">
            <text:p>157,253682</text:p>
          </table:table-cell>
          <table:table-cell office:value-type="float" office:value="157.17512274959" table:style-name="ce13">
            <text:p>157,175123</text:p>
          </table:table-cell>
          <table:table-cell office:value-type="float" office:value="157.19803600655001" table:style-name="ce13">
            <text:p>157,198036</text:p>
          </table:table-cell>
          <table:table-cell office:value-type="float" office:value="157.21440261865999" table:style-name="ce13">
            <text:p>157,214403</text:p>
          </table:table-cell>
          <table:table-cell office:value-type="float" office:value="157.11292962357001" table:style-name="ce13">
            <text:p>157,112930</text:p>
          </table:table-cell>
          <table:table-cell office:value-type="float" office:value="157.17184942717" table:style-name="ce13">
            <text:p>157,171849</text:p>
          </table:table-cell>
          <table:table-cell office:value-type="float" office:value="157.21276595744999" table:style-name="ce13">
            <text:p>157,212766</text:p>
          </table:table-cell>
          <table:table-cell office:value-type="float" office:value="157.16530278232" table:style-name="ce13">
            <text:p>157,165303</text:p>
          </table:table-cell>
          <table:table-cell office:value-type="float" office:value="157.19148936170001" table:style-name="ce13">
            <text:p>157,191489</text:p>
          </table:table-cell>
          <table:table-cell office:value-type="float" office:value="157.15220949264" table:style-name="ce13">
            <text:p>157,152209</text:p>
          </table:table-cell>
          <table:table-cell office:value-type="float" office:value="157.09328968903" table:style-name="ce13">
            <text:p>157,093290</text:p>
          </table:table-cell>
          <table:table-cell office:value-type="float" office:value="157.28805237316001" table:style-name="ce13">
            <text:p>157,288052</text:p>
          </table:table-cell>
          <table:table-cell office:value-type="float" office:value="157.11783960720001" table:style-name="ce13">
            <text:p>157,117840</text:p>
          </table:table-cell>
          <table:table-cell office:value-type="float" office:value="157.22749590834999" table:style-name="ce13">
            <text:p>157,227496</text:p>
          </table:table-cell>
          <table:table-cell office:value-type="float" office:value="157.20130932897001" table:style-name="ce13">
            <text:p>157,201309</text:p>
          </table:table-cell>
          <table:table-cell office:value-type="float" office:value="157.21931260228999" table:style-name="ce13">
            <text:p>157,219313</text:p>
          </table:table-cell>
          <table:table-cell office:value-type="float" office:value="157.19476268412001" table:style-name="ce13">
            <text:p>157,194763</text:p>
          </table:table-cell>
          <table:table-cell office:value-type="float" office:value="157.22913256955999" table:style-name="ce13">
            <text:p>157,229133</text:p>
          </table:table-cell>
          <table:table-cell office:value-type="float" office:value="157.20294599018001" table:style-name="ce13">
            <text:p>157,202946</text:p>
          </table:table-cell>
          <table:table-cell office:value-type="float" office:value="157.19803600655001" table:style-name="ce13">
            <text:p>157,198036</text:p>
          </table:table-cell>
          <table:table-cell office:value-type="float" office:value="157.21276595744999" table:style-name="ce13">
            <text:p>157,212766</text:p>
          </table:table-cell>
          <table:table-cell office:value-type="float" office:value="157.32569558101" table:style-name="ce13">
            <text:p>157,325696</text:p>
          </table:table-cell>
          <table:table-cell office:value-type="float" office:value="157.28477905074001" table:style-name="ce13">
            <text:p>157,284779</text:p>
          </table:table-cell>
          <table:table-cell office:value-type="float" office:value="157.27168576105001" table:style-name="ce13">
            <text:p>157,271686</text:p>
          </table:table-cell>
          <table:table-cell office:value-type="float" office:value="157.26677577741" table:style-name="ce13">
            <text:p>157,266776</text:p>
          </table:table-cell>
          <table:table-cell office:value-type="float" office:value="157.24222585925" table:style-name="ce13">
            <text:p>157,242226</text:p>
          </table:table-cell>
          <table:table-cell office:value-type="float" office:value="157.20621931260001" table:style-name="ce13">
            <text:p>157,206219</text:p>
          </table:table-cell>
          <table:table-cell office:value-type="float" office:value="157.17348608838" table:style-name="ce13">
            <text:p>157,173486</text:p>
          </table:table-cell>
          <table:table-cell office:value-type="float" office:value="157.27495908347001" table:style-name="ce13">
            <text:p>157,274959</text:p>
          </table:table-cell>
          <table:table-cell office:value-type="float" office:value="157.2651391162" table:style-name="ce13">
            <text:p>157,265139</text:p>
          </table:table-cell>
          <table:table-cell office:value-type="float" office:value="157.24058919804" table:style-name="ce13">
            <text:p>157,240589</text:p>
          </table:table-cell>
          <table:table-cell office:value-type="float" office:value="157.28641571195001" table:style-name="ce13">
            <text:p>157,286416</text:p>
          </table:table-cell>
          <table:table-cell office:value-type="float" office:value="157.23076923076999" table:style-name="ce13">
            <text:p>157,230769</text:p>
          </table:table-cell>
          <table:table-cell office:value-type="float" office:value="157.22749590834999" table:style-name="ce13">
            <text:p>157,227496</text:p>
          </table:table-cell>
          <table:table-cell office:value-type="float" office:value="157.21931260228999" table:style-name="ce13">
            <text:p>157,219313</text:p>
          </table:table-cell>
          <table:table-cell office:value-type="float" office:value="157.18494271686001" table:style-name="ce13">
            <text:p>157,184943</text:p>
          </table:table-cell>
          <table:table-cell office:value-type="float" office:value="157.19312602291001" table:style-name="ce13">
            <text:p>157,193126</text:p>
          </table:table-cell>
          <table:table-cell office:value-type="float" office:value="157.34860883797" table:style-name="ce13">
            <text:p>157,348609</text:p>
          </table:table-cell>
          <table:table-cell office:value-type="float" office:value="157.16693944354" table:style-name="ce13">
            <text:p>157,166939</text:p>
          </table:table-cell>
          <table:table-cell office:value-type="float" office:value="157.29787234042999" table:style-name="ce13">
            <text:p>157,297872</text:p>
          </table:table-cell>
          <table:table-cell office:value-type="float" office:value="157.32078559738" table:style-name="ce13">
            <text:p>157,320786</text:p>
          </table:table-cell>
          <table:table-cell office:value-type="float" office:value="157.21603927986999" table:style-name="ce13">
            <text:p>157,216039</text:p>
          </table:table-cell>
          <table:table-cell office:value-type="float" office:value="157.18494271686001" table:style-name="ce13">
            <text:p>157,184943</text:p>
          </table:table-cell>
          <table:table-cell office:value-type="float" office:value="157.24549918167" table:style-name="ce13">
            <text:p>157,245499</text:p>
          </table:table-cell>
          <table:table-cell office:value-type="float" office:value="157.20458265139001" table:style-name="ce13">
            <text:p>157,204583</text:p>
          </table:table-cell>
          <table:table-cell office:value-type="float" office:value="157.30441898526999" table:style-name="ce13">
            <text:p>157,304419</text:p>
          </table:table-cell>
          <table:table-cell office:value-type="float" office:value="157.26841243863001" table:style-name="ce13">
            <text:p>157,268412</text:p>
          </table:table-cell>
          <table:table-cell office:value-type="float" office:value="157.25204582651" table:style-name="ce13">
            <text:p>157,252046</text:p>
          </table:table-cell>
          <table:table-cell office:value-type="float" office:value="157.24877250409" table:style-name="ce13">
            <text:p>157,248773</text:p>
          </table:table-cell>
          <table:table-cell office:value-type="float" office:value="157.26350245499" table:style-name="ce13">
            <text:p>157,263502</text:p>
          </table:table-cell>
          <table:table-cell office:value-type="float" office:value="157.22094926349999" table:style-name="ce13">
            <text:p>157,220949</text:p>
          </table:table-cell>
          <table:table-cell office:value-type="float" office:value="157.1620294599" table:style-name="ce13">
            <text:p>157,162029</text:p>
          </table:table-cell>
          <table:table-cell office:value-type="float" office:value="157.27004909984001" table:style-name="ce13">
            <text:p>157,270049</text:p>
          </table:table-cell>
          <table:table-cell office:value-type="float" office:value="157.11292962357001" table:style-name="ce13">
            <text:p>157,112930</text:p>
          </table:table-cell>
          <table:table-cell office:value-type="float" office:value="157.27986906710001" table:style-name="ce13">
            <text:p>157,279869</text:p>
          </table:table-cell>
          <table:table-cell office:value-type="float" office:value="157.27495908347001" table:style-name="ce13">
            <text:p>157,274959</text:p>
          </table:table-cell>
          <table:table-cell office:value-type="float" office:value="157.18166939444001" table:style-name="ce13">
            <text:p>157,181669</text:p>
          </table:table-cell>
          <table:table-cell office:value-type="float" office:value="157.18657937807001" table:style-name="ce13">
            <text:p>157,186579</text:p>
          </table:table-cell>
          <table:table-cell office:value-type="float" office:value="157.31096563010999" table:style-name="ce13">
            <text:p>157,310966</text:p>
          </table:table-cell>
          <table:table-cell office:value-type="float" office:value="157.10310965630001" table:style-name="ce13">
            <text:p>157,103110</text:p>
          </table:table-cell>
          <table:table-cell office:value-type="float" office:value="157.23895253681999" table:style-name="ce13">
            <text:p>157,238953</text:p>
          </table:table-cell>
          <table:table-cell office:value-type="float" office:value="157.30278232405999" table:style-name="ce13">
            <text:p>157,302782</text:p>
          </table:table-cell>
          <table:table-cell office:value-type="float" office:value="157.23404255318999" table:style-name="ce13">
            <text:p>157,234043</text:p>
          </table:table-cell>
          <table:table-cell office:value-type="float" office:value="157.28805237316001" table:style-name="ce13">
            <text:p>157,288052</text:p>
          </table:table-cell>
          <table:table-cell office:value-type="float" office:value="157.15711947627" table:style-name="ce13">
            <text:p>157,157119</text:p>
          </table:table-cell>
          <table:table-cell office:value-type="float" office:value="157.30441898526999" table:style-name="ce13">
            <text:p>157,304419</text:p>
          </table:table-cell>
          <table:table-cell office:value-type="float" office:value="157.23076923076999" table:style-name="ce13">
            <text:p>157,230769</text:p>
          </table:table-cell>
          <table:table-cell office:value-type="float" office:value="157.14075286415999" table:style-name="ce13">
            <text:p>157,140753</text:p>
          </table:table-cell>
          <table:table-cell office:value-type="float" office:value="157.27495908347001" table:style-name="ce13">
            <text:p>157,274959</text:p>
          </table:table-cell>
          <table:table-cell office:value-type="float" office:value="157.23731587560999" table:style-name="ce13">
            <text:p>157,237316</text:p>
          </table:table-cell>
          <table:table-cell office:value-type="float" office:value="157.27332242226001" table:style-name="ce13">
            <text:p>157,273322</text:p>
          </table:table-cell>
          <table:table-cell office:value-type="float" office:value="157.31587561374999" table:style-name="ce13">
            <text:p>157,315876</text:p>
          </table:table-cell>
          <table:table-cell office:value-type="float" office:value="157.18494271686001" table:style-name="ce13">
            <text:p>157,184943</text:p>
          </table:table-cell>
          <table:table-cell office:value-type="float" office:value="157.27823240589001" table:style-name="ce13">
            <text:p>157,278232</text:p>
          </table:table-cell>
          <table:table-cell office:value-type="float" office:value="157.20949263502001" table:style-name="ce13">
            <text:p>157,209493</text:p>
          </table:table-cell>
          <table:table-cell office:value-type="float" office:value="157.19148936170001" table:style-name="ce13">
            <text:p>157,191489</text:p>
          </table:table-cell>
          <table:table-cell office:value-type="float" office:value="157.16693944354" table:style-name="ce13">
            <text:p>157,166939</text:p>
          </table:table-cell>
          <table:table-cell office:value-type="float" office:value="157.18166939444001" table:style-name="ce13">
            <text:p>157,181669</text:p>
          </table:table-cell>
          <table:table-cell office:value-type="float" office:value="157.19639934534001" table:style-name="ce13">
            <text:p>157,196399</text:p>
          </table:table-cell>
          <table:table-cell office:value-type="float" office:value="157.17021276596" table:style-name="ce13">
            <text:p>157,170213</text:p>
          </table:table-cell>
          <table:table-cell office:value-type="float" office:value="157.25204582651" table:style-name="ce13">
            <text:p>157,252046</text:p>
          </table:table-cell>
          <table:table-cell office:value-type="float" office:value="157.23567921439999" table:style-name="ce13">
            <text:p>157,235679</text:p>
          </table:table-cell>
          <table:table-cell office:value-type="float" office:value="157.22749590834999" table:style-name="ce13">
            <text:p>157,227496</text:p>
          </table:table-cell>
          <table:table-cell office:value-type="float" office:value="157.28805237316001" table:style-name="ce13">
            <text:p>157,288052</text:p>
          </table:table-cell>
          <table:table-cell office:value-type="float" office:value="157.26350245499" table:style-name="ce13">
            <text:p>157,263502</text:p>
          </table:table-cell>
          <table:table-cell office:value-type="float" office:value="157.22749590834999" table:style-name="ce13">
            <text:p>157,227496</text:p>
          </table:table-cell>
          <table:table-cell office:value-type="float" office:value="157.20294599018001" table:style-name="ce13">
            <text:p>157,202946</text:p>
          </table:table-cell>
          <table:table-cell office:value-type="float" office:value="157.18003273322" table:style-name="ce13">
            <text:p>157,180033</text:p>
          </table:table-cell>
          <table:table-cell office:value-type="float" office:value="157.13911620294999" table:style-name="ce13">
            <text:p>157,139116</text:p>
          </table:table-cell>
          <table:table-cell office:value-type="float" office:value="157.30932896889999" table:style-name="ce13">
            <text:p>157,309329</text:p>
          </table:table-cell>
          <table:table-cell office:value-type="float" office:value="157.20949263502001" table:style-name="ce13">
            <text:p>157,209493</text:p>
          </table:table-cell>
          <table:table-cell office:value-type="float" office:value="157.27168576105001" table:style-name="ce13">
            <text:p>157,271686</text:p>
          </table:table-cell>
          <table:table-cell office:value-type="float" office:value="157.13256955809999" table:style-name="ce13">
            <text:p>157,132570</text:p>
          </table:table-cell>
          <table:table-cell office:value-type="float" office:value="157.23404255318999" table:style-name="ce13">
            <text:p>157,234043</text:p>
          </table:table-cell>
          <table:table-cell office:value-type="float" office:value="157.23076923076999" table:style-name="ce13">
            <text:p>157,230769</text:p>
          </table:table-cell>
          <table:table-cell office:value-type="float" office:value="157.15548281506" table:style-name="ce13">
            <text:p>157,155483</text:p>
          </table:table-cell>
          <table:table-cell office:value-type="float" office:value="157.20458265139001" table:style-name="ce13">
            <text:p>157,204583</text:p>
          </table:table-cell>
          <table:table-cell office:value-type="float" office:value="157.15548281506" table:style-name="ce13">
            <text:p>157,155483</text:p>
          </table:table-cell>
          <table:table-cell office:value-type="float" office:value="157.28641571195001" table:style-name="ce13">
            <text:p>157,286416</text:p>
          </table:table-cell>
          <table:table-cell office:value-type="float" office:value="157.15057283141999" table:style-name="ce13">
            <text:p>157,150573</text:p>
          </table:table-cell>
          <table:table-cell office:value-type="float" office:value="157.15220949264" table:style-name="ce13">
            <text:p>157,152209</text:p>
          </table:table-cell>
          <table:table-cell office:value-type="float" office:value="157.17839607201" table:style-name="ce13">
            <text:p>157,178396</text:p>
          </table:table-cell>
          <table:table-cell office:value-type="float" office:value="157.19967266776001" table:style-name="ce13">
            <text:p>157,199673</text:p>
          </table:table-cell>
          <table:table-cell office:value-type="float" office:value="157.17021276596" table:style-name="ce13">
            <text:p>157,170213</text:p>
          </table:table-cell>
          <table:table-cell office:value-type="float" office:value="157.15384615385" table:style-name="ce13">
            <text:p>157,153846</text:p>
          </table:table-cell>
          <table:table-cell office:value-type="float" office:value="157.27004909984001" table:style-name="ce13">
            <text:p>157,270049</text:p>
          </table:table-cell>
          <table:table-cell office:value-type="float" office:value="157.27823240589001" table:style-name="ce13">
            <text:p>157,278232</text:p>
          </table:table-cell>
          <table:table-cell office:value-type="float" office:value="157.27168576105001" table:style-name="ce13">
            <text:p>157,271686</text:p>
          </table:table-cell>
          <table:table-cell office:value-type="float" office:value="157.26186579378" table:style-name="ce13">
            <text:p>157,261866</text:p>
          </table:table-cell>
          <table:table-cell office:value-type="float" office:value="157.17021276596" table:style-name="ce13">
            <text:p>157,170213</text:p>
          </table:table-cell>
          <table:table-cell office:value-type="float" office:value="157.20785597381001" table:style-name="ce13">
            <text:p>157,207856</text:p>
          </table:table-cell>
          <table:table-cell office:value-type="float" office:value="157.27659574468001" table:style-name="ce13">
            <text:p>157,276596</text:p>
          </table:table-cell>
          <table:table-cell office:value-type="float" office:value="157.30932896889999" table:style-name="ce13">
            <text:p>157,309329</text:p>
          </table:table-cell>
          <table:table-cell office:value-type="float" office:value="157.27495908347001" table:style-name="ce13">
            <text:p>157,274959</text:p>
          </table:table-cell>
          <table:table-cell office:value-type="float" office:value="157.21440261865999" table:style-name="ce13">
            <text:p>157,214403</text:p>
          </table:table-cell>
          <table:table-cell office:value-type="float" office:value="157.18330605565001" table:style-name="ce13">
            <text:p>157,183306</text:p>
          </table:table-cell>
          <table:table-cell office:value-type="float" office:value="157.26186579378" table:style-name="ce13">
            <text:p>157,261866</text:p>
          </table:table-cell>
          <table:table-cell office:value-type="float" office:value="157.29950900163999" table:style-name="ce13">
            <text:p>157,299509</text:p>
          </table:table-cell>
          <table:table-cell office:value-type="float" office:value="157.20458265139001" table:style-name="ce13">
            <text:p>157,204583</text:p>
          </table:table-cell>
          <table:table-cell office:value-type="float" office:value="157.13093289688999" table:style-name="ce13">
            <text:p>157,130933</text:p>
          </table:table-cell>
          <table:table-cell office:value-type="float" office:value="157.21931260228999" table:style-name="ce13">
            <text:p>157,219313</text:p>
          </table:table-cell>
          <table:table-cell office:value-type="float" office:value="157.1767594108" table:style-name="ce13">
            <text:p>157,176759</text:p>
          </table:table-cell>
          <table:table-cell office:value-type="float" office:value="157.25695581015" table:style-name="ce13">
            <text:p>157,256956</text:p>
          </table:table-cell>
          <table:table-cell office:value-type="float" office:value="157.23731587560999" table:style-name="ce13">
            <text:p>157,237316</text:p>
          </table:table-cell>
          <table:table-cell office:value-type="float" office:value="157.17348608838" table:style-name="ce13">
            <text:p>157,173486</text:p>
          </table:table-cell>
          <table:table-cell office:value-type="float" office:value="157.22258592470999" table:style-name="ce13">
            <text:p>157,222586</text:p>
          </table:table-cell>
          <table:table-cell office:value-type="float" office:value="157.19639934534001" table:style-name="ce13">
            <text:p>157,196399</text:p>
          </table:table-cell>
          <table:table-cell office:value-type="float" office:value="157.1767594108" table:style-name="ce13">
            <text:p>157,176759</text:p>
          </table:table-cell>
          <table:table-cell office:value-type="float" office:value="157.17021276596" table:style-name="ce13">
            <text:p>157,170213</text:p>
          </table:table-cell>
          <table:table-cell office:value-type="float" office:value="157.30114566284999" table:style-name="ce13">
            <text:p>157,301146</text:p>
          </table:table-cell>
          <table:table-cell office:value-type="float" office:value="157.22585924713999" table:style-name="ce13">
            <text:p>157,225859</text:p>
          </table:table-cell>
          <table:table-cell office:value-type="float" office:value="157.13911620294999" table:style-name="ce13">
            <text:p>157,139116</text:p>
          </table:table-cell>
          <table:table-cell office:value-type="float" office:value="157.20621931260001" table:style-name="ce13">
            <text:p>157,206219</text:p>
          </table:table-cell>
          <table:table-cell office:value-type="float" office:value="157.22585924713999" table:style-name="ce13">
            <text:p>157,225859</text:p>
          </table:table-cell>
          <table:table-cell office:value-type="float" office:value="157.30605564647999" table:style-name="ce13">
            <text:p>157,306056</text:p>
          </table:table-cell>
          <table:table-cell office:value-type="float" office:value="157.26186579378" table:style-name="ce13">
            <text:p>157,261866</text:p>
          </table:table-cell>
          <table:table-cell office:value-type="float" office:value="157.32896890344" table:style-name="ce13">
            <text:p>157,328969</text:p>
          </table:table-cell>
          <table:table-cell office:value-type="float" office:value="157.11456628478001" table:style-name="ce13">
            <text:p>157,114566</text:p>
          </table:table-cell>
          <table:table-cell office:value-type="float" office:value="157.23895253681999" table:style-name="ce13">
            <text:p>157,238953</text:p>
          </table:table-cell>
          <table:table-cell office:value-type="float" office:value="157.21276595744999" table:style-name="ce13">
            <text:p>157,212766</text:p>
          </table:table-cell>
          <table:table-cell office:value-type="float" office:value="157.2504091653" table:style-name="ce13">
            <text:p>157,250409</text:p>
          </table:table-cell>
          <table:table-cell office:value-type="float" office:value="157.26186579378" table:style-name="ce13">
            <text:p>157,261866</text:p>
          </table:table-cell>
          <table:table-cell office:value-type="float" office:value="157.15220949264" table:style-name="ce13">
            <text:p>157,152209</text:p>
          </table:table-cell>
          <table:table-cell office:value-type="float" office:value="157.22422258591999" table:style-name="ce13">
            <text:p>157,224223</text:p>
          </table:table-cell>
          <table:table-cell office:value-type="float" office:value="157.15220949264" table:style-name="ce13">
            <text:p>157,152209</text:p>
          </table:table-cell>
          <table:table-cell office:value-type="float" office:value="157.23895253681999" table:style-name="ce13">
            <text:p>157,238953</text:p>
          </table:table-cell>
          <table:table-cell office:value-type="float" office:value="157.21440261865999" table:style-name="ce13">
            <text:p>157,214403</text:p>
          </table:table-cell>
          <table:table-cell office:value-type="float" office:value="157.20949263502001" table:style-name="ce13">
            <text:p>157,209493</text:p>
          </table:table-cell>
          <table:table-cell office:value-type="float" office:value="157.22749590834999" table:style-name="ce13">
            <text:p>157,227496</text:p>
          </table:table-cell>
          <table:table-cell office:value-type="float" office:value="157.20458265139001" table:style-name="ce13">
            <text:p>157,204583</text:p>
          </table:table-cell>
          <table:table-cell office:value-type="float" office:value="157.11620294599001" table:style-name="ce13">
            <text:p>157,116203</text:p>
          </table:table-cell>
          <table:table-cell office:value-type="float" office:value="157.15057283141999" table:style-name="ce13">
            <text:p>157,150573</text:p>
          </table:table-cell>
          <table:table-cell office:value-type="float" office:value="157.24386252046" table:style-name="ce13">
            <text:p>157,243863</text:p>
          </table:table-cell>
          <table:table-cell office:value-type="float" office:value="157.24386252046" table:style-name="ce13">
            <text:p>157,243863</text:p>
          </table:table-cell>
          <table:table-cell office:value-type="float" office:value="157.22422258591999" table:style-name="ce13">
            <text:p>157,224223</text:p>
          </table:table-cell>
          <table:table-cell office:value-type="float" office:value="157.23895253681999" table:style-name="ce13">
            <text:p>157,238953</text:p>
          </table:table-cell>
          <table:table-cell office:value-type="float" office:value="157.18330605565001" table:style-name="ce13">
            <text:p>157,183306</text:p>
          </table:table-cell>
          <table:table-cell office:value-type="float" office:value="157.23895253681999" table:style-name="ce13">
            <text:p>157,238953</text:p>
          </table:table-cell>
          <table:table-cell office:value-type="float" office:value="157.20621931260001" table:style-name="ce13">
            <text:p>157,206219</text:p>
          </table:table-cell>
          <table:table-cell office:value-type="float" office:value="157.21440261865999" table:style-name="ce13">
            <text:p>157,214403</text:p>
          </table:table-cell>
          <table:table-cell office:value-type="float" office:value="157.23240589197999" table:style-name="ce13">
            <text:p>157,232406</text:p>
          </table:table-cell>
          <table:table-cell office:value-type="float" office:value="157.26022913257" table:style-name="ce13">
            <text:p>157,260229</text:p>
          </table:table-cell>
          <table:table-cell table:number-columns-repeated="16187"/>
        </table:table-row>
        <table:table-row table:style-name="ro2">
          <table:table-cell office:value-type="string" table:style-name="ce2">
            <text:p>instance02</text:p>
          </table:table-cell>
          <table:table-cell office:value-type="float" office:value="36.726443965036616" table:formula="of:=[.F3]-[.I3]" table:style-name="ce5">
            <text:p>36,726444</text:p>
          </table:table-cell>
          <table:table-cell office:value-type="float" office:value="37.816153028693002" table:formula="of:=MAX([.$K3:.GO3])" table:style-name="ce5">
            <text:p>37,816153</text:p>
          </table:table-cell>
          <table:table-cell office:value-type="float" office:value="35.836344314559" table:formula="of:=MIN([.$K3:.GN3])" table:style-name="ce5">
            <text:p>35,836344</text:p>
          </table:table-cell>
          <table:table-cell office:value-type="float" office:value="37.348547368565669" table:formula="of:=[.F3]+[.I3]" table:style-name="ce5">
            <text:p>37,348547</text:p>
          </table:table-cell>
          <table:table-cell office:value-type="float" office:value="37.037495666801142" table:formula="of:=AVERAGE([.$K3:.GO3])" table:style-name="ce5">
            <text:p>37,037496</text:p>
          </table:table-cell>
          <table:table-cell table:style-name="ce7"/>
          <table:table-cell table:style-name="ce7">
            <draw:frame draw:z-index="1" draw:id="id0" draw:style-name="a0" draw:name="Grafico 2" svg:x="0.67188in" svg:y="0.01041in" svg:width="8.41146in" svg:height="5.781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0.31105170176452918" table:formula="of:=STDEV([.$K3:.GO3])" table:style-name="ce5">
            <text:p>0,311052</text:p>
          </table:table-cell>
          <table:table-cell office:value-type="float" office:value="34.708820000000003" table:style-name="ce10">
            <text:p>34,708820</text:p>
          </table:table-cell>
          <table:table-cell office:value-type="float" office:value="37.241232731137003" table:style-name="ce13">
            <text:p>37,241233</text:p>
          </table:table-cell>
          <table:table-cell office:value-type="float" office:value="37.146652497342998" table:style-name="ce13">
            <text:p>37,146652</text:p>
          </table:table-cell>
          <table:table-cell office:value-type="float" office:value="37.127523910732997" table:style-name="ce13">
            <text:p>37,127524</text:p>
          </table:table-cell>
          <table:table-cell office:value-type="float" office:value="35.836344314559" table:style-name="ce13">
            <text:p>35,836344</text:p>
          </table:table-cell>
          <table:table-cell office:value-type="float" office:value="37.052072263549" table:style-name="ce13">
            <text:p>37,052072</text:p>
          </table:table-cell>
          <table:table-cell office:value-type="float" office:value="37.244420828905" table:style-name="ce13">
            <text:p>37,244421</text:p>
          </table:table-cell>
          <table:table-cell office:value-type="float" office:value="36.840595111582999" table:style-name="ce13">
            <text:p>36,840595</text:p>
          </table:table-cell>
          <table:table-cell office:value-type="float" office:value="37.002125398512" table:style-name="ce13">
            <text:p>37,002125</text:p>
          </table:table-cell>
          <table:table-cell office:value-type="float" office:value="36.911795961743003" table:style-name="ce13">
            <text:p>36,911796</text:p>
          </table:table-cell>
          <table:table-cell office:value-type="float" office:value="37.257173219979002" table:style-name="ce13">
            <text:p>37,257173</text:p>
          </table:table-cell>
          <table:table-cell office:value-type="float" office:value="37.017003188098002" table:style-name="ce13">
            <text:p>37,017003</text:p>
          </table:table-cell>
          <table:table-cell office:value-type="float" office:value="36.205100956429" table:style-name="ce13">
            <text:p>36,205101</text:p>
          </table:table-cell>
          <table:table-cell office:value-type="float" office:value="37.003188097768003" table:style-name="ce13">
            <text:p>37,003188</text:p>
          </table:table-cell>
          <table:table-cell office:value-type="float" office:value="37.150903294368" table:style-name="ce13">
            <text:p>37,150903</text:p>
          </table:table-cell>
          <table:table-cell office:value-type="float" office:value="37.221041445270998" table:style-name="ce13">
            <text:p>37,221041</text:p>
          </table:table-cell>
          <table:table-cell office:value-type="float" office:value="36.758767268862997" table:style-name="ce13">
            <text:p>36,758767</text:p>
          </table:table-cell>
          <table:table-cell office:value-type="float" office:value="37.534537725824002" table:style-name="ce13">
            <text:p>37,534538</text:p>
          </table:table-cell>
          <table:table-cell office:value-type="float" office:value="37.132837407014001" table:style-name="ce13">
            <text:p>37,132837</text:p>
          </table:table-cell>
          <table:table-cell office:value-type="float" office:value="36.838469713070999" table:style-name="ce13">
            <text:p>36,838470</text:p>
          </table:table-cell>
          <table:table-cell office:value-type="float" office:value="37.241232731137003" table:style-name="ce13">
            <text:p>37,241233</text:p>
          </table:table-cell>
          <table:table-cell office:value-type="float" office:value="36.883103081827997" table:style-name="ce13">
            <text:p>36,883103</text:p>
          </table:table-cell>
          <table:table-cell office:value-type="float" office:value="37.091392136026002" table:style-name="ce13">
            <text:p>37,091392</text:p>
          </table:table-cell>
          <table:table-cell office:value-type="float" office:value="36.942614240170002" table:style-name="ce13">
            <text:p>36,942614</text:p>
          </table:table-cell>
          <table:table-cell office:value-type="float" office:value="36.851222104145002" table:style-name="ce13">
            <text:p>36,851222</text:p>
          </table:table-cell>
          <table:table-cell office:value-type="float" office:value="36.939426142401999" table:style-name="ce13">
            <text:p>36,939426</text:p>
          </table:table-cell>
          <table:table-cell office:value-type="float" office:value="36.791710945802002" table:style-name="ce13">
            <text:p>36,791711</text:p>
          </table:table-cell>
          <table:table-cell office:value-type="float" office:value="37.051009564292997" table:style-name="ce13">
            <text:p>37,051010</text:p>
          </table:table-cell>
          <table:table-cell office:value-type="float" office:value="36.547290116897003" table:style-name="ce13">
            <text:p>36,547290</text:p>
          </table:table-cell>
          <table:table-cell office:value-type="float" office:value="36.688629117959998" table:style-name="ce13">
            <text:p>36,688629</text:p>
          </table:table-cell>
          <table:table-cell office:value-type="float" office:value="37.140276301806999" table:style-name="ce13">
            <text:p>37,140276</text:p>
          </table:table-cell>
          <table:table-cell office:value-type="float" office:value="37.352816153029003" table:style-name="ce13">
            <text:p>37,352816</text:p>
          </table:table-cell>
          <table:table-cell office:value-type="float" office:value="36.773645058447997" table:style-name="ce13">
            <text:p>36,773645</text:p>
          </table:table-cell>
          <table:table-cell office:value-type="float" office:value="36.616365568543998" table:style-name="ce13">
            <text:p>36,616366</text:p>
          </table:table-cell>
          <table:table-cell office:value-type="float" office:value="37.731137088204001" table:style-name="ce13">
            <text:p>37,731137</text:p>
          </table:table-cell>
          <table:table-cell office:value-type="float" office:value="37.416578108395001" table:style-name="ce13">
            <text:p>37,416578</text:p>
          </table:table-cell>
          <table:table-cell office:value-type="float" office:value="36.788522848033999" table:style-name="ce13">
            <text:p>36,788523</text:p>
          </table:table-cell>
          <table:table-cell office:value-type="float" office:value="37.277364505845" table:style-name="ce13">
            <text:p>37,277365</text:p>
          </table:table-cell>
          <table:table-cell office:value-type="float" office:value="37.079702444208003" table:style-name="ce13">
            <text:p>37,079702</text:p>
          </table:table-cell>
          <table:table-cell office:value-type="float" office:value="36.899043570669001" table:style-name="ce13">
            <text:p>36,899044</text:p>
          </table:table-cell>
          <table:table-cell office:value-type="float" office:value="37.053134962805998" table:style-name="ce13">
            <text:p>37,053135</text:p>
          </table:table-cell>
          <table:table-cell office:value-type="float" office:value="37.151965993624003" table:style-name="ce13">
            <text:p>37,151966</text:p>
          </table:table-cell>
          <table:table-cell office:value-type="float" office:value="37.345377258235999" table:style-name="ce13">
            <text:p>37,345377</text:p>
          </table:table-cell>
          <table:table-cell office:value-type="float" office:value="36.742826780020998" table:style-name="ce13">
            <text:p>36,742827</text:p>
          </table:table-cell>
          <table:table-cell office:value-type="float" office:value="36.965993623804003" table:style-name="ce13">
            <text:p>36,965994</text:p>
          </table:table-cell>
          <table:table-cell office:value-type="float" office:value="36.985122210413998" table:style-name="ce13">
            <text:p>36,985122</text:p>
          </table:table-cell>
          <table:table-cell office:value-type="float" office:value="37.369819341125996" table:style-name="ce13">
            <text:p>37,369819</text:p>
          </table:table-cell>
          <table:table-cell office:value-type="float" office:value="36.948990435707003" table:style-name="ce13">
            <text:p>36,948990</text:p>
          </table:table-cell>
          <table:table-cell office:value-type="float" office:value="36.899043570669001" table:style-name="ce13">
            <text:p>36,899044</text:p>
          </table:table-cell>
          <table:table-cell office:value-type="float" office:value="37.064824654623003" table:style-name="ce13">
            <text:p>37,064825</text:p>
          </table:table-cell>
          <table:table-cell office:value-type="float" office:value="37.448459086078998" table:style-name="ce13">
            <text:p>37,448459</text:p>
          </table:table-cell>
          <table:table-cell office:value-type="float" office:value="36.524973432518998" table:style-name="ce13">
            <text:p>36,524973</text:p>
          </table:table-cell>
          <table:table-cell office:value-type="float" office:value="37.066950053135002" table:style-name="ce13">
            <text:p>37,066950</text:p>
          </table:table-cell>
          <table:table-cell office:value-type="float" office:value="37.134962805526001" table:style-name="ce13">
            <text:p>37,134963</text:p>
          </table:table-cell>
          <table:table-cell office:value-type="float" office:value="37.022316684377998" table:style-name="ce13">
            <text:p>37,022317</text:p>
          </table:table-cell>
          <table:table-cell office:value-type="float" office:value="37.008501594049001" table:style-name="ce13">
            <text:p>37,008502</text:p>
          </table:table-cell>
          <table:table-cell office:value-type="float" office:value="37.013815090328997" table:style-name="ce13">
            <text:p>37,013815</text:p>
          </table:table-cell>
          <table:table-cell office:value-type="float" office:value="37.540913921360001" table:style-name="ce13">
            <text:p>37,540914</text:p>
          </table:table-cell>
          <table:table-cell office:value-type="float" office:value="37.008501594049001" table:style-name="ce13">
            <text:p>37,008502</text:p>
          </table:table-cell>
          <table:table-cell office:value-type="float" office:value="37.55472901169" table:style-name="ce13">
            <text:p>37,554729</text:p>
          </table:table-cell>
          <table:table-cell office:value-type="float" office:value="36.912858660998999" table:style-name="ce13">
            <text:p>36,912859</text:p>
          </table:table-cell>
          <table:table-cell office:value-type="float" office:value="37.004250797024" table:style-name="ce13">
            <text:p>37,004251</text:p>
          </table:table-cell>
          <table:table-cell office:value-type="float" office:value="36.700318809777002" table:style-name="ce13">
            <text:p>36,700319</text:p>
          </table:table-cell>
          <table:table-cell office:value-type="float" office:value="37.396386822529003" table:style-name="ce13">
            <text:p>37,396387</text:p>
          </table:table-cell>
          <table:table-cell office:value-type="float" office:value="37.141339001063002" table:style-name="ce13">
            <text:p>37,141339</text:p>
          </table:table-cell>
          <table:table-cell office:value-type="float" office:value="36.714133900105999" table:style-name="ce13">
            <text:p>36,714134</text:p>
          </table:table-cell>
          <table:table-cell office:value-type="float" office:value="37.180658873539002" table:style-name="ce13">
            <text:p>37,180659</text:p>
          </table:table-cell>
          <table:table-cell office:value-type="float" office:value="37.062699256111003" table:style-name="ce13">
            <text:p>37,062699</text:p>
          </table:table-cell>
          <table:table-cell office:value-type="float" office:value="36.671625929862003" table:style-name="ce13">
            <text:p>36,671626</text:p>
          </table:table-cell>
          <table:table-cell office:value-type="float" office:value="37.193411264612003" table:style-name="ce13">
            <text:p>37,193411</text:p>
          </table:table-cell>
          <table:table-cell office:value-type="float" office:value="37.130712008502002" table:style-name="ce13">
            <text:p>37,130712</text:p>
          </table:table-cell>
          <table:table-cell office:value-type="float" office:value="37.200850159405" table:style-name="ce13">
            <text:p>37,200850</text:p>
          </table:table-cell>
          <table:table-cell office:value-type="float" office:value="37.401700318810001" table:style-name="ce13">
            <text:p>37,401700</text:p>
          </table:table-cell>
          <table:table-cell office:value-type="float" office:value="37.064824654623003" table:style-name="ce13">
            <text:p>37,064825</text:p>
          </table:table-cell>
          <table:table-cell office:value-type="float" office:value="37.422954303932002" table:style-name="ce13">
            <text:p>37,422954</text:p>
          </table:table-cell>
          <table:table-cell office:value-type="float" office:value="37.218916046758999" table:style-name="ce13">
            <text:p>37,218916</text:p>
          </table:table-cell>
          <table:table-cell office:value-type="float" office:value="37.090329436768997" table:style-name="ce13">
            <text:p>37,090329</text:p>
          </table:table-cell>
          <table:table-cell office:value-type="float" office:value="36.436769394260999" table:style-name="ce13">
            <text:p>36,436769</text:p>
          </table:table-cell>
          <table:table-cell office:value-type="float" office:value="37.131774707757998" table:style-name="ce13">
            <text:p>37,131775</text:p>
          </table:table-cell>
          <table:table-cell office:value-type="float" office:value="36.567481402763001" table:style-name="ce13">
            <text:p>36,567481</text:p>
          </table:table-cell>
          <table:table-cell office:value-type="float" office:value="37.362380446334001" table:style-name="ce13">
            <text:p>37,362380</text:p>
          </table:table-cell>
          <table:table-cell office:value-type="float" office:value="36.878852284803003" table:style-name="ce13">
            <text:p>36,878852</text:p>
          </table:table-cell>
          <table:table-cell office:value-type="float" office:value="36.710945802338003" table:style-name="ce13">
            <text:p>36,710946</text:p>
          </table:table-cell>
          <table:table-cell office:value-type="float" office:value="36.811902231668" table:style-name="ce13">
            <text:p>36,811902</text:p>
          </table:table-cell>
          <table:table-cell office:value-type="float" office:value="36.733262486716001" table:style-name="ce13">
            <text:p>36,733262</text:p>
          </table:table-cell>
          <table:table-cell office:value-type="float" office:value="37.602550478215001" table:style-name="ce13">
            <text:p>37,602550</text:p>
          </table:table-cell>
          <table:table-cell office:value-type="float" office:value="36.860786397449999" table:style-name="ce13">
            <text:p>36,860786</text:p>
          </table:table-cell>
          <table:table-cell office:value-type="float" office:value="37.175345377257997" table:style-name="ce13">
            <text:p>37,175345</text:p>
          </table:table-cell>
          <table:table-cell office:value-type="float" office:value="36.630180658874004" table:style-name="ce13">
            <text:p>36,630181</text:p>
          </table:table-cell>
          <table:table-cell office:value-type="float" office:value="36.750265674814003" table:style-name="ce13">
            <text:p>36,750266</text:p>
          </table:table-cell>
          <table:table-cell office:value-type="float" office:value="36.760892667375003" table:style-name="ce13">
            <text:p>36,760893</text:p>
          </table:table-cell>
          <table:table-cell office:value-type="float" office:value="36.980871413389998" table:style-name="ce13">
            <text:p>36,980871</text:p>
          </table:table-cell>
          <table:table-cell office:value-type="float" office:value="37.147715196599002" table:style-name="ce13">
            <text:p>37,147715</text:p>
          </table:table-cell>
          <table:table-cell office:value-type="float" office:value="37.075451647184003" table:style-name="ce13">
            <text:p>37,075452</text:p>
          </table:table-cell>
          <table:table-cell office:value-type="float" office:value="36.859723698193001" table:style-name="ce13">
            <text:p>36,859724</text:p>
          </table:table-cell>
          <table:table-cell office:value-type="float" office:value="36.985122210413998" table:style-name="ce13">
            <text:p>36,985122</text:p>
          </table:table-cell>
          <table:table-cell office:value-type="float" office:value="37.105207226354999" table:style-name="ce13">
            <text:p>37,105207</text:p>
          </table:table-cell>
          <table:table-cell office:value-type="float" office:value="37.233793836343999" table:style-name="ce13">
            <text:p>37,233794</text:p>
          </table:table-cell>
          <table:table-cell office:value-type="float" office:value="37.655685441019997" table:style-name="ce13">
            <text:p>37,655685</text:p>
          </table:table-cell>
          <table:table-cell office:value-type="float" office:value="36.895855472900998" table:style-name="ce13">
            <text:p>36,895855</text:p>
          </table:table-cell>
          <table:table-cell office:value-type="float" office:value="36.810839532411997" table:style-name="ce13">
            <text:p>36,810840</text:p>
          </table:table-cell>
          <table:table-cell office:value-type="float" office:value="37.470775770457003" table:style-name="ce13">
            <text:p>37,470776</text:p>
          </table:table-cell>
          <table:table-cell office:value-type="float" office:value="37.015940488841999" table:style-name="ce13">
            <text:p>37,015940</text:p>
          </table:table-cell>
          <table:table-cell office:value-type="float" office:value="36.988310308183003" table:style-name="ce13">
            <text:p>36,988310</text:p>
          </table:table-cell>
          <table:table-cell office:value-type="float" office:value="36.510095642933003" table:style-name="ce13">
            <text:p>36,510096</text:p>
          </table:table-cell>
          <table:table-cell office:value-type="float" office:value="37.44527098831" table:style-name="ce13">
            <text:p>37,445271</text:p>
          </table:table-cell>
          <table:table-cell office:value-type="float" office:value="37.473963868224999" table:style-name="ce13">
            <text:p>37,473964</text:p>
          </table:table-cell>
          <table:table-cell office:value-type="float" office:value="37.409139213602998" table:style-name="ce13">
            <text:p>37,409139</text:p>
          </table:table-cell>
          <table:table-cell office:value-type="float" office:value="36.976620616365999" table:style-name="ce13">
            <text:p>36,976621</text:p>
          </table:table-cell>
          <table:table-cell office:value-type="float" office:value="37.515409139214" table:style-name="ce13">
            <text:p>37,515409</text:p>
          </table:table-cell>
          <table:table-cell office:value-type="float" office:value="36.909670563231003" table:style-name="ce13">
            <text:p>36,909671</text:p>
          </table:table-cell>
          <table:table-cell office:value-type="float" office:value="37.241232731137003" table:style-name="ce13">
            <text:p>37,241233</text:p>
          </table:table-cell>
          <table:table-cell office:value-type="float" office:value="36.702444208289002" table:style-name="ce13">
            <text:p>36,702444</text:p>
          </table:table-cell>
          <table:table-cell office:value-type="float" office:value="36.723698193411003" table:style-name="ce13">
            <text:p>36,723698</text:p>
          </table:table-cell>
          <table:table-cell office:value-type="float" office:value="37.116896918172003" table:style-name="ce13">
            <text:p>37,116897</text:p>
          </table:table-cell>
          <table:table-cell office:value-type="float" office:value="37.073326248671997" table:style-name="ce13">
            <text:p>37,073326</text:p>
          </table:table-cell>
          <table:table-cell office:value-type="float" office:value="37.091392136026002" table:style-name="ce13">
            <text:p>37,091392</text:p>
          </table:table-cell>
          <table:table-cell office:value-type="float" office:value="37.038257173220003" table:style-name="ce13">
            <text:p>37,038257</text:p>
          </table:table-cell>
          <table:table-cell office:value-type="float" office:value="37.020191285865998" table:style-name="ce13">
            <text:p>37,020191</text:p>
          </table:table-cell>
          <table:table-cell office:value-type="float" office:value="37.001062699256003" table:style-name="ce13">
            <text:p>37,001063</text:p>
          </table:table-cell>
          <table:table-cell office:value-type="float" office:value="37.331562167906" table:style-name="ce13">
            <text:p>37,331562</text:p>
          </table:table-cell>
          <table:table-cell office:value-type="float" office:value="36.853347502657002" table:style-name="ce13">
            <text:p>36,853348</text:p>
          </table:table-cell>
          <table:table-cell office:value-type="float" office:value="37.245483528161998" table:style-name="ce13">
            <text:p>37,245484</text:p>
          </table:table-cell>
          <table:table-cell office:value-type="float" office:value="37.425079702444002" table:style-name="ce13">
            <text:p>37,425080</text:p>
          </table:table-cell>
          <table:table-cell office:value-type="float" office:value="36.981934112646002" table:style-name="ce13">
            <text:p>36,981934</text:p>
          </table:table-cell>
          <table:table-cell office:value-type="float" office:value="36.739638682253002" table:style-name="ce13">
            <text:p>36,739639</text:p>
          </table:table-cell>
          <table:table-cell office:value-type="float" office:value="36.463336875663998" table:style-name="ce13">
            <text:p>36,463337</text:p>
          </table:table-cell>
          <table:table-cell office:value-type="float" office:value="36.792773645057999" table:style-name="ce13">
            <text:p>36,792774</text:p>
          </table:table-cell>
          <table:table-cell office:value-type="float" office:value="37.780021253984998" table:style-name="ce13">
            <text:p>37,780021</text:p>
          </table:table-cell>
          <table:table-cell office:value-type="float" office:value="37.105207226354999" table:style-name="ce13">
            <text:p>37,105207</text:p>
          </table:table-cell>
          <table:table-cell office:value-type="float" office:value="37.154091392136003" table:style-name="ce13">
            <text:p>37,154091</text:p>
          </table:table-cell>
          <table:table-cell office:value-type="float" office:value="36.751328374069999" table:style-name="ce13">
            <text:p>36,751328</text:p>
          </table:table-cell>
          <table:table-cell office:value-type="float" office:value="36.556854410202" table:style-name="ce13">
            <text:p>36,556854</text:p>
          </table:table-cell>
          <table:table-cell office:value-type="float" office:value="36.929861849097001" table:style-name="ce13">
            <text:p>36,929862</text:p>
          </table:table-cell>
          <table:table-cell office:value-type="float" office:value="37.072263549416" table:style-name="ce13">
            <text:p>37,072264</text:p>
          </table:table-cell>
          <table:table-cell office:value-type="float" office:value="37.256110520722999" table:style-name="ce13">
            <text:p>37,256111</text:p>
          </table:table-cell>
          <table:table-cell office:value-type="float" office:value="36.967056323061001" table:style-name="ce13">
            <text:p>36,967056</text:p>
          </table:table-cell>
          <table:table-cell office:value-type="float" office:value="37.282678002125003" table:style-name="ce13">
            <text:p>37,282678</text:p>
          </table:table-cell>
          <table:table-cell office:value-type="float" office:value="37.209351753454001" table:style-name="ce13">
            <text:p>37,209352</text:p>
          </table:table-cell>
          <table:table-cell office:value-type="float" office:value="37.52178533475" table:style-name="ce13">
            <text:p>37,521785</text:p>
          </table:table-cell>
          <table:table-cell office:value-type="float" office:value="36.662061636556999" table:style-name="ce13">
            <text:p>36,662062</text:p>
          </table:table-cell>
          <table:table-cell office:value-type="float" office:value="36.499468650372002" table:style-name="ce13">
            <text:p>36,499469</text:p>
          </table:table-cell>
          <table:table-cell office:value-type="float" office:value="37.433581296493003" table:style-name="ce13">
            <text:p>37,433581</text:p>
          </table:table-cell>
          <table:table-cell office:value-type="float" office:value="36.756641870350997" table:style-name="ce13">
            <text:p>36,756642</text:p>
          </table:table-cell>
          <table:table-cell office:value-type="float" office:value="36.986184909671003" table:style-name="ce13">
            <text:p>36,986185</text:p>
          </table:table-cell>
          <table:table-cell office:value-type="float" office:value="36.364505844846001" table:style-name="ce13">
            <text:p>36,364506</text:p>
          </table:table-cell>
          <table:table-cell office:value-type="float" office:value="36.485653560042998" table:style-name="ce13">
            <text:p>36,485654</text:p>
          </table:table-cell>
          <table:table-cell office:value-type="float" office:value="36.906482465461998" table:style-name="ce13">
            <text:p>36,906482</text:p>
          </table:table-cell>
          <table:table-cell office:value-type="float" office:value="37.363443145589997" table:style-name="ce13">
            <text:p>37,363443</text:p>
          </table:table-cell>
          <table:table-cell office:value-type="float" office:value="37.454835281614997" table:style-name="ce13">
            <text:p>37,454835</text:p>
          </table:table-cell>
          <table:table-cell office:value-type="float" office:value="37.094580233793998" table:style-name="ce13">
            <text:p>37,094580</text:p>
          </table:table-cell>
          <table:table-cell office:value-type="float" office:value="37.331562167906" table:style-name="ce13">
            <text:p>37,331562</text:p>
          </table:table-cell>
          <table:table-cell office:value-type="float" office:value="36.522848034006003" table:style-name="ce13">
            <text:p>36,522848</text:p>
          </table:table-cell>
          <table:table-cell office:value-type="float" office:value="36.878852284803003" table:style-name="ce13">
            <text:p>36,878852</text:p>
          </table:table-cell>
          <table:table-cell office:value-type="float" office:value="37.119022316684003" table:style-name="ce13">
            <text:p>37,119022</text:p>
          </table:table-cell>
          <table:table-cell office:value-type="float" office:value="37.517534537726" table:style-name="ce13">
            <text:p>37,517535</text:p>
          </table:table-cell>
          <table:table-cell office:value-type="float" office:value="36.974495217852997" table:style-name="ce13">
            <text:p>36,974495</text:p>
          </table:table-cell>
          <table:table-cell office:value-type="float" office:value="36.890541976621002" table:style-name="ce13">
            <text:p>36,890542</text:p>
          </table:table-cell>
          <table:table-cell office:value-type="float" office:value="36.899043570669001" table:style-name="ce13">
            <text:p>36,899044</text:p>
          </table:table-cell>
          <table:table-cell office:value-type="float" office:value="36.433581296493003" table:style-name="ce13">
            <text:p>36,433581</text:p>
          </table:table-cell>
          <table:table-cell office:value-type="float" office:value="36.935175345376997" table:style-name="ce13">
            <text:p>36,935175</text:p>
          </table:table-cell>
          <table:table-cell office:value-type="float" office:value="37.426142401699998" table:style-name="ce13">
            <text:p>37,426142</text:p>
          </table:table-cell>
          <table:table-cell office:value-type="float" office:value="37.218916046758999" table:style-name="ce13">
            <text:p>37,218916</text:p>
          </table:table-cell>
          <table:table-cell office:value-type="float" office:value="36.392136025505003" table:style-name="ce13">
            <text:p>36,392136</text:p>
          </table:table-cell>
          <table:table-cell office:value-type="float" office:value="37.236981934112997" table:style-name="ce13">
            <text:p>37,236982</text:p>
          </table:table-cell>
          <table:table-cell office:value-type="float" office:value="36.780021253984998" table:style-name="ce13">
            <text:p>36,780021</text:p>
          </table:table-cell>
          <table:table-cell office:value-type="float" office:value="37.267800212540003" table:style-name="ce13">
            <text:p>37,267800</text:p>
          </table:table-cell>
          <table:table-cell office:value-type="float" office:value="37.018065887353998" table:style-name="ce13">
            <text:p>37,018066</text:p>
          </table:table-cell>
          <table:table-cell office:value-type="float" office:value="37.386822529223998" table:style-name="ce13">
            <text:p>37,386823</text:p>
          </table:table-cell>
          <table:table-cell office:value-type="float" office:value="37.124335812965001" table:style-name="ce13">
            <text:p>37,124336</text:p>
          </table:table-cell>
          <table:table-cell office:value-type="float" office:value="37.206163655685003" table:style-name="ce13">
            <text:p>37,206164</text:p>
          </table:table-cell>
          <table:table-cell office:value-type="float" office:value="36.584484590861003" table:style-name="ce13">
            <text:p>36,584485</text:p>
          </table:table-cell>
          <table:table-cell office:value-type="float" office:value="37.183846971306998" table:style-name="ce13">
            <text:p>37,183847</text:p>
          </table:table-cell>
          <table:table-cell office:value-type="float" office:value="37.501594048884002" table:style-name="ce13">
            <text:p>37,501594</text:p>
          </table:table-cell>
          <table:table-cell office:value-type="float" office:value="37.176408076514001" table:style-name="ce13">
            <text:p>37,176408</text:p>
          </table:table-cell>
          <table:table-cell office:value-type="float" office:value="37.087141339001001" table:style-name="ce13">
            <text:p>37,087141</text:p>
          </table:table-cell>
          <table:table-cell office:value-type="float" office:value="36.764080765142999" table:style-name="ce13">
            <text:p>36,764081</text:p>
          </table:table-cell>
          <table:table-cell office:value-type="float" office:value="37.239107332624997" table:style-name="ce13">
            <text:p>37,239107</text:p>
          </table:table-cell>
          <table:table-cell office:value-type="float" office:value="37.816153028693002" table:style-name="ce13">
            <text:p>37,816153</text:p>
          </table:table-cell>
          <table:table-cell office:value-type="float" office:value="37.284803400637998" table:style-name="ce13">
            <text:p>37,284803</text:p>
          </table:table-cell>
          <table:table-cell office:value-type="float" office:value="36.723698193411003" table:style-name="ce13">
            <text:p>36,723698</text:p>
          </table:table-cell>
          <table:table-cell office:value-type="float" office:value="37.382571732199999" table:style-name="ce13">
            <text:p>37,382572</text:p>
          </table:table-cell>
          <table:table-cell office:value-type="float" office:value="37.455897980871001" table:style-name="ce13">
            <text:p>37,455898</text:p>
          </table:table-cell>
          <table:table-cell office:value-type="float" office:value="36.993623804462999" table:style-name="ce13">
            <text:p>36,993624</text:p>
          </table:table-cell>
          <table:table-cell office:value-type="float" office:value="37.182784272051002" table:style-name="ce13">
            <text:p>37,182784</text:p>
          </table:table-cell>
          <table:table-cell office:value-type="float" office:value="37.293304994686999" table:style-name="ce13">
            <text:p>37,293305</text:p>
          </table:table-cell>
          <table:table-cell office:value-type="float" office:value="36.665249734325002" table:style-name="ce13">
            <text:p>36,665250</text:p>
          </table:table-cell>
          <table:table-cell office:value-type="float" office:value="36.818278427205001" table:style-name="ce13">
            <text:p>36,818278</text:p>
          </table:table-cell>
          <table:table-cell table:number-columns-repeated="16187"/>
        </table:table-row>
        <table:table-row table:style-name="ro2">
          <table:table-cell office:value-type="string" table:style-name="ce2">
            <text:p>instance03</text:p>
          </table:table-cell>
          <table:table-cell office:value-type="float" office:value="34.408750667603968" table:formula="of:=[.F4]-[.I4]" table:style-name="ce5">
            <text:p>34,408751</text:p>
          </table:table-cell>
          <table:table-cell office:value-type="float" office:value="35.631999999999998" table:formula="of:=MAX([.$K4:.GO4])" table:style-name="ce5">
            <text:p>35,632000</text:p>
          </table:table-cell>
          <table:table-cell office:value-type="float" office:value="33.897777777778003" table:formula="of:=MIN([.$K4:.GN4])" table:style-name="ce5">
            <text:p>33,897778</text:p>
          </table:table-cell>
          <table:table-cell office:value-type="float" office:value="35.101029486882027" table:formula="of:=[.F4]+[.I4]" table:style-name="ce5">
            <text:p>35,101029</text:p>
          </table:table-cell>
          <table:table-cell office:value-type="float" office:value="34.754890077242997" table:formula="of:=AVERAGE([.$K4:.GO4])" table:style-name="ce5">
            <text:p>34,754890</text:p>
          </table:table-cell>
          <table:table-cell table:number-columns-repeated="2" table:style-name="ce7"/>
          <table:table-cell office:value-type="float" office:value="0.34613940963902595" table:formula="of:=STDEV([.$K4:.GO4])" table:style-name="ce5">
            <text:p>0,346139</text:p>
          </table:table-cell>
          <table:table-cell office:value-type="float" office:value="32.626666999999998" table:style-name="ce11">
            <text:p>32,626667</text:p>
          </table:table-cell>
          <table:table-cell office:value-type="float" office:value="34.735999999999997" table:style-name="ce13">
            <text:p>34,736000</text:p>
          </table:table-cell>
          <table:table-cell office:value-type="float" office:value="35.130666666666997" table:style-name="ce13">
            <text:p>35,130667</text:p>
          </table:table-cell>
          <table:table-cell office:value-type="float" office:value="34.562666666666999" table:style-name="ce13">
            <text:p>34,562667</text:p>
          </table:table-cell>
          <table:table-cell office:value-type="float" office:value="34.392000000000003" table:style-name="ce13">
            <text:p>34,392000</text:p>
          </table:table-cell>
          <table:table-cell office:value-type="float" office:value="35.374222222222002" table:style-name="ce13">
            <text:p>35,374222</text:p>
          </table:table-cell>
          <table:table-cell office:value-type="float" office:value="34.872" table:style-name="ce13">
            <text:p>34,872000</text:p>
          </table:table-cell>
          <table:table-cell office:value-type="float" office:value="34.172444444443997" table:style-name="ce13">
            <text:p>34,172444</text:p>
          </table:table-cell>
          <table:table-cell office:value-type="float" office:value="34.992888888888999" table:style-name="ce13">
            <text:p>34,992889</text:p>
          </table:table-cell>
          <table:table-cell office:value-type="float" office:value="34.826666666667002" table:style-name="ce13">
            <text:p>34,826667</text:p>
          </table:table-cell>
          <table:table-cell office:value-type="float" office:value="34.939555555555998" table:style-name="ce13">
            <text:p>34,939556</text:p>
          </table:table-cell>
          <table:table-cell office:value-type="float" office:value="35.433777777777998" table:style-name="ce13">
            <text:p>35,433778</text:p>
          </table:table-cell>
          <table:table-cell office:value-type="float" office:value="34.837333333333" table:style-name="ce13">
            <text:p>34,837333</text:p>
          </table:table-cell>
          <table:table-cell office:value-type="float" office:value="35.322666666666997" table:style-name="ce13">
            <text:p>35,322667</text:p>
          </table:table-cell>
          <table:table-cell office:value-type="float" office:value="34.704888888889002" table:style-name="ce13">
            <text:p>34,704889</text:p>
          </table:table-cell>
          <table:table-cell office:value-type="float" office:value="35.501333333333001" table:style-name="ce13">
            <text:p>35,501333</text:p>
          </table:table-cell>
          <table:table-cell office:value-type="float" office:value="34.900444444443998" table:style-name="ce13">
            <text:p>34,900444</text:p>
          </table:table-cell>
          <table:table-cell office:value-type="float" office:value="34.782222222222003" table:style-name="ce13">
            <text:p>34,782222</text:p>
          </table:table-cell>
          <table:table-cell office:value-type="float" office:value="34.268444444444" table:style-name="ce13">
            <text:p>34,268444</text:p>
          </table:table-cell>
          <table:table-cell office:value-type="float" office:value="34.930666666667001" table:style-name="ce13">
            <text:p>34,930667</text:p>
          </table:table-cell>
          <table:table-cell office:value-type="float" office:value="34.275555555555997" table:style-name="ce13">
            <text:p>34,275556</text:p>
          </table:table-cell>
          <table:table-cell office:value-type="float" office:value="34.506666666667002" table:style-name="ce13">
            <text:p>34,506667</text:p>
          </table:table-cell>
          <table:table-cell office:value-type="float" office:value="34.666666666666998" table:style-name="ce13">
            <text:p>34,666667</text:p>
          </table:table-cell>
          <table:table-cell office:value-type="float" office:value="34.957333333332997" table:style-name="ce13">
            <text:p>34,957333</text:p>
          </table:table-cell>
          <table:table-cell office:value-type="float" office:value="34.359111111110998" table:style-name="ce13">
            <text:p>34,359111</text:p>
          </table:table-cell>
          <table:table-cell office:value-type="float" office:value="33.994666666667001" table:style-name="ce13">
            <text:p>33,994667</text:p>
          </table:table-cell>
          <table:table-cell office:value-type="float" office:value="34.756444444444" table:style-name="ce13">
            <text:p>34,756444</text:p>
          </table:table-cell>
          <table:table-cell office:value-type="float" office:value="34.477333333333" table:style-name="ce13">
            <text:p>34,477333</text:p>
          </table:table-cell>
          <table:table-cell office:value-type="float" office:value="35.064" table:style-name="ce13">
            <text:p>35,064000</text:p>
          </table:table-cell>
          <table:table-cell office:value-type="float" office:value="35.136888888888997" table:style-name="ce13">
            <text:p>35,136889</text:p>
          </table:table-cell>
          <table:table-cell office:value-type="float" office:value="34.907555555556002" table:style-name="ce13">
            <text:p>34,907556</text:p>
          </table:table-cell>
          <table:table-cell office:value-type="float" office:value="34.440888888888999" table:style-name="ce13">
            <text:p>34,440889</text:p>
          </table:table-cell>
          <table:table-cell office:value-type="float" office:value="34.728000000000002" table:style-name="ce13">
            <text:p>34,728000</text:p>
          </table:table-cell>
          <table:table-cell office:value-type="float" office:value="34.990222222222002" table:style-name="ce13">
            <text:p>34,990222</text:p>
          </table:table-cell>
          <table:table-cell office:value-type="float" office:value="34.769777777778003" table:style-name="ce13">
            <text:p>34,769778</text:p>
          </table:table-cell>
          <table:table-cell office:value-type="float" office:value="35.448" table:style-name="ce13">
            <text:p>35,448000</text:p>
          </table:table-cell>
          <table:table-cell office:value-type="float" office:value="34.757333333333001" table:style-name="ce13">
            <text:p>34,757333</text:p>
          </table:table-cell>
          <table:table-cell office:value-type="float" office:value="34.709333333332999" table:style-name="ce13">
            <text:p>34,709333</text:p>
          </table:table-cell>
          <table:table-cell office:value-type="float" office:value="34.374222222222002" table:style-name="ce13">
            <text:p>34,374222</text:p>
          </table:table-cell>
          <table:table-cell office:value-type="float" office:value="34.687111111111001" table:style-name="ce13">
            <text:p>34,687111</text:p>
          </table:table-cell>
          <table:table-cell office:value-type="float" office:value="34.693333333333001" table:style-name="ce13">
            <text:p>34,693333</text:p>
          </table:table-cell>
          <table:table-cell office:value-type="float" office:value="34.395555555556001" table:style-name="ce13">
            <text:p>34,395556</text:p>
          </table:table-cell>
          <table:table-cell office:value-type="float" office:value="34.944000000000003" table:style-name="ce13">
            <text:p>34,944000</text:p>
          </table:table-cell>
          <table:table-cell office:value-type="float" office:value="34.718222222222003" table:style-name="ce13">
            <text:p>34,718222</text:p>
          </table:table-cell>
          <table:table-cell office:value-type="float" office:value="34.133333333332999" table:style-name="ce13">
            <text:p>34,133333</text:p>
          </table:table-cell>
          <table:table-cell office:value-type="float" office:value="34.347555555555999" table:style-name="ce13">
            <text:p>34,347556</text:p>
          </table:table-cell>
          <table:table-cell office:value-type="float" office:value="34.711111111111002" table:style-name="ce13">
            <text:p>34,711111</text:p>
          </table:table-cell>
          <table:table-cell office:value-type="float" office:value="34.717333333333002" table:style-name="ce13">
            <text:p>34,717333</text:p>
          </table:table-cell>
          <table:table-cell office:value-type="float" office:value="35.304888888889003" table:style-name="ce13">
            <text:p>35,304889</text:p>
          </table:table-cell>
          <table:table-cell office:value-type="float" office:value="34.077333333333002" table:style-name="ce13">
            <text:p>34,077333</text:p>
          </table:table-cell>
          <table:table-cell office:value-type="float" office:value="35.087111111111" table:style-name="ce13">
            <text:p>35,087111</text:p>
          </table:table-cell>
          <table:table-cell office:value-type="float" office:value="34.708444444443998" table:style-name="ce13">
            <text:p>34,708444</text:p>
          </table:table-cell>
          <table:table-cell office:value-type="float" office:value="34.822222222222003" table:style-name="ce13">
            <text:p>34,822222</text:p>
          </table:table-cell>
          <table:table-cell office:value-type="float" office:value="35.107555555555997" table:style-name="ce13">
            <text:p>35,107556</text:p>
          </table:table-cell>
          <table:table-cell office:value-type="float" office:value="34.815111111111001" table:style-name="ce13">
            <text:p>34,815111</text:p>
          </table:table-cell>
          <table:table-cell office:value-type="float" office:value="34.846222222222003" table:style-name="ce13">
            <text:p>34,846222</text:p>
          </table:table-cell>
          <table:table-cell office:value-type="float" office:value="34.600888888889003" table:style-name="ce13">
            <text:p>34,600889</text:p>
          </table:table-cell>
          <table:table-cell office:value-type="float" office:value="34.805333333333003" table:style-name="ce13">
            <text:p>34,805333</text:p>
          </table:table-cell>
          <table:table-cell office:value-type="float" office:value="34.548444444444002" table:style-name="ce13">
            <text:p>34,548444</text:p>
          </table:table-cell>
          <table:table-cell office:value-type="float" office:value="34.887111111110997" table:style-name="ce13">
            <text:p>34,887111</text:p>
          </table:table-cell>
          <table:table-cell office:value-type="float" office:value="34.938666666666997" table:style-name="ce13">
            <text:p>34,938667</text:p>
          </table:table-cell>
          <table:table-cell office:value-type="float" office:value="35.174222222221999" table:style-name="ce13">
            <text:p>35,174222</text:p>
          </table:table-cell>
          <table:table-cell office:value-type="float" office:value="34.607111111111003" table:style-name="ce13">
            <text:p>34,607111</text:p>
          </table:table-cell>
          <table:table-cell office:value-type="float" office:value="34.520888888888997" table:style-name="ce13">
            <text:p>34,520889</text:p>
          </table:table-cell>
          <table:table-cell office:value-type="float" office:value="34.472888888889003" table:style-name="ce13">
            <text:p>34,472889</text:p>
          </table:table-cell>
          <table:table-cell office:value-type="float" office:value="34.799999999999997" table:style-name="ce13">
            <text:p>34,800000</text:p>
          </table:table-cell>
          <table:table-cell office:value-type="float" office:value="34.576000000000001" table:style-name="ce13">
            <text:p>34,576000</text:p>
          </table:table-cell>
          <table:table-cell office:value-type="float" office:value="35.264000000000003" table:style-name="ce13">
            <text:p>35,264000</text:p>
          </table:table-cell>
          <table:table-cell office:value-type="float" office:value="35.086222222221998" table:style-name="ce13">
            <text:p>35,086222</text:p>
          </table:table-cell>
          <table:table-cell office:value-type="float" office:value="34.885333333333001" table:style-name="ce13">
            <text:p>34,885333</text:p>
          </table:table-cell>
          <table:table-cell office:value-type="float" office:value="34.291555555556002" table:style-name="ce13">
            <text:p>34,291556</text:p>
          </table:table-cell>
          <table:table-cell office:value-type="float" office:value="34.423999999999999" table:style-name="ce13">
            <text:p>34,424000</text:p>
          </table:table-cell>
          <table:table-cell office:value-type="float" office:value="35.631999999999998" table:style-name="ce13">
            <text:p>35,632000</text:p>
          </table:table-cell>
          <table:table-cell office:value-type="float" office:value="34.944888888888997" table:style-name="ce13">
            <text:p>34,944889</text:p>
          </table:table-cell>
          <table:table-cell office:value-type="float" office:value="35.268444444444" table:style-name="ce13">
            <text:p>35,268444</text:p>
          </table:table-cell>
          <table:table-cell office:value-type="float" office:value="35.021333333332997" table:style-name="ce13">
            <text:p>35,021333</text:p>
          </table:table-cell>
          <table:table-cell office:value-type="float" office:value="35.229333333333003" table:style-name="ce13">
            <text:p>35,229333</text:p>
          </table:table-cell>
          <table:table-cell office:value-type="float" office:value="34.904888888888998" table:style-name="ce13">
            <text:p>34,904889</text:p>
          </table:table-cell>
          <table:table-cell office:value-type="float" office:value="34.959111111111" table:style-name="ce13">
            <text:p>34,959111</text:p>
          </table:table-cell>
          <table:table-cell office:value-type="float" office:value="34.205333333333002" table:style-name="ce13">
            <text:p>34,205333</text:p>
          </table:table-cell>
          <table:table-cell office:value-type="float" office:value="35.072888888888997" table:style-name="ce13">
            <text:p>35,072889</text:p>
          </table:table-cell>
          <table:table-cell office:value-type="float" office:value="34.123555555556003" table:style-name="ce13">
            <text:p>34,123556</text:p>
          </table:table-cell>
          <table:table-cell office:value-type="float" office:value="34.865777777778" table:style-name="ce13">
            <text:p>34,865778</text:p>
          </table:table-cell>
          <table:table-cell office:value-type="float" office:value="35.053333333333001" table:style-name="ce13">
            <text:p>35,053333</text:p>
          </table:table-cell>
          <table:table-cell office:value-type="float" office:value="34.820444444444" table:style-name="ce13">
            <text:p>34,820444</text:p>
          </table:table-cell>
          <table:table-cell office:value-type="float" office:value="34.758222222222003" table:style-name="ce13">
            <text:p>34,758222</text:p>
          </table:table-cell>
          <table:table-cell office:value-type="float" office:value="34.678222222221997" table:style-name="ce13">
            <text:p>34,678222</text:p>
          </table:table-cell>
          <table:table-cell office:value-type="float" office:value="34.077333333333002" table:style-name="ce13">
            <text:p>34,077333</text:p>
          </table:table-cell>
          <table:table-cell office:value-type="float" office:value="34.262222222222" table:style-name="ce13">
            <text:p>34,262222</text:p>
          </table:table-cell>
          <table:table-cell office:value-type="float" office:value="34.375999999999998" table:style-name="ce13">
            <text:p>34,376000</text:p>
          </table:table-cell>
          <table:table-cell office:value-type="float" office:value="34.409777777777997" table:style-name="ce13">
            <text:p>34,409778</text:p>
          </table:table-cell>
          <table:table-cell office:value-type="float" office:value="35.069333333332999" table:style-name="ce13">
            <text:p>35,069333</text:p>
          </table:table-cell>
          <table:table-cell office:value-type="float" office:value="34.714666666667" table:style-name="ce13">
            <text:p>34,714667</text:p>
          </table:table-cell>
          <table:table-cell office:value-type="float" office:value="35.170666666667003" table:style-name="ce13">
            <text:p>35,170667</text:p>
          </table:table-cell>
          <table:table-cell office:value-type="float" office:value="34.384" table:style-name="ce13">
            <text:p>34,384000</text:p>
          </table:table-cell>
          <table:table-cell office:value-type="float" office:value="34.546666666667001" table:style-name="ce13">
            <text:p>34,546667</text:p>
          </table:table-cell>
          <table:table-cell office:value-type="float" office:value="34.550222222221997" table:style-name="ce13">
            <text:p>34,550222</text:p>
          </table:table-cell>
          <table:table-cell office:value-type="float" office:value="34.518222222222001" table:style-name="ce13">
            <text:p>34,518222</text:p>
          </table:table-cell>
          <table:table-cell office:value-type="float" office:value="35.196444444443998" table:style-name="ce13">
            <text:p>35,196444</text:p>
          </table:table-cell>
          <table:table-cell office:value-type="float" office:value="34.605333333333" table:style-name="ce13">
            <text:p>34,605333</text:p>
          </table:table-cell>
          <table:table-cell office:value-type="float" office:value="35.087111111111" table:style-name="ce13">
            <text:p>35,087111</text:p>
          </table:table-cell>
          <table:table-cell office:value-type="float" office:value="34.751111111111001" table:style-name="ce13">
            <text:p>34,751111</text:p>
          </table:table-cell>
          <table:table-cell office:value-type="float" office:value="35.106666666667003" table:style-name="ce13">
            <text:p>35,106667</text:p>
          </table:table-cell>
          <table:table-cell office:value-type="float" office:value="34.534222222221999" table:style-name="ce13">
            <text:p>34,534222</text:p>
          </table:table-cell>
          <table:table-cell office:value-type="float" office:value="34.982222222221999" table:style-name="ce13">
            <text:p>34,982222</text:p>
          </table:table-cell>
          <table:table-cell office:value-type="float" office:value="33.897777777778003" table:style-name="ce13">
            <text:p>33,897778</text:p>
          </table:table-cell>
          <table:table-cell office:value-type="float" office:value="34.845333333333002" table:style-name="ce13">
            <text:p>34,845333</text:p>
          </table:table-cell>
          <table:table-cell office:value-type="float" office:value="34.460444444444001" table:style-name="ce13">
            <text:p>34,460444</text:p>
          </table:table-cell>
          <table:table-cell office:value-type="float" office:value="34.730666666666998" table:style-name="ce13">
            <text:p>34,730667</text:p>
          </table:table-cell>
          <table:table-cell office:value-type="float" office:value="34.924444444443999" table:style-name="ce13">
            <text:p>34,924444</text:p>
          </table:table-cell>
          <table:table-cell office:value-type="float" office:value="35.257777777778003" table:style-name="ce13">
            <text:p>35,257778</text:p>
          </table:table-cell>
          <table:table-cell office:value-type="float" office:value="34.606222222222002" table:style-name="ce13">
            <text:p>34,606222</text:p>
          </table:table-cell>
          <table:table-cell office:value-type="float" office:value="34.650666666667" table:style-name="ce13">
            <text:p>34,650667</text:p>
          </table:table-cell>
          <table:table-cell office:value-type="float" office:value="34.778666666667" table:style-name="ce13">
            <text:p>34,778667</text:p>
          </table:table-cell>
          <table:table-cell office:value-type="float" office:value="35.070222222222" table:style-name="ce13">
            <text:p>35,070222</text:p>
          </table:table-cell>
          <table:table-cell office:value-type="float" office:value="33.987555555556" table:style-name="ce13">
            <text:p>33,987556</text:p>
          </table:table-cell>
          <table:table-cell office:value-type="float" office:value="33.918222222221999" table:style-name="ce13">
            <text:p>33,918222</text:p>
          </table:table-cell>
          <table:table-cell office:value-type="float" office:value="34.919111111111" table:style-name="ce13">
            <text:p>34,919111</text:p>
          </table:table-cell>
          <table:table-cell office:value-type="float" office:value="34.752888888888997" table:style-name="ce13">
            <text:p>34,752889</text:p>
          </table:table-cell>
          <table:table-cell office:value-type="float" office:value="35.195555555555998" table:style-name="ce13">
            <text:p>35,195556</text:p>
          </table:table-cell>
          <table:table-cell office:value-type="float" office:value="35.231999999999999" table:style-name="ce13">
            <text:p>35,232000</text:p>
          </table:table-cell>
          <table:table-cell office:value-type="float" office:value="35.351999999999997" table:style-name="ce13">
            <text:p>35,352000</text:p>
          </table:table-cell>
          <table:table-cell office:value-type="float" office:value="34.744888888889001" table:style-name="ce13">
            <text:p>34,744889</text:p>
          </table:table-cell>
          <table:table-cell office:value-type="float" office:value="34.718222222222003" table:style-name="ce13">
            <text:p>34,718222</text:p>
          </table:table-cell>
          <table:table-cell office:value-type="float" office:value="34.761777777778001" table:style-name="ce13">
            <text:p>34,761778</text:p>
          </table:table-cell>
          <table:table-cell office:value-type="float" office:value="35.119999999999997" table:style-name="ce13">
            <text:p>35,120000</text:p>
          </table:table-cell>
          <table:table-cell office:value-type="float" office:value="35.419555555556002" table:style-name="ce13">
            <text:p>35,419556</text:p>
          </table:table-cell>
          <table:table-cell office:value-type="float" office:value="34.669333333333" table:style-name="ce13">
            <text:p>34,669333</text:p>
          </table:table-cell>
          <table:table-cell office:value-type="float" office:value="35.053333333333001" table:style-name="ce13">
            <text:p>35,053333</text:p>
          </table:table-cell>
          <table:table-cell office:value-type="float" office:value="34.088888888889002" table:style-name="ce13">
            <text:p>34,088889</text:p>
          </table:table-cell>
          <table:table-cell office:value-type="float" office:value="34.402666666667002" table:style-name="ce13">
            <text:p>34,402667</text:p>
          </table:table-cell>
          <table:table-cell office:value-type="float" office:value="35.144888888889" table:style-name="ce13">
            <text:p>35,144889</text:p>
          </table:table-cell>
          <table:table-cell office:value-type="float" office:value="35.231111111110998" table:style-name="ce13">
            <text:p>35,231111</text:p>
          </table:table-cell>
          <table:table-cell office:value-type="float" office:value="34.386666666666997" table:style-name="ce13">
            <text:p>34,386667</text:p>
          </table:table-cell>
          <table:table-cell office:value-type="float" office:value="34.616888888889001" table:style-name="ce13">
            <text:p>34,616889</text:p>
          </table:table-cell>
          <table:table-cell office:value-type="float" office:value="34.698666666667002" table:style-name="ce13">
            <text:p>34,698667</text:p>
          </table:table-cell>
          <table:table-cell office:value-type="float" office:value="34.113777777777997" table:style-name="ce13">
            <text:p>34,113778</text:p>
          </table:table-cell>
          <table:table-cell office:value-type="float" office:value="34.679111111110998" table:style-name="ce13">
            <text:p>34,679111</text:p>
          </table:table-cell>
          <table:table-cell office:value-type="float" office:value="34.488888888889001" table:style-name="ce13">
            <text:p>34,488889</text:p>
          </table:table-cell>
          <table:table-cell office:value-type="float" office:value="34.401777777778001" table:style-name="ce13">
            <text:p>34,401778</text:p>
          </table:table-cell>
          <table:table-cell office:value-type="float" office:value="34.654222222222003" table:style-name="ce13">
            <text:p>34,654222</text:p>
          </table:table-cell>
          <table:table-cell office:value-type="float" office:value="35.018666666667002" table:style-name="ce13">
            <text:p>35,018667</text:p>
          </table:table-cell>
          <table:table-cell office:value-type="float" office:value="34.506666666667002" table:style-name="ce13">
            <text:p>34,506667</text:p>
          </table:table-cell>
          <table:table-cell office:value-type="float" office:value="34.521777777777999" table:style-name="ce13">
            <text:p>34,521778</text:p>
          </table:table-cell>
          <table:table-cell office:value-type="float" office:value="34.636444444444002" table:style-name="ce13">
            <text:p>34,636444</text:p>
          </table:table-cell>
          <table:table-cell office:value-type="float" office:value="34.426666666667003" table:style-name="ce13">
            <text:p>34,426667</text:p>
          </table:table-cell>
          <table:table-cell office:value-type="float" office:value="34.234666666667003" table:style-name="ce13">
            <text:p>34,234667</text:p>
          </table:table-cell>
          <table:table-cell office:value-type="float" office:value="35.218666666666998" table:style-name="ce13">
            <text:p>35,218667</text:p>
          </table:table-cell>
          <table:table-cell office:value-type="float" office:value="35.100444444444001" table:style-name="ce13">
            <text:p>35,100444</text:p>
          </table:table-cell>
          <table:table-cell office:value-type="float" office:value="34.96" table:style-name="ce13">
            <text:p>34,960000</text:p>
          </table:table-cell>
          <table:table-cell office:value-type="float" office:value="35.362666666667003" table:style-name="ce13">
            <text:p>35,362667</text:p>
          </table:table-cell>
          <table:table-cell office:value-type="float" office:value="34.443555555556003" table:style-name="ce13">
            <text:p>34,443556</text:p>
          </table:table-cell>
          <table:table-cell office:value-type="float" office:value="34.860444444443999" table:style-name="ce13">
            <text:p>34,860444</text:p>
          </table:table-cell>
          <table:table-cell office:value-type="float" office:value="34.782222222222003" table:style-name="ce13">
            <text:p>34,782222</text:p>
          </table:table-cell>
          <table:table-cell office:value-type="float" office:value="34.405333333332997" table:style-name="ce13">
            <text:p>34,405333</text:p>
          </table:table-cell>
          <table:table-cell office:value-type="float" office:value="35.027555555555999" table:style-name="ce13">
            <text:p>35,027556</text:p>
          </table:table-cell>
          <table:table-cell office:value-type="float" office:value="35.268444444444" table:style-name="ce13">
            <text:p>35,268444</text:p>
          </table:table-cell>
          <table:table-cell office:value-type="float" office:value="34.757333333333001" table:style-name="ce13">
            <text:p>34,757333</text:p>
          </table:table-cell>
          <table:table-cell office:value-type="float" office:value="34.44" table:style-name="ce13">
            <text:p>34,440000</text:p>
          </table:table-cell>
          <table:table-cell office:value-type="float" office:value="34.649777777777999" table:style-name="ce13">
            <text:p>34,649778</text:p>
          </table:table-cell>
          <table:table-cell office:value-type="float" office:value="34.247999999999998" table:style-name="ce13">
            <text:p>34,248000</text:p>
          </table:table-cell>
          <table:table-cell office:value-type="float" office:value="34.904000000000003" table:style-name="ce13">
            <text:p>34,904000</text:p>
          </table:table-cell>
          <table:table-cell office:value-type="float" office:value="34.323555555555998" table:style-name="ce13">
            <text:p>34,323556</text:p>
          </table:table-cell>
          <table:table-cell office:value-type="float" office:value="34.420444444444001" table:style-name="ce13">
            <text:p>34,420444</text:p>
          </table:table-cell>
          <table:table-cell office:value-type="float" office:value="34.911111111110998" table:style-name="ce13">
            <text:p>34,911111</text:p>
          </table:table-cell>
          <table:table-cell office:value-type="float" office:value="34.590222222222003" table:style-name="ce13">
            <text:p>34,590222</text:p>
          </table:table-cell>
          <table:table-cell office:value-type="float" office:value="35.023111111111" table:style-name="ce13">
            <text:p>35,023111</text:p>
          </table:table-cell>
          <table:table-cell office:value-type="float" office:value="34.950222222222003" table:style-name="ce13">
            <text:p>34,950222</text:p>
          </table:table-cell>
          <table:table-cell office:value-type="float" office:value="34.908444444444001" table:style-name="ce13">
            <text:p>34,908444</text:p>
          </table:table-cell>
          <table:table-cell office:value-type="float" office:value="34.894222222221998" table:style-name="ce13">
            <text:p>34,894222</text:p>
          </table:table-cell>
          <table:table-cell office:value-type="float" office:value="34.669333333333" table:style-name="ce13">
            <text:p>34,669333</text:p>
          </table:table-cell>
          <table:table-cell office:value-type="float" office:value="34.887999999999998" table:style-name="ce13">
            <text:p>34,888000</text:p>
          </table:table-cell>
          <table:table-cell office:value-type="float" office:value="34.527111111110997" table:style-name="ce13">
            <text:p>34,527111</text:p>
          </table:table-cell>
          <table:table-cell office:value-type="float" office:value="34.641777777778003" table:style-name="ce13">
            <text:p>34,641778</text:p>
          </table:table-cell>
          <table:table-cell office:value-type="float" office:value="35.063111111110999" table:style-name="ce13">
            <text:p>35,063111</text:p>
          </table:table-cell>
          <table:table-cell office:value-type="float" office:value="34.897777777778003" table:style-name="ce13">
            <text:p>34,897778</text:p>
          </table:table-cell>
          <table:table-cell office:value-type="float" office:value="34.825777777778001" table:style-name="ce13">
            <text:p>34,825778</text:p>
          </table:table-cell>
          <table:table-cell office:value-type="float" office:value="34.971555555556002" table:style-name="ce13">
            <text:p>34,971556</text:p>
          </table:table-cell>
          <table:table-cell office:value-type="float" office:value="34.207999999999998" table:style-name="ce13">
            <text:p>34,208000</text:p>
          </table:table-cell>
          <table:table-cell office:value-type="float" office:value="35.248888888888999" table:style-name="ce13">
            <text:p>35,248889</text:p>
          </table:table-cell>
          <table:table-cell office:value-type="float" office:value="34.777777777777999" table:style-name="ce13">
            <text:p>34,777778</text:p>
          </table:table-cell>
          <table:table-cell office:value-type="float" office:value="35.005333333332999" table:style-name="ce13">
            <text:p>35,005333</text:p>
          </table:table-cell>
          <table:table-cell office:value-type="float" office:value="34.891555555556003" table:style-name="ce13">
            <text:p>34,891556</text:p>
          </table:table-cell>
          <table:table-cell office:value-type="float" office:value="34.500444444444" table:style-name="ce13">
            <text:p>34,500444</text:p>
          </table:table-cell>
          <table:table-cell office:value-type="float" office:value="34.301333333332998" table:style-name="ce13">
            <text:p>34,301333</text:p>
          </table:table-cell>
          <table:table-cell office:value-type="float" office:value="34.971555555556002" table:style-name="ce13">
            <text:p>34,971556</text:p>
          </table:table-cell>
          <table:table-cell office:value-type="float" office:value="34.284444444443999" table:style-name="ce13">
            <text:p>34,284444</text:p>
          </table:table-cell>
          <table:table-cell office:value-type="float" office:value="34.841777777777999" table:style-name="ce13">
            <text:p>34,841778</text:p>
          </table:table-cell>
          <table:table-cell table:number-columns-repeated="16187"/>
        </table:table-row>
        <table:table-row table:style-name="ro2">
          <table:table-cell office:value-type="string" table:style-name="ce2">
            <text:p>instance04</text:p>
          </table:table-cell>
          <table:table-cell office:value-type="float" office:value="8.2936666760834523" table:formula="of:=[.F5]-[.I5]" table:style-name="ce5">
            <text:p>8,293667</text:p>
          </table:table-cell>
          <table:table-cell office:value-type="float" office:value="8.5623853211008996" table:formula="of:=MAX([.$K5:.GO5])" table:style-name="ce5">
            <text:p>8,562385</text:p>
          </table:table-cell>
          <table:table-cell office:value-type="float" office:value="8.1770642201834995" table:formula="of:=MIN([.$K5:.GN5])" table:style-name="ce5">
            <text:p>8,177064</text:p>
          </table:table-cell>
          <table:table-cell office:value-type="float" office:value="8.4457902242746865" table:formula="of:=[.F5]+[.I5]" table:style-name="ce5">
            <text:p>8,445790</text:p>
          </table:table-cell>
          <table:table-cell office:value-type="float" office:value="8.3697284501790694" table:formula="of:=AVERAGE([.$K5:.GO5])" table:style-name="ce5">
            <text:p>8,369728</text:p>
          </table:table-cell>
          <table:table-cell table:number-columns-repeated="2" table:style-name="ce7"/>
          <table:table-cell office:value-type="float" office:value="7.606177409561625E-2" table:formula="of:=STDEV([.$K5:.GO5])" table:style-name="ce5">
            <text:p>0,076062</text:p>
          </table:table-cell>
          <table:table-cell office:value-type="float" office:value="7.7172020000000003" table:style-name="ce11">
            <text:p>7,717202</text:p>
          </table:table-cell>
          <table:table-cell office:value-type="float" office:value="8.2591743119265999" table:style-name="ce13">
            <text:p>8,259174</text:p>
          </table:table-cell>
          <table:table-cell office:value-type="float" office:value="8.2967889908257" table:style-name="ce13">
            <text:p>8,296789</text:p>
          </table:table-cell>
          <table:table-cell office:value-type="float" office:value="8.2798165137614994" table:style-name="ce13">
            <text:p>8,279817</text:p>
          </table:table-cell>
          <table:table-cell office:value-type="float" office:value="8.3566513761468002" table:style-name="ce13">
            <text:p>8,356651</text:p>
          </table:table-cell>
          <table:table-cell office:value-type="float" office:value="8.4050458715596008" table:style-name="ce13">
            <text:p>8,405046</text:p>
          </table:table-cell>
          <table:table-cell office:value-type="float" office:value="8.2942660550459006" table:style-name="ce13">
            <text:p>8,294266</text:p>
          </table:table-cell>
          <table:table-cell office:value-type="float" office:value="8.3672018348623993" table:style-name="ce13">
            <text:p>8,367202</text:p>
          </table:table-cell>
          <table:table-cell office:value-type="float" office:value="8.3892201834862004" table:style-name="ce13">
            <text:p>8,389220</text:p>
          </table:table-cell>
          <table:table-cell office:value-type="float" office:value="8.2286697247706009" table:style-name="ce13">
            <text:p>8,228670</text:p>
          </table:table-cell>
          <table:table-cell office:value-type="float" office:value="8.1837155963303001" table:style-name="ce13">
            <text:p>8,183716</text:p>
          </table:table-cell>
          <table:table-cell office:value-type="float" office:value="8.3231651376146996" table:style-name="ce13">
            <text:p>8,323165</text:p>
          </table:table-cell>
          <table:table-cell office:value-type="float" office:value="8.3633027522936008" table:style-name="ce13">
            <text:p>8,363303</text:p>
          </table:table-cell>
          <table:table-cell office:value-type="float" office:value="8.343119266055" table:style-name="ce13">
            <text:p>8,343119</text:p>
          </table:table-cell>
          <table:table-cell office:value-type="float" office:value="8.4389908256880997" table:style-name="ce13">
            <text:p>8,438991</text:p>
          </table:table-cell>
          <table:table-cell office:value-type="float" office:value="8.2612385321101005" table:style-name="ce13">
            <text:p>8,261239</text:p>
          </table:table-cell>
          <table:table-cell office:value-type="float" office:value="8.4071100917430996" table:style-name="ce13">
            <text:p>8,407110</text:p>
          </table:table-cell>
          <table:table-cell office:value-type="float" office:value="8.3197247706421997" table:style-name="ce13">
            <text:p>8,319725</text:p>
          </table:table-cell>
          <table:table-cell office:value-type="float" office:value="8.3557339449540997" table:style-name="ce13">
            <text:p>8,355734</text:p>
          </table:table-cell>
          <table:table-cell office:value-type="float" office:value="8.3598623853210992" table:style-name="ce13">
            <text:p>8,359862</text:p>
          </table:table-cell>
          <table:table-cell office:value-type="float" office:value="8.3743119266055004" table:style-name="ce13">
            <text:p>8,374312</text:p>
          </table:table-cell>
          <table:table-cell office:value-type="float" office:value="8.343119266055" table:style-name="ce13">
            <text:p>8,343119</text:p>
          </table:table-cell>
          <table:table-cell office:value-type="float" office:value="8.4295871559633007" table:style-name="ce13">
            <text:p>8,429587</text:p>
          </table:table-cell>
          <table:table-cell office:value-type="float" office:value="8.3098623853211002" table:style-name="ce13">
            <text:p>8,309862</text:p>
          </table:table-cell>
          <table:table-cell office:value-type="float" office:value="8.3314220183486007" table:style-name="ce13">
            <text:p>8,331422</text:p>
          </table:table-cell>
          <table:table-cell office:value-type="float" office:value="8.3268348623853008" table:style-name="ce13">
            <text:p>8,326835</text:p>
          </table:table-cell>
          <table:table-cell office:value-type="float" office:value="8.4146788990826007" table:style-name="ce13">
            <text:p>8,414679</text:p>
          </table:table-cell>
          <table:table-cell office:value-type="float" office:value="8.5243119266055007" table:style-name="ce13">
            <text:p>8,524312</text:p>
          </table:table-cell>
          <table:table-cell office:value-type="float" office:value="8.4369266055046008" table:style-name="ce13">
            <text:p>8,436927</text:p>
          </table:table-cell>
          <table:table-cell office:value-type="float" office:value="8.3587155963303008" table:style-name="ce13">
            <text:p>8,358716</text:p>
          </table:table-cell>
          <table:table-cell office:value-type="float" office:value="8.3059633027522999" table:style-name="ce13">
            <text:p>8,305963</text:p>
          </table:table-cell>
          <table:table-cell office:value-type="float" office:value="8.2316513761468002" table:style-name="ce13">
            <text:p>8,231651</text:p>
          </table:table-cell>
          <table:table-cell office:value-type="float" office:value="8.3509174311927001" table:style-name="ce13">
            <text:p>8,350917</text:p>
          </table:table-cell>
          <table:table-cell office:value-type="float" office:value="8.5543577981650998" table:style-name="ce13">
            <text:p>8,554358</text:p>
          </table:table-cell>
          <table:table-cell office:value-type="float" office:value="8.2779816513761002" table:style-name="ce13">
            <text:p>8,277982</text:p>
          </table:table-cell>
          <table:table-cell office:value-type="float" office:value="8.3172018348624004" table:style-name="ce13">
            <text:p>8,317202</text:p>
          </table:table-cell>
          <table:table-cell office:value-type="float" office:value="8.4" table:style-name="ce13">
            <text:p>8,400000</text:p>
          </table:table-cell>
          <table:table-cell office:value-type="float" office:value="8.4105504587155995" table:style-name="ce13">
            <text:p>8,410550</text:p>
          </table:table-cell>
          <table:table-cell office:value-type="float" office:value="8.4584862385320996" table:style-name="ce13">
            <text:p>8,458486</text:p>
          </table:table-cell>
          <table:table-cell office:value-type="float" office:value="8.3387614678898991" table:style-name="ce13">
            <text:p>8,338761</text:p>
          </table:table-cell>
          <table:table-cell office:value-type="float" office:value="8.3185779816513996" table:style-name="ce13">
            <text:p>8,318578</text:p>
          </table:table-cell>
          <table:table-cell office:value-type="float" office:value="8.4036697247705998" table:style-name="ce13">
            <text:p>8,403670</text:p>
          </table:table-cell>
          <table:table-cell office:value-type="float" office:value="8.3045871559633007" table:style-name="ce13">
            <text:p>8,304587</text:p>
          </table:table-cell>
          <table:table-cell office:value-type="float" office:value="8.3314220183486007" table:style-name="ce13">
            <text:p>8,331422</text:p>
          </table:table-cell>
          <table:table-cell office:value-type="float" office:value="8.4153669724771003" table:style-name="ce13">
            <text:p>8,415367</text:p>
          </table:table-cell>
          <table:table-cell office:value-type="float" office:value="8.4332568807339001" table:style-name="ce13">
            <text:p>8,433257</text:p>
          </table:table-cell>
          <table:table-cell office:value-type="float" office:value="8.3048165137614998" table:style-name="ce13">
            <text:p>8,304817</text:p>
          </table:table-cell>
          <table:table-cell office:value-type="float" office:value="8.3669724770642002" table:style-name="ce13">
            <text:p>8,366972</text:p>
          </table:table-cell>
          <table:table-cell office:value-type="float" office:value="8.4220183486239009" table:style-name="ce13">
            <text:p>8,422018</text:p>
          </table:table-cell>
          <table:table-cell office:value-type="float" office:value="8.3387614678898991" table:style-name="ce13">
            <text:p>8,338761</text:p>
          </table:table-cell>
          <table:table-cell office:value-type="float" office:value="8.3905963302751996" table:style-name="ce13">
            <text:p>8,390596</text:p>
          </table:table-cell>
          <table:table-cell office:value-type="float" office:value="8.4674311926605998" table:style-name="ce13">
            <text:p>8,467431</text:p>
          </table:table-cell>
          <table:table-cell office:value-type="float" office:value="8.3272935779817008" table:style-name="ce13">
            <text:p>8,327294</text:p>
          </table:table-cell>
          <table:table-cell office:value-type="float" office:value="8.3208715596329998" table:style-name="ce13">
            <text:p>8,320872</text:p>
          </table:table-cell>
          <table:table-cell office:value-type="float" office:value="8.3165137614679008" table:style-name="ce13">
            <text:p>8,316514</text:p>
          </table:table-cell>
          <table:table-cell office:value-type="float" office:value="8.3731651376147003" table:style-name="ce13">
            <text:p>8,373165</text:p>
          </table:table-cell>
          <table:table-cell office:value-type="float" office:value="8.3337155963303005" table:style-name="ce13">
            <text:p>8,333716</text:p>
          </table:table-cell>
          <table:table-cell office:value-type="float" office:value="8.3798165137615008" table:style-name="ce13">
            <text:p>8,379817</text:p>
          </table:table-cell>
          <table:table-cell office:value-type="float" office:value="8.4018348623853001" table:style-name="ce13">
            <text:p>8,401835</text:p>
          </table:table-cell>
          <table:table-cell office:value-type="float" office:value="8.3169724770641995" table:style-name="ce13">
            <text:p>8,316972</text:p>
          </table:table-cell>
          <table:table-cell office:value-type="float" office:value="8.2912844036696995" table:style-name="ce13">
            <text:p>8,291284</text:p>
          </table:table-cell>
          <table:table-cell office:value-type="float" office:value="8.3864678899082996" table:style-name="ce13">
            <text:p>8,386468</text:p>
          </table:table-cell>
          <table:table-cell office:value-type="float" office:value="8.4247706422017998" table:style-name="ce13">
            <text:p>8,424771</text:p>
          </table:table-cell>
          <table:table-cell office:value-type="float" office:value="8.4279816513761006" table:style-name="ce13">
            <text:p>8,427982</text:p>
          </table:table-cell>
          <table:table-cell office:value-type="float" office:value="8.2598623853210995" table:style-name="ce13">
            <text:p>8,259862</text:p>
          </table:table-cell>
          <table:table-cell office:value-type="float" office:value="8.2974770642201996" table:style-name="ce13">
            <text:p>8,297477</text:p>
          </table:table-cell>
          <table:table-cell office:value-type="float" office:value="8.3947247706422008" table:style-name="ce13">
            <text:p>8,394725</text:p>
          </table:table-cell>
          <table:table-cell office:value-type="float" office:value="8.3768348623852997" table:style-name="ce13">
            <text:p>8,376835</text:p>
          </table:table-cell>
          <table:table-cell office:value-type="float" office:value="8.4415137614679008" table:style-name="ce13">
            <text:p>8,441514</text:p>
          </table:table-cell>
          <table:table-cell office:value-type="float" office:value="8.4155963302751999" table:style-name="ce13">
            <text:p>8,415596</text:p>
          </table:table-cell>
          <table:table-cell office:value-type="float" office:value="8.4029816513761002" table:style-name="ce13">
            <text:p>8,402982</text:p>
          </table:table-cell>
          <table:table-cell office:value-type="float" office:value="8.4327981651375996" table:style-name="ce13">
            <text:p>8,432798</text:p>
          </table:table-cell>
          <table:table-cell office:value-type="float" office:value="8.4353211009174007" table:style-name="ce13">
            <text:p>8,435321</text:p>
          </table:table-cell>
          <table:table-cell office:value-type="float" office:value="8.4126146788991001" table:style-name="ce13">
            <text:p>8,412615</text:p>
          </table:table-cell>
          <table:table-cell office:value-type="float" office:value="8.2366972477064007" table:style-name="ce13">
            <text:p>8,236697</text:p>
          </table:table-cell>
          <table:table-cell office:value-type="float" office:value="8.4465596330274995" table:style-name="ce13">
            <text:p>8,446560</text:p>
          </table:table-cell>
          <table:table-cell office:value-type="float" office:value="8.4233944954128006" table:style-name="ce13">
            <text:p>8,423394</text:p>
          </table:table-cell>
          <table:table-cell office:value-type="float" office:value="8.4538990825687996" table:style-name="ce13">
            <text:p>8,453899</text:p>
          </table:table-cell>
          <table:table-cell office:value-type="float" office:value="8.3557339449540997" table:style-name="ce13">
            <text:p>8,355734</text:p>
          </table:table-cell>
          <table:table-cell office:value-type="float" office:value="8.5623853211008996" table:style-name="ce13">
            <text:p>8,562385</text:p>
          </table:table-cell>
          <table:table-cell office:value-type="float" office:value="8.3392201834861996" table:style-name="ce13">
            <text:p>8,339220</text:p>
          </table:table-cell>
          <table:table-cell office:value-type="float" office:value="8.4376146788991004" table:style-name="ce13">
            <text:p>8,437615</text:p>
          </table:table-cell>
          <table:table-cell office:value-type="float" office:value="8.3724770642202007" table:style-name="ce13">
            <text:p>8,372477</text:p>
          </table:table-cell>
          <table:table-cell office:value-type="float" office:value="8.2114678899083007" table:style-name="ce13">
            <text:p>8,211468</text:p>
          </table:table-cell>
          <table:table-cell office:value-type="float" office:value="8.3759174311927005" table:style-name="ce13">
            <text:p>8,375917</text:p>
          </table:table-cell>
          <table:table-cell office:value-type="float" office:value="8.5461009174312004" table:style-name="ce13">
            <text:p>8,546101</text:p>
          </table:table-cell>
          <table:table-cell office:value-type="float" office:value="8.3534403669724995" table:style-name="ce13">
            <text:p>8,353440</text:p>
          </table:table-cell>
          <table:table-cell office:value-type="float" office:value="8.3685779816514003" table:style-name="ce13">
            <text:p>8,368578</text:p>
          </table:table-cell>
          <table:table-cell office:value-type="float" office:value="8.5032110091743007" table:style-name="ce13">
            <text:p>8,503211</text:p>
          </table:table-cell>
          <table:table-cell office:value-type="float" office:value="8.3938073394495003" table:style-name="ce13">
            <text:p>8,393807</text:p>
          </table:table-cell>
          <table:table-cell office:value-type="float" office:value="8.2245412844036991" table:style-name="ce13">
            <text:p>8,224541</text:p>
          </table:table-cell>
          <table:table-cell office:value-type="float" office:value="8.5100917431193004" table:style-name="ce13">
            <text:p>8,510092</text:p>
          </table:table-cell>
          <table:table-cell office:value-type="float" office:value="8.2261467889907998" table:style-name="ce13">
            <text:p>8,226147</text:p>
          </table:table-cell>
          <table:table-cell office:value-type="float" office:value="8.4004587155963009" table:style-name="ce13">
            <text:p>8,400459</text:p>
          </table:table-cell>
          <table:table-cell office:value-type="float" office:value="8.2185779816514" table:style-name="ce13">
            <text:p>8,218578</text:p>
          </table:table-cell>
          <table:table-cell office:value-type="float" office:value="8.3467889908257007" table:style-name="ce13">
            <text:p>8,346789</text:p>
          </table:table-cell>
          <table:table-cell office:value-type="float" office:value="8.3788990825688003" table:style-name="ce13">
            <text:p>8,378899</text:p>
          </table:table-cell>
          <table:table-cell office:value-type="float" office:value="8.5153669724770999" table:style-name="ce13">
            <text:p>8,515367</text:p>
          </table:table-cell>
          <table:table-cell office:value-type="float" office:value="8.4165137614679004" table:style-name="ce13">
            <text:p>8,416514</text:p>
          </table:table-cell>
          <table:table-cell office:value-type="float" office:value="8.4405963302752003" table:style-name="ce13">
            <text:p>8,440596</text:p>
          </table:table-cell>
          <table:table-cell office:value-type="float" office:value="8.4947247706422004" table:style-name="ce13">
            <text:p>8,494725</text:p>
          </table:table-cell>
          <table:table-cell office:value-type="float" office:value="8.3084862385320992" table:style-name="ce13">
            <text:p>8,308486</text:p>
          </table:table-cell>
          <table:table-cell office:value-type="float" office:value="8.3688073394494999" table:style-name="ce13">
            <text:p>8,368807</text:p>
          </table:table-cell>
          <table:table-cell office:value-type="float" office:value="8.3800458715596005" table:style-name="ce13">
            <text:p>8,380046</text:p>
          </table:table-cell>
          <table:table-cell office:value-type="float" office:value="8.3809633027522992" table:style-name="ce13">
            <text:p>8,380963</text:p>
          </table:table-cell>
          <table:table-cell office:value-type="float" office:value="8.4309633027522999" table:style-name="ce13">
            <text:p>8,430963</text:p>
          </table:table-cell>
          <table:table-cell office:value-type="float" office:value="8.3697247706422004" table:style-name="ce13">
            <text:p>8,369725</text:p>
          </table:table-cell>
          <table:table-cell office:value-type="float" office:value="8.4912844036697006" table:style-name="ce13">
            <text:p>8,491284</text:p>
          </table:table-cell>
          <table:table-cell office:value-type="float" office:value="8.3839449541284008" table:style-name="ce13">
            <text:p>8,383945</text:p>
          </table:table-cell>
          <table:table-cell office:value-type="float" office:value="8.3915137614679001" table:style-name="ce13">
            <text:p>8,391514</text:p>
          </table:table-cell>
          <table:table-cell office:value-type="float" office:value="8.3919724770642006" table:style-name="ce13">
            <text:p>8,391972</text:p>
          </table:table-cell>
          <table:table-cell office:value-type="float" office:value="8.3727064220183003" table:style-name="ce13">
            <text:p>8,372706</text:p>
          </table:table-cell>
          <table:table-cell office:value-type="float" office:value="8.3327981651376" table:style-name="ce13">
            <text:p>8,332798</text:p>
          </table:table-cell>
          <table:table-cell office:value-type="float" office:value="8.1770642201834995" table:style-name="ce13">
            <text:p>8,177064</text:p>
          </table:table-cell>
          <table:table-cell office:value-type="float" office:value="8.3029816513761006" table:style-name="ce13">
            <text:p>8,302982</text:p>
          </table:table-cell>
          <table:table-cell office:value-type="float" office:value="8.4185779816513993" table:style-name="ce13">
            <text:p>8,418578</text:p>
          </table:table-cell>
          <table:table-cell office:value-type="float" office:value="8.3495412844036991" table:style-name="ce13">
            <text:p>8,349541</text:p>
          </table:table-cell>
          <table:table-cell office:value-type="float" office:value="8.3974770642201992" table:style-name="ce13">
            <text:p>8,397477</text:p>
          </table:table-cell>
          <table:table-cell office:value-type="float" office:value="8.3353211009173993" table:style-name="ce13">
            <text:p>8,335321</text:p>
          </table:table-cell>
          <table:table-cell office:value-type="float" office:value="8.3837155963302994" table:style-name="ce13">
            <text:p>8,383716</text:p>
          </table:table-cell>
          <table:table-cell office:value-type="float" office:value="8.4204128440367008" table:style-name="ce13">
            <text:p>8,420413</text:p>
          </table:table-cell>
          <table:table-cell office:value-type="float" office:value="8.3497706422018005" table:style-name="ce13">
            <text:p>8,349771</text:p>
          </table:table-cell>
          <table:table-cell office:value-type="float" office:value="8.4841743119265995" table:style-name="ce13">
            <text:p>8,484174</text:p>
          </table:table-cell>
          <table:table-cell office:value-type="float" office:value="8.3318807339450007" table:style-name="ce13">
            <text:p>8,331881</text:p>
          </table:table-cell>
          <table:table-cell office:value-type="float" office:value="8.3224770642201999" table:style-name="ce13">
            <text:p>8,322477</text:p>
          </table:table-cell>
          <table:table-cell office:value-type="float" office:value="8.3848623853210995" table:style-name="ce13">
            <text:p>8,384862</text:p>
          </table:table-cell>
          <table:table-cell office:value-type="float" office:value="8.3993119266055007" table:style-name="ce13">
            <text:p>8,399312</text:p>
          </table:table-cell>
          <table:table-cell office:value-type="float" office:value="8.5052752293577996" table:style-name="ce13">
            <text:p>8,505275</text:p>
          </table:table-cell>
          <table:table-cell office:value-type="float" office:value="8.3073394495413009" table:style-name="ce13">
            <text:p>8,307339</text:p>
          </table:table-cell>
          <table:table-cell office:value-type="float" office:value="8.3988532110092002" table:style-name="ce13">
            <text:p>8,398853</text:p>
          </table:table-cell>
          <table:table-cell office:value-type="float" office:value="8.3587155963303008" table:style-name="ce13">
            <text:p>8,358716</text:p>
          </table:table-cell>
          <table:table-cell office:value-type="float" office:value="8.3454128440366997" table:style-name="ce13">
            <text:p>8,345413</text:p>
          </table:table-cell>
          <table:table-cell office:value-type="float" office:value="8.2561926605505001" table:style-name="ce13">
            <text:p>8,256193</text:p>
          </table:table-cell>
          <table:table-cell office:value-type="float" office:value="8.2559633027522992" table:style-name="ce13">
            <text:p>8,255963</text:p>
          </table:table-cell>
          <table:table-cell office:value-type="float" office:value="8.3286697247706005" table:style-name="ce13">
            <text:p>8,328670</text:p>
          </table:table-cell>
          <table:table-cell office:value-type="float" office:value="8.2869266055046005" table:style-name="ce13">
            <text:p>8,286927</text:p>
          </table:table-cell>
          <table:table-cell office:value-type="float" office:value="8.4176605504587005" table:style-name="ce13">
            <text:p>8,417661</text:p>
          </table:table-cell>
          <table:table-cell office:value-type="float" office:value="8.3871559633027992" table:style-name="ce13">
            <text:p>8,387156</text:p>
          </table:table-cell>
          <table:table-cell office:value-type="float" office:value="8.1866972477063999" table:style-name="ce13">
            <text:p>8,186697</text:p>
          </table:table-cell>
          <table:table-cell office:value-type="float" office:value="8.4506880733945007" table:style-name="ce13">
            <text:p>8,450688</text:p>
          </table:table-cell>
          <table:table-cell office:value-type="float" office:value="8.3511467889907998" table:style-name="ce13">
            <text:p>8,351147</text:p>
          </table:table-cell>
          <table:table-cell office:value-type="float" office:value="8.4442660550458992" table:style-name="ce13">
            <text:p>8,444266</text:p>
          </table:table-cell>
          <table:table-cell office:value-type="float" office:value="8.3089449541283997" table:style-name="ce13">
            <text:p>8,308945</text:p>
          </table:table-cell>
          <table:table-cell office:value-type="float" office:value="8.2825688073394002" table:style-name="ce13">
            <text:p>8,282569</text:p>
          </table:table-cell>
          <table:table-cell office:value-type="float" office:value="8.3096330275228993" table:style-name="ce13">
            <text:p>8,309633</text:p>
          </table:table-cell>
          <table:table-cell office:value-type="float" office:value="8.3068807339450004" table:style-name="ce13">
            <text:p>8,306881</text:p>
          </table:table-cell>
          <table:table-cell office:value-type="float" office:value="8.4745412844036991" table:style-name="ce13">
            <text:p>8,474541</text:p>
          </table:table-cell>
          <table:table-cell office:value-type="float" office:value="8.3522935779816994" table:style-name="ce13">
            <text:p>8,352294</text:p>
          </table:table-cell>
          <table:table-cell office:value-type="float" office:value="8.4589449541284001" table:style-name="ce13">
            <text:p>8,458945</text:p>
          </table:table-cell>
          <table:table-cell office:value-type="float" office:value="8.3378440366972004" table:style-name="ce13">
            <text:p>8,337844</text:p>
          </table:table-cell>
          <table:table-cell office:value-type="float" office:value="8.2385321100917004" table:style-name="ce13">
            <text:p>8,238532</text:p>
          </table:table-cell>
          <table:table-cell office:value-type="float" office:value="8.4169724770641992" table:style-name="ce13">
            <text:p>8,416972</text:p>
          </table:table-cell>
          <table:table-cell office:value-type="float" office:value="8.3438073394494996" table:style-name="ce13">
            <text:p>8,343807</text:p>
          </table:table-cell>
          <table:table-cell office:value-type="float" office:value="8.4568807339450007" table:style-name="ce13">
            <text:p>8,456881</text:p>
          </table:table-cell>
          <table:table-cell office:value-type="float" office:value="8.4724770642202003" table:style-name="ce13">
            <text:p>8,472477</text:p>
          </table:table-cell>
          <table:table-cell office:value-type="float" office:value="8.3600917431193" table:style-name="ce13">
            <text:p>8,360092</text:p>
          </table:table-cell>
          <table:table-cell office:value-type="float" office:value="8.2605504587155991" table:style-name="ce13">
            <text:p>8,260550</text:p>
          </table:table-cell>
          <table:table-cell office:value-type="float" office:value="8.4229357798165001" table:style-name="ce13">
            <text:p>8,422936</text:p>
          </table:table-cell>
          <table:table-cell office:value-type="float" office:value="8.4018348623853001" table:style-name="ce13">
            <text:p>8,401835</text:p>
          </table:table-cell>
          <table:table-cell office:value-type="float" office:value="8.4364678899083003" table:style-name="ce13">
            <text:p>8,436468</text:p>
          </table:table-cell>
          <table:table-cell office:value-type="float" office:value="8.4038990825688007" table:style-name="ce13">
            <text:p>8,403899</text:p>
          </table:table-cell>
          <table:table-cell office:value-type="float" office:value="8.3626146788990994" table:style-name="ce13">
            <text:p>8,362615</text:p>
          </table:table-cell>
          <table:table-cell office:value-type="float" office:value="8.4697247706422001" table:style-name="ce13">
            <text:p>8,469725</text:p>
          </table:table-cell>
          <table:table-cell office:value-type="float" office:value="8.4915137614678997" table:style-name="ce13">
            <text:p>8,491514</text:p>
          </table:table-cell>
          <table:table-cell office:value-type="float" office:value="8.4298165137614998" table:style-name="ce13">
            <text:p>8,429817</text:p>
          </table:table-cell>
          <table:table-cell office:value-type="float" office:value="8.3243119266054997" table:style-name="ce13">
            <text:p>8,324312</text:p>
          </table:table-cell>
          <table:table-cell office:value-type="float" office:value="8.2284403669724995" table:style-name="ce13">
            <text:p>8,228440</text:p>
          </table:table-cell>
          <table:table-cell office:value-type="float" office:value="8.3259174311926998" table:style-name="ce13">
            <text:p>8,325917</text:p>
          </table:table-cell>
          <table:table-cell office:value-type="float" office:value="8.3451834862385006" table:style-name="ce13">
            <text:p>8,345183</text:p>
          </table:table-cell>
          <table:table-cell office:value-type="float" office:value="8.4263761467889999" table:style-name="ce13">
            <text:p>8,426376</text:p>
          </table:table-cell>
          <table:table-cell office:value-type="float" office:value="8.5444954128440003" table:style-name="ce13">
            <text:p>8,544495</text:p>
          </table:table-cell>
          <table:table-cell office:value-type="float" office:value="8.3220183486238994" table:style-name="ce13">
            <text:p>8,322018</text:p>
          </table:table-cell>
          <table:table-cell office:value-type="float" office:value="8.3559633027523006" table:style-name="ce13">
            <text:p>8,355963</text:p>
          </table:table-cell>
          <table:table-cell office:value-type="float" office:value="8.4185779816513993" table:style-name="ce13">
            <text:p>8,418578</text:p>
          </table:table-cell>
          <table:table-cell office:value-type="float" office:value="8.3490825688072992" table:style-name="ce13">
            <text:p>8,349083</text:p>
          </table:table-cell>
          <table:table-cell office:value-type="float" office:value="8.5032110091743007" table:style-name="ce13">
            <text:p>8,503211</text:p>
          </table:table-cell>
          <table:table-cell office:value-type="float" office:value="8.4412844036696999" table:style-name="ce13">
            <text:p>8,441284</text:p>
          </table:table-cell>
          <table:table-cell office:value-type="float" office:value="8.4135321100916993" table:style-name="ce13">
            <text:p>8,413532</text:p>
          </table:table-cell>
          <table:table-cell office:value-type="float" office:value="8.2318807339449993" table:style-name="ce13">
            <text:p>8,231881</text:p>
          </table:table-cell>
          <table:table-cell office:value-type="float" office:value="8.3204128440366993" table:style-name="ce13">
            <text:p>8,320413</text:p>
          </table:table-cell>
          <table:table-cell office:value-type="float" office:value="8.3518348623852994" table:style-name="ce13">
            <text:p>8,351835</text:p>
          </table:table-cell>
          <table:table-cell office:value-type="float" office:value="8.3694954128439996" table:style-name="ce13">
            <text:p>8,369495</text:p>
          </table:table-cell>
          <table:table-cell office:value-type="float" office:value="8.3112385321100994" table:style-name="ce13">
            <text:p>8,311239</text:p>
          </table:table-cell>
          <table:table-cell office:value-type="float" office:value="8.4747706422018005" table:style-name="ce13">
            <text:p>8,474771</text:p>
          </table:table-cell>
          <table:table-cell office:value-type="float" office:value="8.2564220183485997" table:style-name="ce13">
            <text:p>8,256422</text:p>
          </table:table-cell>
          <table:table-cell office:value-type="float" office:value="8.3603211009173997" table:style-name="ce13">
            <text:p>8,360321</text:p>
          </table:table-cell>
          <table:table-cell office:value-type="float" office:value="8.4183486238532002" table:style-name="ce13">
            <text:p>8,418349</text:p>
          </table:table-cell>
          <table:table-cell office:value-type="float" office:value="8.3550458715596001" table:style-name="ce13">
            <text:p>8,355046</text:p>
          </table:table-cell>
          <table:table-cell table:number-columns-repeated="16187"/>
        </table:table-row>
        <table:table-row table:style-name="ro2">
          <table:table-cell office:value-type="string" table:style-name="ce2">
            <text:p>instance05</text:p>
          </table:table-cell>
          <table:table-cell office:value-type="float" office:value="14.189563849139457" table:formula="of:=[.F6]-[.I6]" table:style-name="ce5">
            <text:p>14,189564</text:p>
          </table:table-cell>
          <table:table-cell office:value-type="float" office:value="14.584221349785" table:formula="of:=MAX([.$K6:.GO6])" table:style-name="ce5">
            <text:p>14,584221</text:p>
          </table:table-cell>
          <table:table-cell office:value-type="float" office:value="13.903720321554999" table:formula="of:=MIN([.$K6:.GN6])" table:style-name="ce5">
            <text:p>13,903720</text:p>
          </table:table-cell>
          <table:table-cell office:value-type="float" office:value="14.4299772115615" table:formula="of:=[.F6]+[.I6]" table:style-name="ce5">
            <text:p>14,429977</text:p>
          </table:table-cell>
          <table:table-cell office:value-type="float" office:value="14.309770530350479" table:formula="of:=AVERAGE([.$K6:.GO6])" table:style-name="ce5">
            <text:p>14,309771</text:p>
          </table:table-cell>
          <table:table-cell table:number-columns-repeated="2" table:style-name="ce7"/>
          <table:table-cell office:value-type="float" office:value="0.12020668121102104" table:formula="of:=STDEV([.$K6:.GO6])" table:style-name="ce5">
            <text:p>0,120207</text:p>
          </table:table-cell>
          <table:table-cell office:value-type="float" office:value="12.901103000000001" table:style-name="ce11">
            <text:p>12,901103</text:p>
          </table:table-cell>
          <table:table-cell office:value-type="float" office:value="14.40661805945" table:style-name="ce13">
            <text:p>14,406618</text:p>
          </table:table-cell>
          <table:table-cell office:value-type="float" office:value="14.429239110114001" table:style-name="ce13">
            <text:p>14,429239</text:p>
          </table:table-cell>
          <table:table-cell office:value-type="float" office:value="14.303795101887999" table:style-name="ce13">
            <text:p>14,303795</text:p>
          </table:table-cell>
          <table:table-cell office:value-type="float" office:value="14.474481211441001" table:style-name="ce13">
            <text:p>14,474481</text:p>
          </table:table-cell>
          <table:table-cell office:value-type="float" office:value="14.201719947654" table:style-name="ce13">
            <text:p>14,201720</text:p>
          </table:table-cell>
          <table:table-cell office:value-type="float" office:value="14.445129930827999" table:style-name="ce13">
            <text:p>14,445130</text:p>
          </table:table-cell>
          <table:table-cell office:value-type="float" office:value="14.286595625351" table:style-name="ce13">
            <text:p>14,286596</text:p>
          </table:table-cell>
          <table:table-cell office:value-type="float" office:value="14.330529070854" table:style-name="ce13">
            <text:p>14,330529</text:p>
          </table:table-cell>
          <table:table-cell office:value-type="float" office:value="14.30491680688" table:style-name="ce13">
            <text:p>14,304917</text:p>
          </table:table-cell>
          <table:table-cell office:value-type="float" office:value="14.431108618433001" table:style-name="ce13">
            <text:p>14,431109</text:p>
          </table:table-cell>
          <table:table-cell office:value-type="float" office:value="14.429239110114001" table:style-name="ce13">
            <text:p>14,429239</text:p>
          </table:table-cell>
          <table:table-cell office:value-type="float" office:value="14.183585716955999" table:style-name="ce13">
            <text:p>14,183586</text:p>
          </table:table-cell>
          <table:table-cell office:value-type="float" office:value="14.2400448682" table:style-name="ce13">
            <text:p>14,240045</text:p>
          </table:table-cell>
          <table:table-cell office:value-type="float" office:value="14.348289399887999" table:style-name="ce13">
            <text:p>14,348289</text:p>
          </table:table-cell>
          <table:table-cell office:value-type="float" office:value="14.481398392222999" table:style-name="ce13">
            <text:p>14,481398</text:p>
          </table:table-cell>
          <table:table-cell office:value-type="float" office:value="14.388296877921" table:style-name="ce13">
            <text:p>14,388297</text:p>
          </table:table-cell>
          <table:table-cell office:value-type="float" office:value="14.333707234997" table:style-name="ce13">
            <text:p>14,333707</text:p>
          </table:table-cell>
          <table:table-cell office:value-type="float" office:value="14.414096092728" table:style-name="ce13">
            <text:p>14,414096</text:p>
          </table:table-cell>
          <table:table-cell office:value-type="float" office:value="14.230323424939" table:style-name="ce13">
            <text:p>14,230323</text:p>
          </table:table-cell>
          <table:table-cell office:value-type="float" office:value="14.133669844830999" table:style-name="ce13">
            <text:p>14,133670</text:p>
          </table:table-cell>
          <table:table-cell office:value-type="float" office:value="14.290147691156999" table:style-name="ce13">
            <text:p>14,290148</text:p>
          </table:table-cell>
          <table:table-cell office:value-type="float" office:value="14.229014769116" table:style-name="ce13">
            <text:p>14,229015</text:p>
          </table:table-cell>
          <table:table-cell office:value-type="float" office:value="14.469059637315" table:style-name="ce13">
            <text:p>14,469060</text:p>
          </table:table-cell>
          <table:table-cell office:value-type="float" office:value="14.313516545149" table:style-name="ce13">
            <text:p>14,313517</text:p>
          </table:table-cell>
          <table:table-cell office:value-type="float" office:value="14.365675827257" table:style-name="ce13">
            <text:p>14,365676</text:p>
          </table:table-cell>
          <table:table-cell office:value-type="float" office:value="14.252196672275" table:style-name="ce13">
            <text:p>14,252197</text:p>
          </table:table-cell>
          <table:table-cell office:value-type="float" office:value="14.341746120770001" table:style-name="ce13">
            <text:p>14,341746</text:p>
          </table:table-cell>
          <table:table-cell office:value-type="float" office:value="14.367545335577001" table:style-name="ce13">
            <text:p>14,367545</text:p>
          </table:table-cell>
          <table:table-cell office:value-type="float" office:value="14.393531501215" table:style-name="ce13">
            <text:p>14,393532</text:p>
          </table:table-cell>
          <table:table-cell office:value-type="float" office:value="14.38137969714" table:style-name="ce13">
            <text:p>14,381380</text:p>
          </table:table-cell>
          <table:table-cell office:value-type="float" office:value="14.107496728359999" table:style-name="ce13">
            <text:p>14,107497</text:p>
          </table:table-cell>
          <table:table-cell office:value-type="float" office:value="14.403813796971001" table:style-name="ce13">
            <text:p>14,403814</text:p>
          </table:table-cell>
          <table:table-cell office:value-type="float" office:value="14.302299495232999" table:style-name="ce13">
            <text:p>14,302299</text:p>
          </table:table-cell>
          <table:table-cell office:value-type="float" office:value="14.28846513367" table:style-name="ce13">
            <text:p>14,288465</text:p>
          </table:table-cell>
          <table:table-cell office:value-type="float" office:value="13.946532062068" table:style-name="ce13">
            <text:p>13,946532</text:p>
          </table:table-cell>
          <table:table-cell office:value-type="float" office:value="13.903720321554999" table:style-name="ce13">
            <text:p>13,903720</text:p>
          </table:table-cell>
          <table:table-cell office:value-type="float" office:value="14.204524210133" table:style-name="ce13">
            <text:p>14,204524</text:p>
          </table:table-cell>
          <table:table-cell office:value-type="float" office:value="14.100953449243001" table:style-name="ce13">
            <text:p>14,100953</text:p>
          </table:table-cell>
          <table:table-cell office:value-type="float" office:value="14.248270704805" table:style-name="ce13">
            <text:p>14,248271</text:p>
          </table:table-cell>
          <table:table-cell office:value-type="float" office:value="14.143204337259" table:style-name="ce13">
            <text:p>14,143204</text:p>
          </table:table-cell>
          <table:table-cell office:value-type="float" office:value="14.239670966536" table:style-name="ce13">
            <text:p>14,239671</text:p>
          </table:table-cell>
          <table:table-cell office:value-type="float" office:value="14.292765002804" table:style-name="ce13">
            <text:p>14,292765</text:p>
          </table:table-cell>
          <table:table-cell office:value-type="float" office:value="14.478407178912001" table:style-name="ce13">
            <text:p>14,478407</text:p>
          </table:table-cell>
          <table:table-cell office:value-type="float" office:value="14.401944288652" table:style-name="ce13">
            <text:p>14,401944</text:p>
          </table:table-cell>
          <table:table-cell office:value-type="float" office:value="14.24976631146" table:style-name="ce13">
            <text:p>14,249766</text:p>
          </table:table-cell>
          <table:table-cell office:value-type="float" office:value="14.415591699383" table:style-name="ce13">
            <text:p>14,415592</text:p>
          </table:table-cell>
          <table:table-cell office:value-type="float" office:value="14.300990839409" table:style-name="ce13">
            <text:p>14,300991</text:p>
          </table:table-cell>
          <table:table-cell office:value-type="float" office:value="14.267713591325" table:style-name="ce13">
            <text:p>14,267714</text:p>
          </table:table-cell>
          <table:table-cell office:value-type="float" office:value="14.331463825014" table:style-name="ce13">
            <text:p>14,331464</text:p>
          </table:table-cell>
          <table:table-cell office:value-type="float" office:value="14.105440269209" table:style-name="ce13">
            <text:p>14,105440</text:p>
          </table:table-cell>
          <table:table-cell office:value-type="float" office:value="14.565713217423999" table:style-name="ce13">
            <text:p>14,565713</text:p>
          </table:table-cell>
          <table:table-cell office:value-type="float" office:value="14.4355954384" table:style-name="ce13">
            <text:p>14,435595</text:p>
          </table:table-cell>
          <table:table-cell office:value-type="float" office:value="14.194054963545" table:style-name="ce13">
            <text:p>14,194055</text:p>
          </table:table-cell>
          <table:table-cell office:value-type="float" office:value="14.209011030098999" table:style-name="ce13">
            <text:p>14,209011</text:p>
          </table:table-cell>
          <table:table-cell office:value-type="float" office:value="14.269022247149" table:style-name="ce13">
            <text:p>14,269022</text:p>
          </table:table-cell>
          <table:table-cell office:value-type="float" office:value="14.325481398392" table:style-name="ce13">
            <text:p>14,325481</text:p>
          </table:table-cell>
          <table:table-cell office:value-type="float" office:value="14.279491493737" table:style-name="ce13">
            <text:p>14,279491</text:p>
          </table:table-cell>
          <table:table-cell office:value-type="float" office:value="14.211441390914" table:style-name="ce13">
            <text:p>14,211441</text:p>
          </table:table-cell>
          <table:table-cell office:value-type="float" office:value="14.233688539914001" table:style-name="ce13">
            <text:p>14,233689</text:p>
          </table:table-cell>
          <table:table-cell office:value-type="float" office:value="14.284352215367001" table:style-name="ce13">
            <text:p>14,284352</text:p>
          </table:table-cell>
          <table:table-cell office:value-type="float" office:value="14.424752290148" table:style-name="ce13">
            <text:p>14,424752</text:p>
          </table:table-cell>
          <table:table-cell office:value-type="float" office:value="14.050663675453" table:style-name="ce13">
            <text:p>14,050664</text:p>
          </table:table-cell>
          <table:table-cell office:value-type="float" office:value="14.209571882595" table:style-name="ce13">
            <text:p>14,209572</text:p>
          </table:table-cell>
          <table:table-cell office:value-type="float" office:value="14.549261544214" table:style-name="ce13">
            <text:p>14,549262</text:p>
          </table:table-cell>
          <table:table-cell office:value-type="float" office:value="14.343241727425999" table:style-name="ce13">
            <text:p>14,343242</text:p>
          </table:table-cell>
          <table:table-cell office:value-type="float" office:value="14.034959805571001" table:style-name="ce13">
            <text:p>14,034960</text:p>
          </table:table-cell>
          <table:table-cell office:value-type="float" office:value="14.316133856796" table:style-name="ce13">
            <text:p>14,316134</text:p>
          </table:table-cell>
          <table:table-cell office:value-type="float" office:value="14.462516358198" table:style-name="ce13">
            <text:p>14,462516</text:p>
          </table:table-cell>
          <table:table-cell office:value-type="float" office:value="14.299121331089999" table:style-name="ce13">
            <text:p>14,299121</text:p>
          </table:table-cell>
          <table:table-cell office:value-type="float" office:value="14.36492802393" table:style-name="ce13">
            <text:p>14,364928</text:p>
          </table:table-cell>
          <table:table-cell office:value-type="float" office:value="14.410357076088999" table:style-name="ce13">
            <text:p>14,410357</text:p>
          </table:table-cell>
          <table:table-cell office:value-type="float" office:value="14.259861656384" table:style-name="ce13">
            <text:p>14,259862</text:p>
          </table:table-cell>
          <table:table-cell office:value-type="float" office:value="14.348850252384" table:style-name="ce13">
            <text:p>14,348850</text:p>
          </table:table-cell>
          <table:table-cell office:value-type="float" office:value="14.289212936998" table:style-name="ce13">
            <text:p>14,289213</text:p>
          </table:table-cell>
          <table:table-cell office:value-type="float" office:value="14.392596747056" table:style-name="ce13">
            <text:p>14,392597</text:p>
          </table:table-cell>
          <table:table-cell office:value-type="float" office:value="14.338941858290999" table:style-name="ce13">
            <text:p>14,338942</text:p>
          </table:table-cell>
          <table:table-cell office:value-type="float" office:value="14.280239297065" table:style-name="ce13">
            <text:p>14,280239</text:p>
          </table:table-cell>
          <table:table-cell office:value-type="float" office:value="14.371097401383" table:style-name="ce13">
            <text:p>14,371097</text:p>
          </table:table-cell>
          <table:table-cell office:value-type="float" office:value="14.124509254066" table:style-name="ce13">
            <text:p>14,124509</text:p>
          </table:table-cell>
          <table:table-cell office:value-type="float" office:value="14.195176668536" table:style-name="ce13">
            <text:p>14,195177</text:p>
          </table:table-cell>
          <table:table-cell office:value-type="float" office:value="14.573378201533" table:style-name="ce13">
            <text:p>14,573378</text:p>
          </table:table-cell>
          <table:table-cell office:value-type="float" office:value="14.254813983922" table:style-name="ce13">
            <text:p>14,254814</text:p>
          </table:table-cell>
          <table:table-cell office:value-type="float" office:value="14.322116283416999" table:style-name="ce13">
            <text:p>14,322116</text:p>
          </table:table-cell>
          <table:table-cell office:value-type="float" office:value="14.466068424004" table:style-name="ce13">
            <text:p>14,466068</text:p>
          </table:table-cell>
          <table:table-cell office:value-type="float" office:value="14.359693400636001" table:style-name="ce13">
            <text:p>14,359693</text:p>
          </table:table-cell>
          <table:table-cell office:value-type="float" office:value="14.264161525519" table:style-name="ce13">
            <text:p>14,264162</text:p>
          </table:table-cell>
          <table:table-cell office:value-type="float" office:value="14.417835109366001" table:style-name="ce13">
            <text:p>14,417835</text:p>
          </table:table-cell>
          <table:table-cell office:value-type="float" office:value="14.314264348476" table:style-name="ce13">
            <text:p>14,314264</text:p>
          </table:table-cell>
          <table:table-cell office:value-type="float" office:value="14.403065993644001" table:style-name="ce13">
            <text:p>14,403066</text:p>
          </table:table-cell>
          <table:table-cell office:value-type="float" office:value="14.458029538230999" table:style-name="ce13">
            <text:p>14,458030</text:p>
          </table:table-cell>
          <table:table-cell office:value-type="float" office:value="14.184146569452" table:style-name="ce13">
            <text:p>14,184147</text:p>
          </table:table-cell>
          <table:table-cell office:value-type="float" office:value="14.230697326603" table:style-name="ce13">
            <text:p>14,230697</text:p>
          </table:table-cell>
          <table:table-cell office:value-type="float" office:value="14.262665918863" table:style-name="ce13">
            <text:p>14,262666</text:p>
          </table:table-cell>
          <table:table-cell office:value-type="float" office:value="14.259113853057" table:style-name="ce13">
            <text:p>14,259114</text:p>
          </table:table-cell>
          <table:table-cell office:value-type="float" office:value="14.170873060385" table:style-name="ce13">
            <text:p>14,170873</text:p>
          </table:table-cell>
          <table:table-cell office:value-type="float" office:value="14.09871003926" table:style-name="ce13">
            <text:p>14,098710</text:p>
          </table:table-cell>
          <table:table-cell office:value-type="float" office:value="14.258553000560999" table:style-name="ce13">
            <text:p>14,258553</text:p>
          </table:table-cell>
          <table:table-cell office:value-type="float" office:value="14.31650775846" table:style-name="ce13">
            <text:p>14,316508</text:p>
          </table:table-cell>
          <table:table-cell office:value-type="float" office:value="14.513740886147" table:style-name="ce13">
            <text:p>14,513741</text:p>
          </table:table-cell>
          <table:table-cell office:value-type="float" office:value="14.252944475603" table:style-name="ce13">
            <text:p>14,252944</text:p>
          </table:table-cell>
          <table:table-cell office:value-type="float" office:value="14.352028416526" table:style-name="ce13">
            <text:p>14,352028</text:p>
          </table:table-cell>
          <table:table-cell office:value-type="float" office:value="14.231445129931" table:style-name="ce13">
            <text:p>14,231445</text:p>
          </table:table-cell>
          <table:table-cell office:value-type="float" office:value="14.230884277435001" table:style-name="ce13">
            <text:p>14,230884</text:p>
          </table:table-cell>
          <table:table-cell office:value-type="float" office:value="14.452981865769001" table:style-name="ce13">
            <text:p>14,452982</text:p>
          </table:table-cell>
          <table:table-cell office:value-type="float" office:value="14.489437277996" table:style-name="ce13">
            <text:p>14,489437</text:p>
          </table:table-cell>
          <table:table-cell office:value-type="float" office:value="14.323798840905001" table:style-name="ce13">
            <text:p>14,323799</text:p>
          </table:table-cell>
          <table:table-cell office:value-type="float" office:value="14.191624602729" table:style-name="ce13">
            <text:p>14,191625</text:p>
          </table:table-cell>
          <table:table-cell office:value-type="float" office:value="14.183211815292999" table:style-name="ce13">
            <text:p>14,183212</text:p>
          </table:table-cell>
          <table:table-cell office:value-type="float" office:value="14.351280613199" table:style-name="ce13">
            <text:p>14,351281</text:p>
          </table:table-cell>
          <table:table-cell office:value-type="float" office:value="14.213310899233999" table:style-name="ce13">
            <text:p>14,213311</text:p>
          </table:table-cell>
          <table:table-cell office:value-type="float" office:value="14.377079828005" table:style-name="ce13">
            <text:p>14,377080</text:p>
          </table:table-cell>
          <table:table-cell office:value-type="float" office:value="14.235931949896999" table:style-name="ce13">
            <text:p>14,235932</text:p>
          </table:table-cell>
          <table:table-cell office:value-type="float" office:value="14.332024677510001" table:style-name="ce13">
            <text:p>14,332025</text:p>
          </table:table-cell>
          <table:table-cell office:value-type="float" office:value="14.369040942231999" table:style-name="ce13">
            <text:p>14,369041</text:p>
          </table:table-cell>
          <table:table-cell office:value-type="float" office:value="14.427556552626999" table:style-name="ce13">
            <text:p>14,427557</text:p>
          </table:table-cell>
          <table:table-cell office:value-type="float" office:value="14.354271826510001" table:style-name="ce13">
            <text:p>14,354272</text:p>
          </table:table-cell>
          <table:table-cell office:value-type="float" office:value="14.48794167134" table:style-name="ce13">
            <text:p>14,487942</text:p>
          </table:table-cell>
          <table:table-cell office:value-type="float" office:value="14.289773789492999" table:style-name="ce13">
            <text:p>14,289774</text:p>
          </table:table-cell>
          <table:table-cell office:value-type="float" office:value="14.230884277435001" table:style-name="ce13">
            <text:p>14,230884</text:p>
          </table:table-cell>
          <table:table-cell office:value-type="float" office:value="14.265844083006" table:style-name="ce13">
            <text:p>14,265844</text:p>
          </table:table-cell>
          <table:table-cell office:value-type="float" office:value="14.372032155543" table:style-name="ce13">
            <text:p>14,372032</text:p>
          </table:table-cell>
          <table:table-cell office:value-type="float" office:value="14.305290708544" table:style-name="ce13">
            <text:p>14,305291</text:p>
          </table:table-cell>
          <table:table-cell office:value-type="float" office:value="14.356141334828999" table:style-name="ce13">
            <text:p>14,356141</text:p>
          </table:table-cell>
          <table:table-cell office:value-type="float" office:value="14.368293138904001" table:style-name="ce13">
            <text:p>14,368293</text:p>
          </table:table-cell>
          <table:table-cell office:value-type="float" office:value="14.027481772293999" table:style-name="ce13">
            <text:p>14,027482</text:p>
          </table:table-cell>
          <table:table-cell office:value-type="float" office:value="14.099831744251" table:style-name="ce13">
            <text:p>14,099832</text:p>
          </table:table-cell>
          <table:table-cell office:value-type="float" office:value="14.40082258366" table:style-name="ce13">
            <text:p>14,400823</text:p>
          </table:table-cell>
          <table:table-cell office:value-type="float" office:value="14.430921667601" table:style-name="ce13">
            <text:p>14,430922</text:p>
          </table:table-cell>
          <table:table-cell office:value-type="float" office:value="14.437651897551" table:style-name="ce13">
            <text:p>14,437652</text:p>
          </table:table-cell>
          <table:table-cell office:value-type="float" office:value="14.320620676761999" table:style-name="ce13">
            <text:p>14,320621</text:p>
          </table:table-cell>
          <table:table-cell office:value-type="float" office:value="14.214058702560999" table:style-name="ce13">
            <text:p>14,214059</text:p>
          </table:table-cell>
          <table:table-cell office:value-type="float" office:value="14.153486633016" table:style-name="ce13">
            <text:p>14,153487</text:p>
          </table:table-cell>
          <table:table-cell office:value-type="float" office:value="14.496354458777001" table:style-name="ce13">
            <text:p>14,496354</text:p>
          </table:table-cell>
          <table:table-cell office:value-type="float" office:value="14.168255748738" table:style-name="ce13">
            <text:p>14,168256</text:p>
          </table:table-cell>
          <table:table-cell office:value-type="float" office:value="14.241727425686999" table:style-name="ce13">
            <text:p>14,241727</text:p>
          </table:table-cell>
          <table:table-cell office:value-type="float" office:value="14.418582912693999" table:style-name="ce13">
            <text:p>14,418583</text:p>
          </table:table-cell>
          <table:table-cell office:value-type="float" office:value="14.174985978687999" table:style-name="ce13">
            <text:p>14,174986</text:p>
          </table:table-cell>
          <table:table-cell office:value-type="float" office:value="14.24976631146" table:style-name="ce13">
            <text:p>14,249766</text:p>
          </table:table-cell>
          <table:table-cell office:value-type="float" office:value="14.328846513367001" table:style-name="ce13">
            <text:p>14,328847</text:p>
          </table:table-cell>
          <table:table-cell office:value-type="float" office:value="14.491493737147" table:style-name="ce13">
            <text:p>14,491494</text:p>
          </table:table-cell>
          <table:table-cell office:value-type="float" office:value="14.184894372780001" table:style-name="ce13">
            <text:p>14,184894</text:p>
          </table:table-cell>
          <table:table-cell office:value-type="float" office:value="14.443821275005" table:style-name="ce13">
            <text:p>14,443821</text:p>
          </table:table-cell>
          <table:table-cell office:value-type="float" office:value="14.095905776781001" table:style-name="ce13">
            <text:p>14,095906</text:p>
          </table:table-cell>
          <table:table-cell office:value-type="float" office:value="14.229762572443001" table:style-name="ce13">
            <text:p>14,229763</text:p>
          </table:table-cell>
          <table:table-cell office:value-type="float" office:value="14.405122452795" table:style-name="ce13">
            <text:p>14,405122</text:p>
          </table:table-cell>
          <table:table-cell office:value-type="float" office:value="14.23424939241" table:style-name="ce13">
            <text:p>14,234249</text:p>
          </table:table-cell>
          <table:table-cell office:value-type="float" office:value="14.257244344737" table:style-name="ce13">
            <text:p>14,257244</text:p>
          </table:table-cell>
          <table:table-cell office:value-type="float" office:value="14.220228080015" table:style-name="ce13">
            <text:p>14,220228</text:p>
          </table:table-cell>
          <table:table-cell office:value-type="float" office:value="14.086932136848" table:style-name="ce13">
            <text:p>14,086932</text:p>
          </table:table-cell>
          <table:table-cell office:value-type="float" office:value="14.190315946906001" table:style-name="ce13">
            <text:p>14,190316</text:p>
          </table:table-cell>
          <table:table-cell office:value-type="float" office:value="14.285660871191" table:style-name="ce13">
            <text:p>14,285661</text:p>
          </table:table-cell>
          <table:table-cell office:value-type="float" office:value="14.352215367357999" table:style-name="ce13">
            <text:p>14,352215</text:p>
          </table:table-cell>
          <table:table-cell office:value-type="float" office:value="14.375023368854" table:style-name="ce13">
            <text:p>14,375023</text:p>
          </table:table-cell>
          <table:table-cell office:value-type="float" office:value="14.340624415779001" table:style-name="ce13">
            <text:p>14,340624</text:p>
          </table:table-cell>
          <table:table-cell office:value-type="float" office:value="14.339315759954999" table:style-name="ce13">
            <text:p>14,339316</text:p>
          </table:table-cell>
          <table:table-cell office:value-type="float" office:value="14.35240231819" table:style-name="ce13">
            <text:p>14,352402</text:p>
          </table:table-cell>
          <table:table-cell office:value-type="float" office:value="14.408113666106001" table:style-name="ce13">
            <text:p>14,408114</text:p>
          </table:table-cell>
          <table:table-cell office:value-type="float" office:value="14.345672088241001" table:style-name="ce13">
            <text:p>14,345672</text:p>
          </table:table-cell>
          <table:table-cell office:value-type="float" office:value="14.323611890073" table:style-name="ce13">
            <text:p>14,323612</text:p>
          </table:table-cell>
          <table:table-cell office:value-type="float" office:value="14.584221349785" table:style-name="ce13">
            <text:p>14,584221</text:p>
          </table:table-cell>
          <table:table-cell office:value-type="float" office:value="14.405309403626999" table:style-name="ce13">
            <text:p>14,405309</text:p>
          </table:table-cell>
          <table:table-cell office:value-type="float" office:value="14.565152364928" table:style-name="ce13">
            <text:p>14,565152</text:p>
          </table:table-cell>
          <table:table-cell office:value-type="float" office:value="14.452981865769001" table:style-name="ce13">
            <text:p>14,452982</text:p>
          </table:table-cell>
          <table:table-cell office:value-type="float" office:value="14.308468872685999" table:style-name="ce13">
            <text:p>14,308469</text:p>
          </table:table-cell>
          <table:table-cell office:value-type="float" office:value="14.508880164517" table:style-name="ce13">
            <text:p>14,508880</text:p>
          </table:table-cell>
          <table:table-cell office:value-type="float" office:value="14.362310712283" table:style-name="ce13">
            <text:p>14,362311</text:p>
          </table:table-cell>
          <table:table-cell office:value-type="float" office:value="14.306038511871" table:style-name="ce13">
            <text:p>14,306039</text:p>
          </table:table-cell>
          <table:table-cell office:value-type="float" office:value="14.180781454477" table:style-name="ce13">
            <text:p>14,180781</text:p>
          </table:table-cell>
          <table:table-cell office:value-type="float" office:value="14.100205645915" table:style-name="ce13">
            <text:p>14,100206</text:p>
          </table:table-cell>
          <table:table-cell office:value-type="float" office:value="14.403813796971001" table:style-name="ce13">
            <text:p>14,403814</text:p>
          </table:table-cell>
          <table:table-cell office:value-type="float" office:value="14.437091045055" table:style-name="ce13">
            <text:p>14,437091</text:p>
          </table:table-cell>
          <table:table-cell office:value-type="float" office:value="14.481024490558999" table:style-name="ce13">
            <text:p>14,481024</text:p>
          </table:table-cell>
          <table:table-cell office:value-type="float" office:value="14.339502710787" table:style-name="ce13">
            <text:p>14,339503</text:p>
          </table:table-cell>
          <table:table-cell office:value-type="float" office:value="14.114040007478" table:style-name="ce13">
            <text:p>14,114040</text:p>
          </table:table-cell>
          <table:table-cell office:value-type="float" office:value="14.337446251636001" table:style-name="ce13">
            <text:p>14,337446</text:p>
          </table:table-cell>
          <table:table-cell office:value-type="float" office:value="14.426247896803" table:style-name="ce13">
            <text:p>14,426248</text:p>
          </table:table-cell>
          <table:table-cell office:value-type="float" office:value="14.20527201346" table:style-name="ce13">
            <text:p>14,205272</text:p>
          </table:table-cell>
          <table:table-cell office:value-type="float" office:value="14.318190315947" table:style-name="ce13">
            <text:p>14,318190</text:p>
          </table:table-cell>
          <table:table-cell office:value-type="float" office:value="14.219106375022999" table:style-name="ce13">
            <text:p>14,219106</text:p>
          </table:table-cell>
          <table:table-cell office:value-type="float" office:value="14.289960740325" table:style-name="ce13">
            <text:p>14,289961</text:p>
          </table:table-cell>
          <table:table-cell office:value-type="float" office:value="14.388109927088999" table:style-name="ce13">
            <text:p>14,388110</text:p>
          </table:table-cell>
          <table:table-cell office:value-type="float" office:value="14.259674705551999" table:style-name="ce13">
            <text:p>14,259675</text:p>
          </table:table-cell>
          <table:table-cell office:value-type="float" office:value="14.38717517293" table:style-name="ce13">
            <text:p>14,387175</text:p>
          </table:table-cell>
          <table:table-cell office:value-type="float" office:value="14.411665731913001" table:style-name="ce13">
            <text:p>14,411666</text:p>
          </table:table-cell>
          <table:table-cell office:value-type="float" office:value="14.344176481585" table:style-name="ce13">
            <text:p>14,344176</text:p>
          </table:table-cell>
          <table:table-cell office:value-type="float" office:value="14.29426060946" table:style-name="ce13">
            <text:p>14,294261</text:p>
          </table:table-cell>
          <table:table-cell office:value-type="float" office:value="14.189007291082" table:style-name="ce13">
            <text:p>14,189007</text:p>
          </table:table-cell>
          <table:table-cell table:number-columns-repeated="16187"/>
        </table:table-row>
        <table:table-row table:style-name="ro2">
          <table:table-cell office:value-type="string" table:style-name="ce2">
            <text:p>instance06</text:p>
          </table:table-cell>
          <table:table-cell office:value-type="float" office:value="3.4885510723587019" table:formula="of:=[.F7]-[.I7]" table:style-name="ce5">
            <text:p>3,488551</text:p>
          </table:table-cell>
          <table:table-cell office:value-type="float" office:value="3.6043449637920002" table:formula="of:=MAX([.$K7:.GO7])" table:style-name="ce5">
            <text:p>3,604345</text:p>
          </table:table-cell>
          <table:table-cell office:value-type="float" office:value="3.4390106272923999" table:formula="of:=MIN([.$K7:.GN7])" table:style-name="ce5">
            <text:p>3,439011</text:p>
          </table:table-cell>
          <table:table-cell office:value-type="float" office:value="3.5577833390765936" table:formula="of:=[.F7]+[.I7]" table:style-name="ce5">
            <text:p>3,557783</text:p>
          </table:table-cell>
          <table:table-cell office:value-type="float" office:value="3.5231672057176477" table:formula="of:=AVERAGE([.$K7:.GO7])" table:style-name="ce5">
            <text:p>3,523167</text:p>
          </table:table-cell>
          <table:table-cell table:number-columns-repeated="2" table:style-name="ce7"/>
          <table:table-cell office:value-type="float" office:value="3.4616133358945873E-2" table:formula="of:=STDEV([.$K7:.GO7])" table:style-name="ce5">
            <text:p>0,034616</text:p>
          </table:table-cell>
          <table:table-cell office:value-type="float" office:value="3.044578" table:style-name="ce11">
            <text:p>3,044578</text:p>
          </table:table-cell>
          <table:table-cell office:value-type="float" office:value="3.5223361233894002" table:style-name="ce13">
            <text:p>3,522336</text:p>
          </table:table-cell>
          <table:table-cell office:value-type="float" office:value="3.4936518386155999" table:style-name="ce13">
            <text:p>3,493652</text:p>
          </table:table-cell>
          <table:table-cell office:value-type="float" office:value="3.6007711840496999" table:style-name="ce13">
            <text:p>3,600771</text:p>
          </table:table-cell>
          <table:table-cell office:value-type="float" office:value="3.5005172575943" table:style-name="ce13">
            <text:p>3,500517</text:p>
          </table:table-cell>
          <table:table-cell office:value-type="float" office:value="3.5474936518386002" table:style-name="ce13">
            <text:p>3,547494</text:p>
          </table:table-cell>
          <table:table-cell office:value-type="float" office:value="3.4873507006489" table:style-name="ce13">
            <text:p>3,487351</text:p>
          </table:table-cell>
          <table:table-cell office:value-type="float" office:value="3.5167403366876999" table:style-name="ce13">
            <text:p>3,516740</text:p>
          </table:table-cell>
          <table:table-cell office:value-type="float" office:value="3.5376657575473001" table:style-name="ce13">
            <text:p>3,537666</text:p>
          </table:table-cell>
          <table:table-cell office:value-type="float" office:value="3.5340449543873" table:style-name="ce13">
            <text:p>3,534045</text:p>
          </table:table-cell>
          <table:table-cell office:value-type="float" office:value="3.5203611398476" table:style-name="ce13">
            <text:p>3,520361</text:p>
          </table:table-cell>
          <table:table-cell office:value-type="float" office:value="3.4600771184050001" table:style-name="ce13">
            <text:p>3,460077</text:p>
          </table:table-cell>
          <table:table-cell office:value-type="float" office:value="3.4981660867111999" table:style-name="ce13">
            <text:p>3,498166</text:p>
          </table:table-cell>
          <table:table-cell office:value-type="float" office:value="3.4493557791780001" table:style-name="ce13">
            <text:p>3,449356</text:p>
          </table:table-cell>
          <table:table-cell office:value-type="float" office:value="3.5662089720680998" table:style-name="ce13">
            <text:p>3,566209</text:p>
          </table:table-cell>
          <table:table-cell office:value-type="float" office:value="3.5186682968117999" table:style-name="ce13">
            <text:p>3,518668</text:p>
          </table:table-cell>
          <table:table-cell office:value-type="float" office:value="3.5280259569264998" table:style-name="ce13">
            <text:p>3,528026</text:p>
          </table:table-cell>
          <table:table-cell office:value-type="float" office:value="3.5009404683532002" table:style-name="ce13">
            <text:p>3,500940</text:p>
          </table:table-cell>
          <table:table-cell office:value-type="float" office:value="3.5891563998870999" table:style-name="ce13">
            <text:p>3,589156</text:p>
          </table:table-cell>
          <table:table-cell office:value-type="float" office:value="3.5306122448980002" table:style-name="ce13">
            <text:p>3,530612</text:p>
          </table:table-cell>
          <table:table-cell office:value-type="float" office:value="3.5337628138813" table:style-name="ce13">
            <text:p>3,533763</text:p>
          </table:table-cell>
          <table:table-cell office:value-type="float" office:value="3.5572745227123002" table:style-name="ce13">
            <text:p>3,557275</text:p>
          </table:table-cell>
          <table:table-cell office:value-type="float" office:value="3.50362080316" table:style-name="ce13">
            <text:p>3,503621</text:p>
          </table:table-cell>
          <table:table-cell office:value-type="float" office:value="3.4818959842000998" table:style-name="ce13">
            <text:p>3,481896</text:p>
          </table:table-cell>
          <table:table-cell office:value-type="float" office:value="3.5039969905013" table:style-name="ce13">
            <text:p>3,503997</text:p>
          </table:table-cell>
          <table:table-cell office:value-type="float" office:value="3.5088404025204998" table:style-name="ce13">
            <text:p>3,508840</text:p>
          </table:table-cell>
          <table:table-cell office:value-type="float" office:value="3.5036678265775998" table:style-name="ce13">
            <text:p>3,503668</text:p>
          </table:table-cell>
          <table:table-cell office:value-type="float" office:value="3.5306122448980002" table:style-name="ce13">
            <text:p>3,530612</text:p>
          </table:table-cell>
          <table:table-cell office:value-type="float" office:value="3.5529013448697002" table:style-name="ce13">
            <text:p>3,552901</text:p>
          </table:table-cell>
          <table:table-cell office:value-type="float" office:value="3.5328223455280998" table:style-name="ce13">
            <text:p>3,532822</text:p>
          </table:table-cell>
          <table:table-cell office:value-type="float" office:value="3.5146713063105" table:style-name="ce13">
            <text:p>3,514671</text:p>
          </table:table-cell>
          <table:table-cell office:value-type="float" office:value="3.5446722467788998" table:style-name="ce13">
            <text:p>3,544672</text:p>
          </table:table-cell>
          <table:table-cell office:value-type="float" office:value="3.5336217436282999" table:style-name="ce13">
            <text:p>3,533622</text:p>
          </table:table-cell>
          <table:table-cell office:value-type="float" office:value="3.4628515000469999" table:style-name="ce13">
            <text:p>3,462852</text:p>
          </table:table-cell>
          <table:table-cell office:value-type="float" office:value="3.5585441549892001" table:style-name="ce13">
            <text:p>3,558544</text:p>
          </table:table-cell>
          <table:table-cell office:value-type="float" office:value="3.5907551960877" table:style-name="ce13">
            <text:p>3,590755</text:p>
          </table:table-cell>
          <table:table-cell office:value-type="float" office:value="3.5063951848019999" table:style-name="ce13">
            <text:p>3,506395</text:p>
          </table:table-cell>
          <table:table-cell office:value-type="float" office:value="3.5387002727358001" table:style-name="ce13">
            <text:p>3,538700</text:p>
          </table:table-cell>
          <table:table-cell office:value-type="float" office:value="3.5031035455657" table:style-name="ce13">
            <text:p>3,503104</text:p>
          </table:table-cell>
          <table:table-cell office:value-type="float" office:value="3.5152355873225001" table:style-name="ce13">
            <text:p>3,515236</text:p>
          </table:table-cell>
          <table:table-cell office:value-type="float" office:value="3.5150945170695" table:style-name="ce13">
            <text:p>3,515095</text:p>
          </table:table-cell>
          <table:table-cell office:value-type="float" office:value="3.4483212639895" table:style-name="ce13">
            <text:p>3,448321</text:p>
          </table:table-cell>
          <table:table-cell office:value-type="float" office:value="3.5487162606978" table:style-name="ce13">
            <text:p>3,548716</text:p>
          </table:table-cell>
          <table:table-cell office:value-type="float" office:value="3.4865983259663" table:style-name="ce13">
            <text:p>3,486598</text:p>
          </table:table-cell>
          <table:table-cell office:value-type="float" office:value="3.5292015423680998" table:style-name="ce13">
            <text:p>3,529202</text:p>
          </table:table-cell>
          <table:table-cell office:value-type="float" office:value="3.4738549797799001" table:style-name="ce13">
            <text:p>3,473855</text:p>
          </table:table-cell>
          <table:table-cell office:value-type="float" office:value="3.5453775980438" table:style-name="ce13">
            <text:p>3,545378</text:p>
          </table:table-cell>
          <table:table-cell office:value-type="float" office:value="3.4606884228346" table:style-name="ce13">
            <text:p>3,460688</text:p>
          </table:table-cell>
          <table:table-cell office:value-type="float" office:value="3.4857989278660999" table:style-name="ce13">
            <text:p>3,485799</text:p>
          </table:table-cell>
          <table:table-cell office:value-type="float" office:value="3.5152355873225001" table:style-name="ce13">
            <text:p>3,515236</text:p>
          </table:table-cell>
          <table:table-cell office:value-type="float" office:value="3.5674786043450002" table:style-name="ce13">
            <text:p>3,567479</text:p>
          </table:table-cell>
          <table:table-cell office:value-type="float" office:value="3.5290134486975" table:style-name="ce13">
            <text:p>3,529013</text:p>
          </table:table-cell>
          <table:table-cell office:value-type="float" office:value="3.5776826859775999" table:style-name="ce13">
            <text:p>3,577683</text:p>
          </table:table-cell>
          <table:table-cell office:value-type="float" office:value="3.4550926361327998" table:style-name="ce13">
            <text:p>3,455093</text:p>
          </table:table-cell>
          <table:table-cell office:value-type="float" office:value="3.5572274992946" table:style-name="ce13">
            <text:p>3,557227</text:p>
          </table:table-cell>
          <table:table-cell office:value-type="float" office:value="3.4853757171070998" table:style-name="ce13">
            <text:p>3,485376</text:p>
          </table:table-cell>
          <table:table-cell office:value-type="float" office:value="3.5517257594282001" table:style-name="ce13">
            <text:p>3,551726</text:p>
          </table:table-cell>
          <table:table-cell office:value-type="float" office:value="3.5324931816044001" table:style-name="ce13">
            <text:p>3,532493</text:p>
          </table:table-cell>
          <table:table-cell office:value-type="float" office:value="3.4818019373647999" table:style-name="ce13">
            <text:p>3,481802</text:p>
          </table:table-cell>
          <table:table-cell office:value-type="float" office:value="3.5363961252704001" table:style-name="ce13">
            <text:p>3,536396</text:p>
          </table:table-cell>
          <table:table-cell office:value-type="float" office:value="3.4689645443431001" table:style-name="ce13">
            <text:p>3,468965</text:p>
          </table:table-cell>
          <table:table-cell office:value-type="float" office:value="3.5521019467695001" table:style-name="ce13">
            <text:p>3,552102</text:p>
          </table:table-cell>
          <table:table-cell office:value-type="float" office:value="3.4838709677419" table:style-name="ce13">
            <text:p>3,483871</text:p>
          </table:table-cell>
          <table:table-cell office:value-type="float" office:value="3.4806263519232998" table:style-name="ce13">
            <text:p>3,480626</text:p>
          </table:table-cell>
          <table:table-cell office:value-type="float" office:value="3.5457537853851" table:style-name="ce13">
            <text:p>3,545754</text:p>
          </table:table-cell>
          <table:table-cell office:value-type="float" office:value="3.5495156587981" table:style-name="ce13">
            <text:p>3,549516</text:p>
          </table:table-cell>
          <table:table-cell office:value-type="float" office:value="3.5227123107307001" table:style-name="ce13">
            <text:p>3,522712</text:p>
          </table:table-cell>
          <table:table-cell office:value-type="float" office:value="3.4855167873600998" table:style-name="ce13">
            <text:p>3,485517</text:p>
          </table:table-cell>
          <table:table-cell office:value-type="float" office:value="3.5370544531177002" table:style-name="ce13">
            <text:p>3,537054</text:p>
          </table:table-cell>
          <table:table-cell office:value-type="float" office:value="3.5090284961911" table:style-name="ce13">
            <text:p>3,509028</text:p>
          </table:table-cell>
          <table:table-cell office:value-type="float" office:value="3.5189504373178" table:style-name="ce13">
            <text:p>3,518950</text:p>
          </table:table-cell>
          <table:table-cell office:value-type="float" office:value="3.5484811436095001" table:style-name="ce13">
            <text:p>3,548481</text:p>
          </table:table-cell>
          <table:table-cell office:value-type="float" office:value="3.5167403366876999" table:style-name="ce13">
            <text:p>3,516740</text:p>
          </table:table-cell>
          <table:table-cell office:value-type="float" office:value="3.4870215367253001" table:style-name="ce13">
            <text:p>3,487022</text:p>
          </table:table-cell>
          <table:table-cell office:value-type="float" office:value="3.5359258910937998" table:style-name="ce13">
            <text:p>3,535926</text:p>
          </table:table-cell>
          <table:table-cell office:value-type="float" office:value="3.5227593341483998" table:style-name="ce13">
            <text:p>3,522759</text:p>
          </table:table-cell>
          <table:table-cell office:value-type="float" office:value="3.5522430170225001" table:style-name="ce13">
            <text:p>3,552243</text:p>
          </table:table-cell>
          <table:table-cell office:value-type="float" office:value="3.5837957302737" table:style-name="ce13">
            <text:p>3,583796</text:p>
          </table:table-cell>
          <table:table-cell office:value-type="float" office:value="3.5077118404965999" table:style-name="ce13">
            <text:p>3,507712</text:p>
          </table:table-cell>
          <table:table-cell office:value-type="float" office:value="3.5911313834289" table:style-name="ce13">
            <text:p>3,591131</text:p>
          </table:table-cell>
          <table:table-cell office:value-type="float" office:value="3.4685883570018001" table:style-name="ce13">
            <text:p>3,468588</text:p>
          </table:table-cell>
          <table:table-cell office:value-type="float" office:value="3.4719270196558001" table:style-name="ce13">
            <text:p>3,471927</text:p>
          </table:table-cell>
          <table:table-cell office:value-type="float" office:value="3.4988244145584999" table:style-name="ce13">
            <text:p>3,498824</text:p>
          </table:table-cell>
          <table:table-cell office:value-type="float" office:value="3.5423680993134998" table:style-name="ce13">
            <text:p>3,542368</text:p>
          </table:table-cell>
          <table:table-cell office:value-type="float" office:value="3.5596256935953998" table:style-name="ce13">
            <text:p>3,559626</text:p>
          </table:table-cell>
          <table:table-cell office:value-type="float" office:value="3.5394056240007998" table:style-name="ce13">
            <text:p>3,539406</text:p>
          </table:table-cell>
          <table:table-cell office:value-type="float" office:value="3.5423210758958001" table:style-name="ce13">
            <text:p>3,542321</text:p>
          </table:table-cell>
          <table:table-cell office:value-type="float" office:value="3.5280729803441999" table:style-name="ce13">
            <text:p>3,528073</text:p>
          </table:table-cell>
          <table:table-cell office:value-type="float" office:value="3.5287313081914999" table:style-name="ce13">
            <text:p>3,528731</text:p>
          </table:table-cell>
          <table:table-cell office:value-type="float" office:value="3.5317408069218001" table:style-name="ce13">
            <text:p>3,531741</text:p>
          </table:table-cell>
          <table:table-cell office:value-type="float" office:value="3.5268503714850001" table:style-name="ce13">
            <text:p>3,526850</text:p>
          </table:table-cell>
          <table:table-cell office:value-type="float" office:value="3.5084171917615001" table:style-name="ce13">
            <text:p>3,508417</text:p>
          </table:table-cell>
          <table:table-cell office:value-type="float" office:value="3.5472585347502998" table:style-name="ce13">
            <text:p>3,547259</text:p>
          </table:table-cell>
          <table:table-cell office:value-type="float" office:value="3.5492335182921" table:style-name="ce13">
            <text:p>3,549234</text:p>
          </table:table-cell>
          <table:table-cell office:value-type="float" office:value="3.5592024828365001" table:style-name="ce13">
            <text:p>3,559202</text:p>
          </table:table-cell>
          <table:table-cell office:value-type="float" office:value="3.4782751810402002" table:style-name="ce13">
            <text:p>3,478275</text:p>
          </table:table-cell>
          <table:table-cell office:value-type="float" office:value="3.5373836170413" table:style-name="ce13">
            <text:p>3,537384</text:p>
          </table:table-cell>
          <table:table-cell office:value-type="float" office:value="3.4964262202577001" table:style-name="ce13">
            <text:p>3,496426</text:p>
          </table:table-cell>
          <table:table-cell office:value-type="float" office:value="3.5105332455562999" table:style-name="ce13">
            <text:p>3,510533</text:p>
          </table:table-cell>
          <table:table-cell office:value-type="float" office:value="3.5046082949308999" table:style-name="ce13">
            <text:p>3,504608</text:p>
          </table:table-cell>
          <table:table-cell office:value-type="float" office:value="3.5149534468165" table:style-name="ce13">
            <text:p>3,514953</text:p>
          </table:table-cell>
          <table:table-cell office:value-type="float" office:value="3.5446722467788998" table:style-name="ce13">
            <text:p>3,544672</text:p>
          </table:table-cell>
          <table:table-cell office:value-type="float" office:value="3.5483400733565" table:style-name="ce13">
            <text:p>3,548340</text:p>
          </table:table-cell>
          <table:table-cell office:value-type="float" office:value="3.533104486034" table:style-name="ce13">
            <text:p>3,533104</text:p>
          </table:table-cell>
          <table:table-cell office:value-type="float" office:value="3.4518009968965" table:style-name="ce13">
            <text:p>3,451801</text:p>
          </table:table-cell>
          <table:table-cell office:value-type="float" office:value="3.4757359164863999" table:style-name="ce13">
            <text:p>3,475736</text:p>
          </table:table-cell>
          <table:table-cell office:value-type="float" office:value="3.510439198721" table:style-name="ce13">
            <text:p>3,510439</text:p>
          </table:table-cell>
          <table:table-cell office:value-type="float" office:value="3.4724913006676998" table:style-name="ce13">
            <text:p>3,472491</text:p>
          </table:table-cell>
          <table:table-cell office:value-type="float" office:value="3.5700648923163998" table:style-name="ce13">
            <text:p>3,570065</text:p>
          </table:table-cell>
          <table:table-cell office:value-type="float" office:value="3.4829304993886998" table:style-name="ce13">
            <text:p>3,482930</text:p>
          </table:table-cell>
          <table:table-cell office:value-type="float" office:value="3.5292015423680998" table:style-name="ce13">
            <text:p>3,529202</text:p>
          </table:table-cell>
          <table:table-cell office:value-type="float" office:value="3.5434496379197" table:style-name="ce13">
            <text:p>3,543450</text:p>
          </table:table-cell>
          <table:table-cell office:value-type="float" office:value="3.5142951189692" table:style-name="ce13">
            <text:p>3,514295</text:p>
          </table:table-cell>
          <table:table-cell office:value-type="float" office:value="3.4917709019092" table:style-name="ce13">
            <text:p>3,491771</text:p>
          </table:table-cell>
          <table:table-cell office:value-type="float" office:value="3.5909903131759999" table:style-name="ce13">
            <text:p>3,590990</text:p>
          </table:table-cell>
          <table:table-cell office:value-type="float" office:value="3.5569453587886999" table:style-name="ce13">
            <text:p>3,556945</text:p>
          </table:table-cell>
          <table:table-cell office:value-type="float" office:value="3.5073356531552999" table:style-name="ce13">
            <text:p>3,507336</text:p>
          </table:table-cell>
          <table:table-cell office:value-type="float" office:value="3.5575096398006001" table:style-name="ce13">
            <text:p>3,557510</text:p>
          </table:table-cell>
          <table:table-cell office:value-type="float" office:value="3.4986833443054999" table:style-name="ce13">
            <text:p>3,498683</text:p>
          </table:table-cell>
          <table:table-cell office:value-type="float" office:value="3.5168814069407" table:style-name="ce13">
            <text:p>3,516881</text:p>
          </table:table-cell>
          <table:table-cell office:value-type="float" office:value="3.5645161290323002" table:style-name="ce13">
            <text:p>3,564516</text:p>
          </table:table-cell>
          <table:table-cell office:value-type="float" office:value="3.5441549891845998" table:style-name="ce13">
            <text:p>3,544155</text:p>
          </table:table-cell>
          <table:table-cell office:value-type="float" office:value="3.5150945170695" table:style-name="ce13">
            <text:p>3,515095</text:p>
          </table:table-cell>
          <table:table-cell office:value-type="float" office:value="3.5890623530518" table:style-name="ce13">
            <text:p>3,589062</text:p>
          </table:table-cell>
          <table:table-cell office:value-type="float" office:value="3.4575378538511998" table:style-name="ce13">
            <text:p>3,457538</text:p>
          </table:table-cell>
          <table:table-cell office:value-type="float" office:value="3.5473996050032999" table:style-name="ce13">
            <text:p>3,547400</text:p>
          </table:table-cell>
          <table:table-cell office:value-type="float" office:value="3.4998119063294002" table:style-name="ce13">
            <text:p>3,499812</text:p>
          </table:table-cell>
          <table:table-cell office:value-type="float" office:value="3.5812564657199002" table:style-name="ce13">
            <text:p>3,581256</text:p>
          </table:table-cell>
          <table:table-cell office:value-type="float" office:value="3.4853757171070998" table:style-name="ce13">
            <text:p>3,485376</text:p>
          </table:table-cell>
          <table:table-cell office:value-type="float" office:value="3.5536537195523001" table:style-name="ce13">
            <text:p>3,553654</text:p>
          </table:table-cell>
          <table:table-cell office:value-type="float" office:value="3.5130725101100002" table:style-name="ce13">
            <text:p>3,513073</text:p>
          </table:table-cell>
          <table:table-cell office:value-type="float" office:value="3.4929464873507001" table:style-name="ce13">
            <text:p>3,492946</text:p>
          </table:table-cell>
          <table:table-cell office:value-type="float" office:value="3.5859117840685002" table:style-name="ce13">
            <text:p>3,585912</text:p>
          </table:table-cell>
          <table:table-cell office:value-type="float" office:value="3.5097808708736999" table:style-name="ce13">
            <text:p>3,509781</text:p>
          </table:table-cell>
          <table:table-cell office:value-type="float" office:value="3.4582432051161001" table:style-name="ce13">
            <text:p>3,458243</text:p>
          </table:table-cell>
          <table:table-cell office:value-type="float" office:value="3.5220539828835" table:style-name="ce13">
            <text:p>3,522054</text:p>
          </table:table-cell>
          <table:table-cell office:value-type="float" office:value="3.5217248189597998" table:style-name="ce13">
            <text:p>3,521725</text:p>
          </table:table-cell>
          <table:table-cell office:value-type="float" office:value="3.4781811342047999" table:style-name="ce13">
            <text:p>3,478181</text:p>
          </table:table-cell>
          <table:table-cell office:value-type="float" office:value="3.5353145866642" table:style-name="ce13">
            <text:p>3,535315</text:p>
          </table:table-cell>
          <table:table-cell office:value-type="float" office:value="3.4919119721621001" table:style-name="ce13">
            <text:p>3,491912</text:p>
          </table:table-cell>
          <table:table-cell office:value-type="float" office:value="3.4911595974795002" table:style-name="ce13">
            <text:p>3,491160</text:p>
          </table:table-cell>
          <table:table-cell office:value-type="float" office:value="3.4638389918178998" table:style-name="ce13">
            <text:p>3,463839</text:p>
          </table:table-cell>
          <table:table-cell office:value-type="float" office:value="3.5231355214897002" table:style-name="ce13">
            <text:p>3,523136</text:p>
          </table:table-cell>
          <table:table-cell office:value-type="float" office:value="3.4986833443054999" table:style-name="ce13">
            <text:p>3,498683</text:p>
          </table:table-cell>
          <table:table-cell office:value-type="float" office:value="3.5520549233518" table:style-name="ce13">
            <text:p>3,552055</text:p>
          </table:table-cell>
          <table:table-cell office:value-type="float" office:value="3.5544531176526002" table:style-name="ce13">
            <text:p>3,554453</text:p>
          </table:table-cell>
          <table:table-cell office:value-type="float" office:value="3.5621179347315" table:style-name="ce13">
            <text:p>3,562118</text:p>
          </table:table-cell>
          <table:table-cell office:value-type="float" office:value="3.5504091037337" table:style-name="ce13">
            <text:p>3,550409</text:p>
          </table:table-cell>
          <table:table-cell office:value-type="float" office:value="3.5479638860152001" table:style-name="ce13">
            <text:p>3,547964</text:p>
          </table:table-cell>
          <table:table-cell office:value-type="float" office:value="3.5608483024546" table:style-name="ce13">
            <text:p>3,560848</text:p>
          </table:table-cell>
          <table:table-cell office:value-type="float" office:value="3.5398758581774001" table:style-name="ce13">
            <text:p>3,539876</text:p>
          </table:table-cell>
          <table:table-cell office:value-type="float" office:value="3.5398288347597" table:style-name="ce13">
            <text:p>3,539829</text:p>
          </table:table-cell>
          <table:table-cell office:value-type="float" office:value="3.4775228063575998" table:style-name="ce13">
            <text:p>3,477523</text:p>
          </table:table-cell>
          <table:table-cell office:value-type="float" office:value="3.5437788018432999" table:style-name="ce13">
            <text:p>3,543779</text:p>
          </table:table-cell>
          <table:table-cell office:value-type="float" office:value="3.4812846797704999" table:style-name="ce13">
            <text:p>3,481285</text:p>
          </table:table-cell>
          <table:table-cell office:value-type="float" office:value="3.4739960500329001" table:style-name="ce13">
            <text:p>3,473996</text:p>
          </table:table-cell>
          <table:table-cell office:value-type="float" office:value="3.5409573967835999" table:style-name="ce13">
            <text:p>3,540957</text:p>
          </table:table-cell>
          <table:table-cell office:value-type="float" office:value="3.5581209442302" table:style-name="ce13">
            <text:p>3,558121</text:p>
          </table:table-cell>
          <table:table-cell office:value-type="float" office:value="3.5378538512178999" table:style-name="ce13">
            <text:p>3,537854</text:p>
          </table:table-cell>
          <table:table-cell office:value-type="float" office:value="3.5535596727169998" table:style-name="ce13">
            <text:p>3,553560</text:p>
          </table:table-cell>
          <table:table-cell office:value-type="float" office:value="3.5083231449261998" table:style-name="ce13">
            <text:p>3,508323</text:p>
          </table:table-cell>
          <table:table-cell office:value-type="float" office:value="3.5093106366971001" table:style-name="ce13">
            <text:p>3,509311</text:p>
          </table:table-cell>
          <table:table-cell office:value-type="float" office:value="3.5258158562964002" table:style-name="ce13">
            <text:p>3,525816</text:p>
          </table:table-cell>
          <table:table-cell office:value-type="float" office:value="3.4861280917897002" table:style-name="ce13">
            <text:p>3,486128</text:p>
          </table:table-cell>
          <table:table-cell office:value-type="float" office:value="3.5520078999342002" table:style-name="ce13">
            <text:p>3,552008</text:p>
          </table:table-cell>
          <table:table-cell office:value-type="float" office:value="3.4390106272923999" table:style-name="ce13">
            <text:p>3,439011</text:p>
          </table:table-cell>
          <table:table-cell office:value-type="float" office:value="3.5562870309413999" table:style-name="ce13">
            <text:p>3,556287</text:p>
          </table:table-cell>
          <table:table-cell office:value-type="float" office:value="3.4703752468729001" table:style-name="ce13">
            <text:p>3,470375</text:p>
          </table:table-cell>
          <table:table-cell office:value-type="float" office:value="3.5447192701965999" table:style-name="ce13">
            <text:p>3,544719</text:p>
          </table:table-cell>
          <table:table-cell office:value-type="float" office:value="3.5332925797047001" table:style-name="ce13">
            <text:p>3,533293</text:p>
          </table:table-cell>
          <table:table-cell office:value-type="float" office:value="3.5595316467600999" table:style-name="ce13">
            <text:p>3,559532</text:p>
          </table:table-cell>
          <table:table-cell office:value-type="float" office:value="3.5355967271701001" table:style-name="ce13">
            <text:p>3,535597</text:p>
          </table:table-cell>
          <table:table-cell office:value-type="float" office:value="3.5218188657952001" table:style-name="ce13">
            <text:p>3,521819</text:p>
          </table:table-cell>
          <table:table-cell office:value-type="float" office:value="3.5886391422928998" table:style-name="ce13">
            <text:p>3,588639</text:p>
          </table:table-cell>
          <table:table-cell office:value-type="float" office:value="3.5266622778143999" table:style-name="ce13">
            <text:p>3,526662</text:p>
          </table:table-cell>
          <table:table-cell office:value-type="float" office:value="3.5166462898523001" table:style-name="ce13">
            <text:p>3,516646</text:p>
          </table:table-cell>
          <table:table-cell office:value-type="float" office:value="3.6043449637920002" table:style-name="ce13">
            <text:p>3,604345</text:p>
          </table:table-cell>
          <table:table-cell office:value-type="float" office:value="3.5158939151698001" table:style-name="ce13">
            <text:p>3,515894</text:p>
          </table:table-cell>
          <table:table-cell office:value-type="float" office:value="3.5329634157810998" table:style-name="ce13">
            <text:p>3,532963</text:p>
          </table:table-cell>
          <table:table-cell office:value-type="float" office:value="3.5401109752657001" table:style-name="ce13">
            <text:p>3,540111</text:p>
          </table:table-cell>
          <table:table-cell office:value-type="float" office:value="3.5447662936142001" table:style-name="ce13">
            <text:p>3,544766</text:p>
          </table:table-cell>
          <table:table-cell office:value-type="float" office:value="3.4642151791592002" table:style-name="ce13">
            <text:p>3,464215</text:p>
          </table:table-cell>
          <table:table-cell office:value-type="float" office:value="3.5370544531177002" table:style-name="ce13">
            <text:p>3,537054</text:p>
          </table:table-cell>
          <table:table-cell office:value-type="float" office:value="3.543684755008" table:style-name="ce13">
            <text:p>3,543685</text:p>
          </table:table-cell>
          <table:table-cell office:value-type="float" office:value="3.5865230884981001" table:style-name="ce13">
            <text:p>3,586523</text:p>
          </table:table-cell>
          <table:table-cell office:value-type="float" office:value="3.5052666227781" table:style-name="ce13">
            <text:p>3,505267</text:p>
          </table:table-cell>
          <table:table-cell office:value-type="float" office:value="3.5347503056521998" table:style-name="ce13">
            <text:p>3,534750</text:p>
          </table:table-cell>
          <table:table-cell office:value-type="float" office:value="3.5455186682968001" table:style-name="ce13">
            <text:p>3,545519</text:p>
          </table:table-cell>
          <table:table-cell table:number-columns-repeated="16187"/>
        </table:table-row>
        <table:table-row table:style-name="ro2">
          <table:table-cell office:value-type="string" table:style-name="ce2">
            <text:p>instance07</text:p>
          </table:table-cell>
          <table:table-cell office:value-type="float" office:value="10.57584196336879" table:formula="of:=[.F8]-[.I8]" table:style-name="ce5">
            <text:p>10,575842</text:p>
          </table:table-cell>
          <table:table-cell office:value-type="float" office:value="10.854055968827" table:formula="of:=MAX([.$K8:.GO8])" table:style-name="ce5">
            <text:p>10,854056</text:p>
          </table:table-cell>
          <table:table-cell office:value-type="float" office:value="10.40701381509" table:formula="of:=MIN([.$K8:.GN8])" table:style-name="ce5">
            <text:p>10,407014</text:p>
          </table:table-cell>
          <table:table-cell office:value-type="float" office:value="10.766087678742162" table:formula="of:=[.F8]+[.I8]" table:style-name="ce5">
            <text:p>10,766088</text:p>
          </table:table-cell>
          <table:table-cell office:value-type="float" office:value="10.670964821055476" table:formula="of:=AVERAGE([.$K8:.GO8])" table:style-name="ce5">
            <text:p>10,670965</text:p>
          </table:table-cell>
          <table:table-cell table:number-columns-repeated="2" table:style-name="ce7"/>
          <table:table-cell office:value-type="float" office:value="9.512285768668674E-2" table:formula="of:=STDEV([.$K8:.GO8])" table:style-name="ce5">
            <text:p>0,095123</text:p>
          </table:table-cell>
          <table:table-cell office:value-type="float" office:value="10.050300999999999" table:style-name="ce11">
            <text:p>10,050301</text:p>
          </table:table-cell>
          <table:table-cell office:value-type="float" office:value="10.624867162593" table:style-name="ce13">
            <text:p>10,624867</text:p>
          </table:table-cell>
          <table:table-cell office:value-type="float" office:value="10.765143464399999" table:style-name="ce13">
            <text:p>10,765143</text:p>
          </table:table-cell>
          <table:table-cell office:value-type="float" office:value="10.732908253631001" table:style-name="ce13">
            <text:p>10,732908</text:p>
          </table:table-cell>
          <table:table-cell office:value-type="float" office:value="10.742826780021" table:style-name="ce13">
            <text:p>10,742827</text:p>
          </table:table-cell>
          <table:table-cell office:value-type="float" office:value="10.526036131774999" table:style-name="ce13">
            <text:p>10,526036</text:p>
          </table:table-cell>
          <table:table-cell office:value-type="float" office:value="10.743535246192" table:style-name="ce13">
            <text:p>10,743535</text:p>
          </table:table-cell>
          <table:table-cell office:value-type="float" office:value="10.722989727241" table:style-name="ce13">
            <text:p>10,722990</text:p>
          </table:table-cell>
          <table:table-cell office:value-type="float" office:value="10.602904711300001" table:style-name="ce13">
            <text:p>10,602905</text:p>
          </table:table-cell>
          <table:table-cell office:value-type="float" office:value="10.715905065533001" table:style-name="ce13">
            <text:p>10,715905</text:p>
          </table:table-cell>
          <table:table-cell office:value-type="float" office:value="10.827488487425001" table:style-name="ce13">
            <text:p>10,827488</text:p>
          </table:table-cell>
          <table:table-cell office:value-type="float" office:value="10.641161884520001" table:style-name="ce13">
            <text:p>10,641162</text:p>
          </table:table-cell>
          <table:table-cell office:value-type="float" office:value="10.670917463691" table:style-name="ce13">
            <text:p>10,670917</text:p>
          </table:table-cell>
          <table:table-cell office:value-type="float" office:value="10.606801275239" table:style-name="ce13">
            <text:p>10,606801</text:p>
          </table:table-cell>
          <table:table-cell office:value-type="float" office:value="10.56004250797" table:style-name="ce13">
            <text:p>10,560043</text:p>
          </table:table-cell>
          <table:table-cell office:value-type="float" office:value="10.713071200850001" table:style-name="ce13">
            <text:p>10,713071</text:p>
          </table:table-cell>
          <table:table-cell office:value-type="float" office:value="10.675168260715999" table:style-name="ce13">
            <text:p>10,675168</text:p>
          </table:table-cell>
          <table:table-cell office:value-type="float" office:value="10.68862911796" table:style-name="ce13">
            <text:p>10,688629</text:p>
          </table:table-cell>
          <table:table-cell office:value-type="float" office:value="10.5883811548" table:style-name="ce13">
            <text:p>10,588381</text:p>
          </table:table-cell>
          <table:table-cell office:value-type="float" office:value="10.618136733970999" table:style-name="ce13">
            <text:p>10,618137</text:p>
          </table:table-cell>
          <table:table-cell office:value-type="float" office:value="10.727948990435999" table:style-name="ce13">
            <text:p>10,727949</text:p>
          </table:table-cell>
          <table:table-cell office:value-type="float" office:value="10.677293659228001" table:style-name="ce13">
            <text:p>10,677294</text:p>
          </table:table-cell>
          <table:table-cell office:value-type="float" office:value="10.693588381154999" table:style-name="ce13">
            <text:p>10,693588</text:p>
          </table:table-cell>
          <table:table-cell office:value-type="float" office:value="10.651434643996" table:style-name="ce13">
            <text:p>10,651435</text:p>
          </table:table-cell>
          <table:table-cell office:value-type="float" office:value="10.713779667021001" table:style-name="ce13">
            <text:p>10,713780</text:p>
          </table:table-cell>
          <table:table-cell office:value-type="float" office:value="10.642224583776001" table:style-name="ce13">
            <text:p>10,642225</text:p>
          </table:table-cell>
          <table:table-cell office:value-type="float" office:value="10.606447042154" table:style-name="ce13">
            <text:p>10,606447</text:p>
          </table:table-cell>
          <table:table-cell office:value-type="float" office:value="10.808359900815001" table:style-name="ce13">
            <text:p>10,808360</text:p>
          </table:table-cell>
          <table:table-cell office:value-type="float" office:value="10.714842366277001" table:style-name="ce13">
            <text:p>10,714842</text:p>
          </table:table-cell>
          <table:table-cell office:value-type="float" office:value="10.724760892667" table:style-name="ce13">
            <text:p>10,724761</text:p>
          </table:table-cell>
          <table:table-cell office:value-type="float" office:value="10.729720155862999" table:style-name="ce13">
            <text:p>10,729720</text:p>
          </table:table-cell>
          <table:table-cell office:value-type="float" office:value="10.725823591923" table:style-name="ce13">
            <text:p>10,725824</text:p>
          </table:table-cell>
          <table:table-cell office:value-type="float" office:value="10.713071200850001" table:style-name="ce13">
            <text:p>10,713071</text:p>
          </table:table-cell>
          <table:table-cell office:value-type="float" office:value="10.661353170386" table:style-name="ce13">
            <text:p>10,661353</text:p>
          </table:table-cell>
          <table:table-cell office:value-type="float" office:value="10.774353524619" table:style-name="ce13">
            <text:p>10,774354</text:p>
          </table:table-cell>
          <table:table-cell office:value-type="float" office:value="10.524264966347999" table:style-name="ce13">
            <text:p>10,524265</text:p>
          </table:table-cell>
          <table:table-cell office:value-type="float" office:value="10.574211831385" table:style-name="ce13">
            <text:p>10,574212</text:p>
          </table:table-cell>
          <table:table-cell office:value-type="float" office:value="10.733970952887001" table:style-name="ce13">
            <text:p>10,733971</text:p>
          </table:table-cell>
          <table:table-cell office:value-type="float" office:value="10.786397449521999" table:style-name="ce13">
            <text:p>10,786397</text:p>
          </table:table-cell>
          <table:table-cell office:value-type="float" office:value="10.695359546582001" table:style-name="ce13">
            <text:p>10,695360</text:p>
          </table:table-cell>
          <table:table-cell office:value-type="float" office:value="10.76053843429" table:style-name="ce13">
            <text:p>10,760538</text:p>
          </table:table-cell>
          <table:table-cell office:value-type="float" office:value="10.66950053135" table:style-name="ce13">
            <text:p>10,669501</text:p>
          </table:table-cell>
          <table:table-cell office:value-type="float" office:value="10.605738575983001" table:style-name="ce13">
            <text:p>10,605739</text:p>
          </table:table-cell>
          <table:table-cell office:value-type="float" office:value="10.475026567481001" table:style-name="ce13">
            <text:p>10,475027</text:p>
          </table:table-cell>
          <table:table-cell office:value-type="float" office:value="10.694651080411001" table:style-name="ce13">
            <text:p>10,694651</text:p>
          </table:table-cell>
          <table:table-cell office:value-type="float" office:value="10.620262132483001" table:style-name="ce13">
            <text:p>10,620262</text:p>
          </table:table-cell>
          <table:table-cell office:value-type="float" office:value="10.668792065179" table:style-name="ce13">
            <text:p>10,668792</text:p>
          </table:table-cell>
          <table:table-cell office:value-type="float" office:value="10.706340772228" table:style-name="ce13">
            <text:p>10,706341</text:p>
          </table:table-cell>
          <table:table-cell office:value-type="float" office:value="10.542685086786999" table:style-name="ce13">
            <text:p>10,542685</text:p>
          </table:table-cell>
          <table:table-cell office:value-type="float" office:value="10.648246546227" table:style-name="ce13">
            <text:p>10,648247</text:p>
          </table:table-cell>
          <table:table-cell office:value-type="float" office:value="10.755224938009" table:style-name="ce13">
            <text:p>10,755225</text:p>
          </table:table-cell>
          <table:table-cell office:value-type="float" office:value="10.854055968827" table:style-name="ce13">
            <text:p>10,854056</text:p>
          </table:table-cell>
          <table:table-cell office:value-type="float" office:value="10.716967764789" table:style-name="ce13">
            <text:p>10,716968</text:p>
          </table:table-cell>
          <table:table-cell office:value-type="float" office:value="10.794899043571" table:style-name="ce13">
            <text:p>10,794899</text:p>
          </table:table-cell>
          <table:table-cell office:value-type="float" office:value="10.595820049593" table:style-name="ce13">
            <text:p>10,595820</text:p>
          </table:table-cell>
          <table:table-cell office:value-type="float" office:value="10.662061636557" table:style-name="ce13">
            <text:p>10,662062</text:p>
          </table:table-cell>
          <table:table-cell office:value-type="float" office:value="10.661353170386" table:style-name="ce13">
            <text:p>10,661353</text:p>
          </table:table-cell>
          <table:table-cell office:value-type="float" office:value="10.718030464045" table:style-name="ce13">
            <text:p>10,718030</text:p>
          </table:table-cell>
          <table:table-cell office:value-type="float" office:value="10.64576691463" table:style-name="ce13">
            <text:p>10,645767</text:p>
          </table:table-cell>
          <table:table-cell office:value-type="float" office:value="10.582359192348999" table:style-name="ce13">
            <text:p>10,582359</text:p>
          </table:table-cell>
          <table:table-cell office:value-type="float" office:value="10.40701381509" table:style-name="ce13">
            <text:p>10,407014</text:p>
          </table:table-cell>
          <table:table-cell office:value-type="float" office:value="10.545873184554999" table:style-name="ce13">
            <text:p>10,545873</text:p>
          </table:table-cell>
          <table:table-cell office:value-type="float" office:value="10.666666666667" table:style-name="ce13">
            <text:p>10,666667</text:p>
          </table:table-cell>
          <table:table-cell office:value-type="float" office:value="10.682961388594" table:style-name="ce13">
            <text:p>10,682961</text:p>
          </table:table-cell>
          <table:table-cell office:value-type="float" office:value="10.609989373007" table:style-name="ce13">
            <text:p>10,609989</text:p>
          </table:table-cell>
          <table:table-cell office:value-type="float" office:value="10.623450230252001" table:style-name="ce13">
            <text:p>10,623450</text:p>
          </table:table-cell>
          <table:table-cell office:value-type="float" office:value="10.803754870704999" table:style-name="ce13">
            <text:p>10,803755</text:p>
          </table:table-cell>
          <table:table-cell office:value-type="float" office:value="10.650726177825" table:style-name="ce13">
            <text:p>10,650726</text:p>
          </table:table-cell>
          <table:table-cell office:value-type="float" office:value="10.595465816507" table:style-name="ce13">
            <text:p>10,595466</text:p>
          </table:table-cell>
          <table:table-cell office:value-type="float" office:value="10.761601133546" table:style-name="ce13">
            <text:p>10,761601</text:p>
          </table:table-cell>
          <table:table-cell office:value-type="float" office:value="10.784980517179999" table:style-name="ce13">
            <text:p>10,784981</text:p>
          </table:table-cell>
          <table:table-cell office:value-type="float" office:value="10.754162238753" table:style-name="ce13">
            <text:p>10,754162</text:p>
          </table:table-cell>
          <table:table-cell office:value-type="float" office:value="10.476797732908" table:style-name="ce13">
            <text:p>10,476798</text:p>
          </table:table-cell>
          <table:table-cell office:value-type="float" office:value="10.750974140985001" table:style-name="ce13">
            <text:p>10,750974</text:p>
          </table:table-cell>
          <table:table-cell office:value-type="float" office:value="10.7941905774" table:style-name="ce13">
            <text:p>10,794191</text:p>
          </table:table-cell>
          <table:table-cell office:value-type="float" office:value="10.685086787106" table:style-name="ce13">
            <text:p>10,685087</text:p>
          </table:table-cell>
          <table:table-cell office:value-type="float" office:value="10.66489550124" table:style-name="ce13">
            <text:p>10,664896</text:p>
          </table:table-cell>
          <table:table-cell office:value-type="float" office:value="10.429684732554" table:style-name="ce13">
            <text:p>10,429685</text:p>
          </table:table-cell>
          <table:table-cell office:value-type="float" office:value="10.713071200850001" table:style-name="ce13">
            <text:p>10,713071</text:p>
          </table:table-cell>
          <table:table-cell office:value-type="float" office:value="10.840595111582999" table:style-name="ce13">
            <text:p>10,840595</text:p>
          </table:table-cell>
          <table:table-cell office:value-type="float" office:value="10.726532058094" table:style-name="ce13">
            <text:p>10,726532</text:p>
          </table:table-cell>
          <table:table-cell office:value-type="float" office:value="10.712362734678999" table:style-name="ce13">
            <text:p>10,712363</text:p>
          </table:table-cell>
          <table:table-cell office:value-type="float" office:value="10.688274884874" table:style-name="ce13">
            <text:p>10,688275</text:p>
          </table:table-cell>
          <table:table-cell office:value-type="float" office:value="10.705632306057" table:style-name="ce13">
            <text:p>10,705632</text:p>
          </table:table-cell>
          <table:table-cell office:value-type="float" office:value="10.616365568543999" table:style-name="ce13">
            <text:p>10,616366</text:p>
          </table:table-cell>
          <table:table-cell office:value-type="float" office:value="10.70315267446" table:style-name="ce13">
            <text:p>10,703153</text:p>
          </table:table-cell>
          <table:table-cell office:value-type="float" office:value="10.671271696776" table:style-name="ce13">
            <text:p>10,671272</text:p>
          </table:table-cell>
          <table:table-cell office:value-type="float" office:value="10.727948990435999" table:style-name="ce13">
            <text:p>10,727949</text:p>
          </table:table-cell>
          <table:table-cell office:value-type="float" office:value="10.680127523911001" table:style-name="ce13">
            <text:p>10,680128</text:p>
          </table:table-cell>
          <table:table-cell office:value-type="float" office:value="10.578816861495" table:style-name="ce13">
            <text:p>10,578817</text:p>
          </table:table-cell>
          <table:table-cell office:value-type="float" office:value="10.42543393553" table:style-name="ce13">
            <text:p>10,425434</text:p>
          </table:table-cell>
          <table:table-cell office:value-type="float" office:value="10.752745306412001" table:style-name="ce13">
            <text:p>10,752745</text:p>
          </table:table-cell>
          <table:table-cell office:value-type="float" office:value="10.828196953595" table:style-name="ce13">
            <text:p>10,828197</text:p>
          </table:table-cell>
          <table:table-cell office:value-type="float" office:value="10.702444208289" table:style-name="ce13">
            <text:p>10,702444</text:p>
          </table:table-cell>
          <table:table-cell office:value-type="float" office:value="10.681898689338" table:style-name="ce13">
            <text:p>10,681899</text:p>
          </table:table-cell>
          <table:table-cell office:value-type="float" office:value="10.8377612469" table:style-name="ce13">
            <text:p>10,837761</text:p>
          </table:table-cell>
          <table:table-cell office:value-type="float" office:value="10.549769748495001" table:style-name="ce13">
            <text:p>10,549770</text:p>
          </table:table-cell>
          <table:table-cell office:value-type="float" office:value="10.433581296492999" table:style-name="ce13">
            <text:p>10,433581</text:p>
          </table:table-cell>
          <table:table-cell office:value-type="float" office:value="10.621324831739001" table:style-name="ce13">
            <text:p>10,621325</text:p>
          </table:table-cell>
          <table:table-cell office:value-type="float" office:value="10.786397449521999" table:style-name="ce13">
            <text:p>10,786397</text:p>
          </table:table-cell>
          <table:table-cell office:value-type="float" office:value="10.565710237336001" table:style-name="ce13">
            <text:p>10,565710</text:p>
          </table:table-cell>
          <table:table-cell office:value-type="float" office:value="10.619199433226999" table:style-name="ce13">
            <text:p>10,619199</text:p>
          </table:table-cell>
          <table:table-cell office:value-type="float" office:value="10.48281969536" table:style-name="ce13">
            <text:p>10,482820</text:p>
          </table:table-cell>
          <table:table-cell office:value-type="float" office:value="10.66489550124" table:style-name="ce13">
            <text:p>10,664896</text:p>
          </table:table-cell>
          <table:table-cell office:value-type="float" office:value="10.55543747786" table:style-name="ce13">
            <text:p>10,555437</text:p>
          </table:table-cell>
          <table:table-cell office:value-type="float" office:value="10.686503719447" table:style-name="ce13">
            <text:p>10,686504</text:p>
          </table:table-cell>
          <table:table-cell office:value-type="float" office:value="10.596882748849" table:style-name="ce13">
            <text:p>10,596883</text:p>
          </table:table-cell>
          <table:table-cell office:value-type="float" office:value="10.765851930569999" table:style-name="ce13">
            <text:p>10,765852</text:p>
          </table:table-cell>
          <table:table-cell office:value-type="float" office:value="10.464753808006" table:style-name="ce13">
            <text:p>10,464754</text:p>
          </table:table-cell>
          <table:table-cell office:value-type="float" office:value="10.764789231313999" table:style-name="ce13">
            <text:p>10,764789</text:p>
          </table:table-cell>
          <table:table-cell office:value-type="float" office:value="10.808714133900001" table:style-name="ce13">
            <text:p>10,808714</text:p>
          </table:table-cell>
          <table:table-cell office:value-type="float" office:value="10.610343606093" table:style-name="ce13">
            <text:p>10,610344</text:p>
          </table:table-cell>
          <table:table-cell office:value-type="float" office:value="10.660290471130001" table:style-name="ce13">
            <text:p>10,660290</text:p>
          </table:table-cell>
          <table:table-cell office:value-type="float" office:value="10.619199433226999" table:style-name="ce13">
            <text:p>10,619199</text:p>
          </table:table-cell>
          <table:table-cell office:value-type="float" office:value="10.624512929508001" table:style-name="ce13">
            <text:p>10,624513</text:p>
          </table:table-cell>
          <table:table-cell office:value-type="float" office:value="10.628055260361" table:style-name="ce13">
            <text:p>10,628055</text:p>
          </table:table-cell>
          <table:table-cell office:value-type="float" office:value="10.569961034361" table:style-name="ce13">
            <text:p>10,569961</text:p>
          </table:table-cell>
          <table:table-cell office:value-type="float" office:value="10.599716613531999" table:style-name="ce13">
            <text:p>10,599717</text:p>
          </table:table-cell>
          <table:table-cell office:value-type="float" office:value="10.597236981934" table:style-name="ce13">
            <text:p>10,597237</text:p>
          </table:table-cell>
          <table:table-cell office:value-type="float" office:value="10.559688274885" table:style-name="ce13">
            <text:p>10,559688</text:p>
          </table:table-cell>
          <table:table-cell office:value-type="float" office:value="10.740701381509" table:style-name="ce13">
            <text:p>10,740701</text:p>
          </table:table-cell>
          <table:table-cell office:value-type="float" office:value="10.812256464754" table:style-name="ce13">
            <text:p>10,812256</text:p>
          </table:table-cell>
          <table:table-cell office:value-type="float" office:value="10.763018065887" table:style-name="ce13">
            <text:p>10,763018</text:p>
          </table:table-cell>
          <table:table-cell office:value-type="float" office:value="10.634077222813" table:style-name="ce13">
            <text:p>10,634077</text:p>
          </table:table-cell>
          <table:table-cell office:value-type="float" office:value="10.609635139922" table:style-name="ce13">
            <text:p>10,609635</text:p>
          </table:table-cell>
          <table:table-cell office:value-type="float" office:value="10.821112291887999" table:style-name="ce13">
            <text:p>10,821112</text:p>
          </table:table-cell>
          <table:table-cell office:value-type="float" office:value="10.42543393553" table:style-name="ce13">
            <text:p>10,425434</text:p>
          </table:table-cell>
          <table:table-cell office:value-type="float" office:value="10.608926673751" table:style-name="ce13">
            <text:p>10,608927</text:p>
          </table:table-cell>
          <table:table-cell office:value-type="float" office:value="10.818986893376" table:style-name="ce13">
            <text:p>10,818987</text:p>
          </table:table-cell>
          <table:table-cell office:value-type="float" office:value="10.741055614594" table:style-name="ce13">
            <text:p>10,741056</text:p>
          </table:table-cell>
          <table:table-cell office:value-type="float" office:value="10.774707757705" table:style-name="ce13">
            <text:p>10,774708</text:p>
          </table:table-cell>
          <table:table-cell office:value-type="float" office:value="10.693588381154999" table:style-name="ce13">
            <text:p>10,693588</text:p>
          </table:table-cell>
          <table:table-cell office:value-type="float" office:value="10.749911441728999" table:style-name="ce13">
            <text:p>10,749911</text:p>
          </table:table-cell>
          <table:table-cell office:value-type="float" office:value="10.664541268154" table:style-name="ce13">
            <text:p>10,664541</text:p>
          </table:table-cell>
          <table:table-cell office:value-type="float" office:value="10.730782855118999" table:style-name="ce13">
            <text:p>10,730783</text:p>
          </table:table-cell>
          <table:table-cell office:value-type="float" office:value="10.685795253277" table:style-name="ce13">
            <text:p>10,685795</text:p>
          </table:table-cell>
          <table:table-cell office:value-type="float" office:value="10.79950407368" table:style-name="ce13">
            <text:p>10,799504</text:p>
          </table:table-cell>
          <table:table-cell office:value-type="float" office:value="10.754162238753" table:style-name="ce13">
            <text:p>10,754162</text:p>
          </table:table-cell>
          <table:table-cell office:value-type="float" office:value="10.718030464045" table:style-name="ce13">
            <text:p>10,718030</text:p>
          </table:table-cell>
          <table:table-cell office:value-type="float" office:value="10.632660290471" table:style-name="ce13">
            <text:p>10,632660</text:p>
          </table:table-cell>
          <table:table-cell office:value-type="float" office:value="10.803400637619999" table:style-name="ce13">
            <text:p>10,803401</text:p>
          </table:table-cell>
          <table:table-cell office:value-type="float" office:value="10.733262486716001" table:style-name="ce13">
            <text:p>10,733262</text:p>
          </table:table-cell>
          <table:table-cell office:value-type="float" office:value="10.62663832802" table:style-name="ce13">
            <text:p>10,626638</text:p>
          </table:table-cell>
          <table:table-cell office:value-type="float" office:value="10.660998937301001" table:style-name="ce13">
            <text:p>10,660999</text:p>
          </table:table-cell>
          <table:table-cell office:value-type="float" office:value="10.728657456605999" table:style-name="ce13">
            <text:p>10,728657</text:p>
          </table:table-cell>
          <table:table-cell office:value-type="float" office:value="10.668083599008" table:style-name="ce13">
            <text:p>10,668084</text:p>
          </table:table-cell>
          <table:table-cell office:value-type="float" office:value="10.584130357775001" table:style-name="ce13">
            <text:p>10,584130</text:p>
          </table:table-cell>
          <table:table-cell office:value-type="float" office:value="10.609635139922" table:style-name="ce13">
            <text:p>10,609635</text:p>
          </table:table-cell>
          <table:table-cell office:value-type="float" office:value="10.735033652143001" table:style-name="ce13">
            <text:p>10,735034</text:p>
          </table:table-cell>
          <table:table-cell office:value-type="float" office:value="10.624867162593" table:style-name="ce13">
            <text:p>10,624867</text:p>
          </table:table-cell>
          <table:table-cell office:value-type="float" office:value="10.584484590861001" table:style-name="ce13">
            <text:p>10,584485</text:p>
          </table:table-cell>
          <table:table-cell office:value-type="float" office:value="10.776478923131" table:style-name="ce13">
            <text:p>10,776479</text:p>
          </table:table-cell>
          <table:table-cell office:value-type="float" office:value="10.455897980871001" table:style-name="ce13">
            <text:p>10,455898</text:p>
          </table:table-cell>
          <table:table-cell office:value-type="float" office:value="10.695005313496001" table:style-name="ce13">
            <text:p>10,695005</text:p>
          </table:table-cell>
          <table:table-cell office:value-type="float" office:value="10.573149132129" table:style-name="ce13">
            <text:p>10,573149</text:p>
          </table:table-cell>
          <table:table-cell office:value-type="float" office:value="10.744952178533" table:style-name="ce13">
            <text:p>10,744952</text:p>
          </table:table-cell>
          <table:table-cell office:value-type="float" office:value="10.783563584838999" table:style-name="ce13">
            <text:p>10,783564</text:p>
          </table:table-cell>
          <table:table-cell office:value-type="float" office:value="10.693588381154999" table:style-name="ce13">
            <text:p>10,693588</text:p>
          </table:table-cell>
          <table:table-cell office:value-type="float" office:value="10.826071555083001" table:style-name="ce13">
            <text:p>10,826072</text:p>
          </table:table-cell>
          <table:table-cell office:value-type="float" office:value="10.776833156217" table:style-name="ce13">
            <text:p>10,776833</text:p>
          </table:table-cell>
          <table:table-cell office:value-type="float" office:value="10.602550478215001" table:style-name="ce13">
            <text:p>10,602550</text:p>
          </table:table-cell>
          <table:table-cell office:value-type="float" office:value="10.726532058094" table:style-name="ce13">
            <text:p>10,726532</text:p>
          </table:table-cell>
          <table:table-cell office:value-type="float" office:value="10.694296847325999" table:style-name="ce13">
            <text:p>10,694297</text:p>
          </table:table-cell>
          <table:table-cell office:value-type="float" office:value="10.645412681544" table:style-name="ce13">
            <text:p>10,645413</text:p>
          </table:table-cell>
          <table:table-cell office:value-type="float" office:value="10.644349982288" table:style-name="ce13">
            <text:p>10,644350</text:p>
          </table:table-cell>
          <table:table-cell office:value-type="float" office:value="10.545164718384999" table:style-name="ce13">
            <text:p>10,545165</text:p>
          </table:table-cell>
          <table:table-cell office:value-type="float" office:value="10.666666666667" table:style-name="ce13">
            <text:p>10,666667</text:p>
          </table:table-cell>
          <table:table-cell office:value-type="float" office:value="10.773290825363" table:style-name="ce13">
            <text:p>10,773291</text:p>
          </table:table-cell>
          <table:table-cell office:value-type="float" office:value="10.810131066242" table:style-name="ce13">
            <text:p>10,810131</text:p>
          </table:table-cell>
          <table:table-cell office:value-type="float" office:value="10.827842720510001" table:style-name="ce13">
            <text:p>10,827843</text:p>
          </table:table-cell>
          <table:table-cell office:value-type="float" office:value="10.718384697131" table:style-name="ce13">
            <text:p>10,718385</text:p>
          </table:table-cell>
          <table:table-cell office:value-type="float" office:value="10.637619553665999" table:style-name="ce13">
            <text:p>10,637620</text:p>
          </table:table-cell>
          <table:table-cell office:value-type="float" office:value="10.624512929508001" table:style-name="ce13">
            <text:p>10,624513</text:p>
          </table:table-cell>
          <table:table-cell office:value-type="float" office:value="10.629117959617" table:style-name="ce13">
            <text:p>10,629118</text:p>
          </table:table-cell>
          <table:table-cell office:value-type="float" office:value="10.50194828197" table:style-name="ce13">
            <text:p>10,501948</text:p>
          </table:table-cell>
          <table:table-cell office:value-type="float" office:value="10.61282323769" table:style-name="ce13">
            <text:p>10,612823</text:p>
          </table:table-cell>
          <table:table-cell office:value-type="float" office:value="10.722989727241" table:style-name="ce13">
            <text:p>10,722990</text:p>
          </table:table-cell>
          <table:table-cell office:value-type="float" office:value="10.605738575983001" table:style-name="ce13">
            <text:p>10,605739</text:p>
          </table:table-cell>
          <table:table-cell office:value-type="float" office:value="10.529932695714001" table:style-name="ce13">
            <text:p>10,529933</text:p>
          </table:table-cell>
          <table:table-cell office:value-type="float" office:value="10.486362026213" table:style-name="ce13">
            <text:p>10,486362</text:p>
          </table:table-cell>
          <table:table-cell office:value-type="float" office:value="10.712362734678999" table:style-name="ce13">
            <text:p>10,712363</text:p>
          </table:table-cell>
          <table:table-cell office:value-type="float" office:value="10.639036486007999" table:style-name="ce13">
            <text:p>10,639036</text:p>
          </table:table-cell>
          <table:table-cell office:value-type="float" office:value="10.720155862558" table:style-name="ce13">
            <text:p>10,720156</text:p>
          </table:table-cell>
          <table:table-cell office:value-type="float" office:value="10.701735742118" table:style-name="ce13">
            <text:p>10,701736</text:p>
          </table:table-cell>
          <table:table-cell office:value-type="float" office:value="10.781792419412" table:style-name="ce13">
            <text:p>10,781792</text:p>
          </table:table-cell>
          <table:table-cell office:value-type="float" office:value="10.480694296847" table:style-name="ce13">
            <text:p>10,480694</text:p>
          </table:table-cell>
          <table:table-cell office:value-type="float" office:value="10.729011689691999" table:style-name="ce13">
            <text:p>10,729012</text:p>
          </table:table-cell>
          <table:table-cell office:value-type="float" office:value="10.695359546582001" table:style-name="ce13">
            <text:p>10,695360</text:p>
          </table:table-cell>
          <table:table-cell table:number-columns-repeated="16187"/>
        </table:table-row>
        <table:table-row table:style-name="ro2">
          <table:table-cell office:value-type="string" table:style-name="ce2">
            <text:p>GAP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">
            <text:p>instance01</text:p>
          </table:table-cell>
          <table:table-cell office:value-type="float" office:value="8.7642050253403936E-2" table:formula="of:=[.F10]-[.I10]" table:style-name="ce5">
            <text:p>0,087642</text:p>
          </table:table-cell>
          <table:table-cell office:value-type="float" office:value="0.20115286280472333" table:formula="of:=MAX([.$K10:.GP10])" table:style-name="ce6">
            <text:p>0,20</text:p>
          </table:table-cell>
          <table:table-cell office:value-type="float" office:value="3.8563099471747714E-2" table:formula="of:=MIN([.$K10:.GN10])" table:style-name="ce6">
            <text:p>0,04</text:p>
          </table:table-cell>
          <table:table-cell office:value-type="float" office:value="0.1550835950169912" table:formula="of:=[.F10]+[.I10]" table:style-name="ce5">
            <text:p>0,155084</text:p>
          </table:table-cell>
          <table:table-cell office:value-type="float" office:value="0.12136282263519757" table:formula="of:=AVERAGE([.$K10:.GO10])" table:style-name="ce6">
            <text:p>0,12</text:p>
          </table:table-cell>
          <table:table-cell table:number-columns-repeated="2" table:style-name="ce8"/>
          <table:table-cell office:value-type="float" office:value="3.3720772381793628E-2" table:formula="of:=STDEV([.$K10:.GO10])" table:style-name="ce6">
            <text:p>0,03</text:p>
          </table:table-cell>
          <table:table-cell table:style-name="ce10"/>
          <table:table-cell office:value-type="float" office:value="0.15320972746491085" table:formula="of:=100*([.K2]-[.$J2])/[.$J2]" table:style-name="ce8">
            <text:p>0,15</text:p>
          </table:table-cell>
          <table:table-cell office:value-type="float" office:value="0.16988560062823493" table:formula="of:=100*([.L2]-[.$J2])/[.$J2]" table:style-name="ce8">
            <text:p>0,17</text:p>
          </table:table-cell>
          <table:table-cell office:value-type="float" office:value="0.17197008477205997" table:formula="of:=100*([.M2]-[.$J2])/[.$J2]" table:style-name="ce8">
            <text:p>0,17</text:p>
          </table:table-cell>
          <table:table-cell office:value-type="float" office:value="0.17613905305971006" table:formula="of:=100*([.N2]-[.$J2])/[.$J2]" table:style-name="ce8">
            <text:p>0,18</text:p>
          </table:table-cell>
          <table:table-cell office:value-type="float" office:value="0.14487179088323976" table:formula="of:=100*([.O2]-[.$J2])/[.$J2]" table:style-name="ce8">
            <text:p>0,14</text:p>
          </table:table-cell>
          <table:table-cell office:value-type="float" office:value="9.5886413471514748E-2" table:formula="of:=100*([.P2]-[.$J2])/[.$J2]" table:style-name="ce8">
            <text:p>0,10</text:p>
          </table:table-cell>
          <table:table-cell office:value-type="float" office:value="0.14904075917088982" table:formula="of:=100*([.Q2]-[.$J2])/[.$J2]" table:style-name="ce8">
            <text:p>0,15</text:p>
          </table:table-cell>
          <table:table-cell office:value-type="float" office:value="0.10318210797490239" table:formula="of:=100*([.R2]-[.$J2])/[.$J2]" table:style-name="ce8">
            <text:p>0,10</text:p>
          </table:table-cell>
          <table:table-cell office:value-type="float" office:value="0.14070282259558967" table:formula="of:=100*([.S2]-[.$J2])/[.$J2]" table:style-name="ce8">
            <text:p>0,14</text:p>
          </table:table-cell>
          <table:table-cell office:value-type="float" office:value="6.878811958267643E-2" table:formula="of:=100*([.T2]-[.$J2])/[.$J2]" table:style-name="ce8">
            <text:p>0,07</text:p>
          </table:table-cell>
          <table:table-cell office:value-type="float" office:value="0.13028040186372261" table:formula="of:=100*([.U2]-[.$J2])/[.$J2]" table:style-name="ce8">
            <text:p>0,13</text:p>
          </table:table-cell>
          <table:table-cell office:value-type="float" office:value="9.4844171399602217E-2" table:formula="of:=100*([.V2]-[.$J2])/[.$J2]" table:style-name="ce8">
            <text:p>0,09</text:p>
          </table:table-cell>
          <table:table-cell office:value-type="float" office:value="0.12194246528205152" table:formula="of:=100*([.W2]-[.$J2])/[.$J2]" table:style-name="ce8">
            <text:p>0,12</text:p>
          </table:table-cell>
          <table:table-cell office:value-type="float" office:value="0.16050542197466941" table:formula="of:=100*([.X2]-[.$J2])/[.$J2]" table:style-name="ce8">
            <text:p>0,16</text:p>
          </table:table-cell>
          <table:table-cell office:value-type="float" office:value="0.12194246528205152" table:formula="of:=100*([.Y2]-[.$J2])/[.$J2]" table:style-name="ce8">
            <text:p>0,12</text:p>
          </table:table-cell>
          <table:table-cell office:value-type="float" office:value="8.8590718961756174E-2" table:formula="of:=100*([.Z2]-[.$J2])/[.$J2]" table:style-name="ce8">
            <text:p>0,09</text:p>
          </table:table-cell>
          <table:table-cell office:value-type="float" office:value="0.10109762383107734" table:formula="of:=100*([.AA2]-[.$J2])/[.$J2]" table:style-name="ce8">
            <text:p>0,10</text:p>
          </table:table-cell>
          <table:table-cell office:value-type="float" office:value="0.15946317990275691" table:formula="of:=100*([.AB2]-[.$J2])/[.$J2]" table:style-name="ce8">
            <text:p>0,16</text:p>
          </table:table-cell>
          <table:table-cell office:value-type="float" office:value="0.17092784270014746" table:formula="of:=100*([.AC2]-[.$J2])/[.$J2]" table:style-name="ce8">
            <text:p>0,17</text:p>
          </table:table-cell>
          <table:table-cell office:value-type="float" office:value="9.3801929321318769E-2" table:formula="of:=100*([.AD2]-[.$J2])/[.$J2]" table:style-name="ce8">
            <text:p>0,09</text:p>
          </table:table-cell>
          <table:table-cell office:value-type="float" office:value="0.11568901285057639" table:formula="of:=100*([.AE2]-[.$J2])/[.$J2]" table:style-name="ce8">
            <text:p>0,12</text:p>
          </table:table-cell>
          <table:table-cell office:value-type="float" office:value="0.17822353720990602" table:formula="of:=100*([.AF2]-[.$J2])/[.$J2]" table:style-name="ce8">
            <text:p>0,18</text:p>
          </table:table-cell>
          <table:table-cell office:value-type="float" office:value="0.10109762383107734" table:formula="of:=100*([.AG2]-[.$J2])/[.$J2]" table:style-name="ce8">
            <text:p>0,10</text:p>
          </table:table-cell>
          <table:table-cell office:value-type="float" office:value="9.3801929321318769E-2" table:formula="of:=100*([.AH2]-[.$J2])/[.$J2]" table:style-name="ce8">
            <text:p>0,09</text:p>
          </table:table-cell>
          <table:table-cell office:value-type="float" office:value="0.14487179088323976" table:formula="of:=100*([.AI2]-[.$J2])/[.$J2]" table:style-name="ce8">
            <text:p>0,14</text:p>
          </table:table-cell>
          <table:table-cell office:value-type="float" office:value="0.14070282259558967" table:formula="of:=100*([.AJ2]-[.$J2])/[.$J2]" table:style-name="ce8">
            <text:p>0,14</text:p>
          </table:table-cell>
          <table:table-cell office:value-type="float" office:value="9.067520310558122E-2" table:formula="of:=100*([.AK2]-[.$J2])/[.$J2]" table:style-name="ce8">
            <text:p>0,09</text:p>
          </table:table-cell>
          <table:table-cell office:value-type="float" office:value="0.10526659212509835" table:formula="of:=100*([.AL2]-[.$J2])/[.$J2]" table:style-name="ce8">
            <text:p>0,11</text:p>
          </table:table-cell>
          <table:table-cell office:value-type="float" office:value="0.11568901285057639" table:formula="of:=100*([.AM2]-[.$J2])/[.$J2]" table:style-name="ce8">
            <text:p>0,12</text:p>
          </table:table-cell>
          <table:table-cell office:value-type="float" office:value="5.1070004347439822E-2" table:formula="of:=100*([.AN2]-[.$J2])/[.$J2]" table:style-name="ce8">
            <text:p>0,05</text:p>
          </table:table-cell>
          <table:table-cell office:value-type="float" office:value="8.8590718961756174E-2" table:formula="of:=100*([.AO2]-[.$J2])/[.$J2]" table:style-name="ce8">
            <text:p>0,09</text:p>
          </table:table-cell>
          <table:table-cell office:value-type="float" office:value="0.11464677077866388" table:formula="of:=100*([.AP2]-[.$J2])/[.$J2]" table:style-name="ce8">
            <text:p>0,11</text:p>
          </table:table-cell>
          <table:table-cell office:value-type="float" office:value="8.4421750667735163E-2" table:formula="of:=100*([.AQ2]-[.$J2])/[.$J2]" table:style-name="ce8">
            <text:p>0,08</text:p>
          </table:table-cell>
          <table:table-cell office:value-type="float" office:value="0.10109762383107734" table:formula="of:=100*([.AR2]-[.$J2])/[.$J2]" table:style-name="ce8">
            <text:p>0,10</text:p>
          </table:table-cell>
          <table:table-cell office:value-type="float" office:value="7.6083814092435004E-2" table:formula="of:=100*([.AS2]-[.$J2])/[.$J2]" table:style-name="ce8">
            <text:p>0,08</text:p>
          </table:table-cell>
          <table:table-cell office:value-type="float" office:value="3.8563099471747714E-2" table:formula="of:=100*([.AT2]-[.$J2])/[.$J2]" table:style-name="ce8">
            <text:p>0,04</text:p>
          </table:table-cell>
          <table:table-cell office:value-type="float" office:value="0.16258990611849447" table:formula="of:=100*([.AU2]-[.$J2])/[.$J2]" table:style-name="ce8">
            <text:p>0,16</text:p>
          </table:table-cell>
          <table:table-cell office:value-type="float" office:value="5.4196730563177378E-2" table:formula="of:=100*([.AV2]-[.$J2])/[.$J2]" table:style-name="ce8">
            <text:p>0,05</text:p>
          </table:table-cell>
          <table:table-cell office:value-type="float" office:value="0.12402694943224749" table:formula="of:=100*([.AW2]-[.$J2])/[.$J2]" table:style-name="ce8">
            <text:p>0,12</text:p>
          </table:table-cell>
          <table:table-cell office:value-type="float" office:value="0.1073510762689234" table:formula="of:=100*([.AX2]-[.$J2])/[.$J2]" table:style-name="ce8">
            <text:p>0,11</text:p>
          </table:table-cell>
          <table:table-cell office:value-type="float" office:value="0.11881573906631396" table:formula="of:=100*([.AY2]-[.$J2])/[.$J2]" table:style-name="ce8">
            <text:p>0,12</text:p>
          </table:table-cell>
          <table:table-cell office:value-type="float" office:value="0.10318210797490239" table:formula="of:=100*([.AZ2]-[.$J2])/[.$J2]" table:style-name="ce8">
            <text:p>0,10</text:p>
          </table:table-cell>
          <table:table-cell office:value-type="float" office:value="0.12506919150416002" table:formula="of:=100*([.BA2]-[.$J2])/[.$J2]" table:style-name="ce8">
            <text:p>0,13</text:p>
          </table:table-cell>
          <table:table-cell office:value-type="float" office:value="0.10839331834083592" table:formula="of:=100*([.BB2]-[.$J2])/[.$J2]" table:style-name="ce8">
            <text:p>0,11</text:p>
          </table:table-cell>
          <table:table-cell office:value-type="float" office:value="0.10526659212509835" table:formula="of:=100*([.BC2]-[.$J2])/[.$J2]" table:style-name="ce8">
            <text:p>0,11</text:p>
          </table:table-cell>
          <table:table-cell office:value-type="float" office:value="0.11464677077866388" table:formula="of:=100*([.BD2]-[.$J2])/[.$J2]" table:style-name="ce8">
            <text:p>0,11</text:p>
          </table:table-cell>
          <table:table-cell office:value-type="float" office:value="0.18656147378520618" table:formula="of:=100*([.BE2]-[.$J2])/[.$J2]" table:style-name="ce8">
            <text:p>0,19</text:p>
          </table:table-cell>
          <table:table-cell office:value-type="float" office:value="0.16050542197466941" table:formula="of:=100*([.BF2]-[.$J2])/[.$J2]" table:style-name="ce8">
            <text:p>0,16</text:p>
          </table:table-cell>
          <table:table-cell office:value-type="float" office:value="0.15216748539299832" table:formula="of:=100*([.BG2]-[.$J2])/[.$J2]" table:style-name="ce8">
            <text:p>0,15</text:p>
          </table:table-cell>
          <table:table-cell office:value-type="float" office:value="0.14904075917088982" table:formula="of:=100*([.BH2]-[.$J2])/[.$J2]" table:style-name="ce8">
            <text:p>0,15</text:p>
          </table:table-cell>
          <table:table-cell office:value-type="float" office:value="0.13340712808583111" table:formula="of:=100*([.BI2]-[.$J2])/[.$J2]" table:style-name="ce8">
            <text:p>0,13</text:p>
          </table:table-cell>
          <table:table-cell office:value-type="float" office:value="0.11047780248466096" table:formula="of:=100*([.BJ2]-[.$J2])/[.$J2]" table:style-name="ce8">
            <text:p>0,11</text:p>
          </table:table-cell>
          <table:table-cell office:value-type="float" office:value="8.963296103366869E-2" table:formula="of:=100*([.BK2]-[.$J2])/[.$J2]" table:style-name="ce8">
            <text:p>0,09</text:p>
          </table:table-cell>
          <table:table-cell office:value-type="float" office:value="0.15425196953682338" table:formula="of:=100*([.BL2]-[.$J2])/[.$J2]" table:style-name="ce8">
            <text:p>0,15</text:p>
          </table:table-cell>
          <table:table-cell office:value-type="float" office:value="0.14799851709897732" table:formula="of:=100*([.BM2]-[.$J2])/[.$J2]" table:style-name="ce8">
            <text:p>0,15</text:p>
          </table:table-cell>
          <table:table-cell office:value-type="float" office:value="0.13236488601391858" table:formula="of:=100*([.BN2]-[.$J2])/[.$J2]" table:style-name="ce8">
            <text:p>0,13</text:p>
          </table:table-cell>
          <table:table-cell office:value-type="float" office:value="0.16154766404658194" table:formula="of:=100*([.BO2]-[.$J2])/[.$J2]" table:style-name="ce8">
            <text:p>0,16</text:p>
          </table:table-cell>
          <table:table-cell office:value-type="float" office:value="0.12611143357607252" table:formula="of:=100*([.BP2]-[.$J2])/[.$J2]" table:style-name="ce8">
            <text:p>0,13</text:p>
          </table:table-cell>
          <table:table-cell office:value-type="float" office:value="0.12402694943224749" table:formula="of:=100*([.BQ2]-[.$J2])/[.$J2]" table:style-name="ce8">
            <text:p>0,12</text:p>
          </table:table-cell>
          <table:table-cell office:value-type="float" office:value="0.11881573906631396" table:formula="of:=100*([.BR2]-[.$J2])/[.$J2]" table:style-name="ce8">
            <text:p>0,12</text:p>
          </table:table-cell>
          <table:table-cell office:value-type="float" office:value="9.6928655543427264E-2" table:formula="of:=100*([.BS2]-[.$J2])/[.$J2]" table:style-name="ce8">
            <text:p>0,10</text:p>
          </table:table-cell>
          <table:table-cell office:value-type="float" office:value="0.10213986590298987" table:formula="of:=100*([.BT2]-[.$J2])/[.$J2]" table:style-name="ce8">
            <text:p>0,10</text:p>
          </table:table-cell>
          <table:table-cell office:value-type="float" office:value="0.20115286280472333" table:formula="of:=100*([.BU2]-[.$J2])/[.$J2]" table:style-name="ce8">
            <text:p>0,20</text:p>
          </table:table-cell>
          <table:table-cell office:value-type="float" office:value="8.5463992746018611E-2" table:formula="of:=100*([.BV2]-[.$J2])/[.$J2]" table:style-name="ce8">
            <text:p>0,09</text:p>
          </table:table-cell>
          <table:table-cell office:value-type="float" office:value="0.1688433585563224" table:formula="of:=100*([.BW2]-[.$J2])/[.$J2]" table:style-name="ce8">
            <text:p>0,17</text:p>
          </table:table-cell>
          <table:table-cell office:value-type="float" office:value="0.18343474756946862" table:formula="of:=100*([.BX2]-[.$J2])/[.$J2]" table:style-name="ce8">
            <text:p>0,18</text:p>
          </table:table-cell>
          <table:table-cell office:value-type="float" office:value="0.11673125492248891" table:formula="of:=100*([.BY2]-[.$J2])/[.$J2]" table:style-name="ce8">
            <text:p>0,12</text:p>
          </table:table-cell>
          <table:table-cell office:value-type="float" office:value="9.6928655543427264E-2" table:formula="of:=100*([.BZ2]-[.$J2])/[.$J2]" table:style-name="ce8">
            <text:p>0,10</text:p>
          </table:table-cell>
          <table:table-cell office:value-type="float" office:value="0.13549161222965614" table:formula="of:=100*([.CA2]-[.$J2])/[.$J2]" table:style-name="ce8">
            <text:p>0,14</text:p>
          </table:table-cell>
          <table:table-cell office:value-type="float" office:value="0.10943556041274843" table:formula="of:=100*([.CB2]-[.$J2])/[.$J2]" table:style-name="ce8">
            <text:p>0,11</text:p>
          </table:table-cell>
          <table:table-cell office:value-type="float" office:value="0.1730123268439725" table:formula="of:=100*([.CC2]-[.$J2])/[.$J2]" table:style-name="ce8">
            <text:p>0,17</text:p>
          </table:table-cell>
          <table:table-cell office:value-type="float" office:value="0.15008300124917329" table:formula="of:=100*([.CD2]-[.$J2])/[.$J2]" table:style-name="ce8">
            <text:p>0,15</text:p>
          </table:table-cell>
          <table:table-cell office:value-type="float" office:value="0.13966058051730623" table:formula="of:=100*([.CE2]-[.$J2])/[.$J2]" table:style-name="ce8">
            <text:p>0,14</text:p>
          </table:table-cell>
          <table:table-cell office:value-type="float" office:value="0.13757609637348117" table:formula="of:=100*([.CF2]-[.$J2])/[.$J2]" table:style-name="ce8">
            <text:p>0,14</text:p>
          </table:table-cell>
          <table:table-cell office:value-type="float" office:value="0.14695627502706479" table:formula="of:=100*([.CG2]-[.$J2])/[.$J2]" table:style-name="ce8">
            <text:p>0,15</text:p>
          </table:table-cell>
          <table:table-cell office:value-type="float" office:value="0.11985798113822647" table:formula="of:=100*([.CH2]-[.$J2])/[.$J2]" table:style-name="ce8">
            <text:p>0,12</text:p>
          </table:table-cell>
          <table:table-cell office:value-type="float" office:value="8.2337266523910116E-2" table:formula="of:=100*([.CI2]-[.$J2])/[.$J2]" table:style-name="ce8">
            <text:p>0,08</text:p>
          </table:table-cell>
          <table:table-cell office:value-type="float" office:value="0.15112524332108582" table:formula="of:=100*([.CJ2]-[.$J2])/[.$J2]" table:style-name="ce8">
            <text:p>0,15</text:p>
          </table:table-cell>
          <table:table-cell office:value-type="float" office:value="5.1070004347439822E-2" table:formula="of:=100*([.CK2]-[.$J2])/[.$J2]" table:style-name="ce8">
            <text:p>0,05</text:p>
          </table:table-cell>
          <table:table-cell office:value-type="float" office:value="0.15737869575256092" table:formula="of:=100*([.CL2]-[.$J2])/[.$J2]" table:style-name="ce8">
            <text:p>0,16</text:p>
          </table:table-cell>
          <table:table-cell office:value-type="float" office:value="0.15425196953682338" table:formula="of:=100*([.CM2]-[.$J2])/[.$J2]" table:style-name="ce8">
            <text:p>0,15</text:p>
          </table:table-cell>
          <table:table-cell office:value-type="float" office:value="9.4844171399602217E-2" table:formula="of:=100*([.CN2]-[.$J2])/[.$J2]" table:style-name="ce8">
            <text:p>0,09</text:p>
          </table:table-cell>
          <table:table-cell office:value-type="float" office:value="9.797089761533978E-2" table:formula="of:=100*([.CO2]-[.$J2])/[.$J2]" table:style-name="ce8">
            <text:p>0,10</text:p>
          </table:table-cell>
          <table:table-cell office:value-type="float" office:value="0.17718129513162259" table:formula="of:=100*([.CP2]-[.$J2])/[.$J2]" table:style-name="ce8">
            <text:p>0,18</text:p>
          </table:table-cell>
          <table:table-cell office:value-type="float" office:value="4.4816551909593765E-2" table:formula="of:=100*([.CQ2]-[.$J2])/[.$J2]" table:style-name="ce8">
            <text:p>0,04</text:p>
          </table:table-cell>
          <table:table-cell office:value-type="float" office:value="0.13132264393563514" table:formula="of:=100*([.CR2]-[.$J2])/[.$J2]" table:style-name="ce8">
            <text:p>0,13</text:p>
          </table:table-cell>
          <table:table-cell office:value-type="float" office:value="0.17197008477205997" table:formula="of:=100*([.CS2]-[.$J2])/[.$J2]" table:style-name="ce8">
            <text:p>0,17</text:p>
          </table:table-cell>
          <table:table-cell office:value-type="float" office:value="0.12819591771989758" table:formula="of:=100*([.CT2]-[.$J2])/[.$J2]" table:style-name="ce8">
            <text:p>0,13</text:p>
          </table:table-cell>
          <table:table-cell office:value-type="float" office:value="0.16258990611849447" table:formula="of:=100*([.CU2]-[.$J2])/[.$J2]" table:style-name="ce8">
            <text:p>0,16</text:p>
          </table:table-cell>
          <table:table-cell office:value-type="float" office:value="7.9210540308172553E-2" table:formula="of:=100*([.CV2]-[.$J2])/[.$J2]" table:style-name="ce8">
            <text:p>0,08</text:p>
          </table:table-cell>
          <table:table-cell office:value-type="float" office:value="0.1730123268439725" table:formula="of:=100*([.CW2]-[.$J2])/[.$J2]" table:style-name="ce8">
            <text:p>0,17</text:p>
          </table:table-cell>
          <table:table-cell office:value-type="float" office:value="0.12611143357607252" table:formula="of:=100*([.CX2]-[.$J2])/[.$J2]" table:style-name="ce8">
            <text:p>0,13</text:p>
          </table:table-cell>
          <table:table-cell office:value-type="float" office:value="6.878811958267643E-2" table:formula="of:=100*([.CY2]-[.$J2])/[.$J2]" table:style-name="ce8">
            <text:p>0,07</text:p>
          </table:table-cell>
          <table:table-cell office:value-type="float" office:value="0.15425196953682338" table:formula="of:=100*([.CZ2]-[.$J2])/[.$J2]" table:style-name="ce8">
            <text:p>0,15</text:p>
          </table:table-cell>
          <table:table-cell office:value-type="float" office:value="0.13028040186372261" table:formula="of:=100*([.DA2]-[.$J2])/[.$J2]" table:style-name="ce8">
            <text:p>0,13</text:p>
          </table:table-cell>
          <table:table-cell office:value-type="float" office:value="0.15320972746491085" table:formula="of:=100*([.DB2]-[.$J2])/[.$J2]" table:style-name="ce8">
            <text:p>0,15</text:p>
          </table:table-cell>
          <table:table-cell office:value-type="float" office:value="0.18030802135373106" table:formula="of:=100*([.DC2]-[.$J2])/[.$J2]" table:style-name="ce8">
            <text:p>0,18</text:p>
          </table:table-cell>
          <table:table-cell office:value-type="float" office:value="9.6928655543427264E-2" table:formula="of:=100*([.DD2]-[.$J2])/[.$J2]" table:style-name="ce8">
            <text:p>0,10</text:p>
          </table:table-cell>
          <table:table-cell office:value-type="float" office:value="0.15633645368064841" table:formula="of:=100*([.DE2]-[.$J2])/[.$J2]" table:style-name="ce8">
            <text:p>0,16</text:p>
          </table:table-cell>
          <table:table-cell office:value-type="float" office:value="0.112562286628486" table:formula="of:=100*([.DF2]-[.$J2])/[.$J2]" table:style-name="ce8">
            <text:p>0,11</text:p>
          </table:table-cell>
          <table:table-cell office:value-type="float" office:value="0.10109762383107734" table:formula="of:=100*([.DG2]-[.$J2])/[.$J2]" table:style-name="ce8">
            <text:p>0,10</text:p>
          </table:table-cell>
          <table:table-cell office:value-type="float" office:value="8.5463992746018611E-2" table:formula="of:=100*([.DH2]-[.$J2])/[.$J2]" table:style-name="ce8">
            <text:p>0,09</text:p>
          </table:table-cell>
          <table:table-cell office:value-type="float" office:value="9.4844171399602217E-2" table:formula="of:=100*([.DI2]-[.$J2])/[.$J2]" table:style-name="ce8">
            <text:p>0,09</text:p>
          </table:table-cell>
          <table:table-cell office:value-type="float" office:value="0.10422435005318584" table:formula="of:=100*([.DJ2]-[.$J2])/[.$J2]" table:style-name="ce8">
            <text:p>0,10</text:p>
          </table:table-cell>
          <table:table-cell office:value-type="float" office:value="8.7548476889843657E-2" table:formula="of:=100*([.DK2]-[.$J2])/[.$J2]" table:style-name="ce8">
            <text:p>0,09</text:p>
          </table:table-cell>
          <table:table-cell office:value-type="float" office:value="0.13966058051730623" table:formula="of:=100*([.DL2]-[.$J2])/[.$J2]" table:style-name="ce8">
            <text:p>0,14</text:p>
          </table:table-cell>
          <table:table-cell office:value-type="float" office:value="0.12923815979181008" table:formula="of:=100*([.DM2]-[.$J2])/[.$J2]" table:style-name="ce8">
            <text:p>0,13</text:p>
          </table:table-cell>
          <table:table-cell office:value-type="float" office:value="0.12402694943224749" table:formula="of:=100*([.DN2]-[.$J2])/[.$J2]" table:style-name="ce8">
            <text:p>0,12</text:p>
          </table:table-cell>
          <table:table-cell office:value-type="float" office:value="0.16258990611849447" table:formula="of:=100*([.DO2]-[.$J2])/[.$J2]" table:style-name="ce8">
            <text:p>0,16</text:p>
          </table:table-cell>
          <table:table-cell office:value-type="float" office:value="0.14695627502706479" table:formula="of:=100*([.DP2]-[.$J2])/[.$J2]" table:style-name="ce8">
            <text:p>0,15</text:p>
          </table:table-cell>
          <table:table-cell office:value-type="float" office:value="0.12402694943224749" table:formula="of:=100*([.DQ2]-[.$J2])/[.$J2]" table:style-name="ce8">
            <text:p>0,12</text:p>
          </table:table-cell>
          <table:table-cell office:value-type="float" office:value="0.10839331834083592" table:formula="of:=100*([.DR2]-[.$J2])/[.$J2]" table:style-name="ce8">
            <text:p>0,11</text:p>
          </table:table-cell>
          <table:table-cell office:value-type="float" office:value="9.3801929321318769E-2" table:formula="of:=100*([.DS2]-[.$J2])/[.$J2]" table:style-name="ce8">
            <text:p>0,09</text:p>
          </table:table-cell>
          <table:table-cell office:value-type="float" office:value="6.7745877510763899E-2" table:formula="of:=100*([.DT2]-[.$J2])/[.$J2]" table:style-name="ce8">
            <text:p>0,07</text:p>
          </table:table-cell>
          <table:table-cell office:value-type="float" office:value="0.17613905305971006" table:formula="of:=100*([.DU2]-[.$J2])/[.$J2]" table:style-name="ce8">
            <text:p>0,18</text:p>
          </table:table-cell>
          <table:table-cell office:value-type="float" office:value="0.112562286628486" table:formula="of:=100*([.DV2]-[.$J2])/[.$J2]" table:style-name="ce8">
            <text:p>0,11</text:p>
          </table:table-cell>
          <table:table-cell office:value-type="float" office:value="0.15216748539299832" table:formula="of:=100*([.DW2]-[.$J2])/[.$J2]" table:style-name="ce8">
            <text:p>0,15</text:p>
          </table:table-cell>
          <table:table-cell office:value-type="float" office:value="6.3576909216742888E-2" table:formula="of:=100*([.DX2]-[.$J2])/[.$J2]" table:style-name="ce8">
            <text:p>0,06</text:p>
          </table:table-cell>
          <table:table-cell office:value-type="float" office:value="0.12819591771989758" table:formula="of:=100*([.DY2]-[.$J2])/[.$J2]" table:style-name="ce8">
            <text:p>0,13</text:p>
          </table:table-cell>
          <table:table-cell office:value-type="float" office:value="0.12611143357607252" table:formula="of:=100*([.DZ2]-[.$J2])/[.$J2]" table:style-name="ce8">
            <text:p>0,13</text:p>
          </table:table-cell>
          <table:table-cell office:value-type="float" office:value="7.8168298236260036E-2" table:formula="of:=100*([.EA2]-[.$J2])/[.$J2]" table:style-name="ce8">
            <text:p>0,08</text:p>
          </table:table-cell>
          <table:table-cell office:value-type="float" office:value="0.10943556041274843" table:formula="of:=100*([.EB2]-[.$J2])/[.$J2]" table:style-name="ce8">
            <text:p>0,11</text:p>
          </table:table-cell>
          <table:table-cell office:value-type="float" office:value="7.8168298236260036E-2" table:formula="of:=100*([.EC2]-[.$J2])/[.$J2]" table:style-name="ce8">
            <text:p>0,08</text:p>
          </table:table-cell>
          <table:table-cell office:value-type="float" office:value="0.16154766404658194" table:formula="of:=100*([.ED2]-[.$J2])/[.$J2]" table:style-name="ce8">
            <text:p>0,16</text:p>
          </table:table-cell>
          <table:table-cell office:value-type="float" office:value="7.5041572014151556E-2" table:formula="of:=100*([.EE2]-[.$J2])/[.$J2]" table:style-name="ce8">
            <text:p>0,08</text:p>
          </table:table-cell>
          <table:table-cell office:value-type="float" office:value="7.6083814092435004E-2" table:formula="of:=100*([.EF2]-[.$J2])/[.$J2]" table:style-name="ce8">
            <text:p>0,08</text:p>
          </table:table-cell>
          <table:table-cell office:value-type="float" office:value="9.2759687249406253E-2" table:formula="of:=100*([.EG2]-[.$J2])/[.$J2]" table:style-name="ce8">
            <text:p>0,09</text:p>
          </table:table-cell>
          <table:table-cell office:value-type="float" office:value="0.10630883419701088" table:formula="of:=100*([.EH2]-[.$J2])/[.$J2]" table:style-name="ce8">
            <text:p>0,11</text:p>
          </table:table-cell>
          <table:table-cell office:value-type="float" office:value="8.7548476889843657E-2" table:formula="of:=100*([.EI2]-[.$J2])/[.$J2]" table:style-name="ce8">
            <text:p>0,09</text:p>
          </table:table-cell>
          <table:table-cell office:value-type="float" office:value="7.712605616434752E-2" table:formula="of:=100*([.EJ2]-[.$J2])/[.$J2]" table:style-name="ce8">
            <text:p>0,08</text:p>
          </table:table-cell>
          <table:table-cell office:value-type="float" office:value="0.15112524332108582" table:formula="of:=100*([.EK2]-[.$J2])/[.$J2]" table:style-name="ce8">
            <text:p>0,15</text:p>
          </table:table-cell>
          <table:table-cell office:value-type="float" office:value="0.15633645368064841" table:formula="of:=100*([.EL2]-[.$J2])/[.$J2]" table:style-name="ce8">
            <text:p>0,16</text:p>
          </table:table-cell>
          <table:table-cell office:value-type="float" office:value="0.15216748539299832" table:formula="of:=100*([.EM2]-[.$J2])/[.$J2]" table:style-name="ce8">
            <text:p>0,15</text:p>
          </table:table-cell>
          <table:table-cell office:value-type="float" office:value="0.14591403295515226" table:formula="of:=100*([.EN2]-[.$J2])/[.$J2]" table:style-name="ce8">
            <text:p>0,15</text:p>
          </table:table-cell>
          <table:table-cell office:value-type="float" office:value="8.7548476889843657E-2" table:formula="of:=100*([.EO2]-[.$J2])/[.$J2]" table:style-name="ce8">
            <text:p>0,09</text:p>
          </table:table-cell>
          <table:table-cell office:value-type="float" office:value="0.11152004455657348" table:formula="of:=100*([.EP2]-[.$J2])/[.$J2]" table:style-name="ce8">
            <text:p>0,11</text:p>
          </table:table-cell>
          <table:table-cell office:value-type="float" office:value="0.15529421160873588" table:formula="of:=100*([.EQ2]-[.$J2])/[.$J2]" table:style-name="ce8">
            <text:p>0,16</text:p>
          </table:table-cell>
          <table:table-cell office:value-type="float" office:value="0.17613905305971006" table:formula="of:=100*([.ER2]-[.$J2])/[.$J2]" table:style-name="ce8">
            <text:p>0,18</text:p>
          </table:table-cell>
          <table:table-cell office:value-type="float" office:value="0.15425196953682338" table:formula="of:=100*([.ES2]-[.$J2])/[.$J2]" table:style-name="ce8">
            <text:p>0,15</text:p>
          </table:table-cell>
          <table:table-cell office:value-type="float" office:value="0.11568901285057639" table:formula="of:=100*([.ET2]-[.$J2])/[.$J2]" table:style-name="ce8">
            <text:p>0,12</text:p>
          </table:table-cell>
          <table:table-cell office:value-type="float" office:value="9.5886413471514748E-2" table:formula="of:=100*([.EU2]-[.$J2])/[.$J2]" table:style-name="ce8">
            <text:p>0,10</text:p>
          </table:table-cell>
          <table:table-cell office:value-type="float" office:value="0.14591403295515226" table:formula="of:=100*([.EV2]-[.$J2])/[.$J2]" table:style-name="ce8">
            <text:p>0,15</text:p>
          </table:table-cell>
          <table:table-cell office:value-type="float" office:value="0.16988560062823493" table:formula="of:=100*([.EW2]-[.$J2])/[.$J2]" table:style-name="ce8">
            <text:p>0,17</text:p>
          </table:table-cell>
          <table:table-cell office:value-type="float" office:value="0.10943556041274843" table:formula="of:=100*([.EX2]-[.$J2])/[.$J2]" table:style-name="ce8">
            <text:p>0,11</text:p>
          </table:table-cell>
          <table:table-cell office:value-type="float" office:value="6.2534667144830372E-2" table:formula="of:=100*([.EY2]-[.$J2])/[.$J2]" table:style-name="ce8">
            <text:p>0,06</text:p>
          </table:table-cell>
          <table:table-cell office:value-type="float" office:value="0.11881573906631396" table:formula="of:=100*([.EZ2]-[.$J2])/[.$J2]" table:style-name="ce8">
            <text:p>0,12</text:p>
          </table:table-cell>
          <table:table-cell office:value-type="float" office:value="9.1717445177493737E-2" table:formula="of:=100*([.FA2]-[.$J2])/[.$J2]" table:style-name="ce8">
            <text:p>0,09</text:p>
          </table:table-cell>
          <table:table-cell office:value-type="float" office:value="0.1427873067394147" table:formula="of:=100*([.FB2]-[.$J2])/[.$J2]" table:style-name="ce8">
            <text:p>0,14</text:p>
          </table:table-cell>
          <table:table-cell office:value-type="float" office:value="0.13028040186372261" table:formula="of:=100*([.FC2]-[.$J2])/[.$J2]" table:style-name="ce8">
            <text:p>0,13</text:p>
          </table:table-cell>
          <table:table-cell office:value-type="float" office:value="8.963296103366869E-2" table:formula="of:=100*([.FD2]-[.$J2])/[.$J2]" table:style-name="ce8">
            <text:p>0,09</text:p>
          </table:table-cell>
          <table:table-cell office:value-type="float" office:value="0.12090022321013899" table:formula="of:=100*([.FE2]-[.$J2])/[.$J2]" table:style-name="ce8">
            <text:p>0,12</text:p>
          </table:table-cell>
          <table:table-cell office:value-type="float" office:value="0.10422435005318584" table:formula="of:=100*([.FF2]-[.$J2])/[.$J2]" table:style-name="ce8">
            <text:p>0,10</text:p>
          </table:table-cell>
          <table:table-cell office:value-type="float" office:value="9.1717445177493737E-2" table:formula="of:=100*([.FG2]-[.$J2])/[.$J2]" table:style-name="ce8">
            <text:p>0,09</text:p>
          </table:table-cell>
          <table:table-cell office:value-type="float" office:value="8.7548476889843657E-2" table:formula="of:=100*([.FH2]-[.$J2])/[.$J2]" table:style-name="ce8">
            <text:p>0,09</text:p>
          </table:table-cell>
          <table:table-cell office:value-type="float" office:value="0.17092784270014746" table:formula="of:=100*([.FI2]-[.$J2])/[.$J2]" table:style-name="ce8">
            <text:p>0,17</text:p>
          </table:table-cell>
          <table:table-cell office:value-type="float" office:value="0.12298470736033497" table:formula="of:=100*([.FJ2]-[.$J2])/[.$J2]" table:style-name="ce8">
            <text:p>0,12</text:p>
          </table:table-cell>
          <table:table-cell office:value-type="float" office:value="6.7745877510763899E-2" table:formula="of:=100*([.FK2]-[.$J2])/[.$J2]" table:style-name="ce8">
            <text:p>0,07</text:p>
          </table:table-cell>
          <table:table-cell office:value-type="float" office:value="0.11047780248466096" table:formula="of:=100*([.FL2]-[.$J2])/[.$J2]" table:style-name="ce8">
            <text:p>0,11</text:p>
          </table:table-cell>
          <table:table-cell office:value-type="float" office:value="0.12298470736033497" table:formula="of:=100*([.FM2]-[.$J2])/[.$J2]" table:style-name="ce8">
            <text:p>0,12</text:p>
          </table:table-cell>
          <table:table-cell office:value-type="float" office:value="0.17405456891588503" table:formula="of:=100*([.FN2]-[.$J2])/[.$J2]" table:style-name="ce8">
            <text:p>0,17</text:p>
          </table:table-cell>
          <table:table-cell office:value-type="float" office:value="0.14591403295515226" table:formula="of:=100*([.FO2]-[.$J2])/[.$J2]" table:style-name="ce8">
            <text:p>0,15</text:p>
          </table:table-cell>
          <table:table-cell office:value-type="float" office:value="0.18864595793540215" table:formula="of:=100*([.FP2]-[.$J2])/[.$J2]" table:style-name="ce8">
            <text:p>0,19</text:p>
          </table:table-cell>
          <table:table-cell office:value-type="float" office:value="5.2112246419352339E-2" table:formula="of:=100*([.FQ2]-[.$J2])/[.$J2]" table:style-name="ce8">
            <text:p>0,05</text:p>
          </table:table-cell>
          <table:table-cell office:value-type="float" office:value="0.13132264393563514" table:formula="of:=100*([.FR2]-[.$J2])/[.$J2]" table:style-name="ce8">
            <text:p>0,13</text:p>
          </table:table-cell>
          <table:table-cell office:value-type="float" office:value="0.11464677077866388" table:formula="of:=100*([.FS2]-[.$J2])/[.$J2]" table:style-name="ce8">
            <text:p>0,11</text:p>
          </table:table-cell>
          <table:table-cell office:value-type="float" office:value="0.1386183384453937" table:formula="of:=100*([.FT2]-[.$J2])/[.$J2]" table:style-name="ce8">
            <text:p>0,14</text:p>
          </table:table-cell>
          <table:table-cell office:value-type="float" office:value="0.14591403295515226" table:formula="of:=100*([.FU2]-[.$J2])/[.$J2]" table:style-name="ce8">
            <text:p>0,15</text:p>
          </table:table-cell>
          <table:table-cell office:value-type="float" office:value="7.6083814092435004E-2" table:formula="of:=100*([.FV2]-[.$J2])/[.$J2]" table:style-name="ce8">
            <text:p>0,08</text:p>
          </table:table-cell>
          <table:table-cell office:value-type="float" office:value="0.12194246528205152" table:formula="of:=100*([.FW2]-[.$J2])/[.$J2]" table:style-name="ce8">
            <text:p>0,12</text:p>
          </table:table-cell>
          <table:table-cell office:value-type="float" office:value="7.6083814092435004E-2" table:formula="of:=100*([.FX2]-[.$J2])/[.$J2]" table:style-name="ce8">
            <text:p>0,08</text:p>
          </table:table-cell>
          <table:table-cell office:value-type="float" office:value="0.13132264393563514" table:formula="of:=100*([.FY2]-[.$J2])/[.$J2]" table:style-name="ce8">
            <text:p>0,13</text:p>
          </table:table-cell>
          <table:table-cell office:value-type="float" office:value="0.11568901285057639" table:formula="of:=100*([.FZ2]-[.$J2])/[.$J2]" table:style-name="ce8">
            <text:p>0,12</text:p>
          </table:table-cell>
          <table:table-cell office:value-type="float" office:value="0.112562286628486" table:formula="of:=100*([.GA2]-[.$J2])/[.$J2]" table:style-name="ce8">
            <text:p>0,11</text:p>
          </table:table-cell>
          <table:table-cell office:value-type="float" office:value="0.12402694943224749" table:formula="of:=100*([.GB2]-[.$J2])/[.$J2]" table:style-name="ce8">
            <text:p>0,12</text:p>
          </table:table-cell>
          <table:table-cell office:value-type="float" office:value="0.10943556041274843" table:formula="of:=100*([.GC2]-[.$J2])/[.$J2]" table:style-name="ce8">
            <text:p>0,11</text:p>
          </table:table-cell>
          <table:table-cell office:value-type="float" office:value="5.3154488491264862E-2" table:formula="of:=100*([.GD2]-[.$J2])/[.$J2]" table:style-name="ce8">
            <text:p>0,05</text:p>
          </table:table-cell>
          <table:table-cell office:value-type="float" office:value="7.5041572014151556E-2" table:formula="of:=100*([.GE2]-[.$J2])/[.$J2]" table:style-name="ce8">
            <text:p>0,08</text:p>
          </table:table-cell>
          <table:table-cell office:value-type="float" office:value="0.13444937015774361" table:formula="of:=100*([.GF2]-[.$J2])/[.$J2]" table:style-name="ce8">
            <text:p>0,13</text:p>
          </table:table-cell>
          <table:table-cell office:value-type="float" office:value="0.13444937015774361" table:formula="of:=100*([.GG2]-[.$J2])/[.$J2]" table:style-name="ce8">
            <text:p>0,13</text:p>
          </table:table-cell>
          <table:table-cell office:value-type="float" office:value="0.12194246528205152" table:formula="of:=100*([.GH2]-[.$J2])/[.$J2]" table:style-name="ce8">
            <text:p>0,12</text:p>
          </table:table-cell>
          <table:table-cell office:value-type="float" office:value="0.13132264393563514" table:formula="of:=100*([.GI2]-[.$J2])/[.$J2]" table:style-name="ce8">
            <text:p>0,13</text:p>
          </table:table-cell>
          <table:table-cell office:value-type="float" office:value="9.5886413471514748E-2" table:formula="of:=100*([.GJ2]-[.$J2])/[.$J2]" table:style-name="ce8">
            <text:p>0,10</text:p>
          </table:table-cell>
          <table:table-cell office:value-type="float" office:value="0.13132264393563514" table:formula="of:=100*([.GK2]-[.$J2])/[.$J2]" table:style-name="ce8">
            <text:p>0,13</text:p>
          </table:table-cell>
          <table:table-cell office:value-type="float" office:value="0.11047780248466096" table:formula="of:=100*([.GL2]-[.$J2])/[.$J2]" table:style-name="ce8">
            <text:p>0,11</text:p>
          </table:table-cell>
          <table:table-cell office:value-type="float" office:value="0.11568901285057639" table:formula="of:=100*([.GM2]-[.$J2])/[.$J2]" table:style-name="ce8">
            <text:p>0,12</text:p>
          </table:table-cell>
          <table:table-cell office:value-type="float" office:value="0.12715367564798505" table:formula="of:=100*([.GN2]-[.$J2])/[.$J2]" table:style-name="ce8">
            <text:p>0,13</text:p>
          </table:table-cell>
          <table:table-cell office:value-type="float" office:value="0.14487179088323976" table:formula="of:=100*([.GO2]-[.$J2])/[.$J2]" table:style-name="ce8">
            <text:p>0,14</text:p>
          </table:table-cell>
          <table:table-cell table:number-columns-repeated="16187"/>
        </table:table-row>
        <table:table-row table:style-name="ro2">
          <table:table-cell office:value-type="string" table:style-name="ce2">
            <text:p>instance02</text:p>
          </table:table-cell>
          <table:table-cell office:value-type="float" office:value="5.8130007445848486" table:formula="of:=[.F11]-[.I11]" table:style-name="ce5">
            <text:p>5,813001</text:p>
          </table:table-cell>
          <table:table-cell office:value-type="float" office:value="8.9525746732185034" table:formula="of:=MAX([.$K11:.GP11])" table:style-name="ce6">
            <text:p>8,95</text:p>
          </table:table-cell>
          <table:table-cell office:value-type="float" office:value="3.2485239041805416" table:formula="of:=MIN([.$K11:.GN11])" table:style-name="ce6">
            <text:p>3,25</text:p>
          </table:table-cell>
          <table:table-cell office:value-type="float" office:value="7.6053503650244521" table:formula="of:=[.F11]+[.I11]" table:style-name="ce5">
            <text:p>7,605350</text:p>
          </table:table-cell>
          <table:table-cell office:value-type="float" office:value="6.7091755548046503" table:formula="of:=AVERAGE([.$K11:.GO11])" table:style-name="ce6">
            <text:p>6,71</text:p>
          </table:table-cell>
          <table:table-cell table:number-columns-repeated="2" table:style-name="ce8"/>
          <table:table-cell office:value-type="float" office:value="0.89617481021980183" table:formula="of:=STDEV([.$K11:.GO11])" table:style-name="ce6">
            <text:p>0,90</text:p>
          </table:table-cell>
          <table:table-cell table:style-name="ce10"/>
          <table:table-cell office:value-type="float" office:value="7.2961648685751932" table:formula="of:=100*([.K3]-[.$J3])/[.$J3]" table:style-name="ce8">
            <text:p>7,30</text:p>
          </table:table-cell>
          <table:table-cell office:value-type="float" office:value="7.023668616054926" table:formula="of:=100*([.L3]-[.$J3])/[.$J3]" table:style-name="ce8">
            <text:p>7,02</text:p>
          </table:table-cell>
          <table:table-cell office:value-type="float" office:value="6.968557014421676" table:formula="of:=100*([.M3]-[.$J3])/[.$J3]" table:style-name="ce8">
            <text:p>6,97</text:p>
          </table:table-cell>
          <table:table-cell office:value-type="float" office:value="3.2485239041805416" table:formula="of:=100*([.N3]-[.$J3])/[.$J3]" table:style-name="ce8">
            <text:p>3,25</text:p>
          </table:table-cell>
          <table:table-cell office:value-type="float" office:value="6.7511723635346783" table:formula="of:=100*([.O3]-[.$J3])/[.$J3]" table:style-name="ce8">
            <text:p>6,75</text:p>
          </table:table-cell>
          <table:table-cell office:value-type="float" office:value="7.3053501355130956" table:formula="of:=100*([.P3]-[.$J3])/[.$J3]" table:style-name="ce8">
            <text:p>7,31</text:p>
          </table:table-cell>
          <table:table-cell office:value-type="float" office:value="6.1418829899230118" table:formula="of:=100*([.Q3]-[.$J3])/[.$J3]" table:style-name="ce8">
            <text:p>6,14</text:p>
          </table:table-cell>
          <table:table-cell office:value-type="float" office:value="6.6072698481596221" table:formula="of:=100*([.R3]-[.$J3])/[.$J3]" table:style-name="ce8">
            <text:p>6,61</text:p>
          </table:table-cell>
          <table:table-cell office:value-type="float" office:value="6.3470206182261455" table:formula="of:=100*([.S3]-[.$J3])/[.$J3]" table:style-name="ce8">
            <text:p>6,35</text:p>
          </table:table-cell>
          <table:table-cell office:value-type="float" office:value="7.3420912032705203" table:formula="of:=100*([.T3]-[.$J3])/[.$J3]" table:style-name="ce8">
            <text:p>7,34</text:p>
          </table:table-cell>
          <table:table-cell office:value-type="float" office:value="6.6501344272089886" table:formula="of:=100*([.U3]-[.$J3])/[.$J3]" table:style-name="ce8">
            <text:p>6,65</text:p>
          </table:table-cell>
          <table:table-cell office:value-type="float" office:value="4.31095311344205" table:formula="of:=100*([.V3]-[.$J3])/[.$J3]" table:style-name="ce8">
            <text:p>4,31</text:p>
          </table:table-cell>
          <table:table-cell office:value-type="float" office:value="6.6103316038056033" table:formula="of:=100*([.W3]-[.$J3])/[.$J3]" table:style-name="ce8">
            <text:p>6,61</text:p>
          </table:table-cell>
          <table:table-cell office:value-type="float" office:value="7.0359156386416961" table:formula="of:=100*([.X3]-[.$J3])/[.$J3]" table:style-name="ce8">
            <text:p>7,04</text:p>
          </table:table-cell>
          <table:table-cell office:value-type="float" office:value="7.2379915112959621" table:formula="of:=100*([.Y3]-[.$J3])/[.$J3]" table:style-name="ce8">
            <text:p>7,24</text:p>
          </table:table-cell>
          <table:table-cell office:value-type="float" office:value="5.9061278051601684" table:formula="of:=100*([.Z3]-[.$J3])/[.$J3]" table:style-name="ce8">
            <text:p>5,91</text:p>
          </table:table-cell>
          <table:table-cell office:value-type="float" office:value="8.141209426952571" table:formula="of:=100*([.AA3]-[.$J3])/[.$J3]" table:style-name="ce8">
            <text:p>8,14</text:p>
          </table:table-cell>
          <table:table-cell office:value-type="float" office:value="6.9838657926544272" table:formula="of:=100*([.AB3]-[.$J3])/[.$J3]" table:style-name="ce8">
            <text:p>6,98</text:p>
          </table:table-cell>
          <table:table-cell office:value-type="float" office:value="6.1357594786310692" table:formula="of:=100*([.AC3]-[.$J3])/[.$J3]" table:style-name="ce8">
            <text:p>6,14</text:p>
          </table:table-cell>
          <table:table-cell office:value-type="float" office:value="7.2961648685751932" table:formula="of:=100*([.AD3]-[.$J3])/[.$J3]" table:style-name="ce8">
            <text:p>7,30</text:p>
          </table:table-cell>
          <table:table-cell office:value-type="float" office:value="6.2643532157762607" table:formula="of:=100*([.AE3]-[.$J3])/[.$J3]" table:style-name="ce8">
            <text:p>6,26</text:p>
          </table:table-cell>
          <table:table-cell office:value-type="float" office:value="6.8644573224500256" table:formula="of:=100*([.AF3]-[.$J3])/[.$J3]" table:style-name="ce8">
            <text:p>6,86</text:p>
          </table:table-cell>
          <table:table-cell office:value-type="float" office:value="6.4358115319679516" table:formula="of:=100*([.AG3]-[.$J3])/[.$J3]" table:style-name="ce8">
            <text:p>6,44</text:p>
          </table:table-cell>
          <table:table-cell office:value-type="float" office:value="6.1725005463884939" table:formula="of:=100*([.AH3]-[.$J3])/[.$J3]" table:style-name="ce8">
            <text:p>6,17</text:p>
          </table:table-cell>
          <table:table-cell office:value-type="float" office:value="6.4266262650300288" table:formula="of:=100*([.AI3]-[.$J3])/[.$J3]" table:style-name="ce8">
            <text:p>6,43</text:p>
          </table:table-cell>
          <table:table-cell office:value-type="float" office:value="6.0010422301939368" table:formula="of:=100*([.AJ3]-[.$J3])/[.$J3]" table:style-name="ce8">
            <text:p>6,00</text:p>
          </table:table-cell>
          <table:table-cell office:value-type="float" office:value="6.7481106078886972" table:formula="of:=100*([.AK3]-[.$J3])/[.$J3]" table:style-name="ce8">
            <text:p>6,75</text:p>
          </table:table-cell>
          <table:table-cell office:value-type="float" office:value="5.2968384315485215" table:formula="of:=100*([.AL3]-[.$J3])/[.$J3]" table:style-name="ce8">
            <text:p>5,30</text:p>
          </table:table-cell>
          <table:table-cell office:value-type="float" office:value="5.7040519325059016" table:formula="of:=100*([.AM3]-[.$J3])/[.$J3]" table:style-name="ce8">
            <text:p>5,70</text:p>
          </table:table-cell>
          <table:table-cell office:value-type="float" office:value="7.0052980821790998" table:formula="of:=100*([.AN3]-[.$J3])/[.$J3]" table:style-name="ce8">
            <text:p>7,01</text:p>
          </table:table-cell>
          <table:table-cell office:value-type="float" office:value="7.6176492114367491" table:formula="of:=100*([.AO3]-[.$J3])/[.$J3]" table:style-name="ce8">
            <text:p>7,62</text:p>
          </table:table-cell>
          <table:table-cell office:value-type="float" office:value="5.9489923842066474" table:formula="of:=100*([.AP3]-[.$J3])/[.$J3]" table:style-name="ce8">
            <text:p>5,95</text:p>
          </table:table-cell>
          <table:table-cell office:value-type="float" office:value="5.4958525485568064" table:formula="of:=100*([.AQ3]-[.$J3])/[.$J3]" table:style-name="ce8">
            <text:p>5,50</text:p>
          </table:table-cell>
          <table:table-cell office:value-type="float" office:value="8.707634221514871" table:formula="of:=100*([.AR3]-[.$J3])/[.$J3]" table:style-name="ce8">
            <text:p>8,71</text:p>
          </table:table-cell>
          <table:table-cell office:value-type="float" office:value="7.8013545502123023" table:formula="of:=100*([.AS3]-[.$J3])/[.$J3]" table:style-name="ce8">
            <text:p>7,80</text:p>
          </table:table-cell>
          <table:table-cell office:value-type="float" office:value="5.9918569632560139" table:formula="of:=100*([.AT3]-[.$J3])/[.$J3]" table:style-name="ce8">
            <text:p>5,99</text:p>
          </table:table-cell>
          <table:table-cell office:value-type="float" office:value="7.4002645605497301" table:formula="of:=100*([.AU3]-[.$J3])/[.$J3]" table:style-name="ce8">
            <text:p>7,40</text:p>
          </table:table-cell>
          <table:table-cell office:value-type="float" office:value="6.830778010338582" table:formula="of:=100*([.AV3]-[.$J3])/[.$J3]" table:style-name="ce8">
            <text:p>6,83</text:p>
          </table:table-cell>
          <table:table-cell office:value-type="float" office:value="6.3102795504687217" table:formula="of:=100*([.AW3]-[.$J3])/[.$J3]" table:style-name="ce8">
            <text:p>6,31</text:p>
          </table:table-cell>
          <table:table-cell office:value-type="float" office:value="6.7542341191835256" table:formula="of:=100*([.AX3]-[.$J3])/[.$J3]" table:style-name="ce8">
            <text:p>6,75</text:p>
          </table:table-cell>
          <table:table-cell office:value-type="float" office:value="7.0389773942876772" table:formula="of:=100*([.AY3]-[.$J3])/[.$J3]" table:style-name="ce8">
            <text:p>7,04</text:p>
          </table:table-cell>
          <table:table-cell office:value-type="float" office:value="7.5962169219120552" table:formula="of:=100*([.AZ3]-[.$J3])/[.$J3]" table:style-name="ce8">
            <text:p>7,60</text:p>
          </table:table-cell>
          <table:table-cell office:value-type="float" office:value="5.8602014704648413" table:formula="of:=100*([.BA3]-[.$J3])/[.$J3]" table:style-name="ce8">
            <text:p>5,86</text:p>
          </table:table-cell>
          <table:table-cell office:value-type="float" office:value="6.5031701561850852" table:formula="of:=100*([.BB3]-[.$J3])/[.$J3]" table:style-name="ce8">
            <text:p>6,50</text:p>
          </table:table-cell>
          <table:table-cell office:value-type="float" office:value="6.5582817578183148" table:formula="of:=100*([.BC3]-[.$J3])/[.$J3]" table:style-name="ce8">
            <text:p>6,56</text:p>
          </table:table-cell>
          <table:table-cell office:value-type="float" office:value="7.6666373017751503" table:formula="of:=100*([.BD3]-[.$J3])/[.$J3]" table:style-name="ce8">
            <text:p>7,67</text:p>
          </table:table-cell>
          <table:table-cell office:value-type="float" office:value="6.4541820658466635" table:formula="of:=100*([.BE3]-[.$J3])/[.$J3]" table:style-name="ce8">
            <text:p>6,45</text:p>
          </table:table-cell>
          <table:table-cell office:value-type="float" office:value="6.3102795504687217" table:formula="of:=100*([.BF3]-[.$J3])/[.$J3]" table:style-name="ce8">
            <text:p>6,31</text:p>
          </table:table-cell>
          <table:table-cell office:value-type="float" office:value="6.787913431292103" table:formula="of:=100*([.BG3]-[.$J3])/[.$J3]" table:style-name="ce8">
            <text:p>6,79</text:p>
          </table:table-cell>
          <table:table-cell office:value-type="float" office:value="7.8932072196029557" table:formula="of:=100*([.BH3]-[.$J3])/[.$J3]" table:style-name="ce8">
            <text:p>7,89</text:p>
          </table:table-cell>
          <table:table-cell office:value-type="float" office:value="5.2325415629773486" table:formula="of:=100*([.BI3]-[.$J3])/[.$J3]" table:style-name="ce8">
            <text:p>5,23</text:p>
          </table:table-cell>
          <table:table-cell office:value-type="float" office:value="6.7940369425840448" table:formula="of:=100*([.BJ3]-[.$J3])/[.$J3]" table:style-name="ce8">
            <text:p>6,79</text:p>
          </table:table-cell>
          <table:table-cell office:value-type="float" office:value="6.989989303946369" table:formula="of:=100*([.BK3]-[.$J3])/[.$J3]" table:style-name="ce8">
            <text:p>6,99</text:p>
          </table:table-cell>
          <table:table-cell office:value-type="float" office:value="6.6654432054388328" table:formula="of:=100*([.BL3]-[.$J3])/[.$J3]" table:style-name="ce8">
            <text:p>6,67</text:p>
          </table:table-cell>
          <table:table-cell office:value-type="float" office:value="6.6256403820383349" table:formula="of:=100*([.BM3]-[.$J3])/[.$J3]" table:style-name="ce8">
            <text:p>6,63</text:p>
          </table:table-cell>
          <table:table-cell office:value-type="float" office:value="6.6409491602681792" table:formula="of:=100*([.BN3]-[.$J3])/[.$J3]" table:style-name="ce8">
            <text:p>6,64</text:p>
          </table:table-cell>
          <table:table-cell office:value-type="float" office:value="8.1595799608283954" table:formula="of:=100*([.BO3]-[.$J3])/[.$J3]" table:style-name="ce8">
            <text:p>8,16</text:p>
          </table:table-cell>
          <table:table-cell office:value-type="float" office:value="6.6256403820383349" table:formula="of:=100*([.BP3]-[.$J3])/[.$J3]" table:style-name="ce8">
            <text:p>6,63</text:p>
          </table:table-cell>
          <table:table-cell office:value-type="float" office:value="8.1993827842317799" table:formula="of:=100*([.BQ3]-[.$J3])/[.$J3]" table:style-name="ce8">
            <text:p>8,20</text:p>
          </table:table-cell>
          <table:table-cell office:value-type="float" office:value="6.3500823738721062" table:formula="of:=100*([.BR3]-[.$J3])/[.$J3]" table:style-name="ce8">
            <text:p>6,35</text:p>
          </table:table-cell>
          <table:table-cell office:value-type="float" office:value="6.6133933594515648" table:formula="of:=100*([.BS3]-[.$J3])/[.$J3]" table:style-name="ce8">
            <text:p>6,61</text:p>
          </table:table-cell>
          <table:table-cell office:value-type="float" office:value="5.7377312446144781" table:formula="of:=100*([.BT3]-[.$J3])/[.$J3]" table:style-name="ce8">
            <text:p>5,74</text:p>
          </table:table-cell>
          <table:table-cell office:value-type="float" office:value="7.7431811929330916" table:formula="of:=100*([.BU3]-[.$J3])/[.$J3]" table:style-name="ce8">
            <text:p>7,74</text:p>
          </table:table-cell>
          <table:table-cell office:value-type="float" office:value="7.0083598378250809" table:formula="of:=100*([.BV3]-[.$J3])/[.$J3]" table:style-name="ce8">
            <text:p>7,01</text:p>
          </table:table-cell>
          <table:table-cell office:value-type="float" office:value="5.7775340680149769" table:formula="of:=100*([.BW3]-[.$J3])/[.$J3]" table:style-name="ce8">
            <text:p>5,78</text:p>
          </table:table-cell>
          <table:table-cell office:value-type="float" office:value="7.1216447967375416" table:formula="of:=100*([.BX3]-[.$J3])/[.$J3]" table:style-name="ce8">
            <text:p>7,12</text:p>
          </table:table-cell>
          <table:table-cell office:value-type="float" office:value="6.7817899200001612" table:formula="of:=100*([.BY3]-[.$J3])/[.$J3]" table:style-name="ce8">
            <text:p>6,78</text:p>
          </table:table-cell>
          <table:table-cell office:value-type="float" office:value="5.6550638421646138" table:formula="of:=100*([.BZ3]-[.$J3])/[.$J3]" table:style-name="ce8">
            <text:p>5,66</text:p>
          </table:table-cell>
          <table:table-cell office:value-type="float" office:value="7.1583858644920788" table:formula="of:=100*([.CA3]-[.$J3])/[.$J3]" table:style-name="ce8">
            <text:p>7,16</text:p>
          </table:table-cell>
          <table:table-cell office:value-type="float" office:value="6.9777422813624854" table:formula="of:=100*([.CB3]-[.$J3])/[.$J3]" table:style-name="ce8">
            <text:p>6,98</text:p>
          </table:table-cell>
          <table:table-cell office:value-type="float" office:value="7.1798181540167523" table:formula="of:=100*([.CC3]-[.$J3])/[.$J3]" table:style-name="ce8">
            <text:p>7,18</text:p>
          </table:table-cell>
          <table:table-cell office:value-type="float" office:value="7.7584899711658233" table:formula="of:=100*([.CD3]-[.$J3])/[.$J3]" table:style-name="ce8">
            <text:p>7,76</text:p>
          </table:table-cell>
          <table:table-cell office:value-type="float" office:value="6.787913431292103" table:formula="of:=100*([.CE3]-[.$J3])/[.$J3]" table:style-name="ce8">
            <text:p>6,79</text:p>
          </table:table-cell>
          <table:table-cell office:value-type="float" office:value="7.8197250840910151" table:formula="of:=100*([.CF3]-[.$J3])/[.$J3]" table:style-name="ce8">
            <text:p>7,82</text:p>
          </table:table-cell>
          <table:table-cell office:value-type="float" office:value="7.2318680000040203" table:formula="of:=100*([.CG3]-[.$J3])/[.$J3]" table:style-name="ce8">
            <text:p>7,23</text:p>
          </table:table-cell>
          <table:table-cell office:value-type="float" office:value="6.8613955668011579" table:formula="of:=100*([.CH3]-[.$J3])/[.$J3]" table:style-name="ce8">
            <text:p>6,86</text:p>
          </table:table-cell>
          <table:table-cell office:value-type="float" office:value="4.9784158443329272" table:formula="of:=100*([.CI3]-[.$J3])/[.$J3]" table:style-name="ce8">
            <text:p>4,98</text:p>
          </table:table-cell>
          <table:table-cell office:value-type="float" office:value="6.9808040370084461" table:formula="of:=100*([.CJ3]-[.$J3])/[.$J3]" table:style-name="ce8">
            <text:p>6,98</text:p>
          </table:table-cell>
          <table:table-cell office:value-type="float" office:value="5.3550117888277322" table:formula="of:=100*([.CK3]-[.$J3])/[.$J3]" table:style-name="ce8">
            <text:p>5,36</text:p>
          </table:table-cell>
          <table:table-cell office:value-type="float" office:value="7.6452050122533626" table:formula="of:=100*([.CL3]-[.$J3])/[.$J3]" table:style-name="ce8">
            <text:p>7,65</text:p>
          </table:table-cell>
          <table:table-cell office:value-type="float" office:value="6.252106193189511" table:formula="of:=100*([.CM3]-[.$J3])/[.$J3]" table:style-name="ce8">
            <text:p>6,25</text:p>
          </table:table-cell>
          <table:table-cell office:value-type="float" office:value="5.7683488010770745" table:formula="of:=100*([.CN3]-[.$J3])/[.$J3]" table:style-name="ce8">
            <text:p>5,77</text:p>
          </table:table-cell>
          <table:table-cell office:value-type="float" office:value="6.0592155874731475" table:formula="of:=100*([.CO3]-[.$J3])/[.$J3]" table:style-name="ce8">
            <text:p>6,06</text:p>
          </table:table-cell>
          <table:table-cell office:value-type="float" office:value="5.8326456696482269" table:formula="of:=100*([.CP3]-[.$J3])/[.$J3]" table:style-name="ce8">
            <text:p>5,83</text:p>
          </table:table-cell>
          <table:table-cell office:value-type="float" office:value="8.3371617883148943" table:formula="of:=100*([.CQ3]-[.$J3])/[.$J3]" table:style-name="ce8">
            <text:p>8,34</text:p>
          </table:table-cell>
          <table:table-cell office:value-type="float" office:value="6.2000563472051082" table:formula="of:=100*([.CR3]-[.$J3])/[.$J3]" table:style-name="ce8">
            <text:p>6,20</text:p>
          </table:table-cell>
          <table:table-cell office:value-type="float" office:value="7.1063360185047904" table:formula="of:=100*([.CS3]-[.$J3])/[.$J3]" table:style-name="ce8">
            <text:p>7,11</text:p>
          </table:table-cell>
          <table:table-cell office:value-type="float" office:value="5.5356553719602122" table:formula="of:=100*([.CT3]-[.$J3])/[.$J3]" table:style-name="ce8">
            <text:p>5,54</text:p>
          </table:table-cell>
          <table:table-cell office:value-type="float" office:value="5.8816337599895343" table:formula="of:=100*([.CU3]-[.$J3])/[.$J3]" table:style-name="ce8">
            <text:p>5,88</text:p>
          </table:table-cell>
          <table:table-cell office:value-type="float" office:value="5.9122513164521306" table:formula="of:=100*([.CV3]-[.$J3])/[.$J3]" table:style-name="ce8">
            <text:p>5,91</text:p>
          </table:table-cell>
          <table:table-cell office:value-type="float" office:value="6.5460347352344312" table:formula="of:=100*([.CW3]-[.$J3])/[.$J3]" table:style-name="ce8">
            <text:p>6,55</text:p>
          </table:table-cell>
          <table:table-cell office:value-type="float" office:value="7.0267303717009071" table:formula="of:=100*([.CX3]-[.$J3])/[.$J3]" table:style-name="ce8">
            <text:p>7,03</text:p>
          </table:table-cell>
          <table:table-cell office:value-type="float" office:value="6.8185309877546985" table:formula="of:=100*([.CY3]-[.$J3])/[.$J3]" table:style-name="ce8">
            <text:p>6,82</text:p>
          </table:table-cell>
          <table:table-cell office:value-type="float" office:value="6.196994591556261" table:formula="of:=100*([.CZ3]-[.$J3])/[.$J3]" table:style-name="ce8">
            <text:p>6,20</text:p>
          </table:table-cell>
          <table:table-cell office:value-type="float" office:value="6.5582817578183148" table:formula="of:=100*([.DA3]-[.$J3])/[.$J3]" table:style-name="ce8">
            <text:p>6,56</text:p>
          </table:table-cell>
          <table:table-cell office:value-type="float" office:value="6.9042601458505235" table:formula="of:=100*([.DB3]-[.$J3])/[.$J3]" table:style-name="ce8">
            <text:p>6,90</text:p>
          </table:table-cell>
          <table:table-cell office:value-type="float" office:value="7.2747325790505002" table:formula="of:=100*([.DC3]-[.$J3])/[.$J3]" table:style-name="ce8">
            <text:p>7,27</text:p>
          </table:table-cell>
          <table:table-cell office:value-type="float" office:value="8.4902495706278529" table:formula="of:=100*([.DD3]-[.$J3])/[.$J3]" table:style-name="ce8">
            <text:p>8,49</text:p>
          </table:table-cell>
          <table:table-cell office:value-type="float" office:value="6.3010942835307988" table:formula="of:=100*([.DE3]-[.$J3])/[.$J3]" table:style-name="ce8">
            <text:p>6,30</text:p>
          </table:table-cell>
          <table:table-cell office:value-type="float" office:value="6.0561538318271655" table:formula="of:=100*([.DF3]-[.$J3])/[.$J3]" table:style-name="ce8">
            <text:p>6,06</text:p>
          </table:table-cell>
          <table:table-cell office:value-type="float" office:value="7.9575040881741295" table:formula="of:=100*([.DG3]-[.$J3])/[.$J3]" table:style-name="ce8">
            <text:p>7,96</text:p>
          </table:table-cell>
          <table:table-cell office:value-type="float" office:value="6.6470726715630075" table:formula="of:=100*([.DH3]-[.$J3])/[.$J3]" table:style-name="ce8">
            <text:p>6,65</text:p>
          </table:table-cell>
          <table:table-cell office:value-type="float" office:value="6.5674670247591243" table:formula="of:=100*([.DI3]-[.$J3])/[.$J3]" table:style-name="ce8">
            <text:p>6,57</text:p>
          </table:table-cell>
          <table:table-cell office:value-type="float" office:value="5.1896769839280035" table:formula="of:=100*([.DJ3]-[.$J3])/[.$J3]" table:style-name="ce8">
            <text:p>5,19</text:p>
          </table:table-cell>
          <table:table-cell office:value-type="float" office:value="7.8840219526621667" table:formula="of:=100*([.DK3]-[.$J3])/[.$J3]" table:style-name="ce8">
            <text:p>7,88</text:p>
          </table:table-cell>
          <table:table-cell office:value-type="float" office:value="7.966689355112031" table:formula="of:=100*([.DL3]-[.$J3])/[.$J3]" table:style-name="ce8">
            <text:p>7,97</text:p>
          </table:table-cell>
          <table:table-cell office:value-type="float" office:value="7.7799222606904959" table:formula="of:=100*([.DM3]-[.$J3])/[.$J3]" table:style-name="ce8">
            <text:p>7,78</text:p>
          </table:table-cell>
          <table:table-cell office:value-type="float" office:value="6.5337877126505468" table:formula="of:=100*([.DN3]-[.$J3])/[.$J3]" table:style-name="ce8">
            <text:p>6,53</text:p>
          </table:table-cell>
          <table:table-cell office:value-type="float" office:value="8.0860978253193192" table:formula="of:=100*([.DO3]-[.$J3])/[.$J3]" table:style-name="ce8">
            <text:p>8,09</text:p>
          </table:table-cell>
          <table:table-cell office:value-type="float" office:value="6.3408971069342037" table:formula="of:=100*([.DP3]-[.$J3])/[.$J3]" table:style-name="ce8">
            <text:p>6,34</text:p>
          </table:table-cell>
          <table:table-cell office:value-type="float" office:value="7.2961648685751932" table:formula="of:=100*([.DQ3]-[.$J3])/[.$J3]" table:style-name="ce8">
            <text:p>7,30</text:p>
          </table:table-cell>
          <table:table-cell office:value-type="float" office:value="5.7438547559064208" table:formula="of:=100*([.DR3]-[.$J3])/[.$J3]" table:style-name="ce8">
            <text:p>5,74</text:p>
          </table:table-cell>
          <table:table-cell office:value-type="float" office:value="5.8050898688316117" table:formula="of:=100*([.DS3]-[.$J3])/[.$J3]" table:style-name="ce8">
            <text:p>5,81</text:p>
          </table:table-cell>
          <table:table-cell office:value-type="float" office:value="6.9379394579591009" table:formula="of:=100*([.DT3]-[.$J3])/[.$J3]" table:style-name="ce8">
            <text:p>6,94</text:p>
          </table:table-cell>
          <table:table-cell office:value-type="float" office:value="6.8124074764627363" table:formula="of:=100*([.DU3]-[.$J3])/[.$J3]" table:style-name="ce8">
            <text:p>6,81</text:p>
          </table:table-cell>
          <table:table-cell office:value-type="float" office:value="6.8644573224500256" table:formula="of:=100*([.DV3]-[.$J3])/[.$J3]" table:style-name="ce8">
            <text:p>6,86</text:p>
          </table:table-cell>
          <table:table-cell office:value-type="float" office:value="6.7113695401341804" table:formula="of:=100*([.DW3]-[.$J3])/[.$J3]" table:style-name="ce8">
            <text:p>6,71</text:p>
          </table:table-cell>
          <table:table-cell office:value-type="float" office:value="6.6593196941468911" table:formula="of:=100*([.DX3]-[.$J3])/[.$J3]" table:style-name="ce8">
            <text:p>6,66</text:p>
          </table:table-cell>
          <table:table-cell office:value-type="float" office:value="6.6042080925136615" table:formula="of:=100*([.DY3]-[.$J3])/[.$J3]" table:style-name="ce8">
            <text:p>6,60</text:p>
          </table:table-cell>
          <table:table-cell office:value-type="float" office:value="7.5564140985086699" table:formula="of:=100*([.DZ3]-[.$J3])/[.$J3]" table:style-name="ce8">
            <text:p>7,56</text:p>
          </table:table-cell>
          <table:table-cell office:value-type="float" office:value="6.1786240576804357" table:formula="of:=100*([.EA3]-[.$J3])/[.$J3]" table:style-name="ce8">
            <text:p>6,18</text:p>
          </table:table-cell>
          <table:table-cell office:value-type="float" office:value="7.3084118911619429" table:formula="of:=100*([.EB3]-[.$J3])/[.$J3]" table:style-name="ce8">
            <text:p>7,31</text:p>
          </table:table-cell>
          <table:table-cell office:value-type="float" office:value="7.8258485953829577" table:formula="of:=100*([.EC3]-[.$J3])/[.$J3]" table:style-name="ce8">
            <text:p>7,83</text:p>
          </table:table-cell>
          <table:table-cell office:value-type="float" office:value="6.5490964908804123" table:formula="of:=100*([.ED3]-[.$J3])/[.$J3]" table:style-name="ce8">
            <text:p>6,55</text:p>
          </table:table-cell>
          <table:table-cell office:value-type="float" office:value="5.8510162035269389" table:formula="of:=100*([.EE3]-[.$J3])/[.$J3]" table:style-name="ce8">
            <text:p>5,85</text:p>
          </table:table-cell>
          <table:table-cell office:value-type="float" office:value="5.0549597354908498" table:formula="of:=100*([.EF3]-[.$J3])/[.$J3]" table:style-name="ce8">
            <text:p>5,05</text:p>
          </table:table-cell>
          <table:table-cell office:value-type="float" office:value="6.0041039858398975" table:formula="of:=100*([.EG3]-[.$J3])/[.$J3]" table:style-name="ce8">
            <text:p>6,00</text:p>
          </table:table-cell>
          <table:table-cell office:value-type="float" office:value="8.848474981243946" table:formula="of:=100*([.EH3]-[.$J3])/[.$J3]" table:style-name="ce8">
            <text:p>8,85</text:p>
          </table:table-cell>
          <table:table-cell office:value-type="float" office:value="6.9042601458505235" table:formula="of:=100*([.EI3]-[.$J3])/[.$J3]" table:style-name="ce8">
            <text:p>6,90</text:p>
          </table:table-cell>
          <table:table-cell office:value-type="float" office:value="7.045100905579619" table:formula="of:=100*([.EJ3]-[.$J3])/[.$J3]" table:style-name="ce8">
            <text:p>7,05</text:p>
          </table:table-cell>
          <table:table-cell office:value-type="float" office:value="5.884695515635495" table:formula="of:=100*([.EK3]-[.$J3])/[.$J3]" table:style-name="ce8">
            <text:p>5,88</text:p>
          </table:table-cell>
          <table:table-cell office:value-type="float" office:value="5.3243942323651359" table:formula="of:=100*([.EL3]-[.$J3])/[.$J3]" table:style-name="ce8">
            <text:p>5,32</text:p>
          </table:table-cell>
          <table:table-cell office:value-type="float" office:value="6.3990704642134144" table:formula="of:=100*([.EM3]-[.$J3])/[.$J3]" table:style-name="ce8">
            <text:p>6,40</text:p>
          </table:table-cell>
          <table:table-cell office:value-type="float" office:value="6.8093457208167756" table:formula="of:=100*([.EN3]-[.$J3])/[.$J3]" table:style-name="ce8">
            <text:p>6,81</text:p>
          </table:table-cell>
          <table:table-cell office:value-type="float" office:value="7.3390294476245392" table:formula="of:=100*([.EO3]-[.$J3])/[.$J3]" table:style-name="ce8">
            <text:p>7,34</text:p>
          </table:table-cell>
          <table:table-cell office:value-type="float" office:value="6.5062319118339325" table:formula="of:=100*([.EP3]-[.$J3])/[.$J3]" table:style-name="ce8">
            <text:p>6,51</text:p>
          </table:table-cell>
          <table:table-cell office:value-type="float" office:value="7.4155733387795966" table:formula="of:=100*([.EQ3]-[.$J3])/[.$J3]" table:style-name="ce8">
            <text:p>7,42</text:p>
          </table:table-cell>
          <table:table-cell office:value-type="float" office:value="7.204312199187406" table:formula="of:=100*([.ER3]-[.$J3])/[.$J3]" table:style-name="ce8">
            <text:p>7,20</text:p>
          </table:table-cell>
          <table:table-cell office:value-type="float" office:value="8.1044683591951472" table:formula="of:=100*([.ES3]-[.$J3])/[.$J3]" table:style-name="ce8">
            <text:p>8,10</text:p>
          </table:table-cell>
          <table:table-cell office:value-type="float" office:value="5.627508041347979" table:formula="of:=100*([.ET3]-[.$J3])/[.$J3]" table:style-name="ce8">
            <text:p>5,63</text:p>
          </table:table-cell>
          <table:table-cell office:value-type="float" office:value="5.1590594274654071" table:formula="of:=100*([.EU3]-[.$J3])/[.$J3]" table:style-name="ce8">
            <text:p>5,16</text:p>
          </table:table-cell>
          <table:table-cell office:value-type="float" office:value="7.8503426405536105" table:formula="of:=100*([.EV3]-[.$J3])/[.$J3]" table:style-name="ce8">
            <text:p>7,85</text:p>
          </table:table-cell>
          <table:table-cell office:value-type="float" office:value="5.9000042938682258" table:formula="of:=100*([.EW3]-[.$J3])/[.$J3]" table:style-name="ce8">
            <text:p>5,90</text:p>
          </table:table-cell>
          <table:table-cell office:value-type="float" office:value="6.5613435134671825" table:formula="of:=100*([.EX3]-[.$J3])/[.$J3]" table:style-name="ce8">
            <text:p>6,56</text:p>
          </table:table-cell>
          <table:table-cell office:value-type="float" office:value="4.7702164603867185" table:formula="of:=100*([.EY3]-[.$J3])/[.$J3]" table:style-name="ce8">
            <text:p>4,77</text:p>
          </table:table-cell>
          <table:table-cell office:value-type="float" office:value="5.1192566040648888" table:formula="of:=100*([.EZ3]-[.$J3])/[.$J3]" table:style-name="ce8">
            <text:p>5,12</text:p>
          </table:table-cell>
          <table:table-cell office:value-type="float" office:value="6.3317118399933943" table:formula="of:=100*([.FA3]-[.$J3])/[.$J3]" table:style-name="ce8">
            <text:p>6,33</text:p>
          </table:table-cell>
          <table:table-cell office:value-type="float" office:value="7.6482667678993232" table:formula="of:=100*([.FB3]-[.$J3])/[.$J3]" table:style-name="ce8">
            <text:p>7,65</text:p>
          </table:table-cell>
          <table:table-cell office:value-type="float" office:value="7.9115777534787828" table:formula="of:=100*([.FC3]-[.$J3])/[.$J3]" table:style-name="ce8">
            <text:p>7,91</text:p>
          </table:table-cell>
          <table:table-cell office:value-type="float" office:value="6.873642589387928" table:formula="of:=100*([.FD3]-[.$J3])/[.$J3]" table:style-name="ce8">
            <text:p>6,87</text:p>
          </table:table-cell>
          <table:table-cell office:value-type="float" office:value="7.5564140985086699" table:formula="of:=100*([.FE3]-[.$J3])/[.$J3]" table:style-name="ce8">
            <text:p>7,56</text:p>
          </table:table-cell>
          <table:table-cell office:value-type="float" office:value="5.2264180516825407" table:formula="of:=100*([.FF3]-[.$J3])/[.$J3]" table:style-name="ce8">
            <text:p>5,23</text:p>
          </table:table-cell>
          <table:table-cell office:value-type="float" office:value="6.252106193189511" table:formula="of:=100*([.FG3]-[.$J3])/[.$J3]" table:style-name="ce8">
            <text:p>6,25</text:p>
          </table:table-cell>
          <table:table-cell office:value-type="float" office:value="6.9440629692510427" table:formula="of:=100*([.FH3]-[.$J3])/[.$J3]" table:style-name="ce8">
            <text:p>6,94</text:p>
          </table:table-cell>
          <table:table-cell office:value-type="float" office:value="8.0922213366112619" table:formula="of:=100*([.FI3]-[.$J3])/[.$J3]" table:style-name="ce8">
            <text:p>8,09</text:p>
          </table:table-cell>
          <table:table-cell office:value-type="float" office:value="6.5276642013557185" table:formula="of:=100*([.FJ3]-[.$J3])/[.$J3]" table:style-name="ce8">
            <text:p>6,53</text:p>
          </table:table-cell>
          <table:table-cell office:value-type="float" office:value="6.2857855053009537" table:formula="of:=100*([.FK3]-[.$J3])/[.$J3]" table:style-name="ce8">
            <text:p>6,29</text:p>
          </table:table-cell>
          <table:table-cell office:value-type="float" office:value="6.3102795504687217" table:formula="of:=100*([.FL3]-[.$J3])/[.$J3]" table:style-name="ce8">
            <text:p>6,31</text:p>
          </table:table-cell>
          <table:table-cell office:value-type="float" office:value="4.9692305773950247" table:formula="of:=100*([.FM3]-[.$J3])/[.$J3]" table:style-name="ce8">
            <text:p>4,97</text:p>
          </table:table-cell>
          <table:table-cell office:value-type="float" office:value="6.4143792424432586" table:formula="of:=100*([.FN3]-[.$J3])/[.$J3]" table:style-name="ce8">
            <text:p>6,41</text:p>
          </table:table-cell>
          <table:table-cell office:value-type="float" office:value="7.8289103510289166" table:formula="of:=100*([.FO3]-[.$J3])/[.$J3]" table:style-name="ce8">
            <text:p>7,83</text:p>
          </table:table-cell>
          <table:table-cell office:value-type="float" office:value="7.2318680000040203" table:formula="of:=100*([.FP3]-[.$J3])/[.$J3]" table:style-name="ce8">
            <text:p>7,23</text:p>
          </table:table-cell>
          <table:table-cell office:value-type="float" office:value="4.8498221071906222" table:formula="of:=100*([.FQ3]-[.$J3])/[.$J3]" table:style-name="ce8">
            <text:p>4,85</text:p>
          </table:table-cell>
          <table:table-cell office:value-type="float" office:value="7.2839178459912892" table:formula="of:=100*([.FR3]-[.$J3])/[.$J3]" table:style-name="ce8">
            <text:p>7,28</text:p>
          </table:table-cell>
          <table:table-cell office:value-type="float" office:value="5.9673629180853593" table:formula="of:=100*([.FS3]-[.$J3])/[.$J3]" table:style-name="ce8">
            <text:p>5,97</text:p>
          </table:table-cell>
          <table:table-cell office:value-type="float" office:value="7.3727087597331158" table:formula="of:=100*([.FT3]-[.$J3])/[.$J3]" table:style-name="ce8">
            <text:p>7,37</text:p>
          </table:table-cell>
          <table:table-cell office:value-type="float" office:value="6.6531961828549493" table:formula="of:=100*([.FU3]-[.$J3])/[.$J3]" table:style-name="ce8">
            <text:p>6,65</text:p>
          </table:table-cell>
          <table:table-cell office:value-type="float" office:value="7.7156253921164559" table:formula="of:=100*([.FV3]-[.$J3])/[.$J3]" table:style-name="ce8">
            <text:p>7,72</text:p>
          </table:table-cell>
          <table:table-cell office:value-type="float" office:value="6.9593717474837735" table:formula="of:=100*([.FW3]-[.$J3])/[.$J3]" table:style-name="ce8">
            <text:p>6,96</text:p>
          </table:table-cell>
          <table:table-cell office:value-type="float" office:value="7.1951269322466169" table:formula="of:=100*([.FX3]-[.$J3])/[.$J3]" table:style-name="ce8">
            <text:p>7,20</text:p>
          </table:table-cell>
          <table:table-cell office:value-type="float" office:value="5.4039998791690396" table:formula="of:=100*([.FY3]-[.$J3])/[.$J3]" table:style-name="ce8">
            <text:p>5,40</text:p>
          </table:table-cell>
          <table:table-cell office:value-type="float" office:value="7.130830063675444" table:formula="of:=100*([.FZ3]-[.$J3])/[.$J3]" table:style-name="ce8">
            <text:p>7,13</text:p>
          </table:table-cell>
          <table:table-cell office:value-type="float" office:value="8.0462950019159347" table:formula="of:=100*([.GA3]-[.$J3])/[.$J3]" table:style-name="ce8">
            <text:p>8,05</text:p>
          </table:table-cell>
          <table:table-cell office:value-type="float" office:value="7.1093977741507715" table:formula="of:=100*([.GB3]-[.$J3])/[.$J3]" table:style-name="ce8">
            <text:p>7,11</text:p>
          </table:table-cell>
          <table:table-cell office:value-type="float" office:value="6.8522102998632546" table:formula="of:=100*([.GC3]-[.$J3])/[.$J3]" table:style-name="ce8">
            <text:p>6,85</text:p>
          </table:table-cell>
          <table:table-cell office:value-type="float" office:value="5.9214365833900331" table:formula="of:=100*([.GD3]-[.$J3])/[.$J3]" table:style-name="ce8">
            <text:p>5,92</text:p>
          </table:table-cell>
          <table:table-cell office:value-type="float" office:value="7.290041357283231" table:formula="of:=100*([.GE3]-[.$J3])/[.$J3]" table:style-name="ce8">
            <text:p>7,29</text:p>
          </table:table-cell>
          <table:table-cell office:value-type="float" office:value="8.9525746732185034" table:formula="of:=100*([.GF3]-[.$J3])/[.$J3]" table:style-name="ce8">
            <text:p>8,95</text:p>
          </table:table-cell>
          <table:table-cell office:value-type="float" office:value="7.4216968500744036" table:formula="of:=100*([.GG3]-[.$J3])/[.$J3]" table:style-name="ce8">
            <text:p>7,42</text:p>
          </table:table-cell>
          <table:table-cell office:value-type="float" office:value="5.8050898688316117" table:formula="of:=100*([.GH3]-[.$J3])/[.$J3]" table:style-name="ce8">
            <text:p>5,81</text:p>
          </table:table-cell>
          <table:table-cell office:value-type="float" office:value="7.7033783695325742" table:formula="of:=100*([.GI3]-[.$J3])/[.$J3]" table:style-name="ce8">
            <text:p>7,70</text:p>
          </table:table-cell>
          <table:table-cell office:value-type="float" office:value="7.914639509124763" table:formula="of:=100*([.GJ3]-[.$J3])/[.$J3]" table:style-name="ce8">
            <text:p>7,91</text:p>
          </table:table-cell>
          <table:table-cell office:value-type="float" office:value="6.5827758029889685" table:formula="of:=100*([.GK3]-[.$J3])/[.$J3]" table:style-name="ce8">
            <text:p>6,58</text:p>
          </table:table-cell>
          <table:table-cell office:value-type="float" office:value="7.1277683080294834" table:formula="of:=100*([.GL3]-[.$J3])/[.$J3]" table:style-name="ce8">
            <text:p>7,13</text:p>
          </table:table-cell>
          <table:table-cell office:value-type="float" office:value="7.4461908952450564" table:formula="of:=100*([.GM3]-[.$J3])/[.$J3]" table:style-name="ce8">
            <text:p>7,45</text:p>
          </table:table-cell>
          <table:table-cell office:value-type="float" office:value="5.6366933082859019" table:formula="of:=100*([.GN3]-[.$J3])/[.$J3]" table:style-name="ce8">
            <text:p>5,64</text:p>
          </table:table-cell>
          <table:table-cell office:value-type="float" office:value="6.0775861213518594" table:formula="of:=100*([.GO3]-[.$J3])/[.$J3]" table:style-name="ce8">
            <text:p>6,08</text:p>
          </table:table-cell>
          <table:table-cell table:number-columns-repeated="16187"/>
        </table:table-row>
        <table:table-row table:style-name="ro2">
          <table:table-cell office:value-type="string" table:style-name="ce2">
            <text:p>instance03</text:p>
          </table:table-cell>
          <table:table-cell office:value-type="float" office:value="5.4620463303958893" table:formula="of:=[.F12]-[.I12]" table:style-name="ce5">
            <text:p>5,462046</text:p>
          </table:table-cell>
          <table:table-cell office:value-type="float" office:value="9.2112780015194335" table:formula="of:=MAX([.$K12:.GP12])" table:style-name="ce6">
            <text:p>9,21</text:p>
          </table:table-cell>
          <table:table-cell office:value-type="float" office:value="3.895925923962769" table:formula="of:=MIN([.$K12:.GN12])" table:style-name="ce6">
            <text:p>3,90</text:p>
          </table:table-cell>
          <table:table-cell office:value-type="float" office:value="7.583865329799151" table:formula="of:=[.F12]+[.I12]" table:style-name="ce5">
            <text:p>7,583865</text:p>
          </table:table-cell>
          <table:table-cell office:value-type="float" office:value="6.5229558300975201" table:formula="of:=AVERAGE([.$K12:.GO12])" table:style-name="ce6">
            <text:p>6,52</text:p>
          </table:table-cell>
          <table:table-cell table:number-columns-repeated="2" table:style-name="ce8"/>
          <table:table-cell office:value-type="float" office:value="1.0609094997016304" table:formula="of:=STDEV([.$K12:.GO12])" table:style-name="ce6">
            <text:p>1,06</text:p>
          </table:table-cell>
          <table:table-cell table:style-name="ce11"/>
          <table:table-cell office:value-type="float" office:value="6.4650581685220851" table:formula="of:=100*([.K4]-[.$J4])/[.$J4]" table:style-name="ce8">
            <text:p>6,47</text:p>
          </table:table-cell>
          <table:table-cell office:value-type="float" office:value="7.6747026187719376" table:formula="of:=100*([.L4]-[.$J4])/[.$J4]" table:style-name="ce8">
            <text:p>7,67</text:p>
          </table:table-cell>
          <table:table-cell office:value-type="float" office:value="5.9337954032111266" table:formula="of:=100*([.M4]-[.$J4])/[.$J4]" table:style-name="ce8">
            <text:p>5,93</text:p>
          </table:table-cell>
          <table:table-cell office:value-type="float" office:value="5.4107059112106226" table:formula="of:=100*([.N4]-[.$J4])/[.$J4]" table:style-name="ce8">
            <text:p>5,41</text:p>
          </table:table-cell>
          <table:table-cell office:value-type="float" office:value="8.4211949146445289" table:formula="of:=100*([.O4]-[.$J4])/[.$J4]" table:style-name="ce8">
            <text:p>8,42</text:p>
          </table:table-cell>
          <table:table-cell office:value-type="float" office:value="6.881895107459191" table:formula="of:=100*([.P4]-[.$J4])/[.$J4]" table:style-name="ce8">
            <text:p>6,88</text:p>
          </table:table-cell>
          <table:table-cell office:value-type="float" office:value="4.7377730751473912" table:formula="of:=100*([.Q4]-[.$J4])/[.$J4]" table:style-name="ce8">
            <text:p>4,74</text:p>
          </table:table-cell>
          <table:table-cell office:value-type="float" office:value="7.2524168309591692" table:formula="of:=100*([.R4]-[.$J4])/[.$J4]" table:style-name="ce8">
            <text:p>7,25</text:p>
          </table:table-cell>
          <table:table-cell office:value-type="float" office:value="6.7429494611478535" table:formula="of:=100*([.S4]-[.$J4])/[.$J4]" table:style-name="ce8">
            <text:p>6,74</text:p>
          </table:table-cell>
          <table:table-cell office:value-type="float" office:value="7.088951364710347" table:formula="of:=100*([.T4]-[.$J4])/[.$J4]" table:style-name="ce8">
            <text:p>7,09</text:p>
          </table:table-cell>
          <table:table-cell office:value-type="float" office:value="8.603731351958201" table:formula="of:=100*([.U4]-[.$J4])/[.$J4]" table:style-name="ce8">
            <text:p>8,60</text:p>
          </table:table-cell>
          <table:table-cell office:value-type="float" office:value="6.7756425543957706" table:formula="of:=100*([.V4]-[.$J4])/[.$J4]" table:style-name="ce8">
            <text:p>6,78</text:p>
          </table:table-cell>
          <table:table-cell office:value-type="float" office:value="8.2631782972713701" table:formula="of:=100*([.W4]-[.$J4])/[.$J4]" table:style-name="ce8">
            <text:p>8,26</text:p>
          </table:table-cell>
          <table:table-cell office:value-type="float" office:value="6.3697033132100325" table:formula="of:=100*([.X4]-[.$J4])/[.$J4]" table:style-name="ce8">
            <text:p>6,37</text:p>
          </table:table-cell>
          <table:table-cell office:value-type="float" office:value="8.8107876092063098" table:formula="of:=100*([.Y4]-[.$J4])/[.$J4]" table:style-name="ce8">
            <text:p>8,81</text:p>
          </table:table-cell>
          <table:table-cell office:value-type="float" office:value="6.9690766894577401" table:formula="of:=100*([.Z4]-[.$J4])/[.$J4]" table:style-name="ce8">
            <text:p>6,97</text:p>
          </table:table-cell>
          <table:table-cell office:value-type="float" office:value="6.6067282392712867" table:formula="of:=100*([.AA4]-[.$J4])/[.$J4]" table:style-name="ce8">
            <text:p>6,61</text:p>
          </table:table-cell>
          <table:table-cell office:value-type="float" office:value="5.0320109143971186" table:formula="of:=100*([.AB4]-[.$J4])/[.$J4]" table:style-name="ce8">
            <text:p>5,03</text:p>
          </table:table-cell>
          <table:table-cell office:value-type="float" office:value="7.0617071203350426" table:formula="of:=100*([.AC4]-[.$J4])/[.$J4]" table:style-name="ce8">
            <text:p>7,06</text:p>
          </table:table-cell>
          <table:table-cell office:value-type="float" office:value="5.0538063098998096" table:formula="of:=100*([.AD4]-[.$J4])/[.$J4]" table:style-name="ce8">
            <text:p>5,05</text:p>
          </table:table-cell>
          <table:table-cell office:value-type="float" office:value="5.7621566636488" table:formula="of:=100*([.AE4]-[.$J4])/[.$J4]" table:style-name="ce8">
            <text:p>5,76</text:p>
          </table:table-cell>
          <table:table-cell office:value-type="float" office:value="6.2525530623983157" table:formula="of:=100*([.AF4]-[.$J4])/[.$J4]" table:style-name="ce8">
            <text:p>6,25</text:p>
          </table:table-cell>
          <table:table-cell office:value-type="float" office:value="7.1434398534579078" table:formula="of:=100*([.AG4]-[.$J4])/[.$J4]" table:style-name="ce8">
            <text:p>7,14</text:p>
          </table:table-cell>
          <table:table-cell office:value-type="float" office:value="5.3099022070228648" table:formula="of:=100*([.AH4]-[.$J4])/[.$J4]" table:style-name="ce8">
            <text:p>5,31</text:p>
          </table:table-cell>
          <table:table-cell office:value-type="float" office:value="4.1928881876503157" table:formula="of:=100*([.AI4]-[.$J4])/[.$J4]" table:style-name="ce8">
            <text:p>4,19</text:p>
          </table:table-cell>
          <table:table-cell office:value-type="float" office:value="6.5277199305831717" table:formula="of:=100*([.AJ4]-[.$J4])/[.$J4]" table:style-name="ce8">
            <text:p>6,53</text:p>
          </table:table-cell>
          <table:table-cell office:value-type="float" office:value="5.6722506572093394" table:formula="of:=100*([.AK4]-[.$J4])/[.$J4]" table:style-name="ce8">
            <text:p>5,67</text:p>
          </table:table-cell>
          <table:table-cell office:value-type="float" office:value="7.4703707859586226" table:formula="of:=100*([.AL4]-[.$J4])/[.$J4]" table:style-name="ce8">
            <text:p>7,47</text:p>
          </table:table-cell>
          <table:table-cell office:value-type="float" office:value="7.6937735898337376" table:formula="of:=100*([.AM4]-[.$J4])/[.$J4]" table:style-name="ce8">
            <text:p>7,69</text:p>
          </table:table-cell>
          <table:table-cell office:value-type="float" office:value="6.9908720849604533" table:formula="of:=100*([.AN4]-[.$J4])/[.$J4]" table:style-name="ce8">
            <text:p>6,99</text:p>
          </table:table-cell>
          <table:table-cell office:value-type="float" office:value="5.5605492552733065" table:formula="of:=100*([.AO4]-[.$J4])/[.$J4]" table:style-name="ce8">
            <text:p>5,56</text:p>
          </table:table-cell>
          <table:table-cell office:value-type="float" office:value="6.4405383485846226" table:formula="of:=100*([.AP4]-[.$J4])/[.$J4]" table:style-name="ce8">
            <text:p>6,44</text:p>
          </table:table-cell>
          <table:table-cell office:value-type="float" office:value="7.2442435576456656" table:formula="of:=100*([.AQ4]-[.$J4])/[.$J4]" table:style-name="ce8">
            <text:p>7,24</text:p>
          </table:table-cell>
          <table:table-cell office:value-type="float" office:value="6.5685862971476849" table:formula="of:=100*([.AR4]-[.$J4])/[.$J4]" table:style-name="ce8">
            <text:p>6,57</text:p>
          </table:table-cell>
          <table:table-cell office:value-type="float" office:value="8.6473221429574867" table:formula="of:=100*([.AS4]-[.$J4])/[.$J4]" table:style-name="ce8">
            <text:p>8,65</text:p>
          </table:table-cell>
          <table:table-cell office:value-type="float" office:value="6.5304443550210127" table:formula="of:=100*([.AT4]-[.$J4])/[.$J4]" table:style-name="ce8">
            <text:p>6,53</text:p>
          </table:table-cell>
          <table:table-cell office:value-type="float" office:value="6.3833254353961495" table:formula="of:=100*([.AU4]-[.$J4])/[.$J4]" table:style-name="ce8">
            <text:p>6,38</text:p>
          </table:table-cell>
          <table:table-cell office:value-type="float" office:value="5.3562174224599914" table:formula="of:=100*([.AV4]-[.$J4])/[.$J4]" table:style-name="ce8">
            <text:p>5,36</text:p>
          </table:table-cell>
          <table:table-cell office:value-type="float" office:value="6.3152148244594022" table:formula="of:=100*([.AW4]-[.$J4])/[.$J4]" table:style-name="ce8">
            <text:p>6,32</text:p>
          </table:table-cell>
          <table:table-cell office:value-type="float" office:value="6.3342857955212022" table:formula="of:=100*([.AX4]-[.$J4])/[.$J4]" table:style-name="ce8">
            <text:p>6,33</text:p>
          </table:table-cell>
          <table:table-cell office:value-type="float" office:value="5.4216036089619681" table:formula="of:=100*([.AY4]-[.$J4])/[.$J4]" table:style-name="ce8">
            <text:p>5,42</text:p>
          </table:table-cell>
          <table:table-cell office:value-type="float" office:value="7.1025734868964863" table:formula="of:=100*([.AZ4]-[.$J4])/[.$J4]" table:style-name="ce8">
            <text:p>7,10</text:p>
          </table:table-cell>
          <table:table-cell office:value-type="float" office:value="6.4105696797714762" table:formula="of:=100*([.BA4]-[.$J4])/[.$J4]" table:style-name="ce8">
            <text:p>6,41</text:p>
          </table:table-cell>
          <table:table-cell office:value-type="float" office:value="4.6178983998978547" table:formula="of:=100*([.BB4]-[.$J4])/[.$J4]" table:style-name="ce8">
            <text:p>4,62</text:p>
          </table:table-cell>
          <table:table-cell office:value-type="float" office:value="5.2744846893371049" table:formula="of:=100*([.BC4]-[.$J4])/[.$J4]" table:style-name="ce8">
            <text:p>5,27</text:p>
          </table:table-cell>
          <table:table-cell office:value-type="float" office:value="6.3887742842718334" table:formula="of:=100*([.BD4]-[.$J4])/[.$J4]" table:style-name="ce8">
            <text:p>6,39</text:p>
          </table:table-cell>
          <table:table-cell office:value-type="float" office:value="6.4078452553336342" table:formula="of:=100*([.BE4]-[.$J4])/[.$J4]" table:style-name="ce8">
            <text:p>6,41</text:p>
          </table:table-cell>
          <table:table-cell office:value-type="float" office:value="8.2086898085207594" table:formula="of:=100*([.BF4]-[.$J4])/[.$J4]" table:style-name="ce8">
            <text:p>8,21</text:p>
          </table:table-cell>
          <table:table-cell office:value-type="float" office:value="4.4462596603355289" table:formula="of:=100*([.BG4]-[.$J4])/[.$J4]" table:style-name="ce8">
            <text:p>4,45</text:p>
          </table:table-cell>
          <table:table-cell office:value-type="float" office:value="7.5412058213332127" table:formula="of:=100*([.BH4]-[.$J4])/[.$J4]" table:style-name="ce8">
            <text:p>7,54</text:p>
          </table:table-cell>
          <table:table-cell office:value-type="float" office:value="6.3806010109583076" table:formula="of:=100*([.BI4]-[.$J4])/[.$J4]" table:style-name="ce8">
            <text:p>6,38</text:p>
          </table:table-cell>
          <table:table-cell office:value-type="float" office:value="6.7293273389586652" table:formula="of:=100*([.BJ4]-[.$J4])/[.$J4]" table:style-name="ce8">
            <text:p>6,73</text:p>
          </table:table-cell>
          <table:table-cell office:value-type="float" office:value="7.6038675833973475" table:formula="of:=100*([.BK4]-[.$J4])/[.$J4]" table:style-name="ce8">
            <text:p>7,60</text:p>
          </table:table-cell>
          <table:table-cell office:value-type="float" office:value="6.7075319434590233" table:formula="of:=100*([.BL4]-[.$J4])/[.$J4]" table:style-name="ce8">
            <text:p>6,71</text:p>
          </table:table-cell>
          <table:table-cell office:value-type="float" office:value="6.8028867987710973" table:formula="of:=100*([.BM4]-[.$J4])/[.$J4]" table:style-name="ce8">
            <text:p>6,80</text:p>
          </table:table-cell>
          <table:table-cell office:value-type="float" office:value="6.0509456540228435" table:formula="of:=100*([.BN4]-[.$J4])/[.$J4]" table:style-name="ce8">
            <text:p>6,05</text:p>
          </table:table-cell>
          <table:table-cell office:value-type="float" office:value="6.6775632746458768" table:formula="of:=100*([.BO4]-[.$J4])/[.$J4]" table:style-name="ce8">
            <text:p>6,68</text:p>
          </table:table-cell>
          <table:table-cell office:value-type="float" office:value="5.8902046122087928" table:formula="of:=100*([.BP4]-[.$J4])/[.$J4]" table:style-name="ce8">
            <text:p>5,89</text:p>
          </table:table-cell>
          <table:table-cell office:value-type="float" office:value="6.9282103228962963" table:formula="of:=100*([.BQ4]-[.$J4])/[.$J4]" table:style-name="ce8">
            <text:p>6,93</text:p>
          </table:table-cell>
          <table:table-cell office:value-type="float" office:value="7.0862269402725051" table:formula="of:=100*([.BR4]-[.$J4])/[.$J4]" table:style-name="ce8">
            <text:p>7,09</text:p>
          </table:table-cell>
          <table:table-cell office:value-type="float" office:value="7.8081994162076125" table:formula="of:=100*([.BS4]-[.$J4])/[.$J4]" table:style-name="ce8">
            <text:p>7,81</text:p>
          </table:table-cell>
          <table:table-cell office:value-type="float" office:value="6.0700166250846443" table:formula="of:=100*([.BT4]-[.$J4])/[.$J4]" table:style-name="ce8">
            <text:p>6,07</text:p>
          </table:table-cell>
          <table:table-cell office:value-type="float" office:value="5.8057474546480634" table:formula="of:=100*([.BU4]-[.$J4])/[.$J4]" table:style-name="ce8">
            <text:p>5,81</text:p>
          </table:table-cell>
          <table:table-cell office:value-type="float" office:value="5.6586285350232224" table:formula="of:=100*([.BV4]-[.$J4])/[.$J4]" table:style-name="ce8">
            <text:p>5,66</text:p>
          </table:table-cell>
          <table:table-cell office:value-type="float" office:value="6.6612167280218957" table:formula="of:=100*([.BW4]-[.$J4])/[.$J4]" table:style-name="ce8">
            <text:p>6,66</text:p>
          </table:table-cell>
          <table:table-cell office:value-type="float" office:value="5.9746617697725695" table:formula="of:=100*([.BX4]-[.$J4])/[.$J4]" table:style-name="ce8">
            <text:p>5,97</text:p>
          </table:table-cell>
          <table:table-cell office:value-type="float" office:value="8.0833662843955398" table:formula="of:=100*([.BY4]-[.$J4])/[.$J4]" table:style-name="ce8">
            <text:p>8,08</text:p>
          </table:table-cell>
          <table:table-cell office:value-type="float" office:value="7.5384813968953708" table:formula="of:=100*([.BZ4]-[.$J4])/[.$J4]" table:style-name="ce8">
            <text:p>7,54</text:p>
          </table:table-cell>
          <table:table-cell office:value-type="float" office:value="6.9227614740206347" table:formula="of:=100*([.CA4]-[.$J4])/[.$J4]" table:style-name="ce8">
            <text:p>6,92</text:p>
          </table:table-cell>
          <table:table-cell office:value-type="float" office:value="5.1028459497747791" table:formula="of:=100*([.CB4]-[.$J4])/[.$J4]" table:style-name="ce8">
            <text:p>5,10</text:p>
          </table:table-cell>
          <table:table-cell office:value-type="float" office:value="5.5087851909605172" table:formula="of:=100*([.CC4]-[.$J4])/[.$J4]" table:style-name="ce8">
            <text:p>5,51</text:p>
          </table:table-cell>
          <table:table-cell office:value-type="float" office:value="9.2112780015194335" table:formula="of:=100*([.CD4]-[.$J4])/[.$J4]" table:style-name="ce8">
            <text:p>9,21</text:p>
          </table:table-cell>
          <table:table-cell office:value-type="float" office:value="7.105297911334306" table:formula="of:=100*([.CE4]-[.$J4])/[.$J4]" table:style-name="ce8">
            <text:p>7,11</text:p>
          </table:table-cell>
          <table:table-cell office:value-type="float" office:value="8.0969884065816551" table:formula="of:=100*([.CF4]-[.$J4])/[.$J4]" table:style-name="ce8">
            <text:p>8,10</text:p>
          </table:table-cell>
          <table:table-cell office:value-type="float" office:value="7.3395984129577183" table:formula="of:=100*([.CG4]-[.$J4])/[.$J4]" table:style-name="ce8">
            <text:p>7,34</text:p>
          </table:table-cell>
          <table:table-cell office:value-type="float" office:value="7.9771137313321185" table:formula="of:=100*([.CH4]-[.$J4])/[.$J4]" table:style-name="ce8">
            <text:p>7,98</text:p>
          </table:table-cell>
          <table:table-cell office:value-type="float" office:value="6.9826988116469275" table:formula="of:=100*([.CI4]-[.$J4])/[.$J4]" table:style-name="ce8">
            <text:p>6,98</text:p>
          </table:table-cell>
          <table:table-cell office:value-type="float" office:value="7.1488887023335916" table:formula="of:=100*([.CJ4]-[.$J4])/[.$J4]" table:style-name="ce8">
            <text:p>7,15</text:p>
          </table:table-cell>
          <table:table-cell office:value-type="float" office:value="4.83857677933515" table:formula="of:=100*([.CK4]-[.$J4])/[.$J4]" table:style-name="ce8">
            <text:p>4,84</text:p>
          </table:table-cell>
          <table:table-cell office:value-type="float" office:value="7.4976150303339271" table:formula="of:=100*([.CL4]-[.$J4])/[.$J4]" table:style-name="ce8">
            <text:p>7,50</text:p>
          </table:table-cell>
          <table:table-cell office:value-type="float" office:value="4.5879297310877787" table:formula="of:=100*([.CM4]-[.$J4])/[.$J4]" table:style-name="ce8">
            <text:p>4,59</text:p>
          </table:table-cell>
          <table:table-cell office:value-type="float" office:value="6.8628241363973901" table:formula="of:=100*([.CN4]-[.$J4])/[.$J4]" table:style-name="ce8">
            <text:p>6,86</text:p>
          </table:table-cell>
          <table:table-cell office:value-type="float" office:value="7.4376776927076342" table:formula="of:=100*([.CO4]-[.$J4])/[.$J4]" table:style-name="ce8">
            <text:p>7,44</text:p>
          </table:table-cell>
          <table:table-cell office:value-type="float" office:value="6.7238784900829822" table:formula="of:=100*([.CP4]-[.$J4])/[.$J4]" table:style-name="ce8">
            <text:p>6,72</text:p>
          </table:table-cell>
          <table:table-cell office:value-type="float" office:value="6.5331687794588547" table:formula="of:=100*([.CQ4]-[.$J4])/[.$J4]" table:style-name="ce8">
            <text:p>6,53</text:p>
          </table:table-cell>
          <table:table-cell office:value-type="float" office:value="6.2879705800840755" table:formula="of:=100*([.CR4]-[.$J4])/[.$J4]" table:style-name="ce8">
            <text:p>6,29</text:p>
          </table:table-cell>
          <table:table-cell office:value-type="float" office:value="4.4462596603355289" table:formula="of:=100*([.CS4]-[.$J4])/[.$J4]" table:style-name="ce8">
            <text:p>4,45</text:p>
          </table:table-cell>
          <table:table-cell office:value-type="float" office:value="5.0129399433353177" table:formula="of:=100*([.CT4]-[.$J4])/[.$J4]" table:style-name="ce8">
            <text:p>5,01</text:p>
          </table:table-cell>
          <table:table-cell office:value-type="float" office:value="5.361666271335654" table:formula="of:=100*([.CU4]-[.$J4])/[.$J4]" table:style-name="ce8">
            <text:p>5,36</text:p>
          </table:table-cell>
          <table:table-cell office:value-type="float" office:value="5.4651943999612316" table:formula="of:=100*([.CV4]-[.$J4])/[.$J4]" table:style-name="ce8">
            <text:p>5,47</text:p>
          </table:table-cell>
          <table:table-cell office:value-type="float" office:value="7.4867173325825815" table:formula="of:=100*([.CW4]-[.$J4])/[.$J4]" table:style-name="ce8">
            <text:p>7,49</text:p>
          </table:table-cell>
          <table:table-cell office:value-type="float" office:value="6.3996719820231789" table:formula="of:=100*([.CX4]-[.$J4])/[.$J4]" table:style-name="ce8">
            <text:p>6,40</text:p>
          </table:table-cell>
          <table:table-cell office:value-type="float" office:value="7.7973017184593374" table:formula="of:=100*([.CY4]-[.$J4])/[.$J4]" table:style-name="ce8">
            <text:p>7,80</text:p>
          </table:table-cell>
          <table:table-cell office:value-type="float" office:value="5.3861860912731379" table:formula="of:=100*([.CZ4]-[.$J4])/[.$J4]" table:style-name="ce8">
            <text:p>5,39</text:p>
          </table:table-cell>
          <table:table-cell office:value-type="float" office:value="5.8847557633361793" table:formula="of:=100*([.DA4]-[.$J4])/[.$J4]" table:style-name="ce8">
            <text:p>5,88</text:p>
          </table:table-cell>
          <table:table-cell office:value-type="float" office:value="5.8956534610844544" table:formula="of:=100*([.DB4]-[.$J4])/[.$J4]" table:style-name="ce8">
            <text:p>5,90</text:p>
          </table:table-cell>
          <table:table-cell office:value-type="float" office:value="5.7975741813345598" table:formula="of:=100*([.DC4]-[.$J4])/[.$J4]" table:style-name="ce8">
            <text:p>5,80</text:p>
          </table:table-cell>
          <table:table-cell office:value-type="float" office:value="7.8763100271443607" table:formula="of:=100*([.DD4]-[.$J4])/[.$J4]" table:style-name="ce8">
            <text:p>7,88</text:p>
          </table:table-cell>
          <table:table-cell office:value-type="float" office:value="6.0645677762089605" table:formula="of:=100*([.DE4]-[.$J4])/[.$J4]" table:style-name="ce8">
            <text:p>6,06</text:p>
          </table:table-cell>
          <table:table-cell office:value-type="float" office:value="7.5412058213332127" table:formula="of:=100*([.DF4]-[.$J4])/[.$J4]" table:style-name="ce8">
            <text:p>7,54</text:p>
          </table:table-cell>
          <table:table-cell office:value-type="float" office:value="6.5113733839592127" table:formula="of:=100*([.DG4]-[.$J4])/[.$J4]" table:style-name="ce8">
            <text:p>6,51</text:p>
          </table:table-cell>
          <table:table-cell office:value-type="float" office:value="7.6011431589595269" table:formula="of:=100*([.DH4]-[.$J4])/[.$J4]" table:style-name="ce8">
            <text:p>7,60</text:p>
          </table:table-cell>
          <table:table-cell office:value-type="float" office:value="5.8466138212095071" table:formula="of:=100*([.DI4]-[.$J4])/[.$J4]" table:style-name="ce8">
            <text:p>5,85</text:p>
          </table:table-cell>
          <table:table-cell office:value-type="float" office:value="7.2197237377081809" table:formula="of:=100*([.DJ4]-[.$J4])/[.$J4]" table:style-name="ce8">
            <text:p>7,22</text:p>
          </table:table-cell>
          <table:table-cell office:value-type="float" office:value="3.895925923962769" table:formula="of:=100*([.DK4]-[.$J4])/[.$J4]" table:style-name="ce8">
            <text:p>3,90</text:p>
          </table:table-cell>
          <table:table-cell office:value-type="float" office:value="6.8001623743332553" table:formula="of:=100*([.DL4]-[.$J4])/[.$J4]" table:style-name="ce8">
            <text:p>6,80</text:p>
          </table:table-cell>
          <table:table-cell office:value-type="float" office:value="5.6204865928965502" table:formula="of:=100*([.DM4]-[.$J4])/[.$J4]" table:style-name="ce8">
            <text:p>5,62</text:p>
          </table:table-cell>
          <table:table-cell office:value-type="float" office:value="6.4487116218981262" table:formula="of:=100*([.DN4]-[.$J4])/[.$J4]" table:style-name="ce8">
            <text:p>6,45</text:p>
          </table:table-cell>
          <table:table-cell office:value-type="float" office:value="7.0426361492701712" table:formula="of:=100*([.DO4]-[.$J4])/[.$J4]" table:style-name="ce8">
            <text:p>7,04</text:p>
          </table:table-cell>
          <table:table-cell office:value-type="float" office:value="8.0642953133337389" table:formula="of:=100*([.DP4]-[.$J4])/[.$J4]" table:style-name="ce8">
            <text:p>8,06</text:p>
          </table:table-cell>
          <table:table-cell office:value-type="float" office:value="6.0672922006468024" table:formula="of:=100*([.DQ4]-[.$J4])/[.$J4]" table:style-name="ce8">
            <text:p>6,07</text:p>
          </table:table-cell>
          <table:table-cell office:value-type="float" office:value="6.2035134225233683" table:formula="of:=100*([.DR4]-[.$J4])/[.$J4]" table:style-name="ce8">
            <text:p>6,20</text:p>
          </table:table-cell>
          <table:table-cell office:value-type="float" office:value="6.5958305415229903" table:formula="of:=100*([.DS4]-[.$J4])/[.$J4]" table:style-name="ce8">
            <text:p>6,60</text:p>
          </table:table-cell>
          <table:table-cell office:value-type="float" office:value="7.4894417570204235" table:formula="of:=100*([.DT4]-[.$J4])/[.$J4]" table:style-name="ce8">
            <text:p>7,49</text:p>
          </table:table-cell>
          <table:table-cell office:value-type="float" office:value="4.1710927921506729" table:formula="of:=100*([.DU4]-[.$J4])/[.$J4]" table:style-name="ce8">
            <text:p>4,17</text:p>
          </table:table-cell>
          <table:table-cell office:value-type="float" office:value="3.9585876860238329" table:formula="of:=100*([.DV4]-[.$J4])/[.$J4]" table:style-name="ce8">
            <text:p>3,96</text:p>
          </table:table-cell>
          <table:table-cell office:value-type="float" office:value="7.0262896026462123" table:formula="of:=100*([.DW4]-[.$J4])/[.$J4]" table:style-name="ce8">
            <text:p>7,03</text:p>
          </table:table-cell>
          <table:table-cell office:value-type="float" office:value="6.5168222328348744" table:formula="of:=100*([.DX4]-[.$J4])/[.$J4]" table:style-name="ce8">
            <text:p>6,52</text:p>
          </table:table-cell>
          <table:table-cell office:value-type="float" office:value="7.8735856027095892" table:formula="of:=100*([.DY4]-[.$J4])/[.$J4]" table:style-name="ce8">
            <text:p>7,87</text:p>
          </table:table-cell>
          <table:table-cell office:value-type="float" office:value="7.985287004645623" table:formula="of:=100*([.DZ4]-[.$J4])/[.$J4]" table:style-name="ce8">
            <text:p>7,99</text:p>
          </table:table-cell>
          <table:table-cell office:value-type="float" office:value="8.3530843037077602" table:formula="of:=100*([.EA4]-[.$J4])/[.$J4]" table:style-name="ce8">
            <text:p>8,35</text:p>
          </table:table-cell>
          <table:table-cell office:value-type="float" office:value="6.4923024128974118" table:formula="of:=100*([.EB4]-[.$J4])/[.$J4]" table:style-name="ce8">
            <text:p>6,49</text:p>
          </table:table-cell>
          <table:table-cell office:value-type="float" office:value="6.4105696797714762" table:formula="of:=100*([.EC4]-[.$J4])/[.$J4]" table:style-name="ce8">
            <text:p>6,41</text:p>
          </table:table-cell>
          <table:table-cell office:value-type="float" office:value="6.5440664772102011" table:formula="of:=100*([.ED4]-[.$J4])/[.$J4]" table:style-name="ce8">
            <text:p>6,54</text:p>
          </table:table-cell>
          <table:table-cell office:value-type="float" office:value="7.6420095255209484" table:formula="of:=100*([.EE4]-[.$J4])/[.$J4]" table:style-name="ce8">
            <text:p>7,64</text:p>
          </table:table-cell>
          <table:table-cell office:value-type="float" office:value="8.5601405609589367" table:formula="of:=100*([.EF4]-[.$J4])/[.$J4]" table:style-name="ce8">
            <text:p>8,56</text:p>
          </table:table-cell>
          <table:table-cell office:value-type="float" office:value="6.260726335708771" table:formula="of:=100*([.EG4]-[.$J4])/[.$J4]" table:style-name="ce8">
            <text:p>6,26</text:p>
          </table:table-cell>
          <table:table-cell office:value-type="float" office:value="7.4376776927076342" table:formula="of:=100*([.EH4]-[.$J4])/[.$J4]" table:style-name="ce8">
            <text:p>7,44</text:p>
          </table:table-cell>
          <table:table-cell office:value-type="float" office:value="4.4816771780243592" table:formula="of:=100*([.EI4]-[.$J4])/[.$J4]" table:style-name="ce8">
            <text:p>4,48</text:p>
          </table:table-cell>
          <table:table-cell office:value-type="float" office:value="5.443399004461611" table:formula="of:=100*([.EJ4]-[.$J4])/[.$J4]" table:style-name="ce8">
            <text:p>5,44</text:p>
          </table:table-cell>
          <table:table-cell office:value-type="float" office:value="7.7182934097712224" table:formula="of:=100*([.EK4]-[.$J4])/[.$J4]" table:style-name="ce8">
            <text:p>7,72</text:p>
          </table:table-cell>
          <table:table-cell office:value-type="float" office:value="7.982562580207782" table:formula="of:=100*([.EL4]-[.$J4])/[.$J4]" table:style-name="ce8">
            <text:p>7,98</text:p>
          </table:table-cell>
          <table:table-cell office:value-type="float" office:value="5.3943593645866423" table:formula="of:=100*([.EM4]-[.$J4])/[.$J4]" table:style-name="ce8">
            <text:p>5,39</text:p>
          </table:table-cell>
          <table:table-cell office:value-type="float" office:value="6.0999852938977908" table:formula="of:=100*([.EN4]-[.$J4])/[.$J4]" table:style-name="ce8">
            <text:p>6,10</text:p>
          </table:table-cell>
          <table:table-cell office:value-type="float" office:value="6.3506323421482325" table:formula="of:=100*([.EO4]-[.$J4])/[.$J4]" table:style-name="ce8">
            <text:p>6,35</text:p>
          </table:table-cell>
          <table:table-cell office:value-type="float" office:value="4.557961062274611" table:formula="of:=100*([.EP4]-[.$J4])/[.$J4]" table:style-name="ce8">
            <text:p>4,56</text:p>
          </table:table-cell>
          <table:table-cell office:value-type="float" office:value="6.2906950045219174" table:formula="of:=100*([.EQ4]-[.$J4])/[.$J4]" table:style-name="ce8">
            <text:p>6,29</text:p>
          </table:table-cell>
          <table:table-cell office:value-type="float" office:value="5.7076681748981697" table:formula="of:=100*([.ER4]-[.$J4])/[.$J4]" table:style-name="ce8">
            <text:p>5,71</text:p>
          </table:table-cell>
          <table:table-cell office:value-type="float" office:value="5.440674580023769" table:formula="of:=100*([.ES4]-[.$J4])/[.$J4]" table:style-name="ce8">
            <text:p>5,44</text:p>
          </table:table-cell>
          <table:table-cell office:value-type="float" office:value="6.2144111202716656" table:formula="of:=100*([.ET4]-[.$J4])/[.$J4]" table:style-name="ce8">
            <text:p>6,21</text:p>
          </table:table-cell>
          <table:table-cell office:value-type="float" office:value="7.3314251396472851" table:formula="of:=100*([.EU4]-[.$J4])/[.$J4]" table:style-name="ce8">
            <text:p>7,33</text:p>
          </table:table-cell>
          <table:table-cell office:value-type="float" office:value="5.7621566636488" table:formula="of:=100*([.EV4]-[.$J4])/[.$J4]" table:style-name="ce8">
            <text:p>5,76</text:p>
          </table:table-cell>
          <table:table-cell office:value-type="float" office:value="5.8084718790859053" table:formula="of:=100*([.EW4]-[.$J4])/[.$J4]" table:style-name="ce8">
            <text:p>5,81</text:p>
          </table:table-cell>
          <table:table-cell office:value-type="float" office:value="6.1599226315210345" table:formula="of:=100*([.EX4]-[.$J4])/[.$J4]" table:style-name="ce8">
            <text:p>6,16</text:p>
          </table:table-cell>
          <table:table-cell office:value-type="float" office:value="5.516958464274043" table:formula="of:=100*([.EY4]-[.$J4])/[.$J4]" table:style-name="ce8">
            <text:p>5,52</text:p>
          </table:table-cell>
          <table:table-cell office:value-type="float" office:value="4.9284827857746105" table:formula="of:=100*([.EZ4]-[.$J4])/[.$J4]" table:style-name="ce8">
            <text:p>4,93</text:p>
          </table:table-cell>
          <table:table-cell office:value-type="float" office:value="7.9444206380841784" table:formula="of:=100*([.FA4]-[.$J4])/[.$J4]" table:style-name="ce8">
            <text:p>7,94</text:p>
          </table:table-cell>
          <table:table-cell office:value-type="float" office:value="7.5820721878946555" table:formula="of:=100*([.FB4]-[.$J4])/[.$J4]" table:style-name="ce8">
            <text:p>7,58</text:p>
          </table:table-cell>
          <table:table-cell office:value-type="float" office:value="7.1516131267714336" table:formula="of:=100*([.FC4]-[.$J4])/[.$J4]" table:style-name="ce8">
            <text:p>7,15</text:p>
          </table:table-cell>
          <table:table-cell office:value-type="float" office:value="8.385777396958769" table:formula="of:=100*([.FD4]-[.$J4])/[.$J4]" table:style-name="ce8">
            <text:p>8,39</text:p>
          </table:table-cell>
          <table:table-cell office:value-type="float" office:value="5.5687225285868314" table:formula="of:=100*([.FE4]-[.$J4])/[.$J4]" table:style-name="ce8">
            <text:p>5,57</text:p>
          </table:table-cell>
          <table:table-cell office:value-type="float" office:value="6.8464775897703607" table:formula="of:=100*([.FF4]-[.$J4])/[.$J4]" table:style-name="ce8">
            <text:p>6,85</text:p>
          </table:table-cell>
          <table:table-cell office:value-type="float" office:value="6.6067282392712867" table:formula="of:=100*([.FG4]-[.$J4])/[.$J4]" table:style-name="ce8">
            <text:p>6,61</text:p>
          </table:table-cell>
          <table:table-cell office:value-type="float" office:value="5.4515722777720441" table:formula="of:=100*([.FH4]-[.$J4])/[.$J4]" table:style-name="ce8">
            <text:p>5,45</text:p>
          </table:table-cell>
          <table:table-cell office:value-type="float" office:value="7.3586693840225896" table:formula="of:=100*([.FI4]-[.$J4])/[.$J4]" table:style-name="ce8">
            <text:p>7,36</text:p>
          </table:table-cell>
          <table:table-cell office:value-type="float" office:value="8.0969884065816551" table:formula="of:=100*([.FJ4]-[.$J4])/[.$J4]" table:style-name="ce8">
            <text:p>8,10</text:p>
          </table:table-cell>
          <table:table-cell office:value-type="float" office:value="6.5304443550210127" table:formula="of:=100*([.FK4]-[.$J4])/[.$J4]" table:style-name="ce8">
            <text:p>6,53</text:p>
          </table:table-cell>
          <table:table-cell office:value-type="float" office:value="5.5578248308354645" table:formula="of:=100*([.FL4]-[.$J4])/[.$J4]" table:style-name="ce8">
            <text:p>5,56</text:p>
          </table:table-cell>
          <table:table-cell office:value-type="float" office:value="6.2007889980855273" table:formula="of:=100*([.FM4]-[.$J4])/[.$J4]" table:style-name="ce8">
            <text:p>6,20</text:p>
          </table:table-cell>
          <table:table-cell office:value-type="float" office:value="4.969349152336032" table:formula="of:=100*([.FN4]-[.$J4])/[.$J4]" table:style-name="ce8">
            <text:p>4,97</text:p>
          </table:table-cell>
          <table:table-cell office:value-type="float" office:value="6.9799743872091069" table:formula="of:=100*([.FO4]-[.$J4])/[.$J4]" table:style-name="ce8">
            <text:p>6,98</text:p>
          </table:table-cell>
          <table:table-cell office:value-type="float" office:value="5.2009252295246728" table:formula="of:=100*([.FP4]-[.$J4])/[.$J4]" table:style-name="ce8">
            <text:p>5,20</text:p>
          </table:table-cell>
          <table:table-cell office:value-type="float" office:value="5.4978874932091708" table:formula="of:=100*([.FQ4]-[.$J4])/[.$J4]" table:style-name="ce8">
            <text:p>5,50</text:p>
          </table:table-cell>
          <table:table-cell office:value-type="float" office:value="7.0017697827087284" table:formula="of:=100*([.FR4]-[.$J4])/[.$J4]" table:style-name="ce8">
            <text:p>7,00</text:p>
          </table:table-cell>
          <table:table-cell office:value-type="float" office:value="6.0182525607718551" table:formula="of:=100*([.FS4]-[.$J4])/[.$J4]" table:style-name="ce8">
            <text:p>6,02</text:p>
          </table:table-cell>
          <table:table-cell office:value-type="float" office:value="7.3450472618334022" table:formula="of:=100*([.FT4]-[.$J4])/[.$J4]" table:style-name="ce8">
            <text:p>7,35</text:p>
          </table:table-cell>
          <table:table-cell office:value-type="float" office:value="7.1216444579582872" table:formula="of:=100*([.FU4]-[.$J4])/[.$J4]" table:style-name="ce8">
            <text:p>7,12</text:p>
          </table:table-cell>
          <table:table-cell office:value-type="float" office:value="6.9935965093952239" table:formula="of:=100*([.FV4]-[.$J4])/[.$J4]" table:style-name="ce8">
            <text:p>6,99</text:p>
          </table:table-cell>
          <table:table-cell office:value-type="float" office:value="6.9500057183959392" table:formula="of:=100*([.FW4]-[.$J4])/[.$J4]" table:style-name="ce8">
            <text:p>6,95</text:p>
          </table:table-cell>
          <table:table-cell office:value-type="float" office:value="6.260726335708771" table:formula="of:=100*([.FX4]-[.$J4])/[.$J4]" table:style-name="ce8">
            <text:p>6,26</text:p>
          </table:table-cell>
          <table:table-cell office:value-type="float" office:value="6.9309347473341383" table:formula="of:=100*([.FY4]-[.$J4])/[.$J4]" table:style-name="ce8">
            <text:p>6,93</text:p>
          </table:table-cell>
          <table:table-cell office:value-type="float" office:value="5.8248184257098643" table:formula="of:=100*([.FZ4]-[.$J4])/[.$J4]" table:style-name="ce8">
            <text:p>5,82</text:p>
          </table:table-cell>
          <table:table-cell office:value-type="float" office:value="6.1762691781480639" table:formula="of:=100*([.GA4]-[.$J4])/[.$J4]" table:style-name="ce8">
            <text:p>6,18</text:p>
          </table:table-cell>
          <table:table-cell office:value-type="float" office:value="7.4676463615207807" table:formula="of:=100*([.GB4]-[.$J4])/[.$J4]" table:style-name="ce8">
            <text:p>7,47</text:p>
          </table:table-cell>
          <table:table-cell office:value-type="float" office:value="6.960903416147306" table:formula="of:=100*([.GC4]-[.$J4])/[.$J4]" table:style-name="ce8">
            <text:p>6,96</text:p>
          </table:table-cell>
          <table:table-cell office:value-type="float" office:value="6.7402250367100116" table:formula="of:=100*([.GD4]-[.$J4])/[.$J4]" table:style-name="ce8">
            <text:p>6,74</text:p>
          </table:table-cell>
          <table:table-cell office:value-type="float" office:value="7.1870306444602639" table:formula="of:=100*([.GE4]-[.$J4])/[.$J4]" table:style-name="ce8">
            <text:p>7,19</text:p>
          </table:table-cell>
          <table:table-cell office:value-type="float" office:value="4.8467500526486536" table:formula="of:=100*([.GF4]-[.$J4])/[.$J4]" table:style-name="ce8">
            <text:p>4,85</text:p>
          </table:table-cell>
          <table:table-cell office:value-type="float" office:value="8.0370510689584123" table:formula="of:=100*([.GG4]-[.$J4])/[.$J4]" table:style-name="ce8">
            <text:p>8,04</text:p>
          </table:table-cell>
          <table:table-cell office:value-type="float" office:value="6.5931061170851484" table:formula="of:=100*([.GH4]-[.$J4])/[.$J4]" table:style-name="ce8">
            <text:p>6,59</text:p>
          </table:table-cell>
          <table:table-cell office:value-type="float" office:value="7.290558773082771" table:formula="of:=100*([.GI4]-[.$J4])/[.$J4]" table:style-name="ce8">
            <text:p>7,29</text:p>
          </table:table-cell>
          <table:table-cell office:value-type="float" office:value="6.941832445085506" table:formula="of:=100*([.GJ4]-[.$J4])/[.$J4]" table:style-name="ce8">
            <text:p>6,94</text:p>
          </table:table-cell>
          <table:table-cell office:value-type="float" office:value="5.7430856925839286" table:formula="of:=100*([.GK4]-[.$J4])/[.$J4]" table:style-name="ce8">
            <text:p>5,74</text:p>
          </table:table-cell>
          <table:table-cell office:value-type="float" office:value="5.1328146185848551" table:formula="of:=100*([.GL4]-[.$J4])/[.$J4]" table:style-name="ce8">
            <text:p>5,13</text:p>
          </table:table-cell>
          <table:table-cell office:value-type="float" office:value="7.1870306444602639" table:formula="of:=100*([.GM4]-[.$J4])/[.$J4]" table:style-name="ce8">
            <text:p>7,19</text:p>
          </table:table-cell>
          <table:table-cell office:value-type="float" office:value="5.0810505542720659" table:formula="of:=100*([.GN4]-[.$J4])/[.$J4]" table:style-name="ce8">
            <text:p>5,08</text:p>
          </table:table-cell>
          <table:table-cell office:value-type="float" office:value="6.7892646765849589" table:formula="of:=100*([.GO4]-[.$J4])/[.$J4]" table:style-name="ce8">
            <text:p>6,79</text:p>
          </table:table-cell>
          <table:table-cell table:number-columns-repeated="16187"/>
        </table:table-row>
        <table:table-row table:style-name="ro2">
          <table:table-cell office:value-type="string" table:style-name="ce2">
            <text:p>instance04</text:p>
          </table:table-cell>
          <table:table-cell office:value-type="float" office:value="7.4698663593807186" table:formula="of:=[.F13]-[.I13]" table:style-name="ce5">
            <text:p>7,469866</text:p>
          </table:table-cell>
          <table:table-cell office:value-type="float" office:value="10.951939849454494" table:formula="of:=MAX([.$K13:.GP13])" table:style-name="ce6">
            <text:p>10,95</text:p>
          </table:table-cell>
          <table:table-cell office:value-type="float" office:value="5.9589242342431774" table:formula="of:=MIN([.$K13:.GN13])" table:style-name="ce6">
            <text:p>5,96</text:p>
          </table:table-cell>
          <table:table-cell office:value-type="float" office:value="9.4410930836679032" table:formula="of:=[.F13]+[.I13]" table:style-name="ce5">
            <text:p>9,441093</text:p>
          </table:table-cell>
          <table:table-cell office:value-type="float" office:value="8.4554797215243109" table:formula="of:=AVERAGE([.$K13:.GO13])" table:style-name="ce6">
            <text:p>8,46</text:p>
          </table:table-cell>
          <table:table-cell table:number-columns-repeated="2" table:style-name="ce8"/>
          <table:table-cell office:value-type="float" office:value="0.98561336214359263" table:formula="of:=STDEV([.$K13:.GO13])" table:style-name="ce6">
            <text:p>0,99</text:p>
          </table:table-cell>
          <table:table-cell table:style-name="ce11"/>
          <table:table-cell office:value-type="float" office:value="7.0229120855797156" table:formula="of:=100*([.K5]-[.$J5])/[.$J5]" table:style-name="ce8">
            <text:p>7,02</text:p>
          </table:table-cell>
          <table:table-cell office:value-type="float" office:value="7.5103255146839443" table:formula="of:=100*([.L5]-[.$J5])/[.$J5]" table:style-name="ce8">
            <text:p>7,51</text:p>
          </table:table-cell>
          <table:table-cell office:value-type="float" office:value="7.290395064966539" table:formula="of:=100*([.M5]-[.$J5])/[.$J5]" table:style-name="ce8">
            <text:p>7,29</text:p>
          </table:table-cell>
          <table:table-cell office:value-type="float" office:value="8.2860261549043273" table:formula="of:=100*([.N5]-[.$J5])/[.$J5]" table:style-name="ce8">
            <text:p>8,29</text:p>
          </table:table-cell>
          <table:table-cell office:value-type="float" office:value="8.913125139909523" table:formula="of:=100*([.O5]-[.$J5])/[.$J5]" table:style-name="ce8">
            <text:p>8,91</text:p>
          </table:table-cell>
          <table:table-cell office:value-type="float" office:value="7.4776331505369473" table:formula="of:=100*([.P5]-[.$J5])/[.$J5]" table:style-name="ce8">
            <text:p>7,48</text:p>
          </table:table-cell>
          <table:table-cell office:value-type="float" office:value="8.4227396777018271" table:formula="of:=100*([.Q5]-[.$J5])/[.$J5]" table:style-name="ce8">
            <text:p>8,42</text:p>
          </table:table-cell>
          <table:table-cell office:value-type="float" office:value="8.7080548557132502" table:formula="of:=100*([.R5]-[.$J5])/[.$J5]" table:style-name="ce8">
            <text:p>8,71</text:p>
          </table:table-cell>
          <table:table-cell office:value-type="float" office:value="6.6276316827083255" table:formula="of:=100*([.S5]-[.$J5])/[.$J5]" table:style-name="ce8">
            <text:p>6,63</text:p>
          </table:table-cell>
          <table:table-cell office:value-type="float" office:value="6.0451131942678158" table:formula="of:=100*([.T5]-[.$J5])/[.$J5]" table:style-name="ce8">
            <text:p>6,05</text:p>
          </table:table-cell>
          <table:table-cell office:value-type="float" office:value="7.8521093216777169" table:formula="of:=100*([.U5]-[.$J5])/[.$J5]" table:style-name="ce8">
            <text:p>7,85</text:p>
          </table:table-cell>
          <table:table-cell office:value-type="float" office:value="8.3722151149289648" table:formula="of:=100*([.V5]-[.$J5])/[.$J5]" table:style-name="ce8">
            <text:p>8,37</text:p>
          </table:table-cell>
          <table:table-cell office:value-type="float" office:value="8.1106762017503193" table:formula="of:=100*([.W5]-[.$J5])/[.$J5]" table:style-name="ce8">
            <text:p>8,11</text:p>
          </table:table-cell>
          <table:table-cell office:value-type="float" office:value="9.3529860393455984" table:formula="of:=100*([.X5]-[.$J5])/[.$J5]" table:style-name="ce8">
            <text:p>9,35</text:p>
          </table:table-cell>
          <table:table-cell office:value-type="float" office:value="7.0496603835185363" table:formula="of:=100*([.Y5]-[.$J5])/[.$J5]" table:style-name="ce8">
            <text:p>7,05</text:p>
          </table:table-cell>
          <table:table-cell office:value-type="float" office:value="8.9398734378483198" table:formula="of:=100*([.Z5]-[.$J5])/[.$J5]" table:style-name="ce8">
            <text:p>8,94</text:p>
          </table:table-cell>
          <table:table-cell office:value-type="float" office:value="7.8075288251130317" table:formula="of:=100*([.AA5]-[.$J5])/[.$J5]" table:style-name="ce8">
            <text:p>7,81</text:p>
          </table:table-cell>
          <table:table-cell office:value-type="float" office:value="8.274138022486639" table:formula="of:=100*([.AB5]-[.$J5])/[.$J5]" table:style-name="ce8">
            <text:p>8,27</text:p>
          </table:table-cell>
          <table:table-cell office:value-type="float" office:value="8.3276346183642573" table:formula="of:=100*([.AC5]-[.$J5])/[.$J5]" table:style-name="ce8">
            <text:p>8,33</text:p>
          </table:table-cell>
          <table:table-cell office:value-type="float" office:value="8.5148727039346639" table:formula="of:=100*([.AD5]-[.$J5])/[.$J5]" table:style-name="ce8">
            <text:p>8,51</text:p>
          </table:table-cell>
          <table:table-cell office:value-type="float" office:value="8.1106762017503193" table:formula="of:=100*([.AE5]-[.$J5])/[.$J5]" table:style-name="ce8">
            <text:p>8,11</text:p>
          </table:table-cell>
          <table:table-cell office:value-type="float" office:value="9.2311326820692301" table:formula="of:=100*([.AF5]-[.$J5])/[.$J5]" table:style-name="ce8">
            <text:p>9,23</text:p>
          </table:table-cell>
          <table:table-cell office:value-type="float" office:value="7.6797314016284641" table:formula="of:=100*([.AG5]-[.$J5])/[.$J5]" table:style-name="ce8">
            <text:p>7,68</text:p>
          </table:table-cell>
          <table:table-cell office:value-type="float" office:value="7.9591025134316862" table:formula="of:=100*([.AH5]-[.$J5])/[.$J5]" table:style-name="ce8">
            <text:p>7,96</text:p>
          </table:table-cell>
          <table:table-cell office:value-type="float" office:value="7.8996618513458694" table:formula="of:=100*([.AI5]-[.$J5])/[.$J5]" table:style-name="ce8">
            <text:p>7,90</text:p>
          </table:table-cell>
          <table:table-cell office:value-type="float" office:value="9.0379505302906473" table:formula="of:=100*([.AJ5]-[.$J5])/[.$J5]" table:style-name="ce8">
            <text:p>9,04</text:p>
          </table:table-cell>
          <table:table-cell office:value-type="float" office:value="10.458582354142088" table:formula="of:=100*([.AK5]-[.$J5])/[.$J5]" table:style-name="ce8">
            <text:p>10,46</text:p>
          </table:table-cell>
          <table:table-cell office:value-type="float" office:value="9.3262377414068016" table:formula="of:=100*([.AL5]-[.$J5])/[.$J5]" table:style-name="ce8">
            <text:p>9,33</text:p>
          </table:table-cell>
          <table:table-cell office:value-type="float" office:value="8.3127744528431471" table:formula="of:=100*([.AM5]-[.$J5])/[.$J5]" table:style-name="ce8">
            <text:p>8,31</text:p>
          </table:table-cell>
          <table:table-cell office:value-type="float" office:value="7.6292068388555787" table:formula="of:=100*([.AN5]-[.$J5])/[.$J5]" table:style-name="ce8">
            <text:p>7,63</text:p>
          </table:table-cell>
          <table:table-cell office:value-type="float" office:value="6.6662681130648105" table:formula="of:=100*([.AO5]-[.$J5])/[.$J5]" table:style-name="ce8">
            <text:p>6,67</text:p>
          </table:table-cell>
          <table:table-cell office:value-type="float" office:value="8.211725327297378" table:formula="of:=100*([.AP5]-[.$J5])/[.$J5]" table:style-name="ce8">
            <text:p>8,21</text:p>
          </table:table-cell>
          <table:table-cell office:value-type="float" office:value="10.847918690803992" table:formula="of:=100*([.AQ5]-[.$J5])/[.$J5]" table:style-name="ce8">
            <text:p>10,85</text:p>
          </table:table-cell>
          <table:table-cell office:value-type="float" office:value="7.2666188001311856" table:formula="of:=100*([.AR5]-[.$J5])/[.$J5]" table:style-name="ce8">
            <text:p>7,27</text:p>
          </table:table-cell>
          <table:table-cell office:value-type="float" office:value="7.7748364609660348" table:formula="of:=100*([.AS5]-[.$J5])/[.$J5]" table:style-name="ce8">
            <text:p>7,77</text:p>
          </table:table-cell>
          <table:table-cell office:value-type="float" office:value="8.8477404116155043" table:formula="of:=100*([.AT5]-[.$J5])/[.$J5]" table:style-name="ce8">
            <text:p>8,85</text:p>
          </table:table-cell>
          <table:table-cell office:value-type="float" office:value="8.9844539344130041" table:formula="of:=100*([.AU5]-[.$J5])/[.$J5]" table:style-name="ce8">
            <text:p>8,98</text:p>
          </table:table-cell>
          <table:table-cell office:value-type="float" office:value="9.6056088532100006" table:formula="of:=100*([.AV5]-[.$J5])/[.$J5]" table:style-name="ce8">
            <text:p>9,61</text:p>
          </table:table-cell>
          <table:table-cell office:value-type="float" office:value="8.0542075727692346" table:formula="of:=100*([.AW5]-[.$J5])/[.$J5]" table:style-name="ce8">
            <text:p>8,05</text:p>
          </table:table-cell>
          <table:table-cell office:value-type="float" office:value="7.7926686595918992" table:formula="of:=100*([.AX5]-[.$J5])/[.$J5]" table:style-name="ce8">
            <text:p>7,79</text:p>
          </table:table-cell>
          <table:table-cell office:value-type="float" office:value="8.8952929412836355" table:formula="of:=100*([.AY5]-[.$J5])/[.$J5]" table:style-name="ce8">
            <text:p>8,90</text:p>
          </table:table-cell>
          <table:table-cell office:value-type="float" office:value="7.6113746402297142" table:formula="of:=100*([.AZ5]-[.$J5])/[.$J5]" table:style-name="ce8">
            <text:p>7,61</text:p>
          </table:table-cell>
          <table:table-cell office:value-type="float" office:value="7.9591025134316862" table:formula="of:=100*([.BA5]-[.$J5])/[.$J5]" table:style-name="ce8">
            <text:p>7,96</text:p>
          </table:table-cell>
          <table:table-cell office:value-type="float" office:value="9.0468666296035796" table:formula="of:=100*([.BB5]-[.$J5])/[.$J5]" table:style-name="ce8">
            <text:p>9,05</text:p>
          </table:table-cell>
          <table:table-cell office:value-type="float" office:value="9.2786852117373595" table:formula="of:=100*([.BC5]-[.$J5])/[.$J5]" table:style-name="ce8">
            <text:p>9,28</text:p>
          </table:table-cell>
          <table:table-cell office:value-type="float" office:value="7.6143466733344471" table:formula="of:=100*([.BD5]-[.$J5])/[.$J5]" table:style-name="ce8">
            <text:p>7,61</text:p>
          </table:table-cell>
          <table:table-cell office:value-type="float" office:value="8.4197676445970959" table:formula="of:=100*([.BE5]-[.$J5])/[.$J5]" table:style-name="ce8">
            <text:p>8,42</text:p>
          </table:table-cell>
          <table:table-cell office:value-type="float" office:value="9.1330555896282171" table:formula="of:=100*([.BF5]-[.$J5])/[.$J5]" table:style-name="ce8">
            <text:p>9,13</text:p>
          </table:table-cell>
          <table:table-cell office:value-type="float" office:value="8.0542075727692346" table:formula="of:=100*([.BG5]-[.$J5])/[.$J5]" table:style-name="ce8">
            <text:p>8,05</text:p>
          </table:table-cell>
          <table:table-cell office:value-type="float" office:value="8.7258870543391147" table:formula="of:=100*([.BH5]-[.$J5])/[.$J5]" table:style-name="ce8">
            <text:p>8,73</text:p>
          </table:table-cell>
          <table:table-cell office:value-type="float" office:value="9.7215181442781908" table:formula="of:=100*([.BI5]-[.$J5])/[.$J5]" table:style-name="ce8">
            <text:p>9,72</text:p>
          </table:table-cell>
          <table:table-cell office:value-type="float" office:value="7.9056059175553575" table:formula="of:=100*([.BJ5]-[.$J5])/[.$J5]" table:style-name="ce8">
            <text:p>7,91</text:p>
          </table:table-cell>
          <table:table-cell office:value-type="float" office:value="7.8223889906341633" table:formula="of:=100*([.BK5]-[.$J5])/[.$J5]" table:style-name="ce8">
            <text:p>7,82</text:p>
          </table:table-cell>
          <table:table-cell office:value-type="float" office:value="7.7659203616531016" table:formula="of:=100*([.BL5]-[.$J5])/[.$J5]" table:style-name="ce8">
            <text:p>7,77</text:p>
          </table:table-cell>
          <table:table-cell office:value-type="float" office:value="8.5000125384135323" table:formula="of:=100*([.BM5]-[.$J5])/[.$J5]" table:style-name="ce8">
            <text:p>8,50</text:p>
          </table:table-cell>
          <table:table-cell office:value-type="float" office:value="7.9888228444752398" table:formula="of:=100*([.BN5]-[.$J5])/[.$J5]" table:style-name="ce8">
            <text:p>7,99</text:p>
          </table:table-cell>
          <table:table-cell office:value-type="float" office:value="8.5862014984381698" table:formula="of:=100*([.BO5]-[.$J5])/[.$J5]" table:style-name="ce8">
            <text:p>8,59</text:p>
          </table:table-cell>
          <table:table-cell office:value-type="float" office:value="8.8715166764495699" table:formula="of:=100*([.BP5]-[.$J5])/[.$J5]" table:style-name="ce8">
            <text:p>8,87</text:p>
          </table:table-cell>
          <table:table-cell office:value-type="float" office:value="7.7718644278612787" table:formula="of:=100*([.BQ5]-[.$J5])/[.$J5]" table:style-name="ce8">
            <text:p>7,77</text:p>
          </table:table-cell>
          <table:table-cell office:value-type="float" office:value="7.4389967201804383" table:formula="of:=100*([.BR5]-[.$J5])/[.$J5]" table:style-name="ce8">
            <text:p>7,44</text:p>
          </table:table-cell>
          <table:table-cell office:value-type="float" office:value="8.672390458462786" table:formula="of:=100*([.BS5]-[.$J5])/[.$J5]" table:style-name="ce8">
            <text:p>8,67</text:p>
          </table:table-cell>
          <table:table-cell office:value-type="float" office:value="9.1687199868786564" table:formula="of:=100*([.BT5]-[.$J5])/[.$J5]" table:style-name="ce8">
            <text:p>9,17</text:p>
          </table:table-cell>
          <table:table-cell office:value-type="float" office:value="9.2103284503386096" table:formula="of:=100*([.BU5]-[.$J5])/[.$J5]" table:style-name="ce8">
            <text:p>9,21</text:p>
          </table:table-cell>
          <table:table-cell office:value-type="float" office:value="7.0318281848926478" table:formula="of:=100*([.BV5]-[.$J5])/[.$J5]" table:style-name="ce8">
            <text:p>7,03</text:p>
          </table:table-cell>
          <table:table-cell office:value-type="float" office:value="7.5192416139968765" table:formula="of:=100*([.BW5]-[.$J5])/[.$J5]" table:style-name="ce8">
            <text:p>7,52</text:p>
          </table:table-cell>
          <table:table-cell office:value-type="float" office:value="8.7793836502167544" table:formula="of:=100*([.BX5]-[.$J5])/[.$J5]" table:style-name="ce8">
            <text:p>8,78</text:p>
          </table:table-cell>
          <table:table-cell office:value-type="float" office:value="8.5475650680816635" table:formula="of:=100*([.BY5]-[.$J5])/[.$J5]" table:style-name="ce8">
            <text:p>8,55</text:p>
          </table:table-cell>
          <table:table-cell office:value-type="float" office:value="9.3856784034926193" table:formula="of:=100*([.BZ5]-[.$J5])/[.$J5]" table:style-name="ce8">
            <text:p>9,39</text:p>
          </table:table-cell>
          <table:table-cell office:value-type="float" office:value="9.0498386627070229" table:formula="of:=100*([.CA5]-[.$J5])/[.$J5]" table:style-name="ce8">
            <text:p>9,05</text:p>
          </table:table-cell>
          <table:table-cell office:value-type="float" office:value="8.8863768419707032" table:formula="of:=100*([.CB5]-[.$J5])/[.$J5]" table:style-name="ce8">
            <text:p>8,89</text:p>
          </table:table-cell>
          <table:table-cell office:value-type="float" office:value="9.2727411455291584" table:formula="of:=100*([.CC5]-[.$J5])/[.$J5]" table:style-name="ce8">
            <text:p>9,27</text:p>
          </table:table-cell>
          <table:table-cell office:value-type="float" office:value="9.3054335096761793" table:formula="of:=100*([.CD5]-[.$J5])/[.$J5]" table:style-name="ce8">
            <text:p>9,31</text:p>
          </table:table-cell>
          <table:table-cell office:value-type="float" office:value="9.0112022323518257" table:formula="of:=100*([.CE5]-[.$J5])/[.$J5]" table:style-name="ce8">
            <text:p>9,01</text:p>
          </table:table-cell>
          <table:table-cell office:value-type="float" office:value="6.7316528413588284" table:formula="of:=100*([.CF5]-[.$J5])/[.$J5]" table:style-name="ce8">
            <text:p>6,73</text:p>
          </table:table-cell>
          <table:table-cell office:value-type="float" office:value="9.4510631317866114" table:formula="of:=100*([.CG5]-[.$J5])/[.$J5]" table:style-name="ce8">
            <text:p>9,45</text:p>
          </table:table-cell>
          <table:table-cell office:value-type="float" office:value="9.1508877882527919" table:formula="of:=100*([.CH5]-[.$J5])/[.$J5]" table:style-name="ce8">
            <text:p>9,15</text:p>
          </table:table-cell>
          <table:table-cell office:value-type="float" office:value="9.5461681911241829" table:formula="of:=100*([.CI5]-[.$J5])/[.$J5]" table:style-name="ce8">
            <text:p>9,55</text:p>
          </table:table-cell>
          <table:table-cell office:value-type="float" office:value="8.274138022486639" table:formula="of:=100*([.CJ5]-[.$J5])/[.$J5]" table:style-name="ce8">
            <text:p>8,27</text:p>
          </table:table-cell>
          <table:table-cell office:value-type="float" office:value="10.951939849454494" table:formula="of:=100*([.CK5]-[.$J5])/[.$J5]" table:style-name="ce8">
            <text:p>10,95</text:p>
          </table:table-cell>
          <table:table-cell office:value-type="float" office:value="8.0601516389774339" table:formula="of:=100*([.CL5]-[.$J5])/[.$J5]" table:style-name="ce8">
            <text:p>8,06</text:p>
          </table:table-cell>
          <table:table-cell office:value-type="float" office:value="9.3351538407197339" table:formula="of:=100*([.CM5]-[.$J5])/[.$J5]" table:style-name="ce8">
            <text:p>9,34</text:p>
          </table:table-cell>
          <table:table-cell office:value-type="float" office:value="8.4910964391005983" table:formula="of:=100*([.CN5]-[.$J5])/[.$J5]" table:style-name="ce8">
            <text:p>8,49</text:p>
          </table:table-cell>
          <table:table-cell office:value-type="float" office:value="6.404729199887476" table:formula="of:=100*([.CO5]-[.$J5])/[.$J5]" table:style-name="ce8">
            <text:p>6,40</text:p>
          </table:table-cell>
          <table:table-cell office:value-type="float" office:value="8.5356769356652862" table:formula="of:=100*([.CP5]-[.$J5])/[.$J5]" table:style-name="ce8">
            <text:p>8,54</text:p>
          </table:table-cell>
          <table:table-cell office:value-type="float" office:value="10.740925499050045" table:formula="of:=100*([.CQ5]-[.$J5])/[.$J5]" table:style-name="ce8">
            <text:p>10,74</text:p>
          </table:table-cell>
          <table:table-cell office:value-type="float" office:value="8.2444176914443741" table:formula="of:=100*([.CR5]-[.$J5])/[.$J5]" table:style-name="ce8">
            <text:p>8,24</text:p>
          </table:table-cell>
          <table:table-cell office:value-type="float" office:value="8.4405718763277147" table:formula="of:=100*([.CS5]-[.$J5])/[.$J5]" table:style-name="ce8">
            <text:p>8,44</text:p>
          </table:table-cell>
          <table:table-cell office:value-type="float" office:value="10.185155308547065" table:formula="of:=100*([.CT5]-[.$J5])/[.$J5]" table:style-name="ce8">
            <text:p>10,19</text:p>
          </table:table-cell>
          <table:table-cell office:value-type="float" office:value="8.7674955177990679" table:formula="of:=100*([.CU5]-[.$J5])/[.$J5]" table:style-name="ce8">
            <text:p>8,77</text:p>
          </table:table-cell>
          <table:table-cell office:value-type="float" office:value="6.5741350868319737" table:formula="of:=100*([.CV5]-[.$J5])/[.$J5]" table:style-name="ce8">
            <text:p>6,57</text:p>
          </table:table-cell>
          <table:table-cell office:value-type="float" office:value="10.274316301676437" table:formula="of:=100*([.CW5]-[.$J5])/[.$J5]" table:style-name="ce8">
            <text:p>10,27</text:p>
          </table:table-cell>
          <table:table-cell office:value-type="float" office:value="6.5949393185613054" table:formula="of:=100*([.CX5]-[.$J5])/[.$J5]" table:style-name="ce8">
            <text:p>6,59</text:p>
          </table:table-cell>
          <table:table-cell office:value-type="float" office:value="8.8536844778237054" table:formula="of:=100*([.CY5]-[.$J5])/[.$J5]" table:style-name="ce8">
            <text:p>8,85</text:p>
          </table:table-cell>
          <table:table-cell office:value-type="float" office:value="6.4968622261202906" table:formula="of:=100*([.CZ5]-[.$J5])/[.$J5]" table:style-name="ce8">
            <text:p>6,50</text:p>
          </table:table-cell>
          <table:table-cell office:value-type="float" office:value="8.1582287314197597" table:formula="of:=100*([.DA5]-[.$J5])/[.$J5]" table:style-name="ce8">
            <text:p>8,16</text:p>
          </table:table-cell>
          <table:table-cell office:value-type="float" office:value="8.5743133660204816" table:formula="of:=100*([.DB5]-[.$J5])/[.$J5]" table:style-name="ce8">
            <text:p>8,57</text:p>
          </table:table-cell>
          <table:table-cell office:value-type="float" office:value="10.342673063075187" table:formula="of:=100*([.DC5]-[.$J5])/[.$J5]" table:style-name="ce8">
            <text:p>10,34</text:p>
          </table:table-cell>
          <table:table-cell office:value-type="float" office:value="9.0617267951247111" table:formula="of:=100*([.DD5]-[.$J5])/[.$J5]" table:style-name="ce8">
            <text:p>9,06</text:p>
          </table:table-cell>
          <table:table-cell office:value-type="float" office:value="9.3737902710749292" table:formula="of:=100*([.DE5]-[.$J5])/[.$J5]" table:style-name="ce8">
            <text:p>9,37</text:p>
          </table:table-cell>
          <table:table-cell office:value-type="float" office:value="10.075190083688364" table:formula="of:=100*([.DF5]-[.$J5])/[.$J5]" table:style-name="ce8">
            <text:p>10,08</text:p>
          </table:table-cell>
          <table:table-cell office:value-type="float" office:value="7.6618992030025757" table:formula="of:=100*([.DG5]-[.$J5])/[.$J5]" table:style-name="ce8">
            <text:p>7,66</text:p>
          </table:table-cell>
          <table:table-cell office:value-type="float" office:value="8.4435439094311597" table:formula="of:=100*([.DH5]-[.$J5])/[.$J5]" table:style-name="ce8">
            <text:p>8,44</text:p>
          </table:table-cell>
          <table:table-cell office:value-type="float" office:value="8.5891735315416149" table:formula="of:=100*([.DI5]-[.$J5])/[.$J5]" table:style-name="ce8">
            <text:p>8,59</text:p>
          </table:table-cell>
          <table:table-cell office:value-type="float" office:value="8.6010616639592801" table:formula="of:=100*([.DJ5]-[.$J5])/[.$J5]" table:style-name="ce8">
            <text:p>8,60</text:p>
          </table:table-cell>
          <table:table-cell office:value-type="float" office:value="9.2489648806950946" table:formula="of:=100*([.DK5]-[.$J5])/[.$J5]" table:style-name="ce8">
            <text:p>9,25</text:p>
          </table:table-cell>
          <table:table-cell office:value-type="float" office:value="8.455432041848848" table:formula="of:=100*([.DL5]-[.$J5])/[.$J5]" table:style-name="ce8">
            <text:p>8,46</text:p>
          </table:table-cell>
          <table:table-cell office:value-type="float" office:value="10.03060958712368" table:formula="of:=100*([.DM5]-[.$J5])/[.$J5]" table:style-name="ce8">
            <text:p>10,03</text:p>
          </table:table-cell>
          <table:table-cell office:value-type="float" office:value="8.6396980943145003" table:formula="of:=100*([.DN5]-[.$J5])/[.$J5]" table:style-name="ce8">
            <text:p>8,64</text:p>
          </table:table-cell>
          <table:table-cell office:value-type="float" office:value="8.7377751867568012" table:formula="of:=100*([.DO5]-[.$J5])/[.$J5]" table:style-name="ce8">
            <text:p>8,74</text:p>
          </table:table-cell>
          <table:table-cell office:value-type="float" office:value="8.7437192529650023" table:formula="of:=100*([.DP5]-[.$J5])/[.$J5]" table:style-name="ce8">
            <text:p>8,74</text:p>
          </table:table-cell>
          <table:table-cell office:value-type="float" office:value="8.4940684722040434" table:formula="of:=100*([.DQ5]-[.$J5])/[.$J5]" table:style-name="ce8">
            <text:p>8,49</text:p>
          </table:table-cell>
          <table:table-cell office:value-type="float" office:value="7.9769347120575516" table:formula="of:=100*([.DR5]-[.$J5])/[.$J5]" table:style-name="ce8">
            <text:p>7,98</text:p>
          </table:table-cell>
          <table:table-cell office:value-type="float" office:value="5.9589242342431774" table:formula="of:=100*([.DS5]-[.$J5])/[.$J5]" table:style-name="ce8">
            <text:p>5,96</text:p>
          </table:table-cell>
          <table:table-cell office:value-type="float" office:value="7.5905704084990928" table:formula="of:=100*([.DT5]-[.$J5])/[.$J5]" table:style-name="ce8">
            <text:p>7,59</text:p>
          </table:table-cell>
          <table:table-cell office:value-type="float" office:value="9.0884750930635079" table:formula="of:=100*([.DU5]-[.$J5])/[.$J5]" table:style-name="ce8">
            <text:p>9,09</text:p>
          </table:table-cell>
          <table:table-cell office:value-type="float" office:value="8.1938931286714904" table:formula="of:=100*([.DV5]-[.$J5])/[.$J5]" table:style-name="ce8">
            <text:p>8,19</text:p>
          </table:table-cell>
          <table:table-cell office:value-type="float" office:value="8.8150480474684834" table:formula="of:=100*([.DW5]-[.$J5])/[.$J5]" table:style-name="ce8">
            <text:p>8,82</text:p>
          </table:table-cell>
          <table:table-cell office:value-type="float" office:value="8.0096270762045485" table:formula="of:=100*([.DX5]-[.$J5])/[.$J5]" table:style-name="ce8">
            <text:p>8,01</text:p>
          </table:table-cell>
          <table:table-cell office:value-type="float" office:value="8.6367260612110321" table:formula="of:=100*([.DY5]-[.$J5])/[.$J5]" table:style-name="ce8">
            <text:p>8,64</text:p>
          </table:table-cell>
          <table:table-cell office:value-type="float" office:value="9.1122513578975948" table:formula="of:=100*([.DZ5]-[.$J5])/[.$J5]" table:style-name="ce8">
            <text:p>9,11</text:p>
          </table:table-cell>
          <table:table-cell office:value-type="float" office:value="8.1968651617749568" table:formula="of:=100*([.EA5]-[.$J5])/[.$J5]" table:style-name="ce8">
            <text:p>8,20</text:p>
          </table:table-cell>
          <table:table-cell office:value-type="float" office:value="9.938476560890841" table:formula="of:=100*([.EB5]-[.$J5])/[.$J5]" table:style-name="ce8">
            <text:p>9,94</text:p>
          </table:table-cell>
          <table:table-cell office:value-type="float" office:value="7.9650465796411751" table:formula="of:=100*([.EC5]-[.$J5])/[.$J5]" table:style-name="ce8">
            <text:p>7,97</text:p>
          </table:table-cell>
          <table:table-cell office:value-type="float" office:value="7.8431932223647847" table:formula="of:=100*([.ED5]-[.$J5])/[.$J5]" table:style-name="ce8">
            <text:p>7,84</text:p>
          </table:table-cell>
          <table:table-cell office:value-type="float" office:value="8.6515862267321637" table:formula="of:=100*([.EE5]-[.$J5])/[.$J5]" table:style-name="ce8">
            <text:p>8,65</text:p>
          </table:table-cell>
          <table:table-cell office:value-type="float" office:value="8.838824312302572" table:formula="of:=100*([.EF5]-[.$J5])/[.$J5]" table:style-name="ce8">
            <text:p>8,84</text:p>
          </table:table-cell>
          <table:table-cell office:value-type="float" office:value="10.211903606485864" table:formula="of:=100*([.EG5]-[.$J5])/[.$J5]" table:style-name="ce8">
            <text:p>10,21</text:p>
          </table:table-cell>
          <table:table-cell office:value-type="float" office:value="7.6470390374814672" table:formula="of:=100*([.EH5]-[.$J5])/[.$J5]" table:style-name="ce8">
            <text:p>7,65</text:p>
          </table:table-cell>
          <table:table-cell office:value-type="float" office:value="8.8328802460943727" table:formula="of:=100*([.EI5]-[.$J5])/[.$J5]" table:style-name="ce8">
            <text:p>8,83</text:p>
          </table:table-cell>
          <table:table-cell office:value-type="float" office:value="8.3127744528431471" table:formula="of:=100*([.EJ5]-[.$J5])/[.$J5]" table:style-name="ce8">
            <text:p>8,31</text:p>
          </table:table-cell>
          <table:table-cell office:value-type="float" office:value="8.1403965327938721" table:formula="of:=100*([.EK5]-[.$J5])/[.$J5]" table:style-name="ce8">
            <text:p>8,14</text:p>
          </table:table-cell>
          <table:table-cell office:value-type="float" office:value="6.9842756552245193" table:formula="of:=100*([.EL5]-[.$J5])/[.$J5]" table:style-name="ce8">
            <text:p>6,98</text:p>
          </table:table-cell>
          <table:table-cell office:value-type="float" office:value="6.9813036221197633" table:formula="of:=100*([.EM5]-[.$J5])/[.$J5]" table:style-name="ce8">
            <text:p>6,98</text:p>
          </table:table-cell>
          <table:table-cell office:value-type="float" office:value="7.9234381161799332" table:formula="of:=100*([.EN5]-[.$J5])/[.$J5]" table:style-name="ce8">
            <text:p>7,92</text:p>
          </table:table-cell>
          <table:table-cell office:value-type="float" office:value="7.3825280911993767" table:formula="of:=100*([.EO5]-[.$J5])/[.$J5]" table:style-name="ce8">
            <text:p>7,38</text:p>
          </table:table-cell>
          <table:table-cell office:value-type="float" office:value="9.0765869606458409" table:formula="of:=100*([.EP5]-[.$J5])/[.$J5]" table:style-name="ce8">
            <text:p>9,08</text:p>
          </table:table-cell>
          <table:table-cell office:value-type="float" office:value="8.6813065577757182" table:formula="of:=100*([.EQ5]-[.$J5])/[.$J5]" table:style-name="ce8">
            <text:p>8,68</text:p>
          </table:table-cell>
          <table:table-cell office:value-type="float" office:value="6.0837496246230121" table:formula="of:=100*([.ER5]-[.$J5])/[.$J5]" table:style-name="ce8">
            <text:p>6,08</text:p>
          </table:table-cell>
          <table:table-cell office:value-type="float" office:value="9.5045597276642546" table:formula="of:=100*([.ES5]-[.$J5])/[.$J5]" table:style-name="ce8">
            <text:p>9,50</text:p>
          </table:table-cell>
          <table:table-cell office:value-type="float" office:value="8.2146973604008213" table:formula="of:=100*([.ET5]-[.$J5])/[.$J5]" table:style-name="ce8">
            <text:p>8,21</text:p>
          </table:table-cell>
          <table:table-cell office:value-type="float" office:value="9.4213428007443483" table:formula="of:=100*([.EU5]-[.$J5])/[.$J5]" table:style-name="ce8">
            <text:p>9,42</text:p>
          </table:table-cell>
          <table:table-cell office:value-type="float" office:value="7.6678432692107759" table:formula="of:=100*([.EV5]-[.$J5])/[.$J5]" table:style-name="ce8">
            <text:p>7,67</text:p>
          </table:table-cell>
          <table:table-cell office:value-type="float" office:value="7.3260594622170032" table:formula="of:=100*([.EW5]-[.$J5])/[.$J5]" table:style-name="ce8">
            <text:p>7,33</text:p>
          </table:table-cell>
          <table:table-cell office:value-type="float" office:value="7.6767593685237081" table:formula="of:=100*([.EX5]-[.$J5])/[.$J5]" table:style-name="ce8">
            <text:p>7,68</text:p>
          </table:table-cell>
          <table:table-cell office:value-type="float" office:value="7.641094971273267" table:formula="of:=100*([.EY5]-[.$J5])/[.$J5]" table:style-name="ce8">
            <text:p>7,64</text:p>
          </table:table-cell>
          <table:table-cell office:value-type="float" office:value="9.8136511705110063" table:formula="of:=100*([.EZ5]-[.$J5])/[.$J5]" table:style-name="ce8">
            <text:p>9,81</text:p>
          </table:table-cell>
          <table:table-cell office:value-type="float" office:value="8.2295575259232425" table:formula="of:=100*([.FA5]-[.$J5])/[.$J5]" table:style-name="ce8">
            <text:p>8,23</text:p>
          </table:table-cell>
          <table:table-cell office:value-type="float" office:value="9.6115529194181981" table:formula="of:=100*([.FB5]-[.$J5])/[.$J5]" table:style-name="ce8">
            <text:p>9,61</text:p>
          </table:table-cell>
          <table:table-cell office:value-type="float" office:value="8.0423194403515694" table:formula="of:=100*([.FC5]-[.$J5])/[.$J5]" table:style-name="ce8">
            <text:p>8,04</text:p>
          </table:table-cell>
          <table:table-cell office:value-type="float" office:value="6.7554291061928922" table:formula="of:=100*([.FD5]-[.$J5])/[.$J5]" table:style-name="ce8">
            <text:p>6,76</text:p>
          </table:table-cell>
          <table:table-cell office:value-type="float" office:value="9.0676708613328874" table:formula="of:=100*([.FE5]-[.$J5])/[.$J5]" table:style-name="ce8">
            <text:p>9,07</text:p>
          </table:table-cell>
          <table:table-cell office:value-type="float" office:value="8.1195923010632516" table:formula="of:=100*([.FF5]-[.$J5])/[.$J5]" table:style-name="ce8">
            <text:p>8,12</text:p>
          </table:table-cell>
          <table:table-cell office:value-type="float" office:value="9.584804621480691" table:formula="of:=100*([.FG5]-[.$J5])/[.$J5]" table:style-name="ce8">
            <text:p>9,58</text:p>
          </table:table-cell>
          <table:table-cell office:value-type="float" office:value="9.7869028725722078" table:formula="of:=100*([.FH5]-[.$J5])/[.$J5]" table:style-name="ce8">
            <text:p>9,79</text:p>
          </table:table-cell>
          <table:table-cell office:value-type="float" office:value="8.3306066514690116" table:formula="of:=100*([.FI5]-[.$J5])/[.$J5]" table:style-name="ce8">
            <text:p>8,33</text:p>
          </table:table-cell>
          <table:table-cell office:value-type="float" office:value="7.040744284205581" table:formula="of:=100*([.FJ5]-[.$J5])/[.$J5]" table:style-name="ce8">
            <text:p>7,04</text:p>
          </table:table-cell>
          <table:table-cell office:value-type="float" office:value="9.1449437220445908" table:formula="of:=100*([.FK5]-[.$J5])/[.$J5]" table:style-name="ce8">
            <text:p>9,14</text:p>
          </table:table-cell>
          <table:table-cell office:value-type="float" office:value="8.8715166764495699" table:formula="of:=100*([.FL5]-[.$J5])/[.$J5]" table:style-name="ce8">
            <text:p>8,87</text:p>
          </table:table-cell>
          <table:table-cell office:value-type="float" office:value="9.3202936751986005" table:formula="of:=100*([.FM5]-[.$J5])/[.$J5]" table:style-name="ce8">
            <text:p>9,32</text:p>
          </table:table-cell>
          <table:table-cell office:value-type="float" office:value="8.8982649743883897" table:formula="of:=100*([.FN5]-[.$J5])/[.$J5]" table:style-name="ce8">
            <text:p>8,90</text:p>
          </table:table-cell>
          <table:table-cell office:value-type="float" office:value="8.3632990156160094" table:formula="of:=100*([.FO5]-[.$J5])/[.$J5]" table:style-name="ce8">
            <text:p>8,36</text:p>
          </table:table-cell>
          <table:table-cell office:value-type="float" office:value="9.7512384753204557" table:formula="of:=100*([.FP5]-[.$J5])/[.$J5]" table:style-name="ce8">
            <text:p>9,75</text:p>
          </table:table-cell>
          <table:table-cell office:value-type="float" office:value="10.033581620228411" table:formula="of:=100*([.FQ5]-[.$J5])/[.$J5]" table:style-name="ce8">
            <text:p>10,03</text:p>
          </table:table-cell>
          <table:table-cell office:value-type="float" office:value="9.2341047151739648" table:formula="of:=100*([.FR5]-[.$J5])/[.$J5]" table:style-name="ce8">
            <text:p>9,23</text:p>
          </table:table-cell>
          <table:table-cell office:value-type="float" office:value="7.8669694871988485" table:formula="of:=100*([.FS5]-[.$J5])/[.$J5]" table:style-name="ce8">
            <text:p>7,87</text:p>
          </table:table-cell>
          <table:table-cell office:value-type="float" office:value="6.6246596496048582" table:formula="of:=100*([.FT5]-[.$J5])/[.$J5]" table:style-name="ce8">
            <text:p>6,62</text:p>
          </table:table-cell>
          <table:table-cell office:value-type="float" office:value="7.8877737189294699" table:formula="of:=100*([.FU5]-[.$J5])/[.$J5]" table:style-name="ce8">
            <text:p>7,89</text:p>
          </table:table-cell>
          <table:table-cell office:value-type="float" office:value="8.1374244996891392" table:formula="of:=100*([.FV5]-[.$J5])/[.$J5]" table:style-name="ce8">
            <text:p>8,14</text:p>
          </table:table-cell>
          <table:table-cell office:value-type="float" office:value="9.1895242186092787" table:formula="of:=100*([.FW5]-[.$J5])/[.$J5]" table:style-name="ce8">
            <text:p>9,19</text:p>
          </table:table-cell>
          <table:table-cell office:value-type="float" office:value="10.720121267319424" table:formula="of:=100*([.FX5]-[.$J5])/[.$J5]" table:style-name="ce8">
            <text:p>10,72</text:p>
          </table:table-cell>
          <table:table-cell office:value-type="float" office:value="7.8372491561565845" table:formula="of:=100*([.FY5]-[.$J5])/[.$J5]" table:style-name="ce8">
            <text:p>7,84</text:p>
          </table:table-cell>
          <table:table-cell office:value-type="float" office:value="8.277110055591395" table:formula="of:=100*([.FZ5]-[.$J5])/[.$J5]" table:style-name="ce8">
            <text:p>8,28</text:p>
          </table:table-cell>
          <table:table-cell office:value-type="float" office:value="9.0884750930635079" table:formula="of:=100*([.GA5]-[.$J5])/[.$J5]" table:style-name="ce8">
            <text:p>9,09</text:p>
          </table:table-cell>
          <table:table-cell office:value-type="float" office:value="8.1879490624620015" table:formula="of:=100*([.GB5]-[.$J5])/[.$J5]" table:style-name="ce8">
            <text:p>8,19</text:p>
          </table:table-cell>
          <table:table-cell office:value-type="float" office:value="10.185155308547065" table:formula="of:=100*([.GC5]-[.$J5])/[.$J5]" table:style-name="ce8">
            <text:p>10,19</text:p>
          </table:table-cell>
          <table:table-cell office:value-type="float" office:value="9.3827063703878615" table:formula="of:=100*([.GD5]-[.$J5])/[.$J5]" table:style-name="ce8">
            <text:p>9,38</text:p>
          </table:table-cell>
          <table:table-cell office:value-type="float" office:value="9.023090364768203" table:formula="of:=100*([.GE5]-[.$J5])/[.$J5]" table:style-name="ce8">
            <text:p>9,02</text:p>
          </table:table-cell>
          <table:table-cell office:value-type="float" office:value="6.6692401461695434" table:formula="of:=100*([.GF5]-[.$J5])/[.$J5]" table:style-name="ce8">
            <text:p>6,67</text:p>
          </table:table-cell>
          <table:table-cell office:value-type="float" office:value="7.8164449244259639" table:formula="of:=100*([.GG5]-[.$J5])/[.$J5]" table:style-name="ce8">
            <text:p>7,82</text:p>
          </table:table-cell>
          <table:table-cell office:value-type="float" office:value="8.2236134597137536" table:formula="of:=100*([.GH5]-[.$J5])/[.$J5]" table:style-name="ce8">
            <text:p>8,22</text:p>
          </table:table-cell>
          <table:table-cell office:value-type="float" office:value="8.452460008744092" table:formula="of:=100*([.GI5]-[.$J5])/[.$J5]" table:style-name="ce8">
            <text:p>8,45</text:p>
          </table:table-cell>
          <table:table-cell office:value-type="float" office:value="7.6975636002543286" table:formula="of:=100*([.GJ5]-[.$J5])/[.$J5]" table:style-name="ce8">
            <text:p>7,70</text:p>
          </table:table-cell>
          <table:table-cell office:value-type="float" office:value="9.8166232036144727" table:formula="of:=100*([.GK5]-[.$J5])/[.$J5]" table:style-name="ce8">
            <text:p>9,82</text:p>
          </table:table-cell>
          <table:table-cell office:value-type="float" office:value="6.9872476883279626" table:formula="of:=100*([.GL5]-[.$J5])/[.$J5]" table:style-name="ce8">
            <text:p>6,99</text:p>
          </table:table-cell>
          <table:table-cell office:value-type="float" office:value="8.3335786845724567" table:formula="of:=100*([.GM5]-[.$J5])/[.$J5]" table:style-name="ce8">
            <text:p>8,33</text:p>
          </table:table-cell>
          <table:table-cell office:value-type="float" office:value="9.0855030599587749" table:formula="of:=100*([.GN5]-[.$J5])/[.$J5]" table:style-name="ce8">
            <text:p>9,09</text:p>
          </table:table-cell>
          <table:table-cell office:value-type="float" office:value="8.2652219231737067" table:formula="of:=100*([.GO5]-[.$J5])/[.$J5]" table:style-name="ce8">
            <text:p>8,27</text:p>
          </table:table-cell>
          <table:table-cell table:number-columns-repeated="16187"/>
        </table:table-row>
        <table:table-row table:style-name="ro2">
          <table:table-cell office:value-type="string" table:style-name="ce2">
            <text:p>instance05</text:p>
          </table:table-cell>
          <table:table-cell office:value-type="float" office:value="9.9872146524174283" table:formula="of:=[.F14]-[.I14]" table:style-name="ce5">
            <text:p>9,987215</text:p>
          </table:table-cell>
          <table:table-cell office:value-type="float" office:value="13.046313557724478" table:formula="of:=MAX([.$K14:.GP14])" table:style-name="ce6">
            <text:p>13,05</text:p>
          </table:table-cell>
          <table:table-cell office:value-type="float" office:value="7.7715628001342099" table:formula="of:=MIN([.$K14:.GN14])" table:style-name="ce6">
            <text:p>7,77</text:p>
          </table:table-cell>
          <table:table-cell office:value-type="float" office:value="11.850724791217512" table:formula="of:=[.F14]+[.I14]" table:style-name="ce5">
            <text:p>11,850725</text:p>
          </table:table-cell>
          <table:table-cell office:value-type="float" office:value="10.91896972181747" table:formula="of:=AVERAGE([.$K14:.GO14])" table:style-name="ce6">
            <text:p>10,92</text:p>
          </table:table-cell>
          <table:table-cell table:number-columns-repeated="2" table:style-name="ce8"/>
          <table:table-cell office:value-type="float" office:value="0.93175506940004293" table:formula="of:=STDEV([.$K14:.GO14])" table:style-name="ce6">
            <text:p>0,93</text:p>
          </table:table-cell>
          <table:table-cell table:style-name="ce11"/>
          <table:table-cell office:value-type="float" office:value="11.669661574285543" table:formula="of:=100*([.K6]-[.$J6])/[.$J6]" table:style-name="ce8">
            <text:p>11,67</text:p>
          </table:table-cell>
          <table:table-cell office:value-type="float" office:value="11.845003563757297" table:formula="of:=100*([.L6]-[.$J6])/[.$J6]" table:style-name="ce8">
            <text:p>11,85</text:p>
          </table:table-cell>
          <table:table-cell office:value-type="float" office:value="10.872652531244798" table:formula="of:=100*([.M6]-[.$J6])/[.$J6]" table:style-name="ce8">
            <text:p>10,87</text:p>
          </table:table-cell>
          <table:table-cell office:value-type="float" office:value="12.195687542693051" table:formula="of:=100*([.N6]-[.$J6])/[.$J6]" table:style-name="ce8">
            <text:p>12,20</text:p>
          </table:table-cell>
          <table:table-cell office:value-type="float" office:value="10.08143991761014" table:formula="of:=100*([.O6]-[.$J6])/[.$J6]" table:style-name="ce8">
            <text:p>10,08</text:p>
          </table:table-cell>
          <table:table-cell office:value-type="float" office:value="11.968177688589869" table:formula="of:=100*([.P6]-[.$J6])/[.$J6]" table:style-name="ce8">
            <text:p>11,97</text:p>
          </table:table-cell>
          <table:table-cell office:value-type="float" office:value="10.739334654959336" table:formula="of:=100*([.Q6]-[.$J6])/[.$J6]" table:style-name="ce8">
            <text:p>10,74</text:p>
          </table:table-cell>
          <table:table-cell office:value-type="float" office:value="11.079874882434465" table:formula="of:=100*([.R6]-[.$J6])/[.$J6]" table:style-name="ce8">
            <text:p>11,08</text:p>
          </table:table-cell>
          <table:table-cell office:value-type="float" office:value="10.881347175353911" table:formula="of:=100*([.S6]-[.$J6])/[.$J6]" table:style-name="ce8">
            <text:p>10,88</text:p>
          </table:table-cell>
          <table:table-cell office:value-type="float" office:value="11.859494637264735" table:formula="of:=100*([.T6]-[.$J6])/[.$J6]" table:style-name="ce8">
            <text:p>11,86</text:p>
          </table:table-cell>
          <table:table-cell office:value-type="float" office:value="11.845003563757297" table:formula="of:=100*([.U6]-[.$J6])/[.$J6]" table:style-name="ce8">
            <text:p>11,85</text:p>
          </table:table-cell>
          <table:table-cell office:value-type="float" office:value="9.9408765045593253" table:formula="of:=100*([.V6]-[.$J6])/[.$J6]" table:style-name="ce8">
            <text:p>9,94</text:p>
          </table:table-cell>
          <table:table-cell office:value-type="float" office:value="10.378506924562954" table:formula="of:=100*([.W6]-[.$J6])/[.$J6]" table:style-name="ce8">
            <text:p>10,38</text:p>
          </table:table-cell>
          <table:table-cell office:value-type="float" office:value="11.217540080782229" table:formula="of:=100*([.X6]-[.$J6])/[.$J6]" table:style-name="ce8">
            <text:p>11,22</text:p>
          </table:table-cell>
          <table:table-cell office:value-type="float" office:value="12.249304514683732" table:formula="of:=100*([.Y6]-[.$J6])/[.$J6]" table:style-name="ce8">
            <text:p>12,25</text:p>
          </table:table-cell>
          <table:table-cell office:value-type="float" office:value="11.527649053890968" table:formula="of:=100*([.Z6]-[.$J6])/[.$J6]" table:style-name="ce8">
            <text:p>11,53</text:p>
          </table:table-cell>
          <table:table-cell office:value-type="float" office:value="11.104509707402531" table:formula="of:=100*([.AA6]-[.$J6])/[.$J6]" table:style-name="ce8">
            <text:p>11,10</text:p>
          </table:table-cell>
          <table:table-cell office:value-type="float" office:value="11.727625868330787" table:formula="of:=100*([.AB6]-[.$J6])/[.$J6]" table:style-name="ce8">
            <text:p>11,73</text:p>
          </table:table-cell>
          <table:table-cell office:value-type="float" office:value="10.303153342307233" table:formula="of:=100*([.AC6]-[.$J6])/[.$J6]" table:style-name="ce8">
            <text:p>10,30</text:p>
          </table:table-cell>
          <table:table-cell office:value-type="float" office:value="9.5539648418511049" table:formula="of:=100*([.AD6]-[.$J6])/[.$J6]" table:style-name="ce8">
            <text:p>9,55</text:p>
          </table:table-cell>
          <table:table-cell office:value-type="float" office:value="10.766867694622688" table:formula="of:=100*([.AE6]-[.$J6])/[.$J6]" table:style-name="ce8">
            <text:p>10,77</text:p>
          </table:table-cell>
          <table:table-cell office:value-type="float" office:value="10.293009590854359" table:formula="of:=100*([.AF6]-[.$J6])/[.$J6]" table:style-name="ce8">
            <text:p>10,29</text:p>
          </table:table-cell>
          <table:table-cell office:value-type="float" office:value="12.153663429514511" table:formula="of:=100*([.AG6]-[.$J6])/[.$J6]" table:style-name="ce8">
            <text:p>12,15</text:p>
          </table:table-cell>
          <table:table-cell office:value-type="float" office:value="10.948006113500519" table:formula="of:=100*([.AH6]-[.$J6])/[.$J6]" table:style-name="ce8">
            <text:p>10,95</text:p>
          </table:table-cell>
          <table:table-cell office:value-type="float" office:value="11.352307064419215" table:formula="of:=100*([.AI6]-[.$J6])/[.$J6]" table:style-name="ce8">
            <text:p>11,35</text:p>
          </table:table-cell>
          <table:table-cell office:value-type="float" office:value="10.472698902372912" table:formula="of:=100*([.AJ6]-[.$J6])/[.$J6]" table:style-name="ce8">
            <text:p>10,47</text:p>
          </table:table-cell>
          <table:table-cell office:value-type="float" office:value="11.166821323494586" table:formula="of:=100*([.AK6]-[.$J6])/[.$J6]" table:style-name="ce8">
            <text:p>11,17</text:p>
          </table:table-cell>
          <table:table-cell office:value-type="float" office:value="11.366798137934405" table:formula="of:=100*([.AL6]-[.$J6])/[.$J6]" table:style-name="ce8">
            <text:p>11,37</text:p>
          </table:table-cell>
          <table:table-cell office:value-type="float" office:value="11.568224059717984" table:formula="of:=100*([.AM6]-[.$J6])/[.$J6]" table:style-name="ce8">
            <text:p>11,57</text:p>
          </table:table-cell>
          <table:table-cell office:value-type="float" office:value="11.474032081908026" table:formula="of:=100*([.AN6]-[.$J6])/[.$J6]" table:style-name="ce8">
            <text:p>11,47</text:p>
          </table:table-cell>
          <table:table-cell office:value-type="float" office:value="9.3510898127082491" table:formula="of:=100*([.AO6]-[.$J6])/[.$J6]" table:style-name="ce8">
            <text:p>9,35</text:p>
          </table:table-cell>
          <table:table-cell office:value-type="float" office:value="11.647924964020516" table:formula="of:=100*([.AP6]-[.$J6])/[.$J6]" table:style-name="ce8">
            <text:p>11,65</text:p>
          </table:table-cell>
          <table:table-cell office:value-type="float" office:value="10.861059672440396" table:formula="of:=100*([.AQ6]-[.$J6])/[.$J6]" table:style-name="ce8">
            <text:p>10,86</text:p>
          </table:table-cell>
          <table:table-cell office:value-type="float" office:value="10.753825728466774" table:formula="of:=100*([.AR6]-[.$J6])/[.$J6]" table:style-name="ce8">
            <text:p>10,75</text:p>
          </table:table-cell>
          <table:table-cell office:value-type="float" office:value="8.1034083835157276" table:formula="of:=100*([.AS6]-[.$J6])/[.$J6]" table:style-name="ce8">
            <text:p>8,10</text:p>
          </table:table-cell>
          <table:table-cell office:value-type="float" office:value="7.7715628001342099" table:formula="of:=100*([.AT6]-[.$J6])/[.$J6]" table:style-name="ce8">
            <text:p>7,77</text:p>
          </table:table-cell>
          <table:table-cell office:value-type="float" office:value="10.103176527875167" table:formula="of:=100*([.AU6]-[.$J6])/[.$J6]" table:style-name="ce8">
            <text:p>10,10</text:p>
          </table:table-cell>
          <table:table-cell office:value-type="float" office:value="9.300371055428359" table:formula="of:=100*([.AV6]-[.$J6])/[.$J6]" table:style-name="ce8">
            <text:p>9,30</text:p>
          </table:table-cell>
          <table:table-cell office:value-type="float" office:value="10.442267648006524" table:formula="of:=100*([.AW6]-[.$J6])/[.$J6]" table:style-name="ce8">
            <text:p>10,44</text:p>
          </table:table-cell>
          <table:table-cell office:value-type="float" office:value="9.627869316747562" table:formula="of:=100*([.AX6]-[.$J6])/[.$J6]" table:style-name="ce8">
            <text:p>9,63</text:p>
          </table:table-cell>
          <table:table-cell office:value-type="float" office:value="10.375608709859916" table:formula="of:=100*([.AY6]-[.$J6])/[.$J6]" table:style-name="ce8">
            <text:p>10,38</text:p>
          </table:table-cell>
          <table:table-cell office:value-type="float" office:value="10.787155197536201" table:formula="of:=100*([.AZ6]-[.$J6])/[.$J6]" table:style-name="ce8">
            <text:p>10,79</text:p>
          </table:table-cell>
          <table:table-cell office:value-type="float" office:value="12.226118797067194" table:formula="of:=100*([.BA6]-[.$J6])/[.$J6]" table:style-name="ce8">
            <text:p>12,23</text:p>
          </table:table-cell>
          <table:table-cell office:value-type="float" office:value="11.633433890513077" table:formula="of:=100*([.BB6]-[.$J6])/[.$J6]" table:style-name="ce8">
            <text:p>11,63</text:p>
          </table:table-cell>
          <table:table-cell office:value-type="float" office:value="10.453860506810924" table:formula="of:=100*([.BC6]-[.$J6])/[.$J6]" table:style-name="ce8">
            <text:p>10,45</text:p>
          </table:table-cell>
          <table:table-cell office:value-type="float" office:value="11.739218727135189" table:formula="of:=100*([.BD6]-[.$J6])/[.$J6]" table:style-name="ce8">
            <text:p>11,74</text:p>
          </table:table-cell>
          <table:table-cell office:value-type="float" office:value="10.850915920979769" table:formula="of:=100*([.BE6]-[.$J6])/[.$J6]" table:style-name="ce8">
            <text:p>10,85</text:p>
          </table:table-cell>
          <table:table-cell office:value-type="float" office:value="10.59297481250246" table:formula="of:=100*([.BF6]-[.$J6])/[.$J6]" table:style-name="ce8">
            <text:p>10,59</text:p>
          </table:table-cell>
          <table:table-cell office:value-type="float" office:value="11.087120419192054" table:formula="of:=100*([.BG6]-[.$J6])/[.$J6]" table:style-name="ce8">
            <text:p>11,09</text:p>
          </table:table-cell>
          <table:table-cell office:value-type="float" office:value="9.3351496318492977" table:formula="of:=100*([.BH6]-[.$J6])/[.$J6]" table:style-name="ce8">
            <text:p>9,34</text:p>
          </table:table-cell>
          <table:table-cell office:value-type="float" office:value="12.902851929978377" table:formula="of:=100*([.BI6]-[.$J6])/[.$J6]" table:style-name="ce8">
            <text:p>12,90</text:p>
          </table:table-cell>
          <table:table-cell office:value-type="float" office:value="11.894273213693427" table:formula="of:=100*([.BJ6]-[.$J6])/[.$J6]" table:style-name="ce8">
            <text:p>11,89</text:p>
          </table:table-cell>
          <table:table-cell office:value-type="float" office:value="10.022026516221123" table:formula="of:=100*([.BK6]-[.$J6])/[.$J6]" table:style-name="ce8">
            <text:p>10,02</text:p>
          </table:table-cell>
          <table:table-cell office:value-type="float" office:value="10.137955104296108" table:formula="of:=100*([.BL6]-[.$J6])/[.$J6]" table:style-name="ce8">
            <text:p>10,14</text:p>
          </table:table-cell>
          <table:table-cell office:value-type="float" office:value="10.603118563963086" table:formula="of:=100*([.BM6]-[.$J6])/[.$J6]" table:style-name="ce8">
            <text:p>10,60</text:p>
          </table:table-cell>
          <table:table-cell office:value-type="float" office:value="11.040748983958963" table:formula="of:=100*([.BN6]-[.$J6])/[.$J6]" table:style-name="ce8">
            <text:p>11,04</text:p>
          </table:table-cell>
          <table:table-cell office:value-type="float" office:value="10.68426857561713" table:formula="of:=100*([.BO6]-[.$J6])/[.$J6]" table:style-name="ce8">
            <text:p>10,68</text:p>
          </table:table-cell>
          <table:table-cell office:value-type="float" office:value="10.156793499858109" table:formula="of:=100*([.BP6]-[.$J6])/[.$J6]" table:style-name="ce8">
            <text:p>10,16</text:p>
          </table:table-cell>
          <table:table-cell office:value-type="float" office:value="10.329237274626825" table:formula="of:=100*([.BQ6]-[.$J6])/[.$J6]" table:style-name="ce8">
            <text:p>10,33</text:p>
          </table:table-cell>
          <table:table-cell office:value-type="float" office:value="10.721945366741123" table:formula="of:=100*([.BR6]-[.$J6])/[.$J6]" table:style-name="ce8">
            <text:p>10,72</text:p>
          </table:table-cell>
          <table:table-cell office:value-type="float" office:value="11.810224987336344" table:formula="of:=100*([.BS6]-[.$J6])/[.$J6]" table:style-name="ce8">
            <text:p>11,81</text:p>
          </table:table-cell>
          <table:table-cell office:value-type="float" office:value="8.910561178009349" table:formula="of:=100*([.BT6]-[.$J6])/[.$J6]" table:style-name="ce8">
            <text:p>8,91</text:p>
          </table:table-cell>
          <table:table-cell office:value-type="float" office:value="10.142302426350671" table:formula="of:=100*([.BU6]-[.$J6])/[.$J6]" table:style-name="ce8">
            <text:p>10,14</text:p>
          </table:table-cell>
          <table:table-cell office:value-type="float" office:value="12.775330483091242" table:formula="of:=100*([.BV6]-[.$J6])/[.$J6]" table:style-name="ce8">
            <text:p>12,78</text:p>
          </table:table-cell>
          <table:table-cell office:value-type="float" office:value="11.178414182306724" table:formula="of:=100*([.BW6]-[.$J6])/[.$J6]" table:style-name="ce8">
            <text:p>11,18</text:p>
          </table:table-cell>
          <table:table-cell office:value-type="float" office:value="8.7888361605282874" table:formula="of:=100*([.BX6]-[.$J6])/[.$J6]" table:style-name="ce8">
            <text:p>8,79</text:p>
          </table:table-cell>
          <table:table-cell office:value-type="float" office:value="10.968293616414032" table:formula="of:=100*([.BY6]-[.$J6])/[.$J6]" table:style-name="ce8">
            <text:p>10,97</text:p>
          </table:table-cell>
          <table:table-cell office:value-type="float" office:value="12.102944672234607" table:formula="of:=100*([.BZ6]-[.$J6])/[.$J6]" table:style-name="ce8">
            <text:p>12,10</text:p>
          </table:table-cell>
          <table:table-cell office:value-type="float" office:value="10.836424847472331" table:formula="of:=100*([.CA6]-[.$J6])/[.$J6]" table:style-name="ce8">
            <text:p>10,84</text:p>
          </table:table-cell>
          <table:table-cell office:value-type="float" office:value="11.346510635020891" table:formula="of:=100*([.CB6]-[.$J6])/[.$J6]" table:style-name="ce8">
            <text:p>11,35</text:p>
          </table:table-cell>
          <table:table-cell office:value-type="float" office:value="11.698643721308159" table:formula="of:=100*([.CC6]-[.$J6])/[.$J6]" table:style-name="ce8">
            <text:p>11,70</text:p>
          </table:table-cell>
          <table:table-cell office:value-type="float" office:value="10.532112303761929" table:formula="of:=100*([.CD6]-[.$J6])/[.$J6]" table:style-name="ce8">
            <text:p>10,53</text:p>
          </table:table-cell>
          <table:table-cell office:value-type="float" office:value="11.221887402836792" table:formula="of:=100*([.CE6]-[.$J6])/[.$J6]" table:style-name="ce8">
            <text:p>11,22</text:p>
          </table:table-cell>
          <table:table-cell office:value-type="float" office:value="10.759622157872851" table:formula="of:=100*([.CF6]-[.$J6])/[.$J6]" table:style-name="ce8">
            <text:p>10,76</text:p>
          </table:table-cell>
          <table:table-cell office:value-type="float" office:value="11.560978522968147" table:formula="of:=100*([.CG6]-[.$J6])/[.$J6]" table:style-name="ce8">
            <text:p>11,56</text:p>
          </table:table-cell>
          <table:table-cell office:value-type="float" office:value="11.145084713229547" table:formula="of:=100*([.CH6]-[.$J6])/[.$J6]" table:style-name="ce8">
            <text:p>11,15</text:p>
          </table:table-cell>
          <table:table-cell office:value-type="float" office:value="10.690065005023207" table:formula="of:=100*([.CI6]-[.$J6])/[.$J6]" table:style-name="ce8">
            <text:p>10,69</text:p>
          </table:table-cell>
          <table:table-cell office:value-type="float" office:value="11.394331177597756" table:formula="of:=100*([.CJ6]-[.$J6])/[.$J6]" table:style-name="ce8">
            <text:p>11,39</text:p>
          </table:table-cell>
          <table:table-cell office:value-type="float" office:value="9.4829585816499495" table:formula="of:=100*([.CK6]-[.$J6])/[.$J6]" table:style-name="ce8">
            <text:p>9,48</text:p>
          </table:table-cell>
          <table:table-cell office:value-type="float" office:value="10.030721160322486" table:formula="of:=100*([.CL6]-[.$J6])/[.$J6]" table:style-name="ce8">
            <text:p>10,03</text:p>
          </table:table-cell>
          <table:table-cell office:value-type="float" office:value="12.962265331367394" table:formula="of:=100*([.CM6]-[.$J6])/[.$J6]" table:style-name="ce8">
            <text:p>12,96</text:p>
          </table:table-cell>
          <table:table-cell office:value-type="float" office:value="10.492986405286427" table:formula="of:=100*([.CN6]-[.$J6])/[.$J6]" table:style-name="ce8">
            <text:p>10,49</text:p>
          </table:table-cell>
          <table:table-cell office:value-type="float" office:value="11.014665051639371" table:formula="of:=100*([.CO6]-[.$J6])/[.$J6]" table:style-name="ce8">
            <text:p>11,01</text:p>
          </table:table-cell>
          <table:table-cell office:value-type="float" office:value="12.130477711897958" table:formula="of:=100*([.CP6]-[.$J6])/[.$J6]" table:style-name="ce8">
            <text:p>12,13</text:p>
          </table:table-cell>
          <table:table-cell office:value-type="float" office:value="11.305935629193874" table:formula="of:=100*([.CQ6]-[.$J6])/[.$J6]" table:style-name="ce8">
            <text:p>11,31</text:p>
          </table:table-cell>
          <table:table-cell office:value-type="float" office:value="10.56544177283911" table:formula="of:=100*([.CR6]-[.$J6])/[.$J6]" table:style-name="ce8">
            <text:p>10,57</text:p>
          </table:table-cell>
          <table:table-cell office:value-type="float" office:value="11.756608015345664" table:formula="of:=100*([.CS6]-[.$J6])/[.$J6]" table:style-name="ce8">
            <text:p>11,76</text:p>
          </table:table-cell>
          <table:table-cell office:value-type="float" office:value="10.95380254289884" table:formula="of:=100*([.CT6]-[.$J6])/[.$J6]" table:style-name="ce8">
            <text:p>10,95</text:p>
          </table:table-cell>
          <table:table-cell office:value-type="float" office:value="11.642128534622191" table:formula="of:=100*([.CU6]-[.$J6])/[.$J6]" table:style-name="ce8">
            <text:p>11,64</text:p>
          </table:table-cell>
          <table:table-cell office:value-type="float" office:value="12.068166095805902" table:formula="of:=100*([.CV6]-[.$J6])/[.$J6]" table:style-name="ce8">
            <text:p>12,07</text:p>
          </table:table-cell>
          <table:table-cell office:value-type="float" office:value="9.9452238266138906" table:formula="of:=100*([.CW6]-[.$J6])/[.$J6]" table:style-name="ce8">
            <text:p>9,95</text:p>
          </table:table-cell>
          <table:table-cell office:value-type="float" office:value="10.306051557010273" table:formula="of:=100*([.CX6]-[.$J6])/[.$J6]" table:style-name="ce8">
            <text:p>10,31</text:p>
          </table:table-cell>
          <table:table-cell office:value-type="float" office:value="10.553848914026958" table:formula="of:=100*([.CY6]-[.$J6])/[.$J6]" table:style-name="ce8">
            <text:p>10,55</text:p>
          </table:table-cell>
          <table:table-cell office:value-type="float" office:value="10.526315874363604" table:formula="of:=100*([.CZ6]-[.$J6])/[.$J6]" table:style-name="ce8">
            <text:p>10,53</text:p>
          </table:table-cell>
          <table:table-cell office:value-type="float" office:value="9.8423372046948181" table:formula="of:=100*([.DA6]-[.$J6])/[.$J6]" table:style-name="ce8">
            <text:p>9,84</text:p>
          </table:table-cell>
          <table:table-cell office:value-type="float" office:value="9.2829817672178834" table:formula="of:=100*([.DB6]-[.$J6])/[.$J6]" table:style-name="ce8">
            <text:p>9,28</text:p>
          </table:table-cell>
          <table:table-cell office:value-type="float" office:value="10.521968552309042" table:formula="of:=100*([.DC6]-[.$J6])/[.$J6]" table:style-name="ce8">
            <text:p>10,52</text:p>
          </table:table-cell>
          <table:table-cell office:value-type="float" office:value="10.97119183111707" table:formula="of:=100*([.DD6]-[.$J6])/[.$J6]" table:style-name="ce8">
            <text:p>10,97</text:p>
          </table:table-cell>
          <table:table-cell office:value-type="float" office:value="12.500000086403455" table:formula="of:=100*([.DE6]-[.$J6])/[.$J6]" table:style-name="ce8">
            <text:p>12,50</text:p>
          </table:table-cell>
          <table:table-cell office:value-type="float" office:value="10.478495331778987" table:formula="of:=100*([.DF6]-[.$J6])/[.$J6]" table:style-name="ce8">
            <text:p>10,48</text:p>
          </table:table-cell>
          <table:table-cell office:value-type="float" office:value="11.246522227797104" table:formula="of:=100*([.DG6]-[.$J6])/[.$J6]" table:style-name="ce8">
            <text:p>11,25</text:p>
          </table:table-cell>
          <table:table-cell office:value-type="float" office:value="10.311847986416348" table:formula="of:=100*([.DH6]-[.$J6])/[.$J6]" table:style-name="ce8">
            <text:p>10,31</text:p>
          </table:table-cell>
          <table:table-cell office:value-type="float" office:value="10.307500664361799" table:formula="of:=100*([.DI6]-[.$J6])/[.$J6]" table:style-name="ce8">
            <text:p>10,31</text:p>
          </table:table-cell>
          <table:table-cell office:value-type="float" office:value="12.029040197330412" table:formula="of:=100*([.DJ6]-[.$J6])/[.$J6]" table:style-name="ce8">
            <text:p>12,03</text:p>
          </table:table-cell>
          <table:table-cell office:value-type="float" office:value="12.311616130775787" table:formula="of:=100*([.DK6]-[.$J6])/[.$J6]" table:style-name="ce8">
            <text:p>12,31</text:p>
          </table:table-cell>
          <table:table-cell office:value-type="float" office:value="11.027707017803049" table:formula="of:=100*([.DL6]-[.$J6])/[.$J6]" table:style-name="ce8">
            <text:p>11,03</text:p>
          </table:table-cell>
          <table:table-cell office:value-type="float" office:value="10.003188120651382" table:formula="of:=100*([.DM6]-[.$J6])/[.$J6]" table:style-name="ce8">
            <text:p>10,00</text:p>
          </table:table-cell>
          <table:table-cell office:value-type="float" office:value="9.9379782898640414" table:formula="of:=100*([.DN6]-[.$J6])/[.$J6]" table:style-name="ce8">
            <text:p>9,94</text:p>
          </table:table-cell>
          <table:table-cell office:value-type="float" office:value="11.240725798398783" table:formula="of:=100*([.DO6]-[.$J6])/[.$J6]" table:style-name="ce8">
            <text:p>11,24</text:p>
          </table:table-cell>
          <table:table-cell office:value-type="float" office:value="10.171284573373285" table:formula="of:=100*([.DP6]-[.$J6])/[.$J6]" table:style-name="ce8">
            <text:p>10,17</text:p>
          </table:table-cell>
          <table:table-cell office:value-type="float" office:value="11.440702612830849" table:formula="of:=100*([.DQ6]-[.$J6])/[.$J6]" table:style-name="ce8">
            <text:p>11,44</text:p>
          </table:table-cell>
          <table:table-cell office:value-type="float" office:value="10.346626562837288" table:formula="of:=100*([.DR6]-[.$J6])/[.$J6]" table:style-name="ce8">
            <text:p>10,35</text:p>
          </table:table-cell>
          <table:table-cell office:value-type="float" office:value="11.091467741246618" table:formula="of:=100*([.DS6]-[.$J6])/[.$J6]" table:style-name="ce8">
            <text:p>11,09</text:p>
          </table:table-cell>
          <table:table-cell office:value-type="float" office:value="11.378390996738792" table:formula="of:=100*([.DT6]-[.$J6])/[.$J6]" table:style-name="ce8">
            <text:p>11,38</text:p>
          </table:table-cell>
          <table:table-cell office:value-type="float" office:value="11.831961597601371" table:formula="of:=100*([.DU6]-[.$J6])/[.$J6]" table:style-name="ce8">
            <text:p>11,83</text:p>
          </table:table-cell>
          <table:table-cell office:value-type="float" office:value="11.263911516015334" table:formula="of:=100*([.DV6]-[.$J6])/[.$J6]" table:style-name="ce8">
            <text:p>11,26</text:p>
          </table:table-cell>
          <table:table-cell office:value-type="float" office:value="12.300023271963635" table:formula="of:=100*([.DW6]-[.$J6])/[.$J6]" table:style-name="ce8">
            <text:p>12,30</text:p>
          </table:table-cell>
          <table:table-cell office:value-type="float" office:value="10.76396947991965" table:formula="of:=100*([.DX6]-[.$J6])/[.$J6]" table:style-name="ce8">
            <text:p>10,76</text:p>
          </table:table-cell>
          <table:table-cell office:value-type="float" office:value="10.307500664361799" table:formula="of:=100*([.DY6]-[.$J6])/[.$J6]" table:style-name="ce8">
            <text:p>10,31</text:p>
          </table:table-cell>
          <table:table-cell office:value-type="float" office:value="10.57848373899502" table:formula="of:=100*([.DZ6]-[.$J6])/[.$J6]" table:style-name="ce8">
            <text:p>10,58</text:p>
          </table:table-cell>
          <table:table-cell office:value-type="float" office:value="11.401576714355343" table:formula="of:=100*([.EA6]-[.$J6])/[.$J6]" table:style-name="ce8">
            <text:p>11,40</text:p>
          </table:table-cell>
          <table:table-cell office:value-type="float" office:value="10.88424539005695" table:formula="of:=100*([.EB6]-[.$J6])/[.$J6]" table:style-name="ce8">
            <text:p>10,88</text:p>
          </table:table-cell>
          <table:table-cell office:value-type="float" office:value="11.278402589522758" table:formula="of:=100*([.EC6]-[.$J6])/[.$J6]" table:style-name="ce8">
            <text:p>11,28</text:p>
          </table:table-cell>
          <table:table-cell office:value-type="float" office:value="11.37259456733273" table:formula="of:=100*([.ED6]-[.$J6])/[.$J6]" table:style-name="ce8">
            <text:p>11,37</text:p>
          </table:table-cell>
          <table:table-cell office:value-type="float" office:value="8.7308718664907818" table:formula="of:=100*([.EE6]-[.$J6])/[.$J6]" table:style-name="ce8">
            <text:p>8,73</text:p>
          </table:table-cell>
          <table:table-cell office:value-type="float" office:value="9.2916764113192443" table:formula="of:=100*([.EF6]-[.$J6])/[.$J6]" table:style-name="ce8">
            <text:p>9,29</text:p>
          </table:table-cell>
          <table:table-cell office:value-type="float" office:value="11.624739246403962" table:formula="of:=100*([.EG6]-[.$J6])/[.$J6]" table:style-name="ce8">
            <text:p>11,62</text:p>
          </table:table-cell>
          <table:table-cell office:value-type="float" office:value="11.858045529913209" table:formula="of:=100*([.EH6]-[.$J6])/[.$J6]" table:style-name="ce8">
            <text:p>11,86</text:p>
          </table:table-cell>
          <table:table-cell office:value-type="float" office:value="11.910213394552377" table:formula="of:=100*([.EI6]-[.$J6])/[.$J6]" table:style-name="ce8">
            <text:p>11,91</text:p>
          </table:table-cell>
          <table:table-cell office:value-type="float" office:value="11.003072192834971" table:formula="of:=100*([.EJ6]-[.$J6])/[.$J6]" table:style-name="ce8">
            <text:p>11,00</text:p>
          </table:table-cell>
          <table:table-cell office:value-type="float" office:value="10.17708100277161" table:formula="of:=100*([.EK6]-[.$J6])/[.$J6]" table:style-name="ce8">
            <text:p>10,18</text:p>
          </table:table-cell>
          <table:table-cell office:value-type="float" office:value="9.7075702210578321" table:formula="of:=100*([.EL6]-[.$J6])/[.$J6]" table:style-name="ce8">
            <text:p>9,71</text:p>
          </table:table-cell>
          <table:table-cell office:value-type="float" office:value="12.365233102758729" table:formula="of:=100*([.EM6]-[.$J6])/[.$J6]" table:style-name="ce8">
            <text:p>12,37</text:p>
          </table:table-cell>
          <table:table-cell office:value-type="float" office:value="9.8220497017813049" table:formula="of:=100*([.EN6]-[.$J6])/[.$J6]" table:style-name="ce8">
            <text:p>9,82</text:p>
          </table:table-cell>
          <table:table-cell office:value-type="float" office:value="10.391548890718866" table:formula="of:=100*([.EO6]-[.$J6])/[.$J6]" table:style-name="ce8">
            <text:p>10,39</text:p>
          </table:table-cell>
          <table:table-cell office:value-type="float" office:value="11.762404444751727" table:formula="of:=100*([.EP6]-[.$J6])/[.$J6]" table:style-name="ce8">
            <text:p>11,76</text:p>
          </table:table-cell>
          <table:table-cell office:value-type="float" office:value="9.874217566420473" table:formula="of:=100*([.EQ6]-[.$J6])/[.$J6]" table:style-name="ce8">
            <text:p>9,87</text:p>
          </table:table-cell>
          <table:table-cell office:value-type="float" office:value="10.453860506810924" table:formula="of:=100*([.ER6]-[.$J6])/[.$J6]" table:style-name="ce8">
            <text:p>10,45</text:p>
          </table:table-cell>
          <table:table-cell office:value-type="float" office:value="11.066832916278553" table:formula="of:=100*([.ES6]-[.$J6])/[.$J6]" table:style-name="ce8">
            <text:p>11,07</text:p>
          </table:table-cell>
          <table:table-cell office:value-type="float" office:value="12.327556311634739" table:formula="of:=100*([.ET6]-[.$J6])/[.$J6]" table:style-name="ce8">
            <text:p>12,33</text:p>
          </table:table-cell>
          <table:table-cell office:value-type="float" office:value="9.9510202560199676" table:formula="of:=100*([.EU6]-[.$J6])/[.$J6]" table:style-name="ce8">
            <text:p>9,95</text:p>
          </table:table-cell>
          <table:table-cell office:value-type="float" office:value="11.958033937136996" table:formula="of:=100*([.EV6]-[.$J6])/[.$J6]" table:style-name="ce8">
            <text:p>11,96</text:p>
          </table:table-cell>
          <table:table-cell office:value-type="float" office:value="9.2612451569528549" table:formula="of:=100*([.EW6]-[.$J6])/[.$J6]" table:style-name="ce8">
            <text:p>9,26</text:p>
          </table:table-cell>
          <table:table-cell office:value-type="float" office:value="10.298806020252684" table:formula="of:=100*([.EX6]-[.$J6])/[.$J6]" table:style-name="ce8">
            <text:p>10,30</text:p>
          </table:table-cell>
          <table:table-cell office:value-type="float" office:value="11.658068715481143" table:formula="of:=100*([.EY6]-[.$J6])/[.$J6]" table:style-name="ce8">
            <text:p>11,66</text:p>
          </table:table-cell>
          <table:table-cell office:value-type="float" office:value="10.333584596681376" table:formula="of:=100*([.EZ6]-[.$J6])/[.$J6]" table:style-name="ce8">
            <text:p>10,33</text:p>
          </table:table-cell>
          <table:table-cell office:value-type="float" office:value="10.511824800848414" table:formula="of:=100*([.FA6]-[.$J6])/[.$J6]" table:style-name="ce8">
            <text:p>10,51</text:p>
          </table:table-cell>
          <table:table-cell office:value-type="float" office:value="10.224901545356227" table:formula="of:=100*([.FB6]-[.$J6])/[.$J6]" table:style-name="ce8">
            <text:p>10,22</text:p>
          </table:table-cell>
          <table:table-cell office:value-type="float" office:value="9.1916880041032112" table:formula="of:=100*([.FC6]-[.$J6])/[.$J6]" table:style-name="ce8">
            <text:p>9,19</text:p>
          </table:table-cell>
          <table:table-cell office:value-type="float" office:value="9.9930443691985076" table:formula="of:=100*([.FD6]-[.$J6])/[.$J6]" table:style-name="ce8">
            <text:p>9,99</text:p>
          </table:table-cell>
          <table:table-cell office:value-type="float" office:value="10.732089118201749" table:formula="of:=100*([.FE6]-[.$J6])/[.$J6]" table:style-name="ce8">
            <text:p>10,73</text:p>
          </table:table-cell>
          <table:table-cell office:value-type="float" office:value="11.247971335148618" table:formula="of:=100*([.FF6]-[.$J6])/[.$J6]" table:style-name="ce8">
            <text:p>11,25</text:p>
          </table:table-cell>
          <table:table-cell office:value-type="float" office:value="11.424762431971896" table:formula="of:=100*([.FG6]-[.$J6])/[.$J6]" table:style-name="ce8">
            <text:p>11,42</text:p>
          </table:table-cell>
          <table:table-cell office:value-type="float" office:value="11.158126679393224" table:formula="of:=100*([.FH6]-[.$J6])/[.$J6]" table:style-name="ce8">
            <text:p>11,16</text:p>
          </table:table-cell>
          <table:table-cell office:value-type="float" office:value="11.147982927932585" table:formula="of:=100*([.FI6]-[.$J6])/[.$J6]" table:style-name="ce8">
            <text:p>11,15</text:p>
          </table:table-cell>
          <table:table-cell office:value-type="float" office:value="11.249420442500142" table:formula="of:=100*([.FJ6]-[.$J6])/[.$J6]" table:style-name="ce8">
            <text:p>11,25</text:p>
          </table:table-cell>
          <table:table-cell office:value-type="float" office:value="11.681254433097696" table:formula="of:=100*([.FK6]-[.$J6])/[.$J6]" table:style-name="ce8">
            <text:p>11,68</text:p>
          </table:table-cell>
          <table:table-cell office:value-type="float" office:value="11.197252577868726" table:formula="of:=100*([.FL6]-[.$J6])/[.$J6]" table:style-name="ce8">
            <text:p>11,20</text:p>
          </table:table-cell>
          <table:table-cell office:value-type="float" office:value="11.026257910451523" table:formula="of:=100*([.FM6]-[.$J6])/[.$J6]" table:style-name="ce8">
            <text:p>11,03</text:p>
          </table:table-cell>
          <table:table-cell office:value-type="float" office:value="13.046313557724478" table:formula="of:=100*([.FN6]-[.$J6])/[.$J6]" table:style-name="ce8">
            <text:p>13,05</text:p>
          </table:table-cell>
          <table:table-cell office:value-type="float" office:value="11.659517822832655" table:formula="of:=100*([.FO6]-[.$J6])/[.$J6]" table:style-name="ce8">
            <text:p>11,66</text:p>
          </table:table-cell>
          <table:table-cell office:value-type="float" office:value="12.898504607923828" table:formula="of:=100*([.FP6]-[.$J6])/[.$J6]" table:style-name="ce8">
            <text:p>12,90</text:p>
          </table:table-cell>
          <table:table-cell office:value-type="float" office:value="12.029040197330412" table:formula="of:=100*([.FQ6]-[.$J6])/[.$J6]" table:style-name="ce8">
            <text:p>12,03</text:p>
          </table:table-cell>
          <table:table-cell office:value-type="float" office:value="10.908880215017263" table:formula="of:=100*([.FR6]-[.$J6])/[.$J6]" table:style-name="ce8">
            <text:p>10,91</text:p>
          </table:table-cell>
          <table:table-cell office:value-type="float" office:value="12.462323295279479" table:formula="of:=100*([.FS6]-[.$J6])/[.$J6]" table:style-name="ce8">
            <text:p>12,46</text:p>
          </table:table-cell>
          <table:table-cell office:value-type="float" office:value="11.326223132107376" table:formula="of:=100*([.FT6]-[.$J6])/[.$J6]" table:style-name="ce8">
            <text:p>11,33</text:p>
          </table:table-cell>
          <table:table-cell office:value-type="float" office:value="10.890041819455275" table:formula="of:=100*([.FU6]-[.$J6])/[.$J6]" table:style-name="ce8">
            <text:p>10,89</text:p>
          </table:table-cell>
          <table:table-cell office:value-type="float" office:value="9.9191398942943003" table:formula="of:=100*([.FV6]-[.$J6])/[.$J6]" table:style-name="ce8">
            <text:p>9,92</text:p>
          </table:table-cell>
          <table:table-cell office:value-type="float" office:value="9.2945746260222819" table:formula="of:=100*([.FW6]-[.$J6])/[.$J6]" table:style-name="ce8">
            <text:p>9,29</text:p>
          </table:table-cell>
          <table:table-cell office:value-type="float" office:value="11.647924964020516" table:formula="of:=100*([.FX6]-[.$J6])/[.$J6]" table:style-name="ce8">
            <text:p>11,65</text:p>
          </table:table-cell>
          <table:table-cell office:value-type="float" office:value="11.905866072497826" table:formula="of:=100*([.FY6]-[.$J6])/[.$J6]" table:style-name="ce8">
            <text:p>11,91</text:p>
          </table:table-cell>
          <table:table-cell office:value-type="float" office:value="12.246406299980695" table:formula="of:=100*([.FZ6]-[.$J6])/[.$J6]" table:style-name="ce8">
            <text:p>12,25</text:p>
          </table:table-cell>
          <table:table-cell office:value-type="float" office:value="11.149432035284109" table:formula="of:=100*([.GA6]-[.$J6])/[.$J6]" table:style-name="ce8">
            <text:p>11,15</text:p>
          </table:table-cell>
          <table:table-cell office:value-type="float" office:value="9.4018085699959038" table:formula="of:=100*([.GB6]-[.$J6])/[.$J6]" table:style-name="ce8">
            <text:p>9,40</text:p>
          </table:table-cell>
          <table:table-cell office:value-type="float" office:value="11.133491854425161" table:formula="of:=100*([.GC6]-[.$J6])/[.$J6]" table:style-name="ce8">
            <text:p>11,13</text:p>
          </table:table-cell>
          <table:table-cell office:value-type="float" office:value="11.821817846140744" table:formula="of:=100*([.GD6]-[.$J6])/[.$J6]" table:style-name="ce8">
            <text:p>11,82</text:p>
          </table:table-cell>
          <table:table-cell office:value-type="float" office:value="10.10897295727349" table:formula="of:=100*([.GE6]-[.$J6])/[.$J6]" table:style-name="ce8">
            <text:p>10,11</text:p>
          </table:table-cell>
          <table:table-cell office:value-type="float" office:value="10.984233797272983" table:formula="of:=100*([.GF6]-[.$J6])/[.$J6]" table:style-name="ce8">
            <text:p>10,98</text:p>
          </table:table-cell>
          <table:table-cell office:value-type="float" office:value="10.216206901247112" table:formula="of:=100*([.GG6]-[.$J6])/[.$J6]" table:style-name="ce8">
            <text:p>10,22</text:p>
          </table:table-cell>
          <table:table-cell office:value-type="float" office:value="10.765418587271176" table:formula="of:=100*([.GH6]-[.$J6])/[.$J6]" table:style-name="ce8">
            <text:p>10,77</text:p>
          </table:table-cell>
          <table:table-cell office:value-type="float" office:value="11.526199946539442" table:formula="of:=100*([.GI6]-[.$J6])/[.$J6]" table:style-name="ce8">
            <text:p>11,53</text:p>
          </table:table-cell>
          <table:table-cell office:value-type="float" office:value="10.530663196410403" table:formula="of:=100*([.GJ6]-[.$J6])/[.$J6]" table:style-name="ce8">
            <text:p>10,53</text:p>
          </table:table-cell>
          <table:table-cell office:value-type="float" office:value="11.518954409789607" table:formula="of:=100*([.GK6]-[.$J6])/[.$J6]" table:style-name="ce8">
            <text:p>11,52</text:p>
          </table:table-cell>
          <table:table-cell office:value-type="float" office:value="11.708787472768797" table:formula="of:=100*([.GL6]-[.$J6])/[.$J6]" table:style-name="ce8">
            <text:p>11,71</text:p>
          </table:table-cell>
          <table:table-cell office:value-type="float" office:value="11.185659719056575" table:formula="of:=100*([.GM6]-[.$J6])/[.$J6]" table:style-name="ce8">
            <text:p>11,19</text:p>
          </table:table-cell>
          <table:table-cell office:value-type="float" office:value="10.798748056348353" table:formula="of:=100*([.GN6]-[.$J6])/[.$J6]" table:style-name="ce8">
            <text:p>10,80</text:p>
          </table:table-cell>
          <table:table-cell office:value-type="float" office:value="9.9829006177378687" table:formula="of:=100*([.GO6]-[.$J6])/[.$J6]" table:style-name="ce8">
            <text:p>9,98</text:p>
          </table:table-cell>
          <table:table-cell table:number-columns-repeated="16187"/>
        </table:table-row>
        <table:table-row table:style-name="ro2">
          <table:table-cell office:value-type="string" table:style-name="ce2">
            <text:p>instance06</text:p>
          </table:table-cell>
          <table:table-cell office:value-type="float" office:value="14.582417410843181" table:formula="of:=[.F15]-[.I15]" table:style-name="ce5">
            <text:p>14,582417</text:p>
          </table:table-cell>
          <table:table-cell office:value-type="float" office:value="18.385699554815158" table:formula="of:=MAX([.$K15:.GP15])" table:style-name="ce6">
            <text:p>18,39</text:p>
          </table:table-cell>
          <table:table-cell office:value-type="float" office:value="12.95524789617477" table:formula="of:=MIN([.$K15:.GN15])" table:style-name="ce6">
            <text:p>12,96</text:p>
          </table:table-cell>
          <table:table-cell office:value-type="float" office:value="16.856370212114548" table:formula="of:=[.F15]+[.I15]" table:style-name="ce5">
            <text:p>16,856370</text:p>
          </table:table-cell>
          <table:table-cell office:value-type="float" office:value="15.719393811478865" table:formula="of:=AVERAGE([.$K15:.GO15])" table:style-name="ce6">
            <text:p>15,72</text:p>
          </table:table-cell>
          <table:table-cell table:number-columns-repeated="2" table:style-name="ce8"/>
          <table:table-cell office:value-type="float" office:value="1.1369764006356833" table:formula="of:=STDEV([.$K15:.GO15])" table:style-name="ce6">
            <text:p>1,14</text:p>
          </table:table-cell>
          <table:table-cell table:style-name="ce11"/>
          <table:table-cell office:value-type="float" office:value="15.692096684315532" table:formula="of:=100*([.K7]-[.$J7])/[.$J7]" table:style-name="ce8">
            <text:p>15,69</text:p>
          </table:table-cell>
          <table:table-cell office:value-type="float" office:value="14.749953478465651" table:formula="of:=100*([.L7]-[.$J7])/[.$J7]" table:style-name="ce8">
            <text:p>14,75</text:p>
          </table:table-cell>
          <table:table-cell office:value-type="float" office:value="18.268317778348916" table:formula="of:=100*([.M7]-[.$J7])/[.$J7]" table:style-name="ce8">
            <text:p>18,27</text:p>
          </table:table-cell>
          <table:table-cell office:value-type="float" office:value="14.975450049047849" table:formula="of:=100*([.N7]-[.$J7])/[.$J7]" table:style-name="ce8">
            <text:p>14,98</text:p>
          </table:table-cell>
          <table:table-cell office:value-type="float" office:value="16.5184026107592" table:formula="of:=100*([.O7]-[.$J7])/[.$J7]" table:style-name="ce8">
            <text:p>16,52</text:p>
          </table:table-cell>
          <table:table-cell office:value-type="float" office:value="14.542990872590552" table:formula="of:=100*([.P7]-[.$J7])/[.$J7]" table:style-name="ce8">
            <text:p>14,54</text:p>
          </table:table-cell>
          <table:table-cell office:value-type="float" office:value="15.508301534324293" table:formula="of:=100*([.Q7]-[.$J7])/[.$J7]" table:style-name="ce8">
            <text:p>15,51</text:p>
          </table:table-cell>
          <table:table-cell office:value-type="float" office:value="16.195602725477883" table:formula="of:=100*([.R7]-[.$J7])/[.$J7]" table:style-name="ce8">
            <text:p>16,20</text:p>
          </table:table-cell>
          <table:table-cell office:value-type="float" office:value="16.076676451951634" table:formula="of:=100*([.S7]-[.$J7])/[.$J7]" table:style-name="ce8">
            <text:p>16,08</text:p>
          </table:table-cell>
          <table:table-cell office:value-type="float" office:value="15.627227807847262" table:formula="of:=100*([.T7]-[.$J7])/[.$J7]" table:style-name="ce8">
            <text:p>15,63</text:p>
          </table:table-cell>
          <table:table-cell office:value-type="float" office:value="13.647182578505136" table:formula="of:=100*([.U7]-[.$J7])/[.$J7]" table:style-name="ce8">
            <text:p>13,65</text:p>
          </table:table-cell>
          <table:table-cell office:value-type="float" office:value="14.898225196109276" table:formula="of:=100*([.V7]-[.$J7])/[.$J7]" table:style-name="ce8">
            <text:p>14,90</text:p>
          </table:table-cell>
          <table:table-cell office:value-type="float" office:value="13.295037249103162" table:formula="of:=100*([.W7]-[.$J7])/[.$J7]" table:style-name="ce8">
            <text:p>13,30</text:p>
          </table:table-cell>
          <table:table-cell office:value-type="float" office:value="17.133112440150978" table:formula="of:=100*([.X7]-[.$J7])/[.$J7]" table:style-name="ce8">
            <text:p>17,13</text:p>
          </table:table-cell>
          <table:table-cell office:value-type="float" office:value="15.571625913732541" table:formula="of:=100*([.Y7]-[.$J7])/[.$J7]" table:style-name="ce8">
            <text:p>15,57</text:p>
          </table:table-cell>
          <table:table-cell office:value-type="float" office:value="15.878980828426791" table:formula="of:=100*([.Z7]-[.$J7])/[.$J7]" table:style-name="ce8">
            <text:p>15,88</text:p>
          </table:table-cell>
          <table:table-cell office:value-type="float" office:value="14.98935052257489" table:formula="of:=100*([.AA7]-[.$J7])/[.$J7]" table:style-name="ce8">
            <text:p>14,99</text:p>
          </table:table-cell>
          <table:table-cell office:value-type="float" office:value="17.886827004829566" table:formula="of:=100*([.AB7]-[.$J7])/[.$J7]" table:style-name="ce8">
            <text:p>17,89</text:p>
          </table:table-cell>
          <table:table-cell office:value-type="float" office:value="15.963928166662184" table:formula="of:=100*([.AC7]-[.$J7])/[.$J7]" table:style-name="ce8">
            <text:p>15,96</text:p>
          </table:table-cell>
          <table:table-cell office:value-type="float" office:value="16.067409469598086" table:formula="of:=100*([.AD7]-[.$J7])/[.$J7]" table:style-name="ce8">
            <text:p>16,07</text:p>
          </table:table-cell>
          <table:table-cell office:value-type="float" office:value="16.839657998983771" table:formula="of:=100*([.AE7]-[.$J7])/[.$J7]" table:style-name="ce8">
            <text:p>16,84</text:p>
          </table:table-cell>
          <table:table-cell office:value-type="float" office:value="15.07738685492702" table:formula="of:=100*([.AF7]-[.$J7])/[.$J7]" table:style-name="ce8">
            <text:p>15,08</text:p>
          </table:table-cell>
          <table:table-cell office:value-type="float" office:value="14.363829213772805" table:formula="of:=100*([.AG7]-[.$J7])/[.$J7]" table:style-name="ce8">
            <text:p>14,36</text:p>
          </table:table-cell>
          <table:table-cell office:value-type="float" office:value="15.089742831397322" table:formula="of:=100*([.AH7]-[.$J7])/[.$J7]" table:style-name="ce8">
            <text:p>15,09</text:p>
          </table:table-cell>
          <table:table-cell office:value-type="float" office:value="15.248826028451226" table:formula="of:=100*([.AI7]-[.$J7])/[.$J7]" table:style-name="ce8">
            <text:p>15,25</text:p>
          </table:table-cell>
          <table:table-cell office:value-type="float" office:value="15.07893135198375" table:formula="of:=100*([.AJ7]-[.$J7])/[.$J7]" table:style-name="ce8">
            <text:p>15,08</text:p>
          </table:table-cell>
          <table:table-cell office:value-type="float" office:value="15.963928166662184" table:formula="of:=100*([.AK7]-[.$J7])/[.$J7]" table:style-name="ce8">
            <text:p>15,96</text:p>
          </table:table-cell>
          <table:table-cell office:value-type="float" office:value="16.696019772516919" table:formula="of:=100*([.AL7]-[.$J7])/[.$J7]" table:style-name="ce8">
            <text:p>16,70</text:p>
          </table:table-cell>
          <table:table-cell office:value-type="float" office:value="16.036519528423966" table:formula="of:=100*([.AM7]-[.$J7])/[.$J7]" table:style-name="ce8">
            <text:p>16,04</text:p>
          </table:table-cell>
          <table:table-cell office:value-type="float" office:value="15.440343663735989" table:formula="of:=100*([.AN7]-[.$J7])/[.$J7]" table:style-name="ce8">
            <text:p>15,44</text:p>
          </table:table-cell>
          <table:table-cell office:value-type="float" office:value="16.42573278723356" table:formula="of:=100*([.AO7]-[.$J7])/[.$J7]" table:style-name="ce8">
            <text:p>16,43</text:p>
          </table:table-cell>
          <table:table-cell office:value-type="float" office:value="16.06277597842131" table:formula="of:=100*([.AP7]-[.$J7])/[.$J7]" table:style-name="ce8">
            <text:p>16,06</text:p>
          </table:table-cell>
          <table:table-cell office:value-type="float" office:value="13.738307904970736" table:formula="of:=100*([.AQ7]-[.$J7])/[.$J7]" table:style-name="ce8">
            <text:p>13,74</text:p>
          </table:table-cell>
          <table:table-cell office:value-type="float" office:value="16.881359419571449" table:formula="of:=100*([.AR7]-[.$J7])/[.$J7]" table:style-name="ce8">
            <text:p>16,88</text:p>
          </table:table-cell>
          <table:table-cell office:value-type="float" office:value="17.939339904830817" table:formula="of:=100*([.AS7]-[.$J7])/[.$J7]" table:style-name="ce8">
            <text:p>17,94</text:p>
          </table:table-cell>
          <table:table-cell office:value-type="float" office:value="15.168512181392622" table:formula="of:=100*([.AT7]-[.$J7])/[.$J7]" table:style-name="ce8">
            <text:p>15,17</text:p>
          </table:table-cell>
          <table:table-cell office:value-type="float" office:value="16.229581660768755" table:formula="of:=100*([.AU7]-[.$J7])/[.$J7]" table:style-name="ce8">
            <text:p>16,23</text:p>
          </table:table-cell>
          <table:table-cell office:value-type="float" office:value="15.060397387279945" table:formula="of:=100*([.AV7]-[.$J7])/[.$J7]" table:style-name="ce8">
            <text:p>15,06</text:p>
          </table:table-cell>
          <table:table-cell office:value-type="float" office:value="15.458877628443089" table:formula="of:=100*([.AW7]-[.$J7])/[.$J7]" table:style-name="ce8">
            <text:p>15,46</text:p>
          </table:table-cell>
          <table:table-cell office:value-type="float" office:value="15.454244137266315" table:formula="of:=100*([.AX7]-[.$J7])/[.$J7]" table:style-name="ce8">
            <text:p>15,45</text:p>
          </table:table-cell>
          <table:table-cell office:value-type="float" office:value="13.261058313812294" table:formula="of:=100*([.AY7]-[.$J7])/[.$J7]" table:style-name="ce8">
            <text:p>13,26</text:p>
          </table:table-cell>
          <table:table-cell office:value-type="float" office:value="16.558559534286854" table:formula="of:=100*([.AZ7]-[.$J7])/[.$J7]" table:style-name="ce8">
            <text:p>16,56</text:p>
          </table:table-cell>
          <table:table-cell office:value-type="float" office:value="14.51827891964995" table:formula="of:=100*([.BA7]-[.$J7])/[.$J7]" table:style-name="ce8">
            <text:p>14,52</text:p>
          </table:table-cell>
          <table:table-cell office:value-type="float" office:value="15.917593254897715" table:formula="of:=100*([.BB7]-[.$J7])/[.$J7]" table:style-name="ce8">
            <text:p>15,92</text:p>
          </table:table-cell>
          <table:table-cell office:value-type="float" office:value="14.099720216722977" table:formula="of:=100*([.BC7]-[.$J7])/[.$J7]" table:style-name="ce8">
            <text:p>14,10</text:p>
          </table:table-cell>
          <table:table-cell office:value-type="float" office:value="16.448900243114153" table:formula="of:=100*([.BD7]-[.$J7])/[.$J7]" table:style-name="ce8">
            <text:p>16,45</text:p>
          </table:table-cell>
          <table:table-cell office:value-type="float" office:value="13.667261040268961" table:formula="of:=100*([.BE7]-[.$J7])/[.$J7]" table:style-name="ce8">
            <text:p>13,67</text:p>
          </table:table-cell>
          <table:table-cell office:value-type="float" office:value="14.492022469652605" table:formula="of:=100*([.BF7]-[.$J7])/[.$J7]" table:style-name="ce8">
            <text:p>14,49</text:p>
          </table:table-cell>
          <table:table-cell office:value-type="float" office:value="15.458877628443089" table:formula="of:=100*([.BG7]-[.$J7])/[.$J7]" table:style-name="ce8">
            <text:p>15,46</text:p>
          </table:table-cell>
          <table:table-cell office:value-type="float" office:value="17.17481386073867" table:formula="of:=100*([.BH7]-[.$J7])/[.$J7]" table:style-name="ce8">
            <text:p>17,17</text:p>
          </table:table-cell>
          <table:table-cell office:value-type="float" office:value="15.911415266664214" table:formula="of:=100*([.BI7]-[.$J7])/[.$J7]" table:style-name="ce8">
            <text:p>15,91</text:p>
          </table:table-cell>
          <table:table-cell office:value-type="float" office:value="17.509969722490272" table:formula="of:=100*([.BJ7]-[.$J7])/[.$J7]" table:style-name="ce8">
            <text:p>17,51</text:p>
          </table:table-cell>
          <table:table-cell office:value-type="float" office:value="13.483465890274442" table:formula="of:=100*([.BK7]-[.$J7])/[.$J7]" table:style-name="ce8">
            <text:p>13,48</text:p>
          </table:table-cell>
          <table:table-cell office:value-type="float" office:value="16.838113501923747" table:formula="of:=100*([.BL7]-[.$J7])/[.$J7]" table:style-name="ce8">
            <text:p>16,84</text:p>
          </table:table-cell>
          <table:table-cell office:value-type="float" office:value="14.47812199612228" table:formula="of:=100*([.BM7]-[.$J7])/[.$J7]" table:style-name="ce8">
            <text:p>14,48</text:p>
          </table:table-cell>
          <table:table-cell office:value-type="float" office:value="16.657407346049276" table:formula="of:=100*([.BN7]-[.$J7])/[.$J7]" table:style-name="ce8">
            <text:p>16,66</text:p>
          </table:table-cell>
          <table:table-cell office:value-type="float" office:value="16.025708049010408" table:formula="of:=100*([.BO7]-[.$J7])/[.$J7]" table:style-name="ce8">
            <text:p>16,03</text:p>
          </table:table-cell>
          <table:table-cell office:value-type="float" office:value="14.360740219656055" table:formula="of:=100*([.BP7]-[.$J7])/[.$J7]" table:style-name="ce8">
            <text:p>14,36</text:p>
          </table:table-cell>
          <table:table-cell office:value-type="float" office:value="16.153901304890208" table:formula="of:=100*([.BQ7]-[.$J7])/[.$J7]" table:style-name="ce8">
            <text:p>16,15</text:p>
          </table:table-cell>
          <table:table-cell office:value-type="float" office:value="13.939092522612333" table:formula="of:=100*([.BR7]-[.$J7])/[.$J7]" table:style-name="ce8">
            <text:p>13,94</text:p>
          </table:table-cell>
          <table:table-cell office:value-type="float" office:value="16.669763322519575" table:formula="of:=100*([.BS7]-[.$J7])/[.$J7]" table:style-name="ce8">
            <text:p>16,67</text:p>
          </table:table-cell>
          <table:table-cell office:value-type="float" office:value="14.428698090241076" table:formula="of:=100*([.BT7]-[.$J7])/[.$J7]" table:style-name="ce8">
            <text:p>14,43</text:p>
          </table:table-cell>
          <table:table-cell office:value-type="float" office:value="14.322127793188411" table:formula="of:=100*([.BU7]-[.$J7])/[.$J7]" table:style-name="ce8">
            <text:p>14,32</text:p>
          </table:table-cell>
          <table:table-cell office:value-type="float" office:value="16.461256219584456" table:formula="of:=100*([.BV7]-[.$J7])/[.$J7]" table:style-name="ce8">
            <text:p>16,46</text:p>
          </table:table-cell>
          <table:table-cell office:value-type="float" office:value="16.584815984287481" table:formula="of:=100*([.BW7]-[.$J7])/[.$J7]" table:style-name="ce8">
            <text:p>16,58</text:p>
          </table:table-cell>
          <table:table-cell office:value-type="float" office:value="15.704452660785835" table:formula="of:=100*([.BX7]-[.$J7])/[.$J7]" table:style-name="ce8">
            <text:p>15,70</text:p>
          </table:table-cell>
          <table:table-cell office:value-type="float" office:value="14.482755487299055" table:formula="of:=100*([.BY7]-[.$J7])/[.$J7]" table:style-name="ce8">
            <text:p>14,48</text:p>
          </table:table-cell>
          <table:table-cell office:value-type="float" office:value="16.175524263714056" table:formula="of:=100*([.BZ7]-[.$J7])/[.$J7]" table:style-name="ce8">
            <text:p>16,18</text:p>
          </table:table-cell>
          <table:table-cell office:value-type="float" office:value="15.255004016684744" table:formula="of:=100*([.CA7]-[.$J7])/[.$J7]" table:style-name="ce8">
            <text:p>15,26</text:p>
          </table:table-cell>
          <table:table-cell office:value-type="float" office:value="15.580892896086091" table:formula="of:=100*([.CB7]-[.$J7])/[.$J7]" table:style-name="ce8">
            <text:p>15,58</text:p>
          </table:table-cell>
          <table:table-cell office:value-type="float" office:value="16.550837048993326" table:formula="of:=100*([.CC7]-[.$J7])/[.$J7]" table:style-name="ce8">
            <text:p>16,55</text:p>
          </table:table-cell>
          <table:table-cell office:value-type="float" office:value="15.508301534324293" table:formula="of:=100*([.CD7]-[.$J7])/[.$J7]" table:style-name="ce8">
            <text:p>15,51</text:p>
          </table:table-cell>
          <table:table-cell office:value-type="float" office:value="14.532179393180273" table:formula="of:=100*([.CE7]-[.$J7])/[.$J7]" table:style-name="ce8">
            <text:p>14,53</text:p>
          </table:table-cell>
          <table:table-cell office:value-type="float" office:value="16.13845633430314" table:formula="of:=100*([.CF7]-[.$J7])/[.$J7]" table:style-name="ce8">
            <text:p>16,14</text:p>
          </table:table-cell>
          <table:table-cell office:value-type="float" office:value="15.705997157845841" table:formula="of:=100*([.CG7]-[.$J7])/[.$J7]" table:style-name="ce8">
            <text:p>15,71</text:p>
          </table:table-cell>
          <table:table-cell office:value-type="float" office:value="16.674396813696351" table:formula="of:=100*([.CH7]-[.$J7])/[.$J7]" table:style-name="ce8">
            <text:p>16,67</text:p>
          </table:table-cell>
          <table:table-cell office:value-type="float" office:value="17.710754340131867" table:formula="of:=100*([.CI7]-[.$J7])/[.$J7]" table:style-name="ce8">
            <text:p>17,71</text:p>
          </table:table-cell>
          <table:table-cell office:value-type="float" office:value="15.211758099040322" table:formula="of:=100*([.CJ7]-[.$J7])/[.$J7]" table:style-name="ce8">
            <text:p>15,21</text:p>
          </table:table-cell>
          <table:table-cell office:value-type="float" office:value="17.951695881297837" table:formula="of:=100*([.CK7]-[.$J7])/[.$J7]" table:style-name="ce8">
            <text:p>17,95</text:p>
          </table:table-cell>
          <table:table-cell office:value-type="float" office:value="13.926736546142029" table:formula="of:=100*([.CL7]-[.$J7])/[.$J7]" table:style-name="ce8">
            <text:p>13,93</text:p>
          </table:table-cell>
          <table:table-cell office:value-type="float" office:value="14.03639583731473" table:formula="of:=100*([.CM7]-[.$J7])/[.$J7]" table:style-name="ce8">
            <text:p>14,04</text:p>
          </table:table-cell>
          <table:table-cell office:value-type="float" office:value="14.919848154933128" table:formula="of:=100*([.CN7]-[.$J7])/[.$J7]" table:style-name="ce8">
            <text:p>14,92</text:p>
          </table:table-cell>
          <table:table-cell office:value-type="float" office:value="16.350052431355014" table:formula="of:=100*([.CO7]-[.$J7])/[.$J7]" table:style-name="ce8">
            <text:p>16,35</text:p>
          </table:table-cell>
          <table:table-cell office:value-type="float" office:value="16.916882851922328" table:formula="of:=100*([.CP7]-[.$J7])/[.$J7]" table:style-name="ce8">
            <text:p>16,92</text:p>
          </table:table-cell>
          <table:table-cell office:value-type="float" office:value="16.252749116652616" table:formula="of:=100*([.CQ7]-[.$J7])/[.$J7]" table:style-name="ce8">
            <text:p>16,25</text:p>
          </table:table-cell>
          <table:table-cell office:value-type="float" office:value="16.348507934295004" table:formula="of:=100*([.CR7]-[.$J7])/[.$J7]" table:style-name="ce8">
            <text:p>16,35</text:p>
          </table:table-cell>
          <table:table-cell office:value-type="float" office:value="15.880525325486815" table:formula="of:=100*([.CS7]-[.$J7])/[.$J7]" table:style-name="ce8">
            <text:p>15,88</text:p>
          </table:table-cell>
          <table:table-cell office:value-type="float" office:value="15.902148284310664" table:formula="of:=100*([.CT7]-[.$J7])/[.$J7]" table:style-name="ce8">
            <text:p>15,90</text:p>
          </table:table-cell>
          <table:table-cell office:value-type="float" office:value="16.000996096069805" table:formula="of:=100*([.CU7]-[.$J7])/[.$J7]" table:style-name="ce8">
            <text:p>16,00</text:p>
          </table:table-cell>
          <table:table-cell office:value-type="float" office:value="15.840368401959157" table:formula="of:=100*([.CV7]-[.$J7])/[.$J7]" table:style-name="ce8">
            <text:p>15,84</text:p>
          </table:table-cell>
          <table:table-cell office:value-type="float" office:value="15.234925554920917" table:formula="of:=100*([.CW7]-[.$J7])/[.$J7]" table:style-name="ce8">
            <text:p>15,23</text:p>
          </table:table-cell>
          <table:table-cell office:value-type="float" office:value="16.510680125465658" table:formula="of:=100*([.CX7]-[.$J7])/[.$J7]" table:style-name="ce8">
            <text:p>16,51</text:p>
          </table:table-cell>
          <table:table-cell office:value-type="float" office:value="16.575549001933929" table:formula="of:=100*([.CY7]-[.$J7])/[.$J7]" table:style-name="ce8">
            <text:p>16,58</text:p>
          </table:table-cell>
          <table:table-cell office:value-type="float" office:value="16.902982378395301" table:formula="of:=100*([.CZ7]-[.$J7])/[.$J7]" table:style-name="ce8">
            <text:p>16,90</text:p>
          </table:table-cell>
          <table:table-cell office:value-type="float" office:value="14.244902940249853" table:formula="of:=100*([.DA7]-[.$J7])/[.$J7]" table:style-name="ce8">
            <text:p>14,24</text:p>
          </table:table-cell>
          <table:table-cell office:value-type="float" office:value="16.186335743124335" table:formula="of:=100*([.DB7]-[.$J7])/[.$J7]" table:style-name="ce8">
            <text:p>16,19</text:p>
          </table:table-cell>
          <table:table-cell office:value-type="float" office:value="14.841078804934545" table:formula="of:=100*([.DC7]-[.$J7])/[.$J7]" table:style-name="ce8">
            <text:p>14,84</text:p>
          </table:table-cell>
          <table:table-cell office:value-type="float" office:value="15.304427922565948" table:formula="of:=100*([.DD7]-[.$J7])/[.$J7]" table:style-name="ce8">
            <text:p>15,30</text:p>
          </table:table-cell>
          <table:table-cell office:value-type="float" office:value="15.109821293161149" table:formula="of:=100*([.DE7]-[.$J7])/[.$J7]" table:style-name="ce8">
            <text:p>15,11</text:p>
          </table:table-cell>
          <table:table-cell office:value-type="float" office:value="15.449610646089541" table:formula="of:=100*([.DF7]-[.$J7])/[.$J7]" table:style-name="ce8">
            <text:p>15,45</text:p>
          </table:table-cell>
          <table:table-cell office:value-type="float" office:value="16.42573278723356" table:formula="of:=100*([.DG7]-[.$J7])/[.$J7]" table:style-name="ce8">
            <text:p>16,43</text:p>
          </table:table-cell>
          <table:table-cell office:value-type="float" office:value="16.546203557816551" table:formula="of:=100*([.DH7]-[.$J7])/[.$J7]" table:style-name="ce8">
            <text:p>16,55</text:p>
          </table:table-cell>
          <table:table-cell office:value-type="float" office:value="16.045786510774235" table:formula="of:=100*([.DI7]-[.$J7])/[.$J7]" table:style-name="ce8">
            <text:p>16,05</text:p>
          </table:table-cell>
          <table:table-cell office:value-type="float" office:value="13.375351096161767" table:formula="of:=100*([.DJ7]-[.$J7])/[.$J7]" table:style-name="ce8">
            <text:p>13,38</text:p>
          </table:table-cell>
          <table:table-cell office:value-type="float" office:value="14.161500099074482" table:formula="of:=100*([.DK7]-[.$J7])/[.$J7]" table:style-name="ce8">
            <text:p>14,16</text:p>
          </table:table-cell>
          <table:table-cell office:value-type="float" office:value="15.301338928449198" table:formula="of:=100*([.DL7]-[.$J7])/[.$J7]" table:style-name="ce8">
            <text:p>15,30</text:p>
          </table:table-cell>
          <table:table-cell office:value-type="float" office:value="14.054929802018535" table:formula="of:=100*([.DM7]-[.$J7])/[.$J7]" table:style-name="ce8">
            <text:p>14,05</text:p>
          </table:table-cell>
          <table:table-cell office:value-type="float" office:value="17.259761198970754" table:formula="of:=100*([.DN7]-[.$J7])/[.$J7]" table:style-name="ce8">
            <text:p>17,26</text:p>
          </table:table-cell>
          <table:table-cell office:value-type="float" office:value="14.397808149066957" table:formula="of:=100*([.DO7]-[.$J7])/[.$J7]" table:style-name="ce8">
            <text:p>14,40</text:p>
          </table:table-cell>
          <table:table-cell office:value-type="float" office:value="15.917593254897715" table:formula="of:=100*([.DP7]-[.$J7])/[.$J7]" table:style-name="ce8">
            <text:p>15,92</text:p>
          </table:table-cell>
          <table:table-cell office:value-type="float" office:value="16.385575863705906" table:formula="of:=100*([.DQ7]-[.$J7])/[.$J7]" table:style-name="ce8">
            <text:p>16,39</text:p>
          </table:table-cell>
          <table:table-cell office:value-type="float" office:value="15.42798768726569" table:formula="of:=100*([.DR7]-[.$J7])/[.$J7]" table:style-name="ce8">
            <text:p>15,43</text:p>
          </table:table-cell>
          <table:table-cell office:value-type="float" office:value="14.688173596117428" table:formula="of:=100*([.DS7]-[.$J7])/[.$J7]" table:style-name="ce8">
            <text:p>14,69</text:p>
          </table:table-cell>
          <table:table-cell office:value-type="float" office:value="17.947062390124341" table:formula="of:=100*([.DT7]-[.$J7])/[.$J7]" table:style-name="ce8">
            <text:p>17,95</text:p>
          </table:table-cell>
          <table:table-cell office:value-type="float" office:value="16.828846519573482" table:formula="of:=100*([.DU7]-[.$J7])/[.$J7]" table:style-name="ce8">
            <text:p>16,83</text:p>
          </table:table-cell>
          <table:table-cell office:value-type="float" office:value="15.199402122570023" table:formula="of:=100*([.DV7]-[.$J7])/[.$J7]" table:style-name="ce8">
            <text:p>15,20</text:p>
          </table:table-cell>
          <table:table-cell office:value-type="float" office:value="16.847380484277299" table:formula="of:=100*([.DW7]-[.$J7])/[.$J7]" table:style-name="ce8">
            <text:p>16,85</text:p>
          </table:table-cell>
          <table:table-cell office:value-type="float" office:value="14.915214663756352" table:formula="of:=100*([.DX7]-[.$J7])/[.$J7]" table:style-name="ce8">
            <text:p>14,92</text:p>
          </table:table-cell>
          <table:table-cell office:value-type="float" office:value="15.512935025501069" table:formula="of:=100*([.DY7]-[.$J7])/[.$J7]" table:style-name="ce8">
            <text:p>15,51</text:p>
          </table:table-cell>
          <table:table-cell office:value-type="float" office:value="17.077510546036272" table:formula="of:=100*([.DZ7]-[.$J7])/[.$J7]" table:style-name="ce8">
            <text:p>17,08</text:p>
          </table:table-cell>
          <table:table-cell office:value-type="float" office:value="16.408743319586485" table:formula="of:=100*([.EA7]-[.$J7])/[.$J7]" table:style-name="ce8">
            <text:p>16,41</text:p>
          </table:table-cell>
          <table:table-cell office:value-type="float" office:value="15.454244137266315" table:formula="of:=100*([.EB7]-[.$J7])/[.$J7]" table:style-name="ce8">
            <text:p>15,45</text:p>
          </table:table-cell>
          <table:table-cell office:value-type="float" office:value="17.883738010712815" table:formula="of:=100*([.EC7]-[.$J7])/[.$J7]" table:style-name="ce8">
            <text:p>17,88</text:p>
          </table:table-cell>
          <table:table-cell office:value-type="float" office:value="13.563779737329765" table:formula="of:=100*([.ED7]-[.$J7])/[.$J7]" table:style-name="ce8">
            <text:p>13,56</text:p>
          </table:table-cell>
          <table:table-cell office:value-type="float" office:value="16.515313616642434" table:formula="of:=100*([.EE7]-[.$J7])/[.$J7]" table:style-name="ce8">
            <text:p>16,52</text:p>
          </table:table-cell>
          <table:table-cell office:value-type="float" office:value="14.95228259316727" table:formula="of:=100*([.EF7]-[.$J7])/[.$J7]" table:style-name="ce8">
            <text:p>14,95</text:p>
          </table:table-cell>
          <table:table-cell office:value-type="float" office:value="17.627351498956511" table:formula="of:=100*([.EG7]-[.$J7])/[.$J7]" table:style-name="ce8">
            <text:p>17,63</text:p>
          </table:table-cell>
          <table:table-cell office:value-type="float" office:value="14.47812199612228" table:formula="of:=100*([.EH7]-[.$J7])/[.$J7]" table:style-name="ce8">
            <text:p>14,48</text:p>
          </table:table-cell>
          <table:table-cell office:value-type="float" office:value="16.720731725457522" table:formula="of:=100*([.EI7]-[.$J7])/[.$J7]" table:style-name="ce8">
            <text:p>16,72</text:p>
          </table:table-cell>
          <table:table-cell office:value-type="float" office:value="15.387830763738036" table:formula="of:=100*([.EJ7]-[.$J7])/[.$J7]" table:style-name="ce8">
            <text:p>15,39</text:p>
          </table:table-cell>
          <table:table-cell office:value-type="float" office:value="14.726786022585072" table:formula="of:=100*([.EK7]-[.$J7])/[.$J7]" table:style-name="ce8">
            <text:p>14,73</text:p>
          </table:table-cell>
          <table:table-cell office:value-type="float" office:value="17.780256707776914" table:formula="of:=100*([.EL7]-[.$J7])/[.$J7]" table:style-name="ce8">
            <text:p>17,78</text:p>
          </table:table-cell>
          <table:table-cell office:value-type="float" office:value="15.279715969625345" table:formula="of:=100*([.EM7]-[.$J7])/[.$J7]" table:style-name="ce8">
            <text:p>15,28</text:p>
          </table:table-cell>
          <table:table-cell office:value-type="float" office:value="13.586947193210358" table:formula="of:=100*([.EN7]-[.$J7])/[.$J7]" table:style-name="ce8">
            <text:p>13,59</text:p>
          </table:table-cell>
          <table:table-cell office:value-type="float" office:value="15.682829701965266" table:formula="of:=100*([.EO7]-[.$J7])/[.$J7]" table:style-name="ce8">
            <text:p>15,68</text:p>
          </table:table-cell>
          <table:table-cell office:value-type="float" office:value="15.67201822255169" table:formula="of:=100*([.EP7]-[.$J7])/[.$J7]" table:style-name="ce8">
            <text:p>15,67</text:p>
          </table:table-cell>
          <table:table-cell office:value-type="float" office:value="14.241813946129804" table:formula="of:=100*([.EQ7]-[.$J7])/[.$J7]" table:style-name="ce8">
            <text:p>14,24</text:p>
          </table:table-cell>
          <table:table-cell office:value-type="float" office:value="16.118377872539313" table:formula="of:=100*([.ER7]-[.$J7])/[.$J7]" table:style-name="ce8">
            <text:p>16,12</text:p>
          </table:table-cell>
          <table:table-cell office:value-type="float" office:value="14.69280708729092" table:formula="of:=100*([.ES7]-[.$J7])/[.$J7]" table:style-name="ce8">
            <text:p>14,69</text:p>
          </table:table-cell>
          <table:table-cell office:value-type="float" office:value="14.668095134350319" table:formula="of:=100*([.ET7]-[.$J7])/[.$J7]" table:style-name="ce8">
            <text:p>14,67</text:p>
          </table:table-cell>
          <table:table-cell office:value-type="float" office:value="13.770742343204864" table:formula="of:=100*([.EU7]-[.$J7])/[.$J7]" table:style-name="ce8">
            <text:p>13,77</text:p>
          </table:table-cell>
          <table:table-cell office:value-type="float" office:value="15.718353134316159" table:formula="of:=100*([.EV7]-[.$J7])/[.$J7]" table:style-name="ce8">
            <text:p>15,72</text:p>
          </table:table-cell>
          <table:table-cell office:value-type="float" office:value="14.915214663756352" table:formula="of:=100*([.EW7]-[.$J7])/[.$J7]" table:style-name="ce8">
            <text:p>14,92</text:p>
          </table:table-cell>
          <table:table-cell office:value-type="float" office:value="16.668218825459551" table:formula="of:=100*([.EX7]-[.$J7])/[.$J7]" table:style-name="ce8">
            <text:p>16,67</text:p>
          </table:table-cell>
          <table:table-cell office:value-type="float" office:value="16.746988175458149" table:formula="of:=100*([.EY7]-[.$J7])/[.$J7]" table:style-name="ce8">
            <text:p>16,75</text:p>
          </table:table-cell>
          <table:table-cell office:value-type="float" office:value="16.998741196037678" table:formula="of:=100*([.EZ7]-[.$J7])/[.$J7]" table:style-name="ce8">
            <text:p>17,00</text:p>
          </table:table-cell>
          <table:table-cell office:value-type="float" office:value="16.614161428404856" table:formula="of:=100*([.FA7]-[.$J7])/[.$J7]" table:style-name="ce8">
            <text:p>16,61</text:p>
          </table:table-cell>
          <table:table-cell office:value-type="float" office:value="16.533847581346251" table:formula="of:=100*([.FB7]-[.$J7])/[.$J7]" table:style-name="ce8">
            <text:p>16,53</text:p>
          </table:table-cell>
          <table:table-cell office:value-type="float" office:value="16.957039775449999" table:formula="of:=100*([.FC7]-[.$J7])/[.$J7]" table:style-name="ce8">
            <text:p>16,96</text:p>
          </table:table-cell>
          <table:table-cell office:value-type="float" office:value="16.268194087239682" table:formula="of:=100*([.FD7]-[.$J7])/[.$J7]" table:style-name="ce8">
            <text:p>16,27</text:p>
          </table:table-cell>
          <table:table-cell office:value-type="float" office:value="16.266649590179657" table:formula="of:=100*([.FE7]-[.$J7])/[.$J7]" table:style-name="ce8">
            <text:p>16,27</text:p>
          </table:table-cell>
          <table:table-cell office:value-type="float" office:value="14.220190987309238" table:formula="of:=100*([.FF7]-[.$J7])/[.$J7]" table:style-name="ce8">
            <text:p>14,22</text:p>
          </table:table-cell>
          <table:table-cell office:value-type="float" office:value="16.396387343116182" table:formula="of:=100*([.FG7]-[.$J7])/[.$J7]" table:style-name="ce8">
            <text:p>16,40</text:p>
          </table:table-cell>
          <table:table-cell office:value-type="float" office:value="14.34375075200898" table:formula="of:=100*([.FH7]-[.$J7])/[.$J7]" table:style-name="ce8">
            <text:p>14,34</text:p>
          </table:table-cell>
          <table:table-cell office:value-type="float" office:value="14.104353707899753" table:formula="of:=100*([.FI7]-[.$J7])/[.$J7]" table:style-name="ce8">
            <text:p>14,10</text:p>
          </table:table-cell>
          <table:table-cell office:value-type="float" office:value="16.30371751959056" table:formula="of:=100*([.FJ7]-[.$J7])/[.$J7]" table:style-name="ce8">
            <text:p>16,30</text:p>
          </table:table-cell>
          <table:table-cell office:value-type="float" office:value="16.867458946041126" table:formula="of:=100*([.FK7]-[.$J7])/[.$J7]" table:style-name="ce8">
            <text:p>16,87</text:p>
          </table:table-cell>
          <table:table-cell office:value-type="float" office:value="16.201780713711386" table:formula="of:=100*([.FL7]-[.$J7])/[.$J7]" table:style-name="ce8">
            <text:p>16,20</text:p>
          </table:table-cell>
          <table:table-cell office:value-type="float" office:value="16.717642731340757" table:formula="of:=100*([.FM7]-[.$J7])/[.$J7]" table:style-name="ce8">
            <text:p>16,72</text:p>
          </table:table-cell>
          <table:table-cell office:value-type="float" office:value="15.231836560804151" table:formula="of:=100*([.FN7]-[.$J7])/[.$J7]" table:style-name="ce8">
            <text:p>15,23</text:p>
          </table:table-cell>
          <table:table-cell office:value-type="float" office:value="15.264270999038294" table:formula="of:=100*([.FO7]-[.$J7])/[.$J7]" table:style-name="ce8">
            <text:p>15,26</text:p>
          </table:table-cell>
          <table:table-cell office:value-type="float" office:value="15.806389466665006" table:formula="of:=100*([.FP7]-[.$J7])/[.$J7]" table:style-name="ce8">
            <text:p>15,81</text:p>
          </table:table-cell>
          <table:table-cell office:value-type="float" office:value="14.502833949062898" table:formula="of:=100*([.FQ7]-[.$J7])/[.$J7]" table:style-name="ce8">
            <text:p>14,50</text:p>
          </table:table-cell>
          <table:table-cell office:value-type="float" office:value="16.666674328402827" table:formula="of:=100*([.FR7]-[.$J7])/[.$J7]" table:style-name="ce8">
            <text:p>16,67</text:p>
          </table:table-cell>
          <table:table-cell office:value-type="float" office:value="12.95524789617477" table:formula="of:=100*([.FS7]-[.$J7])/[.$J7]" table:style-name="ce8">
            <text:p>12,96</text:p>
          </table:table-cell>
          <table:table-cell office:value-type="float" office:value="16.80722356074963" table:formula="of:=100*([.FT7]-[.$J7])/[.$J7]" table:style-name="ce8">
            <text:p>16,81</text:p>
          </table:table-cell>
          <table:table-cell office:value-type="float" office:value="13.985427434373502" table:formula="of:=100*([.FU7]-[.$J7])/[.$J7]" table:style-name="ce8">
            <text:p>13,99</text:p>
          </table:table-cell>
          <table:table-cell office:value-type="float" office:value="16.427277284293584" table:formula="of:=100*([.FV7]-[.$J7])/[.$J7]" table:style-name="ce8">
            <text:p>16,43</text:p>
          </table:table-cell>
          <table:table-cell office:value-type="float" office:value="16.051964499011032" table:formula="of:=100*([.FW7]-[.$J7])/[.$J7]" table:style-name="ce8">
            <text:p>16,05</text:p>
          </table:table-cell>
          <table:table-cell office:value-type="float" office:value="16.91379385780558" table:formula="of:=100*([.FX7]-[.$J7])/[.$J7]" table:style-name="ce8">
            <text:p>16,91</text:p>
          </table:table-cell>
          <table:table-cell office:value-type="float" office:value="16.127644854889581" table:formula="of:=100*([.FY7]-[.$J7])/[.$J7]" table:style-name="ce8">
            <text:p>16,13</text:p>
          </table:table-cell>
          <table:table-cell office:value-type="float" office:value="15.675107216671737" table:formula="of:=100*([.FZ7]-[.$J7])/[.$J7]" table:style-name="ce8">
            <text:p>15,68</text:p>
          </table:table-cell>
          <table:table-cell office:value-type="float" office:value="17.869837537185774" table:formula="of:=100*([.GA7]-[.$J7])/[.$J7]" table:style-name="ce8">
            <text:p>17,87</text:p>
          </table:table-cell>
          <table:table-cell office:value-type="float" office:value="15.834190413725642" table:formula="of:=100*([.GB7]-[.$J7])/[.$J7]" table:style-name="ce8">
            <text:p>15,83</text:p>
          </table:table-cell>
          <table:table-cell office:value-type="float" office:value="15.505212540204262" table:formula="of:=100*([.GC7]-[.$J7])/[.$J7]" table:style-name="ce8">
            <text:p>15,51</text:p>
          </table:table-cell>
          <table:table-cell office:value-type="float" office:value="18.385699554815158" table:formula="of:=100*([.GD7]-[.$J7])/[.$J7]" table:style-name="ce8">
            <text:p>18,39</text:p>
          </table:table-cell>
          <table:table-cell office:value-type="float" office:value="15.480500587266942" table:formula="of:=100*([.GE7]-[.$J7])/[.$J7]" table:style-name="ce8">
            <text:p>15,48</text:p>
          </table:table-cell>
          <table:table-cell office:value-type="float" office:value="16.041153019600742" table:formula="of:=100*([.GF7]-[.$J7])/[.$J7]" table:style-name="ce8">
            <text:p>16,04</text:p>
          </table:table-cell>
          <table:table-cell office:value-type="float" office:value="16.275916572533205" table:formula="of:=100*([.GG7]-[.$J7])/[.$J7]" table:style-name="ce8">
            <text:p>16,28</text:p>
          </table:table-cell>
          <table:table-cell office:value-type="float" office:value="16.428821781350326" table:formula="of:=100*([.GH7]-[.$J7])/[.$J7]" table:style-name="ce8">
            <text:p>16,43</text:p>
          </table:table-cell>
          <table:table-cell office:value-type="float" office:value="13.783098319675178" table:formula="of:=100*([.GI7]-[.$J7])/[.$J7]" table:style-name="ce8">
            <text:p>13,78</text:p>
          </table:table-cell>
          <table:table-cell office:value-type="float" office:value="16.175524263714056" table:formula="of:=100*([.GJ7]-[.$J7])/[.$J7]" table:style-name="ce8">
            <text:p>16,18</text:p>
          </table:table-cell>
          <table:table-cell office:value-type="float" office:value="16.393298348999434" table:formula="of:=100*([.GK7]-[.$J7])/[.$J7]" table:style-name="ce8">
            <text:p>16,39</text:p>
          </table:table-cell>
          <table:table-cell office:value-type="float" office:value="17.800335169540741" table:formula="of:=100*([.GL7]-[.$J7])/[.$J7]" table:style-name="ce8">
            <text:p>17,80</text:p>
          </table:table-cell>
          <table:table-cell office:value-type="float" office:value="15.131444251981719" table:formula="of:=100*([.GM7]-[.$J7])/[.$J7]" table:style-name="ce8">
            <text:p>15,13</text:p>
          </table:table-cell>
          <table:table-cell office:value-type="float" office:value="16.099843907832213" table:formula="of:=100*([.GN7]-[.$J7])/[.$J7]" table:style-name="ce8">
            <text:p>16,10</text:p>
          </table:table-cell>
          <table:table-cell office:value-type="float" office:value="16.453533734290929" table:formula="of:=100*([.GO7]-[.$J7])/[.$J7]" table:style-name="ce8">
            <text:p>16,45</text:p>
          </table:table-cell>
          <table:table-cell table:number-columns-repeated="16187"/>
        </table:table-row>
        <table:table-row table:style-name="ro2">
          <table:table-cell office:value-type="string" table:style-name="ce2">
            <text:p>instance07</text:p>
          </table:table-cell>
          <table:table-cell office:value-type="float" office:value="5.229106704055817" table:formula="of:=[.F16]-[.I16]" table:style-name="ce5">
            <text:p>5,229107</text:p>
          </table:table-cell>
          <table:table-cell office:value-type="float" office:value="7.9973223570816492" table:formula="of:=MAX([.$K16:.GP16])" table:style-name="ce6">
            <text:p>8,00</text:p>
          </table:table-cell>
          <table:table-cell office:value-type="float" office:value="3.5492749430091775" table:formula="of:=MIN([.$K16:.GN16])" table:style-name="ce6">
            <text:p>3,55</text:p>
          </table:table-cell>
          <table:table-cell office:value-type="float" office:value="7.1220422029365578" table:formula="of:=[.F16]+[.I16]" table:style-name="ce5">
            <text:p>7,122042</text:p>
          </table:table-cell>
          <table:table-cell office:value-type="float" office:value="6.1755744534961874" table:formula="of:=AVERAGE([.$K16:.GO16])" table:style-name="ce6">
            <text:p>6,18</text:p>
          </table:table-cell>
          <table:table-cell table:number-columns-repeated="2" table:style-name="ce8"/>
          <table:table-cell office:value-type="float" office:value="0.94646774944037038" table:formula="of:=STDEV([.$K16:.GO16])" table:style-name="ce6">
            <text:p>0,95</text:p>
          </table:table-cell>
          <table:table-cell table:style-name="ce11"/>
          <table:table-cell office:value-type="float" office:value="5.7169050219789561" table:formula="of:=100*([.K8]-[.$J8])/[.$J8]" table:style-name="ce8">
            <text:p>5,72</text:p>
          </table:table-cell>
          <table:table-cell office:value-type="float" office:value="7.112647316732108" table:formula="of:=100*([.L8]-[.$J8])/[.$J8]" table:style-name="ce8">
            <text:p>7,11</text:p>
          </table:table-cell>
          <table:table-cell office:value-type="float" office:value="6.7919085570770621" table:formula="of:=100*([.M8]-[.$J8])/[.$J8]" table:style-name="ce8">
            <text:p>6,79</text:p>
          </table:table-cell>
          <table:table-cell office:value-type="float" office:value="6.8905974061970934" table:formula="of:=100*([.N8]-[.$J8])/[.$J8]" table:style-name="ce8">
            <text:p>6,89</text:p>
          </table:table-cell>
          <table:table-cell office:value-type="float" office:value="4.7335411324994157" table:formula="of:=100*([.O8]-[.$J8])/[.$J8]" table:style-name="ce8">
            <text:p>4,73</text:p>
          </table:table-cell>
          <table:table-cell office:value-type="float" office:value="6.8976466097085094" table:formula="of:=100*([.P8]-[.$J8])/[.$J8]" table:style-name="ce8">
            <text:p>6,90</text:p>
          </table:table-cell>
          <table:table-cell office:value-type="float" office:value="6.6932197079570139" table:formula="of:=100*([.Q8]-[.$J8])/[.$J8]" table:style-name="ce8">
            <text:p>6,69</text:p>
          </table:table-cell>
          <table:table-cell office:value-type="float" office:value="5.498379713204625" table:formula="of:=100*([.R8]-[.$J8])/[.$J8]" table:style-name="ce8">
            <text:p>5,50</text:p>
          </table:table-cell>
          <table:table-cell office:value-type="float" office:value="6.622727672862748" table:formula="of:=100*([.S8]-[.$J8])/[.$J8]" table:style-name="ce8">
            <text:p>6,62</text:p>
          </table:table-cell>
          <table:table-cell office:value-type="float" office:value="7.7329772255079865" table:formula="of:=100*([.T8]-[.$J8])/[.$J8]" table:style-name="ce8">
            <text:p>7,73</text:p>
          </table:table-cell>
          <table:table-cell office:value-type="float" office:value="5.8790367026818542" table:formula="of:=100*([.U8]-[.$J8])/[.$J8]" table:style-name="ce8">
            <text:p>5,88</text:p>
          </table:table-cell>
          <table:table-cell office:value-type="float" office:value="6.1751032500519178" table:formula="of:=100*([.V8]-[.$J8])/[.$J8]" table:style-name="ce8">
            <text:p>6,18</text:p>
          </table:table-cell>
          <table:table-cell office:value-type="float" office:value="5.5371503325024909" table:formula="of:=100*([.W8]-[.$J8])/[.$J8]" table:style-name="ce8">
            <text:p>5,54</text:p>
          </table:table-cell>
          <table:table-cell office:value-type="float" office:value="5.0719029009180954" table:formula="of:=100*([.X8]-[.$J8])/[.$J8]" table:style-name="ce8">
            <text:p>5,07</text:p>
          </table:table-cell>
          <table:table-cell office:value-type="float" office:value="6.5945308588270306" table:formula="of:=100*([.Y8]-[.$J8])/[.$J8]" table:style-name="ce8">
            <text:p>6,59</text:p>
          </table:table-cell>
          <table:table-cell office:value-type="float" office:value="6.2173984711104673" table:formula="of:=100*([.Z8]-[.$J8])/[.$J8]" table:style-name="ce8">
            <text:p>6,22</text:p>
          </table:table-cell>
          <table:table-cell office:value-type="float" office:value="6.3513333377776497" table:formula="of:=100*([.AA8]-[.$J8])/[.$J8]" table:style-name="ce8">
            <text:p>6,35</text:p>
          </table:table-cell>
          <table:table-cell office:value-type="float" office:value="5.3538710412752932" table:formula="of:=100*([.AB8]-[.$J8])/[.$J8]" table:style-name="ce8">
            <text:p>5,35</text:p>
          </table:table-cell>
          <table:table-cell office:value-type="float" office:value="5.649937588645356" table:formula="of:=100*([.AC8]-[.$J8])/[.$J8]" table:style-name="ce8">
            <text:p>5,65</text:p>
          </table:table-cell>
          <table:table-cell office:value-type="float" office:value="6.7425641325170291" table:formula="of:=100*([.AD8]-[.$J8])/[.$J8]" table:style-name="ce8">
            <text:p>6,74</text:p>
          </table:table-cell>
          <table:table-cell office:value-type="float" office:value="6.2385460816347846" table:formula="of:=100*([.AE8]-[.$J8])/[.$J8]" table:style-name="ce8">
            <text:p>6,24</text:p>
          </table:table-cell>
          <table:table-cell office:value-type="float" office:value="6.4006777623376649" table:formula="of:=100*([.AF8]-[.$J8])/[.$J8]" table:style-name="ce8">
            <text:p>6,40</text:p>
          </table:table-cell>
          <table:table-cell office:value-type="float" office:value="5.9812501535625699" table:formula="of:=100*([.AG8]-[.$J8])/[.$J8]" table:style-name="ce8">
            <text:p>5,98</text:p>
          </table:table-cell>
          <table:table-cell office:value-type="float" office:value="6.6015800623384484" table:formula="of:=100*([.AH8]-[.$J8])/[.$J8]" table:style-name="ce8">
            <text:p>6,60</text:p>
          </table:table-cell>
          <table:table-cell office:value-type="float" office:value="5.8896105079440044" table:formula="of:=100*([.AI8]-[.$J8])/[.$J8]" table:style-name="ce8">
            <text:p>5,89</text:p>
          </table:table-cell>
          <table:table-cell office:value-type="float" office:value="5.5336257307517585" table:formula="of:=100*([.AJ8]-[.$J8])/[.$J8]" table:style-name="ce8">
            <text:p>5,53</text:p>
          </table:table-cell>
          <table:table-cell office:value-type="float" office:value="7.542648730769371" table:formula="of:=100*([.AK8]-[.$J8])/[.$J8]" table:style-name="ce8">
            <text:p>7,54</text:p>
          </table:table-cell>
          <table:table-cell office:value-type="float" office:value="6.6121538676005969" table:formula="of:=100*([.AL8]-[.$J8])/[.$J8]" table:style-name="ce8">
            <text:p>6,61</text:p>
          </table:table-cell>
          <table:table-cell office:value-type="float" office:value="6.710842716720629" table:formula="of:=100*([.AM8]-[.$J8])/[.$J8]" table:style-name="ce8">
            <text:p>6,71</text:p>
          </table:table-cell>
          <table:table-cell office:value-type="float" office:value="6.7601871412905963" table:formula="of:=100*([.AN8]-[.$J8])/[.$J8]" table:style-name="ce8">
            <text:p>6,76</text:p>
          </table:table-cell>
          <table:table-cell office:value-type="float" office:value="6.7214165219827775" table:formula="of:=100*([.AO8]-[.$J8])/[.$J8]" table:style-name="ce8">
            <text:p>6,72</text:p>
          </table:table-cell>
          <table:table-cell office:value-type="float" office:value="6.5945308588270306" table:formula="of:=100*([.AP8]-[.$J8])/[.$J8]" table:style-name="ce8">
            <text:p>6,59</text:p>
          </table:table-cell>
          <table:table-cell office:value-type="float" office:value="6.079939002682619" table:formula="of:=100*([.AQ8]-[.$J8])/[.$J8]" table:style-name="ce8">
            <text:p>6,08</text:p>
          </table:table-cell>
          <table:table-cell office:value-type="float" office:value="7.2042869623407411" table:formula="of:=100*([.AR8]-[.$J8])/[.$J8]" table:style-name="ce8">
            <text:p>7,20</text:p>
          </table:table-cell>
          <table:table-cell office:value-type="float" office:value="4.7159181237258485" table:formula="of:=100*([.AS8]-[.$J8])/[.$J8]" table:style-name="ce8">
            <text:p>4,72</text:p>
          </table:table-cell>
          <table:table-cell office:value-type="float" office:value="5.2128869710966939" table:formula="of:=100*([.AT8]-[.$J8])/[.$J8]" table:style-name="ce8">
            <text:p>5,21</text:p>
          </table:table-cell>
          <table:table-cell office:value-type="float" office:value="6.8024823623392123" table:formula="of:=100*([.AU8]-[.$J8])/[.$J8]" table:style-name="ce8">
            <text:p>6,80</text:p>
          </table:table-cell>
          <table:table-cell office:value-type="float" office:value="7.3241234219950231" table:formula="of:=100*([.AV8]-[.$J8])/[.$J8]" table:style-name="ce8">
            <text:p>7,32</text:p>
          </table:table-cell>
          <table:table-cell office:value-type="float" office:value="6.418300771111249" table:formula="of:=100*([.AW8]-[.$J8])/[.$J8]" table:style-name="ce8">
            <text:p>6,42</text:p>
          </table:table-cell>
          <table:table-cell office:value-type="float" office:value="7.0668274939228253" table:formula="of:=100*([.AX8]-[.$J8])/[.$J8]" table:style-name="ce8">
            <text:p>7,07</text:p>
          </table:table-cell>
          <table:table-cell office:value-type="float" office:value="6.1610048430390352" table:formula="of:=100*([.AY8]-[.$J8])/[.$J8]" table:style-name="ce8">
            <text:p>6,16</text:p>
          </table:table-cell>
          <table:table-cell office:value-type="float" office:value="5.5265765272403415" table:formula="of:=100*([.AZ8]-[.$J8])/[.$J8]" table:style-name="ce8">
            <text:p>5,53</text:p>
          </table:table-cell>
          <table:table-cell office:value-type="float" office:value="4.2259984798564876" table:formula="of:=100*([.BA8]-[.$J8])/[.$J8]" table:style-name="ce8">
            <text:p>4,23</text:p>
          </table:table-cell>
          <table:table-cell office:value-type="float" office:value="6.4112515675998329" table:formula="of:=100*([.BB8]-[.$J8])/[.$J8]" table:style-name="ce8">
            <text:p>6,41</text:p>
          </table:table-cell>
          <table:table-cell office:value-type="float" office:value="5.6710851991696734" table:formula="of:=100*([.BC8]-[.$J8])/[.$J8]" table:style-name="ce8">
            <text:p>5,67</text:p>
          </table:table-cell>
          <table:table-cell office:value-type="float" office:value="6.1539556395276183" table:formula="of:=100*([.BD8]-[.$J8])/[.$J8]" table:style-name="ce8">
            <text:p>6,15</text:p>
          </table:table-cell>
          <table:table-cell office:value-type="float" office:value="6.5275634254934296" table:formula="of:=100*([.BE8]-[.$J8])/[.$J8]" table:style-name="ce8">
            <text:p>6,53</text:p>
          </table:table-cell>
          <table:table-cell office:value-type="float" office:value="4.8991974149530471" table:formula="of:=100*([.BF8]-[.$J8])/[.$J8]" table:style-name="ce8">
            <text:p>4,90</text:p>
          </table:table-cell>
          <table:table-cell office:value-type="float" office:value="5.9495287377661699" table:formula="of:=100*([.BG8]-[.$J8])/[.$J8]" table:style-name="ce8">
            <text:p>5,95</text:p>
          </table:table-cell>
          <table:table-cell office:value-type="float" office:value="7.0139584676021265" table:formula="of:=100*([.BH8]-[.$J8])/[.$J8]" table:style-name="ce8">
            <text:p>7,01</text:p>
          </table:table-cell>
          <table:table-cell office:value-type="float" office:value="7.9973223570816492" table:formula="of:=100*([.BI8]-[.$J8])/[.$J8]" table:style-name="ce8">
            <text:p>8,00</text:p>
          </table:table-cell>
          <table:table-cell office:value-type="float" office:value="6.6333014781248956" table:formula="of:=100*([.BJ8]-[.$J8])/[.$J8]" table:style-name="ce8">
            <text:p>6,63</text:p>
          </table:table-cell>
          <table:table-cell office:value-type="float" office:value="7.4087138641021895" table:formula="of:=100*([.BK8]-[.$J8])/[.$J8]" table:style-name="ce8">
            <text:p>7,41</text:p>
          </table:table-cell>
          <table:table-cell office:value-type="float" office:value="5.4278876781202925" table:formula="of:=100*([.BL8]-[.$J8])/[.$J8]" table:style-name="ce8">
            <text:p>5,43</text:p>
          </table:table-cell>
          <table:table-cell office:value-type="float" office:value="6.0869882061940359" table:formula="of:=100*([.BM8]-[.$J8])/[.$J8]" table:style-name="ce8">
            <text:p>6,09</text:p>
          </table:table-cell>
          <table:table-cell office:value-type="float" office:value="6.079939002682619" table:formula="of:=100*([.BN8]-[.$J8])/[.$J8]" table:style-name="ce8">
            <text:p>6,08</text:p>
          </table:table-cell>
          <table:table-cell office:value-type="float" office:value="6.6438752833870467" table:formula="of:=100*([.BO8]-[.$J8])/[.$J8]" table:style-name="ce8">
            <text:p>6,64</text:p>
          </table:table-cell>
          <table:table-cell office:value-type="float" office:value="5.9248565254911369" table:formula="of:=100*([.BP8]-[.$J8])/[.$J8]" table:style-name="ce8">
            <text:p>5,92</text:p>
          </table:table-cell>
          <table:table-cell office:value-type="float" office:value="5.29395281145311" table:formula="of:=100*([.BQ8]-[.$J8])/[.$J8]" table:style-name="ce8">
            <text:p>5,29</text:p>
          </table:table-cell>
          <table:table-cell office:value-type="float" office:value="3.5492749430091775" table:formula="of:=100*([.BR8]-[.$J8])/[.$J8]" table:style-name="ce8">
            <text:p>3,55</text:p>
          </table:table-cell>
          <table:table-cell office:value-type="float" office:value="4.930918830739496" table:formula="of:=100*([.BS8]-[.$J8])/[.$J8]" table:style-name="ce8">
            <text:p>4,93</text:p>
          </table:table-cell>
          <table:table-cell office:value-type="float" office:value="6.1328080290033187" table:formula="of:=100*([.BT8]-[.$J8])/[.$J8]" table:style-name="ce8">
            <text:p>6,13</text:p>
          </table:table-cell>
          <table:table-cell office:value-type="float" office:value="6.2949397097062167" table:formula="of:=100*([.BU8]-[.$J8])/[.$J8]" table:style-name="ce8">
            <text:p>6,29</text:p>
          </table:table-cell>
          <table:table-cell office:value-type="float" office:value="5.5688717482889398" table:formula="of:=100*([.BV8]-[.$J8])/[.$J8]" table:style-name="ce8">
            <text:p>5,57</text:p>
          </table:table-cell>
          <table:table-cell office:value-type="float" office:value="5.7028066149660734" table:formula="of:=100*([.BW8]-[.$J8])/[.$J8]" table:style-name="ce8">
            <text:p>5,70</text:p>
          </table:table-cell>
          <table:table-cell office:value-type="float" office:value="7.4968289079600714" table:formula="of:=100*([.BX8]-[.$J8])/[.$J8]" table:style-name="ce8">
            <text:p>7,50</text:p>
          </table:table-cell>
          <table:table-cell office:value-type="float" office:value="5.974200950051153" table:formula="of:=100*([.BY8]-[.$J8])/[.$J8]" table:style-name="ce8">
            <text:p>5,97</text:p>
          </table:table-cell>
          <table:table-cell office:value-type="float" office:value="5.424363076359608" table:formula="of:=100*([.BZ8]-[.$J8])/[.$J8]" table:style-name="ce8">
            <text:p>5,42</text:p>
          </table:table-cell>
          <table:table-cell office:value-type="float" office:value="7.0774012991849755" table:formula="of:=100*([.CA8]-[.$J8])/[.$J8]" table:style-name="ce8">
            <text:p>7,08</text:p>
          </table:table-cell>
          <table:table-cell office:value-type="float" office:value="7.3100250149721884" table:formula="of:=100*([.CB8]-[.$J8])/[.$J8]" table:style-name="ce8">
            <text:p>7,31</text:p>
          </table:table-cell>
          <table:table-cell office:value-type="float" office:value="7.0033846623399754" table:formula="of:=100*([.CC8]-[.$J8])/[.$J8]" table:style-name="ce8">
            <text:p>7,00</text:p>
          </table:table-cell>
          <table:table-cell office:value-type="float" office:value="4.2436214886300538" table:formula="of:=100*([.CD8]-[.$J8])/[.$J8]" table:style-name="ce8">
            <text:p>4,24</text:p>
          </table:table-cell>
          <table:table-cell office:value-type="float" office:value="6.9716632465535282" table:formula="of:=100*([.CE8]-[.$J8])/[.$J8]" table:style-name="ce8">
            <text:p>6,97</text:p>
          </table:table-cell>
          <table:table-cell office:value-type="float" office:value="7.4016646605907725" table:formula="of:=100*([.CF8]-[.$J8])/[.$J8]" table:style-name="ce8">
            <text:p>7,40</text:p>
          </table:table-cell>
          <table:table-cell office:value-type="float" office:value="6.3160873202305163" table:formula="of:=100*([.CG8]-[.$J8])/[.$J8]" table:style-name="ce8">
            <text:p>6,32</text:p>
          </table:table-cell>
          <table:table-cell office:value-type="float" office:value="6.1151850202297524" table:formula="of:=100*([.CH8]-[.$J8])/[.$J8]" table:style-name="ce8">
            <text:p>6,12</text:p>
          </table:table-cell>
          <table:table-cell office:value-type="float" office:value="3.774849455294925" table:formula="of:=100*([.CI8]-[.$J8])/[.$J8]" table:style-name="ce8">
            <text:p>3,77</text:p>
          </table:table-cell>
          <table:table-cell office:value-type="float" office:value="6.5945308588270306" table:formula="of:=100*([.CJ8]-[.$J8])/[.$J8]" table:style-name="ce8">
            <text:p>6,59</text:p>
          </table:table-cell>
          <table:table-cell office:value-type="float" office:value="7.8633874904144676" table:formula="of:=100*([.CK8]-[.$J8])/[.$J8]" table:style-name="ce8">
            <text:p>7,86</text:p>
          </table:table-cell>
          <table:table-cell office:value-type="float" office:value="6.7284657254941953" table:formula="of:=100*([.CL8]-[.$J8])/[.$J8]" table:style-name="ce8">
            <text:p>6,73</text:p>
          </table:table-cell>
          <table:table-cell office:value-type="float" office:value="6.5874816553155959" table:formula="of:=100*([.CM8]-[.$J8])/[.$J8]" table:style-name="ce8">
            <text:p>6,59</text:p>
          </table:table-cell>
          <table:table-cell office:value-type="float" office:value="6.3478087360169662" table:formula="of:=100*([.CN8]-[.$J8])/[.$J8]" table:style-name="ce8">
            <text:p>6,35</text:p>
          </table:table-cell>
          <table:table-cell office:value-type="float" office:value="6.5205142219820136" table:formula="of:=100*([.CO8]-[.$J8])/[.$J8]" table:style-name="ce8">
            <text:p>6,52</text:p>
          </table:table-cell>
          <table:table-cell office:value-type="float" office:value="5.6323145798717897" table:formula="of:=100*([.CP8]-[.$J8])/[.$J8]" table:style-name="ce8">
            <text:p>5,63</text:p>
          </table:table-cell>
          <table:table-cell office:value-type="float" office:value="6.4958420097069824" table:formula="of:=100*([.CQ8]-[.$J8])/[.$J8]" table:style-name="ce8">
            <text:p>6,50</text:p>
          </table:table-cell>
          <table:table-cell office:value-type="float" office:value="6.1786278518026503" table:formula="of:=100*([.CR8]-[.$J8])/[.$J8]" table:style-name="ce8">
            <text:p>6,18</text:p>
          </table:table-cell>
          <table:table-cell office:value-type="float" office:value="6.7425641325170291" table:formula="of:=100*([.CS8]-[.$J8])/[.$J8]" table:style-name="ce8">
            <text:p>6,74</text:p>
          </table:table-cell>
          <table:table-cell office:value-type="float" office:value="6.2667428956705011" table:formula="of:=100*([.CT8]-[.$J8])/[.$J8]" table:style-name="ce8">
            <text:p>6,27</text:p>
          </table:table-cell>
          <table:table-cell office:value-type="float" office:value="5.2587067939059766" table:formula="of:=100*([.CU8]-[.$J8])/[.$J8]" table:style-name="ce8">
            <text:p>5,26</text:p>
          </table:table-cell>
          <table:table-cell office:value-type="float" office:value="3.7325542342463263" table:formula="of:=100*([.CV8]-[.$J8])/[.$J8]" table:style-name="ce8">
            <text:p>3,73</text:p>
          </table:table-cell>
          <table:table-cell office:value-type="float" office:value="6.9892862553270936" table:formula="of:=100*([.CW8]-[.$J8])/[.$J8]" table:style-name="ce8">
            <text:p>6,99</text:p>
          </table:table-cell>
          <table:table-cell office:value-type="float" office:value="7.7400264290094514" table:formula="of:=100*([.CX8]-[.$J8])/[.$J8]" table:style-name="ce8">
            <text:p>7,74</text:p>
          </table:table-cell>
          <table:table-cell office:value-type="float" office:value="6.4887928061955646" table:formula="of:=100*([.CY8]-[.$J8])/[.$J8]" table:style-name="ce8">
            <text:p>6,49</text:p>
          </table:table-cell>
          <table:table-cell office:value-type="float" office:value="6.2843659044440674" table:formula="of:=100*([.CZ8]-[.$J8])/[.$J8]" table:style-name="ce8">
            <text:p>6,28</text:p>
          </table:table-cell>
          <table:table-cell office:value-type="float" office:value="7.8351906763787502" table:formula="of:=100*([.DA8]-[.$J8])/[.$J8]" table:style-name="ce8">
            <text:p>7,84</text:p>
          </table:table-cell>
          <table:table-cell office:value-type="float" office:value="4.9696894500473308" table:formula="of:=100*([.DB8]-[.$J8])/[.$J8]" table:style-name="ce8">
            <text:p>4,97</text:p>
          </table:table-cell>
          <table:table-cell office:value-type="float" office:value="3.8136200745927908" table:formula="of:=100*([.DC8]-[.$J8])/[.$J8]" table:style-name="ce8">
            <text:p>3,81</text:p>
          </table:table-cell>
          <table:table-cell office:value-type="float" office:value="5.6816590044318227" table:formula="of:=100*([.DD8]-[.$J8])/[.$J8]" table:style-name="ce8">
            <text:p>5,68</text:p>
          </table:table-cell>
          <table:table-cell office:value-type="float" office:value="7.3241234219950231" table:formula="of:=100*([.DE8]-[.$J8])/[.$J8]" table:style-name="ce8">
            <text:p>7,32</text:p>
          </table:table-cell>
          <table:table-cell office:value-type="float" office:value="5.1282965289895452" table:formula="of:=100*([.DF8]-[.$J8])/[.$J8]" table:style-name="ce8">
            <text:p>5,13</text:p>
          </table:table-cell>
          <table:table-cell office:value-type="float" office:value="5.6605113939075062" table:formula="of:=100*([.DG8]-[.$J8])/[.$J8]" table:style-name="ce8">
            <text:p>5,66</text:p>
          </table:table-cell>
          <table:table-cell office:value-type="float" office:value="4.3035397184621704" table:formula="of:=100*([.DH8]-[.$J8])/[.$J8]" table:style-name="ce8">
            <text:p>4,30</text:p>
          </table:table-cell>
          <table:table-cell office:value-type="float" office:value="6.1151850202297524" table:formula="of:=100*([.DI8]-[.$J8])/[.$J8]" table:style-name="ce8">
            <text:p>6,12</text:p>
          </table:table-cell>
          <table:table-cell office:value-type="float" office:value="5.0260830781088126" table:formula="of:=100*([.DJ8]-[.$J8])/[.$J8]" table:style-name="ce8">
            <text:p>5,03</text:p>
          </table:table-cell>
          <table:table-cell office:value-type="float" office:value="6.330185727243399" table:formula="of:=100*([.DK8]-[.$J8])/[.$J8]" table:style-name="ce8">
            <text:p>6,33</text:p>
          </table:table-cell>
          <table:table-cell office:value-type="float" office:value="5.4384614833824418" table:formula="of:=100*([.DL8]-[.$J8])/[.$J8]" table:style-name="ce8">
            <text:p>5,44</text:p>
          </table:table-cell>
          <table:table-cell office:value-type="float" office:value="7.1196965202335747" table:formula="of:=100*([.DM8]-[.$J8])/[.$J8]" table:style-name="ce8">
            <text:p>7,12</text:p>
          </table:table-cell>
          <table:table-cell office:value-type="float" office:value="4.1237850289857052" table:formula="of:=100*([.DN8]-[.$J8])/[.$J8]" table:style-name="ce8">
            <text:p>4,12</text:p>
          </table:table-cell>
          <table:table-cell office:value-type="float" office:value="7.1091227149714245" table:formula="of:=100*([.DO8]-[.$J8])/[.$J8]" table:style-name="ce8">
            <text:p>7,11</text:p>
          </table:table-cell>
          <table:table-cell office:value-type="float" office:value="7.5461733325201035" table:formula="of:=100*([.DP8]-[.$J8])/[.$J8]" table:style-name="ce8">
            <text:p>7,55</text:p>
          </table:table-cell>
          <table:table-cell office:value-type="float" office:value="5.5723963500496243" table:formula="of:=100*([.DQ8]-[.$J8])/[.$J8]" table:style-name="ce8">
            <text:p>5,57</text:p>
          </table:table-cell>
          <table:table-cell office:value-type="float" office:value="6.0693651974204696" table:formula="of:=100*([.DR8]-[.$J8])/[.$J8]" table:style-name="ce8">
            <text:p>6,07</text:p>
          </table:table-cell>
          <table:table-cell office:value-type="float" office:value="5.6605113939075062" table:formula="of:=100*([.DS8]-[.$J8])/[.$J8]" table:style-name="ce8">
            <text:p>5,66</text:p>
          </table:table-cell>
          <table:table-cell office:value-type="float" office:value="5.7133804202282228" table:formula="of:=100*([.DT8]-[.$J8])/[.$J8]" table:style-name="ce8">
            <text:p>5,71</text:p>
          </table:table-cell>
          <table:table-cell office:value-type="float" office:value="5.7486264377654051" table:formula="of:=100*([.DU8]-[.$J8])/[.$J8]" table:style-name="ce8">
            <text:p>5,75</text:p>
          </table:table-cell>
          <table:table-cell office:value-type="float" office:value="5.1705917500480947" table:formula="of:=100*([.DV8]-[.$J8])/[.$J8]" table:style-name="ce8">
            <text:p>5,17</text:p>
          </table:table-cell>
          <table:table-cell office:value-type="float" office:value="5.4666582974181583" table:formula="of:=100*([.DW8]-[.$J8])/[.$J8]" table:style-name="ce8">
            <text:p>5,47</text:p>
          </table:table-cell>
          <table:table-cell office:value-type="float" office:value="5.4419860851331752" table:formula="of:=100*([.DX8]-[.$J8])/[.$J8]" table:style-name="ce8">
            <text:p>5,44</text:p>
          </table:table-cell>
          <table:table-cell office:value-type="float" office:value="5.068378299167362" table:formula="of:=100*([.DY8]-[.$J8])/[.$J8]" table:style-name="ce8">
            <text:p>5,07</text:p>
          </table:table-cell>
          <table:table-cell office:value-type="float" office:value="6.8694497956727938" table:formula="of:=100*([.DZ8]-[.$J8])/[.$J8]" table:style-name="ce8">
            <text:p>6,87</text:p>
          </table:table-cell>
          <table:table-cell office:value-type="float" office:value="7.5814193500672378" table:formula="of:=100*([.EA8]-[.$J8])/[.$J8]" table:style-name="ce8">
            <text:p>7,58</text:p>
          </table:table-cell>
          <table:table-cell office:value-type="float" office:value="7.0914997061978573" table:formula="of:=100*([.EB8]-[.$J8])/[.$J8]" table:style-name="ce8">
            <text:p>7,09</text:p>
          </table:table-cell>
          <table:table-cell office:value-type="float" office:value="5.8085446675975216" table:formula="of:=100*([.EC8]-[.$J8])/[.$J8]" table:style-name="ce8">
            <text:p>5,81</text:p>
          </table:table-cell>
          <table:table-cell office:value-type="float" office:value="5.5653471465382074" table:formula="of:=100*([.ED8]-[.$J8])/[.$J8]" table:style-name="ce8">
            <text:p>5,57</text:p>
          </table:table-cell>
          <table:table-cell office:value-type="float" office:value="7.6695343939251197" table:formula="of:=100*([.EE8]-[.$J8])/[.$J8]" table:style-name="ce8">
            <text:p>7,67</text:p>
          </table:table-cell>
          <table:table-cell office:value-type="float" office:value="3.7325542342463263" table:formula="of:=100*([.EF8]-[.$J8])/[.$J8]" table:style-name="ce8">
            <text:p>3,73</text:p>
          </table:table-cell>
          <table:table-cell office:value-type="float" office:value="5.5582979430267905" table:formula="of:=100*([.EG8]-[.$J8])/[.$J8]" table:style-name="ce8">
            <text:p>5,56</text:p>
          </table:table-cell>
          <table:table-cell office:value-type="float" office:value="7.6483867834008201" table:formula="of:=100*([.EH8]-[.$J8])/[.$J8]" table:style-name="ce8">
            <text:p>7,65</text:p>
          </table:table-cell>
          <table:table-cell office:value-type="float" office:value="6.8729743974235262" table:formula="of:=100*([.EI8]-[.$J8])/[.$J8]" table:style-name="ce8">
            <text:p>6,87</text:p>
          </table:table-cell>
          <table:table-cell office:value-type="float" office:value="7.2078115641014247" table:formula="of:=100*([.EJ8]-[.$J8])/[.$J8]" table:style-name="ce8">
            <text:p>7,21</text:p>
          </table:table-cell>
          <table:table-cell office:value-type="float" office:value="6.4006777623376649" table:formula="of:=100*([.EK8]-[.$J8])/[.$J8]" table:style-name="ce8">
            <text:p>6,40</text:p>
          </table:table-cell>
          <table:table-cell office:value-type="float" office:value="6.9610894412913593" table:formula="of:=100*([.EL8]-[.$J8])/[.$J8]" table:style-name="ce8">
            <text:p>6,96</text:p>
          </table:table-cell>
          <table:table-cell office:value-type="float" office:value="6.1116604184690679" table:formula="of:=100*([.EM8]-[.$J8])/[.$J8]" table:style-name="ce8">
            <text:p>6,11</text:p>
          </table:table-cell>
          <table:table-cell office:value-type="float" office:value="6.7707609465527439" table:formula="of:=100*([.EN8]-[.$J8])/[.$J8]" table:style-name="ce8">
            <text:p>6,77</text:p>
          </table:table-cell>
          <table:table-cell office:value-type="float" office:value="6.3231365237419332" table:formula="of:=100*([.EO8]-[.$J8])/[.$J8]" table:style-name="ce8">
            <text:p>6,32</text:p>
          </table:table-cell>
          <table:table-cell office:value-type="float" office:value="7.4545336869015211" table:formula="of:=100*([.EP8]-[.$J8])/[.$J8]" table:style-name="ce8">
            <text:p>7,45</text:p>
          </table:table-cell>
          <table:table-cell office:value-type="float" office:value="7.0033846623399754" table:formula="of:=100*([.EQ8]-[.$J8])/[.$J8]" table:style-name="ce8">
            <text:p>7,00</text:p>
          </table:table-cell>
          <table:table-cell office:value-type="float" office:value="6.6438752833870467" table:formula="of:=100*([.ER8]-[.$J8])/[.$J8]" table:style-name="ce8">
            <text:p>6,64</text:p>
          </table:table-cell>
          <table:table-cell office:value-type="float" office:value="5.7944462605746878" table:formula="of:=100*([.ES8]-[.$J8])/[.$J8]" table:style-name="ce8">
            <text:p>5,79</text:p>
          </table:table-cell>
          <table:table-cell office:value-type="float" office:value="7.4933043062093381" table:formula="of:=100*([.ET8]-[.$J8])/[.$J8]" table:style-name="ce8">
            <text:p>7,49</text:p>
          </table:table-cell>
          <table:table-cell office:value-type="float" office:value="6.7954331588277954" table:formula="of:=100*([.EU8]-[.$J8])/[.$J8]" table:style-name="ce8">
            <text:p>6,80</text:p>
          </table:table-cell>
          <table:table-cell office:value-type="float" office:value="5.7345280307525224" table:formula="of:=100*([.EV8]-[.$J8])/[.$J8]" table:style-name="ce8">
            <text:p>5,73</text:p>
          </table:table-cell>
          <table:table-cell office:value-type="float" office:value="6.0764144009318857" table:formula="of:=100*([.EW8]-[.$J8])/[.$J8]" table:style-name="ce8">
            <text:p>6,08</text:p>
          </table:table-cell>
          <table:table-cell office:value-type="float" office:value="6.7496133360184949" table:formula="of:=100*([.EX8]-[.$J8])/[.$J8]" table:style-name="ce8">
            <text:p>6,75</text:p>
          </table:table-cell>
          <table:table-cell office:value-type="float" office:value="6.1469064360162013" table:formula="of:=100*([.EY8]-[.$J8])/[.$J8]" table:style-name="ce8">
            <text:p>6,15</text:p>
          </table:table-cell>
          <table:table-cell office:value-type="float" office:value="5.3115758202167429" table:formula="of:=100*([.EZ8]-[.$J8])/[.$J8]" table:style-name="ce8">
            <text:p>5,31</text:p>
          </table:table-cell>
          <table:table-cell office:value-type="float" office:value="5.5653471465382074" table:formula="of:=100*([.FA8]-[.$J8])/[.$J8]" table:style-name="ce8">
            <text:p>5,57</text:p>
          </table:table-cell>
          <table:table-cell office:value-type="float" office:value="6.8130561676013617" table:formula="of:=100*([.FB8]-[.$J8])/[.$J8]" table:style-name="ce8">
            <text:p>6,81</text:p>
          </table:table-cell>
          <table:table-cell office:value-type="float" office:value="5.7169050219789561" table:formula="of:=100*([.FC8]-[.$J8])/[.$J8]" table:style-name="ce8">
            <text:p>5,72</text:p>
          </table:table-cell>
          <table:table-cell office:value-type="float" office:value="5.3151004219774274" table:formula="of:=100*([.FD8]-[.$J8])/[.$J8]" table:style-name="ce8">
            <text:p>5,32</text:p>
          </table:table-cell>
          <table:table-cell office:value-type="float" office:value="7.2254345728650406" table:formula="of:=100*([.FE8]-[.$J8])/[.$J8]" table:style-name="ce8">
            <text:p>7,23</text:p>
          </table:table-cell>
          <table:table-cell office:value-type="float" office:value="4.035669985117873" table:formula="of:=100*([.FF8]-[.$J8])/[.$J8]" table:style-name="ce8">
            <text:p>4,04</text:p>
          </table:table-cell>
          <table:table-cell office:value-type="float" office:value="6.4147761693505654" table:formula="of:=100*([.FG8]-[.$J8])/[.$J8]" table:style-name="ce8">
            <text:p>6,41</text:p>
          </table:table-cell>
          <table:table-cell office:value-type="float" office:value="5.2023131658345445" table:formula="of:=100*([.FH8]-[.$J8])/[.$J8]" table:style-name="ce8">
            <text:p>5,20</text:p>
          </table:table-cell>
          <table:table-cell office:value-type="float" office:value="6.911745016721393" table:formula="of:=100*([.FI8]-[.$J8])/[.$J8]" table:style-name="ce8">
            <text:p>6,91</text:p>
          </table:table-cell>
          <table:table-cell office:value-type="float" office:value="7.2959266079593066" table:formula="of:=100*([.FJ8]-[.$J8])/[.$J8]" table:style-name="ce8">
            <text:p>7,30</text:p>
          </table:table-cell>
          <table:table-cell office:value-type="float" office:value="6.4006777623376649" table:formula="of:=100*([.FK8]-[.$J8])/[.$J8]" table:style-name="ce8">
            <text:p>6,40</text:p>
          </table:table-cell>
          <table:table-cell office:value-type="float" office:value="7.7188788184851518" table:formula="of:=100*([.FL8]-[.$J8])/[.$J8]" table:style-name="ce8">
            <text:p>7,72</text:p>
          </table:table-cell>
          <table:table-cell office:value-type="float" office:value="7.2289591746257242" table:formula="of:=100*([.FM8]-[.$J8])/[.$J8]" table:style-name="ce8">
            <text:p>7,23</text:p>
          </table:table-cell>
          <table:table-cell office:value-type="float" office:value="5.4948551114538917" table:formula="of:=100*([.FN8]-[.$J8])/[.$J8]" table:style-name="ce8">
            <text:p>5,49</text:p>
          </table:table-cell>
          <table:table-cell office:value-type="float" office:value="6.7284657254941953" table:formula="of:=100*([.FO8]-[.$J8])/[.$J8]" table:style-name="ce8">
            <text:p>6,73</text:p>
          </table:table-cell>
          <table:table-cell office:value-type="float" office:value="6.4077269658490819" table:formula="of:=100*([.FP8]-[.$J8])/[.$J8]" table:style-name="ce8">
            <text:p>6,41</text:p>
          </table:table-cell>
          <table:table-cell office:value-type="float" office:value="5.9213319237304534" table:formula="of:=100*([.FQ8]-[.$J8])/[.$J8]" table:style-name="ce8">
            <text:p>5,92</text:p>
          </table:table-cell>
          <table:table-cell office:value-type="float" office:value="5.910758118468304" table:formula="of:=100*([.FR8]-[.$J8])/[.$J8]" table:style-name="ce8">
            <text:p>5,91</text:p>
          </table:table-cell>
          <table:table-cell office:value-type="float" office:value="4.9238696272380302" table:formula="of:=100*([.FS8]-[.$J8])/[.$J8]" table:style-name="ce8">
            <text:p>4,92</text:p>
          </table:table-cell>
          <table:table-cell office:value-type="float" office:value="6.1328080290033187" table:formula="of:=100*([.FT8]-[.$J8])/[.$J8]" table:style-name="ce8">
            <text:p>6,13</text:p>
          </table:table-cell>
          <table:table-cell office:value-type="float" office:value="7.1937131570785908" table:formula="of:=100*([.FU8]-[.$J8])/[.$J8]" table:style-name="ce8">
            <text:p>7,19</text:p>
          </table:table-cell>
          <table:table-cell office:value-type="float" office:value="7.5602717395429382" table:formula="of:=100*([.FV8]-[.$J8])/[.$J8]" table:style-name="ce8">
            <text:p>7,56</text:p>
          </table:table-cell>
          <table:table-cell office:value-type="float" office:value="7.7365018272587189" table:formula="of:=100*([.FW8]-[.$J8])/[.$J8]" table:style-name="ce8">
            <text:p>7,74</text:p>
          </table:table-cell>
          <table:table-cell office:value-type="float" office:value="6.6473998851477312" table:formula="of:=100*([.FX8]-[.$J8])/[.$J8]" table:style-name="ce8">
            <text:p>6,65</text:p>
          </table:table-cell>
          <table:table-cell office:value-type="float" office:value="5.8437906851347039" table:formula="of:=100*([.FY8]-[.$J8])/[.$J8]" table:style-name="ce8">
            <text:p>5,84</text:p>
          </table:table-cell>
          <table:table-cell office:value-type="float" office:value="5.7133804202282228" table:formula="of:=100*([.FZ8]-[.$J8])/[.$J8]" table:style-name="ce8">
            <text:p>5,71</text:p>
          </table:table-cell>
          <table:table-cell office:value-type="float" office:value="5.7592002430275553" table:formula="of:=100*([.GA8]-[.$J8])/[.$J8]" table:style-name="ce8">
            <text:p>5,76</text:p>
          </table:table-cell>
          <table:table-cell office:value-type="float" office:value="4.493868213200785" table:formula="of:=100*([.GB8]-[.$J8])/[.$J8]" table:style-name="ce8">
            <text:p>4,49</text:p>
          </table:table-cell>
          <table:table-cell office:value-type="float" office:value="5.5970685623246563" table:formula="of:=100*([.GC8]-[.$J8])/[.$J8]" table:style-name="ce8">
            <text:p>5,60</text:p>
          </table:table-cell>
          <table:table-cell office:value-type="float" office:value="6.6932197079570139" table:formula="of:=100*([.GD8]-[.$J8])/[.$J8]" table:style-name="ce8">
            <text:p>6,69</text:p>
          </table:table-cell>
          <table:table-cell office:value-type="float" office:value="5.5265765272403415" table:formula="of:=100*([.GE8]-[.$J8])/[.$J8]" table:style-name="ce8">
            <text:p>5,53</text:p>
          </table:table-cell>
          <table:table-cell office:value-type="float" office:value="4.7723117517972993" table:formula="of:=100*([.GF8]-[.$J8])/[.$J8]" table:style-name="ce8">
            <text:p>4,77</text:p>
          </table:table-cell>
          <table:table-cell office:value-type="float" office:value="4.3387857359993527" table:formula="of:=100*([.GG8]-[.$J8])/[.$J8]" table:style-name="ce8">
            <text:p>4,34</text:p>
          </table:table-cell>
          <table:table-cell office:value-type="float" office:value="6.5874816553155959" table:formula="of:=100*([.GH8]-[.$J8])/[.$J8]" table:style-name="ce8">
            <text:p>6,59</text:p>
          </table:table-cell>
          <table:table-cell office:value-type="float" office:value="5.8578890921575377" table:formula="of:=100*([.GI8]-[.$J8])/[.$J8]" table:style-name="ce8">
            <text:p>5,86</text:p>
          </table:table-cell>
          <table:table-cell office:value-type="float" office:value="6.6650228939212965" table:formula="of:=100*([.GJ8]-[.$J8])/[.$J8]" table:style-name="ce8">
            <text:p>6,67</text:p>
          </table:table-cell>
          <table:table-cell office:value-type="float" office:value="6.4817436026841468" table:formula="of:=100*([.GK8]-[.$J8])/[.$J8]" table:style-name="ce8">
            <text:p>6,48</text:p>
          </table:table-cell>
          <table:table-cell office:value-type="float" office:value="7.2783035991857403" table:formula="of:=100*([.GL8]-[.$J8])/[.$J8]" table:style-name="ce8">
            <text:p>7,28</text:p>
          </table:table-cell>
          <table:table-cell office:value-type="float" office:value="4.2823921079279197" table:formula="of:=100*([.GM8]-[.$J8])/[.$J8]" table:style-name="ce8">
            <text:p>4,28</text:p>
          </table:table-cell>
          <table:table-cell office:value-type="float" office:value="6.7531379377791785" table:formula="of:=100*([.GN8]-[.$J8])/[.$J8]" table:style-name="ce8">
            <text:p>6,75</text:p>
          </table:table-cell>
          <table:table-cell office:value-type="float" office:value="6.418300771111249" table:formula="of:=100*([.GO8]-[.$J8])/[.$J8]" table:style-name="ce8">
            <text:p>6,42</text:p>
          </table:table-cell>
          <table:table-cell table:number-columns-repeated="16187"/>
        </table:table-row>
        <table:table-row table:number-rows-repeated="1048560" table:style-name="ro2">
          <table:table-cell table:number-columns-repeated="16384"/>
        </table:table-row>
      </table:table>
      <table:table table:name="Foglio1" table:style-name="ta3">
        <table:table-column table:style-name="co1" table:default-cell-style-name="ce1"/>
        <table:table-column table:style-name="co6" table:number-columns-repeated="4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7" table:default-cell-style-name="ce1"/>
        <table:table-column table:style-name="co3" table:number-columns-repeated="16374" table:default-cell-style-name="ce1"/>
        <table:table-row table:style-name="ro1">
          <table:table-cell table:style-name="ce1"/>
          <table:table-cell office:value-type="string" table:style-name="ce4">
            <text:p>Apertura</text:p>
          </table:table-cell>
          <table:table-cell office:value-type="string" table:style-name="ce4">
            <text:p>Max</text:p>
          </table:table-cell>
          <table:table-cell office:value-type="string" table:style-name="ce4">
            <text:p>Min</text:p>
          </table:table-cell>
          <table:table-cell office:value-type="string" table:style-name="ce4">
            <text:p>Chiusura</text:p>
          </table:table-cell>
          <table:table-cell office:value-type="string" table:style-name="ce4">
            <text:p>Media</text:p>
          </table:table-cell>
          <table:table-cell table:number-columns-repeated="2" table:style-name="ce1"/>
          <table:table-cell office:value-type="string" table:style-name="ce4">
            <text:p>Dev std</text:p>
          </table:table-cell>
          <table:table-cell office:value-type="string" table:style-name="ce9">
            <text:p>Benchmark</text:p>
          </table:table-cell>
          <table:table-cell office:value-type="string" table:style-name="ce12">
            <text:p>Results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instance01</text:p>
          </table:table-cell>
          <table:table-cell office:value-type="float" office:value="157.16966500254088" table:formula="of:=[.F2]-[.I2]" table:style-name="ce5">
            <text:p>157,169665</text:p>
          </table:table-cell>
          <table:table-cell office:value-type="float" office:value="157.34860883797" table:formula="of:=MAX([.$K2:.GO2])" table:style-name="ce5">
            <text:p>157,348609</text:p>
          </table:table-cell>
          <table:table-cell office:value-type="float" office:value="157.05892" table:formula="of:=MIN([.$K2:.GN2])" table:style-name="ce5">
            <text:p>157,058920</text:p>
          </table:table-cell>
          <table:table-cell office:value-type="float" office:value="157.27659212166182" table:formula="of:=[.F2]+[.I2]" table:style-name="ce5">
            <text:p>157,276592</text:p>
          </table:table-cell>
          <table:table-cell office:value-type="float" office:value="157.22312856210135" table:formula="of:=AVERAGE([.$K2:.GO2])" table:style-name="ce5">
            <text:p>157,223129</text:p>
          </table:table-cell>
          <table:table-cell table:number-columns-repeated="2" table:style-name="ce7"/>
          <table:table-cell office:value-type="float" office:value="5.3463559560456668E-2" table:formula="of:=STDEV([.$K2:.GO2])" table:style-name="ce5">
            <text:p>0,053464</text:p>
          </table:table-cell>
          <table:table-cell office:value-type="float" office:value="157.03273300000001" table:style-name="ce10">
            <text:p>157,032733</text:p>
          </table:table-cell>
          <table:table-cell office:value-type="float" office:value="157.27332242226001" table:style-name="ce13">
            <text:p>157,273322</text:p>
          </table:table-cell>
          <table:table-cell office:value-type="float" office:value="157.29950900163999" table:style-name="ce13">
            <text:p>157,299509</text:p>
          </table:table-cell>
          <table:table-cell office:value-type="float" office:value="157.30278232405999" table:style-name="ce13">
            <text:p>157,302782</text:p>
          </table:table-cell>
          <table:table-cell office:value-type="float" office:value="157.30932896889999" table:style-name="ce13">
            <text:p>157,309329</text:p>
          </table:table-cell>
          <table:table-cell office:value-type="float" office:value="157.26022913257" table:style-name="ce13">
            <text:p>157,260229</text:p>
          </table:table-cell>
          <table:table-cell office:value-type="float" office:value="157.18330605565001" table:style-name="ce13">
            <text:p>157,183306</text:p>
          </table:table-cell>
          <table:table-cell office:value-type="float" office:value="157.26677577741" table:style-name="ce13">
            <text:p>157,266776</text:p>
          </table:table-cell>
          <table:table-cell office:value-type="float" office:value="157.19476268412001" table:style-name="ce13">
            <text:p>157,194763</text:p>
          </table:table-cell>
          <table:table-cell office:value-type="float" office:value="157.25368248773" table:style-name="ce13">
            <text:p>157,253682</text:p>
          </table:table-cell>
          <table:table-cell office:value-type="float" office:value="157.14075286415999" table:style-name="ce13">
            <text:p>157,140753</text:p>
          </table:table-cell>
          <table:table-cell office:value-type="float" office:value="157.23731587560999" table:style-name="ce13">
            <text:p>157,237316</text:p>
          </table:table-cell>
          <table:table-cell office:value-type="float" office:value="157.18166939444001" table:style-name="ce13">
            <text:p>157,181669</text:p>
          </table:table-cell>
          <table:table-cell office:value-type="float" office:value="157.22422258591999" table:style-name="ce13">
            <text:p>157,224223</text:p>
          </table:table-cell>
          <table:table-cell office:value-type="float" office:value="157.28477905074001" table:style-name="ce13">
            <text:p>157,284779</text:p>
          </table:table-cell>
          <table:table-cell office:value-type="float" office:value="157.22422258591999" table:style-name="ce13">
            <text:p>157,224223</text:p>
          </table:table-cell>
          <table:table-cell office:value-type="float" office:value="157.17184942717" table:style-name="ce13">
            <text:p>157,171849</text:p>
          </table:table-cell>
          <table:table-cell office:value-type="float" office:value="157.19148936170001" table:style-name="ce13">
            <text:p>157,191489</text:p>
          </table:table-cell>
          <table:table-cell office:value-type="float" office:value="157.28314238953001" table:style-name="ce13">
            <text:p>157,283142</text:p>
          </table:table-cell>
          <table:table-cell office:value-type="float" office:value="157.30114566284999" table:style-name="ce13">
            <text:p>157,301146</text:p>
          </table:table-cell>
          <table:table-cell office:value-type="float" office:value="157.18003273322" table:style-name="ce13">
            <text:p>157,180033</text:p>
          </table:table-cell>
          <table:table-cell office:value-type="float" office:value="157.21440261865999" table:style-name="ce13">
            <text:p>157,214403</text:p>
          </table:table-cell>
          <table:table-cell office:value-type="float" office:value="157.31260229132999" table:style-name="ce13">
            <text:p>157,312602</text:p>
          </table:table-cell>
          <table:table-cell office:value-type="float" office:value="157.19148936170001" table:style-name="ce13">
            <text:p>157,191489</text:p>
          </table:table-cell>
          <table:table-cell office:value-type="float" office:value="157.18003273322" table:style-name="ce13">
            <text:p>157,180033</text:p>
          </table:table-cell>
          <table:table-cell office:value-type="float" office:value="157.26022913257" table:style-name="ce13">
            <text:p>157,260229</text:p>
          </table:table-cell>
          <table:table-cell office:value-type="float" office:value="157.25368248773" table:style-name="ce13">
            <text:p>157,253682</text:p>
          </table:table-cell>
          <table:table-cell office:value-type="float" office:value="157.17512274959" table:style-name="ce13">
            <text:p>157,175123</text:p>
          </table:table-cell>
          <table:table-cell office:value-type="float" office:value="157.19803600655001" table:style-name="ce13">
            <text:p>157,198036</text:p>
          </table:table-cell>
          <table:table-cell office:value-type="float" office:value="157.21440261865999" table:style-name="ce13">
            <text:p>157,214403</text:p>
          </table:table-cell>
          <table:table-cell office:value-type="float" office:value="157.11292962357001" table:style-name="ce13">
            <text:p>157,112930</text:p>
          </table:table-cell>
          <table:table-cell office:value-type="float" office:value="157.17184942717" table:style-name="ce13">
            <text:p>157,171849</text:p>
          </table:table-cell>
          <table:table-cell office:value-type="float" office:value="157.21276595744999" table:style-name="ce13">
            <text:p>157,212766</text:p>
          </table:table-cell>
          <table:table-cell office:value-type="float" office:value="157.16530278232" table:style-name="ce13">
            <text:p>157,165303</text:p>
          </table:table-cell>
          <table:table-cell office:value-type="float" office:value="157.19148936170001" table:style-name="ce13">
            <text:p>157,191489</text:p>
          </table:table-cell>
          <table:table-cell office:value-type="float" office:value="157.15220949264" table:style-name="ce13">
            <text:p>157,152209</text:p>
          </table:table-cell>
          <table:table-cell office:value-type="float" office:value="157.05892" table:style-name="ce13">
            <text:p>157,058920</text:p>
          </table:table-cell>
          <table:table-cell office:value-type="float" office:value="157.28805237316001" table:style-name="ce13">
            <text:p>157,288052</text:p>
          </table:table-cell>
          <table:table-cell office:value-type="float" office:value="157.11783960720001" table:style-name="ce13">
            <text:p>157,117840</text:p>
          </table:table-cell>
          <table:table-cell office:value-type="float" office:value="157.22749590834999" table:style-name="ce13">
            <text:p>157,227496</text:p>
          </table:table-cell>
          <table:table-cell office:value-type="float" office:value="157.20130932897001" table:style-name="ce13">
            <text:p>157,201309</text:p>
          </table:table-cell>
          <table:table-cell office:value-type="float" office:value="157.21931260228999" table:style-name="ce13">
            <text:p>157,219313</text:p>
          </table:table-cell>
          <table:table-cell office:value-type="float" office:value="157.19476268412001" table:style-name="ce13">
            <text:p>157,194763</text:p>
          </table:table-cell>
          <table:table-cell office:value-type="float" office:value="157.22913256955999" table:style-name="ce13">
            <text:p>157,229133</text:p>
          </table:table-cell>
          <table:table-cell office:value-type="float" office:value="157.20294599018001" table:style-name="ce13">
            <text:p>157,202946</text:p>
          </table:table-cell>
          <table:table-cell office:value-type="float" office:value="157.19803600655001" table:style-name="ce13">
            <text:p>157,198036</text:p>
          </table:table-cell>
          <table:table-cell office:value-type="float" office:value="157.21276595744999" table:style-name="ce13">
            <text:p>157,212766</text:p>
          </table:table-cell>
          <table:table-cell office:value-type="float" office:value="157.32569558101" table:style-name="ce13">
            <text:p>157,325696</text:p>
          </table:table-cell>
          <table:table-cell office:value-type="float" office:value="157.28477905074001" table:style-name="ce13">
            <text:p>157,284779</text:p>
          </table:table-cell>
          <table:table-cell office:value-type="float" office:value="157.27168576105001" table:style-name="ce13">
            <text:p>157,271686</text:p>
          </table:table-cell>
          <table:table-cell office:value-type="float" office:value="157.26677577741" table:style-name="ce13">
            <text:p>157,266776</text:p>
          </table:table-cell>
          <table:table-cell office:value-type="float" office:value="157.24222585925" table:style-name="ce13">
            <text:p>157,242226</text:p>
          </table:table-cell>
          <table:table-cell office:value-type="float" office:value="157.20621931260001" table:style-name="ce13">
            <text:p>157,206219</text:p>
          </table:table-cell>
          <table:table-cell office:value-type="float" office:value="157.17348608838" table:style-name="ce13">
            <text:p>157,173486</text:p>
          </table:table-cell>
          <table:table-cell office:value-type="float" office:value="157.27495908347001" table:style-name="ce13">
            <text:p>157,274959</text:p>
          </table:table-cell>
          <table:table-cell office:value-type="float" office:value="157.2651391162" table:style-name="ce13">
            <text:p>157,265139</text:p>
          </table:table-cell>
          <table:table-cell office:value-type="float" office:value="157.24058919804" table:style-name="ce13">
            <text:p>157,240589</text:p>
          </table:table-cell>
          <table:table-cell office:value-type="float" office:value="157.28641571195001" table:style-name="ce13">
            <text:p>157,286416</text:p>
          </table:table-cell>
          <table:table-cell office:value-type="float" office:value="157.23076923076999" table:style-name="ce13">
            <text:p>157,230769</text:p>
          </table:table-cell>
          <table:table-cell office:value-type="float" office:value="157.22749590834999" table:style-name="ce13">
            <text:p>157,227496</text:p>
          </table:table-cell>
          <table:table-cell office:value-type="float" office:value="157.21931260228999" table:style-name="ce13">
            <text:p>157,219313</text:p>
          </table:table-cell>
          <table:table-cell office:value-type="float" office:value="157.18494271686001" table:style-name="ce13">
            <text:p>157,184943</text:p>
          </table:table-cell>
          <table:table-cell office:value-type="float" office:value="157.19312602291001" table:style-name="ce13">
            <text:p>157,193126</text:p>
          </table:table-cell>
          <table:table-cell office:value-type="float" office:value="157.34860883797" table:style-name="ce13">
            <text:p>157,348609</text:p>
          </table:table-cell>
          <table:table-cell office:value-type="float" office:value="157.16693944354" table:style-name="ce13">
            <text:p>157,166939</text:p>
          </table:table-cell>
          <table:table-cell office:value-type="float" office:value="157.29787234042999" table:style-name="ce13">
            <text:p>157,297872</text:p>
          </table:table-cell>
          <table:table-cell office:value-type="float" office:value="157.32078559738" table:style-name="ce13">
            <text:p>157,320786</text:p>
          </table:table-cell>
          <table:table-cell office:value-type="float" office:value="157.21603927986999" table:style-name="ce13">
            <text:p>157,216039</text:p>
          </table:table-cell>
          <table:table-cell office:value-type="float" office:value="157.18494271686001" table:style-name="ce13">
            <text:p>157,184943</text:p>
          </table:table-cell>
          <table:table-cell office:value-type="float" office:value="157.24549918167" table:style-name="ce13">
            <text:p>157,245499</text:p>
          </table:table-cell>
          <table:table-cell office:value-type="float" office:value="157.20458265139001" table:style-name="ce13">
            <text:p>157,204583</text:p>
          </table:table-cell>
          <table:table-cell office:value-type="float" office:value="157.30441898526999" table:style-name="ce13">
            <text:p>157,304419</text:p>
          </table:table-cell>
          <table:table-cell office:value-type="float" office:value="157.26841243863001" table:style-name="ce13">
            <text:p>157,268412</text:p>
          </table:table-cell>
          <table:table-cell office:value-type="float" office:value="157.25204582651" table:style-name="ce13">
            <text:p>157,252046</text:p>
          </table:table-cell>
          <table:table-cell office:value-type="float" office:value="157.24877250409" table:style-name="ce13">
            <text:p>157,248773</text:p>
          </table:table-cell>
          <table:table-cell office:value-type="float" office:value="157.26350245499" table:style-name="ce13">
            <text:p>157,263502</text:p>
          </table:table-cell>
          <table:table-cell office:value-type="float" office:value="157.22094926349999" table:style-name="ce13">
            <text:p>157,220949</text:p>
          </table:table-cell>
          <table:table-cell office:value-type="float" office:value="157.1620294599" table:style-name="ce13">
            <text:p>157,162029</text:p>
          </table:table-cell>
          <table:table-cell office:value-type="float" office:value="157.27004909984001" table:style-name="ce13">
            <text:p>157,270049</text:p>
          </table:table-cell>
          <table:table-cell office:value-type="float" office:value="157.11292962357001" table:style-name="ce13">
            <text:p>157,112930</text:p>
          </table:table-cell>
          <table:table-cell office:value-type="float" office:value="157.27986906710001" table:style-name="ce13">
            <text:p>157,279869</text:p>
          </table:table-cell>
          <table:table-cell office:value-type="float" office:value="157.27495908347001" table:style-name="ce13">
            <text:p>157,274959</text:p>
          </table:table-cell>
          <table:table-cell office:value-type="float" office:value="157.18166939444001" table:style-name="ce13">
            <text:p>157,181669</text:p>
          </table:table-cell>
          <table:table-cell office:value-type="float" office:value="157.18657937807001" table:style-name="ce13">
            <text:p>157,186579</text:p>
          </table:table-cell>
          <table:table-cell office:value-type="float" office:value="157.31096563010999" table:style-name="ce13">
            <text:p>157,310966</text:p>
          </table:table-cell>
          <table:table-cell office:value-type="float" office:value="157.10310965630001" table:style-name="ce13">
            <text:p>157,103110</text:p>
          </table:table-cell>
          <table:table-cell office:value-type="float" office:value="157.23895253681999" table:style-name="ce13">
            <text:p>157,238953</text:p>
          </table:table-cell>
          <table:table-cell office:value-type="float" office:value="157.30278232405999" table:style-name="ce13">
            <text:p>157,302782</text:p>
          </table:table-cell>
          <table:table-cell office:value-type="float" office:value="157.23404255318999" table:style-name="ce13">
            <text:p>157,234043</text:p>
          </table:table-cell>
          <table:table-cell office:value-type="float" office:value="157.28805237316001" table:style-name="ce13">
            <text:p>157,288052</text:p>
          </table:table-cell>
          <table:table-cell office:value-type="float" office:value="157.15711947627" table:style-name="ce13">
            <text:p>157,157119</text:p>
          </table:table-cell>
          <table:table-cell office:value-type="float" office:value="157.30441898526999" table:style-name="ce13">
            <text:p>157,304419</text:p>
          </table:table-cell>
          <table:table-cell office:value-type="float" office:value="157.23076923076999" table:style-name="ce13">
            <text:p>157,230769</text:p>
          </table:table-cell>
          <table:table-cell office:value-type="float" office:value="157.14075286415999" table:style-name="ce13">
            <text:p>157,140753</text:p>
          </table:table-cell>
          <table:table-cell office:value-type="float" office:value="157.27495908347001" table:style-name="ce13">
            <text:p>157,274959</text:p>
          </table:table-cell>
          <table:table-cell office:value-type="float" office:value="157.23731587560999" table:style-name="ce13">
            <text:p>157,237316</text:p>
          </table:table-cell>
          <table:table-cell office:value-type="float" office:value="157.27332242226001" table:style-name="ce13">
            <text:p>157,273322</text:p>
          </table:table-cell>
          <table:table-cell office:value-type="float" office:value="157.31587561374999" table:style-name="ce13">
            <text:p>157,315876</text:p>
          </table:table-cell>
          <table:table-cell office:value-type="float" office:value="157.18494271686001" table:style-name="ce13">
            <text:p>157,184943</text:p>
          </table:table-cell>
          <table:table-cell office:value-type="float" office:value="157.27823240589001" table:style-name="ce13">
            <text:p>157,278232</text:p>
          </table:table-cell>
          <table:table-cell office:value-type="float" office:value="157.20949263502001" table:style-name="ce13">
            <text:p>157,209493</text:p>
          </table:table-cell>
          <table:table-cell office:value-type="float" office:value="157.19148936170001" table:style-name="ce13">
            <text:p>157,191489</text:p>
          </table:table-cell>
          <table:table-cell office:value-type="float" office:value="157.16693944354" table:style-name="ce13">
            <text:p>157,166939</text:p>
          </table:table-cell>
          <table:table-cell office:value-type="float" office:value="157.18166939444001" table:style-name="ce13">
            <text:p>157,181669</text:p>
          </table:table-cell>
          <table:table-cell office:value-type="float" office:value="157.19639934534001" table:style-name="ce13">
            <text:p>157,196399</text:p>
          </table:table-cell>
          <table:table-cell office:value-type="float" office:value="157.17021276596" table:style-name="ce13">
            <text:p>157,170213</text:p>
          </table:table-cell>
          <table:table-cell office:value-type="float" office:value="157.25204582651" table:style-name="ce13">
            <text:p>157,252046</text:p>
          </table:table-cell>
          <table:table-cell office:value-type="float" office:value="157.23567921439999" table:style-name="ce13">
            <text:p>157,235679</text:p>
          </table:table-cell>
          <table:table-cell office:value-type="float" office:value="157.22749590834999" table:style-name="ce13">
            <text:p>157,227496</text:p>
          </table:table-cell>
          <table:table-cell office:value-type="float" office:value="157.28805237316001" table:style-name="ce13">
            <text:p>157,288052</text:p>
          </table:table-cell>
          <table:table-cell office:value-type="float" office:value="157.26350245499" table:style-name="ce13">
            <text:p>157,263502</text:p>
          </table:table-cell>
          <table:table-cell office:value-type="float" office:value="157.22749590834999" table:style-name="ce13">
            <text:p>157,227496</text:p>
          </table:table-cell>
          <table:table-cell office:value-type="float" office:value="157.20294599018001" table:style-name="ce13">
            <text:p>157,202946</text:p>
          </table:table-cell>
          <table:table-cell office:value-type="float" office:value="157.18003273322" table:style-name="ce13">
            <text:p>157,180033</text:p>
          </table:table-cell>
          <table:table-cell office:value-type="float" office:value="157.13911620294999" table:style-name="ce13">
            <text:p>157,139116</text:p>
          </table:table-cell>
          <table:table-cell office:value-type="float" office:value="157.30932896889999" table:style-name="ce13">
            <text:p>157,309329</text:p>
          </table:table-cell>
          <table:table-cell office:value-type="float" office:value="157.20949263502001" table:style-name="ce13">
            <text:p>157,209493</text:p>
          </table:table-cell>
          <table:table-cell office:value-type="float" office:value="157.27168576105001" table:style-name="ce13">
            <text:p>157,271686</text:p>
          </table:table-cell>
          <table:table-cell office:value-type="float" office:value="157.13256955809999" table:style-name="ce13">
            <text:p>157,132570</text:p>
          </table:table-cell>
          <table:table-cell office:value-type="float" office:value="157.23404255318999" table:style-name="ce13">
            <text:p>157,234043</text:p>
          </table:table-cell>
          <table:table-cell office:value-type="float" office:value="157.23076923076999" table:style-name="ce13">
            <text:p>157,230769</text:p>
          </table:table-cell>
          <table:table-cell office:value-type="float" office:value="157.15548281506" table:style-name="ce13">
            <text:p>157,155483</text:p>
          </table:table-cell>
          <table:table-cell office:value-type="float" office:value="157.20458265139001" table:style-name="ce13">
            <text:p>157,204583</text:p>
          </table:table-cell>
          <table:table-cell office:value-type="float" office:value="157.15548281506" table:style-name="ce13">
            <text:p>157,155483</text:p>
          </table:table-cell>
          <table:table-cell office:value-type="float" office:value="157.28641571195001" table:style-name="ce13">
            <text:p>157,286416</text:p>
          </table:table-cell>
          <table:table-cell office:value-type="float" office:value="157.15057283141999" table:style-name="ce13">
            <text:p>157,150573</text:p>
          </table:table-cell>
          <table:table-cell office:value-type="float" office:value="157.15220949264" table:style-name="ce13">
            <text:p>157,152209</text:p>
          </table:table-cell>
          <table:table-cell office:value-type="float" office:value="157.17839607201" table:style-name="ce13">
            <text:p>157,178396</text:p>
          </table:table-cell>
          <table:table-cell office:value-type="float" office:value="157.19967266776001" table:style-name="ce13">
            <text:p>157,199673</text:p>
          </table:table-cell>
          <table:table-cell office:value-type="float" office:value="157.17021276596" table:style-name="ce13">
            <text:p>157,170213</text:p>
          </table:table-cell>
          <table:table-cell office:value-type="float" office:value="157.15384615385" table:style-name="ce13">
            <text:p>157,153846</text:p>
          </table:table-cell>
          <table:table-cell office:value-type="float" office:value="157.27004909984001" table:style-name="ce13">
            <text:p>157,270049</text:p>
          </table:table-cell>
          <table:table-cell office:value-type="float" office:value="157.27823240589001" table:style-name="ce13">
            <text:p>157,278232</text:p>
          </table:table-cell>
          <table:table-cell office:value-type="float" office:value="157.27168576105001" table:style-name="ce13">
            <text:p>157,271686</text:p>
          </table:table-cell>
          <table:table-cell office:value-type="float" office:value="157.26186579378" table:style-name="ce13">
            <text:p>157,261866</text:p>
          </table:table-cell>
          <table:table-cell office:value-type="float" office:value="157.17021276596" table:style-name="ce13">
            <text:p>157,170213</text:p>
          </table:table-cell>
          <table:table-cell office:value-type="float" office:value="157.20785597381001" table:style-name="ce13">
            <text:p>157,207856</text:p>
          </table:table-cell>
          <table:table-cell office:value-type="float" office:value="157.27659574468001" table:style-name="ce13">
            <text:p>157,276596</text:p>
          </table:table-cell>
          <table:table-cell office:value-type="float" office:value="157.30932896889999" table:style-name="ce13">
            <text:p>157,309329</text:p>
          </table:table-cell>
          <table:table-cell office:value-type="float" office:value="157.27495908347001" table:style-name="ce13">
            <text:p>157,274959</text:p>
          </table:table-cell>
          <table:table-cell office:value-type="float" office:value="157.21440261865999" table:style-name="ce13">
            <text:p>157,214403</text:p>
          </table:table-cell>
          <table:table-cell office:value-type="float" office:value="157.18330605565001" table:style-name="ce13">
            <text:p>157,183306</text:p>
          </table:table-cell>
          <table:table-cell office:value-type="float" office:value="157.26186579378" table:style-name="ce13">
            <text:p>157,261866</text:p>
          </table:table-cell>
          <table:table-cell office:value-type="float" office:value="157.29950900163999" table:style-name="ce13">
            <text:p>157,299509</text:p>
          </table:table-cell>
          <table:table-cell office:value-type="float" office:value="157.20458265139001" table:style-name="ce13">
            <text:p>157,204583</text:p>
          </table:table-cell>
          <table:table-cell office:value-type="float" office:value="157.13093289688999" table:style-name="ce13">
            <text:p>157,130933</text:p>
          </table:table-cell>
          <table:table-cell office:value-type="float" office:value="157.21931260228999" table:style-name="ce13">
            <text:p>157,219313</text:p>
          </table:table-cell>
          <table:table-cell office:value-type="float" office:value="157.1767594108" table:style-name="ce13">
            <text:p>157,176759</text:p>
          </table:table-cell>
          <table:table-cell office:value-type="float" office:value="157.25695581015" table:style-name="ce13">
            <text:p>157,256956</text:p>
          </table:table-cell>
          <table:table-cell office:value-type="float" office:value="157.23731587560999" table:style-name="ce13">
            <text:p>157,237316</text:p>
          </table:table-cell>
          <table:table-cell office:value-type="float" office:value="157.17348608838" table:style-name="ce13">
            <text:p>157,173486</text:p>
          </table:table-cell>
          <table:table-cell office:value-type="float" office:value="157.22258592470999" table:style-name="ce13">
            <text:p>157,222586</text:p>
          </table:table-cell>
          <table:table-cell office:value-type="float" office:value="157.19639934534001" table:style-name="ce13">
            <text:p>157,196399</text:p>
          </table:table-cell>
          <table:table-cell office:value-type="float" office:value="157.1767594108" table:style-name="ce13">
            <text:p>157,176759</text:p>
          </table:table-cell>
          <table:table-cell office:value-type="float" office:value="157.17021276596" table:style-name="ce13">
            <text:p>157,170213</text:p>
          </table:table-cell>
          <table:table-cell office:value-type="float" office:value="157.30114566284999" table:style-name="ce13">
            <text:p>157,301146</text:p>
          </table:table-cell>
          <table:table-cell office:value-type="float" office:value="157.22585924713999" table:style-name="ce13">
            <text:p>157,225859</text:p>
          </table:table-cell>
          <table:table-cell office:value-type="float" office:value="157.13911620294999" table:style-name="ce13">
            <text:p>157,139116</text:p>
          </table:table-cell>
          <table:table-cell office:value-type="float" office:value="157.20621931260001" table:style-name="ce13">
            <text:p>157,206219</text:p>
          </table:table-cell>
          <table:table-cell office:value-type="float" office:value="157.22585924713999" table:style-name="ce13">
            <text:p>157,225859</text:p>
          </table:table-cell>
          <table:table-cell office:value-type="float" office:value="157.30605564647999" table:style-name="ce13">
            <text:p>157,306056</text:p>
          </table:table-cell>
          <table:table-cell office:value-type="float" office:value="157.26186579378" table:style-name="ce13">
            <text:p>157,261866</text:p>
          </table:table-cell>
          <table:table-cell office:value-type="float" office:value="157.32896890344" table:style-name="ce13">
            <text:p>157,328969</text:p>
          </table:table-cell>
          <table:table-cell office:value-type="float" office:value="157.11456628478001" table:style-name="ce13">
            <text:p>157,114566</text:p>
          </table:table-cell>
          <table:table-cell office:value-type="float" office:value="157.23895253681999" table:style-name="ce13">
            <text:p>157,238953</text:p>
          </table:table-cell>
          <table:table-cell office:value-type="float" office:value="157.21276595744999" table:style-name="ce13">
            <text:p>157,212766</text:p>
          </table:table-cell>
          <table:table-cell office:value-type="float" office:value="157.2504091653" table:style-name="ce13">
            <text:p>157,250409</text:p>
          </table:table-cell>
          <table:table-cell office:value-type="float" office:value="157.26186579378" table:style-name="ce13">
            <text:p>157,261866</text:p>
          </table:table-cell>
          <table:table-cell office:value-type="float" office:value="157.15220949264" table:style-name="ce13">
            <text:p>157,152209</text:p>
          </table:table-cell>
          <table:table-cell office:value-type="float" office:value="157.22422258591999" table:style-name="ce13">
            <text:p>157,224223</text:p>
          </table:table-cell>
          <table:table-cell office:value-type="float" office:value="157.15220949264" table:style-name="ce13">
            <text:p>157,152209</text:p>
          </table:table-cell>
          <table:table-cell office:value-type="float" office:value="157.23895253681999" table:style-name="ce13">
            <text:p>157,238953</text:p>
          </table:table-cell>
          <table:table-cell office:value-type="float" office:value="157.21440261865999" table:style-name="ce13">
            <text:p>157,214403</text:p>
          </table:table-cell>
          <table:table-cell office:value-type="float" office:value="157.20949263502001" table:style-name="ce13">
            <text:p>157,209493</text:p>
          </table:table-cell>
          <table:table-cell office:value-type="float" office:value="157.22749590834999" table:style-name="ce13">
            <text:p>157,227496</text:p>
          </table:table-cell>
          <table:table-cell office:value-type="float" office:value="157.20458265139001" table:style-name="ce13">
            <text:p>157,204583</text:p>
          </table:table-cell>
          <table:table-cell office:value-type="float" office:value="157.11620294599001" table:style-name="ce13">
            <text:p>157,116203</text:p>
          </table:table-cell>
          <table:table-cell office:value-type="float" office:value="157.15057283141999" table:style-name="ce13">
            <text:p>157,150573</text:p>
          </table:table-cell>
          <table:table-cell office:value-type="float" office:value="157.24386252046" table:style-name="ce13">
            <text:p>157,243863</text:p>
          </table:table-cell>
          <table:table-cell office:value-type="float" office:value="157.24386252046" table:style-name="ce13">
            <text:p>157,243863</text:p>
          </table:table-cell>
          <table:table-cell office:value-type="float" office:value="157.22422258591999" table:style-name="ce13">
            <text:p>157,224223</text:p>
          </table:table-cell>
          <table:table-cell office:value-type="float" office:value="157.23895253681999" table:style-name="ce13">
            <text:p>157,238953</text:p>
          </table:table-cell>
          <table:table-cell office:value-type="float" office:value="157.18330605565001" table:style-name="ce13">
            <text:p>157,183306</text:p>
          </table:table-cell>
          <table:table-cell office:value-type="float" office:value="157.23895253681999" table:style-name="ce13">
            <text:p>157,238953</text:p>
          </table:table-cell>
          <table:table-cell office:value-type="float" office:value="157.20621931260001" table:style-name="ce13">
            <text:p>157,206219</text:p>
          </table:table-cell>
          <table:table-cell office:value-type="float" office:value="157.21440261865999" table:style-name="ce13">
            <text:p>157,214403</text:p>
          </table:table-cell>
          <table:table-cell office:value-type="float" office:value="157.23240589197999" table:style-name="ce13">
            <text:p>157,232406</text:p>
          </table:table-cell>
          <table:table-cell office:value-type="float" office:value="157.26022913257" table:style-name="ce13">
            <text:p>157,260229</text:p>
          </table:table-cell>
          <table:table-cell table:number-columns-repeated="16187"/>
        </table:table-row>
        <table:table-row table:style-name="ro2">
          <table:table-cell office:value-type="string" table:style-name="ce14">
            <text:p>instance02</text:p>
          </table:table-cell>
          <table:table-cell office:value-type="float" office:value="36.730427941592595" table:formula="of:=[.F3]-[.I3]" table:style-name="ce15">
            <text:p>36,730428</text:p>
          </table:table-cell>
          <table:table-cell office:value-type="float" office:value="37.816153028693002" table:formula="of:=MAX([.$K3:.GO3])" table:style-name="ce15">
            <text:p>37,816153</text:p>
          </table:table-cell>
          <table:table-cell office:value-type="float" office:value="35.996811999999998" table:formula="of:=MIN([.$K3:.GN3])" table:style-name="ce15">
            <text:p>35,996812</text:p>
          </table:table-cell>
          <table:table-cell office:value-type="float" office:value="37.346279623939537" table:formula="of:=[.F3]+[.I3]" table:style-name="ce15">
            <text:p>37,346280</text:p>
          </table:table-cell>
          <table:table-cell office:value-type="float" office:value="37.038353782766066" table:formula="of:=AVERAGE([.$K3:.GO3])" table:style-name="ce15">
            <text:p>37,038354</text:p>
          </table:table-cell>
          <table:table-cell table:style-name="ce16"/>
          <table:table-cell table:style-name="ce16"/>
          <table:table-cell office:value-type="float" office:value="0.3079258411734685" table:formula="of:=STDEV([.$K3:.GO3])" table:style-name="ce15">
            <text:p>0,307926</text:p>
          </table:table-cell>
          <table:table-cell office:value-type="float" office:value="34.708820000000003" table:style-name="ce17">
            <text:p>34,708820</text:p>
          </table:table-cell>
          <table:table-cell office:value-type="float" office:value="37.241232731137003" table:style-name="ce18">
            <text:p>37,241233</text:p>
          </table:table-cell>
          <table:table-cell office:value-type="float" office:value="37.146652497342998" table:style-name="ce18">
            <text:p>37,146652</text:p>
          </table:table-cell>
          <table:table-cell office:value-type="float" office:value="37.127523910732997" table:style-name="ce18">
            <text:p>37,127524</text:p>
          </table:table-cell>
          <table:table-cell office:value-type="float" office:value="35.996811999999998" table:style-name="ce18">
            <text:p>35,996812</text:p>
          </table:table-cell>
          <table:table-cell office:value-type="float" office:value="37.052072263549" table:style-name="ce18">
            <text:p>37,052072</text:p>
          </table:table-cell>
          <table:table-cell office:value-type="float" office:value="37.244420828905" table:style-name="ce18">
            <text:p>37,244421</text:p>
          </table:table-cell>
          <table:table-cell office:value-type="float" office:value="36.840595111582999" table:style-name="ce18">
            <text:p>36,840595</text:p>
          </table:table-cell>
          <table:table-cell office:value-type="float" office:value="37.002125398512" table:style-name="ce18">
            <text:p>37,002125</text:p>
          </table:table-cell>
          <table:table-cell office:value-type="float" office:value="36.911795961743003" table:style-name="ce18">
            <text:p>36,911796</text:p>
          </table:table-cell>
          <table:table-cell office:value-type="float" office:value="37.257173219979002" table:style-name="ce18">
            <text:p>37,257173</text:p>
          </table:table-cell>
          <table:table-cell office:value-type="float" office:value="37.017003188098002" table:style-name="ce18">
            <text:p>37,017003</text:p>
          </table:table-cell>
          <table:table-cell office:value-type="float" office:value="36.205100956429" table:style-name="ce18">
            <text:p>36,205101</text:p>
          </table:table-cell>
          <table:table-cell office:value-type="float" office:value="37.003188097768003" table:style-name="ce18">
            <text:p>37,003188</text:p>
          </table:table-cell>
          <table:table-cell office:value-type="float" office:value="37.150903294368" table:style-name="ce18">
            <text:p>37,150903</text:p>
          </table:table-cell>
          <table:table-cell office:value-type="float" office:value="37.221041445270998" table:style-name="ce18">
            <text:p>37,221041</text:p>
          </table:table-cell>
          <table:table-cell office:value-type="float" office:value="36.758767268862997" table:style-name="ce18">
            <text:p>36,758767</text:p>
          </table:table-cell>
          <table:table-cell office:value-type="float" office:value="37.534537725824002" table:style-name="ce18">
            <text:p>37,534538</text:p>
          </table:table-cell>
          <table:table-cell office:value-type="float" office:value="37.132837407014001" table:style-name="ce18">
            <text:p>37,132837</text:p>
          </table:table-cell>
          <table:table-cell office:value-type="float" office:value="36.838469713070999" table:style-name="ce18">
            <text:p>36,838470</text:p>
          </table:table-cell>
          <table:table-cell office:value-type="float" office:value="37.241232731137003" table:style-name="ce18">
            <text:p>37,241233</text:p>
          </table:table-cell>
          <table:table-cell office:value-type="float" office:value="36.883103081827997" table:style-name="ce18">
            <text:p>36,883103</text:p>
          </table:table-cell>
          <table:table-cell office:value-type="float" office:value="37.091392136026002" table:style-name="ce18">
            <text:p>37,091392</text:p>
          </table:table-cell>
          <table:table-cell office:value-type="float" office:value="36.942614240170002" table:style-name="ce18">
            <text:p>36,942614</text:p>
          </table:table-cell>
          <table:table-cell office:value-type="float" office:value="36.851222104145002" table:style-name="ce18">
            <text:p>36,851222</text:p>
          </table:table-cell>
          <table:table-cell office:value-type="float" office:value="36.939426142401999" table:style-name="ce18">
            <text:p>36,939426</text:p>
          </table:table-cell>
          <table:table-cell office:value-type="float" office:value="36.791710945802002" table:style-name="ce18">
            <text:p>36,791711</text:p>
          </table:table-cell>
          <table:table-cell office:value-type="float" office:value="37.051009564292997" table:style-name="ce18">
            <text:p>37,051010</text:p>
          </table:table-cell>
          <table:table-cell office:value-type="float" office:value="36.547290116897003" table:style-name="ce18">
            <text:p>36,547290</text:p>
          </table:table-cell>
          <table:table-cell office:value-type="float" office:value="36.688629117959998" table:style-name="ce18">
            <text:p>36,688629</text:p>
          </table:table-cell>
          <table:table-cell office:value-type="float" office:value="37.140276301806999" table:style-name="ce18">
            <text:p>37,140276</text:p>
          </table:table-cell>
          <table:table-cell office:value-type="float" office:value="37.352816153029003" table:style-name="ce18">
            <text:p>37,352816</text:p>
          </table:table-cell>
          <table:table-cell office:value-type="float" office:value="36.773645058447997" table:style-name="ce18">
            <text:p>36,773645</text:p>
          </table:table-cell>
          <table:table-cell office:value-type="float" office:value="36.616365568543998" table:style-name="ce18">
            <text:p>36,616366</text:p>
          </table:table-cell>
          <table:table-cell office:value-type="float" office:value="37.731137088204001" table:style-name="ce18">
            <text:p>37,731137</text:p>
          </table:table-cell>
          <table:table-cell office:value-type="float" office:value="37.416578108395001" table:style-name="ce18">
            <text:p>37,416578</text:p>
          </table:table-cell>
          <table:table-cell office:value-type="float" office:value="36.788522848033999" table:style-name="ce18">
            <text:p>36,788523</text:p>
          </table:table-cell>
          <table:table-cell office:value-type="float" office:value="37.277364505845" table:style-name="ce18">
            <text:p>37,277365</text:p>
          </table:table-cell>
          <table:table-cell office:value-type="float" office:value="37.079702444208003" table:style-name="ce18">
            <text:p>37,079702</text:p>
          </table:table-cell>
          <table:table-cell office:value-type="float" office:value="36.899043570669001" table:style-name="ce18">
            <text:p>36,899044</text:p>
          </table:table-cell>
          <table:table-cell office:value-type="float" office:value="37.053134962805998" table:style-name="ce18">
            <text:p>37,053135</text:p>
          </table:table-cell>
          <table:table-cell office:value-type="float" office:value="37.151965993624003" table:style-name="ce18">
            <text:p>37,151966</text:p>
          </table:table-cell>
          <table:table-cell office:value-type="float" office:value="37.345377258235999" table:style-name="ce18">
            <text:p>37,345377</text:p>
          </table:table-cell>
          <table:table-cell office:value-type="float" office:value="36.742826780020998" table:style-name="ce18">
            <text:p>36,742827</text:p>
          </table:table-cell>
          <table:table-cell office:value-type="float" office:value="36.965993623804003" table:style-name="ce18">
            <text:p>36,965994</text:p>
          </table:table-cell>
          <table:table-cell office:value-type="float" office:value="36.985122210413998" table:style-name="ce18">
            <text:p>36,985122</text:p>
          </table:table-cell>
          <table:table-cell office:value-type="float" office:value="37.369819341125996" table:style-name="ce18">
            <text:p>37,369819</text:p>
          </table:table-cell>
          <table:table-cell office:value-type="float" office:value="36.948990435707003" table:style-name="ce18">
            <text:p>36,948990</text:p>
          </table:table-cell>
          <table:table-cell office:value-type="float" office:value="36.899043570669001" table:style-name="ce18">
            <text:p>36,899044</text:p>
          </table:table-cell>
          <table:table-cell office:value-type="float" office:value="37.064824654623003" table:style-name="ce18">
            <text:p>37,064825</text:p>
          </table:table-cell>
          <table:table-cell office:value-type="float" office:value="37.448459086078998" table:style-name="ce18">
            <text:p>37,448459</text:p>
          </table:table-cell>
          <table:table-cell office:value-type="float" office:value="36.524973432518998" table:style-name="ce18">
            <text:p>36,524973</text:p>
          </table:table-cell>
          <table:table-cell office:value-type="float" office:value="37.066950053135002" table:style-name="ce18">
            <text:p>37,066950</text:p>
          </table:table-cell>
          <table:table-cell office:value-type="float" office:value="37.134962805526001" table:style-name="ce18">
            <text:p>37,134963</text:p>
          </table:table-cell>
          <table:table-cell office:value-type="float" office:value="37.022316684377998" table:style-name="ce18">
            <text:p>37,022317</text:p>
          </table:table-cell>
          <table:table-cell office:value-type="float" office:value="37.008501594049001" table:style-name="ce18">
            <text:p>37,008502</text:p>
          </table:table-cell>
          <table:table-cell office:value-type="float" office:value="37.013815090328997" table:style-name="ce18">
            <text:p>37,013815</text:p>
          </table:table-cell>
          <table:table-cell office:value-type="float" office:value="37.540913921360001" table:style-name="ce18">
            <text:p>37,540914</text:p>
          </table:table-cell>
          <table:table-cell office:value-type="float" office:value="37.008501594049001" table:style-name="ce18">
            <text:p>37,008502</text:p>
          </table:table-cell>
          <table:table-cell office:value-type="float" office:value="37.55472901169" table:style-name="ce18">
            <text:p>37,554729</text:p>
          </table:table-cell>
          <table:table-cell office:value-type="float" office:value="36.912858660998999" table:style-name="ce18">
            <text:p>36,912859</text:p>
          </table:table-cell>
          <table:table-cell office:value-type="float" office:value="37.004250797024" table:style-name="ce18">
            <text:p>37,004251</text:p>
          </table:table-cell>
          <table:table-cell office:value-type="float" office:value="36.700318809777002" table:style-name="ce18">
            <text:p>36,700319</text:p>
          </table:table-cell>
          <table:table-cell office:value-type="float" office:value="37.396386822529003" table:style-name="ce18">
            <text:p>37,396387</text:p>
          </table:table-cell>
          <table:table-cell office:value-type="float" office:value="37.141339001063002" table:style-name="ce18">
            <text:p>37,141339</text:p>
          </table:table-cell>
          <table:table-cell office:value-type="float" office:value="36.714133900105999" table:style-name="ce18">
            <text:p>36,714134</text:p>
          </table:table-cell>
          <table:table-cell office:value-type="float" office:value="37.180658873539002" table:style-name="ce18">
            <text:p>37,180659</text:p>
          </table:table-cell>
          <table:table-cell office:value-type="float" office:value="37.062699256111003" table:style-name="ce18">
            <text:p>37,062699</text:p>
          </table:table-cell>
          <table:table-cell office:value-type="float" office:value="36.671625929862003" table:style-name="ce18">
            <text:p>36,671626</text:p>
          </table:table-cell>
          <table:table-cell office:value-type="float" office:value="37.193411264612003" table:style-name="ce18">
            <text:p>37,193411</text:p>
          </table:table-cell>
          <table:table-cell office:value-type="float" office:value="37.130712008502002" table:style-name="ce18">
            <text:p>37,130712</text:p>
          </table:table-cell>
          <table:table-cell office:value-type="float" office:value="37.200850159405" table:style-name="ce18">
            <text:p>37,200850</text:p>
          </table:table-cell>
          <table:table-cell office:value-type="float" office:value="37.401700318810001" table:style-name="ce18">
            <text:p>37,401700</text:p>
          </table:table-cell>
          <table:table-cell office:value-type="float" office:value="37.064824654623003" table:style-name="ce18">
            <text:p>37,064825</text:p>
          </table:table-cell>
          <table:table-cell office:value-type="float" office:value="37.422954303932002" table:style-name="ce18">
            <text:p>37,422954</text:p>
          </table:table-cell>
          <table:table-cell office:value-type="float" office:value="37.218916046758999" table:style-name="ce18">
            <text:p>37,218916</text:p>
          </table:table-cell>
          <table:table-cell office:value-type="float" office:value="37.090329436768997" table:style-name="ce18">
            <text:p>37,090329</text:p>
          </table:table-cell>
          <table:table-cell office:value-type="float" office:value="36.436769394260999" table:style-name="ce18">
            <text:p>36,436769</text:p>
          </table:table-cell>
          <table:table-cell office:value-type="float" office:value="37.131774707757998" table:style-name="ce18">
            <text:p>37,131775</text:p>
          </table:table-cell>
          <table:table-cell office:value-type="float" office:value="36.567481402763001" table:style-name="ce18">
            <text:p>36,567481</text:p>
          </table:table-cell>
          <table:table-cell office:value-type="float" office:value="37.362380446334001" table:style-name="ce18">
            <text:p>37,362380</text:p>
          </table:table-cell>
          <table:table-cell office:value-type="float" office:value="36.878852284803003" table:style-name="ce18">
            <text:p>36,878852</text:p>
          </table:table-cell>
          <table:table-cell office:value-type="float" office:value="36.710945802338003" table:style-name="ce18">
            <text:p>36,710946</text:p>
          </table:table-cell>
          <table:table-cell office:value-type="float" office:value="36.811902231668" table:style-name="ce18">
            <text:p>36,811902</text:p>
          </table:table-cell>
          <table:table-cell office:value-type="float" office:value="36.733262486716001" table:style-name="ce18">
            <text:p>36,733262</text:p>
          </table:table-cell>
          <table:table-cell office:value-type="float" office:value="37.602550478215001" table:style-name="ce18">
            <text:p>37,602550</text:p>
          </table:table-cell>
          <table:table-cell office:value-type="float" office:value="36.860786397449999" table:style-name="ce18">
            <text:p>36,860786</text:p>
          </table:table-cell>
          <table:table-cell office:value-type="float" office:value="37.175345377257997" table:style-name="ce18">
            <text:p>37,175345</text:p>
          </table:table-cell>
          <table:table-cell office:value-type="float" office:value="36.630180658874004" table:style-name="ce18">
            <text:p>36,630181</text:p>
          </table:table-cell>
          <table:table-cell office:value-type="float" office:value="36.750265674814003" table:style-name="ce18">
            <text:p>36,750266</text:p>
          </table:table-cell>
          <table:table-cell office:value-type="float" office:value="36.760892667375003" table:style-name="ce18">
            <text:p>36,760893</text:p>
          </table:table-cell>
          <table:table-cell office:value-type="float" office:value="36.980871413389998" table:style-name="ce18">
            <text:p>36,980871</text:p>
          </table:table-cell>
          <table:table-cell office:value-type="float" office:value="37.147715196599002" table:style-name="ce18">
            <text:p>37,147715</text:p>
          </table:table-cell>
          <table:table-cell office:value-type="float" office:value="37.075451647184003" table:style-name="ce18">
            <text:p>37,075452</text:p>
          </table:table-cell>
          <table:table-cell office:value-type="float" office:value="36.859723698193001" table:style-name="ce18">
            <text:p>36,859724</text:p>
          </table:table-cell>
          <table:table-cell office:value-type="float" office:value="36.985122210413998" table:style-name="ce18">
            <text:p>36,985122</text:p>
          </table:table-cell>
          <table:table-cell office:value-type="float" office:value="37.105207226354999" table:style-name="ce18">
            <text:p>37,105207</text:p>
          </table:table-cell>
          <table:table-cell office:value-type="float" office:value="37.233793836343999" table:style-name="ce18">
            <text:p>37,233794</text:p>
          </table:table-cell>
          <table:table-cell office:value-type="float" office:value="37.655685441019997" table:style-name="ce18">
            <text:p>37,655685</text:p>
          </table:table-cell>
          <table:table-cell office:value-type="float" office:value="36.895855472900998" table:style-name="ce18">
            <text:p>36,895855</text:p>
          </table:table-cell>
          <table:table-cell office:value-type="float" office:value="36.810839532411997" table:style-name="ce18">
            <text:p>36,810840</text:p>
          </table:table-cell>
          <table:table-cell office:value-type="float" office:value="37.470775770457003" table:style-name="ce18">
            <text:p>37,470776</text:p>
          </table:table-cell>
          <table:table-cell office:value-type="float" office:value="37.015940488841999" table:style-name="ce18">
            <text:p>37,015940</text:p>
          </table:table-cell>
          <table:table-cell office:value-type="float" office:value="36.988310308183003" table:style-name="ce18">
            <text:p>36,988310</text:p>
          </table:table-cell>
          <table:table-cell office:value-type="float" office:value="36.510095642933003" table:style-name="ce18">
            <text:p>36,510096</text:p>
          </table:table-cell>
          <table:table-cell office:value-type="float" office:value="37.44527098831" table:style-name="ce18">
            <text:p>37,445271</text:p>
          </table:table-cell>
          <table:table-cell office:value-type="float" office:value="37.473963868224999" table:style-name="ce18">
            <text:p>37,473964</text:p>
          </table:table-cell>
          <table:table-cell office:value-type="float" office:value="37.409139213602998" table:style-name="ce18">
            <text:p>37,409139</text:p>
          </table:table-cell>
          <table:table-cell office:value-type="float" office:value="36.976620616365999" table:style-name="ce18">
            <text:p>36,976621</text:p>
          </table:table-cell>
          <table:table-cell office:value-type="float" office:value="37.515409139214" table:style-name="ce18">
            <text:p>37,515409</text:p>
          </table:table-cell>
          <table:table-cell office:value-type="float" office:value="36.909670563231003" table:style-name="ce18">
            <text:p>36,909671</text:p>
          </table:table-cell>
          <table:table-cell office:value-type="float" office:value="37.241232731137003" table:style-name="ce18">
            <text:p>37,241233</text:p>
          </table:table-cell>
          <table:table-cell office:value-type="float" office:value="36.702444208289002" table:style-name="ce18">
            <text:p>36,702444</text:p>
          </table:table-cell>
          <table:table-cell office:value-type="float" office:value="36.723698193411003" table:style-name="ce18">
            <text:p>36,723698</text:p>
          </table:table-cell>
          <table:table-cell office:value-type="float" office:value="37.116896918172003" table:style-name="ce18">
            <text:p>37,116897</text:p>
          </table:table-cell>
          <table:table-cell office:value-type="float" office:value="37.073326248671997" table:style-name="ce18">
            <text:p>37,073326</text:p>
          </table:table-cell>
          <table:table-cell office:value-type="float" office:value="37.091392136026002" table:style-name="ce18">
            <text:p>37,091392</text:p>
          </table:table-cell>
          <table:table-cell office:value-type="float" office:value="37.038257173220003" table:style-name="ce18">
            <text:p>37,038257</text:p>
          </table:table-cell>
          <table:table-cell office:value-type="float" office:value="37.020191285865998" table:style-name="ce18">
            <text:p>37,020191</text:p>
          </table:table-cell>
          <table:table-cell office:value-type="float" office:value="37.001062699256003" table:style-name="ce18">
            <text:p>37,001063</text:p>
          </table:table-cell>
          <table:table-cell office:value-type="float" office:value="37.331562167906" table:style-name="ce18">
            <text:p>37,331562</text:p>
          </table:table-cell>
          <table:table-cell office:value-type="float" office:value="36.853347502657002" table:style-name="ce18">
            <text:p>36,853348</text:p>
          </table:table-cell>
          <table:table-cell office:value-type="float" office:value="37.245483528161998" table:style-name="ce18">
            <text:p>37,245484</text:p>
          </table:table-cell>
          <table:table-cell office:value-type="float" office:value="37.425079702444002" table:style-name="ce18">
            <text:p>37,425080</text:p>
          </table:table-cell>
          <table:table-cell office:value-type="float" office:value="36.981934112646002" table:style-name="ce18">
            <text:p>36,981934</text:p>
          </table:table-cell>
          <table:table-cell office:value-type="float" office:value="36.739638682253002" table:style-name="ce18">
            <text:p>36,739639</text:p>
          </table:table-cell>
          <table:table-cell office:value-type="float" office:value="36.463336875663998" table:style-name="ce18">
            <text:p>36,463337</text:p>
          </table:table-cell>
          <table:table-cell office:value-type="float" office:value="36.792773645057999" table:style-name="ce18">
            <text:p>36,792774</text:p>
          </table:table-cell>
          <table:table-cell office:value-type="float" office:value="37.780021253984998" table:style-name="ce18">
            <text:p>37,780021</text:p>
          </table:table-cell>
          <table:table-cell office:value-type="float" office:value="37.105207226354999" table:style-name="ce18">
            <text:p>37,105207</text:p>
          </table:table-cell>
          <table:table-cell office:value-type="float" office:value="37.154091392136003" table:style-name="ce18">
            <text:p>37,154091</text:p>
          </table:table-cell>
          <table:table-cell office:value-type="float" office:value="36.751328374069999" table:style-name="ce18">
            <text:p>36,751328</text:p>
          </table:table-cell>
          <table:table-cell office:value-type="float" office:value="36.556854410202" table:style-name="ce18">
            <text:p>36,556854</text:p>
          </table:table-cell>
          <table:table-cell office:value-type="float" office:value="36.929861849097001" table:style-name="ce18">
            <text:p>36,929862</text:p>
          </table:table-cell>
          <table:table-cell office:value-type="float" office:value="37.072263549416" table:style-name="ce18">
            <text:p>37,072264</text:p>
          </table:table-cell>
          <table:table-cell office:value-type="float" office:value="37.256110520722999" table:style-name="ce18">
            <text:p>37,256111</text:p>
          </table:table-cell>
          <table:table-cell office:value-type="float" office:value="36.967056323061001" table:style-name="ce18">
            <text:p>36,967056</text:p>
          </table:table-cell>
          <table:table-cell office:value-type="float" office:value="37.282678002125003" table:style-name="ce18">
            <text:p>37,282678</text:p>
          </table:table-cell>
          <table:table-cell office:value-type="float" office:value="37.209351753454001" table:style-name="ce18">
            <text:p>37,209352</text:p>
          </table:table-cell>
          <table:table-cell office:value-type="float" office:value="37.52178533475" table:style-name="ce18">
            <text:p>37,521785</text:p>
          </table:table-cell>
          <table:table-cell office:value-type="float" office:value="36.662061636556999" table:style-name="ce18">
            <text:p>36,662062</text:p>
          </table:table-cell>
          <table:table-cell office:value-type="float" office:value="36.499468650372002" table:style-name="ce18">
            <text:p>36,499469</text:p>
          </table:table-cell>
          <table:table-cell office:value-type="float" office:value="37.433581296493003" table:style-name="ce18">
            <text:p>37,433581</text:p>
          </table:table-cell>
          <table:table-cell office:value-type="float" office:value="36.756641870350997" table:style-name="ce18">
            <text:p>36,756642</text:p>
          </table:table-cell>
          <table:table-cell office:value-type="float" office:value="36.986184909671003" table:style-name="ce18">
            <text:p>36,986185</text:p>
          </table:table-cell>
          <table:table-cell office:value-type="float" office:value="36.364505844846001" table:style-name="ce18">
            <text:p>36,364506</text:p>
          </table:table-cell>
          <table:table-cell office:value-type="float" office:value="36.485653560042998" table:style-name="ce18">
            <text:p>36,485654</text:p>
          </table:table-cell>
          <table:table-cell office:value-type="float" office:value="36.906482465461998" table:style-name="ce18">
            <text:p>36,906482</text:p>
          </table:table-cell>
          <table:table-cell office:value-type="float" office:value="37.363443145589997" table:style-name="ce18">
            <text:p>37,363443</text:p>
          </table:table-cell>
          <table:table-cell office:value-type="float" office:value="37.454835281614997" table:style-name="ce18">
            <text:p>37,454835</text:p>
          </table:table-cell>
          <table:table-cell office:value-type="float" office:value="37.094580233793998" table:style-name="ce18">
            <text:p>37,094580</text:p>
          </table:table-cell>
          <table:table-cell office:value-type="float" office:value="37.331562167906" table:style-name="ce18">
            <text:p>37,331562</text:p>
          </table:table-cell>
          <table:table-cell office:value-type="float" office:value="36.522848034006003" table:style-name="ce18">
            <text:p>36,522848</text:p>
          </table:table-cell>
          <table:table-cell office:value-type="float" office:value="36.878852284803003" table:style-name="ce18">
            <text:p>36,878852</text:p>
          </table:table-cell>
          <table:table-cell office:value-type="float" office:value="37.119022316684003" table:style-name="ce18">
            <text:p>37,119022</text:p>
          </table:table-cell>
          <table:table-cell office:value-type="float" office:value="37.517534537726" table:style-name="ce18">
            <text:p>37,517535</text:p>
          </table:table-cell>
          <table:table-cell office:value-type="float" office:value="36.974495217852997" table:style-name="ce18">
            <text:p>36,974495</text:p>
          </table:table-cell>
          <table:table-cell office:value-type="float" office:value="36.890541976621002" table:style-name="ce18">
            <text:p>36,890542</text:p>
          </table:table-cell>
          <table:table-cell office:value-type="float" office:value="36.899043570669001" table:style-name="ce18">
            <text:p>36,899044</text:p>
          </table:table-cell>
          <table:table-cell office:value-type="float" office:value="36.433581296493003" table:style-name="ce18">
            <text:p>36,433581</text:p>
          </table:table-cell>
          <table:table-cell office:value-type="float" office:value="36.935175345376997" table:style-name="ce18">
            <text:p>36,935175</text:p>
          </table:table-cell>
          <table:table-cell office:value-type="float" office:value="37.426142401699998" table:style-name="ce18">
            <text:p>37,426142</text:p>
          </table:table-cell>
          <table:table-cell office:value-type="float" office:value="37.218916046758999" table:style-name="ce18">
            <text:p>37,218916</text:p>
          </table:table-cell>
          <table:table-cell office:value-type="float" office:value="36.392136025505003" table:style-name="ce18">
            <text:p>36,392136</text:p>
          </table:table-cell>
          <table:table-cell office:value-type="float" office:value="37.236981934112997" table:style-name="ce18">
            <text:p>37,236982</text:p>
          </table:table-cell>
          <table:table-cell office:value-type="float" office:value="36.780021253984998" table:style-name="ce18">
            <text:p>36,780021</text:p>
          </table:table-cell>
          <table:table-cell office:value-type="float" office:value="37.267800212540003" table:style-name="ce18">
            <text:p>37,267800</text:p>
          </table:table-cell>
          <table:table-cell office:value-type="float" office:value="37.018065887353998" table:style-name="ce18">
            <text:p>37,018066</text:p>
          </table:table-cell>
          <table:table-cell office:value-type="float" office:value="37.386822529223998" table:style-name="ce18">
            <text:p>37,386823</text:p>
          </table:table-cell>
          <table:table-cell office:value-type="float" office:value="37.124335812965001" table:style-name="ce18">
            <text:p>37,124336</text:p>
          </table:table-cell>
          <table:table-cell office:value-type="float" office:value="37.206163655685003" table:style-name="ce18">
            <text:p>37,206164</text:p>
          </table:table-cell>
          <table:table-cell office:value-type="float" office:value="36.584484590861003" table:style-name="ce18">
            <text:p>36,584485</text:p>
          </table:table-cell>
          <table:table-cell office:value-type="float" office:value="37.183846971306998" table:style-name="ce18">
            <text:p>37,183847</text:p>
          </table:table-cell>
          <table:table-cell office:value-type="float" office:value="37.501594048884002" table:style-name="ce18">
            <text:p>37,501594</text:p>
          </table:table-cell>
          <table:table-cell office:value-type="float" office:value="37.176408076514001" table:style-name="ce18">
            <text:p>37,176408</text:p>
          </table:table-cell>
          <table:table-cell office:value-type="float" office:value="37.087141339001001" table:style-name="ce18">
            <text:p>37,087141</text:p>
          </table:table-cell>
          <table:table-cell office:value-type="float" office:value="36.764080765142999" table:style-name="ce18">
            <text:p>36,764081</text:p>
          </table:table-cell>
          <table:table-cell office:value-type="float" office:value="37.239107332624997" table:style-name="ce18">
            <text:p>37,239107</text:p>
          </table:table-cell>
          <table:table-cell office:value-type="float" office:value="37.816153028693002" table:style-name="ce18">
            <text:p>37,816153</text:p>
          </table:table-cell>
          <table:table-cell office:value-type="float" office:value="37.284803400637998" table:style-name="ce18">
            <text:p>37,284803</text:p>
          </table:table-cell>
          <table:table-cell office:value-type="float" office:value="36.723698193411003" table:style-name="ce18">
            <text:p>36,723698</text:p>
          </table:table-cell>
          <table:table-cell office:value-type="float" office:value="37.382571732199999" table:style-name="ce18">
            <text:p>37,382572</text:p>
          </table:table-cell>
          <table:table-cell office:value-type="float" office:value="37.455897980871001" table:style-name="ce18">
            <text:p>37,455898</text:p>
          </table:table-cell>
          <table:table-cell office:value-type="float" office:value="36.993623804462999" table:style-name="ce18">
            <text:p>36,993624</text:p>
          </table:table-cell>
          <table:table-cell office:value-type="float" office:value="37.182784272051002" table:style-name="ce18">
            <text:p>37,182784</text:p>
          </table:table-cell>
          <table:table-cell office:value-type="float" office:value="37.293304994686999" table:style-name="ce18">
            <text:p>37,293305</text:p>
          </table:table-cell>
          <table:table-cell office:value-type="float" office:value="36.665249734325002" table:style-name="ce18">
            <text:p>36,665250</text:p>
          </table:table-cell>
          <table:table-cell office:value-type="float" office:value="36.818278427205001" table:style-name="ce18">
            <text:p>36,818278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</table:table-row>
        <table:table-row table:style-name="ro2">
          <table:table-cell office:value-type="string" table:style-name="ce2">
            <text:p>instance03</text:p>
          </table:table-cell>
          <table:table-cell office:value-type="float" office:value="34.406854954032447" table:formula="of:=[.F4]-[.I4]" table:style-name="ce5">
            <text:p>34,406855</text:p>
          </table:table-cell>
          <table:table-cell office:value-type="float" office:value="35.631999999999998" table:formula="of:=MAX([.$K4:.GO4])" table:style-name="ce5">
            <text:p>35,632000</text:p>
          </table:table-cell>
          <table:table-cell office:value-type="float" office:value="33.799999999999997" table:formula="of:=MIN([.$K4:.GN4])" table:style-name="ce5">
            <text:p>33,800000</text:p>
          </table:table-cell>
          <table:table-cell office:value-type="float" office:value="35.101879448819552" table:formula="of:=[.F4]+[.I4]" table:style-name="ce5">
            <text:p>35,101879</text:p>
          </table:table-cell>
          <table:table-cell office:value-type="float" office:value="34.754367201426" table:formula="of:=AVERAGE([.$K4:.GO4])" table:style-name="ce5">
            <text:p>34,754367</text:p>
          </table:table-cell>
          <table:table-cell table:number-columns-repeated="2" table:style-name="ce7"/>
          <table:table-cell office:value-type="float" office:value="0.34751224739355535" table:formula="of:=STDEV([.$K4:.GO4])" table:style-name="ce5">
            <text:p>0,347512</text:p>
          </table:table-cell>
          <table:table-cell office:value-type="float" office:value="32.626666999999998" table:style-name="ce11">
            <text:p>32,626667</text:p>
          </table:table-cell>
          <table:table-cell office:value-type="float" office:value="34.735999999999997" table:style-name="ce13">
            <text:p>34,736000</text:p>
          </table:table-cell>
          <table:table-cell office:value-type="float" office:value="35.130666666666997" table:style-name="ce13">
            <text:p>35,130667</text:p>
          </table:table-cell>
          <table:table-cell office:value-type="float" office:value="34.562666666666999" table:style-name="ce13">
            <text:p>34,562667</text:p>
          </table:table-cell>
          <table:table-cell office:value-type="float" office:value="34.392000000000003" table:style-name="ce13">
            <text:p>34,392000</text:p>
          </table:table-cell>
          <table:table-cell office:value-type="float" office:value="35.374222222222002" table:style-name="ce13">
            <text:p>35,374222</text:p>
          </table:table-cell>
          <table:table-cell office:value-type="float" office:value="34.872" table:style-name="ce13">
            <text:p>34,872000</text:p>
          </table:table-cell>
          <table:table-cell office:value-type="float" office:value="34.172444444443997" table:style-name="ce13">
            <text:p>34,172444</text:p>
          </table:table-cell>
          <table:table-cell office:value-type="float" office:value="34.992888888888999" table:style-name="ce13">
            <text:p>34,992889</text:p>
          </table:table-cell>
          <table:table-cell office:value-type="float" office:value="34.826666666667002" table:style-name="ce13">
            <text:p>34,826667</text:p>
          </table:table-cell>
          <table:table-cell office:value-type="float" office:value="34.939555555555998" table:style-name="ce13">
            <text:p>34,939556</text:p>
          </table:table-cell>
          <table:table-cell office:value-type="float" office:value="35.433777777777998" table:style-name="ce13">
            <text:p>35,433778</text:p>
          </table:table-cell>
          <table:table-cell office:value-type="float" office:value="34.837333333333" table:style-name="ce13">
            <text:p>34,837333</text:p>
          </table:table-cell>
          <table:table-cell office:value-type="float" office:value="35.322666666666997" table:style-name="ce13">
            <text:p>35,322667</text:p>
          </table:table-cell>
          <table:table-cell office:value-type="float" office:value="34.704888888889002" table:style-name="ce13">
            <text:p>34,704889</text:p>
          </table:table-cell>
          <table:table-cell office:value-type="float" office:value="35.501333333333001" table:style-name="ce13">
            <text:p>35,501333</text:p>
          </table:table-cell>
          <table:table-cell office:value-type="float" office:value="34.900444444443998" table:style-name="ce13">
            <text:p>34,900444</text:p>
          </table:table-cell>
          <table:table-cell office:value-type="float" office:value="34.782222222222003" table:style-name="ce13">
            <text:p>34,782222</text:p>
          </table:table-cell>
          <table:table-cell office:value-type="float" office:value="34.268444444444" table:style-name="ce13">
            <text:p>34,268444</text:p>
          </table:table-cell>
          <table:table-cell office:value-type="float" office:value="34.930666666667001" table:style-name="ce13">
            <text:p>34,930667</text:p>
          </table:table-cell>
          <table:table-cell office:value-type="float" office:value="34.275555555555997" table:style-name="ce13">
            <text:p>34,275556</text:p>
          </table:table-cell>
          <table:table-cell office:value-type="float" office:value="34.506666666667002" table:style-name="ce13">
            <text:p>34,506667</text:p>
          </table:table-cell>
          <table:table-cell office:value-type="float" office:value="34.666666666666998" table:style-name="ce13">
            <text:p>34,666667</text:p>
          </table:table-cell>
          <table:table-cell office:value-type="float" office:value="34.957333333332997" table:style-name="ce13">
            <text:p>34,957333</text:p>
          </table:table-cell>
          <table:table-cell office:value-type="float" office:value="34.359111111110998" table:style-name="ce13">
            <text:p>34,359111</text:p>
          </table:table-cell>
          <table:table-cell office:value-type="float" office:value="33.994666666667001" table:style-name="ce13">
            <text:p>33,994667</text:p>
          </table:table-cell>
          <table:table-cell office:value-type="float" office:value="34.756444444444" table:style-name="ce13">
            <text:p>34,756444</text:p>
          </table:table-cell>
          <table:table-cell office:value-type="float" office:value="34.477333333333" table:style-name="ce13">
            <text:p>34,477333</text:p>
          </table:table-cell>
          <table:table-cell office:value-type="float" office:value="35.064" table:style-name="ce13">
            <text:p>35,064000</text:p>
          </table:table-cell>
          <table:table-cell office:value-type="float" office:value="35.136888888888997" table:style-name="ce13">
            <text:p>35,136889</text:p>
          </table:table-cell>
          <table:table-cell office:value-type="float" office:value="34.907555555556002" table:style-name="ce13">
            <text:p>34,907556</text:p>
          </table:table-cell>
          <table:table-cell office:value-type="float" office:value="34.440888888888999" table:style-name="ce13">
            <text:p>34,440889</text:p>
          </table:table-cell>
          <table:table-cell office:value-type="float" office:value="34.728000000000002" table:style-name="ce13">
            <text:p>34,728000</text:p>
          </table:table-cell>
          <table:table-cell office:value-type="float" office:value="34.990222222222002" table:style-name="ce13">
            <text:p>34,990222</text:p>
          </table:table-cell>
          <table:table-cell office:value-type="float" office:value="34.769777777778003" table:style-name="ce13">
            <text:p>34,769778</text:p>
          </table:table-cell>
          <table:table-cell office:value-type="float" office:value="35.448" table:style-name="ce13">
            <text:p>35,448000</text:p>
          </table:table-cell>
          <table:table-cell office:value-type="float" office:value="34.757333333333001" table:style-name="ce13">
            <text:p>34,757333</text:p>
          </table:table-cell>
          <table:table-cell office:value-type="float" office:value="34.709333333332999" table:style-name="ce13">
            <text:p>34,709333</text:p>
          </table:table-cell>
          <table:table-cell office:value-type="float" office:value="34.374222222222002" table:style-name="ce13">
            <text:p>34,374222</text:p>
          </table:table-cell>
          <table:table-cell office:value-type="float" office:value="34.687111111111001" table:style-name="ce13">
            <text:p>34,687111</text:p>
          </table:table-cell>
          <table:table-cell office:value-type="float" office:value="34.693333333333001" table:style-name="ce13">
            <text:p>34,693333</text:p>
          </table:table-cell>
          <table:table-cell office:value-type="float" office:value="34.395555555556001" table:style-name="ce13">
            <text:p>34,395556</text:p>
          </table:table-cell>
          <table:table-cell office:value-type="float" office:value="34.944000000000003" table:style-name="ce13">
            <text:p>34,944000</text:p>
          </table:table-cell>
          <table:table-cell office:value-type="float" office:value="34.718222222222003" table:style-name="ce13">
            <text:p>34,718222</text:p>
          </table:table-cell>
          <table:table-cell office:value-type="float" office:value="34.133333333332999" table:style-name="ce13">
            <text:p>34,133333</text:p>
          </table:table-cell>
          <table:table-cell office:value-type="float" office:value="34.347555555555999" table:style-name="ce13">
            <text:p>34,347556</text:p>
          </table:table-cell>
          <table:table-cell office:value-type="float" office:value="34.711111111111002" table:style-name="ce13">
            <text:p>34,711111</text:p>
          </table:table-cell>
          <table:table-cell office:value-type="float" office:value="34.717333333333002" table:style-name="ce13">
            <text:p>34,717333</text:p>
          </table:table-cell>
          <table:table-cell office:value-type="float" office:value="35.304888888889003" table:style-name="ce13">
            <text:p>35,304889</text:p>
          </table:table-cell>
          <table:table-cell office:value-type="float" office:value="34.077333333333002" table:style-name="ce13">
            <text:p>34,077333</text:p>
          </table:table-cell>
          <table:table-cell office:value-type="float" office:value="35.087111111111" table:style-name="ce13">
            <text:p>35,087111</text:p>
          </table:table-cell>
          <table:table-cell office:value-type="float" office:value="34.708444444443998" table:style-name="ce13">
            <text:p>34,708444</text:p>
          </table:table-cell>
          <table:table-cell office:value-type="float" office:value="34.822222222222003" table:style-name="ce13">
            <text:p>34,822222</text:p>
          </table:table-cell>
          <table:table-cell office:value-type="float" office:value="35.107555555555997" table:style-name="ce13">
            <text:p>35,107556</text:p>
          </table:table-cell>
          <table:table-cell office:value-type="float" office:value="34.815111111111001" table:style-name="ce13">
            <text:p>34,815111</text:p>
          </table:table-cell>
          <table:table-cell office:value-type="float" office:value="34.846222222222003" table:style-name="ce13">
            <text:p>34,846222</text:p>
          </table:table-cell>
          <table:table-cell office:value-type="float" office:value="34.600888888889003" table:style-name="ce13">
            <text:p>34,600889</text:p>
          </table:table-cell>
          <table:table-cell office:value-type="float" office:value="34.805333333333003" table:style-name="ce13">
            <text:p>34,805333</text:p>
          </table:table-cell>
          <table:table-cell office:value-type="float" office:value="34.548444444444002" table:style-name="ce13">
            <text:p>34,548444</text:p>
          </table:table-cell>
          <table:table-cell office:value-type="float" office:value="34.887111111110997" table:style-name="ce13">
            <text:p>34,887111</text:p>
          </table:table-cell>
          <table:table-cell office:value-type="float" office:value="34.938666666666997" table:style-name="ce13">
            <text:p>34,938667</text:p>
          </table:table-cell>
          <table:table-cell office:value-type="float" office:value="35.174222222221999" table:style-name="ce13">
            <text:p>35,174222</text:p>
          </table:table-cell>
          <table:table-cell office:value-type="float" office:value="34.607111111111003" table:style-name="ce13">
            <text:p>34,607111</text:p>
          </table:table-cell>
          <table:table-cell office:value-type="float" office:value="34.520888888888997" table:style-name="ce13">
            <text:p>34,520889</text:p>
          </table:table-cell>
          <table:table-cell office:value-type="float" office:value="34.472888888889003" table:style-name="ce13">
            <text:p>34,472889</text:p>
          </table:table-cell>
          <table:table-cell office:value-type="float" office:value="34.799999999999997" table:style-name="ce13">
            <text:p>34,800000</text:p>
          </table:table-cell>
          <table:table-cell office:value-type="float" office:value="34.576000000000001" table:style-name="ce13">
            <text:p>34,576000</text:p>
          </table:table-cell>
          <table:table-cell office:value-type="float" office:value="35.264000000000003" table:style-name="ce13">
            <text:p>35,264000</text:p>
          </table:table-cell>
          <table:table-cell office:value-type="float" office:value="35.086222222221998" table:style-name="ce13">
            <text:p>35,086222</text:p>
          </table:table-cell>
          <table:table-cell office:value-type="float" office:value="34.885333333333001" table:style-name="ce13">
            <text:p>34,885333</text:p>
          </table:table-cell>
          <table:table-cell office:value-type="float" office:value="34.291555555556002" table:style-name="ce13">
            <text:p>34,291556</text:p>
          </table:table-cell>
          <table:table-cell office:value-type="float" office:value="34.423999999999999" table:style-name="ce13">
            <text:p>34,424000</text:p>
          </table:table-cell>
          <table:table-cell office:value-type="float" office:value="35.631999999999998" table:style-name="ce13">
            <text:p>35,632000</text:p>
          </table:table-cell>
          <table:table-cell office:value-type="float" office:value="34.944888888888997" table:style-name="ce13">
            <text:p>34,944889</text:p>
          </table:table-cell>
          <table:table-cell office:value-type="float" office:value="35.268444444444" table:style-name="ce13">
            <text:p>35,268444</text:p>
          </table:table-cell>
          <table:table-cell office:value-type="float" office:value="35.021333333332997" table:style-name="ce13">
            <text:p>35,021333</text:p>
          </table:table-cell>
          <table:table-cell office:value-type="float" office:value="35.229333333333003" table:style-name="ce13">
            <text:p>35,229333</text:p>
          </table:table-cell>
          <table:table-cell office:value-type="float" office:value="34.904888888888998" table:style-name="ce13">
            <text:p>34,904889</text:p>
          </table:table-cell>
          <table:table-cell office:value-type="float" office:value="34.959111111111" table:style-name="ce13">
            <text:p>34,959111</text:p>
          </table:table-cell>
          <table:table-cell office:value-type="float" office:value="34.205333333333002" table:style-name="ce13">
            <text:p>34,205333</text:p>
          </table:table-cell>
          <table:table-cell office:value-type="float" office:value="35.072888888888997" table:style-name="ce13">
            <text:p>35,072889</text:p>
          </table:table-cell>
          <table:table-cell office:value-type="float" office:value="34.123555555556003" table:style-name="ce13">
            <text:p>34,123556</text:p>
          </table:table-cell>
          <table:table-cell office:value-type="float" office:value="34.865777777778" table:style-name="ce13">
            <text:p>34,865778</text:p>
          </table:table-cell>
          <table:table-cell office:value-type="float" office:value="35.053333333333001" table:style-name="ce13">
            <text:p>35,053333</text:p>
          </table:table-cell>
          <table:table-cell office:value-type="float" office:value="34.820444444444" table:style-name="ce13">
            <text:p>34,820444</text:p>
          </table:table-cell>
          <table:table-cell office:value-type="float" office:value="34.758222222222003" table:style-name="ce13">
            <text:p>34,758222</text:p>
          </table:table-cell>
          <table:table-cell office:value-type="float" office:value="34.678222222221997" table:style-name="ce13">
            <text:p>34,678222</text:p>
          </table:table-cell>
          <table:table-cell office:value-type="float" office:value="34.077333333333002" table:style-name="ce13">
            <text:p>34,077333</text:p>
          </table:table-cell>
          <table:table-cell office:value-type="float" office:value="34.262222222222" table:style-name="ce13">
            <text:p>34,262222</text:p>
          </table:table-cell>
          <table:table-cell office:value-type="float" office:value="34.375999999999998" table:style-name="ce13">
            <text:p>34,376000</text:p>
          </table:table-cell>
          <table:table-cell office:value-type="float" office:value="34.409777777777997" table:style-name="ce13">
            <text:p>34,409778</text:p>
          </table:table-cell>
          <table:table-cell office:value-type="float" office:value="35.069333333332999" table:style-name="ce13">
            <text:p>35,069333</text:p>
          </table:table-cell>
          <table:table-cell office:value-type="float" office:value="34.714666666667" table:style-name="ce13">
            <text:p>34,714667</text:p>
          </table:table-cell>
          <table:table-cell office:value-type="float" office:value="35.170666666667003" table:style-name="ce13">
            <text:p>35,170667</text:p>
          </table:table-cell>
          <table:table-cell office:value-type="float" office:value="34.384" table:style-name="ce13">
            <text:p>34,384000</text:p>
          </table:table-cell>
          <table:table-cell office:value-type="float" office:value="34.546666666667001" table:style-name="ce13">
            <text:p>34,546667</text:p>
          </table:table-cell>
          <table:table-cell office:value-type="float" office:value="34.550222222221997" table:style-name="ce13">
            <text:p>34,550222</text:p>
          </table:table-cell>
          <table:table-cell office:value-type="float" office:value="34.518222222222001" table:style-name="ce13">
            <text:p>34,518222</text:p>
          </table:table-cell>
          <table:table-cell office:value-type="float" office:value="35.196444444443998" table:style-name="ce13">
            <text:p>35,196444</text:p>
          </table:table-cell>
          <table:table-cell office:value-type="float" office:value="34.605333333333" table:style-name="ce13">
            <text:p>34,605333</text:p>
          </table:table-cell>
          <table:table-cell office:value-type="float" office:value="35.087111111111" table:style-name="ce13">
            <text:p>35,087111</text:p>
          </table:table-cell>
          <table:table-cell office:value-type="float" office:value="34.751111111111001" table:style-name="ce13">
            <text:p>34,751111</text:p>
          </table:table-cell>
          <table:table-cell office:value-type="float" office:value="35.106666666667003" table:style-name="ce13">
            <text:p>35,106667</text:p>
          </table:table-cell>
          <table:table-cell office:value-type="float" office:value="34.534222222221999" table:style-name="ce13">
            <text:p>34,534222</text:p>
          </table:table-cell>
          <table:table-cell office:value-type="float" office:value="34.982222222221999" table:style-name="ce13">
            <text:p>34,982222</text:p>
          </table:table-cell>
          <table:table-cell office:value-type="float" office:value="33.799999999999997" table:style-name="ce13">
            <text:p>33,800000</text:p>
          </table:table-cell>
          <table:table-cell office:value-type="float" office:value="34.845333333333002" table:style-name="ce13">
            <text:p>34,845333</text:p>
          </table:table-cell>
          <table:table-cell office:value-type="float" office:value="34.460444444444001" table:style-name="ce13">
            <text:p>34,460444</text:p>
          </table:table-cell>
          <table:table-cell office:value-type="float" office:value="34.730666666666998" table:style-name="ce13">
            <text:p>34,730667</text:p>
          </table:table-cell>
          <table:table-cell office:value-type="float" office:value="34.924444444443999" table:style-name="ce13">
            <text:p>34,924444</text:p>
          </table:table-cell>
          <table:table-cell office:value-type="float" office:value="35.257777777778003" table:style-name="ce13">
            <text:p>35,257778</text:p>
          </table:table-cell>
          <table:table-cell office:value-type="float" office:value="34.606222222222002" table:style-name="ce13">
            <text:p>34,606222</text:p>
          </table:table-cell>
          <table:table-cell office:value-type="float" office:value="34.650666666667" table:style-name="ce13">
            <text:p>34,650667</text:p>
          </table:table-cell>
          <table:table-cell office:value-type="float" office:value="34.778666666667" table:style-name="ce13">
            <text:p>34,778667</text:p>
          </table:table-cell>
          <table:table-cell office:value-type="float" office:value="35.070222222222" table:style-name="ce13">
            <text:p>35,070222</text:p>
          </table:table-cell>
          <table:table-cell office:value-type="float" office:value="33.987555555556" table:style-name="ce13">
            <text:p>33,987556</text:p>
          </table:table-cell>
          <table:table-cell office:value-type="float" office:value="33.918222222221999" table:style-name="ce13">
            <text:p>33,918222</text:p>
          </table:table-cell>
          <table:table-cell office:value-type="float" office:value="34.919111111111" table:style-name="ce13">
            <text:p>34,919111</text:p>
          </table:table-cell>
          <table:table-cell office:value-type="float" office:value="34.752888888888997" table:style-name="ce13">
            <text:p>34,752889</text:p>
          </table:table-cell>
          <table:table-cell office:value-type="float" office:value="35.195555555555998" table:style-name="ce13">
            <text:p>35,195556</text:p>
          </table:table-cell>
          <table:table-cell office:value-type="float" office:value="35.231999999999999" table:style-name="ce13">
            <text:p>35,232000</text:p>
          </table:table-cell>
          <table:table-cell office:value-type="float" office:value="35.351999999999997" table:style-name="ce13">
            <text:p>35,352000</text:p>
          </table:table-cell>
          <table:table-cell office:value-type="float" office:value="34.744888888889001" table:style-name="ce13">
            <text:p>34,744889</text:p>
          </table:table-cell>
          <table:table-cell office:value-type="float" office:value="34.718222222222003" table:style-name="ce13">
            <text:p>34,718222</text:p>
          </table:table-cell>
          <table:table-cell office:value-type="float" office:value="34.761777777778001" table:style-name="ce13">
            <text:p>34,761778</text:p>
          </table:table-cell>
          <table:table-cell office:value-type="float" office:value="35.119999999999997" table:style-name="ce13">
            <text:p>35,120000</text:p>
          </table:table-cell>
          <table:table-cell office:value-type="float" office:value="35.419555555556002" table:style-name="ce13">
            <text:p>35,419556</text:p>
          </table:table-cell>
          <table:table-cell office:value-type="float" office:value="34.669333333333" table:style-name="ce13">
            <text:p>34,669333</text:p>
          </table:table-cell>
          <table:table-cell office:value-type="float" office:value="35.053333333333001" table:style-name="ce13">
            <text:p>35,053333</text:p>
          </table:table-cell>
          <table:table-cell office:value-type="float" office:value="34.088888888889002" table:style-name="ce13">
            <text:p>34,088889</text:p>
          </table:table-cell>
          <table:table-cell office:value-type="float" office:value="34.402666666667002" table:style-name="ce13">
            <text:p>34,402667</text:p>
          </table:table-cell>
          <table:table-cell office:value-type="float" office:value="35.144888888889" table:style-name="ce13">
            <text:p>35,144889</text:p>
          </table:table-cell>
          <table:table-cell office:value-type="float" office:value="35.231111111110998" table:style-name="ce13">
            <text:p>35,231111</text:p>
          </table:table-cell>
          <table:table-cell office:value-type="float" office:value="34.386666666666997" table:style-name="ce13">
            <text:p>34,386667</text:p>
          </table:table-cell>
          <table:table-cell office:value-type="float" office:value="34.616888888889001" table:style-name="ce13">
            <text:p>34,616889</text:p>
          </table:table-cell>
          <table:table-cell office:value-type="float" office:value="34.698666666667002" table:style-name="ce13">
            <text:p>34,698667</text:p>
          </table:table-cell>
          <table:table-cell office:value-type="float" office:value="34.113777777777997" table:style-name="ce13">
            <text:p>34,113778</text:p>
          </table:table-cell>
          <table:table-cell office:value-type="float" office:value="34.679111111110998" table:style-name="ce13">
            <text:p>34,679111</text:p>
          </table:table-cell>
          <table:table-cell office:value-type="float" office:value="34.488888888889001" table:style-name="ce13">
            <text:p>34,488889</text:p>
          </table:table-cell>
          <table:table-cell office:value-type="float" office:value="34.401777777778001" table:style-name="ce13">
            <text:p>34,401778</text:p>
          </table:table-cell>
          <table:table-cell office:value-type="float" office:value="34.654222222222003" table:style-name="ce13">
            <text:p>34,654222</text:p>
          </table:table-cell>
          <table:table-cell office:value-type="float" office:value="35.018666666667002" table:style-name="ce13">
            <text:p>35,018667</text:p>
          </table:table-cell>
          <table:table-cell office:value-type="float" office:value="34.506666666667002" table:style-name="ce13">
            <text:p>34,506667</text:p>
          </table:table-cell>
          <table:table-cell office:value-type="float" office:value="34.521777777777999" table:style-name="ce13">
            <text:p>34,521778</text:p>
          </table:table-cell>
          <table:table-cell office:value-type="float" office:value="34.636444444444002" table:style-name="ce13">
            <text:p>34,636444</text:p>
          </table:table-cell>
          <table:table-cell office:value-type="float" office:value="34.426666666667003" table:style-name="ce13">
            <text:p>34,426667</text:p>
          </table:table-cell>
          <table:table-cell office:value-type="float" office:value="34.234666666667003" table:style-name="ce13">
            <text:p>34,234667</text:p>
          </table:table-cell>
          <table:table-cell office:value-type="float" office:value="35.218666666666998" table:style-name="ce13">
            <text:p>35,218667</text:p>
          </table:table-cell>
          <table:table-cell office:value-type="float" office:value="35.100444444444001" table:style-name="ce13">
            <text:p>35,100444</text:p>
          </table:table-cell>
          <table:table-cell office:value-type="float" office:value="34.96" table:style-name="ce13">
            <text:p>34,960000</text:p>
          </table:table-cell>
          <table:table-cell office:value-type="float" office:value="35.362666666667003" table:style-name="ce13">
            <text:p>35,362667</text:p>
          </table:table-cell>
          <table:table-cell office:value-type="float" office:value="34.443555555556003" table:style-name="ce13">
            <text:p>34,443556</text:p>
          </table:table-cell>
          <table:table-cell office:value-type="float" office:value="34.860444444443999" table:style-name="ce13">
            <text:p>34,860444</text:p>
          </table:table-cell>
          <table:table-cell office:value-type="float" office:value="34.782222222222003" table:style-name="ce13">
            <text:p>34,782222</text:p>
          </table:table-cell>
          <table:table-cell office:value-type="float" office:value="34.405333333332997" table:style-name="ce13">
            <text:p>34,405333</text:p>
          </table:table-cell>
          <table:table-cell office:value-type="float" office:value="35.027555555555999" table:style-name="ce13">
            <text:p>35,027556</text:p>
          </table:table-cell>
          <table:table-cell office:value-type="float" office:value="35.268444444444" table:style-name="ce13">
            <text:p>35,268444</text:p>
          </table:table-cell>
          <table:table-cell office:value-type="float" office:value="34.757333333333001" table:style-name="ce13">
            <text:p>34,757333</text:p>
          </table:table-cell>
          <table:table-cell office:value-type="float" office:value="34.44" table:style-name="ce13">
            <text:p>34,440000</text:p>
          </table:table-cell>
          <table:table-cell office:value-type="float" office:value="34.649777777777999" table:style-name="ce13">
            <text:p>34,649778</text:p>
          </table:table-cell>
          <table:table-cell office:value-type="float" office:value="34.247999999999998" table:style-name="ce13">
            <text:p>34,248000</text:p>
          </table:table-cell>
          <table:table-cell office:value-type="float" office:value="34.904000000000003" table:style-name="ce13">
            <text:p>34,904000</text:p>
          </table:table-cell>
          <table:table-cell office:value-type="float" office:value="34.323555555555998" table:style-name="ce13">
            <text:p>34,323556</text:p>
          </table:table-cell>
          <table:table-cell office:value-type="float" office:value="34.420444444444001" table:style-name="ce13">
            <text:p>34,420444</text:p>
          </table:table-cell>
          <table:table-cell office:value-type="float" office:value="34.911111111110998" table:style-name="ce13">
            <text:p>34,911111</text:p>
          </table:table-cell>
          <table:table-cell office:value-type="float" office:value="34.590222222222003" table:style-name="ce13">
            <text:p>34,590222</text:p>
          </table:table-cell>
          <table:table-cell office:value-type="float" office:value="35.023111111111" table:style-name="ce13">
            <text:p>35,023111</text:p>
          </table:table-cell>
          <table:table-cell office:value-type="float" office:value="34.950222222222003" table:style-name="ce13">
            <text:p>34,950222</text:p>
          </table:table-cell>
          <table:table-cell office:value-type="float" office:value="34.908444444444001" table:style-name="ce13">
            <text:p>34,908444</text:p>
          </table:table-cell>
          <table:table-cell office:value-type="float" office:value="34.894222222221998" table:style-name="ce13">
            <text:p>34,894222</text:p>
          </table:table-cell>
          <table:table-cell office:value-type="float" office:value="34.669333333333" table:style-name="ce13">
            <text:p>34,669333</text:p>
          </table:table-cell>
          <table:table-cell office:value-type="float" office:value="34.887999999999998" table:style-name="ce13">
            <text:p>34,888000</text:p>
          </table:table-cell>
          <table:table-cell office:value-type="float" office:value="34.527111111110997" table:style-name="ce13">
            <text:p>34,527111</text:p>
          </table:table-cell>
          <table:table-cell office:value-type="float" office:value="34.641777777778003" table:style-name="ce13">
            <text:p>34,641778</text:p>
          </table:table-cell>
          <table:table-cell office:value-type="float" office:value="35.063111111110999" table:style-name="ce13">
            <text:p>35,063111</text:p>
          </table:table-cell>
          <table:table-cell office:value-type="float" office:value="34.897777777778003" table:style-name="ce13">
            <text:p>34,897778</text:p>
          </table:table-cell>
          <table:table-cell office:value-type="float" office:value="34.825777777778001" table:style-name="ce13">
            <text:p>34,825778</text:p>
          </table:table-cell>
          <table:table-cell office:value-type="float" office:value="34.971555555556002" table:style-name="ce13">
            <text:p>34,971556</text:p>
          </table:table-cell>
          <table:table-cell office:value-type="float" office:value="34.207999999999998" table:style-name="ce13">
            <text:p>34,208000</text:p>
          </table:table-cell>
          <table:table-cell office:value-type="float" office:value="35.248888888888999" table:style-name="ce13">
            <text:p>35,248889</text:p>
          </table:table-cell>
          <table:table-cell office:value-type="float" office:value="34.777777777777999" table:style-name="ce13">
            <text:p>34,777778</text:p>
          </table:table-cell>
          <table:table-cell office:value-type="float" office:value="35.005333333332999" table:style-name="ce13">
            <text:p>35,005333</text:p>
          </table:table-cell>
          <table:table-cell office:value-type="float" office:value="34.891555555556003" table:style-name="ce13">
            <text:p>34,891556</text:p>
          </table:table-cell>
          <table:table-cell office:value-type="float" office:value="34.500444444444" table:style-name="ce13">
            <text:p>34,500444</text:p>
          </table:table-cell>
          <table:table-cell office:value-type="float" office:value="34.301333333332998" table:style-name="ce13">
            <text:p>34,301333</text:p>
          </table:table-cell>
          <table:table-cell office:value-type="float" office:value="34.971555555556002" table:style-name="ce13">
            <text:p>34,971556</text:p>
          </table:table-cell>
          <table:table-cell office:value-type="float" office:value="34.284444444443999" table:style-name="ce13">
            <text:p>34,284444</text:p>
          </table:table-cell>
          <table:table-cell office:value-type="float" office:value="34.841777777777999" table:style-name="ce13">
            <text:p>34,841778</text:p>
          </table:table-cell>
          <table:table-cell table:number-columns-repeated="16187"/>
        </table:table-row>
        <table:table-row table:style-name="ro2">
          <table:table-cell office:value-type="string" table:style-name="ce2">
            <text:p>instance04</text:p>
          </table:table-cell>
          <table:table-cell office:value-type="float" office:value="8.2929889059795485" table:formula="of:=[.F5]-[.I5]" table:style-name="ce5">
            <text:p>8,292989</text:p>
          </table:table-cell>
          <table:table-cell office:value-type="float" office:value="8.5623853211008996" table:formula="of:=MAX([.$K5:.GO5])" table:style-name="ce5">
            <text:p>8,562385</text:p>
          </table:table-cell>
          <table:table-cell office:value-type="float" office:value="8.1433490000000006" table:formula="of:=MIN([.$K5:.GN5])" table:style-name="ce5">
            <text:p>8,143349</text:p>
          </table:table-cell>
          <table:table-cell office:value-type="float" office:value="8.4461074037883925" table:formula="of:=[.F5]+[.I5]" table:style-name="ce5">
            <text:p>8,446107</text:p>
          </table:table-cell>
          <table:table-cell office:value-type="float" office:value="8.3695481548839705" table:formula="of:=AVERAGE([.$K5:.GO5])" table:style-name="ce5">
            <text:p>8,369548</text:p>
          </table:table-cell>
          <table:table-cell table:number-columns-repeated="2" table:style-name="ce7"/>
          <table:table-cell office:value-type="float" office:value="7.6559248904421895E-2" table:formula="of:=STDEV([.$K5:.GO5])" table:style-name="ce5">
            <text:p>0,076559</text:p>
          </table:table-cell>
          <table:table-cell office:value-type="float" office:value="7.7172020000000003" table:style-name="ce11">
            <text:p>7,717202</text:p>
          </table:table-cell>
          <table:table-cell office:value-type="float" office:value="8.2591743119265999" table:style-name="ce13">
            <text:p>8,259174</text:p>
          </table:table-cell>
          <table:table-cell office:value-type="float" office:value="8.2967889908257" table:style-name="ce13">
            <text:p>8,296789</text:p>
          </table:table-cell>
          <table:table-cell office:value-type="float" office:value="8.2798165137614994" table:style-name="ce13">
            <text:p>8,279817</text:p>
          </table:table-cell>
          <table:table-cell office:value-type="float" office:value="8.3566513761468002" table:style-name="ce13">
            <text:p>8,356651</text:p>
          </table:table-cell>
          <table:table-cell office:value-type="float" office:value="8.4050458715596008" table:style-name="ce13">
            <text:p>8,405046</text:p>
          </table:table-cell>
          <table:table-cell office:value-type="float" office:value="8.2942660550459006" table:style-name="ce13">
            <text:p>8,294266</text:p>
          </table:table-cell>
          <table:table-cell office:value-type="float" office:value="8.3672018348623993" table:style-name="ce13">
            <text:p>8,367202</text:p>
          </table:table-cell>
          <table:table-cell office:value-type="float" office:value="8.3892201834862004" table:style-name="ce13">
            <text:p>8,389220</text:p>
          </table:table-cell>
          <table:table-cell office:value-type="float" office:value="8.2286697247706009" table:style-name="ce13">
            <text:p>8,228670</text:p>
          </table:table-cell>
          <table:table-cell office:value-type="float" office:value="8.1837155963303001" table:style-name="ce13">
            <text:p>8,183716</text:p>
          </table:table-cell>
          <table:table-cell office:value-type="float" office:value="8.3231651376146996" table:style-name="ce13">
            <text:p>8,323165</text:p>
          </table:table-cell>
          <table:table-cell office:value-type="float" office:value="8.3633027522936008" table:style-name="ce13">
            <text:p>8,363303</text:p>
          </table:table-cell>
          <table:table-cell office:value-type="float" office:value="8.343119266055" table:style-name="ce13">
            <text:p>8,343119</text:p>
          </table:table-cell>
          <table:table-cell office:value-type="float" office:value="8.4389908256880997" table:style-name="ce13">
            <text:p>8,438991</text:p>
          </table:table-cell>
          <table:table-cell office:value-type="float" office:value="8.2612385321101005" table:style-name="ce13">
            <text:p>8,261239</text:p>
          </table:table-cell>
          <table:table-cell office:value-type="float" office:value="8.4071100917430996" table:style-name="ce13">
            <text:p>8,407110</text:p>
          </table:table-cell>
          <table:table-cell office:value-type="float" office:value="8.3197247706421997" table:style-name="ce13">
            <text:p>8,319725</text:p>
          </table:table-cell>
          <table:table-cell office:value-type="float" office:value="8.3557339449540997" table:style-name="ce13">
            <text:p>8,355734</text:p>
          </table:table-cell>
          <table:table-cell office:value-type="float" office:value="8.3598623853210992" table:style-name="ce13">
            <text:p>8,359862</text:p>
          </table:table-cell>
          <table:table-cell office:value-type="float" office:value="8.3743119266055004" table:style-name="ce13">
            <text:p>8,374312</text:p>
          </table:table-cell>
          <table:table-cell office:value-type="float" office:value="8.343119266055" table:style-name="ce13">
            <text:p>8,343119</text:p>
          </table:table-cell>
          <table:table-cell office:value-type="float" office:value="8.4295871559633007" table:style-name="ce13">
            <text:p>8,429587</text:p>
          </table:table-cell>
          <table:table-cell office:value-type="float" office:value="8.3098623853211002" table:style-name="ce13">
            <text:p>8,309862</text:p>
          </table:table-cell>
          <table:table-cell office:value-type="float" office:value="8.3314220183486007" table:style-name="ce13">
            <text:p>8,331422</text:p>
          </table:table-cell>
          <table:table-cell office:value-type="float" office:value="8.3268348623853008" table:style-name="ce13">
            <text:p>8,326835</text:p>
          </table:table-cell>
          <table:table-cell office:value-type="float" office:value="8.4146788990826007" table:style-name="ce13">
            <text:p>8,414679</text:p>
          </table:table-cell>
          <table:table-cell office:value-type="float" office:value="8.5243119266055007" table:style-name="ce13">
            <text:p>8,524312</text:p>
          </table:table-cell>
          <table:table-cell office:value-type="float" office:value="8.4369266055046008" table:style-name="ce13">
            <text:p>8,436927</text:p>
          </table:table-cell>
          <table:table-cell office:value-type="float" office:value="8.3587155963303008" table:style-name="ce13">
            <text:p>8,358716</text:p>
          </table:table-cell>
          <table:table-cell office:value-type="float" office:value="8.3059633027522999" table:style-name="ce13">
            <text:p>8,305963</text:p>
          </table:table-cell>
          <table:table-cell office:value-type="float" office:value="8.2316513761468002" table:style-name="ce13">
            <text:p>8,231651</text:p>
          </table:table-cell>
          <table:table-cell office:value-type="float" office:value="8.3509174311927001" table:style-name="ce13">
            <text:p>8,350917</text:p>
          </table:table-cell>
          <table:table-cell office:value-type="float" office:value="8.5543577981650998" table:style-name="ce13">
            <text:p>8,554358</text:p>
          </table:table-cell>
          <table:table-cell office:value-type="float" office:value="8.2779816513761002" table:style-name="ce13">
            <text:p>8,277982</text:p>
          </table:table-cell>
          <table:table-cell office:value-type="float" office:value="8.3172018348624004" table:style-name="ce13">
            <text:p>8,317202</text:p>
          </table:table-cell>
          <table:table-cell office:value-type="float" office:value="8.4" table:style-name="ce13">
            <text:p>8,400000</text:p>
          </table:table-cell>
          <table:table-cell office:value-type="float" office:value="8.4105504587155995" table:style-name="ce13">
            <text:p>8,410550</text:p>
          </table:table-cell>
          <table:table-cell office:value-type="float" office:value="8.4584862385320996" table:style-name="ce13">
            <text:p>8,458486</text:p>
          </table:table-cell>
          <table:table-cell office:value-type="float" office:value="8.3387614678898991" table:style-name="ce13">
            <text:p>8,338761</text:p>
          </table:table-cell>
          <table:table-cell office:value-type="float" office:value="8.3185779816513996" table:style-name="ce13">
            <text:p>8,318578</text:p>
          </table:table-cell>
          <table:table-cell office:value-type="float" office:value="8.4036697247705998" table:style-name="ce13">
            <text:p>8,403670</text:p>
          </table:table-cell>
          <table:table-cell office:value-type="float" office:value="8.3045871559633007" table:style-name="ce13">
            <text:p>8,304587</text:p>
          </table:table-cell>
          <table:table-cell office:value-type="float" office:value="8.3314220183486007" table:style-name="ce13">
            <text:p>8,331422</text:p>
          </table:table-cell>
          <table:table-cell office:value-type="float" office:value="8.4153669724771003" table:style-name="ce13">
            <text:p>8,415367</text:p>
          </table:table-cell>
          <table:table-cell office:value-type="float" office:value="8.4332568807339001" table:style-name="ce13">
            <text:p>8,433257</text:p>
          </table:table-cell>
          <table:table-cell office:value-type="float" office:value="8.3048165137614998" table:style-name="ce13">
            <text:p>8,304817</text:p>
          </table:table-cell>
          <table:table-cell office:value-type="float" office:value="8.3669724770642002" table:style-name="ce13">
            <text:p>8,366972</text:p>
          </table:table-cell>
          <table:table-cell office:value-type="float" office:value="8.4220183486239009" table:style-name="ce13">
            <text:p>8,422018</text:p>
          </table:table-cell>
          <table:table-cell office:value-type="float" office:value="8.3387614678898991" table:style-name="ce13">
            <text:p>8,338761</text:p>
          </table:table-cell>
          <table:table-cell office:value-type="float" office:value="8.3905963302751996" table:style-name="ce13">
            <text:p>8,390596</text:p>
          </table:table-cell>
          <table:table-cell office:value-type="float" office:value="8.4674311926605998" table:style-name="ce13">
            <text:p>8,467431</text:p>
          </table:table-cell>
          <table:table-cell office:value-type="float" office:value="8.3272935779817008" table:style-name="ce13">
            <text:p>8,327294</text:p>
          </table:table-cell>
          <table:table-cell office:value-type="float" office:value="8.3208715596329998" table:style-name="ce13">
            <text:p>8,320872</text:p>
          </table:table-cell>
          <table:table-cell office:value-type="float" office:value="8.3165137614679008" table:style-name="ce13">
            <text:p>8,316514</text:p>
          </table:table-cell>
          <table:table-cell office:value-type="float" office:value="8.3731651376147003" table:style-name="ce13">
            <text:p>8,373165</text:p>
          </table:table-cell>
          <table:table-cell office:value-type="float" office:value="8.3337155963303005" table:style-name="ce13">
            <text:p>8,333716</text:p>
          </table:table-cell>
          <table:table-cell office:value-type="float" office:value="8.3798165137615008" table:style-name="ce13">
            <text:p>8,379817</text:p>
          </table:table-cell>
          <table:table-cell office:value-type="float" office:value="8.4018348623853001" table:style-name="ce13">
            <text:p>8,401835</text:p>
          </table:table-cell>
          <table:table-cell office:value-type="float" office:value="8.3169724770641995" table:style-name="ce13">
            <text:p>8,316972</text:p>
          </table:table-cell>
          <table:table-cell office:value-type="float" office:value="8.2912844036696995" table:style-name="ce13">
            <text:p>8,291284</text:p>
          </table:table-cell>
          <table:table-cell office:value-type="float" office:value="8.3864678899082996" table:style-name="ce13">
            <text:p>8,386468</text:p>
          </table:table-cell>
          <table:table-cell office:value-type="float" office:value="8.4247706422017998" table:style-name="ce13">
            <text:p>8,424771</text:p>
          </table:table-cell>
          <table:table-cell office:value-type="float" office:value="8.4279816513761006" table:style-name="ce13">
            <text:p>8,427982</text:p>
          </table:table-cell>
          <table:table-cell office:value-type="float" office:value="8.2598623853210995" table:style-name="ce13">
            <text:p>8,259862</text:p>
          </table:table-cell>
          <table:table-cell office:value-type="float" office:value="8.2974770642201996" table:style-name="ce13">
            <text:p>8,297477</text:p>
          </table:table-cell>
          <table:table-cell office:value-type="float" office:value="8.3947247706422008" table:style-name="ce13">
            <text:p>8,394725</text:p>
          </table:table-cell>
          <table:table-cell office:value-type="float" office:value="8.3768348623852997" table:style-name="ce13">
            <text:p>8,376835</text:p>
          </table:table-cell>
          <table:table-cell office:value-type="float" office:value="8.4415137614679008" table:style-name="ce13">
            <text:p>8,441514</text:p>
          </table:table-cell>
          <table:table-cell office:value-type="float" office:value="8.4155963302751999" table:style-name="ce13">
            <text:p>8,415596</text:p>
          </table:table-cell>
          <table:table-cell office:value-type="float" office:value="8.4029816513761002" table:style-name="ce13">
            <text:p>8,402982</text:p>
          </table:table-cell>
          <table:table-cell office:value-type="float" office:value="8.4327981651375996" table:style-name="ce13">
            <text:p>8,432798</text:p>
          </table:table-cell>
          <table:table-cell office:value-type="float" office:value="8.4353211009174007" table:style-name="ce13">
            <text:p>8,435321</text:p>
          </table:table-cell>
          <table:table-cell office:value-type="float" office:value="8.4126146788991001" table:style-name="ce13">
            <text:p>8,412615</text:p>
          </table:table-cell>
          <table:table-cell office:value-type="float" office:value="8.2366972477064007" table:style-name="ce13">
            <text:p>8,236697</text:p>
          </table:table-cell>
          <table:table-cell office:value-type="float" office:value="8.4465596330274995" table:style-name="ce13">
            <text:p>8,446560</text:p>
          </table:table-cell>
          <table:table-cell office:value-type="float" office:value="8.4233944954128006" table:style-name="ce13">
            <text:p>8,423394</text:p>
          </table:table-cell>
          <table:table-cell office:value-type="float" office:value="8.4538990825687996" table:style-name="ce13">
            <text:p>8,453899</text:p>
          </table:table-cell>
          <table:table-cell office:value-type="float" office:value="8.3557339449540997" table:style-name="ce13">
            <text:p>8,355734</text:p>
          </table:table-cell>
          <table:table-cell office:value-type="float" office:value="8.5623853211008996" table:style-name="ce13">
            <text:p>8,562385</text:p>
          </table:table-cell>
          <table:table-cell office:value-type="float" office:value="8.3392201834861996" table:style-name="ce13">
            <text:p>8,339220</text:p>
          </table:table-cell>
          <table:table-cell office:value-type="float" office:value="8.4376146788991004" table:style-name="ce13">
            <text:p>8,437615</text:p>
          </table:table-cell>
          <table:table-cell office:value-type="float" office:value="8.3724770642202007" table:style-name="ce13">
            <text:p>8,372477</text:p>
          </table:table-cell>
          <table:table-cell office:value-type="float" office:value="8.2114678899083007" table:style-name="ce13">
            <text:p>8,211468</text:p>
          </table:table-cell>
          <table:table-cell office:value-type="float" office:value="8.3759174311927005" table:style-name="ce13">
            <text:p>8,375917</text:p>
          </table:table-cell>
          <table:table-cell office:value-type="float" office:value="8.5461009174312004" table:style-name="ce13">
            <text:p>8,546101</text:p>
          </table:table-cell>
          <table:table-cell office:value-type="float" office:value="8.3534403669724995" table:style-name="ce13">
            <text:p>8,353440</text:p>
          </table:table-cell>
          <table:table-cell office:value-type="float" office:value="8.3685779816514003" table:style-name="ce13">
            <text:p>8,368578</text:p>
          </table:table-cell>
          <table:table-cell office:value-type="float" office:value="8.5032110091743007" table:style-name="ce13">
            <text:p>8,503211</text:p>
          </table:table-cell>
          <table:table-cell office:value-type="float" office:value="8.3938073394495003" table:style-name="ce13">
            <text:p>8,393807</text:p>
          </table:table-cell>
          <table:table-cell office:value-type="float" office:value="8.2245412844036991" table:style-name="ce13">
            <text:p>8,224541</text:p>
          </table:table-cell>
          <table:table-cell office:value-type="float" office:value="8.5100917431193004" table:style-name="ce13">
            <text:p>8,510092</text:p>
          </table:table-cell>
          <table:table-cell office:value-type="float" office:value="8.2261467889907998" table:style-name="ce13">
            <text:p>8,226147</text:p>
          </table:table-cell>
          <table:table-cell office:value-type="float" office:value="8.4004587155963009" table:style-name="ce13">
            <text:p>8,400459</text:p>
          </table:table-cell>
          <table:table-cell office:value-type="float" office:value="8.2185779816514" table:style-name="ce13">
            <text:p>8,218578</text:p>
          </table:table-cell>
          <table:table-cell office:value-type="float" office:value="8.3467889908257007" table:style-name="ce13">
            <text:p>8,346789</text:p>
          </table:table-cell>
          <table:table-cell office:value-type="float" office:value="8.3788990825688003" table:style-name="ce13">
            <text:p>8,378899</text:p>
          </table:table-cell>
          <table:table-cell office:value-type="float" office:value="8.5153669724770999" table:style-name="ce13">
            <text:p>8,515367</text:p>
          </table:table-cell>
          <table:table-cell office:value-type="float" office:value="8.4165137614679004" table:style-name="ce13">
            <text:p>8,416514</text:p>
          </table:table-cell>
          <table:table-cell office:value-type="float" office:value="8.4405963302752003" table:style-name="ce13">
            <text:p>8,440596</text:p>
          </table:table-cell>
          <table:table-cell office:value-type="float" office:value="8.4947247706422004" table:style-name="ce13">
            <text:p>8,494725</text:p>
          </table:table-cell>
          <table:table-cell office:value-type="float" office:value="8.3084862385320992" table:style-name="ce13">
            <text:p>8,308486</text:p>
          </table:table-cell>
          <table:table-cell office:value-type="float" office:value="8.3688073394494999" table:style-name="ce13">
            <text:p>8,368807</text:p>
          </table:table-cell>
          <table:table-cell office:value-type="float" office:value="8.3800458715596005" table:style-name="ce13">
            <text:p>8,380046</text:p>
          </table:table-cell>
          <table:table-cell office:value-type="float" office:value="8.3809633027522992" table:style-name="ce13">
            <text:p>8,380963</text:p>
          </table:table-cell>
          <table:table-cell office:value-type="float" office:value="8.4309633027522999" table:style-name="ce13">
            <text:p>8,430963</text:p>
          </table:table-cell>
          <table:table-cell office:value-type="float" office:value="8.3697247706422004" table:style-name="ce13">
            <text:p>8,369725</text:p>
          </table:table-cell>
          <table:table-cell office:value-type="float" office:value="8.4912844036697006" table:style-name="ce13">
            <text:p>8,491284</text:p>
          </table:table-cell>
          <table:table-cell office:value-type="float" office:value="8.3839449541284008" table:style-name="ce13">
            <text:p>8,383945</text:p>
          </table:table-cell>
          <table:table-cell office:value-type="float" office:value="8.3915137614679001" table:style-name="ce13">
            <text:p>8,391514</text:p>
          </table:table-cell>
          <table:table-cell office:value-type="float" office:value="8.3919724770642006" table:style-name="ce13">
            <text:p>8,391972</text:p>
          </table:table-cell>
          <table:table-cell office:value-type="float" office:value="8.3727064220183003" table:style-name="ce13">
            <text:p>8,372706</text:p>
          </table:table-cell>
          <table:table-cell office:value-type="float" office:value="8.3327981651376" table:style-name="ce13">
            <text:p>8,332798</text:p>
          </table:table-cell>
          <table:table-cell office:value-type="float" office:value="8.1433490000000006" table:style-name="ce13">
            <text:p>8,143349</text:p>
          </table:table-cell>
          <table:table-cell office:value-type="float" office:value="8.3029816513761006" table:style-name="ce13">
            <text:p>8,302982</text:p>
          </table:table-cell>
          <table:table-cell office:value-type="float" office:value="8.4185779816513993" table:style-name="ce13">
            <text:p>8,418578</text:p>
          </table:table-cell>
          <table:table-cell office:value-type="float" office:value="8.3495412844036991" table:style-name="ce13">
            <text:p>8,349541</text:p>
          </table:table-cell>
          <table:table-cell office:value-type="float" office:value="8.3974770642201992" table:style-name="ce13">
            <text:p>8,397477</text:p>
          </table:table-cell>
          <table:table-cell office:value-type="float" office:value="8.3353211009173993" table:style-name="ce13">
            <text:p>8,335321</text:p>
          </table:table-cell>
          <table:table-cell office:value-type="float" office:value="8.3837155963302994" table:style-name="ce13">
            <text:p>8,383716</text:p>
          </table:table-cell>
          <table:table-cell office:value-type="float" office:value="8.4204128440367008" table:style-name="ce13">
            <text:p>8,420413</text:p>
          </table:table-cell>
          <table:table-cell office:value-type="float" office:value="8.3497706422018005" table:style-name="ce13">
            <text:p>8,349771</text:p>
          </table:table-cell>
          <table:table-cell office:value-type="float" office:value="8.4841743119265995" table:style-name="ce13">
            <text:p>8,484174</text:p>
          </table:table-cell>
          <table:table-cell office:value-type="float" office:value="8.3318807339450007" table:style-name="ce13">
            <text:p>8,331881</text:p>
          </table:table-cell>
          <table:table-cell office:value-type="float" office:value="8.3224770642201999" table:style-name="ce13">
            <text:p>8,322477</text:p>
          </table:table-cell>
          <table:table-cell office:value-type="float" office:value="8.3848623853210995" table:style-name="ce13">
            <text:p>8,384862</text:p>
          </table:table-cell>
          <table:table-cell office:value-type="float" office:value="8.3993119266055007" table:style-name="ce13">
            <text:p>8,399312</text:p>
          </table:table-cell>
          <table:table-cell office:value-type="float" office:value="8.5052752293577996" table:style-name="ce13">
            <text:p>8,505275</text:p>
          </table:table-cell>
          <table:table-cell office:value-type="float" office:value="8.3073394495413009" table:style-name="ce13">
            <text:p>8,307339</text:p>
          </table:table-cell>
          <table:table-cell office:value-type="float" office:value="8.3988532110092002" table:style-name="ce13">
            <text:p>8,398853</text:p>
          </table:table-cell>
          <table:table-cell office:value-type="float" office:value="8.3587155963303008" table:style-name="ce13">
            <text:p>8,358716</text:p>
          </table:table-cell>
          <table:table-cell office:value-type="float" office:value="8.3454128440366997" table:style-name="ce13">
            <text:p>8,345413</text:p>
          </table:table-cell>
          <table:table-cell office:value-type="float" office:value="8.2561926605505001" table:style-name="ce13">
            <text:p>8,256193</text:p>
          </table:table-cell>
          <table:table-cell office:value-type="float" office:value="8.2559633027522992" table:style-name="ce13">
            <text:p>8,255963</text:p>
          </table:table-cell>
          <table:table-cell office:value-type="float" office:value="8.3286697247706005" table:style-name="ce13">
            <text:p>8,328670</text:p>
          </table:table-cell>
          <table:table-cell office:value-type="float" office:value="8.2869266055046005" table:style-name="ce13">
            <text:p>8,286927</text:p>
          </table:table-cell>
          <table:table-cell office:value-type="float" office:value="8.4176605504587005" table:style-name="ce13">
            <text:p>8,417661</text:p>
          </table:table-cell>
          <table:table-cell office:value-type="float" office:value="8.3871559633027992" table:style-name="ce13">
            <text:p>8,387156</text:p>
          </table:table-cell>
          <table:table-cell office:value-type="float" office:value="8.1866972477063999" table:style-name="ce13">
            <text:p>8,186697</text:p>
          </table:table-cell>
          <table:table-cell office:value-type="float" office:value="8.4506880733945007" table:style-name="ce13">
            <text:p>8,450688</text:p>
          </table:table-cell>
          <table:table-cell office:value-type="float" office:value="8.3511467889907998" table:style-name="ce13">
            <text:p>8,351147</text:p>
          </table:table-cell>
          <table:table-cell office:value-type="float" office:value="8.4442660550458992" table:style-name="ce13">
            <text:p>8,444266</text:p>
          </table:table-cell>
          <table:table-cell office:value-type="float" office:value="8.3089449541283997" table:style-name="ce13">
            <text:p>8,308945</text:p>
          </table:table-cell>
          <table:table-cell office:value-type="float" office:value="8.2825688073394002" table:style-name="ce13">
            <text:p>8,282569</text:p>
          </table:table-cell>
          <table:table-cell office:value-type="float" office:value="8.3096330275228993" table:style-name="ce13">
            <text:p>8,309633</text:p>
          </table:table-cell>
          <table:table-cell office:value-type="float" office:value="8.3068807339450004" table:style-name="ce13">
            <text:p>8,306881</text:p>
          </table:table-cell>
          <table:table-cell office:value-type="float" office:value="8.4745412844036991" table:style-name="ce13">
            <text:p>8,474541</text:p>
          </table:table-cell>
          <table:table-cell office:value-type="float" office:value="8.3522935779816994" table:style-name="ce13">
            <text:p>8,352294</text:p>
          </table:table-cell>
          <table:table-cell office:value-type="float" office:value="8.4589449541284001" table:style-name="ce13">
            <text:p>8,458945</text:p>
          </table:table-cell>
          <table:table-cell office:value-type="float" office:value="8.3378440366972004" table:style-name="ce13">
            <text:p>8,337844</text:p>
          </table:table-cell>
          <table:table-cell office:value-type="float" office:value="8.2385321100917004" table:style-name="ce13">
            <text:p>8,238532</text:p>
          </table:table-cell>
          <table:table-cell office:value-type="float" office:value="8.4169724770641992" table:style-name="ce13">
            <text:p>8,416972</text:p>
          </table:table-cell>
          <table:table-cell office:value-type="float" office:value="8.3438073394494996" table:style-name="ce13">
            <text:p>8,343807</text:p>
          </table:table-cell>
          <table:table-cell office:value-type="float" office:value="8.4568807339450007" table:style-name="ce13">
            <text:p>8,456881</text:p>
          </table:table-cell>
          <table:table-cell office:value-type="float" office:value="8.4724770642202003" table:style-name="ce13">
            <text:p>8,472477</text:p>
          </table:table-cell>
          <table:table-cell office:value-type="float" office:value="8.3600917431193" table:style-name="ce13">
            <text:p>8,360092</text:p>
          </table:table-cell>
          <table:table-cell office:value-type="float" office:value="8.2605504587155991" table:style-name="ce13">
            <text:p>8,260550</text:p>
          </table:table-cell>
          <table:table-cell office:value-type="float" office:value="8.4229357798165001" table:style-name="ce13">
            <text:p>8,422936</text:p>
          </table:table-cell>
          <table:table-cell office:value-type="float" office:value="8.4018348623853001" table:style-name="ce13">
            <text:p>8,401835</text:p>
          </table:table-cell>
          <table:table-cell office:value-type="float" office:value="8.4364678899083003" table:style-name="ce13">
            <text:p>8,436468</text:p>
          </table:table-cell>
          <table:table-cell office:value-type="float" office:value="8.4038990825688007" table:style-name="ce13">
            <text:p>8,403899</text:p>
          </table:table-cell>
          <table:table-cell office:value-type="float" office:value="8.3626146788990994" table:style-name="ce13">
            <text:p>8,362615</text:p>
          </table:table-cell>
          <table:table-cell office:value-type="float" office:value="8.4697247706422001" table:style-name="ce13">
            <text:p>8,469725</text:p>
          </table:table-cell>
          <table:table-cell office:value-type="float" office:value="8.4915137614678997" table:style-name="ce13">
            <text:p>8,491514</text:p>
          </table:table-cell>
          <table:table-cell office:value-type="float" office:value="8.4298165137614998" table:style-name="ce13">
            <text:p>8,429817</text:p>
          </table:table-cell>
          <table:table-cell office:value-type="float" office:value="8.3243119266054997" table:style-name="ce13">
            <text:p>8,324312</text:p>
          </table:table-cell>
          <table:table-cell office:value-type="float" office:value="8.2284403669724995" table:style-name="ce13">
            <text:p>8,228440</text:p>
          </table:table-cell>
          <table:table-cell office:value-type="float" office:value="8.3259174311926998" table:style-name="ce13">
            <text:p>8,325917</text:p>
          </table:table-cell>
          <table:table-cell office:value-type="float" office:value="8.3451834862385006" table:style-name="ce13">
            <text:p>8,345183</text:p>
          </table:table-cell>
          <table:table-cell office:value-type="float" office:value="8.4263761467889999" table:style-name="ce13">
            <text:p>8,426376</text:p>
          </table:table-cell>
          <table:table-cell office:value-type="float" office:value="8.5444954128440003" table:style-name="ce13">
            <text:p>8,544495</text:p>
          </table:table-cell>
          <table:table-cell office:value-type="float" office:value="8.3220183486238994" table:style-name="ce13">
            <text:p>8,322018</text:p>
          </table:table-cell>
          <table:table-cell office:value-type="float" office:value="8.3559633027523006" table:style-name="ce13">
            <text:p>8,355963</text:p>
          </table:table-cell>
          <table:table-cell office:value-type="float" office:value="8.4185779816513993" table:style-name="ce13">
            <text:p>8,418578</text:p>
          </table:table-cell>
          <table:table-cell office:value-type="float" office:value="8.3490825688072992" table:style-name="ce13">
            <text:p>8,349083</text:p>
          </table:table-cell>
          <table:table-cell office:value-type="float" office:value="8.5032110091743007" table:style-name="ce13">
            <text:p>8,503211</text:p>
          </table:table-cell>
          <table:table-cell office:value-type="float" office:value="8.4412844036696999" table:style-name="ce13">
            <text:p>8,441284</text:p>
          </table:table-cell>
          <table:table-cell office:value-type="float" office:value="8.4135321100916993" table:style-name="ce13">
            <text:p>8,413532</text:p>
          </table:table-cell>
          <table:table-cell office:value-type="float" office:value="8.2318807339449993" table:style-name="ce13">
            <text:p>8,231881</text:p>
          </table:table-cell>
          <table:table-cell office:value-type="float" office:value="8.3204128440366993" table:style-name="ce13">
            <text:p>8,320413</text:p>
          </table:table-cell>
          <table:table-cell office:value-type="float" office:value="8.3518348623852994" table:style-name="ce13">
            <text:p>8,351835</text:p>
          </table:table-cell>
          <table:table-cell office:value-type="float" office:value="8.3694954128439996" table:style-name="ce13">
            <text:p>8,369495</text:p>
          </table:table-cell>
          <table:table-cell office:value-type="float" office:value="8.3112385321100994" table:style-name="ce13">
            <text:p>8,311239</text:p>
          </table:table-cell>
          <table:table-cell office:value-type="float" office:value="8.4747706422018005" table:style-name="ce13">
            <text:p>8,474771</text:p>
          </table:table-cell>
          <table:table-cell office:value-type="float" office:value="8.2564220183485997" table:style-name="ce13">
            <text:p>8,256422</text:p>
          </table:table-cell>
          <table:table-cell office:value-type="float" office:value="8.3603211009173997" table:style-name="ce13">
            <text:p>8,360321</text:p>
          </table:table-cell>
          <table:table-cell office:value-type="float" office:value="8.4183486238532002" table:style-name="ce13">
            <text:p>8,418349</text:p>
          </table:table-cell>
          <table:table-cell office:value-type="float" office:value="8.3550458715596001" table:style-name="ce13">
            <text:p>8,355046</text:p>
          </table:table-cell>
          <table:table-cell table:number-columns-repeated="16187"/>
        </table:table-row>
        <table:table-row table:style-name="ro2">
          <table:table-cell office:value-type="string" table:style-name="ce2">
            <text:p>instance05</text:p>
          </table:table-cell>
          <table:table-cell office:value-type="float" office:value="14.187430282942499" table:formula="of:=[.F6]-[.I6]" table:style-name="ce5">
            <text:p>14,187430</text:p>
          </table:table-cell>
          <table:table-cell office:value-type="float" office:value="14.584221349785" table:formula="of:=MAX([.$K6:.GO6])" table:style-name="ce5">
            <text:p>14,584221</text:p>
          </table:table-cell>
          <table:table-cell office:value-type="float" office:value="13.819219" table:formula="of:=MIN([.$K6:.GN6])" table:style-name="ce5">
            <text:p>13,819219</text:p>
          </table:table-cell>
          <table:table-cell office:value-type="float" office:value="14.431207020308674" table:formula="of:=[.F6]+[.I6]" table:style-name="ce5">
            <text:p>14,431207</text:p>
          </table:table-cell>
          <table:table-cell office:value-type="float" office:value="14.309318651625587" table:formula="of:=AVERAGE([.$K6:.GO6])" table:style-name="ce5">
            <text:p>14,309319</text:p>
          </table:table-cell>
          <table:table-cell table:number-columns-repeated="2" table:style-name="ce7"/>
          <table:table-cell office:value-type="float" office:value="0.12188836868308864" table:formula="of:=STDEV([.$K6:.GO6])" table:style-name="ce5">
            <text:p>0,121888</text:p>
          </table:table-cell>
          <table:table-cell office:value-type="float" office:value="12.901103000000001" table:style-name="ce11">
            <text:p>12,901103</text:p>
          </table:table-cell>
          <table:table-cell office:value-type="float" office:value="14.40661805945" table:style-name="ce13">
            <text:p>14,406618</text:p>
          </table:table-cell>
          <table:table-cell office:value-type="float" office:value="14.429239110114001" table:style-name="ce13">
            <text:p>14,429239</text:p>
          </table:table-cell>
          <table:table-cell office:value-type="float" office:value="14.303795101887999" table:style-name="ce13">
            <text:p>14,303795</text:p>
          </table:table-cell>
          <table:table-cell office:value-type="float" office:value="14.474481211441001" table:style-name="ce13">
            <text:p>14,474481</text:p>
          </table:table-cell>
          <table:table-cell office:value-type="float" office:value="14.201719947654" table:style-name="ce13">
            <text:p>14,201720</text:p>
          </table:table-cell>
          <table:table-cell office:value-type="float" office:value="14.445129930827999" table:style-name="ce13">
            <text:p>14,445130</text:p>
          </table:table-cell>
          <table:table-cell office:value-type="float" office:value="14.286595625351" table:style-name="ce13">
            <text:p>14,286596</text:p>
          </table:table-cell>
          <table:table-cell office:value-type="float" office:value="14.330529070854" table:style-name="ce13">
            <text:p>14,330529</text:p>
          </table:table-cell>
          <table:table-cell office:value-type="float" office:value="14.30491680688" table:style-name="ce13">
            <text:p>14,304917</text:p>
          </table:table-cell>
          <table:table-cell office:value-type="float" office:value="14.431108618433001" table:style-name="ce13">
            <text:p>14,431109</text:p>
          </table:table-cell>
          <table:table-cell office:value-type="float" office:value="14.429239110114001" table:style-name="ce13">
            <text:p>14,429239</text:p>
          </table:table-cell>
          <table:table-cell office:value-type="float" office:value="14.183585716955999" table:style-name="ce13">
            <text:p>14,183586</text:p>
          </table:table-cell>
          <table:table-cell office:value-type="float" office:value="14.2400448682" table:style-name="ce13">
            <text:p>14,240045</text:p>
          </table:table-cell>
          <table:table-cell office:value-type="float" office:value="14.348289399887999" table:style-name="ce13">
            <text:p>14,348289</text:p>
          </table:table-cell>
          <table:table-cell office:value-type="float" office:value="14.481398392222999" table:style-name="ce13">
            <text:p>14,481398</text:p>
          </table:table-cell>
          <table:table-cell office:value-type="float" office:value="14.388296877921" table:style-name="ce13">
            <text:p>14,388297</text:p>
          </table:table-cell>
          <table:table-cell office:value-type="float" office:value="14.333707234997" table:style-name="ce13">
            <text:p>14,333707</text:p>
          </table:table-cell>
          <table:table-cell office:value-type="float" office:value="14.414096092728" table:style-name="ce13">
            <text:p>14,414096</text:p>
          </table:table-cell>
          <table:table-cell office:value-type="float" office:value="14.230323424939" table:style-name="ce13">
            <text:p>14,230323</text:p>
          </table:table-cell>
          <table:table-cell office:value-type="float" office:value="14.133669844830999" table:style-name="ce13">
            <text:p>14,133670</text:p>
          </table:table-cell>
          <table:table-cell office:value-type="float" office:value="14.290147691156999" table:style-name="ce13">
            <text:p>14,290148</text:p>
          </table:table-cell>
          <table:table-cell office:value-type="float" office:value="14.229014769116" table:style-name="ce13">
            <text:p>14,229015</text:p>
          </table:table-cell>
          <table:table-cell office:value-type="float" office:value="14.469059637315" table:style-name="ce13">
            <text:p>14,469060</text:p>
          </table:table-cell>
          <table:table-cell office:value-type="float" office:value="14.313516545149" table:style-name="ce13">
            <text:p>14,313517</text:p>
          </table:table-cell>
          <table:table-cell office:value-type="float" office:value="14.365675827257" table:style-name="ce13">
            <text:p>14,365676</text:p>
          </table:table-cell>
          <table:table-cell office:value-type="float" office:value="14.252196672275" table:style-name="ce13">
            <text:p>14,252197</text:p>
          </table:table-cell>
          <table:table-cell office:value-type="float" office:value="14.341746120770001" table:style-name="ce13">
            <text:p>14,341746</text:p>
          </table:table-cell>
          <table:table-cell office:value-type="float" office:value="14.367545335577001" table:style-name="ce13">
            <text:p>14,367545</text:p>
          </table:table-cell>
          <table:table-cell office:value-type="float" office:value="14.393531501215" table:style-name="ce13">
            <text:p>14,393532</text:p>
          </table:table-cell>
          <table:table-cell office:value-type="float" office:value="14.38137969714" table:style-name="ce13">
            <text:p>14,381380</text:p>
          </table:table-cell>
          <table:table-cell office:value-type="float" office:value="14.107496728359999" table:style-name="ce13">
            <text:p>14,107497</text:p>
          </table:table-cell>
          <table:table-cell office:value-type="float" office:value="14.403813796971001" table:style-name="ce13">
            <text:p>14,403814</text:p>
          </table:table-cell>
          <table:table-cell office:value-type="float" office:value="14.302299495232999" table:style-name="ce13">
            <text:p>14,302299</text:p>
          </table:table-cell>
          <table:table-cell office:value-type="float" office:value="14.28846513367" table:style-name="ce13">
            <text:p>14,288465</text:p>
          </table:table-cell>
          <table:table-cell office:value-type="float" office:value="13.946532062068" table:style-name="ce13">
            <text:p>13,946532</text:p>
          </table:table-cell>
          <table:table-cell office:value-type="float" office:value="13.819219" table:style-name="ce13">
            <text:p>13,819219</text:p>
          </table:table-cell>
          <table:table-cell office:value-type="float" office:value="14.204524210133" table:style-name="ce13">
            <text:p>14,204524</text:p>
          </table:table-cell>
          <table:table-cell office:value-type="float" office:value="14.100953449243001" table:style-name="ce13">
            <text:p>14,100953</text:p>
          </table:table-cell>
          <table:table-cell office:value-type="float" office:value="14.248270704805" table:style-name="ce13">
            <text:p>14,248271</text:p>
          </table:table-cell>
          <table:table-cell office:value-type="float" office:value="14.143204337259" table:style-name="ce13">
            <text:p>14,143204</text:p>
          </table:table-cell>
          <table:table-cell office:value-type="float" office:value="14.239670966536" table:style-name="ce13">
            <text:p>14,239671</text:p>
          </table:table-cell>
          <table:table-cell office:value-type="float" office:value="14.292765002804" table:style-name="ce13">
            <text:p>14,292765</text:p>
          </table:table-cell>
          <table:table-cell office:value-type="float" office:value="14.478407178912001" table:style-name="ce13">
            <text:p>14,478407</text:p>
          </table:table-cell>
          <table:table-cell office:value-type="float" office:value="14.401944288652" table:style-name="ce13">
            <text:p>14,401944</text:p>
          </table:table-cell>
          <table:table-cell office:value-type="float" office:value="14.24976631146" table:style-name="ce13">
            <text:p>14,249766</text:p>
          </table:table-cell>
          <table:table-cell office:value-type="float" office:value="14.415591699383" table:style-name="ce13">
            <text:p>14,415592</text:p>
          </table:table-cell>
          <table:table-cell office:value-type="float" office:value="14.300990839409" table:style-name="ce13">
            <text:p>14,300991</text:p>
          </table:table-cell>
          <table:table-cell office:value-type="float" office:value="14.267713591325" table:style-name="ce13">
            <text:p>14,267714</text:p>
          </table:table-cell>
          <table:table-cell office:value-type="float" office:value="14.331463825014" table:style-name="ce13">
            <text:p>14,331464</text:p>
          </table:table-cell>
          <table:table-cell office:value-type="float" office:value="14.105440269209" table:style-name="ce13">
            <text:p>14,105440</text:p>
          </table:table-cell>
          <table:table-cell office:value-type="float" office:value="14.565713217423999" table:style-name="ce13">
            <text:p>14,565713</text:p>
          </table:table-cell>
          <table:table-cell office:value-type="float" office:value="14.4355954384" table:style-name="ce13">
            <text:p>14,435595</text:p>
          </table:table-cell>
          <table:table-cell office:value-type="float" office:value="14.194054963545" table:style-name="ce13">
            <text:p>14,194055</text:p>
          </table:table-cell>
          <table:table-cell office:value-type="float" office:value="14.209011030098999" table:style-name="ce13">
            <text:p>14,209011</text:p>
          </table:table-cell>
          <table:table-cell office:value-type="float" office:value="14.269022247149" table:style-name="ce13">
            <text:p>14,269022</text:p>
          </table:table-cell>
          <table:table-cell office:value-type="float" office:value="14.325481398392" table:style-name="ce13">
            <text:p>14,325481</text:p>
          </table:table-cell>
          <table:table-cell office:value-type="float" office:value="14.279491493737" table:style-name="ce13">
            <text:p>14,279491</text:p>
          </table:table-cell>
          <table:table-cell office:value-type="float" office:value="14.211441390914" table:style-name="ce13">
            <text:p>14,211441</text:p>
          </table:table-cell>
          <table:table-cell office:value-type="float" office:value="14.233688539914001" table:style-name="ce13">
            <text:p>14,233689</text:p>
          </table:table-cell>
          <table:table-cell office:value-type="float" office:value="14.284352215367001" table:style-name="ce13">
            <text:p>14,284352</text:p>
          </table:table-cell>
          <table:table-cell office:value-type="float" office:value="14.424752290148" table:style-name="ce13">
            <text:p>14,424752</text:p>
          </table:table-cell>
          <table:table-cell office:value-type="float" office:value="14.050663675453" table:style-name="ce13">
            <text:p>14,050664</text:p>
          </table:table-cell>
          <table:table-cell office:value-type="float" office:value="14.209571882595" table:style-name="ce13">
            <text:p>14,209572</text:p>
          </table:table-cell>
          <table:table-cell office:value-type="float" office:value="14.549261544214" table:style-name="ce13">
            <text:p>14,549262</text:p>
          </table:table-cell>
          <table:table-cell office:value-type="float" office:value="14.343241727425999" table:style-name="ce13">
            <text:p>14,343242</text:p>
          </table:table-cell>
          <table:table-cell office:value-type="float" office:value="14.034959805571001" table:style-name="ce13">
            <text:p>14,034960</text:p>
          </table:table-cell>
          <table:table-cell office:value-type="float" office:value="14.316133856796" table:style-name="ce13">
            <text:p>14,316134</text:p>
          </table:table-cell>
          <table:table-cell office:value-type="float" office:value="14.462516358198" table:style-name="ce13">
            <text:p>14,462516</text:p>
          </table:table-cell>
          <table:table-cell office:value-type="float" office:value="14.299121331089999" table:style-name="ce13">
            <text:p>14,299121</text:p>
          </table:table-cell>
          <table:table-cell office:value-type="float" office:value="14.36492802393" table:style-name="ce13">
            <text:p>14,364928</text:p>
          </table:table-cell>
          <table:table-cell office:value-type="float" office:value="14.410357076088999" table:style-name="ce13">
            <text:p>14,410357</text:p>
          </table:table-cell>
          <table:table-cell office:value-type="float" office:value="14.259861656384" table:style-name="ce13">
            <text:p>14,259862</text:p>
          </table:table-cell>
          <table:table-cell office:value-type="float" office:value="14.348850252384" table:style-name="ce13">
            <text:p>14,348850</text:p>
          </table:table-cell>
          <table:table-cell office:value-type="float" office:value="14.289212936998" table:style-name="ce13">
            <text:p>14,289213</text:p>
          </table:table-cell>
          <table:table-cell office:value-type="float" office:value="14.392596747056" table:style-name="ce13">
            <text:p>14,392597</text:p>
          </table:table-cell>
          <table:table-cell office:value-type="float" office:value="14.338941858290999" table:style-name="ce13">
            <text:p>14,338942</text:p>
          </table:table-cell>
          <table:table-cell office:value-type="float" office:value="14.280239297065" table:style-name="ce13">
            <text:p>14,280239</text:p>
          </table:table-cell>
          <table:table-cell office:value-type="float" office:value="14.371097401383" table:style-name="ce13">
            <text:p>14,371097</text:p>
          </table:table-cell>
          <table:table-cell office:value-type="float" office:value="14.124509254066" table:style-name="ce13">
            <text:p>14,124509</text:p>
          </table:table-cell>
          <table:table-cell office:value-type="float" office:value="14.195176668536" table:style-name="ce13">
            <text:p>14,195177</text:p>
          </table:table-cell>
          <table:table-cell office:value-type="float" office:value="14.573378201533" table:style-name="ce13">
            <text:p>14,573378</text:p>
          </table:table-cell>
          <table:table-cell office:value-type="float" office:value="14.254813983922" table:style-name="ce13">
            <text:p>14,254814</text:p>
          </table:table-cell>
          <table:table-cell office:value-type="float" office:value="14.322116283416999" table:style-name="ce13">
            <text:p>14,322116</text:p>
          </table:table-cell>
          <table:table-cell office:value-type="float" office:value="14.466068424004" table:style-name="ce13">
            <text:p>14,466068</text:p>
          </table:table-cell>
          <table:table-cell office:value-type="float" office:value="14.359693400636001" table:style-name="ce13">
            <text:p>14,359693</text:p>
          </table:table-cell>
          <table:table-cell office:value-type="float" office:value="14.264161525519" table:style-name="ce13">
            <text:p>14,264162</text:p>
          </table:table-cell>
          <table:table-cell office:value-type="float" office:value="14.417835109366001" table:style-name="ce13">
            <text:p>14,417835</text:p>
          </table:table-cell>
          <table:table-cell office:value-type="float" office:value="14.314264348476" table:style-name="ce13">
            <text:p>14,314264</text:p>
          </table:table-cell>
          <table:table-cell office:value-type="float" office:value="14.403065993644001" table:style-name="ce13">
            <text:p>14,403066</text:p>
          </table:table-cell>
          <table:table-cell office:value-type="float" office:value="14.458029538230999" table:style-name="ce13">
            <text:p>14,458030</text:p>
          </table:table-cell>
          <table:table-cell office:value-type="float" office:value="14.184146569452" table:style-name="ce13">
            <text:p>14,184147</text:p>
          </table:table-cell>
          <table:table-cell office:value-type="float" office:value="14.230697326603" table:style-name="ce13">
            <text:p>14,230697</text:p>
          </table:table-cell>
          <table:table-cell office:value-type="float" office:value="14.262665918863" table:style-name="ce13">
            <text:p>14,262666</text:p>
          </table:table-cell>
          <table:table-cell office:value-type="float" office:value="14.259113853057" table:style-name="ce13">
            <text:p>14,259114</text:p>
          </table:table-cell>
          <table:table-cell office:value-type="float" office:value="14.170873060385" table:style-name="ce13">
            <text:p>14,170873</text:p>
          </table:table-cell>
          <table:table-cell office:value-type="float" office:value="14.09871003926" table:style-name="ce13">
            <text:p>14,098710</text:p>
          </table:table-cell>
          <table:table-cell office:value-type="float" office:value="14.258553000560999" table:style-name="ce13">
            <text:p>14,258553</text:p>
          </table:table-cell>
          <table:table-cell office:value-type="float" office:value="14.31650775846" table:style-name="ce13">
            <text:p>14,316508</text:p>
          </table:table-cell>
          <table:table-cell office:value-type="float" office:value="14.513740886147" table:style-name="ce13">
            <text:p>14,513741</text:p>
          </table:table-cell>
          <table:table-cell office:value-type="float" office:value="14.252944475603" table:style-name="ce13">
            <text:p>14,252944</text:p>
          </table:table-cell>
          <table:table-cell office:value-type="float" office:value="14.352028416526" table:style-name="ce13">
            <text:p>14,352028</text:p>
          </table:table-cell>
          <table:table-cell office:value-type="float" office:value="14.231445129931" table:style-name="ce13">
            <text:p>14,231445</text:p>
          </table:table-cell>
          <table:table-cell office:value-type="float" office:value="14.230884277435001" table:style-name="ce13">
            <text:p>14,230884</text:p>
          </table:table-cell>
          <table:table-cell office:value-type="float" office:value="14.452981865769001" table:style-name="ce13">
            <text:p>14,452982</text:p>
          </table:table-cell>
          <table:table-cell office:value-type="float" office:value="14.489437277996" table:style-name="ce13">
            <text:p>14,489437</text:p>
          </table:table-cell>
          <table:table-cell office:value-type="float" office:value="14.323798840905001" table:style-name="ce13">
            <text:p>14,323799</text:p>
          </table:table-cell>
          <table:table-cell office:value-type="float" office:value="14.191624602729" table:style-name="ce13">
            <text:p>14,191625</text:p>
          </table:table-cell>
          <table:table-cell office:value-type="float" office:value="14.183211815292999" table:style-name="ce13">
            <text:p>14,183212</text:p>
          </table:table-cell>
          <table:table-cell office:value-type="float" office:value="14.351280613199" table:style-name="ce13">
            <text:p>14,351281</text:p>
          </table:table-cell>
          <table:table-cell office:value-type="float" office:value="14.213310899233999" table:style-name="ce13">
            <text:p>14,213311</text:p>
          </table:table-cell>
          <table:table-cell office:value-type="float" office:value="14.377079828005" table:style-name="ce13">
            <text:p>14,377080</text:p>
          </table:table-cell>
          <table:table-cell office:value-type="float" office:value="14.235931949896999" table:style-name="ce13">
            <text:p>14,235932</text:p>
          </table:table-cell>
          <table:table-cell office:value-type="float" office:value="14.332024677510001" table:style-name="ce13">
            <text:p>14,332025</text:p>
          </table:table-cell>
          <table:table-cell office:value-type="float" office:value="14.369040942231999" table:style-name="ce13">
            <text:p>14,369041</text:p>
          </table:table-cell>
          <table:table-cell office:value-type="float" office:value="14.427556552626999" table:style-name="ce13">
            <text:p>14,427557</text:p>
          </table:table-cell>
          <table:table-cell office:value-type="float" office:value="14.354271826510001" table:style-name="ce13">
            <text:p>14,354272</text:p>
          </table:table-cell>
          <table:table-cell office:value-type="float" office:value="14.48794167134" table:style-name="ce13">
            <text:p>14,487942</text:p>
          </table:table-cell>
          <table:table-cell office:value-type="float" office:value="14.289773789492999" table:style-name="ce13">
            <text:p>14,289774</text:p>
          </table:table-cell>
          <table:table-cell office:value-type="float" office:value="14.230884277435001" table:style-name="ce13">
            <text:p>14,230884</text:p>
          </table:table-cell>
          <table:table-cell office:value-type="float" office:value="14.265844083006" table:style-name="ce13">
            <text:p>14,265844</text:p>
          </table:table-cell>
          <table:table-cell office:value-type="float" office:value="14.372032155543" table:style-name="ce13">
            <text:p>14,372032</text:p>
          </table:table-cell>
          <table:table-cell office:value-type="float" office:value="14.305290708544" table:style-name="ce13">
            <text:p>14,305291</text:p>
          </table:table-cell>
          <table:table-cell office:value-type="float" office:value="14.356141334828999" table:style-name="ce13">
            <text:p>14,356141</text:p>
          </table:table-cell>
          <table:table-cell office:value-type="float" office:value="14.368293138904001" table:style-name="ce13">
            <text:p>14,368293</text:p>
          </table:table-cell>
          <table:table-cell office:value-type="float" office:value="14.027481772293999" table:style-name="ce13">
            <text:p>14,027482</text:p>
          </table:table-cell>
          <table:table-cell office:value-type="float" office:value="14.099831744251" table:style-name="ce13">
            <text:p>14,099832</text:p>
          </table:table-cell>
          <table:table-cell office:value-type="float" office:value="14.40082258366" table:style-name="ce13">
            <text:p>14,400823</text:p>
          </table:table-cell>
          <table:table-cell office:value-type="float" office:value="14.430921667601" table:style-name="ce13">
            <text:p>14,430922</text:p>
          </table:table-cell>
          <table:table-cell office:value-type="float" office:value="14.437651897551" table:style-name="ce13">
            <text:p>14,437652</text:p>
          </table:table-cell>
          <table:table-cell office:value-type="float" office:value="14.320620676761999" table:style-name="ce13">
            <text:p>14,320621</text:p>
          </table:table-cell>
          <table:table-cell office:value-type="float" office:value="14.214058702560999" table:style-name="ce13">
            <text:p>14,214059</text:p>
          </table:table-cell>
          <table:table-cell office:value-type="float" office:value="14.153486633016" table:style-name="ce13">
            <text:p>14,153487</text:p>
          </table:table-cell>
          <table:table-cell office:value-type="float" office:value="14.496354458777001" table:style-name="ce13">
            <text:p>14,496354</text:p>
          </table:table-cell>
          <table:table-cell office:value-type="float" office:value="14.168255748738" table:style-name="ce13">
            <text:p>14,168256</text:p>
          </table:table-cell>
          <table:table-cell office:value-type="float" office:value="14.241727425686999" table:style-name="ce13">
            <text:p>14,241727</text:p>
          </table:table-cell>
          <table:table-cell office:value-type="float" office:value="14.418582912693999" table:style-name="ce13">
            <text:p>14,418583</text:p>
          </table:table-cell>
          <table:table-cell office:value-type="float" office:value="14.174985978687999" table:style-name="ce13">
            <text:p>14,174986</text:p>
          </table:table-cell>
          <table:table-cell office:value-type="float" office:value="14.24976631146" table:style-name="ce13">
            <text:p>14,249766</text:p>
          </table:table-cell>
          <table:table-cell office:value-type="float" office:value="14.328846513367001" table:style-name="ce13">
            <text:p>14,328847</text:p>
          </table:table-cell>
          <table:table-cell office:value-type="float" office:value="14.491493737147" table:style-name="ce13">
            <text:p>14,491494</text:p>
          </table:table-cell>
          <table:table-cell office:value-type="float" office:value="14.184894372780001" table:style-name="ce13">
            <text:p>14,184894</text:p>
          </table:table-cell>
          <table:table-cell office:value-type="float" office:value="14.443821275005" table:style-name="ce13">
            <text:p>14,443821</text:p>
          </table:table-cell>
          <table:table-cell office:value-type="float" office:value="14.095905776781001" table:style-name="ce13">
            <text:p>14,095906</text:p>
          </table:table-cell>
          <table:table-cell office:value-type="float" office:value="14.229762572443001" table:style-name="ce13">
            <text:p>14,229763</text:p>
          </table:table-cell>
          <table:table-cell office:value-type="float" office:value="14.405122452795" table:style-name="ce13">
            <text:p>14,405122</text:p>
          </table:table-cell>
          <table:table-cell office:value-type="float" office:value="14.23424939241" table:style-name="ce13">
            <text:p>14,234249</text:p>
          </table:table-cell>
          <table:table-cell office:value-type="float" office:value="14.257244344737" table:style-name="ce13">
            <text:p>14,257244</text:p>
          </table:table-cell>
          <table:table-cell office:value-type="float" office:value="14.220228080015" table:style-name="ce13">
            <text:p>14,220228</text:p>
          </table:table-cell>
          <table:table-cell office:value-type="float" office:value="14.086932136848" table:style-name="ce13">
            <text:p>14,086932</text:p>
          </table:table-cell>
          <table:table-cell office:value-type="float" office:value="14.190315946906001" table:style-name="ce13">
            <text:p>14,190316</text:p>
          </table:table-cell>
          <table:table-cell office:value-type="float" office:value="14.285660871191" table:style-name="ce13">
            <text:p>14,285661</text:p>
          </table:table-cell>
          <table:table-cell office:value-type="float" office:value="14.352215367357999" table:style-name="ce13">
            <text:p>14,352215</text:p>
          </table:table-cell>
          <table:table-cell office:value-type="float" office:value="14.375023368854" table:style-name="ce13">
            <text:p>14,375023</text:p>
          </table:table-cell>
          <table:table-cell office:value-type="float" office:value="14.340624415779001" table:style-name="ce13">
            <text:p>14,340624</text:p>
          </table:table-cell>
          <table:table-cell office:value-type="float" office:value="14.339315759954999" table:style-name="ce13">
            <text:p>14,339316</text:p>
          </table:table-cell>
          <table:table-cell office:value-type="float" office:value="14.35240231819" table:style-name="ce13">
            <text:p>14,352402</text:p>
          </table:table-cell>
          <table:table-cell office:value-type="float" office:value="14.408113666106001" table:style-name="ce13">
            <text:p>14,408114</text:p>
          </table:table-cell>
          <table:table-cell office:value-type="float" office:value="14.345672088241001" table:style-name="ce13">
            <text:p>14,345672</text:p>
          </table:table-cell>
          <table:table-cell office:value-type="float" office:value="14.323611890073" table:style-name="ce13">
            <text:p>14,323612</text:p>
          </table:table-cell>
          <table:table-cell office:value-type="float" office:value="14.584221349785" table:style-name="ce13">
            <text:p>14,584221</text:p>
          </table:table-cell>
          <table:table-cell office:value-type="float" office:value="14.405309403626999" table:style-name="ce13">
            <text:p>14,405309</text:p>
          </table:table-cell>
          <table:table-cell office:value-type="float" office:value="14.565152364928" table:style-name="ce13">
            <text:p>14,565152</text:p>
          </table:table-cell>
          <table:table-cell office:value-type="float" office:value="14.452981865769001" table:style-name="ce13">
            <text:p>14,452982</text:p>
          </table:table-cell>
          <table:table-cell office:value-type="float" office:value="14.308468872685999" table:style-name="ce13">
            <text:p>14,308469</text:p>
          </table:table-cell>
          <table:table-cell office:value-type="float" office:value="14.508880164517" table:style-name="ce13">
            <text:p>14,508880</text:p>
          </table:table-cell>
          <table:table-cell office:value-type="float" office:value="14.362310712283" table:style-name="ce13">
            <text:p>14,362311</text:p>
          </table:table-cell>
          <table:table-cell office:value-type="float" office:value="14.306038511871" table:style-name="ce13">
            <text:p>14,306039</text:p>
          </table:table-cell>
          <table:table-cell office:value-type="float" office:value="14.180781454477" table:style-name="ce13">
            <text:p>14,180781</text:p>
          </table:table-cell>
          <table:table-cell office:value-type="float" office:value="14.100205645915" table:style-name="ce13">
            <text:p>14,100206</text:p>
          </table:table-cell>
          <table:table-cell office:value-type="float" office:value="14.403813796971001" table:style-name="ce13">
            <text:p>14,403814</text:p>
          </table:table-cell>
          <table:table-cell office:value-type="float" office:value="14.437091045055" table:style-name="ce13">
            <text:p>14,437091</text:p>
          </table:table-cell>
          <table:table-cell office:value-type="float" office:value="14.481024490558999" table:style-name="ce13">
            <text:p>14,481024</text:p>
          </table:table-cell>
          <table:table-cell office:value-type="float" office:value="14.339502710787" table:style-name="ce13">
            <text:p>14,339503</text:p>
          </table:table-cell>
          <table:table-cell office:value-type="float" office:value="14.114040007478" table:style-name="ce13">
            <text:p>14,114040</text:p>
          </table:table-cell>
          <table:table-cell office:value-type="float" office:value="14.337446251636001" table:style-name="ce13">
            <text:p>14,337446</text:p>
          </table:table-cell>
          <table:table-cell office:value-type="float" office:value="14.426247896803" table:style-name="ce13">
            <text:p>14,426248</text:p>
          </table:table-cell>
          <table:table-cell office:value-type="float" office:value="14.20527201346" table:style-name="ce13">
            <text:p>14,205272</text:p>
          </table:table-cell>
          <table:table-cell office:value-type="float" office:value="14.318190315947" table:style-name="ce13">
            <text:p>14,318190</text:p>
          </table:table-cell>
          <table:table-cell office:value-type="float" office:value="14.219106375022999" table:style-name="ce13">
            <text:p>14,219106</text:p>
          </table:table-cell>
          <table:table-cell office:value-type="float" office:value="14.289960740325" table:style-name="ce13">
            <text:p>14,289961</text:p>
          </table:table-cell>
          <table:table-cell office:value-type="float" office:value="14.388109927088999" table:style-name="ce13">
            <text:p>14,388110</text:p>
          </table:table-cell>
          <table:table-cell office:value-type="float" office:value="14.259674705551999" table:style-name="ce13">
            <text:p>14,259675</text:p>
          </table:table-cell>
          <table:table-cell office:value-type="float" office:value="14.38717517293" table:style-name="ce13">
            <text:p>14,387175</text:p>
          </table:table-cell>
          <table:table-cell office:value-type="float" office:value="14.411665731913001" table:style-name="ce13">
            <text:p>14,411666</text:p>
          </table:table-cell>
          <table:table-cell office:value-type="float" office:value="14.344176481585" table:style-name="ce13">
            <text:p>14,344176</text:p>
          </table:table-cell>
          <table:table-cell office:value-type="float" office:value="14.29426060946" table:style-name="ce13">
            <text:p>14,294261</text:p>
          </table:table-cell>
          <table:table-cell office:value-type="float" office:value="14.189007291082" table:style-name="ce13">
            <text:p>14,189007</text:p>
          </table:table-cell>
          <table:table-cell table:number-columns-repeated="16187"/>
        </table:table-row>
        <table:table-row table:style-name="ro2">
          <table:table-cell office:value-type="string" table:style-name="ce2">
            <text:p>instance06</text:p>
          </table:table-cell>
          <table:table-cell office:value-type="float" office:value="3.4867451561180816" table:formula="of:=[.F7]-[.I7]" table:style-name="ce5">
            <text:p>3,486745</text:p>
          </table:table-cell>
          <table:table-cell office:value-type="float" office:value="3.6043449637920002" table:formula="of:=MAX([.$K7:.GO7])" table:style-name="ce5">
            <text:p>3,604345</text:p>
          </table:table-cell>
          <table:table-cell office:value-type="float" office:value="3.363397" table:formula="of:=MIN([.$K7:.GN7])" table:style-name="ce5">
            <text:p>3,363397</text:p>
          </table:table-cell>
          <table:table-cell office:value-type="float" office:value="3.5587805534210379" table:formula="of:=[.F7]+[.I7]" table:style-name="ce5">
            <text:p>3,558781</text:p>
          </table:table-cell>
          <table:table-cell office:value-type="float" office:value="3.5227628547695597" table:formula="of:=AVERAGE([.$K7:.GO7])" table:style-name="ce5">
            <text:p>3,522763</text:p>
          </table:table-cell>
          <table:table-cell table:number-columns-repeated="2" table:style-name="ce7"/>
          <table:table-cell office:value-type="float" office:value="3.6017698651478025E-2" table:formula="of:=STDEV([.$K7:.GO7])" table:style-name="ce5">
            <text:p>0,036018</text:p>
          </table:table-cell>
          <table:table-cell office:value-type="float" office:value="3.044578" table:style-name="ce11">
            <text:p>3,044578</text:p>
          </table:table-cell>
          <table:table-cell office:value-type="float" office:value="3.5223361233894002" table:style-name="ce13">
            <text:p>3,522336</text:p>
          </table:table-cell>
          <table:table-cell office:value-type="float" office:value="3.4936518386155999" table:style-name="ce13">
            <text:p>3,493652</text:p>
          </table:table-cell>
          <table:table-cell office:value-type="float" office:value="3.6007711840496999" table:style-name="ce13">
            <text:p>3,600771</text:p>
          </table:table-cell>
          <table:table-cell office:value-type="float" office:value="3.5005172575943" table:style-name="ce13">
            <text:p>3,500517</text:p>
          </table:table-cell>
          <table:table-cell office:value-type="float" office:value="3.5474936518386002" table:style-name="ce13">
            <text:p>3,547494</text:p>
          </table:table-cell>
          <table:table-cell office:value-type="float" office:value="3.4873507006489" table:style-name="ce13">
            <text:p>3,487351</text:p>
          </table:table-cell>
          <table:table-cell office:value-type="float" office:value="3.5167403366876999" table:style-name="ce13">
            <text:p>3,516740</text:p>
          </table:table-cell>
          <table:table-cell office:value-type="float" office:value="3.5376657575473001" table:style-name="ce13">
            <text:p>3,537666</text:p>
          </table:table-cell>
          <table:table-cell office:value-type="float" office:value="3.5340449543873" table:style-name="ce13">
            <text:p>3,534045</text:p>
          </table:table-cell>
          <table:table-cell office:value-type="float" office:value="3.5203611398476" table:style-name="ce13">
            <text:p>3,520361</text:p>
          </table:table-cell>
          <table:table-cell office:value-type="float" office:value="3.4600771184050001" table:style-name="ce13">
            <text:p>3,460077</text:p>
          </table:table-cell>
          <table:table-cell office:value-type="float" office:value="3.4981660867111999" table:style-name="ce13">
            <text:p>3,498166</text:p>
          </table:table-cell>
          <table:table-cell office:value-type="float" office:value="3.4493557791780001" table:style-name="ce13">
            <text:p>3,449356</text:p>
          </table:table-cell>
          <table:table-cell office:value-type="float" office:value="3.5662089720680998" table:style-name="ce13">
            <text:p>3,566209</text:p>
          </table:table-cell>
          <table:table-cell office:value-type="float" office:value="3.5186682968117999" table:style-name="ce13">
            <text:p>3,518668</text:p>
          </table:table-cell>
          <table:table-cell office:value-type="float" office:value="3.5280259569264998" table:style-name="ce13">
            <text:p>3,528026</text:p>
          </table:table-cell>
          <table:table-cell office:value-type="float" office:value="3.5009404683532002" table:style-name="ce13">
            <text:p>3,500940</text:p>
          </table:table-cell>
          <table:table-cell office:value-type="float" office:value="3.5891563998870999" table:style-name="ce13">
            <text:p>3,589156</text:p>
          </table:table-cell>
          <table:table-cell office:value-type="float" office:value="3.5306122448980002" table:style-name="ce13">
            <text:p>3,530612</text:p>
          </table:table-cell>
          <table:table-cell office:value-type="float" office:value="3.5337628138813" table:style-name="ce13">
            <text:p>3,533763</text:p>
          </table:table-cell>
          <table:table-cell office:value-type="float" office:value="3.5572745227123002" table:style-name="ce13">
            <text:p>3,557275</text:p>
          </table:table-cell>
          <table:table-cell office:value-type="float" office:value="3.50362080316" table:style-name="ce13">
            <text:p>3,503621</text:p>
          </table:table-cell>
          <table:table-cell office:value-type="float" office:value="3.4818959842000998" table:style-name="ce13">
            <text:p>3,481896</text:p>
          </table:table-cell>
          <table:table-cell office:value-type="float" office:value="3.5039969905013" table:style-name="ce13">
            <text:p>3,503997</text:p>
          </table:table-cell>
          <table:table-cell office:value-type="float" office:value="3.5088404025204998" table:style-name="ce13">
            <text:p>3,508840</text:p>
          </table:table-cell>
          <table:table-cell office:value-type="float" office:value="3.5036678265775998" table:style-name="ce13">
            <text:p>3,503668</text:p>
          </table:table-cell>
          <table:table-cell office:value-type="float" office:value="3.5306122448980002" table:style-name="ce13">
            <text:p>3,530612</text:p>
          </table:table-cell>
          <table:table-cell office:value-type="float" office:value="3.5529013448697002" table:style-name="ce13">
            <text:p>3,552901</text:p>
          </table:table-cell>
          <table:table-cell office:value-type="float" office:value="3.5328223455280998" table:style-name="ce13">
            <text:p>3,532822</text:p>
          </table:table-cell>
          <table:table-cell office:value-type="float" office:value="3.5146713063105" table:style-name="ce13">
            <text:p>3,514671</text:p>
          </table:table-cell>
          <table:table-cell office:value-type="float" office:value="3.5446722467788998" table:style-name="ce13">
            <text:p>3,544672</text:p>
          </table:table-cell>
          <table:table-cell office:value-type="float" office:value="3.5336217436282999" table:style-name="ce13">
            <text:p>3,533622</text:p>
          </table:table-cell>
          <table:table-cell office:value-type="float" office:value="3.4628515000469999" table:style-name="ce13">
            <text:p>3,462852</text:p>
          </table:table-cell>
          <table:table-cell office:value-type="float" office:value="3.5585441549892001" table:style-name="ce13">
            <text:p>3,558544</text:p>
          </table:table-cell>
          <table:table-cell office:value-type="float" office:value="3.5907551960877" table:style-name="ce13">
            <text:p>3,590755</text:p>
          </table:table-cell>
          <table:table-cell office:value-type="float" office:value="3.5063951848019999" table:style-name="ce13">
            <text:p>3,506395</text:p>
          </table:table-cell>
          <table:table-cell office:value-type="float" office:value="3.5387002727358001" table:style-name="ce13">
            <text:p>3,538700</text:p>
          </table:table-cell>
          <table:table-cell office:value-type="float" office:value="3.5031035455657" table:style-name="ce13">
            <text:p>3,503104</text:p>
          </table:table-cell>
          <table:table-cell office:value-type="float" office:value="3.5152355873225001" table:style-name="ce13">
            <text:p>3,515236</text:p>
          </table:table-cell>
          <table:table-cell office:value-type="float" office:value="3.5150945170695" table:style-name="ce13">
            <text:p>3,515095</text:p>
          </table:table-cell>
          <table:table-cell office:value-type="float" office:value="3.4483212639895" table:style-name="ce13">
            <text:p>3,448321</text:p>
          </table:table-cell>
          <table:table-cell office:value-type="float" office:value="3.5487162606978" table:style-name="ce13">
            <text:p>3,548716</text:p>
          </table:table-cell>
          <table:table-cell office:value-type="float" office:value="3.4865983259663" table:style-name="ce13">
            <text:p>3,486598</text:p>
          </table:table-cell>
          <table:table-cell office:value-type="float" office:value="3.5292015423680998" table:style-name="ce13">
            <text:p>3,529202</text:p>
          </table:table-cell>
          <table:table-cell office:value-type="float" office:value="3.4738549797799001" table:style-name="ce13">
            <text:p>3,473855</text:p>
          </table:table-cell>
          <table:table-cell office:value-type="float" office:value="3.5453775980438" table:style-name="ce13">
            <text:p>3,545378</text:p>
          </table:table-cell>
          <table:table-cell office:value-type="float" office:value="3.4606884228346" table:style-name="ce13">
            <text:p>3,460688</text:p>
          </table:table-cell>
          <table:table-cell office:value-type="float" office:value="3.4857989278660999" table:style-name="ce13">
            <text:p>3,485799</text:p>
          </table:table-cell>
          <table:table-cell office:value-type="float" office:value="3.5152355873225001" table:style-name="ce13">
            <text:p>3,515236</text:p>
          </table:table-cell>
          <table:table-cell office:value-type="float" office:value="3.5674786043450002" table:style-name="ce13">
            <text:p>3,567479</text:p>
          </table:table-cell>
          <table:table-cell office:value-type="float" office:value="3.5290134486975" table:style-name="ce13">
            <text:p>3,529013</text:p>
          </table:table-cell>
          <table:table-cell office:value-type="float" office:value="3.5776826859775999" table:style-name="ce13">
            <text:p>3,577683</text:p>
          </table:table-cell>
          <table:table-cell office:value-type="float" office:value="3.4550926361327998" table:style-name="ce13">
            <text:p>3,455093</text:p>
          </table:table-cell>
          <table:table-cell office:value-type="float" office:value="3.5572274992946" table:style-name="ce13">
            <text:p>3,557227</text:p>
          </table:table-cell>
          <table:table-cell office:value-type="float" office:value="3.4853757171070998" table:style-name="ce13">
            <text:p>3,485376</text:p>
          </table:table-cell>
          <table:table-cell office:value-type="float" office:value="3.5517257594282001" table:style-name="ce13">
            <text:p>3,551726</text:p>
          </table:table-cell>
          <table:table-cell office:value-type="float" office:value="3.5324931816044001" table:style-name="ce13">
            <text:p>3,532493</text:p>
          </table:table-cell>
          <table:table-cell office:value-type="float" office:value="3.4818019373647999" table:style-name="ce13">
            <text:p>3,481802</text:p>
          </table:table-cell>
          <table:table-cell office:value-type="float" office:value="3.5363961252704001" table:style-name="ce13">
            <text:p>3,536396</text:p>
          </table:table-cell>
          <table:table-cell office:value-type="float" office:value="3.4689645443431001" table:style-name="ce13">
            <text:p>3,468965</text:p>
          </table:table-cell>
          <table:table-cell office:value-type="float" office:value="3.5521019467695001" table:style-name="ce13">
            <text:p>3,552102</text:p>
          </table:table-cell>
          <table:table-cell office:value-type="float" office:value="3.4838709677419" table:style-name="ce13">
            <text:p>3,483871</text:p>
          </table:table-cell>
          <table:table-cell office:value-type="float" office:value="3.4806263519232998" table:style-name="ce13">
            <text:p>3,480626</text:p>
          </table:table-cell>
          <table:table-cell office:value-type="float" office:value="3.5457537853851" table:style-name="ce13">
            <text:p>3,545754</text:p>
          </table:table-cell>
          <table:table-cell office:value-type="float" office:value="3.5495156587981" table:style-name="ce13">
            <text:p>3,549516</text:p>
          </table:table-cell>
          <table:table-cell office:value-type="float" office:value="3.5227123107307001" table:style-name="ce13">
            <text:p>3,522712</text:p>
          </table:table-cell>
          <table:table-cell office:value-type="float" office:value="3.4855167873600998" table:style-name="ce13">
            <text:p>3,485517</text:p>
          </table:table-cell>
          <table:table-cell office:value-type="float" office:value="3.5370544531177002" table:style-name="ce13">
            <text:p>3,537054</text:p>
          </table:table-cell>
          <table:table-cell office:value-type="float" office:value="3.5090284961911" table:style-name="ce13">
            <text:p>3,509028</text:p>
          </table:table-cell>
          <table:table-cell office:value-type="float" office:value="3.5189504373178" table:style-name="ce13">
            <text:p>3,518950</text:p>
          </table:table-cell>
          <table:table-cell office:value-type="float" office:value="3.5484811436095001" table:style-name="ce13">
            <text:p>3,548481</text:p>
          </table:table-cell>
          <table:table-cell office:value-type="float" office:value="3.5167403366876999" table:style-name="ce13">
            <text:p>3,516740</text:p>
          </table:table-cell>
          <table:table-cell office:value-type="float" office:value="3.4870215367253001" table:style-name="ce13">
            <text:p>3,487022</text:p>
          </table:table-cell>
          <table:table-cell office:value-type="float" office:value="3.5359258910937998" table:style-name="ce13">
            <text:p>3,535926</text:p>
          </table:table-cell>
          <table:table-cell office:value-type="float" office:value="3.5227593341483998" table:style-name="ce13">
            <text:p>3,522759</text:p>
          </table:table-cell>
          <table:table-cell office:value-type="float" office:value="3.5522430170225001" table:style-name="ce13">
            <text:p>3,552243</text:p>
          </table:table-cell>
          <table:table-cell office:value-type="float" office:value="3.5837957302737" table:style-name="ce13">
            <text:p>3,583796</text:p>
          </table:table-cell>
          <table:table-cell office:value-type="float" office:value="3.5077118404965999" table:style-name="ce13">
            <text:p>3,507712</text:p>
          </table:table-cell>
          <table:table-cell office:value-type="float" office:value="3.5911313834289" table:style-name="ce13">
            <text:p>3,591131</text:p>
          </table:table-cell>
          <table:table-cell office:value-type="float" office:value="3.4685883570018001" table:style-name="ce13">
            <text:p>3,468588</text:p>
          </table:table-cell>
          <table:table-cell office:value-type="float" office:value="3.4719270196558001" table:style-name="ce13">
            <text:p>3,471927</text:p>
          </table:table-cell>
          <table:table-cell office:value-type="float" office:value="3.4988244145584999" table:style-name="ce13">
            <text:p>3,498824</text:p>
          </table:table-cell>
          <table:table-cell office:value-type="float" office:value="3.5423680993134998" table:style-name="ce13">
            <text:p>3,542368</text:p>
          </table:table-cell>
          <table:table-cell office:value-type="float" office:value="3.5596256935953998" table:style-name="ce13">
            <text:p>3,559626</text:p>
          </table:table-cell>
          <table:table-cell office:value-type="float" office:value="3.5394056240007998" table:style-name="ce13">
            <text:p>3,539406</text:p>
          </table:table-cell>
          <table:table-cell office:value-type="float" office:value="3.5423210758958001" table:style-name="ce13">
            <text:p>3,542321</text:p>
          </table:table-cell>
          <table:table-cell office:value-type="float" office:value="3.5280729803441999" table:style-name="ce13">
            <text:p>3,528073</text:p>
          </table:table-cell>
          <table:table-cell office:value-type="float" office:value="3.5287313081914999" table:style-name="ce13">
            <text:p>3,528731</text:p>
          </table:table-cell>
          <table:table-cell office:value-type="float" office:value="3.5317408069218001" table:style-name="ce13">
            <text:p>3,531741</text:p>
          </table:table-cell>
          <table:table-cell office:value-type="float" office:value="3.5268503714850001" table:style-name="ce13">
            <text:p>3,526850</text:p>
          </table:table-cell>
          <table:table-cell office:value-type="float" office:value="3.5084171917615001" table:style-name="ce13">
            <text:p>3,508417</text:p>
          </table:table-cell>
          <table:table-cell office:value-type="float" office:value="3.5472585347502998" table:style-name="ce13">
            <text:p>3,547259</text:p>
          </table:table-cell>
          <table:table-cell office:value-type="float" office:value="3.5492335182921" table:style-name="ce13">
            <text:p>3,549234</text:p>
          </table:table-cell>
          <table:table-cell office:value-type="float" office:value="3.5592024828365001" table:style-name="ce13">
            <text:p>3,559202</text:p>
          </table:table-cell>
          <table:table-cell office:value-type="float" office:value="3.4782751810402002" table:style-name="ce13">
            <text:p>3,478275</text:p>
          </table:table-cell>
          <table:table-cell office:value-type="float" office:value="3.5373836170413" table:style-name="ce13">
            <text:p>3,537384</text:p>
          </table:table-cell>
          <table:table-cell office:value-type="float" office:value="3.4964262202577001" table:style-name="ce13">
            <text:p>3,496426</text:p>
          </table:table-cell>
          <table:table-cell office:value-type="float" office:value="3.5105332455562999" table:style-name="ce13">
            <text:p>3,510533</text:p>
          </table:table-cell>
          <table:table-cell office:value-type="float" office:value="3.5046082949308999" table:style-name="ce13">
            <text:p>3,504608</text:p>
          </table:table-cell>
          <table:table-cell office:value-type="float" office:value="3.5149534468165" table:style-name="ce13">
            <text:p>3,514953</text:p>
          </table:table-cell>
          <table:table-cell office:value-type="float" office:value="3.5446722467788998" table:style-name="ce13">
            <text:p>3,544672</text:p>
          </table:table-cell>
          <table:table-cell office:value-type="float" office:value="3.5483400733565" table:style-name="ce13">
            <text:p>3,548340</text:p>
          </table:table-cell>
          <table:table-cell office:value-type="float" office:value="3.533104486034" table:style-name="ce13">
            <text:p>3,533104</text:p>
          </table:table-cell>
          <table:table-cell office:value-type="float" office:value="3.4518009968965" table:style-name="ce13">
            <text:p>3,451801</text:p>
          </table:table-cell>
          <table:table-cell office:value-type="float" office:value="3.4757359164863999" table:style-name="ce13">
            <text:p>3,475736</text:p>
          </table:table-cell>
          <table:table-cell office:value-type="float" office:value="3.510439198721" table:style-name="ce13">
            <text:p>3,510439</text:p>
          </table:table-cell>
          <table:table-cell office:value-type="float" office:value="3.4724913006676998" table:style-name="ce13">
            <text:p>3,472491</text:p>
          </table:table-cell>
          <table:table-cell office:value-type="float" office:value="3.5700648923163998" table:style-name="ce13">
            <text:p>3,570065</text:p>
          </table:table-cell>
          <table:table-cell office:value-type="float" office:value="3.4829304993886998" table:style-name="ce13">
            <text:p>3,482930</text:p>
          </table:table-cell>
          <table:table-cell office:value-type="float" office:value="3.5292015423680998" table:style-name="ce13">
            <text:p>3,529202</text:p>
          </table:table-cell>
          <table:table-cell office:value-type="float" office:value="3.5434496379197" table:style-name="ce13">
            <text:p>3,543450</text:p>
          </table:table-cell>
          <table:table-cell office:value-type="float" office:value="3.5142951189692" table:style-name="ce13">
            <text:p>3,514295</text:p>
          </table:table-cell>
          <table:table-cell office:value-type="float" office:value="3.4917709019092" table:style-name="ce13">
            <text:p>3,491771</text:p>
          </table:table-cell>
          <table:table-cell office:value-type="float" office:value="3.5909903131759999" table:style-name="ce13">
            <text:p>3,590990</text:p>
          </table:table-cell>
          <table:table-cell office:value-type="float" office:value="3.5569453587886999" table:style-name="ce13">
            <text:p>3,556945</text:p>
          </table:table-cell>
          <table:table-cell office:value-type="float" office:value="3.5073356531552999" table:style-name="ce13">
            <text:p>3,507336</text:p>
          </table:table-cell>
          <table:table-cell office:value-type="float" office:value="3.5575096398006001" table:style-name="ce13">
            <text:p>3,557510</text:p>
          </table:table-cell>
          <table:table-cell office:value-type="float" office:value="3.4986833443054999" table:style-name="ce13">
            <text:p>3,498683</text:p>
          </table:table-cell>
          <table:table-cell office:value-type="float" office:value="3.5168814069407" table:style-name="ce13">
            <text:p>3,516881</text:p>
          </table:table-cell>
          <table:table-cell office:value-type="float" office:value="3.5645161290323002" table:style-name="ce13">
            <text:p>3,564516</text:p>
          </table:table-cell>
          <table:table-cell office:value-type="float" office:value="3.5441549891845998" table:style-name="ce13">
            <text:p>3,544155</text:p>
          </table:table-cell>
          <table:table-cell office:value-type="float" office:value="3.5150945170695" table:style-name="ce13">
            <text:p>3,515095</text:p>
          </table:table-cell>
          <table:table-cell office:value-type="float" office:value="3.5890623530518" table:style-name="ce13">
            <text:p>3,589062</text:p>
          </table:table-cell>
          <table:table-cell office:value-type="float" office:value="3.4575378538511998" table:style-name="ce13">
            <text:p>3,457538</text:p>
          </table:table-cell>
          <table:table-cell office:value-type="float" office:value="3.5473996050032999" table:style-name="ce13">
            <text:p>3,547400</text:p>
          </table:table-cell>
          <table:table-cell office:value-type="float" office:value="3.4998119063294002" table:style-name="ce13">
            <text:p>3,499812</text:p>
          </table:table-cell>
          <table:table-cell office:value-type="float" office:value="3.5812564657199002" table:style-name="ce13">
            <text:p>3,581256</text:p>
          </table:table-cell>
          <table:table-cell office:value-type="float" office:value="3.4853757171070998" table:style-name="ce13">
            <text:p>3,485376</text:p>
          </table:table-cell>
          <table:table-cell office:value-type="float" office:value="3.5536537195523001" table:style-name="ce13">
            <text:p>3,553654</text:p>
          </table:table-cell>
          <table:table-cell office:value-type="float" office:value="3.5130725101100002" table:style-name="ce13">
            <text:p>3,513073</text:p>
          </table:table-cell>
          <table:table-cell office:value-type="float" office:value="3.4929464873507001" table:style-name="ce13">
            <text:p>3,492946</text:p>
          </table:table-cell>
          <table:table-cell office:value-type="float" office:value="3.5859117840685002" table:style-name="ce13">
            <text:p>3,585912</text:p>
          </table:table-cell>
          <table:table-cell office:value-type="float" office:value="3.5097808708736999" table:style-name="ce13">
            <text:p>3,509781</text:p>
          </table:table-cell>
          <table:table-cell office:value-type="float" office:value="3.4582432051161001" table:style-name="ce13">
            <text:p>3,458243</text:p>
          </table:table-cell>
          <table:table-cell office:value-type="float" office:value="3.5220539828835" table:style-name="ce13">
            <text:p>3,522054</text:p>
          </table:table-cell>
          <table:table-cell office:value-type="float" office:value="3.5217248189597998" table:style-name="ce13">
            <text:p>3,521725</text:p>
          </table:table-cell>
          <table:table-cell office:value-type="float" office:value="3.4781811342047999" table:style-name="ce13">
            <text:p>3,478181</text:p>
          </table:table-cell>
          <table:table-cell office:value-type="float" office:value="3.5353145866642" table:style-name="ce13">
            <text:p>3,535315</text:p>
          </table:table-cell>
          <table:table-cell office:value-type="float" office:value="3.4919119721621001" table:style-name="ce13">
            <text:p>3,491912</text:p>
          </table:table-cell>
          <table:table-cell office:value-type="float" office:value="3.4911595974795002" table:style-name="ce13">
            <text:p>3,491160</text:p>
          </table:table-cell>
          <table:table-cell office:value-type="float" office:value="3.4638389918178998" table:style-name="ce13">
            <text:p>3,463839</text:p>
          </table:table-cell>
          <table:table-cell office:value-type="float" office:value="3.5231355214897002" table:style-name="ce13">
            <text:p>3,523136</text:p>
          </table:table-cell>
          <table:table-cell office:value-type="float" office:value="3.4986833443054999" table:style-name="ce13">
            <text:p>3,498683</text:p>
          </table:table-cell>
          <table:table-cell office:value-type="float" office:value="3.5520549233518" table:style-name="ce13">
            <text:p>3,552055</text:p>
          </table:table-cell>
          <table:table-cell office:value-type="float" office:value="3.5544531176526002" table:style-name="ce13">
            <text:p>3,554453</text:p>
          </table:table-cell>
          <table:table-cell office:value-type="float" office:value="3.5621179347315" table:style-name="ce13">
            <text:p>3,562118</text:p>
          </table:table-cell>
          <table:table-cell office:value-type="float" office:value="3.5504091037337" table:style-name="ce13">
            <text:p>3,550409</text:p>
          </table:table-cell>
          <table:table-cell office:value-type="float" office:value="3.5479638860152001" table:style-name="ce13">
            <text:p>3,547964</text:p>
          </table:table-cell>
          <table:table-cell office:value-type="float" office:value="3.5608483024546" table:style-name="ce13">
            <text:p>3,560848</text:p>
          </table:table-cell>
          <table:table-cell office:value-type="float" office:value="3.5398758581774001" table:style-name="ce13">
            <text:p>3,539876</text:p>
          </table:table-cell>
          <table:table-cell office:value-type="float" office:value="3.5398288347597" table:style-name="ce13">
            <text:p>3,539829</text:p>
          </table:table-cell>
          <table:table-cell office:value-type="float" office:value="3.4775228063575998" table:style-name="ce13">
            <text:p>3,477523</text:p>
          </table:table-cell>
          <table:table-cell office:value-type="float" office:value="3.5437788018432999" table:style-name="ce13">
            <text:p>3,543779</text:p>
          </table:table-cell>
          <table:table-cell office:value-type="float" office:value="3.4812846797704999" table:style-name="ce13">
            <text:p>3,481285</text:p>
          </table:table-cell>
          <table:table-cell office:value-type="float" office:value="3.4739960500329001" table:style-name="ce13">
            <text:p>3,473996</text:p>
          </table:table-cell>
          <table:table-cell office:value-type="float" office:value="3.5409573967835999" table:style-name="ce13">
            <text:p>3,540957</text:p>
          </table:table-cell>
          <table:table-cell office:value-type="float" office:value="3.5581209442302" table:style-name="ce13">
            <text:p>3,558121</text:p>
          </table:table-cell>
          <table:table-cell office:value-type="float" office:value="3.5378538512178999" table:style-name="ce13">
            <text:p>3,537854</text:p>
          </table:table-cell>
          <table:table-cell office:value-type="float" office:value="3.5535596727169998" table:style-name="ce13">
            <text:p>3,553560</text:p>
          </table:table-cell>
          <table:table-cell office:value-type="float" office:value="3.5083231449261998" table:style-name="ce13">
            <text:p>3,508323</text:p>
          </table:table-cell>
          <table:table-cell office:value-type="float" office:value="3.5093106366971001" table:style-name="ce13">
            <text:p>3,509311</text:p>
          </table:table-cell>
          <table:table-cell office:value-type="float" office:value="3.5258158562964002" table:style-name="ce13">
            <text:p>3,525816</text:p>
          </table:table-cell>
          <table:table-cell office:value-type="float" office:value="3.4861280917897002" table:style-name="ce13">
            <text:p>3,486128</text:p>
          </table:table-cell>
          <table:table-cell office:value-type="float" office:value="3.5520078999342002" table:style-name="ce13">
            <text:p>3,552008</text:p>
          </table:table-cell>
          <table:table-cell office:value-type="float" office:value="3.363397" table:style-name="ce13">
            <text:p>3,363397</text:p>
          </table:table-cell>
          <table:table-cell office:value-type="float" office:value="3.5562870309413999" table:style-name="ce13">
            <text:p>3,556287</text:p>
          </table:table-cell>
          <table:table-cell office:value-type="float" office:value="3.4703752468729001" table:style-name="ce13">
            <text:p>3,470375</text:p>
          </table:table-cell>
          <table:table-cell office:value-type="float" office:value="3.5447192701965999" table:style-name="ce13">
            <text:p>3,544719</text:p>
          </table:table-cell>
          <table:table-cell office:value-type="float" office:value="3.5332925797047001" table:style-name="ce13">
            <text:p>3,533293</text:p>
          </table:table-cell>
          <table:table-cell office:value-type="float" office:value="3.5595316467600999" table:style-name="ce13">
            <text:p>3,559532</text:p>
          </table:table-cell>
          <table:table-cell office:value-type="float" office:value="3.5355967271701001" table:style-name="ce13">
            <text:p>3,535597</text:p>
          </table:table-cell>
          <table:table-cell office:value-type="float" office:value="3.5218188657952001" table:style-name="ce13">
            <text:p>3,521819</text:p>
          </table:table-cell>
          <table:table-cell office:value-type="float" office:value="3.5886391422928998" table:style-name="ce13">
            <text:p>3,588639</text:p>
          </table:table-cell>
          <table:table-cell office:value-type="float" office:value="3.5266622778143999" table:style-name="ce13">
            <text:p>3,526662</text:p>
          </table:table-cell>
          <table:table-cell office:value-type="float" office:value="3.5166462898523001" table:style-name="ce13">
            <text:p>3,516646</text:p>
          </table:table-cell>
          <table:table-cell office:value-type="float" office:value="3.6043449637920002" table:style-name="ce13">
            <text:p>3,604345</text:p>
          </table:table-cell>
          <table:table-cell office:value-type="float" office:value="3.5158939151698001" table:style-name="ce13">
            <text:p>3,515894</text:p>
          </table:table-cell>
          <table:table-cell office:value-type="float" office:value="3.5329634157810998" table:style-name="ce13">
            <text:p>3,532963</text:p>
          </table:table-cell>
          <table:table-cell office:value-type="float" office:value="3.5401109752657001" table:style-name="ce13">
            <text:p>3,540111</text:p>
          </table:table-cell>
          <table:table-cell office:value-type="float" office:value="3.5447662936142001" table:style-name="ce13">
            <text:p>3,544766</text:p>
          </table:table-cell>
          <table:table-cell office:value-type="float" office:value="3.4642151791592002" table:style-name="ce13">
            <text:p>3,464215</text:p>
          </table:table-cell>
          <table:table-cell office:value-type="float" office:value="3.5370544531177002" table:style-name="ce13">
            <text:p>3,537054</text:p>
          </table:table-cell>
          <table:table-cell office:value-type="float" office:value="3.543684755008" table:style-name="ce13">
            <text:p>3,543685</text:p>
          </table:table-cell>
          <table:table-cell office:value-type="float" office:value="3.5865230884981001" table:style-name="ce13">
            <text:p>3,586523</text:p>
          </table:table-cell>
          <table:table-cell office:value-type="float" office:value="3.5052666227781" table:style-name="ce13">
            <text:p>3,505267</text:p>
          </table:table-cell>
          <table:table-cell office:value-type="float" office:value="3.5347503056521998" table:style-name="ce13">
            <text:p>3,534750</text:p>
          </table:table-cell>
          <table:table-cell office:value-type="float" office:value="3.5455186682968001" table:style-name="ce13">
            <text:p>3,545519</text:p>
          </table:table-cell>
          <table:table-cell table:number-columns-repeated="16187"/>
        </table:table-row>
        <table:table-row table:style-name="ro2">
          <table:table-cell office:value-type="string" table:style-name="ce2">
            <text:p>instance07</text:p>
          </table:table-cell>
          <table:table-cell office:value-type="float" office:value="10.573334468432487" table:formula="of:=[.F8]-[.I8]" table:style-name="ce5">
            <text:p>10,573334</text:p>
          </table:table-cell>
          <table:table-cell office:value-type="float" office:value="10.854055968827" table:formula="of:=MAX([.$K8:.GO8])" table:style-name="ce5">
            <text:p>10,854056</text:p>
          </table:table-cell>
          <table:table-cell office:value-type="float" office:value="10.298617999999999" table:formula="of:=MIN([.$K8:.GN8])" table:style-name="ce5">
            <text:p>10,298618</text:p>
          </table:table-cell>
          <table:table-cell office:value-type="float" office:value="10.767435860148092" table:formula="of:=[.F8]+[.I8]" table:style-name="ce5">
            <text:p>10,767436</text:p>
          </table:table-cell>
          <table:table-cell office:value-type="float" office:value="10.670385164290289" table:formula="of:=AVERAGE([.$K8:.GO8])" table:style-name="ce5">
            <text:p>10,670385</text:p>
          </table:table-cell>
          <table:table-cell table:number-columns-repeated="2" table:style-name="ce7"/>
          <table:table-cell office:value-type="float" office:value="9.7050695857803057E-2" table:formula="of:=STDEV([.$K8:.GO8])" table:style-name="ce5">
            <text:p>0,097051</text:p>
          </table:table-cell>
          <table:table-cell office:value-type="float" office:value="10.050300999999999" table:style-name="ce11">
            <text:p>10,050301</text:p>
          </table:table-cell>
          <table:table-cell office:value-type="float" office:value="10.624867162593" table:style-name="ce13">
            <text:p>10,624867</text:p>
          </table:table-cell>
          <table:table-cell office:value-type="float" office:value="10.765143464399999" table:style-name="ce13">
            <text:p>10,765143</text:p>
          </table:table-cell>
          <table:table-cell office:value-type="float" office:value="10.732908253631001" table:style-name="ce13">
            <text:p>10,732908</text:p>
          </table:table-cell>
          <table:table-cell office:value-type="float" office:value="10.742826780021" table:style-name="ce13">
            <text:p>10,742827</text:p>
          </table:table-cell>
          <table:table-cell office:value-type="float" office:value="10.526036131774999" table:style-name="ce13">
            <text:p>10,526036</text:p>
          </table:table-cell>
          <table:table-cell office:value-type="float" office:value="10.743535246192" table:style-name="ce13">
            <text:p>10,743535</text:p>
          </table:table-cell>
          <table:table-cell office:value-type="float" office:value="10.722989727241" table:style-name="ce13">
            <text:p>10,722990</text:p>
          </table:table-cell>
          <table:table-cell office:value-type="float" office:value="10.602904711300001" table:style-name="ce13">
            <text:p>10,602905</text:p>
          </table:table-cell>
          <table:table-cell office:value-type="float" office:value="10.715905065533001" table:style-name="ce13">
            <text:p>10,715905</text:p>
          </table:table-cell>
          <table:table-cell office:value-type="float" office:value="10.827488487425001" table:style-name="ce13">
            <text:p>10,827488</text:p>
          </table:table-cell>
          <table:table-cell office:value-type="float" office:value="10.641161884520001" table:style-name="ce13">
            <text:p>10,641162</text:p>
          </table:table-cell>
          <table:table-cell office:value-type="float" office:value="10.670917463691" table:style-name="ce13">
            <text:p>10,670917</text:p>
          </table:table-cell>
          <table:table-cell office:value-type="float" office:value="10.606801275239" table:style-name="ce13">
            <text:p>10,606801</text:p>
          </table:table-cell>
          <table:table-cell office:value-type="float" office:value="10.56004250797" table:style-name="ce13">
            <text:p>10,560043</text:p>
          </table:table-cell>
          <table:table-cell office:value-type="float" office:value="10.713071200850001" table:style-name="ce13">
            <text:p>10,713071</text:p>
          </table:table-cell>
          <table:table-cell office:value-type="float" office:value="10.675168260715999" table:style-name="ce13">
            <text:p>10,675168</text:p>
          </table:table-cell>
          <table:table-cell office:value-type="float" office:value="10.68862911796" table:style-name="ce13">
            <text:p>10,688629</text:p>
          </table:table-cell>
          <table:table-cell office:value-type="float" office:value="10.5883811548" table:style-name="ce13">
            <text:p>10,588381</text:p>
          </table:table-cell>
          <table:table-cell office:value-type="float" office:value="10.618136733970999" table:style-name="ce13">
            <text:p>10,618137</text:p>
          </table:table-cell>
          <table:table-cell office:value-type="float" office:value="10.727948990435999" table:style-name="ce13">
            <text:p>10,727949</text:p>
          </table:table-cell>
          <table:table-cell office:value-type="float" office:value="10.677293659228001" table:style-name="ce13">
            <text:p>10,677294</text:p>
          </table:table-cell>
          <table:table-cell office:value-type="float" office:value="10.693588381154999" table:style-name="ce13">
            <text:p>10,693588</text:p>
          </table:table-cell>
          <table:table-cell office:value-type="float" office:value="10.651434643996" table:style-name="ce13">
            <text:p>10,651435</text:p>
          </table:table-cell>
          <table:table-cell office:value-type="float" office:value="10.713779667021001" table:style-name="ce13">
            <text:p>10,713780</text:p>
          </table:table-cell>
          <table:table-cell office:value-type="float" office:value="10.642224583776001" table:style-name="ce13">
            <text:p>10,642225</text:p>
          </table:table-cell>
          <table:table-cell office:value-type="float" office:value="10.606447042154" table:style-name="ce13">
            <text:p>10,606447</text:p>
          </table:table-cell>
          <table:table-cell office:value-type="float" office:value="10.808359900815001" table:style-name="ce13">
            <text:p>10,808360</text:p>
          </table:table-cell>
          <table:table-cell office:value-type="float" office:value="10.714842366277001" table:style-name="ce13">
            <text:p>10,714842</text:p>
          </table:table-cell>
          <table:table-cell office:value-type="float" office:value="10.724760892667" table:style-name="ce13">
            <text:p>10,724761</text:p>
          </table:table-cell>
          <table:table-cell office:value-type="float" office:value="10.729720155862999" table:style-name="ce13">
            <text:p>10,729720</text:p>
          </table:table-cell>
          <table:table-cell office:value-type="float" office:value="10.725823591923" table:style-name="ce13">
            <text:p>10,725824</text:p>
          </table:table-cell>
          <table:table-cell office:value-type="float" office:value="10.713071200850001" table:style-name="ce13">
            <text:p>10,713071</text:p>
          </table:table-cell>
          <table:table-cell office:value-type="float" office:value="10.661353170386" table:style-name="ce13">
            <text:p>10,661353</text:p>
          </table:table-cell>
          <table:table-cell office:value-type="float" office:value="10.774353524619" table:style-name="ce13">
            <text:p>10,774354</text:p>
          </table:table-cell>
          <table:table-cell office:value-type="float" office:value="10.524264966347999" table:style-name="ce13">
            <text:p>10,524265</text:p>
          </table:table-cell>
          <table:table-cell office:value-type="float" office:value="10.574211831385" table:style-name="ce13">
            <text:p>10,574212</text:p>
          </table:table-cell>
          <table:table-cell office:value-type="float" office:value="10.733970952887001" table:style-name="ce13">
            <text:p>10,733971</text:p>
          </table:table-cell>
          <table:table-cell office:value-type="float" office:value="10.786397449521999" table:style-name="ce13">
            <text:p>10,786397</text:p>
          </table:table-cell>
          <table:table-cell office:value-type="float" office:value="10.695359546582001" table:style-name="ce13">
            <text:p>10,695360</text:p>
          </table:table-cell>
          <table:table-cell office:value-type="float" office:value="10.76053843429" table:style-name="ce13">
            <text:p>10,760538</text:p>
          </table:table-cell>
          <table:table-cell office:value-type="float" office:value="10.66950053135" table:style-name="ce13">
            <text:p>10,669501</text:p>
          </table:table-cell>
          <table:table-cell office:value-type="float" office:value="10.605738575983001" table:style-name="ce13">
            <text:p>10,605739</text:p>
          </table:table-cell>
          <table:table-cell office:value-type="float" office:value="10.475026567481001" table:style-name="ce13">
            <text:p>10,475027</text:p>
          </table:table-cell>
          <table:table-cell office:value-type="float" office:value="10.694651080411001" table:style-name="ce13">
            <text:p>10,694651</text:p>
          </table:table-cell>
          <table:table-cell office:value-type="float" office:value="10.620262132483001" table:style-name="ce13">
            <text:p>10,620262</text:p>
          </table:table-cell>
          <table:table-cell office:value-type="float" office:value="10.668792065179" table:style-name="ce13">
            <text:p>10,668792</text:p>
          </table:table-cell>
          <table:table-cell office:value-type="float" office:value="10.706340772228" table:style-name="ce13">
            <text:p>10,706341</text:p>
          </table:table-cell>
          <table:table-cell office:value-type="float" office:value="10.542685086786999" table:style-name="ce13">
            <text:p>10,542685</text:p>
          </table:table-cell>
          <table:table-cell office:value-type="float" office:value="10.648246546227" table:style-name="ce13">
            <text:p>10,648247</text:p>
          </table:table-cell>
          <table:table-cell office:value-type="float" office:value="10.755224938009" table:style-name="ce13">
            <text:p>10,755225</text:p>
          </table:table-cell>
          <table:table-cell office:value-type="float" office:value="10.854055968827" table:style-name="ce13">
            <text:p>10,854056</text:p>
          </table:table-cell>
          <table:table-cell office:value-type="float" office:value="10.716967764789" table:style-name="ce13">
            <text:p>10,716968</text:p>
          </table:table-cell>
          <table:table-cell office:value-type="float" office:value="10.794899043571" table:style-name="ce13">
            <text:p>10,794899</text:p>
          </table:table-cell>
          <table:table-cell office:value-type="float" office:value="10.595820049593" table:style-name="ce13">
            <text:p>10,595820</text:p>
          </table:table-cell>
          <table:table-cell office:value-type="float" office:value="10.662061636557" table:style-name="ce13">
            <text:p>10,662062</text:p>
          </table:table-cell>
          <table:table-cell office:value-type="float" office:value="10.661353170386" table:style-name="ce13">
            <text:p>10,661353</text:p>
          </table:table-cell>
          <table:table-cell office:value-type="float" office:value="10.718030464045" table:style-name="ce13">
            <text:p>10,718030</text:p>
          </table:table-cell>
          <table:table-cell office:value-type="float" office:value="10.64576691463" table:style-name="ce13">
            <text:p>10,645767</text:p>
          </table:table-cell>
          <table:table-cell office:value-type="float" office:value="10.582359192348999" table:style-name="ce13">
            <text:p>10,582359</text:p>
          </table:table-cell>
          <table:table-cell office:value-type="float" office:value="10.298617999999999" table:style-name="ce13">
            <text:p>10,298618</text:p>
          </table:table-cell>
          <table:table-cell office:value-type="float" office:value="10.545873184554999" table:style-name="ce13">
            <text:p>10,545873</text:p>
          </table:table-cell>
          <table:table-cell office:value-type="float" office:value="10.666666666667" table:style-name="ce13">
            <text:p>10,666667</text:p>
          </table:table-cell>
          <table:table-cell office:value-type="float" office:value="10.682961388594" table:style-name="ce13">
            <text:p>10,682961</text:p>
          </table:table-cell>
          <table:table-cell office:value-type="float" office:value="10.609989373007" table:style-name="ce13">
            <text:p>10,609989</text:p>
          </table:table-cell>
          <table:table-cell office:value-type="float" office:value="10.623450230252001" table:style-name="ce13">
            <text:p>10,623450</text:p>
          </table:table-cell>
          <table:table-cell office:value-type="float" office:value="10.803754870704999" table:style-name="ce13">
            <text:p>10,803755</text:p>
          </table:table-cell>
          <table:table-cell office:value-type="float" office:value="10.650726177825" table:style-name="ce13">
            <text:p>10,650726</text:p>
          </table:table-cell>
          <table:table-cell office:value-type="float" office:value="10.595465816507" table:style-name="ce13">
            <text:p>10,595466</text:p>
          </table:table-cell>
          <table:table-cell office:value-type="float" office:value="10.761601133546" table:style-name="ce13">
            <text:p>10,761601</text:p>
          </table:table-cell>
          <table:table-cell office:value-type="float" office:value="10.784980517179999" table:style-name="ce13">
            <text:p>10,784981</text:p>
          </table:table-cell>
          <table:table-cell office:value-type="float" office:value="10.754162238753" table:style-name="ce13">
            <text:p>10,754162</text:p>
          </table:table-cell>
          <table:table-cell office:value-type="float" office:value="10.476797732908" table:style-name="ce13">
            <text:p>10,476798</text:p>
          </table:table-cell>
          <table:table-cell office:value-type="float" office:value="10.750974140985001" table:style-name="ce13">
            <text:p>10,750974</text:p>
          </table:table-cell>
          <table:table-cell office:value-type="float" office:value="10.7941905774" table:style-name="ce13">
            <text:p>10,794191</text:p>
          </table:table-cell>
          <table:table-cell office:value-type="float" office:value="10.685086787106" table:style-name="ce13">
            <text:p>10,685087</text:p>
          </table:table-cell>
          <table:table-cell office:value-type="float" office:value="10.66489550124" table:style-name="ce13">
            <text:p>10,664896</text:p>
          </table:table-cell>
          <table:table-cell office:value-type="float" office:value="10.429684732554" table:style-name="ce13">
            <text:p>10,429685</text:p>
          </table:table-cell>
          <table:table-cell office:value-type="float" office:value="10.713071200850001" table:style-name="ce13">
            <text:p>10,713071</text:p>
          </table:table-cell>
          <table:table-cell office:value-type="float" office:value="10.840595111582999" table:style-name="ce13">
            <text:p>10,840595</text:p>
          </table:table-cell>
          <table:table-cell office:value-type="float" office:value="10.726532058094" table:style-name="ce13">
            <text:p>10,726532</text:p>
          </table:table-cell>
          <table:table-cell office:value-type="float" office:value="10.712362734678999" table:style-name="ce13">
            <text:p>10,712363</text:p>
          </table:table-cell>
          <table:table-cell office:value-type="float" office:value="10.688274884874" table:style-name="ce13">
            <text:p>10,688275</text:p>
          </table:table-cell>
          <table:table-cell office:value-type="float" office:value="10.705632306057" table:style-name="ce13">
            <text:p>10,705632</text:p>
          </table:table-cell>
          <table:table-cell office:value-type="float" office:value="10.616365568543999" table:style-name="ce13">
            <text:p>10,616366</text:p>
          </table:table-cell>
          <table:table-cell office:value-type="float" office:value="10.70315267446" table:style-name="ce13">
            <text:p>10,703153</text:p>
          </table:table-cell>
          <table:table-cell office:value-type="float" office:value="10.671271696776" table:style-name="ce13">
            <text:p>10,671272</text:p>
          </table:table-cell>
          <table:table-cell office:value-type="float" office:value="10.727948990435999" table:style-name="ce13">
            <text:p>10,727949</text:p>
          </table:table-cell>
          <table:table-cell office:value-type="float" office:value="10.680127523911001" table:style-name="ce13">
            <text:p>10,680128</text:p>
          </table:table-cell>
          <table:table-cell office:value-type="float" office:value="10.578816861495" table:style-name="ce13">
            <text:p>10,578817</text:p>
          </table:table-cell>
          <table:table-cell office:value-type="float" office:value="10.42543393553" table:style-name="ce13">
            <text:p>10,425434</text:p>
          </table:table-cell>
          <table:table-cell office:value-type="float" office:value="10.752745306412001" table:style-name="ce13">
            <text:p>10,752745</text:p>
          </table:table-cell>
          <table:table-cell office:value-type="float" office:value="10.828196953595" table:style-name="ce13">
            <text:p>10,828197</text:p>
          </table:table-cell>
          <table:table-cell office:value-type="float" office:value="10.702444208289" table:style-name="ce13">
            <text:p>10,702444</text:p>
          </table:table-cell>
          <table:table-cell office:value-type="float" office:value="10.681898689338" table:style-name="ce13">
            <text:p>10,681899</text:p>
          </table:table-cell>
          <table:table-cell office:value-type="float" office:value="10.8377612469" table:style-name="ce13">
            <text:p>10,837761</text:p>
          </table:table-cell>
          <table:table-cell office:value-type="float" office:value="10.549769748495001" table:style-name="ce13">
            <text:p>10,549770</text:p>
          </table:table-cell>
          <table:table-cell office:value-type="float" office:value="10.433581296492999" table:style-name="ce13">
            <text:p>10,433581</text:p>
          </table:table-cell>
          <table:table-cell office:value-type="float" office:value="10.621324831739001" table:style-name="ce13">
            <text:p>10,621325</text:p>
          </table:table-cell>
          <table:table-cell office:value-type="float" office:value="10.786397449521999" table:style-name="ce13">
            <text:p>10,786397</text:p>
          </table:table-cell>
          <table:table-cell office:value-type="float" office:value="10.565710237336001" table:style-name="ce13">
            <text:p>10,565710</text:p>
          </table:table-cell>
          <table:table-cell office:value-type="float" office:value="10.619199433226999" table:style-name="ce13">
            <text:p>10,619199</text:p>
          </table:table-cell>
          <table:table-cell office:value-type="float" office:value="10.48281969536" table:style-name="ce13">
            <text:p>10,482820</text:p>
          </table:table-cell>
          <table:table-cell office:value-type="float" office:value="10.66489550124" table:style-name="ce13">
            <text:p>10,664896</text:p>
          </table:table-cell>
          <table:table-cell office:value-type="float" office:value="10.55543747786" table:style-name="ce13">
            <text:p>10,555437</text:p>
          </table:table-cell>
          <table:table-cell office:value-type="float" office:value="10.686503719447" table:style-name="ce13">
            <text:p>10,686504</text:p>
          </table:table-cell>
          <table:table-cell office:value-type="float" office:value="10.596882748849" table:style-name="ce13">
            <text:p>10,596883</text:p>
          </table:table-cell>
          <table:table-cell office:value-type="float" office:value="10.765851930569999" table:style-name="ce13">
            <text:p>10,765852</text:p>
          </table:table-cell>
          <table:table-cell office:value-type="float" office:value="10.464753808006" table:style-name="ce13">
            <text:p>10,464754</text:p>
          </table:table-cell>
          <table:table-cell office:value-type="float" office:value="10.764789231313999" table:style-name="ce13">
            <text:p>10,764789</text:p>
          </table:table-cell>
          <table:table-cell office:value-type="float" office:value="10.808714133900001" table:style-name="ce13">
            <text:p>10,808714</text:p>
          </table:table-cell>
          <table:table-cell office:value-type="float" office:value="10.610343606093" table:style-name="ce13">
            <text:p>10,610344</text:p>
          </table:table-cell>
          <table:table-cell office:value-type="float" office:value="10.660290471130001" table:style-name="ce13">
            <text:p>10,660290</text:p>
          </table:table-cell>
          <table:table-cell office:value-type="float" office:value="10.619199433226999" table:style-name="ce13">
            <text:p>10,619199</text:p>
          </table:table-cell>
          <table:table-cell office:value-type="float" office:value="10.624512929508001" table:style-name="ce13">
            <text:p>10,624513</text:p>
          </table:table-cell>
          <table:table-cell office:value-type="float" office:value="10.628055260361" table:style-name="ce13">
            <text:p>10,628055</text:p>
          </table:table-cell>
          <table:table-cell office:value-type="float" office:value="10.569961034361" table:style-name="ce13">
            <text:p>10,569961</text:p>
          </table:table-cell>
          <table:table-cell office:value-type="float" office:value="10.599716613531999" table:style-name="ce13">
            <text:p>10,599717</text:p>
          </table:table-cell>
          <table:table-cell office:value-type="float" office:value="10.597236981934" table:style-name="ce13">
            <text:p>10,597237</text:p>
          </table:table-cell>
          <table:table-cell office:value-type="float" office:value="10.559688274885" table:style-name="ce13">
            <text:p>10,559688</text:p>
          </table:table-cell>
          <table:table-cell office:value-type="float" office:value="10.740701381509" table:style-name="ce13">
            <text:p>10,740701</text:p>
          </table:table-cell>
          <table:table-cell office:value-type="float" office:value="10.812256464754" table:style-name="ce13">
            <text:p>10,812256</text:p>
          </table:table-cell>
          <table:table-cell office:value-type="float" office:value="10.763018065887" table:style-name="ce13">
            <text:p>10,763018</text:p>
          </table:table-cell>
          <table:table-cell office:value-type="float" office:value="10.634077222813" table:style-name="ce13">
            <text:p>10,634077</text:p>
          </table:table-cell>
          <table:table-cell office:value-type="float" office:value="10.609635139922" table:style-name="ce13">
            <text:p>10,609635</text:p>
          </table:table-cell>
          <table:table-cell office:value-type="float" office:value="10.821112291887999" table:style-name="ce13">
            <text:p>10,821112</text:p>
          </table:table-cell>
          <table:table-cell office:value-type="float" office:value="10.42543393553" table:style-name="ce13">
            <text:p>10,425434</text:p>
          </table:table-cell>
          <table:table-cell office:value-type="float" office:value="10.608926673751" table:style-name="ce13">
            <text:p>10,608927</text:p>
          </table:table-cell>
          <table:table-cell office:value-type="float" office:value="10.818986893376" table:style-name="ce13">
            <text:p>10,818987</text:p>
          </table:table-cell>
          <table:table-cell office:value-type="float" office:value="10.741055614594" table:style-name="ce13">
            <text:p>10,741056</text:p>
          </table:table-cell>
          <table:table-cell office:value-type="float" office:value="10.774707757705" table:style-name="ce13">
            <text:p>10,774708</text:p>
          </table:table-cell>
          <table:table-cell office:value-type="float" office:value="10.693588381154999" table:style-name="ce13">
            <text:p>10,693588</text:p>
          </table:table-cell>
          <table:table-cell office:value-type="float" office:value="10.749911441728999" table:style-name="ce13">
            <text:p>10,749911</text:p>
          </table:table-cell>
          <table:table-cell office:value-type="float" office:value="10.664541268154" table:style-name="ce13">
            <text:p>10,664541</text:p>
          </table:table-cell>
          <table:table-cell office:value-type="float" office:value="10.730782855118999" table:style-name="ce13">
            <text:p>10,730783</text:p>
          </table:table-cell>
          <table:table-cell office:value-type="float" office:value="10.685795253277" table:style-name="ce13">
            <text:p>10,685795</text:p>
          </table:table-cell>
          <table:table-cell office:value-type="float" office:value="10.79950407368" table:style-name="ce13">
            <text:p>10,799504</text:p>
          </table:table-cell>
          <table:table-cell office:value-type="float" office:value="10.754162238753" table:style-name="ce13">
            <text:p>10,754162</text:p>
          </table:table-cell>
          <table:table-cell office:value-type="float" office:value="10.718030464045" table:style-name="ce13">
            <text:p>10,718030</text:p>
          </table:table-cell>
          <table:table-cell office:value-type="float" office:value="10.632660290471" table:style-name="ce13">
            <text:p>10,632660</text:p>
          </table:table-cell>
          <table:table-cell office:value-type="float" office:value="10.803400637619999" table:style-name="ce13">
            <text:p>10,803401</text:p>
          </table:table-cell>
          <table:table-cell office:value-type="float" office:value="10.733262486716001" table:style-name="ce13">
            <text:p>10,733262</text:p>
          </table:table-cell>
          <table:table-cell office:value-type="float" office:value="10.62663832802" table:style-name="ce13">
            <text:p>10,626638</text:p>
          </table:table-cell>
          <table:table-cell office:value-type="float" office:value="10.660998937301001" table:style-name="ce13">
            <text:p>10,660999</text:p>
          </table:table-cell>
          <table:table-cell office:value-type="float" office:value="10.728657456605999" table:style-name="ce13">
            <text:p>10,728657</text:p>
          </table:table-cell>
          <table:table-cell office:value-type="float" office:value="10.668083599008" table:style-name="ce13">
            <text:p>10,668084</text:p>
          </table:table-cell>
          <table:table-cell office:value-type="float" office:value="10.584130357775001" table:style-name="ce13">
            <text:p>10,584130</text:p>
          </table:table-cell>
          <table:table-cell office:value-type="float" office:value="10.609635139922" table:style-name="ce13">
            <text:p>10,609635</text:p>
          </table:table-cell>
          <table:table-cell office:value-type="float" office:value="10.735033652143001" table:style-name="ce13">
            <text:p>10,735034</text:p>
          </table:table-cell>
          <table:table-cell office:value-type="float" office:value="10.624867162593" table:style-name="ce13">
            <text:p>10,624867</text:p>
          </table:table-cell>
          <table:table-cell office:value-type="float" office:value="10.584484590861001" table:style-name="ce13">
            <text:p>10,584485</text:p>
          </table:table-cell>
          <table:table-cell office:value-type="float" office:value="10.776478923131" table:style-name="ce13">
            <text:p>10,776479</text:p>
          </table:table-cell>
          <table:table-cell office:value-type="float" office:value="10.455897980871001" table:style-name="ce13">
            <text:p>10,455898</text:p>
          </table:table-cell>
          <table:table-cell office:value-type="float" office:value="10.695005313496001" table:style-name="ce13">
            <text:p>10,695005</text:p>
          </table:table-cell>
          <table:table-cell office:value-type="float" office:value="10.573149132129" table:style-name="ce13">
            <text:p>10,573149</text:p>
          </table:table-cell>
          <table:table-cell office:value-type="float" office:value="10.744952178533" table:style-name="ce13">
            <text:p>10,744952</text:p>
          </table:table-cell>
          <table:table-cell office:value-type="float" office:value="10.783563584838999" table:style-name="ce13">
            <text:p>10,783564</text:p>
          </table:table-cell>
          <table:table-cell office:value-type="float" office:value="10.693588381154999" table:style-name="ce13">
            <text:p>10,693588</text:p>
          </table:table-cell>
          <table:table-cell office:value-type="float" office:value="10.826071555083001" table:style-name="ce13">
            <text:p>10,826072</text:p>
          </table:table-cell>
          <table:table-cell office:value-type="float" office:value="10.776833156217" table:style-name="ce13">
            <text:p>10,776833</text:p>
          </table:table-cell>
          <table:table-cell office:value-type="float" office:value="10.602550478215001" table:style-name="ce13">
            <text:p>10,602550</text:p>
          </table:table-cell>
          <table:table-cell office:value-type="float" office:value="10.726532058094" table:style-name="ce13">
            <text:p>10,726532</text:p>
          </table:table-cell>
          <table:table-cell office:value-type="float" office:value="10.694296847325999" table:style-name="ce13">
            <text:p>10,694297</text:p>
          </table:table-cell>
          <table:table-cell office:value-type="float" office:value="10.645412681544" table:style-name="ce13">
            <text:p>10,645413</text:p>
          </table:table-cell>
          <table:table-cell office:value-type="float" office:value="10.644349982288" table:style-name="ce13">
            <text:p>10,644350</text:p>
          </table:table-cell>
          <table:table-cell office:value-type="float" office:value="10.545164718384999" table:style-name="ce13">
            <text:p>10,545165</text:p>
          </table:table-cell>
          <table:table-cell office:value-type="float" office:value="10.666666666667" table:style-name="ce13">
            <text:p>10,666667</text:p>
          </table:table-cell>
          <table:table-cell office:value-type="float" office:value="10.773290825363" table:style-name="ce13">
            <text:p>10,773291</text:p>
          </table:table-cell>
          <table:table-cell office:value-type="float" office:value="10.810131066242" table:style-name="ce13">
            <text:p>10,810131</text:p>
          </table:table-cell>
          <table:table-cell office:value-type="float" office:value="10.827842720510001" table:style-name="ce13">
            <text:p>10,827843</text:p>
          </table:table-cell>
          <table:table-cell office:value-type="float" office:value="10.718384697131" table:style-name="ce13">
            <text:p>10,718385</text:p>
          </table:table-cell>
          <table:table-cell office:value-type="float" office:value="10.637619553665999" table:style-name="ce13">
            <text:p>10,637620</text:p>
          </table:table-cell>
          <table:table-cell office:value-type="float" office:value="10.624512929508001" table:style-name="ce13">
            <text:p>10,624513</text:p>
          </table:table-cell>
          <table:table-cell office:value-type="float" office:value="10.629117959617" table:style-name="ce13">
            <text:p>10,629118</text:p>
          </table:table-cell>
          <table:table-cell office:value-type="float" office:value="10.50194828197" table:style-name="ce13">
            <text:p>10,501948</text:p>
          </table:table-cell>
          <table:table-cell office:value-type="float" office:value="10.61282323769" table:style-name="ce13">
            <text:p>10,612823</text:p>
          </table:table-cell>
          <table:table-cell office:value-type="float" office:value="10.722989727241" table:style-name="ce13">
            <text:p>10,722990</text:p>
          </table:table-cell>
          <table:table-cell office:value-type="float" office:value="10.605738575983001" table:style-name="ce13">
            <text:p>10,605739</text:p>
          </table:table-cell>
          <table:table-cell office:value-type="float" office:value="10.529932695714001" table:style-name="ce13">
            <text:p>10,529933</text:p>
          </table:table-cell>
          <table:table-cell office:value-type="float" office:value="10.486362026213" table:style-name="ce13">
            <text:p>10,486362</text:p>
          </table:table-cell>
          <table:table-cell office:value-type="float" office:value="10.712362734678999" table:style-name="ce13">
            <text:p>10,712363</text:p>
          </table:table-cell>
          <table:table-cell office:value-type="float" office:value="10.639036486007999" table:style-name="ce13">
            <text:p>10,639036</text:p>
          </table:table-cell>
          <table:table-cell office:value-type="float" office:value="10.720155862558" table:style-name="ce13">
            <text:p>10,720156</text:p>
          </table:table-cell>
          <table:table-cell office:value-type="float" office:value="10.701735742118" table:style-name="ce13">
            <text:p>10,701736</text:p>
          </table:table-cell>
          <table:table-cell office:value-type="float" office:value="10.781792419412" table:style-name="ce13">
            <text:p>10,781792</text:p>
          </table:table-cell>
          <table:table-cell office:value-type="float" office:value="10.480694296847" table:style-name="ce13">
            <text:p>10,480694</text:p>
          </table:table-cell>
          <table:table-cell office:value-type="float" office:value="10.729011689691999" table:style-name="ce13">
            <text:p>10,729012</text:p>
          </table:table-cell>
          <table:table-cell office:value-type="float" office:value="10.695359546582001" table:style-name="ce13">
            <text:p>10,695360</text:p>
          </table:table-cell>
          <table:table-cell table:number-columns-repeated="16187"/>
        </table:table-row>
        <table:table-row table:style-name="ro2">
          <table:table-cell office:value-type="string" table:style-name="ce2">
            <text:p>GAP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">
            <text:p>instance01</text:p>
          </table:table-cell>
          <table:table-cell office:value-type="float" office:value="8.7199655718297756E-2" table:formula="of:=[.F10]-[.I10]" table:style-name="ce5">
            <text:p>0,087200</text:p>
          </table:table-cell>
          <table:table-cell office:value-type="float" office:value="0.20115286280472333" table:formula="of:=MAX([.$K10:.GP10])" table:style-name="ce6">
            <text:p>0,20</text:p>
          </table:table-cell>
          <table:table-cell office:value-type="float" office:value="1.6676141018314362E-2" table:formula="of:=MIN([.$K10:.GN10])" table:style-name="ce6">
            <text:p>0,02</text:p>
          </table:table-cell>
          <table:table-cell office:value-type="float" office:value="0.15529190443494839" table:formula="of:=[.F10]+[.I10]" table:style-name="ce5">
            <text:p>0,155292</text:p>
          </table:table-cell>
          <table:table-cell office:value-type="float" office:value="0.12124578007662307" table:formula="of:=AVERAGE([.$K10:.GO10])" table:style-name="ce6">
            <text:p>0,12</text:p>
          </table:table-cell>
          <table:table-cell table:number-columns-repeated="2" table:style-name="ce8"/>
          <table:table-cell office:value-type="float" office:value="3.4046124358325311E-2" table:formula="of:=STDEV([.$K10:.GO10])" table:style-name="ce6">
            <text:p>0,03</text:p>
          </table:table-cell>
          <table:table-cell table:style-name="ce10"/>
          <table:table-cell office:value-type="float" office:value="0.15320972746491085" table:formula="of:=100*([.K2]-[.$J2])/[.$J2]" table:style-name="ce8">
            <text:p>0,15</text:p>
          </table:table-cell>
          <table:table-cell office:value-type="float" office:value="0.16988560062823493" table:formula="of:=100*([.L2]-[.$J2])/[.$J2]" table:style-name="ce8">
            <text:p>0,17</text:p>
          </table:table-cell>
          <table:table-cell office:value-type="float" office:value="0.17197008477205997" table:formula="of:=100*([.M2]-[.$J2])/[.$J2]" table:style-name="ce8">
            <text:p>0,17</text:p>
          </table:table-cell>
          <table:table-cell office:value-type="float" office:value="0.17613905305971006" table:formula="of:=100*([.N2]-[.$J2])/[.$J2]" table:style-name="ce8">
            <text:p>0,18</text:p>
          </table:table-cell>
          <table:table-cell office:value-type="float" office:value="0.14487179088323976" table:formula="of:=100*([.O2]-[.$J2])/[.$J2]" table:style-name="ce8">
            <text:p>0,14</text:p>
          </table:table-cell>
          <table:table-cell office:value-type="float" office:value="9.5886413471514748E-2" table:formula="of:=100*([.P2]-[.$J2])/[.$J2]" table:style-name="ce8">
            <text:p>0,10</text:p>
          </table:table-cell>
          <table:table-cell office:value-type="float" office:value="0.14904075917088982" table:formula="of:=100*([.Q2]-[.$J2])/[.$J2]" table:style-name="ce8">
            <text:p>0,15</text:p>
          </table:table-cell>
          <table:table-cell office:value-type="float" office:value="0.10318210797490239" table:formula="of:=100*([.R2]-[.$J2])/[.$J2]" table:style-name="ce8">
            <text:p>0,10</text:p>
          </table:table-cell>
          <table:table-cell office:value-type="float" office:value="0.14070282259558967" table:formula="of:=100*([.S2]-[.$J2])/[.$J2]" table:style-name="ce8">
            <text:p>0,14</text:p>
          </table:table-cell>
          <table:table-cell office:value-type="float" office:value="6.878811958267643E-2" table:formula="of:=100*([.T2]-[.$J2])/[.$J2]" table:style-name="ce8">
            <text:p>0,07</text:p>
          </table:table-cell>
          <table:table-cell office:value-type="float" office:value="0.13028040186372261" table:formula="of:=100*([.U2]-[.$J2])/[.$J2]" table:style-name="ce8">
            <text:p>0,13</text:p>
          </table:table-cell>
          <table:table-cell office:value-type="float" office:value="9.4844171399602217E-2" table:formula="of:=100*([.V2]-[.$J2])/[.$J2]" table:style-name="ce8">
            <text:p>0,09</text:p>
          </table:table-cell>
          <table:table-cell office:value-type="float" office:value="0.12194246528205152" table:formula="of:=100*([.W2]-[.$J2])/[.$J2]" table:style-name="ce8">
            <text:p>0,12</text:p>
          </table:table-cell>
          <table:table-cell office:value-type="float" office:value="0.16050542197466941" table:formula="of:=100*([.X2]-[.$J2])/[.$J2]" table:style-name="ce8">
            <text:p>0,16</text:p>
          </table:table-cell>
          <table:table-cell office:value-type="float" office:value="0.12194246528205152" table:formula="of:=100*([.Y2]-[.$J2])/[.$J2]" table:style-name="ce8">
            <text:p>0,12</text:p>
          </table:table-cell>
          <table:table-cell office:value-type="float" office:value="8.8590718961756174E-2" table:formula="of:=100*([.Z2]-[.$J2])/[.$J2]" table:style-name="ce8">
            <text:p>0,09</text:p>
          </table:table-cell>
          <table:table-cell office:value-type="float" office:value="0.10109762383107734" table:formula="of:=100*([.AA2]-[.$J2])/[.$J2]" table:style-name="ce8">
            <text:p>0,10</text:p>
          </table:table-cell>
          <table:table-cell office:value-type="float" office:value="0.15946317990275691" table:formula="of:=100*([.AB2]-[.$J2])/[.$J2]" table:style-name="ce8">
            <text:p>0,16</text:p>
          </table:table-cell>
          <table:table-cell office:value-type="float" office:value="0.17092784270014746" table:formula="of:=100*([.AC2]-[.$J2])/[.$J2]" table:style-name="ce8">
            <text:p>0,17</text:p>
          </table:table-cell>
          <table:table-cell office:value-type="float" office:value="9.3801929321318769E-2" table:formula="of:=100*([.AD2]-[.$J2])/[.$J2]" table:style-name="ce8">
            <text:p>0,09</text:p>
          </table:table-cell>
          <table:table-cell office:value-type="float" office:value="0.11568901285057639" table:formula="of:=100*([.AE2]-[.$J2])/[.$J2]" table:style-name="ce8">
            <text:p>0,12</text:p>
          </table:table-cell>
          <table:table-cell office:value-type="float" office:value="0.17822353720990602" table:formula="of:=100*([.AF2]-[.$J2])/[.$J2]" table:style-name="ce8">
            <text:p>0,18</text:p>
          </table:table-cell>
          <table:table-cell office:value-type="float" office:value="0.10109762383107734" table:formula="of:=100*([.AG2]-[.$J2])/[.$J2]" table:style-name="ce8">
            <text:p>0,10</text:p>
          </table:table-cell>
          <table:table-cell office:value-type="float" office:value="9.3801929321318769E-2" table:formula="of:=100*([.AH2]-[.$J2])/[.$J2]" table:style-name="ce8">
            <text:p>0,09</text:p>
          </table:table-cell>
          <table:table-cell office:value-type="float" office:value="0.14487179088323976" table:formula="of:=100*([.AI2]-[.$J2])/[.$J2]" table:style-name="ce8">
            <text:p>0,14</text:p>
          </table:table-cell>
          <table:table-cell office:value-type="float" office:value="0.14070282259558967" table:formula="of:=100*([.AJ2]-[.$J2])/[.$J2]" table:style-name="ce8">
            <text:p>0,14</text:p>
          </table:table-cell>
          <table:table-cell office:value-type="float" office:value="9.067520310558122E-2" table:formula="of:=100*([.AK2]-[.$J2])/[.$J2]" table:style-name="ce8">
            <text:p>0,09</text:p>
          </table:table-cell>
          <table:table-cell office:value-type="float" office:value="0.10526659212509835" table:formula="of:=100*([.AL2]-[.$J2])/[.$J2]" table:style-name="ce8">
            <text:p>0,11</text:p>
          </table:table-cell>
          <table:table-cell office:value-type="float" office:value="0.11568901285057639" table:formula="of:=100*([.AM2]-[.$J2])/[.$J2]" table:style-name="ce8">
            <text:p>0,12</text:p>
          </table:table-cell>
          <table:table-cell office:value-type="float" office:value="5.1070004347439822E-2" table:formula="of:=100*([.AN2]-[.$J2])/[.$J2]" table:style-name="ce8">
            <text:p>0,05</text:p>
          </table:table-cell>
          <table:table-cell office:value-type="float" office:value="8.8590718961756174E-2" table:formula="of:=100*([.AO2]-[.$J2])/[.$J2]" table:style-name="ce8">
            <text:p>0,09</text:p>
          </table:table-cell>
          <table:table-cell office:value-type="float" office:value="0.11464677077866388" table:formula="of:=100*([.AP2]-[.$J2])/[.$J2]" table:style-name="ce8">
            <text:p>0,11</text:p>
          </table:table-cell>
          <table:table-cell office:value-type="float" office:value="8.4421750667735163E-2" table:formula="of:=100*([.AQ2]-[.$J2])/[.$J2]" table:style-name="ce8">
            <text:p>0,08</text:p>
          </table:table-cell>
          <table:table-cell office:value-type="float" office:value="0.10109762383107734" table:formula="of:=100*([.AR2]-[.$J2])/[.$J2]" table:style-name="ce8">
            <text:p>0,10</text:p>
          </table:table-cell>
          <table:table-cell office:value-type="float" office:value="7.6083814092435004E-2" table:formula="of:=100*([.AS2]-[.$J2])/[.$J2]" table:style-name="ce8">
            <text:p>0,08</text:p>
          </table:table-cell>
          <table:table-cell office:value-type="float" office:value="1.6676141018314362E-2" table:formula="of:=100*([.AT2]-[.$J2])/[.$J2]" table:style-name="ce8">
            <text:p>0,02</text:p>
          </table:table-cell>
          <table:table-cell office:value-type="float" office:value="0.16258990611849447" table:formula="of:=100*([.AU2]-[.$J2])/[.$J2]" table:style-name="ce8">
            <text:p>0,16</text:p>
          </table:table-cell>
          <table:table-cell office:value-type="float" office:value="5.4196730563177378E-2" table:formula="of:=100*([.AV2]-[.$J2])/[.$J2]" table:style-name="ce8">
            <text:p>0,05</text:p>
          </table:table-cell>
          <table:table-cell office:value-type="float" office:value="0.12402694943224749" table:formula="of:=100*([.AW2]-[.$J2])/[.$J2]" table:style-name="ce8">
            <text:p>0,12</text:p>
          </table:table-cell>
          <table:table-cell office:value-type="float" office:value="0.1073510762689234" table:formula="of:=100*([.AX2]-[.$J2])/[.$J2]" table:style-name="ce8">
            <text:p>0,11</text:p>
          </table:table-cell>
          <table:table-cell office:value-type="float" office:value="0.11881573906631396" table:formula="of:=100*([.AY2]-[.$J2])/[.$J2]" table:style-name="ce8">
            <text:p>0,12</text:p>
          </table:table-cell>
          <table:table-cell office:value-type="float" office:value="0.10318210797490239" table:formula="of:=100*([.AZ2]-[.$J2])/[.$J2]" table:style-name="ce8">
            <text:p>0,10</text:p>
          </table:table-cell>
          <table:table-cell office:value-type="float" office:value="0.12506919150416002" table:formula="of:=100*([.BA2]-[.$J2])/[.$J2]" table:style-name="ce8">
            <text:p>0,13</text:p>
          </table:table-cell>
          <table:table-cell office:value-type="float" office:value="0.10839331834083592" table:formula="of:=100*([.BB2]-[.$J2])/[.$J2]" table:style-name="ce8">
            <text:p>0,11</text:p>
          </table:table-cell>
          <table:table-cell office:value-type="float" office:value="0.10526659212509835" table:formula="of:=100*([.BC2]-[.$J2])/[.$J2]" table:style-name="ce8">
            <text:p>0,11</text:p>
          </table:table-cell>
          <table:table-cell office:value-type="float" office:value="0.11464677077866388" table:formula="of:=100*([.BD2]-[.$J2])/[.$J2]" table:style-name="ce8">
            <text:p>0,11</text:p>
          </table:table-cell>
          <table:table-cell office:value-type="float" office:value="0.18656147378520618" table:formula="of:=100*([.BE2]-[.$J2])/[.$J2]" table:style-name="ce8">
            <text:p>0,19</text:p>
          </table:table-cell>
          <table:table-cell office:value-type="float" office:value="0.16050542197466941" table:formula="of:=100*([.BF2]-[.$J2])/[.$J2]" table:style-name="ce8">
            <text:p>0,16</text:p>
          </table:table-cell>
          <table:table-cell office:value-type="float" office:value="0.15216748539299832" table:formula="of:=100*([.BG2]-[.$J2])/[.$J2]" table:style-name="ce8">
            <text:p>0,15</text:p>
          </table:table-cell>
          <table:table-cell office:value-type="float" office:value="0.14904075917088982" table:formula="of:=100*([.BH2]-[.$J2])/[.$J2]" table:style-name="ce8">
            <text:p>0,15</text:p>
          </table:table-cell>
          <table:table-cell office:value-type="float" office:value="0.13340712808583111" table:formula="of:=100*([.BI2]-[.$J2])/[.$J2]" table:style-name="ce8">
            <text:p>0,13</text:p>
          </table:table-cell>
          <table:table-cell office:value-type="float" office:value="0.11047780248466096" table:formula="of:=100*([.BJ2]-[.$J2])/[.$J2]" table:style-name="ce8">
            <text:p>0,11</text:p>
          </table:table-cell>
          <table:table-cell office:value-type="float" office:value="8.963296103366869E-2" table:formula="of:=100*([.BK2]-[.$J2])/[.$J2]" table:style-name="ce8">
            <text:p>0,09</text:p>
          </table:table-cell>
          <table:table-cell office:value-type="float" office:value="0.15425196953682338" table:formula="of:=100*([.BL2]-[.$J2])/[.$J2]" table:style-name="ce8">
            <text:p>0,15</text:p>
          </table:table-cell>
          <table:table-cell office:value-type="float" office:value="0.14799851709897732" table:formula="of:=100*([.BM2]-[.$J2])/[.$J2]" table:style-name="ce8">
            <text:p>0,15</text:p>
          </table:table-cell>
          <table:table-cell office:value-type="float" office:value="0.13236488601391858" table:formula="of:=100*([.BN2]-[.$J2])/[.$J2]" table:style-name="ce8">
            <text:p>0,13</text:p>
          </table:table-cell>
          <table:table-cell office:value-type="float" office:value="0.16154766404658194" table:formula="of:=100*([.BO2]-[.$J2])/[.$J2]" table:style-name="ce8">
            <text:p>0,16</text:p>
          </table:table-cell>
          <table:table-cell office:value-type="float" office:value="0.12611143357607252" table:formula="of:=100*([.BP2]-[.$J2])/[.$J2]" table:style-name="ce8">
            <text:p>0,13</text:p>
          </table:table-cell>
          <table:table-cell office:value-type="float" office:value="0.12402694943224749" table:formula="of:=100*([.BQ2]-[.$J2])/[.$J2]" table:style-name="ce8">
            <text:p>0,12</text:p>
          </table:table-cell>
          <table:table-cell office:value-type="float" office:value="0.11881573906631396" table:formula="of:=100*([.BR2]-[.$J2])/[.$J2]" table:style-name="ce8">
            <text:p>0,12</text:p>
          </table:table-cell>
          <table:table-cell office:value-type="float" office:value="9.6928655543427264E-2" table:formula="of:=100*([.BS2]-[.$J2])/[.$J2]" table:style-name="ce8">
            <text:p>0,10</text:p>
          </table:table-cell>
          <table:table-cell office:value-type="float" office:value="0.10213986590298987" table:formula="of:=100*([.BT2]-[.$J2])/[.$J2]" table:style-name="ce8">
            <text:p>0,10</text:p>
          </table:table-cell>
          <table:table-cell office:value-type="float" office:value="0.20115286280472333" table:formula="of:=100*([.BU2]-[.$J2])/[.$J2]" table:style-name="ce8">
            <text:p>0,20</text:p>
          </table:table-cell>
          <table:table-cell office:value-type="float" office:value="8.5463992746018611E-2" table:formula="of:=100*([.BV2]-[.$J2])/[.$J2]" table:style-name="ce8">
            <text:p>0,09</text:p>
          </table:table-cell>
          <table:table-cell office:value-type="float" office:value="0.1688433585563224" table:formula="of:=100*([.BW2]-[.$J2])/[.$J2]" table:style-name="ce8">
            <text:p>0,17</text:p>
          </table:table-cell>
          <table:table-cell office:value-type="float" office:value="0.18343474756946862" table:formula="of:=100*([.BX2]-[.$J2])/[.$J2]" table:style-name="ce8">
            <text:p>0,18</text:p>
          </table:table-cell>
          <table:table-cell office:value-type="float" office:value="0.11673125492248891" table:formula="of:=100*([.BY2]-[.$J2])/[.$J2]" table:style-name="ce8">
            <text:p>0,12</text:p>
          </table:table-cell>
          <table:table-cell office:value-type="float" office:value="9.6928655543427264E-2" table:formula="of:=100*([.BZ2]-[.$J2])/[.$J2]" table:style-name="ce8">
            <text:p>0,10</text:p>
          </table:table-cell>
          <table:table-cell office:value-type="float" office:value="0.13549161222965614" table:formula="of:=100*([.CA2]-[.$J2])/[.$J2]" table:style-name="ce8">
            <text:p>0,14</text:p>
          </table:table-cell>
          <table:table-cell office:value-type="float" office:value="0.10943556041274843" table:formula="of:=100*([.CB2]-[.$J2])/[.$J2]" table:style-name="ce8">
            <text:p>0,11</text:p>
          </table:table-cell>
          <table:table-cell office:value-type="float" office:value="0.1730123268439725" table:formula="of:=100*([.CC2]-[.$J2])/[.$J2]" table:style-name="ce8">
            <text:p>0,17</text:p>
          </table:table-cell>
          <table:table-cell office:value-type="float" office:value="0.15008300124917329" table:formula="of:=100*([.CD2]-[.$J2])/[.$J2]" table:style-name="ce8">
            <text:p>0,15</text:p>
          </table:table-cell>
          <table:table-cell office:value-type="float" office:value="0.13966058051730623" table:formula="of:=100*([.CE2]-[.$J2])/[.$J2]" table:style-name="ce8">
            <text:p>0,14</text:p>
          </table:table-cell>
          <table:table-cell office:value-type="float" office:value="0.13757609637348117" table:formula="of:=100*([.CF2]-[.$J2])/[.$J2]" table:style-name="ce8">
            <text:p>0,14</text:p>
          </table:table-cell>
          <table:table-cell office:value-type="float" office:value="0.14695627502706479" table:formula="of:=100*([.CG2]-[.$J2])/[.$J2]" table:style-name="ce8">
            <text:p>0,15</text:p>
          </table:table-cell>
          <table:table-cell office:value-type="float" office:value="0.11985798113822647" table:formula="of:=100*([.CH2]-[.$J2])/[.$J2]" table:style-name="ce8">
            <text:p>0,12</text:p>
          </table:table-cell>
          <table:table-cell office:value-type="float" office:value="8.2337266523910116E-2" table:formula="of:=100*([.CI2]-[.$J2])/[.$J2]" table:style-name="ce8">
            <text:p>0,08</text:p>
          </table:table-cell>
          <table:table-cell office:value-type="float" office:value="0.15112524332108582" table:formula="of:=100*([.CJ2]-[.$J2])/[.$J2]" table:style-name="ce8">
            <text:p>0,15</text:p>
          </table:table-cell>
          <table:table-cell office:value-type="float" office:value="5.1070004347439822E-2" table:formula="of:=100*([.CK2]-[.$J2])/[.$J2]" table:style-name="ce8">
            <text:p>0,05</text:p>
          </table:table-cell>
          <table:table-cell office:value-type="float" office:value="0.15737869575256092" table:formula="of:=100*([.CL2]-[.$J2])/[.$J2]" table:style-name="ce8">
            <text:p>0,16</text:p>
          </table:table-cell>
          <table:table-cell office:value-type="float" office:value="0.15425196953682338" table:formula="of:=100*([.CM2]-[.$J2])/[.$J2]" table:style-name="ce8">
            <text:p>0,15</text:p>
          </table:table-cell>
          <table:table-cell office:value-type="float" office:value="9.4844171399602217E-2" table:formula="of:=100*([.CN2]-[.$J2])/[.$J2]" table:style-name="ce8">
            <text:p>0,09</text:p>
          </table:table-cell>
          <table:table-cell office:value-type="float" office:value="9.797089761533978E-2" table:formula="of:=100*([.CO2]-[.$J2])/[.$J2]" table:style-name="ce8">
            <text:p>0,10</text:p>
          </table:table-cell>
          <table:table-cell office:value-type="float" office:value="0.17718129513162259" table:formula="of:=100*([.CP2]-[.$J2])/[.$J2]" table:style-name="ce8">
            <text:p>0,18</text:p>
          </table:table-cell>
          <table:table-cell office:value-type="float" office:value="4.4816551909593765E-2" table:formula="of:=100*([.CQ2]-[.$J2])/[.$J2]" table:style-name="ce8">
            <text:p>0,04</text:p>
          </table:table-cell>
          <table:table-cell office:value-type="float" office:value="0.13132264393563514" table:formula="of:=100*([.CR2]-[.$J2])/[.$J2]" table:style-name="ce8">
            <text:p>0,13</text:p>
          </table:table-cell>
          <table:table-cell office:value-type="float" office:value="0.17197008477205997" table:formula="of:=100*([.CS2]-[.$J2])/[.$J2]" table:style-name="ce8">
            <text:p>0,17</text:p>
          </table:table-cell>
          <table:table-cell office:value-type="float" office:value="0.12819591771989758" table:formula="of:=100*([.CT2]-[.$J2])/[.$J2]" table:style-name="ce8">
            <text:p>0,13</text:p>
          </table:table-cell>
          <table:table-cell office:value-type="float" office:value="0.16258990611849447" table:formula="of:=100*([.CU2]-[.$J2])/[.$J2]" table:style-name="ce8">
            <text:p>0,16</text:p>
          </table:table-cell>
          <table:table-cell office:value-type="float" office:value="7.9210540308172553E-2" table:formula="of:=100*([.CV2]-[.$J2])/[.$J2]" table:style-name="ce8">
            <text:p>0,08</text:p>
          </table:table-cell>
          <table:table-cell office:value-type="float" office:value="0.1730123268439725" table:formula="of:=100*([.CW2]-[.$J2])/[.$J2]" table:style-name="ce8">
            <text:p>0,17</text:p>
          </table:table-cell>
          <table:table-cell office:value-type="float" office:value="0.12611143357607252" table:formula="of:=100*([.CX2]-[.$J2])/[.$J2]" table:style-name="ce8">
            <text:p>0,13</text:p>
          </table:table-cell>
          <table:table-cell office:value-type="float" office:value="6.878811958267643E-2" table:formula="of:=100*([.CY2]-[.$J2])/[.$J2]" table:style-name="ce8">
            <text:p>0,07</text:p>
          </table:table-cell>
          <table:table-cell office:value-type="float" office:value="0.15425196953682338" table:formula="of:=100*([.CZ2]-[.$J2])/[.$J2]" table:style-name="ce8">
            <text:p>0,15</text:p>
          </table:table-cell>
          <table:table-cell office:value-type="float" office:value="0.13028040186372261" table:formula="of:=100*([.DA2]-[.$J2])/[.$J2]" table:style-name="ce8">
            <text:p>0,13</text:p>
          </table:table-cell>
          <table:table-cell office:value-type="float" office:value="0.15320972746491085" table:formula="of:=100*([.DB2]-[.$J2])/[.$J2]" table:style-name="ce8">
            <text:p>0,15</text:p>
          </table:table-cell>
          <table:table-cell office:value-type="float" office:value="0.18030802135373106" table:formula="of:=100*([.DC2]-[.$J2])/[.$J2]" table:style-name="ce8">
            <text:p>0,18</text:p>
          </table:table-cell>
          <table:table-cell office:value-type="float" office:value="9.6928655543427264E-2" table:formula="of:=100*([.DD2]-[.$J2])/[.$J2]" table:style-name="ce8">
            <text:p>0,10</text:p>
          </table:table-cell>
          <table:table-cell office:value-type="float" office:value="0.15633645368064841" table:formula="of:=100*([.DE2]-[.$J2])/[.$J2]" table:style-name="ce8">
            <text:p>0,16</text:p>
          </table:table-cell>
          <table:table-cell office:value-type="float" office:value="0.112562286628486" table:formula="of:=100*([.DF2]-[.$J2])/[.$J2]" table:style-name="ce8">
            <text:p>0,11</text:p>
          </table:table-cell>
          <table:table-cell office:value-type="float" office:value="0.10109762383107734" table:formula="of:=100*([.DG2]-[.$J2])/[.$J2]" table:style-name="ce8">
            <text:p>0,10</text:p>
          </table:table-cell>
          <table:table-cell office:value-type="float" office:value="8.5463992746018611E-2" table:formula="of:=100*([.DH2]-[.$J2])/[.$J2]" table:style-name="ce8">
            <text:p>0,09</text:p>
          </table:table-cell>
          <table:table-cell office:value-type="float" office:value="9.4844171399602217E-2" table:formula="of:=100*([.DI2]-[.$J2])/[.$J2]" table:style-name="ce8">
            <text:p>0,09</text:p>
          </table:table-cell>
          <table:table-cell office:value-type="float" office:value="0.10422435005318584" table:formula="of:=100*([.DJ2]-[.$J2])/[.$J2]" table:style-name="ce8">
            <text:p>0,10</text:p>
          </table:table-cell>
          <table:table-cell office:value-type="float" office:value="8.7548476889843657E-2" table:formula="of:=100*([.DK2]-[.$J2])/[.$J2]" table:style-name="ce8">
            <text:p>0,09</text:p>
          </table:table-cell>
          <table:table-cell office:value-type="float" office:value="0.13966058051730623" table:formula="of:=100*([.DL2]-[.$J2])/[.$J2]" table:style-name="ce8">
            <text:p>0,14</text:p>
          </table:table-cell>
          <table:table-cell office:value-type="float" office:value="0.12923815979181008" table:formula="of:=100*([.DM2]-[.$J2])/[.$J2]" table:style-name="ce8">
            <text:p>0,13</text:p>
          </table:table-cell>
          <table:table-cell office:value-type="float" office:value="0.12402694943224749" table:formula="of:=100*([.DN2]-[.$J2])/[.$J2]" table:style-name="ce8">
            <text:p>0,12</text:p>
          </table:table-cell>
          <table:table-cell office:value-type="float" office:value="0.16258990611849447" table:formula="of:=100*([.DO2]-[.$J2])/[.$J2]" table:style-name="ce8">
            <text:p>0,16</text:p>
          </table:table-cell>
          <table:table-cell office:value-type="float" office:value="0.14695627502706479" table:formula="of:=100*([.DP2]-[.$J2])/[.$J2]" table:style-name="ce8">
            <text:p>0,15</text:p>
          </table:table-cell>
          <table:table-cell office:value-type="float" office:value="0.12402694943224749" table:formula="of:=100*([.DQ2]-[.$J2])/[.$J2]" table:style-name="ce8">
            <text:p>0,12</text:p>
          </table:table-cell>
          <table:table-cell office:value-type="float" office:value="0.10839331834083592" table:formula="of:=100*([.DR2]-[.$J2])/[.$J2]" table:style-name="ce8">
            <text:p>0,11</text:p>
          </table:table-cell>
          <table:table-cell office:value-type="float" office:value="9.3801929321318769E-2" table:formula="of:=100*([.DS2]-[.$J2])/[.$J2]" table:style-name="ce8">
            <text:p>0,09</text:p>
          </table:table-cell>
          <table:table-cell office:value-type="float" office:value="6.7745877510763899E-2" table:formula="of:=100*([.DT2]-[.$J2])/[.$J2]" table:style-name="ce8">
            <text:p>0,07</text:p>
          </table:table-cell>
          <table:table-cell office:value-type="float" office:value="0.17613905305971006" table:formula="of:=100*([.DU2]-[.$J2])/[.$J2]" table:style-name="ce8">
            <text:p>0,18</text:p>
          </table:table-cell>
          <table:table-cell office:value-type="float" office:value="0.112562286628486" table:formula="of:=100*([.DV2]-[.$J2])/[.$J2]" table:style-name="ce8">
            <text:p>0,11</text:p>
          </table:table-cell>
          <table:table-cell office:value-type="float" office:value="0.15216748539299832" table:formula="of:=100*([.DW2]-[.$J2])/[.$J2]" table:style-name="ce8">
            <text:p>0,15</text:p>
          </table:table-cell>
          <table:table-cell office:value-type="float" office:value="6.3576909216742888E-2" table:formula="of:=100*([.DX2]-[.$J2])/[.$J2]" table:style-name="ce8">
            <text:p>0,06</text:p>
          </table:table-cell>
          <table:table-cell office:value-type="float" office:value="0.12819591771989758" table:formula="of:=100*([.DY2]-[.$J2])/[.$J2]" table:style-name="ce8">
            <text:p>0,13</text:p>
          </table:table-cell>
          <table:table-cell office:value-type="float" office:value="0.12611143357607252" table:formula="of:=100*([.DZ2]-[.$J2])/[.$J2]" table:style-name="ce8">
            <text:p>0,13</text:p>
          </table:table-cell>
          <table:table-cell office:value-type="float" office:value="7.8168298236260036E-2" table:formula="of:=100*([.EA2]-[.$J2])/[.$J2]" table:style-name="ce8">
            <text:p>0,08</text:p>
          </table:table-cell>
          <table:table-cell office:value-type="float" office:value="0.10943556041274843" table:formula="of:=100*([.EB2]-[.$J2])/[.$J2]" table:style-name="ce8">
            <text:p>0,11</text:p>
          </table:table-cell>
          <table:table-cell office:value-type="float" office:value="7.8168298236260036E-2" table:formula="of:=100*([.EC2]-[.$J2])/[.$J2]" table:style-name="ce8">
            <text:p>0,08</text:p>
          </table:table-cell>
          <table:table-cell office:value-type="float" office:value="0.16154766404658194" table:formula="of:=100*([.ED2]-[.$J2])/[.$J2]" table:style-name="ce8">
            <text:p>0,16</text:p>
          </table:table-cell>
          <table:table-cell office:value-type="float" office:value="7.5041572014151556E-2" table:formula="of:=100*([.EE2]-[.$J2])/[.$J2]" table:style-name="ce8">
            <text:p>0,08</text:p>
          </table:table-cell>
          <table:table-cell office:value-type="float" office:value="7.6083814092435004E-2" table:formula="of:=100*([.EF2]-[.$J2])/[.$J2]" table:style-name="ce8">
            <text:p>0,08</text:p>
          </table:table-cell>
          <table:table-cell office:value-type="float" office:value="9.2759687249406253E-2" table:formula="of:=100*([.EG2]-[.$J2])/[.$J2]" table:style-name="ce8">
            <text:p>0,09</text:p>
          </table:table-cell>
          <table:table-cell office:value-type="float" office:value="0.10630883419701088" table:formula="of:=100*([.EH2]-[.$J2])/[.$J2]" table:style-name="ce8">
            <text:p>0,11</text:p>
          </table:table-cell>
          <table:table-cell office:value-type="float" office:value="8.7548476889843657E-2" table:formula="of:=100*([.EI2]-[.$J2])/[.$J2]" table:style-name="ce8">
            <text:p>0,09</text:p>
          </table:table-cell>
          <table:table-cell office:value-type="float" office:value="7.712605616434752E-2" table:formula="of:=100*([.EJ2]-[.$J2])/[.$J2]" table:style-name="ce8">
            <text:p>0,08</text:p>
          </table:table-cell>
          <table:table-cell office:value-type="float" office:value="0.15112524332108582" table:formula="of:=100*([.EK2]-[.$J2])/[.$J2]" table:style-name="ce8">
            <text:p>0,15</text:p>
          </table:table-cell>
          <table:table-cell office:value-type="float" office:value="0.15633645368064841" table:formula="of:=100*([.EL2]-[.$J2])/[.$J2]" table:style-name="ce8">
            <text:p>0,16</text:p>
          </table:table-cell>
          <table:table-cell office:value-type="float" office:value="0.15216748539299832" table:formula="of:=100*([.EM2]-[.$J2])/[.$J2]" table:style-name="ce8">
            <text:p>0,15</text:p>
          </table:table-cell>
          <table:table-cell office:value-type="float" office:value="0.14591403295515226" table:formula="of:=100*([.EN2]-[.$J2])/[.$J2]" table:style-name="ce8">
            <text:p>0,15</text:p>
          </table:table-cell>
          <table:table-cell office:value-type="float" office:value="8.7548476889843657E-2" table:formula="of:=100*([.EO2]-[.$J2])/[.$J2]" table:style-name="ce8">
            <text:p>0,09</text:p>
          </table:table-cell>
          <table:table-cell office:value-type="float" office:value="0.11152004455657348" table:formula="of:=100*([.EP2]-[.$J2])/[.$J2]" table:style-name="ce8">
            <text:p>0,11</text:p>
          </table:table-cell>
          <table:table-cell office:value-type="float" office:value="0.15529421160873588" table:formula="of:=100*([.EQ2]-[.$J2])/[.$J2]" table:style-name="ce8">
            <text:p>0,16</text:p>
          </table:table-cell>
          <table:table-cell office:value-type="float" office:value="0.17613905305971006" table:formula="of:=100*([.ER2]-[.$J2])/[.$J2]" table:style-name="ce8">
            <text:p>0,18</text:p>
          </table:table-cell>
          <table:table-cell office:value-type="float" office:value="0.15425196953682338" table:formula="of:=100*([.ES2]-[.$J2])/[.$J2]" table:style-name="ce8">
            <text:p>0,15</text:p>
          </table:table-cell>
          <table:table-cell office:value-type="float" office:value="0.11568901285057639" table:formula="of:=100*([.ET2]-[.$J2])/[.$J2]" table:style-name="ce8">
            <text:p>0,12</text:p>
          </table:table-cell>
          <table:table-cell office:value-type="float" office:value="9.5886413471514748E-2" table:formula="of:=100*([.EU2]-[.$J2])/[.$J2]" table:style-name="ce8">
            <text:p>0,10</text:p>
          </table:table-cell>
          <table:table-cell office:value-type="float" office:value="0.14591403295515226" table:formula="of:=100*([.EV2]-[.$J2])/[.$J2]" table:style-name="ce8">
            <text:p>0,15</text:p>
          </table:table-cell>
          <table:table-cell office:value-type="float" office:value="0.16988560062823493" table:formula="of:=100*([.EW2]-[.$J2])/[.$J2]" table:style-name="ce8">
            <text:p>0,17</text:p>
          </table:table-cell>
          <table:table-cell office:value-type="float" office:value="0.10943556041274843" table:formula="of:=100*([.EX2]-[.$J2])/[.$J2]" table:style-name="ce8">
            <text:p>0,11</text:p>
          </table:table-cell>
          <table:table-cell office:value-type="float" office:value="6.2534667144830372E-2" table:formula="of:=100*([.EY2]-[.$J2])/[.$J2]" table:style-name="ce8">
            <text:p>0,06</text:p>
          </table:table-cell>
          <table:table-cell office:value-type="float" office:value="0.11881573906631396" table:formula="of:=100*([.EZ2]-[.$J2])/[.$J2]" table:style-name="ce8">
            <text:p>0,12</text:p>
          </table:table-cell>
          <table:table-cell office:value-type="float" office:value="9.1717445177493737E-2" table:formula="of:=100*([.FA2]-[.$J2])/[.$J2]" table:style-name="ce8">
            <text:p>0,09</text:p>
          </table:table-cell>
          <table:table-cell office:value-type="float" office:value="0.1427873067394147" table:formula="of:=100*([.FB2]-[.$J2])/[.$J2]" table:style-name="ce8">
            <text:p>0,14</text:p>
          </table:table-cell>
          <table:table-cell office:value-type="float" office:value="0.13028040186372261" table:formula="of:=100*([.FC2]-[.$J2])/[.$J2]" table:style-name="ce8">
            <text:p>0,13</text:p>
          </table:table-cell>
          <table:table-cell office:value-type="float" office:value="8.963296103366869E-2" table:formula="of:=100*([.FD2]-[.$J2])/[.$J2]" table:style-name="ce8">
            <text:p>0,09</text:p>
          </table:table-cell>
          <table:table-cell office:value-type="float" office:value="0.12090022321013899" table:formula="of:=100*([.FE2]-[.$J2])/[.$J2]" table:style-name="ce8">
            <text:p>0,12</text:p>
          </table:table-cell>
          <table:table-cell office:value-type="float" office:value="0.10422435005318584" table:formula="of:=100*([.FF2]-[.$J2])/[.$J2]" table:style-name="ce8">
            <text:p>0,10</text:p>
          </table:table-cell>
          <table:table-cell office:value-type="float" office:value="9.1717445177493737E-2" table:formula="of:=100*([.FG2]-[.$J2])/[.$J2]" table:style-name="ce8">
            <text:p>0,09</text:p>
          </table:table-cell>
          <table:table-cell office:value-type="float" office:value="8.7548476889843657E-2" table:formula="of:=100*([.FH2]-[.$J2])/[.$J2]" table:style-name="ce8">
            <text:p>0,09</text:p>
          </table:table-cell>
          <table:table-cell office:value-type="float" office:value="0.17092784270014746" table:formula="of:=100*([.FI2]-[.$J2])/[.$J2]" table:style-name="ce8">
            <text:p>0,17</text:p>
          </table:table-cell>
          <table:table-cell office:value-type="float" office:value="0.12298470736033497" table:formula="of:=100*([.FJ2]-[.$J2])/[.$J2]" table:style-name="ce8">
            <text:p>0,12</text:p>
          </table:table-cell>
          <table:table-cell office:value-type="float" office:value="6.7745877510763899E-2" table:formula="of:=100*([.FK2]-[.$J2])/[.$J2]" table:style-name="ce8">
            <text:p>0,07</text:p>
          </table:table-cell>
          <table:table-cell office:value-type="float" office:value="0.11047780248466096" table:formula="of:=100*([.FL2]-[.$J2])/[.$J2]" table:style-name="ce8">
            <text:p>0,11</text:p>
          </table:table-cell>
          <table:table-cell office:value-type="float" office:value="0.12298470736033497" table:formula="of:=100*([.FM2]-[.$J2])/[.$J2]" table:style-name="ce8">
            <text:p>0,12</text:p>
          </table:table-cell>
          <table:table-cell office:value-type="float" office:value="0.17405456891588503" table:formula="of:=100*([.FN2]-[.$J2])/[.$J2]" table:style-name="ce8">
            <text:p>0,17</text:p>
          </table:table-cell>
          <table:table-cell office:value-type="float" office:value="0.14591403295515226" table:formula="of:=100*([.FO2]-[.$J2])/[.$J2]" table:style-name="ce8">
            <text:p>0,15</text:p>
          </table:table-cell>
          <table:table-cell office:value-type="float" office:value="0.18864595793540215" table:formula="of:=100*([.FP2]-[.$J2])/[.$J2]" table:style-name="ce8">
            <text:p>0,19</text:p>
          </table:table-cell>
          <table:table-cell office:value-type="float" office:value="5.2112246419352339E-2" table:formula="of:=100*([.FQ2]-[.$J2])/[.$J2]" table:style-name="ce8">
            <text:p>0,05</text:p>
          </table:table-cell>
          <table:table-cell office:value-type="float" office:value="0.13132264393563514" table:formula="of:=100*([.FR2]-[.$J2])/[.$J2]" table:style-name="ce8">
            <text:p>0,13</text:p>
          </table:table-cell>
          <table:table-cell office:value-type="float" office:value="0.11464677077866388" table:formula="of:=100*([.FS2]-[.$J2])/[.$J2]" table:style-name="ce8">
            <text:p>0,11</text:p>
          </table:table-cell>
          <table:table-cell office:value-type="float" office:value="0.1386183384453937" table:formula="of:=100*([.FT2]-[.$J2])/[.$J2]" table:style-name="ce8">
            <text:p>0,14</text:p>
          </table:table-cell>
          <table:table-cell office:value-type="float" office:value="0.14591403295515226" table:formula="of:=100*([.FU2]-[.$J2])/[.$J2]" table:style-name="ce8">
            <text:p>0,15</text:p>
          </table:table-cell>
          <table:table-cell office:value-type="float" office:value="7.6083814092435004E-2" table:formula="of:=100*([.FV2]-[.$J2])/[.$J2]" table:style-name="ce8">
            <text:p>0,08</text:p>
          </table:table-cell>
          <table:table-cell office:value-type="float" office:value="0.12194246528205152" table:formula="of:=100*([.FW2]-[.$J2])/[.$J2]" table:style-name="ce8">
            <text:p>0,12</text:p>
          </table:table-cell>
          <table:table-cell office:value-type="float" office:value="7.6083814092435004E-2" table:formula="of:=100*([.FX2]-[.$J2])/[.$J2]" table:style-name="ce8">
            <text:p>0,08</text:p>
          </table:table-cell>
          <table:table-cell office:value-type="float" office:value="0.13132264393563514" table:formula="of:=100*([.FY2]-[.$J2])/[.$J2]" table:style-name="ce8">
            <text:p>0,13</text:p>
          </table:table-cell>
          <table:table-cell office:value-type="float" office:value="0.11568901285057639" table:formula="of:=100*([.FZ2]-[.$J2])/[.$J2]" table:style-name="ce8">
            <text:p>0,12</text:p>
          </table:table-cell>
          <table:table-cell office:value-type="float" office:value="0.112562286628486" table:formula="of:=100*([.GA2]-[.$J2])/[.$J2]" table:style-name="ce8">
            <text:p>0,11</text:p>
          </table:table-cell>
          <table:table-cell office:value-type="float" office:value="0.12402694943224749" table:formula="of:=100*([.GB2]-[.$J2])/[.$J2]" table:style-name="ce8">
            <text:p>0,12</text:p>
          </table:table-cell>
          <table:table-cell office:value-type="float" office:value="0.10943556041274843" table:formula="of:=100*([.GC2]-[.$J2])/[.$J2]" table:style-name="ce8">
            <text:p>0,11</text:p>
          </table:table-cell>
          <table:table-cell office:value-type="float" office:value="5.3154488491264862E-2" table:formula="of:=100*([.GD2]-[.$J2])/[.$J2]" table:style-name="ce8">
            <text:p>0,05</text:p>
          </table:table-cell>
          <table:table-cell office:value-type="float" office:value="7.5041572014151556E-2" table:formula="of:=100*([.GE2]-[.$J2])/[.$J2]" table:style-name="ce8">
            <text:p>0,08</text:p>
          </table:table-cell>
          <table:table-cell office:value-type="float" office:value="0.13444937015774361" table:formula="of:=100*([.GF2]-[.$J2])/[.$J2]" table:style-name="ce8">
            <text:p>0,13</text:p>
          </table:table-cell>
          <table:table-cell office:value-type="float" office:value="0.13444937015774361" table:formula="of:=100*([.GG2]-[.$J2])/[.$J2]" table:style-name="ce8">
            <text:p>0,13</text:p>
          </table:table-cell>
          <table:table-cell office:value-type="float" office:value="0.12194246528205152" table:formula="of:=100*([.GH2]-[.$J2])/[.$J2]" table:style-name="ce8">
            <text:p>0,12</text:p>
          </table:table-cell>
          <table:table-cell office:value-type="float" office:value="0.13132264393563514" table:formula="of:=100*([.GI2]-[.$J2])/[.$J2]" table:style-name="ce8">
            <text:p>0,13</text:p>
          </table:table-cell>
          <table:table-cell office:value-type="float" office:value="9.5886413471514748E-2" table:formula="of:=100*([.GJ2]-[.$J2])/[.$J2]" table:style-name="ce8">
            <text:p>0,10</text:p>
          </table:table-cell>
          <table:table-cell office:value-type="float" office:value="0.13132264393563514" table:formula="of:=100*([.GK2]-[.$J2])/[.$J2]" table:style-name="ce8">
            <text:p>0,13</text:p>
          </table:table-cell>
          <table:table-cell office:value-type="float" office:value="0.11047780248466096" table:formula="of:=100*([.GL2]-[.$J2])/[.$J2]" table:style-name="ce8">
            <text:p>0,11</text:p>
          </table:table-cell>
          <table:table-cell office:value-type="float" office:value="0.11568901285057639" table:formula="of:=100*([.GM2]-[.$J2])/[.$J2]" table:style-name="ce8">
            <text:p>0,12</text:p>
          </table:table-cell>
          <table:table-cell office:value-type="float" office:value="0.12715367564798505" table:formula="of:=100*([.GN2]-[.$J2])/[.$J2]" table:style-name="ce8">
            <text:p>0,13</text:p>
          </table:table-cell>
          <table:table-cell office:value-type="float" office:value="0.14487179088323976" table:formula="of:=100*([.GO2]-[.$J2])/[.$J2]" table:style-name="ce8">
            <text:p>0,14</text:p>
          </table:table-cell>
          <table:table-cell table:number-columns-repeated="16187"/>
        </table:table-row>
        <table:table-row table:style-name="ro2">
          <table:table-cell office:value-type="string" table:style-name="ce2">
            <text:p>instance02</text:p>
          </table:table-cell>
          <table:table-cell office:value-type="float" office:value="5.8244790274996419" table:formula="of:=[.F11]-[.I11]" table:style-name="ce5">
            <text:p>5,824479</text:p>
          </table:table-cell>
          <table:table-cell office:value-type="float" office:value="8.9525746732185034" table:formula="of:=MAX([.$K11:.GP11])" table:style-name="ce6">
            <text:p>8,95</text:p>
          </table:table-cell>
          <table:table-cell office:value-type="float" office:value="3.7108492884517408" table:formula="of:=MIN([.$K11:.GN11])" table:style-name="ce6">
            <text:p>3,71</text:p>
          </table:table-cell>
          <table:table-cell office:value-type="float" office:value="7.5988167386259278" table:formula="of:=[.F11]+[.I11]" table:style-name="ce5">
            <text:p>7,598817</text:p>
          </table:table-cell>
          <table:table-cell office:value-type="float" office:value="6.7116478830627848" table:formula="of:=AVERAGE([.$K11:.GO11])" table:style-name="ce6">
            <text:p>6,71</text:p>
          </table:table-cell>
          <table:table-cell table:number-columns-repeated="2" table:style-name="ce8"/>
          <table:table-cell office:value-type="float" office:value="0.88716885556314284" table:formula="of:=STDEV([.$K11:.GO11])" table:style-name="ce6">
            <text:p>0,89</text:p>
          </table:table-cell>
          <table:table-cell table:style-name="ce10"/>
          <table:table-cell office:value-type="float" office:value="7.2961648685751932" table:formula="of:=100*([.K3]-[.$J3])/[.$J3]" table:style-name="ce8">
            <text:p>7,30</text:p>
          </table:table-cell>
          <table:table-cell office:value-type="float" office:value="7.023668616054926" table:formula="of:=100*([.L3]-[.$J3])/[.$J3]" table:style-name="ce8">
            <text:p>7,02</text:p>
          </table:table-cell>
          <table:table-cell office:value-type="float" office:value="6.968557014421676" table:formula="of:=100*([.M3]-[.$J3])/[.$J3]" table:style-name="ce8">
            <text:p>6,97</text:p>
          </table:table-cell>
          <table:table-cell office:value-type="float" office:value="3.7108492884517408" table:formula="of:=100*([.N3]-[.$J3])/[.$J3]" table:style-name="ce8">
            <text:p>3,71</text:p>
          </table:table-cell>
          <table:table-cell office:value-type="float" office:value="6.7511723635346783" table:formula="of:=100*([.O3]-[.$J3])/[.$J3]" table:style-name="ce8">
            <text:p>6,75</text:p>
          </table:table-cell>
          <table:table-cell office:value-type="float" office:value="7.3053501355130956" table:formula="of:=100*([.P3]-[.$J3])/[.$J3]" table:style-name="ce8">
            <text:p>7,31</text:p>
          </table:table-cell>
          <table:table-cell office:value-type="float" office:value="6.1418829899230118" table:formula="of:=100*([.Q3]-[.$J3])/[.$J3]" table:style-name="ce8">
            <text:p>6,14</text:p>
          </table:table-cell>
          <table:table-cell office:value-type="float" office:value="6.6072698481596221" table:formula="of:=100*([.R3]-[.$J3])/[.$J3]" table:style-name="ce8">
            <text:p>6,61</text:p>
          </table:table-cell>
          <table:table-cell office:value-type="float" office:value="6.3470206182261455" table:formula="of:=100*([.S3]-[.$J3])/[.$J3]" table:style-name="ce8">
            <text:p>6,35</text:p>
          </table:table-cell>
          <table:table-cell office:value-type="float" office:value="7.3420912032705203" table:formula="of:=100*([.T3]-[.$J3])/[.$J3]" table:style-name="ce8">
            <text:p>7,34</text:p>
          </table:table-cell>
          <table:table-cell office:value-type="float" office:value="6.6501344272089886" table:formula="of:=100*([.U3]-[.$J3])/[.$J3]" table:style-name="ce8">
            <text:p>6,65</text:p>
          </table:table-cell>
          <table:table-cell office:value-type="float" office:value="4.31095311344205" table:formula="of:=100*([.V3]-[.$J3])/[.$J3]" table:style-name="ce8">
            <text:p>4,31</text:p>
          </table:table-cell>
          <table:table-cell office:value-type="float" office:value="6.6103316038056033" table:formula="of:=100*([.W3]-[.$J3])/[.$J3]" table:style-name="ce8">
            <text:p>6,61</text:p>
          </table:table-cell>
          <table:table-cell office:value-type="float" office:value="7.0359156386416961" table:formula="of:=100*([.X3]-[.$J3])/[.$J3]" table:style-name="ce8">
            <text:p>7,04</text:p>
          </table:table-cell>
          <table:table-cell office:value-type="float" office:value="7.2379915112959621" table:formula="of:=100*([.Y3]-[.$J3])/[.$J3]" table:style-name="ce8">
            <text:p>7,24</text:p>
          </table:table-cell>
          <table:table-cell office:value-type="float" office:value="5.9061278051601684" table:formula="of:=100*([.Z3]-[.$J3])/[.$J3]" table:style-name="ce8">
            <text:p>5,91</text:p>
          </table:table-cell>
          <table:table-cell office:value-type="float" office:value="8.141209426952571" table:formula="of:=100*([.AA3]-[.$J3])/[.$J3]" table:style-name="ce8">
            <text:p>8,14</text:p>
          </table:table-cell>
          <table:table-cell office:value-type="float" office:value="6.9838657926544272" table:formula="of:=100*([.AB3]-[.$J3])/[.$J3]" table:style-name="ce8">
            <text:p>6,98</text:p>
          </table:table-cell>
          <table:table-cell office:value-type="float" office:value="6.1357594786310692" table:formula="of:=100*([.AC3]-[.$J3])/[.$J3]" table:style-name="ce8">
            <text:p>6,14</text:p>
          </table:table-cell>
          <table:table-cell office:value-type="float" office:value="7.2961648685751932" table:formula="of:=100*([.AD3]-[.$J3])/[.$J3]" table:style-name="ce8">
            <text:p>7,30</text:p>
          </table:table-cell>
          <table:table-cell office:value-type="float" office:value="6.2643532157762607" table:formula="of:=100*([.AE3]-[.$J3])/[.$J3]" table:style-name="ce8">
            <text:p>6,26</text:p>
          </table:table-cell>
          <table:table-cell office:value-type="float" office:value="6.8644573224500256" table:formula="of:=100*([.AF3]-[.$J3])/[.$J3]" table:style-name="ce8">
            <text:p>6,86</text:p>
          </table:table-cell>
          <table:table-cell office:value-type="float" office:value="6.4358115319679516" table:formula="of:=100*([.AG3]-[.$J3])/[.$J3]" table:style-name="ce8">
            <text:p>6,44</text:p>
          </table:table-cell>
          <table:table-cell office:value-type="float" office:value="6.1725005463884939" table:formula="of:=100*([.AH3]-[.$J3])/[.$J3]" table:style-name="ce8">
            <text:p>6,17</text:p>
          </table:table-cell>
          <table:table-cell office:value-type="float" office:value="6.4266262650300288" table:formula="of:=100*([.AI3]-[.$J3])/[.$J3]" table:style-name="ce8">
            <text:p>6,43</text:p>
          </table:table-cell>
          <table:table-cell office:value-type="float" office:value="6.0010422301939368" table:formula="of:=100*([.AJ3]-[.$J3])/[.$J3]" table:style-name="ce8">
            <text:p>6,00</text:p>
          </table:table-cell>
          <table:table-cell office:value-type="float" office:value="6.7481106078886972" table:formula="of:=100*([.AK3]-[.$J3])/[.$J3]" table:style-name="ce8">
            <text:p>6,75</text:p>
          </table:table-cell>
          <table:table-cell office:value-type="float" office:value="5.2968384315485215" table:formula="of:=100*([.AL3]-[.$J3])/[.$J3]" table:style-name="ce8">
            <text:p>5,30</text:p>
          </table:table-cell>
          <table:table-cell office:value-type="float" office:value="5.7040519325059016" table:formula="of:=100*([.AM3]-[.$J3])/[.$J3]" table:style-name="ce8">
            <text:p>5,70</text:p>
          </table:table-cell>
          <table:table-cell office:value-type="float" office:value="7.0052980821790998" table:formula="of:=100*([.AN3]-[.$J3])/[.$J3]" table:style-name="ce8">
            <text:p>7,01</text:p>
          </table:table-cell>
          <table:table-cell office:value-type="float" office:value="7.6176492114367491" table:formula="of:=100*([.AO3]-[.$J3])/[.$J3]" table:style-name="ce8">
            <text:p>7,62</text:p>
          </table:table-cell>
          <table:table-cell office:value-type="float" office:value="5.9489923842066474" table:formula="of:=100*([.AP3]-[.$J3])/[.$J3]" table:style-name="ce8">
            <text:p>5,95</text:p>
          </table:table-cell>
          <table:table-cell office:value-type="float" office:value="5.4958525485568064" table:formula="of:=100*([.AQ3]-[.$J3])/[.$J3]" table:style-name="ce8">
            <text:p>5,50</text:p>
          </table:table-cell>
          <table:table-cell office:value-type="float" office:value="8.707634221514871" table:formula="of:=100*([.AR3]-[.$J3])/[.$J3]" table:style-name="ce8">
            <text:p>8,71</text:p>
          </table:table-cell>
          <table:table-cell office:value-type="float" office:value="7.8013545502123023" table:formula="of:=100*([.AS3]-[.$J3])/[.$J3]" table:style-name="ce8">
            <text:p>7,80</text:p>
          </table:table-cell>
          <table:table-cell office:value-type="float" office:value="5.9918569632560139" table:formula="of:=100*([.AT3]-[.$J3])/[.$J3]" table:style-name="ce8">
            <text:p>5,99</text:p>
          </table:table-cell>
          <table:table-cell office:value-type="float" office:value="7.4002645605497301" table:formula="of:=100*([.AU3]-[.$J3])/[.$J3]" table:style-name="ce8">
            <text:p>7,40</text:p>
          </table:table-cell>
          <table:table-cell office:value-type="float" office:value="6.830778010338582" table:formula="of:=100*([.AV3]-[.$J3])/[.$J3]" table:style-name="ce8">
            <text:p>6,83</text:p>
          </table:table-cell>
          <table:table-cell office:value-type="float" office:value="6.3102795504687217" table:formula="of:=100*([.AW3]-[.$J3])/[.$J3]" table:style-name="ce8">
            <text:p>6,31</text:p>
          </table:table-cell>
          <table:table-cell office:value-type="float" office:value="6.7542341191835256" table:formula="of:=100*([.AX3]-[.$J3])/[.$J3]" table:style-name="ce8">
            <text:p>6,75</text:p>
          </table:table-cell>
          <table:table-cell office:value-type="float" office:value="7.0389773942876772" table:formula="of:=100*([.AY3]-[.$J3])/[.$J3]" table:style-name="ce8">
            <text:p>7,04</text:p>
          </table:table-cell>
          <table:table-cell office:value-type="float" office:value="7.5962169219120552" table:formula="of:=100*([.AZ3]-[.$J3])/[.$J3]" table:style-name="ce8">
            <text:p>7,60</text:p>
          </table:table-cell>
          <table:table-cell office:value-type="float" office:value="5.8602014704648413" table:formula="of:=100*([.BA3]-[.$J3])/[.$J3]" table:style-name="ce8">
            <text:p>5,86</text:p>
          </table:table-cell>
          <table:table-cell office:value-type="float" office:value="6.5031701561850852" table:formula="of:=100*([.BB3]-[.$J3])/[.$J3]" table:style-name="ce8">
            <text:p>6,50</text:p>
          </table:table-cell>
          <table:table-cell office:value-type="float" office:value="6.5582817578183148" table:formula="of:=100*([.BC3]-[.$J3])/[.$J3]" table:style-name="ce8">
            <text:p>6,56</text:p>
          </table:table-cell>
          <table:table-cell office:value-type="float" office:value="7.6666373017751503" table:formula="of:=100*([.BD3]-[.$J3])/[.$J3]" table:style-name="ce8">
            <text:p>7,67</text:p>
          </table:table-cell>
          <table:table-cell office:value-type="float" office:value="6.4541820658466635" table:formula="of:=100*([.BE3]-[.$J3])/[.$J3]" table:style-name="ce8">
            <text:p>6,45</text:p>
          </table:table-cell>
          <table:table-cell office:value-type="float" office:value="6.3102795504687217" table:formula="of:=100*([.BF3]-[.$J3])/[.$J3]" table:style-name="ce8">
            <text:p>6,31</text:p>
          </table:table-cell>
          <table:table-cell office:value-type="float" office:value="6.787913431292103" table:formula="of:=100*([.BG3]-[.$J3])/[.$J3]" table:style-name="ce8">
            <text:p>6,79</text:p>
          </table:table-cell>
          <table:table-cell office:value-type="float" office:value="7.8932072196029557" table:formula="of:=100*([.BH3]-[.$J3])/[.$J3]" table:style-name="ce8">
            <text:p>7,89</text:p>
          </table:table-cell>
          <table:table-cell office:value-type="float" office:value="5.2325415629773486" table:formula="of:=100*([.BI3]-[.$J3])/[.$J3]" table:style-name="ce8">
            <text:p>5,23</text:p>
          </table:table-cell>
          <table:table-cell office:value-type="float" office:value="6.7940369425840448" table:formula="of:=100*([.BJ3]-[.$J3])/[.$J3]" table:style-name="ce8">
            <text:p>6,79</text:p>
          </table:table-cell>
          <table:table-cell office:value-type="float" office:value="6.989989303946369" table:formula="of:=100*([.BK3]-[.$J3])/[.$J3]" table:style-name="ce8">
            <text:p>6,99</text:p>
          </table:table-cell>
          <table:table-cell office:value-type="float" office:value="6.6654432054388328" table:formula="of:=100*([.BL3]-[.$J3])/[.$J3]" table:style-name="ce8">
            <text:p>6,67</text:p>
          </table:table-cell>
          <table:table-cell office:value-type="float" office:value="6.6256403820383349" table:formula="of:=100*([.BM3]-[.$J3])/[.$J3]" table:style-name="ce8">
            <text:p>6,63</text:p>
          </table:table-cell>
          <table:table-cell office:value-type="float" office:value="6.6409491602681792" table:formula="of:=100*([.BN3]-[.$J3])/[.$J3]" table:style-name="ce8">
            <text:p>6,64</text:p>
          </table:table-cell>
          <table:table-cell office:value-type="float" office:value="8.1595799608283954" table:formula="of:=100*([.BO3]-[.$J3])/[.$J3]" table:style-name="ce8">
            <text:p>8,16</text:p>
          </table:table-cell>
          <table:table-cell office:value-type="float" office:value="6.6256403820383349" table:formula="of:=100*([.BP3]-[.$J3])/[.$J3]" table:style-name="ce8">
            <text:p>6,63</text:p>
          </table:table-cell>
          <table:table-cell office:value-type="float" office:value="8.1993827842317799" table:formula="of:=100*([.BQ3]-[.$J3])/[.$J3]" table:style-name="ce8">
            <text:p>8,20</text:p>
          </table:table-cell>
          <table:table-cell office:value-type="float" office:value="6.3500823738721062" table:formula="of:=100*([.BR3]-[.$J3])/[.$J3]" table:style-name="ce8">
            <text:p>6,35</text:p>
          </table:table-cell>
          <table:table-cell office:value-type="float" office:value="6.6133933594515648" table:formula="of:=100*([.BS3]-[.$J3])/[.$J3]" table:style-name="ce8">
            <text:p>6,61</text:p>
          </table:table-cell>
          <table:table-cell office:value-type="float" office:value="5.7377312446144781" table:formula="of:=100*([.BT3]-[.$J3])/[.$J3]" table:style-name="ce8">
            <text:p>5,74</text:p>
          </table:table-cell>
          <table:table-cell office:value-type="float" office:value="7.7431811929330916" table:formula="of:=100*([.BU3]-[.$J3])/[.$J3]" table:style-name="ce8">
            <text:p>7,74</text:p>
          </table:table-cell>
          <table:table-cell office:value-type="float" office:value="7.0083598378250809" table:formula="of:=100*([.BV3]-[.$J3])/[.$J3]" table:style-name="ce8">
            <text:p>7,01</text:p>
          </table:table-cell>
          <table:table-cell office:value-type="float" office:value="5.7775340680149769" table:formula="of:=100*([.BW3]-[.$J3])/[.$J3]" table:style-name="ce8">
            <text:p>5,78</text:p>
          </table:table-cell>
          <table:table-cell office:value-type="float" office:value="7.1216447967375416" table:formula="of:=100*([.BX3]-[.$J3])/[.$J3]" table:style-name="ce8">
            <text:p>7,12</text:p>
          </table:table-cell>
          <table:table-cell office:value-type="float" office:value="6.7817899200001612" table:formula="of:=100*([.BY3]-[.$J3])/[.$J3]" table:style-name="ce8">
            <text:p>6,78</text:p>
          </table:table-cell>
          <table:table-cell office:value-type="float" office:value="5.6550638421646138" table:formula="of:=100*([.BZ3]-[.$J3])/[.$J3]" table:style-name="ce8">
            <text:p>5,66</text:p>
          </table:table-cell>
          <table:table-cell office:value-type="float" office:value="7.1583858644920788" table:formula="of:=100*([.CA3]-[.$J3])/[.$J3]" table:style-name="ce8">
            <text:p>7,16</text:p>
          </table:table-cell>
          <table:table-cell office:value-type="float" office:value="6.9777422813624854" table:formula="of:=100*([.CB3]-[.$J3])/[.$J3]" table:style-name="ce8">
            <text:p>6,98</text:p>
          </table:table-cell>
          <table:table-cell office:value-type="float" office:value="7.1798181540167523" table:formula="of:=100*([.CC3]-[.$J3])/[.$J3]" table:style-name="ce8">
            <text:p>7,18</text:p>
          </table:table-cell>
          <table:table-cell office:value-type="float" office:value="7.7584899711658233" table:formula="of:=100*([.CD3]-[.$J3])/[.$J3]" table:style-name="ce8">
            <text:p>7,76</text:p>
          </table:table-cell>
          <table:table-cell office:value-type="float" office:value="6.787913431292103" table:formula="of:=100*([.CE3]-[.$J3])/[.$J3]" table:style-name="ce8">
            <text:p>6,79</text:p>
          </table:table-cell>
          <table:table-cell office:value-type="float" office:value="7.8197250840910151" table:formula="of:=100*([.CF3]-[.$J3])/[.$J3]" table:style-name="ce8">
            <text:p>7,82</text:p>
          </table:table-cell>
          <table:table-cell office:value-type="float" office:value="7.2318680000040203" table:formula="of:=100*([.CG3]-[.$J3])/[.$J3]" table:style-name="ce8">
            <text:p>7,23</text:p>
          </table:table-cell>
          <table:table-cell office:value-type="float" office:value="6.8613955668011579" table:formula="of:=100*([.CH3]-[.$J3])/[.$J3]" table:style-name="ce8">
            <text:p>6,86</text:p>
          </table:table-cell>
          <table:table-cell office:value-type="float" office:value="4.9784158443329272" table:formula="of:=100*([.CI3]-[.$J3])/[.$J3]" table:style-name="ce8">
            <text:p>4,98</text:p>
          </table:table-cell>
          <table:table-cell office:value-type="float" office:value="6.9808040370084461" table:formula="of:=100*([.CJ3]-[.$J3])/[.$J3]" table:style-name="ce8">
            <text:p>6,98</text:p>
          </table:table-cell>
          <table:table-cell office:value-type="float" office:value="5.3550117888277322" table:formula="of:=100*([.CK3]-[.$J3])/[.$J3]" table:style-name="ce8">
            <text:p>5,36</text:p>
          </table:table-cell>
          <table:table-cell office:value-type="float" office:value="7.6452050122533626" table:formula="of:=100*([.CL3]-[.$J3])/[.$J3]" table:style-name="ce8">
            <text:p>7,65</text:p>
          </table:table-cell>
          <table:table-cell office:value-type="float" office:value="6.252106193189511" table:formula="of:=100*([.CM3]-[.$J3])/[.$J3]" table:style-name="ce8">
            <text:p>6,25</text:p>
          </table:table-cell>
          <table:table-cell office:value-type="float" office:value="5.7683488010770745" table:formula="of:=100*([.CN3]-[.$J3])/[.$J3]" table:style-name="ce8">
            <text:p>5,77</text:p>
          </table:table-cell>
          <table:table-cell office:value-type="float" office:value="6.0592155874731475" table:formula="of:=100*([.CO3]-[.$J3])/[.$J3]" table:style-name="ce8">
            <text:p>6,06</text:p>
          </table:table-cell>
          <table:table-cell office:value-type="float" office:value="5.8326456696482269" table:formula="of:=100*([.CP3]-[.$J3])/[.$J3]" table:style-name="ce8">
            <text:p>5,83</text:p>
          </table:table-cell>
          <table:table-cell office:value-type="float" office:value="8.3371617883148943" table:formula="of:=100*([.CQ3]-[.$J3])/[.$J3]" table:style-name="ce8">
            <text:p>8,34</text:p>
          </table:table-cell>
          <table:table-cell office:value-type="float" office:value="6.2000563472051082" table:formula="of:=100*([.CR3]-[.$J3])/[.$J3]" table:style-name="ce8">
            <text:p>6,20</text:p>
          </table:table-cell>
          <table:table-cell office:value-type="float" office:value="7.1063360185047904" table:formula="of:=100*([.CS3]-[.$J3])/[.$J3]" table:style-name="ce8">
            <text:p>7,11</text:p>
          </table:table-cell>
          <table:table-cell office:value-type="float" office:value="5.5356553719602122" table:formula="of:=100*([.CT3]-[.$J3])/[.$J3]" table:style-name="ce8">
            <text:p>5,54</text:p>
          </table:table-cell>
          <table:table-cell office:value-type="float" office:value="5.8816337599895343" table:formula="of:=100*([.CU3]-[.$J3])/[.$J3]" table:style-name="ce8">
            <text:p>5,88</text:p>
          </table:table-cell>
          <table:table-cell office:value-type="float" office:value="5.9122513164521306" table:formula="of:=100*([.CV3]-[.$J3])/[.$J3]" table:style-name="ce8">
            <text:p>5,91</text:p>
          </table:table-cell>
          <table:table-cell office:value-type="float" office:value="6.5460347352344312" table:formula="of:=100*([.CW3]-[.$J3])/[.$J3]" table:style-name="ce8">
            <text:p>6,55</text:p>
          </table:table-cell>
          <table:table-cell office:value-type="float" office:value="7.0267303717009071" table:formula="of:=100*([.CX3]-[.$J3])/[.$J3]" table:style-name="ce8">
            <text:p>7,03</text:p>
          </table:table-cell>
          <table:table-cell office:value-type="float" office:value="6.8185309877546985" table:formula="of:=100*([.CY3]-[.$J3])/[.$J3]" table:style-name="ce8">
            <text:p>6,82</text:p>
          </table:table-cell>
          <table:table-cell office:value-type="float" office:value="6.196994591556261" table:formula="of:=100*([.CZ3]-[.$J3])/[.$J3]" table:style-name="ce8">
            <text:p>6,20</text:p>
          </table:table-cell>
          <table:table-cell office:value-type="float" office:value="6.5582817578183148" table:formula="of:=100*([.DA3]-[.$J3])/[.$J3]" table:style-name="ce8">
            <text:p>6,56</text:p>
          </table:table-cell>
          <table:table-cell office:value-type="float" office:value="6.9042601458505235" table:formula="of:=100*([.DB3]-[.$J3])/[.$J3]" table:style-name="ce8">
            <text:p>6,90</text:p>
          </table:table-cell>
          <table:table-cell office:value-type="float" office:value="7.2747325790505002" table:formula="of:=100*([.DC3]-[.$J3])/[.$J3]" table:style-name="ce8">
            <text:p>7,27</text:p>
          </table:table-cell>
          <table:table-cell office:value-type="float" office:value="8.4902495706278529" table:formula="of:=100*([.DD3]-[.$J3])/[.$J3]" table:style-name="ce8">
            <text:p>8,49</text:p>
          </table:table-cell>
          <table:table-cell office:value-type="float" office:value="6.3010942835307988" table:formula="of:=100*([.DE3]-[.$J3])/[.$J3]" table:style-name="ce8">
            <text:p>6,30</text:p>
          </table:table-cell>
          <table:table-cell office:value-type="float" office:value="6.0561538318271655" table:formula="of:=100*([.DF3]-[.$J3])/[.$J3]" table:style-name="ce8">
            <text:p>6,06</text:p>
          </table:table-cell>
          <table:table-cell office:value-type="float" office:value="7.9575040881741295" table:formula="of:=100*([.DG3]-[.$J3])/[.$J3]" table:style-name="ce8">
            <text:p>7,96</text:p>
          </table:table-cell>
          <table:table-cell office:value-type="float" office:value="6.6470726715630075" table:formula="of:=100*([.DH3]-[.$J3])/[.$J3]" table:style-name="ce8">
            <text:p>6,65</text:p>
          </table:table-cell>
          <table:table-cell office:value-type="float" office:value="6.5674670247591243" table:formula="of:=100*([.DI3]-[.$J3])/[.$J3]" table:style-name="ce8">
            <text:p>6,57</text:p>
          </table:table-cell>
          <table:table-cell office:value-type="float" office:value="5.1896769839280035" table:formula="of:=100*([.DJ3]-[.$J3])/[.$J3]" table:style-name="ce8">
            <text:p>5,19</text:p>
          </table:table-cell>
          <table:table-cell office:value-type="float" office:value="7.8840219526621667" table:formula="of:=100*([.DK3]-[.$J3])/[.$J3]" table:style-name="ce8">
            <text:p>7,88</text:p>
          </table:table-cell>
          <table:table-cell office:value-type="float" office:value="7.966689355112031" table:formula="of:=100*([.DL3]-[.$J3])/[.$J3]" table:style-name="ce8">
            <text:p>7,97</text:p>
          </table:table-cell>
          <table:table-cell office:value-type="float" office:value="7.7799222606904959" table:formula="of:=100*([.DM3]-[.$J3])/[.$J3]" table:style-name="ce8">
            <text:p>7,78</text:p>
          </table:table-cell>
          <table:table-cell office:value-type="float" office:value="6.5337877126505468" table:formula="of:=100*([.DN3]-[.$J3])/[.$J3]" table:style-name="ce8">
            <text:p>6,53</text:p>
          </table:table-cell>
          <table:table-cell office:value-type="float" office:value="8.0860978253193192" table:formula="of:=100*([.DO3]-[.$J3])/[.$J3]" table:style-name="ce8">
            <text:p>8,09</text:p>
          </table:table-cell>
          <table:table-cell office:value-type="float" office:value="6.3408971069342037" table:formula="of:=100*([.DP3]-[.$J3])/[.$J3]" table:style-name="ce8">
            <text:p>6,34</text:p>
          </table:table-cell>
          <table:table-cell office:value-type="float" office:value="7.2961648685751932" table:formula="of:=100*([.DQ3]-[.$J3])/[.$J3]" table:style-name="ce8">
            <text:p>7,30</text:p>
          </table:table-cell>
          <table:table-cell office:value-type="float" office:value="5.7438547559064208" table:formula="of:=100*([.DR3]-[.$J3])/[.$J3]" table:style-name="ce8">
            <text:p>5,74</text:p>
          </table:table-cell>
          <table:table-cell office:value-type="float" office:value="5.8050898688316117" table:formula="of:=100*([.DS3]-[.$J3])/[.$J3]" table:style-name="ce8">
            <text:p>5,81</text:p>
          </table:table-cell>
          <table:table-cell office:value-type="float" office:value="6.9379394579591009" table:formula="of:=100*([.DT3]-[.$J3])/[.$J3]" table:style-name="ce8">
            <text:p>6,94</text:p>
          </table:table-cell>
          <table:table-cell office:value-type="float" office:value="6.8124074764627363" table:formula="of:=100*([.DU3]-[.$J3])/[.$J3]" table:style-name="ce8">
            <text:p>6,81</text:p>
          </table:table-cell>
          <table:table-cell office:value-type="float" office:value="6.8644573224500256" table:formula="of:=100*([.DV3]-[.$J3])/[.$J3]" table:style-name="ce8">
            <text:p>6,86</text:p>
          </table:table-cell>
          <table:table-cell office:value-type="float" office:value="6.7113695401341804" table:formula="of:=100*([.DW3]-[.$J3])/[.$J3]" table:style-name="ce8">
            <text:p>6,71</text:p>
          </table:table-cell>
          <table:table-cell office:value-type="float" office:value="6.6593196941468911" table:formula="of:=100*([.DX3]-[.$J3])/[.$J3]" table:style-name="ce8">
            <text:p>6,66</text:p>
          </table:table-cell>
          <table:table-cell office:value-type="float" office:value="6.6042080925136615" table:formula="of:=100*([.DY3]-[.$J3])/[.$J3]" table:style-name="ce8">
            <text:p>6,60</text:p>
          </table:table-cell>
          <table:table-cell office:value-type="float" office:value="7.5564140985086699" table:formula="of:=100*([.DZ3]-[.$J3])/[.$J3]" table:style-name="ce8">
            <text:p>7,56</text:p>
          </table:table-cell>
          <table:table-cell office:value-type="float" office:value="6.1786240576804357" table:formula="of:=100*([.EA3]-[.$J3])/[.$J3]" table:style-name="ce8">
            <text:p>6,18</text:p>
          </table:table-cell>
          <table:table-cell office:value-type="float" office:value="7.3084118911619429" table:formula="of:=100*([.EB3]-[.$J3])/[.$J3]" table:style-name="ce8">
            <text:p>7,31</text:p>
          </table:table-cell>
          <table:table-cell office:value-type="float" office:value="7.8258485953829577" table:formula="of:=100*([.EC3]-[.$J3])/[.$J3]" table:style-name="ce8">
            <text:p>7,83</text:p>
          </table:table-cell>
          <table:table-cell office:value-type="float" office:value="6.5490964908804123" table:formula="of:=100*([.ED3]-[.$J3])/[.$J3]" table:style-name="ce8">
            <text:p>6,55</text:p>
          </table:table-cell>
          <table:table-cell office:value-type="float" office:value="5.8510162035269389" table:formula="of:=100*([.EE3]-[.$J3])/[.$J3]" table:style-name="ce8">
            <text:p>5,85</text:p>
          </table:table-cell>
          <table:table-cell office:value-type="float" office:value="5.0549597354908498" table:formula="of:=100*([.EF3]-[.$J3])/[.$J3]" table:style-name="ce8">
            <text:p>5,05</text:p>
          </table:table-cell>
          <table:table-cell office:value-type="float" office:value="6.0041039858398975" table:formula="of:=100*([.EG3]-[.$J3])/[.$J3]" table:style-name="ce8">
            <text:p>6,00</text:p>
          </table:table-cell>
          <table:table-cell office:value-type="float" office:value="8.848474981243946" table:formula="of:=100*([.EH3]-[.$J3])/[.$J3]" table:style-name="ce8">
            <text:p>8,85</text:p>
          </table:table-cell>
          <table:table-cell office:value-type="float" office:value="6.9042601458505235" table:formula="of:=100*([.EI3]-[.$J3])/[.$J3]" table:style-name="ce8">
            <text:p>6,90</text:p>
          </table:table-cell>
          <table:table-cell office:value-type="float" office:value="7.045100905579619" table:formula="of:=100*([.EJ3]-[.$J3])/[.$J3]" table:style-name="ce8">
            <text:p>7,05</text:p>
          </table:table-cell>
          <table:table-cell office:value-type="float" office:value="5.884695515635495" table:formula="of:=100*([.EK3]-[.$J3])/[.$J3]" table:style-name="ce8">
            <text:p>5,88</text:p>
          </table:table-cell>
          <table:table-cell office:value-type="float" office:value="5.3243942323651359" table:formula="of:=100*([.EL3]-[.$J3])/[.$J3]" table:style-name="ce8">
            <text:p>5,32</text:p>
          </table:table-cell>
          <table:table-cell office:value-type="float" office:value="6.3990704642134144" table:formula="of:=100*([.EM3]-[.$J3])/[.$J3]" table:style-name="ce8">
            <text:p>6,40</text:p>
          </table:table-cell>
          <table:table-cell office:value-type="float" office:value="6.8093457208167756" table:formula="of:=100*([.EN3]-[.$J3])/[.$J3]" table:style-name="ce8">
            <text:p>6,81</text:p>
          </table:table-cell>
          <table:table-cell office:value-type="float" office:value="7.3390294476245392" table:formula="of:=100*([.EO3]-[.$J3])/[.$J3]" table:style-name="ce8">
            <text:p>7,34</text:p>
          </table:table-cell>
          <table:table-cell office:value-type="float" office:value="6.5062319118339325" table:formula="of:=100*([.EP3]-[.$J3])/[.$J3]" table:style-name="ce8">
            <text:p>6,51</text:p>
          </table:table-cell>
          <table:table-cell office:value-type="float" office:value="7.4155733387795966" table:formula="of:=100*([.EQ3]-[.$J3])/[.$J3]" table:style-name="ce8">
            <text:p>7,42</text:p>
          </table:table-cell>
          <table:table-cell office:value-type="float" office:value="7.204312199187406" table:formula="of:=100*([.ER3]-[.$J3])/[.$J3]" table:style-name="ce8">
            <text:p>7,20</text:p>
          </table:table-cell>
          <table:table-cell office:value-type="float" office:value="8.1044683591951472" table:formula="of:=100*([.ES3]-[.$J3])/[.$J3]" table:style-name="ce8">
            <text:p>8,10</text:p>
          </table:table-cell>
          <table:table-cell office:value-type="float" office:value="5.627508041347979" table:formula="of:=100*([.ET3]-[.$J3])/[.$J3]" table:style-name="ce8">
            <text:p>5,63</text:p>
          </table:table-cell>
          <table:table-cell office:value-type="float" office:value="5.1590594274654071" table:formula="of:=100*([.EU3]-[.$J3])/[.$J3]" table:style-name="ce8">
            <text:p>5,16</text:p>
          </table:table-cell>
          <table:table-cell office:value-type="float" office:value="7.8503426405536105" table:formula="of:=100*([.EV3]-[.$J3])/[.$J3]" table:style-name="ce8">
            <text:p>7,85</text:p>
          </table:table-cell>
          <table:table-cell office:value-type="float" office:value="5.9000042938682258" table:formula="of:=100*([.EW3]-[.$J3])/[.$J3]" table:style-name="ce8">
            <text:p>5,90</text:p>
          </table:table-cell>
          <table:table-cell office:value-type="float" office:value="6.5613435134671825" table:formula="of:=100*([.EX3]-[.$J3])/[.$J3]" table:style-name="ce8">
            <text:p>6,56</text:p>
          </table:table-cell>
          <table:table-cell office:value-type="float" office:value="4.7702164603867185" table:formula="of:=100*([.EY3]-[.$J3])/[.$J3]" table:style-name="ce8">
            <text:p>4,77</text:p>
          </table:table-cell>
          <table:table-cell office:value-type="float" office:value="5.1192566040648888" table:formula="of:=100*([.EZ3]-[.$J3])/[.$J3]" table:style-name="ce8">
            <text:p>5,12</text:p>
          </table:table-cell>
          <table:table-cell office:value-type="float" office:value="6.3317118399933943" table:formula="of:=100*([.FA3]-[.$J3])/[.$J3]" table:style-name="ce8">
            <text:p>6,33</text:p>
          </table:table-cell>
          <table:table-cell office:value-type="float" office:value="7.6482667678993232" table:formula="of:=100*([.FB3]-[.$J3])/[.$J3]" table:style-name="ce8">
            <text:p>7,65</text:p>
          </table:table-cell>
          <table:table-cell office:value-type="float" office:value="7.9115777534787828" table:formula="of:=100*([.FC3]-[.$J3])/[.$J3]" table:style-name="ce8">
            <text:p>7,91</text:p>
          </table:table-cell>
          <table:table-cell office:value-type="float" office:value="6.873642589387928" table:formula="of:=100*([.FD3]-[.$J3])/[.$J3]" table:style-name="ce8">
            <text:p>6,87</text:p>
          </table:table-cell>
          <table:table-cell office:value-type="float" office:value="7.5564140985086699" table:formula="of:=100*([.FE3]-[.$J3])/[.$J3]" table:style-name="ce8">
            <text:p>7,56</text:p>
          </table:table-cell>
          <table:table-cell office:value-type="float" office:value="5.2264180516825407" table:formula="of:=100*([.FF3]-[.$J3])/[.$J3]" table:style-name="ce8">
            <text:p>5,23</text:p>
          </table:table-cell>
          <table:table-cell office:value-type="float" office:value="6.252106193189511" table:formula="of:=100*([.FG3]-[.$J3])/[.$J3]" table:style-name="ce8">
            <text:p>6,25</text:p>
          </table:table-cell>
          <table:table-cell office:value-type="float" office:value="6.9440629692510427" table:formula="of:=100*([.FH3]-[.$J3])/[.$J3]" table:style-name="ce8">
            <text:p>6,94</text:p>
          </table:table-cell>
          <table:table-cell office:value-type="float" office:value="8.0922213366112619" table:formula="of:=100*([.FI3]-[.$J3])/[.$J3]" table:style-name="ce8">
            <text:p>8,09</text:p>
          </table:table-cell>
          <table:table-cell office:value-type="float" office:value="6.5276642013557185" table:formula="of:=100*([.FJ3]-[.$J3])/[.$J3]" table:style-name="ce8">
            <text:p>6,53</text:p>
          </table:table-cell>
          <table:table-cell office:value-type="float" office:value="6.2857855053009537" table:formula="of:=100*([.FK3]-[.$J3])/[.$J3]" table:style-name="ce8">
            <text:p>6,29</text:p>
          </table:table-cell>
          <table:table-cell office:value-type="float" office:value="6.3102795504687217" table:formula="of:=100*([.FL3]-[.$J3])/[.$J3]" table:style-name="ce8">
            <text:p>6,31</text:p>
          </table:table-cell>
          <table:table-cell office:value-type="float" office:value="4.9692305773950247" table:formula="of:=100*([.FM3]-[.$J3])/[.$J3]" table:style-name="ce8">
            <text:p>4,97</text:p>
          </table:table-cell>
          <table:table-cell office:value-type="float" office:value="6.4143792424432586" table:formula="of:=100*([.FN3]-[.$J3])/[.$J3]" table:style-name="ce8">
            <text:p>6,41</text:p>
          </table:table-cell>
          <table:table-cell office:value-type="float" office:value="7.8289103510289166" table:formula="of:=100*([.FO3]-[.$J3])/[.$J3]" table:style-name="ce8">
            <text:p>7,83</text:p>
          </table:table-cell>
          <table:table-cell office:value-type="float" office:value="7.2318680000040203" table:formula="of:=100*([.FP3]-[.$J3])/[.$J3]" table:style-name="ce8">
            <text:p>7,23</text:p>
          </table:table-cell>
          <table:table-cell office:value-type="float" office:value="4.8498221071906222" table:formula="of:=100*([.FQ3]-[.$J3])/[.$J3]" table:style-name="ce8">
            <text:p>4,85</text:p>
          </table:table-cell>
          <table:table-cell office:value-type="float" office:value="7.2839178459912892" table:formula="of:=100*([.FR3]-[.$J3])/[.$J3]" table:style-name="ce8">
            <text:p>7,28</text:p>
          </table:table-cell>
          <table:table-cell office:value-type="float" office:value="5.9673629180853593" table:formula="of:=100*([.FS3]-[.$J3])/[.$J3]" table:style-name="ce8">
            <text:p>5,97</text:p>
          </table:table-cell>
          <table:table-cell office:value-type="float" office:value="7.3727087597331158" table:formula="of:=100*([.FT3]-[.$J3])/[.$J3]" table:style-name="ce8">
            <text:p>7,37</text:p>
          </table:table-cell>
          <table:table-cell office:value-type="float" office:value="6.6531961828549493" table:formula="of:=100*([.FU3]-[.$J3])/[.$J3]" table:style-name="ce8">
            <text:p>6,65</text:p>
          </table:table-cell>
          <table:table-cell office:value-type="float" office:value="7.7156253921164559" table:formula="of:=100*([.FV3]-[.$J3])/[.$J3]" table:style-name="ce8">
            <text:p>7,72</text:p>
          </table:table-cell>
          <table:table-cell office:value-type="float" office:value="6.9593717474837735" table:formula="of:=100*([.FW3]-[.$J3])/[.$J3]" table:style-name="ce8">
            <text:p>6,96</text:p>
          </table:table-cell>
          <table:table-cell office:value-type="float" office:value="7.1951269322466169" table:formula="of:=100*([.FX3]-[.$J3])/[.$J3]" table:style-name="ce8">
            <text:p>7,20</text:p>
          </table:table-cell>
          <table:table-cell office:value-type="float" office:value="5.4039998791690396" table:formula="of:=100*([.FY3]-[.$J3])/[.$J3]" table:style-name="ce8">
            <text:p>5,40</text:p>
          </table:table-cell>
          <table:table-cell office:value-type="float" office:value="7.130830063675444" table:formula="of:=100*([.FZ3]-[.$J3])/[.$J3]" table:style-name="ce8">
            <text:p>7,13</text:p>
          </table:table-cell>
          <table:table-cell office:value-type="float" office:value="8.0462950019159347" table:formula="of:=100*([.GA3]-[.$J3])/[.$J3]" table:style-name="ce8">
            <text:p>8,05</text:p>
          </table:table-cell>
          <table:table-cell office:value-type="float" office:value="7.1093977741507715" table:formula="of:=100*([.GB3]-[.$J3])/[.$J3]" table:style-name="ce8">
            <text:p>7,11</text:p>
          </table:table-cell>
          <table:table-cell office:value-type="float" office:value="6.8522102998632546" table:formula="of:=100*([.GC3]-[.$J3])/[.$J3]" table:style-name="ce8">
            <text:p>6,85</text:p>
          </table:table-cell>
          <table:table-cell office:value-type="float" office:value="5.9214365833900331" table:formula="of:=100*([.GD3]-[.$J3])/[.$J3]" table:style-name="ce8">
            <text:p>5,92</text:p>
          </table:table-cell>
          <table:table-cell office:value-type="float" office:value="7.290041357283231" table:formula="of:=100*([.GE3]-[.$J3])/[.$J3]" table:style-name="ce8">
            <text:p>7,29</text:p>
          </table:table-cell>
          <table:table-cell office:value-type="float" office:value="8.9525746732185034" table:formula="of:=100*([.GF3]-[.$J3])/[.$J3]" table:style-name="ce8">
            <text:p>8,95</text:p>
          </table:table-cell>
          <table:table-cell office:value-type="float" office:value="7.4216968500744036" table:formula="of:=100*([.GG3]-[.$J3])/[.$J3]" table:style-name="ce8">
            <text:p>7,42</text:p>
          </table:table-cell>
          <table:table-cell office:value-type="float" office:value="5.8050898688316117" table:formula="of:=100*([.GH3]-[.$J3])/[.$J3]" table:style-name="ce8">
            <text:p>5,81</text:p>
          </table:table-cell>
          <table:table-cell office:value-type="float" office:value="7.7033783695325742" table:formula="of:=100*([.GI3]-[.$J3])/[.$J3]" table:style-name="ce8">
            <text:p>7,70</text:p>
          </table:table-cell>
          <table:table-cell office:value-type="float" office:value="7.914639509124763" table:formula="of:=100*([.GJ3]-[.$J3])/[.$J3]" table:style-name="ce8">
            <text:p>7,91</text:p>
          </table:table-cell>
          <table:table-cell office:value-type="float" office:value="6.5827758029889685" table:formula="of:=100*([.GK3]-[.$J3])/[.$J3]" table:style-name="ce8">
            <text:p>6,58</text:p>
          </table:table-cell>
          <table:table-cell office:value-type="float" office:value="7.1277683080294834" table:formula="of:=100*([.GL3]-[.$J3])/[.$J3]" table:style-name="ce8">
            <text:p>7,13</text:p>
          </table:table-cell>
          <table:table-cell office:value-type="float" office:value="7.4461908952450564" table:formula="of:=100*([.GM3]-[.$J3])/[.$J3]" table:style-name="ce8">
            <text:p>7,45</text:p>
          </table:table-cell>
          <table:table-cell office:value-type="float" office:value="5.6366933082859019" table:formula="of:=100*([.GN3]-[.$J3])/[.$J3]" table:style-name="ce8">
            <text:p>5,64</text:p>
          </table:table-cell>
          <table:table-cell office:value-type="float" office:value="6.0775861213518594" table:formula="of:=100*([.GO3]-[.$J3])/[.$J3]" table:style-name="ce8">
            <text:p>6,08</text:p>
          </table:table-cell>
          <table:table-cell table:number-columns-repeated="16187"/>
        </table:table-row>
        <table:table-row table:style-name="ro2">
          <table:table-cell office:value-type="string" table:style-name="ce2">
            <text:p>instance03</text:p>
          </table:table-cell>
          <table:table-cell office:value-type="float" office:value="5.4562360109675421" table:formula="of:=[.F12]-[.I12]" table:style-name="ce5">
            <text:p>5,456236</text:p>
          </table:table-cell>
          <table:table-cell office:value-type="float" office:value="9.2112780015194335" table:formula="of:=MAX([.$K12:.GP12])" table:style-name="ce6">
            <text:p>9,21</text:p>
          </table:table-cell>
          <table:table-cell office:value-type="float" office:value="3.5962392358373583" table:formula="of:=MIN([.$K12:.GN12])" table:style-name="ce6">
            <text:p>3,60</text:p>
          </table:table-cell>
          <table:table-cell office:value-type="float" office:value="7.5864704440069062" table:formula="of:=[.F12]+[.I12]" table:style-name="ce5">
            <text:p>7,586470</text:p>
          </table:table-cell>
          <table:table-cell office:value-type="float" office:value="6.5213532274872241" table:formula="of:=AVERAGE([.$K12:.GO12])" table:style-name="ce6">
            <text:p>6,52</text:p>
          </table:table-cell>
          <table:table-cell table:number-columns-repeated="2" table:style-name="ce8"/>
          <table:table-cell office:value-type="float" office:value="1.0651172165196821" table:formula="of:=STDEV([.$K12:.GO12])" table:style-name="ce6">
            <text:p>1,07</text:p>
          </table:table-cell>
          <table:table-cell table:style-name="ce11"/>
          <table:table-cell office:value-type="float" office:value="6.4650581685220851" table:formula="of:=100*([.K4]-[.$J4])/[.$J4]" table:style-name="ce8">
            <text:p>6,47</text:p>
          </table:table-cell>
          <table:table-cell office:value-type="float" office:value="7.6747026187719376" table:formula="of:=100*([.L4]-[.$J4])/[.$J4]" table:style-name="ce8">
            <text:p>7,67</text:p>
          </table:table-cell>
          <table:table-cell office:value-type="float" office:value="5.9337954032111266" table:formula="of:=100*([.M4]-[.$J4])/[.$J4]" table:style-name="ce8">
            <text:p>5,93</text:p>
          </table:table-cell>
          <table:table-cell office:value-type="float" office:value="5.4107059112106226" table:formula="of:=100*([.N4]-[.$J4])/[.$J4]" table:style-name="ce8">
            <text:p>5,41</text:p>
          </table:table-cell>
          <table:table-cell office:value-type="float" office:value="8.4211949146445289" table:formula="of:=100*([.O4]-[.$J4])/[.$J4]" table:style-name="ce8">
            <text:p>8,42</text:p>
          </table:table-cell>
          <table:table-cell office:value-type="float" office:value="6.881895107459191" table:formula="of:=100*([.P4]-[.$J4])/[.$J4]" table:style-name="ce8">
            <text:p>6,88</text:p>
          </table:table-cell>
          <table:table-cell office:value-type="float" office:value="4.7377730751473912" table:formula="of:=100*([.Q4]-[.$J4])/[.$J4]" table:style-name="ce8">
            <text:p>4,74</text:p>
          </table:table-cell>
          <table:table-cell office:value-type="float" office:value="7.2524168309591692" table:formula="of:=100*([.R4]-[.$J4])/[.$J4]" table:style-name="ce8">
            <text:p>7,25</text:p>
          </table:table-cell>
          <table:table-cell office:value-type="float" office:value="6.7429494611478535" table:formula="of:=100*([.S4]-[.$J4])/[.$J4]" table:style-name="ce8">
            <text:p>6,74</text:p>
          </table:table-cell>
          <table:table-cell office:value-type="float" office:value="7.088951364710347" table:formula="of:=100*([.T4]-[.$J4])/[.$J4]" table:style-name="ce8">
            <text:p>7,09</text:p>
          </table:table-cell>
          <table:table-cell office:value-type="float" office:value="8.603731351958201" table:formula="of:=100*([.U4]-[.$J4])/[.$J4]" table:style-name="ce8">
            <text:p>8,60</text:p>
          </table:table-cell>
          <table:table-cell office:value-type="float" office:value="6.7756425543957706" table:formula="of:=100*([.V4]-[.$J4])/[.$J4]" table:style-name="ce8">
            <text:p>6,78</text:p>
          </table:table-cell>
          <table:table-cell office:value-type="float" office:value="8.2631782972713701" table:formula="of:=100*([.W4]-[.$J4])/[.$J4]" table:style-name="ce8">
            <text:p>8,26</text:p>
          </table:table-cell>
          <table:table-cell office:value-type="float" office:value="6.3697033132100325" table:formula="of:=100*([.X4]-[.$J4])/[.$J4]" table:style-name="ce8">
            <text:p>6,37</text:p>
          </table:table-cell>
          <table:table-cell office:value-type="float" office:value="8.8107876092063098" table:formula="of:=100*([.Y4]-[.$J4])/[.$J4]" table:style-name="ce8">
            <text:p>8,81</text:p>
          </table:table-cell>
          <table:table-cell office:value-type="float" office:value="6.9690766894577401" table:formula="of:=100*([.Z4]-[.$J4])/[.$J4]" table:style-name="ce8">
            <text:p>6,97</text:p>
          </table:table-cell>
          <table:table-cell office:value-type="float" office:value="6.6067282392712867" table:formula="of:=100*([.AA4]-[.$J4])/[.$J4]" table:style-name="ce8">
            <text:p>6,61</text:p>
          </table:table-cell>
          <table:table-cell office:value-type="float" office:value="5.0320109143971186" table:formula="of:=100*([.AB4]-[.$J4])/[.$J4]" table:style-name="ce8">
            <text:p>5,03</text:p>
          </table:table-cell>
          <table:table-cell office:value-type="float" office:value="7.0617071203350426" table:formula="of:=100*([.AC4]-[.$J4])/[.$J4]" table:style-name="ce8">
            <text:p>7,06</text:p>
          </table:table-cell>
          <table:table-cell office:value-type="float" office:value="5.0538063098998096" table:formula="of:=100*([.AD4]-[.$J4])/[.$J4]" table:style-name="ce8">
            <text:p>5,05</text:p>
          </table:table-cell>
          <table:table-cell office:value-type="float" office:value="5.7621566636488" table:formula="of:=100*([.AE4]-[.$J4])/[.$J4]" table:style-name="ce8">
            <text:p>5,76</text:p>
          </table:table-cell>
          <table:table-cell office:value-type="float" office:value="6.2525530623983157" table:formula="of:=100*([.AF4]-[.$J4])/[.$J4]" table:style-name="ce8">
            <text:p>6,25</text:p>
          </table:table-cell>
          <table:table-cell office:value-type="float" office:value="7.1434398534579078" table:formula="of:=100*([.AG4]-[.$J4])/[.$J4]" table:style-name="ce8">
            <text:p>7,14</text:p>
          </table:table-cell>
          <table:table-cell office:value-type="float" office:value="5.3099022070228648" table:formula="of:=100*([.AH4]-[.$J4])/[.$J4]" table:style-name="ce8">
            <text:p>5,31</text:p>
          </table:table-cell>
          <table:table-cell office:value-type="float" office:value="4.1928881876503157" table:formula="of:=100*([.AI4]-[.$J4])/[.$J4]" table:style-name="ce8">
            <text:p>4,19</text:p>
          </table:table-cell>
          <table:table-cell office:value-type="float" office:value="6.5277199305831717" table:formula="of:=100*([.AJ4]-[.$J4])/[.$J4]" table:style-name="ce8">
            <text:p>6,53</text:p>
          </table:table-cell>
          <table:table-cell office:value-type="float" office:value="5.6722506572093394" table:formula="of:=100*([.AK4]-[.$J4])/[.$J4]" table:style-name="ce8">
            <text:p>5,67</text:p>
          </table:table-cell>
          <table:table-cell office:value-type="float" office:value="7.4703707859586226" table:formula="of:=100*([.AL4]-[.$J4])/[.$J4]" table:style-name="ce8">
            <text:p>7,47</text:p>
          </table:table-cell>
          <table:table-cell office:value-type="float" office:value="7.6937735898337376" table:formula="of:=100*([.AM4]-[.$J4])/[.$J4]" table:style-name="ce8">
            <text:p>7,69</text:p>
          </table:table-cell>
          <table:table-cell office:value-type="float" office:value="6.9908720849604533" table:formula="of:=100*([.AN4]-[.$J4])/[.$J4]" table:style-name="ce8">
            <text:p>6,99</text:p>
          </table:table-cell>
          <table:table-cell office:value-type="float" office:value="5.5605492552733065" table:formula="of:=100*([.AO4]-[.$J4])/[.$J4]" table:style-name="ce8">
            <text:p>5,56</text:p>
          </table:table-cell>
          <table:table-cell office:value-type="float" office:value="6.4405383485846226" table:formula="of:=100*([.AP4]-[.$J4])/[.$J4]" table:style-name="ce8">
            <text:p>6,44</text:p>
          </table:table-cell>
          <table:table-cell office:value-type="float" office:value="7.2442435576456656" table:formula="of:=100*([.AQ4]-[.$J4])/[.$J4]" table:style-name="ce8">
            <text:p>7,24</text:p>
          </table:table-cell>
          <table:table-cell office:value-type="float" office:value="6.5685862971476849" table:formula="of:=100*([.AR4]-[.$J4])/[.$J4]" table:style-name="ce8">
            <text:p>6,57</text:p>
          </table:table-cell>
          <table:table-cell office:value-type="float" office:value="8.6473221429574867" table:formula="of:=100*([.AS4]-[.$J4])/[.$J4]" table:style-name="ce8">
            <text:p>8,65</text:p>
          </table:table-cell>
          <table:table-cell office:value-type="float" office:value="6.5304443550210127" table:formula="of:=100*([.AT4]-[.$J4])/[.$J4]" table:style-name="ce8">
            <text:p>6,53</text:p>
          </table:table-cell>
          <table:table-cell office:value-type="float" office:value="6.3833254353961495" table:formula="of:=100*([.AU4]-[.$J4])/[.$J4]" table:style-name="ce8">
            <text:p>6,38</text:p>
          </table:table-cell>
          <table:table-cell office:value-type="float" office:value="5.3562174224599914" table:formula="of:=100*([.AV4]-[.$J4])/[.$J4]" table:style-name="ce8">
            <text:p>5,36</text:p>
          </table:table-cell>
          <table:table-cell office:value-type="float" office:value="6.3152148244594022" table:formula="of:=100*([.AW4]-[.$J4])/[.$J4]" table:style-name="ce8">
            <text:p>6,32</text:p>
          </table:table-cell>
          <table:table-cell office:value-type="float" office:value="6.3342857955212022" table:formula="of:=100*([.AX4]-[.$J4])/[.$J4]" table:style-name="ce8">
            <text:p>6,33</text:p>
          </table:table-cell>
          <table:table-cell office:value-type="float" office:value="5.4216036089619681" table:formula="of:=100*([.AY4]-[.$J4])/[.$J4]" table:style-name="ce8">
            <text:p>5,42</text:p>
          </table:table-cell>
          <table:table-cell office:value-type="float" office:value="7.1025734868964863" table:formula="of:=100*([.AZ4]-[.$J4])/[.$J4]" table:style-name="ce8">
            <text:p>7,10</text:p>
          </table:table-cell>
          <table:table-cell office:value-type="float" office:value="6.4105696797714762" table:formula="of:=100*([.BA4]-[.$J4])/[.$J4]" table:style-name="ce8">
            <text:p>6,41</text:p>
          </table:table-cell>
          <table:table-cell office:value-type="float" office:value="4.6178983998978547" table:formula="of:=100*([.BB4]-[.$J4])/[.$J4]" table:style-name="ce8">
            <text:p>4,62</text:p>
          </table:table-cell>
          <table:table-cell office:value-type="float" office:value="5.2744846893371049" table:formula="of:=100*([.BC4]-[.$J4])/[.$J4]" table:style-name="ce8">
            <text:p>5,27</text:p>
          </table:table-cell>
          <table:table-cell office:value-type="float" office:value="6.3887742842718334" table:formula="of:=100*([.BD4]-[.$J4])/[.$J4]" table:style-name="ce8">
            <text:p>6,39</text:p>
          </table:table-cell>
          <table:table-cell office:value-type="float" office:value="6.4078452553336342" table:formula="of:=100*([.BE4]-[.$J4])/[.$J4]" table:style-name="ce8">
            <text:p>6,41</text:p>
          </table:table-cell>
          <table:table-cell office:value-type="float" office:value="8.2086898085207594" table:formula="of:=100*([.BF4]-[.$J4])/[.$J4]" table:style-name="ce8">
            <text:p>8,21</text:p>
          </table:table-cell>
          <table:table-cell office:value-type="float" office:value="4.4462596603355289" table:formula="of:=100*([.BG4]-[.$J4])/[.$J4]" table:style-name="ce8">
            <text:p>4,45</text:p>
          </table:table-cell>
          <table:table-cell office:value-type="float" office:value="7.5412058213332127" table:formula="of:=100*([.BH4]-[.$J4])/[.$J4]" table:style-name="ce8">
            <text:p>7,54</text:p>
          </table:table-cell>
          <table:table-cell office:value-type="float" office:value="6.3806010109583076" table:formula="of:=100*([.BI4]-[.$J4])/[.$J4]" table:style-name="ce8">
            <text:p>6,38</text:p>
          </table:table-cell>
          <table:table-cell office:value-type="float" office:value="6.7293273389586652" table:formula="of:=100*([.BJ4]-[.$J4])/[.$J4]" table:style-name="ce8">
            <text:p>6,73</text:p>
          </table:table-cell>
          <table:table-cell office:value-type="float" office:value="7.6038675833973475" table:formula="of:=100*([.BK4]-[.$J4])/[.$J4]" table:style-name="ce8">
            <text:p>7,60</text:p>
          </table:table-cell>
          <table:table-cell office:value-type="float" office:value="6.7075319434590233" table:formula="of:=100*([.BL4]-[.$J4])/[.$J4]" table:style-name="ce8">
            <text:p>6,71</text:p>
          </table:table-cell>
          <table:table-cell office:value-type="float" office:value="6.8028867987710973" table:formula="of:=100*([.BM4]-[.$J4])/[.$J4]" table:style-name="ce8">
            <text:p>6,80</text:p>
          </table:table-cell>
          <table:table-cell office:value-type="float" office:value="6.0509456540228435" table:formula="of:=100*([.BN4]-[.$J4])/[.$J4]" table:style-name="ce8">
            <text:p>6,05</text:p>
          </table:table-cell>
          <table:table-cell office:value-type="float" office:value="6.6775632746458768" table:formula="of:=100*([.BO4]-[.$J4])/[.$J4]" table:style-name="ce8">
            <text:p>6,68</text:p>
          </table:table-cell>
          <table:table-cell office:value-type="float" office:value="5.8902046122087928" table:formula="of:=100*([.BP4]-[.$J4])/[.$J4]" table:style-name="ce8">
            <text:p>5,89</text:p>
          </table:table-cell>
          <table:table-cell office:value-type="float" office:value="6.9282103228962963" table:formula="of:=100*([.BQ4]-[.$J4])/[.$J4]" table:style-name="ce8">
            <text:p>6,93</text:p>
          </table:table-cell>
          <table:table-cell office:value-type="float" office:value="7.0862269402725051" table:formula="of:=100*([.BR4]-[.$J4])/[.$J4]" table:style-name="ce8">
            <text:p>7,09</text:p>
          </table:table-cell>
          <table:table-cell office:value-type="float" office:value="7.8081994162076125" table:formula="of:=100*([.BS4]-[.$J4])/[.$J4]" table:style-name="ce8">
            <text:p>7,81</text:p>
          </table:table-cell>
          <table:table-cell office:value-type="float" office:value="6.0700166250846443" table:formula="of:=100*([.BT4]-[.$J4])/[.$J4]" table:style-name="ce8">
            <text:p>6,07</text:p>
          </table:table-cell>
          <table:table-cell office:value-type="float" office:value="5.8057474546480634" table:formula="of:=100*([.BU4]-[.$J4])/[.$J4]" table:style-name="ce8">
            <text:p>5,81</text:p>
          </table:table-cell>
          <table:table-cell office:value-type="float" office:value="5.6586285350232224" table:formula="of:=100*([.BV4]-[.$J4])/[.$J4]" table:style-name="ce8">
            <text:p>5,66</text:p>
          </table:table-cell>
          <table:table-cell office:value-type="float" office:value="6.6612167280218957" table:formula="of:=100*([.BW4]-[.$J4])/[.$J4]" table:style-name="ce8">
            <text:p>6,66</text:p>
          </table:table-cell>
          <table:table-cell office:value-type="float" office:value="5.9746617697725695" table:formula="of:=100*([.BX4]-[.$J4])/[.$J4]" table:style-name="ce8">
            <text:p>5,97</text:p>
          </table:table-cell>
          <table:table-cell office:value-type="float" office:value="8.0833662843955398" table:formula="of:=100*([.BY4]-[.$J4])/[.$J4]" table:style-name="ce8">
            <text:p>8,08</text:p>
          </table:table-cell>
          <table:table-cell office:value-type="float" office:value="7.5384813968953708" table:formula="of:=100*([.BZ4]-[.$J4])/[.$J4]" table:style-name="ce8">
            <text:p>7,54</text:p>
          </table:table-cell>
          <table:table-cell office:value-type="float" office:value="6.9227614740206347" table:formula="of:=100*([.CA4]-[.$J4])/[.$J4]" table:style-name="ce8">
            <text:p>6,92</text:p>
          </table:table-cell>
          <table:table-cell office:value-type="float" office:value="5.1028459497747791" table:formula="of:=100*([.CB4]-[.$J4])/[.$J4]" table:style-name="ce8">
            <text:p>5,10</text:p>
          </table:table-cell>
          <table:table-cell office:value-type="float" office:value="5.5087851909605172" table:formula="of:=100*([.CC4]-[.$J4])/[.$J4]" table:style-name="ce8">
            <text:p>5,51</text:p>
          </table:table-cell>
          <table:table-cell office:value-type="float" office:value="9.2112780015194335" table:formula="of:=100*([.CD4]-[.$J4])/[.$J4]" table:style-name="ce8">
            <text:p>9,21</text:p>
          </table:table-cell>
          <table:table-cell office:value-type="float" office:value="7.105297911334306" table:formula="of:=100*([.CE4]-[.$J4])/[.$J4]" table:style-name="ce8">
            <text:p>7,11</text:p>
          </table:table-cell>
          <table:table-cell office:value-type="float" office:value="8.0969884065816551" table:formula="of:=100*([.CF4]-[.$J4])/[.$J4]" table:style-name="ce8">
            <text:p>8,10</text:p>
          </table:table-cell>
          <table:table-cell office:value-type="float" office:value="7.3395984129577183" table:formula="of:=100*([.CG4]-[.$J4])/[.$J4]" table:style-name="ce8">
            <text:p>7,34</text:p>
          </table:table-cell>
          <table:table-cell office:value-type="float" office:value="7.9771137313321185" table:formula="of:=100*([.CH4]-[.$J4])/[.$J4]" table:style-name="ce8">
            <text:p>7,98</text:p>
          </table:table-cell>
          <table:table-cell office:value-type="float" office:value="6.9826988116469275" table:formula="of:=100*([.CI4]-[.$J4])/[.$J4]" table:style-name="ce8">
            <text:p>6,98</text:p>
          </table:table-cell>
          <table:table-cell office:value-type="float" office:value="7.1488887023335916" table:formula="of:=100*([.CJ4]-[.$J4])/[.$J4]" table:style-name="ce8">
            <text:p>7,15</text:p>
          </table:table-cell>
          <table:table-cell office:value-type="float" office:value="4.83857677933515" table:formula="of:=100*([.CK4]-[.$J4])/[.$J4]" table:style-name="ce8">
            <text:p>4,84</text:p>
          </table:table-cell>
          <table:table-cell office:value-type="float" office:value="7.4976150303339271" table:formula="of:=100*([.CL4]-[.$J4])/[.$J4]" table:style-name="ce8">
            <text:p>7,50</text:p>
          </table:table-cell>
          <table:table-cell office:value-type="float" office:value="4.5879297310877787" table:formula="of:=100*([.CM4]-[.$J4])/[.$J4]" table:style-name="ce8">
            <text:p>4,59</text:p>
          </table:table-cell>
          <table:table-cell office:value-type="float" office:value="6.8628241363973901" table:formula="of:=100*([.CN4]-[.$J4])/[.$J4]" table:style-name="ce8">
            <text:p>6,86</text:p>
          </table:table-cell>
          <table:table-cell office:value-type="float" office:value="7.4376776927076342" table:formula="of:=100*([.CO4]-[.$J4])/[.$J4]" table:style-name="ce8">
            <text:p>7,44</text:p>
          </table:table-cell>
          <table:table-cell office:value-type="float" office:value="6.7238784900829822" table:formula="of:=100*([.CP4]-[.$J4])/[.$J4]" table:style-name="ce8">
            <text:p>6,72</text:p>
          </table:table-cell>
          <table:table-cell office:value-type="float" office:value="6.5331687794588547" table:formula="of:=100*([.CQ4]-[.$J4])/[.$J4]" table:style-name="ce8">
            <text:p>6,53</text:p>
          </table:table-cell>
          <table:table-cell office:value-type="float" office:value="6.2879705800840755" table:formula="of:=100*([.CR4]-[.$J4])/[.$J4]" table:style-name="ce8">
            <text:p>6,29</text:p>
          </table:table-cell>
          <table:table-cell office:value-type="float" office:value="4.4462596603355289" table:formula="of:=100*([.CS4]-[.$J4])/[.$J4]" table:style-name="ce8">
            <text:p>4,45</text:p>
          </table:table-cell>
          <table:table-cell office:value-type="float" office:value="5.0129399433353177" table:formula="of:=100*([.CT4]-[.$J4])/[.$J4]" table:style-name="ce8">
            <text:p>5,01</text:p>
          </table:table-cell>
          <table:table-cell office:value-type="float" office:value="5.361666271335654" table:formula="of:=100*([.CU4]-[.$J4])/[.$J4]" table:style-name="ce8">
            <text:p>5,36</text:p>
          </table:table-cell>
          <table:table-cell office:value-type="float" office:value="5.4651943999612316" table:formula="of:=100*([.CV4]-[.$J4])/[.$J4]" table:style-name="ce8">
            <text:p>5,47</text:p>
          </table:table-cell>
          <table:table-cell office:value-type="float" office:value="7.4867173325825815" table:formula="of:=100*([.CW4]-[.$J4])/[.$J4]" table:style-name="ce8">
            <text:p>7,49</text:p>
          </table:table-cell>
          <table:table-cell office:value-type="float" office:value="6.3996719820231789" table:formula="of:=100*([.CX4]-[.$J4])/[.$J4]" table:style-name="ce8">
            <text:p>6,40</text:p>
          </table:table-cell>
          <table:table-cell office:value-type="float" office:value="7.7973017184593374" table:formula="of:=100*([.CY4]-[.$J4])/[.$J4]" table:style-name="ce8">
            <text:p>7,80</text:p>
          </table:table-cell>
          <table:table-cell office:value-type="float" office:value="5.3861860912731379" table:formula="of:=100*([.CZ4]-[.$J4])/[.$J4]" table:style-name="ce8">
            <text:p>5,39</text:p>
          </table:table-cell>
          <table:table-cell office:value-type="float" office:value="5.8847557633361793" table:formula="of:=100*([.DA4]-[.$J4])/[.$J4]" table:style-name="ce8">
            <text:p>5,88</text:p>
          </table:table-cell>
          <table:table-cell office:value-type="float" office:value="5.8956534610844544" table:formula="of:=100*([.DB4]-[.$J4])/[.$J4]" table:style-name="ce8">
            <text:p>5,90</text:p>
          </table:table-cell>
          <table:table-cell office:value-type="float" office:value="5.7975741813345598" table:formula="of:=100*([.DC4]-[.$J4])/[.$J4]" table:style-name="ce8">
            <text:p>5,80</text:p>
          </table:table-cell>
          <table:table-cell office:value-type="float" office:value="7.8763100271443607" table:formula="of:=100*([.DD4]-[.$J4])/[.$J4]" table:style-name="ce8">
            <text:p>7,88</text:p>
          </table:table-cell>
          <table:table-cell office:value-type="float" office:value="6.0645677762089605" table:formula="of:=100*([.DE4]-[.$J4])/[.$J4]" table:style-name="ce8">
            <text:p>6,06</text:p>
          </table:table-cell>
          <table:table-cell office:value-type="float" office:value="7.5412058213332127" table:formula="of:=100*([.DF4]-[.$J4])/[.$J4]" table:style-name="ce8">
            <text:p>7,54</text:p>
          </table:table-cell>
          <table:table-cell office:value-type="float" office:value="6.5113733839592127" table:formula="of:=100*([.DG4]-[.$J4])/[.$J4]" table:style-name="ce8">
            <text:p>6,51</text:p>
          </table:table-cell>
          <table:table-cell office:value-type="float" office:value="7.6011431589595269" table:formula="of:=100*([.DH4]-[.$J4])/[.$J4]" table:style-name="ce8">
            <text:p>7,60</text:p>
          </table:table-cell>
          <table:table-cell office:value-type="float" office:value="5.8466138212095071" table:formula="of:=100*([.DI4]-[.$J4])/[.$J4]" table:style-name="ce8">
            <text:p>5,85</text:p>
          </table:table-cell>
          <table:table-cell office:value-type="float" office:value="7.2197237377081809" table:formula="of:=100*([.DJ4]-[.$J4])/[.$J4]" table:style-name="ce8">
            <text:p>7,22</text:p>
          </table:table-cell>
          <table:table-cell office:value-type="float" office:value="3.5962392358373583" table:formula="of:=100*([.DK4]-[.$J4])/[.$J4]" table:style-name="ce8">
            <text:p>3,60</text:p>
          </table:table-cell>
          <table:table-cell office:value-type="float" office:value="6.8001623743332553" table:formula="of:=100*([.DL4]-[.$J4])/[.$J4]" table:style-name="ce8">
            <text:p>6,80</text:p>
          </table:table-cell>
          <table:table-cell office:value-type="float" office:value="5.6204865928965502" table:formula="of:=100*([.DM4]-[.$J4])/[.$J4]" table:style-name="ce8">
            <text:p>5,62</text:p>
          </table:table-cell>
          <table:table-cell office:value-type="float" office:value="6.4487116218981262" table:formula="of:=100*([.DN4]-[.$J4])/[.$J4]" table:style-name="ce8">
            <text:p>6,45</text:p>
          </table:table-cell>
          <table:table-cell office:value-type="float" office:value="7.0426361492701712" table:formula="of:=100*([.DO4]-[.$J4])/[.$J4]" table:style-name="ce8">
            <text:p>7,04</text:p>
          </table:table-cell>
          <table:table-cell office:value-type="float" office:value="8.0642953133337389" table:formula="of:=100*([.DP4]-[.$J4])/[.$J4]" table:style-name="ce8">
            <text:p>8,06</text:p>
          </table:table-cell>
          <table:table-cell office:value-type="float" office:value="6.0672922006468024" table:formula="of:=100*([.DQ4]-[.$J4])/[.$J4]" table:style-name="ce8">
            <text:p>6,07</text:p>
          </table:table-cell>
          <table:table-cell office:value-type="float" office:value="6.2035134225233683" table:formula="of:=100*([.DR4]-[.$J4])/[.$J4]" table:style-name="ce8">
            <text:p>6,20</text:p>
          </table:table-cell>
          <table:table-cell office:value-type="float" office:value="6.5958305415229903" table:formula="of:=100*([.DS4]-[.$J4])/[.$J4]" table:style-name="ce8">
            <text:p>6,60</text:p>
          </table:table-cell>
          <table:table-cell office:value-type="float" office:value="7.4894417570204235" table:formula="of:=100*([.DT4]-[.$J4])/[.$J4]" table:style-name="ce8">
            <text:p>7,49</text:p>
          </table:table-cell>
          <table:table-cell office:value-type="float" office:value="4.1710927921506729" table:formula="of:=100*([.DU4]-[.$J4])/[.$J4]" table:style-name="ce8">
            <text:p>4,17</text:p>
          </table:table-cell>
          <table:table-cell office:value-type="float" office:value="3.9585876860238329" table:formula="of:=100*([.DV4]-[.$J4])/[.$J4]" table:style-name="ce8">
            <text:p>3,96</text:p>
          </table:table-cell>
          <table:table-cell office:value-type="float" office:value="7.0262896026462123" table:formula="of:=100*([.DW4]-[.$J4])/[.$J4]" table:style-name="ce8">
            <text:p>7,03</text:p>
          </table:table-cell>
          <table:table-cell office:value-type="float" office:value="6.5168222328348744" table:formula="of:=100*([.DX4]-[.$J4])/[.$J4]" table:style-name="ce8">
            <text:p>6,52</text:p>
          </table:table-cell>
          <table:table-cell office:value-type="float" office:value="7.8735856027095892" table:formula="of:=100*([.DY4]-[.$J4])/[.$J4]" table:style-name="ce8">
            <text:p>7,87</text:p>
          </table:table-cell>
          <table:table-cell office:value-type="float" office:value="7.985287004645623" table:formula="of:=100*([.DZ4]-[.$J4])/[.$J4]" table:style-name="ce8">
            <text:p>7,99</text:p>
          </table:table-cell>
          <table:table-cell office:value-type="float" office:value="8.3530843037077602" table:formula="of:=100*([.EA4]-[.$J4])/[.$J4]" table:style-name="ce8">
            <text:p>8,35</text:p>
          </table:table-cell>
          <table:table-cell office:value-type="float" office:value="6.4923024128974118" table:formula="of:=100*([.EB4]-[.$J4])/[.$J4]" table:style-name="ce8">
            <text:p>6,49</text:p>
          </table:table-cell>
          <table:table-cell office:value-type="float" office:value="6.4105696797714762" table:formula="of:=100*([.EC4]-[.$J4])/[.$J4]" table:style-name="ce8">
            <text:p>6,41</text:p>
          </table:table-cell>
          <table:table-cell office:value-type="float" office:value="6.5440664772102011" table:formula="of:=100*([.ED4]-[.$J4])/[.$J4]" table:style-name="ce8">
            <text:p>6,54</text:p>
          </table:table-cell>
          <table:table-cell office:value-type="float" office:value="7.6420095255209484" table:formula="of:=100*([.EE4]-[.$J4])/[.$J4]" table:style-name="ce8">
            <text:p>7,64</text:p>
          </table:table-cell>
          <table:table-cell office:value-type="float" office:value="8.5601405609589367" table:formula="of:=100*([.EF4]-[.$J4])/[.$J4]" table:style-name="ce8">
            <text:p>8,56</text:p>
          </table:table-cell>
          <table:table-cell office:value-type="float" office:value="6.260726335708771" table:formula="of:=100*([.EG4]-[.$J4])/[.$J4]" table:style-name="ce8">
            <text:p>6,26</text:p>
          </table:table-cell>
          <table:table-cell office:value-type="float" office:value="7.4376776927076342" table:formula="of:=100*([.EH4]-[.$J4])/[.$J4]" table:style-name="ce8">
            <text:p>7,44</text:p>
          </table:table-cell>
          <table:table-cell office:value-type="float" office:value="4.4816771780243592" table:formula="of:=100*([.EI4]-[.$J4])/[.$J4]" table:style-name="ce8">
            <text:p>4,48</text:p>
          </table:table-cell>
          <table:table-cell office:value-type="float" office:value="5.443399004461611" table:formula="of:=100*([.EJ4]-[.$J4])/[.$J4]" table:style-name="ce8">
            <text:p>5,44</text:p>
          </table:table-cell>
          <table:table-cell office:value-type="float" office:value="7.7182934097712224" table:formula="of:=100*([.EK4]-[.$J4])/[.$J4]" table:style-name="ce8">
            <text:p>7,72</text:p>
          </table:table-cell>
          <table:table-cell office:value-type="float" office:value="7.982562580207782" table:formula="of:=100*([.EL4]-[.$J4])/[.$J4]" table:style-name="ce8">
            <text:p>7,98</text:p>
          </table:table-cell>
          <table:table-cell office:value-type="float" office:value="5.3943593645866423" table:formula="of:=100*([.EM4]-[.$J4])/[.$J4]" table:style-name="ce8">
            <text:p>5,39</text:p>
          </table:table-cell>
          <table:table-cell office:value-type="float" office:value="6.0999852938977908" table:formula="of:=100*([.EN4]-[.$J4])/[.$J4]" table:style-name="ce8">
            <text:p>6,10</text:p>
          </table:table-cell>
          <table:table-cell office:value-type="float" office:value="6.3506323421482325" table:formula="of:=100*([.EO4]-[.$J4])/[.$J4]" table:style-name="ce8">
            <text:p>6,35</text:p>
          </table:table-cell>
          <table:table-cell office:value-type="float" office:value="4.557961062274611" table:formula="of:=100*([.EP4]-[.$J4])/[.$J4]" table:style-name="ce8">
            <text:p>4,56</text:p>
          </table:table-cell>
          <table:table-cell office:value-type="float" office:value="6.2906950045219174" table:formula="of:=100*([.EQ4]-[.$J4])/[.$J4]" table:style-name="ce8">
            <text:p>6,29</text:p>
          </table:table-cell>
          <table:table-cell office:value-type="float" office:value="5.7076681748981697" table:formula="of:=100*([.ER4]-[.$J4])/[.$J4]" table:style-name="ce8">
            <text:p>5,71</text:p>
          </table:table-cell>
          <table:table-cell office:value-type="float" office:value="5.440674580023769" table:formula="of:=100*([.ES4]-[.$J4])/[.$J4]" table:style-name="ce8">
            <text:p>5,44</text:p>
          </table:table-cell>
          <table:table-cell office:value-type="float" office:value="6.2144111202716656" table:formula="of:=100*([.ET4]-[.$J4])/[.$J4]" table:style-name="ce8">
            <text:p>6,21</text:p>
          </table:table-cell>
          <table:table-cell office:value-type="float" office:value="7.3314251396472851" table:formula="of:=100*([.EU4]-[.$J4])/[.$J4]" table:style-name="ce8">
            <text:p>7,33</text:p>
          </table:table-cell>
          <table:table-cell office:value-type="float" office:value="5.7621566636488" table:formula="of:=100*([.EV4]-[.$J4])/[.$J4]" table:style-name="ce8">
            <text:p>5,76</text:p>
          </table:table-cell>
          <table:table-cell office:value-type="float" office:value="5.8084718790859053" table:formula="of:=100*([.EW4]-[.$J4])/[.$J4]" table:style-name="ce8">
            <text:p>5,81</text:p>
          </table:table-cell>
          <table:table-cell office:value-type="float" office:value="6.1599226315210345" table:formula="of:=100*([.EX4]-[.$J4])/[.$J4]" table:style-name="ce8">
            <text:p>6,16</text:p>
          </table:table-cell>
          <table:table-cell office:value-type="float" office:value="5.516958464274043" table:formula="of:=100*([.EY4]-[.$J4])/[.$J4]" table:style-name="ce8">
            <text:p>5,52</text:p>
          </table:table-cell>
          <table:table-cell office:value-type="float" office:value="4.9284827857746105" table:formula="of:=100*([.EZ4]-[.$J4])/[.$J4]" table:style-name="ce8">
            <text:p>4,93</text:p>
          </table:table-cell>
          <table:table-cell office:value-type="float" office:value="7.9444206380841784" table:formula="of:=100*([.FA4]-[.$J4])/[.$J4]" table:style-name="ce8">
            <text:p>7,94</text:p>
          </table:table-cell>
          <table:table-cell office:value-type="float" office:value="7.5820721878946555" table:formula="of:=100*([.FB4]-[.$J4])/[.$J4]" table:style-name="ce8">
            <text:p>7,58</text:p>
          </table:table-cell>
          <table:table-cell office:value-type="float" office:value="7.1516131267714336" table:formula="of:=100*([.FC4]-[.$J4])/[.$J4]" table:style-name="ce8">
            <text:p>7,15</text:p>
          </table:table-cell>
          <table:table-cell office:value-type="float" office:value="8.385777396958769" table:formula="of:=100*([.FD4]-[.$J4])/[.$J4]" table:style-name="ce8">
            <text:p>8,39</text:p>
          </table:table-cell>
          <table:table-cell office:value-type="float" office:value="5.5687225285868314" table:formula="of:=100*([.FE4]-[.$J4])/[.$J4]" table:style-name="ce8">
            <text:p>5,57</text:p>
          </table:table-cell>
          <table:table-cell office:value-type="float" office:value="6.8464775897703607" table:formula="of:=100*([.FF4]-[.$J4])/[.$J4]" table:style-name="ce8">
            <text:p>6,85</text:p>
          </table:table-cell>
          <table:table-cell office:value-type="float" office:value="6.6067282392712867" table:formula="of:=100*([.FG4]-[.$J4])/[.$J4]" table:style-name="ce8">
            <text:p>6,61</text:p>
          </table:table-cell>
          <table:table-cell office:value-type="float" office:value="5.4515722777720441" table:formula="of:=100*([.FH4]-[.$J4])/[.$J4]" table:style-name="ce8">
            <text:p>5,45</text:p>
          </table:table-cell>
          <table:table-cell office:value-type="float" office:value="7.3586693840225896" table:formula="of:=100*([.FI4]-[.$J4])/[.$J4]" table:style-name="ce8">
            <text:p>7,36</text:p>
          </table:table-cell>
          <table:table-cell office:value-type="float" office:value="8.0969884065816551" table:formula="of:=100*([.FJ4]-[.$J4])/[.$J4]" table:style-name="ce8">
            <text:p>8,10</text:p>
          </table:table-cell>
          <table:table-cell office:value-type="float" office:value="6.5304443550210127" table:formula="of:=100*([.FK4]-[.$J4])/[.$J4]" table:style-name="ce8">
            <text:p>6,53</text:p>
          </table:table-cell>
          <table:table-cell office:value-type="float" office:value="5.5578248308354645" table:formula="of:=100*([.FL4]-[.$J4])/[.$J4]" table:style-name="ce8">
            <text:p>5,56</text:p>
          </table:table-cell>
          <table:table-cell office:value-type="float" office:value="6.2007889980855273" table:formula="of:=100*([.FM4]-[.$J4])/[.$J4]" table:style-name="ce8">
            <text:p>6,20</text:p>
          </table:table-cell>
          <table:table-cell office:value-type="float" office:value="4.969349152336032" table:formula="of:=100*([.FN4]-[.$J4])/[.$J4]" table:style-name="ce8">
            <text:p>4,97</text:p>
          </table:table-cell>
          <table:table-cell office:value-type="float" office:value="6.9799743872091069" table:formula="of:=100*([.FO4]-[.$J4])/[.$J4]" table:style-name="ce8">
            <text:p>6,98</text:p>
          </table:table-cell>
          <table:table-cell office:value-type="float" office:value="5.2009252295246728" table:formula="of:=100*([.FP4]-[.$J4])/[.$J4]" table:style-name="ce8">
            <text:p>5,20</text:p>
          </table:table-cell>
          <table:table-cell office:value-type="float" office:value="5.4978874932091708" table:formula="of:=100*([.FQ4]-[.$J4])/[.$J4]" table:style-name="ce8">
            <text:p>5,50</text:p>
          </table:table-cell>
          <table:table-cell office:value-type="float" office:value="7.0017697827087284" table:formula="of:=100*([.FR4]-[.$J4])/[.$J4]" table:style-name="ce8">
            <text:p>7,00</text:p>
          </table:table-cell>
          <table:table-cell office:value-type="float" office:value="6.0182525607718551" table:formula="of:=100*([.FS4]-[.$J4])/[.$J4]" table:style-name="ce8">
            <text:p>6,02</text:p>
          </table:table-cell>
          <table:table-cell office:value-type="float" office:value="7.3450472618334022" table:formula="of:=100*([.FT4]-[.$J4])/[.$J4]" table:style-name="ce8">
            <text:p>7,35</text:p>
          </table:table-cell>
          <table:table-cell office:value-type="float" office:value="7.1216444579582872" table:formula="of:=100*([.FU4]-[.$J4])/[.$J4]" table:style-name="ce8">
            <text:p>7,12</text:p>
          </table:table-cell>
          <table:table-cell office:value-type="float" office:value="6.9935965093952239" table:formula="of:=100*([.FV4]-[.$J4])/[.$J4]" table:style-name="ce8">
            <text:p>6,99</text:p>
          </table:table-cell>
          <table:table-cell office:value-type="float" office:value="6.9500057183959392" table:formula="of:=100*([.FW4]-[.$J4])/[.$J4]" table:style-name="ce8">
            <text:p>6,95</text:p>
          </table:table-cell>
          <table:table-cell office:value-type="float" office:value="6.260726335708771" table:formula="of:=100*([.FX4]-[.$J4])/[.$J4]" table:style-name="ce8">
            <text:p>6,26</text:p>
          </table:table-cell>
          <table:table-cell office:value-type="float" office:value="6.9309347473341383" table:formula="of:=100*([.FY4]-[.$J4])/[.$J4]" table:style-name="ce8">
            <text:p>6,93</text:p>
          </table:table-cell>
          <table:table-cell office:value-type="float" office:value="5.8248184257098643" table:formula="of:=100*([.FZ4]-[.$J4])/[.$J4]" table:style-name="ce8">
            <text:p>5,82</text:p>
          </table:table-cell>
          <table:table-cell office:value-type="float" office:value="6.1762691781480639" table:formula="of:=100*([.GA4]-[.$J4])/[.$J4]" table:style-name="ce8">
            <text:p>6,18</text:p>
          </table:table-cell>
          <table:table-cell office:value-type="float" office:value="7.4676463615207807" table:formula="of:=100*([.GB4]-[.$J4])/[.$J4]" table:style-name="ce8">
            <text:p>7,47</text:p>
          </table:table-cell>
          <table:table-cell office:value-type="float" office:value="6.960903416147306" table:formula="of:=100*([.GC4]-[.$J4])/[.$J4]" table:style-name="ce8">
            <text:p>6,96</text:p>
          </table:table-cell>
          <table:table-cell office:value-type="float" office:value="6.7402250367100116" table:formula="of:=100*([.GD4]-[.$J4])/[.$J4]" table:style-name="ce8">
            <text:p>6,74</text:p>
          </table:table-cell>
          <table:table-cell office:value-type="float" office:value="7.1870306444602639" table:formula="of:=100*([.GE4]-[.$J4])/[.$J4]" table:style-name="ce8">
            <text:p>7,19</text:p>
          </table:table-cell>
          <table:table-cell office:value-type="float" office:value="4.8467500526486536" table:formula="of:=100*([.GF4]-[.$J4])/[.$J4]" table:style-name="ce8">
            <text:p>4,85</text:p>
          </table:table-cell>
          <table:table-cell office:value-type="float" office:value="8.0370510689584123" table:formula="of:=100*([.GG4]-[.$J4])/[.$J4]" table:style-name="ce8">
            <text:p>8,04</text:p>
          </table:table-cell>
          <table:table-cell office:value-type="float" office:value="6.5931061170851484" table:formula="of:=100*([.GH4]-[.$J4])/[.$J4]" table:style-name="ce8">
            <text:p>6,59</text:p>
          </table:table-cell>
          <table:table-cell office:value-type="float" office:value="7.290558773082771" table:formula="of:=100*([.GI4]-[.$J4])/[.$J4]" table:style-name="ce8">
            <text:p>7,29</text:p>
          </table:table-cell>
          <table:table-cell office:value-type="float" office:value="6.941832445085506" table:formula="of:=100*([.GJ4]-[.$J4])/[.$J4]" table:style-name="ce8">
            <text:p>6,94</text:p>
          </table:table-cell>
          <table:table-cell office:value-type="float" office:value="5.7430856925839286" table:formula="of:=100*([.GK4]-[.$J4])/[.$J4]" table:style-name="ce8">
            <text:p>5,74</text:p>
          </table:table-cell>
          <table:table-cell office:value-type="float" office:value="5.1328146185848551" table:formula="of:=100*([.GL4]-[.$J4])/[.$J4]" table:style-name="ce8">
            <text:p>5,13</text:p>
          </table:table-cell>
          <table:table-cell office:value-type="float" office:value="7.1870306444602639" table:formula="of:=100*([.GM4]-[.$J4])/[.$J4]" table:style-name="ce8">
            <text:p>7,19</text:p>
          </table:table-cell>
          <table:table-cell office:value-type="float" office:value="5.0810505542720659" table:formula="of:=100*([.GN4]-[.$J4])/[.$J4]" table:style-name="ce8">
            <text:p>5,08</text:p>
          </table:table-cell>
          <table:table-cell office:value-type="float" office:value="6.7892646765849589" table:formula="of:=100*([.GO4]-[.$J4])/[.$J4]" table:style-name="ce8">
            <text:p>6,79</text:p>
          </table:table-cell>
          <table:table-cell table:number-columns-repeated="16187"/>
        </table:table-row>
        <table:table-row table:style-name="ro2">
          <table:table-cell office:value-type="string" table:style-name="ce2">
            <text:p>instance04</text:p>
          </table:table-cell>
          <table:table-cell office:value-type="float" office:value="7.4610837707701849" table:formula="of:=[.F13]-[.I13]" table:style-name="ce5">
            <text:p>7,461084</text:p>
          </table:table-cell>
          <table:table-cell office:value-type="float" office:value="10.951939849454494" table:formula="of:=MAX([.$K13:.GP13])" table:style-name="ce6">
            <text:p>10,95</text:p>
          </table:table-cell>
          <table:table-cell office:value-type="float" office:value="5.5220402420462786" table:formula="of:=MIN([.$K13:.GN13])" table:style-name="ce6">
            <text:p>5,52</text:p>
          </table:table-cell>
          <table:table-cell office:value-type="float" office:value="9.445203116212161" table:formula="of:=[.F13]+[.I13]" table:style-name="ce5">
            <text:p>9,445203</text:p>
          </table:table-cell>
          <table:table-cell office:value-type="float" office:value="8.4531434434911734" table:formula="of:=AVERAGE([.$K13:.GO13])" table:style-name="ce6">
            <text:p>8,45</text:p>
          </table:table-cell>
          <table:table-cell table:number-columns-repeated="2" table:style-name="ce8"/>
          <table:table-cell office:value-type="float" office:value="0.99205967272098816" table:formula="of:=STDEV([.$K13:.GO13])" table:style-name="ce6">
            <text:p>0,99</text:p>
          </table:table-cell>
          <table:table-cell table:style-name="ce11"/>
          <table:table-cell office:value-type="float" office:value="7.0229120855797156" table:formula="of:=100*([.K5]-[.$J5])/[.$J5]" table:style-name="ce8">
            <text:p>7,02</text:p>
          </table:table-cell>
          <table:table-cell office:value-type="float" office:value="7.5103255146839443" table:formula="of:=100*([.L5]-[.$J5])/[.$J5]" table:style-name="ce8">
            <text:p>7,51</text:p>
          </table:table-cell>
          <table:table-cell office:value-type="float" office:value="7.290395064966539" table:formula="of:=100*([.M5]-[.$J5])/[.$J5]" table:style-name="ce8">
            <text:p>7,29</text:p>
          </table:table-cell>
          <table:table-cell office:value-type="float" office:value="8.2860261549043273" table:formula="of:=100*([.N5]-[.$J5])/[.$J5]" table:style-name="ce8">
            <text:p>8,29</text:p>
          </table:table-cell>
          <table:table-cell office:value-type="float" office:value="8.913125139909523" table:formula="of:=100*([.O5]-[.$J5])/[.$J5]" table:style-name="ce8">
            <text:p>8,91</text:p>
          </table:table-cell>
          <table:table-cell office:value-type="float" office:value="7.4776331505369473" table:formula="of:=100*([.P5]-[.$J5])/[.$J5]" table:style-name="ce8">
            <text:p>7,48</text:p>
          </table:table-cell>
          <table:table-cell office:value-type="float" office:value="8.4227396777018271" table:formula="of:=100*([.Q5]-[.$J5])/[.$J5]" table:style-name="ce8">
            <text:p>8,42</text:p>
          </table:table-cell>
          <table:table-cell office:value-type="float" office:value="8.7080548557132502" table:formula="of:=100*([.R5]-[.$J5])/[.$J5]" table:style-name="ce8">
            <text:p>8,71</text:p>
          </table:table-cell>
          <table:table-cell office:value-type="float" office:value="6.6276316827083255" table:formula="of:=100*([.S5]-[.$J5])/[.$J5]" table:style-name="ce8">
            <text:p>6,63</text:p>
          </table:table-cell>
          <table:table-cell office:value-type="float" office:value="6.0451131942678158" table:formula="of:=100*([.T5]-[.$J5])/[.$J5]" table:style-name="ce8">
            <text:p>6,05</text:p>
          </table:table-cell>
          <table:table-cell office:value-type="float" office:value="7.8521093216777169" table:formula="of:=100*([.U5]-[.$J5])/[.$J5]" table:style-name="ce8">
            <text:p>7,85</text:p>
          </table:table-cell>
          <table:table-cell office:value-type="float" office:value="8.3722151149289648" table:formula="of:=100*([.V5]-[.$J5])/[.$J5]" table:style-name="ce8">
            <text:p>8,37</text:p>
          </table:table-cell>
          <table:table-cell office:value-type="float" office:value="8.1106762017503193" table:formula="of:=100*([.W5]-[.$J5])/[.$J5]" table:style-name="ce8">
            <text:p>8,11</text:p>
          </table:table-cell>
          <table:table-cell office:value-type="float" office:value="9.3529860393455984" table:formula="of:=100*([.X5]-[.$J5])/[.$J5]" table:style-name="ce8">
            <text:p>9,35</text:p>
          </table:table-cell>
          <table:table-cell office:value-type="float" office:value="7.0496603835185363" table:formula="of:=100*([.Y5]-[.$J5])/[.$J5]" table:style-name="ce8">
            <text:p>7,05</text:p>
          </table:table-cell>
          <table:table-cell office:value-type="float" office:value="8.9398734378483198" table:formula="of:=100*([.Z5]-[.$J5])/[.$J5]" table:style-name="ce8">
            <text:p>8,94</text:p>
          </table:table-cell>
          <table:table-cell office:value-type="float" office:value="7.8075288251130317" table:formula="of:=100*([.AA5]-[.$J5])/[.$J5]" table:style-name="ce8">
            <text:p>7,81</text:p>
          </table:table-cell>
          <table:table-cell office:value-type="float" office:value="8.274138022486639" table:formula="of:=100*([.AB5]-[.$J5])/[.$J5]" table:style-name="ce8">
            <text:p>8,27</text:p>
          </table:table-cell>
          <table:table-cell office:value-type="float" office:value="8.3276346183642573" table:formula="of:=100*([.AC5]-[.$J5])/[.$J5]" table:style-name="ce8">
            <text:p>8,33</text:p>
          </table:table-cell>
          <table:table-cell office:value-type="float" office:value="8.5148727039346639" table:formula="of:=100*([.AD5]-[.$J5])/[.$J5]" table:style-name="ce8">
            <text:p>8,51</text:p>
          </table:table-cell>
          <table:table-cell office:value-type="float" office:value="8.1106762017503193" table:formula="of:=100*([.AE5]-[.$J5])/[.$J5]" table:style-name="ce8">
            <text:p>8,11</text:p>
          </table:table-cell>
          <table:table-cell office:value-type="float" office:value="9.2311326820692301" table:formula="of:=100*([.AF5]-[.$J5])/[.$J5]" table:style-name="ce8">
            <text:p>9,23</text:p>
          </table:table-cell>
          <table:table-cell office:value-type="float" office:value="7.6797314016284641" table:formula="of:=100*([.AG5]-[.$J5])/[.$J5]" table:style-name="ce8">
            <text:p>7,68</text:p>
          </table:table-cell>
          <table:table-cell office:value-type="float" office:value="7.9591025134316862" table:formula="of:=100*([.AH5]-[.$J5])/[.$J5]" table:style-name="ce8">
            <text:p>7,96</text:p>
          </table:table-cell>
          <table:table-cell office:value-type="float" office:value="7.8996618513458694" table:formula="of:=100*([.AI5]-[.$J5])/[.$J5]" table:style-name="ce8">
            <text:p>7,90</text:p>
          </table:table-cell>
          <table:table-cell office:value-type="float" office:value="9.0379505302906473" table:formula="of:=100*([.AJ5]-[.$J5])/[.$J5]" table:style-name="ce8">
            <text:p>9,04</text:p>
          </table:table-cell>
          <table:table-cell office:value-type="float" office:value="10.458582354142088" table:formula="of:=100*([.AK5]-[.$J5])/[.$J5]" table:style-name="ce8">
            <text:p>10,46</text:p>
          </table:table-cell>
          <table:table-cell office:value-type="float" office:value="9.3262377414068016" table:formula="of:=100*([.AL5]-[.$J5])/[.$J5]" table:style-name="ce8">
            <text:p>9,33</text:p>
          </table:table-cell>
          <table:table-cell office:value-type="float" office:value="8.3127744528431471" table:formula="of:=100*([.AM5]-[.$J5])/[.$J5]" table:style-name="ce8">
            <text:p>8,31</text:p>
          </table:table-cell>
          <table:table-cell office:value-type="float" office:value="7.6292068388555787" table:formula="of:=100*([.AN5]-[.$J5])/[.$J5]" table:style-name="ce8">
            <text:p>7,63</text:p>
          </table:table-cell>
          <table:table-cell office:value-type="float" office:value="6.6662681130648105" table:formula="of:=100*([.AO5]-[.$J5])/[.$J5]" table:style-name="ce8">
            <text:p>6,67</text:p>
          </table:table-cell>
          <table:table-cell office:value-type="float" office:value="8.211725327297378" table:formula="of:=100*([.AP5]-[.$J5])/[.$J5]" table:style-name="ce8">
            <text:p>8,21</text:p>
          </table:table-cell>
          <table:table-cell office:value-type="float" office:value="10.847918690803992" table:formula="of:=100*([.AQ5]-[.$J5])/[.$J5]" table:style-name="ce8">
            <text:p>10,85</text:p>
          </table:table-cell>
          <table:table-cell office:value-type="float" office:value="7.2666188001311856" table:formula="of:=100*([.AR5]-[.$J5])/[.$J5]" table:style-name="ce8">
            <text:p>7,27</text:p>
          </table:table-cell>
          <table:table-cell office:value-type="float" office:value="7.7748364609660348" table:formula="of:=100*([.AS5]-[.$J5])/[.$J5]" table:style-name="ce8">
            <text:p>7,77</text:p>
          </table:table-cell>
          <table:table-cell office:value-type="float" office:value="8.8477404116155043" table:formula="of:=100*([.AT5]-[.$J5])/[.$J5]" table:style-name="ce8">
            <text:p>8,85</text:p>
          </table:table-cell>
          <table:table-cell office:value-type="float" office:value="8.9844539344130041" table:formula="of:=100*([.AU5]-[.$J5])/[.$J5]" table:style-name="ce8">
            <text:p>8,98</text:p>
          </table:table-cell>
          <table:table-cell office:value-type="float" office:value="9.6056088532100006" table:formula="of:=100*([.AV5]-[.$J5])/[.$J5]" table:style-name="ce8">
            <text:p>9,61</text:p>
          </table:table-cell>
          <table:table-cell office:value-type="float" office:value="8.0542075727692346" table:formula="of:=100*([.AW5]-[.$J5])/[.$J5]" table:style-name="ce8">
            <text:p>8,05</text:p>
          </table:table-cell>
          <table:table-cell office:value-type="float" office:value="7.7926686595918992" table:formula="of:=100*([.AX5]-[.$J5])/[.$J5]" table:style-name="ce8">
            <text:p>7,79</text:p>
          </table:table-cell>
          <table:table-cell office:value-type="float" office:value="8.8952929412836355" table:formula="of:=100*([.AY5]-[.$J5])/[.$J5]" table:style-name="ce8">
            <text:p>8,90</text:p>
          </table:table-cell>
          <table:table-cell office:value-type="float" office:value="7.6113746402297142" table:formula="of:=100*([.AZ5]-[.$J5])/[.$J5]" table:style-name="ce8">
            <text:p>7,61</text:p>
          </table:table-cell>
          <table:table-cell office:value-type="float" office:value="7.9591025134316862" table:formula="of:=100*([.BA5]-[.$J5])/[.$J5]" table:style-name="ce8">
            <text:p>7,96</text:p>
          </table:table-cell>
          <table:table-cell office:value-type="float" office:value="9.0468666296035796" table:formula="of:=100*([.BB5]-[.$J5])/[.$J5]" table:style-name="ce8">
            <text:p>9,05</text:p>
          </table:table-cell>
          <table:table-cell office:value-type="float" office:value="9.2786852117373595" table:formula="of:=100*([.BC5]-[.$J5])/[.$J5]" table:style-name="ce8">
            <text:p>9,28</text:p>
          </table:table-cell>
          <table:table-cell office:value-type="float" office:value="7.6143466733344471" table:formula="of:=100*([.BD5]-[.$J5])/[.$J5]" table:style-name="ce8">
            <text:p>7,61</text:p>
          </table:table-cell>
          <table:table-cell office:value-type="float" office:value="8.4197676445970959" table:formula="of:=100*([.BE5]-[.$J5])/[.$J5]" table:style-name="ce8">
            <text:p>8,42</text:p>
          </table:table-cell>
          <table:table-cell office:value-type="float" office:value="9.1330555896282171" table:formula="of:=100*([.BF5]-[.$J5])/[.$J5]" table:style-name="ce8">
            <text:p>9,13</text:p>
          </table:table-cell>
          <table:table-cell office:value-type="float" office:value="8.0542075727692346" table:formula="of:=100*([.BG5]-[.$J5])/[.$J5]" table:style-name="ce8">
            <text:p>8,05</text:p>
          </table:table-cell>
          <table:table-cell office:value-type="float" office:value="8.7258870543391147" table:formula="of:=100*([.BH5]-[.$J5])/[.$J5]" table:style-name="ce8">
            <text:p>8,73</text:p>
          </table:table-cell>
          <table:table-cell office:value-type="float" office:value="9.7215181442781908" table:formula="of:=100*([.BI5]-[.$J5])/[.$J5]" table:style-name="ce8">
            <text:p>9,72</text:p>
          </table:table-cell>
          <table:table-cell office:value-type="float" office:value="7.9056059175553575" table:formula="of:=100*([.BJ5]-[.$J5])/[.$J5]" table:style-name="ce8">
            <text:p>7,91</text:p>
          </table:table-cell>
          <table:table-cell office:value-type="float" office:value="7.8223889906341633" table:formula="of:=100*([.BK5]-[.$J5])/[.$J5]" table:style-name="ce8">
            <text:p>7,82</text:p>
          </table:table-cell>
          <table:table-cell office:value-type="float" office:value="7.7659203616531016" table:formula="of:=100*([.BL5]-[.$J5])/[.$J5]" table:style-name="ce8">
            <text:p>7,77</text:p>
          </table:table-cell>
          <table:table-cell office:value-type="float" office:value="8.5000125384135323" table:formula="of:=100*([.BM5]-[.$J5])/[.$J5]" table:style-name="ce8">
            <text:p>8,50</text:p>
          </table:table-cell>
          <table:table-cell office:value-type="float" office:value="7.9888228444752398" table:formula="of:=100*([.BN5]-[.$J5])/[.$J5]" table:style-name="ce8">
            <text:p>7,99</text:p>
          </table:table-cell>
          <table:table-cell office:value-type="float" office:value="8.5862014984381698" table:formula="of:=100*([.BO5]-[.$J5])/[.$J5]" table:style-name="ce8">
            <text:p>8,59</text:p>
          </table:table-cell>
          <table:table-cell office:value-type="float" office:value="8.8715166764495699" table:formula="of:=100*([.BP5]-[.$J5])/[.$J5]" table:style-name="ce8">
            <text:p>8,87</text:p>
          </table:table-cell>
          <table:table-cell office:value-type="float" office:value="7.7718644278612787" table:formula="of:=100*([.BQ5]-[.$J5])/[.$J5]" table:style-name="ce8">
            <text:p>7,77</text:p>
          </table:table-cell>
          <table:table-cell office:value-type="float" office:value="7.4389967201804383" table:formula="of:=100*([.BR5]-[.$J5])/[.$J5]" table:style-name="ce8">
            <text:p>7,44</text:p>
          </table:table-cell>
          <table:table-cell office:value-type="float" office:value="8.672390458462786" table:formula="of:=100*([.BS5]-[.$J5])/[.$J5]" table:style-name="ce8">
            <text:p>8,67</text:p>
          </table:table-cell>
          <table:table-cell office:value-type="float" office:value="9.1687199868786564" table:formula="of:=100*([.BT5]-[.$J5])/[.$J5]" table:style-name="ce8">
            <text:p>9,17</text:p>
          </table:table-cell>
          <table:table-cell office:value-type="float" office:value="9.2103284503386096" table:formula="of:=100*([.BU5]-[.$J5])/[.$J5]" table:style-name="ce8">
            <text:p>9,21</text:p>
          </table:table-cell>
          <table:table-cell office:value-type="float" office:value="7.0318281848926478" table:formula="of:=100*([.BV5]-[.$J5])/[.$J5]" table:style-name="ce8">
            <text:p>7,03</text:p>
          </table:table-cell>
          <table:table-cell office:value-type="float" office:value="7.5192416139968765" table:formula="of:=100*([.BW5]-[.$J5])/[.$J5]" table:style-name="ce8">
            <text:p>7,52</text:p>
          </table:table-cell>
          <table:table-cell office:value-type="float" office:value="8.7793836502167544" table:formula="of:=100*([.BX5]-[.$J5])/[.$J5]" table:style-name="ce8">
            <text:p>8,78</text:p>
          </table:table-cell>
          <table:table-cell office:value-type="float" office:value="8.5475650680816635" table:formula="of:=100*([.BY5]-[.$J5])/[.$J5]" table:style-name="ce8">
            <text:p>8,55</text:p>
          </table:table-cell>
          <table:table-cell office:value-type="float" office:value="9.3856784034926193" table:formula="of:=100*([.BZ5]-[.$J5])/[.$J5]" table:style-name="ce8">
            <text:p>9,39</text:p>
          </table:table-cell>
          <table:table-cell office:value-type="float" office:value="9.0498386627070229" table:formula="of:=100*([.CA5]-[.$J5])/[.$J5]" table:style-name="ce8">
            <text:p>9,05</text:p>
          </table:table-cell>
          <table:table-cell office:value-type="float" office:value="8.8863768419707032" table:formula="of:=100*([.CB5]-[.$J5])/[.$J5]" table:style-name="ce8">
            <text:p>8,89</text:p>
          </table:table-cell>
          <table:table-cell office:value-type="float" office:value="9.2727411455291584" table:formula="of:=100*([.CC5]-[.$J5])/[.$J5]" table:style-name="ce8">
            <text:p>9,27</text:p>
          </table:table-cell>
          <table:table-cell office:value-type="float" office:value="9.3054335096761793" table:formula="of:=100*([.CD5]-[.$J5])/[.$J5]" table:style-name="ce8">
            <text:p>9,31</text:p>
          </table:table-cell>
          <table:table-cell office:value-type="float" office:value="9.0112022323518257" table:formula="of:=100*([.CE5]-[.$J5])/[.$J5]" table:style-name="ce8">
            <text:p>9,01</text:p>
          </table:table-cell>
          <table:table-cell office:value-type="float" office:value="6.7316528413588284" table:formula="of:=100*([.CF5]-[.$J5])/[.$J5]" table:style-name="ce8">
            <text:p>6,73</text:p>
          </table:table-cell>
          <table:table-cell office:value-type="float" office:value="9.4510631317866114" table:formula="of:=100*([.CG5]-[.$J5])/[.$J5]" table:style-name="ce8">
            <text:p>9,45</text:p>
          </table:table-cell>
          <table:table-cell office:value-type="float" office:value="9.1508877882527919" table:formula="of:=100*([.CH5]-[.$J5])/[.$J5]" table:style-name="ce8">
            <text:p>9,15</text:p>
          </table:table-cell>
          <table:table-cell office:value-type="float" office:value="9.5461681911241829" table:formula="of:=100*([.CI5]-[.$J5])/[.$J5]" table:style-name="ce8">
            <text:p>9,55</text:p>
          </table:table-cell>
          <table:table-cell office:value-type="float" office:value="8.274138022486639" table:formula="of:=100*([.CJ5]-[.$J5])/[.$J5]" table:style-name="ce8">
            <text:p>8,27</text:p>
          </table:table-cell>
          <table:table-cell office:value-type="float" office:value="10.951939849454494" table:formula="of:=100*([.CK5]-[.$J5])/[.$J5]" table:style-name="ce8">
            <text:p>10,95</text:p>
          </table:table-cell>
          <table:table-cell office:value-type="float" office:value="8.0601516389774339" table:formula="of:=100*([.CL5]-[.$J5])/[.$J5]" table:style-name="ce8">
            <text:p>8,06</text:p>
          </table:table-cell>
          <table:table-cell office:value-type="float" office:value="9.3351538407197339" table:formula="of:=100*([.CM5]-[.$J5])/[.$J5]" table:style-name="ce8">
            <text:p>9,34</text:p>
          </table:table-cell>
          <table:table-cell office:value-type="float" office:value="8.4910964391005983" table:formula="of:=100*([.CN5]-[.$J5])/[.$J5]" table:style-name="ce8">
            <text:p>8,49</text:p>
          </table:table-cell>
          <table:table-cell office:value-type="float" office:value="6.404729199887476" table:formula="of:=100*([.CO5]-[.$J5])/[.$J5]" table:style-name="ce8">
            <text:p>6,40</text:p>
          </table:table-cell>
          <table:table-cell office:value-type="float" office:value="8.5356769356652862" table:formula="of:=100*([.CP5]-[.$J5])/[.$J5]" table:style-name="ce8">
            <text:p>8,54</text:p>
          </table:table-cell>
          <table:table-cell office:value-type="float" office:value="10.740925499050045" table:formula="of:=100*([.CQ5]-[.$J5])/[.$J5]" table:style-name="ce8">
            <text:p>10,74</text:p>
          </table:table-cell>
          <table:table-cell office:value-type="float" office:value="8.2444176914443741" table:formula="of:=100*([.CR5]-[.$J5])/[.$J5]" table:style-name="ce8">
            <text:p>8,24</text:p>
          </table:table-cell>
          <table:table-cell office:value-type="float" office:value="8.4405718763277147" table:formula="of:=100*([.CS5]-[.$J5])/[.$J5]" table:style-name="ce8">
            <text:p>8,44</text:p>
          </table:table-cell>
          <table:table-cell office:value-type="float" office:value="10.185155308547065" table:formula="of:=100*([.CT5]-[.$J5])/[.$J5]" table:style-name="ce8">
            <text:p>10,19</text:p>
          </table:table-cell>
          <table:table-cell office:value-type="float" office:value="8.7674955177990679" table:formula="of:=100*([.CU5]-[.$J5])/[.$J5]" table:style-name="ce8">
            <text:p>8,77</text:p>
          </table:table-cell>
          <table:table-cell office:value-type="float" office:value="6.5741350868319737" table:formula="of:=100*([.CV5]-[.$J5])/[.$J5]" table:style-name="ce8">
            <text:p>6,57</text:p>
          </table:table-cell>
          <table:table-cell office:value-type="float" office:value="10.274316301676437" table:formula="of:=100*([.CW5]-[.$J5])/[.$J5]" table:style-name="ce8">
            <text:p>10,27</text:p>
          </table:table-cell>
          <table:table-cell office:value-type="float" office:value="6.5949393185613054" table:formula="of:=100*([.CX5]-[.$J5])/[.$J5]" table:style-name="ce8">
            <text:p>6,59</text:p>
          </table:table-cell>
          <table:table-cell office:value-type="float" office:value="8.8536844778237054" table:formula="of:=100*([.CY5]-[.$J5])/[.$J5]" table:style-name="ce8">
            <text:p>8,85</text:p>
          </table:table-cell>
          <table:table-cell office:value-type="float" office:value="6.4968622261202906" table:formula="of:=100*([.CZ5]-[.$J5])/[.$J5]" table:style-name="ce8">
            <text:p>6,50</text:p>
          </table:table-cell>
          <table:table-cell office:value-type="float" office:value="8.1582287314197597" table:formula="of:=100*([.DA5]-[.$J5])/[.$J5]" table:style-name="ce8">
            <text:p>8,16</text:p>
          </table:table-cell>
          <table:table-cell office:value-type="float" office:value="8.5743133660204816" table:formula="of:=100*([.DB5]-[.$J5])/[.$J5]" table:style-name="ce8">
            <text:p>8,57</text:p>
          </table:table-cell>
          <table:table-cell office:value-type="float" office:value="10.342673063075187" table:formula="of:=100*([.DC5]-[.$J5])/[.$J5]" table:style-name="ce8">
            <text:p>10,34</text:p>
          </table:table-cell>
          <table:table-cell office:value-type="float" office:value="9.0617267951247111" table:formula="of:=100*([.DD5]-[.$J5])/[.$J5]" table:style-name="ce8">
            <text:p>9,06</text:p>
          </table:table-cell>
          <table:table-cell office:value-type="float" office:value="9.3737902710749292" table:formula="of:=100*([.DE5]-[.$J5])/[.$J5]" table:style-name="ce8">
            <text:p>9,37</text:p>
          </table:table-cell>
          <table:table-cell office:value-type="float" office:value="10.075190083688364" table:formula="of:=100*([.DF5]-[.$J5])/[.$J5]" table:style-name="ce8">
            <text:p>10,08</text:p>
          </table:table-cell>
          <table:table-cell office:value-type="float" office:value="7.6618992030025757" table:formula="of:=100*([.DG5]-[.$J5])/[.$J5]" table:style-name="ce8">
            <text:p>7,66</text:p>
          </table:table-cell>
          <table:table-cell office:value-type="float" office:value="8.4435439094311597" table:formula="of:=100*([.DH5]-[.$J5])/[.$J5]" table:style-name="ce8">
            <text:p>8,44</text:p>
          </table:table-cell>
          <table:table-cell office:value-type="float" office:value="8.5891735315416149" table:formula="of:=100*([.DI5]-[.$J5])/[.$J5]" table:style-name="ce8">
            <text:p>8,59</text:p>
          </table:table-cell>
          <table:table-cell office:value-type="float" office:value="8.6010616639592801" table:formula="of:=100*([.DJ5]-[.$J5])/[.$J5]" table:style-name="ce8">
            <text:p>8,60</text:p>
          </table:table-cell>
          <table:table-cell office:value-type="float" office:value="9.2489648806950946" table:formula="of:=100*([.DK5]-[.$J5])/[.$J5]" table:style-name="ce8">
            <text:p>9,25</text:p>
          </table:table-cell>
          <table:table-cell office:value-type="float" office:value="8.455432041848848" table:formula="of:=100*([.DL5]-[.$J5])/[.$J5]" table:style-name="ce8">
            <text:p>8,46</text:p>
          </table:table-cell>
          <table:table-cell office:value-type="float" office:value="10.03060958712368" table:formula="of:=100*([.DM5]-[.$J5])/[.$J5]" table:style-name="ce8">
            <text:p>10,03</text:p>
          </table:table-cell>
          <table:table-cell office:value-type="float" office:value="8.6396980943145003" table:formula="of:=100*([.DN5]-[.$J5])/[.$J5]" table:style-name="ce8">
            <text:p>8,64</text:p>
          </table:table-cell>
          <table:table-cell office:value-type="float" office:value="8.7377751867568012" table:formula="of:=100*([.DO5]-[.$J5])/[.$J5]" table:style-name="ce8">
            <text:p>8,74</text:p>
          </table:table-cell>
          <table:table-cell office:value-type="float" office:value="8.7437192529650023" table:formula="of:=100*([.DP5]-[.$J5])/[.$J5]" table:style-name="ce8">
            <text:p>8,74</text:p>
          </table:table-cell>
          <table:table-cell office:value-type="float" office:value="8.4940684722040434" table:formula="of:=100*([.DQ5]-[.$J5])/[.$J5]" table:style-name="ce8">
            <text:p>8,49</text:p>
          </table:table-cell>
          <table:table-cell office:value-type="float" office:value="7.9769347120575516" table:formula="of:=100*([.DR5]-[.$J5])/[.$J5]" table:style-name="ce8">
            <text:p>7,98</text:p>
          </table:table-cell>
          <table:table-cell office:value-type="float" office:value="5.5220402420462786" table:formula="of:=100*([.DS5]-[.$J5])/[.$J5]" table:style-name="ce8">
            <text:p>5,52</text:p>
          </table:table-cell>
          <table:table-cell office:value-type="float" office:value="7.5905704084990928" table:formula="of:=100*([.DT5]-[.$J5])/[.$J5]" table:style-name="ce8">
            <text:p>7,59</text:p>
          </table:table-cell>
          <table:table-cell office:value-type="float" office:value="9.0884750930635079" table:formula="of:=100*([.DU5]-[.$J5])/[.$J5]" table:style-name="ce8">
            <text:p>9,09</text:p>
          </table:table-cell>
          <table:table-cell office:value-type="float" office:value="8.1938931286714904" table:formula="of:=100*([.DV5]-[.$J5])/[.$J5]" table:style-name="ce8">
            <text:p>8,19</text:p>
          </table:table-cell>
          <table:table-cell office:value-type="float" office:value="8.8150480474684834" table:formula="of:=100*([.DW5]-[.$J5])/[.$J5]" table:style-name="ce8">
            <text:p>8,82</text:p>
          </table:table-cell>
          <table:table-cell office:value-type="float" office:value="8.0096270762045485" table:formula="of:=100*([.DX5]-[.$J5])/[.$J5]" table:style-name="ce8">
            <text:p>8,01</text:p>
          </table:table-cell>
          <table:table-cell office:value-type="float" office:value="8.6367260612110321" table:formula="of:=100*([.DY5]-[.$J5])/[.$J5]" table:style-name="ce8">
            <text:p>8,64</text:p>
          </table:table-cell>
          <table:table-cell office:value-type="float" office:value="9.1122513578975948" table:formula="of:=100*([.DZ5]-[.$J5])/[.$J5]" table:style-name="ce8">
            <text:p>9,11</text:p>
          </table:table-cell>
          <table:table-cell office:value-type="float" office:value="8.1968651617749568" table:formula="of:=100*([.EA5]-[.$J5])/[.$J5]" table:style-name="ce8">
            <text:p>8,20</text:p>
          </table:table-cell>
          <table:table-cell office:value-type="float" office:value="9.938476560890841" table:formula="of:=100*([.EB5]-[.$J5])/[.$J5]" table:style-name="ce8">
            <text:p>9,94</text:p>
          </table:table-cell>
          <table:table-cell office:value-type="float" office:value="7.9650465796411751" table:formula="of:=100*([.EC5]-[.$J5])/[.$J5]" table:style-name="ce8">
            <text:p>7,97</text:p>
          </table:table-cell>
          <table:table-cell office:value-type="float" office:value="7.8431932223647847" table:formula="of:=100*([.ED5]-[.$J5])/[.$J5]" table:style-name="ce8">
            <text:p>7,84</text:p>
          </table:table-cell>
          <table:table-cell office:value-type="float" office:value="8.6515862267321637" table:formula="of:=100*([.EE5]-[.$J5])/[.$J5]" table:style-name="ce8">
            <text:p>8,65</text:p>
          </table:table-cell>
          <table:table-cell office:value-type="float" office:value="8.838824312302572" table:formula="of:=100*([.EF5]-[.$J5])/[.$J5]" table:style-name="ce8">
            <text:p>8,84</text:p>
          </table:table-cell>
          <table:table-cell office:value-type="float" office:value="10.211903606485864" table:formula="of:=100*([.EG5]-[.$J5])/[.$J5]" table:style-name="ce8">
            <text:p>10,21</text:p>
          </table:table-cell>
          <table:table-cell office:value-type="float" office:value="7.6470390374814672" table:formula="of:=100*([.EH5]-[.$J5])/[.$J5]" table:style-name="ce8">
            <text:p>7,65</text:p>
          </table:table-cell>
          <table:table-cell office:value-type="float" office:value="8.8328802460943727" table:formula="of:=100*([.EI5]-[.$J5])/[.$J5]" table:style-name="ce8">
            <text:p>8,83</text:p>
          </table:table-cell>
          <table:table-cell office:value-type="float" office:value="8.3127744528431471" table:formula="of:=100*([.EJ5]-[.$J5])/[.$J5]" table:style-name="ce8">
            <text:p>8,31</text:p>
          </table:table-cell>
          <table:table-cell office:value-type="float" office:value="8.1403965327938721" table:formula="of:=100*([.EK5]-[.$J5])/[.$J5]" table:style-name="ce8">
            <text:p>8,14</text:p>
          </table:table-cell>
          <table:table-cell office:value-type="float" office:value="6.9842756552245193" table:formula="of:=100*([.EL5]-[.$J5])/[.$J5]" table:style-name="ce8">
            <text:p>6,98</text:p>
          </table:table-cell>
          <table:table-cell office:value-type="float" office:value="6.9813036221197633" table:formula="of:=100*([.EM5]-[.$J5])/[.$J5]" table:style-name="ce8">
            <text:p>6,98</text:p>
          </table:table-cell>
          <table:table-cell office:value-type="float" office:value="7.9234381161799332" table:formula="of:=100*([.EN5]-[.$J5])/[.$J5]" table:style-name="ce8">
            <text:p>7,92</text:p>
          </table:table-cell>
          <table:table-cell office:value-type="float" office:value="7.3825280911993767" table:formula="of:=100*([.EO5]-[.$J5])/[.$J5]" table:style-name="ce8">
            <text:p>7,38</text:p>
          </table:table-cell>
          <table:table-cell office:value-type="float" office:value="9.0765869606458409" table:formula="of:=100*([.EP5]-[.$J5])/[.$J5]" table:style-name="ce8">
            <text:p>9,08</text:p>
          </table:table-cell>
          <table:table-cell office:value-type="float" office:value="8.6813065577757182" table:formula="of:=100*([.EQ5]-[.$J5])/[.$J5]" table:style-name="ce8">
            <text:p>8,68</text:p>
          </table:table-cell>
          <table:table-cell office:value-type="float" office:value="6.0837496246230121" table:formula="of:=100*([.ER5]-[.$J5])/[.$J5]" table:style-name="ce8">
            <text:p>6,08</text:p>
          </table:table-cell>
          <table:table-cell office:value-type="float" office:value="9.5045597276642546" table:formula="of:=100*([.ES5]-[.$J5])/[.$J5]" table:style-name="ce8">
            <text:p>9,50</text:p>
          </table:table-cell>
          <table:table-cell office:value-type="float" office:value="8.2146973604008213" table:formula="of:=100*([.ET5]-[.$J5])/[.$J5]" table:style-name="ce8">
            <text:p>8,21</text:p>
          </table:table-cell>
          <table:table-cell office:value-type="float" office:value="9.4213428007443483" table:formula="of:=100*([.EU5]-[.$J5])/[.$J5]" table:style-name="ce8">
            <text:p>9,42</text:p>
          </table:table-cell>
          <table:table-cell office:value-type="float" office:value="7.6678432692107759" table:formula="of:=100*([.EV5]-[.$J5])/[.$J5]" table:style-name="ce8">
            <text:p>7,67</text:p>
          </table:table-cell>
          <table:table-cell office:value-type="float" office:value="7.3260594622170032" table:formula="of:=100*([.EW5]-[.$J5])/[.$J5]" table:style-name="ce8">
            <text:p>7,33</text:p>
          </table:table-cell>
          <table:table-cell office:value-type="float" office:value="7.6767593685237081" table:formula="of:=100*([.EX5]-[.$J5])/[.$J5]" table:style-name="ce8">
            <text:p>7,68</text:p>
          </table:table-cell>
          <table:table-cell office:value-type="float" office:value="7.641094971273267" table:formula="of:=100*([.EY5]-[.$J5])/[.$J5]" table:style-name="ce8">
            <text:p>7,64</text:p>
          </table:table-cell>
          <table:table-cell office:value-type="float" office:value="9.8136511705110063" table:formula="of:=100*([.EZ5]-[.$J5])/[.$J5]" table:style-name="ce8">
            <text:p>9,81</text:p>
          </table:table-cell>
          <table:table-cell office:value-type="float" office:value="8.2295575259232425" table:formula="of:=100*([.FA5]-[.$J5])/[.$J5]" table:style-name="ce8">
            <text:p>8,23</text:p>
          </table:table-cell>
          <table:table-cell office:value-type="float" office:value="9.6115529194181981" table:formula="of:=100*([.FB5]-[.$J5])/[.$J5]" table:style-name="ce8">
            <text:p>9,61</text:p>
          </table:table-cell>
          <table:table-cell office:value-type="float" office:value="8.0423194403515694" table:formula="of:=100*([.FC5]-[.$J5])/[.$J5]" table:style-name="ce8">
            <text:p>8,04</text:p>
          </table:table-cell>
          <table:table-cell office:value-type="float" office:value="6.7554291061928922" table:formula="of:=100*([.FD5]-[.$J5])/[.$J5]" table:style-name="ce8">
            <text:p>6,76</text:p>
          </table:table-cell>
          <table:table-cell office:value-type="float" office:value="9.0676708613328874" table:formula="of:=100*([.FE5]-[.$J5])/[.$J5]" table:style-name="ce8">
            <text:p>9,07</text:p>
          </table:table-cell>
          <table:table-cell office:value-type="float" office:value="8.1195923010632516" table:formula="of:=100*([.FF5]-[.$J5])/[.$J5]" table:style-name="ce8">
            <text:p>8,12</text:p>
          </table:table-cell>
          <table:table-cell office:value-type="float" office:value="9.584804621480691" table:formula="of:=100*([.FG5]-[.$J5])/[.$J5]" table:style-name="ce8">
            <text:p>9,58</text:p>
          </table:table-cell>
          <table:table-cell office:value-type="float" office:value="9.7869028725722078" table:formula="of:=100*([.FH5]-[.$J5])/[.$J5]" table:style-name="ce8">
            <text:p>9,79</text:p>
          </table:table-cell>
          <table:table-cell office:value-type="float" office:value="8.3306066514690116" table:formula="of:=100*([.FI5]-[.$J5])/[.$J5]" table:style-name="ce8">
            <text:p>8,33</text:p>
          </table:table-cell>
          <table:table-cell office:value-type="float" office:value="7.040744284205581" table:formula="of:=100*([.FJ5]-[.$J5])/[.$J5]" table:style-name="ce8">
            <text:p>7,04</text:p>
          </table:table-cell>
          <table:table-cell office:value-type="float" office:value="9.1449437220445908" table:formula="of:=100*([.FK5]-[.$J5])/[.$J5]" table:style-name="ce8">
            <text:p>9,14</text:p>
          </table:table-cell>
          <table:table-cell office:value-type="float" office:value="8.8715166764495699" table:formula="of:=100*([.FL5]-[.$J5])/[.$J5]" table:style-name="ce8">
            <text:p>8,87</text:p>
          </table:table-cell>
          <table:table-cell office:value-type="float" office:value="9.3202936751986005" table:formula="of:=100*([.FM5]-[.$J5])/[.$J5]" table:style-name="ce8">
            <text:p>9,32</text:p>
          </table:table-cell>
          <table:table-cell office:value-type="float" office:value="8.8982649743883897" table:formula="of:=100*([.FN5]-[.$J5])/[.$J5]" table:style-name="ce8">
            <text:p>8,90</text:p>
          </table:table-cell>
          <table:table-cell office:value-type="float" office:value="8.3632990156160094" table:formula="of:=100*([.FO5]-[.$J5])/[.$J5]" table:style-name="ce8">
            <text:p>8,36</text:p>
          </table:table-cell>
          <table:table-cell office:value-type="float" office:value="9.7512384753204557" table:formula="of:=100*([.FP5]-[.$J5])/[.$J5]" table:style-name="ce8">
            <text:p>9,75</text:p>
          </table:table-cell>
          <table:table-cell office:value-type="float" office:value="10.033581620228411" table:formula="of:=100*([.FQ5]-[.$J5])/[.$J5]" table:style-name="ce8">
            <text:p>10,03</text:p>
          </table:table-cell>
          <table:table-cell office:value-type="float" office:value="9.2341047151739648" table:formula="of:=100*([.FR5]-[.$J5])/[.$J5]" table:style-name="ce8">
            <text:p>9,23</text:p>
          </table:table-cell>
          <table:table-cell office:value-type="float" office:value="7.8669694871988485" table:formula="of:=100*([.FS5]-[.$J5])/[.$J5]" table:style-name="ce8">
            <text:p>7,87</text:p>
          </table:table-cell>
          <table:table-cell office:value-type="float" office:value="6.6246596496048582" table:formula="of:=100*([.FT5]-[.$J5])/[.$J5]" table:style-name="ce8">
            <text:p>6,62</text:p>
          </table:table-cell>
          <table:table-cell office:value-type="float" office:value="7.8877737189294699" table:formula="of:=100*([.FU5]-[.$J5])/[.$J5]" table:style-name="ce8">
            <text:p>7,89</text:p>
          </table:table-cell>
          <table:table-cell office:value-type="float" office:value="8.1374244996891392" table:formula="of:=100*([.FV5]-[.$J5])/[.$J5]" table:style-name="ce8">
            <text:p>8,14</text:p>
          </table:table-cell>
          <table:table-cell office:value-type="float" office:value="9.1895242186092787" table:formula="of:=100*([.FW5]-[.$J5])/[.$J5]" table:style-name="ce8">
            <text:p>9,19</text:p>
          </table:table-cell>
          <table:table-cell office:value-type="float" office:value="10.720121267319424" table:formula="of:=100*([.FX5]-[.$J5])/[.$J5]" table:style-name="ce8">
            <text:p>10,72</text:p>
          </table:table-cell>
          <table:table-cell office:value-type="float" office:value="7.8372491561565845" table:formula="of:=100*([.FY5]-[.$J5])/[.$J5]" table:style-name="ce8">
            <text:p>7,84</text:p>
          </table:table-cell>
          <table:table-cell office:value-type="float" office:value="8.277110055591395" table:formula="of:=100*([.FZ5]-[.$J5])/[.$J5]" table:style-name="ce8">
            <text:p>8,28</text:p>
          </table:table-cell>
          <table:table-cell office:value-type="float" office:value="9.0884750930635079" table:formula="of:=100*([.GA5]-[.$J5])/[.$J5]" table:style-name="ce8">
            <text:p>9,09</text:p>
          </table:table-cell>
          <table:table-cell office:value-type="float" office:value="8.1879490624620015" table:formula="of:=100*([.GB5]-[.$J5])/[.$J5]" table:style-name="ce8">
            <text:p>8,19</text:p>
          </table:table-cell>
          <table:table-cell office:value-type="float" office:value="10.185155308547065" table:formula="of:=100*([.GC5]-[.$J5])/[.$J5]" table:style-name="ce8">
            <text:p>10,19</text:p>
          </table:table-cell>
          <table:table-cell office:value-type="float" office:value="9.3827063703878615" table:formula="of:=100*([.GD5]-[.$J5])/[.$J5]" table:style-name="ce8">
            <text:p>9,38</text:p>
          </table:table-cell>
          <table:table-cell office:value-type="float" office:value="9.023090364768203" table:formula="of:=100*([.GE5]-[.$J5])/[.$J5]" table:style-name="ce8">
            <text:p>9,02</text:p>
          </table:table-cell>
          <table:table-cell office:value-type="float" office:value="6.6692401461695434" table:formula="of:=100*([.GF5]-[.$J5])/[.$J5]" table:style-name="ce8">
            <text:p>6,67</text:p>
          </table:table-cell>
          <table:table-cell office:value-type="float" office:value="7.8164449244259639" table:formula="of:=100*([.GG5]-[.$J5])/[.$J5]" table:style-name="ce8">
            <text:p>7,82</text:p>
          </table:table-cell>
          <table:table-cell office:value-type="float" office:value="8.2236134597137536" table:formula="of:=100*([.GH5]-[.$J5])/[.$J5]" table:style-name="ce8">
            <text:p>8,22</text:p>
          </table:table-cell>
          <table:table-cell office:value-type="float" office:value="8.452460008744092" table:formula="of:=100*([.GI5]-[.$J5])/[.$J5]" table:style-name="ce8">
            <text:p>8,45</text:p>
          </table:table-cell>
          <table:table-cell office:value-type="float" office:value="7.6975636002543286" table:formula="of:=100*([.GJ5]-[.$J5])/[.$J5]" table:style-name="ce8">
            <text:p>7,70</text:p>
          </table:table-cell>
          <table:table-cell office:value-type="float" office:value="9.8166232036144727" table:formula="of:=100*([.GK5]-[.$J5])/[.$J5]" table:style-name="ce8">
            <text:p>9,82</text:p>
          </table:table-cell>
          <table:table-cell office:value-type="float" office:value="6.9872476883279626" table:formula="of:=100*([.GL5]-[.$J5])/[.$J5]" table:style-name="ce8">
            <text:p>6,99</text:p>
          </table:table-cell>
          <table:table-cell office:value-type="float" office:value="8.3335786845724567" table:formula="of:=100*([.GM5]-[.$J5])/[.$J5]" table:style-name="ce8">
            <text:p>8,33</text:p>
          </table:table-cell>
          <table:table-cell office:value-type="float" office:value="9.0855030599587749" table:formula="of:=100*([.GN5]-[.$J5])/[.$J5]" table:style-name="ce8">
            <text:p>9,09</text:p>
          </table:table-cell>
          <table:table-cell office:value-type="float" office:value="8.2652219231737067" table:formula="of:=100*([.GO5]-[.$J5])/[.$J5]" table:style-name="ce8">
            <text:p>8,27</text:p>
          </table:table-cell>
          <table:table-cell table:number-columns-repeated="16187"/>
        </table:table-row>
        <table:table-row table:style-name="ro2">
          <table:table-cell office:value-type="string" table:style-name="ce2">
            <text:p>instance05</text:p>
          </table:table-cell>
          <table:table-cell office:value-type="float" office:value="9.970676793623797" table:formula="of:=[.F14]-[.I14]" table:style-name="ce5">
            <text:p>9,970677</text:p>
          </table:table-cell>
          <table:table-cell office:value-type="float" office:value="13.046313557724478" table:formula="of:=MAX([.$K14:.GP14])" table:style-name="ce6">
            <text:p>13,05</text:p>
          </table:table-cell>
          <table:table-cell office:value-type="float" office:value="7.1165698002721109" table:formula="of:=MIN([.$K14:.GN14])" table:style-name="ce6">
            <text:p>7,12</text:p>
          </table:table-cell>
          <table:table-cell office:value-type="float" office:value="11.860257377285345" table:formula="of:=[.F14]+[.I14]" table:style-name="ce5">
            <text:p>11,860257</text:p>
          </table:table-cell>
          <table:table-cell office:value-type="float" office:value="10.915467085454571" table:formula="of:=AVERAGE([.$K14:.GO14])" table:style-name="ce6">
            <text:p>10,92</text:p>
          </table:table-cell>
          <table:table-cell table:number-columns-repeated="2" table:style-name="ce8"/>
          <table:table-cell office:value-type="float" office:value="0.94479029183077345" table:formula="of:=STDEV([.$K14:.GO14])" table:style-name="ce6">
            <text:p>0,94</text:p>
          </table:table-cell>
          <table:table-cell table:style-name="ce11"/>
          <table:table-cell office:value-type="float" office:value="11.669661574285543" table:formula="of:=100*([.K6]-[.$J6])/[.$J6]" table:style-name="ce8">
            <text:p>11,67</text:p>
          </table:table-cell>
          <table:table-cell office:value-type="float" office:value="11.845003563757297" table:formula="of:=100*([.L6]-[.$J6])/[.$J6]" table:style-name="ce8">
            <text:p>11,85</text:p>
          </table:table-cell>
          <table:table-cell office:value-type="float" office:value="10.872652531244798" table:formula="of:=100*([.M6]-[.$J6])/[.$J6]" table:style-name="ce8">
            <text:p>10,87</text:p>
          </table:table-cell>
          <table:table-cell office:value-type="float" office:value="12.195687542693051" table:formula="of:=100*([.N6]-[.$J6])/[.$J6]" table:style-name="ce8">
            <text:p>12,20</text:p>
          </table:table-cell>
          <table:table-cell office:value-type="float" office:value="10.08143991761014" table:formula="of:=100*([.O6]-[.$J6])/[.$J6]" table:style-name="ce8">
            <text:p>10,08</text:p>
          </table:table-cell>
          <table:table-cell office:value-type="float" office:value="11.968177688589869" table:formula="of:=100*([.P6]-[.$J6])/[.$J6]" table:style-name="ce8">
            <text:p>11,97</text:p>
          </table:table-cell>
          <table:table-cell office:value-type="float" office:value="10.739334654959336" table:formula="of:=100*([.Q6]-[.$J6])/[.$J6]" table:style-name="ce8">
            <text:p>10,74</text:p>
          </table:table-cell>
          <table:table-cell office:value-type="float" office:value="11.079874882434465" table:formula="of:=100*([.R6]-[.$J6])/[.$J6]" table:style-name="ce8">
            <text:p>11,08</text:p>
          </table:table-cell>
          <table:table-cell office:value-type="float" office:value="10.881347175353911" table:formula="of:=100*([.S6]-[.$J6])/[.$J6]" table:style-name="ce8">
            <text:p>10,88</text:p>
          </table:table-cell>
          <table:table-cell office:value-type="float" office:value="11.859494637264735" table:formula="of:=100*([.T6]-[.$J6])/[.$J6]" table:style-name="ce8">
            <text:p>11,86</text:p>
          </table:table-cell>
          <table:table-cell office:value-type="float" office:value="11.845003563757297" table:formula="of:=100*([.U6]-[.$J6])/[.$J6]" table:style-name="ce8">
            <text:p>11,85</text:p>
          </table:table-cell>
          <table:table-cell office:value-type="float" office:value="9.9408765045593253" table:formula="of:=100*([.V6]-[.$J6])/[.$J6]" table:style-name="ce8">
            <text:p>9,94</text:p>
          </table:table-cell>
          <table:table-cell office:value-type="float" office:value="10.378506924562954" table:formula="of:=100*([.W6]-[.$J6])/[.$J6]" table:style-name="ce8">
            <text:p>10,38</text:p>
          </table:table-cell>
          <table:table-cell office:value-type="float" office:value="11.217540080782229" table:formula="of:=100*([.X6]-[.$J6])/[.$J6]" table:style-name="ce8">
            <text:p>11,22</text:p>
          </table:table-cell>
          <table:table-cell office:value-type="float" office:value="12.249304514683732" table:formula="of:=100*([.Y6]-[.$J6])/[.$J6]" table:style-name="ce8">
            <text:p>12,25</text:p>
          </table:table-cell>
          <table:table-cell office:value-type="float" office:value="11.527649053890968" table:formula="of:=100*([.Z6]-[.$J6])/[.$J6]" table:style-name="ce8">
            <text:p>11,53</text:p>
          </table:table-cell>
          <table:table-cell office:value-type="float" office:value="11.104509707402531" table:formula="of:=100*([.AA6]-[.$J6])/[.$J6]" table:style-name="ce8">
            <text:p>11,10</text:p>
          </table:table-cell>
          <table:table-cell office:value-type="float" office:value="11.727625868330787" table:formula="of:=100*([.AB6]-[.$J6])/[.$J6]" table:style-name="ce8">
            <text:p>11,73</text:p>
          </table:table-cell>
          <table:table-cell office:value-type="float" office:value="10.303153342307233" table:formula="of:=100*([.AC6]-[.$J6])/[.$J6]" table:style-name="ce8">
            <text:p>10,30</text:p>
          </table:table-cell>
          <table:table-cell office:value-type="float" office:value="9.5539648418511049" table:formula="of:=100*([.AD6]-[.$J6])/[.$J6]" table:style-name="ce8">
            <text:p>9,55</text:p>
          </table:table-cell>
          <table:table-cell office:value-type="float" office:value="10.766867694622688" table:formula="of:=100*([.AE6]-[.$J6])/[.$J6]" table:style-name="ce8">
            <text:p>10,77</text:p>
          </table:table-cell>
          <table:table-cell office:value-type="float" office:value="10.293009590854359" table:formula="of:=100*([.AF6]-[.$J6])/[.$J6]" table:style-name="ce8">
            <text:p>10,29</text:p>
          </table:table-cell>
          <table:table-cell office:value-type="float" office:value="12.153663429514511" table:formula="of:=100*([.AG6]-[.$J6])/[.$J6]" table:style-name="ce8">
            <text:p>12,15</text:p>
          </table:table-cell>
          <table:table-cell office:value-type="float" office:value="10.948006113500519" table:formula="of:=100*([.AH6]-[.$J6])/[.$J6]" table:style-name="ce8">
            <text:p>10,95</text:p>
          </table:table-cell>
          <table:table-cell office:value-type="float" office:value="11.352307064419215" table:formula="of:=100*([.AI6]-[.$J6])/[.$J6]" table:style-name="ce8">
            <text:p>11,35</text:p>
          </table:table-cell>
          <table:table-cell office:value-type="float" office:value="10.472698902372912" table:formula="of:=100*([.AJ6]-[.$J6])/[.$J6]" table:style-name="ce8">
            <text:p>10,47</text:p>
          </table:table-cell>
          <table:table-cell office:value-type="float" office:value="11.166821323494586" table:formula="of:=100*([.AK6]-[.$J6])/[.$J6]" table:style-name="ce8">
            <text:p>11,17</text:p>
          </table:table-cell>
          <table:table-cell office:value-type="float" office:value="11.366798137934405" table:formula="of:=100*([.AL6]-[.$J6])/[.$J6]" table:style-name="ce8">
            <text:p>11,37</text:p>
          </table:table-cell>
          <table:table-cell office:value-type="float" office:value="11.568224059717984" table:formula="of:=100*([.AM6]-[.$J6])/[.$J6]" table:style-name="ce8">
            <text:p>11,57</text:p>
          </table:table-cell>
          <table:table-cell office:value-type="float" office:value="11.474032081908026" table:formula="of:=100*([.AN6]-[.$J6])/[.$J6]" table:style-name="ce8">
            <text:p>11,47</text:p>
          </table:table-cell>
          <table:table-cell office:value-type="float" office:value="9.3510898127082491" table:formula="of:=100*([.AO6]-[.$J6])/[.$J6]" table:style-name="ce8">
            <text:p>9,35</text:p>
          </table:table-cell>
          <table:table-cell office:value-type="float" office:value="11.647924964020516" table:formula="of:=100*([.AP6]-[.$J6])/[.$J6]" table:style-name="ce8">
            <text:p>11,65</text:p>
          </table:table-cell>
          <table:table-cell office:value-type="float" office:value="10.861059672440396" table:formula="of:=100*([.AQ6]-[.$J6])/[.$J6]" table:style-name="ce8">
            <text:p>10,86</text:p>
          </table:table-cell>
          <table:table-cell office:value-type="float" office:value="10.753825728466774" table:formula="of:=100*([.AR6]-[.$J6])/[.$J6]" table:style-name="ce8">
            <text:p>10,75</text:p>
          </table:table-cell>
          <table:table-cell office:value-type="float" office:value="8.1034083835157276" table:formula="of:=100*([.AS6]-[.$J6])/[.$J6]" table:style-name="ce8">
            <text:p>8,10</text:p>
          </table:table-cell>
          <table:table-cell office:value-type="float" office:value="7.1165698002721109" table:formula="of:=100*([.AT6]-[.$J6])/[.$J6]" table:style-name="ce8">
            <text:p>7,12</text:p>
          </table:table-cell>
          <table:table-cell office:value-type="float" office:value="10.103176527875167" table:formula="of:=100*([.AU6]-[.$J6])/[.$J6]" table:style-name="ce8">
            <text:p>10,10</text:p>
          </table:table-cell>
          <table:table-cell office:value-type="float" office:value="9.300371055428359" table:formula="of:=100*([.AV6]-[.$J6])/[.$J6]" table:style-name="ce8">
            <text:p>9,30</text:p>
          </table:table-cell>
          <table:table-cell office:value-type="float" office:value="10.442267648006524" table:formula="of:=100*([.AW6]-[.$J6])/[.$J6]" table:style-name="ce8">
            <text:p>10,44</text:p>
          </table:table-cell>
          <table:table-cell office:value-type="float" office:value="9.627869316747562" table:formula="of:=100*([.AX6]-[.$J6])/[.$J6]" table:style-name="ce8">
            <text:p>9,63</text:p>
          </table:table-cell>
          <table:table-cell office:value-type="float" office:value="10.375608709859916" table:formula="of:=100*([.AY6]-[.$J6])/[.$J6]" table:style-name="ce8">
            <text:p>10,38</text:p>
          </table:table-cell>
          <table:table-cell office:value-type="float" office:value="10.787155197536201" table:formula="of:=100*([.AZ6]-[.$J6])/[.$J6]" table:style-name="ce8">
            <text:p>10,79</text:p>
          </table:table-cell>
          <table:table-cell office:value-type="float" office:value="12.226118797067194" table:formula="of:=100*([.BA6]-[.$J6])/[.$J6]" table:style-name="ce8">
            <text:p>12,23</text:p>
          </table:table-cell>
          <table:table-cell office:value-type="float" office:value="11.633433890513077" table:formula="of:=100*([.BB6]-[.$J6])/[.$J6]" table:style-name="ce8">
            <text:p>11,63</text:p>
          </table:table-cell>
          <table:table-cell office:value-type="float" office:value="10.453860506810924" table:formula="of:=100*([.BC6]-[.$J6])/[.$J6]" table:style-name="ce8">
            <text:p>10,45</text:p>
          </table:table-cell>
          <table:table-cell office:value-type="float" office:value="11.739218727135189" table:formula="of:=100*([.BD6]-[.$J6])/[.$J6]" table:style-name="ce8">
            <text:p>11,74</text:p>
          </table:table-cell>
          <table:table-cell office:value-type="float" office:value="10.850915920979769" table:formula="of:=100*([.BE6]-[.$J6])/[.$J6]" table:style-name="ce8">
            <text:p>10,85</text:p>
          </table:table-cell>
          <table:table-cell office:value-type="float" office:value="10.59297481250246" table:formula="of:=100*([.BF6]-[.$J6])/[.$J6]" table:style-name="ce8">
            <text:p>10,59</text:p>
          </table:table-cell>
          <table:table-cell office:value-type="float" office:value="11.087120419192054" table:formula="of:=100*([.BG6]-[.$J6])/[.$J6]" table:style-name="ce8">
            <text:p>11,09</text:p>
          </table:table-cell>
          <table:table-cell office:value-type="float" office:value="9.3351496318492977" table:formula="of:=100*([.BH6]-[.$J6])/[.$J6]" table:style-name="ce8">
            <text:p>9,34</text:p>
          </table:table-cell>
          <table:table-cell office:value-type="float" office:value="12.902851929978377" table:formula="of:=100*([.BI6]-[.$J6])/[.$J6]" table:style-name="ce8">
            <text:p>12,90</text:p>
          </table:table-cell>
          <table:table-cell office:value-type="float" office:value="11.894273213693427" table:formula="of:=100*([.BJ6]-[.$J6])/[.$J6]" table:style-name="ce8">
            <text:p>11,89</text:p>
          </table:table-cell>
          <table:table-cell office:value-type="float" office:value="10.022026516221123" table:formula="of:=100*([.BK6]-[.$J6])/[.$J6]" table:style-name="ce8">
            <text:p>10,02</text:p>
          </table:table-cell>
          <table:table-cell office:value-type="float" office:value="10.137955104296108" table:formula="of:=100*([.BL6]-[.$J6])/[.$J6]" table:style-name="ce8">
            <text:p>10,14</text:p>
          </table:table-cell>
          <table:table-cell office:value-type="float" office:value="10.603118563963086" table:formula="of:=100*([.BM6]-[.$J6])/[.$J6]" table:style-name="ce8">
            <text:p>10,60</text:p>
          </table:table-cell>
          <table:table-cell office:value-type="float" office:value="11.040748983958963" table:formula="of:=100*([.BN6]-[.$J6])/[.$J6]" table:style-name="ce8">
            <text:p>11,04</text:p>
          </table:table-cell>
          <table:table-cell office:value-type="float" office:value="10.68426857561713" table:formula="of:=100*([.BO6]-[.$J6])/[.$J6]" table:style-name="ce8">
            <text:p>10,68</text:p>
          </table:table-cell>
          <table:table-cell office:value-type="float" office:value="10.156793499858109" table:formula="of:=100*([.BP6]-[.$J6])/[.$J6]" table:style-name="ce8">
            <text:p>10,16</text:p>
          </table:table-cell>
          <table:table-cell office:value-type="float" office:value="10.329237274626825" table:formula="of:=100*([.BQ6]-[.$J6])/[.$J6]" table:style-name="ce8">
            <text:p>10,33</text:p>
          </table:table-cell>
          <table:table-cell office:value-type="float" office:value="10.721945366741123" table:formula="of:=100*([.BR6]-[.$J6])/[.$J6]" table:style-name="ce8">
            <text:p>10,72</text:p>
          </table:table-cell>
          <table:table-cell office:value-type="float" office:value="11.810224987336344" table:formula="of:=100*([.BS6]-[.$J6])/[.$J6]" table:style-name="ce8">
            <text:p>11,81</text:p>
          </table:table-cell>
          <table:table-cell office:value-type="float" office:value="8.910561178009349" table:formula="of:=100*([.BT6]-[.$J6])/[.$J6]" table:style-name="ce8">
            <text:p>8,91</text:p>
          </table:table-cell>
          <table:table-cell office:value-type="float" office:value="10.142302426350671" table:formula="of:=100*([.BU6]-[.$J6])/[.$J6]" table:style-name="ce8">
            <text:p>10,14</text:p>
          </table:table-cell>
          <table:table-cell office:value-type="float" office:value="12.775330483091242" table:formula="of:=100*([.BV6]-[.$J6])/[.$J6]" table:style-name="ce8">
            <text:p>12,78</text:p>
          </table:table-cell>
          <table:table-cell office:value-type="float" office:value="11.178414182306724" table:formula="of:=100*([.BW6]-[.$J6])/[.$J6]" table:style-name="ce8">
            <text:p>11,18</text:p>
          </table:table-cell>
          <table:table-cell office:value-type="float" office:value="8.7888361605282874" table:formula="of:=100*([.BX6]-[.$J6])/[.$J6]" table:style-name="ce8">
            <text:p>8,79</text:p>
          </table:table-cell>
          <table:table-cell office:value-type="float" office:value="10.968293616414032" table:formula="of:=100*([.BY6]-[.$J6])/[.$J6]" table:style-name="ce8">
            <text:p>10,97</text:p>
          </table:table-cell>
          <table:table-cell office:value-type="float" office:value="12.102944672234607" table:formula="of:=100*([.BZ6]-[.$J6])/[.$J6]" table:style-name="ce8">
            <text:p>12,10</text:p>
          </table:table-cell>
          <table:table-cell office:value-type="float" office:value="10.836424847472331" table:formula="of:=100*([.CA6]-[.$J6])/[.$J6]" table:style-name="ce8">
            <text:p>10,84</text:p>
          </table:table-cell>
          <table:table-cell office:value-type="float" office:value="11.346510635020891" table:formula="of:=100*([.CB6]-[.$J6])/[.$J6]" table:style-name="ce8">
            <text:p>11,35</text:p>
          </table:table-cell>
          <table:table-cell office:value-type="float" office:value="11.698643721308159" table:formula="of:=100*([.CC6]-[.$J6])/[.$J6]" table:style-name="ce8">
            <text:p>11,70</text:p>
          </table:table-cell>
          <table:table-cell office:value-type="float" office:value="10.532112303761929" table:formula="of:=100*([.CD6]-[.$J6])/[.$J6]" table:style-name="ce8">
            <text:p>10,53</text:p>
          </table:table-cell>
          <table:table-cell office:value-type="float" office:value="11.221887402836792" table:formula="of:=100*([.CE6]-[.$J6])/[.$J6]" table:style-name="ce8">
            <text:p>11,22</text:p>
          </table:table-cell>
          <table:table-cell office:value-type="float" office:value="10.759622157872851" table:formula="of:=100*([.CF6]-[.$J6])/[.$J6]" table:style-name="ce8">
            <text:p>10,76</text:p>
          </table:table-cell>
          <table:table-cell office:value-type="float" office:value="11.560978522968147" table:formula="of:=100*([.CG6]-[.$J6])/[.$J6]" table:style-name="ce8">
            <text:p>11,56</text:p>
          </table:table-cell>
          <table:table-cell office:value-type="float" office:value="11.145084713229547" table:formula="of:=100*([.CH6]-[.$J6])/[.$J6]" table:style-name="ce8">
            <text:p>11,15</text:p>
          </table:table-cell>
          <table:table-cell office:value-type="float" office:value="10.690065005023207" table:formula="of:=100*([.CI6]-[.$J6])/[.$J6]" table:style-name="ce8">
            <text:p>10,69</text:p>
          </table:table-cell>
          <table:table-cell office:value-type="float" office:value="11.394331177597756" table:formula="of:=100*([.CJ6]-[.$J6])/[.$J6]" table:style-name="ce8">
            <text:p>11,39</text:p>
          </table:table-cell>
          <table:table-cell office:value-type="float" office:value="9.4829585816499495" table:formula="of:=100*([.CK6]-[.$J6])/[.$J6]" table:style-name="ce8">
            <text:p>9,48</text:p>
          </table:table-cell>
          <table:table-cell office:value-type="float" office:value="10.030721160322486" table:formula="of:=100*([.CL6]-[.$J6])/[.$J6]" table:style-name="ce8">
            <text:p>10,03</text:p>
          </table:table-cell>
          <table:table-cell office:value-type="float" office:value="12.962265331367394" table:formula="of:=100*([.CM6]-[.$J6])/[.$J6]" table:style-name="ce8">
            <text:p>12,96</text:p>
          </table:table-cell>
          <table:table-cell office:value-type="float" office:value="10.492986405286427" table:formula="of:=100*([.CN6]-[.$J6])/[.$J6]" table:style-name="ce8">
            <text:p>10,49</text:p>
          </table:table-cell>
          <table:table-cell office:value-type="float" office:value="11.014665051639371" table:formula="of:=100*([.CO6]-[.$J6])/[.$J6]" table:style-name="ce8">
            <text:p>11,01</text:p>
          </table:table-cell>
          <table:table-cell office:value-type="float" office:value="12.130477711897958" table:formula="of:=100*([.CP6]-[.$J6])/[.$J6]" table:style-name="ce8">
            <text:p>12,13</text:p>
          </table:table-cell>
          <table:table-cell office:value-type="float" office:value="11.305935629193874" table:formula="of:=100*([.CQ6]-[.$J6])/[.$J6]" table:style-name="ce8">
            <text:p>11,31</text:p>
          </table:table-cell>
          <table:table-cell office:value-type="float" office:value="10.56544177283911" table:formula="of:=100*([.CR6]-[.$J6])/[.$J6]" table:style-name="ce8">
            <text:p>10,57</text:p>
          </table:table-cell>
          <table:table-cell office:value-type="float" office:value="11.756608015345664" table:formula="of:=100*([.CS6]-[.$J6])/[.$J6]" table:style-name="ce8">
            <text:p>11,76</text:p>
          </table:table-cell>
          <table:table-cell office:value-type="float" office:value="10.95380254289884" table:formula="of:=100*([.CT6]-[.$J6])/[.$J6]" table:style-name="ce8">
            <text:p>10,95</text:p>
          </table:table-cell>
          <table:table-cell office:value-type="float" office:value="11.642128534622191" table:formula="of:=100*([.CU6]-[.$J6])/[.$J6]" table:style-name="ce8">
            <text:p>11,64</text:p>
          </table:table-cell>
          <table:table-cell office:value-type="float" office:value="12.068166095805902" table:formula="of:=100*([.CV6]-[.$J6])/[.$J6]" table:style-name="ce8">
            <text:p>12,07</text:p>
          </table:table-cell>
          <table:table-cell office:value-type="float" office:value="9.9452238266138906" table:formula="of:=100*([.CW6]-[.$J6])/[.$J6]" table:style-name="ce8">
            <text:p>9,95</text:p>
          </table:table-cell>
          <table:table-cell office:value-type="float" office:value="10.306051557010273" table:formula="of:=100*([.CX6]-[.$J6])/[.$J6]" table:style-name="ce8">
            <text:p>10,31</text:p>
          </table:table-cell>
          <table:table-cell office:value-type="float" office:value="10.553848914026958" table:formula="of:=100*([.CY6]-[.$J6])/[.$J6]" table:style-name="ce8">
            <text:p>10,55</text:p>
          </table:table-cell>
          <table:table-cell office:value-type="float" office:value="10.526315874363604" table:formula="of:=100*([.CZ6]-[.$J6])/[.$J6]" table:style-name="ce8">
            <text:p>10,53</text:p>
          </table:table-cell>
          <table:table-cell office:value-type="float" office:value="9.8423372046948181" table:formula="of:=100*([.DA6]-[.$J6])/[.$J6]" table:style-name="ce8">
            <text:p>9,84</text:p>
          </table:table-cell>
          <table:table-cell office:value-type="float" office:value="9.2829817672178834" table:formula="of:=100*([.DB6]-[.$J6])/[.$J6]" table:style-name="ce8">
            <text:p>9,28</text:p>
          </table:table-cell>
          <table:table-cell office:value-type="float" office:value="10.521968552309042" table:formula="of:=100*([.DC6]-[.$J6])/[.$J6]" table:style-name="ce8">
            <text:p>10,52</text:p>
          </table:table-cell>
          <table:table-cell office:value-type="float" office:value="10.97119183111707" table:formula="of:=100*([.DD6]-[.$J6])/[.$J6]" table:style-name="ce8">
            <text:p>10,97</text:p>
          </table:table-cell>
          <table:table-cell office:value-type="float" office:value="12.500000086403455" table:formula="of:=100*([.DE6]-[.$J6])/[.$J6]" table:style-name="ce8">
            <text:p>12,50</text:p>
          </table:table-cell>
          <table:table-cell office:value-type="float" office:value="10.478495331778987" table:formula="of:=100*([.DF6]-[.$J6])/[.$J6]" table:style-name="ce8">
            <text:p>10,48</text:p>
          </table:table-cell>
          <table:table-cell office:value-type="float" office:value="11.246522227797104" table:formula="of:=100*([.DG6]-[.$J6])/[.$J6]" table:style-name="ce8">
            <text:p>11,25</text:p>
          </table:table-cell>
          <table:table-cell office:value-type="float" office:value="10.311847986416348" table:formula="of:=100*([.DH6]-[.$J6])/[.$J6]" table:style-name="ce8">
            <text:p>10,31</text:p>
          </table:table-cell>
          <table:table-cell office:value-type="float" office:value="10.307500664361799" table:formula="of:=100*([.DI6]-[.$J6])/[.$J6]" table:style-name="ce8">
            <text:p>10,31</text:p>
          </table:table-cell>
          <table:table-cell office:value-type="float" office:value="12.029040197330412" table:formula="of:=100*([.DJ6]-[.$J6])/[.$J6]" table:style-name="ce8">
            <text:p>12,03</text:p>
          </table:table-cell>
          <table:table-cell office:value-type="float" office:value="12.311616130775787" table:formula="of:=100*([.DK6]-[.$J6])/[.$J6]" table:style-name="ce8">
            <text:p>12,31</text:p>
          </table:table-cell>
          <table:table-cell office:value-type="float" office:value="11.027707017803049" table:formula="of:=100*([.DL6]-[.$J6])/[.$J6]" table:style-name="ce8">
            <text:p>11,03</text:p>
          </table:table-cell>
          <table:table-cell office:value-type="float" office:value="10.003188120651382" table:formula="of:=100*([.DM6]-[.$J6])/[.$J6]" table:style-name="ce8">
            <text:p>10,00</text:p>
          </table:table-cell>
          <table:table-cell office:value-type="float" office:value="9.9379782898640414" table:formula="of:=100*([.DN6]-[.$J6])/[.$J6]" table:style-name="ce8">
            <text:p>9,94</text:p>
          </table:table-cell>
          <table:table-cell office:value-type="float" office:value="11.240725798398783" table:formula="of:=100*([.DO6]-[.$J6])/[.$J6]" table:style-name="ce8">
            <text:p>11,24</text:p>
          </table:table-cell>
          <table:table-cell office:value-type="float" office:value="10.171284573373285" table:formula="of:=100*([.DP6]-[.$J6])/[.$J6]" table:style-name="ce8">
            <text:p>10,17</text:p>
          </table:table-cell>
          <table:table-cell office:value-type="float" office:value="11.440702612830849" table:formula="of:=100*([.DQ6]-[.$J6])/[.$J6]" table:style-name="ce8">
            <text:p>11,44</text:p>
          </table:table-cell>
          <table:table-cell office:value-type="float" office:value="10.346626562837288" table:formula="of:=100*([.DR6]-[.$J6])/[.$J6]" table:style-name="ce8">
            <text:p>10,35</text:p>
          </table:table-cell>
          <table:table-cell office:value-type="float" office:value="11.091467741246618" table:formula="of:=100*([.DS6]-[.$J6])/[.$J6]" table:style-name="ce8">
            <text:p>11,09</text:p>
          </table:table-cell>
          <table:table-cell office:value-type="float" office:value="11.378390996738792" table:formula="of:=100*([.DT6]-[.$J6])/[.$J6]" table:style-name="ce8">
            <text:p>11,38</text:p>
          </table:table-cell>
          <table:table-cell office:value-type="float" office:value="11.831961597601371" table:formula="of:=100*([.DU6]-[.$J6])/[.$J6]" table:style-name="ce8">
            <text:p>11,83</text:p>
          </table:table-cell>
          <table:table-cell office:value-type="float" office:value="11.263911516015334" table:formula="of:=100*([.DV6]-[.$J6])/[.$J6]" table:style-name="ce8">
            <text:p>11,26</text:p>
          </table:table-cell>
          <table:table-cell office:value-type="float" office:value="12.300023271963635" table:formula="of:=100*([.DW6]-[.$J6])/[.$J6]" table:style-name="ce8">
            <text:p>12,30</text:p>
          </table:table-cell>
          <table:table-cell office:value-type="float" office:value="10.76396947991965" table:formula="of:=100*([.DX6]-[.$J6])/[.$J6]" table:style-name="ce8">
            <text:p>10,76</text:p>
          </table:table-cell>
          <table:table-cell office:value-type="float" office:value="10.307500664361799" table:formula="of:=100*([.DY6]-[.$J6])/[.$J6]" table:style-name="ce8">
            <text:p>10,31</text:p>
          </table:table-cell>
          <table:table-cell office:value-type="float" office:value="10.57848373899502" table:formula="of:=100*([.DZ6]-[.$J6])/[.$J6]" table:style-name="ce8">
            <text:p>10,58</text:p>
          </table:table-cell>
          <table:table-cell office:value-type="float" office:value="11.401576714355343" table:formula="of:=100*([.EA6]-[.$J6])/[.$J6]" table:style-name="ce8">
            <text:p>11,40</text:p>
          </table:table-cell>
          <table:table-cell office:value-type="float" office:value="10.88424539005695" table:formula="of:=100*([.EB6]-[.$J6])/[.$J6]" table:style-name="ce8">
            <text:p>10,88</text:p>
          </table:table-cell>
          <table:table-cell office:value-type="float" office:value="11.278402589522758" table:formula="of:=100*([.EC6]-[.$J6])/[.$J6]" table:style-name="ce8">
            <text:p>11,28</text:p>
          </table:table-cell>
          <table:table-cell office:value-type="float" office:value="11.37259456733273" table:formula="of:=100*([.ED6]-[.$J6])/[.$J6]" table:style-name="ce8">
            <text:p>11,37</text:p>
          </table:table-cell>
          <table:table-cell office:value-type="float" office:value="8.7308718664907818" table:formula="of:=100*([.EE6]-[.$J6])/[.$J6]" table:style-name="ce8">
            <text:p>8,73</text:p>
          </table:table-cell>
          <table:table-cell office:value-type="float" office:value="9.2916764113192443" table:formula="of:=100*([.EF6]-[.$J6])/[.$J6]" table:style-name="ce8">
            <text:p>9,29</text:p>
          </table:table-cell>
          <table:table-cell office:value-type="float" office:value="11.624739246403962" table:formula="of:=100*([.EG6]-[.$J6])/[.$J6]" table:style-name="ce8">
            <text:p>11,62</text:p>
          </table:table-cell>
          <table:table-cell office:value-type="float" office:value="11.858045529913209" table:formula="of:=100*([.EH6]-[.$J6])/[.$J6]" table:style-name="ce8">
            <text:p>11,86</text:p>
          </table:table-cell>
          <table:table-cell office:value-type="float" office:value="11.910213394552377" table:formula="of:=100*([.EI6]-[.$J6])/[.$J6]" table:style-name="ce8">
            <text:p>11,91</text:p>
          </table:table-cell>
          <table:table-cell office:value-type="float" office:value="11.003072192834971" table:formula="of:=100*([.EJ6]-[.$J6])/[.$J6]" table:style-name="ce8">
            <text:p>11,00</text:p>
          </table:table-cell>
          <table:table-cell office:value-type="float" office:value="10.17708100277161" table:formula="of:=100*([.EK6]-[.$J6])/[.$J6]" table:style-name="ce8">
            <text:p>10,18</text:p>
          </table:table-cell>
          <table:table-cell office:value-type="float" office:value="9.7075702210578321" table:formula="of:=100*([.EL6]-[.$J6])/[.$J6]" table:style-name="ce8">
            <text:p>9,71</text:p>
          </table:table-cell>
          <table:table-cell office:value-type="float" office:value="12.365233102758729" table:formula="of:=100*([.EM6]-[.$J6])/[.$J6]" table:style-name="ce8">
            <text:p>12,37</text:p>
          </table:table-cell>
          <table:table-cell office:value-type="float" office:value="9.8220497017813049" table:formula="of:=100*([.EN6]-[.$J6])/[.$J6]" table:style-name="ce8">
            <text:p>9,82</text:p>
          </table:table-cell>
          <table:table-cell office:value-type="float" office:value="10.391548890718866" table:formula="of:=100*([.EO6]-[.$J6])/[.$J6]" table:style-name="ce8">
            <text:p>10,39</text:p>
          </table:table-cell>
          <table:table-cell office:value-type="float" office:value="11.762404444751727" table:formula="of:=100*([.EP6]-[.$J6])/[.$J6]" table:style-name="ce8">
            <text:p>11,76</text:p>
          </table:table-cell>
          <table:table-cell office:value-type="float" office:value="9.874217566420473" table:formula="of:=100*([.EQ6]-[.$J6])/[.$J6]" table:style-name="ce8">
            <text:p>9,87</text:p>
          </table:table-cell>
          <table:table-cell office:value-type="float" office:value="10.453860506810924" table:formula="of:=100*([.ER6]-[.$J6])/[.$J6]" table:style-name="ce8">
            <text:p>10,45</text:p>
          </table:table-cell>
          <table:table-cell office:value-type="float" office:value="11.066832916278553" table:formula="of:=100*([.ES6]-[.$J6])/[.$J6]" table:style-name="ce8">
            <text:p>11,07</text:p>
          </table:table-cell>
          <table:table-cell office:value-type="float" office:value="12.327556311634739" table:formula="of:=100*([.ET6]-[.$J6])/[.$J6]" table:style-name="ce8">
            <text:p>12,33</text:p>
          </table:table-cell>
          <table:table-cell office:value-type="float" office:value="9.9510202560199676" table:formula="of:=100*([.EU6]-[.$J6])/[.$J6]" table:style-name="ce8">
            <text:p>9,95</text:p>
          </table:table-cell>
          <table:table-cell office:value-type="float" office:value="11.958033937136996" table:formula="of:=100*([.EV6]-[.$J6])/[.$J6]" table:style-name="ce8">
            <text:p>11,96</text:p>
          </table:table-cell>
          <table:table-cell office:value-type="float" office:value="9.2612451569528549" table:formula="of:=100*([.EW6]-[.$J6])/[.$J6]" table:style-name="ce8">
            <text:p>9,26</text:p>
          </table:table-cell>
          <table:table-cell office:value-type="float" office:value="10.298806020252684" table:formula="of:=100*([.EX6]-[.$J6])/[.$J6]" table:style-name="ce8">
            <text:p>10,30</text:p>
          </table:table-cell>
          <table:table-cell office:value-type="float" office:value="11.658068715481143" table:formula="of:=100*([.EY6]-[.$J6])/[.$J6]" table:style-name="ce8">
            <text:p>11,66</text:p>
          </table:table-cell>
          <table:table-cell office:value-type="float" office:value="10.333584596681376" table:formula="of:=100*([.EZ6]-[.$J6])/[.$J6]" table:style-name="ce8">
            <text:p>10,33</text:p>
          </table:table-cell>
          <table:table-cell office:value-type="float" office:value="10.511824800848414" table:formula="of:=100*([.FA6]-[.$J6])/[.$J6]" table:style-name="ce8">
            <text:p>10,51</text:p>
          </table:table-cell>
          <table:table-cell office:value-type="float" office:value="10.224901545356227" table:formula="of:=100*([.FB6]-[.$J6])/[.$J6]" table:style-name="ce8">
            <text:p>10,22</text:p>
          </table:table-cell>
          <table:table-cell office:value-type="float" office:value="9.1916880041032112" table:formula="of:=100*([.FC6]-[.$J6])/[.$J6]" table:style-name="ce8">
            <text:p>9,19</text:p>
          </table:table-cell>
          <table:table-cell office:value-type="float" office:value="9.9930443691985076" table:formula="of:=100*([.FD6]-[.$J6])/[.$J6]" table:style-name="ce8">
            <text:p>9,99</text:p>
          </table:table-cell>
          <table:table-cell office:value-type="float" office:value="10.732089118201749" table:formula="of:=100*([.FE6]-[.$J6])/[.$J6]" table:style-name="ce8">
            <text:p>10,73</text:p>
          </table:table-cell>
          <table:table-cell office:value-type="float" office:value="11.247971335148618" table:formula="of:=100*([.FF6]-[.$J6])/[.$J6]" table:style-name="ce8">
            <text:p>11,25</text:p>
          </table:table-cell>
          <table:table-cell office:value-type="float" office:value="11.424762431971896" table:formula="of:=100*([.FG6]-[.$J6])/[.$J6]" table:style-name="ce8">
            <text:p>11,42</text:p>
          </table:table-cell>
          <table:table-cell office:value-type="float" office:value="11.158126679393224" table:formula="of:=100*([.FH6]-[.$J6])/[.$J6]" table:style-name="ce8">
            <text:p>11,16</text:p>
          </table:table-cell>
          <table:table-cell office:value-type="float" office:value="11.147982927932585" table:formula="of:=100*([.FI6]-[.$J6])/[.$J6]" table:style-name="ce8">
            <text:p>11,15</text:p>
          </table:table-cell>
          <table:table-cell office:value-type="float" office:value="11.249420442500142" table:formula="of:=100*([.FJ6]-[.$J6])/[.$J6]" table:style-name="ce8">
            <text:p>11,25</text:p>
          </table:table-cell>
          <table:table-cell office:value-type="float" office:value="11.681254433097696" table:formula="of:=100*([.FK6]-[.$J6])/[.$J6]" table:style-name="ce8">
            <text:p>11,68</text:p>
          </table:table-cell>
          <table:table-cell office:value-type="float" office:value="11.197252577868726" table:formula="of:=100*([.FL6]-[.$J6])/[.$J6]" table:style-name="ce8">
            <text:p>11,20</text:p>
          </table:table-cell>
          <table:table-cell office:value-type="float" office:value="11.026257910451523" table:formula="of:=100*([.FM6]-[.$J6])/[.$J6]" table:style-name="ce8">
            <text:p>11,03</text:p>
          </table:table-cell>
          <table:table-cell office:value-type="float" office:value="13.046313557724478" table:formula="of:=100*([.FN6]-[.$J6])/[.$J6]" table:style-name="ce8">
            <text:p>13,05</text:p>
          </table:table-cell>
          <table:table-cell office:value-type="float" office:value="11.659517822832655" table:formula="of:=100*([.FO6]-[.$J6])/[.$J6]" table:style-name="ce8">
            <text:p>11,66</text:p>
          </table:table-cell>
          <table:table-cell office:value-type="float" office:value="12.898504607923828" table:formula="of:=100*([.FP6]-[.$J6])/[.$J6]" table:style-name="ce8">
            <text:p>12,90</text:p>
          </table:table-cell>
          <table:table-cell office:value-type="float" office:value="12.029040197330412" table:formula="of:=100*([.FQ6]-[.$J6])/[.$J6]" table:style-name="ce8">
            <text:p>12,03</text:p>
          </table:table-cell>
          <table:table-cell office:value-type="float" office:value="10.908880215017263" table:formula="of:=100*([.FR6]-[.$J6])/[.$J6]" table:style-name="ce8">
            <text:p>10,91</text:p>
          </table:table-cell>
          <table:table-cell office:value-type="float" office:value="12.462323295279479" table:formula="of:=100*([.FS6]-[.$J6])/[.$J6]" table:style-name="ce8">
            <text:p>12,46</text:p>
          </table:table-cell>
          <table:table-cell office:value-type="float" office:value="11.326223132107376" table:formula="of:=100*([.FT6]-[.$J6])/[.$J6]" table:style-name="ce8">
            <text:p>11,33</text:p>
          </table:table-cell>
          <table:table-cell office:value-type="float" office:value="10.890041819455275" table:formula="of:=100*([.FU6]-[.$J6])/[.$J6]" table:style-name="ce8">
            <text:p>10,89</text:p>
          </table:table-cell>
          <table:table-cell office:value-type="float" office:value="9.9191398942943003" table:formula="of:=100*([.FV6]-[.$J6])/[.$J6]" table:style-name="ce8">
            <text:p>9,92</text:p>
          </table:table-cell>
          <table:table-cell office:value-type="float" office:value="9.2945746260222819" table:formula="of:=100*([.FW6]-[.$J6])/[.$J6]" table:style-name="ce8">
            <text:p>9,29</text:p>
          </table:table-cell>
          <table:table-cell office:value-type="float" office:value="11.647924964020516" table:formula="of:=100*([.FX6]-[.$J6])/[.$J6]" table:style-name="ce8">
            <text:p>11,65</text:p>
          </table:table-cell>
          <table:table-cell office:value-type="float" office:value="11.905866072497826" table:formula="of:=100*([.FY6]-[.$J6])/[.$J6]" table:style-name="ce8">
            <text:p>11,91</text:p>
          </table:table-cell>
          <table:table-cell office:value-type="float" office:value="12.246406299980695" table:formula="of:=100*([.FZ6]-[.$J6])/[.$J6]" table:style-name="ce8">
            <text:p>12,25</text:p>
          </table:table-cell>
          <table:table-cell office:value-type="float" office:value="11.149432035284109" table:formula="of:=100*([.GA6]-[.$J6])/[.$J6]" table:style-name="ce8">
            <text:p>11,15</text:p>
          </table:table-cell>
          <table:table-cell office:value-type="float" office:value="9.4018085699959038" table:formula="of:=100*([.GB6]-[.$J6])/[.$J6]" table:style-name="ce8">
            <text:p>9,40</text:p>
          </table:table-cell>
          <table:table-cell office:value-type="float" office:value="11.133491854425161" table:formula="of:=100*([.GC6]-[.$J6])/[.$J6]" table:style-name="ce8">
            <text:p>11,13</text:p>
          </table:table-cell>
          <table:table-cell office:value-type="float" office:value="11.821817846140744" table:formula="of:=100*([.GD6]-[.$J6])/[.$J6]" table:style-name="ce8">
            <text:p>11,82</text:p>
          </table:table-cell>
          <table:table-cell office:value-type="float" office:value="10.10897295727349" table:formula="of:=100*([.GE6]-[.$J6])/[.$J6]" table:style-name="ce8">
            <text:p>10,11</text:p>
          </table:table-cell>
          <table:table-cell office:value-type="float" office:value="10.984233797272983" table:formula="of:=100*([.GF6]-[.$J6])/[.$J6]" table:style-name="ce8">
            <text:p>10,98</text:p>
          </table:table-cell>
          <table:table-cell office:value-type="float" office:value="10.216206901247112" table:formula="of:=100*([.GG6]-[.$J6])/[.$J6]" table:style-name="ce8">
            <text:p>10,22</text:p>
          </table:table-cell>
          <table:table-cell office:value-type="float" office:value="10.765418587271176" table:formula="of:=100*([.GH6]-[.$J6])/[.$J6]" table:style-name="ce8">
            <text:p>10,77</text:p>
          </table:table-cell>
          <table:table-cell office:value-type="float" office:value="11.526199946539442" table:formula="of:=100*([.GI6]-[.$J6])/[.$J6]" table:style-name="ce8">
            <text:p>11,53</text:p>
          </table:table-cell>
          <table:table-cell office:value-type="float" office:value="10.530663196410403" table:formula="of:=100*([.GJ6]-[.$J6])/[.$J6]" table:style-name="ce8">
            <text:p>10,53</text:p>
          </table:table-cell>
          <table:table-cell office:value-type="float" office:value="11.518954409789607" table:formula="of:=100*([.GK6]-[.$J6])/[.$J6]" table:style-name="ce8">
            <text:p>11,52</text:p>
          </table:table-cell>
          <table:table-cell office:value-type="float" office:value="11.708787472768797" table:formula="of:=100*([.GL6]-[.$J6])/[.$J6]" table:style-name="ce8">
            <text:p>11,71</text:p>
          </table:table-cell>
          <table:table-cell office:value-type="float" office:value="11.185659719056575" table:formula="of:=100*([.GM6]-[.$J6])/[.$J6]" table:style-name="ce8">
            <text:p>11,19</text:p>
          </table:table-cell>
          <table:table-cell office:value-type="float" office:value="10.798748056348353" table:formula="of:=100*([.GN6]-[.$J6])/[.$J6]" table:style-name="ce8">
            <text:p>10,80</text:p>
          </table:table-cell>
          <table:table-cell office:value-type="float" office:value="9.9829006177378687" table:formula="of:=100*([.GO6]-[.$J6])/[.$J6]" table:style-name="ce8">
            <text:p>9,98</text:p>
          </table:table-cell>
          <table:table-cell table:number-columns-repeated="16187"/>
        </table:table-row>
        <table:table-row table:style-name="ro2">
          <table:table-cell office:value-type="string" table:style-name="ce2">
            <text:p>instance06</text:p>
          </table:table-cell>
          <table:table-cell office:value-type="float" office:value="14.523101596283006" table:formula="of:=[.F15]-[.I15]" table:style-name="ce5">
            <text:p>14,523102</text:p>
          </table:table-cell>
          <table:table-cell office:value-type="float" office:value="18.385699554815158" table:formula="of:=MAX([.$K15:.GP15])" table:style-name="ce6">
            <text:p>18,39</text:p>
          </table:table-cell>
          <table:table-cell office:value-type="float" office:value="10.471697555457602" table:formula="of:=MIN([.$K15:.GN15])" table:style-name="ce6">
            <text:p>10,47</text:p>
          </table:table-cell>
          <table:table-cell office:value-type="float" office:value="16.889123990945127" table:formula="of:=[.F15]+[.I15]" table:style-name="ce5">
            <text:p>16,889124</text:p>
          </table:table-cell>
          <table:table-cell office:value-type="float" office:value="15.706112793614066" table:formula="of:=AVERAGE([.$K15:.GO15])" table:style-name="ce6">
            <text:p>15,71</text:p>
          </table:table-cell>
          <table:table-cell table:number-columns-repeated="2" table:style-name="ce8"/>
          <table:table-cell office:value-type="float" office:value="1.1830111973310597" table:formula="of:=STDEV([.$K15:.GO15])" table:style-name="ce6">
            <text:p>1,18</text:p>
          </table:table-cell>
          <table:table-cell table:style-name="ce11"/>
          <table:table-cell office:value-type="float" office:value="15.692096684315532" table:formula="of:=100*([.K7]-[.$J7])/[.$J7]" table:style-name="ce8">
            <text:p>15,69</text:p>
          </table:table-cell>
          <table:table-cell office:value-type="float" office:value="14.749953478465651" table:formula="of:=100*([.L7]-[.$J7])/[.$J7]" table:style-name="ce8">
            <text:p>14,75</text:p>
          </table:table-cell>
          <table:table-cell office:value-type="float" office:value="18.268317778348916" table:formula="of:=100*([.M7]-[.$J7])/[.$J7]" table:style-name="ce8">
            <text:p>18,27</text:p>
          </table:table-cell>
          <table:table-cell office:value-type="float" office:value="14.975450049047849" table:formula="of:=100*([.N7]-[.$J7])/[.$J7]" table:style-name="ce8">
            <text:p>14,98</text:p>
          </table:table-cell>
          <table:table-cell office:value-type="float" office:value="16.5184026107592" table:formula="of:=100*([.O7]-[.$J7])/[.$J7]" table:style-name="ce8">
            <text:p>16,52</text:p>
          </table:table-cell>
          <table:table-cell office:value-type="float" office:value="14.542990872590552" table:formula="of:=100*([.P7]-[.$J7])/[.$J7]" table:style-name="ce8">
            <text:p>14,54</text:p>
          </table:table-cell>
          <table:table-cell office:value-type="float" office:value="15.508301534324293" table:formula="of:=100*([.Q7]-[.$J7])/[.$J7]" table:style-name="ce8">
            <text:p>15,51</text:p>
          </table:table-cell>
          <table:table-cell office:value-type="float" office:value="16.195602725477883" table:formula="of:=100*([.R7]-[.$J7])/[.$J7]" table:style-name="ce8">
            <text:p>16,20</text:p>
          </table:table-cell>
          <table:table-cell office:value-type="float" office:value="16.076676451951634" table:formula="of:=100*([.S7]-[.$J7])/[.$J7]" table:style-name="ce8">
            <text:p>16,08</text:p>
          </table:table-cell>
          <table:table-cell office:value-type="float" office:value="15.627227807847262" table:formula="of:=100*([.T7]-[.$J7])/[.$J7]" table:style-name="ce8">
            <text:p>15,63</text:p>
          </table:table-cell>
          <table:table-cell office:value-type="float" office:value="13.647182578505136" table:formula="of:=100*([.U7]-[.$J7])/[.$J7]" table:style-name="ce8">
            <text:p>13,65</text:p>
          </table:table-cell>
          <table:table-cell office:value-type="float" office:value="14.898225196109276" table:formula="of:=100*([.V7]-[.$J7])/[.$J7]" table:style-name="ce8">
            <text:p>14,90</text:p>
          </table:table-cell>
          <table:table-cell office:value-type="float" office:value="13.295037249103162" table:formula="of:=100*([.W7]-[.$J7])/[.$J7]" table:style-name="ce8">
            <text:p>13,30</text:p>
          </table:table-cell>
          <table:table-cell office:value-type="float" office:value="17.133112440150978" table:formula="of:=100*([.X7]-[.$J7])/[.$J7]" table:style-name="ce8">
            <text:p>17,13</text:p>
          </table:table-cell>
          <table:table-cell office:value-type="float" office:value="15.571625913732541" table:formula="of:=100*([.Y7]-[.$J7])/[.$J7]" table:style-name="ce8">
            <text:p>15,57</text:p>
          </table:table-cell>
          <table:table-cell office:value-type="float" office:value="15.878980828426791" table:formula="of:=100*([.Z7]-[.$J7])/[.$J7]" table:style-name="ce8">
            <text:p>15,88</text:p>
          </table:table-cell>
          <table:table-cell office:value-type="float" office:value="14.98935052257489" table:formula="of:=100*([.AA7]-[.$J7])/[.$J7]" table:style-name="ce8">
            <text:p>14,99</text:p>
          </table:table-cell>
          <table:table-cell office:value-type="float" office:value="17.886827004829566" table:formula="of:=100*([.AB7]-[.$J7])/[.$J7]" table:style-name="ce8">
            <text:p>17,89</text:p>
          </table:table-cell>
          <table:table-cell office:value-type="float" office:value="15.963928166662184" table:formula="of:=100*([.AC7]-[.$J7])/[.$J7]" table:style-name="ce8">
            <text:p>15,96</text:p>
          </table:table-cell>
          <table:table-cell office:value-type="float" office:value="16.067409469598086" table:formula="of:=100*([.AD7]-[.$J7])/[.$J7]" table:style-name="ce8">
            <text:p>16,07</text:p>
          </table:table-cell>
          <table:table-cell office:value-type="float" office:value="16.839657998983771" table:formula="of:=100*([.AE7]-[.$J7])/[.$J7]" table:style-name="ce8">
            <text:p>16,84</text:p>
          </table:table-cell>
          <table:table-cell office:value-type="float" office:value="15.07738685492702" table:formula="of:=100*([.AF7]-[.$J7])/[.$J7]" table:style-name="ce8">
            <text:p>15,08</text:p>
          </table:table-cell>
          <table:table-cell office:value-type="float" office:value="14.363829213772805" table:formula="of:=100*([.AG7]-[.$J7])/[.$J7]" table:style-name="ce8">
            <text:p>14,36</text:p>
          </table:table-cell>
          <table:table-cell office:value-type="float" office:value="15.089742831397322" table:formula="of:=100*([.AH7]-[.$J7])/[.$J7]" table:style-name="ce8">
            <text:p>15,09</text:p>
          </table:table-cell>
          <table:table-cell office:value-type="float" office:value="15.248826028451226" table:formula="of:=100*([.AI7]-[.$J7])/[.$J7]" table:style-name="ce8">
            <text:p>15,25</text:p>
          </table:table-cell>
          <table:table-cell office:value-type="float" office:value="15.07893135198375" table:formula="of:=100*([.AJ7]-[.$J7])/[.$J7]" table:style-name="ce8">
            <text:p>15,08</text:p>
          </table:table-cell>
          <table:table-cell office:value-type="float" office:value="15.963928166662184" table:formula="of:=100*([.AK7]-[.$J7])/[.$J7]" table:style-name="ce8">
            <text:p>15,96</text:p>
          </table:table-cell>
          <table:table-cell office:value-type="float" office:value="16.696019772516919" table:formula="of:=100*([.AL7]-[.$J7])/[.$J7]" table:style-name="ce8">
            <text:p>16,70</text:p>
          </table:table-cell>
          <table:table-cell office:value-type="float" office:value="16.036519528423966" table:formula="of:=100*([.AM7]-[.$J7])/[.$J7]" table:style-name="ce8">
            <text:p>16,04</text:p>
          </table:table-cell>
          <table:table-cell office:value-type="float" office:value="15.440343663735989" table:formula="of:=100*([.AN7]-[.$J7])/[.$J7]" table:style-name="ce8">
            <text:p>15,44</text:p>
          </table:table-cell>
          <table:table-cell office:value-type="float" office:value="16.42573278723356" table:formula="of:=100*([.AO7]-[.$J7])/[.$J7]" table:style-name="ce8">
            <text:p>16,43</text:p>
          </table:table-cell>
          <table:table-cell office:value-type="float" office:value="16.06277597842131" table:formula="of:=100*([.AP7]-[.$J7])/[.$J7]" table:style-name="ce8">
            <text:p>16,06</text:p>
          </table:table-cell>
          <table:table-cell office:value-type="float" office:value="13.738307904970736" table:formula="of:=100*([.AQ7]-[.$J7])/[.$J7]" table:style-name="ce8">
            <text:p>13,74</text:p>
          </table:table-cell>
          <table:table-cell office:value-type="float" office:value="16.881359419571449" table:formula="of:=100*([.AR7]-[.$J7])/[.$J7]" table:style-name="ce8">
            <text:p>16,88</text:p>
          </table:table-cell>
          <table:table-cell office:value-type="float" office:value="17.939339904830817" table:formula="of:=100*([.AS7]-[.$J7])/[.$J7]" table:style-name="ce8">
            <text:p>17,94</text:p>
          </table:table-cell>
          <table:table-cell office:value-type="float" office:value="15.168512181392622" table:formula="of:=100*([.AT7]-[.$J7])/[.$J7]" table:style-name="ce8">
            <text:p>15,17</text:p>
          </table:table-cell>
          <table:table-cell office:value-type="float" office:value="16.229581660768755" table:formula="of:=100*([.AU7]-[.$J7])/[.$J7]" table:style-name="ce8">
            <text:p>16,23</text:p>
          </table:table-cell>
          <table:table-cell office:value-type="float" office:value="15.060397387279945" table:formula="of:=100*([.AV7]-[.$J7])/[.$J7]" table:style-name="ce8">
            <text:p>15,06</text:p>
          </table:table-cell>
          <table:table-cell office:value-type="float" office:value="15.458877628443089" table:formula="of:=100*([.AW7]-[.$J7])/[.$J7]" table:style-name="ce8">
            <text:p>15,46</text:p>
          </table:table-cell>
          <table:table-cell office:value-type="float" office:value="15.454244137266315" table:formula="of:=100*([.AX7]-[.$J7])/[.$J7]" table:style-name="ce8">
            <text:p>15,45</text:p>
          </table:table-cell>
          <table:table-cell office:value-type="float" office:value="13.261058313812294" table:formula="of:=100*([.AY7]-[.$J7])/[.$J7]" table:style-name="ce8">
            <text:p>13,26</text:p>
          </table:table-cell>
          <table:table-cell office:value-type="float" office:value="16.558559534286854" table:formula="of:=100*([.AZ7]-[.$J7])/[.$J7]" table:style-name="ce8">
            <text:p>16,56</text:p>
          </table:table-cell>
          <table:table-cell office:value-type="float" office:value="14.51827891964995" table:formula="of:=100*([.BA7]-[.$J7])/[.$J7]" table:style-name="ce8">
            <text:p>14,52</text:p>
          </table:table-cell>
          <table:table-cell office:value-type="float" office:value="15.917593254897715" table:formula="of:=100*([.BB7]-[.$J7])/[.$J7]" table:style-name="ce8">
            <text:p>15,92</text:p>
          </table:table-cell>
          <table:table-cell office:value-type="float" office:value="14.099720216722977" table:formula="of:=100*([.BC7]-[.$J7])/[.$J7]" table:style-name="ce8">
            <text:p>14,10</text:p>
          </table:table-cell>
          <table:table-cell office:value-type="float" office:value="16.448900243114153" table:formula="of:=100*([.BD7]-[.$J7])/[.$J7]" table:style-name="ce8">
            <text:p>16,45</text:p>
          </table:table-cell>
          <table:table-cell office:value-type="float" office:value="13.667261040268961" table:formula="of:=100*([.BE7]-[.$J7])/[.$J7]" table:style-name="ce8">
            <text:p>13,67</text:p>
          </table:table-cell>
          <table:table-cell office:value-type="float" office:value="14.492022469652605" table:formula="of:=100*([.BF7]-[.$J7])/[.$J7]" table:style-name="ce8">
            <text:p>14,49</text:p>
          </table:table-cell>
          <table:table-cell office:value-type="float" office:value="15.458877628443089" table:formula="of:=100*([.BG7]-[.$J7])/[.$J7]" table:style-name="ce8">
            <text:p>15,46</text:p>
          </table:table-cell>
          <table:table-cell office:value-type="float" office:value="17.17481386073867" table:formula="of:=100*([.BH7]-[.$J7])/[.$J7]" table:style-name="ce8">
            <text:p>17,17</text:p>
          </table:table-cell>
          <table:table-cell office:value-type="float" office:value="15.911415266664214" table:formula="of:=100*([.BI7]-[.$J7])/[.$J7]" table:style-name="ce8">
            <text:p>15,91</text:p>
          </table:table-cell>
          <table:table-cell office:value-type="float" office:value="17.509969722490272" table:formula="of:=100*([.BJ7]-[.$J7])/[.$J7]" table:style-name="ce8">
            <text:p>17,51</text:p>
          </table:table-cell>
          <table:table-cell office:value-type="float" office:value="13.483465890274442" table:formula="of:=100*([.BK7]-[.$J7])/[.$J7]" table:style-name="ce8">
            <text:p>13,48</text:p>
          </table:table-cell>
          <table:table-cell office:value-type="float" office:value="16.838113501923747" table:formula="of:=100*([.BL7]-[.$J7])/[.$J7]" table:style-name="ce8">
            <text:p>16,84</text:p>
          </table:table-cell>
          <table:table-cell office:value-type="float" office:value="14.47812199612228" table:formula="of:=100*([.BM7]-[.$J7])/[.$J7]" table:style-name="ce8">
            <text:p>14,48</text:p>
          </table:table-cell>
          <table:table-cell office:value-type="float" office:value="16.657407346049276" table:formula="of:=100*([.BN7]-[.$J7])/[.$J7]" table:style-name="ce8">
            <text:p>16,66</text:p>
          </table:table-cell>
          <table:table-cell office:value-type="float" office:value="16.025708049010408" table:formula="of:=100*([.BO7]-[.$J7])/[.$J7]" table:style-name="ce8">
            <text:p>16,03</text:p>
          </table:table-cell>
          <table:table-cell office:value-type="float" office:value="14.360740219656055" table:formula="of:=100*([.BP7]-[.$J7])/[.$J7]" table:style-name="ce8">
            <text:p>14,36</text:p>
          </table:table-cell>
          <table:table-cell office:value-type="float" office:value="16.153901304890208" table:formula="of:=100*([.BQ7]-[.$J7])/[.$J7]" table:style-name="ce8">
            <text:p>16,15</text:p>
          </table:table-cell>
          <table:table-cell office:value-type="float" office:value="13.939092522612333" table:formula="of:=100*([.BR7]-[.$J7])/[.$J7]" table:style-name="ce8">
            <text:p>13,94</text:p>
          </table:table-cell>
          <table:table-cell office:value-type="float" office:value="16.669763322519575" table:formula="of:=100*([.BS7]-[.$J7])/[.$J7]" table:style-name="ce8">
            <text:p>16,67</text:p>
          </table:table-cell>
          <table:table-cell office:value-type="float" office:value="14.428698090241076" table:formula="of:=100*([.BT7]-[.$J7])/[.$J7]" table:style-name="ce8">
            <text:p>14,43</text:p>
          </table:table-cell>
          <table:table-cell office:value-type="float" office:value="14.322127793188411" table:formula="of:=100*([.BU7]-[.$J7])/[.$J7]" table:style-name="ce8">
            <text:p>14,32</text:p>
          </table:table-cell>
          <table:table-cell office:value-type="float" office:value="16.461256219584456" table:formula="of:=100*([.BV7]-[.$J7])/[.$J7]" table:style-name="ce8">
            <text:p>16,46</text:p>
          </table:table-cell>
          <table:table-cell office:value-type="float" office:value="16.584815984287481" table:formula="of:=100*([.BW7]-[.$J7])/[.$J7]" table:style-name="ce8">
            <text:p>16,58</text:p>
          </table:table-cell>
          <table:table-cell office:value-type="float" office:value="15.704452660785835" table:formula="of:=100*([.BX7]-[.$J7])/[.$J7]" table:style-name="ce8">
            <text:p>15,70</text:p>
          </table:table-cell>
          <table:table-cell office:value-type="float" office:value="14.482755487299055" table:formula="of:=100*([.BY7]-[.$J7])/[.$J7]" table:style-name="ce8">
            <text:p>14,48</text:p>
          </table:table-cell>
          <table:table-cell office:value-type="float" office:value="16.175524263714056" table:formula="of:=100*([.BZ7]-[.$J7])/[.$J7]" table:style-name="ce8">
            <text:p>16,18</text:p>
          </table:table-cell>
          <table:table-cell office:value-type="float" office:value="15.255004016684744" table:formula="of:=100*([.CA7]-[.$J7])/[.$J7]" table:style-name="ce8">
            <text:p>15,26</text:p>
          </table:table-cell>
          <table:table-cell office:value-type="float" office:value="15.580892896086091" table:formula="of:=100*([.CB7]-[.$J7])/[.$J7]" table:style-name="ce8">
            <text:p>15,58</text:p>
          </table:table-cell>
          <table:table-cell office:value-type="float" office:value="16.550837048993326" table:formula="of:=100*([.CC7]-[.$J7])/[.$J7]" table:style-name="ce8">
            <text:p>16,55</text:p>
          </table:table-cell>
          <table:table-cell office:value-type="float" office:value="15.508301534324293" table:formula="of:=100*([.CD7]-[.$J7])/[.$J7]" table:style-name="ce8">
            <text:p>15,51</text:p>
          </table:table-cell>
          <table:table-cell office:value-type="float" office:value="14.532179393180273" table:formula="of:=100*([.CE7]-[.$J7])/[.$J7]" table:style-name="ce8">
            <text:p>14,53</text:p>
          </table:table-cell>
          <table:table-cell office:value-type="float" office:value="16.13845633430314" table:formula="of:=100*([.CF7]-[.$J7])/[.$J7]" table:style-name="ce8">
            <text:p>16,14</text:p>
          </table:table-cell>
          <table:table-cell office:value-type="float" office:value="15.705997157845841" table:formula="of:=100*([.CG7]-[.$J7])/[.$J7]" table:style-name="ce8">
            <text:p>15,71</text:p>
          </table:table-cell>
          <table:table-cell office:value-type="float" office:value="16.674396813696351" table:formula="of:=100*([.CH7]-[.$J7])/[.$J7]" table:style-name="ce8">
            <text:p>16,67</text:p>
          </table:table-cell>
          <table:table-cell office:value-type="float" office:value="17.710754340131867" table:formula="of:=100*([.CI7]-[.$J7])/[.$J7]" table:style-name="ce8">
            <text:p>17,71</text:p>
          </table:table-cell>
          <table:table-cell office:value-type="float" office:value="15.211758099040322" table:formula="of:=100*([.CJ7]-[.$J7])/[.$J7]" table:style-name="ce8">
            <text:p>15,21</text:p>
          </table:table-cell>
          <table:table-cell office:value-type="float" office:value="17.951695881297837" table:formula="of:=100*([.CK7]-[.$J7])/[.$J7]" table:style-name="ce8">
            <text:p>17,95</text:p>
          </table:table-cell>
          <table:table-cell office:value-type="float" office:value="13.926736546142029" table:formula="of:=100*([.CL7]-[.$J7])/[.$J7]" table:style-name="ce8">
            <text:p>13,93</text:p>
          </table:table-cell>
          <table:table-cell office:value-type="float" office:value="14.03639583731473" table:formula="of:=100*([.CM7]-[.$J7])/[.$J7]" table:style-name="ce8">
            <text:p>14,04</text:p>
          </table:table-cell>
          <table:table-cell office:value-type="float" office:value="14.919848154933128" table:formula="of:=100*([.CN7]-[.$J7])/[.$J7]" table:style-name="ce8">
            <text:p>14,92</text:p>
          </table:table-cell>
          <table:table-cell office:value-type="float" office:value="16.350052431355014" table:formula="of:=100*([.CO7]-[.$J7])/[.$J7]" table:style-name="ce8">
            <text:p>16,35</text:p>
          </table:table-cell>
          <table:table-cell office:value-type="float" office:value="16.916882851922328" table:formula="of:=100*([.CP7]-[.$J7])/[.$J7]" table:style-name="ce8">
            <text:p>16,92</text:p>
          </table:table-cell>
          <table:table-cell office:value-type="float" office:value="16.252749116652616" table:formula="of:=100*([.CQ7]-[.$J7])/[.$J7]" table:style-name="ce8">
            <text:p>16,25</text:p>
          </table:table-cell>
          <table:table-cell office:value-type="float" office:value="16.348507934295004" table:formula="of:=100*([.CR7]-[.$J7])/[.$J7]" table:style-name="ce8">
            <text:p>16,35</text:p>
          </table:table-cell>
          <table:table-cell office:value-type="float" office:value="15.880525325486815" table:formula="of:=100*([.CS7]-[.$J7])/[.$J7]" table:style-name="ce8">
            <text:p>15,88</text:p>
          </table:table-cell>
          <table:table-cell office:value-type="float" office:value="15.902148284310664" table:formula="of:=100*([.CT7]-[.$J7])/[.$J7]" table:style-name="ce8">
            <text:p>15,90</text:p>
          </table:table-cell>
          <table:table-cell office:value-type="float" office:value="16.000996096069805" table:formula="of:=100*([.CU7]-[.$J7])/[.$J7]" table:style-name="ce8">
            <text:p>16,00</text:p>
          </table:table-cell>
          <table:table-cell office:value-type="float" office:value="15.840368401959157" table:formula="of:=100*([.CV7]-[.$J7])/[.$J7]" table:style-name="ce8">
            <text:p>15,84</text:p>
          </table:table-cell>
          <table:table-cell office:value-type="float" office:value="15.234925554920917" table:formula="of:=100*([.CW7]-[.$J7])/[.$J7]" table:style-name="ce8">
            <text:p>15,23</text:p>
          </table:table-cell>
          <table:table-cell office:value-type="float" office:value="16.510680125465658" table:formula="of:=100*([.CX7]-[.$J7])/[.$J7]" table:style-name="ce8">
            <text:p>16,51</text:p>
          </table:table-cell>
          <table:table-cell office:value-type="float" office:value="16.575549001933929" table:formula="of:=100*([.CY7]-[.$J7])/[.$J7]" table:style-name="ce8">
            <text:p>16,58</text:p>
          </table:table-cell>
          <table:table-cell office:value-type="float" office:value="16.902982378395301" table:formula="of:=100*([.CZ7]-[.$J7])/[.$J7]" table:style-name="ce8">
            <text:p>16,90</text:p>
          </table:table-cell>
          <table:table-cell office:value-type="float" office:value="14.244902940249853" table:formula="of:=100*([.DA7]-[.$J7])/[.$J7]" table:style-name="ce8">
            <text:p>14,24</text:p>
          </table:table-cell>
          <table:table-cell office:value-type="float" office:value="16.186335743124335" table:formula="of:=100*([.DB7]-[.$J7])/[.$J7]" table:style-name="ce8">
            <text:p>16,19</text:p>
          </table:table-cell>
          <table:table-cell office:value-type="float" office:value="14.841078804934545" table:formula="of:=100*([.DC7]-[.$J7])/[.$J7]" table:style-name="ce8">
            <text:p>14,84</text:p>
          </table:table-cell>
          <table:table-cell office:value-type="float" office:value="15.304427922565948" table:formula="of:=100*([.DD7]-[.$J7])/[.$J7]" table:style-name="ce8">
            <text:p>15,30</text:p>
          </table:table-cell>
          <table:table-cell office:value-type="float" office:value="15.109821293161149" table:formula="of:=100*([.DE7]-[.$J7])/[.$J7]" table:style-name="ce8">
            <text:p>15,11</text:p>
          </table:table-cell>
          <table:table-cell office:value-type="float" office:value="15.449610646089541" table:formula="of:=100*([.DF7]-[.$J7])/[.$J7]" table:style-name="ce8">
            <text:p>15,45</text:p>
          </table:table-cell>
          <table:table-cell office:value-type="float" office:value="16.42573278723356" table:formula="of:=100*([.DG7]-[.$J7])/[.$J7]" table:style-name="ce8">
            <text:p>16,43</text:p>
          </table:table-cell>
          <table:table-cell office:value-type="float" office:value="16.546203557816551" table:formula="of:=100*([.DH7]-[.$J7])/[.$J7]" table:style-name="ce8">
            <text:p>16,55</text:p>
          </table:table-cell>
          <table:table-cell office:value-type="float" office:value="16.045786510774235" table:formula="of:=100*([.DI7]-[.$J7])/[.$J7]" table:style-name="ce8">
            <text:p>16,05</text:p>
          </table:table-cell>
          <table:table-cell office:value-type="float" office:value="13.375351096161767" table:formula="of:=100*([.DJ7]-[.$J7])/[.$J7]" table:style-name="ce8">
            <text:p>13,38</text:p>
          </table:table-cell>
          <table:table-cell office:value-type="float" office:value="14.161500099074482" table:formula="of:=100*([.DK7]-[.$J7])/[.$J7]" table:style-name="ce8">
            <text:p>14,16</text:p>
          </table:table-cell>
          <table:table-cell office:value-type="float" office:value="15.301338928449198" table:formula="of:=100*([.DL7]-[.$J7])/[.$J7]" table:style-name="ce8">
            <text:p>15,30</text:p>
          </table:table-cell>
          <table:table-cell office:value-type="float" office:value="14.054929802018535" table:formula="of:=100*([.DM7]-[.$J7])/[.$J7]" table:style-name="ce8">
            <text:p>14,05</text:p>
          </table:table-cell>
          <table:table-cell office:value-type="float" office:value="17.259761198970754" table:formula="of:=100*([.DN7]-[.$J7])/[.$J7]" table:style-name="ce8">
            <text:p>17,26</text:p>
          </table:table-cell>
          <table:table-cell office:value-type="float" office:value="14.397808149066957" table:formula="of:=100*([.DO7]-[.$J7])/[.$J7]" table:style-name="ce8">
            <text:p>14,40</text:p>
          </table:table-cell>
          <table:table-cell office:value-type="float" office:value="15.917593254897715" table:formula="of:=100*([.DP7]-[.$J7])/[.$J7]" table:style-name="ce8">
            <text:p>15,92</text:p>
          </table:table-cell>
          <table:table-cell office:value-type="float" office:value="16.385575863705906" table:formula="of:=100*([.DQ7]-[.$J7])/[.$J7]" table:style-name="ce8">
            <text:p>16,39</text:p>
          </table:table-cell>
          <table:table-cell office:value-type="float" office:value="15.42798768726569" table:formula="of:=100*([.DR7]-[.$J7])/[.$J7]" table:style-name="ce8">
            <text:p>15,43</text:p>
          </table:table-cell>
          <table:table-cell office:value-type="float" office:value="14.688173596117428" table:formula="of:=100*([.DS7]-[.$J7])/[.$J7]" table:style-name="ce8">
            <text:p>14,69</text:p>
          </table:table-cell>
          <table:table-cell office:value-type="float" office:value="17.947062390124341" table:formula="of:=100*([.DT7]-[.$J7])/[.$J7]" table:style-name="ce8">
            <text:p>17,95</text:p>
          </table:table-cell>
          <table:table-cell office:value-type="float" office:value="16.828846519573482" table:formula="of:=100*([.DU7]-[.$J7])/[.$J7]" table:style-name="ce8">
            <text:p>16,83</text:p>
          </table:table-cell>
          <table:table-cell office:value-type="float" office:value="15.199402122570023" table:formula="of:=100*([.DV7]-[.$J7])/[.$J7]" table:style-name="ce8">
            <text:p>15,20</text:p>
          </table:table-cell>
          <table:table-cell office:value-type="float" office:value="16.847380484277299" table:formula="of:=100*([.DW7]-[.$J7])/[.$J7]" table:style-name="ce8">
            <text:p>16,85</text:p>
          </table:table-cell>
          <table:table-cell office:value-type="float" office:value="14.915214663756352" table:formula="of:=100*([.DX7]-[.$J7])/[.$J7]" table:style-name="ce8">
            <text:p>14,92</text:p>
          </table:table-cell>
          <table:table-cell office:value-type="float" office:value="15.512935025501069" table:formula="of:=100*([.DY7]-[.$J7])/[.$J7]" table:style-name="ce8">
            <text:p>15,51</text:p>
          </table:table-cell>
          <table:table-cell office:value-type="float" office:value="17.077510546036272" table:formula="of:=100*([.DZ7]-[.$J7])/[.$J7]" table:style-name="ce8">
            <text:p>17,08</text:p>
          </table:table-cell>
          <table:table-cell office:value-type="float" office:value="16.408743319586485" table:formula="of:=100*([.EA7]-[.$J7])/[.$J7]" table:style-name="ce8">
            <text:p>16,41</text:p>
          </table:table-cell>
          <table:table-cell office:value-type="float" office:value="15.454244137266315" table:formula="of:=100*([.EB7]-[.$J7])/[.$J7]" table:style-name="ce8">
            <text:p>15,45</text:p>
          </table:table-cell>
          <table:table-cell office:value-type="float" office:value="17.883738010712815" table:formula="of:=100*([.EC7]-[.$J7])/[.$J7]" table:style-name="ce8">
            <text:p>17,88</text:p>
          </table:table-cell>
          <table:table-cell office:value-type="float" office:value="13.563779737329765" table:formula="of:=100*([.ED7]-[.$J7])/[.$J7]" table:style-name="ce8">
            <text:p>13,56</text:p>
          </table:table-cell>
          <table:table-cell office:value-type="float" office:value="16.515313616642434" table:formula="of:=100*([.EE7]-[.$J7])/[.$J7]" table:style-name="ce8">
            <text:p>16,52</text:p>
          </table:table-cell>
          <table:table-cell office:value-type="float" office:value="14.95228259316727" table:formula="of:=100*([.EF7]-[.$J7])/[.$J7]" table:style-name="ce8">
            <text:p>14,95</text:p>
          </table:table-cell>
          <table:table-cell office:value-type="float" office:value="17.627351498956511" table:formula="of:=100*([.EG7]-[.$J7])/[.$J7]" table:style-name="ce8">
            <text:p>17,63</text:p>
          </table:table-cell>
          <table:table-cell office:value-type="float" office:value="14.47812199612228" table:formula="of:=100*([.EH7]-[.$J7])/[.$J7]" table:style-name="ce8">
            <text:p>14,48</text:p>
          </table:table-cell>
          <table:table-cell office:value-type="float" office:value="16.720731725457522" table:formula="of:=100*([.EI7]-[.$J7])/[.$J7]" table:style-name="ce8">
            <text:p>16,72</text:p>
          </table:table-cell>
          <table:table-cell office:value-type="float" office:value="15.387830763738036" table:formula="of:=100*([.EJ7]-[.$J7])/[.$J7]" table:style-name="ce8">
            <text:p>15,39</text:p>
          </table:table-cell>
          <table:table-cell office:value-type="float" office:value="14.726786022585072" table:formula="of:=100*([.EK7]-[.$J7])/[.$J7]" table:style-name="ce8">
            <text:p>14,73</text:p>
          </table:table-cell>
          <table:table-cell office:value-type="float" office:value="17.780256707776914" table:formula="of:=100*([.EL7]-[.$J7])/[.$J7]" table:style-name="ce8">
            <text:p>17,78</text:p>
          </table:table-cell>
          <table:table-cell office:value-type="float" office:value="15.279715969625345" table:formula="of:=100*([.EM7]-[.$J7])/[.$J7]" table:style-name="ce8">
            <text:p>15,28</text:p>
          </table:table-cell>
          <table:table-cell office:value-type="float" office:value="13.586947193210358" table:formula="of:=100*([.EN7]-[.$J7])/[.$J7]" table:style-name="ce8">
            <text:p>13,59</text:p>
          </table:table-cell>
          <table:table-cell office:value-type="float" office:value="15.682829701965266" table:formula="of:=100*([.EO7]-[.$J7])/[.$J7]" table:style-name="ce8">
            <text:p>15,68</text:p>
          </table:table-cell>
          <table:table-cell office:value-type="float" office:value="15.67201822255169" table:formula="of:=100*([.EP7]-[.$J7])/[.$J7]" table:style-name="ce8">
            <text:p>15,67</text:p>
          </table:table-cell>
          <table:table-cell office:value-type="float" office:value="14.241813946129804" table:formula="of:=100*([.EQ7]-[.$J7])/[.$J7]" table:style-name="ce8">
            <text:p>14,24</text:p>
          </table:table-cell>
          <table:table-cell office:value-type="float" office:value="16.118377872539313" table:formula="of:=100*([.ER7]-[.$J7])/[.$J7]" table:style-name="ce8">
            <text:p>16,12</text:p>
          </table:table-cell>
          <table:table-cell office:value-type="float" office:value="14.69280708729092" table:formula="of:=100*([.ES7]-[.$J7])/[.$J7]" table:style-name="ce8">
            <text:p>14,69</text:p>
          </table:table-cell>
          <table:table-cell office:value-type="float" office:value="14.668095134350319" table:formula="of:=100*([.ET7]-[.$J7])/[.$J7]" table:style-name="ce8">
            <text:p>14,67</text:p>
          </table:table-cell>
          <table:table-cell office:value-type="float" office:value="13.770742343204864" table:formula="of:=100*([.EU7]-[.$J7])/[.$J7]" table:style-name="ce8">
            <text:p>13,77</text:p>
          </table:table-cell>
          <table:table-cell office:value-type="float" office:value="15.718353134316159" table:formula="of:=100*([.EV7]-[.$J7])/[.$J7]" table:style-name="ce8">
            <text:p>15,72</text:p>
          </table:table-cell>
          <table:table-cell office:value-type="float" office:value="14.915214663756352" table:formula="of:=100*([.EW7]-[.$J7])/[.$J7]" table:style-name="ce8">
            <text:p>14,92</text:p>
          </table:table-cell>
          <table:table-cell office:value-type="float" office:value="16.668218825459551" table:formula="of:=100*([.EX7]-[.$J7])/[.$J7]" table:style-name="ce8">
            <text:p>16,67</text:p>
          </table:table-cell>
          <table:table-cell office:value-type="float" office:value="16.746988175458149" table:formula="of:=100*([.EY7]-[.$J7])/[.$J7]" table:style-name="ce8">
            <text:p>16,75</text:p>
          </table:table-cell>
          <table:table-cell office:value-type="float" office:value="16.998741196037678" table:formula="of:=100*([.EZ7]-[.$J7])/[.$J7]" table:style-name="ce8">
            <text:p>17,00</text:p>
          </table:table-cell>
          <table:table-cell office:value-type="float" office:value="16.614161428404856" table:formula="of:=100*([.FA7]-[.$J7])/[.$J7]" table:style-name="ce8">
            <text:p>16,61</text:p>
          </table:table-cell>
          <table:table-cell office:value-type="float" office:value="16.533847581346251" table:formula="of:=100*([.FB7]-[.$J7])/[.$J7]" table:style-name="ce8">
            <text:p>16,53</text:p>
          </table:table-cell>
          <table:table-cell office:value-type="float" office:value="16.957039775449999" table:formula="of:=100*([.FC7]-[.$J7])/[.$J7]" table:style-name="ce8">
            <text:p>16,96</text:p>
          </table:table-cell>
          <table:table-cell office:value-type="float" office:value="16.268194087239682" table:formula="of:=100*([.FD7]-[.$J7])/[.$J7]" table:style-name="ce8">
            <text:p>16,27</text:p>
          </table:table-cell>
          <table:table-cell office:value-type="float" office:value="16.266649590179657" table:formula="of:=100*([.FE7]-[.$J7])/[.$J7]" table:style-name="ce8">
            <text:p>16,27</text:p>
          </table:table-cell>
          <table:table-cell office:value-type="float" office:value="14.220190987309238" table:formula="of:=100*([.FF7]-[.$J7])/[.$J7]" table:style-name="ce8">
            <text:p>14,22</text:p>
          </table:table-cell>
          <table:table-cell office:value-type="float" office:value="16.396387343116182" table:formula="of:=100*([.FG7]-[.$J7])/[.$J7]" table:style-name="ce8">
            <text:p>16,40</text:p>
          </table:table-cell>
          <table:table-cell office:value-type="float" office:value="14.34375075200898" table:formula="of:=100*([.FH7]-[.$J7])/[.$J7]" table:style-name="ce8">
            <text:p>14,34</text:p>
          </table:table-cell>
          <table:table-cell office:value-type="float" office:value="14.104353707899753" table:formula="of:=100*([.FI7]-[.$J7])/[.$J7]" table:style-name="ce8">
            <text:p>14,10</text:p>
          </table:table-cell>
          <table:table-cell office:value-type="float" office:value="16.30371751959056" table:formula="of:=100*([.FJ7]-[.$J7])/[.$J7]" table:style-name="ce8">
            <text:p>16,30</text:p>
          </table:table-cell>
          <table:table-cell office:value-type="float" office:value="16.867458946041126" table:formula="of:=100*([.FK7]-[.$J7])/[.$J7]" table:style-name="ce8">
            <text:p>16,87</text:p>
          </table:table-cell>
          <table:table-cell office:value-type="float" office:value="16.201780713711386" table:formula="of:=100*([.FL7]-[.$J7])/[.$J7]" table:style-name="ce8">
            <text:p>16,20</text:p>
          </table:table-cell>
          <table:table-cell office:value-type="float" office:value="16.717642731340757" table:formula="of:=100*([.FM7]-[.$J7])/[.$J7]" table:style-name="ce8">
            <text:p>16,72</text:p>
          </table:table-cell>
          <table:table-cell office:value-type="float" office:value="15.231836560804151" table:formula="of:=100*([.FN7]-[.$J7])/[.$J7]" table:style-name="ce8">
            <text:p>15,23</text:p>
          </table:table-cell>
          <table:table-cell office:value-type="float" office:value="15.264270999038294" table:formula="of:=100*([.FO7]-[.$J7])/[.$J7]" table:style-name="ce8">
            <text:p>15,26</text:p>
          </table:table-cell>
          <table:table-cell office:value-type="float" office:value="15.806389466665006" table:formula="of:=100*([.FP7]-[.$J7])/[.$J7]" table:style-name="ce8">
            <text:p>15,81</text:p>
          </table:table-cell>
          <table:table-cell office:value-type="float" office:value="14.502833949062898" table:formula="of:=100*([.FQ7]-[.$J7])/[.$J7]" table:style-name="ce8">
            <text:p>14,50</text:p>
          </table:table-cell>
          <table:table-cell office:value-type="float" office:value="16.666674328402827" table:formula="of:=100*([.FR7]-[.$J7])/[.$J7]" table:style-name="ce8">
            <text:p>16,67</text:p>
          </table:table-cell>
          <table:table-cell office:value-type="float" office:value="10.471697555457602" table:formula="of:=100*([.FS7]-[.$J7])/[.$J7]" table:style-name="ce8">
            <text:p>10,47</text:p>
          </table:table-cell>
          <table:table-cell office:value-type="float" office:value="16.80722356074963" table:formula="of:=100*([.FT7]-[.$J7])/[.$J7]" table:style-name="ce8">
            <text:p>16,81</text:p>
          </table:table-cell>
          <table:table-cell office:value-type="float" office:value="13.985427434373502" table:formula="of:=100*([.FU7]-[.$J7])/[.$J7]" table:style-name="ce8">
            <text:p>13,99</text:p>
          </table:table-cell>
          <table:table-cell office:value-type="float" office:value="16.427277284293584" table:formula="of:=100*([.FV7]-[.$J7])/[.$J7]" table:style-name="ce8">
            <text:p>16,43</text:p>
          </table:table-cell>
          <table:table-cell office:value-type="float" office:value="16.051964499011032" table:formula="of:=100*([.FW7]-[.$J7])/[.$J7]" table:style-name="ce8">
            <text:p>16,05</text:p>
          </table:table-cell>
          <table:table-cell office:value-type="float" office:value="16.91379385780558" table:formula="of:=100*([.FX7]-[.$J7])/[.$J7]" table:style-name="ce8">
            <text:p>16,91</text:p>
          </table:table-cell>
          <table:table-cell office:value-type="float" office:value="16.127644854889581" table:formula="of:=100*([.FY7]-[.$J7])/[.$J7]" table:style-name="ce8">
            <text:p>16,13</text:p>
          </table:table-cell>
          <table:table-cell office:value-type="float" office:value="15.675107216671737" table:formula="of:=100*([.FZ7]-[.$J7])/[.$J7]" table:style-name="ce8">
            <text:p>15,68</text:p>
          </table:table-cell>
          <table:table-cell office:value-type="float" office:value="17.869837537185774" table:formula="of:=100*([.GA7]-[.$J7])/[.$J7]" table:style-name="ce8">
            <text:p>17,87</text:p>
          </table:table-cell>
          <table:table-cell office:value-type="float" office:value="15.834190413725642" table:formula="of:=100*([.GB7]-[.$J7])/[.$J7]" table:style-name="ce8">
            <text:p>15,83</text:p>
          </table:table-cell>
          <table:table-cell office:value-type="float" office:value="15.505212540204262" table:formula="of:=100*([.GC7]-[.$J7])/[.$J7]" table:style-name="ce8">
            <text:p>15,51</text:p>
          </table:table-cell>
          <table:table-cell office:value-type="float" office:value="18.385699554815158" table:formula="of:=100*([.GD7]-[.$J7])/[.$J7]" table:style-name="ce8">
            <text:p>18,39</text:p>
          </table:table-cell>
          <table:table-cell office:value-type="float" office:value="15.480500587266942" table:formula="of:=100*([.GE7]-[.$J7])/[.$J7]" table:style-name="ce8">
            <text:p>15,48</text:p>
          </table:table-cell>
          <table:table-cell office:value-type="float" office:value="16.041153019600742" table:formula="of:=100*([.GF7]-[.$J7])/[.$J7]" table:style-name="ce8">
            <text:p>16,04</text:p>
          </table:table-cell>
          <table:table-cell office:value-type="float" office:value="16.275916572533205" table:formula="of:=100*([.GG7]-[.$J7])/[.$J7]" table:style-name="ce8">
            <text:p>16,28</text:p>
          </table:table-cell>
          <table:table-cell office:value-type="float" office:value="16.428821781350326" table:formula="of:=100*([.GH7]-[.$J7])/[.$J7]" table:style-name="ce8">
            <text:p>16,43</text:p>
          </table:table-cell>
          <table:table-cell office:value-type="float" office:value="13.783098319675178" table:formula="of:=100*([.GI7]-[.$J7])/[.$J7]" table:style-name="ce8">
            <text:p>13,78</text:p>
          </table:table-cell>
          <table:table-cell office:value-type="float" office:value="16.175524263714056" table:formula="of:=100*([.GJ7]-[.$J7])/[.$J7]" table:style-name="ce8">
            <text:p>16,18</text:p>
          </table:table-cell>
          <table:table-cell office:value-type="float" office:value="16.393298348999434" table:formula="of:=100*([.GK7]-[.$J7])/[.$J7]" table:style-name="ce8">
            <text:p>16,39</text:p>
          </table:table-cell>
          <table:table-cell office:value-type="float" office:value="17.800335169540741" table:formula="of:=100*([.GL7]-[.$J7])/[.$J7]" table:style-name="ce8">
            <text:p>17,80</text:p>
          </table:table-cell>
          <table:table-cell office:value-type="float" office:value="15.131444251981719" table:formula="of:=100*([.GM7]-[.$J7])/[.$J7]" table:style-name="ce8">
            <text:p>15,13</text:p>
          </table:table-cell>
          <table:table-cell office:value-type="float" office:value="16.099843907832213" table:formula="of:=100*([.GN7]-[.$J7])/[.$J7]" table:style-name="ce8">
            <text:p>16,10</text:p>
          </table:table-cell>
          <table:table-cell office:value-type="float" office:value="16.453533734290929" table:formula="of:=100*([.GO7]-[.$J7])/[.$J7]" table:style-name="ce8">
            <text:p>16,45</text:p>
          </table:table-cell>
          <table:table-cell table:number-columns-repeated="16187"/>
        </table:table-row>
        <table:table-row table:style-name="ro2">
          <table:table-cell office:value-type="string" table:style-name="ce2">
            <text:p>instance07</text:p>
          </table:table-cell>
          <table:table-cell office:value-type="float" office:value="5.2041572529269073" table:formula="of:=[.F16]-[.I16]" table:style-name="ce5">
            <text:p>5,204157</text:p>
          </table:table-cell>
          <table:table-cell office:value-type="float" office:value="7.9973223570816492" table:formula="of:=MAX([.$K16:.GP16])" table:style-name="ce6">
            <text:p>8,00</text:p>
          </table:table-cell>
          <table:table-cell office:value-type="float" office:value="2.4707419210628632" table:formula="of:=MIN([.$K16:.GN16])" table:style-name="ce6">
            <text:p>2,47</text:p>
          </table:table-cell>
          <table:table-cell office:value-type="float" office:value="7.1354565415312825" table:formula="of:=[.F16]+[.I16]" table:style-name="ce5">
            <text:p>7,135457</text:p>
          </table:table-cell>
          <table:table-cell office:value-type="float" office:value="6.1698068972290949" table:formula="of:=AVERAGE([.$K16:.GO16])" table:style-name="ce6">
            <text:p>6,17</text:p>
          </table:table-cell>
          <table:table-cell table:number-columns-repeated="2" table:style-name="ce8"/>
          <table:table-cell office:value-type="float" office:value="0.96564964430218769" table:formula="of:=STDEV([.$K16:.GO16])" table:style-name="ce6">
            <text:p>0,97</text:p>
          </table:table-cell>
          <table:table-cell table:style-name="ce11"/>
          <table:table-cell office:value-type="float" office:value="5.7169050219789561" table:formula="of:=100*([.K8]-[.$J8])/[.$J8]" table:style-name="ce8">
            <text:p>5,72</text:p>
          </table:table-cell>
          <table:table-cell office:value-type="float" office:value="7.112647316732108" table:formula="of:=100*([.L8]-[.$J8])/[.$J8]" table:style-name="ce8">
            <text:p>7,11</text:p>
          </table:table-cell>
          <table:table-cell office:value-type="float" office:value="6.7919085570770621" table:formula="of:=100*([.M8]-[.$J8])/[.$J8]" table:style-name="ce8">
            <text:p>6,79</text:p>
          </table:table-cell>
          <table:table-cell office:value-type="float" office:value="6.8905974061970934" table:formula="of:=100*([.N8]-[.$J8])/[.$J8]" table:style-name="ce8">
            <text:p>6,89</text:p>
          </table:table-cell>
          <table:table-cell office:value-type="float" office:value="4.7335411324994157" table:formula="of:=100*([.O8]-[.$J8])/[.$J8]" table:style-name="ce8">
            <text:p>4,73</text:p>
          </table:table-cell>
          <table:table-cell office:value-type="float" office:value="6.8976466097085094" table:formula="of:=100*([.P8]-[.$J8])/[.$J8]" table:style-name="ce8">
            <text:p>6,90</text:p>
          </table:table-cell>
          <table:table-cell office:value-type="float" office:value="6.6932197079570139" table:formula="of:=100*([.Q8]-[.$J8])/[.$J8]" table:style-name="ce8">
            <text:p>6,69</text:p>
          </table:table-cell>
          <table:table-cell office:value-type="float" office:value="5.498379713204625" table:formula="of:=100*([.R8]-[.$J8])/[.$J8]" table:style-name="ce8">
            <text:p>5,50</text:p>
          </table:table-cell>
          <table:table-cell office:value-type="float" office:value="6.622727672862748" table:formula="of:=100*([.S8]-[.$J8])/[.$J8]" table:style-name="ce8">
            <text:p>6,62</text:p>
          </table:table-cell>
          <table:table-cell office:value-type="float" office:value="7.7329772255079865" table:formula="of:=100*([.T8]-[.$J8])/[.$J8]" table:style-name="ce8">
            <text:p>7,73</text:p>
          </table:table-cell>
          <table:table-cell office:value-type="float" office:value="5.8790367026818542" table:formula="of:=100*([.U8]-[.$J8])/[.$J8]" table:style-name="ce8">
            <text:p>5,88</text:p>
          </table:table-cell>
          <table:table-cell office:value-type="float" office:value="6.1751032500519178" table:formula="of:=100*([.V8]-[.$J8])/[.$J8]" table:style-name="ce8">
            <text:p>6,18</text:p>
          </table:table-cell>
          <table:table-cell office:value-type="float" office:value="5.5371503325024909" table:formula="of:=100*([.W8]-[.$J8])/[.$J8]" table:style-name="ce8">
            <text:p>5,54</text:p>
          </table:table-cell>
          <table:table-cell office:value-type="float" office:value="5.0719029009180954" table:formula="of:=100*([.X8]-[.$J8])/[.$J8]" table:style-name="ce8">
            <text:p>5,07</text:p>
          </table:table-cell>
          <table:table-cell office:value-type="float" office:value="6.5945308588270306" table:formula="of:=100*([.Y8]-[.$J8])/[.$J8]" table:style-name="ce8">
            <text:p>6,59</text:p>
          </table:table-cell>
          <table:table-cell office:value-type="float" office:value="6.2173984711104673" table:formula="of:=100*([.Z8]-[.$J8])/[.$J8]" table:style-name="ce8">
            <text:p>6,22</text:p>
          </table:table-cell>
          <table:table-cell office:value-type="float" office:value="6.3513333377776497" table:formula="of:=100*([.AA8]-[.$J8])/[.$J8]" table:style-name="ce8">
            <text:p>6,35</text:p>
          </table:table-cell>
          <table:table-cell office:value-type="float" office:value="5.3538710412752932" table:formula="of:=100*([.AB8]-[.$J8])/[.$J8]" table:style-name="ce8">
            <text:p>5,35</text:p>
          </table:table-cell>
          <table:table-cell office:value-type="float" office:value="5.649937588645356" table:formula="of:=100*([.AC8]-[.$J8])/[.$J8]" table:style-name="ce8">
            <text:p>5,65</text:p>
          </table:table-cell>
          <table:table-cell office:value-type="float" office:value="6.7425641325170291" table:formula="of:=100*([.AD8]-[.$J8])/[.$J8]" table:style-name="ce8">
            <text:p>6,74</text:p>
          </table:table-cell>
          <table:table-cell office:value-type="float" office:value="6.2385460816347846" table:formula="of:=100*([.AE8]-[.$J8])/[.$J8]" table:style-name="ce8">
            <text:p>6,24</text:p>
          </table:table-cell>
          <table:table-cell office:value-type="float" office:value="6.4006777623376649" table:formula="of:=100*([.AF8]-[.$J8])/[.$J8]" table:style-name="ce8">
            <text:p>6,40</text:p>
          </table:table-cell>
          <table:table-cell office:value-type="float" office:value="5.9812501535625699" table:formula="of:=100*([.AG8]-[.$J8])/[.$J8]" table:style-name="ce8">
            <text:p>5,98</text:p>
          </table:table-cell>
          <table:table-cell office:value-type="float" office:value="6.6015800623384484" table:formula="of:=100*([.AH8]-[.$J8])/[.$J8]" table:style-name="ce8">
            <text:p>6,60</text:p>
          </table:table-cell>
          <table:table-cell office:value-type="float" office:value="5.8896105079440044" table:formula="of:=100*([.AI8]-[.$J8])/[.$J8]" table:style-name="ce8">
            <text:p>5,89</text:p>
          </table:table-cell>
          <table:table-cell office:value-type="float" office:value="5.5336257307517585" table:formula="of:=100*([.AJ8]-[.$J8])/[.$J8]" table:style-name="ce8">
            <text:p>5,53</text:p>
          </table:table-cell>
          <table:table-cell office:value-type="float" office:value="7.542648730769371" table:formula="of:=100*([.AK8]-[.$J8])/[.$J8]" table:style-name="ce8">
            <text:p>7,54</text:p>
          </table:table-cell>
          <table:table-cell office:value-type="float" office:value="6.6121538676005969" table:formula="of:=100*([.AL8]-[.$J8])/[.$J8]" table:style-name="ce8">
            <text:p>6,61</text:p>
          </table:table-cell>
          <table:table-cell office:value-type="float" office:value="6.710842716720629" table:formula="of:=100*([.AM8]-[.$J8])/[.$J8]" table:style-name="ce8">
            <text:p>6,71</text:p>
          </table:table-cell>
          <table:table-cell office:value-type="float" office:value="6.7601871412905963" table:formula="of:=100*([.AN8]-[.$J8])/[.$J8]" table:style-name="ce8">
            <text:p>6,76</text:p>
          </table:table-cell>
          <table:table-cell office:value-type="float" office:value="6.7214165219827775" table:formula="of:=100*([.AO8]-[.$J8])/[.$J8]" table:style-name="ce8">
            <text:p>6,72</text:p>
          </table:table-cell>
          <table:table-cell office:value-type="float" office:value="6.5945308588270306" table:formula="of:=100*([.AP8]-[.$J8])/[.$J8]" table:style-name="ce8">
            <text:p>6,59</text:p>
          </table:table-cell>
          <table:table-cell office:value-type="float" office:value="6.079939002682619" table:formula="of:=100*([.AQ8]-[.$J8])/[.$J8]" table:style-name="ce8">
            <text:p>6,08</text:p>
          </table:table-cell>
          <table:table-cell office:value-type="float" office:value="7.2042869623407411" table:formula="of:=100*([.AR8]-[.$J8])/[.$J8]" table:style-name="ce8">
            <text:p>7,20</text:p>
          </table:table-cell>
          <table:table-cell office:value-type="float" office:value="4.7159181237258485" table:formula="of:=100*([.AS8]-[.$J8])/[.$J8]" table:style-name="ce8">
            <text:p>4,72</text:p>
          </table:table-cell>
          <table:table-cell office:value-type="float" office:value="5.2128869710966939" table:formula="of:=100*([.AT8]-[.$J8])/[.$J8]" table:style-name="ce8">
            <text:p>5,21</text:p>
          </table:table-cell>
          <table:table-cell office:value-type="float" office:value="6.8024823623392123" table:formula="of:=100*([.AU8]-[.$J8])/[.$J8]" table:style-name="ce8">
            <text:p>6,80</text:p>
          </table:table-cell>
          <table:table-cell office:value-type="float" office:value="7.3241234219950231" table:formula="of:=100*([.AV8]-[.$J8])/[.$J8]" table:style-name="ce8">
            <text:p>7,32</text:p>
          </table:table-cell>
          <table:table-cell office:value-type="float" office:value="6.418300771111249" table:formula="of:=100*([.AW8]-[.$J8])/[.$J8]" table:style-name="ce8">
            <text:p>6,42</text:p>
          </table:table-cell>
          <table:table-cell office:value-type="float" office:value="7.0668274939228253" table:formula="of:=100*([.AX8]-[.$J8])/[.$J8]" table:style-name="ce8">
            <text:p>7,07</text:p>
          </table:table-cell>
          <table:table-cell office:value-type="float" office:value="6.1610048430390352" table:formula="of:=100*([.AY8]-[.$J8])/[.$J8]" table:style-name="ce8">
            <text:p>6,16</text:p>
          </table:table-cell>
          <table:table-cell office:value-type="float" office:value="5.5265765272403415" table:formula="of:=100*([.AZ8]-[.$J8])/[.$J8]" table:style-name="ce8">
            <text:p>5,53</text:p>
          </table:table-cell>
          <table:table-cell office:value-type="float" office:value="4.2259984798564876" table:formula="of:=100*([.BA8]-[.$J8])/[.$J8]" table:style-name="ce8">
            <text:p>4,23</text:p>
          </table:table-cell>
          <table:table-cell office:value-type="float" office:value="6.4112515675998329" table:formula="of:=100*([.BB8]-[.$J8])/[.$J8]" table:style-name="ce8">
            <text:p>6,41</text:p>
          </table:table-cell>
          <table:table-cell office:value-type="float" office:value="5.6710851991696734" table:formula="of:=100*([.BC8]-[.$J8])/[.$J8]" table:style-name="ce8">
            <text:p>5,67</text:p>
          </table:table-cell>
          <table:table-cell office:value-type="float" office:value="6.1539556395276183" table:formula="of:=100*([.BD8]-[.$J8])/[.$J8]" table:style-name="ce8">
            <text:p>6,15</text:p>
          </table:table-cell>
          <table:table-cell office:value-type="float" office:value="6.5275634254934296" table:formula="of:=100*([.BE8]-[.$J8])/[.$J8]" table:style-name="ce8">
            <text:p>6,53</text:p>
          </table:table-cell>
          <table:table-cell office:value-type="float" office:value="4.8991974149530471" table:formula="of:=100*([.BF8]-[.$J8])/[.$J8]" table:style-name="ce8">
            <text:p>4,90</text:p>
          </table:table-cell>
          <table:table-cell office:value-type="float" office:value="5.9495287377661699" table:formula="of:=100*([.BG8]-[.$J8])/[.$J8]" table:style-name="ce8">
            <text:p>5,95</text:p>
          </table:table-cell>
          <table:table-cell office:value-type="float" office:value="7.0139584676021265" table:formula="of:=100*([.BH8]-[.$J8])/[.$J8]" table:style-name="ce8">
            <text:p>7,01</text:p>
          </table:table-cell>
          <table:table-cell office:value-type="float" office:value="7.9973223570816492" table:formula="of:=100*([.BI8]-[.$J8])/[.$J8]" table:style-name="ce8">
            <text:p>8,00</text:p>
          </table:table-cell>
          <table:table-cell office:value-type="float" office:value="6.6333014781248956" table:formula="of:=100*([.BJ8]-[.$J8])/[.$J8]" table:style-name="ce8">
            <text:p>6,63</text:p>
          </table:table-cell>
          <table:table-cell office:value-type="float" office:value="7.4087138641021895" table:formula="of:=100*([.BK8]-[.$J8])/[.$J8]" table:style-name="ce8">
            <text:p>7,41</text:p>
          </table:table-cell>
          <table:table-cell office:value-type="float" office:value="5.4278876781202925" table:formula="of:=100*([.BL8]-[.$J8])/[.$J8]" table:style-name="ce8">
            <text:p>5,43</text:p>
          </table:table-cell>
          <table:table-cell office:value-type="float" office:value="6.0869882061940359" table:formula="of:=100*([.BM8]-[.$J8])/[.$J8]" table:style-name="ce8">
            <text:p>6,09</text:p>
          </table:table-cell>
          <table:table-cell office:value-type="float" office:value="6.079939002682619" table:formula="of:=100*([.BN8]-[.$J8])/[.$J8]" table:style-name="ce8">
            <text:p>6,08</text:p>
          </table:table-cell>
          <table:table-cell office:value-type="float" office:value="6.6438752833870467" table:formula="of:=100*([.BO8]-[.$J8])/[.$J8]" table:style-name="ce8">
            <text:p>6,64</text:p>
          </table:table-cell>
          <table:table-cell office:value-type="float" office:value="5.9248565254911369" table:formula="of:=100*([.BP8]-[.$J8])/[.$J8]" table:style-name="ce8">
            <text:p>5,92</text:p>
          </table:table-cell>
          <table:table-cell office:value-type="float" office:value="5.29395281145311" table:formula="of:=100*([.BQ8]-[.$J8])/[.$J8]" table:style-name="ce8">
            <text:p>5,29</text:p>
          </table:table-cell>
          <table:table-cell office:value-type="float" office:value="2.4707419210628632" table:formula="of:=100*([.BR8]-[.$J8])/[.$J8]" table:style-name="ce8">
            <text:p>2,47</text:p>
          </table:table-cell>
          <table:table-cell office:value-type="float" office:value="4.930918830739496" table:formula="of:=100*([.BS8]-[.$J8])/[.$J8]" table:style-name="ce8">
            <text:p>4,93</text:p>
          </table:table-cell>
          <table:table-cell office:value-type="float" office:value="6.1328080290033187" table:formula="of:=100*([.BT8]-[.$J8])/[.$J8]" table:style-name="ce8">
            <text:p>6,13</text:p>
          </table:table-cell>
          <table:table-cell office:value-type="float" office:value="6.2949397097062167" table:formula="of:=100*([.BU8]-[.$J8])/[.$J8]" table:style-name="ce8">
            <text:p>6,29</text:p>
          </table:table-cell>
          <table:table-cell office:value-type="float" office:value="5.5688717482889398" table:formula="of:=100*([.BV8]-[.$J8])/[.$J8]" table:style-name="ce8">
            <text:p>5,57</text:p>
          </table:table-cell>
          <table:table-cell office:value-type="float" office:value="5.7028066149660734" table:formula="of:=100*([.BW8]-[.$J8])/[.$J8]" table:style-name="ce8">
            <text:p>5,70</text:p>
          </table:table-cell>
          <table:table-cell office:value-type="float" office:value="7.4968289079600714" table:formula="of:=100*([.BX8]-[.$J8])/[.$J8]" table:style-name="ce8">
            <text:p>7,50</text:p>
          </table:table-cell>
          <table:table-cell office:value-type="float" office:value="5.974200950051153" table:formula="of:=100*([.BY8]-[.$J8])/[.$J8]" table:style-name="ce8">
            <text:p>5,97</text:p>
          </table:table-cell>
          <table:table-cell office:value-type="float" office:value="5.424363076359608" table:formula="of:=100*([.BZ8]-[.$J8])/[.$J8]" table:style-name="ce8">
            <text:p>5,42</text:p>
          </table:table-cell>
          <table:table-cell office:value-type="float" office:value="7.0774012991849755" table:formula="of:=100*([.CA8]-[.$J8])/[.$J8]" table:style-name="ce8">
            <text:p>7,08</text:p>
          </table:table-cell>
          <table:table-cell office:value-type="float" office:value="7.3100250149721884" table:formula="of:=100*([.CB8]-[.$J8])/[.$J8]" table:style-name="ce8">
            <text:p>7,31</text:p>
          </table:table-cell>
          <table:table-cell office:value-type="float" office:value="7.0033846623399754" table:formula="of:=100*([.CC8]-[.$J8])/[.$J8]" table:style-name="ce8">
            <text:p>7,00</text:p>
          </table:table-cell>
          <table:table-cell office:value-type="float" office:value="4.2436214886300538" table:formula="of:=100*([.CD8]-[.$J8])/[.$J8]" table:style-name="ce8">
            <text:p>4,24</text:p>
          </table:table-cell>
          <table:table-cell office:value-type="float" office:value="6.9716632465535282" table:formula="of:=100*([.CE8]-[.$J8])/[.$J8]" table:style-name="ce8">
            <text:p>6,97</text:p>
          </table:table-cell>
          <table:table-cell office:value-type="float" office:value="7.4016646605907725" table:formula="of:=100*([.CF8]-[.$J8])/[.$J8]" table:style-name="ce8">
            <text:p>7,40</text:p>
          </table:table-cell>
          <table:table-cell office:value-type="float" office:value="6.3160873202305163" table:formula="of:=100*([.CG8]-[.$J8])/[.$J8]" table:style-name="ce8">
            <text:p>6,32</text:p>
          </table:table-cell>
          <table:table-cell office:value-type="float" office:value="6.1151850202297524" table:formula="of:=100*([.CH8]-[.$J8])/[.$J8]" table:style-name="ce8">
            <text:p>6,12</text:p>
          </table:table-cell>
          <table:table-cell office:value-type="float" office:value="3.774849455294925" table:formula="of:=100*([.CI8]-[.$J8])/[.$J8]" table:style-name="ce8">
            <text:p>3,77</text:p>
          </table:table-cell>
          <table:table-cell office:value-type="float" office:value="6.5945308588270306" table:formula="of:=100*([.CJ8]-[.$J8])/[.$J8]" table:style-name="ce8">
            <text:p>6,59</text:p>
          </table:table-cell>
          <table:table-cell office:value-type="float" office:value="7.8633874904144676" table:formula="of:=100*([.CK8]-[.$J8])/[.$J8]" table:style-name="ce8">
            <text:p>7,86</text:p>
          </table:table-cell>
          <table:table-cell office:value-type="float" office:value="6.7284657254941953" table:formula="of:=100*([.CL8]-[.$J8])/[.$J8]" table:style-name="ce8">
            <text:p>6,73</text:p>
          </table:table-cell>
          <table:table-cell office:value-type="float" office:value="6.5874816553155959" table:formula="of:=100*([.CM8]-[.$J8])/[.$J8]" table:style-name="ce8">
            <text:p>6,59</text:p>
          </table:table-cell>
          <table:table-cell office:value-type="float" office:value="6.3478087360169662" table:formula="of:=100*([.CN8]-[.$J8])/[.$J8]" table:style-name="ce8">
            <text:p>6,35</text:p>
          </table:table-cell>
          <table:table-cell office:value-type="float" office:value="6.5205142219820136" table:formula="of:=100*([.CO8]-[.$J8])/[.$J8]" table:style-name="ce8">
            <text:p>6,52</text:p>
          </table:table-cell>
          <table:table-cell office:value-type="float" office:value="5.6323145798717897" table:formula="of:=100*([.CP8]-[.$J8])/[.$J8]" table:style-name="ce8">
            <text:p>5,63</text:p>
          </table:table-cell>
          <table:table-cell office:value-type="float" office:value="6.4958420097069824" table:formula="of:=100*([.CQ8]-[.$J8])/[.$J8]" table:style-name="ce8">
            <text:p>6,50</text:p>
          </table:table-cell>
          <table:table-cell office:value-type="float" office:value="6.1786278518026503" table:formula="of:=100*([.CR8]-[.$J8])/[.$J8]" table:style-name="ce8">
            <text:p>6,18</text:p>
          </table:table-cell>
          <table:table-cell office:value-type="float" office:value="6.7425641325170291" table:formula="of:=100*([.CS8]-[.$J8])/[.$J8]" table:style-name="ce8">
            <text:p>6,74</text:p>
          </table:table-cell>
          <table:table-cell office:value-type="float" office:value="6.2667428956705011" table:formula="of:=100*([.CT8]-[.$J8])/[.$J8]" table:style-name="ce8">
            <text:p>6,27</text:p>
          </table:table-cell>
          <table:table-cell office:value-type="float" office:value="5.2587067939059766" table:formula="of:=100*([.CU8]-[.$J8])/[.$J8]" table:style-name="ce8">
            <text:p>5,26</text:p>
          </table:table-cell>
          <table:table-cell office:value-type="float" office:value="3.7325542342463263" table:formula="of:=100*([.CV8]-[.$J8])/[.$J8]" table:style-name="ce8">
            <text:p>3,73</text:p>
          </table:table-cell>
          <table:table-cell office:value-type="float" office:value="6.9892862553270936" table:formula="of:=100*([.CW8]-[.$J8])/[.$J8]" table:style-name="ce8">
            <text:p>6,99</text:p>
          </table:table-cell>
          <table:table-cell office:value-type="float" office:value="7.7400264290094514" table:formula="of:=100*([.CX8]-[.$J8])/[.$J8]" table:style-name="ce8">
            <text:p>7,74</text:p>
          </table:table-cell>
          <table:table-cell office:value-type="float" office:value="6.4887928061955646" table:formula="of:=100*([.CY8]-[.$J8])/[.$J8]" table:style-name="ce8">
            <text:p>6,49</text:p>
          </table:table-cell>
          <table:table-cell office:value-type="float" office:value="6.2843659044440674" table:formula="of:=100*([.CZ8]-[.$J8])/[.$J8]" table:style-name="ce8">
            <text:p>6,28</text:p>
          </table:table-cell>
          <table:table-cell office:value-type="float" office:value="7.8351906763787502" table:formula="of:=100*([.DA8]-[.$J8])/[.$J8]" table:style-name="ce8">
            <text:p>7,84</text:p>
          </table:table-cell>
          <table:table-cell office:value-type="float" office:value="4.9696894500473308" table:formula="of:=100*([.DB8]-[.$J8])/[.$J8]" table:style-name="ce8">
            <text:p>4,97</text:p>
          </table:table-cell>
          <table:table-cell office:value-type="float" office:value="3.8136200745927908" table:formula="of:=100*([.DC8]-[.$J8])/[.$J8]" table:style-name="ce8">
            <text:p>3,81</text:p>
          </table:table-cell>
          <table:table-cell office:value-type="float" office:value="5.6816590044318227" table:formula="of:=100*([.DD8]-[.$J8])/[.$J8]" table:style-name="ce8">
            <text:p>5,68</text:p>
          </table:table-cell>
          <table:table-cell office:value-type="float" office:value="7.3241234219950231" table:formula="of:=100*([.DE8]-[.$J8])/[.$J8]" table:style-name="ce8">
            <text:p>7,32</text:p>
          </table:table-cell>
          <table:table-cell office:value-type="float" office:value="5.1282965289895452" table:formula="of:=100*([.DF8]-[.$J8])/[.$J8]" table:style-name="ce8">
            <text:p>5,13</text:p>
          </table:table-cell>
          <table:table-cell office:value-type="float" office:value="5.6605113939075062" table:formula="of:=100*([.DG8]-[.$J8])/[.$J8]" table:style-name="ce8">
            <text:p>5,66</text:p>
          </table:table-cell>
          <table:table-cell office:value-type="float" office:value="4.3035397184621704" table:formula="of:=100*([.DH8]-[.$J8])/[.$J8]" table:style-name="ce8">
            <text:p>4,30</text:p>
          </table:table-cell>
          <table:table-cell office:value-type="float" office:value="6.1151850202297524" table:formula="of:=100*([.DI8]-[.$J8])/[.$J8]" table:style-name="ce8">
            <text:p>6,12</text:p>
          </table:table-cell>
          <table:table-cell office:value-type="float" office:value="5.0260830781088126" table:formula="of:=100*([.DJ8]-[.$J8])/[.$J8]" table:style-name="ce8">
            <text:p>5,03</text:p>
          </table:table-cell>
          <table:table-cell office:value-type="float" office:value="6.330185727243399" table:formula="of:=100*([.DK8]-[.$J8])/[.$J8]" table:style-name="ce8">
            <text:p>6,33</text:p>
          </table:table-cell>
          <table:table-cell office:value-type="float" office:value="5.4384614833824418" table:formula="of:=100*([.DL8]-[.$J8])/[.$J8]" table:style-name="ce8">
            <text:p>5,44</text:p>
          </table:table-cell>
          <table:table-cell office:value-type="float" office:value="7.1196965202335747" table:formula="of:=100*([.DM8]-[.$J8])/[.$J8]" table:style-name="ce8">
            <text:p>7,12</text:p>
          </table:table-cell>
          <table:table-cell office:value-type="float" office:value="4.1237850289857052" table:formula="of:=100*([.DN8]-[.$J8])/[.$J8]" table:style-name="ce8">
            <text:p>4,12</text:p>
          </table:table-cell>
          <table:table-cell office:value-type="float" office:value="7.1091227149714245" table:formula="of:=100*([.DO8]-[.$J8])/[.$J8]" table:style-name="ce8">
            <text:p>7,11</text:p>
          </table:table-cell>
          <table:table-cell office:value-type="float" office:value="7.5461733325201035" table:formula="of:=100*([.DP8]-[.$J8])/[.$J8]" table:style-name="ce8">
            <text:p>7,55</text:p>
          </table:table-cell>
          <table:table-cell office:value-type="float" office:value="5.5723963500496243" table:formula="of:=100*([.DQ8]-[.$J8])/[.$J8]" table:style-name="ce8">
            <text:p>5,57</text:p>
          </table:table-cell>
          <table:table-cell office:value-type="float" office:value="6.0693651974204696" table:formula="of:=100*([.DR8]-[.$J8])/[.$J8]" table:style-name="ce8">
            <text:p>6,07</text:p>
          </table:table-cell>
          <table:table-cell office:value-type="float" office:value="5.6605113939075062" table:formula="of:=100*([.DS8]-[.$J8])/[.$J8]" table:style-name="ce8">
            <text:p>5,66</text:p>
          </table:table-cell>
          <table:table-cell office:value-type="float" office:value="5.7133804202282228" table:formula="of:=100*([.DT8]-[.$J8])/[.$J8]" table:style-name="ce8">
            <text:p>5,71</text:p>
          </table:table-cell>
          <table:table-cell office:value-type="float" office:value="5.7486264377654051" table:formula="of:=100*([.DU8]-[.$J8])/[.$J8]" table:style-name="ce8">
            <text:p>5,75</text:p>
          </table:table-cell>
          <table:table-cell office:value-type="float" office:value="5.1705917500480947" table:formula="of:=100*([.DV8]-[.$J8])/[.$J8]" table:style-name="ce8">
            <text:p>5,17</text:p>
          </table:table-cell>
          <table:table-cell office:value-type="float" office:value="5.4666582974181583" table:formula="of:=100*([.DW8]-[.$J8])/[.$J8]" table:style-name="ce8">
            <text:p>5,47</text:p>
          </table:table-cell>
          <table:table-cell office:value-type="float" office:value="5.4419860851331752" table:formula="of:=100*([.DX8]-[.$J8])/[.$J8]" table:style-name="ce8">
            <text:p>5,44</text:p>
          </table:table-cell>
          <table:table-cell office:value-type="float" office:value="5.068378299167362" table:formula="of:=100*([.DY8]-[.$J8])/[.$J8]" table:style-name="ce8">
            <text:p>5,07</text:p>
          </table:table-cell>
          <table:table-cell office:value-type="float" office:value="6.8694497956727938" table:formula="of:=100*([.DZ8]-[.$J8])/[.$J8]" table:style-name="ce8">
            <text:p>6,87</text:p>
          </table:table-cell>
          <table:table-cell office:value-type="float" office:value="7.5814193500672378" table:formula="of:=100*([.EA8]-[.$J8])/[.$J8]" table:style-name="ce8">
            <text:p>7,58</text:p>
          </table:table-cell>
          <table:table-cell office:value-type="float" office:value="7.0914997061978573" table:formula="of:=100*([.EB8]-[.$J8])/[.$J8]" table:style-name="ce8">
            <text:p>7,09</text:p>
          </table:table-cell>
          <table:table-cell office:value-type="float" office:value="5.8085446675975216" table:formula="of:=100*([.EC8]-[.$J8])/[.$J8]" table:style-name="ce8">
            <text:p>5,81</text:p>
          </table:table-cell>
          <table:table-cell office:value-type="float" office:value="5.5653471465382074" table:formula="of:=100*([.ED8]-[.$J8])/[.$J8]" table:style-name="ce8">
            <text:p>5,57</text:p>
          </table:table-cell>
          <table:table-cell office:value-type="float" office:value="7.6695343939251197" table:formula="of:=100*([.EE8]-[.$J8])/[.$J8]" table:style-name="ce8">
            <text:p>7,67</text:p>
          </table:table-cell>
          <table:table-cell office:value-type="float" office:value="3.7325542342463263" table:formula="of:=100*([.EF8]-[.$J8])/[.$J8]" table:style-name="ce8">
            <text:p>3,73</text:p>
          </table:table-cell>
          <table:table-cell office:value-type="float" office:value="5.5582979430267905" table:formula="of:=100*([.EG8]-[.$J8])/[.$J8]" table:style-name="ce8">
            <text:p>5,56</text:p>
          </table:table-cell>
          <table:table-cell office:value-type="float" office:value="7.6483867834008201" table:formula="of:=100*([.EH8]-[.$J8])/[.$J8]" table:style-name="ce8">
            <text:p>7,65</text:p>
          </table:table-cell>
          <table:table-cell office:value-type="float" office:value="6.8729743974235262" table:formula="of:=100*([.EI8]-[.$J8])/[.$J8]" table:style-name="ce8">
            <text:p>6,87</text:p>
          </table:table-cell>
          <table:table-cell office:value-type="float" office:value="7.2078115641014247" table:formula="of:=100*([.EJ8]-[.$J8])/[.$J8]" table:style-name="ce8">
            <text:p>7,21</text:p>
          </table:table-cell>
          <table:table-cell office:value-type="float" office:value="6.4006777623376649" table:formula="of:=100*([.EK8]-[.$J8])/[.$J8]" table:style-name="ce8">
            <text:p>6,40</text:p>
          </table:table-cell>
          <table:table-cell office:value-type="float" office:value="6.9610894412913593" table:formula="of:=100*([.EL8]-[.$J8])/[.$J8]" table:style-name="ce8">
            <text:p>6,96</text:p>
          </table:table-cell>
          <table:table-cell office:value-type="float" office:value="6.1116604184690679" table:formula="of:=100*([.EM8]-[.$J8])/[.$J8]" table:style-name="ce8">
            <text:p>6,11</text:p>
          </table:table-cell>
          <table:table-cell office:value-type="float" office:value="6.7707609465527439" table:formula="of:=100*([.EN8]-[.$J8])/[.$J8]" table:style-name="ce8">
            <text:p>6,77</text:p>
          </table:table-cell>
          <table:table-cell office:value-type="float" office:value="6.3231365237419332" table:formula="of:=100*([.EO8]-[.$J8])/[.$J8]" table:style-name="ce8">
            <text:p>6,32</text:p>
          </table:table-cell>
          <table:table-cell office:value-type="float" office:value="7.4545336869015211" table:formula="of:=100*([.EP8]-[.$J8])/[.$J8]" table:style-name="ce8">
            <text:p>7,45</text:p>
          </table:table-cell>
          <table:table-cell office:value-type="float" office:value="7.0033846623399754" table:formula="of:=100*([.EQ8]-[.$J8])/[.$J8]" table:style-name="ce8">
            <text:p>7,00</text:p>
          </table:table-cell>
          <table:table-cell office:value-type="float" office:value="6.6438752833870467" table:formula="of:=100*([.ER8]-[.$J8])/[.$J8]" table:style-name="ce8">
            <text:p>6,64</text:p>
          </table:table-cell>
          <table:table-cell office:value-type="float" office:value="5.7944462605746878" table:formula="of:=100*([.ES8]-[.$J8])/[.$J8]" table:style-name="ce8">
            <text:p>5,79</text:p>
          </table:table-cell>
          <table:table-cell office:value-type="float" office:value="7.4933043062093381" table:formula="of:=100*([.ET8]-[.$J8])/[.$J8]" table:style-name="ce8">
            <text:p>7,49</text:p>
          </table:table-cell>
          <table:table-cell office:value-type="float" office:value="6.7954331588277954" table:formula="of:=100*([.EU8]-[.$J8])/[.$J8]" table:style-name="ce8">
            <text:p>6,80</text:p>
          </table:table-cell>
          <table:table-cell office:value-type="float" office:value="5.7345280307525224" table:formula="of:=100*([.EV8]-[.$J8])/[.$J8]" table:style-name="ce8">
            <text:p>5,73</text:p>
          </table:table-cell>
          <table:table-cell office:value-type="float" office:value="6.0764144009318857" table:formula="of:=100*([.EW8]-[.$J8])/[.$J8]" table:style-name="ce8">
            <text:p>6,08</text:p>
          </table:table-cell>
          <table:table-cell office:value-type="float" office:value="6.7496133360184949" table:formula="of:=100*([.EX8]-[.$J8])/[.$J8]" table:style-name="ce8">
            <text:p>6,75</text:p>
          </table:table-cell>
          <table:table-cell office:value-type="float" office:value="6.1469064360162013" table:formula="of:=100*([.EY8]-[.$J8])/[.$J8]" table:style-name="ce8">
            <text:p>6,15</text:p>
          </table:table-cell>
          <table:table-cell office:value-type="float" office:value="5.3115758202167429" table:formula="of:=100*([.EZ8]-[.$J8])/[.$J8]" table:style-name="ce8">
            <text:p>5,31</text:p>
          </table:table-cell>
          <table:table-cell office:value-type="float" office:value="5.5653471465382074" table:formula="of:=100*([.FA8]-[.$J8])/[.$J8]" table:style-name="ce8">
            <text:p>5,57</text:p>
          </table:table-cell>
          <table:table-cell office:value-type="float" office:value="6.8130561676013617" table:formula="of:=100*([.FB8]-[.$J8])/[.$J8]" table:style-name="ce8">
            <text:p>6,81</text:p>
          </table:table-cell>
          <table:table-cell office:value-type="float" office:value="5.7169050219789561" table:formula="of:=100*([.FC8]-[.$J8])/[.$J8]" table:style-name="ce8">
            <text:p>5,72</text:p>
          </table:table-cell>
          <table:table-cell office:value-type="float" office:value="5.3151004219774274" table:formula="of:=100*([.FD8]-[.$J8])/[.$J8]" table:style-name="ce8">
            <text:p>5,32</text:p>
          </table:table-cell>
          <table:table-cell office:value-type="float" office:value="7.2254345728650406" table:formula="of:=100*([.FE8]-[.$J8])/[.$J8]" table:style-name="ce8">
            <text:p>7,23</text:p>
          </table:table-cell>
          <table:table-cell office:value-type="float" office:value="4.035669985117873" table:formula="of:=100*([.FF8]-[.$J8])/[.$J8]" table:style-name="ce8">
            <text:p>4,04</text:p>
          </table:table-cell>
          <table:table-cell office:value-type="float" office:value="6.4147761693505654" table:formula="of:=100*([.FG8]-[.$J8])/[.$J8]" table:style-name="ce8">
            <text:p>6,41</text:p>
          </table:table-cell>
          <table:table-cell office:value-type="float" office:value="5.2023131658345445" table:formula="of:=100*([.FH8]-[.$J8])/[.$J8]" table:style-name="ce8">
            <text:p>5,20</text:p>
          </table:table-cell>
          <table:table-cell office:value-type="float" office:value="6.911745016721393" table:formula="of:=100*([.FI8]-[.$J8])/[.$J8]" table:style-name="ce8">
            <text:p>6,91</text:p>
          </table:table-cell>
          <table:table-cell office:value-type="float" office:value="7.2959266079593066" table:formula="of:=100*([.FJ8]-[.$J8])/[.$J8]" table:style-name="ce8">
            <text:p>7,30</text:p>
          </table:table-cell>
          <table:table-cell office:value-type="float" office:value="6.4006777623376649" table:formula="of:=100*([.FK8]-[.$J8])/[.$J8]" table:style-name="ce8">
            <text:p>6,40</text:p>
          </table:table-cell>
          <table:table-cell office:value-type="float" office:value="7.7188788184851518" table:formula="of:=100*([.FL8]-[.$J8])/[.$J8]" table:style-name="ce8">
            <text:p>7,72</text:p>
          </table:table-cell>
          <table:table-cell office:value-type="float" office:value="7.2289591746257242" table:formula="of:=100*([.FM8]-[.$J8])/[.$J8]" table:style-name="ce8">
            <text:p>7,23</text:p>
          </table:table-cell>
          <table:table-cell office:value-type="float" office:value="5.4948551114538917" table:formula="of:=100*([.FN8]-[.$J8])/[.$J8]" table:style-name="ce8">
            <text:p>5,49</text:p>
          </table:table-cell>
          <table:table-cell office:value-type="float" office:value="6.7284657254941953" table:formula="of:=100*([.FO8]-[.$J8])/[.$J8]" table:style-name="ce8">
            <text:p>6,73</text:p>
          </table:table-cell>
          <table:table-cell office:value-type="float" office:value="6.4077269658490819" table:formula="of:=100*([.FP8]-[.$J8])/[.$J8]" table:style-name="ce8">
            <text:p>6,41</text:p>
          </table:table-cell>
          <table:table-cell office:value-type="float" office:value="5.9213319237304534" table:formula="of:=100*([.FQ8]-[.$J8])/[.$J8]" table:style-name="ce8">
            <text:p>5,92</text:p>
          </table:table-cell>
          <table:table-cell office:value-type="float" office:value="5.910758118468304" table:formula="of:=100*([.FR8]-[.$J8])/[.$J8]" table:style-name="ce8">
            <text:p>5,91</text:p>
          </table:table-cell>
          <table:table-cell office:value-type="float" office:value="4.9238696272380302" table:formula="of:=100*([.FS8]-[.$J8])/[.$J8]" table:style-name="ce8">
            <text:p>4,92</text:p>
          </table:table-cell>
          <table:table-cell office:value-type="float" office:value="6.1328080290033187" table:formula="of:=100*([.FT8]-[.$J8])/[.$J8]" table:style-name="ce8">
            <text:p>6,13</text:p>
          </table:table-cell>
          <table:table-cell office:value-type="float" office:value="7.1937131570785908" table:formula="of:=100*([.FU8]-[.$J8])/[.$J8]" table:style-name="ce8">
            <text:p>7,19</text:p>
          </table:table-cell>
          <table:table-cell office:value-type="float" office:value="7.5602717395429382" table:formula="of:=100*([.FV8]-[.$J8])/[.$J8]" table:style-name="ce8">
            <text:p>7,56</text:p>
          </table:table-cell>
          <table:table-cell office:value-type="float" office:value="7.7365018272587189" table:formula="of:=100*([.FW8]-[.$J8])/[.$J8]" table:style-name="ce8">
            <text:p>7,74</text:p>
          </table:table-cell>
          <table:table-cell office:value-type="float" office:value="6.6473998851477312" table:formula="of:=100*([.FX8]-[.$J8])/[.$J8]" table:style-name="ce8">
            <text:p>6,65</text:p>
          </table:table-cell>
          <table:table-cell office:value-type="float" office:value="5.8437906851347039" table:formula="of:=100*([.FY8]-[.$J8])/[.$J8]" table:style-name="ce8">
            <text:p>5,84</text:p>
          </table:table-cell>
          <table:table-cell office:value-type="float" office:value="5.7133804202282228" table:formula="of:=100*([.FZ8]-[.$J8])/[.$J8]" table:style-name="ce8">
            <text:p>5,71</text:p>
          </table:table-cell>
          <table:table-cell office:value-type="float" office:value="5.7592002430275553" table:formula="of:=100*([.GA8]-[.$J8])/[.$J8]" table:style-name="ce8">
            <text:p>5,76</text:p>
          </table:table-cell>
          <table:table-cell office:value-type="float" office:value="4.493868213200785" table:formula="of:=100*([.GB8]-[.$J8])/[.$J8]" table:style-name="ce8">
            <text:p>4,49</text:p>
          </table:table-cell>
          <table:table-cell office:value-type="float" office:value="5.5970685623246563" table:formula="of:=100*([.GC8]-[.$J8])/[.$J8]" table:style-name="ce8">
            <text:p>5,60</text:p>
          </table:table-cell>
          <table:table-cell office:value-type="float" office:value="6.6932197079570139" table:formula="of:=100*([.GD8]-[.$J8])/[.$J8]" table:style-name="ce8">
            <text:p>6,69</text:p>
          </table:table-cell>
          <table:table-cell office:value-type="float" office:value="5.5265765272403415" table:formula="of:=100*([.GE8]-[.$J8])/[.$J8]" table:style-name="ce8">
            <text:p>5,53</text:p>
          </table:table-cell>
          <table:table-cell office:value-type="float" office:value="4.7723117517972993" table:formula="of:=100*([.GF8]-[.$J8])/[.$J8]" table:style-name="ce8">
            <text:p>4,77</text:p>
          </table:table-cell>
          <table:table-cell office:value-type="float" office:value="4.3387857359993527" table:formula="of:=100*([.GG8]-[.$J8])/[.$J8]" table:style-name="ce8">
            <text:p>4,34</text:p>
          </table:table-cell>
          <table:table-cell office:value-type="float" office:value="6.5874816553155959" table:formula="of:=100*([.GH8]-[.$J8])/[.$J8]" table:style-name="ce8">
            <text:p>6,59</text:p>
          </table:table-cell>
          <table:table-cell office:value-type="float" office:value="5.8578890921575377" table:formula="of:=100*([.GI8]-[.$J8])/[.$J8]" table:style-name="ce8">
            <text:p>5,86</text:p>
          </table:table-cell>
          <table:table-cell office:value-type="float" office:value="6.6650228939212965" table:formula="of:=100*([.GJ8]-[.$J8])/[.$J8]" table:style-name="ce8">
            <text:p>6,67</text:p>
          </table:table-cell>
          <table:table-cell office:value-type="float" office:value="6.4817436026841468" table:formula="of:=100*([.GK8]-[.$J8])/[.$J8]" table:style-name="ce8">
            <text:p>6,48</text:p>
          </table:table-cell>
          <table:table-cell office:value-type="float" office:value="7.2783035991857403" table:formula="of:=100*([.GL8]-[.$J8])/[.$J8]" table:style-name="ce8">
            <text:p>7,28</text:p>
          </table:table-cell>
          <table:table-cell office:value-type="float" office:value="4.2823921079279197" table:formula="of:=100*([.GM8]-[.$J8])/[.$J8]" table:style-name="ce8">
            <text:p>4,28</text:p>
          </table:table-cell>
          <table:table-cell office:value-type="float" office:value="6.7531379377791785" table:formula="of:=100*([.GN8]-[.$J8])/[.$J8]" table:style-name="ce8">
            <text:p>6,75</text:p>
          </table:table-cell>
          <table:table-cell office:value-type="float" office:value="6.418300771111249" table:formula="of:=100*([.GO8]-[.$J8])/[.$J8]" table:style-name="ce8">
            <text:p>6,42</text:p>
          </table:table-cell>
          <table:table-cell table:number-columns-repeated="16187"/>
        </table:table-row>
        <table:table-row table:style-name="ro2">
          <table:table-cell table:number-columns-repeated="16384"/>
        </table:table-row>
        <table:table-row table:style-name="ro2">
          <table:table-cell table:style-name="ce1">
            <draw:frame draw:z-index="1" draw:id="id1" draw:style-name="a1" draw:name="Grafico 2" svg:x="0.16304in" svg:y="0.03986in" svg:width="10.16304in" svg:height="6.26449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6" number:min-integer-digits="1"/>
    </number:number-style>
    <number:currency-style style:name="N37P0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37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1" style:family="table-cell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meta:initial-creator>ajay </meta:initial-creator>
    <dc:creator>Piero Macaluso</dc:creator>
    <meta:creation-date>2010-05-26T15:16:03Z</meta:creation-date>
    <dc:date>2018-01-09T00:12:41Z</dc:date>
    <meta:editing-cycles>8</meta:editing-cycles>
    <meta:editing-duration>PT173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0" number:min-integer-digits="2" number:grouping="true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nMk">
      <style:graphic-properties draw:fill="solid" draw:fill-color="#ffffff" draw:opacity="100%" draw:stroke="solid" svg:stroke-width="0.03125in" svg:stroke-color="#7f7f7f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none"/>
    </style:style>
    <style:style style:family="chart" style:name="G0S1">
      <style:chart-properties chart:symbol-type="none" chart:connect-bars="false" chart:solid-type="cuboid"/>
      <style:graphic-properties draw:fill="none" draw:stroke="none"/>
    </style:style>
    <style:style style:family="chart" style:name="G0S2">
      <style:chart-properties chart:symbol-type="none" chart:connect-bars="false" chart:solid-type="cuboid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connect-bars="false" chart:solid-type="cuboid"/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LsMk">
      <style:graphic-properties draw:fill="solid" draw:fill-color="#595959" draw:opacity="100%" draw:stroke="solid" svg:stroke-width="0.03125in" svg:stroke-color="#595959" svg:stroke-opacity="100%" draw:stroke-linejoin="round" svg:stroke-linecap="butt"/>
    </style:style>
    <style:style style:family="chart" style:name="GMi0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RnLn">
      <style:graphic-properties draw:fill="none" draw:stroke="solid" svg:stroke-width="0.02778in" svg:stroke-color="#595959" svg:stroke-opacity="100%" draw:stroke-linejoin="round" svg:stroke-linecap="butt"/>
    </style:style>
    <style:style style:family="chart" style:name="Axs0" style:data-style-name="N36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a6a6a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japanese-candle-stick="true" chart:auto-position="true"/>
      <style:graphic-properties draw:fill="none" draw:stroke="none"/>
    </style:style>
  </office:automatic-styles>
  <office:body>
    <office:chart>
      <chart:chart chart:class="chart:stock" svg:height="416.25pt" svg:width="605.6251181102363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GAP %</text:p>
            </chart:title>
            <chart:grid chart:class="major" chart:style-name="GMa0"/>
            <chart:grid chart:class="minor" chart:style-name="GMi0"/>
          </chart:axis>
          <chart:axis chart:dimension="x" chart:name="primary-x" chart:style-name="Axs1">
            <chart:title chart:style-name="AT01">
              <text:p text:style-name="a1" text:class-names="" text:cond-style-name="">INsTANCES</text:p>
            </chart:title>
            <chart:categories table:cell-range-address="Sheet3.$A$10:.$A$16"/>
          </chart:axis>
          <chart:series chart:values-cell-range-address="Sheet3.$B$10:.$B$16" chart:class="chart:stock" chart:attached-axis="primary-y" chart:style-name="G0S0">
            <chart:data-point chart:repeated="7"/>
          </chart:series>
          <chart:series chart:values-cell-range-address="Sheet3.$D$10:.$D$16" chart:class="chart:stock" chart:attached-axis="primary-y" chart:style-name="G0S2">
            <chart:data-point chart:repeated="7"/>
          </chart:series>
          <chart:series chart:values-cell-range-address="Sheet3.$C$10:.$C$16" chart:class="chart:stock" chart:attached-axis="primary-y" chart:style-name="G0S1">
            <chart:data-point chart:repeated="7"/>
          </chart:series>
          <chart:series chart:values-cell-range-address="Sheet3.$E$10:.$E$16" chart:class="chart:stock" chart:attached-axis="primary-y" chart:style-name="G0S3">
            <chart:data-point chart:repeated="7"/>
          </chart:series>
          <chart:stock-gain-marker chart:style-name="GnMk"/>
          <chart:stock-loss-marker chart:style-name="LsMk"/>
          <chart:stock-range-line chart:style-name="RnLn"/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1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44546a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44546a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1">
      <style:chart-properties chart:gap-width="150" chart:overlap="100" chart:link-data-style-to-source="false" chart:visible="true" chart:logarithmic="false" chart:interval-major="1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44546a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44546a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none"/>
    </style:style>
    <style:style style:family="chart" style:name="G0S1">
      <style:chart-properties chart:symbol-type="none" chart:connect-bars="false" chart:solid-type="cuboid"/>
      <style:graphic-properties draw:fill="none" draw:stroke="none"/>
    </style:style>
    <style:style style:family="chart" style:name="G0S2">
      <style:chart-properties chart:symbol-type="none" chart:connect-bars="false" chart:solid-type="cuboid"/>
      <style:graphic-properties draw:fill="none" draw:stroke="none"/>
    </style:style>
    <style:style style:family="chart" style:name="G0S3">
      <style:chart-properties chart:symbol-type="none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sMk">
      <style:graphic-properties draw:fill="solid" draw:fill-color="#404040" draw:opacity="100%" draw:stroke="solid" svg:stroke-width="0.01042in" svg:stroke-color="#595959" svg:stroke-opacity="100%" draw:stroke-linejoin="round" svg:stroke-linecap="butt"/>
    </style:style>
    <style:style style:family="chart" style:name="GnMk">
      <style:graphic-properties draw:fill="solid" draw:fill-color="#44546a" draw:opacity="100%" draw:stroke="solid" svg:stroke-width="0.01042in" svg:stroke-color="#44546a" svg:stroke-opacity="100%" draw:stroke-linejoin="round" svg:stroke-linecap="butt"/>
    </style:style>
    <style:style style:family="chart" style:name="Plt0">
      <style:chart-properties chart:three-dimensional="false" chart:deep="false" chart:japanese-candle-stick="true" chart:auto-position="true"/>
      <style:graphic-properties draw:fill="none" draw:stroke="solid" svg:stroke-width="0.01042in" svg:stroke-color="#44546a" svg:stroke-opacity="100%"/>
    </style:style>
    <style:style style:family="chart" style:name="RnLn">
      <style:graphic-properties draw:fill="none" draw:stroke="solid" svg:stroke-width="0.05556in" svg:stroke-color="#44546a" svg:stroke-opacity="100%" draw:stroke-linejoin="round" svg:stroke-linecap="butt"/>
    </style:style>
  </office:automatic-styles>
  <office:body>
    <office:chart>
      <chart:chart chart:class="chart:stock" svg:height="451.0434645669291pt" svg:width="731.7391338582676pt" chart:style-name="Crt0">
        <chart:plot-area chart:style-name="Plt0">
          <chart:axis chart:dimension="x" chart:name="primary-x" chart:style-name="Axs0">
            <chart:title chart:style-name="AT00">
              <text:p text:style-name="a0" text:class-names="" text:cond-style-name="">Instances</text:p>
            </chart:title>
            <chart:categories table:cell-range-address="Foglio1.$A$10:.$A$16"/>
          </chart:axis>
          <chart:axis chart:dimension="y" chart:name="primary-y" chart:style-name="Axs1">
            <chart:title chart:style-name="AT01">
              <text:p text:style-name="a1" text:class-names="" text:cond-style-name="">GAP %</text:p>
            </chart:title>
            <chart:grid chart:class="major" chart:style-name="GMa1"/>
          </chart:axis>
          <chart:series chart:values-cell-range-address="Foglio1.$B$10:.$B$16" chart:class="chart:stock" chart:attached-axis="primary-y" chart:style-name="G0S0">
            <chart:data-point chart:repeated="7"/>
          </chart:series>
          <chart:series chart:values-cell-range-address="Foglio1.$D$10:.$D$16" chart:class="chart:stock" chart:attached-axis="primary-y" chart:style-name="G0S2">
            <chart:data-point chart:repeated="7"/>
          </chart:series>
          <chart:series chart:values-cell-range-address="Foglio1.$C$10:.$C$16" chart:class="chart:stock" chart:attached-axis="primary-y" chart:style-name="G0S1">
            <chart:data-point chart:repeated="7"/>
          </chart:series>
          <chart:series chart:values-cell-range-address="Foglio1.$E$10:.$E$16" chart:class="chart:stock" chart:attached-axis="primary-y" chart:style-name="G0S3">
            <chart:data-point chart:repeated="7"/>
          </chart:series>
          <chart:stock-gain-marker chart:style-name="GnMk"/>
          <chart:stock-loss-marker chart:style-name="LsMk"/>
          <chart:stock-range-line chart:style-name="RnLn"/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